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.19mm"/>
    </style:style>
    <style:style style:name="co2" style:family="table-column">
      <style:table-column-properties fo:break-before="auto" style:column-width="144.8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_08-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s://api.github.com/repos/joyent/libuv</text:p>
          </table:table-cell>
          <table:table-cell table:formula="of:=REPLACE([.B1]; 1; 29; &quot;&quot;)" office:value-type="string" office:string-value="joyent/libuv" calcext:value-type="string">
            <text:p>joyent/libuv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https://api.github.com/repos/antirez/redis</text:p>
          </table:table-cell>
          <table:table-cell table:formula="of:=REPLACE([.B2]; 1; 29; &quot;&quot;)" office:value-type="string" office:string-value="antirez/redis" calcext:value-type="string">
            <text:p>antirez/redis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https://api.github.com/repos/FFmpeg/FFmpeg</text:p>
          </table:table-cell>
          <table:table-cell table:formula="of:=REPLACE([.B3]; 1; 29; &quot;&quot;)" office:value-type="string" office:string-value="FFmpeg/FFmpeg" calcext:value-type="string">
            <text:p>FFmpeg/FFmpeg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https://api.github.com/repos/raspberrypi/linux</text:p>
          </table:table-cell>
          <table:table-cell table:formula="of:=REPLACE([.B4]; 1; 29; &quot;&quot;)" office:value-type="string" office:string-value="raspberrypi/linux" calcext:value-type="string">
            <text:p>raspberrypi/linux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https://api.github.com/repos/torvalds/linux</text:p>
          </table:table-cell>
          <table:table-cell table:formula="of:=REPLACE([.B5]; 1; 29; &quot;&quot;)" office:value-type="string" office:string-value="torvalds/linux" calcext:value-type="string">
            <text:p>torvalds/linux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https://api.github.com/repos/ClusterLabs/pacemaker</text:p>
          </table:table-cell>
          <table:table-cell table:formula="of:=REPLACE([.B6]; 1; 29; &quot;&quot;)" office:value-type="string" office:string-value="ClusterLabs/pacemaker" calcext:value-type="string">
            <text:p>ClusterLabs/pacemaker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https://api.github.com/repos/laochailan/taisei</text:p>
          </table:table-cell>
          <table:table-cell table:formula="of:=REPLACE([.B7]; 1; 29; &quot;&quot;)" office:value-type="string" office:string-value="laochailan/taisei" calcext:value-type="string">
            <text:p>laochailan/taisei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https://api.github.com/repos/collectd/collectd</text:p>
          </table:table-cell>
          <table:table-cell table:formula="of:=REPLACE([.B8]; 1; 29; &quot;&quot;)" office:value-type="string" office:string-value="collectd/collectd" calcext:value-type="string">
            <text:p>collectd/collectd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https://api.github.com/repos/saghul/pyuv</text:p>
          </table:table-cell>
          <table:table-cell table:formula="of:=REPLACE([.B9]; 1; 29; &quot;&quot;)" office:value-type="string" office:string-value="saghul/pyuv" calcext:value-type="string">
            <text:p>saghul/pyuv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https://api.github.com/repos/nicholasbishop/blender</text:p>
          </table:table-cell>
          <table:table-cell table:formula="of:=REPLACE([.B10]; 1; 29; &quot;&quot;)" office:value-type="string" office:string-value="nicholasbishop/blender" calcext:value-type="string">
            <text:p>nicholasbishop/blender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https://api.github.com/repos/libgit2/libgit2</text:p>
          </table:table-cell>
          <table:table-cell table:formula="of:=REPLACE([.B11]; 1; 29; &quot;&quot;)" office:value-type="string" office:string-value="libgit2/libgit2" calcext:value-type="string">
            <text:p>libgit2/libgit2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https://api.github.com/repos/bert/libdxf</text:p>
          </table:table-cell>
          <table:table-cell table:formula="of:=REPLACE([.B12]; 1; 29; &quot;&quot;)" office:value-type="string" office:string-value="bert/libdxf" calcext:value-type="string">
            <text:p>bert/libdxf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https://api.github.com/repos/madlib/madlib</text:p>
          </table:table-cell>
          <table:table-cell table:formula="of:=REPLACE([.B13]; 1; 29; &quot;&quot;)" office:value-type="string" office:string-value="madlib/madlib" calcext:value-type="string">
            <text:p>madlib/madlib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https://api.github.com/repos/faux123/Nexus-grouper</text:p>
          </table:table-cell>
          <table:table-cell table:formula="of:=REPLACE([.B14]; 1; 29; &quot;&quot;)" office:value-type="string" office:string-value="faux123/Nexus-grouper" calcext:value-type="string">
            <text:p>faux123/Nexus-grouper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https://api.github.com/repos/FreeRDP/FreeRDP</text:p>
          </table:table-cell>
          <table:table-cell table:formula="of:=REPLACE([.B15]; 1; 29; &quot;&quot;)" office:value-type="string" office:string-value="FreeRDP/FreeRDP" calcext:value-type="string">
            <text:p>FreeRDP/FreeRDP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https://api.github.com/repos/kripken/emscripten</text:p>
          </table:table-cell>
          <table:table-cell table:formula="of:=REPLACE([.B16]; 1; 29; &quot;&quot;)" office:value-type="string" office:string-value="kripken/emscripten" calcext:value-type="string">
            <text:p>kripken/emscripten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https://api.github.com/repos/prattmic/F4OS</text:p>
          </table:table-cell>
          <table:table-cell table:formula="of:=REPLACE([.B17]; 1; 29; &quot;&quot;)" office:value-type="string" office:string-value="prattmic/F4OS" calcext:value-type="string">
            <text:p>prattmic/F4OS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https://api.github.com/repos/intervigilium/android_kernel_htc_msm8960</text:p>
          </table:table-cell>
          <table:table-cell table:formula="of:=REPLACE([.B18]; 1; 29; &quot;&quot;)" office:value-type="string" office:string-value="intervigilium/android_kernel_htc_msm8960" calcext:value-type="string">
            <text:p>intervigilium/android_kernel_htc_msm8960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https://api.github.com/repos/mltframework/mlt</text:p>
          </table:table-cell>
          <table:table-cell table:formula="of:=REPLACE([.B19]; 1; 29; &quot;&quot;)" office:value-type="string" office:string-value="mltframework/mlt" calcext:value-type="string">
            <text:p>mltframework/mlt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string" calcext:value-type="string">
            <text:p>https://api.github.com/repos/openlink/virtuoso-opensource</text:p>
          </table:table-cell>
          <table:table-cell table:formula="of:=REPLACE([.B20]; 1; 29; &quot;&quot;)" office:value-type="string" office:string-value="openlink/virtuoso-opensource" calcext:value-type="string">
            <text:p>openlink/virtuoso-opensource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string" calcext:value-type="string">
            <text:p>https://api.github.com/repos/krb5/krb5</text:p>
          </table:table-cell>
          <table:table-cell table:formula="of:=REPLACE([.B21]; 1; 29; &quot;&quot;)" office:value-type="string" office:string-value="krb5/krb5" calcext:value-type="string">
            <text:p>krb5/krb5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string" calcext:value-type="string">
            <text:p>https://api.github.com/repos/sybila/Parsybone</text:p>
          </table:table-cell>
          <table:table-cell table:formula="of:=REPLACE([.B22]; 1; 29; &quot;&quot;)" office:value-type="string" office:string-value="sybila/Parsybone" calcext:value-type="string">
            <text:p>sybila/Parsybone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string" calcext:value-type="string">
            <text:p>https://api.github.com/repos/mpc-hc/mpc-hc</text:p>
          </table:table-cell>
          <table:table-cell table:formula="of:=REPLACE([.B23]; 1; 29; &quot;&quot;)" office:value-type="string" office:string-value="mpc-hc/mpc-hc" calcext:value-type="string">
            <text:p>mpc-hc/mpc-hc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string" calcext:value-type="string">
            <text:p>https://api.github.com/repos/joyent/smartos-live</text:p>
          </table:table-cell>
          <table:table-cell table:formula="of:=REPLACE([.B24]; 1; 29; &quot;&quot;)" office:value-type="string" office:string-value="joyent/smartos-live" calcext:value-type="string">
            <text:p>joyent/smartos-live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string" calcext:value-type="string">
            <text:p>https://api.github.com/repos/php/php-src</text:p>
          </table:table-cell>
          <table:table-cell table:formula="of:=REPLACE([.B25]; 1; 29; &quot;&quot;)" office:value-type="string" office:string-value="php/php-src" calcext:value-type="string">
            <text:p>php/php-src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string" calcext:value-type="string">
            <text:p>https://api.github.com/repos/cinder/Cinder</text:p>
          </table:table-cell>
          <table:table-cell table:formula="of:=REPLACE([.B26]; 1; 29; &quot;&quot;)" office:value-type="string" office:string-value="cinder/Cinder" calcext:value-type="string">
            <text:p>cinder/Cinder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string" calcext:value-type="string">
            <text:p>https://api.github.com/repos/numpy/numpy</text:p>
          </table:table-cell>
          <table:table-cell table:formula="of:=REPLACE([.B27]; 1; 29; &quot;&quot;)" office:value-type="string" office:string-value="numpy/numpy" calcext:value-type="string">
            <text:p>numpy/numpy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string" calcext:value-type="string">
            <text:p>https://api.github.com/repos/tvheadend/tvheadend</text:p>
          </table:table-cell>
          <table:table-cell table:formula="of:=REPLACE([.B28]; 1; 29; &quot;&quot;)" office:value-type="string" office:string-value="tvheadend/tvheadend" calcext:value-type="string">
            <text:p>tvheadend/tvheadend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string" calcext:value-type="string">
            <text:p>https://api.github.com/repos/pantherb/setBfree</text:p>
          </table:table-cell>
          <table:table-cell table:formula="of:=REPLACE([.B29]; 1; 29; &quot;&quot;)" office:value-type="string" office:string-value="pantherb/setBfree" calcext:value-type="string">
            <text:p>pantherb/setBfree</text:p>
          </table:table-cell>
        </table:table-row>
        <table:table-row table:style-name="ro1">
          <table:table-cell office:value-type="float" office:value="7402" calcext:value-type="float">
            <text:p>7402</text:p>
          </table:table-cell>
          <table:table-cell office:value-type="string" calcext:value-type="string">
            <text:p>https://api.github.com/repos/wiredtiger/wiredtiger</text:p>
          </table:table-cell>
          <table:table-cell table:formula="of:=REPLACE([.B30]; 1; 29; &quot;&quot;)" office:value-type="string" office:string-value="wiredtiger/wiredtiger" calcext:value-type="string">
            <text:p>wiredtiger/wiredtiger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string" calcext:value-type="string">
            <text:p>https://api.github.com/repos/paparazzi/paparazzi</text:p>
          </table:table-cell>
          <table:table-cell table:formula="of:=REPLACE([.B31]; 1; 29; &quot;&quot;)" office:value-type="string" office:string-value="paparazzi/paparazzi" calcext:value-type="string">
            <text:p>paparazzi/paparazzi</text:p>
          </table:table-cell>
        </table:table-row>
        <table:table-row table:style-name="ro1">
          <table:table-cell office:value-type="float" office:value="8390" calcext:value-type="float">
            <text:p>8390</text:p>
          </table:table-cell>
          <table:table-cell office:value-type="string" calcext:value-type="string">
            <text:p>https://api.github.com/repos/curl/curl</text:p>
          </table:table-cell>
          <table:table-cell table:formula="of:=REPLACE([.B32]; 1; 29; &quot;&quot;)" office:value-type="string" office:string-value="curl/curl" calcext:value-type="string">
            <text:p>curl/curl</text:p>
          </table:table-cell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string" calcext:value-type="string">
            <text:p>https://api.github.com/repos/ntfreak/openocd</text:p>
          </table:table-cell>
          <table:table-cell table:formula="of:=REPLACE([.B33]; 1; 29; &quot;&quot;)" office:value-type="string" office:string-value="ntfreak/openocd" calcext:value-type="string">
            <text:p>ntfreak/openocd</text:p>
          </table:table-cell>
        </table:table-row>
        <table:table-row table:style-name="ro1">
          <table:table-cell office:value-type="float" office:value="8549" calcext:value-type="float">
            <text:p>8549</text:p>
          </table:table-cell>
          <table:table-cell office:value-type="string" calcext:value-type="string">
            <text:p>https://api.github.com/repos/beave/sagan</text:p>
          </table:table-cell>
          <table:table-cell table:formula="of:=REPLACE([.B34]; 1; 29; &quot;&quot;)" office:value-type="string" office:string-value="beave/sagan" calcext:value-type="string">
            <text:p>beave/sagan</text:p>
          </table:table-cell>
        </table:table-row>
        <table:table-row table:style-name="ro1">
          <table:table-cell office:value-type="float" office:value="8572" calcext:value-type="float">
            <text:p>8572</text:p>
          </table:table-cell>
          <table:table-cell office:value-type="string" calcext:value-type="string">
            <text:p>https://api.github.com/repos/ioerror/tlsdate</text:p>
          </table:table-cell>
          <table:table-cell table:formula="of:=REPLACE([.B35]; 1; 29; &quot;&quot;)" office:value-type="string" office:string-value="ioerror/tlsdate" calcext:value-type="string">
            <text:p>ioerror/tlsdate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string" calcext:value-type="string">
            <text:p>https://api.github.com/repos/illumos/illumos-gate</text:p>
          </table:table-cell>
          <table:table-cell table:formula="of:=REPLACE([.B36]; 1; 29; &quot;&quot;)" office:value-type="string" office:string-value="illumos/illumos-gate" calcext:value-type="string">
            <text:p>illumos/illumos-gate</text:p>
          </table:table-cell>
        </table:table-row>
        <table:table-row table:style-name="ro1">
          <table:table-cell office:value-type="float" office:value="9419" calcext:value-type="float">
            <text:p>9419</text:p>
          </table:table-cell>
          <table:table-cell office:value-type="string" calcext:value-type="string">
            <text:p>https://api.github.com/repos/liuliu/ccv</text:p>
          </table:table-cell>
          <table:table-cell table:formula="of:=REPLACE([.B37]; 1; 29; &quot;&quot;)" office:value-type="string" office:string-value="liuliu/ccv" calcext:value-type="string">
            <text:p>liuliu/ccv</text:p>
          </table:table-cell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https://api.github.com/repos/GNOME/epiphany</text:p>
          </table:table-cell>
          <table:table-cell table:formula="of:=REPLACE([.B38]; 1; 29; &quot;&quot;)" office:value-type="string" office:string-value="GNOME/epiphany" calcext:value-type="string">
            <text:p>GNOME/epiphany</text:p>
          </table:table-cell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https://api.github.com/repos/baskerville/bspwm</text:p>
          </table:table-cell>
          <table:table-cell table:formula="of:=REPLACE([.B39]; 1; 29; &quot;&quot;)" office:value-type="string" office:string-value="baskerville/bspwm" calcext:value-type="string">
            <text:p>baskerville/bspwm</text:p>
          </table:table-cell>
        </table:table-row>
        <table:table-row table:style-name="ro1">
          <table:table-cell office:value-type="float" office:value="10912" calcext:value-type="float">
            <text:p>10912</text:p>
          </table:table-cell>
          <table:table-cell office:value-type="string" calcext:value-type="string">
            <text:p>https://api.github.com/repos/mruby/mruby</text:p>
          </table:table-cell>
          <table:table-cell table:formula="of:=REPLACE([.B40]; 1; 29; &quot;&quot;)" office:value-type="string" office:string-value="mruby/mruby" calcext:value-type="string">
            <text:p>mruby/mruby</text:p>
          </table:table-cell>
        </table:table-row>
        <table:table-row table:style-name="ro1">
          <table:table-cell office:value-type="float" office:value="10949" calcext:value-type="float">
            <text:p>10949</text:p>
          </table:table-cell>
          <table:table-cell office:value-type="string" calcext:value-type="string">
            <text:p>https://api.github.com/repos/norbertc/nexus-kernel</text:p>
          </table:table-cell>
          <table:table-cell table:formula="of:=REPLACE([.B41]; 1; 29; &quot;&quot;)" office:value-type="string" office:string-value="norbertc/nexus-kernel" calcext:value-type="string">
            <text:p>norbertc/nexus-kernel</text:p>
          </table:table-cell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string" calcext:value-type="string">
            <text:p>https://api.github.com/repos/gwaldron/osgearth</text:p>
          </table:table-cell>
          <table:table-cell table:formula="of:=REPLACE([.B42]; 1; 29; &quot;&quot;)" office:value-type="string" office:string-value="gwaldron/osgearth" calcext:value-type="string">
            <text:p>gwaldron/osgearth</text:p>
          </table:table-cell>
        </table:table-row>
        <table:table-row table:style-name="ro1">
          <table:table-cell office:value-type="float" office:value="11338" calcext:value-type="float">
            <text:p>11338</text:p>
          </table:table-cell>
          <table:table-cell office:value-type="string" calcext:value-type="string">
            <text:p>https://api.github.com/repos/libgit2/pygit2</text:p>
          </table:table-cell>
          <table:table-cell table:formula="of:=REPLACE([.B43]; 1; 29; &quot;&quot;)" office:value-type="string" office:string-value="libgit2/pygit2" calcext:value-type="string">
            <text:p>libgit2/pygit2</text:p>
          </table:table-cell>
        </table:table-row>
        <table:table-row table:style-name="ro1">
          <table:table-cell office:value-type="float" office:value="11690" calcext:value-type="float">
            <text:p>11690</text:p>
          </table:table-cell>
          <table:table-cell office:value-type="string" calcext:value-type="string">
            <text:p>https://api.github.com/repos/yesodweb/persistent</text:p>
          </table:table-cell>
          <table:table-cell table:formula="of:=REPLACE([.B44]; 1; 29; &quot;&quot;)" office:value-type="string" office:string-value="yesodweb/persistent" calcext:value-type="string">
            <text:p>yesodweb/persistent</text:p>
          </table:table-cell>
        </table:table-row>
        <table:table-row table:style-name="ro1">
          <table:table-cell office:value-type="float" office:value="11691" calcext:value-type="float">
            <text:p>11691</text:p>
          </table:table-cell>
          <table:table-cell office:value-type="string" calcext:value-type="string">
            <text:p>https://api.github.com/repos/bert/pcb</text:p>
          </table:table-cell>
          <table:table-cell table:formula="of:=REPLACE([.B45]; 1; 29; &quot;&quot;)" office:value-type="string" office:string-value="bert/pcb" calcext:value-type="string">
            <text:p>bert/pcb</text:p>
          </table:table-cell>
        </table:table-row>
        <table:table-row table:style-name="ro1">
          <table:table-cell office:value-type="float" office:value="11695" calcext:value-type="float">
            <text:p>11695</text:p>
          </table:table-cell>
          <table:table-cell office:value-type="string" calcext:value-type="string">
            <text:p>https://api.github.com/repos/xorg62/wmfs</text:p>
          </table:table-cell>
          <table:table-cell table:formula="of:=REPLACE([.B46]; 1; 29; &quot;&quot;)" office:value-type="string" office:string-value="xorg62/wmfs" calcext:value-type="string">
            <text:p>xorg62/wmfs</text:p>
          </table:table-cell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string" calcext:value-type="string">
            <text:p>https://api.github.com/repos/arco/samsung-kernel-msm7x30</text:p>
          </table:table-cell>
          <table:table-cell table:formula="of:=REPLACE([.B47]; 1; 29; &quot;&quot;)" office:value-type="string" office:string-value="arco/samsung-kernel-msm7x30" calcext:value-type="string">
            <text:p>arco/samsung-kernel-msm7x30</text:p>
          </table:table-cell>
        </table:table-row>
        <table:table-row table:style-name="ro1">
          <table:table-cell office:value-type="float" office:value="12603" calcext:value-type="float">
            <text:p>12603</text:p>
          </table:table-cell>
          <table:table-cell office:value-type="string" calcext:value-type="string">
            <text:p>https://api.github.com/repos/freebsd/freebsd</text:p>
          </table:table-cell>
          <table:table-cell table:formula="of:=REPLACE([.B48]; 1; 29; &quot;&quot;)" office:value-type="string" office:string-value="freebsd/freebsd" calcext:value-type="string">
            <text:p>freebsd/freebsd</text:p>
          </table:table-cell>
        </table:table-row>
        <table:table-row table:style-name="ro1">
          <table:table-cell office:value-type="float" office:value="13354" calcext:value-type="float">
            <text:p>13354</text:p>
          </table:table-cell>
          <table:table-cell office:value-type="string" calcext:value-type="string">
            <text:p>https://api.github.com/repos/fcitx/fcitx</text:p>
          </table:table-cell>
          <table:table-cell table:formula="of:=REPLACE([.B49]; 1; 29; &quot;&quot;)" office:value-type="string" office:string-value="fcitx/fcitx" calcext:value-type="string">
            <text:p>fcitx/fcitx</text:p>
          </table:table-cell>
        </table:table-row>
        <table:table-row table:style-name="ro1">
          <table:table-cell office:value-type="float" office:value="13988" calcext:value-type="float">
            <text:p>13988</text:p>
          </table:table-cell>
          <table:table-cell office:value-type="string" calcext:value-type="string">
            <text:p>https://api.github.com/repos/OpenSC/OpenSC</text:p>
          </table:table-cell>
          <table:table-cell table:formula="of:=REPLACE([.B50]; 1; 29; &quot;&quot;)" office:value-type="string" office:string-value="OpenSC/OpenSC" calcext:value-type="string">
            <text:p>OpenSC/OpenSC</text:p>
          </table:table-cell>
        </table:table-row>
        <table:table-row table:style-name="ro1">
          <table:table-cell office:value-type="float" office:value="13990" calcext:value-type="float">
            <text:p>13990</text:p>
          </table:table-cell>
          <table:table-cell office:value-type="string" calcext:value-type="string">
            <text:p>https://api.github.com/repos/gluster/glusterfs</text:p>
          </table:table-cell>
          <table:table-cell table:formula="of:=REPLACE([.B51]; 1; 29; &quot;&quot;)" office:value-type="string" office:string-value="gluster/glusterfs" calcext:value-type="string">
            <text:p>gluster/glusterfs</text:p>
          </table:table-cell>
        </table:table-row>
        <table:table-row table:style-name="ro1">
          <table:table-cell office:value-type="float" office:value="14098" calcext:value-type="float">
            <text:p>14098</text:p>
          </table:table-cell>
          <table:table-cell office:value-type="string" calcext:value-type="string">
            <text:p>https://api.github.com/repos/radare/radare2</text:p>
          </table:table-cell>
          <table:table-cell table:formula="of:=REPLACE([.B52]; 1; 29; &quot;&quot;)" office:value-type="string" office:string-value="radare/radare2" calcext:value-type="string">
            <text:p>radare/radare2</text:p>
          </table:table-cell>
        </table:table-row>
        <table:table-row table:style-name="ro1">
          <table:table-cell office:value-type="float" office:value="14394" calcext:value-type="float">
            <text:p>14394</text:p>
          </table:table-cell>
          <table:table-cell office:value-type="string" calcext:value-type="string">
            <text:p>https://api.github.com/repos/dava/dava.engine</text:p>
          </table:table-cell>
          <table:table-cell table:formula="of:=REPLACE([.B53]; 1; 29; &quot;&quot;)" office:value-type="string" office:string-value="dava/dava.engine" calcext:value-type="string">
            <text:p>dava/dava.engine</text:p>
          </table:table-cell>
        </table:table-row>
        <table:table-row table:style-name="ro1">
          <table:table-cell office:value-type="float" office:value="14534" calcext:value-type="float">
            <text:p>14534</text:p>
          </table:table-cell>
          <table:table-cell office:value-type="string" calcext:value-type="string">
            <text:p>https://api.github.com/repos/phdeniel/nfs-ganesha</text:p>
          </table:table-cell>
          <table:table-cell table:formula="of:=REPLACE([.B54]; 1; 29; &quot;&quot;)" office:value-type="string" office:string-value="phdeniel/nfs-ganesha" calcext:value-type="string">
            <text:p>phdeniel/nfs-ganesha</text:p>
          </table:table-cell>
        </table:table-row>
        <table:table-row table:style-name="ro1">
          <table:table-cell office:value-type="float" office:value="14622" calcext:value-type="float">
            <text:p>14622</text:p>
          </table:table-cell>
          <table:table-cell office:value-type="string" calcext:value-type="string">
            <text:p>https://api.github.com/repos/raspberrypi/firmware</text:p>
          </table:table-cell>
          <table:table-cell table:formula="of:=REPLACE([.B55]; 1; 29; &quot;&quot;)" office:value-type="string" office:string-value="raspberrypi/firmware" calcext:value-type="string">
            <text:p>raspberrypi/firmware</text:p>
          </table:table-cell>
        </table:table-row>
        <table:table-row table:style-name="ro1">
          <table:table-cell office:value-type="float" office:value="14624" calcext:value-type="float">
            <text:p>14624</text:p>
          </table:table-cell>
          <table:table-cell office:value-type="string" calcext:value-type="string">
            <text:p>https://api.github.com/repos/MoSync/MoSync</text:p>
          </table:table-cell>
          <table:table-cell table:formula="of:=REPLACE([.B56]; 1; 29; &quot;&quot;)" office:value-type="string" office:string-value="MoSync/MoSync" calcext:value-type="string">
            <text:p>MoSync/MoSync</text:p>
          </table:table-cell>
        </table:table-row>
        <table:table-row table:style-name="ro1">
          <table:table-cell office:value-type="float" office:value="14877" calcext:value-type="float">
            <text:p>14877</text:p>
          </table:table-cell>
          <table:table-cell office:value-type="string" calcext:value-type="string">
            <text:p>https://api.github.com/repos/git/git</text:p>
          </table:table-cell>
          <table:table-cell table:formula="of:=REPLACE([.B57]; 1; 29; &quot;&quot;)" office:value-type="string" office:string-value="git/git" calcext:value-type="string">
            <text:p>git/git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office:value-type="string" calcext:value-type="string">
            <text:p>https://api.github.com/repos/ageric/nagios</text:p>
          </table:table-cell>
          <table:table-cell table:formula="of:=REPLACE([.B58]; 1; 29; &quot;&quot;)" office:value-type="string" office:string-value="ageric/nagios" calcext:value-type="string">
            <text:p>ageric/nagios</text:p>
          </table:table-cell>
        </table:table-row>
        <table:table-row table:style-name="ro1">
          <table:table-cell office:value-type="float" office:value="15771" calcext:value-type="float">
            <text:p>15771</text:p>
          </table:table-cell>
          <table:table-cell office:value-type="string" calcext:value-type="string">
            <text:p>https://api.github.com/repos/universal-ctags/ctags</text:p>
          </table:table-cell>
          <table:table-cell table:formula="of:=REPLACE([.B59]; 1; 29; &quot;&quot;)" office:value-type="string" office:string-value="universal-ctags/ctags" calcext:value-type="string">
            <text:p>universal-ctags/ctags</text:p>
          </table:table-cell>
        </table:table-row>
        <table:table-row table:style-name="ro1">
          <table:table-cell office:value-type="float" office:value="15773" calcext:value-type="float">
            <text:p>15773</text:p>
          </table:table-cell>
          <table:table-cell office:value-type="string" calcext:value-type="string">
            <text:p>https://api.github.com/repos/ec429/harris</text:p>
          </table:table-cell>
          <table:table-cell table:formula="of:=REPLACE([.B60]; 1; 29; &quot;&quot;)" office:value-type="string" office:string-value="ec429/harris" calcext:value-type="string">
            <text:p>ec429/harris</text:p>
          </table:table-cell>
        </table:table-row>
        <table:table-row table:style-name="ro1">
          <table:table-cell office:value-type="float" office:value="16173" calcext:value-type="float">
            <text:p>16173</text:p>
          </table:table-cell>
          <table:table-cell office:value-type="string" calcext:value-type="string">
            <text:p>https://api.github.com/repos/slact/nchan</text:p>
          </table:table-cell>
          <table:table-cell table:formula="of:=REPLACE([.B61]; 1; 29; &quot;&quot;)" office:value-type="string" office:string-value="slact/nchan" calcext:value-type="string">
            <text:p>slact/nchan</text:p>
          </table:table-cell>
        </table:table-row>
        <table:table-row table:style-name="ro1">
          <table:table-cell office:value-type="float" office:value="16209" calcext:value-type="float">
            <text:p>16209</text:p>
          </table:table-cell>
          <table:table-cell office:value-type="string" calcext:value-type="string">
            <text:p>https://api.github.com/repos/unbit/uwsgi</text:p>
          </table:table-cell>
          <table:table-cell table:formula="of:=REPLACE([.B62]; 1; 29; &quot;&quot;)" office:value-type="string" office:string-value="unbit/uwsgi" calcext:value-type="string">
            <text:p>unbit/uwsgi</text:p>
          </table:table-cell>
        </table:table-row>
        <table:table-row table:style-name="ro1">
          <table:table-cell office:value-type="float" office:value="16545" calcext:value-type="float">
            <text:p>16545</text:p>
          </table:table-cell>
          <table:table-cell office:value-type="string" calcext:value-type="string">
            <text:p>https://api.github.com/repos/auphonic/auphonic-mobile</text:p>
          </table:table-cell>
          <table:table-cell table:formula="of:=REPLACE([.B63]; 1; 29; &quot;&quot;)" office:value-type="string" office:string-value="auphonic/auphonic-mobile" calcext:value-type="string">
            <text:p>auphonic/auphonic-mobile</text:p>
          </table:table-cell>
        </table:table-row>
        <table:table-row table:style-name="ro1">
          <table:table-cell office:value-type="float" office:value="16666" calcext:value-type="float">
            <text:p>16666</text:p>
          </table:table-cell>
          <table:table-cell office:value-type="string" calcext:value-type="string">
            <text:p>https://api.github.com/repos/Cloudef/glhck</text:p>
          </table:table-cell>
          <table:table-cell table:formula="of:=REPLACE([.B64]; 1; 29; &quot;&quot;)" office:value-type="string" office:string-value="Cloudef/glhck" calcext:value-type="string">
            <text:p>Cloudef/glhck</text:p>
          </table:table-cell>
        </table:table-row>
        <table:table-row table:style-name="ro1">
          <table:table-cell office:value-type="float" office:value="16998" calcext:value-type="float">
            <text:p>16998</text:p>
          </table:table-cell>
          <table:table-cell office:value-type="string" calcext:value-type="string">
            <text:p>https://api.github.com/repos/hexchat/hexchat</text:p>
          </table:table-cell>
          <table:table-cell table:formula="of:=REPLACE([.B65]; 1; 29; &quot;&quot;)" office:value-type="string" office:string-value="hexchat/hexchat" calcext:value-type="string">
            <text:p>hexchat/hexchat</text:p>
          </table:table-cell>
        </table:table-row>
        <table:table-row table:style-name="ro1">
          <table:table-cell office:value-type="float" office:value="17167" calcext:value-type="float">
            <text:p>17167</text:p>
          </table:table-cell>
          <table:table-cell office:value-type="string" calcext:value-type="string">
            <text:p>https://api.github.com/repos/YanVugenfirer/kvm-guest-drivers-windows</text:p>
          </table:table-cell>
          <table:table-cell table:formula="of:=REPLACE([.B66]; 1; 29; &quot;&quot;)" office:value-type="string" office:string-value="YanVugenfirer/kvm-guest-drivers-windows" calcext:value-type="string">
            <text:p>YanVugenfirer/kvm-guest-drivers-windows</text:p>
          </table:table-cell>
        </table:table-row>
        <table:table-row table:style-name="ro1">
          <table:table-cell office:value-type="float" office:value="17284" calcext:value-type="float">
            <text:p>17284</text:p>
          </table:table-cell>
          <table:table-cell office:value-type="string" calcext:value-type="string">
            <text:p>https://api.github.com/repos/mfvalin/modeltools</text:p>
          </table:table-cell>
          <table:table-cell table:formula="of:=REPLACE([.B67]; 1; 29; &quot;&quot;)" office:value-type="string" office:string-value="mfvalin/modeltools" calcext:value-type="string">
            <text:p>mfvalin/modeltools</text:p>
          </table:table-cell>
        </table:table-row>
        <table:table-row table:style-name="ro1">
          <table:table-cell office:value-type="float" office:value="17288" calcext:value-type="float">
            <text:p>17288</text:p>
          </table:table-cell>
          <table:table-cell office:value-type="string" calcext:value-type="string">
            <text:p>https://api.github.com/repos/geany/geany</text:p>
          </table:table-cell>
          <table:table-cell table:formula="of:=REPLACE([.B68]; 1; 29; &quot;&quot;)" office:value-type="string" office:string-value="geany/geany" calcext:value-type="string">
            <text:p>geany/geany</text:p>
          </table:table-cell>
        </table:table-row>
        <table:table-row table:style-name="ro1">
          <table:table-cell office:value-type="float" office:value="17317" calcext:value-type="float">
            <text:p>17317</text:p>
          </table:table-cell>
          <table:table-cell office:value-type="string" calcext:value-type="string">
            <text:p>https://api.github.com/repos/ohler55/oj</text:p>
          </table:table-cell>
          <table:table-cell table:formula="of:=REPLACE([.B69]; 1; 29; &quot;&quot;)" office:value-type="string" office:string-value="ohler55/oj" calcext:value-type="string">
            <text:p>ohler55/oj</text:p>
          </table:table-cell>
        </table:table-row>
        <table:table-row table:style-name="ro1">
          <table:table-cell office:value-type="float" office:value="17807" calcext:value-type="float">
            <text:p>17807</text:p>
          </table:table-cell>
          <table:table-cell office:value-type="string" calcext:value-type="string">
            <text:p>https://api.github.com/repos/geany/geany-plugins</text:p>
          </table:table-cell>
          <table:table-cell table:formula="of:=REPLACE([.B70]; 1; 29; &quot;&quot;)" office:value-type="string" office:string-value="geany/geany-plugins" calcext:value-type="string">
            <text:p>geany/geany-plugins</text:p>
          </table:table-cell>
        </table:table-row>
        <table:table-row table:style-name="ro1">
          <table:table-cell office:value-type="float" office:value="18095" calcext:value-type="float">
            <text:p>18095</text:p>
          </table:table-cell>
          <table:table-cell office:value-type="string" calcext:value-type="string">
            <text:p>https://api.github.com/repos/arco/android_device_samsung_ancora</text:p>
          </table:table-cell>
          <table:table-cell table:formula="of:=REPLACE([.B71]; 1; 29; &quot;&quot;)" office:value-type="string" office:string-value="arco/android_device_samsung_ancora" calcext:value-type="string">
            <text:p>arco/android_device_samsung_ancora</text:p>
          </table:table-cell>
        </table:table-row>
        <table:table-row table:style-name="ro1">
          <table:table-cell office:value-type="float" office:value="18444" calcext:value-type="float">
            <text:p>18444</text:p>
          </table:table-cell>
          <table:table-cell office:value-type="string" calcext:value-type="string">
            <text:p>https://api.github.com/repos/cmassiot/upipe</text:p>
          </table:table-cell>
          <table:table-cell table:formula="of:=REPLACE([.B72]; 1; 29; &quot;&quot;)" office:value-type="string" office:string-value="cmassiot/upipe" calcext:value-type="string">
            <text:p>cmassiot/upipe</text:p>
          </table:table-cell>
        </table:table-row>
        <table:table-row table:style-name="ro1">
          <table:table-cell office:value-type="float" office:value="18673" calcext:value-type="float">
            <text:p>18673</text:p>
          </table:table-cell>
          <table:table-cell office:value-type="string" calcext:value-type="string">
            <text:p>https://api.github.com/repos/jmccrohan/openwrt</text:p>
          </table:table-cell>
          <table:table-cell table:formula="of:=REPLACE([.B73]; 1; 29; &quot;&quot;)" office:value-type="string" office:string-value="jmccrohan/openwrt" calcext:value-type="string">
            <text:p>jmccrohan/openwrt</text:p>
          </table:table-cell>
        </table:table-row>
        <table:table-row table:style-name="ro1">
          <table:table-cell office:value-type="float" office:value="19030" calcext:value-type="float">
            <text:p>19030</text:p>
          </table:table-cell>
          <table:table-cell office:value-type="string" calcext:value-type="string">
            <text:p>https://api.github.com/repos/ivmai/bdwgc</text:p>
          </table:table-cell>
          <table:table-cell table:formula="of:=REPLACE([.B74]; 1; 29; &quot;&quot;)" office:value-type="string" office:string-value="ivmai/bdwgc" calcext:value-type="string">
            <text:p>ivmai/bdwgc</text:p>
          </table:table-cell>
        </table:table-row>
        <table:table-row table:style-name="ro1">
          <table:table-cell office:value-type="float" office:value="19913" calcext:value-type="float">
            <text:p>19913</text:p>
          </table:table-cell>
          <table:table-cell office:value-type="string" calcext:value-type="string">
            <text:p>https://api.github.com/repos/AeroQuad/AeroQuad</text:p>
          </table:table-cell>
          <table:table-cell table:formula="of:=REPLACE([.B75]; 1; 29; &quot;&quot;)" office:value-type="string" office:string-value="AeroQuad/AeroQuad" calcext:value-type="string">
            <text:p>AeroQuad/AeroQuad</text:p>
          </table:table-cell>
        </table:table-row>
        <table:table-row table:style-name="ro1">
          <table:table-cell office:value-type="float" office:value="21294" calcext:value-type="float">
            <text:p>21294</text:p>
          </table:table-cell>
          <table:table-cell office:value-type="string" calcext:value-type="string">
            <text:p>https://api.github.com/repos/Quarx2k/android_device_moto_jordan-common</text:p>
          </table:table-cell>
          <table:table-cell table:formula="of:=REPLACE([.B76]; 1; 29; &quot;&quot;)" office:value-type="string" office:string-value="Quarx2k/android_device_moto_jordan-common" calcext:value-type="string">
            <text:p>Quarx2k/android_device_moto_jordan-common</text:p>
          </table:table-cell>
        </table:table-row>
        <table:table-row table:style-name="ro1">
          <table:table-cell office:value-type="float" office:value="21682" calcext:value-type="float">
            <text:p>21682</text:p>
          </table:table-cell>
          <table:table-cell office:value-type="string" calcext:value-type="string">
            <text:p>https://api.github.com/repos/hanzz/spectrum2</text:p>
          </table:table-cell>
          <table:table-cell table:formula="of:=REPLACE([.B77]; 1; 29; &quot;&quot;)" office:value-type="string" office:string-value="hanzz/spectrum2" calcext:value-type="string">
            <text:p>hanzz/spectrum2</text:p>
          </table:table-cell>
        </table:table-row>
        <table:table-row table:style-name="ro1">
          <table:table-cell office:value-type="float" office:value="22195" calcext:value-type="float">
            <text:p>22195</text:p>
          </table:table-cell>
          <table:table-cell office:value-type="string" calcext:value-type="string">
            <text:p>https://api.github.com/repos/nagios-plugins/nagios-plugins</text:p>
          </table:table-cell>
          <table:table-cell table:formula="of:=REPLACE([.B78]; 1; 29; &quot;&quot;)" office:value-type="string" office:string-value="nagios-plugins/nagios-plugins" calcext:value-type="string">
            <text:p>nagios-plugins/nagios-plugins</text:p>
          </table:table-cell>
        </table:table-row>
        <table:table-row table:style-name="ro1">
          <table:table-cell office:value-type="float" office:value="22304" calcext:value-type="float">
            <text:p>22304</text:p>
          </table:table-cell>
          <table:table-cell office:value-type="string" calcext:value-type="string">
            <text:p>https://api.github.com/repos/shadow/shadow</text:p>
          </table:table-cell>
          <table:table-cell table:formula="of:=REPLACE([.B79]; 1; 29; &quot;&quot;)" office:value-type="string" office:string-value="shadow/shadow" calcext:value-type="string">
            <text:p>shadow/shadow</text:p>
          </table:table-cell>
        </table:table-row>
        <table:table-row table:style-name="ro1">
          <table:table-cell office:value-type="float" office:value="22370" calcext:value-type="float">
            <text:p>22370</text:p>
          </table:table-cell>
          <table:table-cell office:value-type="string" calcext:value-type="string">
            <text:p>https://api.github.com/repos/sleuthkit/sleuthkit</text:p>
          </table:table-cell>
          <table:table-cell table:formula="of:=REPLACE([.B80]; 1; 29; &quot;&quot;)" office:value-type="string" office:string-value="sleuthkit/sleuthkit" calcext:value-type="string">
            <text:p>sleuthkit/sleuthkit</text:p>
          </table:table-cell>
        </table:table-row>
        <table:table-row table:style-name="ro1">
          <table:table-cell office:value-type="float" office:value="22592" calcext:value-type="float">
            <text:p>22592</text:p>
          </table:table-cell>
          <table:table-cell office:value-type="string" calcext:value-type="string">
            <text:p>https://api.github.com/repos/AmmarkoV/AmmarServer</text:p>
          </table:table-cell>
          <table:table-cell table:formula="of:=REPLACE([.B81]; 1; 29; &quot;&quot;)" office:value-type="string" office:string-value="AmmarkoV/AmmarServer" calcext:value-type="string">
            <text:p>AmmarkoV/AmmarServer</text:p>
          </table:table-cell>
        </table:table-row>
        <table:table-row table:style-name="ro1">
          <table:table-cell office:value-type="float" office:value="22683" calcext:value-type="float">
            <text:p>22683</text:p>
          </table:table-cell>
          <table:table-cell office:value-type="string" calcext:value-type="string">
            <text:p>https://api.github.com/repos/eathena/eathena</text:p>
          </table:table-cell>
          <table:table-cell table:formula="of:=REPLACE([.B82]; 1; 29; &quot;&quot;)" office:value-type="string" office:string-value="eathena/eathena" calcext:value-type="string">
            <text:p>eathena/eathena</text:p>
          </table:table-cell>
        </table:table-row>
        <table:table-row table:style-name="ro1">
          <table:table-cell office:value-type="float" office:value="23502" calcext:value-type="float">
            <text:p>23502</text:p>
          </table:table-cell>
          <table:table-cell office:value-type="string" calcext:value-type="string">
            <text:p>https://api.github.com/repos/zsh-users/zsh</text:p>
          </table:table-cell>
          <table:table-cell table:formula="of:=REPLACE([.B83]; 1; 29; &quot;&quot;)" office:value-type="string" office:string-value="zsh-users/zsh" calcext:value-type="string">
            <text:p>zsh-users/zsh</text:p>
          </table:table-cell>
        </table:table-row>
        <table:table-row table:style-name="ro1">
          <table:table-cell office:value-type="float" office:value="23766" calcext:value-type="float">
            <text:p>23766</text:p>
          </table:table-cell>
          <table:table-cell office:value-type="string" calcext:value-type="string">
            <text:p>https://api.github.com/repos/fredrik-johansson/flint2</text:p>
          </table:table-cell>
          <table:table-cell table:formula="of:=REPLACE([.B84]; 1; 29; &quot;&quot;)" office:value-type="string" office:string-value="fredrik-johansson/flint2" calcext:value-type="string">
            <text:p>fredrik-johansson/flint2</text:p>
          </table:table-cell>
        </table:table-row>
        <table:table-row table:style-name="ro1">
          <table:table-cell office:value-type="float" office:value="24150" calcext:value-type="float">
            <text:p>24150</text:p>
          </table:table-cell>
          <table:table-cell office:value-type="string" calcext:value-type="string">
            <text:p>https://api.github.com/repos/RTEMS/rtems</text:p>
          </table:table-cell>
          <table:table-cell table:formula="of:=REPLACE([.B85]; 1; 29; &quot;&quot;)" office:value-type="string" office:string-value="RTEMS/rtems" calcext:value-type="string">
            <text:p>RTEMS/rtems</text:p>
          </table:table-cell>
        </table:table-row>
        <table:table-row table:style-name="ro1">
          <table:table-cell office:value-type="float" office:value="24213" calcext:value-type="float">
            <text:p>24213</text:p>
          </table:table-cell>
          <table:table-cell office:value-type="string" calcext:value-type="string">
            <text:p>https://api.github.com/repos/xiehuc/pidgin-lwqq</text:p>
          </table:table-cell>
          <table:table-cell table:formula="of:=REPLACE([.B86]; 1; 29; &quot;&quot;)" office:value-type="string" office:string-value="xiehuc/pidgin-lwqq" calcext:value-type="string">
            <text:p>xiehuc/pidgin-lwqq</text:p>
          </table:table-cell>
        </table:table-row>
        <table:table-row table:style-name="ro1">
          <table:table-cell office:value-type="float" office:value="24973" calcext:value-type="float">
            <text:p>24973</text:p>
          </table:table-cell>
          <table:table-cell office:value-type="string" calcext:value-type="string">
            <text:p>https://api.github.com/repos/mongodb/mongo-c-driver</text:p>
          </table:table-cell>
          <table:table-cell table:formula="of:=REPLACE([.B87]; 1; 29; &quot;&quot;)" office:value-type="string" office:string-value="mongodb/mongo-c-driver" calcext:value-type="string">
            <text:p>mongodb/mongo-c-driver</text:p>
          </table:table-cell>
        </table:table-row>
        <table:table-row table:style-name="ro1">
          <table:table-cell office:value-type="float" office:value="25991" calcext:value-type="float">
            <text:p>25991</text:p>
          </table:table-cell>
          <table:table-cell office:value-type="string" calcext:value-type="string">
            <text:p>https://api.github.com/repos/zfsonlinux/zfs</text:p>
          </table:table-cell>
          <table:table-cell table:formula="of:=REPLACE([.B88]; 1; 29; &quot;&quot;)" office:value-type="string" office:string-value="zfsonlinux/zfs" calcext:value-type="string">
            <text:p>zfsonlinux/zfs</text:p>
          </table:table-cell>
        </table:table-row>
        <table:table-row table:style-name="ro1">
          <table:table-cell office:value-type="float" office:value="26479" calcext:value-type="float">
            <text:p>26479</text:p>
          </table:table-cell>
          <table:table-cell office:value-type="string" calcext:value-type="string">
            <text:p>https://api.github.com/repos/davidmoreno/onion</text:p>
          </table:table-cell>
          <table:table-cell table:formula="of:=REPLACE([.B89]; 1; 29; &quot;&quot;)" office:value-type="string" office:string-value="davidmoreno/onion" calcext:value-type="string">
            <text:p>davidmoreno/onion</text:p>
          </table:table-cell>
        </table:table-row>
        <table:table-row table:style-name="ro1">
          <table:table-cell office:value-type="float" office:value="26535" calcext:value-type="float">
            <text:p>26535</text:p>
          </table:table-cell>
          <table:table-cell office:value-type="string" calcext:value-type="string">
            <text:p>https://api.github.com/repos/postgres/postgres</text:p>
          </table:table-cell>
          <table:table-cell table:formula="of:=REPLACE([.B90]; 1; 29; &quot;&quot;)" office:value-type="string" office:string-value="postgres/postgres" calcext:value-type="string">
            <text:p>postgres/postgres</text:p>
          </table:table-cell>
        </table:table-row>
        <table:table-row table:style-name="ro1">
          <table:table-cell office:value-type="float" office:value="27037" calcext:value-type="float">
            <text:p>27037</text:p>
          </table:table-cell>
          <table:table-cell office:value-type="string" calcext:value-type="string">
            <text:p>https://api.github.com/repos/kierank/broadcastencoder</text:p>
          </table:table-cell>
          <table:table-cell table:formula="of:=REPLACE([.B91]; 1; 29; &quot;&quot;)" office:value-type="string" office:string-value="kierank/broadcastencoder" calcext:value-type="string">
            <text:p>kierank/broadcastencoder</text:p>
          </table:table-cell>
        </table:table-row>
        <table:table-row table:style-name="ro1">
          <table:table-cell office:value-type="float" office:value="27194" calcext:value-type="float">
            <text:p>27194</text:p>
          </table:table-cell>
          <table:table-cell office:value-type="string" calcext:value-type="string">
            <text:p>https://api.github.com/repos/pbatard/rufus</text:p>
          </table:table-cell>
          <table:table-cell table:formula="of:=REPLACE([.B92]; 1; 29; &quot;&quot;)" office:value-type="string" office:string-value="pbatard/rufus" calcext:value-type="string">
            <text:p>pbatard/rufus</text:p>
          </table:table-cell>
        </table:table-row>
        <table:table-row table:style-name="ro1">
          <table:table-cell office:value-type="float" office:value="27245" calcext:value-type="float">
            <text:p>27245</text:p>
          </table:table-cell>
          <table:table-cell office:value-type="string" calcext:value-type="string">
            <text:p>https://api.github.com/repos/sahlberg/libiscsi</text:p>
          </table:table-cell>
          <table:table-cell table:formula="of:=REPLACE([.B93]; 1; 29; &quot;&quot;)" office:value-type="string" office:string-value="sahlberg/libiscsi" calcext:value-type="string">
            <text:p>sahlberg/libiscsi</text:p>
          </table:table-cell>
        </table:table-row>
        <table:table-row table:style-name="ro1">
          <table:table-cell office:value-type="float" office:value="27564" calcext:value-type="float">
            <text:p>27564</text:p>
          </table:table-cell>
          <table:table-cell office:value-type="string" calcext:value-type="string">
            <text:p>https://api.github.com/repos/darktable-org/darktable</text:p>
          </table:table-cell>
          <table:table-cell table:formula="of:=REPLACE([.B94]; 1; 29; &quot;&quot;)" office:value-type="string" office:string-value="darktable-org/darktable" calcext:value-type="string">
            <text:p>darktable-org/darktable</text:p>
          </table:table-cell>
        </table:table-row>
        <table:table-row table:style-name="ro1">
          <table:table-cell office:value-type="float" office:value="27592" calcext:value-type="float">
            <text:p>27592</text:p>
          </table:table-cell>
          <table:table-cell office:value-type="string" calcext:value-type="string">
            <text:p>https://api.github.com/repos/jdkoftinoff/mb-linux-msli</text:p>
          </table:table-cell>
          <table:table-cell table:formula="of:=REPLACE([.B95]; 1; 29; &quot;&quot;)" office:value-type="string" office:string-value="jdkoftinoff/mb-linux-msli" calcext:value-type="string">
            <text:p>jdkoftinoff/mb-linux-msli</text:p>
          </table:table-cell>
        </table:table-row>
        <table:table-row table:style-name="ro1">
          <table:table-cell office:value-type="float" office:value="27631" calcext:value-type="float">
            <text:p>27631</text:p>
          </table:table-cell>
          <table:table-cell office:value-type="string" calcext:value-type="string">
            <text:p>https://api.github.com/repos/mapnik/mapnik-packaging</text:p>
          </table:table-cell>
          <table:table-cell table:formula="of:=REPLACE([.B96]; 1; 29; &quot;&quot;)" office:value-type="string" office:string-value="mapnik/mapnik-packaging" calcext:value-type="string">
            <text:p>mapnik/mapnik-packaging</text:p>
          </table:table-cell>
        </table:table-row>
        <table:table-row table:style-name="ro1">
          <table:table-cell office:value-type="float" office:value="28577" calcext:value-type="float">
            <text:p>28577</text:p>
          </table:table-cell>
          <table:table-cell office:value-type="string" calcext:value-type="string">
            <text:p>https://api.github.com/repos/bunuelo/funk2</text:p>
          </table:table-cell>
          <table:table-cell table:formula="of:=REPLACE([.B97]; 1; 29; &quot;&quot;)" office:value-type="string" office:string-value="bunuelo/funk2" calcext:value-type="string">
            <text:p>bunuelo/funk2</text:p>
          </table:table-cell>
        </table:table-row>
        <table:table-row table:style-name="ro1">
          <table:table-cell office:value-type="float" office:value="28897" calcext:value-type="float">
            <text:p>28897</text:p>
          </table:table-cell>
          <table:table-cell office:value-type="string" calcext:value-type="string">
            <text:p>https://api.github.com/repos/teragonaudio/MrsWatson</text:p>
          </table:table-cell>
          <table:table-cell table:formula="of:=REPLACE([.B98]; 1; 29; &quot;&quot;)" office:value-type="string" office:string-value="teragonaudio/MrsWatson" calcext:value-type="string">
            <text:p>teragonaudio/MrsWatson</text:p>
          </table:table-cell>
        </table:table-row>
        <table:table-row table:style-name="ro1">
          <table:table-cell office:value-type="float" office:value="29304" calcext:value-type="float">
            <text:p>29304</text:p>
          </table:table-cell>
          <table:table-cell office:value-type="string" calcext:value-type="string">
            <text:p>https://api.github.com/repos/VFR-maniac/L-SMASH-Works</text:p>
          </table:table-cell>
          <table:table-cell table:formula="of:=REPLACE([.B99]; 1; 29; &quot;&quot;)" office:value-type="string" office:string-value="VFR-maniac/L-SMASH-Works" calcext:value-type="string">
            <text:p>VFR-maniac/L-SMASH-Works</text:p>
          </table:table-cell>
        </table:table-row>
        <table:table-row table:style-name="ro1">
          <table:table-cell office:value-type="float" office:value="29514" calcext:value-type="float">
            <text:p>29514</text:p>
          </table:table-cell>
          <table:table-cell office:value-type="string" calcext:value-type="string">
            <text:p>https://api.github.com/repos/drhelius/Gearboy</text:p>
          </table:table-cell>
          <table:table-cell table:formula="of:=REPLACE([.B100]; 1; 29; &quot;&quot;)" office:value-type="string" office:string-value="drhelius/Gearboy" calcext:value-type="string">
            <text:p>drhelius/Gearboy</text:p>
          </table:table-cell>
        </table:table-row>
        <table:table-row table:style-name="ro1">
          <table:table-cell office:value-type="float" office:value="29671" calcext:value-type="float">
            <text:p>29671</text:p>
          </table:table-cell>
          <table:table-cell office:value-type="string" calcext:value-type="string">
            <text:p>https://api.github.com/repos/Kitware/CMake</text:p>
          </table:table-cell>
          <table:table-cell table:formula="of:=REPLACE([.B101]; 1; 29; &quot;&quot;)" office:value-type="string" office:string-value="Kitware/CMake" calcext:value-type="string">
            <text:p>Kitware/CMake</text:p>
          </table:table-cell>
        </table:table-row>
        <table:table-row table:style-name="ro1">
          <table:table-cell office:value-type="float" office:value="30320" calcext:value-type="float">
            <text:p>30320</text:p>
          </table:table-cell>
          <table:table-cell office:value-type="string" calcext:value-type="string">
            <text:p>https://api.github.com/repos/Byzantium/Byzantium</text:p>
          </table:table-cell>
          <table:table-cell table:formula="of:=REPLACE([.B102]; 1; 29; &quot;&quot;)" office:value-type="string" office:string-value="Byzantium/Byzantium" calcext:value-type="string">
            <text:p>Byzantium/Byzantium</text:p>
          </table:table-cell>
        </table:table-row>
        <table:table-row table:style-name="ro1">
          <table:table-cell office:value-type="float" office:value="30585" calcext:value-type="float">
            <text:p>30585</text:p>
          </table:table-cell>
          <table:table-cell office:value-type="string" calcext:value-type="string">
            <text:p>https://api.github.com/repos/kleinerm/Psychtoolbox-3</text:p>
          </table:table-cell>
          <table:table-cell table:formula="of:=REPLACE([.B103]; 1; 29; &quot;&quot;)" office:value-type="string" office:string-value="kleinerm/Psychtoolbox-3" calcext:value-type="string">
            <text:p>kleinerm/Psychtoolbox-3</text:p>
          </table:table-cell>
        </table:table-row>
        <table:table-row table:style-name="ro1">
          <table:table-cell office:value-type="float" office:value="30913" calcext:value-type="float">
            <text:p>30913</text:p>
          </table:table-cell>
          <table:table-cell office:value-type="string" calcext:value-type="string">
            <text:p>https://api.github.com/repos/atheme/atheme</text:p>
          </table:table-cell>
          <table:table-cell table:formula="of:=REPLACE([.B104]; 1; 29; &quot;&quot;)" office:value-type="string" office:string-value="atheme/atheme" calcext:value-type="string">
            <text:p>atheme/atheme</text:p>
          </table:table-cell>
        </table:table-row>
        <table:table-row table:style-name="ro1">
          <table:table-cell office:value-type="float" office:value="31476" calcext:value-type="float">
            <text:p>31476</text:p>
          </table:table-cell>
          <table:table-cell office:value-type="string" calcext:value-type="string">
            <text:p>https://api.github.com/repos/FauxFaux/PuTTYTray</text:p>
          </table:table-cell>
          <table:table-cell table:formula="of:=REPLACE([.B105]; 1; 29; &quot;&quot;)" office:value-type="string" office:string-value="FauxFaux/PuTTYTray" calcext:value-type="string">
            <text:p>FauxFaux/PuTTYTray</text:p>
          </table:table-cell>
        </table:table-row>
        <table:table-row table:style-name="ro1">
          <table:table-cell office:value-type="float" office:value="31684" calcext:value-type="float">
            <text:p>31684</text:p>
          </table:table-cell>
          <table:table-cell office:value-type="string" calcext:value-type="string">
            <text:p>https://api.github.com/repos/libav/libav</text:p>
          </table:table-cell>
          <table:table-cell table:formula="of:=REPLACE([.B106]; 1; 29; &quot;&quot;)" office:value-type="string" office:string-value="libav/libav" calcext:value-type="string">
            <text:p>libav/libav</text:p>
          </table:table-cell>
        </table:table-row>
        <table:table-row table:style-name="ro1">
          <table:table-cell office:value-type="float" office:value="32136" calcext:value-type="float">
            <text:p>32136</text:p>
          </table:table-cell>
          <table:table-cell office:value-type="string" calcext:value-type="string">
            <text:p>https://api.github.com/repos/ggreer/the_silver_searcher</text:p>
          </table:table-cell>
          <table:table-cell table:formula="of:=REPLACE([.B107]; 1; 29; &quot;&quot;)" office:value-type="string" office:string-value="ggreer/the_silver_searcher" calcext:value-type="string">
            <text:p>ggreer/the_silver_searcher</text:p>
          </table:table-cell>
        </table:table-row>
        <table:table-row table:style-name="ro1">
          <table:table-cell office:value-type="float" office:value="32678" calcext:value-type="float">
            <text:p>32678</text:p>
          </table:table-cell>
          <table:table-cell office:value-type="string" calcext:value-type="string">
            <text:p>https://api.github.com/repos/parrot/parrot</text:p>
          </table:table-cell>
          <table:table-cell table:formula="of:=REPLACE([.B108]; 1; 29; &quot;&quot;)" office:value-type="string" office:string-value="parrot/parrot" calcext:value-type="string">
            <text:p>parrot/parrot</text:p>
          </table:table-cell>
        </table:table-row>
        <table:table-row table:style-name="ro1">
          <table:table-cell office:value-type="float" office:value="33959" calcext:value-type="float">
            <text:p>33959</text:p>
          </table:table-cell>
          <table:table-cell office:value-type="string" calcext:value-type="string">
            <text:p>https://api.github.com/repos/esheldon/misc</text:p>
          </table:table-cell>
          <table:table-cell table:formula="of:=REPLACE([.B109]; 1; 29; &quot;&quot;)" office:value-type="string" office:string-value="esheldon/misc" calcext:value-type="string">
            <text:p>esheldon/misc</text:p>
          </table:table-cell>
        </table:table-row>
        <table:table-row table:style-name="ro1">
          <table:table-cell office:value-type="float" office:value="34440" calcext:value-type="float">
            <text:p>34440</text:p>
          </table:table-cell>
          <table:table-cell office:value-type="string" calcext:value-type="string">
            <text:p>https://api.github.com/repos/djcb/mu</text:p>
          </table:table-cell>
          <table:table-cell table:formula="of:=REPLACE([.B110]; 1; 29; &quot;&quot;)" office:value-type="string" office:string-value="djcb/mu" calcext:value-type="string">
            <text:p>djcb/mu</text:p>
          </table:table-cell>
        </table:table-row>
        <table:table-row table:style-name="ro1">
          <table:table-cell office:value-type="float" office:value="34966" calcext:value-type="float">
            <text:p>34966</text:p>
          </table:table-cell>
          <table:table-cell office:value-type="string" calcext:value-type="string">
            <text:p>https://api.github.com/repos/luke-jr/bfgminer</text:p>
          </table:table-cell>
          <table:table-cell table:formula="of:=REPLACE([.B111]; 1; 29; &quot;&quot;)" office:value-type="string" office:string-value="luke-jr/bfgminer" calcext:value-type="string">
            <text:p>luke-jr/bfgminer</text:p>
          </table:table-cell>
        </table:table-row>
        <table:table-row table:style-name="ro1">
          <table:table-cell office:value-type="float" office:value="35060" calcext:value-type="float">
            <text:p>35060</text:p>
          </table:table-cell>
          <table:table-cell office:value-type="string" calcext:value-type="string">
            <text:p>https://api.github.com/repos/matsumoto-r/mod_mruby</text:p>
          </table:table-cell>
          <table:table-cell table:formula="of:=REPLACE([.B112]; 1; 29; &quot;&quot;)" office:value-type="string" office:string-value="matsumoto-r/mod_mruby" calcext:value-type="string">
            <text:p>matsumoto-r/mod_mruby</text:p>
          </table:table-cell>
        </table:table-row>
        <table:table-row table:style-name="ro1">
          <table:table-cell office:value-type="float" office:value="35120" calcext:value-type="float">
            <text:p>35120</text:p>
          </table:table-cell>
          <table:table-cell office:value-type="string" calcext:value-type="string">
            <text:p>https://api.github.com/repos/rhomobile/rhodes</text:p>
          </table:table-cell>
          <table:table-cell table:formula="of:=REPLACE([.B113]; 1; 29; &quot;&quot;)" office:value-type="string" office:string-value="rhomobile/rhodes" calcext:value-type="string">
            <text:p>rhomobile/rhodes</text:p>
          </table:table-cell>
        </table:table-row>
        <table:table-row table:style-name="ro1">
          <table:table-cell office:value-type="float" office:value="35195" calcext:value-type="float">
            <text:p>35195</text:p>
          </table:table-cell>
          <table:table-cell office:value-type="string" calcext:value-type="string">
            <text:p>https://api.github.com/repos/imr/ngspice</text:p>
          </table:table-cell>
          <table:table-cell table:formula="of:=REPLACE([.B114]; 1; 29; &quot;&quot;)" office:value-type="string" office:string-value="imr/ngspice" calcext:value-type="string">
            <text:p>imr/ngspice</text:p>
          </table:table-cell>
        </table:table-row>
        <table:table-row table:style-name="ro1">
          <table:table-cell office:value-type="float" office:value="35203" calcext:value-type="float">
            <text:p>35203</text:p>
          </table:table-cell>
          <table:table-cell office:value-type="string" calcext:value-type="string">
            <text:p>https://api.github.com/repos/khiner/BeatBot</text:p>
          </table:table-cell>
          <table:table-cell table:formula="of:=REPLACE([.B115]; 1; 29; &quot;&quot;)" office:value-type="string" office:string-value="khiner/BeatBot" calcext:value-type="string">
            <text:p>khiner/BeatBot</text:p>
          </table:table-cell>
        </table:table-row>
        <table:table-row table:style-name="ro1">
          <table:table-cell office:value-type="float" office:value="35234" calcext:value-type="float">
            <text:p>35234</text:p>
          </table:table-cell>
          <table:table-cell office:value-type="string" calcext:value-type="string">
            <text:p>https://api.github.com/repos/libtom/libtomcrypt</text:p>
          </table:table-cell>
          <table:table-cell table:formula="of:=REPLACE([.B116]; 1; 29; &quot;&quot;)" office:value-type="string" office:string-value="libtom/libtomcrypt" calcext:value-type="string">
            <text:p>libtom/libtomcrypt</text:p>
          </table:table-cell>
        </table:table-row>
        <table:table-row table:style-name="ro1">
          <table:table-cell office:value-type="float" office:value="35281" calcext:value-type="float">
            <text:p>35281</text:p>
          </table:table-cell>
          <table:table-cell office:value-type="string" calcext:value-type="string">
            <text:p>https://api.github.com/repos/Meecast/meecast</text:p>
          </table:table-cell>
          <table:table-cell table:formula="of:=REPLACE([.B117]; 1; 29; &quot;&quot;)" office:value-type="string" office:string-value="Meecast/meecast" calcext:value-type="string">
            <text:p>Meecast/meecast</text:p>
          </table:table-cell>
        </table:table-row>
        <table:table-row table:style-name="ro1">
          <table:table-cell office:value-type="float" office:value="35489" calcext:value-type="float">
            <text:p>35489</text:p>
          </table:table-cell>
          <table:table-cell office:value-type="string" calcext:value-type="string">
            <text:p>https://api.github.com/repos/NICMx/Jool</text:p>
          </table:table-cell>
          <table:table-cell table:formula="of:=REPLACE([.B118]; 1; 29; &quot;&quot;)" office:value-type="string" office:string-value="NICMx/Jool" calcext:value-type="string">
            <text:p>NICMx/Jool</text:p>
          </table:table-cell>
        </table:table-row>
        <table:table-row table:style-name="ro1">
          <table:table-cell office:value-type="float" office:value="35703" calcext:value-type="float">
            <text:p>35703</text:p>
          </table:table-cell>
          <table:table-cell office:value-type="string" calcext:value-type="string">
            <text:p>https://api.github.com/repos/groonga/groonga</text:p>
          </table:table-cell>
          <table:table-cell table:formula="of:=REPLACE([.B119]; 1; 29; &quot;&quot;)" office:value-type="string" office:string-value="groonga/groonga" calcext:value-type="string">
            <text:p>groonga/groonga</text:p>
          </table:table-cell>
        </table:table-row>
        <table:table-row table:style-name="ro1">
          <table:table-cell office:value-type="float" office:value="36374" calcext:value-type="float">
            <text:p>36374</text:p>
          </table:table-cell>
          <table:table-cell office:value-type="string" calcext:value-type="string">
            <text:p>https://api.github.com/repos/arut/nginx-rtmp-module</text:p>
          </table:table-cell>
          <table:table-cell table:formula="of:=REPLACE([.B120]; 1; 29; &quot;&quot;)" office:value-type="string" office:string-value="arut/nginx-rtmp-module" calcext:value-type="string">
            <text:p>arut/nginx-rtmp-module</text:p>
          </table:table-cell>
        </table:table-row>
        <table:table-row table:style-name="ro1">
          <table:table-cell office:value-type="float" office:value="36459" calcext:value-type="float">
            <text:p>36459</text:p>
          </table:table-cell>
          <table:table-cell office:value-type="string" calcext:value-type="string">
            <text:p>https://api.github.com/repos/TI-OpenLink/wl18xx</text:p>
          </table:table-cell>
          <table:table-cell table:formula="of:=REPLACE([.B121]; 1; 29; &quot;&quot;)" office:value-type="string" office:string-value="TI-OpenLink/wl18xx" calcext:value-type="string">
            <text:p>TI-OpenLink/wl18xx</text:p>
          </table:table-cell>
        </table:table-row>
        <table:table-row table:style-name="ro1">
          <table:table-cell office:value-type="float" office:value="36577" calcext:value-type="float">
            <text:p>36577</text:p>
          </table:table-cell>
          <table:table-cell office:value-type="string" calcext:value-type="string">
            <text:p>https://api.github.com/repos/synthetos/TinyG</text:p>
          </table:table-cell>
          <table:table-cell table:formula="of:=REPLACE([.B122]; 1; 29; &quot;&quot;)" office:value-type="string" office:string-value="synthetos/TinyG" calcext:value-type="string">
            <text:p>synthetos/TinyG</text:p>
          </table:table-cell>
        </table:table-row>
        <table:table-row table:style-name="ro1">
          <table:table-cell office:value-type="float" office:value="36594" calcext:value-type="float">
            <text:p>36594</text:p>
          </table:table-cell>
          <table:table-cell office:value-type="string" calcext:value-type="string">
            <text:p>https://api.github.com/repos/mwh/minigrace</text:p>
          </table:table-cell>
          <table:table-cell table:formula="of:=REPLACE([.B123]; 1; 29; &quot;&quot;)" office:value-type="string" office:string-value="mwh/minigrace" calcext:value-type="string">
            <text:p>mwh/minigrace</text:p>
          </table:table-cell>
        </table:table-row>
        <table:table-row table:style-name="ro1">
          <table:table-cell office:value-type="float" office:value="36891" calcext:value-type="float">
            <text:p>36891</text:p>
          </table:table-cell>
          <table:table-cell office:value-type="string" calcext:value-type="string">
            <text:p>https://api.github.com/repos/thp/psmoveapi</text:p>
          </table:table-cell>
          <table:table-cell table:formula="of:=REPLACE([.B124]; 1; 29; &quot;&quot;)" office:value-type="string" office:string-value="thp/psmoveapi" calcext:value-type="string">
            <text:p>thp/psmoveapi</text:p>
          </table:table-cell>
        </table:table-row>
        <table:table-row table:style-name="ro1">
          <table:table-cell office:value-type="float" office:value="37157" calcext:value-type="float">
            <text:p>37157</text:p>
          </table:table-cell>
          <table:table-cell office:value-type="string" calcext:value-type="string">
            <text:p>https://api.github.com/repos/waruqi/tbox</text:p>
          </table:table-cell>
          <table:table-cell table:formula="of:=REPLACE([.B125]; 1; 29; &quot;&quot;)" office:value-type="string" office:string-value="waruqi/tbox" calcext:value-type="string">
            <text:p>waruqi/tbox</text:p>
          </table:table-cell>
        </table:table-row>
        <table:table-row table:style-name="ro1">
          <table:table-cell office:value-type="float" office:value="37466" calcext:value-type="float">
            <text:p>37466</text:p>
          </table:table-cell>
          <table:table-cell office:value-type="string" calcext:value-type="string">
            <text:p>https://api.github.com/repos/eroullit/dabba</text:p>
          </table:table-cell>
          <table:table-cell table:formula="of:=REPLACE([.B126]; 1; 29; &quot;&quot;)" office:value-type="string" office:string-value="eroullit/dabba" calcext:value-type="string">
            <text:p>eroullit/dabba</text:p>
          </table:table-cell>
        </table:table-row>
        <table:table-row table:style-name="ro1">
          <table:table-cell office:value-type="float" office:value="37523" calcext:value-type="float">
            <text:p>37523</text:p>
          </table:table-cell>
          <table:table-cell office:value-type="string" calcext:value-type="string">
            <text:p>https://api.github.com/repos/Libvisual/libvisual</text:p>
          </table:table-cell>
          <table:table-cell table:formula="of:=REPLACE([.B127]; 1; 29; &quot;&quot;)" office:value-type="string" office:string-value="Libvisual/libvisual" calcext:value-type="string">
            <text:p>Libvisual/libvisual</text:p>
          </table:table-cell>
        </table:table-row>
        <table:table-row table:style-name="ro1">
          <table:table-cell office:value-type="float" office:value="37583" calcext:value-type="float">
            <text:p>37583</text:p>
          </table:table-cell>
          <table:table-cell office:value-type="string" calcext:value-type="string">
            <text:p>https://api.github.com/repos/linuxmint/nemo</text:p>
          </table:table-cell>
          <table:table-cell table:formula="of:=REPLACE([.B128]; 1; 29; &quot;&quot;)" office:value-type="string" office:string-value="linuxmint/nemo" calcext:value-type="string">
            <text:p>linuxmint/nemo</text:p>
          </table:table-cell>
        </table:table-row>
        <table:table-row table:style-name="ro1">
          <table:table-cell office:value-type="float" office:value="38242" calcext:value-type="float">
            <text:p>38242</text:p>
          </table:table-cell>
          <table:table-cell office:value-type="string" calcext:value-type="string">
            <text:p>https://api.github.com/repos/servalproject/serval-dna</text:p>
          </table:table-cell>
          <table:table-cell table:formula="of:=REPLACE([.B129]; 1; 29; &quot;&quot;)" office:value-type="string" office:string-value="servalproject/serval-dna" calcext:value-type="string">
            <text:p>servalproject/serval-dna</text:p>
          </table:table-cell>
        </table:table-row>
        <table:table-row table:style-name="ro1">
          <table:table-cell office:value-type="float" office:value="38366" calcext:value-type="float">
            <text:p>38366</text:p>
          </table:table-cell>
          <table:table-cell office:value-type="string" calcext:value-type="string">
            <text:p>https://api.github.com/repos/jedisct1/dnscrypt-proxy</text:p>
          </table:table-cell>
          <table:table-cell table:formula="of:=REPLACE([.B130]; 1; 29; &quot;&quot;)" office:value-type="string" office:string-value="jedisct1/dnscrypt-proxy" calcext:value-type="string">
            <text:p>jedisct1/dnscrypt-proxy</text:p>
          </table:table-cell>
        </table:table-row>
        <table:table-row table:style-name="ro1">
          <table:table-cell office:value-type="float" office:value="38824" calcext:value-type="float">
            <text:p>38824</text:p>
          </table:table-cell>
          <table:table-cell office:value-type="string" calcext:value-type="string">
            <text:p>https://api.github.com/repos/Torc/torc</text:p>
          </table:table-cell>
          <table:table-cell table:formula="of:=REPLACE([.B131]; 1; 29; &quot;&quot;)" office:value-type="string" office:string-value="Torc/torc" calcext:value-type="string">
            <text:p>Torc/torc</text:p>
          </table:table-cell>
        </table:table-row>
        <table:table-row table:style-name="ro1">
          <table:table-cell office:value-type="float" office:value="39251" calcext:value-type="float">
            <text:p>39251</text:p>
          </table:table-cell>
          <table:table-cell office:value-type="string" calcext:value-type="string">
            <text:p>https://api.github.com/repos/araisrobo/linuxcnc</text:p>
          </table:table-cell>
          <table:table-cell table:formula="of:=REPLACE([.B132]; 1; 29; &quot;&quot;)" office:value-type="string" office:string-value="araisrobo/linuxcnc" calcext:value-type="string">
            <text:p>araisrobo/linuxcnc</text:p>
          </table:table-cell>
        </table:table-row>
        <table:table-row table:style-name="ro1">
          <table:table-cell office:value-type="float" office:value="39329" calcext:value-type="float">
            <text:p>39329</text:p>
          </table:table-cell>
          <table:table-cell office:value-type="string" calcext:value-type="string">
            <text:p>https://api.github.com/repos/lsalzman/tesseract</text:p>
          </table:table-cell>
          <table:table-cell table:formula="of:=REPLACE([.B133]; 1; 29; &quot;&quot;)" office:value-type="string" office:string-value="lsalzman/tesseract" calcext:value-type="string">
            <text:p>lsalzman/tesseract</text:p>
          </table:table-cell>
        </table:table-row>
        <table:table-row table:style-name="ro1">
          <table:table-cell office:value-type="float" office:value="39370" calcext:value-type="float">
            <text:p>39370</text:p>
          </table:table-cell>
          <table:table-cell office:value-type="string" calcext:value-type="string">
            <text:p>https://api.github.com/repos/DragonFlyBSD/DragonFlyBSD</text:p>
          </table:table-cell>
          <table:table-cell table:formula="of:=REPLACE([.B134]; 1; 29; &quot;&quot;)" office:value-type="string" office:string-value="DragonFlyBSD/DragonFlyBSD" calcext:value-type="string">
            <text:p>DragonFlyBSD/DragonFlyBSD</text:p>
          </table:table-cell>
        </table:table-row>
        <table:table-row table:style-name="ro1">
          <table:table-cell office:value-type="float" office:value="40138" calcext:value-type="float">
            <text:p>40138</text:p>
          </table:table-cell>
          <table:table-cell office:value-type="string" calcext:value-type="string">
            <text:p>https://api.github.com/repos/kkaempf/sblim-sfcb</text:p>
          </table:table-cell>
          <table:table-cell table:formula="of:=REPLACE([.B135]; 1; 29; &quot;&quot;)" office:value-type="string" office:string-value="kkaempf/sblim-sfcb" calcext:value-type="string">
            <text:p>kkaempf/sblim-sfcb</text:p>
          </table:table-cell>
        </table:table-row>
        <table:table-row table:style-name="ro1">
          <table:table-cell office:value-type="float" office:value="40240" calcext:value-type="float">
            <text:p>40240</text:p>
          </table:table-cell>
          <table:table-cell office:value-type="string" calcext:value-type="string">
            <text:p>https://api.github.com/repos/Xyratex/lustre-stable</text:p>
          </table:table-cell>
          <table:table-cell table:formula="of:=REPLACE([.B136]; 1; 29; &quot;&quot;)" office:value-type="string" office:string-value="Xyratex/lustre-stable" calcext:value-type="string">
            <text:p>Xyratex/lustre-stable</text:p>
          </table:table-cell>
        </table:table-row>
        <table:table-row table:style-name="ro1">
          <table:table-cell office:value-type="float" office:value="40249" calcext:value-type="float">
            <text:p>40249</text:p>
          </table:table-cell>
          <table:table-cell office:value-type="string" calcext:value-type="string">
            <text:p>https://api.github.com/repos/rread/lustre</text:p>
          </table:table-cell>
          <table:table-cell table:formula="of:=REPLACE([.B137]; 1; 29; &quot;&quot;)" office:value-type="string" office:string-value="rread/lustre" calcext:value-type="string">
            <text:p>rread/lustre</text:p>
          </table:table-cell>
        </table:table-row>
        <table:table-row table:style-name="ro1">
          <table:table-cell office:value-type="float" office:value="40305" calcext:value-type="float">
            <text:p>40305</text:p>
          </table:table-cell>
          <table:table-cell office:value-type="string" calcext:value-type="string">
            <text:p>https://api.github.com/repos/corosync/corosync</text:p>
          </table:table-cell>
          <table:table-cell table:formula="of:=REPLACE([.B138]; 1; 29; &quot;&quot;)" office:value-type="string" office:string-value="corosync/corosync" calcext:value-type="string">
            <text:p>corosync/corosync</text:p>
          </table:table-cell>
        </table:table-row>
        <table:table-row table:style-name="ro1">
          <table:table-cell office:value-type="float" office:value="40387" calcext:value-type="float">
            <text:p>40387</text:p>
          </table:table-cell>
          <table:table-cell office:value-type="string" calcext:value-type="string">
            <text:p>https://api.github.com/repos/tcltk/tk</text:p>
          </table:table-cell>
          <table:table-cell table:formula="of:=REPLACE([.B139]; 1; 29; &quot;&quot;)" office:value-type="string" office:string-value="tcltk/tk" calcext:value-type="string">
            <text:p>tcltk/tk</text:p>
          </table:table-cell>
        </table:table-row>
        <table:table-row table:style-name="ro1">
          <table:table-cell office:value-type="float" office:value="40525" calcext:value-type="float">
            <text:p>40525</text:p>
          </table:table-cell>
          <table:table-cell office:value-type="string" calcext:value-type="string">
            <text:p>https://api.github.com/repos/MidnightCommander/mc</text:p>
          </table:table-cell>
          <table:table-cell table:formula="of:=REPLACE([.B140]; 1; 29; &quot;&quot;)" office:value-type="string" office:string-value="MidnightCommander/mc" calcext:value-type="string">
            <text:p>MidnightCommander/mc</text:p>
          </table:table-cell>
        </table:table-row>
        <table:table-row table:style-name="ro1">
          <table:table-cell office:value-type="float" office:value="40724" calcext:value-type="float">
            <text:p>40724</text:p>
          </table:table-cell>
          <table:table-cell office:value-type="string" calcext:value-type="string">
            <text:p>https://api.github.com/repos/chapuni/polly</text:p>
          </table:table-cell>
          <table:table-cell table:formula="of:=REPLACE([.B141]; 1; 29; &quot;&quot;)" office:value-type="string" office:string-value="chapuni/polly" calcext:value-type="string">
            <text:p>chapuni/polly</text:p>
          </table:table-cell>
        </table:table-row>
        <table:table-row table:style-name="ro1">
          <table:table-cell office:value-type="float" office:value="40771" calcext:value-type="float">
            <text:p>40771</text:p>
          </table:table-cell>
          <table:table-cell office:value-type="string" calcext:value-type="string">
            <text:p>https://api.github.com/repos/llvm-mirror/polly</text:p>
          </table:table-cell>
          <table:table-cell table:formula="of:=REPLACE([.B142]; 1; 29; &quot;&quot;)" office:value-type="string" office:string-value="llvm-mirror/polly" calcext:value-type="string">
            <text:p>llvm-mirror/polly</text:p>
          </table:table-cell>
        </table:table-row>
        <table:table-row table:style-name="ro1">
          <table:table-cell office:value-type="float" office:value="40842" calcext:value-type="float">
            <text:p>40842</text:p>
          </table:table-cell>
          <table:table-cell office:value-type="string" calcext:value-type="string">
            <text:p>https://api.github.com/repos/tianocore/edk2</text:p>
          </table:table-cell>
          <table:table-cell table:formula="of:=REPLACE([.B143]; 1; 29; &quot;&quot;)" office:value-type="string" office:string-value="tianocore/edk2" calcext:value-type="string">
            <text:p>tianocore/edk2</text:p>
          </table:table-cell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string" calcext:value-type="string">
            <text:p>https://api.github.com/repos/Hexxeh/rpi-firmware</text:p>
          </table:table-cell>
          <table:table-cell table:formula="of:=REPLACE([.B144]; 1; 29; &quot;&quot;)" office:value-type="string" office:string-value="Hexxeh/rpi-firmware" calcext:value-type="string">
            <text:p>Hexxeh/rpi-firmware</text:p>
          </table:table-cell>
        </table:table-row>
        <table:table-row table:style-name="ro1">
          <table:table-cell office:value-type="float" office:value="43054" calcext:value-type="float">
            <text:p>43054</text:p>
          </table:table-cell>
          <table:table-cell office:value-type="string" calcext:value-type="string">
            <text:p>https://api.github.com/repos/pikelang/Pike</text:p>
          </table:table-cell>
          <table:table-cell table:formula="of:=REPLACE([.B145]; 1; 29; &quot;&quot;)" office:value-type="string" office:string-value="pikelang/Pike" calcext:value-type="string">
            <text:p>pikelang/Pike</text:p>
          </table:table-cell>
        </table:table-row>
        <table:table-row table:style-name="ro1">
          <table:table-cell office:value-type="float" office:value="43282" calcext:value-type="float">
            <text:p>43282</text:p>
          </table:table-cell>
          <table:table-cell office:value-type="string" calcext:value-type="string">
            <text:p>https://api.github.com/repos/zeromq/czmq</text:p>
          </table:table-cell>
          <table:table-cell table:formula="of:=REPLACE([.B146]; 1; 29; &quot;&quot;)" office:value-type="string" office:string-value="zeromq/czmq" calcext:value-type="string">
            <text:p>zeromq/czmq</text:p>
          </table:table-cell>
        </table:table-row>
        <table:table-row table:style-name="ro1">
          <table:table-cell office:value-type="float" office:value="43576" calcext:value-type="float">
            <text:p>43576</text:p>
          </table:table-cell>
          <table:table-cell office:value-type="string" calcext:value-type="string">
            <text:p>https://api.github.com/repos/android/platform_bionic</text:p>
          </table:table-cell>
          <table:table-cell table:formula="of:=REPLACE([.B147]; 1; 29; &quot;&quot;)" office:value-type="string" office:string-value="android/platform_bionic" calcext:value-type="string">
            <text:p>android/platform_bionic</text:p>
          </table:table-cell>
        </table:table-row>
        <table:table-row table:style-name="ro1">
          <table:table-cell office:value-type="float" office:value="43671" calcext:value-type="float">
            <text:p>43671</text:p>
          </table:table-cell>
          <table:table-cell office:value-type="string" calcext:value-type="string">
            <text:p>https://api.github.com/repos/haiwen/seafile</text:p>
          </table:table-cell>
          <table:table-cell table:formula="of:=REPLACE([.B148]; 1; 29; &quot;&quot;)" office:value-type="string" office:string-value="haiwen/seafile" calcext:value-type="string">
            <text:p>haiwen/seafile</text:p>
          </table:table-cell>
        </table:table-row>
        <table:table-row table:style-name="ro1">
          <table:table-cell office:value-type="float" office:value="43932" calcext:value-type="float">
            <text:p>43932</text:p>
          </table:table-cell>
          <table:table-cell office:value-type="string" calcext:value-type="string">
            <text:p>https://api.github.com/repos/edoko/AirKernel_GN_JB</text:p>
          </table:table-cell>
          <table:table-cell table:formula="of:=REPLACE([.B149]; 1; 29; &quot;&quot;)" office:value-type="string" office:string-value="edoko/AirKernel_GN_JB" calcext:value-type="string">
            <text:p>edoko/AirKernel_GN_JB</text:p>
          </table:table-cell>
        </table:table-row>
        <table:table-row table:style-name="ro1">
          <table:table-cell office:value-type="float" office:value="43972" calcext:value-type="float">
            <text:p>43972</text:p>
          </table:table-cell>
          <table:table-cell office:value-type="string" calcext:value-type="string">
            <text:p>https://api.github.com/repos/libguestfs/libguestfs</text:p>
          </table:table-cell>
          <table:table-cell table:formula="of:=REPLACE([.B150]; 1; 29; &quot;&quot;)" office:value-type="string" office:string-value="libguestfs/libguestfs" calcext:value-type="string">
            <text:p>libguestfs/libguestfs</text:p>
          </table:table-cell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string" calcext:value-type="string">
            <text:p>https://api.github.com/repos/CTSRD-TESLA/TESLA</text:p>
          </table:table-cell>
          <table:table-cell table:formula="of:=REPLACE([.B151]; 1; 29; &quot;&quot;)" office:value-type="string" office:string-value="CTSRD-TESLA/TESLA" calcext:value-type="string">
            <text:p>CTSRD-TESLA/TESLA</text:p>
          </table:table-cell>
        </table:table-row>
        <table:table-row table:style-name="ro1">
          <table:table-cell office:value-type="float" office:value="44428" calcext:value-type="float">
            <text:p>44428</text:p>
          </table:table-cell>
          <table:table-cell office:value-type="string" calcext:value-type="string">
            <text:p>https://api.github.com/repos/WhisperSystems/Signal-Android</text:p>
          </table:table-cell>
          <table:table-cell table:formula="of:=REPLACE([.B152]; 1; 29; &quot;&quot;)" office:value-type="string" office:string-value="WhisperSystems/Signal-Android" calcext:value-type="string">
            <text:p>WhisperSystems/Signal-Android</text:p>
          </table:table-cell>
        </table:table-row>
        <table:table-row table:style-name="ro1">
          <table:table-cell office:value-type="float" office:value="44639" calcext:value-type="float">
            <text:p>44639</text:p>
          </table:table-cell>
          <table:table-cell office:value-type="string" calcext:value-type="string">
            <text:p>https://api.github.com/repos/apache/httpd</text:p>
          </table:table-cell>
          <table:table-cell table:formula="of:=REPLACE([.B153]; 1; 29; &quot;&quot;)" office:value-type="string" office:string-value="apache/httpd" calcext:value-type="string">
            <text:p>apache/httpd</text:p>
          </table:table-cell>
        </table:table-row>
        <table:table-row table:style-name="ro1">
          <table:table-cell office:value-type="float" office:value="45332" calcext:value-type="float">
            <text:p>45332</text:p>
          </table:table-cell>
          <table:table-cell office:value-type="string" calcext:value-type="string">
            <text:p>https://api.github.com/repos/wangjian1009/GeneralDE</text:p>
          </table:table-cell>
          <table:table-cell table:formula="of:=REPLACE([.B154]; 1; 29; &quot;&quot;)" office:value-type="string" office:string-value="wangjian1009/GeneralDE" calcext:value-type="string">
            <text:p>wangjian1009/GeneralDE</text:p>
          </table:table-cell>
        </table:table-row>
        <table:table-row table:style-name="ro1">
          <table:table-cell office:value-type="float" office:value="47830" calcext:value-type="float">
            <text:p>47830</text:p>
          </table:table-cell>
          <table:table-cell office:value-type="string" calcext:value-type="string">
            <text:p>https://api.github.com/repos/libopencm3/libopencm3</text:p>
          </table:table-cell>
          <table:table-cell table:formula="of:=REPLACE([.B155]; 1; 29; &quot;&quot;)" office:value-type="string" office:string-value="libopencm3/libopencm3" calcext:value-type="string">
            <text:p>libopencm3/libopencm3</text:p>
          </table:table-cell>
        </table:table-row>
        <table:table-row table:style-name="ro1">
          <table:table-cell office:value-type="float" office:value="48462" calcext:value-type="float">
            <text:p>48462</text:p>
          </table:table-cell>
          <table:table-cell office:value-type="string" calcext:value-type="string">
            <text:p>https://api.github.com/repos/tcltk/tcl</text:p>
          </table:table-cell>
          <table:table-cell table:formula="of:=REPLACE([.B156]; 1; 29; &quot;&quot;)" office:value-type="string" office:string-value="tcltk/tcl" calcext:value-type="string">
            <text:p>tcltk/tcl</text:p>
          </table:table-cell>
        </table:table-row>
        <table:table-row table:style-name="ro1">
          <table:table-cell office:value-type="float" office:value="48530" calcext:value-type="float">
            <text:p>48530</text:p>
          </table:table-cell>
          <table:table-cell office:value-type="string" calcext:value-type="string">
            <text:p>https://api.github.com/repos/chapuni/compiler-rt</text:p>
          </table:table-cell>
          <table:table-cell table:formula="of:=REPLACE([.B157]; 1; 29; &quot;&quot;)" office:value-type="string" office:string-value="chapuni/compiler-rt" calcext:value-type="string">
            <text:p>chapuni/compiler-rt</text:p>
          </table:table-cell>
        </table:table-row>
        <table:table-row table:style-name="ro1">
          <table:table-cell office:value-type="float" office:value="52694" calcext:value-type="float">
            <text:p>52694</text:p>
          </table:table-cell>
          <table:table-cell office:value-type="string" calcext:value-type="string">
            <text:p>https://api.github.com/repos/llvm-mirror/compiler-rt</text:p>
          </table:table-cell>
          <table:table-cell table:formula="of:=REPLACE([.B158]; 1; 29; &quot;&quot;)" office:value-type="string" office:string-value="llvm-mirror/compiler-rt" calcext:value-type="string">
            <text:p>llvm-mirror/compiler-rt</text:p>
          </table:table-cell>
        </table:table-row>
        <table:table-row table:style-name="ro1">
          <table:table-cell office:value-type="float" office:value="52992" calcext:value-type="float">
            <text:p>52992</text:p>
          </table:table-cell>
          <table:table-cell office:value-type="string" calcext:value-type="string">
            <text:p>https://api.github.com/repos/jonas/tig</text:p>
          </table:table-cell>
          <table:table-cell table:formula="of:=REPLACE([.B159]; 1; 29; &quot;&quot;)" office:value-type="string" office:string-value="jonas/tig" calcext:value-type="string">
            <text:p>jonas/tig</text:p>
          </table:table-cell>
        </table:table-row>
        <table:table-row table:style-name="ro1">
          <table:table-cell office:value-type="float" office:value="53614" calcext:value-type="float">
            <text:p>53614</text:p>
          </table:table-cell>
          <table:table-cell office:value-type="string" calcext:value-type="string">
            <text:p>https://api.github.com/repos/gittup/tup</text:p>
          </table:table-cell>
          <table:table-cell table:formula="of:=REPLACE([.B160]; 1; 29; &quot;&quot;)" office:value-type="string" office:string-value="gittup/tup" calcext:value-type="string">
            <text:p>gittup/tup</text:p>
          </table:table-cell>
        </table:table-row>
        <table:table-row table:style-name="ro1">
          <table:table-cell office:value-type="float" office:value="53938" calcext:value-type="float">
            <text:p>53938</text:p>
          </table:table-cell>
          <table:table-cell office:value-type="string" calcext:value-type="string">
            <text:p>https://api.github.com/repos/etlegacy/etlegacy</text:p>
          </table:table-cell>
          <table:table-cell table:formula="of:=REPLACE([.B161]; 1; 29; &quot;&quot;)" office:value-type="string" office:string-value="etlegacy/etlegacy" calcext:value-type="string">
            <text:p>etlegacy/etlegacy</text:p>
          </table:table-cell>
        </table:table-row>
        <table:table-row table:style-name="ro1">
          <table:table-cell office:value-type="float" office:value="55363" calcext:value-type="float">
            <text:p>55363</text:p>
          </table:table-cell>
          <table:table-cell office:value-type="string" calcext:value-type="string">
            <text:p>https://api.github.com/repos/thasmin/Podax</text:p>
          </table:table-cell>
          <table:table-cell table:formula="of:=REPLACE([.B162]; 1; 29; &quot;&quot;)" office:value-type="string" office:string-value="thasmin/Podax" calcext:value-type="string">
            <text:p>thasmin/Podax</text:p>
          </table:table-cell>
        </table:table-row>
        <table:table-row table:style-name="ro1">
          <table:table-cell office:value-type="float" office:value="55370" calcext:value-type="float">
            <text:p>55370</text:p>
          </table:table-cell>
          <table:table-cell office:value-type="string" calcext:value-type="string">
            <text:p>https://api.github.com/repos/mabl/ChibiOS</text:p>
          </table:table-cell>
          <table:table-cell table:formula="of:=REPLACE([.B163]; 1; 29; &quot;&quot;)" office:value-type="string" office:string-value="mabl/ChibiOS" calcext:value-type="string">
            <text:p>mabl/ChibiOS</text:p>
          </table:table-cell>
        </table:table-row>
        <table:table-row table:style-name="ro1">
          <table:table-cell office:value-type="float" office:value="55411" calcext:value-type="float">
            <text:p>55411</text:p>
          </table:table-cell>
          <table:table-cell office:value-type="string" calcext:value-type="string">
            <text:p>https://api.github.com/repos/libgit2/rugged</text:p>
          </table:table-cell>
          <table:table-cell table:formula="of:=REPLACE([.B164]; 1; 29; &quot;&quot;)" office:value-type="string" office:string-value="libgit2/rugged" calcext:value-type="string">
            <text:p>libgit2/rugged</text:p>
          </table:table-cell>
        </table:table-row>
        <table:table-row table:style-name="ro1">
          <table:table-cell office:value-type="float" office:value="55810" calcext:value-type="float">
            <text:p>55810</text:p>
          </table:table-cell>
          <table:table-cell office:value-type="string" calcext:value-type="string">
            <text:p>https://api.github.com/repos/varnish/Varnish-Cache</text:p>
          </table:table-cell>
          <table:table-cell table:formula="of:=REPLACE([.B165]; 1; 29; &quot;&quot;)" office:value-type="string" office:string-value="varnish/Varnish-Cache" calcext:value-type="string">
            <text:p>varnish/Varnish-Cache</text:p>
          </table:table-cell>
        </table:table-row>
        <table:table-row table:style-name="ro1">
          <table:table-cell office:value-type="float" office:value="55881" calcext:value-type="float">
            <text:p>55881</text:p>
          </table:table-cell>
          <table:table-cell office:value-type="string" calcext:value-type="string">
            <text:p>https://api.github.com/repos/edoko/AirKernel_NS_JBN</text:p>
          </table:table-cell>
          <table:table-cell table:formula="of:=REPLACE([.B166]; 1; 29; &quot;&quot;)" office:value-type="string" office:string-value="edoko/AirKernel_NS_JBN" calcext:value-type="string">
            <text:p>edoko/AirKernel_NS_JBN</text:p>
          </table:table-cell>
        </table:table-row>
        <table:table-row table:style-name="ro1">
          <table:table-cell office:value-type="float" office:value="56257" calcext:value-type="float">
            <text:p>56257</text:p>
          </table:table-cell>
          <table:table-cell office:value-type="string" calcext:value-type="string">
            <text:p>https://api.github.com/repos/danielschwierzeck/u-boot-lantiq</text:p>
          </table:table-cell>
          <table:table-cell table:formula="of:=REPLACE([.B167]; 1; 29; &quot;&quot;)" office:value-type="string" office:string-value="danielschwierzeck/u-boot-lantiq" calcext:value-type="string">
            <text:p>danielschwierzeck/u-boot-lantiq</text:p>
          </table:table-cell>
        </table:table-row>
        <table:table-row table:style-name="ro1">
          <table:table-cell office:value-type="float" office:value="56558" calcext:value-type="float">
            <text:p>56558</text:p>
          </table:table-cell>
          <table:table-cell office:value-type="string" calcext:value-type="string">
            <text:p>https://api.github.com/repos/dvdhrm/kmscon</text:p>
          </table:table-cell>
          <table:table-cell table:formula="of:=REPLACE([.B168]; 1; 29; &quot;&quot;)" office:value-type="string" office:string-value="dvdhrm/kmscon" calcext:value-type="string">
            <text:p>dvdhrm/kmscon</text:p>
          </table:table-cell>
        </table:table-row>
        <table:table-row table:style-name="ro1">
          <table:table-cell office:value-type="float" office:value="56891" calcext:value-type="float">
            <text:p>56891</text:p>
          </table:table-cell>
          <table:table-cell office:value-type="string" calcext:value-type="string">
            <text:p>https://api.github.com/repos/Tinkerforge/brickd</text:p>
          </table:table-cell>
          <table:table-cell table:formula="of:=REPLACE([.B169]; 1; 29; &quot;&quot;)" office:value-type="string" office:string-value="Tinkerforge/brickd" calcext:value-type="string">
            <text:p>Tinkerforge/brickd</text:p>
          </table:table-cell>
        </table:table-row>
        <table:table-row table:style-name="ro1">
          <table:table-cell office:value-type="float" office:value="56931" calcext:value-type="float">
            <text:p>56931</text:p>
          </table:table-cell>
          <table:table-cell office:value-type="string" calcext:value-type="string">
            <text:p>https://api.github.com/repos/muggot/openmcu</text:p>
          </table:table-cell>
          <table:table-cell table:formula="of:=REPLACE([.B170]; 1; 29; &quot;&quot;)" office:value-type="string" office:string-value="muggot/openmcu" calcext:value-type="string">
            <text:p>muggot/openmcu</text:p>
          </table:table-cell>
        </table:table-row>
        <table:table-row table:style-name="ro1">
          <table:table-cell office:value-type="float" office:value="57182" calcext:value-type="float">
            <text:p>57182</text:p>
          </table:table-cell>
          <table:table-cell office:value-type="string" calcext:value-type="string">
            <text:p>https://api.github.com/repos/JHUISI/charm</text:p>
          </table:table-cell>
          <table:table-cell table:formula="of:=REPLACE([.B171]; 1; 29; &quot;&quot;)" office:value-type="string" office:string-value="JHUISI/charm" calcext:value-type="string">
            <text:p>JHUISI/charm</text:p>
          </table:table-cell>
        </table:table-row>
        <table:table-row table:style-name="ro1">
          <table:table-cell office:value-type="float" office:value="57512" calcext:value-type="float">
            <text:p>57512</text:p>
          </table:table-cell>
          <table:table-cell office:value-type="string" calcext:value-type="string">
            <text:p>https://api.github.com/repos/heimdal/heimdal</text:p>
          </table:table-cell>
          <table:table-cell table:formula="of:=REPLACE([.B172]; 1; 29; &quot;&quot;)" office:value-type="string" office:string-value="heimdal/heimdal" calcext:value-type="string">
            <text:p>heimdal/heimdal</text:p>
          </table:table-cell>
        </table:table-row>
        <table:table-row table:style-name="ro1">
          <table:table-cell office:value-type="float" office:value="58457" calcext:value-type="float">
            <text:p>58457</text:p>
          </table:table-cell>
          <table:table-cell office:value-type="string" calcext:value-type="string">
            <text:p>https://api.github.com/repos/lh3/bwa</text:p>
          </table:table-cell>
          <table:table-cell table:formula="of:=REPLACE([.B173]; 1; 29; &quot;&quot;)" office:value-type="string" office:string-value="lh3/bwa" calcext:value-type="string">
            <text:p>lh3/bwa</text:p>
          </table:table-cell>
        </table:table-row>
        <table:table-row table:style-name="ro1">
          <table:table-cell office:value-type="float" office:value="58975" calcext:value-type="float">
            <text:p>58975</text:p>
          </table:table-cell>
          <table:table-cell office:value-type="string" calcext:value-type="string">
            <text:p>https://api.github.com/repos/jjensen/luaplus51-all</text:p>
          </table:table-cell>
          <table:table-cell table:formula="of:=REPLACE([.B174]; 1; 29; &quot;&quot;)" office:value-type="string" office:string-value="jjensen/luaplus51-all" calcext:value-type="string">
            <text:p>jjensen/luaplus51-all</text:p>
          </table:table-cell>
        </table:table-row>
        <table:table-row table:style-name="ro1">
          <table:table-cell office:value-type="float" office:value="59237" calcext:value-type="float">
            <text:p>59237</text:p>
          </table:table-cell>
          <table:table-cell office:value-type="string" calcext:value-type="string">
            <text:p>https://api.github.com/repos/eggert/tz</text:p>
          </table:table-cell>
          <table:table-cell table:formula="of:=REPLACE([.B175]; 1; 29; &quot;&quot;)" office:value-type="string" office:string-value="eggert/tz" calcext:value-type="string">
            <text:p>eggert/tz</text:p>
          </table:table-cell>
        </table:table-row>
        <table:table-row table:style-name="ro1">
          <table:table-cell office:value-type="float" office:value="59270" calcext:value-type="float">
            <text:p>59270</text:p>
          </table:table-cell>
          <table:table-cell office:value-type="string" calcext:value-type="string">
            <text:p>https://api.github.com/repos/MISL-EBU-System-SW/mainline-public</text:p>
          </table:table-cell>
          <table:table-cell table:formula="of:=REPLACE([.B176]; 1; 29; &quot;&quot;)" office:value-type="string" office:string-value="MISL-EBU-System-SW/mainline-public" calcext:value-type="string">
            <text:p>MISL-EBU-System-SW/mainline-public</text:p>
          </table:table-cell>
        </table:table-row>
        <table:table-row table:style-name="ro1">
          <table:table-cell office:value-type="float" office:value="59762" calcext:value-type="float">
            <text:p>59762</text:p>
          </table:table-cell>
          <table:table-cell office:value-type="string" calcext:value-type="string">
            <text:p>https://api.github.com/repos/yquake2/yquake2</text:p>
          </table:table-cell>
          <table:table-cell table:formula="of:=REPLACE([.B177]; 1; 29; &quot;&quot;)" office:value-type="string" office:string-value="yquake2/yquake2" calcext:value-type="string">
            <text:p>yquake2/yquake2</text:p>
          </table:table-cell>
        </table:table-row>
        <table:table-row table:style-name="ro1">
          <table:table-cell office:value-type="float" office:value="60409" calcext:value-type="float">
            <text:p>60409</text:p>
          </table:table-cell>
          <table:table-cell office:value-type="string" calcext:value-type="string">
            <text:p>https://api.github.com/repos/matsumoto-r/ngx_mruby</text:p>
          </table:table-cell>
          <table:table-cell table:formula="of:=REPLACE([.B178]; 1; 29; &quot;&quot;)" office:value-type="string" office:string-value="matsumoto-r/ngx_mruby" calcext:value-type="string">
            <text:p>matsumoto-r/ngx_mruby</text:p>
          </table:table-cell>
        </table:table-row>
        <table:table-row table:style-name="ro1">
          <table:table-cell office:value-type="float" office:value="60622" calcext:value-type="float">
            <text:p>60622</text:p>
          </table:table-cell>
          <table:table-cell office:value-type="string" calcext:value-type="string">
            <text:p>https://api.github.com/repos/cvmfs/cvmfs</text:p>
          </table:table-cell>
          <table:table-cell table:formula="of:=REPLACE([.B179]; 1; 29; &quot;&quot;)" office:value-type="string" office:string-value="cvmfs/cvmfs" calcext:value-type="string">
            <text:p>cvmfs/cvmfs</text:p>
          </table:table-cell>
        </table:table-row>
        <table:table-row table:style-name="ro1">
          <table:table-cell office:value-type="float" office:value="60792" calcext:value-type="float">
            <text:p>60792</text:p>
          </table:table-cell>
          <table:table-cell office:value-type="string" calcext:value-type="string">
            <text:p>https://api.github.com/repos/franciscofranco/tuna</text:p>
          </table:table-cell>
          <table:table-cell table:formula="of:=REPLACE([.B180]; 1; 29; &quot;&quot;)" office:value-type="string" office:string-value="franciscofranco/tuna" calcext:value-type="string">
            <text:p>franciscofranco/tuna</text:p>
          </table:table-cell>
        </table:table-row>
        <table:table-row table:style-name="ro1">
          <table:table-cell office:value-type="float" office:value="61051" calcext:value-type="float">
            <text:p>61051</text:p>
          </table:table-cell>
          <table:table-cell office:value-type="string" calcext:value-type="string">
            <text:p>https://api.github.com/repos/stawel/cheali-charger</text:p>
          </table:table-cell>
          <table:table-cell table:formula="of:=REPLACE([.B181]; 1; 29; &quot;&quot;)" office:value-type="string" office:string-value="stawel/cheali-charger" calcext:value-type="string">
            <text:p>stawel/cheali-charger</text:p>
          </table:table-cell>
        </table:table-row>
        <table:table-row table:style-name="ro1">
          <table:table-cell office:value-type="float" office:value="61219" calcext:value-type="float">
            <text:p>61219</text:p>
          </table:table-cell>
          <table:table-cell office:value-type="string" calcext:value-type="string">
            <text:p>https://api.github.com/repos/jthornber/linux-2.6</text:p>
          </table:table-cell>
          <table:table-cell table:formula="of:=REPLACE([.B182]; 1; 29; &quot;&quot;)" office:value-type="string" office:string-value="jthornber/linux-2.6" calcext:value-type="string">
            <text:p>jthornber/linux-2.6</text:p>
          </table:table-cell>
        </table:table-row>
        <table:table-row table:style-name="ro1">
          <table:table-cell office:value-type="float" office:value="61569" calcext:value-type="float">
            <text:p>61569</text:p>
          </table:table-cell>
          <table:table-cell office:value-type="string" calcext:value-type="string">
            <text:p>https://api.github.com/repos/rnk/dynamorio</text:p>
          </table:table-cell>
          <table:table-cell table:formula="of:=REPLACE([.B183]; 1; 29; &quot;&quot;)" office:value-type="string" office:string-value="rnk/dynamorio" calcext:value-type="string">
            <text:p>rnk/dynamorio</text:p>
          </table:table-cell>
        </table:table-row>
        <table:table-row table:style-name="ro1">
          <table:table-cell office:value-type="float" office:value="61898" calcext:value-type="float">
            <text:p>61898</text:p>
          </table:table-cell>
          <table:table-cell office:value-type="string" calcext:value-type="string">
            <text:p>https://api.github.com/repos/openafs/openafs</text:p>
          </table:table-cell>
          <table:table-cell table:formula="of:=REPLACE([.B184]; 1; 29; &quot;&quot;)" office:value-type="string" office:string-value="openafs/openafs" calcext:value-type="string">
            <text:p>openafs/openafs</text:p>
          </table:table-cell>
        </table:table-row>
        <table:table-row table:style-name="ro1">
          <table:table-cell office:value-type="float" office:value="61950" calcext:value-type="float">
            <text:p>61950</text:p>
          </table:table-cell>
          <table:table-cell office:value-type="string" calcext:value-type="string">
            <text:p>https://api.github.com/repos/tytso/e2fsprogs</text:p>
          </table:table-cell>
          <table:table-cell table:formula="of:=REPLACE([.B185]; 1; 29; &quot;&quot;)" office:value-type="string" office:string-value="tytso/e2fsprogs" calcext:value-type="string">
            <text:p>tytso/e2fsprogs</text:p>
          </table:table-cell>
        </table:table-row>
        <table:table-row table:style-name="ro1">
          <table:table-cell office:value-type="float" office:value="62586" calcext:value-type="float">
            <text:p>62586</text:p>
          </table:table-cell>
          <table:table-cell office:value-type="string" calcext:value-type="string">
            <text:p>https://api.github.com/repos/Ettercap/ettercap</text:p>
          </table:table-cell>
          <table:table-cell table:formula="of:=REPLACE([.B186]; 1; 29; &quot;&quot;)" office:value-type="string" office:string-value="Ettercap/ettercap" calcext:value-type="string">
            <text:p>Ettercap/ettercap</text:p>
          </table:table-cell>
        </table:table-row>
        <table:table-row table:style-name="ro1">
          <table:table-cell office:value-type="float" office:value="64542" calcext:value-type="float">
            <text:p>64542</text:p>
          </table:table-cell>
          <table:table-cell office:value-type="string" calcext:value-type="string">
            <text:p>https://api.github.com/repos/samtools/samtools</text:p>
          </table:table-cell>
          <table:table-cell table:formula="of:=REPLACE([.B187]; 1; 29; &quot;&quot;)" office:value-type="string" office:string-value="samtools/samtools" calcext:value-type="string">
            <text:p>samtools/samtools</text:p>
          </table:table-cell>
        </table:table-row>
        <table:table-row table:style-name="ro1">
          <table:table-cell office:value-type="float" office:value="64830" calcext:value-type="float">
            <text:p>64830</text:p>
          </table:table-cell>
          <table:table-cell office:value-type="string" calcext:value-type="string">
            <text:p>https://api.github.com/repos/mapserver/mapserver</text:p>
          </table:table-cell>
          <table:table-cell table:formula="of:=REPLACE([.B188]; 1; 29; &quot;&quot;)" office:value-type="string" office:string-value="mapserver/mapserver" calcext:value-type="string">
            <text:p>mapserver/mapserver</text:p>
          </table:table-cell>
        </table:table-row>
        <table:table-row table:style-name="ro1">
          <table:table-cell office:value-type="float" office:value="64892" calcext:value-type="float">
            <text:p>64892</text:p>
          </table:table-cell>
          <table:table-cell office:value-type="string" calcext:value-type="string">
            <text:p>https://api.github.com/repos/tatsuhiro-t/spdylay</text:p>
          </table:table-cell>
          <table:table-cell table:formula="of:=REPLACE([.B189]; 1; 29; &quot;&quot;)" office:value-type="string" office:string-value="tatsuhiro-t/spdylay" calcext:value-type="string">
            <text:p>tatsuhiro-t/spdylay</text:p>
          </table:table-cell>
        </table:table-row>
        <table:table-row table:style-name="ro1">
          <table:table-cell office:value-type="float" office:value="65096" calcext:value-type="float">
            <text:p>65096</text:p>
          </table:table-cell>
          <table:table-cell office:value-type="string" calcext:value-type="string">
            <text:p>https://api.github.com/repos/JonasT/Blitwizard</text:p>
          </table:table-cell>
          <table:table-cell table:formula="of:=REPLACE([.B190]; 1; 29; &quot;&quot;)" office:value-type="string" office:string-value="JonasT/Blitwizard" calcext:value-type="string">
            <text:p>JonasT/Blitwizard</text:p>
          </table:table-cell>
        </table:table-row>
        <table:table-row table:style-name="ro1">
          <table:table-cell office:value-type="float" office:value="65217" calcext:value-type="float">
            <text:p>65217</text:p>
          </table:table-cell>
          <table:table-cell office:value-type="string" calcext:value-type="string">
            <text:p>https://api.github.com/repos/TheCodeLab/IntenseLogic</text:p>
          </table:table-cell>
          <table:table-cell table:formula="of:=REPLACE([.B191]; 1; 29; &quot;&quot;)" office:value-type="string" office:string-value="TheCodeLab/IntenseLogic" calcext:value-type="string">
            <text:p>TheCodeLab/IntenseLogic</text:p>
          </table:table-cell>
        </table:table-row>
        <table:table-row table:style-name="ro1">
          <table:table-cell office:value-type="float" office:value="67060" calcext:value-type="float">
            <text:p>67060</text:p>
          </table:table-cell>
          <table:table-cell office:value-type="string" calcext:value-type="string">
            <text:p>https://api.github.com/repos/karelzak/util-linux</text:p>
          </table:table-cell>
          <table:table-cell table:formula="of:=REPLACE([.B192]; 1; 29; &quot;&quot;)" office:value-type="string" office:string-value="karelzak/util-linux" calcext:value-type="string">
            <text:p>karelzak/util-linux</text:p>
          </table:table-cell>
        </table:table-row>
        <table:table-row table:style-name="ro1">
          <table:table-cell office:value-type="float" office:value="67292" calcext:value-type="float">
            <text:p>67292</text:p>
          </table:table-cell>
          <table:table-cell office:value-type="string" calcext:value-type="string">
            <text:p>https://api.github.com/repos/gsliepen/tinc</text:p>
          </table:table-cell>
          <table:table-cell table:formula="of:=REPLACE([.B193]; 1; 29; &quot;&quot;)" office:value-type="string" office:string-value="gsliepen/tinc" calcext:value-type="string">
            <text:p>gsliepen/tinc</text:p>
          </table:table-cell>
        </table:table-row>
        <table:table-row table:style-name="ro1">
          <table:table-cell office:value-type="float" office:value="67783" calcext:value-type="float">
            <text:p>67783</text:p>
          </table:table-cell>
          <table:table-cell office:value-type="string" calcext:value-type="string">
            <text:p>https://api.github.com/repos/simh/simh</text:p>
          </table:table-cell>
          <table:table-cell table:formula="of:=REPLACE([.B194]; 1; 29; &quot;&quot;)" office:value-type="string" office:string-value="simh/simh" calcext:value-type="string">
            <text:p>simh/simh</text:p>
          </table:table-cell>
        </table:table-row>
        <table:table-row table:style-name="ro1">
          <table:table-cell office:value-type="float" office:value="67992" calcext:value-type="float">
            <text:p>67992</text:p>
          </table:table-cell>
          <table:table-cell office:value-type="string" calcext:value-type="string">
            <text:p>https://api.github.com/repos/mdaniel/virtualbox-org-svn-vbox-trunk</text:p>
          </table:table-cell>
          <table:table-cell table:formula="of:=REPLACE([.B195]; 1; 29; &quot;&quot;)" office:value-type="string" office:string-value="mdaniel/virtualbox-org-svn-vbox-trunk" calcext:value-type="string">
            <text:p>mdaniel/virtualbox-org-svn-vbox-trunk</text:p>
          </table:table-cell>
        </table:table-row>
        <table:table-row table:style-name="ro1">
          <table:table-cell office:value-type="float" office:value="68398" calcext:value-type="float">
            <text:p>68398</text:p>
          </table:table-cell>
          <table:table-cell office:value-type="string" calcext:value-type="string">
            <text:p>https://api.github.com/repos/mavlink/mavlink</text:p>
          </table:table-cell>
          <table:table-cell table:formula="of:=REPLACE([.B196]; 1; 29; &quot;&quot;)" office:value-type="string" office:string-value="mavlink/mavlink" calcext:value-type="string">
            <text:p>mavlink/mavlink</text:p>
          </table:table-cell>
        </table:table-row>
        <table:table-row table:style-name="ro1">
          <table:table-cell office:value-type="float" office:value="69072" calcext:value-type="float">
            <text:p>69072</text:p>
          </table:table-cell>
          <table:table-cell office:value-type="string" calcext:value-type="string">
            <text:p>https://api.github.com/repos/ceph/ceph-client</text:p>
          </table:table-cell>
          <table:table-cell table:formula="of:=REPLACE([.B197]; 1; 29; &quot;&quot;)" office:value-type="string" office:string-value="ceph/ceph-client" calcext:value-type="string">
            <text:p>ceph/ceph-client</text:p>
          </table:table-cell>
        </table:table-row>
        <table:table-row table:style-name="ro1">
          <table:table-cell office:value-type="float" office:value="70064" calcext:value-type="float">
            <text:p>70064</text:p>
          </table:table-cell>
          <table:table-cell office:value-type="string" calcext:value-type="string">
            <text:p>https://api.github.com/repos/embedthis/http</text:p>
          </table:table-cell>
          <table:table-cell table:formula="of:=REPLACE([.B198]; 1; 29; &quot;&quot;)" office:value-type="string" office:string-value="embedthis/http" calcext:value-type="string">
            <text:p>embedthis/http</text:p>
          </table:table-cell>
        </table:table-row>
        <table:table-row table:style-name="ro1">
          <table:table-cell office:value-type="float" office:value="70666" calcext:value-type="float">
            <text:p>70666</text:p>
          </table:table-cell>
          <table:table-cell office:value-type="string" calcext:value-type="string">
            <text:p>https://api.github.com/repos/math-atlas/math-atlas</text:p>
          </table:table-cell>
          <table:table-cell table:formula="of:=REPLACE([.B199]; 1; 29; &quot;&quot;)" office:value-type="string" office:string-value="math-atlas/math-atlas" calcext:value-type="string">
            <text:p>math-atlas/math-atlas</text:p>
          </table:table-cell>
        </table:table-row>
        <table:table-row table:style-name="ro1">
          <table:table-cell office:value-type="float" office:value="72742" calcext:value-type="float">
            <text:p>72742</text:p>
          </table:table-cell>
          <table:table-cell office:value-type="string" calcext:value-type="string">
            <text:p>https://api.github.com/repos/marciof/eon</text:p>
          </table:table-cell>
          <table:table-cell table:formula="of:=REPLACE([.B200]; 1; 29; &quot;&quot;)" office:value-type="string" office:string-value="marciof/eon" calcext:value-type="string">
            <text:p>marciof/eon</text:p>
          </table:table-cell>
        </table:table-row>
        <table:table-row table:style-name="ro1">
          <table:table-cell office:value-type="float" office:value="72812" calcext:value-type="float">
            <text:p>72812</text:p>
          </table:table-cell>
          <table:table-cell office:value-type="string" calcext:value-type="string">
            <text:p>https://api.github.com/repos/cea-hpc/robinhood</text:p>
          </table:table-cell>
          <table:table-cell table:formula="of:=REPLACE([.B201]; 1; 29; &quot;&quot;)" office:value-type="string" office:string-value="cea-hpc/robinhood" calcext:value-type="string">
            <text:p>cea-hpc/robinhood</text:p>
          </table:table-cell>
        </table:table-row>
        <table:table-row table:style-name="ro1">
          <table:table-cell office:value-type="float" office:value="73551" calcext:value-type="float">
            <text:p>73551</text:p>
          </table:table-cell>
          <table:table-cell office:value-type="string" calcext:value-type="string">
            <text:p>https://api.github.com/repos/bgn9000/Shun-Andromeda</text:p>
          </table:table-cell>
          <table:table-cell table:formula="of:=REPLACE([.B202]; 1; 29; &quot;&quot;)" office:value-type="string" office:string-value="bgn9000/Shun-Andromeda" calcext:value-type="string">
            <text:p>bgn9000/Shun-Andromeda</text:p>
          </table:table-cell>
        </table:table-row>
        <table:table-row table:style-name="ro1">
          <table:table-cell office:value-type="float" office:value="73725" calcext:value-type="float">
            <text:p>73725</text:p>
          </table:table-cell>
          <table:table-cell office:value-type="string" calcext:value-type="string">
            <text:p>https://api.github.com/repos/kkaempf/sane-backends</text:p>
          </table:table-cell>
          <table:table-cell table:formula="of:=REPLACE([.B203]; 1; 29; &quot;&quot;)" office:value-type="string" office:string-value="kkaempf/sane-backends" calcext:value-type="string">
            <text:p>kkaempf/sane-backends</text:p>
          </table:table-cell>
        </table:table-row>
        <table:table-row table:style-name="ro1">
          <table:table-cell office:value-type="float" office:value="75392" calcext:value-type="float">
            <text:p>75392</text:p>
          </table:table-cell>
          <table:table-cell office:value-type="string" calcext:value-type="string">
            <text:p>https://api.github.com/repos/jgaeddert/liquid-dsp</text:p>
          </table:table-cell>
          <table:table-cell table:formula="of:=REPLACE([.B204]; 1; 29; &quot;&quot;)" office:value-type="string" office:string-value="jgaeddert/liquid-dsp" calcext:value-type="string">
            <text:p>jgaeddert/liquid-dsp</text:p>
          </table:table-cell>
        </table:table-row>
        <table:table-row table:style-name="ro1">
          <table:table-cell office:value-type="float" office:value="76108" calcext:value-type="float">
            <text:p>76108</text:p>
          </table:table-cell>
          <table:table-cell office:value-type="string" calcext:value-type="string">
            <text:p>https://api.github.com/repos/andikleen/linux-misc</text:p>
          </table:table-cell>
          <table:table-cell table:formula="of:=REPLACE([.B205]; 1; 29; &quot;&quot;)" office:value-type="string" office:string-value="andikleen/linux-misc" calcext:value-type="string">
            <text:p>andikleen/linux-misc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https://api.github.com/repos/roboterclubaachen/xpcc</text:p>
          </table:table-cell>
          <table:table-cell table:formula="of:=REPLACE([.B206]; 1; 29; &quot;&quot;)" office:value-type="string" office:string-value="roboterclubaachen/xpcc" calcext:value-type="string">
            <text:p>roboterclubaachen/xpcc</text:p>
          </table:table-cell>
        </table:table-row>
        <table:table-row table:style-name="ro1">
          <table:table-cell office:value-type="float" office:value="76713" calcext:value-type="float">
            <text:p>76713</text:p>
          </table:table-cell>
          <table:table-cell office:value-type="string" calcext:value-type="string">
            <text:p>https://api.github.com/repos/MatzeB/libfirm</text:p>
          </table:table-cell>
          <table:table-cell table:formula="of:=REPLACE([.B207]; 1; 29; &quot;&quot;)" office:value-type="string" office:string-value="MatzeB/libfirm" calcext:value-type="string">
            <text:p>MatzeB/libfirm</text:p>
          </table:table-cell>
        </table:table-row>
        <table:table-row table:style-name="ro1">
          <table:table-cell office:value-type="float" office:value="76745" calcext:value-type="float">
            <text:p>76745</text:p>
          </table:table-cell>
          <table:table-cell office:value-type="string" calcext:value-type="string">
            <text:p>https://api.github.com/repos/MatzeB/firm-testsuite</text:p>
          </table:table-cell>
          <table:table-cell table:formula="of:=REPLACE([.B208]; 1; 29; &quot;&quot;)" office:value-type="string" office:string-value="MatzeB/firm-testsuite" calcext:value-type="string">
            <text:p>MatzeB/firm-testsuite</text:p>
          </table:table-cell>
        </table:table-row>
        <table:table-row table:style-name="ro1">
          <table:table-cell office:value-type="float" office:value="76816" calcext:value-type="float">
            <text:p>76816</text:p>
          </table:table-cell>
          <table:table-cell office:value-type="string" calcext:value-type="string">
            <text:p>https://api.github.com/repos/imammedo/qemu</text:p>
          </table:table-cell>
          <table:table-cell table:formula="of:=REPLACE([.B209]; 1; 29; &quot;&quot;)" office:value-type="string" office:string-value="imammedo/qemu" calcext:value-type="string">
            <text:p>imammedo/qemu</text:p>
          </table:table-cell>
        </table:table-row>
        <table:table-row table:style-name="ro1">
          <table:table-cell office:value-type="float" office:value="76915" calcext:value-type="float">
            <text:p>76915</text:p>
          </table:table-cell>
          <table:table-cell office:value-type="string" calcext:value-type="string">
            <text:p>https://api.github.com/repos/lizardo/bluez-devel</text:p>
          </table:table-cell>
          <table:table-cell table:formula="of:=REPLACE([.B210]; 1; 29; &quot;&quot;)" office:value-type="string" office:string-value="lizardo/bluez-devel" calcext:value-type="string">
            <text:p>lizardo/bluez-devel</text:p>
          </table:table-cell>
        </table:table-row>
        <table:table-row table:style-name="ro1">
          <table:table-cell office:value-type="float" office:value="77448" calcext:value-type="float">
            <text:p>77448</text:p>
          </table:table-cell>
          <table:table-cell office:value-type="string" calcext:value-type="string">
            <text:p>https://api.github.com/repos/flashrom/flashrom</text:p>
          </table:table-cell>
          <table:table-cell table:formula="of:=REPLACE([.B211]; 1; 29; &quot;&quot;)" office:value-type="string" office:string-value="flashrom/flashrom" calcext:value-type="string">
            <text:p>flashrom/flashrom</text:p>
          </table:table-cell>
        </table:table-row>
        <table:table-row table:style-name="ro1">
          <table:table-cell office:value-type="float" office:value="78257" calcext:value-type="float">
            <text:p>78257</text:p>
          </table:table-cell>
          <table:table-cell office:value-type="string" calcext:value-type="string">
            <text:p>https://api.github.com/repos/taysom/tau</text:p>
          </table:table-cell>
          <table:table-cell table:formula="of:=REPLACE([.B212]; 1; 29; &quot;&quot;)" office:value-type="string" office:string-value="taysom/tau" calcext:value-type="string">
            <text:p>taysom/tau</text:p>
          </table:table-cell>
        </table:table-row>
        <table:table-row table:style-name="ro1">
          <table:table-cell office:value-type="float" office:value="78720" calcext:value-type="float">
            <text:p>78720</text:p>
          </table:table-cell>
          <table:table-cell office:value-type="string" calcext:value-type="string">
            <text:p>https://api.github.com/repos/gparmer/composite</text:p>
          </table:table-cell>
          <table:table-cell table:formula="of:=REPLACE([.B213]; 1; 29; &quot;&quot;)" office:value-type="string" office:string-value="gparmer/composite" calcext:value-type="string">
            <text:p>gparmer/composite</text:p>
          </table:table-cell>
        </table:table-row>
        <table:table-row table:style-name="ro1">
          <table:table-cell office:value-type="float" office:value="78779" calcext:value-type="float">
            <text:p>78779</text:p>
          </table:table-cell>
          <table:table-cell office:value-type="string" calcext:value-type="string">
            <text:p>https://api.github.com/repos/jmccrohan/openwrt-packages</text:p>
          </table:table-cell>
          <table:table-cell table:formula="of:=REPLACE([.B214]; 1; 29; &quot;&quot;)" office:value-type="string" office:string-value="jmccrohan/openwrt-packages" calcext:value-type="string">
            <text:p>jmccrohan/openwrt-packages</text:p>
          </table:table-cell>
        </table:table-row>
        <table:table-row table:style-name="ro1">
          <table:table-cell office:value-type="float" office:value="78832" calcext:value-type="float">
            <text:p>78832</text:p>
          </table:table-cell>
          <table:table-cell office:value-type="string" calcext:value-type="string">
            <text:p>https://api.github.com/repos/mate-desktop/mate-control-center</text:p>
          </table:table-cell>
          <table:table-cell table:formula="of:=REPLACE([.B215]; 1; 29; &quot;&quot;)" office:value-type="string" office:string-value="mate-desktop/mate-control-center" calcext:value-type="string">
            <text:p>mate-desktop/mate-control-center</text:p>
          </table:table-cell>
        </table:table-row>
        <table:table-row table:style-name="ro1">
          <table:table-cell office:value-type="float" office:value="78942" calcext:value-type="float">
            <text:p>78942</text:p>
          </table:table-cell>
          <table:table-cell office:value-type="string" calcext:value-type="string">
            <text:p>https://api.github.com/repos/gromacs/gromacs</text:p>
          </table:table-cell>
          <table:table-cell table:formula="of:=REPLACE([.B216]; 1; 29; &quot;&quot;)" office:value-type="string" office:string-value="gromacs/gromacs" calcext:value-type="string">
            <text:p>gromacs/gromacs</text:p>
          </table:table-cell>
        </table:table-row>
        <table:table-row table:style-name="ro1">
          <table:table-cell office:value-type="float" office:value="79207" calcext:value-type="float">
            <text:p>79207</text:p>
          </table:table-cell>
          <table:table-cell office:value-type="string" calcext:value-type="string">
            <text:p>https://api.github.com/repos/ipxe/ipxe</text:p>
          </table:table-cell>
          <table:table-cell table:formula="of:=REPLACE([.B217]; 1; 29; &quot;&quot;)" office:value-type="string" office:string-value="ipxe/ipxe" calcext:value-type="string">
            <text:p>ipxe/ipxe</text:p>
          </table:table-cell>
        </table:table-row>
        <table:table-row table:style-name="ro1">
          <table:table-cell office:value-type="float" office:value="79666" calcext:value-type="float">
            <text:p>79666</text:p>
          </table:table-cell>
          <table:table-cell office:value-type="string" calcext:value-type="string">
            <text:p>https://api.github.com/repos/RyanMcG/dotfiles</text:p>
          </table:table-cell>
          <table:table-cell table:formula="of:=REPLACE([.B218]; 1; 29; &quot;&quot;)" office:value-type="string" office:string-value="RyanMcG/dotfiles" calcext:value-type="string">
            <text:p>RyanMcG/dotfiles</text:p>
          </table:table-cell>
        </table:table-row>
        <table:table-row table:style-name="ro1">
          <table:table-cell office:value-type="float" office:value="80262" calcext:value-type="float">
            <text:p>80262</text:p>
          </table:table-cell>
          <table:table-cell office:value-type="string" calcext:value-type="string">
            <text:p>https://api.github.com/repos/cdrttn/samba-regedit</text:p>
          </table:table-cell>
          <table:table-cell table:formula="of:=REPLACE([.B219]; 1; 29; &quot;&quot;)" office:value-type="string" office:string-value="cdrttn/samba-regedit" calcext:value-type="string">
            <text:p>cdrttn/samba-regedit</text:p>
          </table:table-cell>
        </table:table-row>
        <table:table-row table:style-name="ro1">
          <table:table-cell office:value-type="float" office:value="80795" calcext:value-type="float">
            <text:p>80795</text:p>
          </table:table-cell>
          <table:table-cell office:value-type="string" calcext:value-type="string">
            <text:p>https://api.github.com/repos/stereotype441/piglit</text:p>
          </table:table-cell>
          <table:table-cell table:formula="of:=REPLACE([.B220]; 1; 29; &quot;&quot;)" office:value-type="string" office:string-value="stereotype441/piglit" calcext:value-type="string">
            <text:p>stereotype441/piglit</text:p>
          </table:table-cell>
        </table:table-row>
        <table:table-row table:style-name="ro1">
          <table:table-cell office:value-type="float" office:value="81285" calcext:value-type="float">
            <text:p>81285</text:p>
          </table:table-cell>
          <table:table-cell office:value-type="string" calcext:value-type="string">
            <text:p>https://api.github.com/repos/mdekauwe/GDAY</text:p>
          </table:table-cell>
          <table:table-cell table:formula="of:=REPLACE([.B221]; 1; 29; &quot;&quot;)" office:value-type="string" office:string-value="mdekauwe/GDAY" calcext:value-type="string">
            <text:p>mdekauwe/GDAY</text:p>
          </table:table-cell>
        </table:table-row>
        <table:table-row table:style-name="ro1">
          <table:table-cell office:value-type="float" office:value="81526" calcext:value-type="float">
            <text:p>81526</text:p>
          </table:table-cell>
          <table:table-cell office:value-type="string" calcext:value-type="string">
            <text:p>https://api.github.com/repos/thepowersgang/acess2</text:p>
          </table:table-cell>
          <table:table-cell table:formula="of:=REPLACE([.B222]; 1; 29; &quot;&quot;)" office:value-type="string" office:string-value="thepowersgang/acess2" calcext:value-type="string">
            <text:p>thepowersgang/acess2</text:p>
          </table:table-cell>
        </table:table-row>
        <table:table-row table:style-name="ro1">
          <table:table-cell office:value-type="float" office:value="83185" calcext:value-type="float">
            <text:p>83185</text:p>
          </table:table-cell>
          <table:table-cell office:value-type="string" calcext:value-type="string">
            <text:p>https://api.github.com/repos/albinoloverats/encrypt</text:p>
          </table:table-cell>
          <table:table-cell table:formula="of:=REPLACE([.B223]; 1; 29; &quot;&quot;)" office:value-type="string" office:string-value="albinoloverats/encrypt" calcext:value-type="string">
            <text:p>albinoloverats/encrypt</text:p>
          </table:table-cell>
        </table:table-row>
        <table:table-row table:style-name="ro1">
          <table:table-cell office:value-type="float" office:value="83187" calcext:value-type="float">
            <text:p>83187</text:p>
          </table:table-cell>
          <table:table-cell office:value-type="string" calcext:value-type="string">
            <text:p>https://api.github.com/repos/securactive/junkie</text:p>
          </table:table-cell>
          <table:table-cell table:formula="of:=REPLACE([.B224]; 1; 29; &quot;&quot;)" office:value-type="string" office:string-value="securactive/junkie" calcext:value-type="string">
            <text:p>securactive/junkie</text:p>
          </table:table-cell>
        </table:table-row>
        <table:table-row table:style-name="ro1">
          <table:table-cell office:value-type="float" office:value="83463" calcext:value-type="float">
            <text:p>83463</text:p>
          </table:table-cell>
          <table:table-cell office:value-type="string" calcext:value-type="string">
            <text:p>https://api.github.com/repos/gnuplot/gnuplot</text:p>
          </table:table-cell>
          <table:table-cell table:formula="of:=REPLACE([.B225]; 1; 29; &quot;&quot;)" office:value-type="string" office:string-value="gnuplot/gnuplot" calcext:value-type="string">
            <text:p>gnuplot/gnuplot</text:p>
          </table:table-cell>
        </table:table-row>
        <table:table-row table:style-name="ro1">
          <table:table-cell office:value-type="float" office:value="84149" calcext:value-type="float">
            <text:p>84149</text:p>
          </table:table-cell>
          <table:table-cell office:value-type="string" calcext:value-type="string">
            <text:p>https://api.github.com/repos/systemd/systemd</text:p>
          </table:table-cell>
          <table:table-cell table:formula="of:=REPLACE([.B226]; 1; 29; &quot;&quot;)" office:value-type="string" office:string-value="systemd/systemd" calcext:value-type="string">
            <text:p>systemd/systemd</text:p>
          </table:table-cell>
        </table:table-row>
        <table:table-row table:style-name="ro1">
          <table:table-cell office:value-type="float" office:value="84597" calcext:value-type="float">
            <text:p>84597</text:p>
          </table:table-cell>
          <table:table-cell office:value-type="string" calcext:value-type="string">
            <text:p>https://api.github.com/repos/linux-test-project/ltp</text:p>
          </table:table-cell>
          <table:table-cell table:formula="of:=REPLACE([.B227]; 1; 29; &quot;&quot;)" office:value-type="string" office:string-value="linux-test-project/ltp" calcext:value-type="string">
            <text:p>linux-test-project/ltp</text:p>
          </table:table-cell>
        </table:table-row>
        <table:table-row table:style-name="ro1">
          <table:table-cell office:value-type="float" office:value="85205" calcext:value-type="float">
            <text:p>85205</text:p>
          </table:table-cell>
          <table:table-cell office:value-type="string" calcext:value-type="string">
            <text:p>https://api.github.com/repos/FreeRDP/Remmina</text:p>
          </table:table-cell>
          <table:table-cell table:formula="of:=REPLACE([.B228]; 1; 29; &quot;&quot;)" office:value-type="string" office:string-value="FreeRDP/Remmina" calcext:value-type="string">
            <text:p>FreeRDP/Remmina</text:p>
          </table:table-cell>
        </table:table-row>
        <table:table-row table:style-name="ro1">
          <table:table-cell office:value-type="float" office:value="85519" calcext:value-type="float">
            <text:p>85519</text:p>
          </table:table-cell>
          <table:table-cell office:value-type="string" calcext:value-type="string">
            <text:p>https://api.github.com/repos/dankamongmen/sprezzos-world</text:p>
          </table:table-cell>
          <table:table-cell table:formula="of:=REPLACE([.B229]; 1; 29; &quot;&quot;)" office:value-type="string" office:string-value="dankamongmen/sprezzos-world" calcext:value-type="string">
            <text:p>dankamongmen/sprezzos-world</text:p>
          </table:table-cell>
        </table:table-row>
        <table:table-row table:style-name="ro1">
          <table:table-cell office:value-type="float" office:value="85822" calcext:value-type="float">
            <text:p>85822</text:p>
          </table:table-cell>
          <table:table-cell office:value-type="string" calcext:value-type="string">
            <text:p>https://api.github.com/repos/hroptatyr/unsermarkt</text:p>
          </table:table-cell>
          <table:table-cell table:formula="of:=REPLACE([.B230]; 1; 29; &quot;&quot;)" office:value-type="string" office:string-value="hroptatyr/unsermarkt" calcext:value-type="string">
            <text:p>hroptatyr/unsermarkt</text:p>
          </table:table-cell>
        </table:table-row>
        <table:table-row table:style-name="ro1">
          <table:table-cell office:value-type="float" office:value="86866" calcext:value-type="float">
            <text:p>86866</text:p>
          </table:table-cell>
          <table:table-cell office:value-type="string" calcext:value-type="string">
            <text:p>https://api.github.com/repos/IgnorantGuru/spacefm</text:p>
          </table:table-cell>
          <table:table-cell table:formula="of:=REPLACE([.B231]; 1; 29; &quot;&quot;)" office:value-type="string" office:string-value="IgnorantGuru/spacefm" calcext:value-type="string">
            <text:p>IgnorantGuru/spacefm</text:p>
          </table:table-cell>
        </table:table-row>
        <table:table-row table:style-name="ro1">
          <table:table-cell office:value-type="float" office:value="87271" calcext:value-type="float">
            <text:p>87271</text:p>
          </table:table-cell>
          <table:table-cell office:value-type="string" calcext:value-type="string">
            <text:p>https://api.github.com/repos/slaeshjag/libdarnit</text:p>
          </table:table-cell>
          <table:table-cell table:formula="of:=REPLACE([.B232]; 1; 29; &quot;&quot;)" office:value-type="string" office:string-value="slaeshjag/libdarnit" calcext:value-type="string">
            <text:p>slaeshjag/libdarnit</text:p>
          </table:table-cell>
        </table:table-row>
        <table:table-row table:style-name="ro1">
          <table:table-cell office:value-type="float" office:value="87589" calcext:value-type="float">
            <text:p>87589</text:p>
          </table:table-cell>
          <table:table-cell office:value-type="string" calcext:value-type="string">
            <text:p>https://api.github.com/repos/gregier/libpeas</text:p>
          </table:table-cell>
          <table:table-cell table:formula="of:=REPLACE([.B233]; 1; 29; &quot;&quot;)" office:value-type="string" office:string-value="gregier/libpeas" calcext:value-type="string">
            <text:p>gregier/libpeas</text:p>
          </table:table-cell>
        </table:table-row>
        <table:table-row table:style-name="ro1">
          <table:table-cell office:value-type="float" office:value="88109" calcext:value-type="float">
            <text:p>88109</text:p>
          </table:table-cell>
          <table:table-cell office:value-type="string" calcext:value-type="string">
            <text:p>https://api.github.com/repos/alexlee188/ghpsdr3-alex</text:p>
          </table:table-cell>
          <table:table-cell table:formula="of:=REPLACE([.B234]; 1; 29; &quot;&quot;)" office:value-type="string" office:string-value="alexlee188/ghpsdr3-alex" calcext:value-type="string">
            <text:p>alexlee188/ghpsdr3-alex</text:p>
          </table:table-cell>
        </table:table-row>
        <table:table-row table:style-name="ro1">
          <table:table-cell office:value-type="float" office:value="89050" calcext:value-type="float">
            <text:p>89050</text:p>
          </table:table-cell>
          <table:table-cell office:value-type="string" calcext:value-type="string">
            <text:p>https://api.github.com/repos/browndeer/coprthr</text:p>
          </table:table-cell>
          <table:table-cell table:formula="of:=REPLACE([.B235]; 1; 29; &quot;&quot;)" office:value-type="string" office:string-value="browndeer/coprthr" calcext:value-type="string">
            <text:p>browndeer/coprthr</text:p>
          </table:table-cell>
        </table:table-row>
        <table:table-row table:style-name="ro1">
          <table:table-cell office:value-type="float" office:value="89081" calcext:value-type="float">
            <text:p>89081</text:p>
          </table:table-cell>
          <table:table-cell office:value-type="string" calcext:value-type="string">
            <text:p>https://api.github.com/repos/ericpaulbishop/gargoyle</text:p>
          </table:table-cell>
          <table:table-cell table:formula="of:=REPLACE([.B236]; 1; 29; &quot;&quot;)" office:value-type="string" office:string-value="ericpaulbishop/gargoyle" calcext:value-type="string">
            <text:p>ericpaulbishop/gargoyle</text:p>
          </table:table-cell>
        </table:table-row>
        <table:table-row table:style-name="ro1">
          <table:table-cell office:value-type="float" office:value="89278" calcext:value-type="float">
            <text:p>89278</text:p>
          </table:table-cell>
          <table:table-cell office:value-type="string" calcext:value-type="string">
            <text:p>https://api.github.com/repos/lpereira/lwan</text:p>
          </table:table-cell>
          <table:table-cell table:formula="of:=REPLACE([.B237]; 1; 29; &quot;&quot;)" office:value-type="string" office:string-value="lpereira/lwan" calcext:value-type="string">
            <text:p>lpereira/lwan</text:p>
          </table:table-cell>
        </table:table-row>
        <table:table-row table:style-name="ro1">
          <table:table-cell office:value-type="float" office:value="89364" calcext:value-type="float">
            <text:p>89364</text:p>
          </table:table-cell>
          <table:table-cell office:value-type="string" calcext:value-type="string">
            <text:p>https://api.github.com/repos/Gnucash/gnucash</text:p>
          </table:table-cell>
          <table:table-cell table:formula="of:=REPLACE([.B238]; 1; 29; &quot;&quot;)" office:value-type="string" office:string-value="Gnucash/gnucash" calcext:value-type="string">
            <text:p>Gnucash/gnucash</text:p>
          </table:table-cell>
        </table:table-row>
        <table:table-row table:style-name="ro1">
          <table:table-cell office:value-type="float" office:value="89813" calcext:value-type="float">
            <text:p>89813</text:p>
          </table:table-cell>
          <table:table-cell office:value-type="string" calcext:value-type="string">
            <text:p>https://api.github.com/repos/tmk/tmk_keyboard</text:p>
          </table:table-cell>
          <table:table-cell table:formula="of:=REPLACE([.B239]; 1; 29; &quot;&quot;)" office:value-type="string" office:string-value="tmk/tmk_keyboard" calcext:value-type="string">
            <text:p>tmk/tmk_keyboard</text:p>
          </table:table-cell>
        </table:table-row>
        <table:table-row table:style-name="ro1">
          <table:table-cell office:value-type="float" office:value="90367" calcext:value-type="float">
            <text:p>90367</text:p>
          </table:table-cell>
          <table:table-cell office:value-type="string" calcext:value-type="string">
            <text:p>https://api.github.com/repos/franko/gsl-shell</text:p>
          </table:table-cell>
          <table:table-cell table:formula="of:=REPLACE([.B240]; 1; 29; &quot;&quot;)" office:value-type="string" office:string-value="franko/gsl-shell" calcext:value-type="string">
            <text:p>franko/gsl-shell</text:p>
          </table:table-cell>
        </table:table-row>
        <table:table-row table:style-name="ro1">
          <table:table-cell office:value-type="float" office:value="90674" calcext:value-type="float">
            <text:p>90674</text:p>
          </table:table-cell>
          <table:table-cell office:value-type="string" calcext:value-type="string">
            <text:p>https://api.github.com/repos/miniupnp/miniupnp</text:p>
          </table:table-cell>
          <table:table-cell table:formula="of:=REPLACE([.B241]; 1; 29; &quot;&quot;)" office:value-type="string" office:string-value="miniupnp/miniupnp" calcext:value-type="string">
            <text:p>miniupnp/miniupnp</text:p>
          </table:table-cell>
        </table:table-row>
        <table:table-row table:style-name="ro1">
          <table:table-cell office:value-type="float" office:value="91328" calcext:value-type="float">
            <text:p>91328</text:p>
          </table:table-cell>
          <table:table-cell office:value-type="string" calcext:value-type="string">
            <text:p>https://api.github.com/repos/goldelico/gta04-kernel</text:p>
          </table:table-cell>
          <table:table-cell table:formula="of:=REPLACE([.B242]; 1; 29; &quot;&quot;)" office:value-type="string" office:string-value="goldelico/gta04-kernel" calcext:value-type="string">
            <text:p>goldelico/gta04-kernel</text:p>
          </table:table-cell>
        </table:table-row>
        <table:table-row table:style-name="ro1">
          <table:table-cell office:value-type="float" office:value="92940" calcext:value-type="float">
            <text:p>92940</text:p>
          </table:table-cell>
          <table:table-cell office:value-type="string" calcext:value-type="string">
            <text:p>https://api.github.com/repos/ubitux/FFmpeg</text:p>
          </table:table-cell>
          <table:table-cell table:formula="of:=REPLACE([.B243]; 1; 29; &quot;&quot;)" office:value-type="string" office:string-value="ubitux/FFmpeg" calcext:value-type="string">
            <text:p>ubitux/FFmpeg</text:p>
          </table:table-cell>
        </table:table-row>
        <table:table-row table:style-name="ro1">
          <table:table-cell office:value-type="float" office:value="93230" calcext:value-type="float">
            <text:p>93230</text:p>
          </table:table-cell>
          <table:table-cell office:value-type="string" calcext:value-type="string">
            <text:p>https://api.github.com/repos/cgyarvin/urbit</text:p>
          </table:table-cell>
          <table:table-cell table:formula="of:=REPLACE([.B244]; 1; 29; &quot;&quot;)" office:value-type="string" office:string-value="cgyarvin/urbit" calcext:value-type="string">
            <text:p>cgyarvin/urbit</text:p>
          </table:table-cell>
        </table:table-row>
        <table:table-row table:style-name="ro1">
          <table:table-cell office:value-type="float" office:value="93302" calcext:value-type="float">
            <text:p>93302</text:p>
          </table:table-cell>
          <table:table-cell office:value-type="string" calcext:value-type="string">
            <text:p>https://api.github.com/repos/toddfries/OpenBSD-sys-patches</text:p>
          </table:table-cell>
          <table:table-cell table:formula="of:=REPLACE([.B245]; 1; 29; &quot;&quot;)" office:value-type="string" office:string-value="toddfries/OpenBSD-sys-patches" calcext:value-type="string">
            <text:p>toddfries/OpenBSD-sys-patches</text:p>
          </table:table-cell>
        </table:table-row>
        <table:table-row table:style-name="ro1">
          <table:table-cell office:value-type="float" office:value="93678" calcext:value-type="float">
            <text:p>93678</text:p>
          </table:table-cell>
          <table:table-cell office:value-type="string" calcext:value-type="string">
            <text:p>https://api.github.com/repos/GNOME/gedit</text:p>
          </table:table-cell>
          <table:table-cell table:formula="of:=REPLACE([.B246]; 1; 29; &quot;&quot;)" office:value-type="string" office:string-value="GNOME/gedit" calcext:value-type="string">
            <text:p>GNOME/gedit</text:p>
          </table:table-cell>
        </table:table-row>
        <table:table-row table:style-name="ro1">
          <table:table-cell office:value-type="float" office:value="93685" calcext:value-type="float">
            <text:p>93685</text:p>
          </table:table-cell>
          <table:table-cell office:value-type="string" calcext:value-type="string">
            <text:p>https://api.github.com/repos/c10ud/CHDK</text:p>
          </table:table-cell>
          <table:table-cell table:formula="of:=REPLACE([.B247]; 1; 29; &quot;&quot;)" office:value-type="string" office:string-value="c10ud/CHDK" calcext:value-type="string">
            <text:p>c10ud/CHDK</text:p>
          </table:table-cell>
        </table:table-row>
        <table:table-row table:style-name="ro1">
          <table:table-cell office:value-type="float" office:value="94516" calcext:value-type="float">
            <text:p>94516</text:p>
          </table:table-cell>
          <table:table-cell office:value-type="string" calcext:value-type="string">
            <text:p>https://api.github.com/repos/michaellukashov/Far-NetBox</text:p>
          </table:table-cell>
          <table:table-cell table:formula="of:=REPLACE([.B248]; 1; 29; &quot;&quot;)" office:value-type="string" office:string-value="michaellukashov/Far-NetBox" calcext:value-type="string">
            <text:p>michaellukashov/Far-NetBox</text:p>
          </table:table-cell>
        </table:table-row>
        <table:table-row table:style-name="ro1">
          <table:table-cell office:value-type="float" office:value="96151" calcext:value-type="float">
            <text:p>96151</text:p>
          </table:table-cell>
          <table:table-cell office:value-type="string" calcext:value-type="string">
            <text:p>https://api.github.com/repos/markusk/direcs</text:p>
          </table:table-cell>
          <table:table-cell table:formula="of:=REPLACE([.B249]; 1; 29; &quot;&quot;)" office:value-type="string" office:string-value="markusk/direcs" calcext:value-type="string">
            <text:p>markusk/direcs</text:p>
          </table:table-cell>
        </table:table-row>
        <table:table-row table:style-name="ro1">
          <table:table-cell office:value-type="float" office:value="96494" calcext:value-type="float">
            <text:p>96494</text:p>
          </table:table-cell>
          <table:table-cell office:value-type="string" calcext:value-type="string">
            <text:p>https://api.github.com/repos/openslide/openslide</text:p>
          </table:table-cell>
          <table:table-cell table:formula="of:=REPLACE([.B250]; 1; 29; &quot;&quot;)" office:value-type="string" office:string-value="openslide/openslide" calcext:value-type="string">
            <text:p>openslide/openslide</text:p>
          </table:table-cell>
        </table:table-row>
        <table:table-row table:style-name="ro1">
          <table:table-cell office:value-type="float" office:value="96557" calcext:value-type="float">
            <text:p>96557</text:p>
          </table:table-cell>
          <table:table-cell office:value-type="string" calcext:value-type="string">
            <text:p>https://api.github.com/repos/rainmeter/rainmeter</text:p>
          </table:table-cell>
          <table:table-cell table:formula="of:=REPLACE([.B251]; 1; 29; &quot;&quot;)" office:value-type="string" office:string-value="rainmeter/rainmeter" calcext:value-type="string">
            <text:p>rainmeter/rainmeter</text:p>
          </table:table-cell>
        </table:table-row>
        <table:table-row table:style-name="ro1">
          <table:table-cell office:value-type="float" office:value="96616" calcext:value-type="float">
            <text:p>96616</text:p>
          </table:table-cell>
          <table:table-cell office:value-type="string" calcext:value-type="string">
            <text:p>https://api.github.com/repos/tuffy/python-audio-tools</text:p>
          </table:table-cell>
          <table:table-cell table:formula="of:=REPLACE([.B252]; 1; 29; &quot;&quot;)" office:value-type="string" office:string-value="tuffy/python-audio-tools" calcext:value-type="string">
            <text:p>tuffy/python-audio-tools</text:p>
          </table:table-cell>
        </table:table-row>
        <table:table-row table:style-name="ro1">
          <table:table-cell office:value-type="float" office:value="96628" calcext:value-type="float">
            <text:p>96628</text:p>
          </table:table-cell>
          <table:table-cell office:value-type="string" calcext:value-type="string">
            <text:p>https://api.github.com/repos/PKRoma/git</text:p>
          </table:table-cell>
          <table:table-cell table:formula="of:=REPLACE([.B253]; 1; 29; &quot;&quot;)" office:value-type="string" office:string-value="PKRoma/git" calcext:value-type="string">
            <text:p>PKRoma/git</text:p>
          </table:table-cell>
        </table:table-row>
        <table:table-row table:style-name="ro1">
          <table:table-cell office:value-type="float" office:value="97462" calcext:value-type="float">
            <text:p>97462</text:p>
          </table:table-cell>
          <table:table-cell office:value-type="string" calcext:value-type="string">
            <text:p>https://api.github.com/repos/barnowl/barnowl</text:p>
          </table:table-cell>
          <table:table-cell table:formula="of:=REPLACE([.B254]; 1; 29; &quot;&quot;)" office:value-type="string" office:string-value="barnowl/barnowl" calcext:value-type="string">
            <text:p>barnowl/barnowl</text:p>
          </table:table-cell>
        </table:table-row>
        <table:table-row table:style-name="ro1">
          <table:table-cell office:value-type="float" office:value="97508" calcext:value-type="float">
            <text:p>97508</text:p>
          </table:table-cell>
          <table:table-cell office:value-type="string" calcext:value-type="string">
            <text:p>https://api.github.com/repos/RobertCNelson/u-boot</text:p>
          </table:table-cell>
          <table:table-cell table:formula="of:=REPLACE([.B255]; 1; 29; &quot;&quot;)" office:value-type="string" office:string-value="RobertCNelson/u-boot" calcext:value-type="string">
            <text:p>RobertCNelson/u-boot</text:p>
          </table:table-cell>
        </table:table-row>
        <table:table-row table:style-name="ro1">
          <table:table-cell office:value-type="float" office:value="97932" calcext:value-type="float">
            <text:p>97932</text:p>
          </table:table-cell>
          <table:table-cell office:value-type="string" calcext:value-type="string">
            <text:p>https://api.github.com/repos/pd-l2ork/pd</text:p>
          </table:table-cell>
          <table:table-cell table:formula="of:=REPLACE([.B256]; 1; 29; &quot;&quot;)" office:value-type="string" office:string-value="pd-l2ork/pd" calcext:value-type="string">
            <text:p>pd-l2ork/pd</text:p>
          </table:table-cell>
        </table:table-row>
        <table:table-row table:style-name="ro1">
          <table:table-cell office:value-type="float" office:value="98408" calcext:value-type="float">
            <text:p>98408</text:p>
          </table:table-cell>
          <table:table-cell office:value-type="string" calcext:value-type="string">
            <text:p>https://api.github.com/repos/gammu/gammu</text:p>
          </table:table-cell>
          <table:table-cell table:formula="of:=REPLACE([.B257]; 1; 29; &quot;&quot;)" office:value-type="string" office:string-value="gammu/gammu" calcext:value-type="string">
            <text:p>gammu/gammu</text:p>
          </table:table-cell>
        </table:table-row>
        <table:table-row table:style-name="ro1">
          <table:table-cell office:value-type="float" office:value="98565" calcext:value-type="float">
            <text:p>98565</text:p>
          </table:table-cell>
          <table:table-cell office:value-type="string" calcext:value-type="string">
            <text:p>https://api.github.com/repos/Zeex/sampgdk</text:p>
          </table:table-cell>
          <table:table-cell table:formula="of:=REPLACE([.B258]; 1; 29; &quot;&quot;)" office:value-type="string" office:string-value="Zeex/sampgdk" calcext:value-type="string">
            <text:p>Zeex/sampgdk</text:p>
          </table:table-cell>
        </table:table-row>
        <table:table-row table:style-name="ro1">
          <table:table-cell office:value-type="float" office:value="100887" calcext:value-type="float">
            <text:p>100887</text:p>
          </table:table-cell>
          <table:table-cell office:value-type="string" calcext:value-type="string">
            <text:p>https://api.github.com/repos/erikd/libsndfile</text:p>
          </table:table-cell>
          <table:table-cell table:formula="of:=REPLACE([.B259]; 1; 29; &quot;&quot;)" office:value-type="string" office:string-value="erikd/libsndfile" calcext:value-type="string">
            <text:p>erikd/libsndfile</text:p>
          </table:table-cell>
        </table:table-row>
        <table:table-row table:style-name="ro1">
          <table:table-cell office:value-type="float" office:value="101281" calcext:value-type="float">
            <text:p>101281</text:p>
          </table:table-cell>
          <table:table-cell office:value-type="string" calcext:value-type="string">
            <text:p>https://api.github.com/repos/gfto/oscam</text:p>
          </table:table-cell>
          <table:table-cell table:formula="of:=REPLACE([.B260]; 1; 29; &quot;&quot;)" office:value-type="string" office:string-value="gfto/oscam" calcext:value-type="string">
            <text:p>gfto/oscam</text:p>
          </table:table-cell>
        </table:table-row>
        <table:table-row table:style-name="ro1">
          <table:table-cell office:value-type="float" office:value="101317" calcext:value-type="float">
            <text:p>101317</text:p>
          </table:table-cell>
          <table:table-cell office:value-type="string" calcext:value-type="string">
            <text:p>https://api.github.com/repos/sos22/SLI</text:p>
          </table:table-cell>
          <table:table-cell table:formula="of:=REPLACE([.B261]; 1; 29; &quot;&quot;)" office:value-type="string" office:string-value="sos22/SLI" calcext:value-type="string">
            <text:p>sos22/SLI</text:p>
          </table:table-cell>
        </table:table-row>
        <table:table-row table:style-name="ro1">
          <table:table-cell office:value-type="float" office:value="102728" calcext:value-type="float">
            <text:p>102728</text:p>
          </table:table-cell>
          <table:table-cell office:value-type="string" calcext:value-type="string">
            <text:p>https://api.github.com/repos/jazzscheme/jazz</text:p>
          </table:table-cell>
          <table:table-cell table:formula="of:=REPLACE([.B262]; 1; 29; &quot;&quot;)" office:value-type="string" office:string-value="jazzscheme/jazz" calcext:value-type="string">
            <text:p>jazzscheme/jazz</text:p>
          </table:table-cell>
        </table:table-row>
        <table:table-row table:style-name="ro1">
          <table:table-cell office:value-type="float" office:value="105057" calcext:value-type="float">
            <text:p>105057</text:p>
          </table:table-cell>
          <table:table-cell office:value-type="string" calcext:value-type="string">
            <text:p>https://api.github.com/repos/zhaozg/lua-openssl</text:p>
          </table:table-cell>
          <table:table-cell table:formula="of:=REPLACE([.B263]; 1; 29; &quot;&quot;)" office:value-type="string" office:string-value="zhaozg/lua-openssl" calcext:value-type="string">
            <text:p>zhaozg/lua-openssl</text:p>
          </table:table-cell>
        </table:table-row>
        <table:table-row table:style-name="ro1">
          <table:table-cell office:value-type="float" office:value="105673" calcext:value-type="float">
            <text:p>105673</text:p>
          </table:table-cell>
          <table:table-cell office:value-type="string" calcext:value-type="string">
            <text:p>https://api.github.com/repos/ckaestne/TypeChef</text:p>
          </table:table-cell>
          <table:table-cell table:formula="of:=REPLACE([.B264]; 1; 29; &quot;&quot;)" office:value-type="string" office:string-value="ckaestne/TypeChef" calcext:value-type="string">
            <text:p>ckaestne/TypeChef</text:p>
          </table:table-cell>
        </table:table-row>
        <table:table-row table:style-name="ro1">
          <table:table-cell office:value-type="float" office:value="107876" calcext:value-type="float">
            <text:p>107876</text:p>
          </table:table-cell>
          <table:table-cell office:value-type="string" calcext:value-type="string">
            <text:p>https://api.github.com/repos/sardemff7/eventd</text:p>
          </table:table-cell>
          <table:table-cell table:formula="of:=REPLACE([.B265]; 1; 29; &quot;&quot;)" office:value-type="string" office:string-value="sardemff7/eventd" calcext:value-type="string">
            <text:p>sardemff7/eventd</text:p>
          </table:table-cell>
        </table:table-row>
        <table:table-row table:style-name="ro1">
          <table:table-cell office:value-type="float" office:value="108832" calcext:value-type="float">
            <text:p>108832</text:p>
          </table:table-cell>
          <table:table-cell office:value-type="string" calcext:value-type="string">
            <text:p>https://api.github.com/repos/olilarkin/wdl-ol</text:p>
          </table:table-cell>
          <table:table-cell table:formula="of:=REPLACE([.B266]; 1; 29; &quot;&quot;)" office:value-type="string" office:string-value="olilarkin/wdl-ol" calcext:value-type="string">
            <text:p>olilarkin/wdl-ol</text:p>
          </table:table-cell>
        </table:table-row>
        <table:table-row table:style-name="ro1">
          <table:table-cell office:value-type="float" office:value="109637" calcext:value-type="float">
            <text:p>109637</text:p>
          </table:table-cell>
          <table:table-cell office:value-type="string" calcext:value-type="string">
            <text:p>https://api.github.com/repos/PKRoma/linux</text:p>
          </table:table-cell>
          <table:table-cell table:formula="of:=REPLACE([.B267]; 1; 29; &quot;&quot;)" office:value-type="string" office:string-value="PKRoma/linux" calcext:value-type="string">
            <text:p>PKRoma/linux</text:p>
          </table:table-cell>
        </table:table-row>
        <table:table-row table:style-name="ro1">
          <table:table-cell office:value-type="float" office:value="111605" calcext:value-type="float">
            <text:p>111605</text:p>
          </table:table-cell>
          <table:table-cell office:value-type="string" calcext:value-type="string">
            <text:p>https://api.github.com/repos/nevelis/rAthena</text:p>
          </table:table-cell>
          <table:table-cell table:formula="of:=REPLACE([.B268]; 1; 29; &quot;&quot;)" office:value-type="string" office:string-value="nevelis/rAthena" calcext:value-type="string">
            <text:p>nevelis/rAthena</text:p>
          </table:table-cell>
        </table:table-row>
        <table:table-row table:style-name="ro1">
          <table:table-cell office:value-type="float" office:value="111928" calcext:value-type="float">
            <text:p>111928</text:p>
          </table:table-cell>
          <table:table-cell office:value-type="string" calcext:value-type="string">
            <text:p>https://api.github.com/repos/milter-manager/milter-manager</text:p>
          </table:table-cell>
          <table:table-cell table:formula="of:=REPLACE([.B269]; 1; 29; &quot;&quot;)" office:value-type="string" office:string-value="milter-manager/milter-manager" calcext:value-type="string">
            <text:p>milter-manager/milter-manager</text:p>
          </table:table-cell>
        </table:table-row>
        <table:table-row table:style-name="ro1">
          <table:table-cell office:value-type="float" office:value="112654" calcext:value-type="float">
            <text:p>112654</text:p>
          </table:table-cell>
          <table:table-cell office:value-type="string" calcext:value-type="string">
            <text:p>https://api.github.com/repos/ibr-alg/wiselib</text:p>
          </table:table-cell>
          <table:table-cell table:formula="of:=REPLACE([.B270]; 1; 29; &quot;&quot;)" office:value-type="string" office:string-value="ibr-alg/wiselib" calcext:value-type="string">
            <text:p>ibr-alg/wiselib</text:p>
          </table:table-cell>
        </table:table-row>
        <table:table-row table:style-name="ro1">
          <table:table-cell office:value-type="float" office:value="112982" calcext:value-type="float">
            <text:p>112982</text:p>
          </table:table-cell>
          <table:table-cell office:value-type="string" calcext:value-type="string">
            <text:p>https://api.github.com/repos/ademakov/MainMemory</text:p>
          </table:table-cell>
          <table:table-cell table:formula="of:=REPLACE([.B271]; 1; 29; &quot;&quot;)" office:value-type="string" office:string-value="ademakov/MainMemory" calcext:value-type="string">
            <text:p>ademakov/MainMemory</text:p>
          </table:table-cell>
        </table:table-row>
        <table:table-row table:style-name="ro1">
          <table:table-cell office:value-type="float" office:value="114196" calcext:value-type="float">
            <text:p>114196</text:p>
          </table:table-cell>
          <table:table-cell office:value-type="string" calcext:value-type="string">
            <text:p>https://api.github.com/repos/acinonyx/openwrt</text:p>
          </table:table-cell>
          <table:table-cell table:formula="of:=REPLACE([.B272]; 1; 29; &quot;&quot;)" office:value-type="string" office:string-value="acinonyx/openwrt" calcext:value-type="string">
            <text:p>acinonyx/openwrt</text:p>
          </table:table-cell>
        </table:table-row>
        <table:table-row table:style-name="ro1">
          <table:table-cell office:value-type="float" office:value="114558" calcext:value-type="float">
            <text:p>114558</text:p>
          </table:table-cell>
          <table:table-cell office:value-type="string" calcext:value-type="string">
            <text:p>https://api.github.com/repos/epeli/vimconfig</text:p>
          </table:table-cell>
          <table:table-cell table:formula="of:=REPLACE([.B273]; 1; 29; &quot;&quot;)" office:value-type="string" office:string-value="epeli/vimconfig" calcext:value-type="string">
            <text:p>epeli/vimconfig</text:p>
          </table:table-cell>
        </table:table-row>
        <table:table-row table:style-name="ro1">
          <table:table-cell office:value-type="float" office:value="115210" calcext:value-type="float">
            <text:p>115210</text:p>
          </table:table-cell>
          <table:table-cell office:value-type="string" calcext:value-type="string">
            <text:p>https://api.github.com/repos/freedreno/kernel-msm</text:p>
          </table:table-cell>
          <table:table-cell table:formula="of:=REPLACE([.B274]; 1; 29; &quot;&quot;)" office:value-type="string" office:string-value="freedreno/kernel-msm" calcext:value-type="string">
            <text:p>freedreno/kernel-msm</text:p>
          </table:table-cell>
        </table:table-row>
        <table:table-row table:style-name="ro1">
          <table:table-cell office:value-type="float" office:value="115866" calcext:value-type="float">
            <text:p>115866</text:p>
          </table:table-cell>
          <table:table-cell office:value-type="string" calcext:value-type="string">
            <text:p>https://api.github.com/repos/shentino/kotaka</text:p>
          </table:table-cell>
          <table:table-cell table:formula="of:=REPLACE([.B275]; 1; 29; &quot;&quot;)" office:value-type="string" office:string-value="shentino/kotaka" calcext:value-type="string">
            <text:p>shentino/kotaka</text:p>
          </table:table-cell>
        </table:table-row>
        <table:table-row table:style-name="ro1">
          <table:table-cell office:value-type="float" office:value="116746" calcext:value-type="float">
            <text:p>116746</text:p>
          </table:table-cell>
          <table:table-cell office:value-type="string" calcext:value-type="string">
            <text:p>https://api.github.com/repos/dajobe/raptor</text:p>
          </table:table-cell>
          <table:table-cell table:formula="of:=REPLACE([.B276]; 1; 29; &quot;&quot;)" office:value-type="string" office:string-value="dajobe/raptor" calcext:value-type="string">
            <text:p>dajobe/raptor</text:p>
          </table:table-cell>
        </table:table-row>
        <table:table-row table:style-name="ro1">
          <table:table-cell office:value-type="float" office:value="116763" calcext:value-type="float">
            <text:p>116763</text:p>
          </table:table-cell>
          <table:table-cell office:value-type="string" calcext:value-type="string">
            <text:p>https://api.github.com/repos/libarchive/libarchive</text:p>
          </table:table-cell>
          <table:table-cell table:formula="of:=REPLACE([.B277]; 1; 29; &quot;&quot;)" office:value-type="string" office:string-value="libarchive/libarchive" calcext:value-type="string">
            <text:p>libarchive/libarchive</text:p>
          </table:table-cell>
        </table:table-row>
        <table:table-row table:style-name="ro1">
          <table:table-cell office:value-type="float" office:value="118163" calcext:value-type="float">
            <text:p>118163</text:p>
          </table:table-cell>
          <table:table-cell office:value-type="string" calcext:value-type="string">
            <text:p>https://api.github.com/repos/littlekernel/lk</text:p>
          </table:table-cell>
          <table:table-cell table:formula="of:=REPLACE([.B278]; 1; 29; &quot;&quot;)" office:value-type="string" office:string-value="littlekernel/lk" calcext:value-type="string">
            <text:p>littlekernel/lk</text:p>
          </table:table-cell>
        </table:table-row>
        <table:table-row table:style-name="ro1">
          <table:table-cell office:value-type="float" office:value="118891" calcext:value-type="float">
            <text:p>118891</text:p>
          </table:table-cell>
          <table:table-cell office:value-type="string" calcext:value-type="string">
            <text:p>https://api.github.com/repos/nicboul/DNDS</text:p>
          </table:table-cell>
          <table:table-cell table:formula="of:=REPLACE([.B279]; 1; 29; &quot;&quot;)" office:value-type="string" office:string-value="nicboul/DNDS" calcext:value-type="string">
            <text:p>nicboul/DNDS</text:p>
          </table:table-cell>
        </table:table-row>
        <table:table-row table:style-name="ro1">
          <table:table-cell office:value-type="float" office:value="119278" calcext:value-type="float">
            <text:p>119278</text:p>
          </table:table-cell>
          <table:table-cell office:value-type="string" calcext:value-type="string">
            <text:p>https://api.github.com/repos/sahib/rmlint</text:p>
          </table:table-cell>
          <table:table-cell table:formula="of:=REPLACE([.B280]; 1; 29; &quot;&quot;)" office:value-type="string" office:string-value="sahib/rmlint" calcext:value-type="string">
            <text:p>sahib/rmlint</text:p>
          </table:table-cell>
        </table:table-row>
        <table:table-row table:style-name="ro1">
          <table:table-cell office:value-type="float" office:value="119739" calcext:value-type="float">
            <text:p>119739</text:p>
          </table:table-cell>
          <table:table-cell office:value-type="string" calcext:value-type="string">
            <text:p>https://api.github.com/repos/mstorsjo/libav</text:p>
          </table:table-cell>
          <table:table-cell table:formula="of:=REPLACE([.B281]; 1; 29; &quot;&quot;)" office:value-type="string" office:string-value="mstorsjo/libav" calcext:value-type="string">
            <text:p>mstorsjo/libav</text:p>
          </table:table-cell>
        </table:table-row>
        <table:table-row table:style-name="ro1">
          <table:table-cell office:value-type="float" office:value="120444" calcext:value-type="float">
            <text:p>120444</text:p>
          </table:table-cell>
          <table:table-cell office:value-type="string" calcext:value-type="string">
            <text:p>https://api.github.com/repos/dieterv/gobject-introspection</text:p>
          </table:table-cell>
          <table:table-cell table:formula="of:=REPLACE([.B282]; 1; 29; &quot;&quot;)" office:value-type="string" office:string-value="dieterv/gobject-introspection" calcext:value-type="string">
            <text:p>dieterv/gobject-introspection</text:p>
          </table:table-cell>
        </table:table-row>
        <table:table-row table:style-name="ro1">
          <table:table-cell office:value-type="float" office:value="121743" calcext:value-type="float">
            <text:p>121743</text:p>
          </table:table-cell>
          <table:table-cell office:value-type="string" calcext:value-type="string">
            <text:p>https://api.github.com/repos/kulp/tenyr</text:p>
          </table:table-cell>
          <table:table-cell table:formula="of:=REPLACE([.B283]; 1; 29; &quot;&quot;)" office:value-type="string" office:string-value="kulp/tenyr" calcext:value-type="string">
            <text:p>kulp/tenyr</text:p>
          </table:table-cell>
        </table:table-row>
        <table:table-row table:style-name="ro1">
          <table:table-cell office:value-type="float" office:value="122390" calcext:value-type="float">
            <text:p>122390</text:p>
          </table:table-cell>
          <table:table-cell office:value-type="string" calcext:value-type="string">
            <text:p>https://api.github.com/repos/pchote/Puoko-nui</text:p>
          </table:table-cell>
          <table:table-cell table:formula="of:=REPLACE([.B284]; 1; 29; &quot;&quot;)" office:value-type="string" office:string-value="pchote/Puoko-nui" calcext:value-type="string">
            <text:p>pchote/Puoko-nui</text:p>
          </table:table-cell>
        </table:table-row>
        <table:table-row table:style-name="ro1">
          <table:table-cell office:value-type="float" office:value="123027" calcext:value-type="float">
            <text:p>123027</text:p>
          </table:table-cell>
          <table:table-cell office:value-type="string" calcext:value-type="string">
            <text:p>https://api.github.com/repos/kevinlawler/kona</text:p>
          </table:table-cell>
          <table:table-cell table:formula="of:=REPLACE([.B285]; 1; 29; &quot;&quot;)" office:value-type="string" office:string-value="kevinlawler/kona" calcext:value-type="string">
            <text:p>kevinlawler/kona</text:p>
          </table:table-cell>
        </table:table-row>
        <table:table-row table:style-name="ro1">
          <table:table-cell office:value-type="float" office:value="125037" calcext:value-type="float">
            <text:p>125037</text:p>
          </table:table-cell>
          <table:table-cell office:value-type="string" calcext:value-type="string">
            <text:p>https://api.github.com/repos/gmsoft-tuxicoman/pom-ng</text:p>
          </table:table-cell>
          <table:table-cell table:formula="of:=REPLACE([.B286]; 1; 29; &quot;&quot;)" office:value-type="string" office:string-value="gmsoft-tuxicoman/pom-ng" calcext:value-type="string">
            <text:p>gmsoft-tuxicoman/pom-ng</text:p>
          </table:table-cell>
        </table:table-row>
        <table:table-row table:style-name="ro1">
          <table:table-cell office:value-type="float" office:value="125638" calcext:value-type="float">
            <text:p>125638</text:p>
          </table:table-cell>
          <table:table-cell office:value-type="string" calcext:value-type="string">
            <text:p>https://api.github.com/repos/android/platform_development</text:p>
          </table:table-cell>
          <table:table-cell table:formula="of:=REPLACE([.B287]; 1; 29; &quot;&quot;)" office:value-type="string" office:string-value="android/platform_development" calcext:value-type="string">
            <text:p>android/platform_development</text:p>
          </table:table-cell>
        </table:table-row>
        <table:table-row table:style-name="ro1">
          <table:table-cell office:value-type="float" office:value="126695" calcext:value-type="float">
            <text:p>126695</text:p>
          </table:table-cell>
          <table:table-cell office:value-type="string" calcext:value-type="string">
            <text:p>https://api.github.com/repos/hughsie/zif</text:p>
          </table:table-cell>
          <table:table-cell table:formula="of:=REPLACE([.B288]; 1; 29; &quot;&quot;)" office:value-type="string" office:string-value="hughsie/zif" calcext:value-type="string">
            <text:p>hughsie/zif</text:p>
          </table:table-cell>
        </table:table-row>
        <table:table-row table:style-name="ro1">
          <table:table-cell office:value-type="float" office:value="126780" calcext:value-type="float">
            <text:p>126780</text:p>
          </table:table-cell>
          <table:table-cell office:value-type="string" calcext:value-type="string">
            <text:p>https://api.github.com/repos/OpenVPN/openvpn</text:p>
          </table:table-cell>
          <table:table-cell table:formula="of:=REPLACE([.B289]; 1; 29; &quot;&quot;)" office:value-type="string" office:string-value="OpenVPN/openvpn" calcext:value-type="string">
            <text:p>OpenVPN/openvpn</text:p>
          </table:table-cell>
        </table:table-row>
        <table:table-row table:style-name="ro1">
          <table:table-cell office:value-type="float" office:value="128190" calcext:value-type="float">
            <text:p>128190</text:p>
          </table:table-cell>
          <table:table-cell office:value-type="string" calcext:value-type="string">
            <text:p>https://api.github.com/repos/Hiroyuki-Nagata/JaneClone</text:p>
          </table:table-cell>
          <table:table-cell table:formula="of:=REPLACE([.B290]; 1; 29; &quot;&quot;)" office:value-type="string" office:string-value="Hiroyuki-Nagata/JaneClone" calcext:value-type="string">
            <text:p>Hiroyuki-Nagata/JaneClone</text:p>
          </table:table-cell>
        </table:table-row>
        <table:table-row table:style-name="ro1">
          <table:table-cell office:value-type="float" office:value="128237" calcext:value-type="float">
            <text:p>128237</text:p>
          </table:table-cell>
          <table:table-cell office:value-type="string" calcext:value-type="string">
            <text:p>https://api.github.com/repos/tseliot/nvidia-graphics-drivers</text:p>
          </table:table-cell>
          <table:table-cell table:formula="of:=REPLACE([.B291]; 1; 29; &quot;&quot;)" office:value-type="string" office:string-value="tseliot/nvidia-graphics-drivers" calcext:value-type="string">
            <text:p>tseliot/nvidia-graphics-drivers</text:p>
          </table:table-cell>
        </table:table-row>
        <table:table-row table:style-name="ro1">
          <table:table-cell office:value-type="float" office:value="129379" calcext:value-type="float">
            <text:p>129379</text:p>
          </table:table-cell>
          <table:table-cell office:value-type="string" calcext:value-type="string">
            <text:p>https://api.github.com/repos/emaste/openvswitch</text:p>
          </table:table-cell>
          <table:table-cell table:formula="of:=REPLACE([.B292]; 1; 29; &quot;&quot;)" office:value-type="string" office:string-value="emaste/openvswitch" calcext:value-type="string">
            <text:p>emaste/openvswitch</text:p>
          </table:table-cell>
        </table:table-row>
        <table:table-row table:style-name="ro1">
          <table:table-cell office:value-type="float" office:value="129456" calcext:value-type="float">
            <text:p>129456</text:p>
          </table:table-cell>
          <table:table-cell office:value-type="string" calcext:value-type="string">
            <text:p>https://api.github.com/repos/jcupitt/libvips</text:p>
          </table:table-cell>
          <table:table-cell table:formula="of:=REPLACE([.B293]; 1; 29; &quot;&quot;)" office:value-type="string" office:string-value="jcupitt/libvips" calcext:value-type="string">
            <text:p>jcupitt/libvips</text:p>
          </table:table-cell>
        </table:table-row>
        <table:table-row table:style-name="ro1">
          <table:table-cell office:value-type="float" office:value="129878" calcext:value-type="float">
            <text:p>129878</text:p>
          </table:table-cell>
          <table:table-cell office:value-type="string" calcext:value-type="string">
            <text:p>https://api.github.com/repos/gambit/gambit</text:p>
          </table:table-cell>
          <table:table-cell table:formula="of:=REPLACE([.B294]; 1; 29; &quot;&quot;)" office:value-type="string" office:string-value="gambit/gambit" calcext:value-type="string">
            <text:p>gambit/gambit</text:p>
          </table:table-cell>
        </table:table-row>
        <table:table-row table:style-name="ro1">
          <table:table-cell office:value-type="float" office:value="130441" calcext:value-type="float">
            <text:p>130441</text:p>
          </table:table-cell>
          <table:table-cell office:value-type="string" calcext:value-type="string">
            <text:p>https://api.github.com/repos/samtools/htslib</text:p>
          </table:table-cell>
          <table:table-cell table:formula="of:=REPLACE([.B295]; 1; 29; &quot;&quot;)" office:value-type="string" office:string-value="samtools/htslib" calcext:value-type="string">
            <text:p>samtools/htslib</text:p>
          </table:table-cell>
        </table:table-row>
        <table:table-row table:style-name="ro1">
          <table:table-cell office:value-type="float" office:value="130880" calcext:value-type="float">
            <text:p>130880</text:p>
          </table:table-cell>
          <table:table-cell office:value-type="string" calcext:value-type="string">
            <text:p>https://api.github.com/repos/mate-desktop/mate-panel</text:p>
          </table:table-cell>
          <table:table-cell table:formula="of:=REPLACE([.B296]; 1; 29; &quot;&quot;)" office:value-type="string" office:string-value="mate-desktop/mate-panel" calcext:value-type="string">
            <text:p>mate-desktop/mate-panel</text:p>
          </table:table-cell>
        </table:table-row>
        <table:table-row table:style-name="ro1">
          <table:table-cell office:value-type="float" office:value="131110" calcext:value-type="float">
            <text:p>131110</text:p>
          </table:table-cell>
          <table:table-cell office:value-type="string" calcext:value-type="string">
            <text:p>https://api.github.com/repos/rui314/8cc</text:p>
          </table:table-cell>
          <table:table-cell table:formula="of:=REPLACE([.B297]; 1; 29; &quot;&quot;)" office:value-type="string" office:string-value="rui314/8cc" calcext:value-type="string">
            <text:p>rui314/8cc</text:p>
          </table:table-cell>
        </table:table-row>
        <table:table-row table:style-name="ro1">
          <table:table-cell office:value-type="float" office:value="131188" calcext:value-type="float">
            <text:p>131188</text:p>
          </table:table-cell>
          <table:table-cell office:value-type="string" calcext:value-type="string">
            <text:p>https://api.github.com/repos/simgrid/simgrid</text:p>
          </table:table-cell>
          <table:table-cell table:formula="of:=REPLACE([.B298]; 1; 29; &quot;&quot;)" office:value-type="string" office:string-value="simgrid/simgrid" calcext:value-type="string">
            <text:p>simgrid/simgrid</text:p>
          </table:table-cell>
        </table:table-row>
        <table:table-row table:style-name="ro1">
          <table:table-cell office:value-type="float" office:value="131277" calcext:value-type="float">
            <text:p>131277</text:p>
          </table:table-cell>
          <table:table-cell office:value-type="string" calcext:value-type="string">
            <text:p>https://api.github.com/repos/MathieuDuponchelle/PitiviGes</text:p>
          </table:table-cell>
          <table:table-cell table:formula="of:=REPLACE([.B299]; 1; 29; &quot;&quot;)" office:value-type="string" office:string-value="MathieuDuponchelle/PitiviGes" calcext:value-type="string">
            <text:p>MathieuDuponchelle/PitiviGes</text:p>
          </table:table-cell>
        </table:table-row>
        <table:table-row table:style-name="ro1">
          <table:table-cell office:value-type="float" office:value="131563" calcext:value-type="float">
            <text:p>131563</text:p>
          </table:table-cell>
          <table:table-cell office:value-type="string" calcext:value-type="string">
            <text:p>https://api.github.com/repos/bongiojp/nfs-ganesha</text:p>
          </table:table-cell>
          <table:table-cell table:formula="of:=REPLACE([.B300]; 1; 29; &quot;&quot;)" office:value-type="string" office:string-value="bongiojp/nfs-ganesha" calcext:value-type="string">
            <text:p>bongiojp/nfs-ganesha</text:p>
          </table:table-cell>
        </table:table-row>
        <table:table-row table:style-name="ro1">
          <table:table-cell office:value-type="float" office:value="132589" calcext:value-type="float">
            <text:p>132589</text:p>
          </table:table-cell>
          <table:table-cell office:value-type="string" calcext:value-type="string">
            <text:p>https://api.github.com/repos/wereHamster/transmission</text:p>
          </table:table-cell>
          <table:table-cell table:formula="of:=REPLACE([.B301]; 1; 29; &quot;&quot;)" office:value-type="string" office:string-value="wereHamster/transmission" calcext:value-type="string">
            <text:p>wereHamster/transmission</text:p>
          </table:table-cell>
        </table:table-row>
        <table:table-row table:style-name="ro1">
          <table:table-cell office:value-type="float" office:value="133707" calcext:value-type="float">
            <text:p>133707</text:p>
          </table:table-cell>
          <table:table-cell office:value-type="string" calcext:value-type="string">
            <text:p>https://api.github.com/repos/idunham/musl</text:p>
          </table:table-cell>
          <table:table-cell table:formula="of:=REPLACE([.B302]; 1; 29; &quot;&quot;)" office:value-type="string" office:string-value="idunham/musl" calcext:value-type="string">
            <text:p>idunham/musl</text:p>
          </table:table-cell>
        </table:table-row>
        <table:table-row table:style-name="ro1">
          <table:table-cell office:value-type="float" office:value="134489" calcext:value-type="float">
            <text:p>134489</text:p>
          </table:table-cell>
          <table:table-cell office:value-type="string" calcext:value-type="string">
            <text:p>https://api.github.com/repos/ElecardSTB/elecard-apps</text:p>
          </table:table-cell>
          <table:table-cell table:formula="of:=REPLACE([.B303]; 1; 29; &quot;&quot;)" office:value-type="string" office:string-value="ElecardSTB/elecard-apps" calcext:value-type="string">
            <text:p>ElecardSTB/elecard-apps</text:p>
          </table:table-cell>
        </table:table-row>
        <table:table-row table:style-name="ro1">
          <table:table-cell office:value-type="float" office:value="135576" calcext:value-type="float">
            <text:p>135576</text:p>
          </table:table-cell>
          <table:table-cell office:value-type="string" calcext:value-type="string">
            <text:p>https://api.github.com/repos/je-so/js-projekt</text:p>
          </table:table-cell>
          <table:table-cell table:formula="of:=REPLACE([.B304]; 1; 29; &quot;&quot;)" office:value-type="string" office:string-value="je-so/js-projekt" calcext:value-type="string">
            <text:p>je-so/js-projekt</text:p>
          </table:table-cell>
        </table:table-row>
        <table:table-row table:style-name="ro1">
          <table:table-cell office:value-type="float" office:value="135612" calcext:value-type="float">
            <text:p>135612</text:p>
          </table:table-cell>
          <table:table-cell office:value-type="string" calcext:value-type="string">
            <text:p>https://api.github.com/repos/Yubico/yubikey-personalization</text:p>
          </table:table-cell>
          <table:table-cell table:formula="of:=REPLACE([.B305]; 1; 29; &quot;&quot;)" office:value-type="string" office:string-value="Yubico/yubikey-personalization" calcext:value-type="string">
            <text:p>Yubico/yubikey-personalization</text:p>
          </table:table-cell>
        </table:table-row>
        <table:table-row table:style-name="ro1">
          <table:table-cell office:value-type="float" office:value="137106" calcext:value-type="float">
            <text:p>137106</text:p>
          </table:table-cell>
          <table:table-cell office:value-type="string" calcext:value-type="string">
            <text:p>https://api.github.com/repos/muennich/dotfiles</text:p>
          </table:table-cell>
          <table:table-cell table:formula="of:=REPLACE([.B306]; 1; 29; &quot;&quot;)" office:value-type="string" office:string-value="muennich/dotfiles" calcext:value-type="string">
            <text:p>muennich/dotfiles</text:p>
          </table:table-cell>
        </table:table-row>
        <table:table-row table:style-name="ro1">
          <table:table-cell office:value-type="float" office:value="138149" calcext:value-type="float">
            <text:p>138149</text:p>
          </table:table-cell>
          <table:table-cell office:value-type="string" calcext:value-type="string">
            <text:p>https://api.github.com/repos/twain47/Nominatim</text:p>
          </table:table-cell>
          <table:table-cell table:formula="of:=REPLACE([.B307]; 1; 29; &quot;&quot;)" office:value-type="string" office:string-value="twain47/Nominatim" calcext:value-type="string">
            <text:p>twain47/Nominatim</text:p>
          </table:table-cell>
        </table:table-row>
        <table:table-row table:style-name="ro1">
          <table:table-cell office:value-type="float" office:value="138860" calcext:value-type="float">
            <text:p>138860</text:p>
          </table:table-cell>
          <table:table-cell office:value-type="string" calcext:value-type="string">
            <text:p>https://api.github.com/repos/fredrik-johansson/arb</text:p>
          </table:table-cell>
          <table:table-cell table:formula="of:=REPLACE([.B308]; 1; 29; &quot;&quot;)" office:value-type="string" office:string-value="fredrik-johansson/arb" calcext:value-type="string">
            <text:p>fredrik-johansson/arb</text:p>
          </table:table-cell>
        </table:table-row>
        <table:table-row table:style-name="ro1">
          <table:table-cell office:value-type="float" office:value="138880" calcext:value-type="float">
            <text:p>138880</text:p>
          </table:table-cell>
          <table:table-cell office:value-type="string" calcext:value-type="string">
            <text:p>https://api.github.com/repos/gerryg400/anvilos</text:p>
          </table:table-cell>
          <table:table-cell table:formula="of:=REPLACE([.B309]; 1; 29; &quot;&quot;)" office:value-type="string" office:string-value="gerryg400/anvilos" calcext:value-type="string">
            <text:p>gerryg400/anvilos</text:p>
          </table:table-cell>
        </table:table-row>
        <table:table-row table:style-name="ro1">
          <table:table-cell office:value-type="float" office:value="139100" calcext:value-type="float">
            <text:p>139100</text:p>
          </table:table-cell>
          <table:table-cell office:value-type="string" calcext:value-type="string">
            <text:p>https://api.github.com/repos/nginx/nginx</text:p>
          </table:table-cell>
          <table:table-cell table:formula="of:=REPLACE([.B310]; 1; 29; &quot;&quot;)" office:value-type="string" office:string-value="nginx/nginx" calcext:value-type="string">
            <text:p>nginx/nginx</text:p>
          </table:table-cell>
        </table:table-row>
        <table:table-row table:style-name="ro1">
          <table:table-cell office:value-type="float" office:value="140911" calcext:value-type="float">
            <text:p>140911</text:p>
          </table:table-cell>
          <table:table-cell office:value-type="string" calcext:value-type="string">
            <text:p>https://api.github.com/repos/lamby/pkg-redis</text:p>
          </table:table-cell>
          <table:table-cell table:formula="of:=REPLACE([.B311]; 1; 29; &quot;&quot;)" office:value-type="string" office:string-value="lamby/pkg-redis" calcext:value-type="string">
            <text:p>lamby/pkg-redis</text:p>
          </table:table-cell>
        </table:table-row>
        <table:table-row table:style-name="ro1">
          <table:table-cell office:value-type="float" office:value="141781" calcext:value-type="float">
            <text:p>141781</text:p>
          </table:table-cell>
          <table:table-cell office:value-type="string" calcext:value-type="string">
            <text:p>https://api.github.com/repos/deater/perf_event_tests</text:p>
          </table:table-cell>
          <table:table-cell table:formula="of:=REPLACE([.B312]; 1; 29; &quot;&quot;)" office:value-type="string" office:string-value="deater/perf_event_tests" calcext:value-type="string">
            <text:p>deater/perf_event_tests</text:p>
          </table:table-cell>
        </table:table-row>
        <table:table-row table:style-name="ro1">
          <table:table-cell office:value-type="float" office:value="142993" calcext:value-type="float">
            <text:p>142993</text:p>
          </table:table-cell>
          <table:table-cell office:value-type="string" calcext:value-type="string">
            <text:p>https://api.github.com/repos/Keruspe/GPaste</text:p>
          </table:table-cell>
          <table:table-cell table:formula="of:=REPLACE([.B313]; 1; 29; &quot;&quot;)" office:value-type="string" office:string-value="Keruspe/GPaste" calcext:value-type="string">
            <text:p>Keruspe/GPaste</text:p>
          </table:table-cell>
        </table:table-row>
        <table:table-row table:style-name="ro1">
          <table:table-cell office:value-type="float" office:value="143420" calcext:value-type="float">
            <text:p>143420</text:p>
          </table:table-cell>
          <table:table-cell office:value-type="string" calcext:value-type="string">
            <text:p>https://api.github.com/repos/LinuxCNC/linuxcnc</text:p>
          </table:table-cell>
          <table:table-cell table:formula="of:=REPLACE([.B314]; 1; 29; &quot;&quot;)" office:value-type="string" office:string-value="LinuxCNC/linuxcnc" calcext:value-type="string">
            <text:p>LinuxCNC/linuxcnc</text:p>
          </table:table-cell>
        </table:table-row>
        <table:table-row table:style-name="ro1">
          <table:table-cell office:value-type="float" office:value="143564" calcext:value-type="float">
            <text:p>143564</text:p>
          </table:table-cell>
          <table:table-cell office:value-type="string" calcext:value-type="string">
            <text:p>https://api.github.com/repos/jezze/fudge</text:p>
          </table:table-cell>
          <table:table-cell table:formula="of:=REPLACE([.B315]; 1; 29; &quot;&quot;)" office:value-type="string" office:string-value="jezze/fudge" calcext:value-type="string">
            <text:p>jezze/fudge</text:p>
          </table:table-cell>
        </table:table-row>
        <table:table-row table:style-name="ro1">
          <table:table-cell office:value-type="float" office:value="145580" calcext:value-type="float">
            <text:p>145580</text:p>
          </table:table-cell>
          <table:table-cell office:value-type="string" calcext:value-type="string">
            <text:p>https://api.github.com/repos/sanshar/Block</text:p>
          </table:table-cell>
          <table:table-cell table:formula="of:=REPLACE([.B316]; 1; 29; &quot;&quot;)" office:value-type="string" office:string-value="sanshar/Block" calcext:value-type="string">
            <text:p>sanshar/Block</text:p>
          </table:table-cell>
        </table:table-row>
        <table:table-row table:style-name="ro1">
          <table:table-cell office:value-type="float" office:value="146167" calcext:value-type="float">
            <text:p>146167</text:p>
          </table:table-cell>
          <table:table-cell office:value-type="string" calcext:value-type="string">
            <text:p>https://api.github.com/repos/horms/openvswitch</text:p>
          </table:table-cell>
          <table:table-cell table:formula="of:=REPLACE([.B317]; 1; 29; &quot;&quot;)" office:value-type="string" office:string-value="horms/openvswitch" calcext:value-type="string">
            <text:p>horms/openvswitch</text:p>
          </table:table-cell>
        </table:table-row>
        <table:table-row table:style-name="ro1">
          <table:table-cell office:value-type="float" office:value="146495" calcext:value-type="float">
            <text:p>146495</text:p>
          </table:table-cell>
          <table:table-cell office:value-type="string" calcext:value-type="string">
            <text:p>https://api.github.com/repos/hrydgard/native</text:p>
          </table:table-cell>
          <table:table-cell table:formula="of:=REPLACE([.B318]; 1; 29; &quot;&quot;)" office:value-type="string" office:string-value="hrydgard/native" calcext:value-type="string">
            <text:p>hrydgard/native</text:p>
          </table:table-cell>
        </table:table-row>
        <table:table-row table:style-name="ro1">
          <table:table-cell office:value-type="float" office:value="148020" calcext:value-type="float">
            <text:p>148020</text:p>
          </table:table-cell>
          <table:table-cell office:value-type="string" calcext:value-type="string">
            <text:p>https://api.github.com/repos/DarthMike/indielib-crossplatform</text:p>
          </table:table-cell>
          <table:table-cell table:formula="of:=REPLACE([.B319]; 1; 29; &quot;&quot;)" office:value-type="string" office:string-value="DarthMike/indielib-crossplatform" calcext:value-type="string">
            <text:p>DarthMike/indielib-crossplatform</text:p>
          </table:table-cell>
        </table:table-row>
        <table:table-row table:style-name="ro1">
          <table:table-cell office:value-type="float" office:value="148122" calcext:value-type="float">
            <text:p>148122</text:p>
          </table:table-cell>
          <table:table-cell office:value-type="string" calcext:value-type="string">
            <text:p>https://api.github.com/repos/Milkyway-at-home/milkywayathome_client</text:p>
          </table:table-cell>
          <table:table-cell table:formula="of:=REPLACE([.B320]; 1; 29; &quot;&quot;)" office:value-type="string" office:string-value="Milkyway-at-home/milkywayathome_client" calcext:value-type="string">
            <text:p>Milkyway-at-home/milkywayathome_client</text:p>
          </table:table-cell>
        </table:table-row>
        <table:table-row table:style-name="ro1">
          <table:table-cell office:value-type="float" office:value="152372" calcext:value-type="float">
            <text:p>152372</text:p>
          </table:table-cell>
          <table:table-cell office:value-type="string" calcext:value-type="string">
            <text:p>https://api.github.com/repos/pironex/pia-linux-kernel</text:p>
          </table:table-cell>
          <table:table-cell table:formula="of:=REPLACE([.B321]; 1; 29; &quot;&quot;)" office:value-type="string" office:string-value="pironex/pia-linux-kernel" calcext:value-type="string">
            <text:p>pironex/pia-linux-kernel</text:p>
          </table:table-cell>
        </table:table-row>
        <table:table-row table:style-name="ro1">
          <table:table-cell office:value-type="float" office:value="155566" calcext:value-type="float">
            <text:p>155566</text:p>
          </table:table-cell>
          <table:table-cell office:value-type="string" calcext:value-type="string">
            <text:p>https://api.github.com/repos/lattera/freebsd</text:p>
          </table:table-cell>
          <table:table-cell table:formula="of:=REPLACE([.B322]; 1; 29; &quot;&quot;)" office:value-type="string" office:string-value="lattera/freebsd" calcext:value-type="string">
            <text:p>lattera/freebsd</text:p>
          </table:table-cell>
        </table:table-row>
        <table:table-row table:style-name="ro1">
          <table:table-cell office:value-type="float" office:value="155751" calcext:value-type="float">
            <text:p>155751</text:p>
          </table:table-cell>
          <table:table-cell office:value-type="string" calcext:value-type="string">
            <text:p>https://api.github.com/repos/ranguba/rroonga</text:p>
          </table:table-cell>
          <table:table-cell table:formula="of:=REPLACE([.B323]; 1; 29; &quot;&quot;)" office:value-type="string" office:string-value="ranguba/rroonga" calcext:value-type="string">
            <text:p>ranguba/rroonga</text:p>
          </table:table-cell>
        </table:table-row>
        <table:table-row table:style-name="ro1">
          <table:table-cell office:value-type="float" office:value="155810" calcext:value-type="float">
            <text:p>155810</text:p>
          </table:table-cell>
          <table:table-cell office:value-type="string" calcext:value-type="string">
            <text:p>https://api.github.com/repos/juskoa/trigger</text:p>
          </table:table-cell>
          <table:table-cell table:formula="of:=REPLACE([.B324]; 1; 29; &quot;&quot;)" office:value-type="string" office:string-value="juskoa/trigger" calcext:value-type="string">
            <text:p>juskoa/trigger</text:p>
          </table:table-cell>
        </table:table-row>
        <table:table-row table:style-name="ro1">
          <table:table-cell office:value-type="float" office:value="157041" calcext:value-type="float">
            <text:p>157041</text:p>
          </table:table-cell>
          <table:table-cell office:value-type="string" calcext:value-type="string">
            <text:p>https://api.github.com/repos/android/kernel_common</text:p>
          </table:table-cell>
          <table:table-cell table:formula="of:=REPLACE([.B325]; 1; 29; &quot;&quot;)" office:value-type="string" office:string-value="android/kernel_common" calcext:value-type="string">
            <text:p>android/kernel_common</text:p>
          </table:table-cell>
        </table:table-row>
        <table:table-row table:style-name="ro1">
          <table:table-cell office:value-type="float" office:value="159559" calcext:value-type="float">
            <text:p>159559</text:p>
          </table:table-cell>
          <table:table-cell office:value-type="string" calcext:value-type="string">
            <text:p>https://api.github.com/repos/ivmai/libatomic_ops</text:p>
          </table:table-cell>
          <table:table-cell table:formula="of:=REPLACE([.B326]; 1; 29; &quot;&quot;)" office:value-type="string" office:string-value="ivmai/libatomic_ops" calcext:value-type="string">
            <text:p>ivmai/libatomic_ops</text:p>
          </table:table-cell>
        </table:table-row>
        <table:table-row table:style-name="ro1">
          <table:table-cell office:value-type="float" office:value="160215" calcext:value-type="float">
            <text:p>160215</text:p>
          </table:table-cell>
          <table:table-cell office:value-type="string" calcext:value-type="string">
            <text:p>https://api.github.com/repos/lpereira/hardinfo</text:p>
          </table:table-cell>
          <table:table-cell table:formula="of:=REPLACE([.B327]; 1; 29; &quot;&quot;)" office:value-type="string" office:string-value="lpereira/hardinfo" calcext:value-type="string">
            <text:p>lpereira/hardinfo</text:p>
          </table:table-cell>
        </table:table-row>
        <table:table-row table:style-name="ro1">
          <table:table-cell office:value-type="float" office:value="161224" calcext:value-type="float">
            <text:p>161224</text:p>
          </table:table-cell>
          <table:table-cell office:value-type="string" calcext:value-type="string">
            <text:p>https://api.github.com/repos/vamposdecampos/fuse-emulator-svn</text:p>
          </table:table-cell>
          <table:table-cell table:formula="of:=REPLACE([.B328]; 1; 29; &quot;&quot;)" office:value-type="string" office:string-value="vamposdecampos/fuse-emulator-svn" calcext:value-type="string">
            <text:p>vamposdecampos/fuse-emulator-svn</text:p>
          </table:table-cell>
        </table:table-row>
        <table:table-row table:style-name="ro1">
          <table:table-cell office:value-type="float" office:value="162357" calcext:value-type="float">
            <text:p>162357</text:p>
          </table:table-cell>
          <table:table-cell office:value-type="string" calcext:value-type="string">
            <text:p>https://api.github.com/repos/karelia/CurlHandle</text:p>
          </table:table-cell>
          <table:table-cell table:formula="of:=REPLACE([.B329]; 1; 29; &quot;&quot;)" office:value-type="string" office:string-value="karelia/CurlHandle" calcext:value-type="string">
            <text:p>karelia/CurlHandle</text:p>
          </table:table-cell>
        </table:table-row>
        <table:table-row table:style-name="ro1">
          <table:table-cell office:value-type="float" office:value="162472" calcext:value-type="float">
            <text:p>162472</text:p>
          </table:table-cell>
          <table:table-cell office:value-type="string" calcext:value-type="string">
            <text:p>https://api.github.com/repos/elrepo/packages</text:p>
          </table:table-cell>
          <table:table-cell table:formula="of:=REPLACE([.B330]; 1; 29; &quot;&quot;)" office:value-type="string" office:string-value="elrepo/packages" calcext:value-type="string">
            <text:p>elrepo/packages</text:p>
          </table:table-cell>
        </table:table-row>
        <table:table-row table:style-name="ro1">
          <table:table-cell office:value-type="float" office:value="162611" calcext:value-type="float">
            <text:p>162611</text:p>
          </table:table-cell>
          <table:table-cell office:value-type="string" calcext:value-type="string">
            <text:p>https://api.github.com/repos/embedthis/goahead</text:p>
          </table:table-cell>
          <table:table-cell table:formula="of:=REPLACE([.B331]; 1; 29; &quot;&quot;)" office:value-type="string" office:string-value="embedthis/goahead" calcext:value-type="string">
            <text:p>embedthis/goahead</text:p>
          </table:table-cell>
        </table:table-row>
        <table:table-row table:style-name="ro1">
          <table:table-cell office:value-type="float" office:value="163196" calcext:value-type="float">
            <text:p>163196</text:p>
          </table:table-cell>
          <table:table-cell office:value-type="string" calcext:value-type="string">
            <text:p>https://api.github.com/repos/Susurrus/Autoboat</text:p>
          </table:table-cell>
          <table:table-cell table:formula="of:=REPLACE([.B332]; 1; 29; &quot;&quot;)" office:value-type="string" office:string-value="Susurrus/Autoboat" calcext:value-type="string">
            <text:p>Susurrus/Autoboat</text:p>
          </table:table-cell>
        </table:table-row>
        <table:table-row table:style-name="ro1">
          <table:table-cell office:value-type="float" office:value="163424" calcext:value-type="float">
            <text:p>163424</text:p>
          </table:table-cell>
          <table:table-cell office:value-type="string" calcext:value-type="string">
            <text:p>https://api.github.com/repos/joylatten/opencryptoki</text:p>
          </table:table-cell>
          <table:table-cell table:formula="of:=REPLACE([.B333]; 1; 29; &quot;&quot;)" office:value-type="string" office:string-value="joylatten/opencryptoki" calcext:value-type="string">
            <text:p>joylatten/opencryptoki</text:p>
          </table:table-cell>
        </table:table-row>
        <table:table-row table:style-name="ro1">
          <table:table-cell office:value-type="float" office:value="163443" calcext:value-type="float">
            <text:p>163443</text:p>
          </table:table-cell>
          <table:table-cell office:value-type="string" calcext:value-type="string">
            <text:p>https://api.github.com/repos/OSLL/qemu-xtensa</text:p>
          </table:table-cell>
          <table:table-cell table:formula="of:=REPLACE([.B334]; 1; 29; &quot;&quot;)" office:value-type="string" office:string-value="OSLL/qemu-xtensa" calcext:value-type="string">
            <text:p>OSLL/qemu-xtensa</text:p>
          </table:table-cell>
        </table:table-row>
        <table:table-row table:style-name="ro1">
          <table:table-cell office:value-type="float" office:value="164640" calcext:value-type="float">
            <text:p>164640</text:p>
          </table:table-cell>
          <table:table-cell office:value-type="string" calcext:value-type="string">
            <text:p>https://api.github.com/repos/golems/amino</text:p>
          </table:table-cell>
          <table:table-cell table:formula="of:=REPLACE([.B335]; 1; 29; &quot;&quot;)" office:value-type="string" office:string-value="golems/amino" calcext:value-type="string">
            <text:p>golems/amino</text:p>
          </table:table-cell>
        </table:table-row>
        <table:table-row table:style-name="ro1">
          <table:table-cell office:value-type="float" office:value="164646" calcext:value-type="float">
            <text:p>164646</text:p>
          </table:table-cell>
          <table:table-cell office:value-type="string" calcext:value-type="string">
            <text:p>https://api.github.com/repos/jcmvbkbc/linux-xtensa</text:p>
          </table:table-cell>
          <table:table-cell table:formula="of:=REPLACE([.B336]; 1; 29; &quot;&quot;)" office:value-type="string" office:string-value="jcmvbkbc/linux-xtensa" calcext:value-type="string">
            <text:p>jcmvbkbc/linux-xtensa</text:p>
          </table:table-cell>
        </table:table-row>
        <table:table-row table:style-name="ro1">
          <table:table-cell office:value-type="float" office:value="165918" calcext:value-type="float">
            <text:p>165918</text:p>
          </table:table-cell>
          <table:table-cell office:value-type="string" calcext:value-type="string">
            <text:p>https://api.github.com/repos/servalproject/batphone</text:p>
          </table:table-cell>
          <table:table-cell table:formula="of:=REPLACE([.B337]; 1; 29; &quot;&quot;)" office:value-type="string" office:string-value="servalproject/batphone" calcext:value-type="string">
            <text:p>servalproject/batphone</text:p>
          </table:table-cell>
        </table:table-row>
        <table:table-row table:style-name="ro1">
          <table:table-cell office:value-type="float" office:value="166239" calcext:value-type="float">
            <text:p>166239</text:p>
          </table:table-cell>
          <table:table-cell office:value-type="string" calcext:value-type="string">
            <text:p>https://api.github.com/repos/joegen/oss_core</text:p>
          </table:table-cell>
          <table:table-cell table:formula="of:=REPLACE([.B338]; 1; 29; &quot;&quot;)" office:value-type="string" office:string-value="joegen/oss_core" calcext:value-type="string">
            <text:p>joegen/oss_core</text:p>
          </table:table-cell>
        </table:table-row>
        <table:table-row table:style-name="ro1">
          <table:table-cell office:value-type="float" office:value="169344" calcext:value-type="float">
            <text:p>169344</text:p>
          </table:table-cell>
          <table:table-cell office:value-type="string" calcext:value-type="string">
            <text:p>https://api.github.com/repos/ethersex/ethersex</text:p>
          </table:table-cell>
          <table:table-cell table:formula="of:=REPLACE([.B339]; 1; 29; &quot;&quot;)" office:value-type="string" office:string-value="ethersex/ethersex" calcext:value-type="string">
            <text:p>ethersex/ethersex</text:p>
          </table:table-cell>
        </table:table-row>
        <table:table-row table:style-name="ro1">
          <table:table-cell office:value-type="float" office:value="171430" calcext:value-type="float">
            <text:p>171430</text:p>
          </table:table-cell>
          <table:table-cell office:value-type="string" calcext:value-type="string">
            <text:p>https://api.github.com/repos/ruby-gnome2/ruby-gnome2</text:p>
          </table:table-cell>
          <table:table-cell table:formula="of:=REPLACE([.B340]; 1; 29; &quot;&quot;)" office:value-type="string" office:string-value="ruby-gnome2/ruby-gnome2" calcext:value-type="string">
            <text:p>ruby-gnome2/ruby-gnome2</text:p>
          </table:table-cell>
        </table:table-row>
        <table:table-row table:style-name="ro1">
          <table:table-cell office:value-type="float" office:value="173409" calcext:value-type="float">
            <text:p>173409</text:p>
          </table:table-cell>
          <table:table-cell office:value-type="string" calcext:value-type="string">
            <text:p>https://api.github.com/repos/hroptatyr/uterus</text:p>
          </table:table-cell>
          <table:table-cell table:formula="of:=REPLACE([.B341]; 1; 29; &quot;&quot;)" office:value-type="string" office:string-value="hroptatyr/uterus" calcext:value-type="string">
            <text:p>hroptatyr/uterus</text:p>
          </table:table-cell>
        </table:table-row>
        <table:table-row table:style-name="ro1">
          <table:table-cell office:value-type="float" office:value="174722" calcext:value-type="float">
            <text:p>174722</text:p>
          </table:table-cell>
          <table:table-cell office:value-type="string" calcext:value-type="string">
            <text:p>https://api.github.com/repos/fontforge/fontforge</text:p>
          </table:table-cell>
          <table:table-cell table:formula="of:=REPLACE([.B342]; 1; 29; &quot;&quot;)" office:value-type="string" office:string-value="fontforge/fontforge" calcext:value-type="string">
            <text:p>fontforge/fontforge</text:p>
          </table:table-cell>
        </table:table-row>
        <table:table-row table:style-name="ro1">
          <table:table-cell office:value-type="float" office:value="175628" calcext:value-type="float">
            <text:p>175628</text:p>
          </table:table-cell>
          <table:table-cell office:value-type="string" calcext:value-type="string">
            <text:p>https://api.github.com/repos/phillipberndt/pqiv</text:p>
          </table:table-cell>
          <table:table-cell table:formula="of:=REPLACE([.B343]; 1; 29; &quot;&quot;)" office:value-type="string" office:string-value="phillipberndt/pqiv" calcext:value-type="string">
            <text:p>phillipberndt/pqiv</text:p>
          </table:table-cell>
        </table:table-row>
        <table:table-row table:style-name="ro1">
          <table:table-cell office:value-type="float" office:value="178147" calcext:value-type="float">
            <text:p>178147</text:p>
          </table:table-cell>
          <table:table-cell office:value-type="string" calcext:value-type="string">
            <text:p>https://api.github.com/repos/grke/burp</text:p>
          </table:table-cell>
          <table:table-cell table:formula="of:=REPLACE([.B344]; 1; 29; &quot;&quot;)" office:value-type="string" office:string-value="grke/burp" calcext:value-type="string">
            <text:p>grke/burp</text:p>
          </table:table-cell>
        </table:table-row>
        <table:table-row table:style-name="ro1">
          <table:table-cell office:value-type="float" office:value="179221" calcext:value-type="float">
            <text:p>179221</text:p>
          </table:table-cell>
          <table:table-cell office:value-type="string" calcext:value-type="string">
            <text:p>https://api.github.com/repos/etmc/tmLQCD</text:p>
          </table:table-cell>
          <table:table-cell table:formula="of:=REPLACE([.B345]; 1; 29; &quot;&quot;)" office:value-type="string" office:string-value="etmc/tmLQCD" calcext:value-type="string">
            <text:p>etmc/tmLQCD</text:p>
          </table:table-cell>
        </table:table-row>
        <table:table-row table:style-name="ro1">
          <table:table-cell office:value-type="float" office:value="180978" calcext:value-type="float">
            <text:p>180978</text:p>
          </table:table-cell>
          <table:table-cell office:value-type="string" calcext:value-type="string">
            <text:p>https://api.github.com/repos/r0ket/r0ket</text:p>
          </table:table-cell>
          <table:table-cell table:formula="of:=REPLACE([.B346]; 1; 29; &quot;&quot;)" office:value-type="string" office:string-value="r0ket/r0ket" calcext:value-type="string">
            <text:p>r0ket/r0ket</text:p>
          </table:table-cell>
        </table:table-row>
        <table:table-row table:style-name="ro1">
          <table:table-cell office:value-type="float" office:value="184422" calcext:value-type="float">
            <text:p>184422</text:p>
          </table:table-cell>
          <table:table-cell office:value-type="string" calcext:value-type="string">
            <text:p>https://api.github.com/repos/NDN-Routing/NLSR0.0</text:p>
          </table:table-cell>
          <table:table-cell table:formula="of:=REPLACE([.B347]; 1; 29; &quot;&quot;)" office:value-type="string" office:string-value="NDN-Routing/NLSR0.0" calcext:value-type="string">
            <text:p>NDN-Routing/NLSR0.0</text:p>
          </table:table-cell>
        </table:table-row>
        <table:table-row table:style-name="ro1">
          <table:table-cell office:value-type="float" office:value="186601" calcext:value-type="float">
            <text:p>186601</text:p>
          </table:table-cell>
          <table:table-cell office:value-type="string" calcext:value-type="string">
            <text:p>https://api.github.com/repos/chrisboyle/sgtpuzzles</text:p>
          </table:table-cell>
          <table:table-cell table:formula="of:=REPLACE([.B348]; 1; 29; &quot;&quot;)" office:value-type="string" office:string-value="chrisboyle/sgtpuzzles" calcext:value-type="string">
            <text:p>chrisboyle/sgtpuzzles</text:p>
          </table:table-cell>
        </table:table-row>
        <table:table-row table:style-name="ro1">
          <table:table-cell office:value-type="float" office:value="188797" calcext:value-type="float">
            <text:p>188797</text:p>
          </table:table-cell>
          <table:table-cell office:value-type="string" calcext:value-type="string">
            <text:p>https://api.github.com/repos/vlm/asn1c</text:p>
          </table:table-cell>
          <table:table-cell table:formula="of:=REPLACE([.B349]; 1; 29; &quot;&quot;)" office:value-type="string" office:string-value="vlm/asn1c" calcext:value-type="string">
            <text:p>vlm/asn1c</text:p>
          </table:table-cell>
        </table:table-row>
        <table:table-row table:style-name="ro1">
          <table:table-cell office:value-type="float" office:value="190006" calcext:value-type="float">
            <text:p>190006</text:p>
          </table:table-cell>
          <table:table-cell office:value-type="string" calcext:value-type="string">
            <text:p>https://api.github.com/repos/kergoth/tslib</text:p>
          </table:table-cell>
          <table:table-cell table:formula="of:=REPLACE([.B350]; 1; 29; &quot;&quot;)" office:value-type="string" office:string-value="kergoth/tslib" calcext:value-type="string">
            <text:p>kergoth/tslib</text:p>
          </table:table-cell>
        </table:table-row>
        <table:table-row table:style-name="ro1">
          <table:table-cell office:value-type="float" office:value="197045" calcext:value-type="float">
            <text:p>197045</text:p>
          </table:table-cell>
          <table:table-cell office:value-type="string" calcext:value-type="string">
            <text:p>https://api.github.com/repos/2ndQuadrant/repmgr</text:p>
          </table:table-cell>
          <table:table-cell table:formula="of:=REPLACE([.B351]; 1; 29; &quot;&quot;)" office:value-type="string" office:string-value="2ndQuadrant/repmgr" calcext:value-type="string">
            <text:p>2ndQuadrant/repmgr</text:p>
          </table:table-cell>
        </table:table-row>
        <table:table-row table:style-name="ro1">
          <table:table-cell office:value-type="float" office:value="200124" calcext:value-type="float">
            <text:p>200124</text:p>
          </table:table-cell>
          <table:table-cell office:value-type="string" calcext:value-type="string">
            <text:p>https://api.github.com/repos/ostreedev/ostree</text:p>
          </table:table-cell>
          <table:table-cell table:formula="of:=REPLACE([.B352]; 1; 29; &quot;&quot;)" office:value-type="string" office:string-value="ostreedev/ostree" calcext:value-type="string">
            <text:p>ostreedev/ostree</text:p>
          </table:table-cell>
        </table:table-row>
        <table:table-row table:style-name="ro1">
          <table:table-cell office:value-type="float" office:value="202383" calcext:value-type="float">
            <text:p>202383</text:p>
          </table:table-cell>
          <table:table-cell office:value-type="string" calcext:value-type="string">
            <text:p>https://api.github.com/repos/videolan/vlc</text:p>
          </table:table-cell>
          <table:table-cell table:formula="of:=REPLACE([.B353]; 1; 29; &quot;&quot;)" office:value-type="string" office:string-value="videolan/vlc" calcext:value-type="string">
            <text:p>videolan/vlc</text:p>
          </table:table-cell>
        </table:table-row>
        <table:table-row table:style-name="ro1">
          <table:table-cell office:value-type="float" office:value="202860" calcext:value-type="float">
            <text:p>202860</text:p>
          </table:table-cell>
          <table:table-cell office:value-type="string" calcext:value-type="string">
            <text:p>https://api.github.com/repos/qemu/qemu</text:p>
          </table:table-cell>
          <table:table-cell table:formula="of:=REPLACE([.B354]; 1; 29; &quot;&quot;)" office:value-type="string" office:string-value="qemu/qemu" calcext:value-type="string">
            <text:p>qemu/qemu</text:p>
          </table:table-cell>
        </table:table-row>
        <table:table-row table:style-name="ro1">
          <table:table-cell office:value-type="float" office:value="203338" calcext:value-type="float">
            <text:p>203338</text:p>
          </table:table-cell>
          <table:table-cell office:value-type="string" calcext:value-type="string">
            <text:p>https://api.github.com/repos/lighttpd/lighttpd1.4</text:p>
          </table:table-cell>
          <table:table-cell table:formula="of:=REPLACE([.B355]; 1; 29; &quot;&quot;)" office:value-type="string" office:string-value="lighttpd/lighttpd1.4" calcext:value-type="string">
            <text:p>lighttpd/lighttpd1.4</text:p>
          </table:table-cell>
        </table:table-row>
        <table:table-row table:style-name="ro1">
          <table:table-cell office:value-type="float" office:value="204889" calcext:value-type="float">
            <text:p>204889</text:p>
          </table:table-cell>
          <table:table-cell office:value-type="string" calcext:value-type="string">
            <text:p>https://api.github.com/repos/fachat/XD2031</text:p>
          </table:table-cell>
          <table:table-cell table:formula="of:=REPLACE([.B356]; 1; 29; &quot;&quot;)" office:value-type="string" office:string-value="fachat/XD2031" calcext:value-type="string">
            <text:p>fachat/XD2031</text:p>
          </table:table-cell>
        </table:table-row>
        <table:table-row table:style-name="ro1">
          <table:table-cell office:value-type="float" office:value="206816" calcext:value-type="float">
            <text:p>206816</text:p>
          </table:table-cell>
          <table:table-cell office:value-type="string" calcext:value-type="string">
            <text:p>https://api.github.com/repos/nitlang/nit</text:p>
          </table:table-cell>
          <table:table-cell table:formula="of:=REPLACE([.B357]; 1; 29; &quot;&quot;)" office:value-type="string" office:string-value="nitlang/nit" calcext:value-type="string">
            <text:p>nitlang/nit</text:p>
          </table:table-cell>
        </table:table-row>
        <table:table-row table:style-name="ro1">
          <table:table-cell office:value-type="float" office:value="208214" calcext:value-type="float">
            <text:p>208214</text:p>
          </table:table-cell>
          <table:table-cell office:value-type="string" calcext:value-type="string">
            <text:p>https://api.github.com/repos/open-watcom/open-watcom-v2</text:p>
          </table:table-cell>
          <table:table-cell table:formula="of:=REPLACE([.B358]; 1; 29; &quot;&quot;)" office:value-type="string" office:string-value="open-watcom/open-watcom-v2" calcext:value-type="string">
            <text:p>open-watcom/open-watcom-v2</text:p>
          </table:table-cell>
        </table:table-row>
        <table:table-row table:style-name="ro1">
          <table:table-cell office:value-type="float" office:value="209388" calcext:value-type="float">
            <text:p>209388</text:p>
          </table:table-cell>
          <table:table-cell office:value-type="string" calcext:value-type="string">
            <text:p>https://api.github.com/repos/xvisor/xvisor</text:p>
          </table:table-cell>
          <table:table-cell table:formula="of:=REPLACE([.B359]; 1; 29; &quot;&quot;)" office:value-type="string" office:string-value="xvisor/xvisor" calcext:value-type="string">
            <text:p>xvisor/xvisor</text:p>
          </table:table-cell>
        </table:table-row>
        <table:table-row table:style-name="ro1">
          <table:table-cell office:value-type="float" office:value="211676" calcext:value-type="float">
            <text:p>211676</text:p>
          </table:table-cell>
          <table:table-cell office:value-type="string" calcext:value-type="string">
            <text:p>https://api.github.com/repos/MatzeB/cparser</text:p>
          </table:table-cell>
          <table:table-cell table:formula="of:=REPLACE([.B360]; 1; 29; &quot;&quot;)" office:value-type="string" office:string-value="MatzeB/cparser" calcext:value-type="string">
            <text:p>MatzeB/cparser</text:p>
          </table:table-cell>
        </table:table-row>
        <table:table-row table:style-name="ro1">
          <table:table-cell office:value-type="float" office:value="214462" calcext:value-type="float">
            <text:p>214462</text:p>
          </table:table-cell>
          <table:table-cell office:value-type="string" calcext:value-type="string">
            <text:p>https://api.github.com/repos/martin-tornqvist/ia</text:p>
          </table:table-cell>
          <table:table-cell table:formula="of:=REPLACE([.B361]; 1; 29; &quot;&quot;)" office:value-type="string" office:string-value="martin-tornqvist/ia" calcext:value-type="string">
            <text:p>martin-tornqvist/ia</text:p>
          </table:table-cell>
        </table:table-row>
        <table:table-row table:style-name="ro1">
          <table:table-cell office:value-type="float" office:value="216519" calcext:value-type="float">
            <text:p>216519</text:p>
          </table:table-cell>
          <table:table-cell office:value-type="string" calcext:value-type="string">
            <text:p>https://api.github.com/repos/inliniac/suricata</text:p>
          </table:table-cell>
          <table:table-cell table:formula="of:=REPLACE([.B362]; 1; 29; &quot;&quot;)" office:value-type="string" office:string-value="inliniac/suricata" calcext:value-type="string">
            <text:p>inliniac/suricata</text:p>
          </table:table-cell>
        </table:table-row>
        <table:table-row table:style-name="ro1">
          <table:table-cell office:value-type="float" office:value="220102" calcext:value-type="float">
            <text:p>220102</text:p>
          </table:table-cell>
          <table:table-cell office:value-type="string" calcext:value-type="string">
            <text:p>https://api.github.com/repos/cburstedde/p4est</text:p>
          </table:table-cell>
          <table:table-cell table:formula="of:=REPLACE([.B363]; 1; 29; &quot;&quot;)" office:value-type="string" office:string-value="cburstedde/p4est" calcext:value-type="string">
            <text:p>cburstedde/p4est</text:p>
          </table:table-cell>
        </table:table-row>
        <table:table-row table:style-name="ro1">
          <table:table-cell office:value-type="float" office:value="221987" calcext:value-type="float">
            <text:p>221987</text:p>
          </table:table-cell>
          <table:table-cell office:value-type="string" calcext:value-type="string">
            <text:p>https://api.github.com/repos/atcurtis/mariadb</text:p>
          </table:table-cell>
          <table:table-cell table:formula="of:=REPLACE([.B364]; 1; 29; &quot;&quot;)" office:value-type="string" office:string-value="atcurtis/mariadb" calcext:value-type="string">
            <text:p>atcurtis/mariadb</text:p>
          </table:table-cell>
        </table:table-row>
        <table:table-row table:style-name="ro1">
          <table:table-cell office:value-type="float" office:value="223492" calcext:value-type="float">
            <text:p>223492</text:p>
          </table:table-cell>
          <table:table-cell office:value-type="string" calcext:value-type="string">
            <text:p>https://api.github.com/repos/ThomasAdam/tmux-obsd</text:p>
          </table:table-cell>
          <table:table-cell table:formula="of:=REPLACE([.B365]; 1; 29; &quot;&quot;)" office:value-type="string" office:string-value="ThomasAdam/tmux-obsd" calcext:value-type="string">
            <text:p>ThomasAdam/tmux-obsd</text:p>
          </table:table-cell>
        </table:table-row>
        <table:table-row table:style-name="ro1">
          <table:table-cell office:value-type="float" office:value="224190" calcext:value-type="float">
            <text:p>224190</text:p>
          </table:table-cell>
          <table:table-cell office:value-type="string" calcext:value-type="string">
            <text:p>https://api.github.com/repos/enthought/enable</text:p>
          </table:table-cell>
          <table:table-cell table:formula="of:=REPLACE([.B366]; 1; 29; &quot;&quot;)" office:value-type="string" office:string-value="enthought/enable" calcext:value-type="string">
            <text:p>enthought/enable</text:p>
          </table:table-cell>
        </table:table-row>
        <table:table-row table:style-name="ro1">
          <table:table-cell office:value-type="float" office:value="225911" calcext:value-type="float">
            <text:p>225911</text:p>
          </table:table-cell>
          <table:table-cell office:value-type="string" calcext:value-type="string">
            <text:p>https://api.github.com/repos/nickg/nvc</text:p>
          </table:table-cell>
          <table:table-cell table:formula="of:=REPLACE([.B367]; 1; 29; &quot;&quot;)" office:value-type="string" office:string-value="nickg/nvc" calcext:value-type="string">
            <text:p>nickg/nvc</text:p>
          </table:table-cell>
        </table:table-row>
        <table:table-row table:style-name="ro1">
          <table:table-cell office:value-type="float" office:value="226600" calcext:value-type="float">
            <text:p>226600</text:p>
          </table:table-cell>
          <table:table-cell office:value-type="string" calcext:value-type="string">
            <text:p>https://api.github.com/repos/openSUSE/libsolv</text:p>
          </table:table-cell>
          <table:table-cell table:formula="of:=REPLACE([.B368]; 1; 29; &quot;&quot;)" office:value-type="string" office:string-value="openSUSE/libsolv" calcext:value-type="string">
            <text:p>openSUSE/libsolv</text:p>
          </table:table-cell>
        </table:table-row>
        <table:table-row table:style-name="ro1">
          <table:table-cell office:value-type="float" office:value="229319" calcext:value-type="float">
            <text:p>229319</text:p>
          </table:table-cell>
          <table:table-cell office:value-type="string" calcext:value-type="string">
            <text:p>https://api.github.com/repos/openlava/openlava</text:p>
          </table:table-cell>
          <table:table-cell table:formula="of:=REPLACE([.B369]; 1; 29; &quot;&quot;)" office:value-type="string" office:string-value="openlava/openlava" calcext:value-type="string">
            <text:p>openlava/openlava</text:p>
          </table:table-cell>
        </table:table-row>
        <table:table-row table:style-name="ro1">
          <table:table-cell office:value-type="float" office:value="230630" calcext:value-type="float">
            <text:p>230630</text:p>
          </table:table-cell>
          <table:table-cell office:value-type="string" calcext:value-type="string">
            <text:p>https://api.github.com/repos/rhdunn/espeak</text:p>
          </table:table-cell>
          <table:table-cell table:formula="of:=REPLACE([.B370]; 1; 29; &quot;&quot;)" office:value-type="string" office:string-value="rhdunn/espeak" calcext:value-type="string">
            <text:p>rhdunn/espeak</text:p>
          </table:table-cell>
        </table:table-row>
        <table:table-row table:style-name="ro1">
          <table:table-cell office:value-type="float" office:value="230785" calcext:value-type="float">
            <text:p>230785</text:p>
          </table:table-cell>
          <table:table-cell office:value-type="string" calcext:value-type="string">
            <text:p>https://api.github.com/repos/k-takata/Onigmo</text:p>
          </table:table-cell>
          <table:table-cell table:formula="of:=REPLACE([.B371]; 1; 29; &quot;&quot;)" office:value-type="string" office:string-value="k-takata/Onigmo" calcext:value-type="string">
            <text:p>k-takata/Onigmo</text:p>
          </table:table-cell>
        </table:table-row>
        <table:table-row table:style-name="ro1">
          <table:table-cell office:value-type="float" office:value="235737" calcext:value-type="float">
            <text:p>235737</text:p>
          </table:table-cell>
          <table:table-cell office:value-type="string" calcext:value-type="string">
            <text:p>https://api.github.com/repos/angband/angband</text:p>
          </table:table-cell>
          <table:table-cell table:formula="of:=REPLACE([.B372]; 1; 29; &quot;&quot;)" office:value-type="string" office:string-value="angband/angband" calcext:value-type="string">
            <text:p>angband/angband</text:p>
          </table:table-cell>
        </table:table-row>
        <table:table-row table:style-name="ro1">
          <table:table-cell office:value-type="float" office:value="236222" calcext:value-type="float">
            <text:p>236222</text:p>
          </table:table-cell>
          <table:table-cell office:value-type="string" calcext:value-type="string">
            <text:p>https://api.github.com/repos/mbrazeau/Morphy</text:p>
          </table:table-cell>
          <table:table-cell table:formula="of:=REPLACE([.B373]; 1; 29; &quot;&quot;)" office:value-type="string" office:string-value="mbrazeau/Morphy" calcext:value-type="string">
            <text:p>mbrazeau/Morphy</text:p>
          </table:table-cell>
        </table:table-row>
        <table:table-row table:style-name="ro1">
          <table:table-cell office:value-type="float" office:value="237554" calcext:value-type="float">
            <text:p>237554</text:p>
          </table:table-cell>
          <table:table-cell office:value-type="string" calcext:value-type="string">
            <text:p>https://api.github.com/repos/spurious/SDL-mirror</text:p>
          </table:table-cell>
          <table:table-cell table:formula="of:=REPLACE([.B374]; 1; 29; &quot;&quot;)" office:value-type="string" office:string-value="spurious/SDL-mirror" calcext:value-type="string">
            <text:p>spurious/SDL-mirror</text:p>
          </table:table-cell>
        </table:table-row>
        <table:table-row table:style-name="ro1">
          <table:table-cell office:value-type="float" office:value="238783" calcext:value-type="float">
            <text:p>238783</text:p>
          </table:table-cell>
          <table:table-cell office:value-type="string" calcext:value-type="string">
            <text:p>https://api.github.com/repos/yarden/MISO</text:p>
          </table:table-cell>
          <table:table-cell table:formula="of:=REPLACE([.B375]; 1; 29; &quot;&quot;)" office:value-type="string" office:string-value="yarden/MISO" calcext:value-type="string">
            <text:p>yarden/MISO</text:p>
          </table:table-cell>
        </table:table-row>
        <table:table-row table:style-name="ro1">
          <table:table-cell office:value-type="float" office:value="240269" calcext:value-type="float">
            <text:p>240269</text:p>
          </table:table-cell>
          <table:table-cell office:value-type="string" calcext:value-type="string">
            <text:p>https://api.github.com/repos/ksandstr/mung</text:p>
          </table:table-cell>
          <table:table-cell table:formula="of:=REPLACE([.B376]; 1; 29; &quot;&quot;)" office:value-type="string" office:string-value="ksandstr/mung" calcext:value-type="string">
            <text:p>ksandstr/mung</text:p>
          </table:table-cell>
        </table:table-row>
        <table:table-row table:style-name="ro1">
          <table:table-cell office:value-type="float" office:value="245279" calcext:value-type="float">
            <text:p>245279</text:p>
          </table:table-cell>
          <table:table-cell office:value-type="string" calcext:value-type="string">
            <text:p>https://api.github.com/repos/boothj5/profanity</text:p>
          </table:table-cell>
          <table:table-cell table:formula="of:=REPLACE([.B377]; 1; 29; &quot;&quot;)" office:value-type="string" office:string-value="boothj5/profanity" calcext:value-type="string">
            <text:p>boothj5/profanity</text:p>
          </table:table-cell>
        </table:table-row>
        <table:table-row table:style-name="ro1">
          <table:table-cell office:value-type="float" office:value="246682" calcext:value-type="float">
            <text:p>246682</text:p>
          </table:table-cell>
          <table:table-cell office:value-type="string" calcext:value-type="string">
            <text:p>https://api.github.com/repos/imoseyon/leanKernel-d2vzw</text:p>
          </table:table-cell>
          <table:table-cell table:formula="of:=REPLACE([.B378]; 1; 29; &quot;&quot;)" office:value-type="string" office:string-value="imoseyon/leanKernel-d2vzw" calcext:value-type="string">
            <text:p>imoseyon/leanKernel-d2vzw</text:p>
          </table:table-cell>
        </table:table-row>
        <table:table-row table:style-name="ro1">
          <table:table-cell office:value-type="float" office:value="250552" calcext:value-type="float">
            <text:p>250552</text:p>
          </table:table-cell>
          <table:table-cell office:value-type="string" calcext:value-type="string">
            <text:p>https://api.github.com/repos/rustyrussell/ccan</text:p>
          </table:table-cell>
          <table:table-cell table:formula="of:=REPLACE([.B379]; 1; 29; &quot;&quot;)" office:value-type="string" office:string-value="rustyrussell/ccan" calcext:value-type="string">
            <text:p>rustyrussell/ccan</text:p>
          </table:table-cell>
        </table:table-row>
        <table:table-row table:style-name="ro1">
          <table:table-cell office:value-type="float" office:value="253834" calcext:value-type="float">
            <text:p>253834</text:p>
          </table:table-cell>
          <table:table-cell office:value-type="string" calcext:value-type="string">
            <text:p>https://api.github.com/repos/yuxans/haproxy</text:p>
          </table:table-cell>
          <table:table-cell table:formula="of:=REPLACE([.B380]; 1; 29; &quot;&quot;)" office:value-type="string" office:string-value="yuxans/haproxy" calcext:value-type="string">
            <text:p>yuxans/haproxy</text:p>
          </table:table-cell>
        </table:table-row>
        <table:table-row table:style-name="ro1">
          <table:table-cell office:value-type="float" office:value="254275" calcext:value-type="float">
            <text:p>254275</text:p>
          </table:table-cell>
          <table:table-cell office:value-type="string" calcext:value-type="string">
            <text:p>https://api.github.com/repos/mbrossard/pkcs11</text:p>
          </table:table-cell>
          <table:table-cell table:formula="of:=REPLACE([.B381]; 1; 29; &quot;&quot;)" office:value-type="string" office:string-value="mbrossard/pkcs11" calcext:value-type="string">
            <text:p>mbrossard/pkcs11</text:p>
          </table:table-cell>
        </table:table-row>
        <table:table-row table:style-name="ro1">
          <table:table-cell office:value-type="float" office:value="263951" calcext:value-type="float">
            <text:p>263951</text:p>
          </table:table-cell>
          <table:table-cell office:value-type="string" calcext:value-type="string">
            <text:p>https://api.github.com/repos/pabigot/bsp430</text:p>
          </table:table-cell>
          <table:table-cell table:formula="of:=REPLACE([.B382]; 1; 29; &quot;&quot;)" office:value-type="string" office:string-value="pabigot/bsp430" calcext:value-type="string">
            <text:p>pabigot/bsp430</text:p>
          </table:table-cell>
        </table:table-row>
        <table:table-row table:style-name="ro1">
          <table:table-cell office:value-type="float" office:value="268401" calcext:value-type="float">
            <text:p>268401</text:p>
          </table:table-cell>
          <table:table-cell office:value-type="string" calcext:value-type="string">
            <text:p>https://api.github.com/repos/kwgoodman/bottleneck</text:p>
          </table:table-cell>
          <table:table-cell table:formula="of:=REPLACE([.B383]; 1; 29; &quot;&quot;)" office:value-type="string" office:string-value="kwgoodman/bottleneck" calcext:value-type="string">
            <text:p>kwgoodman/bottleneck</text:p>
          </table:table-cell>
        </table:table-row>
        <table:table-row table:style-name="ro1">
          <table:table-cell office:value-type="float" office:value="275743" calcext:value-type="float">
            <text:p>275743</text:p>
          </table:table-cell>
          <table:table-cell office:value-type="string" calcext:value-type="string">
            <text:p>https://api.github.com/repos/apache/lucy</text:p>
          </table:table-cell>
          <table:table-cell table:formula="of:=REPLACE([.B384]; 1; 29; &quot;&quot;)" office:value-type="string" office:string-value="apache/lucy" calcext:value-type="string">
            <text:p>apache/lucy</text:p>
          </table:table-cell>
        </table:table-row>
        <table:table-row table:style-name="ro1">
          <table:table-cell office:value-type="float" office:value="278153" calcext:value-type="float">
            <text:p>278153</text:p>
          </table:table-cell>
          <table:table-cell office:value-type="string" calcext:value-type="string">
            <text:p>https://api.github.com/repos/ensc/dietlibc</text:p>
          </table:table-cell>
          <table:table-cell table:formula="of:=REPLACE([.B385]; 1; 29; &quot;&quot;)" office:value-type="string" office:string-value="ensc/dietlibc" calcext:value-type="string">
            <text:p>ensc/dietlibc</text:p>
          </table:table-cell>
        </table:table-row>
        <table:table-row table:style-name="ro1">
          <table:table-cell office:value-type="float" office:value="285391" calcext:value-type="float">
            <text:p>285391</text:p>
          </table:table-cell>
          <table:table-cell office:value-type="string" calcext:value-type="string">
            <text:p>https://api.github.com/repos/axn/bmx6</text:p>
          </table:table-cell>
          <table:table-cell table:formula="of:=REPLACE([.B386]; 1; 29; &quot;&quot;)" office:value-type="string" office:string-value="axn/bmx6" calcext:value-type="string">
            <text:p>axn/bmx6</text:p>
          </table:table-cell>
        </table:table-row>
        <table:table-row table:style-name="ro1">
          <table:table-cell office:value-type="float" office:value="305264" calcext:value-type="float">
            <text:p>305264</text:p>
          </table:table-cell>
          <table:table-cell office:value-type="string" calcext:value-type="string">
            <text:p>https://api.github.com/repos/gmc-holle/xfdashboard</text:p>
          </table:table-cell>
          <table:table-cell table:formula="of:=REPLACE([.B387]; 1; 29; &quot;&quot;)" office:value-type="string" office:string-value="gmc-holle/xfdashboard" calcext:value-type="string">
            <text:p>gmc-holle/xfdashboard</text:p>
          </table:table-cell>
        </table:table-row>
        <table:table-row table:style-name="ro1">
          <table:table-cell office:value-type="float" office:value="307076" calcext:value-type="float">
            <text:p>307076</text:p>
          </table:table-cell>
          <table:table-cell office:value-type="string" calcext:value-type="string">
            <text:p>https://api.github.com/repos/opencpi/opencpi</text:p>
          </table:table-cell>
          <table:table-cell table:formula="of:=REPLACE([.B388]; 1; 29; &quot;&quot;)" office:value-type="string" office:string-value="opencpi/opencpi" calcext:value-type="string">
            <text:p>opencpi/opencpi</text:p>
          </table:table-cell>
        </table:table-row>
        <table:table-row table:style-name="ro1">
          <table:table-cell office:value-type="float" office:value="311859" calcext:value-type="float">
            <text:p>311859</text:p>
          </table:table-cell>
          <table:table-cell office:value-type="string" calcext:value-type="string">
            <text:p>https://api.github.com/repos/MoserMichael/cstuff</text:p>
          </table:table-cell>
          <table:table-cell table:formula="of:=REPLACE([.B389]; 1; 29; &quot;&quot;)" office:value-type="string" office:string-value="MoserMichael/cstuff" calcext:value-type="string">
            <text:p>MoserMichael/cstuff</text:p>
          </table:table-cell>
        </table:table-row>
        <table:table-row table:style-name="ro1">
          <table:table-cell office:value-type="float" office:value="317262" calcext:value-type="float">
            <text:p>317262</text:p>
          </table:table-cell>
          <table:table-cell office:value-type="string" calcext:value-type="string">
            <text:p>https://api.github.com/repos/numascale/nc-utils</text:p>
          </table:table-cell>
          <table:table-cell table:formula="of:=REPLACE([.B390]; 1; 29; &quot;&quot;)" office:value-type="string" office:string-value="numascale/nc-utils" calcext:value-type="string">
            <text:p>numascale/nc-utils</text:p>
          </table:table-cell>
        </table:table-row>
        <table:table-row table:style-name="ro1">
          <table:table-cell office:value-type="float" office:value="330609" calcext:value-type="float">
            <text:p>330609</text:p>
          </table:table-cell>
          <table:table-cell office:value-type="string" calcext:value-type="string">
            <text:p>https://api.github.com/repos/brong/cyrus-imapd</text:p>
          </table:table-cell>
          <table:table-cell table:formula="of:=REPLACE([.B391]; 1; 29; &quot;&quot;)" office:value-type="string" office:string-value="brong/cyrus-imapd" calcext:value-type="string">
            <text:p>brong/cyrus-imapd</text:p>
          </table:table-cell>
        </table:table-row>
        <table:table-row table:style-name="ro1">
          <table:table-cell office:value-type="float" office:value="335830" calcext:value-type="float">
            <text:p>335830</text:p>
          </table:table-cell>
          <table:table-cell office:value-type="string" calcext:value-type="string">
            <text:p>https://api.github.com/repos/trini/u-boot</text:p>
          </table:table-cell>
          <table:table-cell table:formula="of:=REPLACE([.B392]; 1; 29; &quot;&quot;)" office:value-type="string" office:string-value="trini/u-boot" calcext:value-type="string">
            <text:p>trini/u-boot</text:p>
          </table:table-cell>
        </table:table-row>
        <table:table-row table:style-name="ro1">
          <table:table-cell office:value-type="float" office:value="339851" calcext:value-type="float">
            <text:p>339851</text:p>
          </table:table-cell>
          <table:table-cell office:value-type="string" calcext:value-type="string">
            <text:p>https://api.github.com/repos/neilbrown/mdadm</text:p>
          </table:table-cell>
          <table:table-cell table:formula="of:=REPLACE([.B393]; 1; 29; &quot;&quot;)" office:value-type="string" office:string-value="neilbrown/mdadm" calcext:value-type="string">
            <text:p>neilbrown/mdadm</text:p>
          </table:table-cell>
        </table:table-row>
        <table:table-row table:style-name="ro1">
          <table:table-cell office:value-type="float" office:value="344106" calcext:value-type="float">
            <text:p>344106</text:p>
          </table:table-cell>
          <table:table-cell office:value-type="string" calcext:value-type="string">
            <text:p>https://api.github.com/repos/frugalware/pacman-g2</text:p>
          </table:table-cell>
          <table:table-cell table:formula="of:=REPLACE([.B394]; 1; 29; &quot;&quot;)" office:value-type="string" office:string-value="frugalware/pacman-g2" calcext:value-type="string">
            <text:p>frugalware/pacman-g2</text:p>
          </table:table-cell>
        </table:table-row>
        <table:table-row table:style-name="ro1">
          <table:table-cell office:value-type="float" office:value="355942" calcext:value-type="float">
            <text:p>355942</text:p>
          </table:table-cell>
          <table:table-cell office:value-type="string" calcext:value-type="string">
            <text:p>https://api.github.com/repos/wido/libvirt</text:p>
          </table:table-cell>
          <table:table-cell table:formula="of:=REPLACE([.B395]; 1; 29; &quot;&quot;)" office:value-type="string" office:string-value="wido/libvirt" calcext:value-type="string">
            <text:p>wido/libvirt</text:p>
          </table:table-cell>
        </table:table-row>
        <table:table-row table:style-name="ro1">
          <table:table-cell office:value-type="float" office:value="359514" calcext:value-type="float">
            <text:p>359514</text:p>
          </table:table-cell>
          <table:table-cell office:value-type="string" calcext:value-type="string">
            <text:p>https://api.github.com/repos/exg/rxvt-unicode</text:p>
          </table:table-cell>
          <table:table-cell table:formula="of:=REPLACE([.B396]; 1; 29; &quot;&quot;)" office:value-type="string" office:string-value="exg/rxvt-unicode" calcext:value-type="string">
            <text:p>exg/rxvt-unicode</text:p>
          </table:table-cell>
        </table:table-row>
        <table:table-row table:style-name="ro1">
          <table:table-cell office:value-type="float" office:value="363478" calcext:value-type="float">
            <text:p>363478</text:p>
          </table:table-cell>
          <table:table-cell office:value-type="string" calcext:value-type="string">
            <text:p>https://api.github.com/repos/kdudka/predator</text:p>
          </table:table-cell>
          <table:table-cell table:formula="of:=REPLACE([.B397]; 1; 29; &quot;&quot;)" office:value-type="string" office:string-value="kdudka/predator" calcext:value-type="string">
            <text:p>kdudka/predator</text:p>
          </table:table-cell>
        </table:table-row>
        <table:table-row table:style-name="ro1">
          <table:table-cell office:value-type="float" office:value="366049" calcext:value-type="float">
            <text:p>366049</text:p>
          </table:table-cell>
          <table:table-cell office:value-type="string" calcext:value-type="string">
            <text:p>https://api.github.com/repos/dtsund/crawl-light</text:p>
          </table:table-cell>
          <table:table-cell table:formula="of:=REPLACE([.B398]; 1; 29; &quot;&quot;)" office:value-type="string" office:string-value="dtsund/crawl-light" calcext:value-type="string">
            <text:p>dtsund/crawl-light</text:p>
          </table:table-cell>
        </table:table-row>
        <table:table-row table:style-name="ro1">
          <table:table-cell office:value-type="float" office:value="369933" calcext:value-type="float">
            <text:p>369933</text:p>
          </table:table-cell>
          <table:table-cell office:value-type="string" calcext:value-type="string">
            <text:p>https://api.github.com/repos/GNOME/libsoup</text:p>
          </table:table-cell>
          <table:table-cell table:formula="of:=REPLACE([.B399]; 1; 29; &quot;&quot;)" office:value-type="string" office:string-value="GNOME/libsoup" calcext:value-type="string">
            <text:p>GNOME/libsoup</text:p>
          </table:table-cell>
        </table:table-row>
        <table:table-row table:style-name="ro1">
          <table:table-cell office:value-type="float" office:value="372518" calcext:value-type="float">
            <text:p>372518</text:p>
          </table:table-cell>
          <table:table-cell office:value-type="string" calcext:value-type="string">
            <text:p>https://api.github.com/repos/OGAWAHirofumi/tux3</text:p>
          </table:table-cell>
          <table:table-cell table:formula="of:=REPLACE([.B400]; 1; 29; &quot;&quot;)" office:value-type="string" office:string-value="OGAWAHirofumi/tux3" calcext:value-type="string">
            <text:p>OGAWAHirofumi/tux3</text:p>
          </table:table-cell>
        </table:table-row>
        <table:table-row table:style-name="ro1">
          <table:table-cell office:value-type="float" office:value="372813" calcext:value-type="float">
            <text:p>372813</text:p>
          </table:table-cell>
          <table:table-cell office:value-type="string" calcext:value-type="string">
            <text:p>https://api.github.com/repos/speedata/publisher</text:p>
          </table:table-cell>
          <table:table-cell table:formula="of:=REPLACE([.B401]; 1; 29; &quot;&quot;)" office:value-type="string" office:string-value="speedata/publisher" calcext:value-type="string">
            <text:p>speedata/publisher</text:p>
          </table:table-cell>
        </table:table-row>
        <table:table-row table:style-name="ro1">
          <table:table-cell office:value-type="float" office:value="375325" calcext:value-type="float">
            <text:p>375325</text:p>
          </table:table-cell>
          <table:table-cell office:value-type="string" calcext:value-type="string">
            <text:p>https://api.github.com/repos/xrg/asterisk-xrg</text:p>
          </table:table-cell>
          <table:table-cell table:formula="of:=REPLACE([.B402]; 1; 29; &quot;&quot;)" office:value-type="string" office:string-value="xrg/asterisk-xrg" calcext:value-type="string">
            <text:p>xrg/asterisk-xrg</text:p>
          </table:table-cell>
        </table:table-row>
        <table:table-row table:style-name="ro1">
          <table:table-cell office:value-type="float" office:value="376708" calcext:value-type="float">
            <text:p>376708</text:p>
          </table:table-cell>
          <table:table-cell office:value-type="string" calcext:value-type="string">
            <text:p>https://api.github.com/repos/rcrr/reversi</text:p>
          </table:table-cell>
          <table:table-cell table:formula="of:=REPLACE([.B403]; 1; 29; &quot;&quot;)" office:value-type="string" office:string-value="rcrr/reversi" calcext:value-type="string">
            <text:p>rcrr/reversi</text:p>
          </table:table-cell>
        </table:table-row>
        <table:table-row table:style-name="ro1">
          <table:table-cell office:value-type="float" office:value="383699" calcext:value-type="float">
            <text:p>383699</text:p>
          </table:table-cell>
          <table:table-cell office:value-type="string" calcext:value-type="string">
            <text:p>https://api.github.com/repos/apache/subversion</text:p>
          </table:table-cell>
          <table:table-cell table:formula="of:=REPLACE([.B404]; 1; 29; &quot;&quot;)" office:value-type="string" office:string-value="apache/subversion" calcext:value-type="string">
            <text:p>apache/subversion</text:p>
          </table:table-cell>
        </table:table-row>
        <table:table-row table:style-name="ro1">
          <table:table-cell office:value-type="float" office:value="384122" calcext:value-type="float">
            <text:p>384122</text:p>
          </table:table-cell>
          <table:table-cell office:value-type="string" calcext:value-type="string">
            <text:p>https://api.github.com/repos/GNOME/gnome-themes-standard</text:p>
          </table:table-cell>
          <table:table-cell table:formula="of:=REPLACE([.B405]; 1; 29; &quot;&quot;)" office:value-type="string" office:string-value="GNOME/gnome-themes-standard" calcext:value-type="string">
            <text:p>GNOME/gnome-themes-standard</text:p>
          </table:table-cell>
        </table:table-row>
        <table:table-row table:style-name="ro1">
          <table:table-cell office:value-type="float" office:value="394624" calcext:value-type="float">
            <text:p>394624</text:p>
          </table:table-cell>
          <table:table-cell office:value-type="string" calcext:value-type="string">
            <text:p>https://api.github.com/repos/Exim/exim</text:p>
          </table:table-cell>
          <table:table-cell table:formula="of:=REPLACE([.B406]; 1; 29; &quot;&quot;)" office:value-type="string" office:string-value="Exim/exim" calcext:value-type="string">
            <text:p>Exim/exim</text:p>
          </table:table-cell>
        </table:table-row>
        <table:table-row table:style-name="ro1">
          <table:table-cell office:value-type="float" office:value="395040" calcext:value-type="float">
            <text:p>395040</text:p>
          </table:table-cell>
          <table:table-cell office:value-type="string" calcext:value-type="string">
            <text:p>https://api.github.com/repos/proot-me/PRoot</text:p>
          </table:table-cell>
          <table:table-cell table:formula="of:=REPLACE([.B407]; 1; 29; &quot;&quot;)" office:value-type="string" office:string-value="proot-me/PRoot" calcext:value-type="string">
            <text:p>proot-me/PRoot</text:p>
          </table:table-cell>
        </table:table-row>
        <table:table-row table:style-name="ro1">
          <table:table-cell office:value-type="float" office:value="399110" calcext:value-type="float">
            <text:p>399110</text:p>
          </table:table-cell>
          <table:table-cell office:value-type="string" calcext:value-type="string">
            <text:p>https://api.github.com/repos/GNOME/tracker</text:p>
          </table:table-cell>
          <table:table-cell table:formula="of:=REPLACE([.B408]; 1; 29; &quot;&quot;)" office:value-type="string" office:string-value="GNOME/tracker" calcext:value-type="string">
            <text:p>GNOME/tracker</text:p>
          </table:table-cell>
        </table:table-row>
        <table:table-row table:style-name="ro1">
          <table:table-cell office:value-type="float" office:value="412561" calcext:value-type="float">
            <text:p>412561</text:p>
          </table:table-cell>
          <table:table-cell office:value-type="string" calcext:value-type="string">
            <text:p>https://api.github.com/repos/GNOME/evolution-ews</text:p>
          </table:table-cell>
          <table:table-cell table:formula="of:=REPLACE([.B409]; 1; 29; &quot;&quot;)" office:value-type="string" office:string-value="GNOME/evolution-ews" calcext:value-type="string">
            <text:p>GNOME/evolution-ews</text:p>
          </table:table-cell>
        </table:table-row>
        <table:table-row table:style-name="ro1">
          <table:table-cell office:value-type="float" office:value="420644" calcext:value-type="float">
            <text:p>420644</text:p>
          </table:table-cell>
          <table:table-cell office:value-type="string" calcext:value-type="string">
            <text:p>https://api.github.com/repos/strongswan/strongswan</text:p>
          </table:table-cell>
          <table:table-cell table:formula="of:=REPLACE([.B410]; 1; 29; &quot;&quot;)" office:value-type="string" office:string-value="strongswan/strongswan" calcext:value-type="string">
            <text:p>strongswan/strongswan</text:p>
          </table:table-cell>
        </table:table-row>
        <table:table-row table:style-name="ro1">
          <table:table-cell office:value-type="float" office:value="427724" calcext:value-type="float">
            <text:p>427724</text:p>
          </table:table-cell>
          <table:table-cell office:value-type="string" calcext:value-type="string">
            <text:p>https://api.github.com/repos/mwolf76/yasmine</text:p>
          </table:table-cell>
          <table:table-cell table:formula="of:=REPLACE([.B411]; 1; 29; &quot;&quot;)" office:value-type="string" office:string-value="mwolf76/yasmine" calcext:value-type="string">
            <text:p>mwolf76/yasmine</text:p>
          </table:table-cell>
        </table:table-row>
        <table:table-row table:style-name="ro1">
          <table:table-cell office:value-type="float" office:value="445951" calcext:value-type="float">
            <text:p>445951</text:p>
          </table:table-cell>
          <table:table-cell office:value-type="string" calcext:value-type="string">
            <text:p>https://api.github.com/repos/tytso/ext4-patch-queue</text:p>
          </table:table-cell>
          <table:table-cell table:formula="of:=REPLACE([.B412]; 1; 29; &quot;&quot;)" office:value-type="string" office:string-value="tytso/ext4-patch-queue" calcext:value-type="string">
            <text:p>tytso/ext4-patch-queue</text:p>
          </table:table-cell>
        </table:table-row>
        <table:table-row table:style-name="ro1">
          <table:table-cell office:value-type="float" office:value="453062" calcext:value-type="float">
            <text:p>453062</text:p>
          </table:table-cell>
          <table:table-cell office:value-type="string" calcext:value-type="string">
            <text:p>https://api.github.com/repos/gefla/empserver</text:p>
          </table:table-cell>
          <table:table-cell table:formula="of:=REPLACE([.B413]; 1; 29; &quot;&quot;)" office:value-type="string" office:string-value="gefla/empserver" calcext:value-type="string">
            <text:p>gefla/empserver</text:p>
          </table:table-cell>
        </table:table-row>
        <table:table-row table:style-name="ro1">
          <table:table-cell office:value-type="float" office:value="458392" calcext:value-type="float">
            <text:p>458392</text:p>
          </table:table-cell>
          <table:table-cell office:value-type="string" calcext:value-type="string">
            <text:p>https://api.github.com/repos/openSUSE/multipath-tools</text:p>
          </table:table-cell>
          <table:table-cell table:formula="of:=REPLACE([.B414]; 1; 29; &quot;&quot;)" office:value-type="string" office:string-value="openSUSE/multipath-tools" calcext:value-type="string">
            <text:p>openSUSE/multipath-tools</text:p>
          </table:table-cell>
        </table:table-row>
        <table:table-row table:style-name="ro1">
          <table:table-cell office:value-type="float" office:value="459902" calcext:value-type="float">
            <text:p>459902</text:p>
          </table:table-cell>
          <table:table-cell office:value-type="string" calcext:value-type="string">
            <text:p>https://api.github.com/repos/gcwnow/linux</text:p>
          </table:table-cell>
          <table:table-cell table:formula="of:=REPLACE([.B415]; 1; 29; &quot;&quot;)" office:value-type="string" office:string-value="gcwnow/linux" calcext:value-type="string">
            <text:p>gcwnow/linux</text:p>
          </table:table-cell>
        </table:table-row>
        <table:table-row table:style-name="ro1">
          <table:table-cell office:value-type="float" office:value="460366" calcext:value-type="float">
            <text:p>460366</text:p>
          </table:table-cell>
          <table:table-cell office:value-type="string" calcext:value-type="string">
            <text:p>https://api.github.com/repos/rozofs/rozofs</text:p>
          </table:table-cell>
          <table:table-cell table:formula="of:=REPLACE([.B416]; 1; 29; &quot;&quot;)" office:value-type="string" office:string-value="rozofs/rozofs" calcext:value-type="string">
            <text:p>rozofs/rozofs</text:p>
          </table:table-cell>
        </table:table-row>
        <table:table-row table:style-name="ro1">
          <table:table-cell office:value-type="float" office:value="469909" calcext:value-type="float">
            <text:p>469909</text:p>
          </table:table-cell>
          <table:table-cell office:value-type="string" calcext:value-type="string">
            <text:p>https://api.github.com/repos/mfragkoulis/PiCO_QL</text:p>
          </table:table-cell>
          <table:table-cell table:formula="of:=REPLACE([.B417]; 1; 29; &quot;&quot;)" office:value-type="string" office:string-value="mfragkoulis/PiCO_QL" calcext:value-type="string">
            <text:p>mfragkoulis/PiCO_QL</text:p>
          </table:table-cell>
        </table:table-row>
        <table:table-row table:style-name="ro1">
          <table:table-cell office:value-type="float" office:value="475682" calcext:value-type="float">
            <text:p>475682</text:p>
          </table:table-cell>
          <table:table-cell office:value-type="string" calcext:value-type="string">
            <text:p>https://api.github.com/repos/adaptivecomputing/torque</text:p>
          </table:table-cell>
          <table:table-cell table:formula="of:=REPLACE([.B418]; 1; 29; &quot;&quot;)" office:value-type="string" office:string-value="adaptivecomputing/torque" calcext:value-type="string">
            <text:p>adaptivecomputing/torque</text:p>
          </table:table-cell>
        </table:table-row>
        <table:table-row table:style-name="ro1">
          <table:table-cell office:value-type="float" office:value="480146" calcext:value-type="float">
            <text:p>480146</text:p>
          </table:table-cell>
          <table:table-cell office:value-type="string" calcext:value-type="string">
            <text:p>https://api.github.com/repos/jamplus/jamplus</text:p>
          </table:table-cell>
          <table:table-cell table:formula="of:=REPLACE([.B419]; 1; 29; &quot;&quot;)" office:value-type="string" office:string-value="jamplus/jamplus" calcext:value-type="string">
            <text:p>jamplus/jamplus</text:p>
          </table:table-cell>
        </table:table-row>
        <table:table-row table:style-name="ro1">
          <table:table-cell office:value-type="float" office:value="480229" calcext:value-type="float">
            <text:p>480229</text:p>
          </table:table-cell>
          <table:table-cell office:value-type="string" calcext:value-type="string">
            <text:p>https://api.github.com/repos/sambler/myblender</text:p>
          </table:table-cell>
          <table:table-cell table:formula="of:=REPLACE([.B420]; 1; 29; &quot;&quot;)" office:value-type="string" office:string-value="sambler/myblender" calcext:value-type="string">
            <text:p>sambler/myblender</text:p>
          </table:table-cell>
        </table:table-row>
        <table:table-row table:style-name="ro1">
          <table:table-cell office:value-type="float" office:value="487295" calcext:value-type="float">
            <text:p>487295</text:p>
          </table:table-cell>
          <table:table-cell office:value-type="string" calcext:value-type="string">
            <text:p>https://api.github.com/repos/zmanda/amanda</text:p>
          </table:table-cell>
          <table:table-cell table:formula="of:=REPLACE([.B421]; 1; 29; &quot;&quot;)" office:value-type="string" office:string-value="zmanda/amanda" calcext:value-type="string">
            <text:p>zmanda/amanda</text:p>
          </table:table-cell>
        </table:table-row>
        <table:table-row table:style-name="ro1">
          <table:table-cell office:value-type="float" office:value="487702" calcext:value-type="float">
            <text:p>487702</text:p>
          </table:table-cell>
          <table:table-cell office:value-type="string" calcext:value-type="string">
            <text:p>https://api.github.com/repos/kbc-developers/android_kernel_samsung_d2dcm</text:p>
          </table:table-cell>
          <table:table-cell table:formula="of:=REPLACE([.B422]; 1; 29; &quot;&quot;)" office:value-type="string" office:string-value="kbc-developers/android_kernel_samsung_d2dcm" calcext:value-type="string">
            <text:p>kbc-developers/android_kernel_samsung_d2dcm</text:p>
          </table:table-cell>
        </table:table-row>
        <table:table-row table:style-name="ro1">
          <table:table-cell office:value-type="float" office:value="488922" calcext:value-type="float">
            <text:p>488922</text:p>
          </table:table-cell>
          <table:table-cell office:value-type="string" calcext:value-type="string">
            <text:p>https://api.github.com/repos/vincentbernat/lldpd</text:p>
          </table:table-cell>
          <table:table-cell table:formula="of:=REPLACE([.B423]; 1; 29; &quot;&quot;)" office:value-type="string" office:string-value="vincentbernat/lldpd" calcext:value-type="string">
            <text:p>vincentbernat/lldpd</text:p>
          </table:table-cell>
        </table:table-row>
        <table:table-row table:style-name="ro1">
          <table:table-cell office:value-type="float" office:value="491280" calcext:value-type="float">
            <text:p>491280</text:p>
          </table:table-cell>
          <table:table-cell office:value-type="string" calcext:value-type="string">
            <text:p>https://api.github.com/repos/RTEMS/rtems-libbsd</text:p>
          </table:table-cell>
          <table:table-cell table:formula="of:=REPLACE([.B424]; 1; 29; &quot;&quot;)" office:value-type="string" office:string-value="RTEMS/rtems-libbsd" calcext:value-type="string">
            <text:p>RTEMS/rtems-libbsd</text:p>
          </table:table-cell>
        </table:table-row>
        <table:table-row table:style-name="ro1">
          <table:table-cell office:value-type="float" office:value="497104" calcext:value-type="float">
            <text:p>497104</text:p>
          </table:table-cell>
          <table:table-cell office:value-type="string" calcext:value-type="string">
            <text:p>https://api.github.com/repos/swarren/u-boot</text:p>
          </table:table-cell>
          <table:table-cell table:formula="of:=REPLACE([.B425]; 1; 29; &quot;&quot;)" office:value-type="string" office:string-value="swarren/u-boot" calcext:value-type="string">
            <text:p>swarren/u-boot</text:p>
          </table:table-cell>
        </table:table-row>
        <table:table-row table:style-name="ro1">
          <table:table-cell office:value-type="float" office:value="500973" calcext:value-type="float">
            <text:p>500973</text:p>
          </table:table-cell>
          <table:table-cell office:value-type="string" calcext:value-type="string">
            <text:p>https://api.github.com/repos/GNOME/gtksourceview</text:p>
          </table:table-cell>
          <table:table-cell table:formula="of:=REPLACE([.B426]; 1; 29; &quot;&quot;)" office:value-type="string" office:string-value="GNOME/gtksourceview" calcext:value-type="string">
            <text:p>GNOME/gtksourceview</text:p>
          </table:table-cell>
        </table:table-row>
        <table:table-row table:style-name="ro1">
          <table:table-cell office:value-type="float" office:value="502731" calcext:value-type="float">
            <text:p>502731</text:p>
          </table:table-cell>
          <table:table-cell office:value-type="string" calcext:value-type="string">
            <text:p>https://api.github.com/repos/lanoxx/tilda</text:p>
          </table:table-cell>
          <table:table-cell table:formula="of:=REPLACE([.B427]; 1; 29; &quot;&quot;)" office:value-type="string" office:string-value="lanoxx/tilda" calcext:value-type="string">
            <text:p>lanoxx/tilda</text:p>
          </table:table-cell>
        </table:table-row>
        <table:table-row table:style-name="ro1">
          <table:table-cell office:value-type="float" office:value="512838" calcext:value-type="float">
            <text:p>512838</text:p>
          </table:table-cell>
          <table:table-cell office:value-type="string" calcext:value-type="string">
            <text:p>https://api.github.com/repos/gfto/toybox</text:p>
          </table:table-cell>
          <table:table-cell table:formula="of:=REPLACE([.B428]; 1; 29; &quot;&quot;)" office:value-type="string" office:string-value="gfto/toybox" calcext:value-type="string">
            <text:p>gfto/toybox</text:p>
          </table:table-cell>
        </table:table-row>
        <table:table-row table:style-name="ro1">
          <table:table-cell office:value-type="float" office:value="525516" calcext:value-type="float">
            <text:p>525516</text:p>
          </table:table-cell>
          <table:table-cell office:value-type="string" calcext:value-type="string">
            <text:p>https://api.github.com/repos/android/platform_external_qemu</text:p>
          </table:table-cell>
          <table:table-cell table:formula="of:=REPLACE([.B429]; 1; 29; &quot;&quot;)" office:value-type="string" office:string-value="android/platform_external_qemu" calcext:value-type="string">
            <text:p>android/platform_external_qemu</text:p>
          </table:table-cell>
        </table:table-row>
        <table:table-row table:style-name="ro1">
          <table:table-cell office:value-type="float" office:value="529455" calcext:value-type="float">
            <text:p>529455</text:p>
          </table:table-cell>
          <table:table-cell office:value-type="string" calcext:value-type="string">
            <text:p>https://api.github.com/repos/kasymovga/RocketMinsta</text:p>
          </table:table-cell>
          <table:table-cell table:formula="of:=REPLACE([.B430]; 1; 29; &quot;&quot;)" office:value-type="string" office:string-value="kasymovga/RocketMinsta" calcext:value-type="string">
            <text:p>kasymovga/RocketMinsta</text:p>
          </table:table-cell>
        </table:table-row>
        <table:table-row table:style-name="ro1">
          <table:table-cell office:value-type="float" office:value="532018" calcext:value-type="float">
            <text:p>532018</text:p>
          </table:table-cell>
          <table:table-cell office:value-type="string" calcext:value-type="string">
            <text:p>https://api.github.com/repos/foss-for-synopsys-dwc-arc-processors/gcc</text:p>
          </table:table-cell>
          <table:table-cell table:formula="of:=REPLACE([.B431]; 1; 29; &quot;&quot;)" office:value-type="string" office:string-value="foss-for-synopsys-dwc-arc-processors/gcc" calcext:value-type="string">
            <text:p>foss-for-synopsys-dwc-arc-processors/gcc</text:p>
          </table:table-cell>
        </table:table-row>
        <table:table-row table:style-name="ro1">
          <table:table-cell office:value-type="float" office:value="545811" calcext:value-type="float">
            <text:p>545811</text:p>
          </table:table-cell>
          <table:table-cell office:value-type="string" calcext:value-type="string">
            <text:p>https://api.github.com/repos/neostreet/misc_poker_utilities</text:p>
          </table:table-cell>
          <table:table-cell table:formula="of:=REPLACE([.B432]; 1; 29; &quot;&quot;)" office:value-type="string" office:string-value="neostreet/misc_poker_utilities" calcext:value-type="string">
            <text:p>neostreet/misc_poker_utilities</text:p>
          </table:table-cell>
        </table:table-row>
        <table:table-row table:style-name="ro1">
          <table:table-cell office:value-type="float" office:value="555327" calcext:value-type="float">
            <text:p>555327</text:p>
          </table:table-cell>
          <table:table-cell office:value-type="string" calcext:value-type="string">
            <text:p>https://api.github.com/repos/jbtredez/Atlantronic</text:p>
          </table:table-cell>
          <table:table-cell table:formula="of:=REPLACE([.B433]; 1; 29; &quot;&quot;)" office:value-type="string" office:string-value="jbtredez/Atlantronic" calcext:value-type="string">
            <text:p>jbtredez/Atlantronic</text:p>
          </table:table-cell>
        </table:table-row>
        <table:table-row table:style-name="ro1">
          <table:table-cell office:value-type="float" office:value="557858" calcext:value-type="float">
            <text:p>557858</text:p>
          </table:table-cell>
          <table:table-cell office:value-type="string" calcext:value-type="string">
            <text:p>https://api.github.com/repos/daokoder/dao</text:p>
          </table:table-cell>
          <table:table-cell table:formula="of:=REPLACE([.B434]; 1; 29; &quot;&quot;)" office:value-type="string" office:string-value="daokoder/dao" calcext:value-type="string">
            <text:p>daokoder/dao</text:p>
          </table:table-cell>
        </table:table-row>
        <table:table-row table:style-name="ro1">
          <table:table-cell office:value-type="float" office:value="565654" calcext:value-type="float">
            <text:p>565654</text:p>
          </table:table-cell>
          <table:table-cell office:value-type="string" calcext:value-type="string">
            <text:p>https://api.github.com/repos/stedolan/jq</text:p>
          </table:table-cell>
          <table:table-cell table:formula="of:=REPLACE([.B435]; 1; 29; &quot;&quot;)" office:value-type="string" office:string-value="stedolan/jq" calcext:value-type="string">
            <text:p>stedolan/jq</text:p>
          </table:table-cell>
        </table:table-row>
        <table:table-row table:style-name="ro1">
          <table:table-cell office:value-type="float" office:value="571058" calcext:value-type="float">
            <text:p>571058</text:p>
          </table:table-cell>
          <table:table-cell office:value-type="string" calcext:value-type="string">
            <text:p>https://api.github.com/repos/chrisforbes/piglit</text:p>
          </table:table-cell>
          <table:table-cell table:formula="of:=REPLACE([.B436]; 1; 29; &quot;&quot;)" office:value-type="string" office:string-value="chrisforbes/piglit" calcext:value-type="string">
            <text:p>chrisforbes/piglit</text:p>
          </table:table-cell>
        </table:table-row>
        <table:table-row table:style-name="ro1">
          <table:table-cell office:value-type="float" office:value="573523" calcext:value-type="float">
            <text:p>573523</text:p>
          </table:table-cell>
          <table:table-cell office:value-type="string" calcext:value-type="string">
            <text:p>https://api.github.com/repos/antoineL/minix</text:p>
          </table:table-cell>
          <table:table-cell table:formula="of:=REPLACE([.B437]; 1; 29; &quot;&quot;)" office:value-type="string" office:string-value="antoineL/minix" calcext:value-type="string">
            <text:p>antoineL/minix</text:p>
          </table:table-cell>
        </table:table-row>
        <table:table-row table:style-name="ro1">
          <table:table-cell office:value-type="float" office:value="574365" calcext:value-type="float">
            <text:p>574365</text:p>
          </table:table-cell>
          <table:table-cell office:value-type="string" calcext:value-type="string">
            <text:p>https://api.github.com/repos/GNOME/gnome-disk-utility</text:p>
          </table:table-cell>
          <table:table-cell table:formula="of:=REPLACE([.B438]; 1; 29; &quot;&quot;)" office:value-type="string" office:string-value="GNOME/gnome-disk-utility" calcext:value-type="string">
            <text:p>GNOME/gnome-disk-utility</text:p>
          </table:table-cell>
        </table:table-row>
        <table:table-row table:style-name="ro1">
          <table:table-cell office:value-type="float" office:value="574366" calcext:value-type="float">
            <text:p>574366</text:p>
          </table:table-cell>
          <table:table-cell office:value-type="string" calcext:value-type="string">
            <text:p>https://api.github.com/repos/GNOME/seahorse</text:p>
          </table:table-cell>
          <table:table-cell table:formula="of:=REPLACE([.B439]; 1; 29; &quot;&quot;)" office:value-type="string" office:string-value="GNOME/seahorse" calcext:value-type="string">
            <text:p>GNOME/seahorse</text:p>
          </table:table-cell>
        </table:table-row>
        <table:table-row table:style-name="ro1">
          <table:table-cell office:value-type="float" office:value="574369" calcext:value-type="float">
            <text:p>574369</text:p>
          </table:table-cell>
          <table:table-cell office:value-type="string" calcext:value-type="string">
            <text:p>https://api.github.com/repos/frantony/barebox</text:p>
          </table:table-cell>
          <table:table-cell table:formula="of:=REPLACE([.B440]; 1; 29; &quot;&quot;)" office:value-type="string" office:string-value="frantony/barebox" calcext:value-type="string">
            <text:p>frantony/barebox</text:p>
          </table:table-cell>
        </table:table-row>
        <table:table-row table:style-name="ro1">
          <table:table-cell office:value-type="float" office:value="581678" calcext:value-type="float">
            <text:p>581678</text:p>
          </table:table-cell>
          <table:table-cell office:value-type="string" calcext:value-type="string">
            <text:p>https://api.github.com/repos/jcdutton/libbeauty</text:p>
          </table:table-cell>
          <table:table-cell table:formula="of:=REPLACE([.B441]; 1; 29; &quot;&quot;)" office:value-type="string" office:string-value="jcdutton/libbeauty" calcext:value-type="string">
            <text:p>jcdutton/libbeauty</text:p>
          </table:table-cell>
        </table:table-row>
        <table:table-row table:style-name="ro1">
          <table:table-cell office:value-type="float" office:value="582822" calcext:value-type="float">
            <text:p>582822</text:p>
          </table:table-cell>
          <table:table-cell office:value-type="string" calcext:value-type="string">
            <text:p>https://api.github.com/repos/mate-desktop/mate-applets</text:p>
          </table:table-cell>
          <table:table-cell table:formula="of:=REPLACE([.B442]; 1; 29; &quot;&quot;)" office:value-type="string" office:string-value="mate-desktop/mate-applets" calcext:value-type="string">
            <text:p>mate-desktop/mate-applets</text:p>
          </table:table-cell>
        </table:table-row>
        <table:table-row table:style-name="ro1">
          <table:table-cell office:value-type="float" office:value="589429" calcext:value-type="float">
            <text:p>589429</text:p>
          </table:table-cell>
          <table:table-cell office:value-type="string" calcext:value-type="string">
            <text:p>https://api.github.com/repos/vendu/OS-Zero</text:p>
          </table:table-cell>
          <table:table-cell table:formula="of:=REPLACE([.B443]; 1; 29; &quot;&quot;)" office:value-type="string" office:string-value="vendu/OS-Zero" calcext:value-type="string">
            <text:p>vendu/OS-Zero</text:p>
          </table:table-cell>
        </table:table-row>
        <table:table-row table:style-name="ro1">
          <table:table-cell office:value-type="float" office:value="591722" calcext:value-type="float">
            <text:p>591722</text:p>
          </table:table-cell>
          <table:table-cell office:value-type="string" calcext:value-type="string">
            <text:p>https://api.github.com/repos/william0wang/mplayer-ww</text:p>
          </table:table-cell>
          <table:table-cell table:formula="of:=REPLACE([.B444]; 1; 29; &quot;&quot;)" office:value-type="string" office:string-value="william0wang/mplayer-ww" calcext:value-type="string">
            <text:p>william0wang/mplayer-ww</text:p>
          </table:table-cell>
        </table:table-row>
        <table:table-row table:style-name="ro1">
          <table:table-cell office:value-type="float" office:value="603146" calcext:value-type="float">
            <text:p>603146</text:p>
          </table:table-cell>
          <table:table-cell office:value-type="string" calcext:value-type="string">
            <text:p>https://api.github.com/repos/krakjoe/pthreads</text:p>
          </table:table-cell>
          <table:table-cell table:formula="of:=REPLACE([.B445]; 1; 29; &quot;&quot;)" office:value-type="string" office:string-value="krakjoe/pthreads" calcext:value-type="string">
            <text:p>krakjoe/pthreads</text:p>
          </table:table-cell>
        </table:table-row>
        <table:table-row table:style-name="ro1">
          <table:table-cell office:value-type="float" office:value="604000" calcext:value-type="float">
            <text:p>604000</text:p>
          </table:table-cell>
          <table:table-cell office:value-type="string" calcext:value-type="string">
            <text:p>https://api.github.com/repos/kode54/vgmstream</text:p>
          </table:table-cell>
          <table:table-cell table:formula="of:=REPLACE([.B446]; 1; 29; &quot;&quot;)" office:value-type="string" office:string-value="kode54/vgmstream" calcext:value-type="string">
            <text:p>kode54/vgmstream</text:p>
          </table:table-cell>
        </table:table-row>
        <table:table-row table:style-name="ro1">
          <table:table-cell office:value-type="float" office:value="608182" calcext:value-type="float">
            <text:p>608182</text:p>
          </table:table-cell>
          <table:table-cell office:value-type="string" calcext:value-type="string">
            <text:p>https://api.github.com/repos/arunpersaud/xboard</text:p>
          </table:table-cell>
          <table:table-cell table:formula="of:=REPLACE([.B447]; 1; 29; &quot;&quot;)" office:value-type="string" office:string-value="arunpersaud/xboard" calcext:value-type="string">
            <text:p>arunpersaud/xboard</text:p>
          </table:table-cell>
        </table:table-row>
        <table:table-row table:style-name="ro1">
          <table:table-cell office:value-type="float" office:value="610028" calcext:value-type="float">
            <text:p>610028</text:p>
          </table:table-cell>
          <table:table-cell office:value-type="string" calcext:value-type="string">
            <text:p>https://api.github.com/repos/Sereal/Sereal</text:p>
          </table:table-cell>
          <table:table-cell table:formula="of:=REPLACE([.B448]; 1; 29; &quot;&quot;)" office:value-type="string" office:string-value="Sereal/Sereal" calcext:value-type="string">
            <text:p>Sereal/Sereal</text:p>
          </table:table-cell>
        </table:table-row>
        <table:table-row table:style-name="ro1">
          <table:table-cell office:value-type="float" office:value="614812" calcext:value-type="float">
            <text:p>614812</text:p>
          </table:table-cell>
          <table:table-cell office:value-type="string" calcext:value-type="string">
            <text:p>https://api.github.com/repos/aix27249/abuilds</text:p>
          </table:table-cell>
          <table:table-cell table:formula="of:=REPLACE([.B449]; 1; 29; &quot;&quot;)" office:value-type="string" office:string-value="aix27249/abuilds" calcext:value-type="string">
            <text:p>aix27249/abuilds</text:p>
          </table:table-cell>
        </table:table-row>
        <table:table-row table:style-name="ro1">
          <table:table-cell office:value-type="float" office:value="615128" calcext:value-type="float">
            <text:p>615128</text:p>
          </table:table-cell>
          <table:table-cell office:value-type="string" calcext:value-type="string">
            <text:p>https://api.github.com/repos/hroptatyr/dateutils</text:p>
          </table:table-cell>
          <table:table-cell table:formula="of:=REPLACE([.B450]; 1; 29; &quot;&quot;)" office:value-type="string" office:string-value="hroptatyr/dateutils" calcext:value-type="string">
            <text:p>hroptatyr/dateutils</text:p>
          </table:table-cell>
        </table:table-row>
        <table:table-row table:style-name="ro1">
          <table:table-cell office:value-type="float" office:value="617348" calcext:value-type="float">
            <text:p>617348</text:p>
          </table:table-cell>
          <table:table-cell office:value-type="string" calcext:value-type="string">
            <text:p>https://api.github.com/repos/SumiTomohiko/fsyscall2</text:p>
          </table:table-cell>
          <table:table-cell table:formula="of:=REPLACE([.B451]; 1; 29; &quot;&quot;)" office:value-type="string" office:string-value="SumiTomohiko/fsyscall2" calcext:value-type="string">
            <text:p>SumiTomohiko/fsyscall2</text:p>
          </table:table-cell>
        </table:table-row>
        <table:table-row table:style-name="ro1">
          <table:table-cell office:value-type="float" office:value="619781" calcext:value-type="float">
            <text:p>619781</text:p>
          </table:table-cell>
          <table:table-cell office:value-type="string" calcext:value-type="string">
            <text:p>https://api.github.com/repos/GNOME/gimp</text:p>
          </table:table-cell>
          <table:table-cell table:formula="of:=REPLACE([.B452]; 1; 29; &quot;&quot;)" office:value-type="string" office:string-value="GNOME/gimp" calcext:value-type="string">
            <text:p>GNOME/gimp</text:p>
          </table:table-cell>
        </table:table-row>
        <table:table-row table:style-name="ro1">
          <table:table-cell office:value-type="float" office:value="619792" calcext:value-type="float">
            <text:p>619792</text:p>
          </table:table-cell>
          <table:table-cell office:value-type="string" calcext:value-type="string">
            <text:p>https://api.github.com/repos/GNOME/gtk</text:p>
          </table:table-cell>
          <table:table-cell table:formula="of:=REPLACE([.B453]; 1; 29; &quot;&quot;)" office:value-type="string" office:string-value="GNOME/gtk" calcext:value-type="string">
            <text:p>GNOME/gtk</text:p>
          </table:table-cell>
        </table:table-row>
        <table:table-row table:style-name="ro1">
          <table:table-cell office:value-type="float" office:value="619842" calcext:value-type="float">
            <text:p>619842</text:p>
          </table:table-cell>
          <table:table-cell office:value-type="string" calcext:value-type="string">
            <text:p>https://api.github.com/repos/GNOME/totem</text:p>
          </table:table-cell>
          <table:table-cell table:formula="of:=REPLACE([.B454]; 1; 29; &quot;&quot;)" office:value-type="string" office:string-value="GNOME/totem" calcext:value-type="string">
            <text:p>GNOME/totem</text:p>
          </table:table-cell>
        </table:table-row>
        <table:table-row table:style-name="ro1">
          <table:table-cell office:value-type="float" office:value="638359" calcext:value-type="float">
            <text:p>638359</text:p>
          </table:table-cell>
          <table:table-cell office:value-type="string" calcext:value-type="string">
            <text:p>https://api.github.com/repos/darkfeline/TouhouS</text:p>
          </table:table-cell>
          <table:table-cell table:formula="of:=REPLACE([.B455]; 1; 29; &quot;&quot;)" office:value-type="string" office:string-value="darkfeline/TouhouS" calcext:value-type="string">
            <text:p>darkfeline/TouhouS</text:p>
          </table:table-cell>
        </table:table-row>
        <table:table-row table:style-name="ro1">
          <table:table-cell office:value-type="float" office:value="641940" calcext:value-type="float">
            <text:p>641940</text:p>
          </table:table-cell>
          <table:table-cell office:value-type="string" calcext:value-type="string">
            <text:p>https://api.github.com/repos/pjstevns/dbmail</text:p>
          </table:table-cell>
          <table:table-cell table:formula="of:=REPLACE([.B456]; 1; 29; &quot;&quot;)" office:value-type="string" office:string-value="pjstevns/dbmail" calcext:value-type="string">
            <text:p>pjstevns/dbmail</text:p>
          </table:table-cell>
        </table:table-row>
        <table:table-row table:style-name="ro1">
          <table:table-cell office:value-type="float" office:value="643867" calcext:value-type="float">
            <text:p>643867</text:p>
          </table:table-cell>
          <table:table-cell office:value-type="string" calcext:value-type="string">
            <text:p>https://api.github.com/repos/WachterJud/qaul.net</text:p>
          </table:table-cell>
          <table:table-cell table:formula="of:=REPLACE([.B457]; 1; 29; &quot;&quot;)" office:value-type="string" office:string-value="WachterJud/qaul.net" calcext:value-type="string">
            <text:p>WachterJud/qaul.net</text:p>
          </table:table-cell>
        </table:table-row>
        <table:table-row table:style-name="ro1">
          <table:table-cell office:value-type="float" office:value="644551" calcext:value-type="float">
            <text:p>644551</text:p>
          </table:table-cell>
          <table:table-cell office:value-type="string" calcext:value-type="string">
            <text:p>https://api.github.com/repos/ComparativeGenomicsToolkit/cactus</text:p>
          </table:table-cell>
          <table:table-cell table:formula="of:=REPLACE([.B458]; 1; 29; &quot;&quot;)" office:value-type="string" office:string-value="ComparativeGenomicsToolkit/cactus" calcext:value-type="string">
            <text:p>ComparativeGenomicsToolkit/cactus</text:p>
          </table:table-cell>
        </table:table-row>
        <table:table-row table:style-name="ro1">
          <table:table-cell office:value-type="float" office:value="645040" calcext:value-type="float">
            <text:p>645040</text:p>
          </table:table-cell>
          <table:table-cell office:value-type="string" calcext:value-type="string">
            <text:p>https://api.github.com/repos/dajobe/rasqal</text:p>
          </table:table-cell>
          <table:table-cell table:formula="of:=REPLACE([.B459]; 1; 29; &quot;&quot;)" office:value-type="string" office:string-value="dajobe/rasqal" calcext:value-type="string">
            <text:p>dajobe/rasqal</text:p>
          </table:table-cell>
        </table:table-row>
        <table:table-row table:style-name="ro1">
          <table:table-cell office:value-type="float" office:value="655334" calcext:value-type="float">
            <text:p>655334</text:p>
          </table:table-cell>
          <table:table-cell office:value-type="string" calcext:value-type="string">
            <text:p>https://api.github.com/repos/luaposix/luaposix</text:p>
          </table:table-cell>
          <table:table-cell table:formula="of:=REPLACE([.B460]; 1; 29; &quot;&quot;)" office:value-type="string" office:string-value="luaposix/luaposix" calcext:value-type="string">
            <text:p>luaposix/luaposix</text:p>
          </table:table-cell>
        </table:table-row>
        <table:table-row table:style-name="ro1">
          <table:table-cell office:value-type="float" office:value="655408" calcext:value-type="float">
            <text:p>655408</text:p>
          </table:table-cell>
          <table:table-cell office:value-type="string" calcext:value-type="string">
            <text:p>https://api.github.com/repos/cahirwpz/demoscene</text:p>
          </table:table-cell>
          <table:table-cell table:formula="of:=REPLACE([.B461]; 1; 29; &quot;&quot;)" office:value-type="string" office:string-value="cahirwpz/demoscene" calcext:value-type="string">
            <text:p>cahirwpz/demoscene</text:p>
          </table:table-cell>
        </table:table-row>
        <table:table-row table:style-name="ro1">
          <table:table-cell office:value-type="float" office:value="661417" calcext:value-type="float">
            <text:p>661417</text:p>
          </table:table-cell>
          <table:table-cell office:value-type="string" calcext:value-type="string">
            <text:p>https://api.github.com/repos/gtk-gnutella/gtk-gnutella</text:p>
          </table:table-cell>
          <table:table-cell table:formula="of:=REPLACE([.B462]; 1; 29; &quot;&quot;)" office:value-type="string" office:string-value="gtk-gnutella/gtk-gnutella" calcext:value-type="string">
            <text:p>gtk-gnutella/gtk-gnutella</text:p>
          </table:table-cell>
        </table:table-row>
        <table:table-row table:style-name="ro1">
          <table:table-cell office:value-type="float" office:value="661952" calcext:value-type="float">
            <text:p>661952</text:p>
          </table:table-cell>
          <table:table-cell office:value-type="string" calcext:value-type="string">
            <text:p>https://api.github.com/repos/TamirEvan/mupdf</text:p>
          </table:table-cell>
          <table:table-cell table:formula="of:=REPLACE([.B463]; 1; 29; &quot;&quot;)" office:value-type="string" office:string-value="TamirEvan/mupdf" calcext:value-type="string">
            <text:p>TamirEvan/mupdf</text:p>
          </table:table-cell>
        </table:table-row>
        <table:table-row table:style-name="ro1">
          <table:table-cell office:value-type="float" office:value="674999" calcext:value-type="float">
            <text:p>674999</text:p>
          </table:table-cell>
          <table:table-cell office:value-type="string" calcext:value-type="string">
            <text:p>https://api.github.com/repos/pfq/PFQ</text:p>
          </table:table-cell>
          <table:table-cell table:formula="of:=REPLACE([.B464]; 1; 29; &quot;&quot;)" office:value-type="string" office:string-value="pfq/PFQ" calcext:value-type="string">
            <text:p>pfq/PFQ</text:p>
          </table:table-cell>
        </table:table-row>
        <table:table-row table:style-name="ro1">
          <table:table-cell office:value-type="float" office:value="695113" calcext:value-type="float">
            <text:p>695113</text:p>
          </table:table-cell>
          <table:table-cell office:value-type="string" calcext:value-type="string">
            <text:p>https://api.github.com/repos/grodansparadis/vscp</text:p>
          </table:table-cell>
          <table:table-cell table:formula="of:=REPLACE([.B465]; 1; 29; &quot;&quot;)" office:value-type="string" office:string-value="grodansparadis/vscp" calcext:value-type="string">
            <text:p>grodansparadis/vscp</text:p>
          </table:table-cell>
        </table:table-row>
        <table:table-row table:style-name="ro1">
          <table:table-cell office:value-type="float" office:value="700422" calcext:value-type="float">
            <text:p>700422</text:p>
          </table:table-cell>
          <table:table-cell office:value-type="string" calcext:value-type="string">
            <text:p>https://api.github.com/repos/radare/sdb</text:p>
          </table:table-cell>
          <table:table-cell table:formula="of:=REPLACE([.B466]; 1; 29; &quot;&quot;)" office:value-type="string" office:string-value="radare/sdb" calcext:value-type="string">
            <text:p>radare/sdb</text:p>
          </table:table-cell>
        </table:table-row>
        <table:table-row table:style-name="ro1">
          <table:table-cell office:value-type="float" office:value="708072" calcext:value-type="float">
            <text:p>708072</text:p>
          </table:table-cell>
          <table:table-cell office:value-type="string" calcext:value-type="string">
            <text:p>https://api.github.com/repos/sruffell/asterisk-working</text:p>
          </table:table-cell>
          <table:table-cell table:formula="of:=REPLACE([.B467]; 1; 29; &quot;&quot;)" office:value-type="string" office:string-value="sruffell/asterisk-working" calcext:value-type="string">
            <text:p>sruffell/asterisk-working</text:p>
          </table:table-cell>
        </table:table-row>
        <table:table-row table:style-name="ro1">
          <table:table-cell office:value-type="float" office:value="708452" calcext:value-type="float">
            <text:p>708452</text:p>
          </table:table-cell>
          <table:table-cell office:value-type="string" calcext:value-type="string">
            <text:p>https://api.github.com/repos/simonvh/gimmemotifs</text:p>
          </table:table-cell>
          <table:table-cell table:formula="of:=REPLACE([.B468]; 1; 29; &quot;&quot;)" office:value-type="string" office:string-value="simonvh/gimmemotifs" calcext:value-type="string">
            <text:p>simonvh/gimmemotifs</text:p>
          </table:table-cell>
        </table:table-row>
        <table:table-row table:style-name="ro1">
          <table:table-cell office:value-type="float" office:value="714614" calcext:value-type="float">
            <text:p>714614</text:p>
          </table:table-cell>
          <table:table-cell office:value-type="string" calcext:value-type="string">
            <text:p>https://api.github.com/repos/foresthz/op</text:p>
          </table:table-cell>
          <table:table-cell table:formula="of:=REPLACE([.B469]; 1; 29; &quot;&quot;)" office:value-type="string" office:string-value="foresthz/op" calcext:value-type="string">
            <text:p>foresthz/op</text:p>
          </table:table-cell>
        </table:table-row>
        <table:table-row table:style-name="ro1">
          <table:table-cell office:value-type="float" office:value="723664" calcext:value-type="float">
            <text:p>723664</text:p>
          </table:table-cell>
          <table:table-cell office:value-type="string" calcext:value-type="string">
            <text:p>https://api.github.com/repos/linux4sam/at91bootstrap</text:p>
          </table:table-cell>
          <table:table-cell table:formula="of:=REPLACE([.B470]; 1; 29; &quot;&quot;)" office:value-type="string" office:string-value="linux4sam/at91bootstrap" calcext:value-type="string">
            <text:p>linux4sam/at91bootstrap</text:p>
          </table:table-cell>
        </table:table-row>
        <table:table-row table:style-name="ro1">
          <table:table-cell office:value-type="float" office:value="736347" calcext:value-type="float">
            <text:p>736347</text:p>
          </table:table-cell>
          <table:table-cell office:value-type="string" calcext:value-type="string">
            <text:p>https://api.github.com/repos/lxc/lxc</text:p>
          </table:table-cell>
          <table:table-cell table:formula="of:=REPLACE([.B471]; 1; 29; &quot;&quot;)" office:value-type="string" office:string-value="lxc/lxc" calcext:value-type="string">
            <text:p>lxc/lxc</text:p>
          </table:table-cell>
        </table:table-row>
        <table:table-row table:style-name="ro1">
          <table:table-cell office:value-type="float" office:value="766929" calcext:value-type="float">
            <text:p>766929</text:p>
          </table:table-cell>
          <table:table-cell office:value-type="string" calcext:value-type="string">
            <text:p>https://api.github.com/repos/gyoto/Gyoto</text:p>
          </table:table-cell>
          <table:table-cell table:formula="of:=REPLACE([.B472]; 1; 29; &quot;&quot;)" office:value-type="string" office:string-value="gyoto/Gyoto" calcext:value-type="string">
            <text:p>gyoto/Gyoto</text:p>
          </table:table-cell>
        </table:table-row>
        <table:table-row table:style-name="ro1">
          <table:table-cell office:value-type="float" office:value="774383" calcext:value-type="float">
            <text:p>774383</text:p>
          </table:table-cell>
          <table:table-cell office:value-type="string" calcext:value-type="string">
            <text:p>https://api.github.com/repos/GNOME/rhythmbox</text:p>
          </table:table-cell>
          <table:table-cell table:formula="of:=REPLACE([.B473]; 1; 29; &quot;&quot;)" office:value-type="string" office:string-value="GNOME/rhythmbox" calcext:value-type="string">
            <text:p>GNOME/rhythmbox</text:p>
          </table:table-cell>
        </table:table-row>
        <table:table-row table:style-name="ro1">
          <table:table-cell office:value-type="float" office:value="774758" calcext:value-type="float">
            <text:p>774758</text:p>
          </table:table-cell>
          <table:table-cell office:value-type="string" calcext:value-type="string">
            <text:p>https://api.github.com/repos/oetiker/rrdtool-1.x</text:p>
          </table:table-cell>
          <table:table-cell table:formula="of:=REPLACE([.B474]; 1; 29; &quot;&quot;)" office:value-type="string" office:string-value="oetiker/rrdtool-1.x" calcext:value-type="string">
            <text:p>oetiker/rrdtool-1.x</text:p>
          </table:table-cell>
        </table:table-row>
        <table:table-row table:style-name="ro1">
          <table:table-cell office:value-type="float" office:value="791713" calcext:value-type="float">
            <text:p>791713</text:p>
          </table:table-cell>
          <table:table-cell office:value-type="string" calcext:value-type="string">
            <text:p>https://api.github.com/repos/android/kernel_msm</text:p>
          </table:table-cell>
          <table:table-cell table:formula="of:=REPLACE([.B475]; 1; 29; &quot;&quot;)" office:value-type="string" office:string-value="android/kernel_msm" calcext:value-type="string">
            <text:p>android/kernel_msm</text:p>
          </table:table-cell>
        </table:table-row>
        <table:table-row table:style-name="ro1">
          <table:table-cell office:value-type="float" office:value="795823" calcext:value-type="float">
            <text:p>795823</text:p>
          </table:table-cell>
          <table:table-cell office:value-type="string" calcext:value-type="string">
            <text:p>https://api.github.com/repos/jp9000/OBS</text:p>
          </table:table-cell>
          <table:table-cell table:formula="of:=REPLACE([.B476]; 1; 29; &quot;&quot;)" office:value-type="string" office:string-value="jp9000/OBS" calcext:value-type="string">
            <text:p>jp9000/OBS</text:p>
          </table:table-cell>
        </table:table-row>
        <table:table-row table:style-name="ro1">
          <table:table-cell office:value-type="float" office:value="806576" calcext:value-type="float">
            <text:p>806576</text:p>
          </table:table-cell>
          <table:table-cell office:value-type="string" calcext:value-type="string">
            <text:p>https://api.github.com/repos/vstakhov/rspamd</text:p>
          </table:table-cell>
          <table:table-cell table:formula="of:=REPLACE([.B477]; 1; 29; &quot;&quot;)" office:value-type="string" office:string-value="vstakhov/rspamd" calcext:value-type="string">
            <text:p>vstakhov/rspamd</text:p>
          </table:table-cell>
        </table:table-row>
        <table:table-row table:style-name="ro1">
          <table:table-cell office:value-type="float" office:value="815849" calcext:value-type="float">
            <text:p>815849</text:p>
          </table:table-cell>
          <table:table-cell office:value-type="string" calcext:value-type="string">
            <text:p>https://api.github.com/repos/multiwii/baseflight</text:p>
          </table:table-cell>
          <table:table-cell table:formula="of:=REPLACE([.B478]; 1; 29; &quot;&quot;)" office:value-type="string" office:string-value="multiwii/baseflight" calcext:value-type="string">
            <text:p>multiwii/baseflight</text:p>
          </table:table-cell>
        </table:table-row>
        <table:table-row table:style-name="ro1">
          <table:table-cell office:value-type="float" office:value="819709" calcext:value-type="float">
            <text:p>819709</text:p>
          </table:table-cell>
          <table:table-cell office:value-type="string" calcext:value-type="string">
            <text:p>https://api.github.com/repos/gtmanfred/pacman</text:p>
          </table:table-cell>
          <table:table-cell table:formula="of:=REPLACE([.B479]; 1; 29; &quot;&quot;)" office:value-type="string" office:string-value="gtmanfred/pacman" calcext:value-type="string">
            <text:p>gtmanfred/pacman</text:p>
          </table:table-cell>
        </table:table-row>
        <table:table-row table:style-name="ro1">
          <table:table-cell office:value-type="float" office:value="819817" calcext:value-type="float">
            <text:p>819817</text:p>
          </table:table-cell>
          <table:table-cell office:value-type="string" calcext:value-type="string">
            <text:p>https://api.github.com/repos/nocs13/kgmEngine</text:p>
          </table:table-cell>
          <table:table-cell table:formula="of:=REPLACE([.B480]; 1; 29; &quot;&quot;)" office:value-type="string" office:string-value="nocs13/kgmEngine" calcext:value-type="string">
            <text:p>nocs13/kgmEngine</text:p>
          </table:table-cell>
        </table:table-row>
        <table:table-row table:style-name="ro1">
          <table:table-cell office:value-type="float" office:value="825227" calcext:value-type="float">
            <text:p>825227</text:p>
          </table:table-cell>
          <table:table-cell office:value-type="string" calcext:value-type="string">
            <text:p>https://api.github.com/repos/fabbione/kronosnet</text:p>
          </table:table-cell>
          <table:table-cell table:formula="of:=REPLACE([.B481]; 1; 29; &quot;&quot;)" office:value-type="string" office:string-value="fabbione/kronosnet" calcext:value-type="string">
            <text:p>fabbione/kronosnet</text:p>
          </table:table-cell>
        </table:table-row>
        <table:table-row table:style-name="ro1">
          <table:table-cell office:value-type="float" office:value="827298" calcext:value-type="float">
            <text:p>827298</text:p>
          </table:table-cell>
          <table:table-cell office:value-type="string" calcext:value-type="string">
            <text:p>https://api.github.com/repos/hivesolutions/viriatum</text:p>
          </table:table-cell>
          <table:table-cell table:formula="of:=REPLACE([.B482]; 1; 29; &quot;&quot;)" office:value-type="string" office:string-value="hivesolutions/viriatum" calcext:value-type="string">
            <text:p>hivesolutions/viriatum</text:p>
          </table:table-cell>
        </table:table-row>
        <table:table-row table:style-name="ro1">
          <table:table-cell office:value-type="float" office:value="828382" calcext:value-type="float">
            <text:p>828382</text:p>
          </table:table-cell>
          <table:table-cell office:value-type="string" calcext:value-type="string">
            <text:p>https://api.github.com/repos/scotthartbti/cm_samsung_kernel_dempsey</text:p>
          </table:table-cell>
          <table:table-cell table:formula="of:=REPLACE([.B483]; 1; 29; &quot;&quot;)" office:value-type="string" office:string-value="scotthartbti/cm_samsung_kernel_dempsey" calcext:value-type="string">
            <text:p>scotthartbti/cm_samsung_kernel_dempsey</text:p>
          </table:table-cell>
        </table:table-row>
        <table:table-row table:style-name="ro1">
          <table:table-cell office:value-type="float" office:value="841536" calcext:value-type="float">
            <text:p>841536</text:p>
          </table:table-cell>
          <table:table-cell office:value-type="string" calcext:value-type="string">
            <text:p>https://api.github.com/repos/sasq64/droidsound</text:p>
          </table:table-cell>
          <table:table-cell table:formula="of:=REPLACE([.B484]; 1; 29; &quot;&quot;)" office:value-type="string" office:string-value="sasq64/droidsound" calcext:value-type="string">
            <text:p>sasq64/droidsound</text:p>
          </table:table-cell>
        </table:table-row>
        <table:table-row table:style-name="ro1">
          <table:table-cell office:value-type="float" office:value="844829" calcext:value-type="float">
            <text:p>844829</text:p>
          </table:table-cell>
          <table:table-cell office:value-type="string" calcext:value-type="string">
            <text:p>https://api.github.com/repos/GNOME/devhelp</text:p>
          </table:table-cell>
          <table:table-cell table:formula="of:=REPLACE([.B485]; 1; 29; &quot;&quot;)" office:value-type="string" office:string-value="GNOME/devhelp" calcext:value-type="string">
            <text:p>GNOME/devhelp</text:p>
          </table:table-cell>
        </table:table-row>
        <table:table-row table:style-name="ro1">
          <table:table-cell office:value-type="float" office:value="855258" calcext:value-type="float">
            <text:p>855258</text:p>
          </table:table-cell>
          <table:table-cell office:value-type="string" calcext:value-type="string">
            <text:p>https://api.github.com/repos/paullouisageneau/Teapotnet</text:p>
          </table:table-cell>
          <table:table-cell table:formula="of:=REPLACE([.B486]; 1; 29; &quot;&quot;)" office:value-type="string" office:string-value="paullouisageneau/Teapotnet" calcext:value-type="string">
            <text:p>paullouisageneau/Teapotnet</text:p>
          </table:table-cell>
        </table:table-row>
        <table:table-row table:style-name="ro1">
          <table:table-cell office:value-type="float" office:value="861430" calcext:value-type="float">
            <text:p>861430</text:p>
          </table:table-cell>
          <table:table-cell office:value-type="string" calcext:value-type="string">
            <text:p>https://api.github.com/repos/libMesh/libmesh</text:p>
          </table:table-cell>
          <table:table-cell table:formula="of:=REPLACE([.B487]; 1; 29; &quot;&quot;)" office:value-type="string" office:string-value="libMesh/libmesh" calcext:value-type="string">
            <text:p>libMesh/libmesh</text:p>
          </table:table-cell>
        </table:table-row>
        <table:table-row table:style-name="ro1">
          <table:table-cell office:value-type="float" office:value="875921" calcext:value-type="float">
            <text:p>875921</text:p>
          </table:table-cell>
          <table:table-cell office:value-type="string" calcext:value-type="string">
            <text:p>https://api.github.com/repos/nsaspook/nidaq700</text:p>
          </table:table-cell>
          <table:table-cell table:formula="of:=REPLACE([.B488]; 1; 29; &quot;&quot;)" office:value-type="string" office:string-value="nsaspook/nidaq700" calcext:value-type="string">
            <text:p>nsaspook/nidaq700</text:p>
          </table:table-cell>
        </table:table-row>
        <table:table-row table:style-name="ro1">
          <table:table-cell office:value-type="float" office:value="877535" calcext:value-type="float">
            <text:p>877535</text:p>
          </table:table-cell>
          <table:table-cell office:value-type="string" calcext:value-type="string">
            <text:p>https://api.github.com/repos/edenhill/librdkafka</text:p>
          </table:table-cell>
          <table:table-cell table:formula="of:=REPLACE([.B489]; 1; 29; &quot;&quot;)" office:value-type="string" office:string-value="edenhill/librdkafka" calcext:value-type="string">
            <text:p>edenhill/librdkafka</text:p>
          </table:table-cell>
        </table:table-row>
        <table:table-row table:style-name="ro1">
          <table:table-cell office:value-type="float" office:value="887676" calcext:value-type="float">
            <text:p>887676</text:p>
          </table:table-cell>
          <table:table-cell office:value-type="string" calcext:value-type="string">
            <text:p>https://api.github.com/repos/keenlabs/KeenClient-iOS</text:p>
          </table:table-cell>
          <table:table-cell table:formula="of:=REPLACE([.B490]; 1; 29; &quot;&quot;)" office:value-type="string" office:string-value="keenlabs/KeenClient-iOS" calcext:value-type="string">
            <text:p>keenlabs/KeenClient-iOS</text:p>
          </table:table-cell>
        </table:table-row>
        <table:table-row table:style-name="ro1">
          <table:table-cell office:value-type="float" office:value="888498" calcext:value-type="float">
            <text:p>888498</text:p>
          </table:table-cell>
          <table:table-cell office:value-type="string" calcext:value-type="string">
            <text:p>https://api.github.com/repos/RickCHodgin/libsf</text:p>
          </table:table-cell>
          <table:table-cell table:formula="of:=REPLACE([.B491]; 1; 29; &quot;&quot;)" office:value-type="string" office:string-value="RickCHodgin/libsf" calcext:value-type="string">
            <text:p>RickCHodgin/libsf</text:p>
          </table:table-cell>
        </table:table-row>
        <table:table-row table:style-name="ro1">
          <table:table-cell office:value-type="float" office:value="897457" calcext:value-type="float">
            <text:p>897457</text:p>
          </table:table-cell>
          <table:table-cell office:value-type="string" calcext:value-type="string">
            <text:p>https://api.github.com/repos/troglobit/finit</text:p>
          </table:table-cell>
          <table:table-cell table:formula="of:=REPLACE([.B492]; 1; 29; &quot;&quot;)" office:value-type="string" office:string-value="troglobit/finit" calcext:value-type="string">
            <text:p>troglobit/finit</text:p>
          </table:table-cell>
        </table:table-row>
        <table:table-row table:style-name="ro1">
          <table:table-cell office:value-type="float" office:value="901621" calcext:value-type="float">
            <text:p>901621</text:p>
          </table:table-cell>
          <table:table-cell office:value-type="string" calcext:value-type="string">
            <text:p>https://api.github.com/repos/magnumripper/JohnTheRipper</text:p>
          </table:table-cell>
          <table:table-cell table:formula="of:=REPLACE([.B493]; 1; 29; &quot;&quot;)" office:value-type="string" office:string-value="magnumripper/JohnTheRipper" calcext:value-type="string">
            <text:p>magnumripper/JohnTheRipper</text:p>
          </table:table-cell>
        </table:table-row>
        <table:table-row table:style-name="ro1">
          <table:table-cell office:value-type="float" office:value="907316" calcext:value-type="float">
            <text:p>907316</text:p>
          </table:table-cell>
          <table:table-cell office:value-type="string" calcext:value-type="string">
            <text:p>https://api.github.com/repos/GNOME/empathy</text:p>
          </table:table-cell>
          <table:table-cell table:formula="of:=REPLACE([.B494]; 1; 29; &quot;&quot;)" office:value-type="string" office:string-value="GNOME/empathy" calcext:value-type="string">
            <text:p>GNOME/empathy</text:p>
          </table:table-cell>
        </table:table-row>
        <table:table-row table:style-name="ro1">
          <table:table-cell office:value-type="float" office:value="921608" calcext:value-type="float">
            <text:p>921608</text:p>
          </table:table-cell>
          <table:table-cell office:value-type="string" calcext:value-type="string">
            <text:p>https://api.github.com/repos/WileyECoyote/geda-gaf</text:p>
          </table:table-cell>
          <table:table-cell table:formula="of:=REPLACE([.B495]; 1; 29; &quot;&quot;)" office:value-type="string" office:string-value="WileyECoyote/geda-gaf" calcext:value-type="string">
            <text:p>WileyECoyote/geda-gaf</text:p>
          </table:table-cell>
        </table:table-row>
        <table:table-row table:style-name="ro1">
          <table:table-cell office:value-type="float" office:value="933112" calcext:value-type="float">
            <text:p>933112</text:p>
          </table:table-cell>
          <table:table-cell office:value-type="string" calcext:value-type="string">
            <text:p>https://api.github.com/repos/dhiru1602/android_kernel_samsung_latona</text:p>
          </table:table-cell>
          <table:table-cell table:formula="of:=REPLACE([.B496]; 1; 29; &quot;&quot;)" office:value-type="string" office:string-value="dhiru1602/android_kernel_samsung_latona" calcext:value-type="string">
            <text:p>dhiru1602/android_kernel_samsung_latona</text:p>
          </table:table-cell>
        </table:table-row>
        <table:table-row table:style-name="ro1">
          <table:table-cell office:value-type="float" office:value="941370" calcext:value-type="float">
            <text:p>941370</text:p>
          </table:table-cell>
          <table:table-cell office:value-type="string" calcext:value-type="string">
            <text:p>https://api.github.com/repos/Unidata/LDM</text:p>
          </table:table-cell>
          <table:table-cell table:formula="of:=REPLACE([.B497]; 1; 29; &quot;&quot;)" office:value-type="string" office:string-value="Unidata/LDM" calcext:value-type="string">
            <text:p>Unidata/LDM</text:p>
          </table:table-cell>
        </table:table-row>
        <table:table-row table:style-name="ro1">
          <table:table-cell office:value-type="float" office:value="943469" calcext:value-type="float">
            <text:p>943469</text:p>
          </table:table-cell>
          <table:table-cell office:value-type="string" calcext:value-type="string">
            <text:p>https://api.github.com/repos/TempusMUD/Tempuscode</text:p>
          </table:table-cell>
          <table:table-cell table:formula="of:=REPLACE([.B498]; 1; 29; &quot;&quot;)" office:value-type="string" office:string-value="TempusMUD/Tempuscode" calcext:value-type="string">
            <text:p>TempusMUD/Tempuscode</text:p>
          </table:table-cell>
        </table:table-row>
        <table:table-row table:style-name="ro1">
          <table:table-cell office:value-type="float" office:value="945804" calcext:value-type="float">
            <text:p>945804</text:p>
          </table:table-cell>
          <table:table-cell office:value-type="string" calcext:value-type="string">
            <text:p>https://api.github.com/repos/Canonical-kernel/Ubuntu-kernel</text:p>
          </table:table-cell>
          <table:table-cell table:formula="of:=REPLACE([.B499]; 1; 29; &quot;&quot;)" office:value-type="string" office:string-value="Canonical-kernel/Ubuntu-kernel" calcext:value-type="string">
            <text:p>Canonical-kernel/Ubuntu-kernel</text:p>
          </table:table-cell>
        </table:table-row>
        <table:table-row table:style-name="ro1">
          <table:table-cell office:value-type="float" office:value="966152" calcext:value-type="float">
            <text:p>966152</text:p>
          </table:table-cell>
          <table:table-cell office:value-type="string" calcext:value-type="string">
            <text:p>https://api.github.com/repos/sduclos/S52</text:p>
          </table:table-cell>
          <table:table-cell table:formula="of:=REPLACE([.B500]; 1; 29; &quot;&quot;)" office:value-type="string" office:string-value="sduclos/S52" calcext:value-type="string">
            <text:p>sduclos/S52</text:p>
          </table:table-cell>
        </table:table-row>
        <table:table-row table:style-name="ro1">
          <table:table-cell office:value-type="float" office:value="978256" calcext:value-type="float">
            <text:p>978256</text:p>
          </table:table-cell>
          <table:table-cell office:value-type="string" calcext:value-type="string">
            <text:p>https://api.github.com/repos/Alexpux/Cygwin</text:p>
          </table:table-cell>
          <table:table-cell table:formula="of:=REPLACE([.B501]; 1; 29; &quot;&quot;)" office:value-type="string" office:string-value="Alexpux/Cygwin" calcext:value-type="string">
            <text:p>Alexpux/Cygwin</text:p>
          </table:table-cell>
        </table:table-row>
        <table:table-row table:style-name="ro1">
          <table:table-cell office:value-type="float" office:value="979415" calcext:value-type="float">
            <text:p>979415</text:p>
          </table:table-cell>
          <table:table-cell office:value-type="string" calcext:value-type="string">
            <text:p>https://api.github.com/repos/jmolloy/pedigree</text:p>
          </table:table-cell>
          <table:table-cell table:formula="of:=REPLACE([.B502]; 1; 29; &quot;&quot;)" office:value-type="string" office:string-value="jmolloy/pedigree" calcext:value-type="string">
            <text:p>jmolloy/pedigree</text:p>
          </table:table-cell>
        </table:table-row>
        <table:table-row table:style-name="ro1">
          <table:table-cell office:value-type="float" office:value="979882" calcext:value-type="float">
            <text:p>979882</text:p>
          </table:table-cell>
          <table:table-cell office:value-type="string" calcext:value-type="string">
            <text:p>https://api.github.com/repos/FreeRADIUS/freeradius-server</text:p>
          </table:table-cell>
          <table:table-cell table:formula="of:=REPLACE([.B503]; 1; 29; &quot;&quot;)" office:value-type="string" office:string-value="FreeRADIUS/freeradius-server" calcext:value-type="string">
            <text:p>FreeRADIUS/freeradius-server</text:p>
          </table:table-cell>
        </table:table-row>
        <table:table-row table:style-name="ro1">
          <table:table-cell office:value-type="float" office:value="992867" calcext:value-type="float">
            <text:p>992867</text:p>
          </table:table-cell>
          <table:table-cell office:value-type="string" calcext:value-type="string">
            <text:p>https://api.github.com/repos/Quarx2k/jordan-kernel</text:p>
          </table:table-cell>
          <table:table-cell table:formula="of:=REPLACE([.B504]; 1; 29; &quot;&quot;)" office:value-type="string" office:string-value="Quarx2k/jordan-kernel" calcext:value-type="string">
            <text:p>Quarx2k/jordan-kernel</text:p>
          </table:table-cell>
        </table:table-row>
        <table:table-row table:style-name="ro1">
          <table:table-cell office:value-type="float" office:value="1006083" calcext:value-type="float">
            <text:p>1006083</text:p>
          </table:table-cell>
          <table:table-cell office:value-type="string" calcext:value-type="string">
            <text:p>https://api.github.com/repos/Rockbox/rockbox</text:p>
          </table:table-cell>
          <table:table-cell table:formula="of:=REPLACE([.B505]; 1; 29; &quot;&quot;)" office:value-type="string" office:string-value="Rockbox/rockbox" calcext:value-type="string">
            <text:p>Rockbox/rockbox</text:p>
          </table:table-cell>
        </table:table-row>
        <table:table-row table:style-name="ro1">
          <table:table-cell office:value-type="float" office:value="1011146" calcext:value-type="float">
            <text:p>1011146</text:p>
          </table:table-cell>
          <table:table-cell office:value-type="string" calcext:value-type="string">
            <text:p>https://api.github.com/repos/dbstar/dbstar</text:p>
          </table:table-cell>
          <table:table-cell table:formula="of:=REPLACE([.B506]; 1; 29; &quot;&quot;)" office:value-type="string" office:string-value="dbstar/dbstar" calcext:value-type="string">
            <text:p>dbstar/dbstar</text:p>
          </table:table-cell>
        </table:table-row>
        <table:table-row table:style-name="ro1">
          <table:table-cell office:value-type="float" office:value="1020443" calcext:value-type="float">
            <text:p>1020443</text:p>
          </table:table-cell>
          <table:table-cell office:value-type="string" calcext:value-type="string">
            <text:p>https://api.github.com/repos/DDVTECH/mistserver</text:p>
          </table:table-cell>
          <table:table-cell table:formula="of:=REPLACE([.B507]; 1; 29; &quot;&quot;)" office:value-type="string" office:string-value="DDVTECH/mistserver" calcext:value-type="string">
            <text:p>DDVTECH/mistserver</text:p>
          </table:table-cell>
        </table:table-row>
        <table:table-row table:style-name="ro1">
          <table:table-cell office:value-type="float" office:value="1037706" calcext:value-type="float">
            <text:p>1037706</text:p>
          </table:table-cell>
          <table:table-cell office:value-type="string" calcext:value-type="string">
            <text:p>https://api.github.com/repos/GNOME/clutter</text:p>
          </table:table-cell>
          <table:table-cell table:formula="of:=REPLACE([.B508]; 1; 29; &quot;&quot;)" office:value-type="string" office:string-value="GNOME/clutter" calcext:value-type="string">
            <text:p>GNOME/clutter</text:p>
          </table:table-cell>
        </table:table-row>
        <table:table-row table:style-name="ro1">
          <table:table-cell office:value-type="float" office:value="1040613" calcext:value-type="float">
            <text:p>1040613</text:p>
          </table:table-cell>
          <table:table-cell office:value-type="string" calcext:value-type="string">
            <text:p>https://api.github.com/repos/lnls-dig/bpm-sw</text:p>
          </table:table-cell>
          <table:table-cell table:formula="of:=REPLACE([.B509]; 1; 29; &quot;&quot;)" office:value-type="string" office:string-value="lnls-dig/bpm-sw" calcext:value-type="string">
            <text:p>lnls-dig/bpm-sw</text:p>
          </table:table-cell>
        </table:table-row>
        <table:table-row table:style-name="ro1">
          <table:table-cell office:value-type="float" office:value="1043130" calcext:value-type="float">
            <text:p>1043130</text:p>
          </table:table-cell>
          <table:table-cell office:value-type="string" calcext:value-type="string">
            <text:p>https://api.github.com/repos/harbour/core</text:p>
          </table:table-cell>
          <table:table-cell table:formula="of:=REPLACE([.B510]; 1; 29; &quot;&quot;)" office:value-type="string" office:string-value="harbour/core" calcext:value-type="string">
            <text:p>harbour/core</text:p>
          </table:table-cell>
        </table:table-row>
        <table:table-row table:style-name="ro1">
          <table:table-cell office:value-type="float" office:value="1123910" calcext:value-type="float">
            <text:p>1123910</text:p>
          </table:table-cell>
          <table:table-cell office:value-type="string" calcext:value-type="string">
            <text:p>https://api.github.com/repos/apache/apr</text:p>
          </table:table-cell>
          <table:table-cell table:formula="of:=REPLACE([.B511]; 1; 29; &quot;&quot;)" office:value-type="string" office:string-value="apache/apr" calcext:value-type="string">
            <text:p>apache/apr</text:p>
          </table:table-cell>
        </table:table-row>
        <table:table-row table:style-name="ro1">
          <table:table-cell office:value-type="float" office:value="1252525" calcext:value-type="float">
            <text:p>1252525</text:p>
          </table:table-cell>
          <table:table-cell office:value-type="string" calcext:value-type="string">
            <text:p>https://api.github.com/repos/eressea/server</text:p>
          </table:table-cell>
          <table:table-cell table:formula="of:=REPLACE([.B512]; 1; 29; &quot;&quot;)" office:value-type="string" office:string-value="eressea/server" calcext:value-type="string">
            <text:p>eressea/server</text:p>
          </table:table-cell>
        </table:table-row>
        <table:table-row table:style-name="ro1">
          <table:table-cell office:value-type="float" office:value="1276740" calcext:value-type="float">
            <text:p>1276740</text:p>
          </table:table-cell>
          <table:table-cell office:value-type="string" calcext:value-type="string">
            <text:p>https://api.github.com/repos/GNOME/nautilus</text:p>
          </table:table-cell>
          <table:table-cell table:formula="of:=REPLACE([.B513]; 1; 29; &quot;&quot;)" office:value-type="string" office:string-value="GNOME/nautilus" calcext:value-type="string">
            <text:p>GNOME/nautilus</text:p>
          </table:table-cell>
        </table:table-row>
        <table:table-row table:style-name="ro1">
          <table:table-cell office:value-type="float" office:value="1307466" calcext:value-type="float">
            <text:p>1307466</text:p>
          </table:table-cell>
          <table:table-cell office:value-type="string" calcext:value-type="string">
            <text:p>https://api.github.com/repos/openpilot/OpenPilot</text:p>
          </table:table-cell>
          <table:table-cell table:formula="of:=REPLACE([.B514]; 1; 29; &quot;&quot;)" office:value-type="string" office:string-value="openpilot/OpenPilot" calcext:value-type="string">
            <text:p>openpilot/OpenPilot</text:p>
          </table:table-cell>
        </table:table-row>
        <table:table-row table:style-name="ro1">
          <table:table-cell office:value-type="float" office:value="1312712" calcext:value-type="float">
            <text:p>1312712</text:p>
          </table:table-cell>
          <table:table-cell office:value-type="string" calcext:value-type="string">
            <text:p>https://api.github.com/repos/contiki-os/contiki</text:p>
          </table:table-cell>
          <table:table-cell table:formula="of:=REPLACE([.B515]; 1; 29; &quot;&quot;)" office:value-type="string" office:string-value="contiki-os/contiki" calcext:value-type="string">
            <text:p>contiki-os/contiki</text:p>
          </table:table-cell>
        </table:table-row>
        <table:table-row table:style-name="ro1">
          <table:table-cell office:value-type="float" office:value="1331862" calcext:value-type="float">
            <text:p>1331862</text:p>
          </table:table-cell>
          <table:table-cell office:value-type="string" calcext:value-type="string">
            <text:p>https://api.github.com/repos/pocoproject/poco</text:p>
          </table:table-cell>
          <table:table-cell table:formula="of:=REPLACE([.B516]; 1; 29; &quot;&quot;)" office:value-type="string" office:string-value="pocoproject/poco" calcext:value-type="string">
            <text:p>pocoproject/poco</text:p>
          </table:table-cell>
        </table:table-row>
        <table:table-row table:style-name="ro1">
          <table:table-cell office:value-type="float" office:value="1334801" calcext:value-type="float">
            <text:p>1334801</text:p>
          </table:table-cell>
          <table:table-cell office:value-type="string" calcext:value-type="string">
            <text:p>https://api.github.com/repos/GNOME/gnome-calendar</text:p>
          </table:table-cell>
          <table:table-cell table:formula="of:=REPLACE([.B517]; 1; 29; &quot;&quot;)" office:value-type="string" office:string-value="GNOME/gnome-calendar" calcext:value-type="string">
            <text:p>GNOME/gnome-calendar</text:p>
          </table:table-cell>
        </table:table-row>
        <table:table-row table:style-name="ro1">
          <table:table-cell office:value-type="float" office:value="1349763" calcext:value-type="float">
            <text:p>1349763</text:p>
          </table:table-cell>
          <table:table-cell office:value-type="string" calcext:value-type="string">
            <text:p>https://api.github.com/repos/SpiderLabs/ModSecurity</text:p>
          </table:table-cell>
          <table:table-cell table:formula="of:=REPLACE([.B518]; 1; 29; &quot;&quot;)" office:value-type="string" office:string-value="SpiderLabs/ModSecurity" calcext:value-type="string">
            <text:p>SpiderLabs/ModSecurity</text:p>
          </table:table-cell>
        </table:table-row>
        <table:table-row table:style-name="ro1">
          <table:table-cell office:value-type="float" office:value="1353232" calcext:value-type="float">
            <text:p>1353232</text:p>
          </table:table-cell>
          <table:table-cell office:value-type="string" calcext:value-type="string">
            <text:p>https://api.github.com/repos/mpv-player/mpv</text:p>
          </table:table-cell>
          <table:table-cell table:formula="of:=REPLACE([.B519]; 1; 29; &quot;&quot;)" office:value-type="string" office:string-value="mpv-player/mpv" calcext:value-type="string">
            <text:p>mpv-player/mpv</text:p>
          </table:table-cell>
        </table:table-row>
        <table:table-row table:style-name="ro1">
          <table:table-cell office:value-type="float" office:value="1360099" calcext:value-type="float">
            <text:p>1360099</text:p>
          </table:table-cell>
          <table:table-cell office:value-type="string" calcext:value-type="string">
            <text:p>https://api.github.com/repos/Ensembles/ert</text:p>
          </table:table-cell>
          <table:table-cell table:formula="of:=REPLACE([.B520]; 1; 29; &quot;&quot;)" office:value-type="string" office:string-value="Ensembles/ert" calcext:value-type="string">
            <text:p>Ensembles/ert</text:p>
          </table:table-cell>
        </table:table-row>
        <table:table-row table:style-name="ro1">
          <table:table-cell office:value-type="float" office:value="1362328" calcext:value-type="float">
            <text:p>1362328</text:p>
          </table:table-cell>
          <table:table-cell office:value-type="string" calcext:value-type="string">
            <text:p>https://api.github.com/repos/hexchat/gtk-win32</text:p>
          </table:table-cell>
          <table:table-cell table:formula="of:=REPLACE([.B521]; 1; 29; &quot;&quot;)" office:value-type="string" office:string-value="hexchat/gtk-win32" calcext:value-type="string">
            <text:p>hexchat/gtk-win32</text:p>
          </table:table-cell>
        </table:table-row>
        <table:table-row table:style-name="ro1">
          <table:table-cell office:value-type="float" office:value="1363299" calcext:value-type="float">
            <text:p>1363299</text:p>
          </table:table-cell>
          <table:table-cell office:value-type="string" calcext:value-type="string">
            <text:p>https://api.github.com/repos/Softmotions/ejdb</text:p>
          </table:table-cell>
          <table:table-cell table:formula="of:=REPLACE([.B522]; 1; 29; &quot;&quot;)" office:value-type="string" office:string-value="Softmotions/ejdb" calcext:value-type="string">
            <text:p>Softmotions/ejdb</text:p>
          </table:table-cell>
        </table:table-row>
        <table:table-row table:style-name="ro1">
          <table:table-cell office:value-type="float" office:value="1364238" calcext:value-type="float">
            <text:p>1364238</text:p>
          </table:table-cell>
          <table:table-cell office:value-type="string" calcext:value-type="string">
            <text:p>https://api.github.com/repos/freedreno/mesa</text:p>
          </table:table-cell>
          <table:table-cell table:formula="of:=REPLACE([.B523]; 1; 29; &quot;&quot;)" office:value-type="string" office:string-value="freedreno/mesa" calcext:value-type="string">
            <text:p>freedreno/mesa</text:p>
          </table:table-cell>
        </table:table-row>
        <table:table-row table:style-name="ro1">
          <table:table-cell office:value-type="float" office:value="1369771" calcext:value-type="float">
            <text:p>1369771</text:p>
          </table:table-cell>
          <table:table-cell office:value-type="string" calcext:value-type="string">
            <text:p>https://api.github.com/repos/anura-engine/anura</text:p>
          </table:table-cell>
          <table:table-cell table:formula="of:=REPLACE([.B524]; 1; 29; &quot;&quot;)" office:value-type="string" office:string-value="anura-engine/anura" calcext:value-type="string">
            <text:p>anura-engine/anura</text:p>
          </table:table-cell>
        </table:table-row>
        <table:table-row table:style-name="ro1">
          <table:table-cell office:value-type="float" office:value="1376979" calcext:value-type="float">
            <text:p>1376979</text:p>
          </table:table-cell>
          <table:table-cell office:value-type="string" calcext:value-type="string">
            <text:p>https://api.github.com/repos/taylor001/crown</text:p>
          </table:table-cell>
          <table:table-cell table:formula="of:=REPLACE([.B525]; 1; 29; &quot;&quot;)" office:value-type="string" office:string-value="taylor001/crown" calcext:value-type="string">
            <text:p>taylor001/crown</text:p>
          </table:table-cell>
        </table:table-row>
        <table:table-row table:style-name="ro1">
          <table:table-cell office:value-type="float" office:value="1385844" calcext:value-type="float">
            <text:p>1385844</text:p>
          </table:table-cell>
          <table:table-cell office:value-type="string" calcext:value-type="string">
            <text:p>https://api.github.com/repos/aphogat/mesa</text:p>
          </table:table-cell>
          <table:table-cell table:formula="of:=REPLACE([.B526]; 1; 29; &quot;&quot;)" office:value-type="string" office:string-value="aphogat/mesa" calcext:value-type="string">
            <text:p>aphogat/mesa</text:p>
          </table:table-cell>
        </table:table-row>
        <table:table-row table:style-name="ro1">
          <table:table-cell office:value-type="float" office:value="1395518" calcext:value-type="float">
            <text:p>1395518</text:p>
          </table:table-cell>
          <table:table-cell office:value-type="string" calcext:value-type="string">
            <text:p>https://api.github.com/repos/kbc-developers/android_kernel_samsung_msm8660-common</text:p>
          </table:table-cell>
          <table:table-cell table:formula="of:=REPLACE([.B527]; 1; 29; &quot;&quot;)" office:value-type="string" office:string-value="kbc-developers/android_kernel_samsung_msm8660-common" calcext:value-type="string">
            <text:p>kbc-developers/android_kernel_samsung_msm8660-common</text:p>
          </table:table-cell>
        </table:table-row>
        <table:table-row table:style-name="ro1">
          <table:table-cell office:value-type="float" office:value="1403047" calcext:value-type="float">
            <text:p>1403047</text:p>
          </table:table-cell>
          <table:table-cell office:value-type="string" calcext:value-type="string">
            <text:p>https://api.github.com/repos/slaeshjag/Muon</text:p>
          </table:table-cell>
          <table:table-cell table:formula="of:=REPLACE([.B528]; 1; 29; &quot;&quot;)" office:value-type="string" office:string-value="slaeshjag/Muon" calcext:value-type="string">
            <text:p>slaeshjag/Muon</text:p>
          </table:table-cell>
        </table:table-row>
        <table:table-row table:style-name="ro1">
          <table:table-cell office:value-type="float" office:value="1412755" calcext:value-type="float">
            <text:p>1412755</text:p>
          </table:table-cell>
          <table:table-cell office:value-type="string" calcext:value-type="string">
            <text:p>https://api.github.com/repos/yanzhengli/hex</text:p>
          </table:table-cell>
          <table:table-cell table:formula="of:=REPLACE([.B529]; 1; 29; &quot;&quot;)" office:value-type="string" office:string-value="yanzhengli/hex" calcext:value-type="string">
            <text:p>yanzhengli/hex</text:p>
          </table:table-cell>
        </table:table-row>
        <table:table-row table:style-name="ro1">
          <table:table-cell office:value-type="float" office:value="1413305" calcext:value-type="float">
            <text:p>1413305</text:p>
          </table:table-cell>
          <table:table-cell office:value-type="string" calcext:value-type="string">
            <text:p>https://api.github.com/repos/svn2github/valgrind</text:p>
          </table:table-cell>
          <table:table-cell table:formula="of:=REPLACE([.B530]; 1; 29; &quot;&quot;)" office:value-type="string" office:string-value="svn2github/valgrind" calcext:value-type="string">
            <text:p>svn2github/valgrind</text:p>
          </table:table-cell>
        </table:table-row>
        <table:table-row table:style-name="ro1">
          <table:table-cell office:value-type="float" office:value="1414908" calcext:value-type="float">
            <text:p>1414908</text:p>
          </table:table-cell>
          <table:table-cell office:value-type="string" calcext:value-type="string">
            <text:p>https://api.github.com/repos/GNOME/gnome-initial-setup</text:p>
          </table:table-cell>
          <table:table-cell table:formula="of:=REPLACE([.B531]; 1; 29; &quot;&quot;)" office:value-type="string" office:string-value="GNOME/gnome-initial-setup" calcext:value-type="string">
            <text:p>GNOME/gnome-initial-setup</text:p>
          </table:table-cell>
        </table:table-row>
        <table:table-row table:style-name="ro1">
          <table:table-cell office:value-type="float" office:value="1426229" calcext:value-type="float">
            <text:p>1426229</text:p>
          </table:table-cell>
          <table:table-cell office:value-type="string" calcext:value-type="string">
            <text:p>https://api.github.com/repos/rathena/rathena</text:p>
          </table:table-cell>
          <table:table-cell table:formula="of:=REPLACE([.B532]; 1; 29; &quot;&quot;)" office:value-type="string" office:string-value="rathena/rathena" calcext:value-type="string">
            <text:p>rathena/rathena</text:p>
          </table:table-cell>
        </table:table-row>
        <table:table-row table:style-name="ro1">
          <table:table-cell office:value-type="float" office:value="1430696" calcext:value-type="float">
            <text:p>1430696</text:p>
          </table:table-cell>
          <table:table-cell office:value-type="string" calcext:value-type="string">
            <text:p>https://api.github.com/repos/ijacquez/libyaul</text:p>
          </table:table-cell>
          <table:table-cell table:formula="of:=REPLACE([.B533]; 1; 29; &quot;&quot;)" office:value-type="string" office:string-value="ijacquez/libyaul" calcext:value-type="string">
            <text:p>ijacquez/libyaul</text:p>
          </table:table-cell>
        </table:table-row>
        <table:table-row table:style-name="ro1">
          <table:table-cell office:value-type="float" office:value="1431411" calcext:value-type="float">
            <text:p>1431411</text:p>
          </table:table-cell>
          <table:table-cell office:value-type="string" calcext:value-type="string">
            <text:p>https://api.github.com/repos/rig-project/rig</text:p>
          </table:table-cell>
          <table:table-cell table:formula="of:=REPLACE([.B534]; 1; 29; &quot;&quot;)" office:value-type="string" office:string-value="rig-project/rig" calcext:value-type="string">
            <text:p>rig-project/rig</text:p>
          </table:table-cell>
        </table:table-row>
        <table:table-row table:style-name="ro1">
          <table:table-cell office:value-type="float" office:value="1433175" calcext:value-type="float">
            <text:p>1433175</text:p>
          </table:table-cell>
          <table:table-cell office:value-type="string" calcext:value-type="string">
            <text:p>https://api.github.com/repos/aubio/aubio</text:p>
          </table:table-cell>
          <table:table-cell table:formula="of:=REPLACE([.B535]; 1; 29; &quot;&quot;)" office:value-type="string" office:string-value="aubio/aubio" calcext:value-type="string">
            <text:p>aubio/aubio</text:p>
          </table:table-cell>
        </table:table-row>
        <table:table-row table:style-name="ro1">
          <table:table-cell office:value-type="float" office:value="1433963" calcext:value-type="float">
            <text:p>1433963</text:p>
          </table:table-cell>
          <table:table-cell office:value-type="string" calcext:value-type="string">
            <text:p>https://api.github.com/repos/faux123/mako</text:p>
          </table:table-cell>
          <table:table-cell table:formula="of:=REPLACE([.B536]; 1; 29; &quot;&quot;)" office:value-type="string" office:string-value="faux123/mako" calcext:value-type="string">
            <text:p>faux123/mako</text:p>
          </table:table-cell>
        </table:table-row>
        <table:table-row table:style-name="ro1">
          <table:table-cell office:value-type="float" office:value="1436065" calcext:value-type="float">
            <text:p>1436065</text:p>
          </table:table-cell>
          <table:table-cell office:value-type="string" calcext:value-type="string">
            <text:p>https://api.github.com/repos/PhilZ-cwm6/philz_touch_cwm6</text:p>
          </table:table-cell>
          <table:table-cell table:formula="of:=REPLACE([.B537]; 1; 29; &quot;&quot;)" office:value-type="string" office:string-value="PhilZ-cwm6/philz_touch_cwm6" calcext:value-type="string">
            <text:p>PhilZ-cwm6/philz_touch_cwm6</text:p>
          </table:table-cell>
        </table:table-row>
        <table:table-row table:style-name="ro1">
          <table:table-cell office:value-type="float" office:value="1437100" calcext:value-type="float">
            <text:p>1437100</text:p>
          </table:table-cell>
          <table:table-cell office:value-type="string" calcext:value-type="string">
            <text:p>https://api.github.com/repos/gentoo/eudev</text:p>
          </table:table-cell>
          <table:table-cell table:formula="of:=REPLACE([.B538]; 1; 29; &quot;&quot;)" office:value-type="string" office:string-value="gentoo/eudev" calcext:value-type="string">
            <text:p>gentoo/eudev</text:p>
          </table:table-cell>
        </table:table-row>
        <table:table-row table:style-name="ro1">
          <table:table-cell office:value-type="float" office:value="1437406" calcext:value-type="float">
            <text:p>1437406</text:p>
          </table:table-cell>
          <table:table-cell office:value-type="string" calcext:value-type="string">
            <text:p>https://api.github.com/repos/gemtools/gemtools</text:p>
          </table:table-cell>
          <table:table-cell table:formula="of:=REPLACE([.B539]; 1; 29; &quot;&quot;)" office:value-type="string" office:string-value="gemtools/gemtools" calcext:value-type="string">
            <text:p>gemtools/gemtools</text:p>
          </table:table-cell>
        </table:table-row>
        <table:table-row table:style-name="ro1">
          <table:table-cell office:value-type="float" office:value="1449936" calcext:value-type="float">
            <text:p>1449936</text:p>
          </table:table-cell>
          <table:table-cell office:value-type="string" calcext:value-type="string">
            <text:p>https://api.github.com/repos/OpenHEVC/openHEVC</text:p>
          </table:table-cell>
          <table:table-cell table:formula="of:=REPLACE([.B540]; 1; 29; &quot;&quot;)" office:value-type="string" office:string-value="OpenHEVC/openHEVC" calcext:value-type="string">
            <text:p>OpenHEVC/openHEVC</text:p>
          </table:table-cell>
        </table:table-row>
        <table:table-row table:style-name="ro1">
          <table:table-cell office:value-type="float" office:value="1459053" calcext:value-type="float">
            <text:p>1459053</text:p>
          </table:table-cell>
          <table:table-cell office:value-type="string" calcext:value-type="string">
            <text:p>https://api.github.com/repos/mdsteele/azimuth</text:p>
          </table:table-cell>
          <table:table-cell table:formula="of:=REPLACE([.B541]; 1; 29; &quot;&quot;)" office:value-type="string" office:string-value="mdsteele/azimuth" calcext:value-type="string">
            <text:p>mdsteele/azimuth</text:p>
          </table:table-cell>
        </table:table-row>
        <table:table-row table:style-name="ro1">
          <table:table-cell office:value-type="float" office:value="1466654" calcext:value-type="float">
            <text:p>1466654</text:p>
          </table:table-cell>
          <table:table-cell office:value-type="string" calcext:value-type="string">
            <text:p>https://api.github.com/repos/smcameron/space-nerds-in-space</text:p>
          </table:table-cell>
          <table:table-cell table:formula="of:=REPLACE([.B542]; 1; 29; &quot;&quot;)" office:value-type="string" office:string-value="smcameron/space-nerds-in-space" calcext:value-type="string">
            <text:p>smcameron/space-nerds-in-space</text:p>
          </table:table-cell>
        </table:table-row>
        <table:table-row table:style-name="ro1">
          <table:table-cell office:value-type="float" office:value="1470976" calcext:value-type="float">
            <text:p>1470976</text:p>
          </table:table-cell>
          <table:table-cell office:value-type="string" calcext:value-type="string">
            <text:p>https://api.github.com/repos/svn2github/chameleon</text:p>
          </table:table-cell>
          <table:table-cell table:formula="of:=REPLACE([.B543]; 1; 29; &quot;&quot;)" office:value-type="string" office:string-value="svn2github/chameleon" calcext:value-type="string">
            <text:p>svn2github/chameleon</text:p>
          </table:table-cell>
        </table:table-row>
        <table:table-row table:style-name="ro1">
          <table:table-cell office:value-type="float" office:value="1471638" calcext:value-type="float">
            <text:p>1471638</text:p>
          </table:table-cell>
          <table:table-cell office:value-type="string" calcext:value-type="string">
            <text:p>https://api.github.com/repos/korman/HHHH</text:p>
          </table:table-cell>
          <table:table-cell table:formula="of:=REPLACE([.B544]; 1; 29; &quot;&quot;)" office:value-type="string" office:string-value="korman/HHHH" calcext:value-type="string">
            <text:p>korman/HHHH</text:p>
          </table:table-cell>
        </table:table-row>
        <table:table-row table:style-name="ro1">
          <table:table-cell office:value-type="float" office:value="1479457" calcext:value-type="float">
            <text:p>1479457</text:p>
          </table:table-cell>
          <table:table-cell office:value-type="string" calcext:value-type="string">
            <text:p>https://api.github.com/repos/svn2github/valgrind-vex</text:p>
          </table:table-cell>
          <table:table-cell table:formula="of:=REPLACE([.B545]; 1; 29; &quot;&quot;)" office:value-type="string" office:string-value="svn2github/valgrind-vex" calcext:value-type="string">
            <text:p>svn2github/valgrind-vex</text:p>
          </table:table-cell>
        </table:table-row>
        <table:table-row table:style-name="ro1">
          <table:table-cell office:value-type="float" office:value="1488395" calcext:value-type="float">
            <text:p>1488395</text:p>
          </table:table-cell>
          <table:table-cell office:value-type="string" calcext:value-type="string">
            <text:p>https://api.github.com/repos/hroptatyr/gandalf</text:p>
          </table:table-cell>
          <table:table-cell table:formula="of:=REPLACE([.B546]; 1; 29; &quot;&quot;)" office:value-type="string" office:string-value="hroptatyr/gandalf" calcext:value-type="string">
            <text:p>hroptatyr/gandalf</text:p>
          </table:table-cell>
        </table:table-row>
        <table:table-row table:style-name="ro1">
          <table:table-cell office:value-type="float" office:value="1496445" calcext:value-type="float">
            <text:p>1496445</text:p>
          </table:table-cell>
          <table:table-cell office:value-type="string" calcext:value-type="string">
            <text:p>https://api.github.com/repos/openwsn-berkeley/openwsn-fw</text:p>
          </table:table-cell>
          <table:table-cell table:formula="of:=REPLACE([.B547]; 1; 29; &quot;&quot;)" office:value-type="string" office:string-value="openwsn-berkeley/openwsn-fw" calcext:value-type="string">
            <text:p>openwsn-berkeley/openwsn-fw</text:p>
          </table:table-cell>
        </table:table-row>
        <table:table-row table:style-name="ro1">
          <table:table-cell office:value-type="float" office:value="1499320" calcext:value-type="float">
            <text:p>1499320</text:p>
          </table:table-cell>
          <table:table-cell office:value-type="string" calcext:value-type="string">
            <text:p>https://api.github.com/repos/liquid-mirror/valgrind</text:p>
          </table:table-cell>
          <table:table-cell table:formula="of:=REPLACE([.B548]; 1; 29; &quot;&quot;)" office:value-type="string" office:string-value="liquid-mirror/valgrind" calcext:value-type="string">
            <text:p>liquid-mirror/valgrind</text:p>
          </table:table-cell>
        </table:table-row>
        <table:table-row table:style-name="ro1">
          <table:table-cell office:value-type="float" office:value="1501199" calcext:value-type="float">
            <text:p>1501199</text:p>
          </table:table-cell>
          <table:table-cell office:value-type="string" calcext:value-type="string">
            <text:p>https://api.github.com/repos/DeforaOS/libc</text:p>
          </table:table-cell>
          <table:table-cell table:formula="of:=REPLACE([.B549]; 1; 29; &quot;&quot;)" office:value-type="string" office:string-value="DeforaOS/libc" calcext:value-type="string">
            <text:p>DeforaOS/libc</text:p>
          </table:table-cell>
        </table:table-row>
        <table:table-row table:style-name="ro1">
          <table:table-cell office:value-type="float" office:value="1503134" calcext:value-type="float">
            <text:p>1503134</text:p>
          </table:table-cell>
          <table:table-cell office:value-type="string" calcext:value-type="string">
            <text:p>https://api.github.com/repos/tschoonj/xmimsim</text:p>
          </table:table-cell>
          <table:table-cell table:formula="of:=REPLACE([.B550]; 1; 29; &quot;&quot;)" office:value-type="string" office:string-value="tschoonj/xmimsim" calcext:value-type="string">
            <text:p>tschoonj/xmimsim</text:p>
          </table:table-cell>
        </table:table-row>
        <table:table-row table:style-name="ro1">
          <table:table-cell office:value-type="float" office:value="1504264" calcext:value-type="float">
            <text:p>1504264</text:p>
          </table:table-cell>
          <table:table-cell office:value-type="string" calcext:value-type="string">
            <text:p>https://api.github.com/repos/JeffreyRacine/R-Package-np</text:p>
          </table:table-cell>
          <table:table-cell table:formula="of:=REPLACE([.B551]; 1; 29; &quot;&quot;)" office:value-type="string" office:string-value="JeffreyRacine/R-Package-np" calcext:value-type="string">
            <text:p>JeffreyRacine/R-Package-np</text:p>
          </table:table-cell>
        </table:table-row>
        <table:table-row table:style-name="ro1">
          <table:table-cell office:value-type="float" office:value="1504465" calcext:value-type="float">
            <text:p>1504465</text:p>
          </table:table-cell>
          <table:table-cell office:value-type="string" calcext:value-type="string">
            <text:p>https://api.github.com/repos/hroptatyr/unserding</text:p>
          </table:table-cell>
          <table:table-cell table:formula="of:=REPLACE([.B552]; 1; 29; &quot;&quot;)" office:value-type="string" office:string-value="hroptatyr/unserding" calcext:value-type="string">
            <text:p>hroptatyr/unserding</text:p>
          </table:table-cell>
        </table:table-row>
        <table:table-row table:style-name="ro1">
          <table:table-cell office:value-type="float" office:value="1509421" calcext:value-type="float">
            <text:p>1509421</text:p>
          </table:table-cell>
          <table:table-cell office:value-type="string" calcext:value-type="string">
            <text:p>https://api.github.com/repos/hossbeast/fab</text:p>
          </table:table-cell>
          <table:table-cell table:formula="of:=REPLACE([.B553]; 1; 29; &quot;&quot;)" office:value-type="string" office:string-value="hossbeast/fab" calcext:value-type="string">
            <text:p>hossbeast/fab</text:p>
          </table:table-cell>
        </table:table-row>
        <table:table-row table:style-name="ro1">
          <table:table-cell office:value-type="float" office:value="1517861" calcext:value-type="float">
            <text:p>1517861</text:p>
          </table:table-cell>
          <table:table-cell office:value-type="string" calcext:value-type="string">
            <text:p>https://api.github.com/repos/DeforaOS/Browser</text:p>
          </table:table-cell>
          <table:table-cell table:formula="of:=REPLACE([.B554]; 1; 29; &quot;&quot;)" office:value-type="string" office:string-value="DeforaOS/Browser" calcext:value-type="string">
            <text:p>DeforaOS/Browser</text:p>
          </table:table-cell>
        </table:table-row>
        <table:table-row table:style-name="ro1">
          <table:table-cell office:value-type="float" office:value="1521506" calcext:value-type="float">
            <text:p>1521506</text:p>
          </table:table-cell>
          <table:table-cell office:value-type="string" calcext:value-type="string">
            <text:p>https://api.github.com/repos/opinsys/opinsys-debs</text:p>
          </table:table-cell>
          <table:table-cell table:formula="of:=REPLACE([.B555]; 1; 29; &quot;&quot;)" office:value-type="string" office:string-value="opinsys/opinsys-debs" calcext:value-type="string">
            <text:p>opinsys/opinsys-debs</text:p>
          </table:table-cell>
        </table:table-row>
        <table:table-row table:style-name="ro1">
          <table:table-cell office:value-type="float" office:value="1524715" calcext:value-type="float">
            <text:p>1524715</text:p>
          </table:table-cell>
          <table:table-cell office:value-type="string" calcext:value-type="string">
            <text:p>https://api.github.com/repos/brho/akaros</text:p>
          </table:table-cell>
          <table:table-cell table:formula="of:=REPLACE([.B556]; 1; 29; &quot;&quot;)" office:value-type="string" office:string-value="brho/akaros" calcext:value-type="string">
            <text:p>brho/akaros</text:p>
          </table:table-cell>
        </table:table-row>
        <table:table-row table:style-name="ro1">
          <table:table-cell office:value-type="float" office:value="1538783" calcext:value-type="float">
            <text:p>1538783</text:p>
          </table:table-cell>
          <table:table-cell office:value-type="string" calcext:value-type="string">
            <text:p>https://api.github.com/repos/shlomif/fc-solve</text:p>
          </table:table-cell>
          <table:table-cell table:formula="of:=REPLACE([.B557]; 1; 29; &quot;&quot;)" office:value-type="string" office:string-value="shlomif/fc-solve" calcext:value-type="string">
            <text:p>shlomif/fc-solve</text:p>
          </table:table-cell>
        </table:table-row>
        <table:table-row table:style-name="ro1">
          <table:table-cell office:value-type="float" office:value="1568823" calcext:value-type="float">
            <text:p>1568823</text:p>
          </table:table-cell>
          <table:table-cell office:value-type="string" calcext:value-type="string">
            <text:p>https://api.github.com/repos/franciscofranco/mako</text:p>
          </table:table-cell>
          <table:table-cell table:formula="of:=REPLACE([.B558]; 1; 29; &quot;&quot;)" office:value-type="string" office:string-value="franciscofranco/mako" calcext:value-type="string">
            <text:p>franciscofranco/mako</text:p>
          </table:table-cell>
        </table:table-row>
        <table:table-row table:style-name="ro1">
          <table:table-cell office:value-type="float" office:value="1568976" calcext:value-type="float">
            <text:p>1568976</text:p>
          </table:table-cell>
          <table:table-cell office:value-type="string" calcext:value-type="string">
            <text:p>https://api.github.com/repos/shankarathi07/linux_lg_jb</text:p>
          </table:table-cell>
          <table:table-cell table:formula="of:=REPLACE([.B559]; 1; 29; &quot;&quot;)" office:value-type="string" office:string-value="shankarathi07/linux_lg_jb" calcext:value-type="string">
            <text:p>shankarathi07/linux_lg_jb</text:p>
          </table:table-cell>
        </table:table-row>
        <table:table-row table:style-name="ro1">
          <table:table-cell office:value-type="float" office:value="1614552" calcext:value-type="float">
            <text:p>1614552</text:p>
          </table:table-cell>
          <table:table-cell office:value-type="string" calcext:value-type="string">
            <text:p>https://api.github.com/repos/TacOS-team/tacos</text:p>
          </table:table-cell>
          <table:table-cell table:formula="of:=REPLACE([.B560]; 1; 29; &quot;&quot;)" office:value-type="string" office:string-value="TacOS-team/tacos" calcext:value-type="string">
            <text:p>TacOS-team/tacos</text:p>
          </table:table-cell>
        </table:table-row>
        <table:table-row table:style-name="ro1">
          <table:table-cell office:value-type="float" office:value="1621955" calcext:value-type="float">
            <text:p>1621955</text:p>
          </table:table-cell>
          <table:table-cell office:value-type="string" calcext:value-type="string">
            <text:p>https://api.github.com/repos/GNOME/cogl</text:p>
          </table:table-cell>
          <table:table-cell table:formula="of:=REPLACE([.B561]; 1; 29; &quot;&quot;)" office:value-type="string" office:string-value="GNOME/cogl" calcext:value-type="string">
            <text:p>GNOME/cogl</text:p>
          </table:table-cell>
        </table:table-row>
        <table:table-row table:style-name="ro1">
          <table:table-cell office:value-type="float" office:value="1630520" calcext:value-type="float">
            <text:p>1630520</text:p>
          </table:table-cell>
          <table:table-cell office:value-type="string" calcext:value-type="string">
            <text:p>https://api.github.com/repos/chadversary/mesa</text:p>
          </table:table-cell>
          <table:table-cell table:formula="of:=REPLACE([.B562]; 1; 29; &quot;&quot;)" office:value-type="string" office:string-value="chadversary/mesa" calcext:value-type="string">
            <text:p>chadversary/mesa</text:p>
          </table:table-cell>
        </table:table-row>
        <table:table-row table:style-name="ro1">
          <table:table-cell office:value-type="float" office:value="1634655" calcext:value-type="float">
            <text:p>1634655</text:p>
          </table:table-cell>
          <table:table-cell office:value-type="string" calcext:value-type="string">
            <text:p>https://api.github.com/repos/nfs-ganesha/nfs-ganesha</text:p>
          </table:table-cell>
          <table:table-cell table:formula="of:=REPLACE([.B563]; 1; 29; &quot;&quot;)" office:value-type="string" office:string-value="nfs-ganesha/nfs-ganesha" calcext:value-type="string">
            <text:p>nfs-ganesha/nfs-ganesha</text:p>
          </table:table-cell>
        </table:table-row>
        <table:table-row table:style-name="ro1">
          <table:table-cell office:value-type="float" office:value="1639397" calcext:value-type="float">
            <text:p>1639397</text:p>
          </table:table-cell>
          <table:table-cell office:value-type="string" calcext:value-type="string">
            <text:p>https://api.github.com/repos/pantheon-systems/fusedav</text:p>
          </table:table-cell>
          <table:table-cell table:formula="of:=REPLACE([.B564]; 1; 29; &quot;&quot;)" office:value-type="string" office:string-value="pantheon-systems/fusedav" calcext:value-type="string">
            <text:p>pantheon-systems/fusedav</text:p>
          </table:table-cell>
        </table:table-row>
        <table:table-row table:style-name="ro1">
          <table:table-cell office:value-type="float" office:value="1676303" calcext:value-type="float">
            <text:p>1676303</text:p>
          </table:table-cell>
          <table:table-cell office:value-type="string" calcext:value-type="string">
            <text:p>https://api.github.com/repos/freifunk-bielefeld/firmware</text:p>
          </table:table-cell>
          <table:table-cell table:formula="of:=REPLACE([.B565]; 1; 29; &quot;&quot;)" office:value-type="string" office:string-value="freifunk-bielefeld/firmware" calcext:value-type="string">
            <text:p>freifunk-bielefeld/firmware</text:p>
          </table:table-cell>
        </table:table-row>
        <table:table-row table:style-name="ro1">
          <table:table-cell office:value-type="float" office:value="1836398" calcext:value-type="float">
            <text:p>1836398</text:p>
          </table:table-cell>
          <table:table-cell office:value-type="string" calcext:value-type="string">
            <text:p>https://api.github.com/repos/kernelslacker/trinity</text:p>
          </table:table-cell>
          <table:table-cell table:formula="of:=REPLACE([.B566]; 1; 29; &quot;&quot;)" office:value-type="string" office:string-value="kernelslacker/trinity" calcext:value-type="string">
            <text:p>kernelslacker/trinity</text:p>
          </table:table-cell>
        </table:table-row>
        <table:table-row table:style-name="ro1">
          <table:table-cell office:value-type="float" office:value="1845503" calcext:value-type="float">
            <text:p>1845503</text:p>
          </table:table-cell>
          <table:table-cell office:value-type="string" calcext:value-type="string">
            <text:p>https://api.github.com/repos/podonoghue/usbdm-eclipse-makefiles-build</text:p>
          </table:table-cell>
          <table:table-cell table:formula="of:=REPLACE([.B567]; 1; 29; &quot;&quot;)" office:value-type="string" office:string-value="podonoghue/usbdm-eclipse-makefiles-build" calcext:value-type="string">
            <text:p>podonoghue/usbdm-eclipse-makefiles-build</text:p>
          </table:table-cell>
        </table:table-row>
        <table:table-row table:style-name="ro1">
          <table:table-cell office:value-type="float" office:value="1848345" calcext:value-type="float">
            <text:p>1848345</text:p>
          </table:table-cell>
          <table:table-cell office:value-type="string" calcext:value-type="string">
            <text:p>https://api.github.com/repos/palves/gdb</text:p>
          </table:table-cell>
          <table:table-cell table:formula="of:=REPLACE([.B568]; 1; 29; &quot;&quot;)" office:value-type="string" office:string-value="palves/gdb" calcext:value-type="string">
            <text:p>palves/gdb</text:p>
          </table:table-cell>
        </table:table-row>
        <table:table-row table:style-name="ro1">
          <table:table-cell office:value-type="float" office:value="1849970" calcext:value-type="float">
            <text:p>1849970</text:p>
          </table:table-cell>
          <table:table-cell office:value-type="string" calcext:value-type="string">
            <text:p>https://api.github.com/repos/Fedjmike/fcc</text:p>
          </table:table-cell>
          <table:table-cell table:formula="of:=REPLACE([.B569]; 1; 29; &quot;&quot;)" office:value-type="string" office:string-value="Fedjmike/fcc" calcext:value-type="string">
            <text:p>Fedjmike/fcc</text:p>
          </table:table-cell>
        </table:table-row>
        <table:table-row table:style-name="ro1">
          <table:table-cell office:value-type="float" office:value="1858788" calcext:value-type="float">
            <text:p>1858788</text:p>
          </table:table-cell>
          <table:table-cell office:value-type="string" calcext:value-type="string">
            <text:p>https://api.github.com/repos/Chris-plus-alphanumericgibberish/dnethack</text:p>
          </table:table-cell>
          <table:table-cell table:formula="of:=REPLACE([.B570]; 1; 29; &quot;&quot;)" office:value-type="string" office:string-value="Chris-plus-alphanumericgibberish/dnethack" calcext:value-type="string">
            <text:p>Chris-plus-alphanumericgibberish/dnethack</text:p>
          </table:table-cell>
        </table:table-row>
        <table:table-row table:style-name="ro1">
          <table:table-cell office:value-type="float" office:value="1865479" calcext:value-type="float">
            <text:p>1865479</text:p>
          </table:table-cell>
          <table:table-cell office:value-type="string" calcext:value-type="string">
            <text:p>https://api.github.com/repos/beam/oscam</text:p>
          </table:table-cell>
          <table:table-cell table:formula="of:=REPLACE([.B571]; 1; 29; &quot;&quot;)" office:value-type="string" office:string-value="beam/oscam" calcext:value-type="string">
            <text:p>beam/oscam</text:p>
          </table:table-cell>
        </table:table-row>
        <table:table-row table:style-name="ro1">
          <table:table-cell office:value-type="float" office:value="1868954" calcext:value-type="float">
            <text:p>1868954</text:p>
          </table:table-cell>
          <table:table-cell office:value-type="string" calcext:value-type="string">
            <text:p>https://api.github.com/repos/GNOME/gnome-terminal</text:p>
          </table:table-cell>
          <table:table-cell table:formula="of:=REPLACE([.B572]; 1; 29; &quot;&quot;)" office:value-type="string" office:string-value="GNOME/gnome-terminal" calcext:value-type="string">
            <text:p>GNOME/gnome-terminal</text:p>
          </table:table-cell>
        </table:table-row>
        <table:table-row table:style-name="ro1">
          <table:table-cell office:value-type="float" office:value="1876992" calcext:value-type="float">
            <text:p>1876992</text:p>
          </table:table-cell>
          <table:table-cell office:value-type="string" calcext:value-type="string">
            <text:p>https://api.github.com/repos/RobertCNelson/barebox</text:p>
          </table:table-cell>
          <table:table-cell table:formula="of:=REPLACE([.B573]; 1; 29; &quot;&quot;)" office:value-type="string" office:string-value="RobertCNelson/barebox" calcext:value-type="string">
            <text:p>RobertCNelson/barebox</text:p>
          </table:table-cell>
        </table:table-row>
        <table:table-row table:style-name="ro1">
          <table:table-cell office:value-type="float" office:value="1877118" calcext:value-type="float">
            <text:p>1877118</text:p>
          </table:table-cell>
          <table:table-cell office:value-type="string" calcext:value-type="string">
            <text:p>https://api.github.com/repos/shadowsocks/shadowsocks-android</text:p>
          </table:table-cell>
          <table:table-cell table:formula="of:=REPLACE([.B574]; 1; 29; &quot;&quot;)" office:value-type="string" office:string-value="shadowsocks/shadowsocks-android" calcext:value-type="string">
            <text:p>shadowsocks/shadowsocks-android</text:p>
          </table:table-cell>
        </table:table-row>
        <table:table-row table:style-name="ro1">
          <table:table-cell office:value-type="float" office:value="1882746" calcext:value-type="float">
            <text:p>1882746</text:p>
          </table:table-cell>
          <table:table-cell office:value-type="string" calcext:value-type="string">
            <text:p>https://api.github.com/repos/linuxbox2/ntirpc</text:p>
          </table:table-cell>
          <table:table-cell table:formula="of:=REPLACE([.B575]; 1; 29; &quot;&quot;)" office:value-type="string" office:string-value="linuxbox2/ntirpc" calcext:value-type="string">
            <text:p>linuxbox2/ntirpc</text:p>
          </table:table-cell>
        </table:table-row>
        <table:table-row table:style-name="ro1">
          <table:table-cell office:value-type="float" office:value="1886699" calcext:value-type="float">
            <text:p>1886699</text:p>
          </table:table-cell>
          <table:table-cell office:value-type="string" calcext:value-type="string">
            <text:p>https://api.github.com/repos/GNOME/gnome-panel</text:p>
          </table:table-cell>
          <table:table-cell table:formula="of:=REPLACE([.B576]; 1; 29; &quot;&quot;)" office:value-type="string" office:string-value="GNOME/gnome-panel" calcext:value-type="string">
            <text:p>GNOME/gnome-panel</text:p>
          </table:table-cell>
        </table:table-row>
        <table:table-row table:style-name="ro1">
          <table:table-cell office:value-type="float" office:value="1887478" calcext:value-type="float">
            <text:p>1887478</text:p>
          </table:table-cell>
          <table:table-cell office:value-type="string" calcext:value-type="string">
            <text:p>https://api.github.com/repos/XIA-Project/xia-core</text:p>
          </table:table-cell>
          <table:table-cell table:formula="of:=REPLACE([.B577]; 1; 29; &quot;&quot;)" office:value-type="string" office:string-value="XIA-Project/xia-core" calcext:value-type="string">
            <text:p>XIA-Project/xia-core</text:p>
          </table:table-cell>
        </table:table-row>
        <table:table-row table:style-name="ro1">
          <table:table-cell office:value-type="float" office:value="1888789" calcext:value-type="float">
            <text:p>1888789</text:p>
          </table:table-cell>
          <table:table-cell office:value-type="string" calcext:value-type="string">
            <text:p>https://api.github.com/repos/joewing/jwm</text:p>
          </table:table-cell>
          <table:table-cell table:formula="of:=REPLACE([.B578]; 1; 29; &quot;&quot;)" office:value-type="string" office:string-value="joewing/jwm" calcext:value-type="string">
            <text:p>joewing/jwm</text:p>
          </table:table-cell>
        </table:table-row>
        <table:table-row table:style-name="ro1">
          <table:table-cell office:value-type="float" office:value="1891052" calcext:value-type="float">
            <text:p>1891052</text:p>
          </table:table-cell>
          <table:table-cell office:value-type="string" calcext:value-type="string">
            <text:p>https://api.github.com/repos/Micket/oofem</text:p>
          </table:table-cell>
          <table:table-cell table:formula="of:=REPLACE([.B579]; 1; 29; &quot;&quot;)" office:value-type="string" office:string-value="Micket/oofem" calcext:value-type="string">
            <text:p>Micket/oofem</text:p>
          </table:table-cell>
        </table:table-row>
        <table:table-row table:style-name="ro1">
          <table:table-cell office:value-type="float" office:value="1896416" calcext:value-type="float">
            <text:p>1896416</text:p>
          </table:table-cell>
          <table:table-cell office:value-type="string" calcext:value-type="string">
            <text:p>https://api.github.com/repos/neutrinolabs/xrdp</text:p>
          </table:table-cell>
          <table:table-cell table:formula="of:=REPLACE([.B580]; 1; 29; &quot;&quot;)" office:value-type="string" office:string-value="neutrinolabs/xrdp" calcext:value-type="string">
            <text:p>neutrinolabs/xrdp</text:p>
          </table:table-cell>
        </table:table-row>
        <table:table-row table:style-name="ro1">
          <table:table-cell office:value-type="float" office:value="1901366" calcext:value-type="float">
            <text:p>1901366</text:p>
          </table:table-cell>
          <table:table-cell office:value-type="string" calcext:value-type="string">
            <text:p>https://api.github.com/repos/lu-zero/valgrind</text:p>
          </table:table-cell>
          <table:table-cell table:formula="of:=REPLACE([.B581]; 1; 29; &quot;&quot;)" office:value-type="string" office:string-value="lu-zero/valgrind" calcext:value-type="string">
            <text:p>lu-zero/valgrind</text:p>
          </table:table-cell>
        </table:table-row>
        <table:table-row table:style-name="ro1">
          <table:table-cell office:value-type="float" office:value="1908940" calcext:value-type="float">
            <text:p>1908940</text:p>
          </table:table-cell>
          <table:table-cell office:value-type="string" calcext:value-type="string">
            <text:p>https://api.github.com/repos/theqvd/theqvd</text:p>
          </table:table-cell>
          <table:table-cell table:formula="of:=REPLACE([.B582]; 1; 29; &quot;&quot;)" office:value-type="string" office:string-value="theqvd/theqvd" calcext:value-type="string">
            <text:p>theqvd/theqvd</text:p>
          </table:table-cell>
        </table:table-row>
        <table:table-row table:style-name="ro1">
          <table:table-cell office:value-type="float" office:value="1914325" calcext:value-type="float">
            <text:p>1914325</text:p>
          </table:table-cell>
          <table:table-cell office:value-type="string" calcext:value-type="string">
            <text:p>https://api.github.com/repos/analogdevicesinc/iio-oscilloscope</text:p>
          </table:table-cell>
          <table:table-cell table:formula="of:=REPLACE([.B583]; 1; 29; &quot;&quot;)" office:value-type="string" office:string-value="analogdevicesinc/iio-oscilloscope" calcext:value-type="string">
            <text:p>analogdevicesinc/iio-oscilloscope</text:p>
          </table:table-cell>
        </table:table-row>
        <table:table-row table:style-name="ro1">
          <table:table-cell office:value-type="float" office:value="1920688" calcext:value-type="float">
            <text:p>1920688</text:p>
          </table:table-cell>
          <table:table-cell office:value-type="string" calcext:value-type="string">
            <text:p>https://api.github.com/repos/olvaffe/mesa</text:p>
          </table:table-cell>
          <table:table-cell table:formula="of:=REPLACE([.B584]; 1; 29; &quot;&quot;)" office:value-type="string" office:string-value="olvaffe/mesa" calcext:value-type="string">
            <text:p>olvaffe/mesa</text:p>
          </table:table-cell>
        </table:table-row>
        <table:table-row table:style-name="ro1">
          <table:table-cell office:value-type="float" office:value="1922714" calcext:value-type="float">
            <text:p>1922714</text:p>
          </table:table-cell>
          <table:table-cell office:value-type="string" calcext:value-type="string">
            <text:p>https://api.github.com/repos/multipath-tcp/mptcp</text:p>
          </table:table-cell>
          <table:table-cell table:formula="of:=REPLACE([.B585]; 1; 29; &quot;&quot;)" office:value-type="string" office:string-value="multipath-tcp/mptcp" calcext:value-type="string">
            <text:p>multipath-tcp/mptcp</text:p>
          </table:table-cell>
        </table:table-row>
        <table:table-row table:style-name="ro1">
          <table:table-cell office:value-type="float" office:value="1927032" calcext:value-type="float">
            <text:p>1927032</text:p>
          </table:table-cell>
          <table:table-cell office:value-type="string" calcext:value-type="string">
            <text:p>https://api.github.com/repos/cernekee/openconnect</text:p>
          </table:table-cell>
          <table:table-cell table:formula="of:=REPLACE([.B586]; 1; 29; &quot;&quot;)" office:value-type="string" office:string-value="cernekee/openconnect" calcext:value-type="string">
            <text:p>cernekee/openconnect</text:p>
          </table:table-cell>
        </table:table-row>
        <table:table-row table:style-name="ro1">
          <table:table-cell office:value-type="float" office:value="1934313" calcext:value-type="float">
            <text:p>1934313</text:p>
          </table:table-cell>
          <table:table-cell office:value-type="string" calcext:value-type="string">
            <text:p>https://api.github.com/repos/RT-Thread/rt-thread</text:p>
          </table:table-cell>
          <table:table-cell table:formula="of:=REPLACE([.B587]; 1; 29; &quot;&quot;)" office:value-type="string" office:string-value="RT-Thread/rt-thread" calcext:value-type="string">
            <text:p>RT-Thread/rt-thread</text:p>
          </table:table-cell>
        </table:table-row>
        <table:table-row table:style-name="ro1">
          <table:table-cell office:value-type="float" office:value="1937873" calcext:value-type="float">
            <text:p>1937873</text:p>
          </table:table-cell>
          <table:table-cell office:value-type="string" calcext:value-type="string">
            <text:p>https://api.github.com/repos/CMB/edbrowse</text:p>
          </table:table-cell>
          <table:table-cell table:formula="of:=REPLACE([.B588]; 1; 29; &quot;&quot;)" office:value-type="string" office:string-value="CMB/edbrowse" calcext:value-type="string">
            <text:p>CMB/edbrowse</text:p>
          </table:table-cell>
        </table:table-row>
        <table:table-row table:style-name="ro1">
          <table:table-cell office:value-type="float" office:value="1962594" calcext:value-type="float">
            <text:p>1962594</text:p>
          </table:table-cell>
          <table:table-cell office:value-type="string" calcext:value-type="string">
            <text:p>https://api.github.com/repos/chrisforbes/mesa</text:p>
          </table:table-cell>
          <table:table-cell table:formula="of:=REPLACE([.B589]; 1; 29; &quot;&quot;)" office:value-type="string" office:string-value="chrisforbes/mesa" calcext:value-type="string">
            <text:p>chrisforbes/mesa</text:p>
          </table:table-cell>
        </table:table-row>
        <table:table-row table:style-name="ro1">
          <table:table-cell office:value-type="float" office:value="1993558" calcext:value-type="float">
            <text:p>1993558</text:p>
          </table:table-cell>
          <table:table-cell office:value-type="string" calcext:value-type="string">
            <text:p>https://api.github.com/repos/HerculesWS/Hercules</text:p>
          </table:table-cell>
          <table:table-cell table:formula="of:=REPLACE([.B590]; 1; 29; &quot;&quot;)" office:value-type="string" office:string-value="HerculesWS/Hercules" calcext:value-type="string">
            <text:p>HerculesWS/Hercules</text:p>
          </table:table-cell>
        </table:table-row>
        <table:table-row table:style-name="ro1">
          <table:table-cell office:value-type="float" office:value="2001136" calcext:value-type="float">
            <text:p>2001136</text:p>
          </table:table-cell>
          <table:table-cell office:value-type="string" calcext:value-type="string">
            <text:p>https://api.github.com/repos/chan-sccp/chan-sccp</text:p>
          </table:table-cell>
          <table:table-cell table:formula="of:=REPLACE([.B591]; 1; 29; &quot;&quot;)" office:value-type="string" office:string-value="chan-sccp/chan-sccp" calcext:value-type="string">
            <text:p>chan-sccp/chan-sccp</text:p>
          </table:table-cell>
        </table:table-row>
        <table:table-row table:style-name="ro1">
          <table:table-cell office:value-type="float" office:value="2031981" calcext:value-type="float">
            <text:p>2031981</text:p>
          </table:table-cell>
          <table:table-cell office:value-type="string" calcext:value-type="string">
            <text:p>https://api.github.com/repos/GNOME/gnome-control-center</text:p>
          </table:table-cell>
          <table:table-cell table:formula="of:=REPLACE([.B592]; 1; 29; &quot;&quot;)" office:value-type="string" office:string-value="GNOME/gnome-control-center" calcext:value-type="string">
            <text:p>GNOME/gnome-control-center</text:p>
          </table:table-cell>
        </table:table-row>
        <table:table-row table:style-name="ro1">
          <table:table-cell office:value-type="float" office:value="2032481" calcext:value-type="float">
            <text:p>2032481</text:p>
          </table:table-cell>
          <table:table-cell office:value-type="string" calcext:value-type="string">
            <text:p>https://api.github.com/repos/GNOME/gnome-settings-daemon</text:p>
          </table:table-cell>
          <table:table-cell table:formula="of:=REPLACE([.B593]; 1; 29; &quot;&quot;)" office:value-type="string" office:string-value="GNOME/gnome-settings-daemon" calcext:value-type="string">
            <text:p>GNOME/gnome-settings-daemon</text:p>
          </table:table-cell>
        </table:table-row>
        <table:table-row table:style-name="ro1">
          <table:table-cell office:value-type="float" office:value="2162903" calcext:value-type="float">
            <text:p>2162903</text:p>
          </table:table-cell>
          <table:table-cell office:value-type="string" calcext:value-type="string">
            <text:p>https://api.github.com/repos/jameswalmsley/bitthunder</text:p>
          </table:table-cell>
          <table:table-cell table:formula="of:=REPLACE([.B594]; 1; 29; &quot;&quot;)" office:value-type="string" office:string-value="jameswalmsley/bitthunder" calcext:value-type="string">
            <text:p>jameswalmsley/bitthunder</text:p>
          </table:table-cell>
        </table:table-row>
        <table:table-row table:style-name="ro1">
          <table:table-cell office:value-type="float" office:value="2194357" calcext:value-type="float">
            <text:p>2194357</text:p>
          </table:table-cell>
          <table:table-cell office:value-type="string" calcext:value-type="string">
            <text:p>https://api.github.com/repos/xelerance/Openswan</text:p>
          </table:table-cell>
          <table:table-cell table:formula="of:=REPLACE([.B595]; 1; 29; &quot;&quot;)" office:value-type="string" office:string-value="xelerance/Openswan" calcext:value-type="string">
            <text:p>xelerance/Openswan</text:p>
          </table:table-cell>
        </table:table-row>
        <table:table-row table:style-name="ro1">
          <table:table-cell office:value-type="float" office:value="2195454" calcext:value-type="float">
            <text:p>2195454</text:p>
          </table:table-cell>
          <table:table-cell office:value-type="string" calcext:value-type="string">
            <text:p>https://api.github.com/repos/dido/arcueid</text:p>
          </table:table-cell>
          <table:table-cell table:formula="of:=REPLACE([.B596]; 1; 29; &quot;&quot;)" office:value-type="string" office:string-value="dido/arcueid" calcext:value-type="string">
            <text:p>dido/arcueid</text:p>
          </table:table-cell>
        </table:table-row>
        <table:table-row table:style-name="ro1">
          <table:table-cell office:value-type="float" office:value="2200197" calcext:value-type="float">
            <text:p>2200197</text:p>
          </table:table-cell>
          <table:table-cell office:value-type="string" calcext:value-type="string">
            <text:p>https://api.github.com/repos/ugtrain/ugtrain</text:p>
          </table:table-cell>
          <table:table-cell table:formula="of:=REPLACE([.B597]; 1; 29; &quot;&quot;)" office:value-type="string" office:string-value="ugtrain/ugtrain" calcext:value-type="string">
            <text:p>ugtrain/ugtrain</text:p>
          </table:table-cell>
        </table:table-row>
        <table:table-row table:style-name="ro1">
          <table:table-cell office:value-type="float" office:value="2220582" calcext:value-type="float">
            <text:p>2220582</text:p>
          </table:table-cell>
          <table:table-cell office:value-type="string" calcext:value-type="string">
            <text:p>https://api.github.com/repos/GNOME/gdm</text:p>
          </table:table-cell>
          <table:table-cell table:formula="of:=REPLACE([.B598]; 1; 29; &quot;&quot;)" office:value-type="string" office:string-value="GNOME/gdm" calcext:value-type="string">
            <text:p>GNOME/gdm</text:p>
          </table:table-cell>
        </table:table-row>
        <table:table-row table:style-name="ro1">
          <table:table-cell office:value-type="float" office:value="2231919" calcext:value-type="float">
            <text:p>2231919</text:p>
          </table:table-cell>
          <table:table-cell office:value-type="string" calcext:value-type="string">
            <text:p>https://api.github.com/repos/ENAC-Robotique/Robots</text:p>
          </table:table-cell>
          <table:table-cell table:formula="of:=REPLACE([.B599]; 1; 29; &quot;&quot;)" office:value-type="string" office:string-value="ENAC-Robotique/Robots" calcext:value-type="string">
            <text:p>ENAC-Robotique/Robots</text:p>
          </table:table-cell>
        </table:table-row>
        <table:table-row table:style-name="ro1">
          <table:table-cell office:value-type="float" office:value="2235928" calcext:value-type="float">
            <text:p>2235928</text:p>
          </table:table-cell>
          <table:table-cell office:value-type="string" calcext:value-type="string">
            <text:p>https://api.github.com/repos/oftc/oftc-hybrid</text:p>
          </table:table-cell>
          <table:table-cell table:formula="of:=REPLACE([.B600]; 1; 29; &quot;&quot;)" office:value-type="string" office:string-value="oftc/oftc-hybrid" calcext:value-type="string">
            <text:p>oftc/oftc-hybrid</text:p>
          </table:table-cell>
        </table:table-row>
        <table:table-row table:style-name="ro1">
          <table:table-cell office:value-type="float" office:value="2240559" calcext:value-type="float">
            <text:p>2240559</text:p>
          </table:table-cell>
          <table:table-cell office:value-type="string" calcext:value-type="string">
            <text:p>https://api.github.com/repos/visit-vis/VisIt</text:p>
          </table:table-cell>
          <table:table-cell table:formula="of:=REPLACE([.B601]; 1; 29; &quot;&quot;)" office:value-type="string" office:string-value="visit-vis/VisIt" calcext:value-type="string">
            <text:p>visit-vis/VisIt</text:p>
          </table:table-cell>
        </table:table-row>
        <table:table-row table:style-name="ro1">
          <table:table-cell office:value-type="float" office:value="2245392" calcext:value-type="float">
            <text:p>2245392</text:p>
          </table:table-cell>
          <table:table-cell office:value-type="string" calcext:value-type="string">
            <text:p>https://api.github.com/repos/snake5/sgscript</text:p>
          </table:table-cell>
          <table:table-cell table:formula="of:=REPLACE([.B602]; 1; 29; &quot;&quot;)" office:value-type="string" office:string-value="snake5/sgscript" calcext:value-type="string">
            <text:p>snake5/sgscript</text:p>
          </table:table-cell>
        </table:table-row>
        <table:table-row table:style-name="ro1">
          <table:table-cell office:value-type="float" office:value="2246201" calcext:value-type="float">
            <text:p>2246201</text:p>
          </table:table-cell>
          <table:table-cell office:value-type="string" calcext:value-type="string">
            <text:p>https://api.github.com/repos/GNOME/evolution-data-server</text:p>
          </table:table-cell>
          <table:table-cell table:formula="of:=REPLACE([.B603]; 1; 29; &quot;&quot;)" office:value-type="string" office:string-value="GNOME/evolution-data-server" calcext:value-type="string">
            <text:p>GNOME/evolution-data-server</text:p>
          </table:table-cell>
        </table:table-row>
        <table:table-row table:style-name="ro1">
          <table:table-cell office:value-type="float" office:value="2246213" calcext:value-type="float">
            <text:p>2246213</text:p>
          </table:table-cell>
          <table:table-cell office:value-type="string" calcext:value-type="string">
            <text:p>https://api.github.com/repos/GNOME/eog</text:p>
          </table:table-cell>
          <table:table-cell table:formula="of:=REPLACE([.B604]; 1; 29; &quot;&quot;)" office:value-type="string" office:string-value="GNOME/eog" calcext:value-type="string">
            <text:p>GNOME/eog</text:p>
          </table:table-cell>
        </table:table-row>
        <table:table-row table:style-name="ro1">
          <table:table-cell office:value-type="float" office:value="2246214" calcext:value-type="float">
            <text:p>2246214</text:p>
          </table:table-cell>
          <table:table-cell office:value-type="string" calcext:value-type="string">
            <text:p>https://api.github.com/repos/GNOME/evince</text:p>
          </table:table-cell>
          <table:table-cell table:formula="of:=REPLACE([.B605]; 1; 29; &quot;&quot;)" office:value-type="string" office:string-value="GNOME/evince" calcext:value-type="string">
            <text:p>GNOME/evince</text:p>
          </table:table-cell>
        </table:table-row>
        <table:table-row table:style-name="ro1">
          <table:table-cell office:value-type="float" office:value="2246223" calcext:value-type="float">
            <text:p>2246223</text:p>
          </table:table-cell>
          <table:table-cell office:value-type="string" calcext:value-type="string">
            <text:p>https://api.github.com/repos/GNOME/gegl</text:p>
          </table:table-cell>
          <table:table-cell table:formula="of:=REPLACE([.B606]; 1; 29; &quot;&quot;)" office:value-type="string" office:string-value="GNOME/gegl" calcext:value-type="string">
            <text:p>GNOME/gegl</text:p>
          </table:table-cell>
        </table:table-row>
        <table:table-row table:style-name="ro1">
          <table:table-cell office:value-type="float" office:value="2247248" calcext:value-type="float">
            <text:p>2247248</text:p>
          </table:table-cell>
          <table:table-cell office:value-type="string" calcext:value-type="string">
            <text:p>https://api.github.com/repos/tizonia/tizonia-openmax-il</text:p>
          </table:table-cell>
          <table:table-cell table:formula="of:=REPLACE([.B607]; 1; 29; &quot;&quot;)" office:value-type="string" office:string-value="tizonia/tizonia-openmax-il" calcext:value-type="string">
            <text:p>tizonia/tizonia-openmax-il</text:p>
          </table:table-cell>
        </table:table-row>
        <table:table-row table:style-name="ro1">
          <table:table-cell office:value-type="float" office:value="2251260" calcext:value-type="float">
            <text:p>2251260</text:p>
          </table:table-cell>
          <table:table-cell office:value-type="string" calcext:value-type="string">
            <text:p>https://api.github.com/repos/omf2097/openomf</text:p>
          </table:table-cell>
          <table:table-cell table:formula="of:=REPLACE([.B608]; 1; 29; &quot;&quot;)" office:value-type="string" office:string-value="omf2097/openomf" calcext:value-type="string">
            <text:p>omf2097/openomf</text:p>
          </table:table-cell>
        </table:table-row>
        <table:table-row table:style-name="ro1">
          <table:table-cell office:value-type="float" office:value="2253681" calcext:value-type="float">
            <text:p>2253681</text:p>
          </table:table-cell>
          <table:table-cell office:value-type="string" calcext:value-type="string">
            <text:p>https://api.github.com/repos/rampantpixels/foundation_lib</text:p>
          </table:table-cell>
          <table:table-cell table:formula="of:=REPLACE([.B609]; 1; 29; &quot;&quot;)" office:value-type="string" office:string-value="rampantpixels/foundation_lib" calcext:value-type="string">
            <text:p>rampantpixels/foundation_lib</text:p>
          </table:table-cell>
        </table:table-row>
        <table:table-row table:style-name="ro1">
          <table:table-cell office:value-type="float" office:value="2254657" calcext:value-type="float">
            <text:p>2254657</text:p>
          </table:table-cell>
          <table:table-cell office:value-type="string" calcext:value-type="string">
            <text:p>https://api.github.com/repos/metaborg/strategoxt</text:p>
          </table:table-cell>
          <table:table-cell table:formula="of:=REPLACE([.B610]; 1; 29; &quot;&quot;)" office:value-type="string" office:string-value="metaborg/strategoxt" calcext:value-type="string">
            <text:p>metaborg/strategoxt</text:p>
          </table:table-cell>
        </table:table-row>
        <table:table-row table:style-name="ro1">
          <table:table-cell office:value-type="float" office:value="2256008" calcext:value-type="float">
            <text:p>2256008</text:p>
          </table:table-cell>
          <table:table-cell office:value-type="string" calcext:value-type="string">
            <text:p>https://api.github.com/repos/zturtleman/spearmint</text:p>
          </table:table-cell>
          <table:table-cell table:formula="of:=REPLACE([.B611]; 1; 29; &quot;&quot;)" office:value-type="string" office:string-value="zturtleman/spearmint" calcext:value-type="string">
            <text:p>zturtleman/spearmint</text:p>
          </table:table-cell>
        </table:table-row>
        <table:table-row table:style-name="ro1">
          <table:table-cell office:value-type="float" office:value="2256556" calcext:value-type="float">
            <text:p>2256556</text:p>
          </table:table-cell>
          <table:table-cell office:value-type="string" calcext:value-type="string">
            <text:p>https://api.github.com/repos/perl11/potion</text:p>
          </table:table-cell>
          <table:table-cell table:formula="of:=REPLACE([.B612]; 1; 29; &quot;&quot;)" office:value-type="string" office:string-value="perl11/potion" calcext:value-type="string">
            <text:p>perl11/potion</text:p>
          </table:table-cell>
        </table:table-row>
        <table:table-row table:style-name="ro1">
          <table:table-cell office:value-type="float" office:value="2257240" calcext:value-type="float">
            <text:p>2257240</text:p>
          </table:table-cell>
          <table:table-cell office:value-type="string" calcext:value-type="string">
            <text:p>https://api.github.com/repos/openssl/openssl</text:p>
          </table:table-cell>
          <table:table-cell table:formula="of:=REPLACE([.B613]; 1; 29; &quot;&quot;)" office:value-type="string" office:string-value="openssl/openssl" calcext:value-type="string">
            <text:p>openssl/openssl</text:p>
          </table:table-cell>
        </table:table-row>
        <table:table-row table:style-name="ro1">
          <table:table-cell office:value-type="float" office:value="2258293" calcext:value-type="float">
            <text:p>2258293</text:p>
          </table:table-cell>
          <table:table-cell office:value-type="string" calcext:value-type="string">
            <text:p>https://api.github.com/repos/GNOME/gjs</text:p>
          </table:table-cell>
          <table:table-cell table:formula="of:=REPLACE([.B614]; 1; 29; &quot;&quot;)" office:value-type="string" office:string-value="GNOME/gjs" calcext:value-type="string">
            <text:p>GNOME/gjs</text:p>
          </table:table-cell>
        </table:table-row>
        <table:table-row table:style-name="ro1">
          <table:table-cell office:value-type="float" office:value="2258513" calcext:value-type="float">
            <text:p>2258513</text:p>
          </table:table-cell>
          <table:table-cell office:value-type="string" calcext:value-type="string">
            <text:p>https://api.github.com/repos/merbanan/rtl_433</text:p>
          </table:table-cell>
          <table:table-cell table:formula="of:=REPLACE([.B615]; 1; 29; &quot;&quot;)" office:value-type="string" office:string-value="merbanan/rtl_433" calcext:value-type="string">
            <text:p>merbanan/rtl_433</text:p>
          </table:table-cell>
        </table:table-row>
        <table:table-row table:style-name="ro1">
          <table:table-cell office:value-type="float" office:value="2260970" calcext:value-type="float">
            <text:p>2260970</text:p>
          </table:table-cell>
          <table:table-cell office:value-type="string" calcext:value-type="string">
            <text:p>https://api.github.com/repos/jedisct1/libsodium</text:p>
          </table:table-cell>
          <table:table-cell table:formula="of:=REPLACE([.B616]; 1; 29; &quot;&quot;)" office:value-type="string" office:string-value="jedisct1/libsodium" calcext:value-type="string">
            <text:p>jedisct1/libsodium</text:p>
          </table:table-cell>
        </table:table-row>
        <table:table-row table:style-name="ro1">
          <table:table-cell office:value-type="float" office:value="2261812" calcext:value-type="float">
            <text:p>2261812</text:p>
          </table:table-cell>
          <table:table-cell office:value-type="string" calcext:value-type="string">
            <text:p>https://api.github.com/repos/Snuzzo/funky_kernel</text:p>
          </table:table-cell>
          <table:table-cell table:formula="of:=REPLACE([.B617]; 1; 29; &quot;&quot;)" office:value-type="string" office:string-value="Snuzzo/funky_kernel" calcext:value-type="string">
            <text:p>Snuzzo/funky_kernel</text:p>
          </table:table-cell>
        </table:table-row>
        <table:table-row table:style-name="ro1">
          <table:table-cell office:value-type="float" office:value="2265342" calcext:value-type="float">
            <text:p>2265342</text:p>
          </table:table-cell>
          <table:table-cell office:value-type="string" calcext:value-type="string">
            <text:p>https://api.github.com/repos/RIOT-OS/RIOT</text:p>
          </table:table-cell>
          <table:table-cell table:formula="of:=REPLACE([.B618]; 1; 29; &quot;&quot;)" office:value-type="string" office:string-value="RIOT-OS/RIOT" calcext:value-type="string">
            <text:p>RIOT-OS/RIOT</text:p>
          </table:table-cell>
        </table:table-row>
        <table:table-row table:style-name="ro1">
          <table:table-cell office:value-type="float" office:value="2285873" calcext:value-type="float">
            <text:p>2285873</text:p>
          </table:table-cell>
          <table:table-cell office:value-type="string" calcext:value-type="string">
            <text:p>https://api.github.com/repos/microresearch/dark-interpreter</text:p>
          </table:table-cell>
          <table:table-cell table:formula="of:=REPLACE([.B619]; 1; 29; &quot;&quot;)" office:value-type="string" office:string-value="microresearch/dark-interpreter" calcext:value-type="string">
            <text:p>microresearch/dark-interpreter</text:p>
          </table:table-cell>
        </table:table-row>
        <table:table-row table:style-name="ro1">
          <table:table-cell office:value-type="float" office:value="2288120" calcext:value-type="float">
            <text:p>2288120</text:p>
          </table:table-cell>
          <table:table-cell office:value-type="string" calcext:value-type="string">
            <text:p>https://api.github.com/repos/zmap/zmap</text:p>
          </table:table-cell>
          <table:table-cell table:formula="of:=REPLACE([.B620]; 1; 29; &quot;&quot;)" office:value-type="string" office:string-value="zmap/zmap" calcext:value-type="string">
            <text:p>zmap/zmap</text:p>
          </table:table-cell>
        </table:table-row>
        <table:table-row table:style-name="ro1">
          <table:table-cell office:value-type="float" office:value="2295267" calcext:value-type="float">
            <text:p>2295267</text:p>
          </table:table-cell>
          <table:table-cell office:value-type="string" calcext:value-type="string">
            <text:p>https://api.github.com/repos/GaloisInc/smaccmpilot-stm32f4</text:p>
          </table:table-cell>
          <table:table-cell table:formula="of:=REPLACE([.B621]; 1; 29; &quot;&quot;)" office:value-type="string" office:string-value="GaloisInc/smaccmpilot-stm32f4" calcext:value-type="string">
            <text:p>GaloisInc/smaccmpilot-stm32f4</text:p>
          </table:table-cell>
        </table:table-row>
        <table:table-row table:style-name="ro1">
          <table:table-cell office:value-type="float" office:value="2296741" calcext:value-type="float">
            <text:p>2296741</text:p>
          </table:table-cell>
          <table:table-cell office:value-type="string" calcext:value-type="string">
            <text:p>https://api.github.com/repos/bobrippling/ucc-c-compiler</text:p>
          </table:table-cell>
          <table:table-cell table:formula="of:=REPLACE([.B622]; 1; 29; &quot;&quot;)" office:value-type="string" office:string-value="bobrippling/ucc-c-compiler" calcext:value-type="string">
            <text:p>bobrippling/ucc-c-compiler</text:p>
          </table:table-cell>
        </table:table-row>
        <table:table-row table:style-name="ro1">
          <table:table-cell office:value-type="float" office:value="2296910" calcext:value-type="float">
            <text:p>2296910</text:p>
          </table:table-cell>
          <table:table-cell office:value-type="string" calcext:value-type="string">
            <text:p>https://api.github.com/repos/bobrippling/tim</text:p>
          </table:table-cell>
          <table:table-cell table:formula="of:=REPLACE([.B623]; 1; 29; &quot;&quot;)" office:value-type="string" office:string-value="bobrippling/tim" calcext:value-type="string">
            <text:p>bobrippling/tim</text:p>
          </table:table-cell>
        </table:table-row>
        <table:table-row table:style-name="ro1">
          <table:table-cell office:value-type="float" office:value="2298272" calcext:value-type="float">
            <text:p>2298272</text:p>
          </table:table-cell>
          <table:table-cell office:value-type="string" calcext:value-type="string">
            <text:p>https://api.github.com/repos/kevinbirch/kanabo</text:p>
          </table:table-cell>
          <table:table-cell table:formula="of:=REPLACE([.B624]; 1; 29; &quot;&quot;)" office:value-type="string" office:string-value="kevinbirch/kanabo" calcext:value-type="string">
            <text:p>kevinbirch/kanabo</text:p>
          </table:table-cell>
        </table:table-row>
        <table:table-row table:style-name="ro1">
          <table:table-cell office:value-type="float" office:value="2298342" calcext:value-type="float">
            <text:p>2298342</text:p>
          </table:table-cell>
          <table:table-cell office:value-type="string" calcext:value-type="string">
            <text:p>https://api.github.com/repos/oracc/oracc</text:p>
          </table:table-cell>
          <table:table-cell table:formula="of:=REPLACE([.B625]; 1; 29; &quot;&quot;)" office:value-type="string" office:string-value="oracc/oracc" calcext:value-type="string">
            <text:p>oracc/oracc</text:p>
          </table:table-cell>
        </table:table-row>
        <table:table-row table:style-name="ro1">
          <table:table-cell office:value-type="float" office:value="2299385" calcext:value-type="float">
            <text:p>2299385</text:p>
          </table:table-cell>
          <table:table-cell office:value-type="string" calcext:value-type="string">
            <text:p>https://api.github.com/repos/smackers/smack</text:p>
          </table:table-cell>
          <table:table-cell table:formula="of:=REPLACE([.B626]; 1; 29; &quot;&quot;)" office:value-type="string" office:string-value="smackers/smack" calcext:value-type="string">
            <text:p>smackers/smack</text:p>
          </table:table-cell>
        </table:table-row>
        <table:table-row table:style-name="ro1">
          <table:table-cell office:value-type="float" office:value="2303985" calcext:value-type="float">
            <text:p>2303985</text:p>
          </table:table-cell>
          <table:table-cell office:value-type="string" calcext:value-type="string">
            <text:p>https://api.github.com/repos/analogdevicesinc/no-OS</text:p>
          </table:table-cell>
          <table:table-cell table:formula="of:=REPLACE([.B627]; 1; 29; &quot;&quot;)" office:value-type="string" office:string-value="analogdevicesinc/no-OS" calcext:value-type="string">
            <text:p>analogdevicesinc/no-OS</text:p>
          </table:table-cell>
        </table:table-row>
        <table:table-row table:style-name="ro1">
          <table:table-cell office:value-type="float" office:value="2305619" calcext:value-type="float">
            <text:p>2305619</text:p>
          </table:table-cell>
          <table:table-cell office:value-type="string" calcext:value-type="string">
            <text:p>https://api.github.com/repos/tavmem/konaStk</text:p>
          </table:table-cell>
          <table:table-cell table:formula="of:=REPLACE([.B628]; 1; 29; &quot;&quot;)" office:value-type="string" office:string-value="tavmem/konaStk" calcext:value-type="string">
            <text:p>tavmem/konaStk</text:p>
          </table:table-cell>
        </table:table-row>
        <table:table-row table:style-name="ro1">
          <table:table-cell office:value-type="float" office:value="2305863" calcext:value-type="float">
            <text:p>2305863</text:p>
          </table:table-cell>
          <table:table-cell office:value-type="string" calcext:value-type="string">
            <text:p>https://api.github.com/repos/andrewgregory/pacman</text:p>
          </table:table-cell>
          <table:table-cell table:formula="of:=REPLACE([.B629]; 1; 29; &quot;&quot;)" office:value-type="string" office:string-value="andrewgregory/pacman" calcext:value-type="string">
            <text:p>andrewgregory/pacman</text:p>
          </table:table-cell>
        </table:table-row>
        <table:table-row table:style-name="ro1">
          <table:table-cell office:value-type="float" office:value="2307150" calcext:value-type="float">
            <text:p>2307150</text:p>
          </table:table-cell>
          <table:table-cell office:value-type="string" calcext:value-type="string">
            <text:p>https://api.github.com/repos/michaelpq/postgres</text:p>
          </table:table-cell>
          <table:table-cell table:formula="of:=REPLACE([.B630]; 1; 29; &quot;&quot;)" office:value-type="string" office:string-value="michaelpq/postgres" calcext:value-type="string">
            <text:p>michaelpq/postgres</text:p>
          </table:table-cell>
        </table:table-row>
        <table:table-row table:style-name="ro1">
          <table:table-cell office:value-type="float" office:value="2307814" calcext:value-type="float">
            <text:p>2307814</text:p>
          </table:table-cell>
          <table:table-cell office:value-type="string" calcext:value-type="string">
            <text:p>https://api.github.com/repos/KFire-Android/kernel_omap_otter-common</text:p>
          </table:table-cell>
          <table:table-cell table:formula="of:=REPLACE([.B631]; 1; 29; &quot;&quot;)" office:value-type="string" office:string-value="KFire-Android/kernel_omap_otter-common" calcext:value-type="string">
            <text:p>KFire-Android/kernel_omap_otter-common</text:p>
          </table:table-cell>
        </table:table-row>
        <table:table-row table:style-name="ro1">
          <table:table-cell office:value-type="float" office:value="2308432" calcext:value-type="float">
            <text:p>2308432</text:p>
          </table:table-cell>
          <table:table-cell office:value-type="string" calcext:value-type="string">
            <text:p>https://api.github.com/repos/GrahamDumpleton/mod_wsgi</text:p>
          </table:table-cell>
          <table:table-cell table:formula="of:=REPLACE([.B632]; 1; 29; &quot;&quot;)" office:value-type="string" office:string-value="GrahamDumpleton/mod_wsgi" calcext:value-type="string">
            <text:p>GrahamDumpleton/mod_wsgi</text:p>
          </table:table-cell>
        </table:table-row>
        <table:table-row table:style-name="ro1">
          <table:table-cell office:value-type="float" office:value="2308610" calcext:value-type="float">
            <text:p>2308610</text:p>
          </table:table-cell>
          <table:table-cell office:value-type="string" calcext:value-type="string">
            <text:p>https://api.github.com/repos/gfxprim/gfxprim</text:p>
          </table:table-cell>
          <table:table-cell table:formula="of:=REPLACE([.B633]; 1; 29; &quot;&quot;)" office:value-type="string" office:string-value="gfxprim/gfxprim" calcext:value-type="string">
            <text:p>gfxprim/gfxprim</text:p>
          </table:table-cell>
        </table:table-row>
        <table:table-row table:style-name="ro1">
          <table:table-cell office:value-type="float" office:value="2310025" calcext:value-type="float">
            <text:p>2310025</text:p>
          </table:table-cell>
          <table:table-cell office:value-type="string" calcext:value-type="string">
            <text:p>https://api.github.com/repos/drahnr/oregano</text:p>
          </table:table-cell>
          <table:table-cell table:formula="of:=REPLACE([.B634]; 1; 29; &quot;&quot;)" office:value-type="string" office:string-value="drahnr/oregano" calcext:value-type="string">
            <text:p>drahnr/oregano</text:p>
          </table:table-cell>
        </table:table-row>
        <table:table-row table:style-name="ro1">
          <table:table-cell office:value-type="float" office:value="2313154" calcext:value-type="float">
            <text:p>2313154</text:p>
          </table:table-cell>
          <table:table-cell office:value-type="string" calcext:value-type="string">
            <text:p>https://api.github.com/repos/ipfire/ipfire-3.x</text:p>
          </table:table-cell>
          <table:table-cell table:formula="of:=REPLACE([.B635]; 1; 29; &quot;&quot;)" office:value-type="string" office:string-value="ipfire/ipfire-3.x" calcext:value-type="string">
            <text:p>ipfire/ipfire-3.x</text:p>
          </table:table-cell>
        </table:table-row>
        <table:table-row table:style-name="ro1">
          <table:table-cell office:value-type="float" office:value="2318343" calcext:value-type="float">
            <text:p>2318343</text:p>
          </table:table-cell>
          <table:table-cell office:value-type="string" calcext:value-type="string">
            <text:p>https://api.github.com/repos/billiob/terminology</text:p>
          </table:table-cell>
          <table:table-cell table:formula="of:=REPLACE([.B636]; 1; 29; &quot;&quot;)" office:value-type="string" office:string-value="billiob/terminology" calcext:value-type="string">
            <text:p>billiob/terminology</text:p>
          </table:table-cell>
        </table:table-row>
        <table:table-row table:style-name="ro1">
          <table:table-cell office:value-type="float" office:value="2320575" calcext:value-type="float">
            <text:p>2320575</text:p>
          </table:table-cell>
          <table:table-cell office:value-type="string" calcext:value-type="string">
            <text:p>https://api.github.com/repos/bl0ckeduser/new-bpf-tools</text:p>
          </table:table-cell>
          <table:table-cell table:formula="of:=REPLACE([.B637]; 1; 29; &quot;&quot;)" office:value-type="string" office:string-value="bl0ckeduser/new-bpf-tools" calcext:value-type="string">
            <text:p>bl0ckeduser/new-bpf-tools</text:p>
          </table:table-cell>
        </table:table-row>
        <table:table-row table:style-name="ro1">
          <table:table-cell office:value-type="float" office:value="2325720" calcext:value-type="float">
            <text:p>2325720</text:p>
          </table:table-cell>
          <table:table-cell office:value-type="string" calcext:value-type="string">
            <text:p>https://api.github.com/repos/psycopg/psycopg2</text:p>
          </table:table-cell>
          <table:table-cell table:formula="of:=REPLACE([.B638]; 1; 29; &quot;&quot;)" office:value-type="string" office:string-value="psycopg/psycopg2" calcext:value-type="string">
            <text:p>psycopg/psycopg2</text:p>
          </table:table-cell>
        </table:table-row>
        <table:table-row table:style-name="ro1">
          <table:table-cell office:value-type="float" office:value="2325810" calcext:value-type="float">
            <text:p>2325810</text:p>
          </table:table-cell>
          <table:table-cell office:value-type="string" calcext:value-type="string">
            <text:p>https://api.github.com/repos/hwoarang/uClibc</text:p>
          </table:table-cell>
          <table:table-cell table:formula="of:=REPLACE([.B639]; 1; 29; &quot;&quot;)" office:value-type="string" office:string-value="hwoarang/uClibc" calcext:value-type="string">
            <text:p>hwoarang/uClibc</text:p>
          </table:table-cell>
        </table:table-row>
        <table:table-row table:style-name="ro1">
          <table:table-cell office:value-type="float" office:value="2326417" calcext:value-type="float">
            <text:p>2326417</text:p>
          </table:table-cell>
          <table:table-cell office:value-type="string" calcext:value-type="string">
            <text:p>https://api.github.com/repos/atztogo/phonopy</text:p>
          </table:table-cell>
          <table:table-cell table:formula="of:=REPLACE([.B640]; 1; 29; &quot;&quot;)" office:value-type="string" office:string-value="atztogo/phonopy" calcext:value-type="string">
            <text:p>atztogo/phonopy</text:p>
          </table:table-cell>
        </table:table-row>
        <table:table-row table:style-name="ro1">
          <table:table-cell office:value-type="float" office:value="2331158" calcext:value-type="float">
            <text:p>2331158</text:p>
          </table:table-cell>
          <table:table-cell office:value-type="string" calcext:value-type="string">
            <text:p>https://api.github.com/repos/frankmorgner/openpace</text:p>
          </table:table-cell>
          <table:table-cell table:formula="of:=REPLACE([.B641]; 1; 29; &quot;&quot;)" office:value-type="string" office:string-value="frankmorgner/openpace" calcext:value-type="string">
            <text:p>frankmorgner/openpace</text:p>
          </table:table-cell>
        </table:table-row>
        <table:table-row table:style-name="ro1">
          <table:table-cell office:value-type="float" office:value="2332806" calcext:value-type="float">
            <text:p>2332806</text:p>
          </table:table-cell>
          <table:table-cell office:value-type="string" calcext:value-type="string">
            <text:p>https://api.github.com/repos/dbittman/seakernel</text:p>
          </table:table-cell>
          <table:table-cell table:formula="of:=REPLACE([.B642]; 1; 29; &quot;&quot;)" office:value-type="string" office:string-value="dbittman/seakernel" calcext:value-type="string">
            <text:p>dbittman/seakernel</text:p>
          </table:table-cell>
        </table:table-row>
        <table:table-row table:style-name="ro1">
          <table:table-cell office:value-type="float" office:value="2341237" calcext:value-type="float">
            <text:p>2341237</text:p>
          </table:table-cell>
          <table:table-cell office:value-type="string" calcext:value-type="string">
            <text:p>https://api.github.com/repos/TauLabs/TauLabs</text:p>
          </table:table-cell>
          <table:table-cell table:formula="of:=REPLACE([.B643]; 1; 29; &quot;&quot;)" office:value-type="string" office:string-value="TauLabs/TauLabs" calcext:value-type="string">
            <text:p>TauLabs/TauLabs</text:p>
          </table:table-cell>
        </table:table-row>
        <table:table-row table:style-name="ro1">
          <table:table-cell office:value-type="float" office:value="2342207" calcext:value-type="float">
            <text:p>2342207</text:p>
          </table:table-cell>
          <table:table-cell office:value-type="string" calcext:value-type="string">
            <text:p>https://api.github.com/repos/schoebel/mars</text:p>
          </table:table-cell>
          <table:table-cell table:formula="of:=REPLACE([.B644]; 1; 29; &quot;&quot;)" office:value-type="string" office:string-value="schoebel/mars" calcext:value-type="string">
            <text:p>schoebel/mars</text:p>
          </table:table-cell>
        </table:table-row>
        <table:table-row table:style-name="ro1">
          <table:table-cell office:value-type="float" office:value="2345336" calcext:value-type="float">
            <text:p>2345336</text:p>
          </table:table-cell>
          <table:table-cell office:value-type="string" calcext:value-type="string">
            <text:p>https://api.github.com/repos/AmmarkoV/RGBDAcquisition</text:p>
          </table:table-cell>
          <table:table-cell table:formula="of:=REPLACE([.B645]; 1; 29; &quot;&quot;)" office:value-type="string" office:string-value="AmmarkoV/RGBDAcquisition" calcext:value-type="string">
            <text:p>AmmarkoV/RGBDAcquisition</text:p>
          </table:table-cell>
        </table:table-row>
        <table:table-row table:style-name="ro1">
          <table:table-cell office:value-type="float" office:value="2390855" calcext:value-type="float">
            <text:p>2390855</text:p>
          </table:table-cell>
          <table:table-cell office:value-type="string" calcext:value-type="string">
            <text:p>https://api.github.com/repos/M1cha/android_kernel_xiaomi_aries</text:p>
          </table:table-cell>
          <table:table-cell table:formula="of:=REPLACE([.B646]; 1; 29; &quot;&quot;)" office:value-type="string" office:string-value="M1cha/android_kernel_xiaomi_aries" calcext:value-type="string">
            <text:p>M1cha/android_kernel_xiaomi_aries</text:p>
          </table:table-cell>
        </table:table-row>
        <table:table-row table:style-name="ro1">
          <table:table-cell office:value-type="float" office:value="2391501" calcext:value-type="float">
            <text:p>2391501</text:p>
          </table:table-cell>
          <table:table-cell office:value-type="string" calcext:value-type="string">
            <text:p>https://api.github.com/repos/rpm-software-management/librepo</text:p>
          </table:table-cell>
          <table:table-cell table:formula="of:=REPLACE([.B647]; 1; 29; &quot;&quot;)" office:value-type="string" office:string-value="rpm-software-management/librepo" calcext:value-type="string">
            <text:p>rpm-software-management/librepo</text:p>
          </table:table-cell>
        </table:table-row>
        <table:table-row table:style-name="ro1">
          <table:table-cell office:value-type="float" office:value="2403765" calcext:value-type="float">
            <text:p>2403765</text:p>
          </table:table-cell>
          <table:table-cell office:value-type="string" calcext:value-type="string">
            <text:p>https://api.github.com/repos/swift-nav/libswiftnav</text:p>
          </table:table-cell>
          <table:table-cell table:formula="of:=REPLACE([.B648]; 1; 29; &quot;&quot;)" office:value-type="string" office:string-value="swift-nav/libswiftnav" calcext:value-type="string">
            <text:p>swift-nav/libswiftnav</text:p>
          </table:table-cell>
        </table:table-row>
        <table:table-row table:style-name="ro1">
          <table:table-cell office:value-type="float" office:value="2411005" calcext:value-type="float">
            <text:p>2411005</text:p>
          </table:table-cell>
          <table:table-cell office:value-type="string" calcext:value-type="string">
            <text:p>https://api.github.com/repos/BirminghamConservatoire/IntegraLive</text:p>
          </table:table-cell>
          <table:table-cell table:formula="of:=REPLACE([.B649]; 1; 29; &quot;&quot;)" office:value-type="string" office:string-value="BirminghamConservatoire/IntegraLive" calcext:value-type="string">
            <text:p>BirminghamConservatoire/IntegraLive</text:p>
          </table:table-cell>
        </table:table-row>
        <table:table-row table:style-name="ro1">
          <table:table-cell office:value-type="float" office:value="2412693" calcext:value-type="float">
            <text:p>2412693</text:p>
          </table:table-cell>
          <table:table-cell office:value-type="string" calcext:value-type="string">
            <text:p>https://api.github.com/repos/nmenon/linux-2.6-playground</text:p>
          </table:table-cell>
          <table:table-cell table:formula="of:=REPLACE([.B650]; 1; 29; &quot;&quot;)" office:value-type="string" office:string-value="nmenon/linux-2.6-playground" calcext:value-type="string">
            <text:p>nmenon/linux-2.6-playground</text:p>
          </table:table-cell>
        </table:table-row>
        <table:table-row table:style-name="ro1">
          <table:table-cell office:value-type="float" office:value="2417811" calcext:value-type="float">
            <text:p>2417811</text:p>
          </table:table-cell>
          <table:table-cell office:value-type="string" calcext:value-type="string">
            <text:p>https://api.github.com/repos/gregkh/kdbus</text:p>
          </table:table-cell>
          <table:table-cell table:formula="of:=REPLACE([.B651]; 1; 29; &quot;&quot;)" office:value-type="string" office:string-value="gregkh/kdbus" calcext:value-type="string">
            <text:p>gregkh/kdbus</text:p>
          </table:table-cell>
        </table:table-row>
        <table:table-row table:style-name="ro1">
          <table:table-cell office:value-type="float" office:value="2423066" calcext:value-type="float">
            <text:p>2423066</text:p>
          </table:table-cell>
          <table:table-cell office:value-type="string" calcext:value-type="string">
            <text:p>https://api.github.com/repos/sanguinariojoe/ocland</text:p>
          </table:table-cell>
          <table:table-cell table:formula="of:=REPLACE([.B652]; 1; 29; &quot;&quot;)" office:value-type="string" office:string-value="sanguinariojoe/ocland" calcext:value-type="string">
            <text:p>sanguinariojoe/ocland</text:p>
          </table:table-cell>
        </table:table-row>
        <table:table-row table:style-name="ro1">
          <table:table-cell office:value-type="float" office:value="2432648" calcext:value-type="float">
            <text:p>2432648</text:p>
          </table:table-cell>
          <table:table-cell office:value-type="string" calcext:value-type="string">
            <text:p>https://api.github.com/repos/uroni/urbackup_backend</text:p>
          </table:table-cell>
          <table:table-cell table:formula="of:=REPLACE([.B653]; 1; 29; &quot;&quot;)" office:value-type="string" office:string-value="uroni/urbackup_backend" calcext:value-type="string">
            <text:p>uroni/urbackup_backend</text:p>
          </table:table-cell>
        </table:table-row>
        <table:table-row table:style-name="ro1">
          <table:table-cell office:value-type="float" office:value="2441523" calcext:value-type="float">
            <text:p>2441523</text:p>
          </table:table-cell>
          <table:table-cell office:value-type="string" calcext:value-type="string">
            <text:p>https://api.github.com/repos/bareos/bareos</text:p>
          </table:table-cell>
          <table:table-cell table:formula="of:=REPLACE([.B654]; 1; 29; &quot;&quot;)" office:value-type="string" office:string-value="bareos/bareos" calcext:value-type="string">
            <text:p>bareos/bareos</text:p>
          </table:table-cell>
        </table:table-row>
        <table:table-row table:style-name="ro1">
          <table:table-cell office:value-type="float" office:value="2449405" calcext:value-type="float">
            <text:p>2449405</text:p>
          </table:table-cell>
          <table:table-cell office:value-type="string" calcext:value-type="string">
            <text:p>https://api.github.com/repos/greearb/hostap-ct</text:p>
          </table:table-cell>
          <table:table-cell table:formula="of:=REPLACE([.B655]; 1; 29; &quot;&quot;)" office:value-type="string" office:string-value="greearb/hostap-ct" calcext:value-type="string">
            <text:p>greearb/hostap-ct</text:p>
          </table:table-cell>
        </table:table-row>
        <table:table-row table:style-name="ro1">
          <table:table-cell office:value-type="float" office:value="2451377" calcext:value-type="float">
            <text:p>2451377</text:p>
          </table:table-cell>
          <table:table-cell office:value-type="string" calcext:value-type="string">
            <text:p>https://api.github.com/repos/st3vil/stylehouse</text:p>
          </table:table-cell>
          <table:table-cell table:formula="of:=REPLACE([.B656]; 1; 29; &quot;&quot;)" office:value-type="string" office:string-value="st3vil/stylehouse" calcext:value-type="string">
            <text:p>st3vil/stylehouse</text:p>
          </table:table-cell>
        </table:table-row>
        <table:table-row table:style-name="ro1">
          <table:table-cell office:value-type="float" office:value="2457635" calcext:value-type="float">
            <text:p>2457635</text:p>
          </table:table-cell>
          <table:table-cell office:value-type="string" calcext:value-type="string">
            <text:p>https://api.github.com/repos/freifunk-gluon/packages</text:p>
          </table:table-cell>
          <table:table-cell table:formula="of:=REPLACE([.B657]; 1; 29; &quot;&quot;)" office:value-type="string" office:string-value="freifunk-gluon/packages" calcext:value-type="string">
            <text:p>freifunk-gluon/packages</text:p>
          </table:table-cell>
        </table:table-row>
        <table:table-row table:style-name="ro1">
          <table:table-cell office:value-type="float" office:value="2460383" calcext:value-type="float">
            <text:p>2460383</text:p>
          </table:table-cell>
          <table:table-cell office:value-type="string" calcext:value-type="string">
            <text:p>https://api.github.com/repos/PenguPilot/PenguPilot</text:p>
          </table:table-cell>
          <table:table-cell table:formula="of:=REPLACE([.B658]; 1; 29; &quot;&quot;)" office:value-type="string" office:string-value="PenguPilot/PenguPilot" calcext:value-type="string">
            <text:p>PenguPilot/PenguPilot</text:p>
          </table:table-cell>
        </table:table-row>
        <table:table-row table:style-name="ro1">
          <table:table-cell office:value-type="float" office:value="2461858" calcext:value-type="float">
            <text:p>2461858</text:p>
          </table:table-cell>
          <table:table-cell office:value-type="string" calcext:value-type="string">
            <text:p>https://api.github.com/repos/frankmorgner/vsmartcard</text:p>
          </table:table-cell>
          <table:table-cell table:formula="of:=REPLACE([.B659]; 1; 29; &quot;&quot;)" office:value-type="string" office:string-value="frankmorgner/vsmartcard" calcext:value-type="string">
            <text:p>frankmorgner/vsmartcard</text:p>
          </table:table-cell>
        </table:table-row>
        <table:table-row table:style-name="ro1">
          <table:table-cell office:value-type="float" office:value="2462348" calcext:value-type="float">
            <text:p>2462348</text:p>
          </table:table-cell>
          <table:table-cell office:value-type="string" calcext:value-type="string">
            <text:p>https://api.github.com/repos/mity/mctrl</text:p>
          </table:table-cell>
          <table:table-cell table:formula="of:=REPLACE([.B660]; 1; 29; &quot;&quot;)" office:value-type="string" office:string-value="mity/mctrl" calcext:value-type="string">
            <text:p>mity/mctrl</text:p>
          </table:table-cell>
        </table:table-row>
        <table:table-row table:style-name="ro1">
          <table:table-cell office:value-type="float" office:value="2465215" calcext:value-type="float">
            <text:p>2465215</text:p>
          </table:table-cell>
          <table:table-cell office:value-type="string" calcext:value-type="string">
            <text:p>https://api.github.com/repos/abrt/abrt</text:p>
          </table:table-cell>
          <table:table-cell table:formula="of:=REPLACE([.B661]; 1; 29; &quot;&quot;)" office:value-type="string" office:string-value="abrt/abrt" calcext:value-type="string">
            <text:p>abrt/abrt</text:p>
          </table:table-cell>
        </table:table-row>
        <table:table-row table:style-name="ro1">
          <table:table-cell office:value-type="float" office:value="2467882" calcext:value-type="float">
            <text:p>2467882</text:p>
          </table:table-cell>
          <table:table-cell office:value-type="string" calcext:value-type="string">
            <text:p>https://api.github.com/repos/mirror/busybox</text:p>
          </table:table-cell>
          <table:table-cell table:formula="of:=REPLACE([.B662]; 1; 29; &quot;&quot;)" office:value-type="string" office:string-value="mirror/busybox" calcext:value-type="string">
            <text:p>mirror/busybox</text:p>
          </table:table-cell>
        </table:table-row>
        <table:table-row table:style-name="ro1">
          <table:table-cell office:value-type="float" office:value="2472447" calcext:value-type="float">
            <text:p>2472447</text:p>
          </table:table-cell>
          <table:table-cell office:value-type="string" calcext:value-type="string">
            <text:p>https://api.github.com/repos/sherpya/MPlayer</text:p>
          </table:table-cell>
          <table:table-cell table:formula="of:=REPLACE([.B663]; 1; 29; &quot;&quot;)" office:value-type="string" office:string-value="sherpya/MPlayer" calcext:value-type="string">
            <text:p>sherpya/MPlayer</text:p>
          </table:table-cell>
        </table:table-row>
        <table:table-row table:style-name="ro1">
          <table:table-cell office:value-type="float" office:value="2473643" calcext:value-type="float">
            <text:p>2473643</text:p>
          </table:table-cell>
          <table:table-cell office:value-type="string" calcext:value-type="string">
            <text:p>https://api.github.com/repos/iquiw/xsrc</text:p>
          </table:table-cell>
          <table:table-cell table:formula="of:=REPLACE([.B664]; 1; 29; &quot;&quot;)" office:value-type="string" office:string-value="iquiw/xsrc" calcext:value-type="string">
            <text:p>iquiw/xsrc</text:p>
          </table:table-cell>
        </table:table-row>
        <table:table-row table:style-name="ro1">
          <table:table-cell office:value-type="float" office:value="2475963" calcext:value-type="float">
            <text:p>2475963</text:p>
          </table:table-cell>
          <table:table-cell office:value-type="string" calcext:value-type="string">
            <text:p>https://api.github.com/repos/yakov-g/gui_builder</text:p>
          </table:table-cell>
          <table:table-cell table:formula="of:=REPLACE([.B665]; 1; 29; &quot;&quot;)" office:value-type="string" office:string-value="yakov-g/gui_builder" calcext:value-type="string">
            <text:p>yakov-g/gui_builder</text:p>
          </table:table-cell>
        </table:table-row>
        <table:table-row table:style-name="ro1">
          <table:table-cell office:value-type="float" office:value="2478342" calcext:value-type="float">
            <text:p>2478342</text:p>
          </table:table-cell>
          <table:table-cell office:value-type="string" calcext:value-type="string">
            <text:p>https://api.github.com/repos/DependableSystemsLab/LLFI</text:p>
          </table:table-cell>
          <table:table-cell table:formula="of:=REPLACE([.B666]; 1; 29; &quot;&quot;)" office:value-type="string" office:string-value="DependableSystemsLab/LLFI" calcext:value-type="string">
            <text:p>DependableSystemsLab/LLFI</text:p>
          </table:table-cell>
        </table:table-row>
        <table:table-row table:style-name="ro1">
          <table:table-cell office:value-type="float" office:value="2481649" calcext:value-type="float">
            <text:p>2481649</text:p>
          </table:table-cell>
          <table:table-cell office:value-type="string" calcext:value-type="string">
            <text:p>https://api.github.com/repos/mnhrdt/imscript</text:p>
          </table:table-cell>
          <table:table-cell table:formula="of:=REPLACE([.B667]; 1; 29; &quot;&quot;)" office:value-type="string" office:string-value="mnhrdt/imscript" calcext:value-type="string">
            <text:p>mnhrdt/imscript</text:p>
          </table:table-cell>
        </table:table-row>
        <table:table-row table:style-name="ro1">
          <table:table-cell office:value-type="float" office:value="2483388" calcext:value-type="float">
            <text:p>2483388</text:p>
          </table:table-cell>
          <table:table-cell office:value-type="string" calcext:value-type="string">
            <text:p>https://api.github.com/repos/abrt/libreport</text:p>
          </table:table-cell>
          <table:table-cell table:formula="of:=REPLACE([.B668]; 1; 29; &quot;&quot;)" office:value-type="string" office:string-value="abrt/libreport" calcext:value-type="string">
            <text:p>abrt/libreport</text:p>
          </table:table-cell>
        </table:table-row>
        <table:table-row table:style-name="ro1">
          <table:table-cell office:value-type="float" office:value="2484190" calcext:value-type="float">
            <text:p>2484190</text:p>
          </table:table-cell>
          <table:table-cell office:value-type="string" calcext:value-type="string">
            <text:p>https://api.github.com/repos/gummesson/dotfiles</text:p>
          </table:table-cell>
          <table:table-cell table:formula="of:=REPLACE([.B669]; 1; 29; &quot;&quot;)" office:value-type="string" office:string-value="gummesson/dotfiles" calcext:value-type="string">
            <text:p>gummesson/dotfiles</text:p>
          </table:table-cell>
        </table:table-row>
        <table:table-row table:style-name="ro1">
          <table:table-cell office:value-type="float" office:value="2555538" calcext:value-type="float">
            <text:p>2555538</text:p>
          </table:table-cell>
          <table:table-cell office:value-type="string" calcext:value-type="string">
            <text:p>https://api.github.com/repos/yarrick/lwip</text:p>
          </table:table-cell>
          <table:table-cell table:formula="of:=REPLACE([.B670]; 1; 29; &quot;&quot;)" office:value-type="string" office:string-value="yarrick/lwip" calcext:value-type="string">
            <text:p>yarrick/lwip</text:p>
          </table:table-cell>
        </table:table-row>
        <table:table-row table:style-name="ro1">
          <table:table-cell office:value-type="float" office:value="2595264" calcext:value-type="float">
            <text:p>2595264</text:p>
          </table:table-cell>
          <table:table-cell office:value-type="string" calcext:value-type="string">
            <text:p>https://api.github.com/repos/tsee/jit-experiments</text:p>
          </table:table-cell>
          <table:table-cell table:formula="of:=REPLACE([.B671]; 1; 29; &quot;&quot;)" office:value-type="string" office:string-value="tsee/jit-experiments" calcext:value-type="string">
            <text:p>tsee/jit-experiments</text:p>
          </table:table-cell>
        </table:table-row>
        <table:table-row table:style-name="ro1">
          <table:table-cell office:value-type="float" office:value="2651358" calcext:value-type="float">
            <text:p>2651358</text:p>
          </table:table-cell>
          <table:table-cell office:value-type="string" calcext:value-type="string">
            <text:p>https://api.github.com/repos/cetic/6lbr</text:p>
          </table:table-cell>
          <table:table-cell table:formula="of:=REPLACE([.B672]; 1; 29; &quot;&quot;)" office:value-type="string" office:string-value="cetic/6lbr" calcext:value-type="string">
            <text:p>cetic/6lbr</text:p>
          </table:table-cell>
        </table:table-row>
        <table:table-row table:style-name="ro1">
          <table:table-cell office:value-type="float" office:value="2652545" calcext:value-type="float">
            <text:p>2652545</text:p>
          </table:table-cell>
          <table:table-cell office:value-type="string" calcext:value-type="string">
            <text:p>https://api.github.com/repos/dw/py-lmdb</text:p>
          </table:table-cell>
          <table:table-cell table:formula="of:=REPLACE([.B673]; 1; 29; &quot;&quot;)" office:value-type="string" office:string-value="dw/py-lmdb" calcext:value-type="string">
            <text:p>dw/py-lmdb</text:p>
          </table:table-cell>
        </table:table-row>
        <table:table-row table:style-name="ro1">
          <table:table-cell office:value-type="float" office:value="2652874" calcext:value-type="float">
            <text:p>2652874</text:p>
          </table:table-cell>
          <table:table-cell office:value-type="string" calcext:value-type="string">
            <text:p>https://api.github.com/repos/networkupstools/nut</text:p>
          </table:table-cell>
          <table:table-cell table:formula="of:=REPLACE([.B674]; 1; 29; &quot;&quot;)" office:value-type="string" office:string-value="networkupstools/nut" calcext:value-type="string">
            <text:p>networkupstools/nut</text:p>
          </table:table-cell>
        </table:table-row>
        <table:table-row table:style-name="ro1">
          <table:table-cell office:value-type="float" office:value="2654257" calcext:value-type="float">
            <text:p>2654257</text:p>
          </table:table-cell>
          <table:table-cell office:value-type="string" calcext:value-type="string">
            <text:p>https://api.github.com/repos/sipwise/kamailio</text:p>
          </table:table-cell>
          <table:table-cell table:formula="of:=REPLACE([.B675]; 1; 29; &quot;&quot;)" office:value-type="string" office:string-value="sipwise/kamailio" calcext:value-type="string">
            <text:p>sipwise/kamailio</text:p>
          </table:table-cell>
        </table:table-row>
        <table:table-row table:style-name="ro1">
          <table:table-cell office:value-type="float" office:value="2674784" calcext:value-type="float">
            <text:p>2674784</text:p>
          </table:table-cell>
          <table:table-cell office:value-type="string" calcext:value-type="string">
            <text:p>https://api.github.com/repos/jhunt/clockwork</text:p>
          </table:table-cell>
          <table:table-cell table:formula="of:=REPLACE([.B676]; 1; 29; &quot;&quot;)" office:value-type="string" office:string-value="jhunt/clockwork" calcext:value-type="string">
            <text:p>jhunt/clockwork</text:p>
          </table:table-cell>
        </table:table-row>
        <table:table-row table:style-name="ro1">
          <table:table-cell office:value-type="float" office:value="2713024" calcext:value-type="float">
            <text:p>2713024</text:p>
          </table:table-cell>
          <table:table-cell office:value-type="string" calcext:value-type="string">
            <text:p>https://api.github.com/repos/mbedmicro/mbed</text:p>
          </table:table-cell>
          <table:table-cell table:formula="of:=REPLACE([.B677]; 1; 29; &quot;&quot;)" office:value-type="string" office:string-value="mbedmicro/mbed" calcext:value-type="string">
            <text:p>mbedmicro/mbed</text:p>
          </table:table-cell>
        </table:table-row>
        <table:table-row table:style-name="ro1">
          <table:table-cell office:value-type="float" office:value="2719305" calcext:value-type="float">
            <text:p>2719305</text:p>
          </table:table-cell>
          <table:table-cell office:value-type="string" calcext:value-type="string">
            <text:p>https://api.github.com/repos/Nuand/bladeRF</text:p>
          </table:table-cell>
          <table:table-cell table:formula="of:=REPLACE([.B678]; 1; 29; &quot;&quot;)" office:value-type="string" office:string-value="Nuand/bladeRF" calcext:value-type="string">
            <text:p>Nuand/bladeRF</text:p>
          </table:table-cell>
        </table:table-row>
        <table:table-row table:style-name="ro1">
          <table:table-cell office:value-type="float" office:value="2733097" calcext:value-type="float">
            <text:p>2733097</text:p>
          </table:table-cell>
          <table:table-cell office:value-type="string" calcext:value-type="string">
            <text:p>https://api.github.com/repos/libreswan/libreswan</text:p>
          </table:table-cell>
          <table:table-cell table:formula="of:=REPLACE([.B679]; 1; 29; &quot;&quot;)" office:value-type="string" office:string-value="libreswan/libreswan" calcext:value-type="string">
            <text:p>libreswan/libreswan</text:p>
          </table:table-cell>
        </table:table-row>
        <table:table-row table:style-name="ro1">
          <table:table-cell office:value-type="float" office:value="2748746" calcext:value-type="float">
            <text:p>2748746</text:p>
          </table:table-cell>
          <table:table-cell office:value-type="string" calcext:value-type="string">
            <text:p>https://api.github.com/repos/Rockbox-Chinese-Community/Rockbox-RCC</text:p>
          </table:table-cell>
          <table:table-cell table:formula="of:=REPLACE([.B680]; 1; 29; &quot;&quot;)" office:value-type="string" office:string-value="Rockbox-Chinese-Community/Rockbox-RCC" calcext:value-type="string">
            <text:p>Rockbox-Chinese-Community/Rockbox-RCC</text:p>
          </table:table-cell>
        </table:table-row>
        <table:table-row table:style-name="ro1">
          <table:table-cell office:value-type="float" office:value="2749839" calcext:value-type="float">
            <text:p>2749839</text:p>
          </table:table-cell>
          <table:table-cell office:value-type="string" calcext:value-type="string">
            <text:p>https://api.github.com/repos/kengonakajima/moyai</text:p>
          </table:table-cell>
          <table:table-cell table:formula="of:=REPLACE([.B681]; 1; 29; &quot;&quot;)" office:value-type="string" office:string-value="kengonakajima/moyai" calcext:value-type="string">
            <text:p>kengonakajima/moyai</text:p>
          </table:table-cell>
        </table:table-row>
        <table:table-row table:style-name="ro1">
          <table:table-cell office:value-type="float" office:value="2754788" calcext:value-type="float">
            <text:p>2754788</text:p>
          </table:table-cell>
          <table:table-cell office:value-type="string" calcext:value-type="string">
            <text:p>https://api.github.com/repos/canboat/BR24radar_pi</text:p>
          </table:table-cell>
          <table:table-cell table:formula="of:=REPLACE([.B682]; 1; 29; &quot;&quot;)" office:value-type="string" office:string-value="canboat/BR24radar_pi" calcext:value-type="string">
            <text:p>canboat/BR24radar_pi</text:p>
          </table:table-cell>
        </table:table-row>
        <table:table-row table:style-name="ro1">
          <table:table-cell office:value-type="float" office:value="2768044" calcext:value-type="float">
            <text:p>2768044</text:p>
          </table:table-cell>
          <table:table-cell office:value-type="string" calcext:value-type="string">
            <text:p>https://api.github.com/repos/warmcat/libwebsockets</text:p>
          </table:table-cell>
          <table:table-cell table:formula="of:=REPLACE([.B683]; 1; 29; &quot;&quot;)" office:value-type="string" office:string-value="warmcat/libwebsockets" calcext:value-type="string">
            <text:p>warmcat/libwebsockets</text:p>
          </table:table-cell>
        </table:table-row>
        <table:table-row table:style-name="ro1">
          <table:table-cell office:value-type="float" office:value="2769370" calcext:value-type="float">
            <text:p>2769370</text:p>
          </table:table-cell>
          <table:table-cell office:value-type="string" calcext:value-type="string">
            <text:p>https://api.github.com/repos/rakete/cute3d</text:p>
          </table:table-cell>
          <table:table-cell table:formula="of:=REPLACE([.B684]; 1; 29; &quot;&quot;)" office:value-type="string" office:string-value="rakete/cute3d" calcext:value-type="string">
            <text:p>rakete/cute3d</text:p>
          </table:table-cell>
        </table:table-row>
        <table:table-row table:style-name="ro1">
          <table:table-cell office:value-type="float" office:value="2773850" calcext:value-type="float">
            <text:p>2773850</text:p>
          </table:table-cell>
          <table:table-cell office:value-type="string" calcext:value-type="string">
            <text:p>https://api.github.com/repos/KevinOConnor/seabios</text:p>
          </table:table-cell>
          <table:table-cell table:formula="of:=REPLACE([.B685]; 1; 29; &quot;&quot;)" office:value-type="string" office:string-value="KevinOConnor/seabios" calcext:value-type="string">
            <text:p>KevinOConnor/seabios</text:p>
          </table:table-cell>
        </table:table-row>
        <table:table-row table:style-name="ro1">
          <table:table-cell office:value-type="float" office:value="2776767" calcext:value-type="float">
            <text:p>2776767</text:p>
          </table:table-cell>
          <table:table-cell office:value-type="string" calcext:value-type="string">
            <text:p>https://api.github.com/repos/razzlefratz/MotleyTools</text:p>
          </table:table-cell>
          <table:table-cell table:formula="of:=REPLACE([.B686]; 1; 29; &quot;&quot;)" office:value-type="string" office:string-value="razzlefratz/MotleyTools" calcext:value-type="string">
            <text:p>razzlefratz/MotleyTools</text:p>
          </table:table-cell>
        </table:table-row>
        <table:table-row table:style-name="ro1">
          <table:table-cell office:value-type="float" office:value="2778687" calcext:value-type="float">
            <text:p>2778687</text:p>
          </table:table-cell>
          <table:table-cell office:value-type="string" calcext:value-type="string">
            <text:p>https://api.github.com/repos/boostorg/build</text:p>
          </table:table-cell>
          <table:table-cell table:formula="of:=REPLACE([.B687]; 1; 29; &quot;&quot;)" office:value-type="string" office:string-value="boostorg/build" calcext:value-type="string">
            <text:p>boostorg/build</text:p>
          </table:table-cell>
        </table:table-row>
        <table:table-row table:style-name="ro1">
          <table:table-cell office:value-type="float" office:value="2791534" calcext:value-type="float">
            <text:p>2791534</text:p>
          </table:table-cell>
          <table:table-cell office:value-type="string" calcext:value-type="string">
            <text:p>https://api.github.com/repos/Saccubus/ffmpeg</text:p>
          </table:table-cell>
          <table:table-cell table:formula="of:=REPLACE([.B688]; 1; 29; &quot;&quot;)" office:value-type="string" office:string-value="Saccubus/ffmpeg" calcext:value-type="string">
            <text:p>Saccubus/ffmpeg</text:p>
          </table:table-cell>
        </table:table-row>
        <table:table-row table:style-name="ro1">
          <table:table-cell office:value-type="float" office:value="2828427" calcext:value-type="float">
            <text:p>2828427</text:p>
          </table:table-cell>
          <table:table-cell office:value-type="string" calcext:value-type="string">
            <text:p>https://api.github.com/repos/e9925248/grandorgue</text:p>
          </table:table-cell>
          <table:table-cell table:formula="of:=REPLACE([.B689]; 1; 29; &quot;&quot;)" office:value-type="string" office:string-value="e9925248/grandorgue" calcext:value-type="string">
            <text:p>e9925248/grandorgue</text:p>
          </table:table-cell>
        </table:table-row>
        <table:table-row table:style-name="ro1">
          <table:table-cell office:value-type="float" office:value="2829653" calcext:value-type="float">
            <text:p>2829653</text:p>
          </table:table-cell>
          <table:table-cell office:value-type="string" calcext:value-type="string">
            <text:p>https://api.github.com/repos/vdukhovni/postfix</text:p>
          </table:table-cell>
          <table:table-cell table:formula="of:=REPLACE([.B690]; 1; 29; &quot;&quot;)" office:value-type="string" office:string-value="vdukhovni/postfix" calcext:value-type="string">
            <text:p>vdukhovni/postfix</text:p>
          </table:table-cell>
        </table:table-row>
        <table:table-row table:style-name="ro1">
          <table:table-cell office:value-type="float" office:value="2832454" calcext:value-type="float">
            <text:p>2832454</text:p>
          </table:table-cell>
          <table:table-cell office:value-type="string" calcext:value-type="string">
            <text:p>https://api.github.com/repos/hroptatyr/echse</text:p>
          </table:table-cell>
          <table:table-cell table:formula="of:=REPLACE([.B691]; 1; 29; &quot;&quot;)" office:value-type="string" office:string-value="hroptatyr/echse" calcext:value-type="string">
            <text:p>hroptatyr/echse</text:p>
          </table:table-cell>
        </table:table-row>
        <table:table-row table:style-name="ro1">
          <table:table-cell office:value-type="float" office:value="2842570" calcext:value-type="float">
            <text:p>2842570</text:p>
          </table:table-cell>
          <table:table-cell office:value-type="string" calcext:value-type="string">
            <text:p>https://api.github.com/repos/UW-Hydro/VIC</text:p>
          </table:table-cell>
          <table:table-cell table:formula="of:=REPLACE([.B692]; 1; 29; &quot;&quot;)" office:value-type="string" office:string-value="UW-Hydro/VIC" calcext:value-type="string">
            <text:p>UW-Hydro/VIC</text:p>
          </table:table-cell>
        </table:table-row>
        <table:table-row table:style-name="ro1">
          <table:table-cell office:value-type="float" office:value="2863393" calcext:value-type="float">
            <text:p>2863393</text:p>
          </table:table-cell>
          <table:table-cell office:value-type="string" calcext:value-type="string">
            <text:p>https://api.github.com/repos/ornladios/ADIOS</text:p>
          </table:table-cell>
          <table:table-cell table:formula="of:=REPLACE([.B693]; 1; 29; &quot;&quot;)" office:value-type="string" office:string-value="ornladios/ADIOS" calcext:value-type="string">
            <text:p>ornladios/ADIOS</text:p>
          </table:table-cell>
        </table:table-row>
        <table:table-row table:style-name="ro1">
          <table:table-cell office:value-type="float" office:value="2871978" calcext:value-type="float">
            <text:p>2871978</text:p>
          </table:table-cell>
          <table:table-cell office:value-type="string" calcext:value-type="string">
            <text:p>https://api.github.com/repos/DeforaOS/Panel</text:p>
          </table:table-cell>
          <table:table-cell table:formula="of:=REPLACE([.B694]; 1; 29; &quot;&quot;)" office:value-type="string" office:string-value="DeforaOS/Panel" calcext:value-type="string">
            <text:p>DeforaOS/Panel</text:p>
          </table:table-cell>
        </table:table-row>
        <table:table-row table:style-name="ro1">
          <table:table-cell office:value-type="float" office:value="2874916" calcext:value-type="float">
            <text:p>2874916</text:p>
          </table:table-cell>
          <table:table-cell office:value-type="string" calcext:value-type="string">
            <text:p>https://api.github.com/repos/PKRoma/ProcessHacker</text:p>
          </table:table-cell>
          <table:table-cell table:formula="of:=REPLACE([.B695]; 1; 29; &quot;&quot;)" office:value-type="string" office:string-value="PKRoma/ProcessHacker" calcext:value-type="string">
            <text:p>PKRoma/ProcessHacker</text:p>
          </table:table-cell>
        </table:table-row>
        <table:table-row table:style-name="ro1">
          <table:table-cell office:value-type="float" office:value="2876099" calcext:value-type="float">
            <text:p>2876099</text:p>
          </table:table-cell>
          <table:table-cell office:value-type="string" calcext:value-type="string">
            <text:p>https://api.github.com/repos/chung-leong/qb</text:p>
          </table:table-cell>
          <table:table-cell table:formula="of:=REPLACE([.B696]; 1; 29; &quot;&quot;)" office:value-type="string" office:string-value="chung-leong/qb" calcext:value-type="string">
            <text:p>chung-leong/qb</text:p>
          </table:table-cell>
        </table:table-row>
        <table:table-row table:style-name="ro1">
          <table:table-cell office:value-type="float" office:value="2877314" calcext:value-type="float">
            <text:p>2877314</text:p>
          </table:table-cell>
          <table:table-cell office:value-type="string" calcext:value-type="string">
            <text:p>https://api.github.com/repos/mirror/cygwin</text:p>
          </table:table-cell>
          <table:table-cell table:formula="of:=REPLACE([.B697]; 1; 29; &quot;&quot;)" office:value-type="string" office:string-value="mirror/cygwin" calcext:value-type="string">
            <text:p>mirror/cygwin</text:p>
          </table:table-cell>
        </table:table-row>
        <table:table-row table:style-name="ro1">
          <table:table-cell office:value-type="float" office:value="2878214" calcext:value-type="float">
            <text:p>2878214</text:p>
          </table:table-cell>
          <table:table-cell office:value-type="string" calcext:value-type="string">
            <text:p>https://api.github.com/repos/psas/stm32</text:p>
          </table:table-cell>
          <table:table-cell table:formula="of:=REPLACE([.B698]; 1; 29; &quot;&quot;)" office:value-type="string" office:string-value="psas/stm32" calcext:value-type="string">
            <text:p>psas/stm32</text:p>
          </table:table-cell>
        </table:table-row>
        <table:table-row table:style-name="ro1">
          <table:table-cell office:value-type="float" office:value="2885026" calcext:value-type="float">
            <text:p>2885026</text:p>
          </table:table-cell>
          <table:table-cell office:value-type="string" calcext:value-type="string">
            <text:p>https://api.github.com/repos/invisiblek/caf_kernel_msm</text:p>
          </table:table-cell>
          <table:table-cell table:formula="of:=REPLACE([.B699]; 1; 29; &quot;&quot;)" office:value-type="string" office:string-value="invisiblek/caf_kernel_msm" calcext:value-type="string">
            <text:p>invisiblek/caf_kernel_msm</text:p>
          </table:table-cell>
        </table:table-row>
        <table:table-row table:style-name="ro1">
          <table:table-cell office:value-type="float" office:value="2886952" calcext:value-type="float">
            <text:p>2886952</text:p>
          </table:table-cell>
          <table:table-cell office:value-type="string" calcext:value-type="string">
            <text:p>https://api.github.com/repos/bfam/bfam</text:p>
          </table:table-cell>
          <table:table-cell table:formula="of:=REPLACE([.B700]; 1; 29; &quot;&quot;)" office:value-type="string" office:string-value="bfam/bfam" calcext:value-type="string">
            <text:p>bfam/bfam</text:p>
          </table:table-cell>
        </table:table-row>
        <table:table-row table:style-name="ro1">
          <table:table-cell office:value-type="float" office:value="2905951" calcext:value-type="float">
            <text:p>2905951</text:p>
          </table:table-cell>
          <table:table-cell office:value-type="string" calcext:value-type="string">
            <text:p>https://api.github.com/repos/SRA-SiliconValley/cairogles</text:p>
          </table:table-cell>
          <table:table-cell table:formula="of:=REPLACE([.B701]; 1; 29; &quot;&quot;)" office:value-type="string" office:string-value="SRA-SiliconValley/cairogles" calcext:value-type="string">
            <text:p>SRA-SiliconValley/cairogles</text:p>
          </table:table-cell>
        </table:table-row>
        <table:table-row table:style-name="ro1">
          <table:table-cell office:value-type="float" office:value="2956448" calcext:value-type="float">
            <text:p>2956448</text:p>
          </table:table-cell>
          <table:table-cell office:value-type="string" calcext:value-type="string">
            <text:p>https://api.github.com/repos/aubio/aubio</text:p>
          </table:table-cell>
          <table:table-cell table:formula="of:=REPLACE([.B702]; 1; 29; &quot;&quot;)" office:value-type="string" office:string-value="aubio/aubio" calcext:value-type="string">
            <text:p>aubio/aubio</text:p>
          </table:table-cell>
        </table:table-row>
        <table:table-row table:style-name="ro1">
          <table:table-cell office:value-type="float" office:value="2970277" calcext:value-type="float">
            <text:p>2970277</text:p>
          </table:table-cell>
          <table:table-cell office:value-type="string" calcext:value-type="string">
            <text:p>https://api.github.com/repos/igraph/igraph</text:p>
          </table:table-cell>
          <table:table-cell table:formula="of:=REPLACE([.B703]; 1; 29; &quot;&quot;)" office:value-type="string" office:string-value="igraph/igraph" calcext:value-type="string">
            <text:p>igraph/igraph</text:p>
          </table:table-cell>
        </table:table-row>
        <table:table-row table:style-name="ro1">
          <table:table-cell office:value-type="float" office:value="2992874" calcext:value-type="float">
            <text:p>2992874</text:p>
          </table:table-cell>
          <table:table-cell office:value-type="string" calcext:value-type="string">
            <text:p>https://api.github.com/repos/vicamo/b2g_mozilla-central</text:p>
          </table:table-cell>
          <table:table-cell table:formula="of:=REPLACE([.B704]; 1; 29; &quot;&quot;)" office:value-type="string" office:string-value="vicamo/b2g_mozilla-central" calcext:value-type="string">
            <text:p>vicamo/b2g_mozilla-central</text:p>
          </table:table-cell>
        </table:table-row>
        <table:table-row table:style-name="ro1">
          <table:table-cell office:value-type="float" office:value="2995197" calcext:value-type="float">
            <text:p>2995197</text:p>
          </table:table-cell>
          <table:table-cell office:value-type="string" calcext:value-type="string">
            <text:p>https://api.github.com/repos/tass-belgium/picotcp</text:p>
          </table:table-cell>
          <table:table-cell table:formula="of:=REPLACE([.B705]; 1; 29; &quot;&quot;)" office:value-type="string" office:string-value="tass-belgium/picotcp" calcext:value-type="string">
            <text:p>tass-belgium/picotcp</text:p>
          </table:table-cell>
        </table:table-row>
        <table:table-row table:style-name="ro1">
          <table:table-cell office:value-type="float" office:value="2999285" calcext:value-type="float">
            <text:p>2999285</text:p>
          </table:table-cell>
          <table:table-cell office:value-type="string" calcext:value-type="string">
            <text:p>https://api.github.com/repos/skymoo/lalsuite</text:p>
          </table:table-cell>
          <table:table-cell table:formula="of:=REPLACE([.B706]; 1; 29; &quot;&quot;)" office:value-type="string" office:string-value="skymoo/lalsuite" calcext:value-type="string">
            <text:p>skymoo/lalsuite</text:p>
          </table:table-cell>
        </table:table-row>
        <table:table-row table:style-name="ro1">
          <table:table-cell office:value-type="float" office:value="3010817" calcext:value-type="float">
            <text:p>3010817</text:p>
          </table:table-cell>
          <table:table-cell office:value-type="string" calcext:value-type="string">
            <text:p>https://api.github.com/repos/trueos/trueos</text:p>
          </table:table-cell>
          <table:table-cell table:formula="of:=REPLACE([.B707]; 1; 29; &quot;&quot;)" office:value-type="string" office:string-value="trueos/trueos" calcext:value-type="string">
            <text:p>trueos/trueos</text:p>
          </table:table-cell>
        </table:table-row>
        <table:table-row table:style-name="ro1">
          <table:table-cell office:value-type="float" office:value="3018476" calcext:value-type="float">
            <text:p>3018476</text:p>
          </table:table-cell>
          <table:table-cell office:value-type="string" calcext:value-type="string">
            <text:p>https://api.github.com/repos/takaswie/snd-firewire-improve</text:p>
          </table:table-cell>
          <table:table-cell table:formula="of:=REPLACE([.B708]; 1; 29; &quot;&quot;)" office:value-type="string" office:string-value="takaswie/snd-firewire-improve" calcext:value-type="string">
            <text:p>takaswie/snd-firewire-improve</text:p>
          </table:table-cell>
        </table:table-row>
        <table:table-row table:style-name="ro1">
          <table:table-cell office:value-type="float" office:value="3035114" calcext:value-type="float">
            <text:p>3035114</text:p>
          </table:table-cell>
          <table:table-cell office:value-type="string" calcext:value-type="string">
            <text:p>https://api.github.com/repos/ufoai/ufoai</text:p>
          </table:table-cell>
          <table:table-cell table:formula="of:=REPLACE([.B709]; 1; 29; &quot;&quot;)" office:value-type="string" office:string-value="ufoai/ufoai" calcext:value-type="string">
            <text:p>ufoai/ufoai</text:p>
          </table:table-cell>
        </table:table-row>
        <table:table-row table:style-name="ro1">
          <table:table-cell office:value-type="float" office:value="3040752" calcext:value-type="float">
            <text:p>3040752</text:p>
          </table:table-cell>
          <table:table-cell office:value-type="string" calcext:value-type="string">
            <text:p>https://api.github.com/repos/petsc/petsc</text:p>
          </table:table-cell>
          <table:table-cell table:formula="of:=REPLACE([.B710]; 1; 29; &quot;&quot;)" office:value-type="string" office:string-value="petsc/petsc" calcext:value-type="string">
            <text:p>petsc/petsc</text:p>
          </table:table-cell>
        </table:table-row>
        <table:table-row table:style-name="ro1">
          <table:table-cell office:value-type="float" office:value="3072623" calcext:value-type="float">
            <text:p>3072623</text:p>
          </table:table-cell>
          <table:table-cell office:value-type="string" calcext:value-type="string">
            <text:p>https://api.github.com/repos/opentechinstitute/commotiond</text:p>
          </table:table-cell>
          <table:table-cell table:formula="of:=REPLACE([.B711]; 1; 29; &quot;&quot;)" office:value-type="string" office:string-value="opentechinstitute/commotiond" calcext:value-type="string">
            <text:p>opentechinstitute/commotiond</text:p>
          </table:table-cell>
        </table:table-row>
        <table:table-row table:style-name="ro1">
          <table:table-cell office:value-type="float" office:value="3077272" calcext:value-type="float">
            <text:p>3077272</text:p>
          </table:table-cell>
          <table:table-cell office:value-type="string" calcext:value-type="string">
            <text:p>https://api.github.com/repos/GNOME/mutter</text:p>
          </table:table-cell>
          <table:table-cell table:formula="of:=REPLACE([.B712]; 1; 29; &quot;&quot;)" office:value-type="string" office:string-value="GNOME/mutter" calcext:value-type="string">
            <text:p>GNOME/mutter</text:p>
          </table:table-cell>
        </table:table-row>
        <table:table-row table:style-name="ro1">
          <table:table-cell office:value-type="float" office:value="3085308" calcext:value-type="float">
            <text:p>3085308</text:p>
          </table:table-cell>
          <table:table-cell office:value-type="string" calcext:value-type="string">
            <text:p>https://api.github.com/repos/swift-nav/piksi_firmware</text:p>
          </table:table-cell>
          <table:table-cell table:formula="of:=REPLACE([.B713]; 1; 29; &quot;&quot;)" office:value-type="string" office:string-value="swift-nav/piksi_firmware" calcext:value-type="string">
            <text:p>swift-nav/piksi_firmware</text:p>
          </table:table-cell>
        </table:table-row>
        <table:table-row table:style-name="ro1">
          <table:table-cell office:value-type="float" office:value="3092864" calcext:value-type="float">
            <text:p>3092864</text:p>
          </table:table-cell>
          <table:table-cell office:value-type="string" calcext:value-type="string">
            <text:p>https://api.github.com/repos/cooperative-computing-lab/cctools</text:p>
          </table:table-cell>
          <table:table-cell table:formula="of:=REPLACE([.B714]; 1; 29; &quot;&quot;)" office:value-type="string" office:string-value="cooperative-computing-lab/cctools" calcext:value-type="string">
            <text:p>cooperative-computing-lab/cctools</text:p>
          </table:table-cell>
        </table:table-row>
        <table:table-row table:style-name="ro1">
          <table:table-cell office:value-type="float" office:value="3145846" calcext:value-type="float">
            <text:p>3145846</text:p>
          </table:table-cell>
          <table:table-cell office:value-type="string" calcext:value-type="string">
            <text:p>https://api.github.com/repos/osmocom/libosmocore</text:p>
          </table:table-cell>
          <table:table-cell table:formula="of:=REPLACE([.B715]; 1; 29; &quot;&quot;)" office:value-type="string" office:string-value="osmocom/libosmocore" calcext:value-type="string">
            <text:p>osmocom/libosmocore</text:p>
          </table:table-cell>
        </table:table-row>
        <table:table-row table:style-name="ro1">
          <table:table-cell office:value-type="float" office:value="3146318" calcext:value-type="float">
            <text:p>3146318</text:p>
          </table:table-cell>
          <table:table-cell office:value-type="string" calcext:value-type="string">
            <text:p>https://api.github.com/repos/Xilinx/linux-xlnx</text:p>
          </table:table-cell>
          <table:table-cell table:formula="of:=REPLACE([.B716]; 1; 29; &quot;&quot;)" office:value-type="string" office:string-value="Xilinx/linux-xlnx" calcext:value-type="string">
            <text:p>Xilinx/linux-xlnx</text:p>
          </table:table-cell>
        </table:table-row>
        <table:table-row table:style-name="ro1">
          <table:table-cell office:value-type="float" office:value="3183525" calcext:value-type="float">
            <text:p>3183525</text:p>
          </table:table-cell>
          <table:table-cell office:value-type="string" calcext:value-type="string">
            <text:p>https://api.github.com/repos/plieven/qemu</text:p>
          </table:table-cell>
          <table:table-cell table:formula="of:=REPLACE([.B717]; 1; 29; &quot;&quot;)" office:value-type="string" office:string-value="plieven/qemu" calcext:value-type="string">
            <text:p>plieven/qemu</text:p>
          </table:table-cell>
        </table:table-row>
        <table:table-row table:style-name="ro1">
          <table:table-cell office:value-type="float" office:value="3196495" calcext:value-type="float">
            <text:p>3196495</text:p>
          </table:table-cell>
          <table:table-cell office:value-type="string" calcext:value-type="string">
            <text:p>https://api.github.com/repos/fanglingsu/vimb</text:p>
          </table:table-cell>
          <table:table-cell table:formula="of:=REPLACE([.B718]; 1; 29; &quot;&quot;)" office:value-type="string" office:string-value="fanglingsu/vimb" calcext:value-type="string">
            <text:p>fanglingsu/vimb</text:p>
          </table:table-cell>
        </table:table-row>
        <table:table-row table:style-name="ro1">
          <table:table-cell office:value-type="float" office:value="3207662" calcext:value-type="float">
            <text:p>3207662</text:p>
          </table:table-cell>
          <table:table-cell office:value-type="string" calcext:value-type="string">
            <text:p>https://api.github.com/repos/maxmind/libmaxminddb</text:p>
          </table:table-cell>
          <table:table-cell table:formula="of:=REPLACE([.B719]; 1; 29; &quot;&quot;)" office:value-type="string" office:string-value="maxmind/libmaxminddb" calcext:value-type="string">
            <text:p>maxmind/libmaxminddb</text:p>
          </table:table-cell>
        </table:table-row>
        <table:table-row table:style-name="ro1">
          <table:table-cell office:value-type="float" office:value="3208127" calcext:value-type="float">
            <text:p>3208127</text:p>
          </table:table-cell>
          <table:table-cell office:value-type="string" calcext:value-type="string">
            <text:p>https://api.github.com/repos/chevah/python-package</text:p>
          </table:table-cell>
          <table:table-cell table:formula="of:=REPLACE([.B720]; 1; 29; &quot;&quot;)" office:value-type="string" office:string-value="chevah/python-package" calcext:value-type="string">
            <text:p>chevah/python-package</text:p>
          </table:table-cell>
        </table:table-row>
        <table:table-row table:style-name="ro1">
          <table:table-cell office:value-type="float" office:value="3216619" calcext:value-type="float">
            <text:p>3216619</text:p>
          </table:table-cell>
          <table:table-cell office:value-type="string" calcext:value-type="string">
            <text:p>https://api.github.com/repos/blitz-research/monkey</text:p>
          </table:table-cell>
          <table:table-cell table:formula="of:=REPLACE([.B721]; 1; 29; &quot;&quot;)" office:value-type="string" office:string-value="blitz-research/monkey" calcext:value-type="string">
            <text:p>blitz-research/monkey</text:p>
          </table:table-cell>
        </table:table-row>
        <table:table-row table:style-name="ro1">
          <table:table-cell office:value-type="float" office:value="3222129" calcext:value-type="float">
            <text:p>3222129</text:p>
          </table:table-cell>
          <table:table-cell office:value-type="string" calcext:value-type="string">
            <text:p>https://api.github.com/repos/hughsie/colord</text:p>
          </table:table-cell>
          <table:table-cell table:formula="of:=REPLACE([.B722]; 1; 29; &quot;&quot;)" office:value-type="string" office:string-value="hughsie/colord" calcext:value-type="string">
            <text:p>hughsie/colord</text:p>
          </table:table-cell>
        </table:table-row>
        <table:table-row table:style-name="ro1">
          <table:table-cell office:value-type="float" office:value="3226782" calcext:value-type="float">
            <text:p>3226782</text:p>
          </table:table-cell>
          <table:table-cell office:value-type="string" calcext:value-type="string">
            <text:p>https://api.github.com/repos/dfelinto/blender</text:p>
          </table:table-cell>
          <table:table-cell table:formula="of:=REPLACE([.B723]; 1; 29; &quot;&quot;)" office:value-type="string" office:string-value="dfelinto/blender" calcext:value-type="string">
            <text:p>dfelinto/blender</text:p>
          </table:table-cell>
        </table:table-row>
        <table:table-row table:style-name="ro1">
          <table:table-cell office:value-type="float" office:value="3234976" calcext:value-type="float">
            <text:p>3234976</text:p>
          </table:table-cell>
          <table:table-cell office:value-type="string" calcext:value-type="string">
            <text:p>https://api.github.com/repos/kdave/btrfs-progs</text:p>
          </table:table-cell>
          <table:table-cell table:formula="of:=REPLACE([.B724]; 1; 29; &quot;&quot;)" office:value-type="string" office:string-value="kdave/btrfs-progs" calcext:value-type="string">
            <text:p>kdave/btrfs-progs</text:p>
          </table:table-cell>
        </table:table-row>
        <table:table-row table:style-name="ro1">
          <table:table-cell office:value-type="float" office:value="3254155" calcext:value-type="float">
            <text:p>3254155</text:p>
          </table:table-cell>
          <table:table-cell office:value-type="string" calcext:value-type="string">
            <text:p>https://api.github.com/repos/EttusResearch/uhd</text:p>
          </table:table-cell>
          <table:table-cell table:formula="of:=REPLACE([.B725]; 1; 29; &quot;&quot;)" office:value-type="string" office:string-value="EttusResearch/uhd" calcext:value-type="string">
            <text:p>EttusResearch/uhd</text:p>
          </table:table-cell>
        </table:table-row>
        <table:table-row table:style-name="ro1">
          <table:table-cell office:value-type="float" office:value="3260585" calcext:value-type="float">
            <text:p>3260585</text:p>
          </table:table-cell>
          <table:table-cell office:value-type="string" calcext:value-type="string">
            <text:p>https://api.github.com/repos/aircrack-ng/aircrack-ng</text:p>
          </table:table-cell>
          <table:table-cell table:formula="of:=REPLACE([.B726]; 1; 29; &quot;&quot;)" office:value-type="string" office:string-value="aircrack-ng/aircrack-ng" calcext:value-type="string">
            <text:p>aircrack-ng/aircrack-ng</text:p>
          </table:table-cell>
        </table:table-row>
        <table:table-row table:style-name="ro1">
          <table:table-cell office:value-type="float" office:value="3294185" calcext:value-type="float">
            <text:p>3294185</text:p>
          </table:table-cell>
          <table:table-cell office:value-type="string" calcext:value-type="string">
            <text:p>https://api.github.com/repos/osmocom/openbsc</text:p>
          </table:table-cell>
          <table:table-cell table:formula="of:=REPLACE([.B727]; 1; 29; &quot;&quot;)" office:value-type="string" office:string-value="osmocom/openbsc" calcext:value-type="string">
            <text:p>osmocom/openbsc</text:p>
          </table:table-cell>
        </table:table-row>
        <table:table-row table:style-name="ro1">
          <table:table-cell office:value-type="float" office:value="3299723" calcext:value-type="float">
            <text:p>3299723</text:p>
          </table:table-cell>
          <table:table-cell office:value-type="string" calcext:value-type="string">
            <text:p>https://api.github.com/repos/jgalar/babeltrace</text:p>
          </table:table-cell>
          <table:table-cell table:formula="of:=REPLACE([.B728]; 1; 29; &quot;&quot;)" office:value-type="string" office:string-value="jgalar/babeltrace" calcext:value-type="string">
            <text:p>jgalar/babeltrace</text:p>
          </table:table-cell>
        </table:table-row>
        <table:table-row table:style-name="ro1">
          <table:table-cell office:value-type="float" office:value="3316690" calcext:value-type="float">
            <text:p>3316690</text:p>
          </table:table-cell>
          <table:table-cell office:value-type="string" calcext:value-type="string">
            <text:p>https://api.github.com/repos/lwfinger/rtl8723au</text:p>
          </table:table-cell>
          <table:table-cell table:formula="of:=REPLACE([.B729]; 1; 29; &quot;&quot;)" office:value-type="string" office:string-value="lwfinger/rtl8723au" calcext:value-type="string">
            <text:p>lwfinger/rtl8723au</text:p>
          </table:table-cell>
        </table:table-row>
        <table:table-row table:style-name="ro1">
          <table:table-cell office:value-type="float" office:value="3335630" calcext:value-type="float">
            <text:p>3335630</text:p>
          </table:table-cell>
          <table:table-cell office:value-type="string" calcext:value-type="string">
            <text:p>https://api.github.com/repos/GNOME/gvfs</text:p>
          </table:table-cell>
          <table:table-cell table:formula="of:=REPLACE([.B730]; 1; 29; &quot;&quot;)" office:value-type="string" office:string-value="GNOME/gvfs" calcext:value-type="string">
            <text:p>GNOME/gvfs</text:p>
          </table:table-cell>
        </table:table-row>
        <table:table-row table:style-name="ro1">
          <table:table-cell office:value-type="float" office:value="3367708" calcext:value-type="float">
            <text:p>3367708</text:p>
          </table:table-cell>
          <table:table-cell office:value-type="string" calcext:value-type="string">
            <text:p>https://api.github.com/repos/OpenRC/openrc</text:p>
          </table:table-cell>
          <table:table-cell table:formula="of:=REPLACE([.B731]; 1; 29; &quot;&quot;)" office:value-type="string" office:string-value="OpenRC/openrc" calcext:value-type="string">
            <text:p>OpenRC/openrc</text:p>
          </table:table-cell>
        </table:table-row>
        <table:table-row table:style-name="ro1">
          <table:table-cell office:value-type="float" office:value="3372381" calcext:value-type="float">
            <text:p>3372381</text:p>
          </table:table-cell>
          <table:table-cell office:value-type="string" calcext:value-type="string">
            <text:p>https://api.github.com/repos/tj90241/cen64</text:p>
          </table:table-cell>
          <table:table-cell table:formula="of:=REPLACE([.B732]; 1; 29; &quot;&quot;)" office:value-type="string" office:string-value="tj90241/cen64" calcext:value-type="string">
            <text:p>tj90241/cen64</text:p>
          </table:table-cell>
        </table:table-row>
        <table:table-row table:style-name="ro1">
          <table:table-cell office:value-type="float" office:value="3372543" calcext:value-type="float">
            <text:p>3372543</text:p>
          </table:table-cell>
          <table:table-cell office:value-type="string" calcext:value-type="string">
            <text:p>https://api.github.com/repos/the-tcpdump-group/tcpdump</text:p>
          </table:table-cell>
          <table:table-cell table:formula="of:=REPLACE([.B733]; 1; 29; &quot;&quot;)" office:value-type="string" office:string-value="the-tcpdump-group/tcpdump" calcext:value-type="string">
            <text:p>the-tcpdump-group/tcpdump</text:p>
          </table:table-cell>
        </table:table-row>
        <table:table-row table:style-name="ro1">
          <table:table-cell office:value-type="float" office:value="3372551" calcext:value-type="float">
            <text:p>3372551</text:p>
          </table:table-cell>
          <table:table-cell office:value-type="string" calcext:value-type="string">
            <text:p>https://api.github.com/repos/the-tcpdump-group/libpcap</text:p>
          </table:table-cell>
          <table:table-cell table:formula="of:=REPLACE([.B734]; 1; 29; &quot;&quot;)" office:value-type="string" office:string-value="the-tcpdump-group/libpcap" calcext:value-type="string">
            <text:p>the-tcpdump-group/libpcap</text:p>
          </table:table-cell>
        </table:table-row>
        <table:table-row table:style-name="ro1">
          <table:table-cell office:value-type="float" office:value="3407580" calcext:value-type="float">
            <text:p>3407580</text:p>
          </table:table-cell>
          <table:table-cell office:value-type="string" calcext:value-type="string">
            <text:p>https://api.github.com/repos/cn-uofbasel/ccn-lite</text:p>
          </table:table-cell>
          <table:table-cell table:formula="of:=REPLACE([.B735]; 1; 29; &quot;&quot;)" office:value-type="string" office:string-value="cn-uofbasel/ccn-lite" calcext:value-type="string">
            <text:p>cn-uofbasel/ccn-lite</text:p>
          </table:table-cell>
        </table:table-row>
        <table:table-row table:style-name="ro1">
          <table:table-cell office:value-type="float" office:value="3415824" calcext:value-type="float">
            <text:p>3415824</text:p>
          </table:table-cell>
          <table:table-cell office:value-type="string" calcext:value-type="string">
            <text:p>https://api.github.com/repos/Xilinx/gcc</text:p>
          </table:table-cell>
          <table:table-cell table:formula="of:=REPLACE([.B736]; 1; 29; &quot;&quot;)" office:value-type="string" office:string-value="Xilinx/gcc" calcext:value-type="string">
            <text:p>Xilinx/gcc</text:p>
          </table:table-cell>
        </table:table-row>
        <table:table-row table:style-name="ro1">
          <table:table-cell office:value-type="float" office:value="3416985" calcext:value-type="float">
            <text:p>3416985</text:p>
          </table:table-cell>
          <table:table-cell office:value-type="string" calcext:value-type="string">
            <text:p>https://api.github.com/repos/GNOME/glib</text:p>
          </table:table-cell>
          <table:table-cell table:formula="of:=REPLACE([.B737]; 1; 29; &quot;&quot;)" office:value-type="string" office:string-value="GNOME/glib" calcext:value-type="string">
            <text:p>GNOME/glib</text:p>
          </table:table-cell>
        </table:table-row>
        <table:table-row table:style-name="ro1">
          <table:table-cell office:value-type="float" office:value="3418689" calcext:value-type="float">
            <text:p>3418689</text:p>
          </table:table-cell>
          <table:table-cell office:value-type="string" calcext:value-type="string">
            <text:p>https://api.github.com/repos/pulseaudio/pulseaudio</text:p>
          </table:table-cell>
          <table:table-cell table:formula="of:=REPLACE([.B738]; 1; 29; &quot;&quot;)" office:value-type="string" office:string-value="pulseaudio/pulseaudio" calcext:value-type="string">
            <text:p>pulseaudio/pulseaudio</text:p>
          </table:table-cell>
        </table:table-row>
        <table:table-row table:style-name="ro1">
          <table:table-cell office:value-type="float" office:value="3434493" calcext:value-type="float">
            <text:p>3434493</text:p>
          </table:table-cell>
          <table:table-cell office:value-type="string" calcext:value-type="string">
            <text:p>https://api.github.com/repos/glfw/glfw</text:p>
          </table:table-cell>
          <table:table-cell table:formula="of:=REPLACE([.B739]; 1; 29; &quot;&quot;)" office:value-type="string" office:string-value="glfw/glfw" calcext:value-type="string">
            <text:p>glfw/glfw</text:p>
          </table:table-cell>
        </table:table-row>
        <table:table-row table:style-name="ro1">
          <table:table-cell office:value-type="float" office:value="3439744" calcext:value-type="float">
            <text:p>3439744</text:p>
          </table:table-cell>
          <table:table-cell office:value-type="string" calcext:value-type="string">
            <text:p>https://api.github.com/repos/sonyxperiadev/kernel</text:p>
          </table:table-cell>
          <table:table-cell table:formula="of:=REPLACE([.B740]; 1; 29; &quot;&quot;)" office:value-type="string" office:string-value="sonyxperiadev/kernel" calcext:value-type="string">
            <text:p>sonyxperiadev/kernel</text:p>
          </table:table-cell>
        </table:table-row>
        <table:table-row table:style-name="ro1">
          <table:table-cell office:value-type="float" office:value="3448463" calcext:value-type="float">
            <text:p>3448463</text:p>
          </table:table-cell>
          <table:table-cell office:value-type="string" calcext:value-type="string">
            <text:p>https://api.github.com/repos/Schischu/STLinux.BSP-Duckbox</text:p>
          </table:table-cell>
          <table:table-cell table:formula="of:=REPLACE([.B741]; 1; 29; &quot;&quot;)" office:value-type="string" office:string-value="Schischu/STLinux.BSP-Duckbox" calcext:value-type="string">
            <text:p>Schischu/STLinux.BSP-Duckbox</text:p>
          </table:table-cell>
        </table:table-row>
        <table:table-row table:style-name="ro1">
          <table:table-cell office:value-type="float" office:value="3449701" calcext:value-type="float">
            <text:p>3449701</text:p>
          </table:table-cell>
          <table:table-cell office:value-type="string" calcext:value-type="string">
            <text:p>https://api.github.com/repos/fletcher/MultiMarkdown-4</text:p>
          </table:table-cell>
          <table:table-cell table:formula="of:=REPLACE([.B742]; 1; 29; &quot;&quot;)" office:value-type="string" office:string-value="fletcher/MultiMarkdown-4" calcext:value-type="string">
            <text:p>fletcher/MultiMarkdown-4</text:p>
          </table:table-cell>
        </table:table-row>
        <table:table-row table:style-name="ro1">
          <table:table-cell office:value-type="float" office:value="3450056" calcext:value-type="float">
            <text:p>3450056</text:p>
          </table:table-cell>
          <table:table-cell office:value-type="string" calcext:value-type="string">
            <text:p>https://api.github.com/repos/sysstat/sysstat</text:p>
          </table:table-cell>
          <table:table-cell table:formula="of:=REPLACE([.B743]; 1; 29; &quot;&quot;)" office:value-type="string" office:string-value="sysstat/sysstat" calcext:value-type="string">
            <text:p>sysstat/sysstat</text:p>
          </table:table-cell>
        </table:table-row>
        <table:table-row table:style-name="ro1">
          <table:table-cell office:value-type="float" office:value="3452122" calcext:value-type="float">
            <text:p>3452122</text:p>
          </table:table-cell>
          <table:table-cell office:value-type="string" calcext:value-type="string">
            <text:p>https://api.github.com/repos/la1k/flyby</text:p>
          </table:table-cell>
          <table:table-cell table:formula="of:=REPLACE([.B744]; 1; 29; &quot;&quot;)" office:value-type="string" office:string-value="la1k/flyby" calcext:value-type="string">
            <text:p>la1k/flyby</text:p>
          </table:table-cell>
        </table:table-row>
        <table:table-row table:style-name="ro1">
          <table:table-cell office:value-type="float" office:value="3454240" calcext:value-type="float">
            <text:p>3454240</text:p>
          </table:table-cell>
          <table:table-cell office:value-type="string" calcext:value-type="string">
            <text:p>https://api.github.com/repos/cmatsuoka/libxmp</text:p>
          </table:table-cell>
          <table:table-cell table:formula="of:=REPLACE([.B745]; 1; 29; &quot;&quot;)" office:value-type="string" office:string-value="cmatsuoka/libxmp" calcext:value-type="string">
            <text:p>cmatsuoka/libxmp</text:p>
          </table:table-cell>
        </table:table-row>
        <table:table-row table:style-name="ro1">
          <table:table-cell office:value-type="float" office:value="3455507" calcext:value-type="float">
            <text:p>3455507</text:p>
          </table:table-cell>
          <table:table-cell office:value-type="string" calcext:value-type="string">
            <text:p>https://api.github.com/repos/richzw/CodeHome</text:p>
          </table:table-cell>
          <table:table-cell table:formula="of:=REPLACE([.B746]; 1; 29; &quot;&quot;)" office:value-type="string" office:string-value="richzw/CodeHome" calcext:value-type="string">
            <text:p>richzw/CodeHome</text:p>
          </table:table-cell>
        </table:table-row>
        <table:table-row table:style-name="ro1">
          <table:table-cell office:value-type="float" office:value="3455590" calcext:value-type="float">
            <text:p>3455590</text:p>
          </table:table-cell>
          <table:table-cell office:value-type="string" calcext:value-type="string">
            <text:p>https://api.github.com/repos/FuangCao/cavan</text:p>
          </table:table-cell>
          <table:table-cell table:formula="of:=REPLACE([.B747]; 1; 29; &quot;&quot;)" office:value-type="string" office:string-value="FuangCao/cavan" calcext:value-type="string">
            <text:p>FuangCao/cavan</text:p>
          </table:table-cell>
        </table:table-row>
        <table:table-row table:style-name="ro1">
          <table:table-cell office:value-type="float" office:value="3456723" calcext:value-type="float">
            <text:p>3456723</text:p>
          </table:table-cell>
          <table:table-cell office:value-type="string" calcext:value-type="string">
            <text:p>https://api.github.com/repos/jkstrick/samba</text:p>
          </table:table-cell>
          <table:table-cell table:formula="of:=REPLACE([.B748]; 1; 29; &quot;&quot;)" office:value-type="string" office:string-value="jkstrick/samba" calcext:value-type="string">
            <text:p>jkstrick/samba</text:p>
          </table:table-cell>
        </table:table-row>
        <table:table-row table:style-name="ro1">
          <table:table-cell office:value-type="float" office:value="3465447" calcext:value-type="float">
            <text:p>3465447</text:p>
          </table:table-cell>
          <table:table-cell office:value-type="string" calcext:value-type="string">
            <text:p>https://api.github.com/repos/jeeb/mpc-be</text:p>
          </table:table-cell>
          <table:table-cell table:formula="of:=REPLACE([.B749]; 1; 29; &quot;&quot;)" office:value-type="string" office:string-value="jeeb/mpc-be" calcext:value-type="string">
            <text:p>jeeb/mpc-be</text:p>
          </table:table-cell>
        </table:table-row>
        <table:table-row table:style-name="ro1">
          <table:table-cell office:value-type="float" office:value="3471761" calcext:value-type="float">
            <text:p>3471761</text:p>
          </table:table-cell>
          <table:table-cell office:value-type="string" calcext:value-type="string">
            <text:p>https://api.github.com/repos/SlimRoms/kernel_lge_mako</text:p>
          </table:table-cell>
          <table:table-cell table:formula="of:=REPLACE([.B750]; 1; 29; &quot;&quot;)" office:value-type="string" office:string-value="SlimRoms/kernel_lge_mako" calcext:value-type="string">
            <text:p>SlimRoms/kernel_lge_mako</text:p>
          </table:table-cell>
        </table:table-row>
        <table:table-row table:style-name="ro1">
          <table:table-cell office:value-type="float" office:value="3478410" calcext:value-type="float">
            <text:p>3478410</text:p>
          </table:table-cell>
          <table:table-cell office:value-type="string" calcext:value-type="string">
            <text:p>https://api.github.com/repos/frugalware/fvbe</text:p>
          </table:table-cell>
          <table:table-cell table:formula="of:=REPLACE([.B751]; 1; 29; &quot;&quot;)" office:value-type="string" office:string-value="frugalware/fvbe" calcext:value-type="string">
            <text:p>frugalware/fvbe</text:p>
          </table:table-cell>
        </table:table-row>
        <table:table-row table:style-name="ro1">
          <table:table-cell office:value-type="float" office:value="3482382" calcext:value-type="float">
            <text:p>3482382</text:p>
          </table:table-cell>
          <table:table-cell office:value-type="string" calcext:value-type="string">
            <text:p>https://api.github.com/repos/Xilinx/glibc</text:p>
          </table:table-cell>
          <table:table-cell table:formula="of:=REPLACE([.B752]; 1; 29; &quot;&quot;)" office:value-type="string" office:string-value="Xilinx/glibc" calcext:value-type="string">
            <text:p>Xilinx/glibc</text:p>
          </table:table-cell>
        </table:table-row>
        <table:table-row table:style-name="ro1">
          <table:table-cell office:value-type="float" office:value="3484176" calcext:value-type="float">
            <text:p>3484176</text:p>
          </table:table-cell>
          <table:table-cell office:value-type="string" calcext:value-type="string">
            <text:p>https://api.github.com/repos/hugsy/proxenet</text:p>
          </table:table-cell>
          <table:table-cell table:formula="of:=REPLACE([.B753]; 1; 29; &quot;&quot;)" office:value-type="string" office:string-value="hugsy/proxenet" calcext:value-type="string">
            <text:p>hugsy/proxenet</text:p>
          </table:table-cell>
        </table:table-row>
        <table:table-row table:style-name="ro1">
          <table:table-cell office:value-type="float" office:value="3498320" calcext:value-type="float">
            <text:p>3498320</text:p>
          </table:table-cell>
          <table:table-cell office:value-type="string" calcext:value-type="string">
            <text:p>https://api.github.com/repos/Sabayon/kernel</text:p>
          </table:table-cell>
          <table:table-cell table:formula="of:=REPLACE([.B754]; 1; 29; &quot;&quot;)" office:value-type="string" office:string-value="Sabayon/kernel" calcext:value-type="string">
            <text:p>Sabayon/kernel</text:p>
          </table:table-cell>
        </table:table-row>
        <table:table-row table:style-name="ro1">
          <table:table-cell office:value-type="float" office:value="3502937" calcext:value-type="float">
            <text:p>3502937</text:p>
          </table:table-cell>
          <table:table-cell office:value-type="string" calcext:value-type="string">
            <text:p>https://api.github.com/repos/scafacos/scafacos</text:p>
          </table:table-cell>
          <table:table-cell table:formula="of:=REPLACE([.B755]; 1; 29; &quot;&quot;)" office:value-type="string" office:string-value="scafacos/scafacos" calcext:value-type="string">
            <text:p>scafacos/scafacos</text:p>
          </table:table-cell>
        </table:table-row>
        <table:table-row table:style-name="ro1">
          <table:table-cell office:value-type="float" office:value="3504924" calcext:value-type="float">
            <text:p>3504924</text:p>
          </table:table-cell>
          <table:table-cell office:value-type="string" calcext:value-type="string">
            <text:p>https://api.github.com/repos/multigcs/multigcs</text:p>
          </table:table-cell>
          <table:table-cell table:formula="of:=REPLACE([.B756]; 1; 29; &quot;&quot;)" office:value-type="string" office:string-value="multigcs/multigcs" calcext:value-type="string">
            <text:p>multigcs/multigcs</text:p>
          </table:table-cell>
        </table:table-row>
        <table:table-row table:style-name="ro1">
          <table:table-cell office:value-type="float" office:value="3508912" calcext:value-type="float">
            <text:p>3508912</text:p>
          </table:table-cell>
          <table:table-cell office:value-type="string" calcext:value-type="string">
            <text:p>https://api.github.com/repos/markfasheh/duperemove</text:p>
          </table:table-cell>
          <table:table-cell table:formula="of:=REPLACE([.B757]; 1; 29; &quot;&quot;)" office:value-type="string" office:string-value="markfasheh/duperemove" calcext:value-type="string">
            <text:p>markfasheh/duperemove</text:p>
          </table:table-cell>
        </table:table-row>
        <table:table-row table:style-name="ro1">
          <table:table-cell office:value-type="float" office:value="3512616" calcext:value-type="float">
            <text:p>3512616</text:p>
          </table:table-cell>
          <table:table-cell office:value-type="string" calcext:value-type="string">
            <text:p>https://api.github.com/repos/frida/frida-core</text:p>
          </table:table-cell>
          <table:table-cell table:formula="of:=REPLACE([.B758]; 1; 29; &quot;&quot;)" office:value-type="string" office:string-value="frida/frida-core" calcext:value-type="string">
            <text:p>frida/frida-core</text:p>
          </table:table-cell>
        </table:table-row>
        <table:table-row table:style-name="ro1">
          <table:table-cell office:value-type="float" office:value="3523020" calcext:value-type="float">
            <text:p>3523020</text:p>
          </table:table-cell>
          <table:table-cell office:value-type="string" calcext:value-type="string">
            <text:p>https://api.github.com/repos/Xilinx/u-boot-xlnx</text:p>
          </table:table-cell>
          <table:table-cell table:formula="of:=REPLACE([.B759]; 1; 29; &quot;&quot;)" office:value-type="string" office:string-value="Xilinx/u-boot-xlnx" calcext:value-type="string">
            <text:p>Xilinx/u-boot-xlnx</text:p>
          </table:table-cell>
        </table:table-row>
        <table:table-row table:style-name="ro1">
          <table:table-cell office:value-type="float" office:value="3523485" calcext:value-type="float">
            <text:p>3523485</text:p>
          </table:table-cell>
          <table:table-cell office:value-type="string" calcext:value-type="string">
            <text:p>https://api.github.com/repos/eehouse/xwords</text:p>
          </table:table-cell>
          <table:table-cell table:formula="of:=REPLACE([.B760]; 1; 29; &quot;&quot;)" office:value-type="string" office:string-value="eehouse/xwords" calcext:value-type="string">
            <text:p>eehouse/xwords</text:p>
          </table:table-cell>
        </table:table-row>
        <table:table-row table:style-name="ro1">
          <table:table-cell office:value-type="float" office:value="3533234" calcext:value-type="float">
            <text:p>3533234</text:p>
          </table:table-cell>
          <table:table-cell office:value-type="string" calcext:value-type="string">
            <text:p>https://api.github.com/repos/SunnyKi/bareBoot</text:p>
          </table:table-cell>
          <table:table-cell table:formula="of:=REPLACE([.B761]; 1; 29; &quot;&quot;)" office:value-type="string" office:string-value="SunnyKi/bareBoot" calcext:value-type="string">
            <text:p>SunnyKi/bareBoot</text:p>
          </table:table-cell>
        </table:table-row>
        <table:table-row table:style-name="ro1">
          <table:table-cell office:value-type="float" office:value="3539616" calcext:value-type="float">
            <text:p>3539616</text:p>
          </table:table-cell>
          <table:table-cell office:value-type="string" calcext:value-type="string">
            <text:p>https://api.github.com/repos/RHESSys/RHESSys</text:p>
          </table:table-cell>
          <table:table-cell table:formula="of:=REPLACE([.B762]; 1; 29; &quot;&quot;)" office:value-type="string" office:string-value="RHESSys/RHESSys" calcext:value-type="string">
            <text:p>RHESSys/RHESSys</text:p>
          </table:table-cell>
        </table:table-row>
        <table:table-row table:style-name="ro1">
          <table:table-cell office:value-type="float" office:value="3543526" calcext:value-type="float">
            <text:p>3543526</text:p>
          </table:table-cell>
          <table:table-cell office:value-type="string" calcext:value-type="string">
            <text:p>https://api.github.com/repos/Buzztrax/buzztrax</text:p>
          </table:table-cell>
          <table:table-cell table:formula="of:=REPLACE([.B763]; 1; 29; &quot;&quot;)" office:value-type="string" office:string-value="Buzztrax/buzztrax" calcext:value-type="string">
            <text:p>Buzztrax/buzztrax</text:p>
          </table:table-cell>
        </table:table-row>
        <table:table-row table:style-name="ro1">
          <table:table-cell office:value-type="float" office:value="3544060" calcext:value-type="float">
            <text:p>3544060</text:p>
          </table:table-cell>
          <table:table-cell office:value-type="string" calcext:value-type="string">
            <text:p>https://api.github.com/repos/vathpela/grub2-fedora</text:p>
          </table:table-cell>
          <table:table-cell table:formula="of:=REPLACE([.B764]; 1; 29; &quot;&quot;)" office:value-type="string" office:string-value="vathpela/grub2-fedora" calcext:value-type="string">
            <text:p>vathpela/grub2-fedora</text:p>
          </table:table-cell>
        </table:table-row>
        <table:table-row table:style-name="ro1">
          <table:table-cell office:value-type="float" office:value="3545012" calcext:value-type="float">
            <text:p>3545012</text:p>
          </table:table-cell>
          <table:table-cell office:value-type="string" calcext:value-type="string">
            <text:p>https://api.github.com/repos/mir-ror/valgrind</text:p>
          </table:table-cell>
          <table:table-cell table:formula="of:=REPLACE([.B765]; 1; 29; &quot;&quot;)" office:value-type="string" office:string-value="mir-ror/valgrind" calcext:value-type="string">
            <text:p>mir-ror/valgrind</text:p>
          </table:table-cell>
        </table:table-row>
        <table:table-row table:style-name="ro1">
          <table:table-cell office:value-type="float" office:value="3545110" calcext:value-type="float">
            <text:p>3545110</text:p>
          </table:table-cell>
          <table:table-cell office:value-type="string" calcext:value-type="string">
            <text:p>https://api.github.com/repos/SaberMod/GCC_SaberMod</text:p>
          </table:table-cell>
          <table:table-cell table:formula="of:=REPLACE([.B766]; 1; 29; &quot;&quot;)" office:value-type="string" office:string-value="SaberMod/GCC_SaberMod" calcext:value-type="string">
            <text:p>SaberMod/GCC_SaberMod</text:p>
          </table:table-cell>
        </table:table-row>
        <table:table-row table:style-name="ro1">
          <table:table-cell office:value-type="float" office:value="3560380" calcext:value-type="float">
            <text:p>3560380</text:p>
          </table:table-cell>
          <table:table-cell office:value-type="string" calcext:value-type="string">
            <text:p>https://api.github.com/repos/debrouxl/tilibs</text:p>
          </table:table-cell>
          <table:table-cell table:formula="of:=REPLACE([.B767]; 1; 29; &quot;&quot;)" office:value-type="string" office:string-value="debrouxl/tilibs" calcext:value-type="string">
            <text:p>debrouxl/tilibs</text:p>
          </table:table-cell>
        </table:table-row>
        <table:table-row table:style-name="ro1">
          <table:table-cell office:value-type="float" office:value="3569883" calcext:value-type="float">
            <text:p>3569883</text:p>
          </table:table-cell>
          <table:table-cell office:value-type="string" calcext:value-type="string">
            <text:p>https://api.github.com/repos/MorgothCreator/mSdk</text:p>
          </table:table-cell>
          <table:table-cell table:formula="of:=REPLACE([.B768]; 1; 29; &quot;&quot;)" office:value-type="string" office:string-value="MorgothCreator/mSdk" calcext:value-type="string">
            <text:p>MorgothCreator/mSdk</text:p>
          </table:table-cell>
        </table:table-row>
        <table:table-row table:style-name="ro1">
          <table:table-cell office:value-type="float" office:value="3577254" calcext:value-type="float">
            <text:p>3577254</text:p>
          </table:table-cell>
          <table:table-cell office:value-type="string" calcext:value-type="string">
            <text:p>https://api.github.com/repos/ktoonsez/KT-SGS4</text:p>
          </table:table-cell>
          <table:table-cell table:formula="of:=REPLACE([.B769]; 1; 29; &quot;&quot;)" office:value-type="string" office:string-value="ktoonsez/KT-SGS4" calcext:value-type="string">
            <text:p>ktoonsez/KT-SGS4</text:p>
          </table:table-cell>
        </table:table-row>
        <table:table-row table:style-name="ro1">
          <table:table-cell office:value-type="float" office:value="3582526" calcext:value-type="float">
            <text:p>3582526</text:p>
          </table:table-cell>
          <table:table-cell office:value-type="string" calcext:value-type="string">
            <text:p>https://api.github.com/repos/kunquat/kunquat</text:p>
          </table:table-cell>
          <table:table-cell table:formula="of:=REPLACE([.B770]; 1; 29; &quot;&quot;)" office:value-type="string" office:string-value="kunquat/kunquat" calcext:value-type="string">
            <text:p>kunquat/kunquat</text:p>
          </table:table-cell>
        </table:table-row>
        <table:table-row table:style-name="ro1">
          <table:table-cell office:value-type="float" office:value="3587187" calcext:value-type="float">
            <text:p>3587187</text:p>
          </table:table-cell>
          <table:table-cell office:value-type="string" calcext:value-type="string">
            <text:p>https://api.github.com/repos/sfjro/aufs3-linux</text:p>
          </table:table-cell>
          <table:table-cell table:formula="of:=REPLACE([.B771]; 1; 29; &quot;&quot;)" office:value-type="string" office:string-value="sfjro/aufs3-linux" calcext:value-type="string">
            <text:p>sfjro/aufs3-linux</text:p>
          </table:table-cell>
        </table:table-row>
        <table:table-row table:style-name="ro1">
          <table:table-cell office:value-type="float" office:value="3594083" calcext:value-type="float">
            <text:p>3594083</text:p>
          </table:table-cell>
          <table:table-cell office:value-type="string" calcext:value-type="string">
            <text:p>https://api.github.com/repos/rpm-software-management/createrepo_c</text:p>
          </table:table-cell>
          <table:table-cell table:formula="of:=REPLACE([.B772]; 1; 29; &quot;&quot;)" office:value-type="string" office:string-value="rpm-software-management/createrepo_c" calcext:value-type="string">
            <text:p>rpm-software-management/createrepo_c</text:p>
          </table:table-cell>
        </table:table-row>
        <table:table-row table:style-name="ro1">
          <table:table-cell office:value-type="float" office:value="3609896" calcext:value-type="float">
            <text:p>3609896</text:p>
          </table:table-cell>
          <table:table-cell office:value-type="string" calcext:value-type="string">
            <text:p>https://api.github.com/repos/librae8226/nuttx-git</text:p>
          </table:table-cell>
          <table:table-cell table:formula="of:=REPLACE([.B773]; 1; 29; &quot;&quot;)" office:value-type="string" office:string-value="librae8226/nuttx-git" calcext:value-type="string">
            <text:p>librae8226/nuttx-git</text:p>
          </table:table-cell>
        </table:table-row>
        <table:table-row table:style-name="ro1">
          <table:table-cell office:value-type="float" office:value="3621558" calcext:value-type="float">
            <text:p>3621558</text:p>
          </table:table-cell>
          <table:table-cell office:value-type="string" calcext:value-type="string">
            <text:p>https://api.github.com/repos/insieme/insieme</text:p>
          </table:table-cell>
          <table:table-cell table:formula="of:=REPLACE([.B774]; 1; 29; &quot;&quot;)" office:value-type="string" office:string-value="insieme/insieme" calcext:value-type="string">
            <text:p>insieme/insieme</text:p>
          </table:table-cell>
        </table:table-row>
        <table:table-row table:style-name="ro1">
          <table:table-cell office:value-type="float" office:value="3622515" calcext:value-type="float">
            <text:p>3622515</text:p>
          </table:table-cell>
          <table:table-cell office:value-type="string" calcext:value-type="string">
            <text:p>https://api.github.com/repos/sonyxperiadev/prima</text:p>
          </table:table-cell>
          <table:table-cell table:formula="of:=REPLACE([.B775]; 1; 29; &quot;&quot;)" office:value-type="string" office:string-value="sonyxperiadev/prima" calcext:value-type="string">
            <text:p>sonyxperiadev/prima</text:p>
          </table:table-cell>
        </table:table-row>
        <table:table-row table:style-name="ro1">
          <table:table-cell office:value-type="float" office:value="3628841" calcext:value-type="float">
            <text:p>3628841</text:p>
          </table:table-cell>
          <table:table-cell office:value-type="string" calcext:value-type="string">
            <text:p>https://api.github.com/repos/jonathancast/globalscript</text:p>
          </table:table-cell>
          <table:table-cell table:formula="of:=REPLACE([.B776]; 1; 29; &quot;&quot;)" office:value-type="string" office:string-value="jonathancast/globalscript" calcext:value-type="string">
            <text:p>jonathancast/globalscript</text:p>
          </table:table-cell>
        </table:table-row>
        <table:table-row table:style-name="ro1">
          <table:table-cell office:value-type="float" office:value="3630462" calcext:value-type="float">
            <text:p>3630462</text:p>
          </table:table-cell>
          <table:table-cell office:value-type="string" calcext:value-type="string">
            <text:p>https://api.github.com/repos/zerotier/ZeroTierOne</text:p>
          </table:table-cell>
          <table:table-cell table:formula="of:=REPLACE([.B777]; 1; 29; &quot;&quot;)" office:value-type="string" office:string-value="zerotier/ZeroTierOne" calcext:value-type="string">
            <text:p>zerotier/ZeroTierOne</text:p>
          </table:table-cell>
        </table:table-row>
        <table:table-row table:style-name="ro1">
          <table:table-cell office:value-type="float" office:value="3633280" calcext:value-type="float">
            <text:p>3633280</text:p>
          </table:table-cell>
          <table:table-cell office:value-type="string" calcext:value-type="string">
            <text:p>https://api.github.com/repos/rsbx/389ds</text:p>
          </table:table-cell>
          <table:table-cell table:formula="of:=REPLACE([.B778]; 1; 29; &quot;&quot;)" office:value-type="string" office:string-value="rsbx/389ds" calcext:value-type="string">
            <text:p>rsbx/389ds</text:p>
          </table:table-cell>
        </table:table-row>
        <table:table-row table:style-name="ro1">
          <table:table-cell office:value-type="float" office:value="3648248" calcext:value-type="float">
            <text:p>3648248</text:p>
          </table:table-cell>
          <table:table-cell office:value-type="string" calcext:value-type="string">
            <text:p>https://api.github.com/repos/OpenSIPS/opensips</text:p>
          </table:table-cell>
          <table:table-cell table:formula="of:=REPLACE([.B779]; 1; 29; &quot;&quot;)" office:value-type="string" office:string-value="OpenSIPS/opensips" calcext:value-type="string">
            <text:p>OpenSIPS/opensips</text:p>
          </table:table-cell>
        </table:table-row>
        <table:table-row table:style-name="ro1">
          <table:table-cell office:value-type="float" office:value="3659261" calcext:value-type="float">
            <text:p>3659261</text:p>
          </table:table-cell>
          <table:table-cell office:value-type="string" calcext:value-type="string">
            <text:p>https://api.github.com/repos/persia/freeciv</text:p>
          </table:table-cell>
          <table:table-cell table:formula="of:=REPLACE([.B780]; 1; 29; &quot;&quot;)" office:value-type="string" office:string-value="persia/freeciv" calcext:value-type="string">
            <text:p>persia/freeciv</text:p>
          </table:table-cell>
        </table:table-row>
        <table:table-row table:style-name="ro1">
          <table:table-cell office:value-type="float" office:value="3670119" calcext:value-type="float">
            <text:p>3670119</text:p>
          </table:table-cell>
          <table:table-cell office:value-type="string" calcext:value-type="string">
            <text:p>https://api.github.com/repos/mirror/desmume</text:p>
          </table:table-cell>
          <table:table-cell table:formula="of:=REPLACE([.B781]; 1; 29; &quot;&quot;)" office:value-type="string" office:string-value="mirror/desmume" calcext:value-type="string">
            <text:p>mirror/desmume</text:p>
          </table:table-cell>
        </table:table-row>
        <table:table-row table:style-name="ro1">
          <table:table-cell office:value-type="float" office:value="3675741" calcext:value-type="float">
            <text:p>3675741</text:p>
          </table:table-cell>
          <table:table-cell office:value-type="string" calcext:value-type="string">
            <text:p>https://api.github.com/repos/benjaminy/Charcoal</text:p>
          </table:table-cell>
          <table:table-cell table:formula="of:=REPLACE([.B782]; 1; 29; &quot;&quot;)" office:value-type="string" office:string-value="benjaminy/Charcoal" calcext:value-type="string">
            <text:p>benjaminy/Charcoal</text:p>
          </table:table-cell>
        </table:table-row>
        <table:table-row table:style-name="ro1">
          <table:table-cell office:value-type="float" office:value="3681119" calcext:value-type="float">
            <text:p>3681119</text:p>
          </table:table-cell>
          <table:table-cell office:value-type="string" calcext:value-type="string">
            <text:p>https://api.github.com/repos/andysworkshop/stm32plus</text:p>
          </table:table-cell>
          <table:table-cell table:formula="of:=REPLACE([.B783]; 1; 29; &quot;&quot;)" office:value-type="string" office:string-value="andysworkshop/stm32plus" calcext:value-type="string">
            <text:p>andysworkshop/stm32plus</text:p>
          </table:table-cell>
        </table:table-row>
        <table:table-row table:style-name="ro1">
          <table:table-cell office:value-type="float" office:value="3683364" calcext:value-type="float">
            <text:p>3683364</text:p>
          </table:table-cell>
          <table:table-cell office:value-type="string" calcext:value-type="string">
            <text:p>https://api.github.com/repos/OpenIndiana/oi-userland</text:p>
          </table:table-cell>
          <table:table-cell table:formula="of:=REPLACE([.B784]; 1; 29; &quot;&quot;)" office:value-type="string" office:string-value="OpenIndiana/oi-userland" calcext:value-type="string">
            <text:p>OpenIndiana/oi-userland</text:p>
          </table:table-cell>
        </table:table-row>
        <table:table-row table:style-name="ro1">
          <table:table-cell office:value-type="float" office:value="3684302" calcext:value-type="float">
            <text:p>3684302</text:p>
          </table:table-cell>
          <table:table-cell office:value-type="string" calcext:value-type="string">
            <text:p>https://api.github.com/repos/weareleka/moti</text:p>
          </table:table-cell>
          <table:table-cell table:formula="of:=REPLACE([.B785]; 1; 29; &quot;&quot;)" office:value-type="string" office:string-value="weareleka/moti" calcext:value-type="string">
            <text:p>weareleka/moti</text:p>
          </table:table-cell>
        </table:table-row>
        <table:table-row table:style-name="ro1">
          <table:table-cell office:value-type="float" office:value="3688310" calcext:value-type="float">
            <text:p>3688310</text:p>
          </table:table-cell>
          <table:table-cell office:value-type="string" calcext:value-type="string">
            <text:p>https://api.github.com/repos/msakuta/VastSpace</text:p>
          </table:table-cell>
          <table:table-cell table:formula="of:=REPLACE([.B786]; 1; 29; &quot;&quot;)" office:value-type="string" office:string-value="msakuta/VastSpace" calcext:value-type="string">
            <text:p>msakuta/VastSpace</text:p>
          </table:table-cell>
        </table:table-row>
        <table:table-row table:style-name="ro1">
          <table:table-cell office:value-type="float" office:value="3699835" calcext:value-type="float">
            <text:p>3699835</text:p>
          </table:table-cell>
          <table:table-cell office:value-type="string" calcext:value-type="string">
            <text:p>https://api.github.com/repos/tklengyel/xen</text:p>
          </table:table-cell>
          <table:table-cell table:formula="of:=REPLACE([.B787]; 1; 29; &quot;&quot;)" office:value-type="string" office:string-value="tklengyel/xen" calcext:value-type="string">
            <text:p>tklengyel/xen</text:p>
          </table:table-cell>
        </table:table-row>
        <table:table-row table:style-name="ro1">
          <table:table-cell office:value-type="float" office:value="3700405" calcext:value-type="float">
            <text:p>3700405</text:p>
          </table:table-cell>
          <table:table-cell office:value-type="string" calcext:value-type="string">
            <text:p>https://api.github.com/repos/xively/libxively</text:p>
          </table:table-cell>
          <table:table-cell table:formula="of:=REPLACE([.B788]; 1; 29; &quot;&quot;)" office:value-type="string" office:string-value="xively/libxively" calcext:value-type="string">
            <text:p>xively/libxively</text:p>
          </table:table-cell>
        </table:table-row>
        <table:table-row table:style-name="ro1">
          <table:table-cell office:value-type="float" office:value="3706357" calcext:value-type="float">
            <text:p>3706357</text:p>
          </table:table-cell>
          <table:table-cell office:value-type="string" calcext:value-type="string">
            <text:p>https://api.github.com/repos/la1k/libpredict</text:p>
          </table:table-cell>
          <table:table-cell table:formula="of:=REPLACE([.B789]; 1; 29; &quot;&quot;)" office:value-type="string" office:string-value="la1k/libpredict" calcext:value-type="string">
            <text:p>la1k/libpredict</text:p>
          </table:table-cell>
        </table:table-row>
        <table:table-row table:style-name="ro1">
          <table:table-cell office:value-type="float" office:value="3710056" calcext:value-type="float">
            <text:p>3710056</text:p>
          </table:table-cell>
          <table:table-cell office:value-type="string" calcext:value-type="string">
            <text:p>https://api.github.com/repos/qtproject/qt5</text:p>
          </table:table-cell>
          <table:table-cell table:formula="of:=REPLACE([.B790]; 1; 29; &quot;&quot;)" office:value-type="string" office:string-value="qtproject/qt5" calcext:value-type="string">
            <text:p>qtproject/qt5</text:p>
          </table:table-cell>
        </table:table-row>
        <table:table-row table:style-name="ro1">
          <table:table-cell office:value-type="float" office:value="3713715" calcext:value-type="float">
            <text:p>3713715</text:p>
          </table:table-cell>
          <table:table-cell office:value-type="string" calcext:value-type="string">
            <text:p>https://api.github.com/repos/rene0/dcf77pi</text:p>
          </table:table-cell>
          <table:table-cell table:formula="of:=REPLACE([.B791]; 1; 29; &quot;&quot;)" office:value-type="string" office:string-value="rene0/dcf77pi" calcext:value-type="string">
            <text:p>rene0/dcf77pi</text:p>
          </table:table-cell>
        </table:table-row>
        <table:table-row table:style-name="ro1">
          <table:table-cell office:value-type="float" office:value="3716753" calcext:value-type="float">
            <text:p>3716753</text:p>
          </table:table-cell>
          <table:table-cell office:value-type="string" calcext:value-type="string">
            <text:p>https://api.github.com/repos/libre-mesh/lime-packages</text:p>
          </table:table-cell>
          <table:table-cell table:formula="of:=REPLACE([.B792]; 1; 29; &quot;&quot;)" office:value-type="string" office:string-value="libre-mesh/lime-packages" calcext:value-type="string">
            <text:p>libre-mesh/lime-packages</text:p>
          </table:table-cell>
        </table:table-row>
        <table:table-row table:style-name="ro1">
          <table:table-cell office:value-type="float" office:value="3722338" calcext:value-type="float">
            <text:p>3722338</text:p>
          </table:table-cell>
          <table:table-cell office:value-type="string" calcext:value-type="string">
            <text:p>https://api.github.com/repos/renard314/textfairy</text:p>
          </table:table-cell>
          <table:table-cell table:formula="of:=REPLACE([.B793]; 1; 29; &quot;&quot;)" office:value-type="string" office:string-value="renard314/textfairy" calcext:value-type="string">
            <text:p>renard314/textfairy</text:p>
          </table:table-cell>
        </table:table-row>
        <table:table-row table:style-name="ro1">
          <table:table-cell office:value-type="float" office:value="3732321" calcext:value-type="float">
            <text:p>3732321</text:p>
          </table:table-cell>
          <table:table-cell office:value-type="string" calcext:value-type="string">
            <text:p>https://api.github.com/repos/BibAlex/bhl_rails</text:p>
          </table:table-cell>
          <table:table-cell table:formula="of:=REPLACE([.B794]; 1; 29; &quot;&quot;)" office:value-type="string" office:string-value="BibAlex/bhl_rails" calcext:value-type="string">
            <text:p>BibAlex/bhl_rails</text:p>
          </table:table-cell>
        </table:table-row>
        <table:table-row table:style-name="ro1">
          <table:table-cell office:value-type="float" office:value="3739051" calcext:value-type="float">
            <text:p>3739051</text:p>
          </table:table-cell>
          <table:table-cell office:value-type="string" calcext:value-type="string">
            <text:p>https://api.github.com/repos/facebook/watchman</text:p>
          </table:table-cell>
          <table:table-cell table:formula="of:=REPLACE([.B795]; 1; 29; &quot;&quot;)" office:value-type="string" office:string-value="facebook/watchman" calcext:value-type="string">
            <text:p>facebook/watchman</text:p>
          </table:table-cell>
        </table:table-row>
        <table:table-row table:style-name="ro1">
          <table:table-cell office:value-type="float" office:value="3757508" calcext:value-type="float">
            <text:p>3757508</text:p>
          </table:table-cell>
          <table:table-cell office:value-type="string" calcext:value-type="string">
            <text:p>https://api.github.com/repos/freebsd/pkg</text:p>
          </table:table-cell>
          <table:table-cell table:formula="of:=REPLACE([.B796]; 1; 29; &quot;&quot;)" office:value-type="string" office:string-value="freebsd/pkg" calcext:value-type="string">
            <text:p>freebsd/pkg</text:p>
          </table:table-cell>
        </table:table-row>
        <table:table-row table:style-name="ro1">
          <table:table-cell office:value-type="float" office:value="3757892" calcext:value-type="float">
            <text:p>3757892</text:p>
          </table:table-cell>
          <table:table-cell office:value-type="string" calcext:value-type="string">
            <text:p>https://api.github.com/repos/cchriste/visit</text:p>
          </table:table-cell>
          <table:table-cell table:formula="of:=REPLACE([.B797]; 1; 29; &quot;&quot;)" office:value-type="string" office:string-value="cchriste/visit" calcext:value-type="string">
            <text:p>cchriste/visit</text:p>
          </table:table-cell>
        </table:table-row>
        <table:table-row table:style-name="ro1">
          <table:table-cell office:value-type="float" office:value="3766089" calcext:value-type="float">
            <text:p>3766089</text:p>
          </table:table-cell>
          <table:table-cell office:value-type="string" calcext:value-type="string">
            <text:p>https://api.github.com/repos/GNOME/cheese</text:p>
          </table:table-cell>
          <table:table-cell table:formula="of:=REPLACE([.B798]; 1; 29; &quot;&quot;)" office:value-type="string" office:string-value="GNOME/cheese" calcext:value-type="string">
            <text:p>GNOME/cheese</text:p>
          </table:table-cell>
        </table:table-row>
        <table:table-row table:style-name="ro1">
          <table:table-cell office:value-type="float" office:value="3770201" calcext:value-type="float">
            <text:p>3770201</text:p>
          </table:table-cell>
          <table:table-cell office:value-type="string" calcext:value-type="string">
            <text:p>https://api.github.com/repos/OlyCow/FTC_2013-2014</text:p>
          </table:table-cell>
          <table:table-cell table:formula="of:=REPLACE([.B799]; 1; 29; &quot;&quot;)" office:value-type="string" office:string-value="OlyCow/FTC_2013-2014" calcext:value-type="string">
            <text:p>OlyCow/FTC_2013-2014</text:p>
          </table:table-cell>
        </table:table-row>
        <table:table-row table:style-name="ro1">
          <table:table-cell office:value-type="float" office:value="3773992" calcext:value-type="float">
            <text:p>3773992</text:p>
          </table:table-cell>
          <table:table-cell office:value-type="string" calcext:value-type="string">
            <text:p>https://api.github.com/repos/PX4/NuttX</text:p>
          </table:table-cell>
          <table:table-cell table:formula="of:=REPLACE([.B800]; 1; 29; &quot;&quot;)" office:value-type="string" office:string-value="PX4/NuttX" calcext:value-type="string">
            <text:p>PX4/NuttX</text:p>
          </table:table-cell>
        </table:table-row>
        <table:table-row table:style-name="ro1">
          <table:table-cell office:value-type="float" office:value="3777646" calcext:value-type="float">
            <text:p>3777646</text:p>
          </table:table-cell>
          <table:table-cell office:value-type="string" calcext:value-type="string">
            <text:p>https://api.github.com/repos/vheuken/Purity2D</text:p>
          </table:table-cell>
          <table:table-cell table:formula="of:=REPLACE([.B801]; 1; 29; &quot;&quot;)" office:value-type="string" office:string-value="vheuken/Purity2D" calcext:value-type="string">
            <text:p>vheuken/Purity2D</text:p>
          </table:table-cell>
        </table:table-row>
        <table:table-row table:style-name="ro1">
          <table:table-cell office:value-type="float" office:value="3780546" calcext:value-type="float">
            <text:p>3780546</text:p>
          </table:table-cell>
          <table:table-cell office:value-type="string" calcext:value-type="string">
            <text:p>https://api.github.com/repos/doadin/android_device_samsung_ancora_tmo</text:p>
          </table:table-cell>
          <table:table-cell table:formula="of:=REPLACE([.B802]; 1; 29; &quot;&quot;)" office:value-type="string" office:string-value="doadin/android_device_samsung_ancora_tmo" calcext:value-type="string">
            <text:p>doadin/android_device_samsung_ancora_tmo</text:p>
          </table:table-cell>
        </table:table-row>
        <table:table-row table:style-name="ro1">
          <table:table-cell office:value-type="float" office:value="3780954" calcext:value-type="float">
            <text:p>3780954</text:p>
          </table:table-cell>
          <table:table-cell office:value-type="string" calcext:value-type="string">
            <text:p>https://api.github.com/repos/klange/toaruos</text:p>
          </table:table-cell>
          <table:table-cell table:formula="of:=REPLACE([.B803]; 1; 29; &quot;&quot;)" office:value-type="string" office:string-value="klange/toaruos" calcext:value-type="string">
            <text:p>klange/toaruos</text:p>
          </table:table-cell>
        </table:table-row>
        <table:table-row table:style-name="ro1">
          <table:table-cell office:value-type="float" office:value="3788637" calcext:value-type="float">
            <text:p>3788637</text:p>
          </table:table-cell>
          <table:table-cell office:value-type="string" calcext:value-type="string">
            <text:p>https://api.github.com/repos/Ravenbrook/mps</text:p>
          </table:table-cell>
          <table:table-cell table:formula="of:=REPLACE([.B804]; 1; 29; &quot;&quot;)" office:value-type="string" office:string-value="Ravenbrook/mps" calcext:value-type="string">
            <text:p>Ravenbrook/mps</text:p>
          </table:table-cell>
        </table:table-row>
        <table:table-row table:style-name="ro1">
          <table:table-cell office:value-type="float" office:value="3801794" calcext:value-type="float">
            <text:p>3801794</text:p>
          </table:table-cell>
          <table:table-cell office:value-type="string" calcext:value-type="string">
            <text:p>https://api.github.com/repos/Pilen/ubertex</text:p>
          </table:table-cell>
          <table:table-cell table:formula="of:=REPLACE([.B805]; 1; 29; &quot;&quot;)" office:value-type="string" office:string-value="Pilen/ubertex" calcext:value-type="string">
            <text:p>Pilen/ubertex</text:p>
          </table:table-cell>
        </table:table-row>
        <table:table-row table:style-name="ro1">
          <table:table-cell office:value-type="float" office:value="3804591" calcext:value-type="float">
            <text:p>3804591</text:p>
          </table:table-cell>
          <table:table-cell office:value-type="string" calcext:value-type="string">
            <text:p>https://api.github.com/repos/Juniper/libslax</text:p>
          </table:table-cell>
          <table:table-cell table:formula="of:=REPLACE([.B806]; 1; 29; &quot;&quot;)" office:value-type="string" office:string-value="Juniper/libslax" calcext:value-type="string">
            <text:p>Juniper/libslax</text:p>
          </table:table-cell>
        </table:table-row>
        <table:table-row table:style-name="ro1">
          <table:table-cell office:value-type="float" office:value="3805200" calcext:value-type="float">
            <text:p>3805200</text:p>
          </table:table-cell>
          <table:table-cell office:value-type="string" calcext:value-type="string">
            <text:p>https://api.github.com/repos/Juniper/juise</text:p>
          </table:table-cell>
          <table:table-cell table:formula="of:=REPLACE([.B807]; 1; 29; &quot;&quot;)" office:value-type="string" office:string-value="Juniper/juise" calcext:value-type="string">
            <text:p>Juniper/juise</text:p>
          </table:table-cell>
        </table:table-row>
        <table:table-row table:style-name="ro1">
          <table:table-cell office:value-type="float" office:value="3807001" calcext:value-type="float">
            <text:p>3807001</text:p>
          </table:table-cell>
          <table:table-cell office:value-type="string" calcext:value-type="string">
            <text:p>https://api.github.com/repos/compatibleone/accords-platform</text:p>
          </table:table-cell>
          <table:table-cell table:formula="of:=REPLACE([.B808]; 1; 29; &quot;&quot;)" office:value-type="string" office:string-value="compatibleone/accords-platform" calcext:value-type="string">
            <text:p>compatibleone/accords-platform</text:p>
          </table:table-cell>
        </table:table-row>
        <table:table-row table:style-name="ro1">
          <table:table-cell office:value-type="float" office:value="3820200" calcext:value-type="float">
            <text:p>3820200</text:p>
          </table:table-cell>
          <table:table-cell office:value-type="string" calcext:value-type="string">
            <text:p>https://api.github.com/repos/dgoulet/lttng-tools-dev</text:p>
          </table:table-cell>
          <table:table-cell table:formula="of:=REPLACE([.B809]; 1; 29; &quot;&quot;)" office:value-type="string" office:string-value="dgoulet/lttng-tools-dev" calcext:value-type="string">
            <text:p>dgoulet/lttng-tools-dev</text:p>
          </table:table-cell>
        </table:table-row>
        <table:table-row table:style-name="ro1">
          <table:table-cell office:value-type="float" office:value="3825330" calcext:value-type="float">
            <text:p>3825330</text:p>
          </table:table-cell>
          <table:table-cell office:value-type="string" calcext:value-type="string">
            <text:p>https://api.github.com/repos/SMSG-MAC-DEV/MacPatch</text:p>
          </table:table-cell>
          <table:table-cell table:formula="of:=REPLACE([.B810]; 1; 29; &quot;&quot;)" office:value-type="string" office:string-value="SMSG-MAC-DEV/MacPatch" calcext:value-type="string">
            <text:p>SMSG-MAC-DEV/MacPatch</text:p>
          </table:table-cell>
        </table:table-row>
        <table:table-row table:style-name="ro1">
          <table:table-cell office:value-type="float" office:value="3827327" calcext:value-type="float">
            <text:p>3827327</text:p>
          </table:table-cell>
          <table:table-cell office:value-type="string" calcext:value-type="string">
            <text:p>https://api.github.com/repos/jbmikk/pars</text:p>
          </table:table-cell>
          <table:table-cell table:formula="of:=REPLACE([.B811]; 1; 29; &quot;&quot;)" office:value-type="string" office:string-value="jbmikk/pars" calcext:value-type="string">
            <text:p>jbmikk/pars</text:p>
          </table:table-cell>
        </table:table-row>
        <table:table-row table:style-name="ro1">
          <table:table-cell office:value-type="float" office:value="3827607" calcext:value-type="float">
            <text:p>3827607</text:p>
          </table:table-cell>
          <table:table-cell office:value-type="string" calcext:value-type="string">
            <text:p>https://api.github.com/repos/GNOME/gnome-photos</text:p>
          </table:table-cell>
          <table:table-cell table:formula="of:=REPLACE([.B812]; 1; 29; &quot;&quot;)" office:value-type="string" office:string-value="GNOME/gnome-photos" calcext:value-type="string">
            <text:p>GNOME/gnome-photos</text:p>
          </table:table-cell>
        </table:table-row>
        <table:table-row table:style-name="ro1">
          <table:table-cell office:value-type="float" office:value="3829078" calcext:value-type="float">
            <text:p>3829078</text:p>
          </table:table-cell>
          <table:table-cell office:value-type="string" calcext:value-type="string">
            <text:p>https://api.github.com/repos/LADSoft/OrangeC</text:p>
          </table:table-cell>
          <table:table-cell table:formula="of:=REPLACE([.B813]; 1; 29; &quot;&quot;)" office:value-type="string" office:string-value="LADSoft/OrangeC" calcext:value-type="string">
            <text:p>LADSoft/OrangeC</text:p>
          </table:table-cell>
        </table:table-row>
        <table:table-row table:style-name="ro1">
          <table:table-cell office:value-type="float" office:value="3829455" calcext:value-type="float">
            <text:p>3829455</text:p>
          </table:table-cell>
          <table:table-cell office:value-type="string" calcext:value-type="string">
            <text:p>https://api.github.com/repos/KTXSoftware/Kore</text:p>
          </table:table-cell>
          <table:table-cell table:formula="of:=REPLACE([.B814]; 1; 29; &quot;&quot;)" office:value-type="string" office:string-value="KTXSoftware/Kore" calcext:value-type="string">
            <text:p>KTXSoftware/Kore</text:p>
          </table:table-cell>
        </table:table-row>
        <table:table-row table:style-name="ro1">
          <table:table-cell office:value-type="float" office:value="3830432" calcext:value-type="float">
            <text:p>3830432</text:p>
          </table:table-cell>
          <table:table-cell office:value-type="string" calcext:value-type="string">
            <text:p>https://api.github.com/repos/jdesfossez/lttng-tools-dev</text:p>
          </table:table-cell>
          <table:table-cell table:formula="of:=REPLACE([.B815]; 1; 29; &quot;&quot;)" office:value-type="string" office:string-value="jdesfossez/lttng-tools-dev" calcext:value-type="string">
            <text:p>jdesfossez/lttng-tools-dev</text:p>
          </table:table-cell>
        </table:table-row>
        <table:table-row table:style-name="ro1">
          <table:table-cell office:value-type="float" office:value="3831272" calcext:value-type="float">
            <text:p>3831272</text:p>
          </table:table-cell>
          <table:table-cell office:value-type="string" calcext:value-type="string">
            <text:p>https://api.github.com/repos/blp/ovs-reviews</text:p>
          </table:table-cell>
          <table:table-cell table:formula="of:=REPLACE([.B816]; 1; 29; &quot;&quot;)" office:value-type="string" office:string-value="blp/ovs-reviews" calcext:value-type="string">
            <text:p>blp/ovs-reviews</text:p>
          </table:table-cell>
        </table:table-row>
        <table:table-row table:style-name="ro1">
          <table:table-cell office:value-type="float" office:value="3832971" calcext:value-type="float">
            <text:p>3832971</text:p>
          </table:table-cell>
          <table:table-cell office:value-type="string" calcext:value-type="string">
            <text:p>https://api.github.com/repos/GNOME/evolution</text:p>
          </table:table-cell>
          <table:table-cell table:formula="of:=REPLACE([.B817]; 1; 29; &quot;&quot;)" office:value-type="string" office:string-value="GNOME/evolution" calcext:value-type="string">
            <text:p>GNOME/evolution</text:p>
          </table:table-cell>
        </table:table-row>
        <table:table-row table:style-name="ro1">
          <table:table-cell office:value-type="float" office:value="3832982" calcext:value-type="float">
            <text:p>3832982</text:p>
          </table:table-cell>
          <table:table-cell office:value-type="string" calcext:value-type="string">
            <text:p>https://api.github.com/repos/GNOME/dia</text:p>
          </table:table-cell>
          <table:table-cell table:formula="of:=REPLACE([.B818]; 1; 29; &quot;&quot;)" office:value-type="string" office:string-value="GNOME/dia" calcext:value-type="string">
            <text:p>GNOME/dia</text:p>
          </table:table-cell>
        </table:table-row>
        <table:table-row table:style-name="ro1">
          <table:table-cell office:value-type="float" office:value="3833528" calcext:value-type="float">
            <text:p>3833528</text:p>
          </table:table-cell>
          <table:table-cell office:value-type="string" calcext:value-type="string">
            <text:p>https://api.github.com/repos/chaos4ever/chaos</text:p>
          </table:table-cell>
          <table:table-cell table:formula="of:=REPLACE([.B819]; 1; 29; &quot;&quot;)" office:value-type="string" office:string-value="chaos4ever/chaos" calcext:value-type="string">
            <text:p>chaos4ever/chaos</text:p>
          </table:table-cell>
        </table:table-row>
        <table:table-row table:style-name="ro1">
          <table:table-cell office:value-type="float" office:value="3835582" calcext:value-type="float">
            <text:p>3835582</text:p>
          </table:table-cell>
          <table:table-cell office:value-type="string" calcext:value-type="string">
            <text:p>https://api.github.com/repos/sshirokov/csgtool</text:p>
          </table:table-cell>
          <table:table-cell table:formula="of:=REPLACE([.B820]; 1; 29; &quot;&quot;)" office:value-type="string" office:string-value="sshirokov/csgtool" calcext:value-type="string">
            <text:p>sshirokov/csgtool</text:p>
          </table:table-cell>
        </table:table-row>
        <table:table-row table:style-name="ro1">
          <table:table-cell office:value-type="float" office:value="3846682" calcext:value-type="float">
            <text:p>3846682</text:p>
          </table:table-cell>
          <table:table-cell office:value-type="string" calcext:value-type="string">
            <text:p>https://api.github.com/repos/mirror/reactos</text:p>
          </table:table-cell>
          <table:table-cell table:formula="of:=REPLACE([.B821]; 1; 29; &quot;&quot;)" office:value-type="string" office:string-value="mirror/reactos" calcext:value-type="string">
            <text:p>mirror/reactos</text:p>
          </table:table-cell>
        </table:table-row>
        <table:table-row table:style-name="ro1">
          <table:table-cell office:value-type="float" office:value="3853758" calcext:value-type="float">
            <text:p>3853758</text:p>
          </table:table-cell>
          <table:table-cell office:value-type="string" calcext:value-type="string">
            <text:p>https://api.github.com/repos/Uroc327Mirrors/mesa3d</text:p>
          </table:table-cell>
          <table:table-cell table:formula="of:=REPLACE([.B822]; 1; 29; &quot;&quot;)" office:value-type="string" office:string-value="Uroc327Mirrors/mesa3d" calcext:value-type="string">
            <text:p>Uroc327Mirrors/mesa3d</text:p>
          </table:table-cell>
        </table:table-row>
        <table:table-row table:style-name="ro1">
          <table:table-cell office:value-type="float" office:value="3863060" calcext:value-type="float">
            <text:p>3863060</text:p>
          </table:table-cell>
          <table:table-cell office:value-type="string" calcext:value-type="string">
            <text:p>https://api.github.com/repos/Bluerise/OpenBSD-src</text:p>
          </table:table-cell>
          <table:table-cell table:formula="of:=REPLACE([.B823]; 1; 29; &quot;&quot;)" office:value-type="string" office:string-value="Bluerise/OpenBSD-src" calcext:value-type="string">
            <text:p>Bluerise/OpenBSD-src</text:p>
          </table:table-cell>
        </table:table-row>
        <table:table-row table:style-name="ro1">
          <table:table-cell office:value-type="float" office:value="3870101" calcext:value-type="float">
            <text:p>3870101</text:p>
          </table:table-cell>
          <table:table-cell office:value-type="string" calcext:value-type="string">
            <text:p>https://api.github.com/repos/vividos/RemotePhotoTool</text:p>
          </table:table-cell>
          <table:table-cell table:formula="of:=REPLACE([.B824]; 1; 29; &quot;&quot;)" office:value-type="string" office:string-value="vividos/RemotePhotoTool" calcext:value-type="string">
            <text:p>vividos/RemotePhotoTool</text:p>
          </table:table-cell>
        </table:table-row>
        <table:table-row table:style-name="ro1">
          <table:table-cell office:value-type="float" office:value="3877195" calcext:value-type="float">
            <text:p>3877195</text:p>
          </table:table-cell>
          <table:table-cell office:value-type="string" calcext:value-type="string">
            <text:p>https://api.github.com/repos/GNOME/gnome-online-accounts</text:p>
          </table:table-cell>
          <table:table-cell table:formula="of:=REPLACE([.B825]; 1; 29; &quot;&quot;)" office:value-type="string" office:string-value="GNOME/gnome-online-accounts" calcext:value-type="string">
            <text:p>GNOME/gnome-online-accounts</text:p>
          </table:table-cell>
        </table:table-row>
        <table:table-row table:style-name="ro1">
          <table:table-cell office:value-type="float" office:value="3886237" calcext:value-type="float">
            <text:p>3886237</text:p>
          </table:table-cell>
          <table:table-cell office:value-type="string" calcext:value-type="string">
            <text:p>https://api.github.com/repos/sisioh/trinity</text:p>
          </table:table-cell>
          <table:table-cell table:formula="of:=REPLACE([.B826]; 1; 29; &quot;&quot;)" office:value-type="string" office:string-value="sisioh/trinity" calcext:value-type="string">
            <text:p>sisioh/trinity</text:p>
          </table:table-cell>
        </table:table-row>
        <table:table-row table:style-name="ro1">
          <table:table-cell office:value-type="float" office:value="3889256" calcext:value-type="float">
            <text:p>3889256</text:p>
          </table:table-cell>
          <table:table-cell office:value-type="string" calcext:value-type="string">
            <text:p>https://api.github.com/repos/whot/libevdev</text:p>
          </table:table-cell>
          <table:table-cell table:formula="of:=REPLACE([.B827]; 1; 29; &quot;&quot;)" office:value-type="string" office:string-value="whot/libevdev" calcext:value-type="string">
            <text:p>whot/libevdev</text:p>
          </table:table-cell>
        </table:table-row>
        <table:table-row table:style-name="ro1">
          <table:table-cell office:value-type="float" office:value="3890333" calcext:value-type="float">
            <text:p>3890333</text:p>
          </table:table-cell>
          <table:table-cell office:value-type="string" calcext:value-type="string">
            <text:p>https://api.github.com/repos/frida/frida-gum</text:p>
          </table:table-cell>
          <table:table-cell table:formula="of:=REPLACE([.B828]; 1; 29; &quot;&quot;)" office:value-type="string" office:string-value="frida/frida-gum" calcext:value-type="string">
            <text:p>frida/frida-gum</text:p>
          </table:table-cell>
        </table:table-row>
        <table:table-row table:style-name="ro1">
          <table:table-cell office:value-type="float" office:value="3906332" calcext:value-type="float">
            <text:p>3906332</text:p>
          </table:table-cell>
          <table:table-cell office:value-type="string" calcext:value-type="string">
            <text:p>https://api.github.com/repos/autosportlabs/RaceCapture-Pro_firmware</text:p>
          </table:table-cell>
          <table:table-cell table:formula="of:=REPLACE([.B829]; 1; 29; &quot;&quot;)" office:value-type="string" office:string-value="autosportlabs/RaceCapture-Pro_firmware" calcext:value-type="string">
            <text:p>autosportlabs/RaceCapture-Pro_firmware</text:p>
          </table:table-cell>
        </table:table-row>
        <table:table-row table:style-name="ro1">
          <table:table-cell office:value-type="float" office:value="3914230" calcext:value-type="float">
            <text:p>3914230</text:p>
          </table:table-cell>
          <table:table-cell office:value-type="string" calcext:value-type="string">
            <text:p>https://api.github.com/repos/kbc-developers/android_kernel_samsung_jfdcm</text:p>
          </table:table-cell>
          <table:table-cell table:formula="of:=REPLACE([.B830]; 1; 29; &quot;&quot;)" office:value-type="string" office:string-value="kbc-developers/android_kernel_samsung_jfdcm" calcext:value-type="string">
            <text:p>kbc-developers/android_kernel_samsung_jfdcm</text:p>
          </table:table-cell>
        </table:table-row>
        <table:table-row table:style-name="ro1">
          <table:table-cell office:value-type="float" office:value="3918093" calcext:value-type="float">
            <text:p>3918093</text:p>
          </table:table-cell>
          <table:table-cell office:value-type="string" calcext:value-type="string">
            <text:p>https://api.github.com/repos/ricktaylor/indigo</text:p>
          </table:table-cell>
          <table:table-cell table:formula="of:=REPLACE([.B831]; 1; 29; &quot;&quot;)" office:value-type="string" office:string-value="ricktaylor/indigo" calcext:value-type="string">
            <text:p>ricktaylor/indigo</text:p>
          </table:table-cell>
        </table:table-row>
        <table:table-row table:style-name="ro1">
          <table:table-cell office:value-type="float" office:value="3928316" calcext:value-type="float">
            <text:p>3928316</text:p>
          </table:table-cell>
          <table:table-cell office:value-type="string" calcext:value-type="string">
            <text:p>https://api.github.com/repos/avionic-design/linux-l4t</text:p>
          </table:table-cell>
          <table:table-cell table:formula="of:=REPLACE([.B832]; 1; 29; &quot;&quot;)" office:value-type="string" office:string-value="avionic-design/linux-l4t" calcext:value-type="string">
            <text:p>avionic-design/linux-l4t</text:p>
          </table:table-cell>
        </table:table-row>
        <table:table-row table:style-name="ro1">
          <table:table-cell office:value-type="float" office:value="3930793" calcext:value-type="float">
            <text:p>3930793</text:p>
          </table:table-cell>
          <table:table-cell office:value-type="string" calcext:value-type="string">
            <text:p>https://api.github.com/repos/davidfetter/postgresql_projects</text:p>
          </table:table-cell>
          <table:table-cell table:formula="of:=REPLACE([.B833]; 1; 29; &quot;&quot;)" office:value-type="string" office:string-value="davidfetter/postgresql_projects" calcext:value-type="string">
            <text:p>davidfetter/postgresql_projects</text:p>
          </table:table-cell>
        </table:table-row>
        <table:table-row table:style-name="ro1">
          <table:table-cell office:value-type="float" office:value="3931255" calcext:value-type="float">
            <text:p>3931255</text:p>
          </table:table-cell>
          <table:table-cell office:value-type="string" calcext:value-type="string">
            <text:p>https://api.github.com/repos/Rodeo314/hb-saintdev</text:p>
          </table:table-cell>
          <table:table-cell table:formula="of:=REPLACE([.B834]; 1; 29; &quot;&quot;)" office:value-type="string" office:string-value="Rodeo314/hb-saintdev" calcext:value-type="string">
            <text:p>Rodeo314/hb-saintdev</text:p>
          </table:table-cell>
        </table:table-row>
        <table:table-row table:style-name="ro1">
          <table:table-cell office:value-type="float" office:value="3940752" calcext:value-type="float">
            <text:p>3940752</text:p>
          </table:table-cell>
          <table:table-cell office:value-type="string" calcext:value-type="string">
            <text:p>https://api.github.com/repos/MoarVM/MoarVM</text:p>
          </table:table-cell>
          <table:table-cell table:formula="of:=REPLACE([.B835]; 1; 29; &quot;&quot;)" office:value-type="string" office:string-value="MoarVM/MoarVM" calcext:value-type="string">
            <text:p>MoarVM/MoarVM</text:p>
          </table:table-cell>
        </table:table-row>
        <table:table-row table:style-name="ro1">
          <table:table-cell office:value-type="float" office:value="3950732" calcext:value-type="float">
            <text:p>3950732</text:p>
          </table:table-cell>
          <table:table-cell office:value-type="string" calcext:value-type="string">
            <text:p>https://api.github.com/repos/torproject/tor</text:p>
          </table:table-cell>
          <table:table-cell table:formula="of:=REPLACE([.B836]; 1; 29; &quot;&quot;)" office:value-type="string" office:string-value="torproject/tor" calcext:value-type="string">
            <text:p>torproject/tor</text:p>
          </table:table-cell>
        </table:table-row>
        <table:table-row table:style-name="ro1">
          <table:table-cell office:value-type="float" office:value="3962962" calcext:value-type="float">
            <text:p>3962962</text:p>
          </table:table-cell>
          <table:table-cell office:value-type="string" calcext:value-type="string">
            <text:p>https://api.github.com/repos/jorisvink/kore</text:p>
          </table:table-cell>
          <table:table-cell table:formula="of:=REPLACE([.B837]; 1; 29; &quot;&quot;)" office:value-type="string" office:string-value="jorisvink/kore" calcext:value-type="string">
            <text:p>jorisvink/kore</text:p>
          </table:table-cell>
        </table:table-row>
        <table:table-row table:style-name="ro1">
          <table:table-cell office:value-type="float" office:value="3963753" calcext:value-type="float">
            <text:p>3963753</text:p>
          </table:table-cell>
          <table:table-cell office:value-type="string" calcext:value-type="string">
            <text:p>https://api.github.com/repos/mackyle/sqlite</text:p>
          </table:table-cell>
          <table:table-cell table:formula="of:=REPLACE([.B838]; 1; 29; &quot;&quot;)" office:value-type="string" office:string-value="mackyle/sqlite" calcext:value-type="string">
            <text:p>mackyle/sqlite</text:p>
          </table:table-cell>
        </table:table-row>
        <table:table-row table:style-name="ro1">
          <table:table-cell office:value-type="float" office:value="3970867" calcext:value-type="float">
            <text:p>3970867</text:p>
          </table:table-cell>
          <table:table-cell office:value-type="string" calcext:value-type="string">
            <text:p>https://api.github.com/repos/mongodb/libbson</text:p>
          </table:table-cell>
          <table:table-cell table:formula="of:=REPLACE([.B839]; 1; 29; &quot;&quot;)" office:value-type="string" office:string-value="mongodb/libbson" calcext:value-type="string">
            <text:p>mongodb/libbson</text:p>
          </table:table-cell>
        </table:table-row>
        <table:table-row table:style-name="ro1">
          <table:table-cell office:value-type="float" office:value="3972249" calcext:value-type="float">
            <text:p>3972249</text:p>
          </table:table-cell>
          <table:table-cell office:value-type="string" calcext:value-type="string">
            <text:p>https://api.github.com/repos/radfordneal/pqR</text:p>
          </table:table-cell>
          <table:table-cell table:formula="of:=REPLACE([.B840]; 1; 29; &quot;&quot;)" office:value-type="string" office:string-value="radfordneal/pqR" calcext:value-type="string">
            <text:p>radfordneal/pqR</text:p>
          </table:table-cell>
        </table:table-row>
        <table:table-row table:style-name="ro1">
          <table:table-cell office:value-type="float" office:value="3973662" calcext:value-type="float">
            <text:p>3973662</text:p>
          </table:table-cell>
          <table:table-cell office:value-type="string" calcext:value-type="string">
            <text:p>https://api.github.com/repos/Distrotech/samba</text:p>
          </table:table-cell>
          <table:table-cell table:formula="of:=REPLACE([.B841]; 1; 29; &quot;&quot;)" office:value-type="string" office:string-value="Distrotech/samba" calcext:value-type="string">
            <text:p>Distrotech/samba</text:p>
          </table:table-cell>
        </table:table-row>
        <table:table-row table:style-name="ro1">
          <table:table-cell office:value-type="float" office:value="3973701" calcext:value-type="float">
            <text:p>3973701</text:p>
          </table:table-cell>
          <table:table-cell office:value-type="string" calcext:value-type="string">
            <text:p>https://api.github.com/repos/Distrotech/openssl</text:p>
          </table:table-cell>
          <table:table-cell table:formula="of:=REPLACE([.B842]; 1; 29; &quot;&quot;)" office:value-type="string" office:string-value="Distrotech/openssl" calcext:value-type="string">
            <text:p>Distrotech/openssl</text:p>
          </table:table-cell>
        </table:table-row>
        <table:table-row table:style-name="ro1">
          <table:table-cell office:value-type="float" office:value="3974599" calcext:value-type="float">
            <text:p>3974599</text:p>
          </table:table-cell>
          <table:table-cell office:value-type="string" calcext:value-type="string">
            <text:p>https://api.github.com/repos/mhogomchungu/zuluCrypt</text:p>
          </table:table-cell>
          <table:table-cell table:formula="of:=REPLACE([.B843]; 1; 29; &quot;&quot;)" office:value-type="string" office:string-value="mhogomchungu/zuluCrypt" calcext:value-type="string">
            <text:p>mhogomchungu/zuluCrypt</text:p>
          </table:table-cell>
        </table:table-row>
        <table:table-row table:style-name="ro1">
          <table:table-cell office:value-type="float" office:value="3974953" calcext:value-type="float">
            <text:p>3974953</text:p>
          </table:table-cell>
          <table:table-cell office:value-type="string" calcext:value-type="string">
            <text:p>https://api.github.com/repos/morse-simulator/morse</text:p>
          </table:table-cell>
          <table:table-cell table:formula="of:=REPLACE([.B844]; 1; 29; &quot;&quot;)" office:value-type="string" office:string-value="morse-simulator/morse" calcext:value-type="string">
            <text:p>morse-simulator/morse</text:p>
          </table:table-cell>
        </table:table-row>
        <table:table-row table:style-name="ro1">
          <table:table-cell office:value-type="float" office:value="3975414" calcext:value-type="float">
            <text:p>3975414</text:p>
          </table:table-cell>
          <table:table-cell office:value-type="string" calcext:value-type="string">
            <text:p>https://api.github.com/repos/Distrotech/openldap</text:p>
          </table:table-cell>
          <table:table-cell table:formula="of:=REPLACE([.B845]; 1; 29; &quot;&quot;)" office:value-type="string" office:string-value="Distrotech/openldap" calcext:value-type="string">
            <text:p>Distrotech/openldap</text:p>
          </table:table-cell>
        </table:table-row>
        <table:table-row table:style-name="ro1">
          <table:table-cell office:value-type="float" office:value="3981137" calcext:value-type="float">
            <text:p>3981137</text:p>
          </table:table-cell>
          <table:table-cell office:value-type="string" calcext:value-type="string">
            <text:p>https://api.github.com/repos/Distrotech/gstreamer</text:p>
          </table:table-cell>
          <table:table-cell table:formula="of:=REPLACE([.B846]; 1; 29; &quot;&quot;)" office:value-type="string" office:string-value="Distrotech/gstreamer" calcext:value-type="string">
            <text:p>Distrotech/gstreamer</text:p>
          </table:table-cell>
        </table:table-row>
        <table:table-row table:style-name="ro1">
          <table:table-cell office:value-type="float" office:value="3981344" calcext:value-type="float">
            <text:p>3981344</text:p>
          </table:table-cell>
          <table:table-cell office:value-type="string" calcext:value-type="string">
            <text:p>https://api.github.com/repos/Distrotech/net-snmp</text:p>
          </table:table-cell>
          <table:table-cell table:formula="of:=REPLACE([.B847]; 1; 29; &quot;&quot;)" office:value-type="string" office:string-value="Distrotech/net-snmp" calcext:value-type="string">
            <text:p>Distrotech/net-snmp</text:p>
          </table:table-cell>
        </table:table-row>
        <table:table-row table:style-name="ro1">
          <table:table-cell office:value-type="float" office:value="3986081" calcext:value-type="float">
            <text:p>3986081</text:p>
          </table:table-cell>
          <table:table-cell office:value-type="string" calcext:value-type="string">
            <text:p>https://api.github.com/repos/kkiesel/singlePhoton</text:p>
          </table:table-cell>
          <table:table-cell table:formula="of:=REPLACE([.B848]; 1; 29; &quot;&quot;)" office:value-type="string" office:string-value="kkiesel/singlePhoton" calcext:value-type="string">
            <text:p>kkiesel/singlePhoton</text:p>
          </table:table-cell>
        </table:table-row>
        <table:table-row table:style-name="ro1">
          <table:table-cell office:value-type="float" office:value="3988323" calcext:value-type="float">
            <text:p>3988323</text:p>
          </table:table-cell>
          <table:table-cell office:value-type="string" calcext:value-type="string">
            <text:p>https://api.github.com/repos/Distrotech/LVM2</text:p>
          </table:table-cell>
          <table:table-cell table:formula="of:=REPLACE([.B849]; 1; 29; &quot;&quot;)" office:value-type="string" office:string-value="Distrotech/LVM2" calcext:value-type="string">
            <text:p>Distrotech/LVM2</text:p>
          </table:table-cell>
        </table:table-row>
        <table:table-row table:style-name="ro1">
          <table:table-cell office:value-type="float" office:value="3988430" calcext:value-type="float">
            <text:p>3988430</text:p>
          </table:table-cell>
          <table:table-cell office:value-type="string" calcext:value-type="string">
            <text:p>https://api.github.com/repos/Distrotech/dbus</text:p>
          </table:table-cell>
          <table:table-cell table:formula="of:=REPLACE([.B850]; 1; 29; &quot;&quot;)" office:value-type="string" office:string-value="Distrotech/dbus" calcext:value-type="string">
            <text:p>Distrotech/dbus</text:p>
          </table:table-cell>
        </table:table-row>
        <table:table-row table:style-name="ro1">
          <table:table-cell office:value-type="float" office:value="3988476" calcext:value-type="float">
            <text:p>3988476</text:p>
          </table:table-cell>
          <table:table-cell office:value-type="string" calcext:value-type="string">
            <text:p>https://api.github.com/repos/Distrotech/ffmpeg</text:p>
          </table:table-cell>
          <table:table-cell table:formula="of:=REPLACE([.B851]; 1; 29; &quot;&quot;)" office:value-type="string" office:string-value="Distrotech/ffmpeg" calcext:value-type="string">
            <text:p>Distrotech/ffmpeg</text:p>
          </table:table-cell>
        </table:table-row>
        <table:table-row table:style-name="ro1">
          <table:table-cell office:value-type="float" office:value="3988600" calcext:value-type="float">
            <text:p>3988600</text:p>
          </table:table-cell>
          <table:table-cell office:value-type="string" calcext:value-type="string">
            <text:p>https://api.github.com/repos/Distrotech/gst-plugins-base</text:p>
          </table:table-cell>
          <table:table-cell table:formula="of:=REPLACE([.B852]; 1; 29; &quot;&quot;)" office:value-type="string" office:string-value="Distrotech/gst-plugins-base" calcext:value-type="string">
            <text:p>Distrotech/gst-plugins-base</text:p>
          </table:table-cell>
        </table:table-row>
        <table:table-row table:style-name="ro1">
          <table:table-cell office:value-type="float" office:value="3988766" calcext:value-type="float">
            <text:p>3988766</text:p>
          </table:table-cell>
          <table:table-cell office:value-type="string" calcext:value-type="string">
            <text:p>https://api.github.com/repos/Distrotech/libvpx</text:p>
          </table:table-cell>
          <table:table-cell table:formula="of:=REPLACE([.B853]; 1; 29; &quot;&quot;)" office:value-type="string" office:string-value="Distrotech/libvpx" calcext:value-type="string">
            <text:p>Distrotech/libvpx</text:p>
          </table:table-cell>
        </table:table-row>
        <table:table-row table:style-name="ro1">
          <table:table-cell office:value-type="float" office:value="3992211" calcext:value-type="float">
            <text:p>3992211</text:p>
          </table:table-cell>
          <table:table-cell office:value-type="string" calcext:value-type="string">
            <text:p>https://api.github.com/repos/libretro/mupen64plus-libretro</text:p>
          </table:table-cell>
          <table:table-cell table:formula="of:=REPLACE([.B854]; 1; 29; &quot;&quot;)" office:value-type="string" office:string-value="libretro/mupen64plus-libretro" calcext:value-type="string">
            <text:p>libretro/mupen64plus-libretro</text:p>
          </table:table-cell>
        </table:table-row>
        <table:table-row table:style-name="ro1">
          <table:table-cell office:value-type="float" office:value="3994246" calcext:value-type="float">
            <text:p>3994246</text:p>
          </table:table-cell>
          <table:table-cell office:value-type="string" calcext:value-type="string">
            <text:p>https://api.github.com/repos/ging/licode</text:p>
          </table:table-cell>
          <table:table-cell table:formula="of:=REPLACE([.B855]; 1; 29; &quot;&quot;)" office:value-type="string" office:string-value="ging/licode" calcext:value-type="string">
            <text:p>ging/licode</text:p>
          </table:table-cell>
        </table:table-row>
        <table:table-row table:style-name="ro1">
          <table:table-cell office:value-type="float" office:value="4006704" calcext:value-type="float">
            <text:p>4006704</text:p>
          </table:table-cell>
          <table:table-cell office:value-type="string" calcext:value-type="string">
            <text:p>https://api.github.com/repos/Distrotech/gnutls</text:p>
          </table:table-cell>
          <table:table-cell table:formula="of:=REPLACE([.B856]; 1; 29; &quot;&quot;)" office:value-type="string" office:string-value="Distrotech/gnutls" calcext:value-type="string">
            <text:p>Distrotech/gnutls</text:p>
          </table:table-cell>
        </table:table-row>
        <table:table-row table:style-name="ro1">
          <table:table-cell office:value-type="float" office:value="4022090" calcext:value-type="float">
            <text:p>4022090</text:p>
          </table:table-cell>
          <table:table-cell office:value-type="string" calcext:value-type="string">
            <text:p>https://api.github.com/repos/ambrop72/aprinter</text:p>
          </table:table-cell>
          <table:table-cell table:formula="of:=REPLACE([.B857]; 1; 29; &quot;&quot;)" office:value-type="string" office:string-value="ambrop72/aprinter" calcext:value-type="string">
            <text:p>ambrop72/aprinter</text:p>
          </table:table-cell>
        </table:table-row>
        <table:table-row table:style-name="ro1">
          <table:table-cell office:value-type="float" office:value="4034490" calcext:value-type="float">
            <text:p>4034490</text:p>
          </table:table-cell>
          <table:table-cell office:value-type="string" calcext:value-type="string">
            <text:p>https://api.github.com/repos/Distrotech/gawk</text:p>
          </table:table-cell>
          <table:table-cell table:formula="of:=REPLACE([.B858]; 1; 29; &quot;&quot;)" office:value-type="string" office:string-value="Distrotech/gawk" calcext:value-type="string">
            <text:p>Distrotech/gawk</text:p>
          </table:table-cell>
        </table:table-row>
        <table:table-row table:style-name="ro1">
          <table:table-cell office:value-type="float" office:value="4036450" calcext:value-type="float">
            <text:p>4036450</text:p>
          </table:table-cell>
          <table:table-cell office:value-type="string" calcext:value-type="string">
            <text:p>https://api.github.com/repos/clickok/iRobotInterface</text:p>
          </table:table-cell>
          <table:table-cell table:formula="of:=REPLACE([.B859]; 1; 29; &quot;&quot;)" office:value-type="string" office:string-value="clickok/iRobotInterface" calcext:value-type="string">
            <text:p>clickok/iRobotInterface</text:p>
          </table:table-cell>
        </table:table-row>
        <table:table-row table:style-name="ro1">
          <table:table-cell office:value-type="float" office:value="4038556" calcext:value-type="float">
            <text:p>4038556</text:p>
          </table:table-cell>
          <table:table-cell office:value-type="string" calcext:value-type="string">
            <text:p>https://api.github.com/repos/jbboehr/handlebars.c</text:p>
          </table:table-cell>
          <table:table-cell table:formula="of:=REPLACE([.B860]; 1; 29; &quot;&quot;)" office:value-type="string" office:string-value="jbboehr/handlebars.c" calcext:value-type="string">
            <text:p>jbboehr/handlebars.c</text:p>
          </table:table-cell>
        </table:table-row>
        <table:table-row table:style-name="ro1">
          <table:table-cell office:value-type="float" office:value="4042356" calcext:value-type="float">
            <text:p>4042356</text:p>
          </table:table-cell>
          <table:table-cell office:value-type="string" calcext:value-type="string">
            <text:p>https://api.github.com/repos/Distrotech/gnupg</text:p>
          </table:table-cell>
          <table:table-cell table:formula="of:=REPLACE([.B861]; 1; 29; &quot;&quot;)" office:value-type="string" office:string-value="Distrotech/gnupg" calcext:value-type="string">
            <text:p>Distrotech/gnupg</text:p>
          </table:table-cell>
        </table:table-row>
        <table:table-row table:style-name="ro1">
          <table:table-cell office:value-type="float" office:value="4046813" calcext:value-type="float">
            <text:p>4046813</text:p>
          </table:table-cell>
          <table:table-cell office:value-type="string" calcext:value-type="string">
            <text:p>https://api.github.com/repos/opinsys/puavo-wlan</text:p>
          </table:table-cell>
          <table:table-cell table:formula="of:=REPLACE([.B862]; 1; 29; &quot;&quot;)" office:value-type="string" office:string-value="opinsys/puavo-wlan" calcext:value-type="string">
            <text:p>opinsys/puavo-wlan</text:p>
          </table:table-cell>
        </table:table-row>
        <table:table-row table:style-name="ro1">
          <table:table-cell office:value-type="float" office:value="4049001" calcext:value-type="float">
            <text:p>4049001</text:p>
          </table:table-cell>
          <table:table-cell office:value-type="string" calcext:value-type="string">
            <text:p>https://api.github.com/repos/SoylentGraham/SoyLib</text:p>
          </table:table-cell>
          <table:table-cell table:formula="of:=REPLACE([.B863]; 1; 29; &quot;&quot;)" office:value-type="string" office:string-value="SoylentGraham/SoyLib" calcext:value-type="string">
            <text:p>SoylentGraham/SoyLib</text:p>
          </table:table-cell>
        </table:table-row>
        <table:table-row table:style-name="ro1">
          <table:table-cell office:value-type="float" office:value="4052591" calcext:value-type="float">
            <text:p>4052591</text:p>
          </table:table-cell>
          <table:table-cell office:value-type="string" calcext:value-type="string">
            <text:p>https://api.github.com/repos/glyptodon/guacamole-server</text:p>
          </table:table-cell>
          <table:table-cell table:formula="of:=REPLACE([.B864]; 1; 29; &quot;&quot;)" office:value-type="string" office:string-value="glyptodon/guacamole-server" calcext:value-type="string">
            <text:p>glyptodon/guacamole-server</text:p>
          </table:table-cell>
        </table:table-row>
        <table:table-row table:style-name="ro1">
          <table:table-cell office:value-type="float" office:value="4066706" calcext:value-type="float">
            <text:p>4066706</text:p>
          </table:table-cell>
          <table:table-cell office:value-type="string" calcext:value-type="string">
            <text:p>https://api.github.com/repos/AriesVE-DevCon-TEAM/android_device_samsung_ariesve</text:p>
          </table:table-cell>
          <table:table-cell table:formula="of:=REPLACE([.B865]; 1; 29; &quot;&quot;)" office:value-type="string" office:string-value="AriesVE-DevCon-TEAM/android_device_samsung_ariesve" calcext:value-type="string">
            <text:p>AriesVE-DevCon-TEAM/android_device_samsung_ariesve</text:p>
          </table:table-cell>
        </table:table-row>
        <table:table-row table:style-name="ro1">
          <table:table-cell office:value-type="float" office:value="4067688" calcext:value-type="float">
            <text:p>4067688</text:p>
          </table:table-cell>
          <table:table-cell office:value-type="string" calcext:value-type="string">
            <text:p>https://api.github.com/repos/hroptatyr/glod</text:p>
          </table:table-cell>
          <table:table-cell table:formula="of:=REPLACE([.B866]; 1; 29; &quot;&quot;)" office:value-type="string" office:string-value="hroptatyr/glod" calcext:value-type="string">
            <text:p>hroptatyr/glod</text:p>
          </table:table-cell>
        </table:table-row>
        <table:table-row table:style-name="ro1">
          <table:table-cell office:value-type="float" office:value="4074279" calcext:value-type="float">
            <text:p>4074279</text:p>
          </table:table-cell>
          <table:table-cell office:value-type="string" calcext:value-type="string">
            <text:p>https://api.github.com/repos/Distrotech/gtk</text:p>
          </table:table-cell>
          <table:table-cell table:formula="of:=REPLACE([.B867]; 1; 29; &quot;&quot;)" office:value-type="string" office:string-value="Distrotech/gtk" calcext:value-type="string">
            <text:p>Distrotech/gtk</text:p>
          </table:table-cell>
        </table:table-row>
        <table:table-row table:style-name="ro1">
          <table:table-cell office:value-type="float" office:value="4080956" calcext:value-type="float">
            <text:p>4080956</text:p>
          </table:table-cell>
          <table:table-cell office:value-type="string" calcext:value-type="string">
            <text:p>https://api.github.com/repos/Distrotech/guile</text:p>
          </table:table-cell>
          <table:table-cell table:formula="of:=REPLACE([.B868]; 1; 29; &quot;&quot;)" office:value-type="string" office:string-value="Distrotech/guile" calcext:value-type="string">
            <text:p>Distrotech/guile</text:p>
          </table:table-cell>
        </table:table-row>
        <table:table-row table:style-name="ro1">
          <table:table-cell office:value-type="float" office:value="4084062" calcext:value-type="float">
            <text:p>4084062</text:p>
          </table:table-cell>
          <table:table-cell office:value-type="string" calcext:value-type="string">
            <text:p>https://api.github.com/repos/Warsow/qfusion</text:p>
          </table:table-cell>
          <table:table-cell table:formula="of:=REPLACE([.B869]; 1; 29; &quot;&quot;)" office:value-type="string" office:string-value="Warsow/qfusion" calcext:value-type="string">
            <text:p>Warsow/qfusion</text:p>
          </table:table-cell>
        </table:table-row>
        <table:table-row table:style-name="ro1">
          <table:table-cell office:value-type="float" office:value="4089447" calcext:value-type="float">
            <text:p>4089447</text:p>
          </table:table-cell>
          <table:table-cell office:value-type="string" calcext:value-type="string">
            <text:p>https://api.github.com/repos/Distrotech/v4l-utils</text:p>
          </table:table-cell>
          <table:table-cell table:formula="of:=REPLACE([.B870]; 1; 29; &quot;&quot;)" office:value-type="string" office:string-value="Distrotech/v4l-utils" calcext:value-type="string">
            <text:p>Distrotech/v4l-utils</text:p>
          </table:table-cell>
        </table:table-row>
        <table:table-row table:style-name="ro1">
          <table:table-cell office:value-type="float" office:value="4105065" calcext:value-type="float">
            <text:p>4105065</text:p>
          </table:table-cell>
          <table:table-cell office:value-type="string" calcext:value-type="string">
            <text:p>https://api.github.com/repos/mirror/xserver</text:p>
          </table:table-cell>
          <table:table-cell table:formula="of:=REPLACE([.B871]; 1; 29; &quot;&quot;)" office:value-type="string" office:string-value="mirror/xserver" calcext:value-type="string">
            <text:p>mirror/xserver</text:p>
          </table:table-cell>
        </table:table-row>
        <table:table-row table:style-name="ro1">
          <table:table-cell office:value-type="float" office:value="4113892" calcext:value-type="float">
            <text:p>4113892</text:p>
          </table:table-cell>
          <table:table-cell office:value-type="string" calcext:value-type="string">
            <text:p>https://api.github.com/repos/Distrotech/linphone</text:p>
          </table:table-cell>
          <table:table-cell table:formula="of:=REPLACE([.B872]; 1; 29; &quot;&quot;)" office:value-type="string" office:string-value="Distrotech/linphone" calcext:value-type="string">
            <text:p>Distrotech/linphone</text:p>
          </table:table-cell>
        </table:table-row>
        <table:table-row table:style-name="ro1">
          <table:table-cell office:value-type="float" office:value="4116796" calcext:value-type="float">
            <text:p>4116796</text:p>
          </table:table-cell>
          <table:table-cell office:value-type="string" calcext:value-type="string">
            <text:p>https://api.github.com/repos/lunixbochs/glshim</text:p>
          </table:table-cell>
          <table:table-cell table:formula="of:=REPLACE([.B873]; 1; 29; &quot;&quot;)" office:value-type="string" office:string-value="lunixbochs/glshim" calcext:value-type="string">
            <text:p>lunixbochs/glshim</text:p>
          </table:table-cell>
        </table:table-row>
        <table:table-row table:style-name="ro1">
          <table:table-cell office:value-type="float" office:value="4121730" calcext:value-type="float">
            <text:p>4121730</text:p>
          </table:table-cell>
          <table:table-cell office:value-type="string" calcext:value-type="string">
            <text:p>https://api.github.com/repos/atztogo/spglib</text:p>
          </table:table-cell>
          <table:table-cell table:formula="of:=REPLACE([.B874]; 1; 29; &quot;&quot;)" office:value-type="string" office:string-value="atztogo/spglib" calcext:value-type="string">
            <text:p>atztogo/spglib</text:p>
          </table:table-cell>
        </table:table-row>
        <table:table-row table:style-name="ro1">
          <table:table-cell office:value-type="float" office:value="4126751" calcext:value-type="float">
            <text:p>4126751</text:p>
          </table:table-cell>
          <table:table-cell office:value-type="string" calcext:value-type="string">
            <text:p>https://api.github.com/repos/firehol/netdata</text:p>
          </table:table-cell>
          <table:table-cell table:formula="of:=REPLACE([.B875]; 1; 29; &quot;&quot;)" office:value-type="string" office:string-value="firehol/netdata" calcext:value-type="string">
            <text:p>firehol/netdata</text:p>
          </table:table-cell>
        </table:table-row>
        <table:table-row table:style-name="ro1">
          <table:table-cell office:value-type="float" office:value="4141545" calcext:value-type="float">
            <text:p>4141545</text:p>
          </table:table-cell>
          <table:table-cell office:value-type="string" calcext:value-type="string">
            <text:p>https://api.github.com/repos/poschengband/poschengband</text:p>
          </table:table-cell>
          <table:table-cell table:formula="of:=REPLACE([.B876]; 1; 29; &quot;&quot;)" office:value-type="string" office:string-value="poschengband/poschengband" calcext:value-type="string">
            <text:p>poschengband/poschengband</text:p>
          </table:table-cell>
        </table:table-row>
        <table:table-row table:style-name="ro1">
          <table:table-cell office:value-type="float" office:value="4165033" calcext:value-type="float">
            <text:p>4165033</text:p>
          </table:table-cell>
          <table:table-cell office:value-type="string" calcext:value-type="string">
            <text:p>https://api.github.com/repos/msteinert/gtk</text:p>
          </table:table-cell>
          <table:table-cell table:formula="of:=REPLACE([.B877]; 1; 29; &quot;&quot;)" office:value-type="string" office:string-value="msteinert/gtk" calcext:value-type="string">
            <text:p>msteinert/gtk</text:p>
          </table:table-cell>
        </table:table-row>
        <table:table-row table:style-name="ro1">
          <table:table-cell office:value-type="float" office:value="4165771" calcext:value-type="float">
            <text:p>4165771</text:p>
          </table:table-cell>
          <table:table-cell office:value-type="string" calcext:value-type="string">
            <text:p>https://api.github.com/repos/axxia/axxia_u-boot</text:p>
          </table:table-cell>
          <table:table-cell table:formula="of:=REPLACE([.B878]; 1; 29; &quot;&quot;)" office:value-type="string" office:string-value="axxia/axxia_u-boot" calcext:value-type="string">
            <text:p>axxia/axxia_u-boot</text:p>
          </table:table-cell>
        </table:table-row>
        <table:table-row table:style-name="ro1">
          <table:table-cell office:value-type="float" office:value="4174039" calcext:value-type="float">
            <text:p>4174039</text:p>
          </table:table-cell>
          <table:table-cell office:value-type="string" calcext:value-type="string">
            <text:p>https://api.github.com/repos/Distrotech/hostapd</text:p>
          </table:table-cell>
          <table:table-cell table:formula="of:=REPLACE([.B879]; 1; 29; &quot;&quot;)" office:value-type="string" office:string-value="Distrotech/hostapd" calcext:value-type="string">
            <text:p>Distrotech/hostapd</text:p>
          </table:table-cell>
        </table:table-row>
        <table:table-row table:style-name="ro1">
          <table:table-cell office:value-type="float" office:value="4185449" calcext:value-type="float">
            <text:p>4185449</text:p>
          </table:table-cell>
          <table:table-cell office:value-type="string" calcext:value-type="string">
            <text:p>https://api.github.com/repos/irontec/sngrep</text:p>
          </table:table-cell>
          <table:table-cell table:formula="of:=REPLACE([.B880]; 1; 29; &quot;&quot;)" office:value-type="string" office:string-value="irontec/sngrep" calcext:value-type="string">
            <text:p>irontec/sngrep</text:p>
          </table:table-cell>
        </table:table-row>
        <table:table-row table:style-name="ro1">
          <table:table-cell office:value-type="float" office:value="4212725" calcext:value-type="float">
            <text:p>4212725</text:p>
          </table:table-cell>
          <table:table-cell office:value-type="string" calcext:value-type="string">
            <text:p>https://api.github.com/repos/mwarning/KadNode</text:p>
          </table:table-cell>
          <table:table-cell table:formula="of:=REPLACE([.B881]; 1; 29; &quot;&quot;)" office:value-type="string" office:string-value="mwarning/KadNode" calcext:value-type="string">
            <text:p>mwarning/KadNode</text:p>
          </table:table-cell>
        </table:table-row>
        <table:table-row table:style-name="ro1">
          <table:table-cell office:value-type="float" office:value="4224249" calcext:value-type="float">
            <text:p>4224249</text:p>
          </table:table-cell>
          <table:table-cell office:value-type="string" calcext:value-type="string">
            <text:p>https://api.github.com/repos/mifl/android_kernel_qcom_msm</text:p>
          </table:table-cell>
          <table:table-cell table:formula="of:=REPLACE([.B882]; 1; 29; &quot;&quot;)" office:value-type="string" office:string-value="mifl/android_kernel_qcom_msm" calcext:value-type="string">
            <text:p>mifl/android_kernel_qcom_msm</text:p>
          </table:table-cell>
        </table:table-row>
        <table:table-row table:style-name="ro1">
          <table:table-cell office:value-type="float" office:value="4292202" calcext:value-type="float">
            <text:p>4292202</text:p>
          </table:table-cell>
          <table:table-cell office:value-type="string" calcext:value-type="string">
            <text:p>https://api.github.com/repos/objectos/rio</text:p>
          </table:table-cell>
          <table:table-cell table:formula="of:=REPLACE([.B883]; 1; 29; &quot;&quot;)" office:value-type="string" office:string-value="objectos/rio" calcext:value-type="string">
            <text:p>objectos/rio</text:p>
          </table:table-cell>
        </table:table-row>
        <table:table-row table:style-name="ro1">
          <table:table-cell office:value-type="float" office:value="4308222" calcext:value-type="float">
            <text:p>4308222</text:p>
          </table:table-cell>
          <table:table-cell office:value-type="string" calcext:value-type="string">
            <text:p>https://api.github.com/repos/GNOME/librsvg</text:p>
          </table:table-cell>
          <table:table-cell table:formula="of:=REPLACE([.B884]; 1; 29; &quot;&quot;)" office:value-type="string" office:string-value="GNOME/librsvg" calcext:value-type="string">
            <text:p>GNOME/librsvg</text:p>
          </table:table-cell>
        </table:table-row>
        <table:table-row table:style-name="ro1">
          <table:table-cell office:value-type="float" office:value="4314741" calcext:value-type="float">
            <text:p>4314741</text:p>
          </table:table-cell>
          <table:table-cell office:value-type="string" calcext:value-type="string">
            <text:p>https://api.github.com/repos/pantoniou/linux-beagle-track-mainline</text:p>
          </table:table-cell>
          <table:table-cell table:formula="of:=REPLACE([.B885]; 1; 29; &quot;&quot;)" office:value-type="string" office:string-value="pantoniou/linux-beagle-track-mainline" calcext:value-type="string">
            <text:p>pantoniou/linux-beagle-track-mainline</text:p>
          </table:table-cell>
        </table:table-row>
        <table:table-row table:style-name="ro1">
          <table:table-cell office:value-type="float" office:value="4329028" calcext:value-type="float">
            <text:p>4329028</text:p>
          </table:table-cell>
          <table:table-cell office:value-type="string" calcext:value-type="string">
            <text:p>https://api.github.com/repos/LiMinggang/madedit-mod</text:p>
          </table:table-cell>
          <table:table-cell table:formula="of:=REPLACE([.B886]; 1; 29; &quot;&quot;)" office:value-type="string" office:string-value="LiMinggang/madedit-mod" calcext:value-type="string">
            <text:p>LiMinggang/madedit-mod</text:p>
          </table:table-cell>
        </table:table-row>
        <table:table-row table:style-name="ro1">
          <table:table-cell office:value-type="float" office:value="4338600" calcext:value-type="float">
            <text:p>4338600</text:p>
          </table:table-cell>
          <table:table-cell office:value-type="string" calcext:value-type="string">
            <text:p>https://api.github.com/repos/marcuswestin/FunObjc</text:p>
          </table:table-cell>
          <table:table-cell table:formula="of:=REPLACE([.B887]; 1; 29; &quot;&quot;)" office:value-type="string" office:string-value="marcuswestin/FunObjc" calcext:value-type="string">
            <text:p>marcuswestin/FunObjc</text:p>
          </table:table-cell>
        </table:table-row>
        <table:table-row table:style-name="ro1">
          <table:table-cell office:value-type="float" office:value="4344186" calcext:value-type="float">
            <text:p>4344186</text:p>
          </table:table-cell>
          <table:table-cell office:value-type="string" calcext:value-type="string">
            <text:p>https://api.github.com/repos/xylosper/bomi</text:p>
          </table:table-cell>
          <table:table-cell table:formula="of:=REPLACE([.B888]; 1; 29; &quot;&quot;)" office:value-type="string" office:string-value="xylosper/bomi" calcext:value-type="string">
            <text:p>xylosper/bomi</text:p>
          </table:table-cell>
        </table:table-row>
        <table:table-row table:style-name="ro1">
          <table:table-cell office:value-type="float" office:value="4350728" calcext:value-type="float">
            <text:p>4350728</text:p>
          </table:table-cell>
          <table:table-cell office:value-type="string" calcext:value-type="string">
            <text:p>https://api.github.com/repos/genometools/genometools</text:p>
          </table:table-cell>
          <table:table-cell table:formula="of:=REPLACE([.B889]; 1; 29; &quot;&quot;)" office:value-type="string" office:string-value="genometools/genometools" calcext:value-type="string">
            <text:p>genometools/genometools</text:p>
          </table:table-cell>
        </table:table-row>
        <table:table-row table:style-name="ro1">
          <table:table-cell office:value-type="float" office:value="4365847" calcext:value-type="float">
            <text:p>4365847</text:p>
          </table:table-cell>
          <table:table-cell office:value-type="string" calcext:value-type="string">
            <text:p>https://api.github.com/repos/mchalupa/wayland</text:p>
          </table:table-cell>
          <table:table-cell table:formula="of:=REPLACE([.B890]; 1; 29; &quot;&quot;)" office:value-type="string" office:string-value="mchalupa/wayland" calcext:value-type="string">
            <text:p>mchalupa/wayland</text:p>
          </table:table-cell>
        </table:table-row>
        <table:table-row table:style-name="ro1">
          <table:table-cell office:value-type="float" office:value="4367712" calcext:value-type="float">
            <text:p>4367712</text:p>
          </table:table-cell>
          <table:table-cell office:value-type="string" calcext:value-type="string">
            <text:p>https://api.github.com/repos/ppenna/nanvix</text:p>
          </table:table-cell>
          <table:table-cell table:formula="of:=REPLACE([.B891]; 1; 29; &quot;&quot;)" office:value-type="string" office:string-value="ppenna/nanvix" calcext:value-type="string">
            <text:p>ppenna/nanvix</text:p>
          </table:table-cell>
        </table:table-row>
        <table:table-row table:style-name="ro1">
          <table:table-cell office:value-type="float" office:value="4371013" calcext:value-type="float">
            <text:p>4371013</text:p>
          </table:table-cell>
          <table:table-cell office:value-type="string" calcext:value-type="string">
            <text:p>https://api.github.com/repos/libretro/RetroArch</text:p>
          </table:table-cell>
          <table:table-cell table:formula="of:=REPLACE([.B892]; 1; 29; &quot;&quot;)" office:value-type="string" office:string-value="libretro/RetroArch" calcext:value-type="string">
            <text:p>libretro/RetroArch</text:p>
          </table:table-cell>
        </table:table-row>
        <table:table-row table:style-name="ro1">
          <table:table-cell office:value-type="float" office:value="4397024" calcext:value-type="float">
            <text:p>4397024</text:p>
          </table:table-cell>
          <table:table-cell office:value-type="string" calcext:value-type="string">
            <text:p>https://api.github.com/repos/tarantool/tarantool</text:p>
          </table:table-cell>
          <table:table-cell table:formula="of:=REPLACE([.B893]; 1; 29; &quot;&quot;)" office:value-type="string" office:string-value="tarantool/tarantool" calcext:value-type="string">
            <text:p>tarantool/tarantool</text:p>
          </table:table-cell>
        </table:table-row>
        <table:table-row table:style-name="ro1">
          <table:table-cell office:value-type="float" office:value="4399952" calcext:value-type="float">
            <text:p>4399952</text:p>
          </table:table-cell>
          <table:table-cell office:value-type="string" calcext:value-type="string">
            <text:p>https://api.github.com/repos/ljalves/linux_media</text:p>
          </table:table-cell>
          <table:table-cell table:formula="of:=REPLACE([.B894]; 1; 29; &quot;&quot;)" office:value-type="string" office:string-value="ljalves/linux_media" calcext:value-type="string">
            <text:p>ljalves/linux_media</text:p>
          </table:table-cell>
        </table:table-row>
        <table:table-row table:style-name="ro1">
          <table:table-cell office:value-type="float" office:value="4402653" calcext:value-type="float">
            <text:p>4402653</text:p>
          </table:table-cell>
          <table:table-cell office:value-type="string" calcext:value-type="string">
            <text:p>https://api.github.com/repos/Zeke-OS/zeke</text:p>
          </table:table-cell>
          <table:table-cell table:formula="of:=REPLACE([.B895]; 1; 29; &quot;&quot;)" office:value-type="string" office:string-value="Zeke-OS/zeke" calcext:value-type="string">
            <text:p>Zeke-OS/zeke</text:p>
          </table:table-cell>
        </table:table-row>
        <table:table-row table:style-name="ro1">
          <table:table-cell office:value-type="float" office:value="4432668" calcext:value-type="float">
            <text:p>4432668</text:p>
          </table:table-cell>
          <table:table-cell office:value-type="string" calcext:value-type="string">
            <text:p>https://api.github.com/repos/dylanryan/PiInTheSky</text:p>
          </table:table-cell>
          <table:table-cell table:formula="of:=REPLACE([.B896]; 1; 29; &quot;&quot;)" office:value-type="string" office:string-value="dylanryan/PiInTheSky" calcext:value-type="string">
            <text:p>dylanryan/PiInTheSky</text:p>
          </table:table-cell>
        </table:table-row>
        <table:table-row table:style-name="ro1">
          <table:table-cell office:value-type="float" office:value="4433042" calcext:value-type="float">
            <text:p>4433042</text:p>
          </table:table-cell>
          <table:table-cell office:value-type="string" calcext:value-type="string">
            <text:p>https://api.github.com/repos/michail-nikolaev/task-force-arma-3-radio</text:p>
          </table:table-cell>
          <table:table-cell table:formula="of:=REPLACE([.B897]; 1; 29; &quot;&quot;)" office:value-type="string" office:string-value="michail-nikolaev/task-force-arma-3-radio" calcext:value-type="string">
            <text:p>michail-nikolaev/task-force-arma-3-radio</text:p>
          </table:table-cell>
        </table:table-row>
        <table:table-row table:style-name="ro1">
          <table:table-cell office:value-type="float" office:value="4435795" calcext:value-type="float">
            <text:p>4435795</text:p>
          </table:table-cell>
          <table:table-cell office:value-type="string" calcext:value-type="string">
            <text:p>https://api.github.com/repos/pippijn/aldor</text:p>
          </table:table-cell>
          <table:table-cell table:formula="of:=REPLACE([.B898]; 1; 29; &quot;&quot;)" office:value-type="string" office:string-value="pippijn/aldor" calcext:value-type="string">
            <text:p>pippijn/aldor</text:p>
          </table:table-cell>
        </table:table-row>
        <table:table-row table:style-name="ro1">
          <table:table-cell office:value-type="float" office:value="4450471" calcext:value-type="float">
            <text:p>4450471</text:p>
          </table:table-cell>
          <table:table-cell office:value-type="string" calcext:value-type="string">
            <text:p>https://api.github.com/repos/fakenmc/cf4ocl</text:p>
          </table:table-cell>
          <table:table-cell table:formula="of:=REPLACE([.B899]; 1; 29; &quot;&quot;)" office:value-type="string" office:string-value="fakenmc/cf4ocl" calcext:value-type="string">
            <text:p>fakenmc/cf4ocl</text:p>
          </table:table-cell>
        </table:table-row>
        <table:table-row table:style-name="ro1">
          <table:table-cell office:value-type="float" office:value="4455836" calcext:value-type="float">
            <text:p>4455836</text:p>
          </table:table-cell>
          <table:table-cell office:value-type="string" calcext:value-type="string">
            <text:p>https://api.github.com/repos/mifl/android_kernel_pantech_oscar</text:p>
          </table:table-cell>
          <table:table-cell table:formula="of:=REPLACE([.B900]; 1; 29; &quot;&quot;)" office:value-type="string" office:string-value="mifl/android_kernel_pantech_oscar" calcext:value-type="string">
            <text:p>mifl/android_kernel_pantech_oscar</text:p>
          </table:table-cell>
        </table:table-row>
        <table:table-row table:style-name="ro1">
          <table:table-cell office:value-type="float" office:value="4456564" calcext:value-type="float">
            <text:p>4456564</text:p>
          </table:table-cell>
          <table:table-cell office:value-type="string" calcext:value-type="string">
            <text:p>https://api.github.com/repos/detomon/BlipKit</text:p>
          </table:table-cell>
          <table:table-cell table:formula="of:=REPLACE([.B901]; 1; 29; &quot;&quot;)" office:value-type="string" office:string-value="detomon/BlipKit" calcext:value-type="string">
            <text:p>detomon/BlipKit</text:p>
          </table:table-cell>
        </table:table-row>
        <table:table-row table:style-name="ro1">
          <table:table-cell office:value-type="float" office:value="4482398" calcext:value-type="float">
            <text:p>4482398</text:p>
          </table:table-cell>
          <table:table-cell office:value-type="string" calcext:value-type="string">
            <text:p>https://api.github.com/repos/allinurl/goaccess</text:p>
          </table:table-cell>
          <table:table-cell table:formula="of:=REPLACE([.B902]; 1; 29; &quot;&quot;)" office:value-type="string" office:string-value="allinurl/goaccess" calcext:value-type="string">
            <text:p>allinurl/goaccess</text:p>
          </table:table-cell>
        </table:table-row>
        <table:table-row table:style-name="ro1">
          <table:table-cell office:value-type="float" office:value="4485919" calcext:value-type="float">
            <text:p>4485919</text:p>
          </table:table-cell>
          <table:table-cell office:value-type="string" calcext:value-type="string">
            <text:p>https://api.github.com/repos/plainoldcj/nubuck</text:p>
          </table:table-cell>
          <table:table-cell table:formula="of:=REPLACE([.B903]; 1; 29; &quot;&quot;)" office:value-type="string" office:string-value="plainoldcj/nubuck" calcext:value-type="string">
            <text:p>plainoldcj/nubuck</text:p>
          </table:table-cell>
        </table:table-row>
        <table:table-row table:style-name="ro1">
          <table:table-cell office:value-type="float" office:value="4486289" calcext:value-type="float">
            <text:p>4486289</text:p>
          </table:table-cell>
          <table:table-cell office:value-type="string" calcext:value-type="string">
            <text:p>https://api.github.com/repos/jarikomppa/soloud</text:p>
          </table:table-cell>
          <table:table-cell table:formula="of:=REPLACE([.B904]; 1; 29; &quot;&quot;)" office:value-type="string" office:string-value="jarikomppa/soloud" calcext:value-type="string">
            <text:p>jarikomppa/soloud</text:p>
          </table:table-cell>
        </table:table-row>
        <table:table-row table:style-name="ro1">
          <table:table-cell office:value-type="float" office:value="4516272" calcext:value-type="float">
            <text:p>4516272</text:p>
          </table:table-cell>
          <table:table-cell office:value-type="string" calcext:value-type="string">
            <text:p>https://api.github.com/repos/samtools/bcftools</text:p>
          </table:table-cell>
          <table:table-cell table:formula="of:=REPLACE([.B905]; 1; 29; &quot;&quot;)" office:value-type="string" office:string-value="samtools/bcftools" calcext:value-type="string">
            <text:p>samtools/bcftools</text:p>
          </table:table-cell>
        </table:table-row>
        <table:table-row table:style-name="ro1">
          <table:table-cell office:value-type="float" office:value="4517472" calcext:value-type="float">
            <text:p>4517472</text:p>
          </table:table-cell>
          <table:table-cell office:value-type="string" calcext:value-type="string">
            <text:p>https://api.github.com/repos/hakzsam/mesa</text:p>
          </table:table-cell>
          <table:table-cell table:formula="of:=REPLACE([.B906]; 1; 29; &quot;&quot;)" office:value-type="string" office:string-value="hakzsam/mesa" calcext:value-type="string">
            <text:p>hakzsam/mesa</text:p>
          </table:table-cell>
        </table:table-row>
        <table:table-row table:style-name="ro1">
          <table:table-cell office:value-type="float" office:value="4537328" calcext:value-type="float">
            <text:p>4537328</text:p>
          </table:table-cell>
          <table:table-cell office:value-type="string" calcext:value-type="string">
            <text:p>https://api.github.com/repos/torch/torch7</text:p>
          </table:table-cell>
          <table:table-cell table:formula="of:=REPLACE([.B907]; 1; 29; &quot;&quot;)" office:value-type="string" office:string-value="torch/torch7" calcext:value-type="string">
            <text:p>torch/torch7</text:p>
          </table:table-cell>
        </table:table-row>
        <table:table-row table:style-name="ro1">
          <table:table-cell office:value-type="float" office:value="4543622" calcext:value-type="float">
            <text:p>4543622</text:p>
          </table:table-cell>
          <table:table-cell office:value-type="string" calcext:value-type="string">
            <text:p>https://api.github.com/repos/sbc100/native_client</text:p>
          </table:table-cell>
          <table:table-cell table:formula="of:=REPLACE([.B908]; 1; 29; &quot;&quot;)" office:value-type="string" office:string-value="sbc100/native_client" calcext:value-type="string">
            <text:p>sbc100/native_client</text:p>
          </table:table-cell>
        </table:table-row>
        <table:table-row table:style-name="ro1">
          <table:table-cell office:value-type="float" office:value="4552639" calcext:value-type="float">
            <text:p>4552639</text:p>
          </table:table-cell>
          <table:table-cell office:value-type="string" calcext:value-type="string">
            <text:p>https://api.github.com/repos/open-mpi/hwloc</text:p>
          </table:table-cell>
          <table:table-cell table:formula="of:=REPLACE([.B909]; 1; 29; &quot;&quot;)" office:value-type="string" office:string-value="open-mpi/hwloc" calcext:value-type="string">
            <text:p>open-mpi/hwloc</text:p>
          </table:table-cell>
        </table:table-row>
        <table:table-row table:style-name="ro1">
          <table:table-cell office:value-type="float" office:value="4568510" calcext:value-type="float">
            <text:p>4568510</text:p>
          </table:table-cell>
          <table:table-cell office:value-type="string" calcext:value-type="string">
            <text:p>https://api.github.com/repos/boywert/SussexBigRun2013</text:p>
          </table:table-cell>
          <table:table-cell table:formula="of:=REPLACE([.B910]; 1; 29; &quot;&quot;)" office:value-type="string" office:string-value="boywert/SussexBigRun2013" calcext:value-type="string">
            <text:p>boywert/SussexBigRun2013</text:p>
          </table:table-cell>
        </table:table-row>
        <table:table-row table:style-name="ro1">
          <table:table-cell office:value-type="float" office:value="4570656" calcext:value-type="float">
            <text:p>4570656</text:p>
          </table:table-cell>
          <table:table-cell office:value-type="string" calcext:value-type="string">
            <text:p>https://api.github.com/repos/franko/regress-pro</text:p>
          </table:table-cell>
          <table:table-cell table:formula="of:=REPLACE([.B911]; 1; 29; &quot;&quot;)" office:value-type="string" office:string-value="franko/regress-pro" calcext:value-type="string">
            <text:p>franko/regress-pro</text:p>
          </table:table-cell>
        </table:table-row>
        <table:table-row table:style-name="ro1">
          <table:table-cell office:value-type="float" office:value="4571328" calcext:value-type="float">
            <text:p>4571328</text:p>
          </table:table-cell>
          <table:table-cell office:value-type="string" calcext:value-type="string">
            <text:p>https://api.github.com/repos/xaionaro/clsync</text:p>
          </table:table-cell>
          <table:table-cell table:formula="of:=REPLACE([.B912]; 1; 29; &quot;&quot;)" office:value-type="string" office:string-value="xaionaro/clsync" calcext:value-type="string">
            <text:p>xaionaro/clsync</text:p>
          </table:table-cell>
        </table:table-row>
        <table:table-row table:style-name="ro1">
          <table:table-cell office:value-type="float" office:value="4571854" calcext:value-type="float">
            <text:p>4571854</text:p>
          </table:table-cell>
          <table:table-cell office:value-type="string" calcext:value-type="string">
            <text:p>https://api.github.com/repos/Kyle873/DoomRPG</text:p>
          </table:table-cell>
          <table:table-cell table:formula="of:=REPLACE([.B913]; 1; 29; &quot;&quot;)" office:value-type="string" office:string-value="Kyle873/DoomRPG" calcext:value-type="string">
            <text:p>Kyle873/DoomRPG</text:p>
          </table:table-cell>
        </table:table-row>
        <table:table-row table:style-name="ro1">
          <table:table-cell office:value-type="float" office:value="4592408" calcext:value-type="float">
            <text:p>4592408</text:p>
          </table:table-cell>
          <table:table-cell office:value-type="string" calcext:value-type="string">
            <text:p>https://api.github.com/repos/cms-ts/ZbAnalysis</text:p>
          </table:table-cell>
          <table:table-cell table:formula="of:=REPLACE([.B914]; 1; 29; &quot;&quot;)" office:value-type="string" office:string-value="cms-ts/ZbAnalysis" calcext:value-type="string">
            <text:p>cms-ts/ZbAnalysis</text:p>
          </table:table-cell>
        </table:table-row>
        <table:table-row table:style-name="ro1">
          <table:table-cell office:value-type="float" office:value="4611508" calcext:value-type="float">
            <text:p>4611508</text:p>
          </table:table-cell>
          <table:table-cell office:value-type="string" calcext:value-type="string">
            <text:p>https://api.github.com/repos/quixdb/squash</text:p>
          </table:table-cell>
          <table:table-cell table:formula="of:=REPLACE([.B915]; 1; 29; &quot;&quot;)" office:value-type="string" office:string-value="quixdb/squash" calcext:value-type="string">
            <text:p>quixdb/squash</text:p>
          </table:table-cell>
        </table:table-row>
        <table:table-row table:style-name="ro1">
          <table:table-cell office:value-type="float" office:value="4625096" calcext:value-type="float">
            <text:p>4625096</text:p>
          </table:table-cell>
          <table:table-cell office:value-type="string" calcext:value-type="string">
            <text:p>https://api.github.com/repos/lxde/libfm</text:p>
          </table:table-cell>
          <table:table-cell table:formula="of:=REPLACE([.B916]; 1; 29; &quot;&quot;)" office:value-type="string" office:string-value="lxde/libfm" calcext:value-type="string">
            <text:p>lxde/libfm</text:p>
          </table:table-cell>
        </table:table-row>
        <table:table-row table:style-name="ro1">
          <table:table-cell office:value-type="float" office:value="4632983" calcext:value-type="float">
            <text:p>4632983</text:p>
          </table:table-cell>
          <table:table-cell office:value-type="string" calcext:value-type="string">
            <text:p>https://api.github.com/repos/lhmouse/MCF</text:p>
          </table:table-cell>
          <table:table-cell table:formula="of:=REPLACE([.B917]; 1; 29; &quot;&quot;)" office:value-type="string" office:string-value="lhmouse/MCF" calcext:value-type="string">
            <text:p>lhmouse/MCF</text:p>
          </table:table-cell>
        </table:table-row>
        <table:table-row table:style-name="ro1">
          <table:table-cell office:value-type="float" office:value="4634308" calcext:value-type="float">
            <text:p>4634308</text:p>
          </table:table-cell>
          <table:table-cell office:value-type="string" calcext:value-type="string">
            <text:p>https://api.github.com/repos/mcellteam/mcell</text:p>
          </table:table-cell>
          <table:table-cell table:formula="of:=REPLACE([.B918]; 1; 29; &quot;&quot;)" office:value-type="string" office:string-value="mcellteam/mcell" calcext:value-type="string">
            <text:p>mcellteam/mcell</text:p>
          </table:table-cell>
        </table:table-row>
        <table:table-row table:style-name="ro1">
          <table:table-cell office:value-type="float" office:value="4640497" calcext:value-type="float">
            <text:p>4640497</text:p>
          </table:table-cell>
          <table:table-cell office:value-type="string" calcext:value-type="string">
            <text:p>https://api.github.com/repos/envytools/envytools</text:p>
          </table:table-cell>
          <table:table-cell table:formula="of:=REPLACE([.B919]; 1; 29; &quot;&quot;)" office:value-type="string" office:string-value="envytools/envytools" calcext:value-type="string">
            <text:p>envytools/envytools</text:p>
          </table:table-cell>
        </table:table-row>
        <table:table-row table:style-name="ro1">
          <table:table-cell office:value-type="float" office:value="4681657" calcext:value-type="float">
            <text:p>4681657</text:p>
          </table:table-cell>
          <table:table-cell office:value-type="string" calcext:value-type="string">
            <text:p>https://api.github.com/repos/dresden-elektronik/deconz-rest-plugin</text:p>
          </table:table-cell>
          <table:table-cell table:formula="of:=REPLACE([.B920]; 1; 29; &quot;&quot;)" office:value-type="string" office:string-value="dresden-elektronik/deconz-rest-plugin" calcext:value-type="string">
            <text:p>dresden-elektronik/deconz-rest-plugin</text:p>
          </table:table-cell>
        </table:table-row>
        <table:table-row table:style-name="ro1">
          <table:table-cell office:value-type="float" office:value="4682901" calcext:value-type="float">
            <text:p>4682901</text:p>
          </table:table-cell>
          <table:table-cell office:value-type="string" calcext:value-type="string">
            <text:p>https://api.github.com/repos/woolstar/tools</text:p>
          </table:table-cell>
          <table:table-cell table:formula="of:=REPLACE([.B921]; 1; 29; &quot;&quot;)" office:value-type="string" office:string-value="woolstar/tools" calcext:value-type="string">
            <text:p>woolstar/tools</text:p>
          </table:table-cell>
        </table:table-row>
        <table:table-row table:style-name="ro1">
          <table:table-cell office:value-type="float" office:value="4685505" calcext:value-type="float">
            <text:p>4685505</text:p>
          </table:table-cell>
          <table:table-cell office:value-type="string" calcext:value-type="string">
            <text:p>https://api.github.com/repos/DFE/meta-hipos</text:p>
          </table:table-cell>
          <table:table-cell table:formula="of:=REPLACE([.B922]; 1; 29; &quot;&quot;)" office:value-type="string" office:string-value="DFE/meta-hipos" calcext:value-type="string">
            <text:p>DFE/meta-hipos</text:p>
          </table:table-cell>
        </table:table-row>
        <table:table-row table:style-name="ro1">
          <table:table-cell office:value-type="float" office:value="4698338" calcext:value-type="float">
            <text:p>4698338</text:p>
          </table:table-cell>
          <table:table-cell office:value-type="string" calcext:value-type="string">
            <text:p>https://api.github.com/repos/svn2github/MPC-BE</text:p>
          </table:table-cell>
          <table:table-cell table:formula="of:=REPLACE([.B923]; 1; 29; &quot;&quot;)" office:value-type="string" office:string-value="svn2github/MPC-BE" calcext:value-type="string">
            <text:p>svn2github/MPC-BE</text:p>
          </table:table-cell>
        </table:table-row>
        <table:table-row table:style-name="ro1">
          <table:table-cell office:value-type="float" office:value="4724700" calcext:value-type="float">
            <text:p>4724700</text:p>
          </table:table-cell>
          <table:table-cell office:value-type="string" calcext:value-type="string">
            <text:p>https://api.github.com/repos/Subsentient/epoch</text:p>
          </table:table-cell>
          <table:table-cell table:formula="of:=REPLACE([.B924]; 1; 29; &quot;&quot;)" office:value-type="string" office:string-value="Subsentient/epoch" calcext:value-type="string">
            <text:p>Subsentient/epoch</text:p>
          </table:table-cell>
        </table:table-row>
        <table:table-row table:style-name="ro1">
          <table:table-cell office:value-type="float" office:value="4729480" calcext:value-type="float">
            <text:p>4729480</text:p>
          </table:table-cell>
          <table:table-cell office:value-type="string" calcext:value-type="string">
            <text:p>https://api.github.com/repos/coreutils/coreutils</text:p>
          </table:table-cell>
          <table:table-cell table:formula="of:=REPLACE([.B925]; 1; 29; &quot;&quot;)" office:value-type="string" office:string-value="coreutils/coreutils" calcext:value-type="string">
            <text:p>coreutils/coreutils</text:p>
          </table:table-cell>
        </table:table-row>
        <table:table-row table:style-name="ro1">
          <table:table-cell office:value-type="float" office:value="4731196" calcext:value-type="float">
            <text:p>4731196</text:p>
          </table:table-cell>
          <table:table-cell office:value-type="string" calcext:value-type="string">
            <text:p>https://api.github.com/repos/kframework/c-semantics</text:p>
          </table:table-cell>
          <table:table-cell table:formula="of:=REPLACE([.B926]; 1; 29; &quot;&quot;)" office:value-type="string" office:string-value="kframework/c-semantics" calcext:value-type="string">
            <text:p>kframework/c-semantics</text:p>
          </table:table-cell>
        </table:table-row>
        <table:table-row table:style-name="ro1">
          <table:table-cell office:value-type="float" office:value="4731454" calcext:value-type="float">
            <text:p>4731454</text:p>
          </table:table-cell>
          <table:table-cell office:value-type="string" calcext:value-type="string">
            <text:p>https://api.github.com/repos/strager/b-cc</text:p>
          </table:table-cell>
          <table:table-cell table:formula="of:=REPLACE([.B927]; 1; 29; &quot;&quot;)" office:value-type="string" office:string-value="strager/b-cc" calcext:value-type="string">
            <text:p>strager/b-cc</text:p>
          </table:table-cell>
        </table:table-row>
        <table:table-row table:style-name="ro1">
          <table:table-cell office:value-type="float" office:value="4736685" calcext:value-type="float">
            <text:p>4736685</text:p>
          </table:table-cell>
          <table:table-cell office:value-type="string" calcext:value-type="string">
            <text:p>https://api.github.com/repos/dyne/dowse</text:p>
          </table:table-cell>
          <table:table-cell table:formula="of:=REPLACE([.B928]; 1; 29; &quot;&quot;)" office:value-type="string" office:string-value="dyne/dowse" calcext:value-type="string">
            <text:p>dyne/dowse</text:p>
          </table:table-cell>
        </table:table-row>
        <table:table-row table:style-name="ro1">
          <table:table-cell office:value-type="float" office:value="4737268" calcext:value-type="float">
            <text:p>4737268</text:p>
          </table:table-cell>
          <table:table-cell office:value-type="string" calcext:value-type="string">
            <text:p>https://api.github.com/repos/actboy168/YDWE</text:p>
          </table:table-cell>
          <table:table-cell table:formula="of:=REPLACE([.B929]; 1; 29; &quot;&quot;)" office:value-type="string" office:string-value="actboy168/YDWE" calcext:value-type="string">
            <text:p>actboy168/YDWE</text:p>
          </table:table-cell>
        </table:table-row>
        <table:table-row table:style-name="ro1">
          <table:table-cell office:value-type="float" office:value="4755302" calcext:value-type="float">
            <text:p>4755302</text:p>
          </table:table-cell>
          <table:table-cell office:value-type="string" calcext:value-type="string">
            <text:p>https://api.github.com/repos/Moguri/blender</text:p>
          </table:table-cell>
          <table:table-cell table:formula="of:=REPLACE([.B930]; 1; 29; &quot;&quot;)" office:value-type="string" office:string-value="Moguri/blender" calcext:value-type="string">
            <text:p>Moguri/blender</text:p>
          </table:table-cell>
        </table:table-row>
        <table:table-row table:style-name="ro1">
          <table:table-cell office:value-type="float" office:value="4778068" calcext:value-type="float">
            <text:p>4778068</text:p>
          </table:table-cell>
          <table:table-cell office:value-type="string" calcext:value-type="string">
            <text:p>https://api.github.com/repos/MDSplus/mdsplus</text:p>
          </table:table-cell>
          <table:table-cell table:formula="of:=REPLACE([.B931]; 1; 29; &quot;&quot;)" office:value-type="string" office:string-value="MDSplus/mdsplus" calcext:value-type="string">
            <text:p>MDSplus/mdsplus</text:p>
          </table:table-cell>
        </table:table-row>
        <table:table-row table:style-name="ro1">
          <table:table-cell office:value-type="float" office:value="4798118" calcext:value-type="float">
            <text:p>4798118</text:p>
          </table:table-cell>
          <table:table-cell office:value-type="string" calcext:value-type="string">
            <text:p>https://api.github.com/repos/GNOME/metacity</text:p>
          </table:table-cell>
          <table:table-cell table:formula="of:=REPLACE([.B932]; 1; 29; &quot;&quot;)" office:value-type="string" office:string-value="GNOME/metacity" calcext:value-type="string">
            <text:p>GNOME/metacity</text:p>
          </table:table-cell>
        </table:table-row>
        <table:table-row table:style-name="ro1">
          <table:table-cell office:value-type="float" office:value="4801506" calcext:value-type="float">
            <text:p>4801506</text:p>
          </table:table-cell>
          <table:table-cell office:value-type="string" calcext:value-type="string">
            <text:p>https://api.github.com/repos/GNOME/gthumb</text:p>
          </table:table-cell>
          <table:table-cell table:formula="of:=REPLACE([.B933]; 1; 29; &quot;&quot;)" office:value-type="string" office:string-value="GNOME/gthumb" calcext:value-type="string">
            <text:p>GNOME/gthumb</text:p>
          </table:table-cell>
        </table:table-row>
        <table:table-row table:style-name="ro1">
          <table:table-cell office:value-type="float" office:value="4804946" calcext:value-type="float">
            <text:p>4804946</text:p>
          </table:table-cell>
          <table:table-cell office:value-type="string" calcext:value-type="string">
            <text:p>https://api.github.com/repos/svn2github/mplayer</text:p>
          </table:table-cell>
          <table:table-cell table:formula="of:=REPLACE([.B934]; 1; 29; &quot;&quot;)" office:value-type="string" office:string-value="svn2github/mplayer" calcext:value-type="string">
            <text:p>svn2github/mplayer</text:p>
          </table:table-cell>
        </table:table-row>
        <table:table-row table:style-name="ro1">
          <table:table-cell office:value-type="float" office:value="4814934" calcext:value-type="float">
            <text:p>4814934</text:p>
          </table:table-cell>
          <table:table-cell office:value-type="string" calcext:value-type="string">
            <text:p>https://api.github.com/repos/ebirger/tinkerpal</text:p>
          </table:table-cell>
          <table:table-cell table:formula="of:=REPLACE([.B935]; 1; 29; &quot;&quot;)" office:value-type="string" office:string-value="ebirger/tinkerpal" calcext:value-type="string">
            <text:p>ebirger/tinkerpal</text:p>
          </table:table-cell>
        </table:table-row>
        <table:table-row table:style-name="ro1">
          <table:table-cell office:value-type="float" office:value="4833950" calcext:value-type="float">
            <text:p>4833950</text:p>
          </table:table-cell>
          <table:table-cell office:value-type="string" calcext:value-type="string">
            <text:p>https://api.github.com/repos/GNOME/libgweather</text:p>
          </table:table-cell>
          <table:table-cell table:formula="of:=REPLACE([.B936]; 1; 29; &quot;&quot;)" office:value-type="string" office:string-value="GNOME/libgweather" calcext:value-type="string">
            <text:p>GNOME/libgweather</text:p>
          </table:table-cell>
        </table:table-row>
        <table:table-row table:style-name="ro1">
          <table:table-cell office:value-type="float" office:value="4836101" calcext:value-type="float">
            <text:p>4836101</text:p>
          </table:table-cell>
          <table:table-cell office:value-type="string" calcext:value-type="string">
            <text:p>https://api.github.com/repos/Unidata/netcdf-c</text:p>
          </table:table-cell>
          <table:table-cell table:formula="of:=REPLACE([.B937]; 1; 29; &quot;&quot;)" office:value-type="string" office:string-value="Unidata/netcdf-c" calcext:value-type="string">
            <text:p>Unidata/netcdf-c</text:p>
          </table:table-cell>
        </table:table-row>
        <table:table-row table:style-name="ro1">
          <table:table-cell office:value-type="float" office:value="4848052" calcext:value-type="float">
            <text:p>4848052</text:p>
          </table:table-cell>
          <table:table-cell office:value-type="string" calcext:value-type="string">
            <text:p>https://api.github.com/repos/circonus-labs/reconnoiter</text:p>
          </table:table-cell>
          <table:table-cell table:formula="of:=REPLACE([.B938]; 1; 29; &quot;&quot;)" office:value-type="string" office:string-value="circonus-labs/reconnoiter" calcext:value-type="string">
            <text:p>circonus-labs/reconnoiter</text:p>
          </table:table-cell>
        </table:table-row>
        <table:table-row table:style-name="ro1">
          <table:table-cell office:value-type="float" office:value="4854051" calcext:value-type="float">
            <text:p>4854051</text:p>
          </table:table-cell>
          <table:table-cell office:value-type="string" calcext:value-type="string">
            <text:p>https://api.github.com/repos/openETCS/modeling</text:p>
          </table:table-cell>
          <table:table-cell table:formula="of:=REPLACE([.B939]; 1; 29; &quot;&quot;)" office:value-type="string" office:string-value="openETCS/modeling" calcext:value-type="string">
            <text:p>openETCS/modeling</text:p>
          </table:table-cell>
        </table:table-row>
        <table:table-row table:style-name="ro1">
          <table:table-cell office:value-type="float" office:value="4876933" calcext:value-type="float">
            <text:p>4876933</text:p>
          </table:table-cell>
          <table:table-cell office:value-type="string" calcext:value-type="string">
            <text:p>https://api.github.com/repos/ibell/coolprop</text:p>
          </table:table-cell>
          <table:table-cell table:formula="of:=REPLACE([.B940]; 1; 29; &quot;&quot;)" office:value-type="string" office:string-value="ibell/coolprop" calcext:value-type="string">
            <text:p>ibell/coolprop</text:p>
          </table:table-cell>
        </table:table-row>
        <table:table-row table:style-name="ro1">
          <table:table-cell office:value-type="float" office:value="4883521" calcext:value-type="float">
            <text:p>4883521</text:p>
          </table:table-cell>
          <table:table-cell office:value-type="string" calcext:value-type="string">
            <text:p>https://api.github.com/repos/pilight/pilight</text:p>
          </table:table-cell>
          <table:table-cell table:formula="of:=REPLACE([.B941]; 1; 29; &quot;&quot;)" office:value-type="string" office:string-value="pilight/pilight" calcext:value-type="string">
            <text:p>pilight/pilight</text:p>
          </table:table-cell>
        </table:table-row>
        <table:table-row table:style-name="ro1">
          <table:table-cell office:value-type="float" office:value="4911455" calcext:value-type="float">
            <text:p>4911455</text:p>
          </table:table-cell>
          <table:table-cell office:value-type="string" calcext:value-type="string">
            <text:p>https://api.github.com/repos/cchantep/dhek</text:p>
          </table:table-cell>
          <table:table-cell table:formula="of:=REPLACE([.B942]; 1; 29; &quot;&quot;)" office:value-type="string" office:string-value="cchantep/dhek" calcext:value-type="string">
            <text:p>cchantep/dhek</text:p>
          </table:table-cell>
        </table:table-row>
        <table:table-row table:style-name="ro1">
          <table:table-cell office:value-type="float" office:value="4915969" calcext:value-type="float">
            <text:p>4915969</text:p>
          </table:table-cell>
          <table:table-cell office:value-type="string" calcext:value-type="string">
            <text:p>https://api.github.com/repos/lioncash/ExtractData</text:p>
          </table:table-cell>
          <table:table-cell table:formula="of:=REPLACE([.B943]; 1; 29; &quot;&quot;)" office:value-type="string" office:string-value="lioncash/ExtractData" calcext:value-type="string">
            <text:p>lioncash/ExtractData</text:p>
          </table:table-cell>
        </table:table-row>
        <table:table-row table:style-name="ro1">
          <table:table-cell office:value-type="float" office:value="4934073" calcext:value-type="float">
            <text:p>4934073</text:p>
          </table:table-cell>
          <table:table-cell office:value-type="string" calcext:value-type="string">
            <text:p>https://api.github.com/repos/GNOME/file-roller</text:p>
          </table:table-cell>
          <table:table-cell table:formula="of:=REPLACE([.B944]; 1; 29; &quot;&quot;)" office:value-type="string" office:string-value="GNOME/file-roller" calcext:value-type="string">
            <text:p>GNOME/file-roller</text:p>
          </table:table-cell>
        </table:table-row>
        <table:table-row table:style-name="ro1">
          <table:table-cell office:value-type="float" office:value="4934075" calcext:value-type="float">
            <text:p>4934075</text:p>
          </table:table-cell>
          <table:table-cell office:value-type="string" calcext:value-type="string">
            <text:p>https://api.github.com/repos/GNOME/glade</text:p>
          </table:table-cell>
          <table:table-cell table:formula="of:=REPLACE([.B945]; 1; 29; &quot;&quot;)" office:value-type="string" office:string-value="GNOME/glade" calcext:value-type="string">
            <text:p>GNOME/glade</text:p>
          </table:table-cell>
        </table:table-row>
        <table:table-row table:style-name="ro1">
          <table:table-cell office:value-type="float" office:value="4937129" calcext:value-type="float">
            <text:p>4937129</text:p>
          </table:table-cell>
          <table:table-cell office:value-type="string" calcext:value-type="string">
            <text:p>https://api.github.com/repos/sheepdog/sheepdog</text:p>
          </table:table-cell>
          <table:table-cell table:formula="of:=REPLACE([.B946]; 1; 29; &quot;&quot;)" office:value-type="string" office:string-value="sheepdog/sheepdog" calcext:value-type="string">
            <text:p>sheepdog/sheepdog</text:p>
          </table:table-cell>
        </table:table-row>
        <table:table-row table:style-name="ro1">
          <table:table-cell office:value-type="float" office:value="4944192" calcext:value-type="float">
            <text:p>4944192</text:p>
          </table:table-cell>
          <table:table-cell office:value-type="string" calcext:value-type="string">
            <text:p>https://api.github.com/repos/moneymanagerex/moneymanagerex</text:p>
          </table:table-cell>
          <table:table-cell table:formula="of:=REPLACE([.B947]; 1; 29; &quot;&quot;)" office:value-type="string" office:string-value="moneymanagerex/moneymanagerex" calcext:value-type="string">
            <text:p>moneymanagerex/moneymanagerex</text:p>
          </table:table-cell>
        </table:table-row>
        <table:table-row table:style-name="ro1">
          <table:table-cell office:value-type="float" office:value="4974753" calcext:value-type="float">
            <text:p>4974753</text:p>
          </table:table-cell>
          <table:table-cell office:value-type="string" calcext:value-type="string">
            <text:p>https://api.github.com/repos/Grarak/grakernel-n1</text:p>
          </table:table-cell>
          <table:table-cell table:formula="of:=REPLACE([.B948]; 1; 29; &quot;&quot;)" office:value-type="string" office:string-value="Grarak/grakernel-n1" calcext:value-type="string">
            <text:p>Grarak/grakernel-n1</text:p>
          </table:table-cell>
        </table:table-row>
        <table:table-row table:style-name="ro1">
          <table:table-cell office:value-type="float" office:value="4978381" calcext:value-type="float">
            <text:p>4978381</text:p>
          </table:table-cell>
          <table:table-cell office:value-type="string" calcext:value-type="string">
            <text:p>https://api.github.com/repos/flipk/pfkutils</text:p>
          </table:table-cell>
          <table:table-cell table:formula="of:=REPLACE([.B949]; 1; 29; &quot;&quot;)" office:value-type="string" office:string-value="flipk/pfkutils" calcext:value-type="string">
            <text:p>flipk/pfkutils</text:p>
          </table:table-cell>
        </table:table-row>
        <table:table-row table:style-name="ro1">
          <table:table-cell office:value-type="float" office:value="4982364" calcext:value-type="float">
            <text:p>4982364</text:p>
          </table:table-cell>
          <table:table-cell office:value-type="string" calcext:value-type="string">
            <text:p>https://api.github.com/repos/powertieke/mur</text:p>
          </table:table-cell>
          <table:table-cell table:formula="of:=REPLACE([.B950]; 1; 29; &quot;&quot;)" office:value-type="string" office:string-value="powertieke/mur" calcext:value-type="string">
            <text:p>powertieke/mur</text:p>
          </table:table-cell>
        </table:table-row>
        <table:table-row table:style-name="ro1">
          <table:table-cell office:value-type="float" office:value="4982866" calcext:value-type="float">
            <text:p>4982866</text:p>
          </table:table-cell>
          <table:table-cell office:value-type="string" calcext:value-type="string">
            <text:p>https://api.github.com/repos/avionic-design/pbs-stage2</text:p>
          </table:table-cell>
          <table:table-cell table:formula="of:=REPLACE([.B951]; 1; 29; &quot;&quot;)" office:value-type="string" office:string-value="avionic-design/pbs-stage2" calcext:value-type="string">
            <text:p>avionic-design/pbs-stage2</text:p>
          </table:table-cell>
        </table:table-row>
        <table:table-row table:style-name="ro1">
          <table:table-cell office:value-type="float" office:value="5002192" calcext:value-type="float">
            <text:p>5002192</text:p>
          </table:table-cell>
          <table:table-cell office:value-type="string" calcext:value-type="string">
            <text:p>https://api.github.com/repos/GNOME/balsa</text:p>
          </table:table-cell>
          <table:table-cell table:formula="of:=REPLACE([.B952]; 1; 29; &quot;&quot;)" office:value-type="string" office:string-value="GNOME/balsa" calcext:value-type="string">
            <text:p>GNOME/balsa</text:p>
          </table:table-cell>
        </table:table-row>
        <table:table-row table:style-name="ro1">
          <table:table-cell office:value-type="float" office:value="5004398" calcext:value-type="float">
            <text:p>5004398</text:p>
          </table:table-cell>
          <table:table-cell office:value-type="string" calcext:value-type="string">
            <text:p>https://api.github.com/repos/uoaerg/linux-dccp</text:p>
          </table:table-cell>
          <table:table-cell table:formula="of:=REPLACE([.B953]; 1; 29; &quot;&quot;)" office:value-type="string" office:string-value="uoaerg/linux-dccp" calcext:value-type="string">
            <text:p>uoaerg/linux-dccp</text:p>
          </table:table-cell>
        </table:table-row>
        <table:table-row table:style-name="ro1">
          <table:table-cell office:value-type="float" office:value="5006048" calcext:value-type="float">
            <text:p>5006048</text:p>
          </table:table-cell>
          <table:table-cell office:value-type="string" calcext:value-type="string">
            <text:p>https://api.github.com/repos/GNOME/gnome-software</text:p>
          </table:table-cell>
          <table:table-cell table:formula="of:=REPLACE([.B954]; 1; 29; &quot;&quot;)" office:value-type="string" office:string-value="GNOME/gnome-software" calcext:value-type="string">
            <text:p>GNOME/gnome-software</text:p>
          </table:table-cell>
        </table:table-row>
        <table:table-row table:style-name="ro1">
          <table:table-cell office:value-type="float" office:value="5007291" calcext:value-type="float">
            <text:p>5007291</text:p>
          </table:table-cell>
          <table:table-cell office:value-type="string" calcext:value-type="string">
            <text:p>https://api.github.com/repos/GNOME/network-manager-applet</text:p>
          </table:table-cell>
          <table:table-cell table:formula="of:=REPLACE([.B955]; 1; 29; &quot;&quot;)" office:value-type="string" office:string-value="GNOME/network-manager-applet" calcext:value-type="string">
            <text:p>GNOME/network-manager-applet</text:p>
          </table:table-cell>
        </table:table-row>
        <table:table-row table:style-name="ro1">
          <table:table-cell office:value-type="float" office:value="5008865" calcext:value-type="float">
            <text:p>5008865</text:p>
          </table:table-cell>
          <table:table-cell office:value-type="string" calcext:value-type="string">
            <text:p>https://api.github.com/repos/GNOME/gnumeric</text:p>
          </table:table-cell>
          <table:table-cell table:formula="of:=REPLACE([.B956]; 1; 29; &quot;&quot;)" office:value-type="string" office:string-value="GNOME/gnumeric" calcext:value-type="string">
            <text:p>GNOME/gnumeric</text:p>
          </table:table-cell>
        </table:table-row>
        <table:table-row table:style-name="ro1">
          <table:table-cell office:value-type="float" office:value="5009793" calcext:value-type="float">
            <text:p>5009793</text:p>
          </table:table-cell>
          <table:table-cell office:value-type="string" calcext:value-type="string">
            <text:p>https://api.github.com/repos/imirkin/mesa</text:p>
          </table:table-cell>
          <table:table-cell table:formula="of:=REPLACE([.B957]; 1; 29; &quot;&quot;)" office:value-type="string" office:string-value="imirkin/mesa" calcext:value-type="string">
            <text:p>imirkin/mesa</text:p>
          </table:table-cell>
        </table:table-row>
        <table:table-row table:style-name="ro1">
          <table:table-cell office:value-type="float" office:value="5012874" calcext:value-type="float">
            <text:p>5012874</text:p>
          </table:table-cell>
          <table:table-cell office:value-type="string" calcext:value-type="string">
            <text:p>https://api.github.com/repos/urbit/urbit</text:p>
          </table:table-cell>
          <table:table-cell table:formula="of:=REPLACE([.B958]; 1; 29; &quot;&quot;)" office:value-type="string" office:string-value="urbit/urbit" calcext:value-type="string">
            <text:p>urbit/urbit</text:p>
          </table:table-cell>
        </table:table-row>
        <table:table-row table:style-name="ro1">
          <table:table-cell office:value-type="float" office:value="5013763" calcext:value-type="float">
            <text:p>5013763</text:p>
          </table:table-cell>
          <table:table-cell office:value-type="string" calcext:value-type="string">
            <text:p>https://api.github.com/repos/GNOME/easytag</text:p>
          </table:table-cell>
          <table:table-cell table:formula="of:=REPLACE([.B959]; 1; 29; &quot;&quot;)" office:value-type="string" office:string-value="GNOME/easytag" calcext:value-type="string">
            <text:p>GNOME/easytag</text:p>
          </table:table-cell>
        </table:table-row>
        <table:table-row table:style-name="ro1">
          <table:table-cell office:value-type="float" office:value="5015178" calcext:value-type="float">
            <text:p>5015178</text:p>
          </table:table-cell>
          <table:table-cell office:value-type="string" calcext:value-type="string">
            <text:p>https://api.github.com/repos/GNOME/grilo-plugins</text:p>
          </table:table-cell>
          <table:table-cell table:formula="of:=REPLACE([.B960]; 1; 29; &quot;&quot;)" office:value-type="string" office:string-value="GNOME/grilo-plugins" calcext:value-type="string">
            <text:p>GNOME/grilo-plugins</text:p>
          </table:table-cell>
        </table:table-row>
        <table:table-row table:style-name="ro1">
          <table:table-cell office:value-type="float" office:value="5019439" calcext:value-type="float">
            <text:p>5019439</text:p>
          </table:table-cell>
          <table:table-cell office:value-type="string" calcext:value-type="string">
            <text:p>https://api.github.com/repos/carothersc/ROSS</text:p>
          </table:table-cell>
          <table:table-cell table:formula="of:=REPLACE([.B961]; 1; 29; &quot;&quot;)" office:value-type="string" office:string-value="carothersc/ROSS" calcext:value-type="string">
            <text:p>carothersc/ROSS</text:p>
          </table:table-cell>
        </table:table-row>
        <table:table-row table:style-name="ro1">
          <table:table-cell office:value-type="float" office:value="5020154" calcext:value-type="float">
            <text:p>5020154</text:p>
          </table:table-cell>
          <table:table-cell office:value-type="string" calcext:value-type="string">
            <text:p>https://api.github.com/repos/GNOME/network-manager-openvpn</text:p>
          </table:table-cell>
          <table:table-cell table:formula="of:=REPLACE([.B962]; 1; 29; &quot;&quot;)" office:value-type="string" office:string-value="GNOME/network-manager-openvpn" calcext:value-type="string">
            <text:p>GNOME/network-manager-openvpn</text:p>
          </table:table-cell>
        </table:table-row>
        <table:table-row table:style-name="ro1">
          <table:table-cell office:value-type="float" office:value="5023495" calcext:value-type="float">
            <text:p>5023495</text:p>
          </table:table-cell>
          <table:table-cell office:value-type="string" calcext:value-type="string">
            <text:p>https://api.github.com/repos/GNOME/gnome-dictionary</text:p>
          </table:table-cell>
          <table:table-cell table:formula="of:=REPLACE([.B963]; 1; 29; &quot;&quot;)" office:value-type="string" office:string-value="GNOME/gnome-dictionary" calcext:value-type="string">
            <text:p>GNOME/gnome-dictionary</text:p>
          </table:table-cell>
        </table:table-row>
        <table:table-row table:style-name="ro1">
          <table:table-cell office:value-type="float" office:value="5023517" calcext:value-type="float">
            <text:p>5023517</text:p>
          </table:table-cell>
          <table:table-cell office:value-type="string" calcext:value-type="string">
            <text:p>https://api.github.com/repos/GNOME/bijiben</text:p>
          </table:table-cell>
          <table:table-cell table:formula="of:=REPLACE([.B964]; 1; 29; &quot;&quot;)" office:value-type="string" office:string-value="GNOME/bijiben" calcext:value-type="string">
            <text:p>GNOME/bijiben</text:p>
          </table:table-cell>
        </table:table-row>
        <table:table-row table:style-name="ro1">
          <table:table-cell office:value-type="float" office:value="5023758" calcext:value-type="float">
            <text:p>5023758</text:p>
          </table:table-cell>
          <table:table-cell office:value-type="string" calcext:value-type="string">
            <text:p>https://api.github.com/repos/GNOME/gnome-bluetooth</text:p>
          </table:table-cell>
          <table:table-cell table:formula="of:=REPLACE([.B965]; 1; 29; &quot;&quot;)" office:value-type="string" office:string-value="GNOME/gnome-bluetooth" calcext:value-type="string">
            <text:p>GNOME/gnome-bluetooth</text:p>
          </table:table-cell>
        </table:table-row>
        <table:table-row table:style-name="ro1">
          <table:table-cell office:value-type="float" office:value="5025098" calcext:value-type="float">
            <text:p>5025098</text:p>
          </table:table-cell>
          <table:table-cell office:value-type="string" calcext:value-type="string">
            <text:p>https://api.github.com/repos/nixnodes/glutil</text:p>
          </table:table-cell>
          <table:table-cell table:formula="of:=REPLACE([.B966]; 1; 29; &quot;&quot;)" office:value-type="string" office:string-value="nixnodes/glutil" calcext:value-type="string">
            <text:p>nixnodes/glutil</text:p>
          </table:table-cell>
        </table:table-row>
        <table:table-row table:style-name="ro1">
          <table:table-cell office:value-type="float" office:value="5025379" calcext:value-type="float">
            <text:p>5025379</text:p>
          </table:table-cell>
          <table:table-cell office:value-type="string" calcext:value-type="string">
            <text:p>https://api.github.com/repos/GNOME/gdk-pixbuf</text:p>
          </table:table-cell>
          <table:table-cell table:formula="of:=REPLACE([.B967]; 1; 29; &quot;&quot;)" office:value-type="string" office:string-value="GNOME/gdk-pixbuf" calcext:value-type="string">
            <text:p>GNOME/gdk-pixbuf</text:p>
          </table:table-cell>
        </table:table-row>
        <table:table-row table:style-name="ro1">
          <table:table-cell office:value-type="float" office:value="5026635" calcext:value-type="float">
            <text:p>5026635</text:p>
          </table:table-cell>
          <table:table-cell office:value-type="string" calcext:value-type="string">
            <text:p>https://api.github.com/repos/zhengshuxin/acl</text:p>
          </table:table-cell>
          <table:table-cell table:formula="of:=REPLACE([.B968]; 1; 29; &quot;&quot;)" office:value-type="string" office:string-value="zhengshuxin/acl" calcext:value-type="string">
            <text:p>zhengshuxin/acl</text:p>
          </table:table-cell>
        </table:table-row>
        <table:table-row table:style-name="ro1">
          <table:table-cell office:value-type="float" office:value="5029450" calcext:value-type="float">
            <text:p>5029450</text:p>
          </table:table-cell>
          <table:table-cell office:value-type="string" calcext:value-type="string">
            <text:p>https://api.github.com/repos/GNOME/gnome-applets</text:p>
          </table:table-cell>
          <table:table-cell table:formula="of:=REPLACE([.B969]; 1; 29; &quot;&quot;)" office:value-type="string" office:string-value="GNOME/gnome-applets" calcext:value-type="string">
            <text:p>GNOME/gnome-applets</text:p>
          </table:table-cell>
        </table:table-row>
        <table:table-row table:style-name="ro1">
          <table:table-cell office:value-type="float" office:value="5029500" calcext:value-type="float">
            <text:p>5029500</text:p>
          </table:table-cell>
          <table:table-cell office:value-type="string" calcext:value-type="string">
            <text:p>https://api.github.com/repos/GNOME/gnome-packagekit</text:p>
          </table:table-cell>
          <table:table-cell table:formula="of:=REPLACE([.B970]; 1; 29; &quot;&quot;)" office:value-type="string" office:string-value="GNOME/gnome-packagekit" calcext:value-type="string">
            <text:p>GNOME/gnome-packagekit</text:p>
          </table:table-cell>
        </table:table-row>
        <table:table-row table:style-name="ro1">
          <table:table-cell office:value-type="float" office:value="5048717" calcext:value-type="float">
            <text:p>5048717</text:p>
          </table:table-cell>
          <table:table-cell office:value-type="string" calcext:value-type="string">
            <text:p>https://api.github.com/repos/GNOME/gobject-introspection</text:p>
          </table:table-cell>
          <table:table-cell table:formula="of:=REPLACE([.B971]; 1; 29; &quot;&quot;)" office:value-type="string" office:string-value="GNOME/gobject-introspection" calcext:value-type="string">
            <text:p>GNOME/gobject-introspection</text:p>
          </table:table-cell>
        </table:table-row>
        <table:table-row table:style-name="ro1">
          <table:table-cell office:value-type="float" office:value="5065199" calcext:value-type="float">
            <text:p>5065199</text:p>
          </table:table-cell>
          <table:table-cell office:value-type="string" calcext:value-type="string">
            <text:p>https://api.github.com/repos/CompuCell3D/CompuCell3D</text:p>
          </table:table-cell>
          <table:table-cell table:formula="of:=REPLACE([.B972]; 1; 29; &quot;&quot;)" office:value-type="string" office:string-value="CompuCell3D/CompuCell3D" calcext:value-type="string">
            <text:p>CompuCell3D/CompuCell3D</text:p>
          </table:table-cell>
        </table:table-row>
        <table:table-row table:style-name="ro1">
          <table:table-cell office:value-type="float" office:value="5071914" calcext:value-type="float">
            <text:p>5071914</text:p>
          </table:table-cell>
          <table:table-cell office:value-type="string" calcext:value-type="string">
            <text:p>https://api.github.com/repos/smaclennan/zedit</text:p>
          </table:table-cell>
          <table:table-cell table:formula="of:=REPLACE([.B973]; 1; 29; &quot;&quot;)" office:value-type="string" office:string-value="smaclennan/zedit" calcext:value-type="string">
            <text:p>smaclennan/zedit</text:p>
          </table:table-cell>
        </table:table-row>
        <table:table-row table:style-name="ro1">
          <table:table-cell office:value-type="float" office:value="5078860" calcext:value-type="float">
            <text:p>5078860</text:p>
          </table:table-cell>
          <table:table-cell office:value-type="string" calcext:value-type="string">
            <text:p>https://api.github.com/repos/cms-ttH/ttHMultileptonAnalysis</text:p>
          </table:table-cell>
          <table:table-cell table:formula="of:=REPLACE([.B974]; 1; 29; &quot;&quot;)" office:value-type="string" office:string-value="cms-ttH/ttHMultileptonAnalysis" calcext:value-type="string">
            <text:p>cms-ttH/ttHMultileptonAnalysis</text:p>
          </table:table-cell>
        </table:table-row>
        <table:table-row table:style-name="ro1">
          <table:table-cell office:value-type="float" office:value="5087712" calcext:value-type="float">
            <text:p>5087712</text:p>
          </table:table-cell>
          <table:table-cell office:value-type="string" calcext:value-type="string">
            <text:p>https://api.github.com/repos/gergelypolonkai/astrognome</text:p>
          </table:table-cell>
          <table:table-cell table:formula="of:=REPLACE([.B975]; 1; 29; &quot;&quot;)" office:value-type="string" office:string-value="gergelypolonkai/astrognome" calcext:value-type="string">
            <text:p>gergelypolonkai/astrognome</text:p>
          </table:table-cell>
        </table:table-row>
        <table:table-row table:style-name="ro1">
          <table:table-cell office:value-type="float" office:value="5092040" calcext:value-type="float">
            <text:p>5092040</text:p>
          </table:table-cell>
          <table:table-cell office:value-type="string" calcext:value-type="string">
            <text:p>https://api.github.com/repos/psndna88/AGNI-pureSTOCK</text:p>
          </table:table-cell>
          <table:table-cell table:formula="of:=REPLACE([.B976]; 1; 29; &quot;&quot;)" office:value-type="string" office:string-value="psndna88/AGNI-pureSTOCK" calcext:value-type="string">
            <text:p>psndna88/AGNI-pureSTOCK</text:p>
          </table:table-cell>
        </table:table-row>
        <table:table-row table:style-name="ro1">
          <table:table-cell office:value-type="float" office:value="5095078" calcext:value-type="float">
            <text:p>5095078</text:p>
          </table:table-cell>
          <table:table-cell office:value-type="string" calcext:value-type="string">
            <text:p>https://api.github.com/repos/pocl/pocl</text:p>
          </table:table-cell>
          <table:table-cell table:formula="of:=REPLACE([.B977]; 1; 29; &quot;&quot;)" office:value-type="string" office:string-value="pocl/pocl" calcext:value-type="string">
            <text:p>pocl/pocl</text:p>
          </table:table-cell>
        </table:table-row>
        <table:table-row table:style-name="ro1">
          <table:table-cell office:value-type="float" office:value="5100920" calcext:value-type="float">
            <text:p>5100920</text:p>
          </table:table-cell>
          <table:table-cell office:value-type="string" calcext:value-type="string">
            <text:p>https://api.github.com/repos/openSUSE/wicked</text:p>
          </table:table-cell>
          <table:table-cell table:formula="of:=REPLACE([.B978]; 1; 29; &quot;&quot;)" office:value-type="string" office:string-value="openSUSE/wicked" calcext:value-type="string">
            <text:p>openSUSE/wicked</text:p>
          </table:table-cell>
        </table:table-row>
        <table:table-row table:style-name="ro1">
          <table:table-cell office:value-type="float" office:value="5103158" calcext:value-type="float">
            <text:p>5103158</text:p>
          </table:table-cell>
          <table:table-cell office:value-type="string" calcext:value-type="string">
            <text:p>https://api.github.com/repos/JFreegman/toxic</text:p>
          </table:table-cell>
          <table:table-cell table:formula="of:=REPLACE([.B979]; 1; 29; &quot;&quot;)" office:value-type="string" office:string-value="JFreegman/toxic" calcext:value-type="string">
            <text:p>JFreegman/toxic</text:p>
          </table:table-cell>
        </table:table-row>
        <table:table-row table:style-name="ro1">
          <table:table-cell office:value-type="float" office:value="5104662" calcext:value-type="float">
            <text:p>5104662</text:p>
          </table:table-cell>
          <table:table-cell office:value-type="string" calcext:value-type="string">
            <text:p>https://api.github.com/repos/moyix/panda</text:p>
          </table:table-cell>
          <table:table-cell table:formula="of:=REPLACE([.B980]; 1; 29; &quot;&quot;)" office:value-type="string" office:string-value="moyix/panda" calcext:value-type="string">
            <text:p>moyix/panda</text:p>
          </table:table-cell>
        </table:table-row>
        <table:table-row table:style-name="ro1">
          <table:table-cell office:value-type="float" office:value="5105145" calcext:value-type="float">
            <text:p>5105145</text:p>
          </table:table-cell>
          <table:table-cell office:value-type="string" calcext:value-type="string">
            <text:p>https://api.github.com/repos/JFreegman/toxic</text:p>
          </table:table-cell>
          <table:table-cell table:formula="of:=REPLACE([.B981]; 1; 29; &quot;&quot;)" office:value-type="string" office:string-value="JFreegman/toxic" calcext:value-type="string">
            <text:p>JFreegman/toxic</text:p>
          </table:table-cell>
        </table:table-row>
        <table:table-row table:style-name="ro1">
          <table:table-cell office:value-type="float" office:value="5110993" calcext:value-type="float">
            <text:p>5110993</text:p>
          </table:table-cell>
          <table:table-cell office:value-type="string" calcext:value-type="string">
            <text:p>https://api.github.com/repos/GNOME/gtk-doc</text:p>
          </table:table-cell>
          <table:table-cell table:formula="of:=REPLACE([.B982]; 1; 29; &quot;&quot;)" office:value-type="string" office:string-value="GNOME/gtk-doc" calcext:value-type="string">
            <text:p>GNOME/gtk-doc</text:p>
          </table:table-cell>
        </table:table-row>
        <table:table-row table:style-name="ro1">
          <table:table-cell office:value-type="float" office:value="5119234" calcext:value-type="float">
            <text:p>5119234</text:p>
          </table:table-cell>
          <table:table-cell office:value-type="string" calcext:value-type="string">
            <text:p>https://api.github.com/repos/bminor/mesa-mesa</text:p>
          </table:table-cell>
          <table:table-cell table:formula="of:=REPLACE([.B983]; 1; 29; &quot;&quot;)" office:value-type="string" office:string-value="bminor/mesa-mesa" calcext:value-type="string">
            <text:p>bminor/mesa-mesa</text:p>
          </table:table-cell>
        </table:table-row>
        <table:table-row table:style-name="ro1">
          <table:table-cell office:value-type="float" office:value="5143131" calcext:value-type="float">
            <text:p>5143131</text:p>
          </table:table-cell>
          <table:table-cell office:value-type="string" calcext:value-type="string">
            <text:p>https://api.github.com/repos/rfnash/st</text:p>
          </table:table-cell>
          <table:table-cell table:formula="of:=REPLACE([.B984]; 1; 29; &quot;&quot;)" office:value-type="string" office:string-value="rfnash/st" calcext:value-type="string">
            <text:p>rfnash/st</text:p>
          </table:table-cell>
        </table:table-row>
        <table:table-row table:style-name="ro1">
          <table:table-cell office:value-type="float" office:value="5147472" calcext:value-type="float">
            <text:p>5147472</text:p>
          </table:table-cell>
          <table:table-cell office:value-type="string" calcext:value-type="string">
            <text:p>https://api.github.com/repos/pzabin/digital_metaphor</text:p>
          </table:table-cell>
          <table:table-cell table:formula="of:=REPLACE([.B985]; 1; 29; &quot;&quot;)" office:value-type="string" office:string-value="pzabin/digital_metaphor" calcext:value-type="string">
            <text:p>pzabin/digital_metaphor</text:p>
          </table:table-cell>
        </table:table-row>
        <table:table-row table:style-name="ro1">
          <table:table-cell office:value-type="float" office:value="5182325" calcext:value-type="float">
            <text:p>5182325</text:p>
          </table:table-cell>
          <table:table-cell office:value-type="string" calcext:value-type="string">
            <text:p>https://api.github.com/repos/UCSD-E4E/radio_collar_tracker</text:p>
          </table:table-cell>
          <table:table-cell table:formula="of:=REPLACE([.B986]; 1; 29; &quot;&quot;)" office:value-type="string" office:string-value="UCSD-E4E/radio_collar_tracker" calcext:value-type="string">
            <text:p>UCSD-E4E/radio_collar_tracker</text:p>
          </table:table-cell>
        </table:table-row>
        <table:table-row table:style-name="ro1">
          <table:table-cell office:value-type="float" office:value="5202890" calcext:value-type="float">
            <text:p>5202890</text:p>
          </table:table-cell>
          <table:table-cell office:value-type="string" calcext:value-type="string">
            <text:p>https://api.github.com/repos/stp/stp</text:p>
          </table:table-cell>
          <table:table-cell table:formula="of:=REPLACE([.B987]; 1; 29; &quot;&quot;)" office:value-type="string" office:string-value="stp/stp" calcext:value-type="string">
            <text:p>stp/stp</text:p>
          </table:table-cell>
        </table:table-row>
        <table:table-row table:style-name="ro1">
          <table:table-cell office:value-type="float" office:value="5208705" calcext:value-type="float">
            <text:p>5208705</text:p>
          </table:table-cell>
          <table:table-cell office:value-type="string" calcext:value-type="string">
            <text:p>https://api.github.com/repos/GBert/misc</text:p>
          </table:table-cell>
          <table:table-cell table:formula="of:=REPLACE([.B988]; 1; 29; &quot;&quot;)" office:value-type="string" office:string-value="GBert/misc" calcext:value-type="string">
            <text:p>GBert/misc</text:p>
          </table:table-cell>
        </table:table-row>
        <table:table-row table:style-name="ro1">
          <table:table-cell office:value-type="float" office:value="5220347" calcext:value-type="float">
            <text:p>5220347</text:p>
          </table:table-cell>
          <table:table-cell office:value-type="string" calcext:value-type="string">
            <text:p>https://api.github.com/repos/nanomsg/nanomsg</text:p>
          </table:table-cell>
          <table:table-cell table:formula="of:=REPLACE([.B989]; 1; 29; &quot;&quot;)" office:value-type="string" office:string-value="nanomsg/nanomsg" calcext:value-type="string">
            <text:p>nanomsg/nanomsg</text:p>
          </table:table-cell>
        </table:table-row>
        <table:table-row table:style-name="ro1">
          <table:table-cell office:value-type="float" office:value="5223989" calcext:value-type="float">
            <text:p>5223989</text:p>
          </table:table-cell>
          <table:table-cell office:value-type="string" calcext:value-type="string">
            <text:p>https://api.github.com/repos/wballard/starphleet</text:p>
          </table:table-cell>
          <table:table-cell table:formula="of:=REPLACE([.B990]; 1; 29; &quot;&quot;)" office:value-type="string" office:string-value="wballard/starphleet" calcext:value-type="string">
            <text:p>wballard/starphleet</text:p>
          </table:table-cell>
        </table:table-row>
        <table:table-row table:style-name="ro1">
          <table:table-cell office:value-type="float" office:value="5258933" calcext:value-type="float">
            <text:p>5258933</text:p>
          </table:table-cell>
          <table:table-cell office:value-type="string" calcext:value-type="string">
            <text:p>https://api.github.com/repos/bas-t/ffdecsawrapper</text:p>
          </table:table-cell>
          <table:table-cell table:formula="of:=REPLACE([.B991]; 1; 29; &quot;&quot;)" office:value-type="string" office:string-value="bas-t/ffdecsawrapper" calcext:value-type="string">
            <text:p>bas-t/ffdecsawrapper</text:p>
          </table:table-cell>
        </table:table-row>
        <table:table-row table:style-name="ro1">
          <table:table-cell office:value-type="float" office:value="5265048" calcext:value-type="float">
            <text:p>5265048</text:p>
          </table:table-cell>
          <table:table-cell office:value-type="string" calcext:value-type="string">
            <text:p>https://api.github.com/repos/GBert/railroad</text:p>
          </table:table-cell>
          <table:table-cell table:formula="of:=REPLACE([.B992]; 1; 29; &quot;&quot;)" office:value-type="string" office:string-value="GBert/railroad" calcext:value-type="string">
            <text:p>GBert/railroad</text:p>
          </table:table-cell>
        </table:table-row>
        <table:table-row table:style-name="ro1">
          <table:table-cell office:value-type="float" office:value="5274335" calcext:value-type="float">
            <text:p>5274335</text:p>
          </table:table-cell>
          <table:table-cell office:value-type="string" calcext:value-type="string">
            <text:p>https://api.github.com/repos/mmukadam/linux</text:p>
          </table:table-cell>
          <table:table-cell table:formula="of:=REPLACE([.B993]; 1; 29; &quot;&quot;)" office:value-type="string" office:string-value="mmukadam/linux" calcext:value-type="string">
            <text:p>mmukadam/linux</text:p>
          </table:table-cell>
        </table:table-row>
        <table:table-row table:style-name="ro1">
          <table:table-cell office:value-type="float" office:value="5330458" calcext:value-type="float">
            <text:p>5330458</text:p>
          </table:table-cell>
          <table:table-cell office:value-type="string" calcext:value-type="string">
            <text:p>https://api.github.com/repos/phusion/passenger_apt_automation</text:p>
          </table:table-cell>
          <table:table-cell table:formula="of:=REPLACE([.B994]; 1; 29; &quot;&quot;)" office:value-type="string" office:string-value="phusion/passenger_apt_automation" calcext:value-type="string">
            <text:p>phusion/passenger_apt_automation</text:p>
          </table:table-cell>
        </table:table-row>
        <table:table-row table:style-name="ro1">
          <table:table-cell office:value-type="float" office:value="5343183" calcext:value-type="float">
            <text:p>5343183</text:p>
          </table:table-cell>
          <table:table-cell office:value-type="string" calcext:value-type="string">
            <text:p>https://api.github.com/repos/hroptatyr/cattle</text:p>
          </table:table-cell>
          <table:table-cell table:formula="of:=REPLACE([.B995]; 1; 29; &quot;&quot;)" office:value-type="string" office:string-value="hroptatyr/cattle" calcext:value-type="string">
            <text:p>hroptatyr/cattle</text:p>
          </table:table-cell>
        </table:table-row>
        <table:table-row table:style-name="ro1">
          <table:table-cell office:value-type="float" office:value="5357043" calcext:value-type="float">
            <text:p>5357043</text:p>
          </table:table-cell>
          <table:table-cell office:value-type="string" calcext:value-type="string">
            <text:p>https://api.github.com/repos/openchange/openchange</text:p>
          </table:table-cell>
          <table:table-cell table:formula="of:=REPLACE([.B996]; 1; 29; &quot;&quot;)" office:value-type="string" office:string-value="openchange/openchange" calcext:value-type="string">
            <text:p>openchange/openchange</text:p>
          </table:table-cell>
        </table:table-row>
        <table:table-row table:style-name="ro1">
          <table:table-cell office:value-type="float" office:value="5374380" calcext:value-type="float">
            <text:p>5374380</text:p>
          </table:table-cell>
          <table:table-cell office:value-type="string" calcext:value-type="string">
            <text:p>https://api.github.com/repos/cesanta/mongoose</text:p>
          </table:table-cell>
          <table:table-cell table:formula="of:=REPLACE([.B997]; 1; 29; &quot;&quot;)" office:value-type="string" office:string-value="cesanta/mongoose" calcext:value-type="string">
            <text:p>cesanta/mongoose</text:p>
          </table:table-cell>
        </table:table-row>
        <table:table-row table:style-name="ro1">
          <table:table-cell office:value-type="float" office:value="5375860" calcext:value-type="float">
            <text:p>5375860</text:p>
          </table:table-cell>
          <table:table-cell office:value-type="string" calcext:value-type="string">
            <text:p>https://api.github.com/repos/sergey-dryabzhinsky/dedupsqlfs</text:p>
          </table:table-cell>
          <table:table-cell table:formula="of:=REPLACE([.B998]; 1; 29; &quot;&quot;)" office:value-type="string" office:string-value="sergey-dryabzhinsky/dedupsqlfs" calcext:value-type="string">
            <text:p>sergey-dryabzhinsky/dedupsqlfs</text:p>
          </table:table-cell>
        </table:table-row>
        <table:table-row table:style-name="ro1">
          <table:table-cell office:value-type="float" office:value="5377208" calcext:value-type="float">
            <text:p>5377208</text:p>
          </table:table-cell>
          <table:table-cell office:value-type="string" calcext:value-type="string">
            <text:p>https://api.github.com/repos/Juniper/contrail-vrouter</text:p>
          </table:table-cell>
          <table:table-cell table:formula="of:=REPLACE([.B999]; 1; 29; &quot;&quot;)" office:value-type="string" office:string-value="Juniper/contrail-vrouter" calcext:value-type="string">
            <text:p>Juniper/contrail-vrouter</text:p>
          </table:table-cell>
        </table:table-row>
        <table:table-row table:style-name="ro1">
          <table:table-cell office:value-type="float" office:value="5378324" calcext:value-type="float">
            <text:p>5378324</text:p>
          </table:table-cell>
          <table:table-cell office:value-type="string" calcext:value-type="string">
            <text:p>https://api.github.com/repos/pmwkaa/sophia</text:p>
          </table:table-cell>
          <table:table-cell table:formula="of:=REPLACE([.B1000]; 1; 29; &quot;&quot;)" office:value-type="string" office:string-value="pmwkaa/sophia" calcext:value-type="string">
            <text:p>pmwkaa/sophia</text:p>
          </table:table-cell>
        </table:table-row>
        <table:table-row table:style-name="ro1">
          <table:table-cell office:value-type="float" office:value="5379176" calcext:value-type="float">
            <text:p>5379176</text:p>
          </table:table-cell>
          <table:table-cell office:value-type="string" calcext:value-type="string">
            <text:p>https://api.github.com/repos/bedops/bedops</text:p>
          </table:table-cell>
          <table:table-cell table:formula="of:=REPLACE([.B1001]; 1; 29; &quot;&quot;)" office:value-type="string" office:string-value="bedops/bedops" calcext:value-type="string">
            <text:p>bedops/bedops</text:p>
          </table:table-cell>
        </table:table-row>
        <table:table-row table:style-name="ro1">
          <table:table-cell office:value-type="float" office:value="5381556" calcext:value-type="float">
            <text:p>5381556</text:p>
          </table:table-cell>
          <table:table-cell office:value-type="string" calcext:value-type="string">
            <text:p>https://api.github.com/repos/cloudius-systems/osv</text:p>
          </table:table-cell>
          <table:table-cell table:formula="of:=REPLACE([.B1002]; 1; 29; &quot;&quot;)" office:value-type="string" office:string-value="cloudius-systems/osv" calcext:value-type="string">
            <text:p>cloudius-systems/osv</text:p>
          </table:table-cell>
        </table:table-row>
        <table:table-row table:style-name="ro1">
          <table:table-cell office:value-type="float" office:value="5395008" calcext:value-type="float">
            <text:p>5395008</text:p>
          </table:table-cell>
          <table:table-cell office:value-type="string" calcext:value-type="string">
            <text:p>https://api.github.com/repos/sofar/buxton</text:p>
          </table:table-cell>
          <table:table-cell table:formula="of:=REPLACE([.B1003]; 1; 29; &quot;&quot;)" office:value-type="string" office:string-value="sofar/buxton" calcext:value-type="string">
            <text:p>sofar/buxton</text:p>
          </table:table-cell>
        </table:table-row>
        <table:table-row table:style-name="ro1">
          <table:table-cell office:value-type="float" office:value="5399934" calcext:value-type="float">
            <text:p>5399934</text:p>
          </table:table-cell>
          <table:table-cell office:value-type="string" calcext:value-type="string">
            <text:p>https://api.github.com/repos/ufo-kit/libuca</text:p>
          </table:table-cell>
          <table:table-cell table:formula="of:=REPLACE([.B1004]; 1; 29; &quot;&quot;)" office:value-type="string" office:string-value="ufo-kit/libuca" calcext:value-type="string">
            <text:p>ufo-kit/libuca</text:p>
          </table:table-cell>
        </table:table-row>
        <table:table-row table:style-name="ro1">
          <table:table-cell office:value-type="float" office:value="5401166" calcext:value-type="float">
            <text:p>5401166</text:p>
          </table:table-cell>
          <table:table-cell office:value-type="string" calcext:value-type="string">
            <text:p>https://api.github.com/repos/DBCTRADO/TVTest</text:p>
          </table:table-cell>
          <table:table-cell table:formula="of:=REPLACE([.B1005]; 1; 29; &quot;&quot;)" office:value-type="string" office:string-value="DBCTRADO/TVTest" calcext:value-type="string">
            <text:p>DBCTRADO/TVTest</text:p>
          </table:table-cell>
        </table:table-row>
        <table:table-row table:style-name="ro1">
          <table:table-cell office:value-type="float" office:value="5415871" calcext:value-type="float">
            <text:p>5415871</text:p>
          </table:table-cell>
          <table:table-cell office:value-type="string" calcext:value-type="string">
            <text:p>https://api.github.com/repos/ellson/graphviz</text:p>
          </table:table-cell>
          <table:table-cell table:formula="of:=REPLACE([.B1006]; 1; 29; &quot;&quot;)" office:value-type="string" office:string-value="ellson/graphviz" calcext:value-type="string">
            <text:p>ellson/graphviz</text:p>
          </table:table-cell>
        </table:table-row>
        <table:table-row table:style-name="ro1">
          <table:table-cell office:value-type="float" office:value="5424668" calcext:value-type="float">
            <text:p>5424668</text:p>
          </table:table-cell>
          <table:table-cell office:value-type="string" calcext:value-type="string">
            <text:p>https://api.github.com/repos/rilmodem/ofono</text:p>
          </table:table-cell>
          <table:table-cell table:formula="of:=REPLACE([.B1007]; 1; 29; &quot;&quot;)" office:value-type="string" office:string-value="rilmodem/ofono" calcext:value-type="string">
            <text:p>rilmodem/ofono</text:p>
          </table:table-cell>
        </table:table-row>
        <table:table-row table:style-name="ro1">
          <table:table-cell office:value-type="float" office:value="5435576" calcext:value-type="float">
            <text:p>5435576</text:p>
          </table:table-cell>
          <table:table-cell office:value-type="string" calcext:value-type="string">
            <text:p>https://api.github.com/repos/accelio/accelio</text:p>
          </table:table-cell>
          <table:table-cell table:formula="of:=REPLACE([.B1008]; 1; 29; &quot;&quot;)" office:value-type="string" office:string-value="accelio/accelio" calcext:value-type="string">
            <text:p>accelio/accelio</text:p>
          </table:table-cell>
        </table:table-row>
        <table:table-row table:style-name="ro1">
          <table:table-cell office:value-type="float" office:value="5440183" calcext:value-type="float">
            <text:p>5440183</text:p>
          </table:table-cell>
          <table:table-cell office:value-type="string" calcext:value-type="string">
            <text:p>https://api.github.com/repos/franciscofranco/flo</text:p>
          </table:table-cell>
          <table:table-cell table:formula="of:=REPLACE([.B1009]; 1; 29; &quot;&quot;)" office:value-type="string" office:string-value="franciscofranco/flo" calcext:value-type="string">
            <text:p>franciscofranco/flo</text:p>
          </table:table-cell>
        </table:table-row>
        <table:table-row table:style-name="ro1">
          <table:table-cell office:value-type="float" office:value="5445241" calcext:value-type="float">
            <text:p>5445241</text:p>
          </table:table-cell>
          <table:table-cell office:value-type="string" calcext:value-type="string">
            <text:p>https://api.github.com/repos/cecashon/OrderedSetVelociRaptor</text:p>
          </table:table-cell>
          <table:table-cell table:formula="of:=REPLACE([.B1010]; 1; 29; &quot;&quot;)" office:value-type="string" office:string-value="cecashon/OrderedSetVelociRaptor" calcext:value-type="string">
            <text:p>cecashon/OrderedSetVelociRaptor</text:p>
          </table:table-cell>
        </table:table-row>
        <table:table-row table:style-name="ro1">
          <table:table-cell office:value-type="float" office:value="5465036" calcext:value-type="float">
            <text:p>5465036</text:p>
          </table:table-cell>
          <table:table-cell office:value-type="string" calcext:value-type="string">
            <text:p>https://api.github.com/repos/beagleboard/linux</text:p>
          </table:table-cell>
          <table:table-cell table:formula="of:=REPLACE([.B1011]; 1; 29; &quot;&quot;)" office:value-type="string" office:string-value="beagleboard/linux" calcext:value-type="string">
            <text:p>beagleboard/linux</text:p>
          </table:table-cell>
        </table:table-row>
        <table:table-row table:style-name="ro1">
          <table:table-cell office:value-type="float" office:value="5472724" calcext:value-type="float">
            <text:p>5472724</text:p>
          </table:table-cell>
          <table:table-cell office:value-type="string" calcext:value-type="string">
            <text:p>https://api.github.com/repos/espruino/Espruino</text:p>
          </table:table-cell>
          <table:table-cell table:formula="of:=REPLACE([.B1012]; 1; 29; &quot;&quot;)" office:value-type="string" office:string-value="espruino/Espruino" calcext:value-type="string">
            <text:p>espruino/Espruino</text:p>
          </table:table-cell>
        </table:table-row>
        <table:table-row table:style-name="ro1">
          <table:table-cell office:value-type="float" office:value="5507477" calcext:value-type="float">
            <text:p>5507477</text:p>
          </table:table-cell>
          <table:table-cell office:value-type="string" calcext:value-type="string">
            <text:p>https://api.github.com/repos/01org/processor-trace</text:p>
          </table:table-cell>
          <table:table-cell table:formula="of:=REPLACE([.B1013]; 1; 29; &quot;&quot;)" office:value-type="string" office:string-value="01org/processor-trace" calcext:value-type="string">
            <text:p>01org/processor-trace</text:p>
          </table:table-cell>
        </table:table-row>
        <table:table-row table:style-name="ro1">
          <table:table-cell office:value-type="float" office:value="5516229" calcext:value-type="float">
            <text:p>5516229</text:p>
          </table:table-cell>
          <table:table-cell office:value-type="string" calcext:value-type="string">
            <text:p>https://api.github.com/repos/makapuf/bitbox</text:p>
          </table:table-cell>
          <table:table-cell table:formula="of:=REPLACE([.B1014]; 1; 29; &quot;&quot;)" office:value-type="string" office:string-value="makapuf/bitbox" calcext:value-type="string">
            <text:p>makapuf/bitbox</text:p>
          </table:table-cell>
        </table:table-row>
        <table:table-row table:style-name="ro1">
          <table:table-cell office:value-type="float" office:value="5524224" calcext:value-type="float">
            <text:p>5524224</text:p>
          </table:table-cell>
          <table:table-cell office:value-type="string" calcext:value-type="string">
            <text:p>https://api.github.com/repos/razrqcom-dev-team/android_kernel_motorola_msm8960dt-common</text:p>
          </table:table-cell>
          <table:table-cell table:formula="of:=REPLACE([.B1015]; 1; 29; &quot;&quot;)" office:value-type="string" office:string-value="razrqcom-dev-team/android_kernel_motorola_msm8960dt-common" calcext:value-type="string">
            <text:p>razrqcom-dev-team/android_kernel_motorola_msm8960dt-common</text:p>
          </table:table-cell>
        </table:table-row>
        <table:table-row table:style-name="ro1">
          <table:table-cell office:value-type="float" office:value="5533782" calcext:value-type="float">
            <text:p>5533782</text:p>
          </table:table-cell>
          <table:table-cell office:value-type="string" calcext:value-type="string">
            <text:p>https://api.github.com/repos/jp9000/obs-studio</text:p>
          </table:table-cell>
          <table:table-cell table:formula="of:=REPLACE([.B1016]; 1; 29; &quot;&quot;)" office:value-type="string" office:string-value="jp9000/obs-studio" calcext:value-type="string">
            <text:p>jp9000/obs-studio</text:p>
          </table:table-cell>
        </table:table-row>
        <table:table-row table:style-name="ro1">
          <table:table-cell office:value-type="float" office:value="5540032" calcext:value-type="float">
            <text:p>5540032</text:p>
          </table:table-cell>
          <table:table-cell office:value-type="string" calcext:value-type="string">
            <text:p>https://api.github.com/repos/bblum/landslide</text:p>
          </table:table-cell>
          <table:table-cell table:formula="of:=REPLACE([.B1017]; 1; 29; &quot;&quot;)" office:value-type="string" office:string-value="bblum/landslide" calcext:value-type="string">
            <text:p>bblum/landslide</text:p>
          </table:table-cell>
        </table:table-row>
        <table:table-row table:style-name="ro1">
          <table:table-cell office:value-type="float" office:value="5541580" calcext:value-type="float">
            <text:p>5541580</text:p>
          </table:table-cell>
          <table:table-cell office:value-type="string" calcext:value-type="string">
            <text:p>https://api.github.com/repos/correlllab/cu-droplet</text:p>
          </table:table-cell>
          <table:table-cell table:formula="of:=REPLACE([.B1018]; 1; 29; &quot;&quot;)" office:value-type="string" office:string-value="correlllab/cu-droplet" calcext:value-type="string">
            <text:p>correlllab/cu-droplet</text:p>
          </table:table-cell>
        </table:table-row>
        <table:table-row table:style-name="ro1">
          <table:table-cell office:value-type="float" office:value="5555570" calcext:value-type="float">
            <text:p>5555570</text:p>
          </table:table-cell>
          <table:table-cell office:value-type="string" calcext:value-type="string">
            <text:p>https://api.github.com/repos/troop/FreeDcam</text:p>
          </table:table-cell>
          <table:table-cell table:formula="of:=REPLACE([.B1019]; 1; 29; &quot;&quot;)" office:value-type="string" office:string-value="troop/FreeDcam" calcext:value-type="string">
            <text:p>troop/FreeDcam</text:p>
          </table:table-cell>
        </table:table-row>
        <table:table-row table:style-name="ro1">
          <table:table-cell office:value-type="float" office:value="5561451" calcext:value-type="float">
            <text:p>5561451</text:p>
          </table:table-cell>
          <table:table-cell office:value-type="string" calcext:value-type="string">
            <text:p>https://api.github.com/repos/mkfifo/plot</text:p>
          </table:table-cell>
          <table:table-cell table:formula="of:=REPLACE([.B1020]; 1; 29; &quot;&quot;)" office:value-type="string" office:string-value="mkfifo/plot" calcext:value-type="string">
            <text:p>mkfifo/plot</text:p>
          </table:table-cell>
        </table:table-row>
        <table:table-row table:style-name="ro1">
          <table:table-cell office:value-type="float" office:value="5561452" calcext:value-type="float">
            <text:p>5561452</text:p>
          </table:table-cell>
          <table:table-cell office:value-type="string" calcext:value-type="string">
            <text:p>https://api.github.com/repos/Tryptophan/FTC6299</text:p>
          </table:table-cell>
          <table:table-cell table:formula="of:=REPLACE([.B1021]; 1; 29; &quot;&quot;)" office:value-type="string" office:string-value="Tryptophan/FTC6299" calcext:value-type="string">
            <text:p>Tryptophan/FTC6299</text:p>
          </table:table-cell>
        </table:table-row>
        <table:table-row table:style-name="ro1">
          <table:table-cell office:value-type="float" office:value="5563602" calcext:value-type="float">
            <text:p>5563602</text:p>
          </table:table-cell>
          <table:table-cell office:value-type="string" calcext:value-type="string">
            <text:p>https://api.github.com/repos/ufo-kit/ufo-core</text:p>
          </table:table-cell>
          <table:table-cell table:formula="of:=REPLACE([.B1022]; 1; 29; &quot;&quot;)" office:value-type="string" office:string-value="ufo-kit/ufo-core" calcext:value-type="string">
            <text:p>ufo-kit/ufo-core</text:p>
          </table:table-cell>
        </table:table-row>
        <table:table-row table:style-name="ro1">
          <table:table-cell office:value-type="float" office:value="5563754" calcext:value-type="float">
            <text:p>5563754</text:p>
          </table:table-cell>
          <table:table-cell office:value-type="string" calcext:value-type="string">
            <text:p>https://api.github.com/repos/ufo-kit/ufo-filters</text:p>
          </table:table-cell>
          <table:table-cell table:formula="of:=REPLACE([.B1023]; 1; 29; &quot;&quot;)" office:value-type="string" office:string-value="ufo-kit/ufo-filters" calcext:value-type="string">
            <text:p>ufo-kit/ufo-filters</text:p>
          </table:table-cell>
        </table:table-row>
        <table:table-row table:style-name="ro1">
          <table:table-cell office:value-type="float" office:value="5567232" calcext:value-type="float">
            <text:p>5567232</text:p>
          </table:table-cell>
          <table:table-cell office:value-type="string" calcext:value-type="string">
            <text:p>https://api.github.com/repos/ParRes/Kernels</text:p>
          </table:table-cell>
          <table:table-cell table:formula="of:=REPLACE([.B1024]; 1; 29; &quot;&quot;)" office:value-type="string" office:string-value="ParRes/Kernels" calcext:value-type="string">
            <text:p>ParRes/Kernels</text:p>
          </table:table-cell>
        </table:table-row>
        <table:table-row table:style-name="ro1">
          <table:table-cell office:value-type="float" office:value="5575096" calcext:value-type="float">
            <text:p>5575096</text:p>
          </table:table-cell>
          <table:table-cell office:value-type="string" calcext:value-type="string">
            <text:p>https://api.github.com/repos/GNOME/gnome-logs</text:p>
          </table:table-cell>
          <table:table-cell table:formula="of:=REPLACE([.B1025]; 1; 29; &quot;&quot;)" office:value-type="string" office:string-value="GNOME/gnome-logs" calcext:value-type="string">
            <text:p>GNOME/gnome-logs</text:p>
          </table:table-cell>
        </table:table-row>
        <table:table-row table:style-name="ro1">
          <table:table-cell office:value-type="float" office:value="5587233" calcext:value-type="float">
            <text:p>5587233</text:p>
          </table:table-cell>
          <table:table-cell office:value-type="string" calcext:value-type="string">
            <text:p>https://api.github.com/repos/civetweb/civetweb</text:p>
          </table:table-cell>
          <table:table-cell table:formula="of:=REPLACE([.B1026]; 1; 29; &quot;&quot;)" office:value-type="string" office:string-value="civetweb/civetweb" calcext:value-type="string">
            <text:p>civetweb/civetweb</text:p>
          </table:table-cell>
        </table:table-row>
        <table:table-row table:style-name="ro1">
          <table:table-cell office:value-type="float" office:value="5591439" calcext:value-type="float">
            <text:p>5591439</text:p>
          </table:table-cell>
          <table:table-cell office:value-type="string" calcext:value-type="string">
            <text:p>https://api.github.com/repos/jemalloc/jemalloc</text:p>
          </table:table-cell>
          <table:table-cell table:formula="of:=REPLACE([.B1027]; 1; 29; &quot;&quot;)" office:value-type="string" office:string-value="jemalloc/jemalloc" calcext:value-type="string">
            <text:p>jemalloc/jemalloc</text:p>
          </table:table-cell>
        </table:table-row>
        <table:table-row table:style-name="ro1">
          <table:table-cell office:value-type="float" office:value="5591620" calcext:value-type="float">
            <text:p>5591620</text:p>
          </table:table-cell>
          <table:table-cell office:value-type="string" calcext:value-type="string">
            <text:p>https://api.github.com/repos/google/capsicum-linux</text:p>
          </table:table-cell>
          <table:table-cell table:formula="of:=REPLACE([.B1028]; 1; 29; &quot;&quot;)" office:value-type="string" office:string-value="google/capsicum-linux" calcext:value-type="string">
            <text:p>google/capsicum-linux</text:p>
          </table:table-cell>
        </table:table-row>
        <table:table-row table:style-name="ro1">
          <table:table-cell office:value-type="float" office:value="5602061" calcext:value-type="float">
            <text:p>5602061</text:p>
          </table:table-cell>
          <table:table-cell office:value-type="string" calcext:value-type="string">
            <text:p>https://api.github.com/repos/TheGreenBox/sattelite_step_drive</text:p>
          </table:table-cell>
          <table:table-cell table:formula="of:=REPLACE([.B1029]; 1; 29; &quot;&quot;)" office:value-type="string" office:string-value="TheGreenBox/sattelite_step_drive" calcext:value-type="string">
            <text:p>TheGreenBox/sattelite_step_drive</text:p>
          </table:table-cell>
        </table:table-row>
        <table:table-row table:style-name="ro1">
          <table:table-cell office:value-type="float" office:value="5635197" calcext:value-type="float">
            <text:p>5635197</text:p>
          </table:table-cell>
          <table:table-cell office:value-type="string" calcext:value-type="string">
            <text:p>https://api.github.com/repos/turran/enesim</text:p>
          </table:table-cell>
          <table:table-cell table:formula="of:=REPLACE([.B1030]; 1; 29; &quot;&quot;)" office:value-type="string" office:string-value="turran/enesim" calcext:value-type="string">
            <text:p>turran/enesim</text:p>
          </table:table-cell>
        </table:table-row>
        <table:table-row table:style-name="ro1">
          <table:table-cell office:value-type="float" office:value="5643949" calcext:value-type="float">
            <text:p>5643949</text:p>
          </table:table-cell>
          <table:table-cell office:value-type="string" calcext:value-type="string">
            <text:p>https://api.github.com/repos/gphoto/libgphoto2</text:p>
          </table:table-cell>
          <table:table-cell table:formula="of:=REPLACE([.B1031]; 1; 29; &quot;&quot;)" office:value-type="string" office:string-value="gphoto/libgphoto2" calcext:value-type="string">
            <text:p>gphoto/libgphoto2</text:p>
          </table:table-cell>
        </table:table-row>
        <table:table-row table:style-name="ro1">
          <table:table-cell office:value-type="float" office:value="5649859" calcext:value-type="float">
            <text:p>5649859</text:p>
          </table:table-cell>
          <table:table-cell office:value-type="string" calcext:value-type="string">
            <text:p>https://api.github.com/repos/FreedomBen/rtl8188ce-linux-driver</text:p>
          </table:table-cell>
          <table:table-cell table:formula="of:=REPLACE([.B1032]; 1; 29; &quot;&quot;)" office:value-type="string" office:string-value="FreedomBen/rtl8188ce-linux-driver" calcext:value-type="string">
            <text:p>FreedomBen/rtl8188ce-linux-driver</text:p>
          </table:table-cell>
        </table:table-row>
        <table:table-row table:style-name="ro1">
          <table:table-cell office:value-type="float" office:value="5658499" calcext:value-type="float">
            <text:p>5658499</text:p>
          </table:table-cell>
          <table:table-cell office:value-type="string" calcext:value-type="string">
            <text:p>https://api.github.com/repos/vstakhov/libucl</text:p>
          </table:table-cell>
          <table:table-cell table:formula="of:=REPLACE([.B1033]; 1; 29; &quot;&quot;)" office:value-type="string" office:string-value="vstakhov/libucl" calcext:value-type="string">
            <text:p>vstakhov/libucl</text:p>
          </table:table-cell>
        </table:table-row>
        <table:table-row table:style-name="ro1">
          <table:table-cell office:value-type="float" office:value="5658824" calcext:value-type="float">
            <text:p>5658824</text:p>
          </table:table-cell>
          <table:table-cell office:value-type="string" calcext:value-type="string">
            <text:p>https://api.github.com/repos/ljakab/openvswitch</text:p>
          </table:table-cell>
          <table:table-cell table:formula="of:=REPLACE([.B1034]; 1; 29; &quot;&quot;)" office:value-type="string" office:string-value="ljakab/openvswitch" calcext:value-type="string">
            <text:p>ljakab/openvswitch</text:p>
          </table:table-cell>
        </table:table-row>
        <table:table-row table:style-name="ro1">
          <table:table-cell office:value-type="float" office:value="5670406" calcext:value-type="float">
            <text:p>5670406</text:p>
          </table:table-cell>
          <table:table-cell office:value-type="string" calcext:value-type="string">
            <text:p>https://api.github.com/repos/wormt/bcc</text:p>
          </table:table-cell>
          <table:table-cell table:formula="of:=REPLACE([.B1035]; 1; 29; &quot;&quot;)" office:value-type="string" office:string-value="wormt/bcc" calcext:value-type="string">
            <text:p>wormt/bcc</text:p>
          </table:table-cell>
        </table:table-row>
        <table:table-row table:style-name="ro1">
          <table:table-cell office:value-type="float" office:value="5677673" calcext:value-type="float">
            <text:p>5677673</text:p>
          </table:table-cell>
          <table:table-cell office:value-type="string" calcext:value-type="string">
            <text:p>https://api.github.com/repos/t-kristo/linux-pm</text:p>
          </table:table-cell>
          <table:table-cell table:formula="of:=REPLACE([.B1036]; 1; 29; &quot;&quot;)" office:value-type="string" office:string-value="t-kristo/linux-pm" calcext:value-type="string">
            <text:p>t-kristo/linux-pm</text:p>
          </table:table-cell>
        </table:table-row>
        <table:table-row table:style-name="ro1">
          <table:table-cell office:value-type="float" office:value="5682003" calcext:value-type="float">
            <text:p>5682003</text:p>
          </table:table-cell>
          <table:table-cell office:value-type="string" calcext:value-type="string">
            <text:p>https://api.github.com/repos/MaddTheSane/PlayerPRO</text:p>
          </table:table-cell>
          <table:table-cell table:formula="of:=REPLACE([.B1037]; 1; 29; &quot;&quot;)" office:value-type="string" office:string-value="MaddTheSane/PlayerPRO" calcext:value-type="string">
            <text:p>MaddTheSane/PlayerPRO</text:p>
          </table:table-cell>
        </table:table-row>
        <table:table-row table:style-name="ro1">
          <table:table-cell office:value-type="float" office:value="5687451" calcext:value-type="float">
            <text:p>5687451</text:p>
          </table:table-cell>
          <table:table-cell office:value-type="string" calcext:value-type="string">
            <text:p>https://api.github.com/repos/Gateworks/linux-imx6</text:p>
          </table:table-cell>
          <table:table-cell table:formula="of:=REPLACE([.B1038]; 1; 29; &quot;&quot;)" office:value-type="string" office:string-value="Gateworks/linux-imx6" calcext:value-type="string">
            <text:p>Gateworks/linux-imx6</text:p>
          </table:table-cell>
        </table:table-row>
        <table:table-row table:style-name="ro1">
          <table:table-cell office:value-type="float" office:value="5695846" calcext:value-type="float">
            <text:p>5695846</text:p>
          </table:table-cell>
          <table:table-cell office:value-type="string" calcext:value-type="string">
            <text:p>https://api.github.com/repos/XanClic/qemu</text:p>
          </table:table-cell>
          <table:table-cell table:formula="of:=REPLACE([.B1039]; 1; 29; &quot;&quot;)" office:value-type="string" office:string-value="XanClic/qemu" calcext:value-type="string">
            <text:p>XanClic/qemu</text:p>
          </table:table-cell>
        </table:table-row>
        <table:table-row table:style-name="ro1">
          <table:table-cell office:value-type="float" office:value="5708397" calcext:value-type="float">
            <text:p>5708397</text:p>
          </table:table-cell>
          <table:table-cell office:value-type="string" calcext:value-type="string">
            <text:p>https://api.github.com/repos/xboot/xboot</text:p>
          </table:table-cell>
          <table:table-cell table:formula="of:=REPLACE([.B1040]; 1; 29; &quot;&quot;)" office:value-type="string" office:string-value="xboot/xboot" calcext:value-type="string">
            <text:p>xboot/xboot</text:p>
          </table:table-cell>
        </table:table-row>
        <table:table-row table:style-name="ro1">
          <table:table-cell office:value-type="float" office:value="5713459" calcext:value-type="float">
            <text:p>5713459</text:p>
          </table:table-cell>
          <table:table-cell office:value-type="string" calcext:value-type="string">
            <text:p>https://api.github.com/repos/lab11/M-ulator</text:p>
          </table:table-cell>
          <table:table-cell table:formula="of:=REPLACE([.B1041]; 1; 29; &quot;&quot;)" office:value-type="string" office:string-value="lab11/M-ulator" calcext:value-type="string">
            <text:p>lab11/M-ulator</text:p>
          </table:table-cell>
        </table:table-row>
        <table:table-row table:style-name="ro1">
          <table:table-cell office:value-type="float" office:value="5738908" calcext:value-type="float">
            <text:p>5738908</text:p>
          </table:table-cell>
          <table:table-cell office:value-type="string" calcext:value-type="string">
            <text:p>https://api.github.com/repos/turran/egueb</text:p>
          </table:table-cell>
          <table:table-cell table:formula="of:=REPLACE([.B1042]; 1; 29; &quot;&quot;)" office:value-type="string" office:string-value="turran/egueb" calcext:value-type="string">
            <text:p>turran/egueb</text:p>
          </table:table-cell>
        </table:table-row>
        <table:table-row table:style-name="ro1">
          <table:table-cell office:value-type="float" office:value="5751682" calcext:value-type="float">
            <text:p>5751682</text:p>
          </table:table-cell>
          <table:table-cell office:value-type="string" calcext:value-type="string">
            <text:p>https://api.github.com/repos/InvictusInnovations/keyhotee</text:p>
          </table:table-cell>
          <table:table-cell table:formula="of:=REPLACE([.B1043]; 1; 29; &quot;&quot;)" office:value-type="string" office:string-value="InvictusInnovations/keyhotee" calcext:value-type="string">
            <text:p>InvictusInnovations/keyhotee</text:p>
          </table:table-cell>
        </table:table-row>
        <table:table-row table:style-name="ro1">
          <table:table-cell office:value-type="float" office:value="5755274" calcext:value-type="float">
            <text:p>5755274</text:p>
          </table:table-cell>
          <table:table-cell office:value-type="string" calcext:value-type="string">
            <text:p>https://api.github.com/repos/mrg666/android_kernel_mako</text:p>
          </table:table-cell>
          <table:table-cell table:formula="of:=REPLACE([.B1044]; 1; 29; &quot;&quot;)" office:value-type="string" office:string-value="mrg666/android_kernel_mako" calcext:value-type="string">
            <text:p>mrg666/android_kernel_mako</text:p>
          </table:table-cell>
        </table:table-row>
        <table:table-row table:style-name="ro1">
          <table:table-cell office:value-type="float" office:value="5757043" calcext:value-type="float">
            <text:p>5757043</text:p>
          </table:table-cell>
          <table:table-cell office:value-type="string" calcext:value-type="string">
            <text:p>https://api.github.com/repos/fabaff/aports</text:p>
          </table:table-cell>
          <table:table-cell table:formula="of:=REPLACE([.B1045]; 1; 29; &quot;&quot;)" office:value-type="string" office:string-value="fabaff/aports" calcext:value-type="string">
            <text:p>fabaff/aports</text:p>
          </table:table-cell>
        </table:table-row>
        <table:table-row table:style-name="ro1">
          <table:table-cell office:value-type="float" office:value="5764408" calcext:value-type="float">
            <text:p>5764408</text:p>
          </table:table-cell>
          <table:table-cell office:value-type="string" calcext:value-type="string">
            <text:p>https://api.github.com/repos/limes-datentechnik-gmbh/FLAMCLEP</text:p>
          </table:table-cell>
          <table:table-cell table:formula="of:=REPLACE([.B1046]; 1; 29; &quot;&quot;)" office:value-type="string" office:string-value="limes-datentechnik-gmbh/FLAMCLEP" calcext:value-type="string">
            <text:p>limes-datentechnik-gmbh/FLAMCLEP</text:p>
          </table:table-cell>
        </table:table-row>
        <table:table-row table:style-name="ro1">
          <table:table-cell office:value-type="float" office:value="5774600" calcext:value-type="float">
            <text:p>5774600</text:p>
          </table:table-cell>
          <table:table-cell office:value-type="string" calcext:value-type="string">
            <text:p>https://api.github.com/repos/Fantu/Xen</text:p>
          </table:table-cell>
          <table:table-cell table:formula="of:=REPLACE([.B1047]; 1; 29; &quot;&quot;)" office:value-type="string" office:string-value="Fantu/Xen" calcext:value-type="string">
            <text:p>Fantu/Xen</text:p>
          </table:table-cell>
        </table:table-row>
        <table:table-row table:style-name="ro1">
          <table:table-cell office:value-type="float" office:value="5782913" calcext:value-type="float">
            <text:p>5782913</text:p>
          </table:table-cell>
          <table:table-cell office:value-type="string" calcext:value-type="string">
            <text:p>https://api.github.com/repos/invisiblek/android_kernel_hp_tenderloin</text:p>
          </table:table-cell>
          <table:table-cell table:formula="of:=REPLACE([.B1048]; 1; 29; &quot;&quot;)" office:value-type="string" office:string-value="invisiblek/android_kernel_hp_tenderloin" calcext:value-type="string">
            <text:p>invisiblek/android_kernel_hp_tenderloin</text:p>
          </table:table-cell>
        </table:table-row>
        <table:table-row table:style-name="ro1">
          <table:table-cell office:value-type="float" office:value="5788150" calcext:value-type="float">
            <text:p>5788150</text:p>
          </table:table-cell>
          <table:table-cell office:value-type="string" calcext:value-type="string">
            <text:p>https://api.github.com/repos/i-rinat/freshplayerplugin</text:p>
          </table:table-cell>
          <table:table-cell table:formula="of:=REPLACE([.B1049]; 1; 29; &quot;&quot;)" office:value-type="string" office:string-value="i-rinat/freshplayerplugin" calcext:value-type="string">
            <text:p>i-rinat/freshplayerplugin</text:p>
          </table:table-cell>
        </table:table-row>
        <table:table-row table:style-name="ro1">
          <table:table-cell office:value-type="float" office:value="5798402" calcext:value-type="float">
            <text:p>5798402</text:p>
          </table:table-cell>
          <table:table-cell office:value-type="string" calcext:value-type="string">
            <text:p>https://api.github.com/repos/GostCrypt/GnuTLS</text:p>
          </table:table-cell>
          <table:table-cell table:formula="of:=REPLACE([.B1050]; 1; 29; &quot;&quot;)" office:value-type="string" office:string-value="GostCrypt/GnuTLS" calcext:value-type="string">
            <text:p>GostCrypt/GnuTLS</text:p>
          </table:table-cell>
        </table:table-row>
        <table:table-row table:style-name="ro1">
          <table:table-cell office:value-type="float" office:value="5806660" calcext:value-type="float">
            <text:p>5806660</text:p>
          </table:table-cell>
          <table:table-cell office:value-type="string" calcext:value-type="string">
            <text:p>https://api.github.com/repos/wangds/Animator-Pro</text:p>
          </table:table-cell>
          <table:table-cell table:formula="of:=REPLACE([.B1051]; 1; 29; &quot;&quot;)" office:value-type="string" office:string-value="wangds/Animator-Pro" calcext:value-type="string">
            <text:p>wangds/Animator-Pro</text:p>
          </table:table-cell>
        </table:table-row>
        <table:table-row table:style-name="ro1">
          <table:table-cell office:value-type="float" office:value="5817753" calcext:value-type="float">
            <text:p>5817753</text:p>
          </table:table-cell>
          <table:table-cell office:value-type="string" calcext:value-type="string">
            <text:p>https://api.github.com/repos/vysheng/tg</text:p>
          </table:table-cell>
          <table:table-cell table:formula="of:=REPLACE([.B1052]; 1; 29; &quot;&quot;)" office:value-type="string" office:string-value="vysheng/tg" calcext:value-type="string">
            <text:p>vysheng/tg</text:p>
          </table:table-cell>
        </table:table-row>
        <table:table-row table:style-name="ro1">
          <table:table-cell office:value-type="float" office:value="5826293" calcext:value-type="float">
            <text:p>5826293</text:p>
          </table:table-cell>
          <table:table-cell office:value-type="string" calcext:value-type="string">
            <text:p>https://api.github.com/repos/atks/vt</text:p>
          </table:table-cell>
          <table:table-cell table:formula="of:=REPLACE([.B1053]; 1; 29; &quot;&quot;)" office:value-type="string" office:string-value="atks/vt" calcext:value-type="string">
            <text:p>atks/vt</text:p>
          </table:table-cell>
        </table:table-row>
        <table:table-row table:style-name="ro1">
          <table:table-cell office:value-type="float" office:value="5842672" calcext:value-type="float">
            <text:p>5842672</text:p>
          </table:table-cell>
          <table:table-cell office:value-type="string" calcext:value-type="string">
            <text:p>https://api.github.com/repos/FreeTDS/freetds</text:p>
          </table:table-cell>
          <table:table-cell table:formula="of:=REPLACE([.B1054]; 1; 29; &quot;&quot;)" office:value-type="string" office:string-value="FreeTDS/freetds" calcext:value-type="string">
            <text:p>FreeTDS/freetds</text:p>
          </table:table-cell>
        </table:table-row>
        <table:table-row table:style-name="ro1">
          <table:table-cell office:value-type="float" office:value="5845555" calcext:value-type="float">
            <text:p>5845555</text:p>
          </table:table-cell>
          <table:table-cell office:value-type="string" calcext:value-type="string">
            <text:p>https://api.github.com/repos/contactless/wirenboard</text:p>
          </table:table-cell>
          <table:table-cell table:formula="of:=REPLACE([.B1055]; 1; 29; &quot;&quot;)" office:value-type="string" office:string-value="contactless/wirenboard" calcext:value-type="string">
            <text:p>contactless/wirenboard</text:p>
          </table:table-cell>
        </table:table-row>
        <table:table-row table:style-name="ro1">
          <table:table-cell office:value-type="float" office:value="5849508" calcext:value-type="float">
            <text:p>5849508</text:p>
          </table:table-cell>
          <table:table-cell office:value-type="string" calcext:value-type="string">
            <text:p>https://api.github.com/repos/kingfree/haut</text:p>
          </table:table-cell>
          <table:table-cell table:formula="of:=REPLACE([.B1056]; 1; 29; &quot;&quot;)" office:value-type="string" office:string-value="kingfree/haut" calcext:value-type="string">
            <text:p>kingfree/haut</text:p>
          </table:table-cell>
        </table:table-row>
        <table:table-row table:style-name="ro1">
          <table:table-cell office:value-type="float" office:value="5851239" calcext:value-type="float">
            <text:p>5851239</text:p>
          </table:table-cell>
          <table:table-cell office:value-type="string" calcext:value-type="string">
            <text:p>https://api.github.com/repos/xobs/novena-linux</text:p>
          </table:table-cell>
          <table:table-cell table:formula="of:=REPLACE([.B1057]; 1; 29; &quot;&quot;)" office:value-type="string" office:string-value="xobs/novena-linux" calcext:value-type="string">
            <text:p>xobs/novena-linux</text:p>
          </table:table-cell>
        </table:table-row>
        <table:table-row table:style-name="ro1">
          <table:table-cell office:value-type="float" office:value="5870029" calcext:value-type="float">
            <text:p>5870029</text:p>
          </table:table-cell>
          <table:table-cell office:value-type="string" calcext:value-type="string">
            <text:p>https://api.github.com/repos/resfilter/aldl</text:p>
          </table:table-cell>
          <table:table-cell table:formula="of:=REPLACE([.B1058]; 1; 29; &quot;&quot;)" office:value-type="string" office:string-value="resfilter/aldl" calcext:value-type="string">
            <text:p>resfilter/aldl</text:p>
          </table:table-cell>
        </table:table-row>
        <table:table-row table:style-name="ro1">
          <table:table-cell office:value-type="float" office:value="5876875" calcext:value-type="float">
            <text:p>5876875</text:p>
          </table:table-cell>
          <table:table-cell office:value-type="string" calcext:value-type="string">
            <text:p>https://api.github.com/repos/mate-desktop/caja</text:p>
          </table:table-cell>
          <table:table-cell table:formula="of:=REPLACE([.B1059]; 1; 29; &quot;&quot;)" office:value-type="string" office:string-value="mate-desktop/caja" calcext:value-type="string">
            <text:p>mate-desktop/caja</text:p>
          </table:table-cell>
        </table:table-row>
        <table:table-row table:style-name="ro1">
          <table:table-cell office:value-type="float" office:value="5880804" calcext:value-type="float">
            <text:p>5880804</text:p>
          </table:table-cell>
          <table:table-cell office:value-type="string" calcext:value-type="string">
            <text:p>https://api.github.com/repos/aerospike/aerospike-client-c</text:p>
          </table:table-cell>
          <table:table-cell table:formula="of:=REPLACE([.B1060]; 1; 29; &quot;&quot;)" office:value-type="string" office:string-value="aerospike/aerospike-client-c" calcext:value-type="string">
            <text:p>aerospike/aerospike-client-c</text:p>
          </table:table-cell>
        </table:table-row>
        <table:table-row table:style-name="ro1">
          <table:table-cell office:value-type="float" office:value="5882611" calcext:value-type="float">
            <text:p>5882611</text:p>
          </table:table-cell>
          <table:table-cell office:value-type="string" calcext:value-type="string">
            <text:p>https://api.github.com/repos/mate-desktop/atril</text:p>
          </table:table-cell>
          <table:table-cell table:formula="of:=REPLACE([.B1061]; 1; 29; &quot;&quot;)" office:value-type="string" office:string-value="mate-desktop/atril" calcext:value-type="string">
            <text:p>mate-desktop/atril</text:p>
          </table:table-cell>
        </table:table-row>
        <table:table-row table:style-name="ro1">
          <table:table-cell office:value-type="float" office:value="5918493" calcext:value-type="float">
            <text:p>5918493</text:p>
          </table:table-cell>
          <table:table-cell office:value-type="string" calcext:value-type="string">
            <text:p>https://api.github.com/repos/Chris-plus-alphanumericgibberish/dNAO</text:p>
          </table:table-cell>
          <table:table-cell table:formula="of:=REPLACE([.B1062]; 1; 29; &quot;&quot;)" office:value-type="string" office:string-value="Chris-plus-alphanumericgibberish/dNAO" calcext:value-type="string">
            <text:p>Chris-plus-alphanumericgibberish/dNAO</text:p>
          </table:table-cell>
        </table:table-row>
        <table:table-row table:style-name="ro1">
          <table:table-cell office:value-type="float" office:value="5923348" calcext:value-type="float">
            <text:p>5923348</text:p>
          </table:table-cell>
          <table:table-cell office:value-type="string" calcext:value-type="string">
            <text:p>https://api.github.com/repos/tarceri/Mesa_arrays_of_arrays</text:p>
          </table:table-cell>
          <table:table-cell table:formula="of:=REPLACE([.B1063]; 1; 29; &quot;&quot;)" office:value-type="string" office:string-value="tarceri/Mesa_arrays_of_arrays" calcext:value-type="string">
            <text:p>tarceri/Mesa_arrays_of_arrays</text:p>
          </table:table-cell>
        </table:table-row>
        <table:table-row table:style-name="ro1">
          <table:table-cell office:value-type="float" office:value="5928185" calcext:value-type="float">
            <text:p>5928185</text:p>
          </table:table-cell>
          <table:table-cell office:value-type="string" calcext:value-type="string">
            <text:p>https://api.github.com/repos/korman/Temp</text:p>
          </table:table-cell>
          <table:table-cell table:formula="of:=REPLACE([.B1064]; 1; 29; &quot;&quot;)" office:value-type="string" office:string-value="korman/Temp" calcext:value-type="string">
            <text:p>korman/Temp</text:p>
          </table:table-cell>
        </table:table-row>
        <table:table-row table:style-name="ro1">
          <table:table-cell office:value-type="float" office:value="5984226" calcext:value-type="float">
            <text:p>5984226</text:p>
          </table:table-cell>
          <table:table-cell office:value-type="string" calcext:value-type="string">
            <text:p>https://api.github.com/repos/omnirom/android_bootable_recovery</text:p>
          </table:table-cell>
          <table:table-cell table:formula="of:=REPLACE([.B1065]; 1; 29; &quot;&quot;)" office:value-type="string" office:string-value="omnirom/android_bootable_recovery" calcext:value-type="string">
            <text:p>omnirom/android_bootable_recovery</text:p>
          </table:table-cell>
        </table:table-row>
        <table:table-row table:style-name="ro1">
          <table:table-cell office:value-type="float" office:value="5994329" calcext:value-type="float">
            <text:p>5994329</text:p>
          </table:table-cell>
          <table:table-cell office:value-type="string" calcext:value-type="string">
            <text:p>https://api.github.com/repos/imoseyon/leanKernel-note3</text:p>
          </table:table-cell>
          <table:table-cell table:formula="of:=REPLACE([.B1066]; 1; 29; &quot;&quot;)" office:value-type="string" office:string-value="imoseyon/leanKernel-note3" calcext:value-type="string">
            <text:p>imoseyon/leanKernel-note3</text:p>
          </table:table-cell>
        </table:table-row>
        <table:table-row table:style-name="ro1">
          <table:table-cell office:value-type="float" office:value="6016908" calcext:value-type="float">
            <text:p>6016908</text:p>
          </table:table-cell>
          <table:table-cell office:value-type="string" calcext:value-type="string">
            <text:p>https://api.github.com/repos/rstats-db/RSQLite</text:p>
          </table:table-cell>
          <table:table-cell table:formula="of:=REPLACE([.B1067]; 1; 29; &quot;&quot;)" office:value-type="string" office:string-value="rstats-db/RSQLite" calcext:value-type="string">
            <text:p>rstats-db/RSQLite</text:p>
          </table:table-cell>
        </table:table-row>
        <table:table-row table:style-name="ro1">
          <table:table-cell office:value-type="float" office:value="6020934" calcext:value-type="float">
            <text:p>6020934</text:p>
          </table:table-cell>
          <table:table-cell office:value-type="string" calcext:value-type="string">
            <text:p>https://api.github.com/repos/montsuqi/panda</text:p>
          </table:table-cell>
          <table:table-cell table:formula="of:=REPLACE([.B1068]; 1; 29; &quot;&quot;)" office:value-type="string" office:string-value="montsuqi/panda" calcext:value-type="string">
            <text:p>montsuqi/panda</text:p>
          </table:table-cell>
        </table:table-row>
        <table:table-row table:style-name="ro1">
          <table:table-cell office:value-type="float" office:value="6024725" calcext:value-type="float">
            <text:p>6024725</text:p>
          </table:table-cell>
          <table:table-cell office:value-type="string" calcext:value-type="string">
            <text:p>https://api.github.com/repos/sbabic/swupdate</text:p>
          </table:table-cell>
          <table:table-cell table:formula="of:=REPLACE([.B1069]; 1; 29; &quot;&quot;)" office:value-type="string" office:string-value="sbabic/swupdate" calcext:value-type="string">
            <text:p>sbabic/swupdate</text:p>
          </table:table-cell>
        </table:table-row>
        <table:table-row table:style-name="ro1">
          <table:table-cell office:value-type="float" office:value="6032121" calcext:value-type="float">
            <text:p>6032121</text:p>
          </table:table-cell>
          <table:table-cell office:value-type="string" calcext:value-type="string">
            <text:p>https://api.github.com/repos/HackerFoo/poprc</text:p>
          </table:table-cell>
          <table:table-cell table:formula="of:=REPLACE([.B1070]; 1; 29; &quot;&quot;)" office:value-type="string" office:string-value="HackerFoo/poprc" calcext:value-type="string">
            <text:p>HackerFoo/poprc</text:p>
          </table:table-cell>
        </table:table-row>
        <table:table-row table:style-name="ro1">
          <table:table-cell office:value-type="float" office:value="6037658" calcext:value-type="float">
            <text:p>6037658</text:p>
          </table:table-cell>
          <table:table-cell office:value-type="string" calcext:value-type="string">
            <text:p>https://api.github.com/repos/faudio/faudio</text:p>
          </table:table-cell>
          <table:table-cell table:formula="of:=REPLACE([.B1071]; 1; 29; &quot;&quot;)" office:value-type="string" office:string-value="faudio/faudio" calcext:value-type="string">
            <text:p>faudio/faudio</text:p>
          </table:table-cell>
        </table:table-row>
        <table:table-row table:style-name="ro1">
          <table:table-cell office:value-type="float" office:value="6042866" calcext:value-type="float">
            <text:p>6042866</text:p>
          </table:table-cell>
          <table:table-cell office:value-type="string" calcext:value-type="string">
            <text:p>https://api.github.com/repos/PaulStoffregen/cores</text:p>
          </table:table-cell>
          <table:table-cell table:formula="of:=REPLACE([.B1072]; 1; 29; &quot;&quot;)" office:value-type="string" office:string-value="PaulStoffregen/cores" calcext:value-type="string">
            <text:p>PaulStoffregen/cores</text:p>
          </table:table-cell>
        </table:table-row>
        <table:table-row table:style-name="ro1">
          <table:table-cell office:value-type="float" office:value="6050365" calcext:value-type="float">
            <text:p>6050365</text:p>
          </table:table-cell>
          <table:table-cell office:value-type="string" calcext:value-type="string">
            <text:p>https://api.github.com/repos/raysan5/raylib</text:p>
          </table:table-cell>
          <table:table-cell table:formula="of:=REPLACE([.B1073]; 1; 29; &quot;&quot;)" office:value-type="string" office:string-value="raysan5/raylib" calcext:value-type="string">
            <text:p>raysan5/raylib</text:p>
          </table:table-cell>
        </table:table-row>
        <table:table-row table:style-name="ro1">
          <table:table-cell office:value-type="float" office:value="6056006" calcext:value-type="float">
            <text:p>6056006</text:p>
          </table:table-cell>
          <table:table-cell office:value-type="string" calcext:value-type="string">
            <text:p>https://api.github.com/repos/simonsj/libssh</text:p>
          </table:table-cell>
          <table:table-cell table:formula="of:=REPLACE([.B1074]; 1; 29; &quot;&quot;)" office:value-type="string" office:string-value="simonsj/libssh" calcext:value-type="string">
            <text:p>simonsj/libssh</text:p>
          </table:table-cell>
        </table:table-row>
        <table:table-row table:style-name="ro1">
          <table:table-cell office:value-type="float" office:value="6075231" calcext:value-type="float">
            <text:p>6075231</text:p>
          </table:table-cell>
          <table:table-cell office:value-type="string" calcext:value-type="string">
            <text:p>https://api.github.com/repos/Grarak/grakernel-tuna</text:p>
          </table:table-cell>
          <table:table-cell table:formula="of:=REPLACE([.B1075]; 1; 29; &quot;&quot;)" office:value-type="string" office:string-value="Grarak/grakernel-tuna" calcext:value-type="string">
            <text:p>Grarak/grakernel-tuna</text:p>
          </table:table-cell>
        </table:table-row>
        <table:table-row table:style-name="ro1">
          <table:table-cell office:value-type="float" office:value="6075847" calcext:value-type="float">
            <text:p>6075847</text:p>
          </table:table-cell>
          <table:table-cell office:value-type="string" calcext:value-type="string">
            <text:p>https://api.github.com/repos/bminor/glibc</text:p>
          </table:table-cell>
          <table:table-cell table:formula="of:=REPLACE([.B1076]; 1; 29; &quot;&quot;)" office:value-type="string" office:string-value="bminor/glibc" calcext:value-type="string">
            <text:p>bminor/glibc</text:p>
          </table:table-cell>
        </table:table-row>
        <table:table-row table:style-name="ro1">
          <table:table-cell office:value-type="float" office:value="6081091" calcext:value-type="float">
            <text:p>6081091</text:p>
          </table:table-cell>
          <table:table-cell office:value-type="string" calcext:value-type="string">
            <text:p>https://api.github.com/repos/altseed/Altseed</text:p>
          </table:table-cell>
          <table:table-cell table:formula="of:=REPLACE([.B1077]; 1; 29; &quot;&quot;)" office:value-type="string" office:string-value="altseed/Altseed" calcext:value-type="string">
            <text:p>altseed/Altseed</text:p>
          </table:table-cell>
        </table:table-row>
        <table:table-row table:style-name="ro1">
          <table:table-cell office:value-type="float" office:value="6093250" calcext:value-type="float">
            <text:p>6093250</text:p>
          </table:table-cell>
          <table:table-cell office:value-type="string" calcext:value-type="string">
            <text:p>https://api.github.com/repos/martinling/libsigrok</text:p>
          </table:table-cell>
          <table:table-cell table:formula="of:=REPLACE([.B1078]; 1; 29; &quot;&quot;)" office:value-type="string" office:string-value="martinling/libsigrok" calcext:value-type="string">
            <text:p>martinling/libsigrok</text:p>
          </table:table-cell>
        </table:table-row>
        <table:table-row table:style-name="ro1">
          <table:table-cell office:value-type="float" office:value="6099584" calcext:value-type="float">
            <text:p>6099584</text:p>
          </table:table-cell>
          <table:table-cell office:value-type="string" calcext:value-type="string">
            <text:p>https://api.github.com/repos/bminor/binutils-gdb</text:p>
          </table:table-cell>
          <table:table-cell table:formula="of:=REPLACE([.B1079]; 1; 29; &quot;&quot;)" office:value-type="string" office:string-value="bminor/binutils-gdb" calcext:value-type="string">
            <text:p>bminor/binutils-gdb</text:p>
          </table:table-cell>
        </table:table-row>
        <table:table-row table:style-name="ro1">
          <table:table-cell office:value-type="float" office:value="6109319" calcext:value-type="float">
            <text:p>6109319</text:p>
          </table:table-cell>
          <table:table-cell office:value-type="string" calcext:value-type="string">
            <text:p>https://api.github.com/repos/Bob-Z/World-of-Gnome</text:p>
          </table:table-cell>
          <table:table-cell table:formula="of:=REPLACE([.B1080]; 1; 29; &quot;&quot;)" office:value-type="string" office:string-value="Bob-Z/World-of-Gnome" calcext:value-type="string">
            <text:p>Bob-Z/World-of-Gnome</text:p>
          </table:table-cell>
        </table:table-row>
        <table:table-row table:style-name="ro1">
          <table:table-cell office:value-type="float" office:value="6110098" calcext:value-type="float">
            <text:p>6110098</text:p>
          </table:table-cell>
          <table:table-cell office:value-type="string" calcext:value-type="string">
            <text:p>https://api.github.com/repos/denemo/denemo</text:p>
          </table:table-cell>
          <table:table-cell table:formula="of:=REPLACE([.B1081]; 1; 29; &quot;&quot;)" office:value-type="string" office:string-value="denemo/denemo" calcext:value-type="string">
            <text:p>denemo/denemo</text:p>
          </table:table-cell>
        </table:table-row>
        <table:table-row table:style-name="ro1">
          <table:table-cell office:value-type="float" office:value="6126903" calcext:value-type="float">
            <text:p>6126903</text:p>
          </table:table-cell>
          <table:table-cell office:value-type="string" calcext:value-type="string">
            <text:p>https://api.github.com/repos/gbenson/binutils-gdb</text:p>
          </table:table-cell>
          <table:table-cell table:formula="of:=REPLACE([.B1082]; 1; 29; &quot;&quot;)" office:value-type="string" office:string-value="gbenson/binutils-gdb" calcext:value-type="string">
            <text:p>gbenson/binutils-gdb</text:p>
          </table:table-cell>
        </table:table-row>
        <table:table-row table:style-name="ro1">
          <table:table-cell office:value-type="float" office:value="6127640" calcext:value-type="float">
            <text:p>6127640</text:p>
          </table:table-cell>
          <table:table-cell office:value-type="string" calcext:value-type="string">
            <text:p>https://api.github.com/repos/justinfrankel/WDL</text:p>
          </table:table-cell>
          <table:table-cell table:formula="of:=REPLACE([.B1083]; 1; 29; &quot;&quot;)" office:value-type="string" office:string-value="justinfrankel/WDL" calcext:value-type="string">
            <text:p>justinfrankel/WDL</text:p>
          </table:table-cell>
        </table:table-row>
        <table:table-row table:style-name="ro1">
          <table:table-cell office:value-type="float" office:value="6168809" calcext:value-type="float">
            <text:p>6168809</text:p>
          </table:table-cell>
          <table:table-cell office:value-type="string" calcext:value-type="string">
            <text:p>https://api.github.com/repos/hnrose/ibssa2</text:p>
          </table:table-cell>
          <table:table-cell table:formula="of:=REPLACE([.B1084]; 1; 29; &quot;&quot;)" office:value-type="string" office:string-value="hnrose/ibssa2" calcext:value-type="string">
            <text:p>hnrose/ibssa2</text:p>
          </table:table-cell>
        </table:table-row>
        <table:table-row table:style-name="ro1">
          <table:table-cell office:value-type="float" office:value="6180771" calcext:value-type="float">
            <text:p>6180771</text:p>
          </table:table-cell>
          <table:table-cell office:value-type="string" calcext:value-type="string">
            <text:p>https://api.github.com/repos/holisticon/flynn-book-scanner</text:p>
          </table:table-cell>
          <table:table-cell table:formula="of:=REPLACE([.B1085]; 1; 29; &quot;&quot;)" office:value-type="string" office:string-value="holisticon/flynn-book-scanner" calcext:value-type="string">
            <text:p>holisticon/flynn-book-scanner</text:p>
          </table:table-cell>
        </table:table-row>
        <table:table-row table:style-name="ro1">
          <table:table-cell office:value-type="float" office:value="6192102" calcext:value-type="float">
            <text:p>6192102</text:p>
          </table:table-cell>
          <table:table-cell office:value-type="string" calcext:value-type="string">
            <text:p>https://api.github.com/repos/franciscofranco/hammerhead</text:p>
          </table:table-cell>
          <table:table-cell table:formula="of:=REPLACE([.B1086]; 1; 29; &quot;&quot;)" office:value-type="string" office:string-value="franciscofranco/hammerhead" calcext:value-type="string">
            <text:p>franciscofranco/hammerhead</text:p>
          </table:table-cell>
        </table:table-row>
        <table:table-row table:style-name="ro1">
          <table:table-cell office:value-type="float" office:value="6203990" calcext:value-type="float">
            <text:p>6203990</text:p>
          </table:table-cell>
          <table:table-cell office:value-type="string" calcext:value-type="string">
            <text:p>https://api.github.com/repos/lwindolf/liferea</text:p>
          </table:table-cell>
          <table:table-cell table:formula="of:=REPLACE([.B1087]; 1; 29; &quot;&quot;)" office:value-type="string" office:string-value="lwindolf/liferea" calcext:value-type="string">
            <text:p>lwindolf/liferea</text:p>
          </table:table-cell>
        </table:table-row>
        <table:table-row table:style-name="ro1">
          <table:table-cell office:value-type="float" office:value="6204155" calcext:value-type="float">
            <text:p>6204155</text:p>
          </table:table-cell>
          <table:table-cell office:value-type="string" calcext:value-type="string">
            <text:p>https://api.github.com/repos/eloaders/I-Nex</text:p>
          </table:table-cell>
          <table:table-cell table:formula="of:=REPLACE([.B1088]; 1; 29; &quot;&quot;)" office:value-type="string" office:string-value="eloaders/I-Nex" calcext:value-type="string">
            <text:p>eloaders/I-Nex</text:p>
          </table:table-cell>
        </table:table-row>
        <table:table-row table:style-name="ro1">
          <table:table-cell office:value-type="float" office:value="6246311" calcext:value-type="float">
            <text:p>6246311</text:p>
          </table:table-cell>
          <table:table-cell office:value-type="string" calcext:value-type="string">
            <text:p>https://api.github.com/repos/omnirom/android_kernel_samsung_jf</text:p>
          </table:table-cell>
          <table:table-cell table:formula="of:=REPLACE([.B1089]; 1; 29; &quot;&quot;)" office:value-type="string" office:string-value="omnirom/android_kernel_samsung_jf" calcext:value-type="string">
            <text:p>omnirom/android_kernel_samsung_jf</text:p>
          </table:table-cell>
        </table:table-row>
        <table:table-row table:style-name="ro1">
          <table:table-cell office:value-type="float" office:value="6251327" calcext:value-type="float">
            <text:p>6251327</text:p>
          </table:table-cell>
          <table:table-cell office:value-type="string" calcext:value-type="string">
            <text:p>https://api.github.com/repos/balabit/syslog-ng</text:p>
          </table:table-cell>
          <table:table-cell table:formula="of:=REPLACE([.B1090]; 1; 29; &quot;&quot;)" office:value-type="string" office:string-value="balabit/syslog-ng" calcext:value-type="string">
            <text:p>balabit/syslog-ng</text:p>
          </table:table-cell>
        </table:table-row>
        <table:table-row table:style-name="ro1">
          <table:table-cell office:value-type="float" office:value="6252784" calcext:value-type="float">
            <text:p>6252784</text:p>
          </table:table-cell>
          <table:table-cell office:value-type="string" calcext:value-type="string">
            <text:p>https://api.github.com/repos/gatzka/cjet</text:p>
          </table:table-cell>
          <table:table-cell table:formula="of:=REPLACE([.B1091]; 1; 29; &quot;&quot;)" office:value-type="string" office:string-value="gatzka/cjet" calcext:value-type="string">
            <text:p>gatzka/cjet</text:p>
          </table:table-cell>
        </table:table-row>
        <table:table-row table:style-name="ro1">
          <table:table-cell office:value-type="float" office:value="6295045" calcext:value-type="float">
            <text:p>6295045</text:p>
          </table:table-cell>
          <table:table-cell office:value-type="string" calcext:value-type="string">
            <text:p>https://api.github.com/repos/embedthis/esp</text:p>
          </table:table-cell>
          <table:table-cell table:formula="of:=REPLACE([.B1092]; 1; 29; &quot;&quot;)" office:value-type="string" office:string-value="embedthis/esp" calcext:value-type="string">
            <text:p>embedthis/esp</text:p>
          </table:table-cell>
        </table:table-row>
        <table:table-row table:style-name="ro1">
          <table:table-cell office:value-type="float" office:value="6305761" calcext:value-type="float">
            <text:p>6305761</text:p>
          </table:table-cell>
          <table:table-cell office:value-type="string" calcext:value-type="string">
            <text:p>https://api.github.com/repos/liblouis/liblouis</text:p>
          </table:table-cell>
          <table:table-cell table:formula="of:=REPLACE([.B1093]; 1; 29; &quot;&quot;)" office:value-type="string" office:string-value="liblouis/liblouis" calcext:value-type="string">
            <text:p>liblouis/liblouis</text:p>
          </table:table-cell>
        </table:table-row>
        <table:table-row table:style-name="ro1">
          <table:table-cell office:value-type="float" office:value="6310287" calcext:value-type="float">
            <text:p>6310287</text:p>
          </table:table-cell>
          <table:table-cell office:value-type="string" calcext:value-type="string">
            <text:p>https://api.github.com/repos/letoram/arcan</text:p>
          </table:table-cell>
          <table:table-cell table:formula="of:=REPLACE([.B1094]; 1; 29; &quot;&quot;)" office:value-type="string" office:string-value="letoram/arcan" calcext:value-type="string">
            <text:p>letoram/arcan</text:p>
          </table:table-cell>
        </table:table-row>
        <table:table-row table:style-name="ro1">
          <table:table-cell office:value-type="float" office:value="6320205" calcext:value-type="float">
            <text:p>6320205</text:p>
          </table:table-cell>
          <table:table-cell office:value-type="string" calcext:value-type="string">
            <text:p>https://api.github.com/repos/flar2/ElementalX-N5</text:p>
          </table:table-cell>
          <table:table-cell table:formula="of:=REPLACE([.B1095]; 1; 29; &quot;&quot;)" office:value-type="string" office:string-value="flar2/ElementalX-N5" calcext:value-type="string">
            <text:p>flar2/ElementalX-N5</text:p>
          </table:table-cell>
        </table:table-row>
        <table:table-row table:style-name="ro1">
          <table:table-cell office:value-type="float" office:value="6325061" calcext:value-type="float">
            <text:p>6325061</text:p>
          </table:table-cell>
          <table:table-cell office:value-type="string" calcext:value-type="string">
            <text:p>https://api.github.com/repos/fishilico/shared</text:p>
          </table:table-cell>
          <table:table-cell table:formula="of:=REPLACE([.B1096]; 1; 29; &quot;&quot;)" office:value-type="string" office:string-value="fishilico/shared" calcext:value-type="string">
            <text:p>fishilico/shared</text:p>
          </table:table-cell>
        </table:table-row>
        <table:table-row table:style-name="ro1">
          <table:table-cell office:value-type="float" office:value="6328765" calcext:value-type="float">
            <text:p>6328765</text:p>
          </table:table-cell>
          <table:table-cell office:value-type="string" calcext:value-type="string">
            <text:p>https://api.github.com/repos/fogleman/Craft</text:p>
          </table:table-cell>
          <table:table-cell table:formula="of:=REPLACE([.B1097]; 1; 29; &quot;&quot;)" office:value-type="string" office:string-value="fogleman/Craft" calcext:value-type="string">
            <text:p>fogleman/Craft</text:p>
          </table:table-cell>
        </table:table-row>
        <table:table-row table:style-name="ro1">
          <table:table-cell office:value-type="float" office:value="6330418" calcext:value-type="float">
            <text:p>6330418</text:p>
          </table:table-cell>
          <table:table-cell office:value-type="string" calcext:value-type="string">
            <text:p>https://api.github.com/repos/krakjoe/phpdbg</text:p>
          </table:table-cell>
          <table:table-cell table:formula="of:=REPLACE([.B1098]; 1; 29; &quot;&quot;)" office:value-type="string" office:string-value="krakjoe/phpdbg" calcext:value-type="string">
            <text:p>krakjoe/phpdbg</text:p>
          </table:table-cell>
        </table:table-row>
        <table:table-row table:style-name="ro1">
          <table:table-cell office:value-type="float" office:value="6353139" calcext:value-type="float">
            <text:p>6353139</text:p>
          </table:table-cell>
          <table:table-cell office:value-type="string" calcext:value-type="string">
            <text:p>https://api.github.com/repos/Distrotech/gst-plugins-bad</text:p>
          </table:table-cell>
          <table:table-cell table:formula="of:=REPLACE([.B1099]; 1; 29; &quot;&quot;)" office:value-type="string" office:string-value="Distrotech/gst-plugins-bad" calcext:value-type="string">
            <text:p>Distrotech/gst-plugins-bad</text:p>
          </table:table-cell>
        </table:table-row>
        <table:table-row table:style-name="ro1">
          <table:table-cell office:value-type="float" office:value="6353200" calcext:value-type="float">
            <text:p>6353200</text:p>
          </table:table-cell>
          <table:table-cell office:value-type="string" calcext:value-type="string">
            <text:p>https://api.github.com/repos/Distrotech/gst-plugins-good</text:p>
          </table:table-cell>
          <table:table-cell table:formula="of:=REPLACE([.B1100]; 1; 29; &quot;&quot;)" office:value-type="string" office:string-value="Distrotech/gst-plugins-good" calcext:value-type="string">
            <text:p>Distrotech/gst-plugins-good</text:p>
          </table:table-cell>
        </table:table-row>
        <table:table-row table:style-name="ro1">
          <table:table-cell office:value-type="float" office:value="6375008" calcext:value-type="float">
            <text:p>6375008</text:p>
          </table:table-cell>
          <table:table-cell office:value-type="string" calcext:value-type="string">
            <text:p>https://api.github.com/repos/rhdrjones/kvm-unit-tests</text:p>
          </table:table-cell>
          <table:table-cell table:formula="of:=REPLACE([.B1101]; 1; 29; &quot;&quot;)" office:value-type="string" office:string-value="rhdrjones/kvm-unit-tests" calcext:value-type="string">
            <text:p>rhdrjones/kvm-unit-tests</text:p>
          </table:table-cell>
        </table:table-row>
        <table:table-row table:style-name="ro1">
          <table:table-cell office:value-type="float" office:value="6399876" calcext:value-type="float">
            <text:p>6399876</text:p>
          </table:table-cell>
          <table:table-cell office:value-type="string" calcext:value-type="string">
            <text:p>https://api.github.com/repos/ossec/ossec-hids</text:p>
          </table:table-cell>
          <table:table-cell table:formula="of:=REPLACE([.B1102]; 1; 29; &quot;&quot;)" office:value-type="string" office:string-value="ossec/ossec-hids" calcext:value-type="string">
            <text:p>ossec/ossec-hids</text:p>
          </table:table-cell>
        </table:table-row>
        <table:table-row table:style-name="ro1">
          <table:table-cell office:value-type="float" office:value="6401800" calcext:value-type="float">
            <text:p>6401800</text:p>
          </table:table-cell>
          <table:table-cell office:value-type="string" calcext:value-type="string">
            <text:p>https://api.github.com/repos/habanero-rice/hclib</text:p>
          </table:table-cell>
          <table:table-cell table:formula="of:=REPLACE([.B1103]; 1; 29; &quot;&quot;)" office:value-type="string" office:string-value="habanero-rice/hclib" calcext:value-type="string">
            <text:p>habanero-rice/hclib</text:p>
          </table:table-cell>
        </table:table-row>
        <table:table-row table:style-name="ro1">
          <table:table-cell office:value-type="float" office:value="6404021" calcext:value-type="float">
            <text:p>6404021</text:p>
          </table:table-cell>
          <table:table-cell office:value-type="string" calcext:value-type="string">
            <text:p>https://api.github.com/repos/chrchang/plink-ng</text:p>
          </table:table-cell>
          <table:table-cell table:formula="of:=REPLACE([.B1104]; 1; 29; &quot;&quot;)" office:value-type="string" office:string-value="chrchang/plink-ng" calcext:value-type="string">
            <text:p>chrchang/plink-ng</text:p>
          </table:table-cell>
        </table:table-row>
        <table:table-row table:style-name="ro1">
          <table:table-cell office:value-type="float" office:value="6439361" calcext:value-type="float">
            <text:p>6439361</text:p>
          </table:table-cell>
          <table:table-cell office:value-type="string" calcext:value-type="string">
            <text:p>https://api.github.com/repos/dfelinto/blender</text:p>
          </table:table-cell>
          <table:table-cell table:formula="of:=REPLACE([.B1105]; 1; 29; &quot;&quot;)" office:value-type="string" office:string-value="dfelinto/blender" calcext:value-type="string">
            <text:p>dfelinto/blender</text:p>
          </table:table-cell>
        </table:table-row>
        <table:table-row table:style-name="ro1">
          <table:table-cell office:value-type="float" office:value="6480751" calcext:value-type="float">
            <text:p>6480751</text:p>
          </table:table-cell>
          <table:table-cell office:value-type="string" calcext:value-type="string">
            <text:p>https://api.github.com/repos/lukastoenne/blender</text:p>
          </table:table-cell>
          <table:table-cell table:formula="of:=REPLACE([.B1106]; 1; 29; &quot;&quot;)" office:value-type="string" office:string-value="lukastoenne/blender" calcext:value-type="string">
            <text:p>lukastoenne/blender</text:p>
          </table:table-cell>
        </table:table-row>
        <table:table-row table:style-name="ro1">
          <table:table-cell office:value-type="float" office:value="6480797" calcext:value-type="float">
            <text:p>6480797</text:p>
          </table:table-cell>
          <table:table-cell office:value-type="string" calcext:value-type="string">
            <text:p>https://api.github.com/repos/sbyx/hnetd</text:p>
          </table:table-cell>
          <table:table-cell table:formula="of:=REPLACE([.B1107]; 1; 29; &quot;&quot;)" office:value-type="string" office:string-value="sbyx/hnetd" calcext:value-type="string">
            <text:p>sbyx/hnetd</text:p>
          </table:table-cell>
        </table:table-row>
        <table:table-row table:style-name="ro1">
          <table:table-cell office:value-type="float" office:value="6486483" calcext:value-type="float">
            <text:p>6486483</text:p>
          </table:table-cell>
          <table:table-cell office:value-type="string" calcext:value-type="string">
            <text:p>https://api.github.com/repos/cboots/RGBD-to-Mesh</text:p>
          </table:table-cell>
          <table:table-cell table:formula="of:=REPLACE([.B1108]; 1; 29; &quot;&quot;)" office:value-type="string" office:string-value="cboots/RGBD-to-Mesh" calcext:value-type="string">
            <text:p>cboots/RGBD-to-Mesh</text:p>
          </table:table-cell>
        </table:table-row>
        <table:table-row table:style-name="ro1">
          <table:table-cell office:value-type="float" office:value="6489123" calcext:value-type="float">
            <text:p>6489123</text:p>
          </table:table-cell>
          <table:table-cell office:value-type="string" calcext:value-type="string">
            <text:p>https://api.github.com/repos/bluhm/sys</text:p>
          </table:table-cell>
          <table:table-cell table:formula="of:=REPLACE([.B1109]; 1; 29; &quot;&quot;)" office:value-type="string" office:string-value="bluhm/sys" calcext:value-type="string">
            <text:p>bluhm/sys</text:p>
          </table:table-cell>
        </table:table-row>
        <table:table-row table:style-name="ro1">
          <table:table-cell office:value-type="float" office:value="6490831" calcext:value-type="float">
            <text:p>6490831</text:p>
          </table:table-cell>
          <table:table-cell office:value-type="string" calcext:value-type="string">
            <text:p>https://api.github.com/repos/munificent/wren</text:p>
          </table:table-cell>
          <table:table-cell table:formula="of:=REPLACE([.B1110]; 1; 29; &quot;&quot;)" office:value-type="string" office:string-value="munificent/wren" calcext:value-type="string">
            <text:p>munificent/wren</text:p>
          </table:table-cell>
        </table:table-row>
        <table:table-row table:style-name="ro1">
          <table:table-cell office:value-type="float" office:value="6492429" calcext:value-type="float">
            <text:p>6492429</text:p>
          </table:table-cell>
          <table:table-cell office:value-type="string" calcext:value-type="string">
            <text:p>https://api.github.com/repos/spark/firmware</text:p>
          </table:table-cell>
          <table:table-cell table:formula="of:=REPLACE([.B1111]; 1; 29; &quot;&quot;)" office:value-type="string" office:string-value="spark/firmware" calcext:value-type="string">
            <text:p>spark/firmware</text:p>
          </table:table-cell>
        </table:table-row>
        <table:table-row table:style-name="ro1">
          <table:table-cell office:value-type="float" office:value="6500181" calcext:value-type="float">
            <text:p>6500181</text:p>
          </table:table-cell>
          <table:table-cell office:value-type="string" calcext:value-type="string">
            <text:p>https://api.github.com/repos/donkeyji/freekick</text:p>
          </table:table-cell>
          <table:table-cell table:formula="of:=REPLACE([.B1112]; 1; 29; &quot;&quot;)" office:value-type="string" office:string-value="donkeyji/freekick" calcext:value-type="string">
            <text:p>donkeyji/freekick</text:p>
          </table:table-cell>
        </table:table-row>
        <table:table-row table:style-name="ro1">
          <table:table-cell office:value-type="float" office:value="6500427" calcext:value-type="float">
            <text:p>6500427</text:p>
          </table:table-cell>
          <table:table-cell office:value-type="string" calcext:value-type="string">
            <text:p>https://api.github.com/repos/voidlinux/xbps</text:p>
          </table:table-cell>
          <table:table-cell table:formula="of:=REPLACE([.B1113]; 1; 29; &quot;&quot;)" office:value-type="string" office:string-value="voidlinux/xbps" calcext:value-type="string">
            <text:p>voidlinux/xbps</text:p>
          </table:table-cell>
        </table:table-row>
        <table:table-row table:style-name="ro1">
          <table:table-cell office:value-type="float" office:value="6507896" calcext:value-type="float">
            <text:p>6507896</text:p>
          </table:table-cell>
          <table:table-cell office:value-type="string" calcext:value-type="string">
            <text:p>https://api.github.com/repos/RobertCNelson/ti-linux-kernel</text:p>
          </table:table-cell>
          <table:table-cell table:formula="of:=REPLACE([.B1114]; 1; 29; &quot;&quot;)" office:value-type="string" office:string-value="RobertCNelson/ti-linux-kernel" calcext:value-type="string">
            <text:p>RobertCNelson/ti-linux-kernel</text:p>
          </table:table-cell>
        </table:table-row>
        <table:table-row table:style-name="ro1">
          <table:table-cell office:value-type="float" office:value="6532883" calcext:value-type="float">
            <text:p>6532883</text:p>
          </table:table-cell>
          <table:table-cell office:value-type="string" calcext:value-type="string">
            <text:p>https://api.github.com/repos/assaultcube/AC</text:p>
          </table:table-cell>
          <table:table-cell table:formula="of:=REPLACE([.B1115]; 1; 29; &quot;&quot;)" office:value-type="string" office:string-value="assaultcube/AC" calcext:value-type="string">
            <text:p>assaultcube/AC</text:p>
          </table:table-cell>
        </table:table-row>
        <table:table-row table:style-name="ro1">
          <table:table-cell office:value-type="float" office:value="6549096" calcext:value-type="float">
            <text:p>6549096</text:p>
          </table:table-cell>
          <table:table-cell office:value-type="string" calcext:value-type="string">
            <text:p>https://api.github.com/repos/fossology/fossology</text:p>
          </table:table-cell>
          <table:table-cell table:formula="of:=REPLACE([.B1116]; 1; 29; &quot;&quot;)" office:value-type="string" office:string-value="fossology/fossology" calcext:value-type="string">
            <text:p>fossology/fossology</text:p>
          </table:table-cell>
        </table:table-row>
        <table:table-row table:style-name="ro1">
          <table:table-cell office:value-type="float" office:value="6575518" calcext:value-type="float">
            <text:p>6575518</text:p>
          </table:table-cell>
          <table:table-cell office:value-type="string" calcext:value-type="string">
            <text:p>https://api.github.com/repos/m-labs/misoc</text:p>
          </table:table-cell>
          <table:table-cell table:formula="of:=REPLACE([.B1117]; 1; 29; &quot;&quot;)" office:value-type="string" office:string-value="m-labs/misoc" calcext:value-type="string">
            <text:p>m-labs/misoc</text:p>
          </table:table-cell>
        </table:table-row>
        <table:table-row table:style-name="ro1">
          <table:table-cell office:value-type="float" office:value="6581477" calcext:value-type="float">
            <text:p>6581477</text:p>
          </table:table-cell>
          <table:table-cell office:value-type="string" calcext:value-type="string">
            <text:p>https://api.github.com/repos/plusvic/yara</text:p>
          </table:table-cell>
          <table:table-cell table:formula="of:=REPLACE([.B1118]; 1; 29; &quot;&quot;)" office:value-type="string" office:string-value="plusvic/yara" calcext:value-type="string">
            <text:p>plusvic/yara</text:p>
          </table:table-cell>
        </table:table-row>
        <table:table-row table:style-name="ro1">
          <table:table-cell office:value-type="float" office:value="6581599" calcext:value-type="float">
            <text:p>6581599</text:p>
          </table:table-cell>
          <table:table-cell office:value-type="string" calcext:value-type="string">
            <text:p>https://api.github.com/repos/matlo/GIMX</text:p>
          </table:table-cell>
          <table:table-cell table:formula="of:=REPLACE([.B1119]; 1; 29; &quot;&quot;)" office:value-type="string" office:string-value="matlo/GIMX" calcext:value-type="string">
            <text:p>matlo/GIMX</text:p>
          </table:table-cell>
        </table:table-row>
        <table:table-row table:style-name="ro1">
          <table:table-cell office:value-type="float" office:value="6582642" calcext:value-type="float">
            <text:p>6582642</text:p>
          </table:table-cell>
          <table:table-cell office:value-type="string" calcext:value-type="string">
            <text:p>https://api.github.com/repos/indutny/bud</text:p>
          </table:table-cell>
          <table:table-cell table:formula="of:=REPLACE([.B1120]; 1; 29; &quot;&quot;)" office:value-type="string" office:string-value="indutny/bud" calcext:value-type="string">
            <text:p>indutny/bud</text:p>
          </table:table-cell>
        </table:table-row>
        <table:table-row table:style-name="ro1">
          <table:table-cell office:value-type="float" office:value="6586492" calcext:value-type="float">
            <text:p>6586492</text:p>
          </table:table-cell>
          <table:table-cell office:value-type="string" calcext:value-type="string">
            <text:p>https://api.github.com/repos/flar2/flo</text:p>
          </table:table-cell>
          <table:table-cell table:formula="of:=REPLACE([.B1121]; 1; 29; &quot;&quot;)" office:value-type="string" office:string-value="flar2/flo" calcext:value-type="string">
            <text:p>flar2/flo</text:p>
          </table:table-cell>
        </table:table-row>
        <table:table-row table:style-name="ro1">
          <table:table-cell office:value-type="float" office:value="6591900" calcext:value-type="float">
            <text:p>6591900</text:p>
          </table:table-cell>
          <table:table-cell office:value-type="string" calcext:value-type="string">
            <text:p>https://api.github.com/repos/HaxeFoundation/hxcpp</text:p>
          </table:table-cell>
          <table:table-cell table:formula="of:=REPLACE([.B1122]; 1; 29; &quot;&quot;)" office:value-type="string" office:string-value="HaxeFoundation/hxcpp" calcext:value-type="string">
            <text:p>HaxeFoundation/hxcpp</text:p>
          </table:table-cell>
        </table:table-row>
        <table:table-row table:style-name="ro1">
          <table:table-cell office:value-type="float" office:value="6616818" calcext:value-type="float">
            <text:p>6616818</text:p>
          </table:table-cell>
          <table:table-cell office:value-type="string" calcext:value-type="string">
            <text:p>https://api.github.com/repos/llvm-mirror/openmp</text:p>
          </table:table-cell>
          <table:table-cell table:formula="of:=REPLACE([.B1123]; 1; 29; &quot;&quot;)" office:value-type="string" office:string-value="llvm-mirror/openmp" calcext:value-type="string">
            <text:p>llvm-mirror/openmp</text:p>
          </table:table-cell>
        </table:table-row>
        <table:table-row table:style-name="ro1">
          <table:table-cell office:value-type="float" office:value="6622083" calcext:value-type="float">
            <text:p>6622083</text:p>
          </table:table-cell>
          <table:table-cell office:value-type="string" calcext:value-type="string">
            <text:p>https://api.github.com/repos/naemon/naemon-core</text:p>
          </table:table-cell>
          <table:table-cell table:formula="of:=REPLACE([.B1124]; 1; 29; &quot;&quot;)" office:value-type="string" office:string-value="naemon/naemon-core" calcext:value-type="string">
            <text:p>naemon/naemon-core</text:p>
          </table:table-cell>
        </table:table-row>
        <table:table-row table:style-name="ro1">
          <table:table-cell office:value-type="float" office:value="6623990" calcext:value-type="float">
            <text:p>6623990</text:p>
          </table:table-cell>
          <table:table-cell office:value-type="string" calcext:value-type="string">
            <text:p>https://api.github.com/repos/T-J-Teru/binutils-gdb</text:p>
          </table:table-cell>
          <table:table-cell table:formula="of:=REPLACE([.B1125]; 1; 29; &quot;&quot;)" office:value-type="string" office:string-value="T-J-Teru/binutils-gdb" calcext:value-type="string">
            <text:p>T-J-Teru/binutils-gdb</text:p>
          </table:table-cell>
        </table:table-row>
        <table:table-row table:style-name="ro1">
          <table:table-cell office:value-type="float" office:value="6644605" calcext:value-type="float">
            <text:p>6644605</text:p>
          </table:table-cell>
          <table:table-cell office:value-type="string" calcext:value-type="string">
            <text:p>https://api.github.com/repos/Shardcached/libshardcache</text:p>
          </table:table-cell>
          <table:table-cell table:formula="of:=REPLACE([.B1126]; 1; 29; &quot;&quot;)" office:value-type="string" office:string-value="Shardcached/libshardcache" calcext:value-type="string">
            <text:p>Shardcached/libshardcache</text:p>
          </table:table-cell>
        </table:table-row>
        <table:table-row table:style-name="ro1">
          <table:table-cell office:value-type="float" office:value="6646362" calcext:value-type="float">
            <text:p>6646362</text:p>
          </table:table-cell>
          <table:table-cell office:value-type="string" calcext:value-type="string">
            <text:p>https://api.github.com/repos/DragonFlyBSD/DeltaPorts</text:p>
          </table:table-cell>
          <table:table-cell table:formula="of:=REPLACE([.B1127]; 1; 29; &quot;&quot;)" office:value-type="string" office:string-value="DragonFlyBSD/DeltaPorts" calcext:value-type="string">
            <text:p>DragonFlyBSD/DeltaPorts</text:p>
          </table:table-cell>
        </table:table-row>
        <table:table-row table:style-name="ro1">
          <table:table-cell office:value-type="float" office:value="6653885" calcext:value-type="float">
            <text:p>6653885</text:p>
          </table:table-cell>
          <table:table-cell office:value-type="string" calcext:value-type="string">
            <text:p>https://api.github.com/repos/schenkl/Coldipozzo</text:p>
          </table:table-cell>
          <table:table-cell table:formula="of:=REPLACE([.B1128]; 1; 29; &quot;&quot;)" office:value-type="string" office:string-value="schenkl/Coldipozzo" calcext:value-type="string">
            <text:p>schenkl/Coldipozzo</text:p>
          </table:table-cell>
        </table:table-row>
        <table:table-row table:style-name="ro1">
          <table:table-cell office:value-type="float" office:value="6661635" calcext:value-type="float">
            <text:p>6661635</text:p>
          </table:table-cell>
          <table:table-cell office:value-type="string" calcext:value-type="string">
            <text:p>https://api.github.com/repos/westes/flex</text:p>
          </table:table-cell>
          <table:table-cell table:formula="of:=REPLACE([.B1129]; 1; 29; &quot;&quot;)" office:value-type="string" office:string-value="westes/flex" calcext:value-type="string">
            <text:p>westes/flex</text:p>
          </table:table-cell>
        </table:table-row>
        <table:table-row table:style-name="ro1">
          <table:table-cell office:value-type="float" office:value="6671622" calcext:value-type="float">
            <text:p>6671622</text:p>
          </table:table-cell>
          <table:table-cell office:value-type="string" calcext:value-type="string">
            <text:p>https://api.github.com/repos/hirakuni45/RX</text:p>
          </table:table-cell>
          <table:table-cell table:formula="of:=REPLACE([.B1130]; 1; 29; &quot;&quot;)" office:value-type="string" office:string-value="hirakuni45/RX" calcext:value-type="string">
            <text:p>hirakuni45/RX</text:p>
          </table:table-cell>
        </table:table-row>
        <table:table-row table:style-name="ro1">
          <table:table-cell office:value-type="float" office:value="6672756" calcext:value-type="float">
            <text:p>6672756</text:p>
          </table:table-cell>
          <table:table-cell office:value-type="string" calcext:value-type="string">
            <text:p>https://api.github.com/repos/VerKnowSys/sofin-definitions</text:p>
          </table:table-cell>
          <table:table-cell table:formula="of:=REPLACE([.B1131]; 1; 29; &quot;&quot;)" office:value-type="string" office:string-value="VerKnowSys/sofin-definitions" calcext:value-type="string">
            <text:p>VerKnowSys/sofin-definitions</text:p>
          </table:table-cell>
        </table:table-row>
        <table:table-row table:style-name="ro1">
          <table:table-cell office:value-type="float" office:value="6681796" calcext:value-type="float">
            <text:p>6681796</text:p>
          </table:table-cell>
          <table:table-cell office:value-type="string" calcext:value-type="string">
            <text:p>https://api.github.com/repos/domoticz/domoticz</text:p>
          </table:table-cell>
          <table:table-cell table:formula="of:=REPLACE([.B1132]; 1; 29; &quot;&quot;)" office:value-type="string" office:string-value="domoticz/domoticz" calcext:value-type="string">
            <text:p>domoticz/domoticz</text:p>
          </table:table-cell>
        </table:table-row>
        <table:table-row table:style-name="ro1">
          <table:table-cell office:value-type="float" office:value="6690806" calcext:value-type="float">
            <text:p>6690806</text:p>
          </table:table-cell>
          <table:table-cell office:value-type="string" calcext:value-type="string">
            <text:p>https://api.github.com/repos/libuv/libuv</text:p>
          </table:table-cell>
          <table:table-cell table:formula="of:=REPLACE([.B1133]; 1; 29; &quot;&quot;)" office:value-type="string" office:string-value="libuv/libuv" calcext:value-type="string">
            <text:p>libuv/libuv</text:p>
          </table:table-cell>
        </table:table-row>
        <table:table-row table:style-name="ro1">
          <table:table-cell office:value-type="float" office:value="6694533" calcext:value-type="float">
            <text:p>6694533</text:p>
          </table:table-cell>
          <table:table-cell office:value-type="string" calcext:value-type="string">
            <text:p>https://api.github.com/repos/offensive-security/exploit-database</text:p>
          </table:table-cell>
          <table:table-cell table:formula="of:=REPLACE([.B1134]; 1; 29; &quot;&quot;)" office:value-type="string" office:string-value="offensive-security/exploit-database" calcext:value-type="string">
            <text:p>offensive-security/exploit-database</text:p>
          </table:table-cell>
        </table:table-row>
        <table:table-row table:style-name="ro1">
          <table:table-cell office:value-type="float" office:value="6697798" calcext:value-type="float">
            <text:p>6697798</text:p>
          </table:table-cell>
          <table:table-cell office:value-type="string" calcext:value-type="string">
            <text:p>https://api.github.com/repos/hroptatyr/yuck</text:p>
          </table:table-cell>
          <table:table-cell table:formula="of:=REPLACE([.B1135]; 1; 29; &quot;&quot;)" office:value-type="string" office:string-value="hroptatyr/yuck" calcext:value-type="string">
            <text:p>hroptatyr/yuck</text:p>
          </table:table-cell>
        </table:table-row>
        <table:table-row table:style-name="ro1">
          <table:table-cell office:value-type="float" office:value="6707538" calcext:value-type="float">
            <text:p>6707538</text:p>
          </table:table-cell>
          <table:table-cell office:value-type="string" calcext:value-type="string">
            <text:p>https://api.github.com/repos/rene-dev/stmbl</text:p>
          </table:table-cell>
          <table:table-cell table:formula="of:=REPLACE([.B1136]; 1; 29; &quot;&quot;)" office:value-type="string" office:string-value="rene-dev/stmbl" calcext:value-type="string">
            <text:p>rene-dev/stmbl</text:p>
          </table:table-cell>
        </table:table-row>
        <table:table-row table:style-name="ro1">
          <table:table-cell office:value-type="float" office:value="6723731" calcext:value-type="float">
            <text:p>6723731</text:p>
          </table:table-cell>
          <table:table-cell office:value-type="string" calcext:value-type="string">
            <text:p>https://api.github.com/repos/rdebath/Brainfuck</text:p>
          </table:table-cell>
          <table:table-cell table:formula="of:=REPLACE([.B1137]; 1; 29; &quot;&quot;)" office:value-type="string" office:string-value="rdebath/Brainfuck" calcext:value-type="string">
            <text:p>rdebath/Brainfuck</text:p>
          </table:table-cell>
        </table:table-row>
        <table:table-row table:style-name="ro1">
          <table:table-cell office:value-type="float" office:value="6780971" calcext:value-type="float">
            <text:p>6780971</text:p>
          </table:table-cell>
          <table:table-cell office:value-type="string" calcext:value-type="string">
            <text:p>https://api.github.com/repos/hercules-390/hyperion</text:p>
          </table:table-cell>
          <table:table-cell table:formula="of:=REPLACE([.B1138]; 1; 29; &quot;&quot;)" office:value-type="string" office:string-value="hercules-390/hyperion" calcext:value-type="string">
            <text:p>hercules-390/hyperion</text:p>
          </table:table-cell>
        </table:table-row>
        <table:table-row table:style-name="ro1">
          <table:table-cell office:value-type="float" office:value="6818798" calcext:value-type="float">
            <text:p>6818798</text:p>
          </table:table-cell>
          <table:table-cell office:value-type="string" calcext:value-type="string">
            <text:p>https://api.github.com/repos/raphui/rnk</text:p>
          </table:table-cell>
          <table:table-cell table:formula="of:=REPLACE([.B1139]; 1; 29; &quot;&quot;)" office:value-type="string" office:string-value="raphui/rnk" calcext:value-type="string">
            <text:p>raphui/rnk</text:p>
          </table:table-cell>
        </table:table-row>
        <table:table-row table:style-name="ro1">
          <table:table-cell office:value-type="float" office:value="6826230" calcext:value-type="float">
            <text:p>6826230</text:p>
          </table:table-cell>
          <table:table-cell office:value-type="string" calcext:value-type="string">
            <text:p>https://api.github.com/repos/kamailio/kamailio</text:p>
          </table:table-cell>
          <table:table-cell table:formula="of:=REPLACE([.B1140]; 1; 29; &quot;&quot;)" office:value-type="string" office:string-value="kamailio/kamailio" calcext:value-type="string">
            <text:p>kamailio/kamailio</text:p>
          </table:table-cell>
        </table:table-row>
        <table:table-row table:style-name="ro1">
          <table:table-cell office:value-type="float" office:value="6832952" calcext:value-type="float">
            <text:p>6832952</text:p>
          </table:table-cell>
          <table:table-cell office:value-type="string" calcext:value-type="string">
            <text:p>https://api.github.com/repos/DeltaResero/GC-Wii-Linux-Kernels</text:p>
          </table:table-cell>
          <table:table-cell table:formula="of:=REPLACE([.B1141]; 1; 29; &quot;&quot;)" office:value-type="string" office:string-value="DeltaResero/GC-Wii-Linux-Kernels" calcext:value-type="string">
            <text:p>DeltaResero/GC-Wii-Linux-Kernels</text:p>
          </table:table-cell>
        </table:table-row>
        <table:table-row table:style-name="ro1">
          <table:table-cell office:value-type="float" office:value="6845240" calcext:value-type="float">
            <text:p>6845240</text:p>
          </table:table-cell>
          <table:table-cell office:value-type="string" calcext:value-type="string">
            <text:p>https://api.github.com/repos/limpkin/mooltipass</text:p>
          </table:table-cell>
          <table:table-cell table:formula="of:=REPLACE([.B1142]; 1; 29; &quot;&quot;)" office:value-type="string" office:string-value="limpkin/mooltipass" calcext:value-type="string">
            <text:p>limpkin/mooltipass</text:p>
          </table:table-cell>
        </table:table-row>
        <table:table-row table:style-name="ro1">
          <table:table-cell office:value-type="float" office:value="6849993" calcext:value-type="float">
            <text:p>6849993</text:p>
          </table:table-cell>
          <table:table-cell office:value-type="string" calcext:value-type="string">
            <text:p>https://api.github.com/repos/chocolate-doom/chocolate-doom</text:p>
          </table:table-cell>
          <table:table-cell table:formula="of:=REPLACE([.B1143]; 1; 29; &quot;&quot;)" office:value-type="string" office:string-value="chocolate-doom/chocolate-doom" calcext:value-type="string">
            <text:p>chocolate-doom/chocolate-doom</text:p>
          </table:table-cell>
        </table:table-row>
        <table:table-row table:style-name="ro1">
          <table:table-cell office:value-type="float" office:value="6854464" calcext:value-type="float">
            <text:p>6854464</text:p>
          </table:table-cell>
          <table:table-cell office:value-type="string" calcext:value-type="string">
            <text:p>https://api.github.com/repos/rsyslog/rsyslog</text:p>
          </table:table-cell>
          <table:table-cell table:formula="of:=REPLACE([.B1144]; 1; 29; &quot;&quot;)" office:value-type="string" office:string-value="rsyslog/rsyslog" calcext:value-type="string">
            <text:p>rsyslog/rsyslog</text:p>
          </table:table-cell>
        </table:table-row>
        <table:table-row table:style-name="ro1">
          <table:table-cell office:value-type="float" office:value="6854712" calcext:value-type="float">
            <text:p>6854712</text:p>
          </table:table-cell>
          <table:table-cell office:value-type="string" calcext:value-type="string">
            <text:p>https://api.github.com/repos/01org/tlm</text:p>
          </table:table-cell>
          <table:table-cell table:formula="of:=REPLACE([.B1145]; 1; 29; &quot;&quot;)" office:value-type="string" office:string-value="01org/tlm" calcext:value-type="string">
            <text:p>01org/tlm</text:p>
          </table:table-cell>
        </table:table-row>
        <table:table-row table:style-name="ro1">
          <table:table-cell office:value-type="float" office:value="6888908" calcext:value-type="float">
            <text:p>6888908</text:p>
          </table:table-cell>
          <table:table-cell office:value-type="string" calcext:value-type="string">
            <text:p>https://api.github.com/repos/ntanibata/weston-ivi-shell</text:p>
          </table:table-cell>
          <table:table-cell table:formula="of:=REPLACE([.B1146]; 1; 29; &quot;&quot;)" office:value-type="string" office:string-value="ntanibata/weston-ivi-shell" calcext:value-type="string">
            <text:p>ntanibata/weston-ivi-shell</text:p>
          </table:table-cell>
        </table:table-row>
        <table:table-row table:style-name="ro1">
          <table:table-cell office:value-type="float" office:value="6889118" calcext:value-type="float">
            <text:p>6889118</text:p>
          </table:table-cell>
          <table:table-cell office:value-type="string" calcext:value-type="string">
            <text:p>https://api.github.com/repos/olafhering/xen</text:p>
          </table:table-cell>
          <table:table-cell table:formula="of:=REPLACE([.B1147]; 1; 29; &quot;&quot;)" office:value-type="string" office:string-value="olafhering/xen" calcext:value-type="string">
            <text:p>olafhering/xen</text:p>
          </table:table-cell>
        </table:table-row>
        <table:table-row table:style-name="ro1">
          <table:table-cell office:value-type="float" office:value="6899569" calcext:value-type="float">
            <text:p>6899569</text:p>
          </table:table-cell>
          <table:table-cell office:value-type="string" calcext:value-type="string">
            <text:p>https://api.github.com/repos/thom311/libnl</text:p>
          </table:table-cell>
          <table:table-cell table:formula="of:=REPLACE([.B1148]; 1; 29; &quot;&quot;)" office:value-type="string" office:string-value="thom311/libnl" calcext:value-type="string">
            <text:p>thom311/libnl</text:p>
          </table:table-cell>
        </table:table-row>
        <table:table-row table:style-name="ro1">
          <table:table-cell office:value-type="float" office:value="6904466" calcext:value-type="float">
            <text:p>6904466</text:p>
          </table:table-cell>
          <table:table-cell office:value-type="string" calcext:value-type="string">
            <text:p>https://api.github.com/repos/wchristian/OpenGL.pm</text:p>
          </table:table-cell>
          <table:table-cell table:formula="of:=REPLACE([.B1149]; 1; 29; &quot;&quot;)" office:value-type="string" office:string-value="wchristian/OpenGL.pm" calcext:value-type="string">
            <text:p>wchristian/OpenGL.pm</text:p>
          </table:table-cell>
        </table:table-row>
        <table:table-row table:style-name="ro1">
          <table:table-cell office:value-type="float" office:value="6908249" calcext:value-type="float">
            <text:p>6908249</text:p>
          </table:table-cell>
          <table:table-cell office:value-type="string" calcext:value-type="string">
            <text:p>https://api.github.com/repos/backbone/backbone-sources</text:p>
          </table:table-cell>
          <table:table-cell table:formula="of:=REPLACE([.B1150]; 1; 29; &quot;&quot;)" office:value-type="string" office:string-value="backbone/backbone-sources" calcext:value-type="string">
            <text:p>backbone/backbone-sources</text:p>
          </table:table-cell>
        </table:table-row>
        <table:table-row table:style-name="ro1">
          <table:table-cell office:value-type="float" office:value="6910251" calcext:value-type="float">
            <text:p>6910251</text:p>
          </table:table-cell>
          <table:table-cell office:value-type="string" calcext:value-type="string">
            <text:p>https://api.github.com/repos/OPNay/android_kernel_samsung_jalte</text:p>
          </table:table-cell>
          <table:table-cell table:formula="of:=REPLACE([.B1151]; 1; 29; &quot;&quot;)" office:value-type="string" office:string-value="OPNay/android_kernel_samsung_jalte" calcext:value-type="string">
            <text:p>OPNay/android_kernel_samsung_jalte</text:p>
          </table:table-cell>
        </table:table-row>
        <table:table-row table:style-name="ro1">
          <table:table-cell office:value-type="float" office:value="6913578" calcext:value-type="float">
            <text:p>6913578</text:p>
          </table:table-cell>
          <table:table-cell office:value-type="string" calcext:value-type="string">
            <text:p>https://api.github.com/repos/embedthis/pak</text:p>
          </table:table-cell>
          <table:table-cell table:formula="of:=REPLACE([.B1152]; 1; 29; &quot;&quot;)" office:value-type="string" office:string-value="embedthis/pak" calcext:value-type="string">
            <text:p>embedthis/pak</text:p>
          </table:table-cell>
        </table:table-row>
        <table:table-row table:style-name="ro1">
          <table:table-cell office:value-type="float" office:value="6955477" calcext:value-type="float">
            <text:p>6955477</text:p>
          </table:table-cell>
          <table:table-cell office:value-type="string" calcext:value-type="string">
            <text:p>https://api.github.com/repos/Freecom/x264</text:p>
          </table:table-cell>
          <table:table-cell table:formula="of:=REPLACE([.B1153]; 1; 29; &quot;&quot;)" office:value-type="string" office:string-value="Freecom/x264" calcext:value-type="string">
            <text:p>Freecom/x264</text:p>
          </table:table-cell>
        </table:table-row>
        <table:table-row table:style-name="ro1">
          <table:table-cell office:value-type="float" office:value="6960212" calcext:value-type="float">
            <text:p>6960212</text:p>
          </table:table-cell>
          <table:table-cell office:value-type="string" calcext:value-type="string">
            <text:p>https://api.github.com/repos/bliksemlabs/rrrr</text:p>
          </table:table-cell>
          <table:table-cell table:formula="of:=REPLACE([.B1154]; 1; 29; &quot;&quot;)" office:value-type="string" office:string-value="bliksemlabs/rrrr" calcext:value-type="string">
            <text:p>bliksemlabs/rrrr</text:p>
          </table:table-cell>
        </table:table-row>
        <table:table-row table:style-name="ro1">
          <table:table-cell office:value-type="float" office:value="6962364" calcext:value-type="float">
            <text:p>6962364</text:p>
          </table:table-cell>
          <table:table-cell office:value-type="string" calcext:value-type="string">
            <text:p>https://api.github.com/repos/globus/globus-toolkit</text:p>
          </table:table-cell>
          <table:table-cell table:formula="of:=REPLACE([.B1155]; 1; 29; &quot;&quot;)" office:value-type="string" office:string-value="globus/globus-toolkit" calcext:value-type="string">
            <text:p>globus/globus-toolkit</text:p>
          </table:table-cell>
        </table:table-row>
        <table:table-row table:style-name="ro1">
          <table:table-cell office:value-type="float" office:value="6965149" calcext:value-type="float">
            <text:p>6965149</text:p>
          </table:table-cell>
          <table:table-cell office:value-type="string" calcext:value-type="string">
            <text:p>https://api.github.com/repos/keitee/kb</text:p>
          </table:table-cell>
          <table:table-cell table:formula="of:=REPLACE([.B1156]; 1; 29; &quot;&quot;)" office:value-type="string" office:string-value="keitee/kb" calcext:value-type="string">
            <text:p>keitee/kb</text:p>
          </table:table-cell>
        </table:table-row>
        <table:table-row table:style-name="ro1">
          <table:table-cell office:value-type="float" office:value="6972774" calcext:value-type="float">
            <text:p>6972774</text:p>
          </table:table-cell>
          <table:table-cell office:value-type="string" calcext:value-type="string">
            <text:p>https://api.github.com/repos/krkrz/krkrz</text:p>
          </table:table-cell>
          <table:table-cell table:formula="of:=REPLACE([.B1157]; 1; 29; &quot;&quot;)" office:value-type="string" office:string-value="krkrz/krkrz" calcext:value-type="string">
            <text:p>krkrz/krkrz</text:p>
          </table:table-cell>
        </table:table-row>
        <table:table-row table:style-name="ro1">
          <table:table-cell office:value-type="float" office:value="6987161" calcext:value-type="float">
            <text:p>6987161</text:p>
          </table:table-cell>
          <table:table-cell office:value-type="string" calcext:value-type="string">
            <text:p>https://api.github.com/repos/mupen64plus/mupen64plus-core</text:p>
          </table:table-cell>
          <table:table-cell table:formula="of:=REPLACE([.B1158]; 1; 29; &quot;&quot;)" office:value-type="string" office:string-value="mupen64plus/mupen64plus-core" calcext:value-type="string">
            <text:p>mupen64plus/mupen64plus-core</text:p>
          </table:table-cell>
        </table:table-row>
        <table:table-row table:style-name="ro1">
          <table:table-cell office:value-type="float" office:value="7012979" calcext:value-type="float">
            <text:p>7012979</text:p>
          </table:table-cell>
          <table:table-cell office:value-type="string" calcext:value-type="string">
            <text:p>https://api.github.com/repos/razrqcom-dev-team/android_kernel_motorola_msm8226</text:p>
          </table:table-cell>
          <table:table-cell table:formula="of:=REPLACE([.B1159]; 1; 29; &quot;&quot;)" office:value-type="string" office:string-value="razrqcom-dev-team/android_kernel_motorola_msm8226" calcext:value-type="string">
            <text:p>razrqcom-dev-team/android_kernel_motorola_msm8226</text:p>
          </table:table-cell>
        </table:table-row>
        <table:table-row table:style-name="ro1">
          <table:table-cell office:value-type="float" office:value="7018977" calcext:value-type="float">
            <text:p>7018977</text:p>
          </table:table-cell>
          <table:table-cell office:value-type="string" calcext:value-type="string">
            <text:p>https://api.github.com/repos/ronasimi/kernel_lge_geeb</text:p>
          </table:table-cell>
          <table:table-cell table:formula="of:=REPLACE([.B1160]; 1; 29; &quot;&quot;)" office:value-type="string" office:string-value="ronasimi/kernel_lge_geeb" calcext:value-type="string">
            <text:p>ronasimi/kernel_lge_geeb</text:p>
          </table:table-cell>
        </table:table-row>
        <table:table-row table:style-name="ro1">
          <table:table-cell office:value-type="float" office:value="7019509" calcext:value-type="float">
            <text:p>7019509</text:p>
          </table:table-cell>
          <table:table-cell office:value-type="string" calcext:value-type="string">
            <text:p>https://api.github.com/repos/CJLST/ZZAnalysis</text:p>
          </table:table-cell>
          <table:table-cell table:formula="of:=REPLACE([.B1161]; 1; 29; &quot;&quot;)" office:value-type="string" office:string-value="CJLST/ZZAnalysis" calcext:value-type="string">
            <text:p>CJLST/ZZAnalysis</text:p>
          </table:table-cell>
        </table:table-row>
        <table:table-row table:style-name="ro1">
          <table:table-cell office:value-type="float" office:value="7030523" calcext:value-type="float">
            <text:p>7030523</text:p>
          </table:table-cell>
          <table:table-cell office:value-type="string" calcext:value-type="string">
            <text:p>https://api.github.com/repos/F4k/f4ktion_kernel</text:p>
          </table:table-cell>
          <table:table-cell table:formula="of:=REPLACE([.B1162]; 1; 29; &quot;&quot;)" office:value-type="string" office:string-value="F4k/f4ktion_kernel" calcext:value-type="string">
            <text:p>F4k/f4ktion_kernel</text:p>
          </table:table-cell>
        </table:table-row>
        <table:table-row table:style-name="ro1">
          <table:table-cell office:value-type="float" office:value="7032241" calcext:value-type="float">
            <text:p>7032241</text:p>
          </table:table-cell>
          <table:table-cell office:value-type="string" calcext:value-type="string">
            <text:p>https://api.github.com/repos/lab11/opo</text:p>
          </table:table-cell>
          <table:table-cell table:formula="of:=REPLACE([.B1163]; 1; 29; &quot;&quot;)" office:value-type="string" office:string-value="lab11/opo" calcext:value-type="string">
            <text:p>lab11/opo</text:p>
          </table:table-cell>
        </table:table-row>
        <table:table-row table:style-name="ro1">
          <table:table-cell office:value-type="float" office:value="7049978" calcext:value-type="float">
            <text:p>7049978</text:p>
          </table:table-cell>
          <table:table-cell office:value-type="string" calcext:value-type="string">
            <text:p>https://api.github.com/repos/reicast/reicast-emulator</text:p>
          </table:table-cell>
          <table:table-cell table:formula="of:=REPLACE([.B1164]; 1; 29; &quot;&quot;)" office:value-type="string" office:string-value="reicast/reicast-emulator" calcext:value-type="string">
            <text:p>reicast/reicast-emulator</text:p>
          </table:table-cell>
        </table:table-row>
        <table:table-row table:style-name="ro1">
          <table:table-cell office:value-type="float" office:value="7050775" calcext:value-type="float">
            <text:p>7050775</text:p>
          </table:table-cell>
          <table:table-cell office:value-type="string" calcext:value-type="string">
            <text:p>https://api.github.com/repos/grobian/carbon-c-relay</text:p>
          </table:table-cell>
          <table:table-cell table:formula="of:=REPLACE([.B1165]; 1; 29; &quot;&quot;)" office:value-type="string" office:string-value="grobian/carbon-c-relay" calcext:value-type="string">
            <text:p>grobian/carbon-c-relay</text:p>
          </table:table-cell>
        </table:table-row>
        <table:table-row table:style-name="ro1">
          <table:table-cell office:value-type="float" office:value="7051500" calcext:value-type="float">
            <text:p>7051500</text:p>
          </table:table-cell>
          <table:table-cell office:value-type="string" calcext:value-type="string">
            <text:p>https://api.github.com/repos/LC-Team/LCUI</text:p>
          </table:table-cell>
          <table:table-cell table:formula="of:=REPLACE([.B1166]; 1; 29; &quot;&quot;)" office:value-type="string" office:string-value="LC-Team/LCUI" calcext:value-type="string">
            <text:p>LC-Team/LCUI</text:p>
          </table:table-cell>
        </table:table-row>
        <table:table-row table:style-name="ro1">
          <table:table-cell office:value-type="float" office:value="7065676" calcext:value-type="float">
            <text:p>7065676</text:p>
          </table:table-cell>
          <table:table-cell office:value-type="string" calcext:value-type="string">
            <text:p>https://api.github.com/repos/SlimRoms/kernel_lge_msm8974</text:p>
          </table:table-cell>
          <table:table-cell table:formula="of:=REPLACE([.B1167]; 1; 29; &quot;&quot;)" office:value-type="string" office:string-value="SlimRoms/kernel_lge_msm8974" calcext:value-type="string">
            <text:p>SlimRoms/kernel_lge_msm8974</text:p>
          </table:table-cell>
        </table:table-row>
        <table:table-row table:style-name="ro1">
          <table:table-cell office:value-type="float" office:value="7075935" calcext:value-type="float">
            <text:p>7075935</text:p>
          </table:table-cell>
          <table:table-cell office:value-type="string" calcext:value-type="string">
            <text:p>https://api.github.com/repos/nikki93/cgame</text:p>
          </table:table-cell>
          <table:table-cell table:formula="of:=REPLACE([.B1168]; 1; 29; &quot;&quot;)" office:value-type="string" office:string-value="nikki93/cgame" calcext:value-type="string">
            <text:p>nikki93/cgame</text:p>
          </table:table-cell>
        </table:table-row>
        <table:table-row table:style-name="ro1">
          <table:table-cell office:value-type="float" office:value="7078564" calcext:value-type="float">
            <text:p>7078564</text:p>
          </table:table-cell>
          <table:table-cell office:value-type="string" calcext:value-type="string">
            <text:p>https://api.github.com/repos/oldscienceguy/PebbleSDR</text:p>
          </table:table-cell>
          <table:table-cell table:formula="of:=REPLACE([.B1169]; 1; 29; &quot;&quot;)" office:value-type="string" office:string-value="oldscienceguy/PebbleSDR" calcext:value-type="string">
            <text:p>oldscienceguy/PebbleSDR</text:p>
          </table:table-cell>
        </table:table-row>
        <table:table-row table:style-name="ro1">
          <table:table-cell office:value-type="float" office:value="7099055" calcext:value-type="float">
            <text:p>7099055</text:p>
          </table:table-cell>
          <table:table-cell office:value-type="string" calcext:value-type="string">
            <text:p>https://api.github.com/repos/chamaken/ulogd2</text:p>
          </table:table-cell>
          <table:table-cell table:formula="of:=REPLACE([.B1170]; 1; 29; &quot;&quot;)" office:value-type="string" office:string-value="chamaken/ulogd2" calcext:value-type="string">
            <text:p>chamaken/ulogd2</text:p>
          </table:table-cell>
        </table:table-row>
        <table:table-row table:style-name="ro1">
          <table:table-cell office:value-type="float" office:value="7131095" calcext:value-type="float">
            <text:p>7131095</text:p>
          </table:table-cell>
          <table:table-cell office:value-type="string" calcext:value-type="string">
            <text:p>https://api.github.com/repos/wedesoft/aiscm</text:p>
          </table:table-cell>
          <table:table-cell table:formula="of:=REPLACE([.B1171]; 1; 29; &quot;&quot;)" office:value-type="string" office:string-value="wedesoft/aiscm" calcext:value-type="string">
            <text:p>wedesoft/aiscm</text:p>
          </table:table-cell>
        </table:table-row>
        <table:table-row table:style-name="ro1">
          <table:table-cell office:value-type="float" office:value="7142598" calcext:value-type="float">
            <text:p>7142598</text:p>
          </table:table-cell>
          <table:table-cell office:value-type="string" calcext:value-type="string">
            <text:p>https://api.github.com/repos/NamelessRom/android_kernel_samsung_jf</text:p>
          </table:table-cell>
          <table:table-cell table:formula="of:=REPLACE([.B1172]; 1; 29; &quot;&quot;)" office:value-type="string" office:string-value="NamelessRom/android_kernel_samsung_jf" calcext:value-type="string">
            <text:p>NamelessRom/android_kernel_samsung_jf</text:p>
          </table:table-cell>
        </table:table-row>
        <table:table-row table:style-name="ro1">
          <table:table-cell office:value-type="float" office:value="7146395" calcext:value-type="float">
            <text:p>7146395</text:p>
          </table:table-cell>
          <table:table-cell office:value-type="string" calcext:value-type="string">
            <text:p>https://api.github.com/repos/NamelessRom/android_system_core</text:p>
          </table:table-cell>
          <table:table-cell table:formula="of:=REPLACE([.B1173]; 1; 29; &quot;&quot;)" office:value-type="string" office:string-value="NamelessRom/android_system_core" calcext:value-type="string">
            <text:p>NamelessRom/android_system_core</text:p>
          </table:table-cell>
        </table:table-row>
        <table:table-row table:style-name="ro1">
          <table:table-cell office:value-type="float" office:value="7150526" calcext:value-type="float">
            <text:p>7150526</text:p>
          </table:table-cell>
          <table:table-cell office:value-type="string" calcext:value-type="string">
            <text:p>https://api.github.com/repos/awsteiner/o2scl</text:p>
          </table:table-cell>
          <table:table-cell table:formula="of:=REPLACE([.B1174]; 1; 29; &quot;&quot;)" office:value-type="string" office:string-value="awsteiner/o2scl" calcext:value-type="string">
            <text:p>awsteiner/o2scl</text:p>
          </table:table-cell>
        </table:table-row>
        <table:table-row table:style-name="ro1">
          <table:table-cell office:value-type="float" office:value="7162446" calcext:value-type="float">
            <text:p>7162446</text:p>
          </table:table-cell>
          <table:table-cell office:value-type="string" calcext:value-type="string">
            <text:p>https://api.github.com/repos/cesanta/v7</text:p>
          </table:table-cell>
          <table:table-cell table:formula="of:=REPLACE([.B1175]; 1; 29; &quot;&quot;)" office:value-type="string" office:string-value="cesanta/v7" calcext:value-type="string">
            <text:p>cesanta/v7</text:p>
          </table:table-cell>
        </table:table-row>
        <table:table-row table:style-name="ro1">
          <table:table-cell office:value-type="float" office:value="7176091" calcext:value-type="float">
            <text:p>7176091</text:p>
          </table:table-cell>
          <table:table-cell office:value-type="string" calcext:value-type="string">
            <text:p>https://api.github.com/repos/uf-mil/PropaGator</text:p>
          </table:table-cell>
          <table:table-cell table:formula="of:=REPLACE([.B1176]; 1; 29; &quot;&quot;)" office:value-type="string" office:string-value="uf-mil/PropaGator" calcext:value-type="string">
            <text:p>uf-mil/PropaGator</text:p>
          </table:table-cell>
        </table:table-row>
        <table:table-row table:style-name="ro1">
          <table:table-cell office:value-type="float" office:value="7176501" calcext:value-type="float">
            <text:p>7176501</text:p>
          </table:table-cell>
          <table:table-cell office:value-type="string" calcext:value-type="string">
            <text:p>https://api.github.com/repos/mirage/xen</text:p>
          </table:table-cell>
          <table:table-cell table:formula="of:=REPLACE([.B1177]; 1; 29; &quot;&quot;)" office:value-type="string" office:string-value="mirage/xen" calcext:value-type="string">
            <text:p>mirage/xen</text:p>
          </table:table-cell>
        </table:table-row>
        <table:table-row table:style-name="ro1">
          <table:table-cell office:value-type="float" office:value="7187175" calcext:value-type="float">
            <text:p>7187175</text:p>
          </table:table-cell>
          <table:table-cell office:value-type="string" calcext:value-type="string">
            <text:p>https://api.github.com/repos/scoty755/android_kernel_htc_imnj</text:p>
          </table:table-cell>
          <table:table-cell table:formula="of:=REPLACE([.B1178]; 1; 29; &quot;&quot;)" office:value-type="string" office:string-value="scoty755/android_kernel_htc_imnj" calcext:value-type="string">
            <text:p>scoty755/android_kernel_htc_imnj</text:p>
          </table:table-cell>
        </table:table-row>
        <table:table-row table:style-name="ro1">
          <table:table-cell office:value-type="float" office:value="7197777" calcext:value-type="float">
            <text:p>7197777</text:p>
          </table:table-cell>
          <table:table-cell office:value-type="string" calcext:value-type="string">
            <text:p>https://api.github.com/repos/micropython/micropython</text:p>
          </table:table-cell>
          <table:table-cell table:formula="of:=REPLACE([.B1179]; 1; 29; &quot;&quot;)" office:value-type="string" office:string-value="micropython/micropython" calcext:value-type="string">
            <text:p>micropython/micropython</text:p>
          </table:table-cell>
        </table:table-row>
        <table:table-row table:style-name="ro1">
          <table:table-cell office:value-type="float" office:value="7265691" calcext:value-type="float">
            <text:p>7265691</text:p>
          </table:table-cell>
          <table:table-cell office:value-type="string" calcext:value-type="string">
            <text:p>https://api.github.com/repos/tarceri/Mesa_arrays_of_arrays_piglit</text:p>
          </table:table-cell>
          <table:table-cell table:formula="of:=REPLACE([.B1180]; 1; 29; &quot;&quot;)" office:value-type="string" office:string-value="tarceri/Mesa_arrays_of_arrays_piglit" calcext:value-type="string">
            <text:p>tarceri/Mesa_arrays_of_arrays_piglit</text:p>
          </table:table-cell>
        </table:table-row>
        <table:table-row table:style-name="ro1">
          <table:table-cell office:value-type="float" office:value="7276227" calcext:value-type="float">
            <text:p>7276227</text:p>
          </table:table-cell>
          <table:table-cell office:value-type="string" calcext:value-type="string">
            <text:p>https://api.github.com/repos/c9s/Pux</text:p>
          </table:table-cell>
          <table:table-cell table:formula="of:=REPLACE([.B1181]; 1; 29; &quot;&quot;)" office:value-type="string" office:string-value="c9s/Pux" calcext:value-type="string">
            <text:p>c9s/Pux</text:p>
          </table:table-cell>
        </table:table-row>
        <table:table-row table:style-name="ro1">
          <table:table-cell office:value-type="float" office:value="7307114" calcext:value-type="float">
            <text:p>7307114</text:p>
          </table:table-cell>
          <table:table-cell office:value-type="string" calcext:value-type="string">
            <text:p>https://api.github.com/repos/JoakimSoderberg/catcierge</text:p>
          </table:table-cell>
          <table:table-cell table:formula="of:=REPLACE([.B1182]; 1; 29; &quot;&quot;)" office:value-type="string" office:string-value="JoakimSoderberg/catcierge" calcext:value-type="string">
            <text:p>JoakimSoderberg/catcierge</text:p>
          </table:table-cell>
        </table:table-row>
        <table:table-row table:style-name="ro1">
          <table:table-cell office:value-type="float" office:value="7313155" calcext:value-type="float">
            <text:p>7313155</text:p>
          </table:table-cell>
          <table:table-cell office:value-type="string" calcext:value-type="string">
            <text:p>https://api.github.com/repos/dorimanx/Dorimanx-LG-G2-D802-Kernel</text:p>
          </table:table-cell>
          <table:table-cell table:formula="of:=REPLACE([.B1183]; 1; 29; &quot;&quot;)" office:value-type="string" office:string-value="dorimanx/Dorimanx-LG-G2-D802-Kernel" calcext:value-type="string">
            <text:p>dorimanx/Dorimanx-LG-G2-D802-Kernel</text:p>
          </table:table-cell>
        </table:table-row>
        <table:table-row table:style-name="ro1">
          <table:table-cell office:value-type="float" office:value="7315094" calcext:value-type="float">
            <text:p>7315094</text:p>
          </table:table-cell>
          <table:table-cell office:value-type="string" calcext:value-type="string">
            <text:p>https://api.github.com/repos/brltty/brltty</text:p>
          </table:table-cell>
          <table:table-cell table:formula="of:=REPLACE([.B1184]; 1; 29; &quot;&quot;)" office:value-type="string" office:string-value="brltty/brltty" calcext:value-type="string">
            <text:p>brltty/brltty</text:p>
          </table:table-cell>
        </table:table-row>
        <table:table-row table:style-name="ro1">
          <table:table-cell office:value-type="float" office:value="7319073" calcext:value-type="float">
            <text:p>7319073</text:p>
          </table:table-cell>
          <table:table-cell office:value-type="string" calcext:value-type="string">
            <text:p>https://api.github.com/repos/ircd-hybrid/ircd-hybrid</text:p>
          </table:table-cell>
          <table:table-cell table:formula="of:=REPLACE([.B1185]; 1; 29; &quot;&quot;)" office:value-type="string" office:string-value="ircd-hybrid/ircd-hybrid" calcext:value-type="string">
            <text:p>ircd-hybrid/ircd-hybrid</text:p>
          </table:table-cell>
        </table:table-row>
        <table:table-row table:style-name="ro1">
          <table:table-cell office:value-type="float" office:value="7326519" calcext:value-type="float">
            <text:p>7326519</text:p>
          </table:table-cell>
          <table:table-cell office:value-type="string" calcext:value-type="string">
            <text:p>https://api.github.com/repos/telehash/telehash-c</text:p>
          </table:table-cell>
          <table:table-cell table:formula="of:=REPLACE([.B1186]; 1; 29; &quot;&quot;)" office:value-type="string" office:string-value="telehash/telehash-c" calcext:value-type="string">
            <text:p>telehash/telehash-c</text:p>
          </table:table-cell>
        </table:table-row>
        <table:table-row table:style-name="ro1">
          <table:table-cell office:value-type="float" office:value="7328283" calcext:value-type="float">
            <text:p>7328283</text:p>
          </table:table-cell>
          <table:table-cell office:value-type="string" calcext:value-type="string">
            <text:p>https://api.github.com/repos/andip71/boeffla-kernel-cm-s3</text:p>
          </table:table-cell>
          <table:table-cell table:formula="of:=REPLACE([.B1187]; 1; 29; &quot;&quot;)" office:value-type="string" office:string-value="andip71/boeffla-kernel-cm-s3" calcext:value-type="string">
            <text:p>andip71/boeffla-kernel-cm-s3</text:p>
          </table:table-cell>
        </table:table-row>
        <table:table-row table:style-name="ro1">
          <table:table-cell office:value-type="float" office:value="7342222" calcext:value-type="float">
            <text:p>7342222</text:p>
          </table:table-cell>
          <table:table-cell office:value-type="string" calcext:value-type="string">
            <text:p>https://api.github.com/repos/mrnuke/coreboot</text:p>
          </table:table-cell>
          <table:table-cell table:formula="of:=REPLACE([.B1188]; 1; 29; &quot;&quot;)" office:value-type="string" office:string-value="mrnuke/coreboot" calcext:value-type="string">
            <text:p>mrnuke/coreboot</text:p>
          </table:table-cell>
        </table:table-row>
        <table:table-row table:style-name="ro1">
          <table:table-cell office:value-type="float" office:value="7349320" calcext:value-type="float">
            <text:p>7349320</text:p>
          </table:table-cell>
          <table:table-cell office:value-type="string" calcext:value-type="string">
            <text:p>https://api.github.com/repos/daschaich/susy</text:p>
          </table:table-cell>
          <table:table-cell table:formula="of:=REPLACE([.B1189]; 1; 29; &quot;&quot;)" office:value-type="string" office:string-value="daschaich/susy" calcext:value-type="string">
            <text:p>daschaich/susy</text:p>
          </table:table-cell>
        </table:table-row>
        <table:table-row table:style-name="ro1">
          <table:table-cell office:value-type="float" office:value="7394527" calcext:value-type="float">
            <text:p>7394527</text:p>
          </table:table-cell>
          <table:table-cell office:value-type="string" calcext:value-type="string">
            <text:p>https://api.github.com/repos/hishamhm/htop</text:p>
          </table:table-cell>
          <table:table-cell table:formula="of:=REPLACE([.B1190]; 1; 29; &quot;&quot;)" office:value-type="string" office:string-value="hishamhm/htop" calcext:value-type="string">
            <text:p>hishamhm/htop</text:p>
          </table:table-cell>
        </table:table-row>
        <table:table-row table:style-name="ro1">
          <table:table-cell office:value-type="float" office:value="7406864" calcext:value-type="float">
            <text:p>7406864</text:p>
          </table:table-cell>
          <table:table-cell office:value-type="string" calcext:value-type="string">
            <text:p>https://api.github.com/repos/atrinik/atrinik</text:p>
          </table:table-cell>
          <table:table-cell table:formula="of:=REPLACE([.B1191]; 1; 29; &quot;&quot;)" office:value-type="string" office:string-value="atrinik/atrinik" calcext:value-type="string">
            <text:p>atrinik/atrinik</text:p>
          </table:table-cell>
        </table:table-row>
        <table:table-row table:style-name="ro1">
          <table:table-cell office:value-type="float" office:value="7412827" calcext:value-type="float">
            <text:p>7412827</text:p>
          </table:table-cell>
          <table:table-cell office:value-type="string" calcext:value-type="string">
            <text:p>https://api.github.com/repos/apache/lucy-clownfish</text:p>
          </table:table-cell>
          <table:table-cell table:formula="of:=REPLACE([.B1192]; 1; 29; &quot;&quot;)" office:value-type="string" office:string-value="apache/lucy-clownfish" calcext:value-type="string">
            <text:p>apache/lucy-clownfish</text:p>
          </table:table-cell>
        </table:table-row>
        <table:table-row table:style-name="ro1">
          <table:table-cell office:value-type="float" office:value="7427927" calcext:value-type="float">
            <text:p>7427927</text:p>
          </table:table-cell>
          <table:table-cell office:value-type="string" calcext:value-type="string">
            <text:p>https://api.github.com/repos/instead-hub/instead</text:p>
          </table:table-cell>
          <table:table-cell table:formula="of:=REPLACE([.B1193]; 1; 29; &quot;&quot;)" office:value-type="string" office:string-value="instead-hub/instead" calcext:value-type="string">
            <text:p>instead-hub/instead</text:p>
          </table:table-cell>
        </table:table-row>
        <table:table-row table:style-name="ro1">
          <table:table-cell office:value-type="float" office:value="7433116" calcext:value-type="float">
            <text:p>7433116</text:p>
          </table:table-cell>
          <table:table-cell office:value-type="string" calcext:value-type="string">
            <text:p>https://api.github.com/repos/LIS/lis-next</text:p>
          </table:table-cell>
          <table:table-cell table:formula="of:=REPLACE([.B1194]; 1; 29; &quot;&quot;)" office:value-type="string" office:string-value="LIS/lis-next" calcext:value-type="string">
            <text:p>LIS/lis-next</text:p>
          </table:table-cell>
        </table:table-row>
        <table:table-row table:style-name="ro1">
          <table:table-cell office:value-type="float" office:value="7439560" calcext:value-type="float">
            <text:p>7439560</text:p>
          </table:table-cell>
          <table:table-cell office:value-type="string" calcext:value-type="string">
            <text:p>https://api.github.com/repos/GangZhuo/BaiduPCS</text:p>
          </table:table-cell>
          <table:table-cell table:formula="of:=REPLACE([.B1195]; 1; 29; &quot;&quot;)" office:value-type="string" office:string-value="GangZhuo/BaiduPCS" calcext:value-type="string">
            <text:p>GangZhuo/BaiduPCS</text:p>
          </table:table-cell>
        </table:table-row>
        <table:table-row table:style-name="ro1">
          <table:table-cell office:value-type="float" office:value="7452232" calcext:value-type="float">
            <text:p>7452232</text:p>
          </table:table-cell>
          <table:table-cell office:value-type="string" calcext:value-type="string">
            <text:p>https://api.github.com/repos/Arc-Team/android_kernel_htc_evita</text:p>
          </table:table-cell>
          <table:table-cell table:formula="of:=REPLACE([.B1196]; 1; 29; &quot;&quot;)" office:value-type="string" office:string-value="Arc-Team/android_kernel_htc_evita" calcext:value-type="string">
            <text:p>Arc-Team/android_kernel_htc_evita</text:p>
          </table:table-cell>
        </table:table-row>
        <table:table-row table:style-name="ro1">
          <table:table-cell office:value-type="float" office:value="7461031" calcext:value-type="float">
            <text:p>7461031</text:p>
          </table:table-cell>
          <table:table-cell office:value-type="string" calcext:value-type="string">
            <text:p>https://api.github.com/repos/openssh/openssh-portable</text:p>
          </table:table-cell>
          <table:table-cell table:formula="of:=REPLACE([.B1197]; 1; 29; &quot;&quot;)" office:value-type="string" office:string-value="openssh/openssh-portable" calcext:value-type="string">
            <text:p>openssh/openssh-portable</text:p>
          </table:table-cell>
        </table:table-row>
        <table:table-row table:style-name="ro1">
          <table:table-cell office:value-type="float" office:value="7466080" calcext:value-type="float">
            <text:p>7466080</text:p>
          </table:table-cell>
          <table:table-cell office:value-type="string" calcext:value-type="string">
            <text:p>https://api.github.com/repos/xemul/criu</text:p>
          </table:table-cell>
          <table:table-cell table:formula="of:=REPLACE([.B1198]; 1; 29; &quot;&quot;)" office:value-type="string" office:string-value="xemul/criu" calcext:value-type="string">
            <text:p>xemul/criu</text:p>
          </table:table-cell>
        </table:table-row>
        <table:table-row table:style-name="ro1">
          <table:table-cell office:value-type="float" office:value="7467255" calcext:value-type="float">
            <text:p>7467255</text:p>
          </table:table-cell>
          <table:table-cell office:value-type="string" calcext:value-type="string">
            <text:p>https://api.github.com/repos/vijaymathew/slogan</text:p>
          </table:table-cell>
          <table:table-cell table:formula="of:=REPLACE([.B1199]; 1; 29; &quot;&quot;)" office:value-type="string" office:string-value="vijaymathew/slogan" calcext:value-type="string">
            <text:p>vijaymathew/slogan</text:p>
          </table:table-cell>
        </table:table-row>
        <table:table-row table:style-name="ro1">
          <table:table-cell office:value-type="float" office:value="7474002" calcext:value-type="float">
            <text:p>7474002</text:p>
          </table:table-cell>
          <table:table-cell office:value-type="string" calcext:value-type="string">
            <text:p>https://api.github.com/repos/hellsgod/hells-Core-N5</text:p>
          </table:table-cell>
          <table:table-cell table:formula="of:=REPLACE([.B1200]; 1; 29; &quot;&quot;)" office:value-type="string" office:string-value="hellsgod/hells-Core-N5" calcext:value-type="string">
            <text:p>hellsgod/hells-Core-N5</text:p>
          </table:table-cell>
        </table:table-row>
        <table:table-row table:style-name="ro1">
          <table:table-cell office:value-type="float" office:value="7475380" calcext:value-type="float">
            <text:p>7475380</text:p>
          </table:table-cell>
          <table:table-cell office:value-type="string" calcext:value-type="string">
            <text:p>https://api.github.com/repos/milc-qcd/milc_qcd</text:p>
          </table:table-cell>
          <table:table-cell table:formula="of:=REPLACE([.B1201]; 1; 29; &quot;&quot;)" office:value-type="string" office:string-value="milc-qcd/milc_qcd" calcext:value-type="string">
            <text:p>milc-qcd/milc_qcd</text:p>
          </table:table-cell>
        </table:table-row>
        <table:table-row table:style-name="ro1">
          <table:table-cell office:value-type="float" office:value="7480496" calcext:value-type="float">
            <text:p>7480496</text:p>
          </table:table-cell>
          <table:table-cell office:value-type="string" calcext:value-type="string">
            <text:p>https://api.github.com/repos/svn2github/reactos</text:p>
          </table:table-cell>
          <table:table-cell table:formula="of:=REPLACE([.B1202]; 1; 29; &quot;&quot;)" office:value-type="string" office:string-value="svn2github/reactos" calcext:value-type="string">
            <text:p>svn2github/reactos</text:p>
          </table:table-cell>
        </table:table-row>
        <table:table-row table:style-name="ro1">
          <table:table-cell office:value-type="float" office:value="7488088" calcext:value-type="float">
            <text:p>7488088</text:p>
          </table:table-cell>
          <table:table-cell office:value-type="string" calcext:value-type="string">
            <text:p>https://api.github.com/repos/scorpion81/blender-fracture</text:p>
          </table:table-cell>
          <table:table-cell table:formula="of:=REPLACE([.B1203]; 1; 29; &quot;&quot;)" office:value-type="string" office:string-value="scorpion81/blender-fracture" calcext:value-type="string">
            <text:p>scorpion81/blender-fracture</text:p>
          </table:table-cell>
        </table:table-row>
        <table:table-row table:style-name="ro1">
          <table:table-cell office:value-type="float" office:value="7502359" calcext:value-type="float">
            <text:p>7502359</text:p>
          </table:table-cell>
          <table:table-cell office:value-type="string" calcext:value-type="string">
            <text:p>https://api.github.com/repos/smealum/ctrulib</text:p>
          </table:table-cell>
          <table:table-cell table:formula="of:=REPLACE([.B1204]; 1; 29; &quot;&quot;)" office:value-type="string" office:string-value="smealum/ctrulib" calcext:value-type="string">
            <text:p>smealum/ctrulib</text:p>
          </table:table-cell>
        </table:table-row>
        <table:table-row table:style-name="ro1">
          <table:table-cell office:value-type="float" office:value="7506289" calcext:value-type="float">
            <text:p>7506289</text:p>
          </table:table-cell>
          <table:table-cell office:value-type="string" calcext:value-type="string">
            <text:p>https://api.github.com/repos/mupen64plus-ae/mupen64plus-ae</text:p>
          </table:table-cell>
          <table:table-cell table:formula="of:=REPLACE([.B1205]; 1; 29; &quot;&quot;)" office:value-type="string" office:string-value="mupen64plus-ae/mupen64plus-ae" calcext:value-type="string">
            <text:p>mupen64plus-ae/mupen64plus-ae</text:p>
          </table:table-cell>
        </table:table-row>
        <table:table-row table:style-name="ro1">
          <table:table-cell office:value-type="float" office:value="7522556" calcext:value-type="float">
            <text:p>7522556</text:p>
          </table:table-cell>
          <table:table-cell office:value-type="string" calcext:value-type="string">
            <text:p>https://api.github.com/repos/NREL/Radiance</text:p>
          </table:table-cell>
          <table:table-cell table:formula="of:=REPLACE([.B1206]; 1; 29; &quot;&quot;)" office:value-type="string" office:string-value="NREL/Radiance" calcext:value-type="string">
            <text:p>NREL/Radiance</text:p>
          </table:table-cell>
        </table:table-row>
        <table:table-row table:style-name="ro1">
          <table:table-cell office:value-type="float" office:value="7526149" calcext:value-type="float">
            <text:p>7526149</text:p>
          </table:table-cell>
          <table:table-cell office:value-type="string" calcext:value-type="string">
            <text:p>https://api.github.com/repos/cvxgrp/scs</text:p>
          </table:table-cell>
          <table:table-cell table:formula="of:=REPLACE([.B1207]; 1; 29; &quot;&quot;)" office:value-type="string" office:string-value="cvxgrp/scs" calcext:value-type="string">
            <text:p>cvxgrp/scs</text:p>
          </table:table-cell>
        </table:table-row>
        <table:table-row table:style-name="ro1">
          <table:table-cell office:value-type="float" office:value="7551444" calcext:value-type="float">
            <text:p>7551444</text:p>
          </table:table-cell>
          <table:table-cell office:value-type="string" calcext:value-type="string">
            <text:p>https://api.github.com/repos/lscsoft/lalsuite</text:p>
          </table:table-cell>
          <table:table-cell table:formula="of:=REPLACE([.B1208]; 1; 29; &quot;&quot;)" office:value-type="string" office:string-value="lscsoft/lalsuite" calcext:value-type="string">
            <text:p>lscsoft/lalsuite</text:p>
          </table:table-cell>
        </table:table-row>
        <table:table-row table:style-name="ro1">
          <table:table-cell office:value-type="float" office:value="7558157" calcext:value-type="float">
            <text:p>7558157</text:p>
          </table:table-cell>
          <table:table-cell office:value-type="string" calcext:value-type="string">
            <text:p>https://api.github.com/repos/bdancer/blender-for-vray</text:p>
          </table:table-cell>
          <table:table-cell table:formula="of:=REPLACE([.B1209]; 1; 29; &quot;&quot;)" office:value-type="string" office:string-value="bdancer/blender-for-vray" calcext:value-type="string">
            <text:p>bdancer/blender-for-vray</text:p>
          </table:table-cell>
        </table:table-row>
        <table:table-row table:style-name="ro1">
          <table:table-cell office:value-type="float" office:value="7563052" calcext:value-type="float">
            <text:p>7563052</text:p>
          </table:table-cell>
          <table:table-cell office:value-type="string" calcext:value-type="string">
            <text:p>https://api.github.com/repos/oridb/mc</text:p>
          </table:table-cell>
          <table:table-cell table:formula="of:=REPLACE([.B1210]; 1; 29; &quot;&quot;)" office:value-type="string" office:string-value="oridb/mc" calcext:value-type="string">
            <text:p>oridb/mc</text:p>
          </table:table-cell>
        </table:table-row>
        <table:table-row table:style-name="ro1">
          <table:table-cell office:value-type="float" office:value="7566718" calcext:value-type="float">
            <text:p>7566718</text:p>
          </table:table-cell>
          <table:table-cell office:value-type="string" calcext:value-type="string">
            <text:p>https://api.github.com/repos/oguyon/Cfits</text:p>
          </table:table-cell>
          <table:table-cell table:formula="of:=REPLACE([.B1211]; 1; 29; &quot;&quot;)" office:value-type="string" office:string-value="oguyon/Cfits" calcext:value-type="string">
            <text:p>oguyon/Cfits</text:p>
          </table:table-cell>
        </table:table-row>
        <table:table-row table:style-name="ro1">
          <table:table-cell office:value-type="float" office:value="7569283" calcext:value-type="float">
            <text:p>7569283</text:p>
          </table:table-cell>
          <table:table-cell office:value-type="string" calcext:value-type="string">
            <text:p>https://api.github.com/repos/grate-driver/linux</text:p>
          </table:table-cell>
          <table:table-cell table:formula="of:=REPLACE([.B1212]; 1; 29; &quot;&quot;)" office:value-type="string" office:string-value="grate-driver/linux" calcext:value-type="string">
            <text:p>grate-driver/linux</text:p>
          </table:table-cell>
        </table:table-row>
        <table:table-row table:style-name="ro1">
          <table:table-cell office:value-type="float" office:value="7590449" calcext:value-type="float">
            <text:p>7590449</text:p>
          </table:table-cell>
          <table:table-cell office:value-type="string" calcext:value-type="string">
            <text:p>https://api.github.com/repos/zturtleman/mint-arena</text:p>
          </table:table-cell>
          <table:table-cell table:formula="of:=REPLACE([.B1213]; 1; 29; &quot;&quot;)" office:value-type="string" office:string-value="zturtleman/mint-arena" calcext:value-type="string">
            <text:p>zturtleman/mint-arena</text:p>
          </table:table-cell>
        </table:table-row>
        <table:table-row table:style-name="ro1">
          <table:table-cell office:value-type="float" office:value="7591773" calcext:value-type="float">
            <text:p>7591773</text:p>
          </table:table-cell>
          <table:table-cell office:value-type="string" calcext:value-type="string">
            <text:p>https://api.github.com/repos/rumpkernel/rumprun</text:p>
          </table:table-cell>
          <table:table-cell table:formula="of:=REPLACE([.B1214]; 1; 29; &quot;&quot;)" office:value-type="string" office:string-value="rumpkernel/rumprun" calcext:value-type="string">
            <text:p>rumpkernel/rumprun</text:p>
          </table:table-cell>
        </table:table-row>
        <table:table-row table:style-name="ro1">
          <table:table-cell office:value-type="float" office:value="7591847" calcext:value-type="float">
            <text:p>7591847</text:p>
          </table:table-cell>
          <table:table-cell office:value-type="string" calcext:value-type="string">
            <text:p>https://api.github.com/repos/rumpkernel/buildrump.sh</text:p>
          </table:table-cell>
          <table:table-cell table:formula="of:=REPLACE([.B1215]; 1; 29; &quot;&quot;)" office:value-type="string" office:string-value="rumpkernel/buildrump.sh" calcext:value-type="string">
            <text:p>rumpkernel/buildrump.sh</text:p>
          </table:table-cell>
        </table:table-row>
        <table:table-row table:style-name="ro1">
          <table:table-cell office:value-type="float" office:value="7593408" calcext:value-type="float">
            <text:p>7593408</text:p>
          </table:table-cell>
          <table:table-cell office:value-type="string" calcext:value-type="string">
            <text:p>https://api.github.com/repos/bradharding/doomretro</text:p>
          </table:table-cell>
          <table:table-cell table:formula="of:=REPLACE([.B1216]; 1; 29; &quot;&quot;)" office:value-type="string" office:string-value="bradharding/doomretro" calcext:value-type="string">
            <text:p>bradharding/doomretro</text:p>
          </table:table-cell>
        </table:table-row>
        <table:table-row table:style-name="ro1">
          <table:table-cell office:value-type="float" office:value="7619180" calcext:value-type="float">
            <text:p>7619180</text:p>
          </table:table-cell>
          <table:table-cell office:value-type="string" calcext:value-type="string">
            <text:p>https://api.github.com/repos/pol51/PJSIP-CMake</text:p>
          </table:table-cell>
          <table:table-cell table:formula="of:=REPLACE([.B1217]; 1; 29; &quot;&quot;)" office:value-type="string" office:string-value="pol51/PJSIP-CMake" calcext:value-type="string">
            <text:p>pol51/PJSIP-CMake</text:p>
          </table:table-cell>
        </table:table-row>
        <table:table-row table:style-name="ro1">
          <table:table-cell office:value-type="float" office:value="7633442" calcext:value-type="float">
            <text:p>7633442</text:p>
          </table:table-cell>
          <table:table-cell office:value-type="string" calcext:value-type="string">
            <text:p>https://api.github.com/repos/Karlson2k/libmicrohttpd</text:p>
          </table:table-cell>
          <table:table-cell table:formula="of:=REPLACE([.B1218]; 1; 29; &quot;&quot;)" office:value-type="string" office:string-value="Karlson2k/libmicrohttpd" calcext:value-type="string">
            <text:p>Karlson2k/libmicrohttpd</text:p>
          </table:table-cell>
        </table:table-row>
        <table:table-row table:style-name="ro1">
          <table:table-cell office:value-type="float" office:value="7645326" calcext:value-type="float">
            <text:p>7645326</text:p>
          </table:table-cell>
          <table:table-cell office:value-type="string" calcext:value-type="string">
            <text:p>https://api.github.com/repos/anoopcs9/glusterfs</text:p>
          </table:table-cell>
          <table:table-cell table:formula="of:=REPLACE([.B1219]; 1; 29; &quot;&quot;)" office:value-type="string" office:string-value="anoopcs9/glusterfs" calcext:value-type="string">
            <text:p>anoopcs9/glusterfs</text:p>
          </table:table-cell>
        </table:table-row>
        <table:table-row table:style-name="ro1">
          <table:table-cell office:value-type="float" office:value="7653338" calcext:value-type="float">
            <text:p>7653338</text:p>
          </table:table-cell>
          <table:table-cell office:value-type="string" calcext:value-type="string">
            <text:p>https://api.github.com/repos/ultravideo/kvazaar</text:p>
          </table:table-cell>
          <table:table-cell table:formula="of:=REPLACE([.B1220]; 1; 29; &quot;&quot;)" office:value-type="string" office:string-value="ultravideo/kvazaar" calcext:value-type="string">
            <text:p>ultravideo/kvazaar</text:p>
          </table:table-cell>
        </table:table-row>
        <table:table-row table:style-name="ro1">
          <table:table-cell office:value-type="float" office:value="7655088" calcext:value-type="float">
            <text:p>7655088</text:p>
          </table:table-cell>
          <table:table-cell office:value-type="string" calcext:value-type="string">
            <text:p>https://api.github.com/repos/monkey/monkey</text:p>
          </table:table-cell>
          <table:table-cell table:formula="of:=REPLACE([.B1221]; 1; 29; &quot;&quot;)" office:value-type="string" office:string-value="monkey/monkey" calcext:value-type="string">
            <text:p>monkey/monkey</text:p>
          </table:table-cell>
        </table:table-row>
        <table:table-row table:style-name="ro1">
          <table:table-cell office:value-type="float" office:value="7691974" calcext:value-type="float">
            <text:p>7691974</text:p>
          </table:table-cell>
          <table:table-cell office:value-type="string" calcext:value-type="string">
            <text:p>https://api.github.com/repos/fltk/test-only</text:p>
          </table:table-cell>
          <table:table-cell table:formula="of:=REPLACE([.B1222]; 1; 29; &quot;&quot;)" office:value-type="string" office:string-value="fltk/test-only" calcext:value-type="string">
            <text:p>fltk/test-only</text:p>
          </table:table-cell>
        </table:table-row>
        <table:table-row table:style-name="ro1">
          <table:table-cell office:value-type="float" office:value="7738522" calcext:value-type="float">
            <text:p>7738522</text:p>
          </table:table-cell>
          <table:table-cell office:value-type="string" calcext:value-type="string">
            <text:p>https://api.github.com/repos/herrnst/ffmpeg</text:p>
          </table:table-cell>
          <table:table-cell table:formula="of:=REPLACE([.B1223]; 1; 29; &quot;&quot;)" office:value-type="string" office:string-value="herrnst/ffmpeg" calcext:value-type="string">
            <text:p>herrnst/ffmpeg</text:p>
          </table:table-cell>
        </table:table-row>
        <table:table-row table:style-name="ro1">
          <table:table-cell office:value-type="float" office:value="7744093" calcext:value-type="float">
            <text:p>7744093</text:p>
          </table:table-cell>
          <table:table-cell office:value-type="string" calcext:value-type="string">
            <text:p>https://api.github.com/repos/iankronquist/kernel-of-truth</text:p>
          </table:table-cell>
          <table:table-cell table:formula="of:=REPLACE([.B1224]; 1; 29; &quot;&quot;)" office:value-type="string" office:string-value="iankronquist/kernel-of-truth" calcext:value-type="string">
            <text:p>iankronquist/kernel-of-truth</text:p>
          </table:table-cell>
        </table:table-row>
        <table:table-row table:style-name="ro1">
          <table:table-cell office:value-type="float" office:value="7749653" calcext:value-type="float">
            <text:p>7749653</text:p>
          </table:table-cell>
          <table:table-cell office:value-type="string" calcext:value-type="string">
            <text:p>https://api.github.com/repos/rforge/exams</text:p>
          </table:table-cell>
          <table:table-cell table:formula="of:=REPLACE([.B1225]; 1; 29; &quot;&quot;)" office:value-type="string" office:string-value="rforge/exams" calcext:value-type="string">
            <text:p>rforge/exams</text:p>
          </table:table-cell>
        </table:table-row>
        <table:table-row table:style-name="ro1">
          <table:table-cell office:value-type="float" office:value="7813822" calcext:value-type="float">
            <text:p>7813822</text:p>
          </table:table-cell>
          <table:table-cell office:value-type="string" calcext:value-type="string">
            <text:p>https://api.github.com/repos/coverclock/com-diag-diminuto</text:p>
          </table:table-cell>
          <table:table-cell table:formula="of:=REPLACE([.B1226]; 1; 29; &quot;&quot;)" office:value-type="string" office:string-value="coverclock/com-diag-diminuto" calcext:value-type="string">
            <text:p>coverclock/com-diag-diminuto</text:p>
          </table:table-cell>
        </table:table-row>
        <table:table-row table:style-name="ro1">
          <table:table-cell office:value-type="float" office:value="7826699" calcext:value-type="float">
            <text:p>7826699</text:p>
          </table:table-cell>
          <table:table-cell office:value-type="string" calcext:value-type="string">
            <text:p>https://api.github.com/repos/pysam-developers/pysam</text:p>
          </table:table-cell>
          <table:table-cell table:formula="of:=REPLACE([.B1227]; 1; 29; &quot;&quot;)" office:value-type="string" office:string-value="pysam-developers/pysam" calcext:value-type="string">
            <text:p>pysam-developers/pysam</text:p>
          </table:table-cell>
        </table:table-row>
        <table:table-row table:style-name="ro1">
          <table:table-cell office:value-type="float" office:value="7840304" calcext:value-type="float">
            <text:p>7840304</text:p>
          </table:table-cell>
          <table:table-cell office:value-type="string" calcext:value-type="string">
            <text:p>https://api.github.com/repos/MotorolaMobilityLLC/kernel-msm</text:p>
          </table:table-cell>
          <table:table-cell table:formula="of:=REPLACE([.B1228]; 1; 29; &quot;&quot;)" office:value-type="string" office:string-value="MotorolaMobilityLLC/kernel-msm" calcext:value-type="string">
            <text:p>MotorolaMobilityLLC/kernel-msm</text:p>
          </table:table-cell>
        </table:table-row>
        <table:table-row table:style-name="ro1">
          <table:table-cell office:value-type="float" office:value="7842037" calcext:value-type="float">
            <text:p>7842037</text:p>
          </table:table-cell>
          <table:table-cell office:value-type="string" calcext:value-type="string">
            <text:p>https://api.github.com/repos/Alexey-Yakovenko/deadbeef</text:p>
          </table:table-cell>
          <table:table-cell table:formula="of:=REPLACE([.B1229]; 1; 29; &quot;&quot;)" office:value-type="string" office:string-value="Alexey-Yakovenko/deadbeef" calcext:value-type="string">
            <text:p>Alexey-Yakovenko/deadbeef</text:p>
          </table:table-cell>
        </table:table-row>
        <table:table-row table:style-name="ro1">
          <table:table-cell office:value-type="float" office:value="7842278" calcext:value-type="float">
            <text:p>7842278</text:p>
          </table:table-cell>
          <table:table-cell office:value-type="string" calcext:value-type="string">
            <text:p>https://api.github.com/repos/pershoot/android_kernel_asus_tf701t</text:p>
          </table:table-cell>
          <table:table-cell table:formula="of:=REPLACE([.B1230]; 1; 29; &quot;&quot;)" office:value-type="string" office:string-value="pershoot/android_kernel_asus_tf701t" calcext:value-type="string">
            <text:p>pershoot/android_kernel_asus_tf701t</text:p>
          </table:table-cell>
        </table:table-row>
        <table:table-row table:style-name="ro1">
          <table:table-cell office:value-type="float" office:value="7846469" calcext:value-type="float">
            <text:p>7846469</text:p>
          </table:table-cell>
          <table:table-cell office:value-type="string" calcext:value-type="string">
            <text:p>https://api.github.com/repos/bbrezillon/linux-sunxi</text:p>
          </table:table-cell>
          <table:table-cell table:formula="of:=REPLACE([.B1231]; 1; 29; &quot;&quot;)" office:value-type="string" office:string-value="bbrezillon/linux-sunxi" calcext:value-type="string">
            <text:p>bbrezillon/linux-sunxi</text:p>
          </table:table-cell>
        </table:table-row>
        <table:table-row table:style-name="ro1">
          <table:table-cell office:value-type="float" office:value="7862586" calcext:value-type="float">
            <text:p>7862586</text:p>
          </table:table-cell>
          <table:table-cell office:value-type="string" calcext:value-type="string">
            <text:p>https://api.github.com/repos/tats/w3m</text:p>
          </table:table-cell>
          <table:table-cell table:formula="of:=REPLACE([.B1232]; 1; 29; &quot;&quot;)" office:value-type="string" office:string-value="tats/w3m" calcext:value-type="string">
            <text:p>tats/w3m</text:p>
          </table:table-cell>
        </table:table-row>
        <table:table-row table:style-name="ro1">
          <table:table-cell office:value-type="float" office:value="7865651" calcext:value-type="float">
            <text:p>7865651</text:p>
          </table:table-cell>
          <table:table-cell office:value-type="string" calcext:value-type="string">
            <text:p>https://api.github.com/repos/godotengine/godot</text:p>
          </table:table-cell>
          <table:table-cell table:formula="of:=REPLACE([.B1233]; 1; 29; &quot;&quot;)" office:value-type="string" office:string-value="godotengine/godot" calcext:value-type="string">
            <text:p>godotengine/godot</text:p>
          </table:table-cell>
        </table:table-row>
        <table:table-row table:style-name="ro1">
          <table:table-cell office:value-type="float" office:value="7882228" calcext:value-type="float">
            <text:p>7882228</text:p>
          </table:table-cell>
          <table:table-cell office:value-type="string" calcext:value-type="string">
            <text:p>https://api.github.com/repos/hall-lab/speedseq</text:p>
          </table:table-cell>
          <table:table-cell table:formula="of:=REPLACE([.B1234]; 1; 29; &quot;&quot;)" office:value-type="string" office:string-value="hall-lab/speedseq" calcext:value-type="string">
            <text:p>hall-lab/speedseq</text:p>
          </table:table-cell>
        </table:table-row>
        <table:table-row table:style-name="ro1">
          <table:table-cell office:value-type="float" office:value="7886902" calcext:value-type="float">
            <text:p>7886902</text:p>
          </table:table-cell>
          <table:table-cell office:value-type="string" calcext:value-type="string">
            <text:p>https://api.github.com/repos/alfredh/baresip</text:p>
          </table:table-cell>
          <table:table-cell table:formula="of:=REPLACE([.B1235]; 1; 29; &quot;&quot;)" office:value-type="string" office:string-value="alfredh/baresip" calcext:value-type="string">
            <text:p>alfredh/baresip</text:p>
          </table:table-cell>
        </table:table-row>
        <table:table-row table:style-name="ro1">
          <table:table-cell office:value-type="float" office:value="7906155" calcext:value-type="float">
            <text:p>7906155</text:p>
          </table:table-cell>
          <table:table-cell office:value-type="string" calcext:value-type="string">
            <text:p>https://api.github.com/repos/austriancoder/mesa</text:p>
          </table:table-cell>
          <table:table-cell table:formula="of:=REPLACE([.B1236]; 1; 29; &quot;&quot;)" office:value-type="string" office:string-value="austriancoder/mesa" calcext:value-type="string">
            <text:p>austriancoder/mesa</text:p>
          </table:table-cell>
        </table:table-row>
        <table:table-row table:style-name="ro1">
          <table:table-cell office:value-type="float" office:value="7922024" calcext:value-type="float">
            <text:p>7922024</text:p>
          </table:table-cell>
          <table:table-cell office:value-type="string" calcext:value-type="string">
            <text:p>https://api.github.com/repos/meetecho/janus-gateway</text:p>
          </table:table-cell>
          <table:table-cell table:formula="of:=REPLACE([.B1237]; 1; 29; &quot;&quot;)" office:value-type="string" office:string-value="meetecho/janus-gateway" calcext:value-type="string">
            <text:p>meetecho/janus-gateway</text:p>
          </table:table-cell>
        </table:table-row>
        <table:table-row table:style-name="ro1">
          <table:table-cell office:value-type="float" office:value="7930016" calcext:value-type="float">
            <text:p>7930016</text:p>
          </table:table-cell>
          <table:table-cell office:value-type="string" calcext:value-type="string">
            <text:p>https://api.github.com/repos/opendnssec/opendnssec</text:p>
          </table:table-cell>
          <table:table-cell table:formula="of:=REPLACE([.B1238]; 1; 29; &quot;&quot;)" office:value-type="string" office:string-value="opendnssec/opendnssec" calcext:value-type="string">
            <text:p>opendnssec/opendnssec</text:p>
          </table:table-cell>
        </table:table-row>
        <table:table-row table:style-name="ro1">
          <table:table-cell office:value-type="float" office:value="8000099" calcext:value-type="float">
            <text:p>8000099</text:p>
          </table:table-cell>
          <table:table-cell office:value-type="string" calcext:value-type="string">
            <text:p>https://api.github.com/repos/Yubico/yubico-piv-tool</text:p>
          </table:table-cell>
          <table:table-cell table:formula="of:=REPLACE([.B1239]; 1; 29; &quot;&quot;)" office:value-type="string" office:string-value="Yubico/yubico-piv-tool" calcext:value-type="string">
            <text:p>Yubico/yubico-piv-tool</text:p>
          </table:table-cell>
        </table:table-row>
        <table:table-row table:style-name="ro1">
          <table:table-cell office:value-type="float" office:value="8020903" calcext:value-type="float">
            <text:p>8020903</text:p>
          </table:table-cell>
          <table:table-cell office:value-type="string" calcext:value-type="string">
            <text:p>https://api.github.com/repos/dupgit/sauvegarde</text:p>
          </table:table-cell>
          <table:table-cell table:formula="of:=REPLACE([.B1240]; 1; 29; &quot;&quot;)" office:value-type="string" office:string-value="dupgit/sauvegarde" calcext:value-type="string">
            <text:p>dupgit/sauvegarde</text:p>
          </table:table-cell>
        </table:table-row>
        <table:table-row table:style-name="ro1">
          <table:table-cell office:value-type="float" office:value="8023475" calcext:value-type="float">
            <text:p>8023475</text:p>
          </table:table-cell>
          <table:table-cell office:value-type="string" calcext:value-type="string">
            <text:p>https://api.github.com/repos/php/pecl-search_engine-solr</text:p>
          </table:table-cell>
          <table:table-cell table:formula="of:=REPLACE([.B1241]; 1; 29; &quot;&quot;)" office:value-type="string" office:string-value="php/pecl-search_engine-solr" calcext:value-type="string">
            <text:p>php/pecl-search_engine-solr</text:p>
          </table:table-cell>
        </table:table-row>
        <table:table-row table:style-name="ro1">
          <table:table-cell office:value-type="float" office:value="8025844" calcext:value-type="float">
            <text:p>8025844</text:p>
          </table:table-cell>
          <table:table-cell office:value-type="string" calcext:value-type="string">
            <text:p>https://api.github.com/repos/AVSystem/avs_commons</text:p>
          </table:table-cell>
          <table:table-cell table:formula="of:=REPLACE([.B1242]; 1; 29; &quot;&quot;)" office:value-type="string" office:string-value="AVSystem/avs_commons" calcext:value-type="string">
            <text:p>AVSystem/avs_commons</text:p>
          </table:table-cell>
        </table:table-row>
        <table:table-row table:style-name="ro1">
          <table:table-cell office:value-type="float" office:value="8035630" calcext:value-type="float">
            <text:p>8035630</text:p>
          </table:table-cell>
          <table:table-cell office:value-type="string" calcext:value-type="string">
            <text:p>https://api.github.com/repos/skaes/logjam-tools</text:p>
          </table:table-cell>
          <table:table-cell table:formula="of:=REPLACE([.B1243]; 1; 29; &quot;&quot;)" office:value-type="string" office:string-value="skaes/logjam-tools" calcext:value-type="string">
            <text:p>skaes/logjam-tools</text:p>
          </table:table-cell>
        </table:table-row>
        <table:table-row table:style-name="ro1">
          <table:table-cell office:value-type="float" office:value="8037185" calcext:value-type="float">
            <text:p>8037185</text:p>
          </table:table-cell>
          <table:table-cell office:value-type="string" calcext:value-type="string">
            <text:p>https://api.github.com/repos/Mindwerks/wildmidi</text:p>
          </table:table-cell>
          <table:table-cell table:formula="of:=REPLACE([.B1244]; 1; 29; &quot;&quot;)" office:value-type="string" office:string-value="Mindwerks/wildmidi" calcext:value-type="string">
            <text:p>Mindwerks/wildmidi</text:p>
          </table:table-cell>
        </table:table-row>
        <table:table-row table:style-name="ro1">
          <table:table-cell office:value-type="float" office:value="8044981" calcext:value-type="float">
            <text:p>8044981</text:p>
          </table:table-cell>
          <table:table-cell office:value-type="string" calcext:value-type="string">
            <text:p>https://api.github.com/repos/dgreid/adhd</text:p>
          </table:table-cell>
          <table:table-cell table:formula="of:=REPLACE([.B1245]; 1; 29; &quot;&quot;)" office:value-type="string" office:string-value="dgreid/adhd" calcext:value-type="string">
            <text:p>dgreid/adhd</text:p>
          </table:table-cell>
        </table:table-row>
        <table:table-row table:style-name="ro1">
          <table:table-cell office:value-type="float" office:value="8055058" calcext:value-type="float">
            <text:p>8055058</text:p>
          </table:table-cell>
          <table:table-cell office:value-type="string" calcext:value-type="string">
            <text:p>https://api.github.com/repos/Koromix/ty</text:p>
          </table:table-cell>
          <table:table-cell table:formula="of:=REPLACE([.B1246]; 1; 29; &quot;&quot;)" office:value-type="string" office:string-value="Koromix/ty" calcext:value-type="string">
            <text:p>Koromix/ty</text:p>
          </table:table-cell>
        </table:table-row>
        <table:table-row table:style-name="ro1">
          <table:table-cell office:value-type="float" office:value="8065228" calcext:value-type="float">
            <text:p>8065228</text:p>
          </table:table-cell>
          <table:table-cell office:value-type="string" calcext:value-type="string">
            <text:p>https://api.github.com/repos/openPOWERLINK/openPOWERLINK_V2</text:p>
          </table:table-cell>
          <table:table-cell table:formula="of:=REPLACE([.B1247]; 1; 29; &quot;&quot;)" office:value-type="string" office:string-value="openPOWERLINK/openPOWERLINK_V2" calcext:value-type="string">
            <text:p>openPOWERLINK/openPOWERLINK_V2</text:p>
          </table:table-cell>
        </table:table-row>
        <table:table-row table:style-name="ro1">
          <table:table-cell office:value-type="float" office:value="8071514" calcext:value-type="float">
            <text:p>8071514</text:p>
          </table:table-cell>
          <table:table-cell office:value-type="string" calcext:value-type="string">
            <text:p>https://api.github.com/repos/hohoxu/n5kernel</text:p>
          </table:table-cell>
          <table:table-cell table:formula="of:=REPLACE([.B1248]; 1; 29; &quot;&quot;)" office:value-type="string" office:string-value="hohoxu/n5kernel" calcext:value-type="string">
            <text:p>hohoxu/n5kernel</text:p>
          </table:table-cell>
        </table:table-row>
        <table:table-row table:style-name="ro1">
          <table:table-cell office:value-type="float" office:value="8098307" calcext:value-type="float">
            <text:p>8098307</text:p>
          </table:table-cell>
          <table:table-cell office:value-type="string" calcext:value-type="string">
            <text:p>https://api.github.com/repos/sharelatex/clsi-sharelatex</text:p>
          </table:table-cell>
          <table:table-cell table:formula="of:=REPLACE([.B1249]; 1; 29; &quot;&quot;)" office:value-type="string" office:string-value="sharelatex/clsi-sharelatex" calcext:value-type="string">
            <text:p>sharelatex/clsi-sharelatex</text:p>
          </table:table-cell>
        </table:table-row>
        <table:table-row table:style-name="ro1">
          <table:table-cell office:value-type="float" office:value="8101086" calcext:value-type="float">
            <text:p>8101086</text:p>
          </table:table-cell>
          <table:table-cell office:value-type="string" calcext:value-type="string">
            <text:p>https://api.github.com/repos/beandog/dvd_info</text:p>
          </table:table-cell>
          <table:table-cell table:formula="of:=REPLACE([.B1250]; 1; 29; &quot;&quot;)" office:value-type="string" office:string-value="beandog/dvd_info" calcext:value-type="string">
            <text:p>beandog/dvd_info</text:p>
          </table:table-cell>
        </table:table-row>
        <table:table-row table:style-name="ro1">
          <table:table-cell office:value-type="float" office:value="8101223" calcext:value-type="float">
            <text:p>8101223</text:p>
          </table:table-cell>
          <table:table-cell office:value-type="string" calcext:value-type="string">
            <text:p>https://api.github.com/repos/netsniff-ng/netsniff-ng</text:p>
          </table:table-cell>
          <table:table-cell table:formula="of:=REPLACE([.B1251]; 1; 29; &quot;&quot;)" office:value-type="string" office:string-value="netsniff-ng/netsniff-ng" calcext:value-type="string">
            <text:p>netsniff-ng/netsniff-ng</text:p>
          </table:table-cell>
        </table:table-row>
        <table:table-row table:style-name="ro1">
          <table:table-cell office:value-type="float" office:value="8103372" calcext:value-type="float">
            <text:p>8103372</text:p>
          </table:table-cell>
          <table:table-cell office:value-type="string" calcext:value-type="string">
            <text:p>https://api.github.com/repos/UoYCS-plasma/GP2</text:p>
          </table:table-cell>
          <table:table-cell table:formula="of:=REPLACE([.B1252]; 1; 29; &quot;&quot;)" office:value-type="string" office:string-value="UoYCS-plasma/GP2" calcext:value-type="string">
            <text:p>UoYCS-plasma/GP2</text:p>
          </table:table-cell>
        </table:table-row>
        <table:table-row table:style-name="ro1">
          <table:table-cell office:value-type="float" office:value="8107199" calcext:value-type="float">
            <text:p>8107199</text:p>
          </table:table-cell>
          <table:table-cell office:value-type="string" calcext:value-type="string">
            <text:p>https://api.github.com/repos/MosesLab/flightSW</text:p>
          </table:table-cell>
          <table:table-cell table:formula="of:=REPLACE([.B1253]; 1; 29; &quot;&quot;)" office:value-type="string" office:string-value="MosesLab/flightSW" calcext:value-type="string">
            <text:p>MosesLab/flightSW</text:p>
          </table:table-cell>
        </table:table-row>
        <table:table-row table:style-name="ro1">
          <table:table-cell office:value-type="float" office:value="8118553" calcext:value-type="float">
            <text:p>8118553</text:p>
          </table:table-cell>
          <table:table-cell office:value-type="string" calcext:value-type="string">
            <text:p>https://api.github.com/repos/mbroz/cryptsetup</text:p>
          </table:table-cell>
          <table:table-cell table:formula="of:=REPLACE([.B1254]; 1; 29; &quot;&quot;)" office:value-type="string" office:string-value="mbroz/cryptsetup" calcext:value-type="string">
            <text:p>mbroz/cryptsetup</text:p>
          </table:table-cell>
        </table:table-row>
        <table:table-row table:style-name="ro1">
          <table:table-cell office:value-type="float" office:value="8140341" calcext:value-type="float">
            <text:p>8140341</text:p>
          </table:table-cell>
          <table:table-cell office:value-type="string" calcext:value-type="string">
            <text:p>https://api.github.com/repos/Lora-net/LoRaMac-node</text:p>
          </table:table-cell>
          <table:table-cell table:formula="of:=REPLACE([.B1255]; 1; 29; &quot;&quot;)" office:value-type="string" office:string-value="Lora-net/LoRaMac-node" calcext:value-type="string">
            <text:p>Lora-net/LoRaMac-node</text:p>
          </table:table-cell>
        </table:table-row>
        <table:table-row table:style-name="ro1">
          <table:table-cell office:value-type="float" office:value="8159916" calcext:value-type="float">
            <text:p>8159916</text:p>
          </table:table-cell>
          <table:table-cell office:value-type="string" calcext:value-type="string">
            <text:p>https://api.github.com/repos/mikeakohn/naken_asm</text:p>
          </table:table-cell>
          <table:table-cell table:formula="of:=REPLACE([.B1256]; 1; 29; &quot;&quot;)" office:value-type="string" office:string-value="mikeakohn/naken_asm" calcext:value-type="string">
            <text:p>mikeakohn/naken_asm</text:p>
          </table:table-cell>
        </table:table-row>
        <table:table-row table:style-name="ro1">
          <table:table-cell office:value-type="float" office:value="8165227" calcext:value-type="float">
            <text:p>8165227</text:p>
          </table:table-cell>
          <table:table-cell office:value-type="string" calcext:value-type="string">
            <text:p>https://api.github.com/repos/OvertureGames/HarmonyEngine</text:p>
          </table:table-cell>
          <table:table-cell table:formula="of:=REPLACE([.B1257]; 1; 29; &quot;&quot;)" office:value-type="string" office:string-value="OvertureGames/HarmonyEngine" calcext:value-type="string">
            <text:p>OvertureGames/HarmonyEngine</text:p>
          </table:table-cell>
        </table:table-row>
        <table:table-row table:style-name="ro1">
          <table:table-cell office:value-type="float" office:value="8169793" calcext:value-type="float">
            <text:p>8169793</text:p>
          </table:table-cell>
          <table:table-cell office:value-type="string" calcext:value-type="string">
            <text:p>https://api.github.com/repos/Arc-Team/android_device_samsung_jflte</text:p>
          </table:table-cell>
          <table:table-cell table:formula="of:=REPLACE([.B1258]; 1; 29; &quot;&quot;)" office:value-type="string" office:string-value="Arc-Team/android_device_samsung_jflte" calcext:value-type="string">
            <text:p>Arc-Team/android_device_samsung_jflte</text:p>
          </table:table-cell>
        </table:table-row>
        <table:table-row table:style-name="ro1">
          <table:table-cell office:value-type="float" office:value="8181229" calcext:value-type="float">
            <text:p>8181229</text:p>
          </table:table-cell>
          <table:table-cell office:value-type="string" calcext:value-type="string">
            <text:p>https://api.github.com/repos/bitcraze/crazyflie-firmware</text:p>
          </table:table-cell>
          <table:table-cell table:formula="of:=REPLACE([.B1259]; 1; 29; &quot;&quot;)" office:value-type="string" office:string-value="bitcraze/crazyflie-firmware" calcext:value-type="string">
            <text:p>bitcraze/crazyflie-firmware</text:p>
          </table:table-cell>
        </table:table-row>
        <table:table-row table:style-name="ro1">
          <table:table-cell office:value-type="float" office:value="8229151" calcext:value-type="float">
            <text:p>8229151</text:p>
          </table:table-cell>
          <table:table-cell office:value-type="string" calcext:value-type="string">
            <text:p>https://api.github.com/repos/getdnsapi/getdns</text:p>
          </table:table-cell>
          <table:table-cell table:formula="of:=REPLACE([.B1260]; 1; 29; &quot;&quot;)" office:value-type="string" office:string-value="getdnsapi/getdns" calcext:value-type="string">
            <text:p>getdnsapi/getdns</text:p>
          </table:table-cell>
        </table:table-row>
        <table:table-row table:style-name="ro1">
          <table:table-cell office:value-type="float" office:value="8230643" calcext:value-type="float">
            <text:p>8230643</text:p>
          </table:table-cell>
          <table:table-cell office:value-type="string" calcext:value-type="string">
            <text:p>https://api.github.com/repos/michalsc/AROS</text:p>
          </table:table-cell>
          <table:table-cell table:formula="of:=REPLACE([.B1261]; 1; 29; &quot;&quot;)" office:value-type="string" office:string-value="michalsc/AROS" calcext:value-type="string">
            <text:p>michalsc/AROS</text:p>
          </table:table-cell>
        </table:table-row>
        <table:table-row table:style-name="ro1">
          <table:table-cell office:value-type="float" office:value="8232120" calcext:value-type="float">
            <text:p>8232120</text:p>
          </table:table-cell>
          <table:table-cell office:value-type="string" calcext:value-type="string">
            <text:p>https://api.github.com/repos/RoboJackets/igvc-software</text:p>
          </table:table-cell>
          <table:table-cell table:formula="of:=REPLACE([.B1262]; 1; 29; &quot;&quot;)" office:value-type="string" office:string-value="RoboJackets/igvc-software" calcext:value-type="string">
            <text:p>RoboJackets/igvc-software</text:p>
          </table:table-cell>
        </table:table-row>
        <table:table-row table:style-name="ro1">
          <table:table-cell office:value-type="float" office:value="8237824" calcext:value-type="float">
            <text:p>8237824</text:p>
          </table:table-cell>
          <table:table-cell office:value-type="string" calcext:value-type="string">
            <text:p>https://api.github.com/repos/minipli/linux-grsec</text:p>
          </table:table-cell>
          <table:table-cell table:formula="of:=REPLACE([.B1263]; 1; 29; &quot;&quot;)" office:value-type="string" office:string-value="minipli/linux-grsec" calcext:value-type="string">
            <text:p>minipli/linux-grsec</text:p>
          </table:table-cell>
        </table:table-row>
        <table:table-row table:style-name="ro1">
          <table:table-cell office:value-type="float" office:value="8262457" calcext:value-type="float">
            <text:p>8262457</text:p>
          </table:table-cell>
          <table:table-cell office:value-type="string" calcext:value-type="string">
            <text:p>https://api.github.com/repos/RedPitaya/RedPitaya</text:p>
          </table:table-cell>
          <table:table-cell table:formula="of:=REPLACE([.B1264]; 1; 29; &quot;&quot;)" office:value-type="string" office:string-value="RedPitaya/RedPitaya" calcext:value-type="string">
            <text:p>RedPitaya/RedPitaya</text:p>
          </table:table-cell>
        </table:table-row>
        <table:table-row table:style-name="ro1">
          <table:table-cell office:value-type="float" office:value="8282350" calcext:value-type="float">
            <text:p>8282350</text:p>
          </table:table-cell>
          <table:table-cell office:value-type="string" calcext:value-type="string">
            <text:p>https://api.github.com/repos/rwestphal/openbsd-ldpd</text:p>
          </table:table-cell>
          <table:table-cell table:formula="of:=REPLACE([.B1265]; 1; 29; &quot;&quot;)" office:value-type="string" office:string-value="rwestphal/openbsd-ldpd" calcext:value-type="string">
            <text:p>rwestphal/openbsd-ldpd</text:p>
          </table:table-cell>
        </table:table-row>
        <table:table-row table:style-name="ro1">
          <table:table-cell office:value-type="float" office:value="8289193" calcext:value-type="float">
            <text:p>8289193</text:p>
          </table:table-cell>
          <table:table-cell office:value-type="string" calcext:value-type="string">
            <text:p>https://api.github.com/repos/rellermeyer/course_os</text:p>
          </table:table-cell>
          <table:table-cell table:formula="of:=REPLACE([.B1266]; 1; 29; &quot;&quot;)" office:value-type="string" office:string-value="rellermeyer/course_os" calcext:value-type="string">
            <text:p>rellermeyer/course_os</text:p>
          </table:table-cell>
        </table:table-row>
        <table:table-row table:style-name="ro1">
          <table:table-cell office:value-type="float" office:value="8308350" calcext:value-type="float">
            <text:p>8308350</text:p>
          </table:table-cell>
          <table:table-cell office:value-type="string" calcext:value-type="string">
            <text:p>https://api.github.com/repos/DaveDavenport/rofi</text:p>
          </table:table-cell>
          <table:table-cell table:formula="of:=REPLACE([.B1267]; 1; 29; &quot;&quot;)" office:value-type="string" office:string-value="DaveDavenport/rofi" calcext:value-type="string">
            <text:p>DaveDavenport/rofi</text:p>
          </table:table-cell>
        </table:table-row>
        <table:table-row table:style-name="ro1">
          <table:table-cell office:value-type="float" office:value="8312351" calcext:value-type="float">
            <text:p>8312351</text:p>
          </table:table-cell>
          <table:table-cell office:value-type="string" calcext:value-type="string">
            <text:p>https://api.github.com/repos/msantos/alcove</text:p>
          </table:table-cell>
          <table:table-cell table:formula="of:=REPLACE([.B1268]; 1; 29; &quot;&quot;)" office:value-type="string" office:string-value="msantos/alcove" calcext:value-type="string">
            <text:p>msantos/alcove</text:p>
          </table:table-cell>
        </table:table-row>
        <table:table-row table:style-name="ro1">
          <table:table-cell office:value-type="float" office:value="8325197" calcext:value-type="float">
            <text:p>8325197</text:p>
          </table:table-cell>
          <table:table-cell office:value-type="string" calcext:value-type="string">
            <text:p>https://api.github.com/repos/weechat/weechat</text:p>
          </table:table-cell>
          <table:table-cell table:formula="of:=REPLACE([.B1269]; 1; 29; &quot;&quot;)" office:value-type="string" office:string-value="weechat/weechat" calcext:value-type="string">
            <text:p>weechat/weechat</text:p>
          </table:table-cell>
        </table:table-row>
        <table:table-row table:style-name="ro1">
          <table:table-cell office:value-type="float" office:value="8333101" calcext:value-type="float">
            <text:p>8333101</text:p>
          </table:table-cell>
          <table:table-cell office:value-type="string" calcext:value-type="string">
            <text:p>https://api.github.com/repos/analogdevicesinc/libiio</text:p>
          </table:table-cell>
          <table:table-cell table:formula="of:=REPLACE([.B1270]; 1; 29; &quot;&quot;)" office:value-type="string" office:string-value="analogdevicesinc/libiio" calcext:value-type="string">
            <text:p>analogdevicesinc/libiio</text:p>
          </table:table-cell>
        </table:table-row>
        <table:table-row table:style-name="ro1">
          <table:table-cell office:value-type="float" office:value="8384924" calcext:value-type="float">
            <text:p>8384924</text:p>
          </table:table-cell>
          <table:table-cell office:value-type="string" calcext:value-type="string">
            <text:p>https://api.github.com/repos/file/file</text:p>
          </table:table-cell>
          <table:table-cell table:formula="of:=REPLACE([.B1271]; 1; 29; &quot;&quot;)" office:value-type="string" office:string-value="file/file" calcext:value-type="string">
            <text:p>file/file</text:p>
          </table:table-cell>
        </table:table-row>
        <table:table-row table:style-name="ro1">
          <table:table-cell office:value-type="float" office:value="8464919" calcext:value-type="float">
            <text:p>8464919</text:p>
          </table:table-cell>
          <table:table-cell office:value-type="string" calcext:value-type="string">
            <text:p>https://api.github.com/repos/SWI-Prolog/swipl-devel</text:p>
          </table:table-cell>
          <table:table-cell table:formula="of:=REPLACE([.B1272]; 1; 29; &quot;&quot;)" office:value-type="string" office:string-value="SWI-Prolog/swipl-devel" calcext:value-type="string">
            <text:p>SWI-Prolog/swipl-devel</text:p>
          </table:table-cell>
        </table:table-row>
        <table:table-row table:style-name="ro1">
          <table:table-cell office:value-type="float" office:value="8504935" calcext:value-type="float">
            <text:p>8504935</text:p>
          </table:table-cell>
          <table:table-cell office:value-type="string" calcext:value-type="string">
            <text:p>https://api.github.com/repos/kalibera/rexp</text:p>
          </table:table-cell>
          <table:table-cell table:formula="of:=REPLACE([.B1273]; 1; 29; &quot;&quot;)" office:value-type="string" office:string-value="kalibera/rexp" calcext:value-type="string">
            <text:p>kalibera/rexp</text:p>
          </table:table-cell>
        </table:table-row>
        <table:table-row table:style-name="ro1">
          <table:table-cell office:value-type="float" office:value="8511226" calcext:value-type="float">
            <text:p>8511226</text:p>
          </table:table-cell>
          <table:table-cell office:value-type="string" calcext:value-type="string">
            <text:p>https://api.github.com/repos/ericwa/Quakespasm</text:p>
          </table:table-cell>
          <table:table-cell table:formula="of:=REPLACE([.B1274]; 1; 29; &quot;&quot;)" office:value-type="string" office:string-value="ericwa/Quakespasm" calcext:value-type="string">
            <text:p>ericwa/Quakespasm</text:p>
          </table:table-cell>
        </table:table-row>
        <table:table-row table:style-name="ro1">
          <table:table-cell office:value-type="float" office:value="8533551" calcext:value-type="float">
            <text:p>8533551</text:p>
          </table:table-cell>
          <table:table-cell office:value-type="string" calcext:value-type="string">
            <text:p>https://api.github.com/repos/CauldronDevelopmentLLC/cbang</text:p>
          </table:table-cell>
          <table:table-cell table:formula="of:=REPLACE([.B1275]; 1; 29; &quot;&quot;)" office:value-type="string" office:string-value="CauldronDevelopmentLLC/cbang" calcext:value-type="string">
            <text:p>CauldronDevelopmentLLC/cbang</text:p>
          </table:table-cell>
        </table:table-row>
        <table:table-row table:style-name="ro1">
          <table:table-cell office:value-type="float" office:value="8536112" calcext:value-type="float">
            <text:p>8536112</text:p>
          </table:table-cell>
          <table:table-cell office:value-type="string" calcext:value-type="string">
            <text:p>https://api.github.com/repos/saniv/symta</text:p>
          </table:table-cell>
          <table:table-cell table:formula="of:=REPLACE([.B1276]; 1; 29; &quot;&quot;)" office:value-type="string" office:string-value="saniv/symta" calcext:value-type="string">
            <text:p>saniv/symta</text:p>
          </table:table-cell>
        </table:table-row>
        <table:table-row table:style-name="ro1">
          <table:table-cell office:value-type="float" office:value="8548316" calcext:value-type="float">
            <text:p>8548316</text:p>
          </table:table-cell>
          <table:table-cell office:value-type="string" calcext:value-type="string">
            <text:p>https://api.github.com/repos/hughsie/appstream-glib</text:p>
          </table:table-cell>
          <table:table-cell table:formula="of:=REPLACE([.B1277]; 1; 29; &quot;&quot;)" office:value-type="string" office:string-value="hughsie/appstream-glib" calcext:value-type="string">
            <text:p>hughsie/appstream-glib</text:p>
          </table:table-cell>
        </table:table-row>
        <table:table-row table:style-name="ro1">
          <table:table-cell office:value-type="float" office:value="8570885" calcext:value-type="float">
            <text:p>8570885</text:p>
          </table:table-cell>
          <table:table-cell office:value-type="string" calcext:value-type="string">
            <text:p>https://api.github.com/repos/jheinen/gr</text:p>
          </table:table-cell>
          <table:table-cell table:formula="of:=REPLACE([.B1278]; 1; 29; &quot;&quot;)" office:value-type="string" office:string-value="jheinen/gr" calcext:value-type="string">
            <text:p>jheinen/gr</text:p>
          </table:table-cell>
        </table:table-row>
        <table:table-row table:style-name="ro1">
          <table:table-cell office:value-type="float" office:value="8588064" calcext:value-type="float">
            <text:p>8588064</text:p>
          </table:table-cell>
          <table:table-cell office:value-type="string" calcext:value-type="string">
            <text:p>https://api.github.com/repos/ibachar/firecube</text:p>
          </table:table-cell>
          <table:table-cell table:formula="of:=REPLACE([.B1279]; 1; 29; &quot;&quot;)" office:value-type="string" office:string-value="ibachar/firecube" calcext:value-type="string">
            <text:p>ibachar/firecube</text:p>
          </table:table-cell>
        </table:table-row>
        <table:table-row table:style-name="ro1">
          <table:table-cell office:value-type="float" office:value="8590212" calcext:value-type="float">
            <text:p>8590212</text:p>
          </table:table-cell>
          <table:table-cell office:value-type="string" calcext:value-type="string">
            <text:p>https://api.github.com/repos/cc65/cc65</text:p>
          </table:table-cell>
          <table:table-cell table:formula="of:=REPLACE([.B1280]; 1; 29; &quot;&quot;)" office:value-type="string" office:string-value="cc65/cc65" calcext:value-type="string">
            <text:p>cc65/cc65</text:p>
          </table:table-cell>
        </table:table-row>
        <table:table-row table:style-name="ro1">
          <table:table-cell office:value-type="float" office:value="8597914" calcext:value-type="float">
            <text:p>8597914</text:p>
          </table:table-cell>
          <table:table-cell office:value-type="string" calcext:value-type="string">
            <text:p>https://api.github.com/repos/STJr/SRB2</text:p>
          </table:table-cell>
          <table:table-cell table:formula="of:=REPLACE([.B1281]; 1; 29; &quot;&quot;)" office:value-type="string" office:string-value="STJr/SRB2" calcext:value-type="string">
            <text:p>STJr/SRB2</text:p>
          </table:table-cell>
        </table:table-row>
        <table:table-row table:style-name="ro1">
          <table:table-cell office:value-type="float" office:value="8608095" calcext:value-type="float">
            <text:p>8608095</text:p>
          </table:table-cell>
          <table:table-cell office:value-type="string" calcext:value-type="string">
            <text:p>https://api.github.com/repos/OpenPhoenux/gta04-kernel</text:p>
          </table:table-cell>
          <table:table-cell table:formula="of:=REPLACE([.B1282]; 1; 29; &quot;&quot;)" office:value-type="string" office:string-value="OpenPhoenux/gta04-kernel" calcext:value-type="string">
            <text:p>OpenPhoenux/gta04-kernel</text:p>
          </table:table-cell>
        </table:table-row>
        <table:table-row table:style-name="ro1">
          <table:table-cell office:value-type="float" office:value="8610017" calcext:value-type="float">
            <text:p>8610017</text:p>
          </table:table-cell>
          <table:table-cell office:value-type="string" calcext:value-type="string">
            <text:p>https://api.github.com/repos/ropensci/git2r</text:p>
          </table:table-cell>
          <table:table-cell table:formula="of:=REPLACE([.B1283]; 1; 29; &quot;&quot;)" office:value-type="string" office:string-value="ropensci/git2r" calcext:value-type="string">
            <text:p>ropensci/git2r</text:p>
          </table:table-cell>
        </table:table-row>
        <table:table-row table:style-name="ro1">
          <table:table-cell office:value-type="float" office:value="8613554" calcext:value-type="float">
            <text:p>8613554</text:p>
          </table:table-cell>
          <table:table-cell office:value-type="string" calcext:value-type="string">
            <text:p>https://api.github.com/repos/coreboot/coreboot</text:p>
          </table:table-cell>
          <table:table-cell table:formula="of:=REPLACE([.B1284]; 1; 29; &quot;&quot;)" office:value-type="string" office:string-value="coreboot/coreboot" calcext:value-type="string">
            <text:p>coreboot/coreboot</text:p>
          </table:table-cell>
        </table:table-row>
        <table:table-row table:style-name="ro1">
          <table:table-cell office:value-type="float" office:value="8618875" calcext:value-type="float">
            <text:p>8618875</text:p>
          </table:table-cell>
          <table:table-cell office:value-type="string" calcext:value-type="string">
            <text:p>https://api.github.com/repos/Proxmark/proxmark3</text:p>
          </table:table-cell>
          <table:table-cell table:formula="of:=REPLACE([.B1285]; 1; 29; &quot;&quot;)" office:value-type="string" office:string-value="Proxmark/proxmark3" calcext:value-type="string">
            <text:p>Proxmark/proxmark3</text:p>
          </table:table-cell>
        </table:table-row>
        <table:table-row table:style-name="ro1">
          <table:table-cell office:value-type="float" office:value="8629350" calcext:value-type="float">
            <text:p>8629350</text:p>
          </table:table-cell>
          <table:table-cell office:value-type="string" calcext:value-type="string">
            <text:p>https://api.github.com/repos/vscosta/yap-6.3</text:p>
          </table:table-cell>
          <table:table-cell table:formula="of:=REPLACE([.B1286]; 1; 29; &quot;&quot;)" office:value-type="string" office:string-value="vscosta/yap-6.3" calcext:value-type="string">
            <text:p>vscosta/yap-6.3</text:p>
          </table:table-cell>
        </table:table-row>
        <table:table-row table:style-name="ro1">
          <table:table-cell office:value-type="float" office:value="8632418" calcext:value-type="float">
            <text:p>8632418</text:p>
          </table:table-cell>
          <table:table-cell office:value-type="string" calcext:value-type="string">
            <text:p>https://api.github.com/repos/tieto/pidgin</text:p>
          </table:table-cell>
          <table:table-cell table:formula="of:=REPLACE([.B1287]; 1; 29; &quot;&quot;)" office:value-type="string" office:string-value="tieto/pidgin" calcext:value-type="string">
            <text:p>tieto/pidgin</text:p>
          </table:table-cell>
        </table:table-row>
        <table:table-row table:style-name="ro1">
          <table:table-cell office:value-type="float" office:value="8632429" calcext:value-type="float">
            <text:p>8632429</text:p>
          </table:table-cell>
          <table:table-cell office:value-type="string" calcext:value-type="string">
            <text:p>https://api.github.com/repos/tieto/sipe</text:p>
          </table:table-cell>
          <table:table-cell table:formula="of:=REPLACE([.B1288]; 1; 29; &quot;&quot;)" office:value-type="string" office:string-value="tieto/sipe" calcext:value-type="string">
            <text:p>tieto/sipe</text:p>
          </table:table-cell>
        </table:table-row>
        <table:table-row table:style-name="ro1">
          <table:table-cell office:value-type="float" office:value="8635010" calcext:value-type="float">
            <text:p>8635010</text:p>
          </table:table-cell>
          <table:table-cell office:value-type="string" calcext:value-type="string">
            <text:p>https://api.github.com/repos/embedthis/makeme</text:p>
          </table:table-cell>
          <table:table-cell table:formula="of:=REPLACE([.B1289]; 1; 29; &quot;&quot;)" office:value-type="string" office:string-value="embedthis/makeme" calcext:value-type="string">
            <text:p>embedthis/makeme</text:p>
          </table:table-cell>
        </table:table-row>
        <table:table-row table:style-name="ro1">
          <table:table-cell office:value-type="float" office:value="8662075" calcext:value-type="float">
            <text:p>8662075</text:p>
          </table:table-cell>
          <table:table-cell office:value-type="string" calcext:value-type="string">
            <text:p>https://api.github.com/repos/amadvance/snapraid</text:p>
          </table:table-cell>
          <table:table-cell table:formula="of:=REPLACE([.B1290]; 1; 29; &quot;&quot;)" office:value-type="string" office:string-value="amadvance/snapraid" calcext:value-type="string">
            <text:p>amadvance/snapraid</text:p>
          </table:table-cell>
        </table:table-row>
        <table:table-row table:style-name="ro1">
          <table:table-cell office:value-type="float" office:value="8676572" calcext:value-type="float">
            <text:p>8676572</text:p>
          </table:table-cell>
          <table:table-cell office:value-type="string" calcext:value-type="string">
            <text:p>https://api.github.com/repos/saitoha/libsixel</text:p>
          </table:table-cell>
          <table:table-cell table:formula="of:=REPLACE([.B1291]; 1; 29; &quot;&quot;)" office:value-type="string" office:string-value="saitoha/libsixel" calcext:value-type="string">
            <text:p>saitoha/libsixel</text:p>
          </table:table-cell>
        </table:table-row>
        <table:table-row table:style-name="ro1">
          <table:table-cell office:value-type="float" office:value="8691554" calcext:value-type="float">
            <text:p>8691554</text:p>
          </table:table-cell>
          <table:table-cell office:value-type="string" calcext:value-type="string">
            <text:p>https://api.github.com/repos/amadvance/advancemame</text:p>
          </table:table-cell>
          <table:table-cell table:formula="of:=REPLACE([.B1292]; 1; 29; &quot;&quot;)" office:value-type="string" office:string-value="amadvance/advancemame" calcext:value-type="string">
            <text:p>amadvance/advancemame</text:p>
          </table:table-cell>
        </table:table-row>
        <table:table-row table:style-name="ro1">
          <table:table-cell office:value-type="float" office:value="8703714" calcext:value-type="float">
            <text:p>8703714</text:p>
          </table:table-cell>
          <table:table-cell office:value-type="string" calcext:value-type="string">
            <text:p>https://api.github.com/repos/eworm-de/claws-mail</text:p>
          </table:table-cell>
          <table:table-cell table:formula="of:=REPLACE([.B1293]; 1; 29; &quot;&quot;)" office:value-type="string" office:string-value="eworm-de/claws-mail" calcext:value-type="string">
            <text:p>eworm-de/claws-mail</text:p>
          </table:table-cell>
        </table:table-row>
        <table:table-row table:style-name="ro1">
          <table:table-cell office:value-type="float" office:value="8710336" calcext:value-type="float">
            <text:p>8710336</text:p>
          </table:table-cell>
          <table:table-cell office:value-type="string" calcext:value-type="string">
            <text:p>https://api.github.com/repos/rockdaboot/libpsl</text:p>
          </table:table-cell>
          <table:table-cell table:formula="of:=REPLACE([.B1294]; 1; 29; &quot;&quot;)" office:value-type="string" office:string-value="rockdaboot/libpsl" calcext:value-type="string">
            <text:p>rockdaboot/libpsl</text:p>
          </table:table-cell>
        </table:table-row>
        <table:table-row table:style-name="ro1">
          <table:table-cell office:value-type="float" office:value="8726607" calcext:value-type="float">
            <text:p>8726607</text:p>
          </table:table-cell>
          <table:table-cell office:value-type="string" calcext:value-type="string">
            <text:p>https://api.github.com/repos/pexip/gst-plugins-good</text:p>
          </table:table-cell>
          <table:table-cell table:formula="of:=REPLACE([.B1295]; 1; 29; &quot;&quot;)" office:value-type="string" office:string-value="pexip/gst-plugins-good" calcext:value-type="string">
            <text:p>pexip/gst-plugins-good</text:p>
          </table:table-cell>
        </table:table-row>
        <table:table-row table:style-name="ro1">
          <table:table-cell office:value-type="float" office:value="8758029" calcext:value-type="float">
            <text:p>8758029</text:p>
          </table:table-cell>
          <table:table-cell office:value-type="string" calcext:value-type="string">
            <text:p>https://api.github.com/repos/luser-dr00g/inca</text:p>
          </table:table-cell>
          <table:table-cell table:formula="of:=REPLACE([.B1296]; 1; 29; &quot;&quot;)" office:value-type="string" office:string-value="luser-dr00g/inca" calcext:value-type="string">
            <text:p>luser-dr00g/inca</text:p>
          </table:table-cell>
        </table:table-row>
        <table:table-row table:style-name="ro1">
          <table:table-cell office:value-type="float" office:value="8789239" calcext:value-type="float">
            <text:p>8789239</text:p>
          </table:table-cell>
          <table:table-cell office:value-type="string" calcext:value-type="string">
            <text:p>https://api.github.com/repos/IngwiePhoenix/FLTK</text:p>
          </table:table-cell>
          <table:table-cell table:formula="of:=REPLACE([.B1297]; 1; 29; &quot;&quot;)" office:value-type="string" office:string-value="IngwiePhoenix/FLTK" calcext:value-type="string">
            <text:p>IngwiePhoenix/FLTK</text:p>
          </table:table-cell>
        </table:table-row>
        <table:table-row table:style-name="ro1">
          <table:table-cell office:value-type="float" office:value="8796381" calcext:value-type="float">
            <text:p>8796381</text:p>
          </table:table-cell>
          <table:table-cell office:value-type="string" calcext:value-type="string">
            <text:p>https://api.github.com/repos/fishilico/selinux</text:p>
          </table:table-cell>
          <table:table-cell table:formula="of:=REPLACE([.B1298]; 1; 29; &quot;&quot;)" office:value-type="string" office:string-value="fishilico/selinux" calcext:value-type="string">
            <text:p>fishilico/selinux</text:p>
          </table:table-cell>
        </table:table-row>
        <table:table-row table:style-name="ro1">
          <table:table-cell office:value-type="float" office:value="8805446" calcext:value-type="float">
            <text:p>8805446</text:p>
          </table:table-cell>
          <table:table-cell office:value-type="string" calcext:value-type="string">
            <text:p>https://api.github.com/repos/openzfsonosx/zfs</text:p>
          </table:table-cell>
          <table:table-cell table:formula="of:=REPLACE([.B1299]; 1; 29; &quot;&quot;)" office:value-type="string" office:string-value="openzfsonosx/zfs" calcext:value-type="string">
            <text:p>openzfsonosx/zfs</text:p>
          </table:table-cell>
        </table:table-row>
        <table:table-row table:style-name="ro1">
          <table:table-cell office:value-type="float" office:value="8813994" calcext:value-type="float">
            <text:p>8813994</text:p>
          </table:table-cell>
          <table:table-cell office:value-type="string" calcext:value-type="string">
            <text:p>https://api.github.com/repos/Cyan4973/lz4</text:p>
          </table:table-cell>
          <table:table-cell table:formula="of:=REPLACE([.B1300]; 1; 29; &quot;&quot;)" office:value-type="string" office:string-value="Cyan4973/lz4" calcext:value-type="string">
            <text:p>Cyan4973/lz4</text:p>
          </table:table-cell>
        </table:table-row>
        <table:table-row table:style-name="ro1">
          <table:table-cell office:value-type="float" office:value="8822430" calcext:value-type="float">
            <text:p>8822430</text:p>
          </table:table-cell>
          <table:table-cell office:value-type="string" calcext:value-type="string">
            <text:p>https://api.github.com/repos/melt-umn/ableC</text:p>
          </table:table-cell>
          <table:table-cell table:formula="of:=REPLACE([.B1301]; 1; 29; &quot;&quot;)" office:value-type="string" office:string-value="melt-umn/ableC" calcext:value-type="string">
            <text:p>melt-umn/ableC</text:p>
          </table:table-cell>
        </table:table-row>
        <table:table-row table:style-name="ro1">
          <table:table-cell office:value-type="float" office:value="8843845" calcext:value-type="float">
            <text:p>8843845</text:p>
          </table:table-cell>
          <table:table-cell office:value-type="string" calcext:value-type="string">
            <text:p>https://api.github.com/repos/PKRoma/libwebp</text:p>
          </table:table-cell>
          <table:table-cell table:formula="of:=REPLACE([.B1302]; 1; 29; &quot;&quot;)" office:value-type="string" office:string-value="PKRoma/libwebp" calcext:value-type="string">
            <text:p>PKRoma/libwebp</text:p>
          </table:table-cell>
        </table:table-row>
        <table:table-row table:style-name="ro1">
          <table:table-cell office:value-type="float" office:value="8852295" calcext:value-type="float">
            <text:p>8852295</text:p>
          </table:table-cell>
          <table:table-cell office:value-type="string" calcext:value-type="string">
            <text:p>https://api.github.com/repos/Distrotech/pgpool2</text:p>
          </table:table-cell>
          <table:table-cell table:formula="of:=REPLACE([.B1303]; 1; 29; &quot;&quot;)" office:value-type="string" office:string-value="Distrotech/pgpool2" calcext:value-type="string">
            <text:p>Distrotech/pgpool2</text:p>
          </table:table-cell>
        </table:table-row>
        <table:table-row table:style-name="ro1">
          <table:table-cell office:value-type="float" office:value="8864746" calcext:value-type="float">
            <text:p>8864746</text:p>
          </table:table-cell>
          <table:table-cell office:value-type="string" calcext:value-type="string">
            <text:p>https://api.github.com/repos/Oleg-N-Cher/XDev</text:p>
          </table:table-cell>
          <table:table-cell table:formula="of:=REPLACE([.B1304]; 1; 29; &quot;&quot;)" office:value-type="string" office:string-value="Oleg-N-Cher/XDev" calcext:value-type="string">
            <text:p>Oleg-N-Cher/XDev</text:p>
          </table:table-cell>
        </table:table-row>
        <table:table-row table:style-name="ro1">
          <table:table-cell office:value-type="float" office:value="8866704" calcext:value-type="float">
            <text:p>8866704</text:p>
          </table:table-cell>
          <table:table-cell office:value-type="string" calcext:value-type="string">
            <text:p>https://api.github.com/repos/rdeits/iris-distro</text:p>
          </table:table-cell>
          <table:table-cell table:formula="of:=REPLACE([.B1305]; 1; 29; &quot;&quot;)" office:value-type="string" office:string-value="rdeits/iris-distro" calcext:value-type="string">
            <text:p>rdeits/iris-distro</text:p>
          </table:table-cell>
        </table:table-row>
        <table:table-row table:style-name="ro1">
          <table:table-cell office:value-type="float" office:value="8875464" calcext:value-type="float">
            <text:p>8875464</text:p>
          </table:table-cell>
          <table:table-cell office:value-type="string" calcext:value-type="string">
            <text:p>https://api.github.com/repos/sipwise/rtpengine</text:p>
          </table:table-cell>
          <table:table-cell table:formula="of:=REPLACE([.B1306]; 1; 29; &quot;&quot;)" office:value-type="string" office:string-value="sipwise/rtpengine" calcext:value-type="string">
            <text:p>sipwise/rtpengine</text:p>
          </table:table-cell>
        </table:table-row>
        <table:table-row table:style-name="ro1">
          <table:table-cell office:value-type="float" office:value="8889614" calcext:value-type="float">
            <text:p>8889614</text:p>
          </table:table-cell>
          <table:table-cell office:value-type="string" calcext:value-type="string">
            <text:p>https://api.github.com/repos/pingidentity/mod_auth_openidc</text:p>
          </table:table-cell>
          <table:table-cell table:formula="of:=REPLACE([.B1307]; 1; 29; &quot;&quot;)" office:value-type="string" office:string-value="pingidentity/mod_auth_openidc" calcext:value-type="string">
            <text:p>pingidentity/mod_auth_openidc</text:p>
          </table:table-cell>
        </table:table-row>
        <table:table-row table:style-name="ro1">
          <table:table-cell office:value-type="float" office:value="8892244" calcext:value-type="float">
            <text:p>8892244</text:p>
          </table:table-cell>
          <table:table-cell office:value-type="string" calcext:value-type="string">
            <text:p>https://api.github.com/repos/HarveyHunt/howm</text:p>
          </table:table-cell>
          <table:table-cell table:formula="of:=REPLACE([.B1308]; 1; 29; &quot;&quot;)" office:value-type="string" office:string-value="HarveyHunt/howm" calcext:value-type="string">
            <text:p>HarveyHunt/howm</text:p>
          </table:table-cell>
        </table:table-row>
        <table:table-row table:style-name="ro1">
          <table:table-cell office:value-type="float" office:value="8910987" calcext:value-type="float">
            <text:p>8910987</text:p>
          </table:table-cell>
          <table:table-cell office:value-type="string" calcext:value-type="string">
            <text:p>https://api.github.com/repos/iTALC/italc</text:p>
          </table:table-cell>
          <table:table-cell table:formula="of:=REPLACE([.B1309]; 1; 29; &quot;&quot;)" office:value-type="string" office:string-value="iTALC/italc" calcext:value-type="string">
            <text:p>iTALC/italc</text:p>
          </table:table-cell>
        </table:table-row>
        <table:table-row table:style-name="ro1">
          <table:table-cell office:value-type="float" office:value="8952015" calcext:value-type="float">
            <text:p>8952015</text:p>
          </table:table-cell>
          <table:table-cell office:value-type="string" calcext:value-type="string">
            <text:p>https://api.github.com/repos/linuxdeepin/deepin-installer</text:p>
          </table:table-cell>
          <table:table-cell table:formula="of:=REPLACE([.B1310]; 1; 29; &quot;&quot;)" office:value-type="string" office:string-value="linuxdeepin/deepin-installer" calcext:value-type="string">
            <text:p>linuxdeepin/deepin-installer</text:p>
          </table:table-cell>
        </table:table-row>
        <table:table-row table:style-name="ro1">
          <table:table-cell office:value-type="float" office:value="8966588" calcext:value-type="float">
            <text:p>8966588</text:p>
          </table:table-cell>
          <table:table-cell office:value-type="string" calcext:value-type="string">
            <text:p>https://api.github.com/repos/openvswitch/ovs</text:p>
          </table:table-cell>
          <table:table-cell table:formula="of:=REPLACE([.B1311]; 1; 29; &quot;&quot;)" office:value-type="string" office:string-value="openvswitch/ovs" calcext:value-type="string">
            <text:p>openvswitch/ovs</text:p>
          </table:table-cell>
        </table:table-row>
        <table:table-row table:style-name="ro1">
          <table:table-cell office:value-type="float" office:value="8966965" calcext:value-type="float">
            <text:p>8966965</text:p>
          </table:table-cell>
          <table:table-cell office:value-type="string" calcext:value-type="string">
            <text:p>https://api.github.com/repos/infoforcefeed/OlegDB</text:p>
          </table:table-cell>
          <table:table-cell table:formula="of:=REPLACE([.B1312]; 1; 29; &quot;&quot;)" office:value-type="string" office:string-value="infoforcefeed/OlegDB" calcext:value-type="string">
            <text:p>infoforcefeed/OlegDB</text:p>
          </table:table-cell>
        </table:table-row>
        <table:table-row table:style-name="ro1">
          <table:table-cell office:value-type="float" office:value="8968697" calcext:value-type="float">
            <text:p>8968697</text:p>
          </table:table-cell>
          <table:table-cell office:value-type="string" calcext:value-type="string">
            <text:p>https://api.github.com/repos/Jing0/ACM</text:p>
          </table:table-cell>
          <table:table-cell table:formula="of:=REPLACE([.B1313]; 1; 29; &quot;&quot;)" office:value-type="string" office:string-value="Jing0/ACM" calcext:value-type="string">
            <text:p>Jing0/ACM</text:p>
          </table:table-cell>
        </table:table-row>
        <table:table-row table:style-name="ro1">
          <table:table-cell office:value-type="float" office:value="8978442" calcext:value-type="float">
            <text:p>8978442</text:p>
          </table:table-cell>
          <table:table-cell office:value-type="string" calcext:value-type="string">
            <text:p>https://api.github.com/repos/ValveSoftware/steamos_kernel</text:p>
          </table:table-cell>
          <table:table-cell table:formula="of:=REPLACE([.B1314]; 1; 29; &quot;&quot;)" office:value-type="string" office:string-value="ValveSoftware/steamos_kernel" calcext:value-type="string">
            <text:p>ValveSoftware/steamos_kernel</text:p>
          </table:table-cell>
        </table:table-row>
        <table:table-row table:style-name="ro1">
          <table:table-cell office:value-type="float" office:value="8978705" calcext:value-type="float">
            <text:p>8978705</text:p>
          </table:table-cell>
          <table:table-cell office:value-type="string" calcext:value-type="string">
            <text:p>https://api.github.com/repos/centurysys/linux-kernel-MAE</text:p>
          </table:table-cell>
          <table:table-cell table:formula="of:=REPLACE([.B1315]; 1; 29; &quot;&quot;)" office:value-type="string" office:string-value="centurysys/linux-kernel-MAE" calcext:value-type="string">
            <text:p>centurysys/linux-kernel-MAE</text:p>
          </table:table-cell>
        </table:table-row>
        <table:table-row table:style-name="ro1">
          <table:table-cell office:value-type="float" office:value="8981474" calcext:value-type="float">
            <text:p>8981474</text:p>
          </table:table-cell>
          <table:table-cell office:value-type="string" calcext:value-type="string">
            <text:p>https://api.github.com/repos/mischief/9problems</text:p>
          </table:table-cell>
          <table:table-cell table:formula="of:=REPLACE([.B1316]; 1; 29; &quot;&quot;)" office:value-type="string" office:string-value="mischief/9problems" calcext:value-type="string">
            <text:p>mischief/9problems</text:p>
          </table:table-cell>
        </table:table-row>
        <table:table-row table:style-name="ro1">
          <table:table-cell office:value-type="float" office:value="8988014" calcext:value-type="float">
            <text:p>8988014</text:p>
          </table:table-cell>
          <table:table-cell office:value-type="string" calcext:value-type="string">
            <text:p>https://api.github.com/repos/LegacyXperia/android_kernel_semc_msm7x30</text:p>
          </table:table-cell>
          <table:table-cell table:formula="of:=REPLACE([.B1317]; 1; 29; &quot;&quot;)" office:value-type="string" office:string-value="LegacyXperia/android_kernel_semc_msm7x30" calcext:value-type="string">
            <text:p>LegacyXperia/android_kernel_semc_msm7x30</text:p>
          </table:table-cell>
        </table:table-row>
        <table:table-row table:style-name="ro1">
          <table:table-cell office:value-type="float" office:value="8990982" calcext:value-type="float">
            <text:p>8990982</text:p>
          </table:table-cell>
          <table:table-cell office:value-type="string" calcext:value-type="string">
            <text:p>https://api.github.com/repos/camgunz/d2k</text:p>
          </table:table-cell>
          <table:table-cell table:formula="of:=REPLACE([.B1318]; 1; 29; &quot;&quot;)" office:value-type="string" office:string-value="camgunz/d2k" calcext:value-type="string">
            <text:p>camgunz/d2k</text:p>
          </table:table-cell>
        </table:table-row>
        <table:table-row table:style-name="ro1">
          <table:table-cell office:value-type="float" office:value="9002895" calcext:value-type="float">
            <text:p>9002895</text:p>
          </table:table-cell>
          <table:table-cell office:value-type="string" calcext:value-type="string">
            <text:p>https://api.github.com/repos/SlimRoms/kernel_samsung_espresso10</text:p>
          </table:table-cell>
          <table:table-cell table:formula="of:=REPLACE([.B1319]; 1; 29; &quot;&quot;)" office:value-type="string" office:string-value="SlimRoms/kernel_samsung_espresso10" calcext:value-type="string">
            <text:p>SlimRoms/kernel_samsung_espresso10</text:p>
          </table:table-cell>
        </table:table-row>
        <table:table-row table:style-name="ro1">
          <table:table-cell office:value-type="float" office:value="9010489" calcext:value-type="float">
            <text:p>9010489</text:p>
          </table:table-cell>
          <table:table-cell office:value-type="string" calcext:value-type="string">
            <text:p>https://api.github.com/repos/robotology/icub-firmware-shared</text:p>
          </table:table-cell>
          <table:table-cell table:formula="of:=REPLACE([.B1320]; 1; 29; &quot;&quot;)" office:value-type="string" office:string-value="robotology/icub-firmware-shared" calcext:value-type="string">
            <text:p>robotology/icub-firmware-shared</text:p>
          </table:table-cell>
        </table:table-row>
        <table:table-row table:style-name="ro1">
          <table:table-cell office:value-type="float" office:value="9015024" calcext:value-type="float">
            <text:p>9015024</text:p>
          </table:table-cell>
          <table:table-cell office:value-type="string" calcext:value-type="string">
            <text:p>https://api.github.com/repos/xamarin/web-tests</text:p>
          </table:table-cell>
          <table:table-cell table:formula="of:=REPLACE([.B1321]; 1; 29; &quot;&quot;)" office:value-type="string" office:string-value="xamarin/web-tests" calcext:value-type="string">
            <text:p>xamarin/web-tests</text:p>
          </table:table-cell>
        </table:table-row>
        <table:table-row table:style-name="ro1">
          <table:table-cell office:value-type="float" office:value="9016397" calcext:value-type="float">
            <text:p>9016397</text:p>
          </table:table-cell>
          <table:table-cell office:value-type="string" calcext:value-type="string">
            <text:p>https://api.github.com/repos/q2vr/quake2vr</text:p>
          </table:table-cell>
          <table:table-cell table:formula="of:=REPLACE([.B1322]; 1; 29; &quot;&quot;)" office:value-type="string" office:string-value="q2vr/quake2vr" calcext:value-type="string">
            <text:p>q2vr/quake2vr</text:p>
          </table:table-cell>
        </table:table-row>
        <table:table-row table:style-name="ro1">
          <table:table-cell office:value-type="float" office:value="9041211" calcext:value-type="float">
            <text:p>9041211</text:p>
          </table:table-cell>
          <table:table-cell office:value-type="string" calcext:value-type="string">
            <text:p>https://api.github.com/repos/jesserayadkins/lily</text:p>
          </table:table-cell>
          <table:table-cell table:formula="of:=REPLACE([.B1323]; 1; 29; &quot;&quot;)" office:value-type="string" office:string-value="jesserayadkins/lily" calcext:value-type="string">
            <text:p>jesserayadkins/lily</text:p>
          </table:table-cell>
        </table:table-row>
        <table:table-row table:style-name="ro1">
          <table:table-cell office:value-type="float" office:value="9109251" calcext:value-type="float">
            <text:p>9109251</text:p>
          </table:table-cell>
          <table:table-cell office:value-type="string" calcext:value-type="string">
            <text:p>https://api.github.com/repos/aschafu/PSSH2</text:p>
          </table:table-cell>
          <table:table-cell table:formula="of:=REPLACE([.B1324]; 1; 29; &quot;&quot;)" office:value-type="string" office:string-value="aschafu/PSSH2" calcext:value-type="string">
            <text:p>aschafu/PSSH2</text:p>
          </table:table-cell>
        </table:table-row>
        <table:table-row table:style-name="ro1">
          <table:table-cell office:value-type="float" office:value="9141240" calcext:value-type="float">
            <text:p>9141240</text:p>
          </table:table-cell>
          <table:table-cell office:value-type="string" calcext:value-type="string">
            <text:p>https://api.github.com/repos/alcap-org/AlcapDAQ</text:p>
          </table:table-cell>
          <table:table-cell table:formula="of:=REPLACE([.B1325]; 1; 29; &quot;&quot;)" office:value-type="string" office:string-value="alcap-org/AlcapDAQ" calcext:value-type="string">
            <text:p>alcap-org/AlcapDAQ</text:p>
          </table:table-cell>
        </table:table-row>
        <table:table-row table:style-name="ro1">
          <table:table-cell office:value-type="float" office:value="9144590" calcext:value-type="float">
            <text:p>9144590</text:p>
          </table:table-cell>
          <table:table-cell office:value-type="string" calcext:value-type="string">
            <text:p>https://api.github.com/repos/CCExtractor/ccextractor</text:p>
          </table:table-cell>
          <table:table-cell table:formula="of:=REPLACE([.B1326]; 1; 29; &quot;&quot;)" office:value-type="string" office:string-value="CCExtractor/ccextractor" calcext:value-type="string">
            <text:p>CCExtractor/ccextractor</text:p>
          </table:table-cell>
        </table:table-row>
        <table:table-row table:style-name="ro1">
          <table:table-cell office:value-type="float" office:value="9146015" calcext:value-type="float">
            <text:p>9146015</text:p>
          </table:table-cell>
          <table:table-cell office:value-type="string" calcext:value-type="string">
            <text:p>https://api.github.com/repos/ericsink/SQLitePCL.raw</text:p>
          </table:table-cell>
          <table:table-cell table:formula="of:=REPLACE([.B1327]; 1; 29; &quot;&quot;)" office:value-type="string" office:string-value="ericsink/SQLitePCL.raw" calcext:value-type="string">
            <text:p>ericsink/SQLitePCL.raw</text:p>
          </table:table-cell>
        </table:table-row>
        <table:table-row table:style-name="ro1">
          <table:table-cell office:value-type="float" office:value="9149270" calcext:value-type="float">
            <text:p>9149270</text:p>
          </table:table-cell>
          <table:table-cell office:value-type="string" calcext:value-type="string">
            <text:p>https://api.github.com/repos/AppleWin/AppleWin</text:p>
          </table:table-cell>
          <table:table-cell table:formula="of:=REPLACE([.B1328]; 1; 29; &quot;&quot;)" office:value-type="string" office:string-value="AppleWin/AppleWin" calcext:value-type="string">
            <text:p>AppleWin/AppleWin</text:p>
          </table:table-cell>
        </table:table-row>
        <table:table-row table:style-name="ro1">
          <table:table-cell office:value-type="float" office:value="9167836" calcext:value-type="float">
            <text:p>9167836</text:p>
          </table:table-cell>
          <table:table-cell office:value-type="string" calcext:value-type="string">
            <text:p>https://api.github.com/repos/mattrope/kernel</text:p>
          </table:table-cell>
          <table:table-cell table:formula="of:=REPLACE([.B1329]; 1; 29; &quot;&quot;)" office:value-type="string" office:string-value="mattrope/kernel" calcext:value-type="string">
            <text:p>mattrope/kernel</text:p>
          </table:table-cell>
        </table:table-row>
        <table:table-row table:style-name="ro1">
          <table:table-cell office:value-type="float" office:value="9174774" calcext:value-type="float">
            <text:p>9174774</text:p>
          </table:table-cell>
          <table:table-cell office:value-type="string" calcext:value-type="string">
            <text:p>https://api.github.com/repos/compmech/compmech</text:p>
          </table:table-cell>
          <table:table-cell table:formula="of:=REPLACE([.B1330]; 1; 29; &quot;&quot;)" office:value-type="string" office:string-value="compmech/compmech" calcext:value-type="string">
            <text:p>compmech/compmech</text:p>
          </table:table-cell>
        </table:table-row>
        <table:table-row table:style-name="ro1">
          <table:table-cell office:value-type="float" office:value="9182603" calcext:value-type="float">
            <text:p>9182603</text:p>
          </table:table-cell>
          <table:table-cell office:value-type="string" calcext:value-type="string">
            <text:p>https://api.github.com/repos/sx-mirror/sx</text:p>
          </table:table-cell>
          <table:table-cell table:formula="of:=REPLACE([.B1331]; 1; 29; &quot;&quot;)" office:value-type="string" office:string-value="sx-mirror/sx" calcext:value-type="string">
            <text:p>sx-mirror/sx</text:p>
          </table:table-cell>
        </table:table-row>
        <table:table-row table:style-name="ro1">
          <table:table-cell office:value-type="float" office:value="9255164" calcext:value-type="float">
            <text:p>9255164</text:p>
          </table:table-cell>
          <table:table-cell office:value-type="string" calcext:value-type="string">
            <text:p>https://api.github.com/repos/darksideos/darkside-kernel</text:p>
          </table:table-cell>
          <table:table-cell table:formula="of:=REPLACE([.B1332]; 1; 29; &quot;&quot;)" office:value-type="string" office:string-value="darksideos/darkside-kernel" calcext:value-type="string">
            <text:p>darksideos/darkside-kernel</text:p>
          </table:table-cell>
        </table:table-row>
        <table:table-row table:style-name="ro1">
          <table:table-cell office:value-type="float" office:value="9275827" calcext:value-type="float">
            <text:p>9275827</text:p>
          </table:table-cell>
          <table:table-cell office:value-type="string" calcext:value-type="string">
            <text:p>https://api.github.com/repos/ciaa/Firmware</text:p>
          </table:table-cell>
          <table:table-cell table:formula="of:=REPLACE([.B1333]; 1; 29; &quot;&quot;)" office:value-type="string" office:string-value="ciaa/Firmware" calcext:value-type="string">
            <text:p>ciaa/Firmware</text:p>
          </table:table-cell>
        </table:table-row>
        <table:table-row table:style-name="ro1">
          <table:table-cell office:value-type="float" office:value="9286573" calcext:value-type="float">
            <text:p>9286573</text:p>
          </table:table-cell>
          <table:table-cell office:value-type="string" calcext:value-type="string">
            <text:p>https://api.github.com/repos/Hashcode/kernel_omap</text:p>
          </table:table-cell>
          <table:table-cell table:formula="of:=REPLACE([.B1334]; 1; 29; &quot;&quot;)" office:value-type="string" office:string-value="Hashcode/kernel_omap" calcext:value-type="string">
            <text:p>Hashcode/kernel_omap</text:p>
          </table:table-cell>
        </table:table-row>
        <table:table-row table:style-name="ro1">
          <table:table-cell office:value-type="float" office:value="9288363" calcext:value-type="float">
            <text:p>9288363</text:p>
          </table:table-cell>
          <table:table-cell office:value-type="string" calcext:value-type="string">
            <text:p>https://api.github.com/repos/lttng/lttng-tools</text:p>
          </table:table-cell>
          <table:table-cell table:formula="of:=REPLACE([.B1335]; 1; 29; &quot;&quot;)" office:value-type="string" office:string-value="lttng/lttng-tools" calcext:value-type="string">
            <text:p>lttng/lttng-tools</text:p>
          </table:table-cell>
        </table:table-row>
        <table:table-row table:style-name="ro1">
          <table:table-cell office:value-type="float" office:value="9310561" calcext:value-type="float">
            <text:p>9310561</text:p>
          </table:table-cell>
          <table:table-cell office:value-type="string" calcext:value-type="string">
            <text:p>https://api.github.com/repos/open-mpi/orcm</text:p>
          </table:table-cell>
          <table:table-cell table:formula="of:=REPLACE([.B1336]; 1; 29; &quot;&quot;)" office:value-type="string" office:string-value="open-mpi/orcm" calcext:value-type="string">
            <text:p>open-mpi/orcm</text:p>
          </table:table-cell>
        </table:table-row>
        <table:table-row table:style-name="ro1">
          <table:table-cell office:value-type="float" office:value="9312705" calcext:value-type="float">
            <text:p>9312705</text:p>
          </table:table-cell>
          <table:table-cell office:value-type="string" calcext:value-type="string">
            <text:p>https://api.github.com/repos/embedthis/appweb</text:p>
          </table:table-cell>
          <table:table-cell table:formula="of:=REPLACE([.B1337]; 1; 29; &quot;&quot;)" office:value-type="string" office:string-value="embedthis/appweb" calcext:value-type="string">
            <text:p>embedthis/appweb</text:p>
          </table:table-cell>
        </table:table-row>
        <table:table-row table:style-name="ro1">
          <table:table-cell office:value-type="float" office:value="9323292" calcext:value-type="float">
            <text:p>9323292</text:p>
          </table:table-cell>
          <table:table-cell office:value-type="string" calcext:value-type="string">
            <text:p>https://api.github.com/repos/sideeffects/HoudiniEngineForMaya</text:p>
          </table:table-cell>
          <table:table-cell table:formula="of:=REPLACE([.B1338]; 1; 29; &quot;&quot;)" office:value-type="string" office:string-value="sideeffects/HoudiniEngineForMaya" calcext:value-type="string">
            <text:p>sideeffects/HoudiniEngineForMaya</text:p>
          </table:table-cell>
        </table:table-row>
        <table:table-row table:style-name="ro1">
          <table:table-cell office:value-type="float" office:value="9334282" calcext:value-type="float">
            <text:p>9334282</text:p>
          </table:table-cell>
          <table:table-cell office:value-type="string" calcext:value-type="string">
            <text:p>https://api.github.com/repos/projectatomic/rpm-ostree</text:p>
          </table:table-cell>
          <table:table-cell table:formula="of:=REPLACE([.B1339]; 1; 29; &quot;&quot;)" office:value-type="string" office:string-value="projectatomic/rpm-ostree" calcext:value-type="string">
            <text:p>projectatomic/rpm-ostree</text:p>
          </table:table-cell>
        </table:table-row>
        <table:table-row table:style-name="ro1">
          <table:table-cell office:value-type="float" office:value="9357044" calcext:value-type="float">
            <text:p>9357044</text:p>
          </table:table-cell>
          <table:table-cell office:value-type="string" calcext:value-type="string">
            <text:p>https://api.github.com/repos/openresty/lua-nginx-module</text:p>
          </table:table-cell>
          <table:table-cell table:formula="of:=REPLACE([.B1340]; 1; 29; &quot;&quot;)" office:value-type="string" office:string-value="openresty/lua-nginx-module" calcext:value-type="string">
            <text:p>openresty/lua-nginx-module</text:p>
          </table:table-cell>
        </table:table-row>
        <table:table-row table:style-name="ro1">
          <table:table-cell office:value-type="float" office:value="9407731" calcext:value-type="float">
            <text:p>9407731</text:p>
          </table:table-cell>
          <table:table-cell office:value-type="string" calcext:value-type="string">
            <text:p>https://api.github.com/repos/lttng/lttng-modules</text:p>
          </table:table-cell>
          <table:table-cell table:formula="of:=REPLACE([.B1341]; 1; 29; &quot;&quot;)" office:value-type="string" office:string-value="lttng/lttng-modules" calcext:value-type="string">
            <text:p>lttng/lttng-modules</text:p>
          </table:table-cell>
        </table:table-row>
        <table:table-row table:style-name="ro1">
          <table:table-cell office:value-type="float" office:value="9426318" calcext:value-type="float">
            <text:p>9426318</text:p>
          </table:table-cell>
          <table:table-cell office:value-type="string" calcext:value-type="string">
            <text:p>https://api.github.com/repos/cromarty/ttsprojects</text:p>
          </table:table-cell>
          <table:table-cell table:formula="of:=REPLACE([.B1342]; 1; 29; &quot;&quot;)" office:value-type="string" office:string-value="cromarty/ttsprojects" calcext:value-type="string">
            <text:p>cromarty/ttsprojects</text:p>
          </table:table-cell>
        </table:table-row>
        <table:table-row table:style-name="ro1">
          <table:table-cell office:value-type="float" office:value="9429962" calcext:value-type="float">
            <text:p>9429962</text:p>
          </table:table-cell>
          <table:table-cell office:value-type="string" calcext:value-type="string">
            <text:p>https://api.github.com/repos/MaJerle/stm32f429</text:p>
          </table:table-cell>
          <table:table-cell table:formula="of:=REPLACE([.B1343]; 1; 29; &quot;&quot;)" office:value-type="string" office:string-value="MaJerle/stm32f429" calcext:value-type="string">
            <text:p>MaJerle/stm32f429</text:p>
          </table:table-cell>
        </table:table-row>
        <table:table-row table:style-name="ro1">
          <table:table-cell office:value-type="float" office:value="9436199" calcext:value-type="float">
            <text:p>9436199</text:p>
          </table:table-cell>
          <table:table-cell office:value-type="string" calcext:value-type="string">
            <text:p>https://api.github.com/repos/jsummers/deark</text:p>
          </table:table-cell>
          <table:table-cell table:formula="of:=REPLACE([.B1344]; 1; 29; &quot;&quot;)" office:value-type="string" office:string-value="jsummers/deark" calcext:value-type="string">
            <text:p>jsummers/deark</text:p>
          </table:table-cell>
        </table:table-row>
        <table:table-row table:style-name="ro1">
          <table:table-cell office:value-type="float" office:value="9438306" calcext:value-type="float">
            <text:p>9438306</text:p>
          </table:table-cell>
          <table:table-cell office:value-type="string" calcext:value-type="string">
            <text:p>https://api.github.com/repos/lttng/lttng-ust</text:p>
          </table:table-cell>
          <table:table-cell table:formula="of:=REPLACE([.B1345]; 1; 29; &quot;&quot;)" office:value-type="string" office:string-value="lttng/lttng-ust" calcext:value-type="string">
            <text:p>lttng/lttng-ust</text:p>
          </table:table-cell>
        </table:table-row>
        <table:table-row table:style-name="ro1">
          <table:table-cell office:value-type="float" office:value="9458133" calcext:value-type="float">
            <text:p>9458133</text:p>
          </table:table-cell>
          <table:table-cell office:value-type="string" calcext:value-type="string">
            <text:p>https://api.github.com/repos/efficios/babeltrace</text:p>
          </table:table-cell>
          <table:table-cell table:formula="of:=REPLACE([.B1346]; 1; 29; &quot;&quot;)" office:value-type="string" office:string-value="efficios/babeltrace" calcext:value-type="string">
            <text:p>efficios/babeltrace</text:p>
          </table:table-cell>
        </table:table-row>
        <table:table-row table:style-name="ro1">
          <table:table-cell office:value-type="float" office:value="9460165" calcext:value-type="float">
            <text:p>9460165</text:p>
          </table:table-cell>
          <table:table-cell office:value-type="string" calcext:value-type="string">
            <text:p>https://api.github.com/repos/plexoos/star-offline-hft</text:p>
          </table:table-cell>
          <table:table-cell table:formula="of:=REPLACE([.B1347]; 1; 29; &quot;&quot;)" office:value-type="string" office:string-value="plexoos/star-offline-hft" calcext:value-type="string">
            <text:p>plexoos/star-offline-hft</text:p>
          </table:table-cell>
        </table:table-row>
        <table:table-row table:style-name="ro1">
          <table:table-cell office:value-type="float" office:value="9507109" calcext:value-type="float">
            <text:p>9507109</text:p>
          </table:table-cell>
          <table:table-cell office:value-type="string" calcext:value-type="string">
            <text:p>https://api.github.com/repos/giaf/hpmpc</text:p>
          </table:table-cell>
          <table:table-cell table:formula="of:=REPLACE([.B1348]; 1; 29; &quot;&quot;)" office:value-type="string" office:string-value="giaf/hpmpc" calcext:value-type="string">
            <text:p>giaf/hpmpc</text:p>
          </table:table-cell>
        </table:table-row>
        <table:table-row table:style-name="ro1">
          <table:table-cell office:value-type="float" office:value="9509712" calcext:value-type="float">
            <text:p>9509712</text:p>
          </table:table-cell>
          <table:table-cell office:value-type="string" calcext:value-type="string">
            <text:p>https://api.github.com/repos/trezor/trezor-mcu</text:p>
          </table:table-cell>
          <table:table-cell table:formula="of:=REPLACE([.B1349]; 1; 29; &quot;&quot;)" office:value-type="string" office:string-value="trezor/trezor-mcu" calcext:value-type="string">
            <text:p>trezor/trezor-mcu</text:p>
          </table:table-cell>
        </table:table-row>
        <table:table-row table:style-name="ro1">
          <table:table-cell office:value-type="float" office:value="9510906" calcext:value-type="float">
            <text:p>9510906</text:p>
          </table:table-cell>
          <table:table-cell office:value-type="string" calcext:value-type="string">
            <text:p>https://api.github.com/repos/Theano/libgpuarray</text:p>
          </table:table-cell>
          <table:table-cell table:formula="of:=REPLACE([.B1350]; 1; 29; &quot;&quot;)" office:value-type="string" office:string-value="Theano/libgpuarray" calcext:value-type="string">
            <text:p>Theano/libgpuarray</text:p>
          </table:table-cell>
        </table:table-row>
        <table:table-row table:style-name="ro1">
          <table:table-cell office:value-type="float" office:value="9553784" calcext:value-type="float">
            <text:p>9553784</text:p>
          </table:table-cell>
          <table:table-cell office:value-type="string" calcext:value-type="string">
            <text:p>https://api.github.com/repos/ni/VireoSDK</text:p>
          </table:table-cell>
          <table:table-cell table:formula="of:=REPLACE([.B1351]; 1; 29; &quot;&quot;)" office:value-type="string" office:string-value="ni/VireoSDK" calcext:value-type="string">
            <text:p>ni/VireoSDK</text:p>
          </table:table-cell>
        </table:table-row>
        <table:table-row table:style-name="ro1">
          <table:table-cell office:value-type="float" office:value="9555479" calcext:value-type="float">
            <text:p>9555479</text:p>
          </table:table-cell>
          <table:table-cell office:value-type="string" calcext:value-type="string">
            <text:p>https://api.github.com/repos/ebassi/graphene</text:p>
          </table:table-cell>
          <table:table-cell table:formula="of:=REPLACE([.B1352]; 1; 29; &quot;&quot;)" office:value-type="string" office:string-value="ebassi/graphene" calcext:value-type="string">
            <text:p>ebassi/graphene</text:p>
          </table:table-cell>
        </table:table-row>
        <table:table-row table:style-name="ro1">
          <table:table-cell office:value-type="float" office:value="9559145" calcext:value-type="float">
            <text:p>9559145</text:p>
          </table:table-cell>
          <table:table-cell office:value-type="string" calcext:value-type="string">
            <text:p>https://api.github.com/repos/WigWagCo/wwrelay-utils</text:p>
          </table:table-cell>
          <table:table-cell table:formula="of:=REPLACE([.B1353]; 1; 29; &quot;&quot;)" office:value-type="string" office:string-value="WigWagCo/wwrelay-utils" calcext:value-type="string">
            <text:p>WigWagCo/wwrelay-utils</text:p>
          </table:table-cell>
        </table:table-row>
        <table:table-row table:style-name="ro1">
          <table:table-cell office:value-type="float" office:value="9559282" calcext:value-type="float">
            <text:p>9559282</text:p>
          </table:table-cell>
          <table:table-cell office:value-type="string" calcext:value-type="string">
            <text:p>https://api.github.com/repos/guillemj/dpkg</text:p>
          </table:table-cell>
          <table:table-cell table:formula="of:=REPLACE([.B1354]; 1; 29; &quot;&quot;)" office:value-type="string" office:string-value="guillemj/dpkg" calcext:value-type="string">
            <text:p>guillemj/dpkg</text:p>
          </table:table-cell>
        </table:table-row>
        <table:table-row table:style-name="ro1">
          <table:table-cell office:value-type="float" office:value="9564464" calcext:value-type="float">
            <text:p>9564464</text:p>
          </table:table-cell>
          <table:table-cell office:value-type="string" calcext:value-type="string">
            <text:p>https://api.github.com/repos/Stellarium/stellarium</text:p>
          </table:table-cell>
          <table:table-cell table:formula="of:=REPLACE([.B1355]; 1; 29; &quot;&quot;)" office:value-type="string" office:string-value="Stellarium/stellarium" calcext:value-type="string">
            <text:p>Stellarium/stellarium</text:p>
          </table:table-cell>
        </table:table-row>
        <table:table-row table:style-name="ro1">
          <table:table-cell office:value-type="float" office:value="9570537" calcext:value-type="float">
            <text:p>9570537</text:p>
          </table:table-cell>
          <table:table-cell office:value-type="string" calcext:value-type="string">
            <text:p>https://api.github.com/repos/gpac/gpac</text:p>
          </table:table-cell>
          <table:table-cell table:formula="of:=REPLACE([.B1356]; 1; 29; &quot;&quot;)" office:value-type="string" office:string-value="gpac/gpac" calcext:value-type="string">
            <text:p>gpac/gpac</text:p>
          </table:table-cell>
        </table:table-row>
        <table:table-row table:style-name="ro1">
          <table:table-cell office:value-type="float" office:value="9572904" calcext:value-type="float">
            <text:p>9572904</text:p>
          </table:table-cell>
          <table:table-cell office:value-type="string" calcext:value-type="string">
            <text:p>https://api.github.com/repos/maandree/mds</text:p>
          </table:table-cell>
          <table:table-cell table:formula="of:=REPLACE([.B1357]; 1; 29; &quot;&quot;)" office:value-type="string" office:string-value="maandree/mds" calcext:value-type="string">
            <text:p>maandree/mds</text:p>
          </table:table-cell>
        </table:table-row>
        <table:table-row table:style-name="ro1">
          <table:table-cell office:value-type="float" office:value="9573123" calcext:value-type="float">
            <text:p>9573123</text:p>
          </table:table-cell>
          <table:table-cell office:value-type="string" calcext:value-type="string">
            <text:p>https://api.github.com/repos/korken89/KFly_ChibiOS</text:p>
          </table:table-cell>
          <table:table-cell table:formula="of:=REPLACE([.B1358]; 1; 29; &quot;&quot;)" office:value-type="string" office:string-value="korken89/KFly_ChibiOS" calcext:value-type="string">
            <text:p>korken89/KFly_ChibiOS</text:p>
          </table:table-cell>
        </table:table-row>
        <table:table-row table:style-name="ro1">
          <table:table-cell office:value-type="float" office:value="9580485" calcext:value-type="float">
            <text:p>9580485</text:p>
          </table:table-cell>
          <table:table-cell office:value-type="string" calcext:value-type="string">
            <text:p>https://api.github.com/repos/sustrik/libmill</text:p>
          </table:table-cell>
          <table:table-cell table:formula="of:=REPLACE([.B1359]; 1; 29; &quot;&quot;)" office:value-type="string" office:string-value="sustrik/libmill" calcext:value-type="string">
            <text:p>sustrik/libmill</text:p>
          </table:table-cell>
        </table:table-row>
        <table:table-row table:style-name="ro1">
          <table:table-cell office:value-type="float" office:value="9586201" calcext:value-type="float">
            <text:p>9586201</text:p>
          </table:table-cell>
          <table:table-cell office:value-type="string" calcext:value-type="string">
            <text:p>https://api.github.com/repos/netty/netty-tcnative</text:p>
          </table:table-cell>
          <table:table-cell table:formula="of:=REPLACE([.B1360]; 1; 29; &quot;&quot;)" office:value-type="string" office:string-value="netty/netty-tcnative" calcext:value-type="string">
            <text:p>netty/netty-tcnative</text:p>
          </table:table-cell>
        </table:table-row>
        <table:table-row table:style-name="ro1">
          <table:table-cell office:value-type="float" office:value="9586425" calcext:value-type="float">
            <text:p>9586425</text:p>
          </table:table-cell>
          <table:table-cell office:value-type="string" calcext:value-type="string">
            <text:p>https://api.github.com/repos/katlogic/nginx</text:p>
          </table:table-cell>
          <table:table-cell table:formula="of:=REPLACE([.B1361]; 1; 29; &quot;&quot;)" office:value-type="string" office:string-value="katlogic/nginx" calcext:value-type="string">
            <text:p>katlogic/nginx</text:p>
          </table:table-cell>
        </table:table-row>
        <table:table-row table:style-name="ro1">
          <table:table-cell office:value-type="float" office:value="9590181" calcext:value-type="float">
            <text:p>9590181</text:p>
          </table:table-cell>
          <table:table-cell office:value-type="string" calcext:value-type="string">
            <text:p>https://api.github.com/repos/googyanas/Googy-Max3-Kernel</text:p>
          </table:table-cell>
          <table:table-cell table:formula="of:=REPLACE([.B1362]; 1; 29; &quot;&quot;)" office:value-type="string" office:string-value="googyanas/Googy-Max3-Kernel" calcext:value-type="string">
            <text:p>googyanas/Googy-Max3-Kernel</text:p>
          </table:table-cell>
        </table:table-row>
        <table:table-row table:style-name="ro1">
          <table:table-cell office:value-type="float" office:value="9606122" calcext:value-type="float">
            <text:p>9606122</text:p>
          </table:table-cell>
          <table:table-cell office:value-type="string" calcext:value-type="string">
            <text:p>https://api.github.com/repos/royye62/royx</text:p>
          </table:table-cell>
          <table:table-cell table:formula="of:=REPLACE([.B1363]; 1; 29; &quot;&quot;)" office:value-type="string" office:string-value="royye62/royx" calcext:value-type="string">
            <text:p>royye62/royx</text:p>
          </table:table-cell>
        </table:table-row>
        <table:table-row table:style-name="ro1">
          <table:table-cell office:value-type="float" office:value="9644542" calcext:value-type="float">
            <text:p>9644542</text:p>
          </table:table-cell>
          <table:table-cell office:value-type="string" calcext:value-type="string">
            <text:p>https://api.github.com/repos/zevv/duc</text:p>
          </table:table-cell>
          <table:table-cell table:formula="of:=REPLACE([.B1364]; 1; 29; &quot;&quot;)" office:value-type="string" office:string-value="zevv/duc" calcext:value-type="string">
            <text:p>zevv/duc</text:p>
          </table:table-cell>
        </table:table-row>
        <table:table-row table:style-name="ro1">
          <table:table-cell office:value-type="float" office:value="9660928" calcext:value-type="float">
            <text:p>9660928</text:p>
          </table:table-cell>
          <table:table-cell office:value-type="string" calcext:value-type="string">
            <text:p>https://api.github.com/repos/liballeg/allegro5</text:p>
          </table:table-cell>
          <table:table-cell table:formula="of:=REPLACE([.B1365]; 1; 29; &quot;&quot;)" office:value-type="string" office:string-value="liballeg/allegro5" calcext:value-type="string">
            <text:p>liballeg/allegro5</text:p>
          </table:table-cell>
        </table:table-row>
        <table:table-row table:style-name="ro1">
          <table:table-cell office:value-type="float" office:value="9676397" calcext:value-type="float">
            <text:p>9676397</text:p>
          </table:table-cell>
          <table:table-cell office:value-type="string" calcext:value-type="string">
            <text:p>https://api.github.com/repos/dsteuer/laska</text:p>
          </table:table-cell>
          <table:table-cell table:formula="of:=REPLACE([.B1366]; 1; 29; &quot;&quot;)" office:value-type="string" office:string-value="dsteuer/laska" calcext:value-type="string">
            <text:p>dsteuer/laska</text:p>
          </table:table-cell>
        </table:table-row>
        <table:table-row table:style-name="ro1">
          <table:table-cell office:value-type="float" office:value="9696667" calcext:value-type="float">
            <text:p>9696667</text:p>
          </table:table-cell>
          <table:table-cell office:value-type="string" calcext:value-type="string">
            <text:p>https://api.github.com/repos/NagiosEnterprises/nagioscore</text:p>
          </table:table-cell>
          <table:table-cell table:formula="of:=REPLACE([.B1367]; 1; 29; &quot;&quot;)" office:value-type="string" office:string-value="NagiosEnterprises/nagioscore" calcext:value-type="string">
            <text:p>NagiosEnterprises/nagioscore</text:p>
          </table:table-cell>
        </table:table-row>
        <table:table-row table:style-name="ro1">
          <table:table-cell office:value-type="float" office:value="9698848" calcext:value-type="float">
            <text:p>9698848</text:p>
          </table:table-cell>
          <table:table-cell office:value-type="string" calcext:value-type="string">
            <text:p>https://api.github.com/repos/Alcaro/minir</text:p>
          </table:table-cell>
          <table:table-cell table:formula="of:=REPLACE([.B1368]; 1; 29; &quot;&quot;)" office:value-type="string" office:string-value="Alcaro/minir" calcext:value-type="string">
            <text:p>Alcaro/minir</text:p>
          </table:table-cell>
        </table:table-row>
        <table:table-row table:style-name="ro1">
          <table:table-cell office:value-type="float" office:value="9700067" calcext:value-type="float">
            <text:p>9700067</text:p>
          </table:table-cell>
          <table:table-cell office:value-type="string" calcext:value-type="string">
            <text:p>https://api.github.com/repos/bstarynk/old-melt-monitor</text:p>
          </table:table-cell>
          <table:table-cell table:formula="of:=REPLACE([.B1369]; 1; 29; &quot;&quot;)" office:value-type="string" office:string-value="bstarynk/old-melt-monitor" calcext:value-type="string">
            <text:p>bstarynk/old-melt-monitor</text:p>
          </table:table-cell>
        </table:table-row>
        <table:table-row table:style-name="ro1">
          <table:table-cell office:value-type="float" office:value="9708667" calcext:value-type="float">
            <text:p>9708667</text:p>
          </table:table-cell>
          <table:table-cell office:value-type="string" calcext:value-type="string">
            <text:p>https://api.github.com/repos/notmuch/notmuch</text:p>
          </table:table-cell>
          <table:table-cell table:formula="of:=REPLACE([.B1370]; 1; 29; &quot;&quot;)" office:value-type="string" office:string-value="notmuch/notmuch" calcext:value-type="string">
            <text:p>notmuch/notmuch</text:p>
          </table:table-cell>
        </table:table-row>
        <table:table-row table:style-name="ro1">
          <table:table-cell office:value-type="float" office:value="9729877" calcext:value-type="float">
            <text:p>9729877</text:p>
          </table:table-cell>
          <table:table-cell office:value-type="string" calcext:value-type="string">
            <text:p>https://api.github.com/repos/zsummer/breeze</text:p>
          </table:table-cell>
          <table:table-cell table:formula="of:=REPLACE([.B1371]; 1; 29; &quot;&quot;)" office:value-type="string" office:string-value="zsummer/breeze" calcext:value-type="string">
            <text:p>zsummer/breeze</text:p>
          </table:table-cell>
        </table:table-row>
        <table:table-row table:style-name="ro1">
          <table:table-cell office:value-type="float" office:value="9735236" calcext:value-type="float">
            <text:p>9735236</text:p>
          </table:table-cell>
          <table:table-cell office:value-type="string" calcext:value-type="string">
            <text:p>https://api.github.com/repos/bisdn/xdpd</text:p>
          </table:table-cell>
          <table:table-cell table:formula="of:=REPLACE([.B1372]; 1; 29; &quot;&quot;)" office:value-type="string" office:string-value="bisdn/xdpd" calcext:value-type="string">
            <text:p>bisdn/xdpd</text:p>
          </table:table-cell>
        </table:table-row>
        <table:table-row table:style-name="ro1">
          <table:table-cell office:value-type="float" office:value="9738577" calcext:value-type="float">
            <text:p>9738577</text:p>
          </table:table-cell>
          <table:table-cell office:value-type="string" calcext:value-type="string">
            <text:p>https://api.github.com/repos/luvit/luv</text:p>
          </table:table-cell>
          <table:table-cell table:formula="of:=REPLACE([.B1373]; 1; 29; &quot;&quot;)" office:value-type="string" office:string-value="luvit/luv" calcext:value-type="string">
            <text:p>luvit/luv</text:p>
          </table:table-cell>
        </table:table-row>
        <table:table-row table:style-name="ro1">
          <table:table-cell office:value-type="float" office:value="9741415" calcext:value-type="float">
            <text:p>9741415</text:p>
          </table:table-cell>
          <table:table-cell office:value-type="string" calcext:value-type="string">
            <text:p>https://api.github.com/repos/frida/glib</text:p>
          </table:table-cell>
          <table:table-cell table:formula="of:=REPLACE([.B1374]; 1; 29; &quot;&quot;)" office:value-type="string" office:string-value="frida/glib" calcext:value-type="string">
            <text:p>frida/glib</text:p>
          </table:table-cell>
        </table:table-row>
        <table:table-row table:style-name="ro1">
          <table:table-cell office:value-type="float" office:value="9741463" calcext:value-type="float">
            <text:p>9741463</text:p>
          </table:table-cell>
          <table:table-cell office:value-type="string" calcext:value-type="string">
            <text:p>https://api.github.com/repos/nanocritical/n</text:p>
          </table:table-cell>
          <table:table-cell table:formula="of:=REPLACE([.B1375]; 1; 29; &quot;&quot;)" office:value-type="string" office:string-value="nanocritical/n" calcext:value-type="string">
            <text:p>nanocritical/n</text:p>
          </table:table-cell>
        </table:table-row>
        <table:table-row table:style-name="ro1">
          <table:table-cell office:value-type="float" office:value="9742161" calcext:value-type="float">
            <text:p>9742161</text:p>
          </table:table-cell>
          <table:table-cell office:value-type="string" calcext:value-type="string">
            <text:p>https://api.github.com/repos/pou036/redback</text:p>
          </table:table-cell>
          <table:table-cell table:formula="of:=REPLACE([.B1376]; 1; 29; &quot;&quot;)" office:value-type="string" office:string-value="pou036/redback" calcext:value-type="string">
            <text:p>pou036/redback</text:p>
          </table:table-cell>
        </table:table-row>
        <table:table-row table:style-name="ro1">
          <table:table-cell office:value-type="float" office:value="9754072" calcext:value-type="float">
            <text:p>9754072</text:p>
          </table:table-cell>
          <table:table-cell office:value-type="string" calcext:value-type="string">
            <text:p>https://api.github.com/repos/proftpd/proftpd</text:p>
          </table:table-cell>
          <table:table-cell table:formula="of:=REPLACE([.B1377]; 1; 29; &quot;&quot;)" office:value-type="string" office:string-value="proftpd/proftpd" calcext:value-type="string">
            <text:p>proftpd/proftpd</text:p>
          </table:table-cell>
        </table:table-row>
        <table:table-row table:style-name="ro1">
          <table:table-cell office:value-type="float" office:value="9756405" calcext:value-type="float">
            <text:p>9756405</text:p>
          </table:table-cell>
          <table:table-cell office:value-type="string" calcext:value-type="string">
            <text:p>https://api.github.com/repos/Gurgel100/Kernel</text:p>
          </table:table-cell>
          <table:table-cell table:formula="of:=REPLACE([.B1378]; 1; 29; &quot;&quot;)" office:value-type="string" office:string-value="Gurgel100/Kernel" calcext:value-type="string">
            <text:p>Gurgel100/Kernel</text:p>
          </table:table-cell>
        </table:table-row>
        <table:table-row table:style-name="ro1">
          <table:table-cell office:value-type="float" office:value="9757572" calcext:value-type="float">
            <text:p>9757572</text:p>
          </table:table-cell>
          <table:table-cell office:value-type="string" calcext:value-type="string">
            <text:p>https://api.github.com/repos/naver/arcus-memcached</text:p>
          </table:table-cell>
          <table:table-cell table:formula="of:=REPLACE([.B1379]; 1; 29; &quot;&quot;)" office:value-type="string" office:string-value="naver/arcus-memcached" calcext:value-type="string">
            <text:p>naver/arcus-memcached</text:p>
          </table:table-cell>
        </table:table-row>
        <table:table-row table:style-name="ro1">
          <table:table-cell office:value-type="float" office:value="9772046" calcext:value-type="float">
            <text:p>9772046</text:p>
          </table:table-cell>
          <table:table-cell office:value-type="string" calcext:value-type="string">
            <text:p>https://api.github.com/repos/robertbachmann/openbsd-libssl</text:p>
          </table:table-cell>
          <table:table-cell table:formula="of:=REPLACE([.B1380]; 1; 29; &quot;&quot;)" office:value-type="string" office:string-value="robertbachmann/openbsd-libssl" calcext:value-type="string">
            <text:p>robertbachmann/openbsd-libssl</text:p>
          </table:table-cell>
        </table:table-row>
        <table:table-row table:style-name="ro1">
          <table:table-cell office:value-type="float" office:value="9773919" calcext:value-type="float">
            <text:p>9773919</text:p>
          </table:table-cell>
          <table:table-cell office:value-type="string" calcext:value-type="string">
            <text:p>https://api.github.com/repos/n8fr8/orbot</text:p>
          </table:table-cell>
          <table:table-cell table:formula="of:=REPLACE([.B1381]; 1; 29; &quot;&quot;)" office:value-type="string" office:string-value="n8fr8/orbot" calcext:value-type="string">
            <text:p>n8fr8/orbot</text:p>
          </table:table-cell>
        </table:table-row>
        <table:table-row table:style-name="ro1">
          <table:table-cell office:value-type="float" office:value="9777693" calcext:value-type="float">
            <text:p>9777693</text:p>
          </table:table-cell>
          <table:table-cell office:value-type="string" calcext:value-type="string">
            <text:p>https://api.github.com/repos/sebhtml/biosal</text:p>
          </table:table-cell>
          <table:table-cell table:formula="of:=REPLACE([.B1382]; 1; 29; &quot;&quot;)" office:value-type="string" office:string-value="sebhtml/biosal" calcext:value-type="string">
            <text:p>sebhtml/biosal</text:p>
          </table:table-cell>
        </table:table-row>
        <table:table-row table:style-name="ro1">
          <table:table-cell office:value-type="float" office:value="9794185" calcext:value-type="float">
            <text:p>9794185</text:p>
          </table:table-cell>
          <table:table-cell office:value-type="string" calcext:value-type="string">
            <text:p>https://api.github.com/repos/alliedmodders/sourcemod</text:p>
          </table:table-cell>
          <table:table-cell table:formula="of:=REPLACE([.B1383]; 1; 29; &quot;&quot;)" office:value-type="string" office:string-value="alliedmodders/sourcemod" calcext:value-type="string">
            <text:p>alliedmodders/sourcemod</text:p>
          </table:table-cell>
        </table:table-row>
        <table:table-row table:style-name="ro1">
          <table:table-cell office:value-type="float" office:value="9807014" calcext:value-type="float">
            <text:p>9807014</text:p>
          </table:table-cell>
          <table:table-cell office:value-type="string" calcext:value-type="string">
            <text:p>https://api.github.com/repos/Downstream/ds_cinder</text:p>
          </table:table-cell>
          <table:table-cell table:formula="of:=REPLACE([.B1384]; 1; 29; &quot;&quot;)" office:value-type="string" office:string-value="Downstream/ds_cinder" calcext:value-type="string">
            <text:p>Downstream/ds_cinder</text:p>
          </table:table-cell>
        </table:table-row>
        <table:table-row table:style-name="ro1">
          <table:table-cell office:value-type="float" office:value="9808205" calcext:value-type="float">
            <text:p>9808205</text:p>
          </table:table-cell>
          <table:table-cell office:value-type="string" calcext:value-type="string">
            <text:p>https://api.github.com/repos/nothings/stb</text:p>
          </table:table-cell>
          <table:table-cell table:formula="of:=REPLACE([.B1385]; 1; 29; &quot;&quot;)" office:value-type="string" office:string-value="nothings/stb" calcext:value-type="string">
            <text:p>nothings/stb</text:p>
          </table:table-cell>
        </table:table-row>
        <table:table-row table:style-name="ro1">
          <table:table-cell office:value-type="float" office:value="9847966" calcext:value-type="float">
            <text:p>9847966</text:p>
          </table:table-cell>
          <table:table-cell office:value-type="string" calcext:value-type="string">
            <text:p>https://api.github.com/repos/TerminusEst13/Folded1000Times</text:p>
          </table:table-cell>
          <table:table-cell table:formula="of:=REPLACE([.B1386]; 1; 29; &quot;&quot;)" office:value-type="string" office:string-value="TerminusEst13/Folded1000Times" calcext:value-type="string">
            <text:p>TerminusEst13/Folded1000Times</text:p>
          </table:table-cell>
        </table:table-row>
        <table:table-row table:style-name="ro1">
          <table:table-cell office:value-type="float" office:value="9848408" calcext:value-type="float">
            <text:p>9848408</text:p>
          </table:table-cell>
          <table:table-cell office:value-type="string" calcext:value-type="string">
            <text:p>https://api.github.com/repos/fullermd/ctwm-mirror</text:p>
          </table:table-cell>
          <table:table-cell table:formula="of:=REPLACE([.B1387]; 1; 29; &quot;&quot;)" office:value-type="string" office:string-value="fullermd/ctwm-mirror" calcext:value-type="string">
            <text:p>fullermd/ctwm-mirror</text:p>
          </table:table-cell>
        </table:table-row>
        <table:table-row table:style-name="ro1">
          <table:table-cell office:value-type="float" office:value="9870868" calcext:value-type="float">
            <text:p>9870868</text:p>
          </table:table-cell>
          <table:table-cell office:value-type="string" calcext:value-type="string">
            <text:p>https://api.github.com/repos/mcveanlab/mccortex</text:p>
          </table:table-cell>
          <table:table-cell table:formula="of:=REPLACE([.B1388]; 1; 29; &quot;&quot;)" office:value-type="string" office:string-value="mcveanlab/mccortex" calcext:value-type="string">
            <text:p>mcveanlab/mccortex</text:p>
          </table:table-cell>
        </table:table-row>
        <table:table-row table:style-name="ro1">
          <table:table-cell office:value-type="float" office:value="9884164" calcext:value-type="float">
            <text:p>9884164</text:p>
          </table:table-cell>
          <table:table-cell office:value-type="string" calcext:value-type="string">
            <text:p>https://api.github.com/repos/endlessm/linux</text:p>
          </table:table-cell>
          <table:table-cell table:formula="of:=REPLACE([.B1389]; 1; 29; &quot;&quot;)" office:value-type="string" office:string-value="endlessm/linux" calcext:value-type="string">
            <text:p>endlessm/linux</text:p>
          </table:table-cell>
        </table:table-row>
        <table:table-row table:style-name="ro1">
          <table:table-cell office:value-type="float" office:value="9907433" calcext:value-type="float">
            <text:p>9907433</text:p>
          </table:table-cell>
          <table:table-cell office:value-type="string" calcext:value-type="string">
            <text:p>https://api.github.com/repos/ZSShen/C-Common-Data-Structures</text:p>
          </table:table-cell>
          <table:table-cell table:formula="of:=REPLACE([.B1390]; 1; 29; &quot;&quot;)" office:value-type="string" office:string-value="ZSShen/C-Common-Data-Structures" calcext:value-type="string">
            <text:p>ZSShen/C-Common-Data-Structures</text:p>
          </table:table-cell>
        </table:table-row>
        <table:table-row table:style-name="ro1">
          <table:table-cell office:value-type="float" office:value="9920958" calcext:value-type="float">
            <text:p>9920958</text:p>
          </table:table-cell>
          <table:table-cell office:value-type="string" calcext:value-type="string">
            <text:p>https://api.github.com/repos/lasarobotics/FTC4290-2014-Library</text:p>
          </table:table-cell>
          <table:table-cell table:formula="of:=REPLACE([.B1391]; 1; 29; &quot;&quot;)" office:value-type="string" office:string-value="lasarobotics/FTC4290-2014-Library" calcext:value-type="string">
            <text:p>lasarobotics/FTC4290-2014-Library</text:p>
          </table:table-cell>
        </table:table-row>
        <table:table-row table:style-name="ro1">
          <table:table-cell office:value-type="float" office:value="9922211" calcext:value-type="float">
            <text:p>9922211</text:p>
          </table:table-cell>
          <table:table-cell office:value-type="string" calcext:value-type="string">
            <text:p>https://api.github.com/repos/irssi/irssi</text:p>
          </table:table-cell>
          <table:table-cell table:formula="of:=REPLACE([.B1392]; 1; 29; &quot;&quot;)" office:value-type="string" office:string-value="irssi/irssi" calcext:value-type="string">
            <text:p>irssi/irssi</text:p>
          </table:table-cell>
        </table:table-row>
        <table:table-row table:style-name="ro1">
          <table:table-cell office:value-type="float" office:value="9927636" calcext:value-type="float">
            <text:p>9927636</text:p>
          </table:table-cell>
          <table:table-cell office:value-type="string" calcext:value-type="string">
            <text:p>https://api.github.com/repos/woodsts/barebox</text:p>
          </table:table-cell>
          <table:table-cell table:formula="of:=REPLACE([.B1393]; 1; 29; &quot;&quot;)" office:value-type="string" office:string-value="woodsts/barebox" calcext:value-type="string">
            <text:p>woodsts/barebox</text:p>
          </table:table-cell>
        </table:table-row>
        <table:table-row table:style-name="ro1">
          <table:table-cell office:value-type="float" office:value="9928215" calcext:value-type="float">
            <text:p>9928215</text:p>
          </table:table-cell>
          <table:table-cell office:value-type="string" calcext:value-type="string">
            <text:p>https://api.github.com/repos/libical/libical</text:p>
          </table:table-cell>
          <table:table-cell table:formula="of:=REPLACE([.B1394]; 1; 29; &quot;&quot;)" office:value-type="string" office:string-value="libical/libical" calcext:value-type="string">
            <text:p>libical/libical</text:p>
          </table:table-cell>
        </table:table-row>
        <table:table-row table:style-name="ro1">
          <table:table-cell office:value-type="float" office:value="9936391" calcext:value-type="float">
            <text:p>9936391</text:p>
          </table:table-cell>
          <table:table-cell office:value-type="string" calcext:value-type="string">
            <text:p>https://api.github.com/repos/robertbachmann/openbsd-libc</text:p>
          </table:table-cell>
          <table:table-cell table:formula="of:=REPLACE([.B1395]; 1; 29; &quot;&quot;)" office:value-type="string" office:string-value="robertbachmann/openbsd-libc" calcext:value-type="string">
            <text:p>robertbachmann/openbsd-libc</text:p>
          </table:table-cell>
        </table:table-row>
        <table:table-row table:style-name="ro1">
          <table:table-cell office:value-type="float" office:value="9954310" calcext:value-type="float">
            <text:p>9954310</text:p>
          </table:table-cell>
          <table:table-cell office:value-type="string" calcext:value-type="string">
            <text:p>https://api.github.com/repos/masahir0y/u-boot-yamada</text:p>
          </table:table-cell>
          <table:table-cell table:formula="of:=REPLACE([.B1396]; 1; 29; &quot;&quot;)" office:value-type="string" office:string-value="masahir0y/u-boot-yamada" calcext:value-type="string">
            <text:p>masahir0y/u-boot-yamada</text:p>
          </table:table-cell>
        </table:table-row>
        <table:table-row table:style-name="ro1">
          <table:table-cell office:value-type="float" office:value="9966163" calcext:value-type="float">
            <text:p>9966163</text:p>
          </table:table-cell>
          <table:table-cell office:value-type="string" calcext:value-type="string">
            <text:p>https://api.github.com/repos/Raugharr/Herald</text:p>
          </table:table-cell>
          <table:table-cell table:formula="of:=REPLACE([.B1397]; 1; 29; &quot;&quot;)" office:value-type="string" office:string-value="Raugharr/Herald" calcext:value-type="string">
            <text:p>Raugharr/Herald</text:p>
          </table:table-cell>
        </table:table-row>
        <table:table-row table:style-name="ro1">
          <table:table-cell office:value-type="float" office:value="9969857" calcext:value-type="float">
            <text:p>9969857</text:p>
          </table:table-cell>
          <table:table-cell office:value-type="string" calcext:value-type="string">
            <text:p>https://api.github.com/repos/stephenrkell/liballocs</text:p>
          </table:table-cell>
          <table:table-cell table:formula="of:=REPLACE([.B1398]; 1; 29; &quot;&quot;)" office:value-type="string" office:string-value="stephenrkell/liballocs" calcext:value-type="string">
            <text:p>stephenrkell/liballocs</text:p>
          </table:table-cell>
        </table:table-row>
        <table:table-row table:style-name="ro1">
          <table:table-cell office:value-type="float" office:value="9970642" calcext:value-type="float">
            <text:p>9970642</text:p>
          </table:table-cell>
          <table:table-cell office:value-type="string" calcext:value-type="string">
            <text:p>https://api.github.com/repos/mittinatten/freesasa</text:p>
          </table:table-cell>
          <table:table-cell table:formula="of:=REPLACE([.B1399]; 1; 29; &quot;&quot;)" office:value-type="string" office:string-value="mittinatten/freesasa" calcext:value-type="string">
            <text:p>mittinatten/freesasa</text:p>
          </table:table-cell>
        </table:table-row>
        <table:table-row table:style-name="ro1">
          <table:table-cell office:value-type="float" office:value="9973961" calcext:value-type="float">
            <text:p>9973961</text:p>
          </table:table-cell>
          <table:table-cell office:value-type="string" calcext:value-type="string">
            <text:p>https://api.github.com/repos/robenkleene/webconsole</text:p>
          </table:table-cell>
          <table:table-cell table:formula="of:=REPLACE([.B1400]; 1; 29; &quot;&quot;)" office:value-type="string" office:string-value="robenkleene/webconsole" calcext:value-type="string">
            <text:p>robenkleene/webconsole</text:p>
          </table:table-cell>
        </table:table-row>
        <table:table-row table:style-name="ro1">
          <table:table-cell office:value-type="float" office:value="9981853" calcext:value-type="float">
            <text:p>9981853</text:p>
          </table:table-cell>
          <table:table-cell office:value-type="string" calcext:value-type="string">
            <text:p>https://api.github.com/repos/cms-analysis/flashgg</text:p>
          </table:table-cell>
          <table:table-cell table:formula="of:=REPLACE([.B1401]; 1; 29; &quot;&quot;)" office:value-type="string" office:string-value="cms-analysis/flashgg" calcext:value-type="string">
            <text:p>cms-analysis/flashgg</text:p>
          </table:table-cell>
        </table:table-row>
        <table:table-row table:style-name="ro1">
          <table:table-cell office:value-type="float" office:value="9983257" calcext:value-type="float">
            <text:p>9983257</text:p>
          </table:table-cell>
          <table:table-cell office:value-type="string" calcext:value-type="string">
            <text:p>https://api.github.com/repos/bluepp/Leetcode</text:p>
          </table:table-cell>
          <table:table-cell table:formula="of:=REPLACE([.B1402]; 1; 29; &quot;&quot;)" office:value-type="string" office:string-value="bluepp/Leetcode" calcext:value-type="string">
            <text:p>bluepp/Leetcode</text:p>
          </table:table-cell>
        </table:table-row>
        <table:table-row table:style-name="ro1">
          <table:table-cell office:value-type="float" office:value="9985766" calcext:value-type="float">
            <text:p>9985766</text:p>
          </table:table-cell>
          <table:table-cell office:value-type="string" calcext:value-type="string">
            <text:p>https://api.github.com/repos/muzena/samdecrypt</text:p>
          </table:table-cell>
          <table:table-cell table:formula="of:=REPLACE([.B1403]; 1; 29; &quot;&quot;)" office:value-type="string" office:string-value="muzena/samdecrypt" calcext:value-type="string">
            <text:p>muzena/samdecrypt</text:p>
          </table:table-cell>
        </table:table-row>
        <table:table-row table:style-name="ro1">
          <table:table-cell office:value-type="float" office:value="9994069" calcext:value-type="float">
            <text:p>9994069</text:p>
          </table:table-cell>
          <table:table-cell office:value-type="string" calcext:value-type="string">
            <text:p>https://api.github.com/repos/libov/expenser</text:p>
          </table:table-cell>
          <table:table-cell table:formula="of:=REPLACE([.B1404]; 1; 29; &quot;&quot;)" office:value-type="string" office:string-value="libov/expenser" calcext:value-type="string">
            <text:p>libov/expenser</text:p>
          </table:table-cell>
        </table:table-row>
        <table:table-row table:style-name="ro1">
          <table:table-cell office:value-type="float" office:value="9995870" calcext:value-type="float">
            <text:p>9995870</text:p>
          </table:table-cell>
          <table:table-cell office:value-type="string" calcext:value-type="string">
            <text:p>https://api.github.com/repos/hsoftxl/xielei</text:p>
          </table:table-cell>
          <table:table-cell table:formula="of:=REPLACE([.B1405]; 1; 29; &quot;&quot;)" office:value-type="string" office:string-value="hsoftxl/xielei" calcext:value-type="string">
            <text:p>hsoftxl/xielei</text:p>
          </table:table-cell>
        </table:table-row>
        <table:table-row table:style-name="ro1">
          <table:table-cell office:value-type="float" office:value="10060156" calcext:value-type="float">
            <text:p>10060156</text:p>
          </table:table-cell>
          <table:table-cell office:value-type="string" calcext:value-type="string">
            <text:p>https://api.github.com/repos/fritzprix/TachyOS</text:p>
          </table:table-cell>
          <table:table-cell table:formula="of:=REPLACE([.B1406]; 1; 29; &quot;&quot;)" office:value-type="string" office:string-value="fritzprix/TachyOS" calcext:value-type="string">
            <text:p>fritzprix/TachyOS</text:p>
          </table:table-cell>
        </table:table-row>
        <table:table-row table:style-name="ro1">
          <table:table-cell office:value-type="float" office:value="10061329" calcext:value-type="float">
            <text:p>10061329</text:p>
          </table:table-cell>
          <table:table-cell office:value-type="string" calcext:value-type="string">
            <text:p>https://api.github.com/repos/dschmenk/PLASMA</text:p>
          </table:table-cell>
          <table:table-cell table:formula="of:=REPLACE([.B1407]; 1; 29; &quot;&quot;)" office:value-type="string" office:string-value="dschmenk/PLASMA" calcext:value-type="string">
            <text:p>dschmenk/PLASMA</text:p>
          </table:table-cell>
        </table:table-row>
        <table:table-row table:style-name="ro1">
          <table:table-cell office:value-type="float" office:value="10073653" calcext:value-type="float">
            <text:p>10073653</text:p>
          </table:table-cell>
          <table:table-cell office:value-type="string" calcext:value-type="string">
            <text:p>https://api.github.com/repos/Fadekraft/MollenOS</text:p>
          </table:table-cell>
          <table:table-cell table:formula="of:=REPLACE([.B1408]; 1; 29; &quot;&quot;)" office:value-type="string" office:string-value="Fadekraft/MollenOS" calcext:value-type="string">
            <text:p>Fadekraft/MollenOS</text:p>
          </table:table-cell>
        </table:table-row>
        <table:table-row table:style-name="ro1">
          <table:table-cell office:value-type="float" office:value="10092168" calcext:value-type="float">
            <text:p>10092168</text:p>
          </table:table-cell>
          <table:table-cell office:value-type="string" calcext:value-type="string">
            <text:p>https://api.github.com/repos/StefanescuCristian/hammerhead</text:p>
          </table:table-cell>
          <table:table-cell table:formula="of:=REPLACE([.B1409]; 1; 29; &quot;&quot;)" office:value-type="string" office:string-value="StefanescuCristian/hammerhead" calcext:value-type="string">
            <text:p>StefanescuCristian/hammerhead</text:p>
          </table:table-cell>
        </table:table-row>
        <table:table-row table:style-name="ro1">
          <table:table-cell office:value-type="float" office:value="10092251" calcext:value-type="float">
            <text:p>10092251</text:p>
          </table:table-cell>
          <table:table-cell office:value-type="string" calcext:value-type="string">
            <text:p>https://api.github.com/repos/fedoriusv/V3DEngine</text:p>
          </table:table-cell>
          <table:table-cell table:formula="of:=REPLACE([.B1410]; 1; 29; &quot;&quot;)" office:value-type="string" office:string-value="fedoriusv/V3DEngine" calcext:value-type="string">
            <text:p>fedoriusv/V3DEngine</text:p>
          </table:table-cell>
        </table:table-row>
        <table:table-row table:style-name="ro1">
          <table:table-cell office:value-type="float" office:value="10105244" calcext:value-type="float">
            <text:p>10105244</text:p>
          </table:table-cell>
          <table:table-cell office:value-type="string" calcext:value-type="string">
            <text:p>https://api.github.com/repos/fhunleth/fwup</text:p>
          </table:table-cell>
          <table:table-cell table:formula="of:=REPLACE([.B1411]; 1; 29; &quot;&quot;)" office:value-type="string" office:string-value="fhunleth/fwup" calcext:value-type="string">
            <text:p>fhunleth/fwup</text:p>
          </table:table-cell>
        </table:table-row>
        <table:table-row table:style-name="ro1">
          <table:table-cell office:value-type="float" office:value="10128194" calcext:value-type="float">
            <text:p>10128194</text:p>
          </table:table-cell>
          <table:table-cell office:value-type="string" calcext:value-type="string">
            <text:p>https://api.github.com/repos/kaoru6/asterisk</text:p>
          </table:table-cell>
          <table:table-cell table:formula="of:=REPLACE([.B1412]; 1; 29; &quot;&quot;)" office:value-type="string" office:string-value="kaoru6/asterisk" calcext:value-type="string">
            <text:p>kaoru6/asterisk</text:p>
          </table:table-cell>
        </table:table-row>
        <table:table-row table:style-name="ro1">
          <table:table-cell office:value-type="float" office:value="10138188" calcext:value-type="float">
            <text:p>10138188</text:p>
          </table:table-cell>
          <table:table-cell office:value-type="string" calcext:value-type="string">
            <text:p>https://api.github.com/repos/joergroedel/linux-iommu</text:p>
          </table:table-cell>
          <table:table-cell table:formula="of:=REPLACE([.B1413]; 1; 29; &quot;&quot;)" office:value-type="string" office:string-value="joergroedel/linux-iommu" calcext:value-type="string">
            <text:p>joergroedel/linux-iommu</text:p>
          </table:table-cell>
        </table:table-row>
        <table:table-row table:style-name="ro1">
          <table:table-cell office:value-type="float" office:value="10142625" calcext:value-type="float">
            <text:p>10142625</text:p>
          </table:table-cell>
          <table:table-cell office:value-type="string" calcext:value-type="string">
            <text:p>https://api.github.com/repos/scottcgi/Mojoc</text:p>
          </table:table-cell>
          <table:table-cell table:formula="of:=REPLACE([.B1414]; 1; 29; &quot;&quot;)" office:value-type="string" office:string-value="scottcgi/Mojoc" calcext:value-type="string">
            <text:p>scottcgi/Mojoc</text:p>
          </table:table-cell>
        </table:table-row>
        <table:table-row table:style-name="ro1">
          <table:table-cell office:value-type="float" office:value="10150090" calcext:value-type="float">
            <text:p>10150090</text:p>
          </table:table-cell>
          <table:table-cell office:value-type="string" calcext:value-type="string">
            <text:p>https://api.github.com/repos/mlichvar/chrony</text:p>
          </table:table-cell>
          <table:table-cell table:formula="of:=REPLACE([.B1415]; 1; 29; &quot;&quot;)" office:value-type="string" office:string-value="mlichvar/chrony" calcext:value-type="string">
            <text:p>mlichvar/chrony</text:p>
          </table:table-cell>
        </table:table-row>
        <table:table-row table:style-name="ro1">
          <table:table-cell office:value-type="float" office:value="10150370" calcext:value-type="float">
            <text:p>10150370</text:p>
          </table:table-cell>
          <table:table-cell office:value-type="string" calcext:value-type="string">
            <text:p>https://api.github.com/repos/dylan-jayatilaka/tonto</text:p>
          </table:table-cell>
          <table:table-cell table:formula="of:=REPLACE([.B1416]; 1; 29; &quot;&quot;)" office:value-type="string" office:string-value="dylan-jayatilaka/tonto" calcext:value-type="string">
            <text:p>dylan-jayatilaka/tonto</text:p>
          </table:table-cell>
        </table:table-row>
        <table:table-row table:style-name="ro1">
          <table:table-cell office:value-type="float" office:value="10155679" calcext:value-type="float">
            <text:p>10155679</text:p>
          </table:table-cell>
          <table:table-cell office:value-type="string" calcext:value-type="string">
            <text:p>https://api.github.com/repos/UCSD-PL/kraken</text:p>
          </table:table-cell>
          <table:table-cell table:formula="of:=REPLACE([.B1417]; 1; 29; &quot;&quot;)" office:value-type="string" office:string-value="UCSD-PL/kraken" calcext:value-type="string">
            <text:p>UCSD-PL/kraken</text:p>
          </table:table-cell>
        </table:table-row>
        <table:table-row table:style-name="ro1">
          <table:table-cell office:value-type="float" office:value="10179621" calcext:value-type="float">
            <text:p>10179621</text:p>
          </table:table-cell>
          <table:table-cell office:value-type="string" calcext:value-type="string">
            <text:p>https://api.github.com/repos/objeck/objeck-lang</text:p>
          </table:table-cell>
          <table:table-cell table:formula="of:=REPLACE([.B1418]; 1; 29; &quot;&quot;)" office:value-type="string" office:string-value="objeck/objeck-lang" calcext:value-type="string">
            <text:p>objeck/objeck-lang</text:p>
          </table:table-cell>
        </table:table-row>
        <table:table-row table:style-name="ro1">
          <table:table-cell office:value-type="float" office:value="10185443" calcext:value-type="float">
            <text:p>10185443</text:p>
          </table:table-cell>
          <table:table-cell office:value-type="string" calcext:value-type="string">
            <text:p>https://api.github.com/repos/jmcnamara/libxlsxwriter</text:p>
          </table:table-cell>
          <table:table-cell table:formula="of:=REPLACE([.B1419]; 1; 29; &quot;&quot;)" office:value-type="string" office:string-value="jmcnamara/libxlsxwriter" calcext:value-type="string">
            <text:p>jmcnamara/libxlsxwriter</text:p>
          </table:table-cell>
        </table:table-row>
        <table:table-row table:style-name="ro1">
          <table:table-cell office:value-type="float" office:value="10189748" calcext:value-type="float">
            <text:p>10189748</text:p>
          </table:table-cell>
          <table:table-cell office:value-type="string" calcext:value-type="string">
            <text:p>https://api.github.com/repos/joncampbell123/doslib</text:p>
          </table:table-cell>
          <table:table-cell table:formula="of:=REPLACE([.B1420]; 1; 29; &quot;&quot;)" office:value-type="string" office:string-value="joncampbell123/doslib" calcext:value-type="string">
            <text:p>joncampbell123/doslib</text:p>
          </table:table-cell>
        </table:table-row>
        <table:table-row table:style-name="ro1">
          <table:table-cell office:value-type="float" office:value="10203699" calcext:value-type="float">
            <text:p>10203699</text:p>
          </table:table-cell>
          <table:table-cell office:value-type="string" calcext:value-type="string">
            <text:p>https://api.github.com/repos/tttor/lab1231-sun-prj</text:p>
          </table:table-cell>
          <table:table-cell table:formula="of:=REPLACE([.B1421]; 1; 29; &quot;&quot;)" office:value-type="string" office:string-value="tttor/lab1231-sun-prj" calcext:value-type="string">
            <text:p>tttor/lab1231-sun-prj</text:p>
          </table:table-cell>
        </table:table-row>
        <table:table-row table:style-name="ro1">
          <table:table-cell office:value-type="float" office:value="10209707" calcext:value-type="float">
            <text:p>10209707</text:p>
          </table:table-cell>
          <table:table-cell office:value-type="string" calcext:value-type="string">
            <text:p>https://api.github.com/repos/nes-repo/NES-Open-Switch</text:p>
          </table:table-cell>
          <table:table-cell table:formula="of:=REPLACE([.B1422]; 1; 29; &quot;&quot;)" office:value-type="string" office:string-value="nes-repo/NES-Open-Switch" calcext:value-type="string">
            <text:p>nes-repo/NES-Open-Switch</text:p>
          </table:table-cell>
        </table:table-row>
        <table:table-row table:style-name="ro1">
          <table:table-cell office:value-type="float" office:value="10209900" calcext:value-type="float">
            <text:p>10209900</text:p>
          </table:table-cell>
          <table:table-cell office:value-type="string" calcext:value-type="string">
            <text:p>https://api.github.com/repos/xenserver/linux-3.x</text:p>
          </table:table-cell>
          <table:table-cell table:formula="of:=REPLACE([.B1423]; 1; 29; &quot;&quot;)" office:value-type="string" office:string-value="xenserver/linux-3.x" calcext:value-type="string">
            <text:p>xenserver/linux-3.x</text:p>
          </table:table-cell>
        </table:table-row>
        <table:table-row table:style-name="ro1">
          <table:table-cell office:value-type="float" office:value="10213815" calcext:value-type="float">
            <text:p>10213815</text:p>
          </table:table-cell>
          <table:table-cell office:value-type="string" calcext:value-type="string">
            <text:p>https://api.github.com/repos/Freescale/u-boot-fslc</text:p>
          </table:table-cell>
          <table:table-cell table:formula="of:=REPLACE([.B1424]; 1; 29; &quot;&quot;)" office:value-type="string" office:string-value="Freescale/u-boot-fslc" calcext:value-type="string">
            <text:p>Freescale/u-boot-fslc</text:p>
          </table:table-cell>
        </table:table-row>
        <table:table-row table:style-name="ro1">
          <table:table-cell office:value-type="float" office:value="10213927" calcext:value-type="float">
            <text:p>10213927</text:p>
          </table:table-cell>
          <table:table-cell office:value-type="string" calcext:value-type="string">
            <text:p>https://api.github.com/repos/endlessm/gnome-control-center</text:p>
          </table:table-cell>
          <table:table-cell table:formula="of:=REPLACE([.B1425]; 1; 29; &quot;&quot;)" office:value-type="string" office:string-value="endlessm/gnome-control-center" calcext:value-type="string">
            <text:p>endlessm/gnome-control-center</text:p>
          </table:table-cell>
        </table:table-row>
        <table:table-row table:style-name="ro1">
          <table:table-cell office:value-type="float" office:value="10227030" calcext:value-type="float">
            <text:p>10227030</text:p>
          </table:table-cell>
          <table:table-cell office:value-type="string" calcext:value-type="string">
            <text:p>https://api.github.com/repos/hakzsam/nouveau</text:p>
          </table:table-cell>
          <table:table-cell table:formula="of:=REPLACE([.B1426]; 1; 29; &quot;&quot;)" office:value-type="string" office:string-value="hakzsam/nouveau" calcext:value-type="string">
            <text:p>hakzsam/nouveau</text:p>
          </table:table-cell>
        </table:table-row>
        <table:table-row table:style-name="ro1">
          <table:table-cell office:value-type="float" office:value="10232816" calcext:value-type="float">
            <text:p>10232816</text:p>
          </table:table-cell>
          <table:table-cell office:value-type="string" calcext:value-type="string">
            <text:p>https://api.github.com/repos/douglasbagnall/recur</text:p>
          </table:table-cell>
          <table:table-cell table:formula="of:=REPLACE([.B1427]; 1; 29; &quot;&quot;)" office:value-type="string" office:string-value="douglasbagnall/recur" calcext:value-type="string">
            <text:p>douglasbagnall/recur</text:p>
          </table:table-cell>
        </table:table-row>
        <table:table-row table:style-name="ro1">
          <table:table-cell office:value-type="float" office:value="10234753" calcext:value-type="float">
            <text:p>10234753</text:p>
          </table:table-cell>
          <table:table-cell office:value-type="string" calcext:value-type="string">
            <text:p>https://api.github.com/repos/endlessm/mutter</text:p>
          </table:table-cell>
          <table:table-cell table:formula="of:=REPLACE([.B1428]; 1; 29; &quot;&quot;)" office:value-type="string" office:string-value="endlessm/mutter" calcext:value-type="string">
            <text:p>endlessm/mutter</text:p>
          </table:table-cell>
        </table:table-row>
        <table:table-row table:style-name="ro1">
          <table:table-cell office:value-type="float" office:value="10242160" calcext:value-type="float">
            <text:p>10242160</text:p>
          </table:table-cell>
          <table:table-cell office:value-type="string" calcext:value-type="string">
            <text:p>https://api.github.com/repos/SELinuxProject/selinux</text:p>
          </table:table-cell>
          <table:table-cell table:formula="of:=REPLACE([.B1429]; 1; 29; &quot;&quot;)" office:value-type="string" office:string-value="SELinuxProject/selinux" calcext:value-type="string">
            <text:p>SELinuxProject/selinux</text:p>
          </table:table-cell>
        </table:table-row>
        <table:table-row table:style-name="ro1">
          <table:table-cell office:value-type="float" office:value="10243366" calcext:value-type="float">
            <text:p>10243366</text:p>
          </table:table-cell>
          <table:table-cell office:value-type="string" calcext:value-type="string">
            <text:p>https://api.github.com/repos/OP-TEE/optee_os</text:p>
          </table:table-cell>
          <table:table-cell table:formula="of:=REPLACE([.B1430]; 1; 29; &quot;&quot;)" office:value-type="string" office:string-value="OP-TEE/optee_os" calcext:value-type="string">
            <text:p>OP-TEE/optee_os</text:p>
          </table:table-cell>
        </table:table-row>
        <table:table-row table:style-name="ro1">
          <table:table-cell office:value-type="float" office:value="10249760" calcext:value-type="float">
            <text:p>10249760</text:p>
          </table:table-cell>
          <table:table-cell office:value-type="string" calcext:value-type="string">
            <text:p>https://api.github.com/repos/notsecure/uTox</text:p>
          </table:table-cell>
          <table:table-cell table:formula="of:=REPLACE([.B1431]; 1; 29; &quot;&quot;)" office:value-type="string" office:string-value="notsecure/uTox" calcext:value-type="string">
            <text:p>notsecure/uTox</text:p>
          </table:table-cell>
        </table:table-row>
        <table:table-row table:style-name="ro1">
          <table:table-cell office:value-type="float" office:value="10249770" calcext:value-type="float">
            <text:p>10249770</text:p>
          </table:table-cell>
          <table:table-cell office:value-type="string" calcext:value-type="string">
            <text:p>https://api.github.com/repos/gracelang/minigrace</text:p>
          </table:table-cell>
          <table:table-cell table:formula="of:=REPLACE([.B1432]; 1; 29; &quot;&quot;)" office:value-type="string" office:string-value="gracelang/minigrace" calcext:value-type="string">
            <text:p>gracelang/minigrace</text:p>
          </table:table-cell>
        </table:table-row>
        <table:table-row table:style-name="ro1">
          <table:table-cell office:value-type="float" office:value="10253174" calcext:value-type="float">
            <text:p>10253174</text:p>
          </table:table-cell>
          <table:table-cell office:value-type="string" calcext:value-type="string">
            <text:p>https://api.github.com/repos/i4tv/gstreamill</text:p>
          </table:table-cell>
          <table:table-cell table:formula="of:=REPLACE([.B1433]; 1; 29; &quot;&quot;)" office:value-type="string" office:string-value="i4tv/gstreamill" calcext:value-type="string">
            <text:p>i4tv/gstreamill</text:p>
          </table:table-cell>
        </table:table-row>
        <table:table-row table:style-name="ro1">
          <table:table-cell office:value-type="float" office:value="10259100" calcext:value-type="float">
            <text:p>10259100</text:p>
          </table:table-cell>
          <table:table-cell office:value-type="string" calcext:value-type="string">
            <text:p>https://api.github.com/repos/legatoproject/legato-af</text:p>
          </table:table-cell>
          <table:table-cell table:formula="of:=REPLACE([.B1434]; 1; 29; &quot;&quot;)" office:value-type="string" office:string-value="legatoproject/legato-af" calcext:value-type="string">
            <text:p>legatoproject/legato-af</text:p>
          </table:table-cell>
        </table:table-row>
        <table:table-row table:style-name="ro1">
          <table:table-cell office:value-type="float" office:value="10272275" calcext:value-type="float">
            <text:p>10272275</text:p>
          </table:table-cell>
          <table:table-cell office:value-type="string" calcext:value-type="string">
            <text:p>https://api.github.com/repos/marios-zindilis/zindilis.com</text:p>
          </table:table-cell>
          <table:table-cell table:formula="of:=REPLACE([.B1435]; 1; 29; &quot;&quot;)" office:value-type="string" office:string-value="marios-zindilis/zindilis.com" calcext:value-type="string">
            <text:p>marios-zindilis/zindilis.com</text:p>
          </table:table-cell>
        </table:table-row>
        <table:table-row table:style-name="ro1">
          <table:table-cell office:value-type="float" office:value="10276679" calcext:value-type="float">
            <text:p>10276679</text:p>
          </table:table-cell>
          <table:table-cell office:value-type="string" calcext:value-type="string">
            <text:p>https://api.github.com/repos/Rdatatable/data.table</text:p>
          </table:table-cell>
          <table:table-cell table:formula="of:=REPLACE([.B1436]; 1; 29; &quot;&quot;)" office:value-type="string" office:string-value="Rdatatable/data.table" calcext:value-type="string">
            <text:p>Rdatatable/data.table</text:p>
          </table:table-cell>
        </table:table-row>
        <table:table-row table:style-name="ro1">
          <table:table-cell office:value-type="float" office:value="10277858" calcext:value-type="float">
            <text:p>10277858</text:p>
          </table:table-cell>
          <table:table-cell office:value-type="string" calcext:value-type="string">
            <text:p>https://api.github.com/repos/irungentoo/toxcore</text:p>
          </table:table-cell>
          <table:table-cell table:formula="of:=REPLACE([.B1437]; 1; 29; &quot;&quot;)" office:value-type="string" office:string-value="irungentoo/toxcore" calcext:value-type="string">
            <text:p>irungentoo/toxcore</text:p>
          </table:table-cell>
        </table:table-row>
        <table:table-row table:style-name="ro1">
          <table:table-cell office:value-type="float" office:value="10305704" calcext:value-type="float">
            <text:p>10305704</text:p>
          </table:table-cell>
          <table:table-cell office:value-type="string" calcext:value-type="string">
            <text:p>https://api.github.com/repos/gregorio-project/gregorio</text:p>
          </table:table-cell>
          <table:table-cell table:formula="of:=REPLACE([.B1438]; 1; 29; &quot;&quot;)" office:value-type="string" office:string-value="gregorio-project/gregorio" calcext:value-type="string">
            <text:p>gregorio-project/gregorio</text:p>
          </table:table-cell>
        </table:table-row>
        <table:table-row table:style-name="ro1">
          <table:table-cell office:value-type="float" office:value="10312532" calcext:value-type="float">
            <text:p>10312532</text:p>
          </table:table-cell>
          <table:table-cell office:value-type="string" calcext:value-type="string">
            <text:p>https://api.github.com/repos/dimitriv/Ziria</text:p>
          </table:table-cell>
          <table:table-cell table:formula="of:=REPLACE([.B1439]; 1; 29; &quot;&quot;)" office:value-type="string" office:string-value="dimitriv/Ziria" calcext:value-type="string">
            <text:p>dimitriv/Ziria</text:p>
          </table:table-cell>
        </table:table-row>
        <table:table-row table:style-name="ro1">
          <table:table-cell office:value-type="float" office:value="10326173" calcext:value-type="float">
            <text:p>10326173</text:p>
          </table:table-cell>
          <table:table-cell office:value-type="string" calcext:value-type="string">
            <text:p>https://api.github.com/repos/tomassedovic/tcod-rs</text:p>
          </table:table-cell>
          <table:table-cell table:formula="of:=REPLACE([.B1440]; 1; 29; &quot;&quot;)" office:value-type="string" office:string-value="tomassedovic/tcod-rs" calcext:value-type="string">
            <text:p>tomassedovic/tcod-rs</text:p>
          </table:table-cell>
        </table:table-row>
        <table:table-row table:style-name="ro1">
          <table:table-cell office:value-type="float" office:value="10326288" calcext:value-type="float">
            <text:p>10326288</text:p>
          </table:table-cell>
          <table:table-cell office:value-type="string" calcext:value-type="string">
            <text:p>https://api.github.com/repos/sippy/rtpproxy</text:p>
          </table:table-cell>
          <table:table-cell table:formula="of:=REPLACE([.B1441]; 1; 29; &quot;&quot;)" office:value-type="string" office:string-value="sippy/rtpproxy" calcext:value-type="string">
            <text:p>sippy/rtpproxy</text:p>
          </table:table-cell>
        </table:table-row>
        <table:table-row table:style-name="ro1">
          <table:table-cell office:value-type="float" office:value="10347597" calcext:value-type="float">
            <text:p>10347597</text:p>
          </table:table-cell>
          <table:table-cell office:value-type="string" calcext:value-type="string">
            <text:p>https://api.github.com/repos/OpenSMTPD/OpenSMTPD</text:p>
          </table:table-cell>
          <table:table-cell table:formula="of:=REPLACE([.B1442]; 1; 29; &quot;&quot;)" office:value-type="string" office:string-value="OpenSMTPD/OpenSMTPD" calcext:value-type="string">
            <text:p>OpenSMTPD/OpenSMTPD</text:p>
          </table:table-cell>
        </table:table-row>
        <table:table-row table:style-name="ro1">
          <table:table-cell office:value-type="float" office:value="10366205" calcext:value-type="float">
            <text:p>10366205</text:p>
          </table:table-cell>
          <table:table-cell office:value-type="string" calcext:value-type="string">
            <text:p>https://api.github.com/repos/frnsys/the_founder_unity</text:p>
          </table:table-cell>
          <table:table-cell table:formula="of:=REPLACE([.B1443]; 1; 29; &quot;&quot;)" office:value-type="string" office:string-value="frnsys/the_founder_unity" calcext:value-type="string">
            <text:p>frnsys/the_founder_unity</text:p>
          </table:table-cell>
        </table:table-row>
        <table:table-row table:style-name="ro1">
          <table:table-cell office:value-type="float" office:value="10368821" calcext:value-type="float">
            <text:p>10368821</text:p>
          </table:table-cell>
          <table:table-cell office:value-type="string" calcext:value-type="string">
            <text:p>https://api.github.com/repos/EvolBioInf/andi</text:p>
          </table:table-cell>
          <table:table-cell table:formula="of:=REPLACE([.B1444]; 1; 29; &quot;&quot;)" office:value-type="string" office:string-value="EvolBioInf/andi" calcext:value-type="string">
            <text:p>EvolBioInf/andi</text:p>
          </table:table-cell>
        </table:table-row>
        <table:table-row table:style-name="ro1">
          <table:table-cell office:value-type="float" office:value="10396798" calcext:value-type="float">
            <text:p>10396798</text:p>
          </table:table-cell>
          <table:table-cell office:value-type="string" calcext:value-type="string">
            <text:p>https://api.github.com/repos/aerospike/aerospike-server</text:p>
          </table:table-cell>
          <table:table-cell table:formula="of:=REPLACE([.B1445]; 1; 29; &quot;&quot;)" office:value-type="string" office:string-value="aerospike/aerospike-server" calcext:value-type="string">
            <text:p>aerospike/aerospike-server</text:p>
          </table:table-cell>
        </table:table-row>
        <table:table-row table:style-name="ro1">
          <table:table-cell office:value-type="float" office:value="10401309" calcext:value-type="float">
            <text:p>10401309</text:p>
          </table:table-cell>
          <table:table-cell office:value-type="string" calcext:value-type="string">
            <text:p>https://api.github.com/repos/dstndstn/astrometry.net</text:p>
          </table:table-cell>
          <table:table-cell table:formula="of:=REPLACE([.B1446]; 1; 29; &quot;&quot;)" office:value-type="string" office:string-value="dstndstn/astrometry.net" calcext:value-type="string">
            <text:p>dstndstn/astrometry.net</text:p>
          </table:table-cell>
        </table:table-row>
        <table:table-row table:style-name="ro1">
          <table:table-cell office:value-type="float" office:value="10412421" calcext:value-type="float">
            <text:p>10412421</text:p>
          </table:table-cell>
          <table:table-cell office:value-type="string" calcext:value-type="string">
            <text:p>https://api.github.com/repos/tn0502/rainbow</text:p>
          </table:table-cell>
          <table:table-cell table:formula="of:=REPLACE([.B1447]; 1; 29; &quot;&quot;)" office:value-type="string" office:string-value="tn0502/rainbow" calcext:value-type="string">
            <text:p>tn0502/rainbow</text:p>
          </table:table-cell>
        </table:table-row>
        <table:table-row table:style-name="ro1">
          <table:table-cell office:value-type="float" office:value="10416332" calcext:value-type="float">
            <text:p>10416332</text:p>
          </table:table-cell>
          <table:table-cell office:value-type="string" calcext:value-type="string">
            <text:p>https://api.github.com/repos/zanezam/boeffla-kernel-samsung-n51x0</text:p>
          </table:table-cell>
          <table:table-cell table:formula="of:=REPLACE([.B1448]; 1; 29; &quot;&quot;)" office:value-type="string" office:string-value="zanezam/boeffla-kernel-samsung-n51x0" calcext:value-type="string">
            <text:p>zanezam/boeffla-kernel-samsung-n51x0</text:p>
          </table:table-cell>
        </table:table-row>
        <table:table-row table:style-name="ro1">
          <table:table-cell office:value-type="float" office:value="10428985" calcext:value-type="float">
            <text:p>10428985</text:p>
          </table:table-cell>
          <table:table-cell office:value-type="string" calcext:value-type="string">
            <text:p>https://api.github.com/repos/Ziyann/omap</text:p>
          </table:table-cell>
          <table:table-cell table:formula="of:=REPLACE([.B1449]; 1; 29; &quot;&quot;)" office:value-type="string" office:string-value="Ziyann/omap" calcext:value-type="string">
            <text:p>Ziyann/omap</text:p>
          </table:table-cell>
        </table:table-row>
        <table:table-row table:style-name="ro1">
          <table:table-cell office:value-type="float" office:value="10437746" calcext:value-type="float">
            <text:p>10437746</text:p>
          </table:table-cell>
          <table:table-cell office:value-type="string" calcext:value-type="string">
            <text:p>https://api.github.com/repos/Blosc/bcolz</text:p>
          </table:table-cell>
          <table:table-cell table:formula="of:=REPLACE([.B1450]; 1; 29; &quot;&quot;)" office:value-type="string" office:string-value="Blosc/bcolz" calcext:value-type="string">
            <text:p>Blosc/bcolz</text:p>
          </table:table-cell>
        </table:table-row>
        <table:table-row table:style-name="ro1">
          <table:table-cell office:value-type="float" office:value="10442173" calcext:value-type="float">
            <text:p>10442173</text:p>
          </table:table-cell>
          <table:table-cell office:value-type="string" calcext:value-type="string">
            <text:p>https://api.github.com/repos/ucodev/usched</text:p>
          </table:table-cell>
          <table:table-cell table:formula="of:=REPLACE([.B1451]; 1; 29; &quot;&quot;)" office:value-type="string" office:string-value="ucodev/usched" calcext:value-type="string">
            <text:p>ucodev/usched</text:p>
          </table:table-cell>
        </table:table-row>
        <table:table-row table:style-name="ro1">
          <table:table-cell office:value-type="float" office:value="10460092" calcext:value-type="float">
            <text:p>10460092</text:p>
          </table:table-cell>
          <table:table-cell office:value-type="string" calcext:value-type="string">
            <text:p>https://api.github.com/repos/MirBSD/mksh</text:p>
          </table:table-cell>
          <table:table-cell table:formula="of:=REPLACE([.B1452]; 1; 29; &quot;&quot;)" office:value-type="string" office:string-value="MirBSD/mksh" calcext:value-type="string">
            <text:p>MirBSD/mksh</text:p>
          </table:table-cell>
        </table:table-row>
        <table:table-row table:style-name="ro1">
          <table:table-cell office:value-type="float" office:value="10468836" calcext:value-type="float">
            <text:p>10468836</text:p>
          </table:table-cell>
          <table:table-cell office:value-type="string" calcext:value-type="string">
            <text:p>https://api.github.com/repos/intel-iot-devkit/mraa</text:p>
          </table:table-cell>
          <table:table-cell table:formula="of:=REPLACE([.B1453]; 1; 29; &quot;&quot;)" office:value-type="string" office:string-value="intel-iot-devkit/mraa" calcext:value-type="string">
            <text:p>intel-iot-devkit/mraa</text:p>
          </table:table-cell>
        </table:table-row>
        <table:table-row table:style-name="ro1">
          <table:table-cell office:value-type="float" office:value="10472217" calcext:value-type="float">
            <text:p>10472217</text:p>
          </table:table-cell>
          <table:table-cell office:value-type="string" calcext:value-type="string">
            <text:p>https://api.github.com/repos/NOAA-ORR-ERD/PyGnome</text:p>
          </table:table-cell>
          <table:table-cell table:formula="of:=REPLACE([.B1454]; 1; 29; &quot;&quot;)" office:value-type="string" office:string-value="NOAA-ORR-ERD/PyGnome" calcext:value-type="string">
            <text:p>NOAA-ORR-ERD/PyGnome</text:p>
          </table:table-cell>
        </table:table-row>
        <table:table-row table:style-name="ro1">
          <table:table-cell office:value-type="float" office:value="10487634" calcext:value-type="float">
            <text:p>10487634</text:p>
          </table:table-cell>
          <table:table-cell office:value-type="string" calcext:value-type="string">
            <text:p>https://api.github.com/repos/foss-for-synopsys-dwc-arc-processors/binutils-gdb</text:p>
          </table:table-cell>
          <table:table-cell table:formula="of:=REPLACE([.B1455]; 1; 29; &quot;&quot;)" office:value-type="string" office:string-value="foss-for-synopsys-dwc-arc-processors/binutils-gdb" calcext:value-type="string">
            <text:p>foss-for-synopsys-dwc-arc-processors/binutils-gdb</text:p>
          </table:table-cell>
        </table:table-row>
        <table:table-row table:style-name="ro1">
          <table:table-cell office:value-type="float" office:value="10488127" calcext:value-type="float">
            <text:p>10488127</text:p>
          </table:table-cell>
          <table:table-cell office:value-type="string" calcext:value-type="string">
            <text:p>https://api.github.com/repos/inexor-game/tesseract</text:p>
          </table:table-cell>
          <table:table-cell table:formula="of:=REPLACE([.B1456]; 1; 29; &quot;&quot;)" office:value-type="string" office:string-value="inexor-game/tesseract" calcext:value-type="string">
            <text:p>inexor-game/tesseract</text:p>
          </table:table-cell>
        </table:table-row>
        <table:table-row table:style-name="ro1">
          <table:table-cell office:value-type="float" office:value="10499527" calcext:value-type="float">
            <text:p>10499527</text:p>
          </table:table-cell>
          <table:table-cell office:value-type="string" calcext:value-type="string">
            <text:p>https://api.github.com/repos/alexeyk13/rexos</text:p>
          </table:table-cell>
          <table:table-cell table:formula="of:=REPLACE([.B1457]; 1; 29; &quot;&quot;)" office:value-type="string" office:string-value="alexeyk13/rexos" calcext:value-type="string">
            <text:p>alexeyk13/rexos</text:p>
          </table:table-cell>
        </table:table-row>
        <table:table-row table:style-name="ro1">
          <table:table-cell office:value-type="float" office:value="10515795" calcext:value-type="float">
            <text:p>10515795</text:p>
          </table:table-cell>
          <table:table-cell office:value-type="string" calcext:value-type="string">
            <text:p>https://api.github.com/repos/franciscofranco/one_plus_one</text:p>
          </table:table-cell>
          <table:table-cell table:formula="of:=REPLACE([.B1458]; 1; 29; &quot;&quot;)" office:value-type="string" office:string-value="franciscofranco/one_plus_one" calcext:value-type="string">
            <text:p>franciscofranco/one_plus_one</text:p>
          </table:table-cell>
        </table:table-row>
        <table:table-row table:style-name="ro1">
          <table:table-cell office:value-type="float" office:value="10519487" calcext:value-type="float">
            <text:p>10519487</text:p>
          </table:table-cell>
          <table:table-cell office:value-type="string" calcext:value-type="string">
            <text:p>https://api.github.com/repos/ajwillia-ms/edi</text:p>
          </table:table-cell>
          <table:table-cell table:formula="of:=REPLACE([.B1459]; 1; 29; &quot;&quot;)" office:value-type="string" office:string-value="ajwillia-ms/edi" calcext:value-type="string">
            <text:p>ajwillia-ms/edi</text:p>
          </table:table-cell>
        </table:table-row>
        <table:table-row table:style-name="ro1">
          <table:table-cell office:value-type="float" office:value="10534193" calcext:value-type="float">
            <text:p>10534193</text:p>
          </table:table-cell>
          <table:table-cell office:value-type="string" calcext:value-type="string">
            <text:p>https://api.github.com/repos/wireshark/wireshark</text:p>
          </table:table-cell>
          <table:table-cell table:formula="of:=REPLACE([.B1460]; 1; 29; &quot;&quot;)" office:value-type="string" office:string-value="wireshark/wireshark" calcext:value-type="string">
            <text:p>wireshark/wireshark</text:p>
          </table:table-cell>
        </table:table-row>
        <table:table-row table:style-name="ro1">
          <table:table-cell office:value-type="float" office:value="10547926" calcext:value-type="float">
            <text:p>10547926</text:p>
          </table:table-cell>
          <table:table-cell office:value-type="string" calcext:value-type="string">
            <text:p>https://api.github.com/repos/amadeus/vim</text:p>
          </table:table-cell>
          <table:table-cell table:formula="of:=REPLACE([.B1461]; 1; 29; &quot;&quot;)" office:value-type="string" office:string-value="amadeus/vim" calcext:value-type="string">
            <text:p>amadeus/vim</text:p>
          </table:table-cell>
        </table:table-row>
        <table:table-row table:style-name="ro1">
          <table:table-cell office:value-type="float" office:value="10548162" calcext:value-type="float">
            <text:p>10548162</text:p>
          </table:table-cell>
          <table:table-cell office:value-type="string" calcext:value-type="string">
            <text:p>https://api.github.com/repos/stefanberger/libtpms</text:p>
          </table:table-cell>
          <table:table-cell table:formula="of:=REPLACE([.B1462]; 1; 29; &quot;&quot;)" office:value-type="string" office:string-value="stefanberger/libtpms" calcext:value-type="string">
            <text:p>stefanberger/libtpms</text:p>
          </table:table-cell>
        </table:table-row>
        <table:table-row table:style-name="ro1">
          <table:table-cell office:value-type="float" office:value="10555214" calcext:value-type="float">
            <text:p>10555214</text:p>
          </table:table-cell>
          <table:table-cell office:value-type="string" calcext:value-type="string">
            <text:p>https://api.github.com/repos/finaldie/skull</text:p>
          </table:table-cell>
          <table:table-cell table:formula="of:=REPLACE([.B1463]; 1; 29; &quot;&quot;)" office:value-type="string" office:string-value="finaldie/skull" calcext:value-type="string">
            <text:p>finaldie/skull</text:p>
          </table:table-cell>
        </table:table-row>
        <table:table-row table:style-name="ro1">
          <table:table-cell office:value-type="float" office:value="10575654" calcext:value-type="float">
            <text:p>10575654</text:p>
          </table:table-cell>
          <table:table-cell office:value-type="string" calcext:value-type="string">
            <text:p>https://api.github.com/repos/RichardBruce/RAPTor</text:p>
          </table:table-cell>
          <table:table-cell table:formula="of:=REPLACE([.B1464]; 1; 29; &quot;&quot;)" office:value-type="string" office:string-value="RichardBruce/RAPTor" calcext:value-type="string">
            <text:p>RichardBruce/RAPTor</text:p>
          </table:table-cell>
        </table:table-row>
        <table:table-row table:style-name="ro1">
          <table:table-cell office:value-type="float" office:value="10575942" calcext:value-type="float">
            <text:p>10575942</text:p>
          </table:table-cell>
          <table:table-cell office:value-type="string" calcext:value-type="string">
            <text:p>https://api.github.com/repos/open-power/skiboot</text:p>
          </table:table-cell>
          <table:table-cell table:formula="of:=REPLACE([.B1465]; 1; 29; &quot;&quot;)" office:value-type="string" office:string-value="open-power/skiboot" calcext:value-type="string">
            <text:p>open-power/skiboot</text:p>
          </table:table-cell>
        </table:table-row>
        <table:table-row table:style-name="ro1">
          <table:table-cell office:value-type="float" office:value="10580046" calcext:value-type="float">
            <text:p>10580046</text:p>
          </table:table-cell>
          <table:table-cell office:value-type="string" calcext:value-type="string">
            <text:p>https://api.github.com/repos/open-power/hostboot</text:p>
          </table:table-cell>
          <table:table-cell table:formula="of:=REPLACE([.B1466]; 1; 29; &quot;&quot;)" office:value-type="string" office:string-value="open-power/hostboot" calcext:value-type="string">
            <text:p>open-power/hostboot</text:p>
          </table:table-cell>
        </table:table-row>
        <table:table-row table:style-name="ro1">
          <table:table-cell office:value-type="float" office:value="10585040" calcext:value-type="float">
            <text:p>10585040</text:p>
          </table:table-cell>
          <table:table-cell office:value-type="string" calcext:value-type="string">
            <text:p>https://api.github.com/repos/Kurento/kms-core</text:p>
          </table:table-cell>
          <table:table-cell table:formula="of:=REPLACE([.B1467]; 1; 29; &quot;&quot;)" office:value-type="string" office:string-value="Kurento/kms-core" calcext:value-type="string">
            <text:p>Kurento/kms-core</text:p>
          </table:table-cell>
        </table:table-row>
        <table:table-row table:style-name="ro1">
          <table:table-cell office:value-type="float" office:value="10591437" calcext:value-type="float">
            <text:p>10591437</text:p>
          </table:table-cell>
          <table:table-cell office:value-type="string" calcext:value-type="string">
            <text:p>https://api.github.com/repos/spacy-io/spaCy</text:p>
          </table:table-cell>
          <table:table-cell table:formula="of:=REPLACE([.B1468]; 1; 29; &quot;&quot;)" office:value-type="string" office:string-value="spacy-io/spaCy" calcext:value-type="string">
            <text:p>spacy-io/spaCy</text:p>
          </table:table-cell>
        </table:table-row>
        <table:table-row table:style-name="ro1">
          <table:table-cell office:value-type="float" office:value="10600450" calcext:value-type="float">
            <text:p>10600450</text:p>
          </table:table-cell>
          <table:table-cell office:value-type="string" calcext:value-type="string">
            <text:p>https://api.github.com/repos/JeremyRuhland/hackerboat</text:p>
          </table:table-cell>
          <table:table-cell table:formula="of:=REPLACE([.B1469]; 1; 29; &quot;&quot;)" office:value-type="string" office:string-value="JeremyRuhland/hackerboat" calcext:value-type="string">
            <text:p>JeremyRuhland/hackerboat</text:p>
          </table:table-cell>
        </table:table-row>
        <table:table-row table:style-name="ro1">
          <table:table-cell office:value-type="float" office:value="10618963" calcext:value-type="float">
            <text:p>10618963</text:p>
          </table:table-cell>
          <table:table-cell office:value-type="string" calcext:value-type="string">
            <text:p>https://api.github.com/repos/vigortls/vigortls</text:p>
          </table:table-cell>
          <table:table-cell table:formula="of:=REPLACE([.B1470]; 1; 29; &quot;&quot;)" office:value-type="string" office:string-value="vigortls/vigortls" calcext:value-type="string">
            <text:p>vigortls/vigortls</text:p>
          </table:table-cell>
        </table:table-row>
        <table:table-row table:style-name="ro1">
          <table:table-cell office:value-type="float" office:value="10620857" calcext:value-type="float">
            <text:p>10620857</text:p>
          </table:table-cell>
          <table:table-cell office:value-type="string" calcext:value-type="string">
            <text:p>https://api.github.com/repos/lronaldo/cpctelera</text:p>
          </table:table-cell>
          <table:table-cell table:formula="of:=REPLACE([.B1471]; 1; 29; &quot;&quot;)" office:value-type="string" office:string-value="lronaldo/cpctelera" calcext:value-type="string">
            <text:p>lronaldo/cpctelera</text:p>
          </table:table-cell>
        </table:table-row>
        <table:table-row table:style-name="ro1">
          <table:table-cell office:value-type="float" office:value="10625291" calcext:value-type="float">
            <text:p>10625291</text:p>
          </table:table-cell>
          <table:table-cell office:value-type="string" calcext:value-type="string">
            <text:p>https://api.github.com/repos/neovim/deps</text:p>
          </table:table-cell>
          <table:table-cell table:formula="of:=REPLACE([.B1472]; 1; 29; &quot;&quot;)" office:value-type="string" office:string-value="neovim/deps" calcext:value-type="string">
            <text:p>neovim/deps</text:p>
          </table:table-cell>
        </table:table-row>
        <table:table-row table:style-name="ro1">
          <table:table-cell office:value-type="float" office:value="10626950" calcext:value-type="float">
            <text:p>10626950</text:p>
          </table:table-cell>
          <table:table-cell office:value-type="string" calcext:value-type="string">
            <text:p>https://api.github.com/repos/MattDevo/coreboot</text:p>
          </table:table-cell>
          <table:table-cell table:formula="of:=REPLACE([.B1473]; 1; 29; &quot;&quot;)" office:value-type="string" office:string-value="MattDevo/coreboot" calcext:value-type="string">
            <text:p>MattDevo/coreboot</text:p>
          </table:table-cell>
        </table:table-row>
        <table:table-row table:style-name="ro1">
          <table:table-cell office:value-type="float" office:value="10632949" calcext:value-type="float">
            <text:p>10632949</text:p>
          </table:table-cell>
          <table:table-cell office:value-type="string" calcext:value-type="string">
            <text:p>https://api.github.com/repos/Yukariko/acm</text:p>
          </table:table-cell>
          <table:table-cell table:formula="of:=REPLACE([.B1474]; 1; 29; &quot;&quot;)" office:value-type="string" office:string-value="Yukariko/acm" calcext:value-type="string">
            <text:p>Yukariko/acm</text:p>
          </table:table-cell>
        </table:table-row>
        <table:table-row table:style-name="ro1">
          <table:table-cell office:value-type="float" office:value="10731682" calcext:value-type="float">
            <text:p>10731682</text:p>
          </table:table-cell>
          <table:table-cell office:value-type="string" calcext:value-type="string">
            <text:p>https://api.github.com/repos/tguillem/vlc</text:p>
          </table:table-cell>
          <table:table-cell table:formula="of:=REPLACE([.B1475]; 1; 29; &quot;&quot;)" office:value-type="string" office:string-value="tguillem/vlc" calcext:value-type="string">
            <text:p>tguillem/vlc</text:p>
          </table:table-cell>
        </table:table-row>
        <table:table-row table:style-name="ro1">
          <table:table-cell office:value-type="float" office:value="10738125" calcext:value-type="float">
            <text:p>10738125</text:p>
          </table:table-cell>
          <table:table-cell office:value-type="string" calcext:value-type="string">
            <text:p>https://api.github.com/repos/bro/broker</text:p>
          </table:table-cell>
          <table:table-cell table:formula="of:=REPLACE([.B1476]; 1; 29; &quot;&quot;)" office:value-type="string" office:string-value="bro/broker" calcext:value-type="string">
            <text:p>bro/broker</text:p>
          </table:table-cell>
        </table:table-row>
        <table:table-row table:style-name="ro1">
          <table:table-cell office:value-type="float" office:value="10748827" calcext:value-type="float">
            <text:p>10748827</text:p>
          </table:table-cell>
          <table:table-cell office:value-type="string" calcext:value-type="string">
            <text:p>https://api.github.com/repos/swoole/swoole-src</text:p>
          </table:table-cell>
          <table:table-cell table:formula="of:=REPLACE([.B1477]; 1; 29; &quot;&quot;)" office:value-type="string" office:string-value="swoole/swoole-src" calcext:value-type="string">
            <text:p>swoole/swoole-src</text:p>
          </table:table-cell>
        </table:table-row>
        <table:table-row table:style-name="ro1">
          <table:table-cell office:value-type="float" office:value="10749749" calcext:value-type="float">
            <text:p>10749749</text:p>
          </table:table-cell>
          <table:table-cell office:value-type="string" calcext:value-type="string">
            <text:p>https://api.github.com/repos/linux-wpan/linux-wpan-next</text:p>
          </table:table-cell>
          <table:table-cell table:formula="of:=REPLACE([.B1478]; 1; 29; &quot;&quot;)" office:value-type="string" office:string-value="linux-wpan/linux-wpan-next" calcext:value-type="string">
            <text:p>linux-wpan/linux-wpan-next</text:p>
          </table:table-cell>
        </table:table-row>
        <table:table-row table:style-name="ro1">
          <table:table-cell office:value-type="float" office:value="10751518" calcext:value-type="float">
            <text:p>10751518</text:p>
          </table:table-cell>
          <table:table-cell office:value-type="string" calcext:value-type="string">
            <text:p>https://api.github.com/repos/synarete/funex</text:p>
          </table:table-cell>
          <table:table-cell table:formula="of:=REPLACE([.B1479]; 1; 29; &quot;&quot;)" office:value-type="string" office:string-value="synarete/funex" calcext:value-type="string">
            <text:p>synarete/funex</text:p>
          </table:table-cell>
        </table:table-row>
        <table:table-row table:style-name="ro1">
          <table:table-cell office:value-type="float" office:value="10751739" calcext:value-type="float">
            <text:p>10751739</text:p>
          </table:table-cell>
          <table:table-cell office:value-type="string" calcext:value-type="string">
            <text:p>https://api.github.com/repos/sosy-lab/cpachecker</text:p>
          </table:table-cell>
          <table:table-cell table:formula="of:=REPLACE([.B1480]; 1; 29; &quot;&quot;)" office:value-type="string" office:string-value="sosy-lab/cpachecker" calcext:value-type="string">
            <text:p>sosy-lab/cpachecker</text:p>
          </table:table-cell>
        </table:table-row>
        <table:table-row table:style-name="ro1">
          <table:table-cell office:value-type="float" office:value="10753401" calcext:value-type="float">
            <text:p>10753401</text:p>
          </table:table-cell>
          <table:table-cell office:value-type="string" calcext:value-type="string">
            <text:p>https://api.github.com/repos/soumagne/hdf5</text:p>
          </table:table-cell>
          <table:table-cell table:formula="of:=REPLACE([.B1481]; 1; 29; &quot;&quot;)" office:value-type="string" office:string-value="soumagne/hdf5" calcext:value-type="string">
            <text:p>soumagne/hdf5</text:p>
          </table:table-cell>
        </table:table-row>
        <table:table-row table:style-name="ro1">
          <table:table-cell office:value-type="float" office:value="10753674" calcext:value-type="float">
            <text:p>10753674</text:p>
          </table:table-cell>
          <table:table-cell office:value-type="string" calcext:value-type="string">
            <text:p>https://api.github.com/repos/lhmouse/nano-win</text:p>
          </table:table-cell>
          <table:table-cell table:formula="of:=REPLACE([.B1482]; 1; 29; &quot;&quot;)" office:value-type="string" office:string-value="lhmouse/nano-win" calcext:value-type="string">
            <text:p>lhmouse/nano-win</text:p>
          </table:table-cell>
        </table:table-row>
        <table:table-row table:style-name="ro1">
          <table:table-cell office:value-type="float" office:value="10772896" calcext:value-type="float">
            <text:p>10772896</text:p>
          </table:table-cell>
          <table:table-cell office:value-type="string" calcext:value-type="string">
            <text:p>https://api.github.com/repos/jeffreykegler/kollos</text:p>
          </table:table-cell>
          <table:table-cell table:formula="of:=REPLACE([.B1483]; 1; 29; &quot;&quot;)" office:value-type="string" office:string-value="jeffreykegler/kollos" calcext:value-type="string">
            <text:p>jeffreykegler/kollos</text:p>
          </table:table-cell>
        </table:table-row>
        <table:table-row table:style-name="ro1">
          <table:table-cell office:value-type="float" office:value="10775673" calcext:value-type="float">
            <text:p>10775673</text:p>
          </table:table-cell>
          <table:table-cell office:value-type="string" calcext:value-type="string">
            <text:p>https://api.github.com/repos/Gnurou/nouveau</text:p>
          </table:table-cell>
          <table:table-cell table:formula="of:=REPLACE([.B1484]; 1; 29; &quot;&quot;)" office:value-type="string" office:string-value="Gnurou/nouveau" calcext:value-type="string">
            <text:p>Gnurou/nouveau</text:p>
          </table:table-cell>
        </table:table-row>
        <table:table-row table:style-name="ro1">
          <table:table-cell office:value-type="float" office:value="10777647" calcext:value-type="float">
            <text:p>10777647</text:p>
          </table:table-cell>
          <table:table-cell office:value-type="string" calcext:value-type="string">
            <text:p>https://api.github.com/repos/libressl-portable/portable</text:p>
          </table:table-cell>
          <table:table-cell table:formula="of:=REPLACE([.B1485]; 1; 29; &quot;&quot;)" office:value-type="string" office:string-value="libressl-portable/portable" calcext:value-type="string">
            <text:p>libressl-portable/portable</text:p>
          </table:table-cell>
        </table:table-row>
        <table:table-row table:style-name="ro1">
          <table:table-cell office:value-type="float" office:value="10779724" calcext:value-type="float">
            <text:p>10779724</text:p>
          </table:table-cell>
          <table:table-cell office:value-type="string" calcext:value-type="string">
            <text:p>https://api.github.com/repos/libressl-portable/openbsd</text:p>
          </table:table-cell>
          <table:table-cell table:formula="of:=REPLACE([.B1486]; 1; 29; &quot;&quot;)" office:value-type="string" office:string-value="libressl-portable/openbsd" calcext:value-type="string">
            <text:p>libressl-portable/openbsd</text:p>
          </table:table-cell>
        </table:table-row>
        <table:table-row table:style-name="ro1">
          <table:table-cell office:value-type="float" office:value="10788512" calcext:value-type="float">
            <text:p>10788512</text:p>
          </table:table-cell>
          <table:table-cell office:value-type="string" calcext:value-type="string">
            <text:p>https://api.github.com/repos/7u83/actube</text:p>
          </table:table-cell>
          <table:table-cell table:formula="of:=REPLACE([.B1487]; 1; 29; &quot;&quot;)" office:value-type="string" office:string-value="7u83/actube" calcext:value-type="string">
            <text:p>7u83/actube</text:p>
          </table:table-cell>
        </table:table-row>
        <table:table-row table:style-name="ro1">
          <table:table-cell office:value-type="float" office:value="10802921" calcext:value-type="float">
            <text:p>10802921</text:p>
          </table:table-cell>
          <table:table-cell office:value-type="string" calcext:value-type="string">
            <text:p>https://api.github.com/repos/Sometrik/canvas</text:p>
          </table:table-cell>
          <table:table-cell table:formula="of:=REPLACE([.B1488]; 1; 29; &quot;&quot;)" office:value-type="string" office:string-value="Sometrik/canvas" calcext:value-type="string">
            <text:p>Sometrik/canvas</text:p>
          </table:table-cell>
        </table:table-row>
        <table:table-row table:style-name="ro1">
          <table:table-cell office:value-type="float" office:value="10811888" calcext:value-type="float">
            <text:p>10811888</text:p>
          </table:table-cell>
          <table:table-cell office:value-type="string" calcext:value-type="string">
            <text:p>https://api.github.com/repos/GBuella/Taltos</text:p>
          </table:table-cell>
          <table:table-cell table:formula="of:=REPLACE([.B1489]; 1; 29; &quot;&quot;)" office:value-type="string" office:string-value="GBuella/Taltos" calcext:value-type="string">
            <text:p>GBuella/Taltos</text:p>
          </table:table-cell>
        </table:table-row>
        <table:table-row table:style-name="ro1">
          <table:table-cell office:value-type="float" office:value="10812332" calcext:value-type="float">
            <text:p>10812332</text:p>
          </table:table-cell>
          <table:table-cell office:value-type="string" calcext:value-type="string">
            <text:p>https://api.github.com/repos/sparky4/16</text:p>
          </table:table-cell>
          <table:table-cell table:formula="of:=REPLACE([.B1490]; 1; 29; &quot;&quot;)" office:value-type="string" office:string-value="sparky4/16" calcext:value-type="string">
            <text:p>sparky4/16</text:p>
          </table:table-cell>
        </table:table-row>
        <table:table-row table:style-name="ro1">
          <table:table-cell office:value-type="float" office:value="10818154" calcext:value-type="float">
            <text:p>10818154</text:p>
          </table:table-cell>
          <table:table-cell office:value-type="string" calcext:value-type="string">
            <text:p>https://api.github.com/repos/dalerank/caesaria-game</text:p>
          </table:table-cell>
          <table:table-cell table:formula="of:=REPLACE([.B1491]; 1; 29; &quot;&quot;)" office:value-type="string" office:string-value="dalerank/caesaria-game" calcext:value-type="string">
            <text:p>dalerank/caesaria-game</text:p>
          </table:table-cell>
        </table:table-row>
        <table:table-row table:style-name="ro1">
          <table:table-cell office:value-type="float" office:value="10828014" calcext:value-type="float">
            <text:p>10828014</text:p>
          </table:table-cell>
          <table:table-cell office:value-type="string" calcext:value-type="string">
            <text:p>https://api.github.com/repos/aerospike/aerospike-client-python</text:p>
          </table:table-cell>
          <table:table-cell table:formula="of:=REPLACE([.B1492]; 1; 29; &quot;&quot;)" office:value-type="string" office:string-value="aerospike/aerospike-client-python" calcext:value-type="string">
            <text:p>aerospike/aerospike-client-python</text:p>
          </table:table-cell>
        </table:table-row>
        <table:table-row table:style-name="ro1">
          <table:table-cell office:value-type="float" office:value="10855220" calcext:value-type="float">
            <text:p>10855220</text:p>
          </table:table-cell>
          <table:table-cell office:value-type="string" calcext:value-type="string">
            <text:p>https://api.github.com/repos/fedora-selinux/selinux</text:p>
          </table:table-cell>
          <table:table-cell table:formula="of:=REPLACE([.B1493]; 1; 29; &quot;&quot;)" office:value-type="string" office:string-value="fedora-selinux/selinux" calcext:value-type="string">
            <text:p>fedora-selinux/selinux</text:p>
          </table:table-cell>
        </table:table-row>
        <table:table-row table:style-name="ro1">
          <table:table-cell office:value-type="float" office:value="10882286" calcext:value-type="float">
            <text:p>10882286</text:p>
          </table:table-cell>
          <table:table-cell office:value-type="string" calcext:value-type="string">
            <text:p>https://api.github.com/repos/SlimRoms/kernel_oneplus_msm8974</text:p>
          </table:table-cell>
          <table:table-cell table:formula="of:=REPLACE([.B1494]; 1; 29; &quot;&quot;)" office:value-type="string" office:string-value="SlimRoms/kernel_oneplus_msm8974" calcext:value-type="string">
            <text:p>SlimRoms/kernel_oneplus_msm8974</text:p>
          </table:table-cell>
        </table:table-row>
        <table:table-row table:style-name="ro1">
          <table:table-cell office:value-type="float" office:value="10884459" calcext:value-type="float">
            <text:p>10884459</text:p>
          </table:table-cell>
          <table:table-cell office:value-type="string" calcext:value-type="string">
            <text:p>https://api.github.com/repos/alexcrichton/flate2-rs</text:p>
          </table:table-cell>
          <table:table-cell table:formula="of:=REPLACE([.B1495]; 1; 29; &quot;&quot;)" office:value-type="string" office:string-value="alexcrichton/flate2-rs" calcext:value-type="string">
            <text:p>alexcrichton/flate2-rs</text:p>
          </table:table-cell>
        </table:table-row>
        <table:table-row table:style-name="ro1">
          <table:table-cell office:value-type="float" office:value="10901864" calcext:value-type="float">
            <text:p>10901864</text:p>
          </table:table-cell>
          <table:table-cell office:value-type="string" calcext:value-type="string">
            <text:p>https://api.github.com/repos/cuckoosandbox/monitor</text:p>
          </table:table-cell>
          <table:table-cell table:formula="of:=REPLACE([.B1496]; 1; 29; &quot;&quot;)" office:value-type="string" office:string-value="cuckoosandbox/monitor" calcext:value-type="string">
            <text:p>cuckoosandbox/monitor</text:p>
          </table:table-cell>
        </table:table-row>
        <table:table-row table:style-name="ro1">
          <table:table-cell office:value-type="float" office:value="10906645" calcext:value-type="float">
            <text:p>10906645</text:p>
          </table:table-cell>
          <table:table-cell office:value-type="string" calcext:value-type="string">
            <text:p>https://api.github.com/repos/eclipse/wakaama</text:p>
          </table:table-cell>
          <table:table-cell table:formula="of:=REPLACE([.B1497]; 1; 29; &quot;&quot;)" office:value-type="string" office:string-value="eclipse/wakaama" calcext:value-type="string">
            <text:p>eclipse/wakaama</text:p>
          </table:table-cell>
        </table:table-row>
        <table:table-row table:style-name="ro1">
          <table:table-cell office:value-type="float" office:value="10912283" calcext:value-type="float">
            <text:p>10912283</text:p>
          </table:table-cell>
          <table:table-cell office:value-type="string" calcext:value-type="string">
            <text:p>https://api.github.com/repos/Juniper/libxo</text:p>
          </table:table-cell>
          <table:table-cell table:formula="of:=REPLACE([.B1498]; 1; 29; &quot;&quot;)" office:value-type="string" office:string-value="Juniper/libxo" calcext:value-type="string">
            <text:p>Juniper/libxo</text:p>
          </table:table-cell>
        </table:table-row>
        <table:table-row table:style-name="ro1">
          <table:table-cell office:value-type="float" office:value="10933668" calcext:value-type="float">
            <text:p>10933668</text:p>
          </table:table-cell>
          <table:table-cell office:value-type="string" calcext:value-type="string">
            <text:p>https://api.github.com/repos/Kurento/kms-elements</text:p>
          </table:table-cell>
          <table:table-cell table:formula="of:=REPLACE([.B1499]; 1; 29; &quot;&quot;)" office:value-type="string" office:string-value="Kurento/kms-elements" calcext:value-type="string">
            <text:p>Kurento/kms-elements</text:p>
          </table:table-cell>
        </table:table-row>
        <table:table-row table:style-name="ro1">
          <table:table-cell office:value-type="float" office:value="10938910" calcext:value-type="float">
            <text:p>10938910</text:p>
          </table:table-cell>
          <table:table-cell office:value-type="string" calcext:value-type="string">
            <text:p>https://api.github.com/repos/netvirt/netvirt</text:p>
          </table:table-cell>
          <table:table-cell table:formula="of:=REPLACE([.B1500]; 1; 29; &quot;&quot;)" office:value-type="string" office:string-value="netvirt/netvirt" calcext:value-type="string">
            <text:p>netvirt/netvirt</text:p>
          </table:table-cell>
        </table:table-row>
        <table:table-row table:style-name="ro1">
          <table:table-cell office:value-type="float" office:value="10945547" calcext:value-type="float">
            <text:p>10945547</text:p>
          </table:table-cell>
          <table:table-cell office:value-type="string" calcext:value-type="string">
            <text:p>https://api.github.com/repos/pmem/nvml</text:p>
          </table:table-cell>
          <table:table-cell table:formula="of:=REPLACE([.B1501]; 1; 29; &quot;&quot;)" office:value-type="string" office:string-value="pmem/nvml" calcext:value-type="string">
            <text:p>pmem/nvml</text:p>
          </table:table-cell>
        </table:table-row>
        <table:table-row table:style-name="ro1">
          <table:table-cell office:value-type="float" office:value="10971339" calcext:value-type="float">
            <text:p>10971339</text:p>
          </table:table-cell>
          <table:table-cell office:value-type="string" calcext:value-type="string">
            <text:p>https://api.github.com/repos/Sponk/NeoEditor</text:p>
          </table:table-cell>
          <table:table-cell table:formula="of:=REPLACE([.B1502]; 1; 29; &quot;&quot;)" office:value-type="string" office:string-value="Sponk/NeoEditor" calcext:value-type="string">
            <text:p>Sponk/NeoEditor</text:p>
          </table:table-cell>
        </table:table-row>
        <table:table-row table:style-name="ro1">
          <table:table-cell office:value-type="float" office:value="10977959" calcext:value-type="float">
            <text:p>10977959</text:p>
          </table:table-cell>
          <table:table-cell office:value-type="string" calcext:value-type="string">
            <text:p>https://api.github.com/repos/OpenAR-P/tdt-arp</text:p>
          </table:table-cell>
          <table:table-cell table:formula="of:=REPLACE([.B1503]; 1; 29; &quot;&quot;)" office:value-type="string" office:string-value="OpenAR-P/tdt-arp" calcext:value-type="string">
            <text:p>OpenAR-P/tdt-arp</text:p>
          </table:table-cell>
        </table:table-row>
        <table:table-row table:style-name="ro1">
          <table:table-cell office:value-type="float" office:value="11008374" calcext:value-type="float">
            <text:p>11008374</text:p>
          </table:table-cell>
          <table:table-cell office:value-type="string" calcext:value-type="string">
            <text:p>https://api.github.com/repos/emaste/elftoolchain</text:p>
          </table:table-cell>
          <table:table-cell table:formula="of:=REPLACE([.B1504]; 1; 29; &quot;&quot;)" office:value-type="string" office:string-value="emaste/elftoolchain" calcext:value-type="string">
            <text:p>emaste/elftoolchain</text:p>
          </table:table-cell>
        </table:table-row>
        <table:table-row table:style-name="ro1">
          <table:table-cell office:value-type="float" office:value="11017225" calcext:value-type="float">
            <text:p>11017225</text:p>
          </table:table-cell>
          <table:table-cell office:value-type="string" calcext:value-type="string">
            <text:p>https://api.github.com/repos/NamelessRom/android_kernel_oneplus_msm8974</text:p>
          </table:table-cell>
          <table:table-cell table:formula="of:=REPLACE([.B1505]; 1; 29; &quot;&quot;)" office:value-type="string" office:string-value="NamelessRom/android_kernel_oneplus_msm8974" calcext:value-type="string">
            <text:p>NamelessRom/android_kernel_oneplus_msm8974</text:p>
          </table:table-cell>
        </table:table-row>
        <table:table-row table:style-name="ro1">
          <table:table-cell office:value-type="float" office:value="11021529" calcext:value-type="float">
            <text:p>11021529</text:p>
          </table:table-cell>
          <table:table-cell office:value-type="string" calcext:value-type="string">
            <text:p>https://api.github.com/repos/cesanta/smart.js</text:p>
          </table:table-cell>
          <table:table-cell table:formula="of:=REPLACE([.B1506]; 1; 29; &quot;&quot;)" office:value-type="string" office:string-value="cesanta/smart.js" calcext:value-type="string">
            <text:p>cesanta/smart.js</text:p>
          </table:table-cell>
        </table:table-row>
        <table:table-row table:style-name="ro1">
          <table:table-cell office:value-type="float" office:value="11064109" calcext:value-type="float">
            <text:p>11064109</text:p>
          </table:table-cell>
          <table:table-cell office:value-type="string" calcext:value-type="string">
            <text:p>https://api.github.com/repos/Cloudef/wlc</text:p>
          </table:table-cell>
          <table:table-cell table:formula="of:=REPLACE([.B1507]; 1; 29; &quot;&quot;)" office:value-type="string" office:string-value="Cloudef/wlc" calcext:value-type="string">
            <text:p>Cloudef/wlc</text:p>
          </table:table-cell>
        </table:table-row>
        <table:table-row table:style-name="ro1">
          <table:table-cell office:value-type="float" office:value="11076098" calcext:value-type="float">
            <text:p>11076098</text:p>
          </table:table-cell>
          <table:table-cell office:value-type="string" calcext:value-type="string">
            <text:p>https://api.github.com/repos/seL4/seL4</text:p>
          </table:table-cell>
          <table:table-cell table:formula="of:=REPLACE([.B1508]; 1; 29; &quot;&quot;)" office:value-type="string" office:string-value="seL4/seL4" calcext:value-type="string">
            <text:p>seL4/seL4</text:p>
          </table:table-cell>
        </table:table-row>
        <table:table-row table:style-name="ro1">
          <table:table-cell office:value-type="float" office:value="11084447" calcext:value-type="float">
            <text:p>11084447</text:p>
          </table:table-cell>
          <table:table-cell office:value-type="string" calcext:value-type="string">
            <text:p>https://api.github.com/repos/WhisperSystems/Signal-iOS</text:p>
          </table:table-cell>
          <table:table-cell table:formula="of:=REPLACE([.B1509]; 1; 29; &quot;&quot;)" office:value-type="string" office:string-value="WhisperSystems/Signal-iOS" calcext:value-type="string">
            <text:p>WhisperSystems/Signal-iOS</text:p>
          </table:table-cell>
        </table:table-row>
        <table:table-row table:style-name="ro1">
          <table:table-cell office:value-type="float" office:value="11101735" calcext:value-type="float">
            <text:p>11101735</text:p>
          </table:table-cell>
          <table:table-cell office:value-type="string" calcext:value-type="string">
            <text:p>https://api.github.com/repos/oyranos-cms/oyranos</text:p>
          </table:table-cell>
          <table:table-cell table:formula="of:=REPLACE([.B1510]; 1; 29; &quot;&quot;)" office:value-type="string" office:string-value="oyranos-cms/oyranos" calcext:value-type="string">
            <text:p>oyranos-cms/oyranos</text:p>
          </table:table-cell>
        </table:table-row>
        <table:table-row table:style-name="ro1">
          <table:table-cell office:value-type="float" office:value="11105270" calcext:value-type="float">
            <text:p>11105270</text:p>
          </table:table-cell>
          <table:table-cell office:value-type="string" calcext:value-type="string">
            <text:p>https://api.github.com/repos/gnome-mpv/gnome-mpv</text:p>
          </table:table-cell>
          <table:table-cell table:formula="of:=REPLACE([.B1511]; 1; 29; &quot;&quot;)" office:value-type="string" office:string-value="gnome-mpv/gnome-mpv" calcext:value-type="string">
            <text:p>gnome-mpv/gnome-mpv</text:p>
          </table:table-cell>
        </table:table-row>
        <table:table-row table:style-name="ro1">
          <table:table-cell office:value-type="float" office:value="11128692" calcext:value-type="float">
            <text:p>11128692</text:p>
          </table:table-cell>
          <table:table-cell office:value-type="string" calcext:value-type="string">
            <text:p>https://api.github.com/repos/lubosz/gst-devtools</text:p>
          </table:table-cell>
          <table:table-cell table:formula="of:=REPLACE([.B1512]; 1; 29; &quot;&quot;)" office:value-type="string" office:string-value="lubosz/gst-devtools" calcext:value-type="string">
            <text:p>lubosz/gst-devtools</text:p>
          </table:table-cell>
        </table:table-row>
        <table:table-row table:style-name="ro1">
          <table:table-cell office:value-type="float" office:value="11134556" calcext:value-type="float">
            <text:p>11134556</text:p>
          </table:table-cell>
          <table:table-cell office:value-type="string" calcext:value-type="string">
            <text:p>https://api.github.com/repos/unrealircd/unrealircd</text:p>
          </table:table-cell>
          <table:table-cell table:formula="of:=REPLACE([.B1513]; 1; 29; &quot;&quot;)" office:value-type="string" office:string-value="unrealircd/unrealircd" calcext:value-type="string">
            <text:p>unrealircd/unrealircd</text:p>
          </table:table-cell>
        </table:table-row>
        <table:table-row table:style-name="ro1">
          <table:table-cell office:value-type="float" office:value="11146335" calcext:value-type="float">
            <text:p>11146335</text:p>
          </table:table-cell>
          <table:table-cell office:value-type="string" calcext:value-type="string">
            <text:p>https://api.github.com/repos/BlockWorksCo/Playground</text:p>
          </table:table-cell>
          <table:table-cell table:formula="of:=REPLACE([.B1514]; 1; 29; &quot;&quot;)" office:value-type="string" office:string-value="BlockWorksCo/Playground" calcext:value-type="string">
            <text:p>BlockWorksCo/Playground</text:p>
          </table:table-cell>
        </table:table-row>
        <table:table-row table:style-name="ro1">
          <table:table-cell office:value-type="float" office:value="11151070" calcext:value-type="float">
            <text:p>11151070</text:p>
          </table:table-cell>
          <table:table-cell office:value-type="string" calcext:value-type="string">
            <text:p>https://api.github.com/repos/trolando/sylvan</text:p>
          </table:table-cell>
          <table:table-cell table:formula="of:=REPLACE([.B1515]; 1; 29; &quot;&quot;)" office:value-type="string" office:string-value="trolando/sylvan" calcext:value-type="string">
            <text:p>trolando/sylvan</text:p>
          </table:table-cell>
        </table:table-row>
        <table:table-row table:style-name="ro1">
          <table:table-cell office:value-type="float" office:value="11165400" calcext:value-type="float">
            <text:p>11165400</text:p>
          </table:table-cell>
          <table:table-cell office:value-type="string" calcext:value-type="string">
            <text:p>https://api.github.com/repos/tijko/dashboard</text:p>
          </table:table-cell>
          <table:table-cell table:formula="of:=REPLACE([.B1516]; 1; 29; &quot;&quot;)" office:value-type="string" office:string-value="tijko/dashboard" calcext:value-type="string">
            <text:p>tijko/dashboard</text:p>
          </table:table-cell>
        </table:table-row>
        <table:table-row table:style-name="ro1">
          <table:table-cell office:value-type="float" office:value="11165745" calcext:value-type="float">
            <text:p>11165745</text:p>
          </table:table-cell>
          <table:table-cell office:value-type="string" calcext:value-type="string">
            <text:p>https://api.github.com/repos/I-SYST/EHAL</text:p>
          </table:table-cell>
          <table:table-cell table:formula="of:=REPLACE([.B1517]; 1; 29; &quot;&quot;)" office:value-type="string" office:string-value="I-SYST/EHAL" calcext:value-type="string">
            <text:p>I-SYST/EHAL</text:p>
          </table:table-cell>
        </table:table-row>
        <table:table-row table:style-name="ro1">
          <table:table-cell office:value-type="float" office:value="11166583" calcext:value-type="float">
            <text:p>11166583</text:p>
          </table:table-cell>
          <table:table-cell office:value-type="string" calcext:value-type="string">
            <text:p>https://api.github.com/repos/kiibohd/controller</text:p>
          </table:table-cell>
          <table:table-cell table:formula="of:=REPLACE([.B1518]; 1; 29; &quot;&quot;)" office:value-type="string" office:string-value="kiibohd/controller" calcext:value-type="string">
            <text:p>kiibohd/controller</text:p>
          </table:table-cell>
        </table:table-row>
        <table:table-row table:style-name="ro1">
          <table:table-cell office:value-type="float" office:value="11172267" calcext:value-type="float">
            <text:p>11172267</text:p>
          </table:table-cell>
          <table:table-cell office:value-type="string" calcext:value-type="string">
            <text:p>https://api.github.com/repos/kidanger/Drystal</text:p>
          </table:table-cell>
          <table:table-cell table:formula="of:=REPLACE([.B1519]; 1; 29; &quot;&quot;)" office:value-type="string" office:string-value="kidanger/Drystal" calcext:value-type="string">
            <text:p>kidanger/Drystal</text:p>
          </table:table-cell>
        </table:table-row>
        <table:table-row table:style-name="ro1">
          <table:table-cell office:value-type="float" office:value="11173971" calcext:value-type="float">
            <text:p>11173971</text:p>
          </table:table-cell>
          <table:table-cell office:value-type="string" calcext:value-type="string">
            <text:p>https://api.github.com/repos/d-torrance/dockapps</text:p>
          </table:table-cell>
          <table:table-cell table:formula="of:=REPLACE([.B1520]; 1; 29; &quot;&quot;)" office:value-type="string" office:string-value="d-torrance/dockapps" calcext:value-type="string">
            <text:p>d-torrance/dockapps</text:p>
          </table:table-cell>
        </table:table-row>
        <table:table-row table:style-name="ro1">
          <table:table-cell office:value-type="float" office:value="11184440" calcext:value-type="float">
            <text:p>11184440</text:p>
          </table:table-cell>
          <table:table-cell office:value-type="string" calcext:value-type="string">
            <text:p>https://api.github.com/repos/svn2github/coturn</text:p>
          </table:table-cell>
          <table:table-cell table:formula="of:=REPLACE([.B1521]; 1; 29; &quot;&quot;)" office:value-type="string" office:string-value="svn2github/coturn" calcext:value-type="string">
            <text:p>svn2github/coturn</text:p>
          </table:table-cell>
        </table:table-row>
        <table:table-row table:style-name="ro1">
          <table:table-cell office:value-type="float" office:value="11192439" calcext:value-type="float">
            <text:p>11192439</text:p>
          </table:table-cell>
          <table:table-cell office:value-type="string" calcext:value-type="string">
            <text:p>https://api.github.com/repos/lwfinger/rtlwifi_new</text:p>
          </table:table-cell>
          <table:table-cell table:formula="of:=REPLACE([.B1522]; 1; 29; &quot;&quot;)" office:value-type="string" office:string-value="lwfinger/rtlwifi_new" calcext:value-type="string">
            <text:p>lwfinger/rtlwifi_new</text:p>
          </table:table-cell>
        </table:table-row>
        <table:table-row table:style-name="ro1">
          <table:table-cell office:value-type="float" office:value="11192682" calcext:value-type="float">
            <text:p>11192682</text:p>
          </table:table-cell>
          <table:table-cell office:value-type="string" calcext:value-type="string">
            <text:p>https://api.github.com/repos/nacho/gtksourceview</text:p>
          </table:table-cell>
          <table:table-cell table:formula="of:=REPLACE([.B1523]; 1; 29; &quot;&quot;)" office:value-type="string" office:string-value="nacho/gtksourceview" calcext:value-type="string">
            <text:p>nacho/gtksourceview</text:p>
          </table:table-cell>
        </table:table-row>
        <table:table-row table:style-name="ro1">
          <table:table-cell office:value-type="float" office:value="11193528" calcext:value-type="float">
            <text:p>11193528</text:p>
          </table:table-cell>
          <table:table-cell office:value-type="string" calcext:value-type="string">
            <text:p>https://api.github.com/repos/skuhl/opengl-examples</text:p>
          </table:table-cell>
          <table:table-cell table:formula="of:=REPLACE([.B1524]; 1; 29; &quot;&quot;)" office:value-type="string" office:string-value="skuhl/opengl-examples" calcext:value-type="string">
            <text:p>skuhl/opengl-examples</text:p>
          </table:table-cell>
        </table:table-row>
        <table:table-row table:style-name="ro1">
          <table:table-cell office:value-type="float" office:value="11201190" calcext:value-type="float">
            <text:p>11201190</text:p>
          </table:table-cell>
          <table:table-cell office:value-type="string" calcext:value-type="string">
            <text:p>https://api.github.com/repos/krafczyk/AMS</text:p>
          </table:table-cell>
          <table:table-cell table:formula="of:=REPLACE([.B1525]; 1; 29; &quot;&quot;)" office:value-type="string" office:string-value="krafczyk/AMS" calcext:value-type="string">
            <text:p>krafczyk/AMS</text:p>
          </table:table-cell>
        </table:table-row>
        <table:table-row table:style-name="ro1">
          <table:table-cell office:value-type="float" office:value="11218242" calcext:value-type="float">
            <text:p>11218242</text:p>
          </table:table-cell>
          <table:table-cell office:value-type="string" calcext:value-type="string">
            <text:p>https://api.github.com/repos/liuqiang1357/cuncao</text:p>
          </table:table-cell>
          <table:table-cell table:formula="of:=REPLACE([.B1526]; 1; 29; &quot;&quot;)" office:value-type="string" office:string-value="liuqiang1357/cuncao" calcext:value-type="string">
            <text:p>liuqiang1357/cuncao</text:p>
          </table:table-cell>
        </table:table-row>
        <table:table-row table:style-name="ro1">
          <table:table-cell office:value-type="float" office:value="11220589" calcext:value-type="float">
            <text:p>11220589</text:p>
          </table:table-cell>
          <table:table-cell office:value-type="string" calcext:value-type="string">
            <text:p>https://api.github.com/repos/google/ktsan</text:p>
          </table:table-cell>
          <table:table-cell table:formula="of:=REPLACE([.B1527]; 1; 29; &quot;&quot;)" office:value-type="string" office:string-value="google/ktsan" calcext:value-type="string">
            <text:p>google/ktsan</text:p>
          </table:table-cell>
        </table:table-row>
        <table:table-row table:style-name="ro1">
          <table:table-cell office:value-type="float" office:value="11266308" calcext:value-type="float">
            <text:p>11266308</text:p>
          </table:table-cell>
          <table:table-cell office:value-type="string" calcext:value-type="string">
            <text:p>https://api.github.com/repos/jlmucb/cloudproxy</text:p>
          </table:table-cell>
          <table:table-cell table:formula="of:=REPLACE([.B1528]; 1; 29; &quot;&quot;)" office:value-type="string" office:string-value="jlmucb/cloudproxy" calcext:value-type="string">
            <text:p>jlmucb/cloudproxy</text:p>
          </table:table-cell>
        </table:table-row>
        <table:table-row table:style-name="ro1">
          <table:table-cell office:value-type="float" office:value="11266639" calcext:value-type="float">
            <text:p>11266639</text:p>
          </table:table-cell>
          <table:table-cell office:value-type="string" calcext:value-type="string">
            <text:p>https://api.github.com/repos/wine-mirror/wine</text:p>
          </table:table-cell>
          <table:table-cell table:formula="of:=REPLACE([.B1529]; 1; 29; &quot;&quot;)" office:value-type="string" office:string-value="wine-mirror/wine" calcext:value-type="string">
            <text:p>wine-mirror/wine</text:p>
          </table:table-cell>
        </table:table-row>
        <table:table-row table:style-name="ro1">
          <table:table-cell office:value-type="float" office:value="11268957" calcext:value-type="float">
            <text:p>11268957</text:p>
          </table:table-cell>
          <table:table-cell office:value-type="string" calcext:value-type="string">
            <text:p>https://api.github.com/repos/martyr-deepin/dde-workspace</text:p>
          </table:table-cell>
          <table:table-cell table:formula="of:=REPLACE([.B1530]; 1; 29; &quot;&quot;)" office:value-type="string" office:string-value="martyr-deepin/dde-workspace" calcext:value-type="string">
            <text:p>martyr-deepin/dde-workspace</text:p>
          </table:table-cell>
        </table:table-row>
        <table:table-row table:style-name="ro1">
          <table:table-cell office:value-type="float" office:value="11305853" calcext:value-type="float">
            <text:p>11305853</text:p>
          </table:table-cell>
          <table:table-cell office:value-type="string" calcext:value-type="string">
            <text:p>https://api.github.com/repos/Calvin-CS/TSGL</text:p>
          </table:table-cell>
          <table:table-cell table:formula="of:=REPLACE([.B1531]; 1; 29; &quot;&quot;)" office:value-type="string" office:string-value="Calvin-CS/TSGL" calcext:value-type="string">
            <text:p>Calvin-CS/TSGL</text:p>
          </table:table-cell>
        </table:table-row>
        <table:table-row table:style-name="ro1">
          <table:table-cell office:value-type="float" office:value="11306804" calcext:value-type="float">
            <text:p>11306804</text:p>
          </table:table-cell>
          <table:table-cell office:value-type="string" calcext:value-type="string">
            <text:p>https://api.github.com/repos/vifm/vifm</text:p>
          </table:table-cell>
          <table:table-cell table:formula="of:=REPLACE([.B1532]; 1; 29; &quot;&quot;)" office:value-type="string" office:string-value="vifm/vifm" calcext:value-type="string">
            <text:p>vifm/vifm</text:p>
          </table:table-cell>
        </table:table-row>
        <table:table-row table:style-name="ro1">
          <table:table-cell office:value-type="float" office:value="11307639" calcext:value-type="float">
            <text:p>11307639</text:p>
          </table:table-cell>
          <table:table-cell office:value-type="string" calcext:value-type="string">
            <text:p>https://api.github.com/repos/alpinelinux/aports</text:p>
          </table:table-cell>
          <table:table-cell table:formula="of:=REPLACE([.B1533]; 1; 29; &quot;&quot;)" office:value-type="string" office:string-value="alpinelinux/aports" calcext:value-type="string">
            <text:p>alpinelinux/aports</text:p>
          </table:table-cell>
        </table:table-row>
        <table:table-row table:style-name="ro1">
          <table:table-cell office:value-type="float" office:value="11312006" calcext:value-type="float">
            <text:p>11312006</text:p>
          </table:table-cell>
          <table:table-cell office:value-type="string" calcext:value-type="string">
            <text:p>https://api.github.com/repos/NumCosmo/NumCosmo</text:p>
          </table:table-cell>
          <table:table-cell table:formula="of:=REPLACE([.B1534]; 1; 29; &quot;&quot;)" office:value-type="string" office:string-value="NumCosmo/NumCosmo" calcext:value-type="string">
            <text:p>NumCosmo/NumCosmo</text:p>
          </table:table-cell>
        </table:table-row>
        <table:table-row table:style-name="ro1">
          <table:table-cell office:value-type="float" office:value="11321166" calcext:value-type="float">
            <text:p>11321166</text:p>
          </table:table-cell>
          <table:table-cell office:value-type="string" calcext:value-type="string">
            <text:p>https://api.github.com/repos/gcc-mirror/gcc</text:p>
          </table:table-cell>
          <table:table-cell table:formula="of:=REPLACE([.B1535]; 1; 29; &quot;&quot;)" office:value-type="string" office:string-value="gcc-mirror/gcc" calcext:value-type="string">
            <text:p>gcc-mirror/gcc</text:p>
          </table:table-cell>
        </table:table-row>
        <table:table-row table:style-name="ro1">
          <table:table-cell office:value-type="float" office:value="11328368" calcext:value-type="float">
            <text:p>11328368</text:p>
          </table:table-cell>
          <table:table-cell office:value-type="string" calcext:value-type="string">
            <text:p>https://api.github.com/repos/ray-cast/ray</text:p>
          </table:table-cell>
          <table:table-cell table:formula="of:=REPLACE([.B1536]; 1; 29; &quot;&quot;)" office:value-type="string" office:string-value="ray-cast/ray" calcext:value-type="string">
            <text:p>ray-cast/ray</text:p>
          </table:table-cell>
        </table:table-row>
        <table:table-row table:style-name="ro1">
          <table:table-cell office:value-type="float" office:value="11329666" calcext:value-type="float">
            <text:p>11329666</text:p>
          </table:table-cell>
          <table:table-cell office:value-type="string" calcext:value-type="string">
            <text:p>https://api.github.com/repos/gregkh/greybus</text:p>
          </table:table-cell>
          <table:table-cell table:formula="of:=REPLACE([.B1537]; 1; 29; &quot;&quot;)" office:value-type="string" office:string-value="gregkh/greybus" calcext:value-type="string">
            <text:p>gregkh/greybus</text:p>
          </table:table-cell>
        </table:table-row>
        <table:table-row table:style-name="ro1">
          <table:table-cell office:value-type="float" office:value="11329680" calcext:value-type="float">
            <text:p>11329680</text:p>
          </table:table-cell>
          <table:table-cell office:value-type="string" calcext:value-type="string">
            <text:p>https://api.github.com/repos/openwrt-mirror/openwrt</text:p>
          </table:table-cell>
          <table:table-cell table:formula="of:=REPLACE([.B1538]; 1; 29; &quot;&quot;)" office:value-type="string" office:string-value="openwrt-mirror/openwrt" calcext:value-type="string">
            <text:p>openwrt-mirror/openwrt</text:p>
          </table:table-cell>
        </table:table-row>
        <table:table-row table:style-name="ro1">
          <table:table-cell office:value-type="float" office:value="11331180" calcext:value-type="float">
            <text:p>11331180</text:p>
          </table:table-cell>
          <table:table-cell office:value-type="string" calcext:value-type="string">
            <text:p>https://api.github.com/repos/hzsunzixiang/programming</text:p>
          </table:table-cell>
          <table:table-cell table:formula="of:=REPLACE([.B1539]; 1; 29; &quot;&quot;)" office:value-type="string" office:string-value="hzsunzixiang/programming" calcext:value-type="string">
            <text:p>hzsunzixiang/programming</text:p>
          </table:table-cell>
        </table:table-row>
        <table:table-row table:style-name="ro1">
          <table:table-cell office:value-type="float" office:value="11339361" calcext:value-type="float">
            <text:p>11339361</text:p>
          </table:table-cell>
          <table:table-cell office:value-type="string" calcext:value-type="string">
            <text:p>https://api.github.com/repos/introlab/rtabmap</text:p>
          </table:table-cell>
          <table:table-cell table:formula="of:=REPLACE([.B1540]; 1; 29; &quot;&quot;)" office:value-type="string" office:string-value="introlab/rtabmap" calcext:value-type="string">
            <text:p>introlab/rtabmap</text:p>
          </table:table-cell>
        </table:table-row>
        <table:table-row table:style-name="ro1">
          <table:table-cell office:value-type="float" office:value="11340964" calcext:value-type="float">
            <text:p>11340964</text:p>
          </table:table-cell>
          <table:table-cell office:value-type="string" calcext:value-type="string">
            <text:p>https://api.github.com/repos/seL4/camkes-tool</text:p>
          </table:table-cell>
          <table:table-cell table:formula="of:=REPLACE([.B1541]; 1; 29; &quot;&quot;)" office:value-type="string" office:string-value="seL4/camkes-tool" calcext:value-type="string">
            <text:p>seL4/camkes-tool</text:p>
          </table:table-cell>
        </table:table-row>
        <table:table-row table:style-name="ro1">
          <table:table-cell office:value-type="float" office:value="11341834" calcext:value-type="float">
            <text:p>11341834</text:p>
          </table:table-cell>
          <table:table-cell office:value-type="string" calcext:value-type="string">
            <text:p>https://api.github.com/repos/pcloudcom/pclsync</text:p>
          </table:table-cell>
          <table:table-cell table:formula="of:=REPLACE([.B1542]; 1; 29; &quot;&quot;)" office:value-type="string" office:string-value="pcloudcom/pclsync" calcext:value-type="string">
            <text:p>pcloudcom/pclsync</text:p>
          </table:table-cell>
        </table:table-row>
        <table:table-row table:style-name="ro1">
          <table:table-cell office:value-type="float" office:value="11354470" calcext:value-type="float">
            <text:p>11354470</text:p>
          </table:table-cell>
          <table:table-cell office:value-type="string" calcext:value-type="string">
            <text:p>https://api.github.com/repos/gbeauchesne/gstreamer-vaapi</text:p>
          </table:table-cell>
          <table:table-cell table:formula="of:=REPLACE([.B1543]; 1; 29; &quot;&quot;)" office:value-type="string" office:string-value="gbeauchesne/gstreamer-vaapi" calcext:value-type="string">
            <text:p>gbeauchesne/gstreamer-vaapi</text:p>
          </table:table-cell>
        </table:table-row>
        <table:table-row table:style-name="ro1">
          <table:table-cell office:value-type="float" office:value="11354945" calcext:value-type="float">
            <text:p>11354945</text:p>
          </table:table-cell>
          <table:table-cell office:value-type="string" calcext:value-type="string">
            <text:p>https://api.github.com/repos/mean00/avidemux2</text:p>
          </table:table-cell>
          <table:table-cell table:formula="of:=REPLACE([.B1544]; 1; 29; &quot;&quot;)" office:value-type="string" office:string-value="mean00/avidemux2" calcext:value-type="string">
            <text:p>mean00/avidemux2</text:p>
          </table:table-cell>
        </table:table-row>
        <table:table-row table:style-name="ro1">
          <table:table-cell office:value-type="float" office:value="11367080" calcext:value-type="float">
            <text:p>11367080</text:p>
          </table:table-cell>
          <table:table-cell office:value-type="string" calcext:value-type="string">
            <text:p>https://api.github.com/repos/apache/celix</text:p>
          </table:table-cell>
          <table:table-cell table:formula="of:=REPLACE([.B1545]; 1; 29; &quot;&quot;)" office:value-type="string" office:string-value="apache/celix" calcext:value-type="string">
            <text:p>apache/celix</text:p>
          </table:table-cell>
        </table:table-row>
        <table:table-row table:style-name="ro1">
          <table:table-cell office:value-type="float" office:value="11378807" calcext:value-type="float">
            <text:p>11378807</text:p>
          </table:table-cell>
          <table:table-cell office:value-type="string" calcext:value-type="string">
            <text:p>https://api.github.com/repos/jl777/libjl777</text:p>
          </table:table-cell>
          <table:table-cell table:formula="of:=REPLACE([.B1546]; 1; 29; &quot;&quot;)" office:value-type="string" office:string-value="jl777/libjl777" calcext:value-type="string">
            <text:p>jl777/libjl777</text:p>
          </table:table-cell>
        </table:table-row>
        <table:table-row table:style-name="ro1">
          <table:table-cell office:value-type="float" office:value="11416448" calcext:value-type="float">
            <text:p>11416448</text:p>
          </table:table-cell>
          <table:table-cell office:value-type="string" calcext:value-type="string">
            <text:p>https://api.github.com/repos/webmproject/libvpx</text:p>
          </table:table-cell>
          <table:table-cell table:formula="of:=REPLACE([.B1547]; 1; 29; &quot;&quot;)" office:value-type="string" office:string-value="webmproject/libvpx" calcext:value-type="string">
            <text:p>webmproject/libvpx</text:p>
          </table:table-cell>
        </table:table-row>
        <table:table-row table:style-name="ro1">
          <table:table-cell office:value-type="float" office:value="11437545" calcext:value-type="float">
            <text:p>11437545</text:p>
          </table:table-cell>
          <table:table-cell office:value-type="string" calcext:value-type="string">
            <text:p>https://api.github.com/repos/tfarina/rsc</text:p>
          </table:table-cell>
          <table:table-cell table:formula="of:=REPLACE([.B1548]; 1; 29; &quot;&quot;)" office:value-type="string" office:string-value="tfarina/rsc" calcext:value-type="string">
            <text:p>tfarina/rsc</text:p>
          </table:table-cell>
        </table:table-row>
        <table:table-row table:style-name="ro1">
          <table:table-cell office:value-type="float" office:value="11440994" calcext:value-type="float">
            <text:p>11440994</text:p>
          </table:table-cell>
          <table:table-cell office:value-type="string" calcext:value-type="string">
            <text:p>https://api.github.com/repos/andrew-d/tinycdb-rs</text:p>
          </table:table-cell>
          <table:table-cell table:formula="of:=REPLACE([.B1549]; 1; 29; &quot;&quot;)" office:value-type="string" office:string-value="andrew-d/tinycdb-rs" calcext:value-type="string">
            <text:p>andrew-d/tinycdb-rs</text:p>
          </table:table-cell>
        </table:table-row>
        <table:table-row table:style-name="ro1">
          <table:table-cell office:value-type="float" office:value="11445646" calcext:value-type="float">
            <text:p>11445646</text:p>
          </table:table-cell>
          <table:table-cell office:value-type="string" calcext:value-type="string">
            <text:p>https://api.github.com/repos/awmaker/awmaker</text:p>
          </table:table-cell>
          <table:table-cell table:formula="of:=REPLACE([.B1550]; 1; 29; &quot;&quot;)" office:value-type="string" office:string-value="awmaker/awmaker" calcext:value-type="string">
            <text:p>awmaker/awmaker</text:p>
          </table:table-cell>
        </table:table-row>
        <table:table-row table:style-name="ro1">
          <table:table-cell office:value-type="float" office:value="11450007" calcext:value-type="float">
            <text:p>11450007</text:p>
          </table:table-cell>
          <table:table-cell office:value-type="string" calcext:value-type="string">
            <text:p>https://api.github.com/repos/soa/arch.d</text:p>
          </table:table-cell>
          <table:table-cell table:formula="of:=REPLACE([.B1551]; 1; 29; &quot;&quot;)" office:value-type="string" office:string-value="soa/arch.d" calcext:value-type="string">
            <text:p>soa/arch.d</text:p>
          </table:table-cell>
        </table:table-row>
        <table:table-row table:style-name="ro1">
          <table:table-cell office:value-type="float" office:value="11459490" calcext:value-type="float">
            <text:p>11459490</text:p>
          </table:table-cell>
          <table:table-cell office:value-type="string" calcext:value-type="string">
            <text:p>https://api.github.com/repos/grub4android/lk</text:p>
          </table:table-cell>
          <table:table-cell table:formula="of:=REPLACE([.B1552]; 1; 29; &quot;&quot;)" office:value-type="string" office:string-value="grub4android/lk" calcext:value-type="string">
            <text:p>grub4android/lk</text:p>
          </table:table-cell>
        </table:table-row>
        <table:table-row table:style-name="ro1">
          <table:table-cell office:value-type="float" office:value="11466066" calcext:value-type="float">
            <text:p>11466066</text:p>
          </table:table-cell>
          <table:table-cell office:value-type="string" calcext:value-type="string">
            <text:p>https://api.github.com/repos/myfluxi/android_kernel_lge_hammerhead</text:p>
          </table:table-cell>
          <table:table-cell table:formula="of:=REPLACE([.B1553]; 1; 29; &quot;&quot;)" office:value-type="string" office:string-value="myfluxi/android_kernel_lge_hammerhead" calcext:value-type="string">
            <text:p>myfluxi/android_kernel_lge_hammerhead</text:p>
          </table:table-cell>
        </table:table-row>
        <table:table-row table:style-name="ro1">
          <table:table-cell office:value-type="float" office:value="11467269" calcext:value-type="float">
            <text:p>11467269</text:p>
          </table:table-cell>
          <table:table-cell office:value-type="string" calcext:value-type="string">
            <text:p>https://api.github.com/repos/slongerbeam/mediatree</text:p>
          </table:table-cell>
          <table:table-cell table:formula="of:=REPLACE([.B1554]; 1; 29; &quot;&quot;)" office:value-type="string" office:string-value="slongerbeam/mediatree" calcext:value-type="string">
            <text:p>slongerbeam/mediatree</text:p>
          </table:table-cell>
        </table:table-row>
        <table:table-row table:style-name="ro1">
          <table:table-cell office:value-type="float" office:value="11467580" calcext:value-type="float">
            <text:p>11467580</text:p>
          </table:table-cell>
          <table:table-cell office:value-type="string" calcext:value-type="string">
            <text:p>https://api.github.com/repos/simark/binutils-gdb</text:p>
          </table:table-cell>
          <table:table-cell table:formula="of:=REPLACE([.B1555]; 1; 29; &quot;&quot;)" office:value-type="string" office:string-value="simark/binutils-gdb" calcext:value-type="string">
            <text:p>simark/binutils-gdb</text:p>
          </table:table-cell>
        </table:table-row>
        <table:table-row table:style-name="ro1">
          <table:table-cell office:value-type="float" office:value="11475097" calcext:value-type="float">
            <text:p>11475097</text:p>
          </table:table-cell>
          <table:table-cell office:value-type="string" calcext:value-type="string">
            <text:p>https://api.github.com/repos/xiph/opus</text:p>
          </table:table-cell>
          <table:table-cell table:formula="of:=REPLACE([.B1556]; 1; 29; &quot;&quot;)" office:value-type="string" office:string-value="xiph/opus" calcext:value-type="string">
            <text:p>xiph/opus</text:p>
          </table:table-cell>
        </table:table-row>
        <table:table-row table:style-name="ro1">
          <table:table-cell office:value-type="float" office:value="11475104" calcext:value-type="float">
            <text:p>11475104</text:p>
          </table:table-cell>
          <table:table-cell office:value-type="string" calcext:value-type="string">
            <text:p>https://api.github.com/repos/xiph/daala</text:p>
          </table:table-cell>
          <table:table-cell table:formula="of:=REPLACE([.B1557]; 1; 29; &quot;&quot;)" office:value-type="string" office:string-value="xiph/daala" calcext:value-type="string">
            <text:p>xiph/daala</text:p>
          </table:table-cell>
        </table:table-row>
        <table:table-row table:style-name="ro1">
          <table:table-cell office:value-type="float" office:value="11477521" calcext:value-type="float">
            <text:p>11477521</text:p>
          </table:table-cell>
          <table:table-cell office:value-type="string" calcext:value-type="string">
            <text:p>https://api.github.com/repos/samuelig/mesa</text:p>
          </table:table-cell>
          <table:table-cell table:formula="of:=REPLACE([.B1558]; 1; 29; &quot;&quot;)" office:value-type="string" office:string-value="samuelig/mesa" calcext:value-type="string">
            <text:p>samuelig/mesa</text:p>
          </table:table-cell>
        </table:table-row>
        <table:table-row table:style-name="ro1">
          <table:table-cell office:value-type="float" office:value="11478217" calcext:value-type="float">
            <text:p>11478217</text:p>
          </table:table-cell>
          <table:table-cell office:value-type="string" calcext:value-type="string">
            <text:p>https://api.github.com/repos/padsley/k600analyser</text:p>
          </table:table-cell>
          <table:table-cell table:formula="of:=REPLACE([.B1559]; 1; 29; &quot;&quot;)" office:value-type="string" office:string-value="padsley/k600analyser" calcext:value-type="string">
            <text:p>padsley/k600analyser</text:p>
          </table:table-cell>
        </table:table-row>
        <table:table-row table:style-name="ro1">
          <table:table-cell office:value-type="float" office:value="11478672" calcext:value-type="float">
            <text:p>11478672</text:p>
          </table:table-cell>
          <table:table-cell office:value-type="string" calcext:value-type="string">
            <text:p>https://api.github.com/repos/kojiba/RayLanguage</text:p>
          </table:table-cell>
          <table:table-cell table:formula="of:=REPLACE([.B1560]; 1; 29; &quot;&quot;)" office:value-type="string" office:string-value="kojiba/RayLanguage" calcext:value-type="string">
            <text:p>kojiba/RayLanguage</text:p>
          </table:table-cell>
        </table:table-row>
        <table:table-row table:style-name="ro1">
          <table:table-cell office:value-type="float" office:value="11493458" calcext:value-type="float">
            <text:p>11493458</text:p>
          </table:table-cell>
          <table:table-cell office:value-type="string" calcext:value-type="string">
            <text:p>https://api.github.com/repos/performancecopilot/pcp</text:p>
          </table:table-cell>
          <table:table-cell table:formula="of:=REPLACE([.B1561]; 1; 29; &quot;&quot;)" office:value-type="string" office:string-value="performancecopilot/pcp" calcext:value-type="string">
            <text:p>performancecopilot/pcp</text:p>
          </table:table-cell>
        </table:table-row>
        <table:table-row table:style-name="ro1">
          <table:table-cell office:value-type="float" office:value="11512125" calcext:value-type="float">
            <text:p>11512125</text:p>
          </table:table-cell>
          <table:table-cell office:value-type="string" calcext:value-type="string">
            <text:p>https://api.github.com/repos/mam1/Pcon-TNG</text:p>
          </table:table-cell>
          <table:table-cell table:formula="of:=REPLACE([.B1562]; 1; 29; &quot;&quot;)" office:value-type="string" office:string-value="mam1/Pcon-TNG" calcext:value-type="string">
            <text:p>mam1/Pcon-TNG</text:p>
          </table:table-cell>
        </table:table-row>
        <table:table-row table:style-name="ro1">
          <table:table-cell office:value-type="float" office:value="11515597" calcext:value-type="float">
            <text:p>11515597</text:p>
          </table:table-cell>
          <table:table-cell office:value-type="string" calcext:value-type="string">
            <text:p>https://api.github.com/repos/ofiwg/libfabric</text:p>
          </table:table-cell>
          <table:table-cell table:formula="of:=REPLACE([.B1563]; 1; 29; &quot;&quot;)" office:value-type="string" office:string-value="ofiwg/libfabric" calcext:value-type="string">
            <text:p>ofiwg/libfabric</text:p>
          </table:table-cell>
        </table:table-row>
        <table:table-row table:style-name="ro1">
          <table:table-cell office:value-type="float" office:value="11541687" calcext:value-type="float">
            <text:p>11541687</text:p>
          </table:table-cell>
          <table:table-cell office:value-type="string" calcext:value-type="string">
            <text:p>https://api.github.com/repos/hephaex/kernel_review</text:p>
          </table:table-cell>
          <table:table-cell table:formula="of:=REPLACE([.B1564]; 1; 29; &quot;&quot;)" office:value-type="string" office:string-value="hephaex/kernel_review" calcext:value-type="string">
            <text:p>hephaex/kernel_review</text:p>
          </table:table-cell>
        </table:table-row>
        <table:table-row table:style-name="ro1">
          <table:table-cell office:value-type="float" office:value="11543381" calcext:value-type="float">
            <text:p>11543381</text:p>
          </table:table-cell>
          <table:table-cell office:value-type="string" calcext:value-type="string">
            <text:p>https://api.github.com/repos/rachanta/kernel_n5_racer</text:p>
          </table:table-cell>
          <table:table-cell table:formula="of:=REPLACE([.B1565]; 1; 29; &quot;&quot;)" office:value-type="string" office:string-value="rachanta/kernel_n5_racer" calcext:value-type="string">
            <text:p>rachanta/kernel_n5_racer</text:p>
          </table:table-cell>
        </table:table-row>
        <table:table-row table:style-name="ro1">
          <table:table-cell office:value-type="float" office:value="11558802" calcext:value-type="float">
            <text:p>11558802</text:p>
          </table:table-cell>
          <table:table-cell office:value-type="string" calcext:value-type="string">
            <text:p>https://api.github.com/repos/gideros/gideros</text:p>
          </table:table-cell>
          <table:table-cell table:formula="of:=REPLACE([.B1566]; 1; 29; &quot;&quot;)" office:value-type="string" office:string-value="gideros/gideros" calcext:value-type="string">
            <text:p>gideros/gideros</text:p>
          </table:table-cell>
        </table:table-row>
        <table:table-row table:style-name="ro1">
          <table:table-cell office:value-type="float" office:value="11568259" calcext:value-type="float">
            <text:p>11568259</text:p>
          </table:table-cell>
          <table:table-cell office:value-type="string" calcext:value-type="string">
            <text:p>https://api.github.com/repos/profitbricks/reprepro</text:p>
          </table:table-cell>
          <table:table-cell table:formula="of:=REPLACE([.B1567]; 1; 29; &quot;&quot;)" office:value-type="string" office:string-value="profitbricks/reprepro" calcext:value-type="string">
            <text:p>profitbricks/reprepro</text:p>
          </table:table-cell>
        </table:table-row>
        <table:table-row table:style-name="ro1">
          <table:table-cell office:value-type="float" office:value="11570096" calcext:value-type="float">
            <text:p>11570096</text:p>
          </table:table-cell>
          <table:table-cell office:value-type="string" calcext:value-type="string">
            <text:p>https://api.github.com/repos/YongHaoWu/wine-hub</text:p>
          </table:table-cell>
          <table:table-cell table:formula="of:=REPLACE([.B1568]; 1; 29; &quot;&quot;)" office:value-type="string" office:string-value="YongHaoWu/wine-hub" calcext:value-type="string">
            <text:p>YongHaoWu/wine-hub</text:p>
          </table:table-cell>
        </table:table-row>
        <table:table-row table:style-name="ro1">
          <table:table-cell office:value-type="float" office:value="11573231" calcext:value-type="float">
            <text:p>11573231</text:p>
          </table:table-cell>
          <table:table-cell office:value-type="string" calcext:value-type="string">
            <text:p>https://api.github.com/repos/tklengyel/drakvuf</text:p>
          </table:table-cell>
          <table:table-cell table:formula="of:=REPLACE([.B1569]; 1; 29; &quot;&quot;)" office:value-type="string" office:string-value="tklengyel/drakvuf" calcext:value-type="string">
            <text:p>tklengyel/drakvuf</text:p>
          </table:table-cell>
        </table:table-row>
        <table:table-row table:style-name="ro1">
          <table:table-cell office:value-type="float" office:value="11575165" calcext:value-type="float">
            <text:p>11575165</text:p>
          </table:table-cell>
          <table:table-cell office:value-type="string" calcext:value-type="string">
            <text:p>https://api.github.com/repos/gabordemooij/citrine</text:p>
          </table:table-cell>
          <table:table-cell table:formula="of:=REPLACE([.B1570]; 1; 29; &quot;&quot;)" office:value-type="string" office:string-value="gabordemooij/citrine" calcext:value-type="string">
            <text:p>gabordemooij/citrine</text:p>
          </table:table-cell>
        </table:table-row>
        <table:table-row table:style-name="ro1">
          <table:table-cell office:value-type="float" office:value="11582659" calcext:value-type="float">
            <text:p>11582659</text:p>
          </table:table-cell>
          <table:table-cell office:value-type="string" calcext:value-type="string">
            <text:p>https://api.github.com/repos/kcat/openal-soft</text:p>
          </table:table-cell>
          <table:table-cell table:formula="of:=REPLACE([.B1571]; 1; 29; &quot;&quot;)" office:value-type="string" office:string-value="kcat/openal-soft" calcext:value-type="string">
            <text:p>kcat/openal-soft</text:p>
          </table:table-cell>
        </table:table-row>
        <table:table-row table:style-name="ro1">
          <table:table-cell office:value-type="float" office:value="11617849" calcext:value-type="float">
            <text:p>11617849</text:p>
          </table:table-cell>
          <table:table-cell office:value-type="string" calcext:value-type="string">
            <text:p>https://api.github.com/repos/JacquesCarette/literate-scientific-software</text:p>
          </table:table-cell>
          <table:table-cell table:formula="of:=REPLACE([.B1572]; 1; 29; &quot;&quot;)" office:value-type="string" office:string-value="JacquesCarette/literate-scientific-software" calcext:value-type="string">
            <text:p>JacquesCarette/literate-scientific-software</text:p>
          </table:table-cell>
        </table:table-row>
        <table:table-row table:style-name="ro1">
          <table:table-cell office:value-type="float" office:value="11621560" calcext:value-type="float">
            <text:p>11621560</text:p>
          </table:table-cell>
          <table:table-cell office:value-type="string" calcext:value-type="string">
            <text:p>https://api.github.com/repos/Trevorr1/Minor_Game</text:p>
          </table:table-cell>
          <table:table-cell table:formula="of:=REPLACE([.B1573]; 1; 29; &quot;&quot;)" office:value-type="string" office:string-value="Trevorr1/Minor_Game" calcext:value-type="string">
            <text:p>Trevorr1/Minor_Game</text:p>
          </table:table-cell>
        </table:table-row>
        <table:table-row table:style-name="ro1">
          <table:table-cell office:value-type="float" office:value="11624115" calcext:value-type="float">
            <text:p>11624115</text:p>
          </table:table-cell>
          <table:table-cell office:value-type="string" calcext:value-type="string">
            <text:p>https://api.github.com/repos/hughsie/PackageKit</text:p>
          </table:table-cell>
          <table:table-cell table:formula="of:=REPLACE([.B1574]; 1; 29; &quot;&quot;)" office:value-type="string" office:string-value="hughsie/PackageKit" calcext:value-type="string">
            <text:p>hughsie/PackageKit</text:p>
          </table:table-cell>
        </table:table-row>
        <table:table-row table:style-name="ro1">
          <table:table-cell office:value-type="float" office:value="11624152" calcext:value-type="float">
            <text:p>11624152</text:p>
          </table:table-cell>
          <table:table-cell office:value-type="string" calcext:value-type="string">
            <text:p>https://api.github.com/repos/bkaradzic/genie</text:p>
          </table:table-cell>
          <table:table-cell table:formula="of:=REPLACE([.B1575]; 1; 29; &quot;&quot;)" office:value-type="string" office:string-value="bkaradzic/genie" calcext:value-type="string">
            <text:p>bkaradzic/genie</text:p>
          </table:table-cell>
        </table:table-row>
        <table:table-row table:style-name="ro1">
          <table:table-cell office:value-type="float" office:value="11626773" calcext:value-type="float">
            <text:p>11626773</text:p>
          </table:table-cell>
          <table:table-cell office:value-type="string" calcext:value-type="string">
            <text:p>https://api.github.com/repos/ximion/appstream</text:p>
          </table:table-cell>
          <table:table-cell table:formula="of:=REPLACE([.B1576]; 1; 29; &quot;&quot;)" office:value-type="string" office:string-value="ximion/appstream" calcext:value-type="string">
            <text:p>ximion/appstream</text:p>
          </table:table-cell>
        </table:table-row>
        <table:table-row table:style-name="ro1">
          <table:table-cell office:value-type="float" office:value="11669367" calcext:value-type="float">
            <text:p>11669367</text:p>
          </table:table-cell>
          <table:table-cell office:value-type="string" calcext:value-type="string">
            <text:p>https://api.github.com/repos/spark/firmware</text:p>
          </table:table-cell>
          <table:table-cell table:formula="of:=REPLACE([.B1577]; 1; 29; &quot;&quot;)" office:value-type="string" office:string-value="spark/firmware" calcext:value-type="string">
            <text:p>spark/firmware</text:p>
          </table:table-cell>
        </table:table-row>
        <table:table-row table:style-name="ro1">
          <table:table-cell office:value-type="float" office:value="11677686" calcext:value-type="float">
            <text:p>11677686</text:p>
          </table:table-cell>
          <table:table-cell office:value-type="string" calcext:value-type="string">
            <text:p>https://api.github.com/repos/luvit/luvi</text:p>
          </table:table-cell>
          <table:table-cell table:formula="of:=REPLACE([.B1578]; 1; 29; &quot;&quot;)" office:value-type="string" office:string-value="luvit/luvi" calcext:value-type="string">
            <text:p>luvit/luvi</text:p>
          </table:table-cell>
        </table:table-row>
        <table:table-row table:style-name="ro1">
          <table:table-cell office:value-type="float" office:value="11696483" calcext:value-type="float">
            <text:p>11696483</text:p>
          </table:table-cell>
          <table:table-cell office:value-type="string" calcext:value-type="string">
            <text:p>https://api.github.com/repos/ofiwg/fabtests</text:p>
          </table:table-cell>
          <table:table-cell table:formula="of:=REPLACE([.B1579]; 1; 29; &quot;&quot;)" office:value-type="string" office:string-value="ofiwg/fabtests" calcext:value-type="string">
            <text:p>ofiwg/fabtests</text:p>
          </table:table-cell>
        </table:table-row>
        <table:table-row table:style-name="ro1">
          <table:table-cell office:value-type="float" office:value="11698066" calcext:value-type="float">
            <text:p>11698066</text:p>
          </table:table-cell>
          <table:table-cell office:value-type="string" calcext:value-type="string">
            <text:p>https://api.github.com/repos/imazen/gd-libgd</text:p>
          </table:table-cell>
          <table:table-cell table:formula="of:=REPLACE([.B1580]; 1; 29; &quot;&quot;)" office:value-type="string" office:string-value="imazen/gd-libgd" calcext:value-type="string">
            <text:p>imazen/gd-libgd</text:p>
          </table:table-cell>
        </table:table-row>
        <table:table-row table:style-name="ro1">
          <table:table-cell office:value-type="float" office:value="11704483" calcext:value-type="float">
            <text:p>11704483</text:p>
          </table:table-cell>
          <table:table-cell office:value-type="string" calcext:value-type="string">
            <text:p>https://api.github.com/repos/modula3/cm3</text:p>
          </table:table-cell>
          <table:table-cell table:formula="of:=REPLACE([.B1581]; 1; 29; &quot;&quot;)" office:value-type="string" office:string-value="modula3/cm3" calcext:value-type="string">
            <text:p>modula3/cm3</text:p>
          </table:table-cell>
        </table:table-row>
        <table:table-row table:style-name="ro1">
          <table:table-cell office:value-type="float" office:value="11705520" calcext:value-type="float">
            <text:p>11705520</text:p>
          </table:table-cell>
          <table:table-cell office:value-type="string" calcext:value-type="string">
            <text:p>https://api.github.com/repos/MichalPokorny/thesis</text:p>
          </table:table-cell>
          <table:table-cell table:formula="of:=REPLACE([.B1582]; 1; 29; &quot;&quot;)" office:value-type="string" office:string-value="MichalPokorny/thesis" calcext:value-type="string">
            <text:p>MichalPokorny/thesis</text:p>
          </table:table-cell>
        </table:table-row>
        <table:table-row table:style-name="ro1">
          <table:table-cell office:value-type="float" office:value="11716789" calcext:value-type="float">
            <text:p>11716789</text:p>
          </table:table-cell>
          <table:table-cell office:value-type="string" calcext:value-type="string">
            <text:p>https://api.github.com/repos/Kinetic/kinetic-c</text:p>
          </table:table-cell>
          <table:table-cell table:formula="of:=REPLACE([.B1583]; 1; 29; &quot;&quot;)" office:value-type="string" office:string-value="Kinetic/kinetic-c" calcext:value-type="string">
            <text:p>Kinetic/kinetic-c</text:p>
          </table:table-cell>
        </table:table-row>
        <table:table-row table:style-name="ro1">
          <table:table-cell office:value-type="float" office:value="11716870" calcext:value-type="float">
            <text:p>11716870</text:p>
          </table:table-cell>
          <table:table-cell office:value-type="string" calcext:value-type="string">
            <text:p>https://api.github.com/repos/openthinclient/os-applications</text:p>
          </table:table-cell>
          <table:table-cell table:formula="of:=REPLACE([.B1584]; 1; 29; &quot;&quot;)" office:value-type="string" office:string-value="openthinclient/os-applications" calcext:value-type="string">
            <text:p>openthinclient/os-applications</text:p>
          </table:table-cell>
        </table:table-row>
        <table:table-row table:style-name="ro1">
          <table:table-cell office:value-type="float" office:value="11721142" calcext:value-type="float">
            <text:p>11721142</text:p>
          </table:table-cell>
          <table:table-cell office:value-type="string" calcext:value-type="string">
            <text:p>https://api.github.com/repos/BinaryAnalysisPlatform/qira</text:p>
          </table:table-cell>
          <table:table-cell table:formula="of:=REPLACE([.B1585]; 1; 29; &quot;&quot;)" office:value-type="string" office:string-value="BinaryAnalysisPlatform/qira" calcext:value-type="string">
            <text:p>BinaryAnalysisPlatform/qira</text:p>
          </table:table-cell>
        </table:table-row>
        <table:table-row table:style-name="ro1">
          <table:table-cell office:value-type="float" office:value="11732866" calcext:value-type="float">
            <text:p>11732866</text:p>
          </table:table-cell>
          <table:table-cell office:value-type="string" calcext:value-type="string">
            <text:p>https://api.github.com/repos/OpalCoin/OpalCoin</text:p>
          </table:table-cell>
          <table:table-cell table:formula="of:=REPLACE([.B1586]; 1; 29; &quot;&quot;)" office:value-type="string" office:string-value="OpalCoin/OpalCoin" calcext:value-type="string">
            <text:p>OpalCoin/OpalCoin</text:p>
          </table:table-cell>
        </table:table-row>
        <table:table-row table:style-name="ro1">
          <table:table-cell office:value-type="float" office:value="11751699" calcext:value-type="float">
            <text:p>11751699</text:p>
          </table:table-cell>
          <table:table-cell office:value-type="string" calcext:value-type="string">
            <text:p>https://api.github.com/repos/hfp/libxsmm</text:p>
          </table:table-cell>
          <table:table-cell table:formula="of:=REPLACE([.B1587]; 1; 29; &quot;&quot;)" office:value-type="string" office:string-value="hfp/libxsmm" calcext:value-type="string">
            <text:p>hfp/libxsmm</text:p>
          </table:table-cell>
        </table:table-row>
        <table:table-row table:style-name="ro1">
          <table:table-cell office:value-type="float" office:value="11760442" calcext:value-type="float">
            <text:p>11760442</text:p>
          </table:table-cell>
          <table:table-cell office:value-type="string" calcext:value-type="string">
            <text:p>https://api.github.com/repos/endlessm/gnome-initial-setup</text:p>
          </table:table-cell>
          <table:table-cell table:formula="of:=REPLACE([.B1588]; 1; 29; &quot;&quot;)" office:value-type="string" office:string-value="endlessm/gnome-initial-setup" calcext:value-type="string">
            <text:p>endlessm/gnome-initial-setup</text:p>
          </table:table-cell>
        </table:table-row>
        <table:table-row table:style-name="ro1">
          <table:table-cell office:value-type="float" office:value="11763784" calcext:value-type="float">
            <text:p>11763784</text:p>
          </table:table-cell>
          <table:table-cell office:value-type="string" calcext:value-type="string">
            <text:p>https://api.github.com/repos/poppeman/Pictus</text:p>
          </table:table-cell>
          <table:table-cell table:formula="of:=REPLACE([.B1589]; 1; 29; &quot;&quot;)" office:value-type="string" office:string-value="poppeman/Pictus" calcext:value-type="string">
            <text:p>poppeman/Pictus</text:p>
          </table:table-cell>
        </table:table-row>
        <table:table-row table:style-name="ro1">
          <table:table-cell office:value-type="float" office:value="11773357" calcext:value-type="float">
            <text:p>11773357</text:p>
          </table:table-cell>
          <table:table-cell office:value-type="string" calcext:value-type="string">
            <text:p>https://api.github.com/repos/jesterKing/CCSycles</text:p>
          </table:table-cell>
          <table:table-cell table:formula="of:=REPLACE([.B1590]; 1; 29; &quot;&quot;)" office:value-type="string" office:string-value="jesterKing/CCSycles" calcext:value-type="string">
            <text:p>jesterKing/CCSycles</text:p>
          </table:table-cell>
        </table:table-row>
        <table:table-row table:style-name="ro1">
          <table:table-cell office:value-type="float" office:value="11774845" calcext:value-type="float">
            <text:p>11774845</text:p>
          </table:table-cell>
          <table:table-cell office:value-type="string" calcext:value-type="string">
            <text:p>https://api.github.com/repos/BlackBoxCenter/blackbox</text:p>
          </table:table-cell>
          <table:table-cell table:formula="of:=REPLACE([.B1591]; 1; 29; &quot;&quot;)" office:value-type="string" office:string-value="BlackBoxCenter/blackbox" calcext:value-type="string">
            <text:p>BlackBoxCenter/blackbox</text:p>
          </table:table-cell>
        </table:table-row>
        <table:table-row table:style-name="ro1">
          <table:table-cell office:value-type="float" office:value="11777991" calcext:value-type="float">
            <text:p>11777991</text:p>
          </table:table-cell>
          <table:table-cell office:value-type="string" calcext:value-type="string">
            <text:p>https://api.github.com/repos/stephaneguindon/phyml</text:p>
          </table:table-cell>
          <table:table-cell table:formula="of:=REPLACE([.B1592]; 1; 29; &quot;&quot;)" office:value-type="string" office:string-value="stephaneguindon/phyml" calcext:value-type="string">
            <text:p>stephaneguindon/phyml</text:p>
          </table:table-cell>
        </table:table-row>
        <table:table-row table:style-name="ro1">
          <table:table-cell office:value-type="float" office:value="11809646" calcext:value-type="float">
            <text:p>11809646</text:p>
          </table:table-cell>
          <table:table-cell office:value-type="string" calcext:value-type="string">
            <text:p>https://api.github.com/repos/swpustc/GNUinVisualStudio</text:p>
          </table:table-cell>
          <table:table-cell table:formula="of:=REPLACE([.B1593]; 1; 29; &quot;&quot;)" office:value-type="string" office:string-value="swpustc/GNUinVisualStudio" calcext:value-type="string">
            <text:p>swpustc/GNUinVisualStudio</text:p>
          </table:table-cell>
        </table:table-row>
        <table:table-row table:style-name="ro1">
          <table:table-cell office:value-type="float" office:value="11814810" calcext:value-type="float">
            <text:p>11814810</text:p>
          </table:table-cell>
          <table:table-cell office:value-type="string" calcext:value-type="string">
            <text:p>https://api.github.com/repos/GNOME/gnome-builder</text:p>
          </table:table-cell>
          <table:table-cell table:formula="of:=REPLACE([.B1594]; 1; 29; &quot;&quot;)" office:value-type="string" office:string-value="GNOME/gnome-builder" calcext:value-type="string">
            <text:p>GNOME/gnome-builder</text:p>
          </table:table-cell>
        </table:table-row>
        <table:table-row table:style-name="ro1">
          <table:table-cell office:value-type="float" office:value="11836018" calcext:value-type="float">
            <text:p>11836018</text:p>
          </table:table-cell>
          <table:table-cell office:value-type="string" calcext:value-type="string">
            <text:p>https://api.github.com/repos/openPSTD/openPSTD</text:p>
          </table:table-cell>
          <table:table-cell table:formula="of:=REPLACE([.B1595]; 1; 29; &quot;&quot;)" office:value-type="string" office:string-value="openPSTD/openPSTD" calcext:value-type="string">
            <text:p>openPSTD/openPSTD</text:p>
          </table:table-cell>
        </table:table-row>
        <table:table-row table:style-name="ro1">
          <table:table-cell office:value-type="float" office:value="11853708" calcext:value-type="float">
            <text:p>11853708</text:p>
          </table:table-cell>
          <table:table-cell office:value-type="string" calcext:value-type="string">
            <text:p>https://api.github.com/repos/flux-framework/flux-core</text:p>
          </table:table-cell>
          <table:table-cell table:formula="of:=REPLACE([.B1596]; 1; 29; &quot;&quot;)" office:value-type="string" office:string-value="flux-framework/flux-core" calcext:value-type="string">
            <text:p>flux-framework/flux-core</text:p>
          </table:table-cell>
        </table:table-row>
        <table:table-row table:style-name="ro1">
          <table:table-cell office:value-type="float" office:value="11892039" calcext:value-type="float">
            <text:p>11892039</text:p>
          </table:table-cell>
          <table:table-cell office:value-type="string" calcext:value-type="string">
            <text:p>https://api.github.com/repos/yazgoo/fuse_kafka</text:p>
          </table:table-cell>
          <table:table-cell table:formula="of:=REPLACE([.B1597]; 1; 29; &quot;&quot;)" office:value-type="string" office:string-value="yazgoo/fuse_kafka" calcext:value-type="string">
            <text:p>yazgoo/fuse_kafka</text:p>
          </table:table-cell>
        </table:table-row>
        <table:table-row table:style-name="ro1">
          <table:table-cell office:value-type="float" office:value="11911744" calcext:value-type="float">
            <text:p>11911744</text:p>
          </table:table-cell>
          <table:table-cell office:value-type="string" calcext:value-type="string">
            <text:p>https://api.github.com/repos/pnb990/nuttx</text:p>
          </table:table-cell>
          <table:table-cell table:formula="of:=REPLACE([.B1598]; 1; 29; &quot;&quot;)" office:value-type="string" office:string-value="pnb990/nuttx" calcext:value-type="string">
            <text:p>pnb990/nuttx</text:p>
          </table:table-cell>
        </table:table-row>
        <table:table-row table:style-name="ro1">
          <table:table-cell office:value-type="float" office:value="11928554" calcext:value-type="float">
            <text:p>11928554</text:p>
          </table:table-cell>
          <table:table-cell office:value-type="string" calcext:value-type="string">
            <text:p>https://api.github.com/repos/jeromekelleher/msprime</text:p>
          </table:table-cell>
          <table:table-cell table:formula="of:=REPLACE([.B1599]; 1; 29; &quot;&quot;)" office:value-type="string" office:string-value="jeromekelleher/msprime" calcext:value-type="string">
            <text:p>jeromekelleher/msprime</text:p>
          </table:table-cell>
        </table:table-row>
        <table:table-row table:style-name="ro1">
          <table:table-cell office:value-type="float" office:value="11966289" calcext:value-type="float">
            <text:p>11966289</text:p>
          </table:table-cell>
          <table:table-cell office:value-type="string" calcext:value-type="string">
            <text:p>https://api.github.com/repos/svn2github/uhexen2</text:p>
          </table:table-cell>
          <table:table-cell table:formula="of:=REPLACE([.B1600]; 1; 29; &quot;&quot;)" office:value-type="string" office:string-value="svn2github/uhexen2" calcext:value-type="string">
            <text:p>svn2github/uhexen2</text:p>
          </table:table-cell>
        </table:table-row>
        <table:table-row table:style-name="ro1">
          <table:table-cell office:value-type="float" office:value="11979319" calcext:value-type="float">
            <text:p>11979319</text:p>
          </table:table-cell>
          <table:table-cell office:value-type="string" calcext:value-type="string">
            <text:p>https://api.github.com/repos/bluhm/syslogd</text:p>
          </table:table-cell>
          <table:table-cell table:formula="of:=REPLACE([.B1601]; 1; 29; &quot;&quot;)" office:value-type="string" office:string-value="bluhm/syslogd" calcext:value-type="string">
            <text:p>bluhm/syslogd</text:p>
          </table:table-cell>
        </table:table-row>
        <table:table-row table:style-name="ro1">
          <table:table-cell office:value-type="float" office:value="12042872" calcext:value-type="float">
            <text:p>12042872</text:p>
          </table:table-cell>
          <table:table-cell office:value-type="string" calcext:value-type="string">
            <text:p>https://api.github.com/repos/pyamsoft/pstate-frequency</text:p>
          </table:table-cell>
          <table:table-cell table:formula="of:=REPLACE([.B1602]; 1; 29; &quot;&quot;)" office:value-type="string" office:string-value="pyamsoft/pstate-frequency" calcext:value-type="string">
            <text:p>pyamsoft/pstate-frequency</text:p>
          </table:table-cell>
        </table:table-row>
        <table:table-row table:style-name="ro1">
          <table:table-cell office:value-type="float" office:value="12076368" calcext:value-type="float">
            <text:p>12076368</text:p>
          </table:table-cell>
          <table:table-cell office:value-type="string" calcext:value-type="string">
            <text:p>https://api.github.com/repos/webmproject/libwebp</text:p>
          </table:table-cell>
          <table:table-cell table:formula="of:=REPLACE([.B1603]; 1; 29; &quot;&quot;)" office:value-type="string" office:string-value="webmproject/libwebp" calcext:value-type="string">
            <text:p>webmproject/libwebp</text:p>
          </table:table-cell>
        </table:table-row>
        <table:table-row table:style-name="ro1">
          <table:table-cell office:value-type="float" office:value="12077980" calcext:value-type="float">
            <text:p>12077980</text:p>
          </table:table-cell>
          <table:table-cell office:value-type="string" calcext:value-type="string">
            <text:p>https://api.github.com/repos/ccore/ccore</text:p>
          </table:table-cell>
          <table:table-cell table:formula="of:=REPLACE([.B1604]; 1; 29; &quot;&quot;)" office:value-type="string" office:string-value="ccore/ccore" calcext:value-type="string">
            <text:p>ccore/ccore</text:p>
          </table:table-cell>
        </table:table-row>
        <table:table-row table:style-name="ro1">
          <table:table-cell office:value-type="float" office:value="12080251" calcext:value-type="float">
            <text:p>12080251</text:p>
          </table:table-cell>
          <table:table-cell office:value-type="string" calcext:value-type="string">
            <text:p>https://api.github.com/repos/mquinson/simterpose</text:p>
          </table:table-cell>
          <table:table-cell table:formula="of:=REPLACE([.B1605]; 1; 29; &quot;&quot;)" office:value-type="string" office:string-value="mquinson/simterpose" calcext:value-type="string">
            <text:p>mquinson/simterpose</text:p>
          </table:table-cell>
        </table:table-row>
        <table:table-row table:style-name="ro1">
          <table:table-cell office:value-type="float" office:value="12095353" calcext:value-type="float">
            <text:p>12095353</text:p>
          </table:table-cell>
          <table:table-cell office:value-type="string" calcext:value-type="string">
            <text:p>https://api.github.com/repos/jdolan/Objectively</text:p>
          </table:table-cell>
          <table:table-cell table:formula="of:=REPLACE([.B1606]; 1; 29; &quot;&quot;)" office:value-type="string" office:string-value="jdolan/Objectively" calcext:value-type="string">
            <text:p>jdolan/Objectively</text:p>
          </table:table-cell>
        </table:table-row>
        <table:table-row table:style-name="ro1">
          <table:table-cell office:value-type="float" office:value="12104235" calcext:value-type="float">
            <text:p>12104235</text:p>
          </table:table-cell>
          <table:table-cell office:value-type="string" calcext:value-type="string">
            <text:p>https://api.github.com/repos/mariadb-corporation/MaxScale</text:p>
          </table:table-cell>
          <table:table-cell table:formula="of:=REPLACE([.B1607]; 1; 29; &quot;&quot;)" office:value-type="string" office:string-value="mariadb-corporation/MaxScale" calcext:value-type="string">
            <text:p>mariadb-corporation/MaxScale</text:p>
          </table:table-cell>
        </table:table-row>
        <table:table-row table:style-name="ro1">
          <table:table-cell office:value-type="float" office:value="12142259" calcext:value-type="float">
            <text:p>12142259</text:p>
          </table:table-cell>
          <table:table-cell office:value-type="string" calcext:value-type="string">
            <text:p>https://api.github.com/repos/CESNET/ipfixcol</text:p>
          </table:table-cell>
          <table:table-cell table:formula="of:=REPLACE([.B1608]; 1; 29; &quot;&quot;)" office:value-type="string" office:string-value="CESNET/ipfixcol" calcext:value-type="string">
            <text:p>CESNET/ipfixcol</text:p>
          </table:table-cell>
        </table:table-row>
        <table:table-row table:style-name="ro1">
          <table:table-cell office:value-type="float" office:value="12148236" calcext:value-type="float">
            <text:p>12148236</text:p>
          </table:table-cell>
          <table:table-cell office:value-type="string" calcext:value-type="string">
            <text:p>https://api.github.com/repos/netzbasis/openbsd-src</text:p>
          </table:table-cell>
          <table:table-cell table:formula="of:=REPLACE([.B1609]; 1; 29; &quot;&quot;)" office:value-type="string" office:string-value="netzbasis/openbsd-src" calcext:value-type="string">
            <text:p>netzbasis/openbsd-src</text:p>
          </table:table-cell>
        </table:table-row>
        <table:table-row table:style-name="ro1">
          <table:table-cell office:value-type="float" office:value="12150695" calcext:value-type="float">
            <text:p>12150695</text:p>
          </table:table-cell>
          <table:table-cell office:value-type="string" calcext:value-type="string">
            <text:p>https://api.github.com/repos/Wohlhabend-Networks/LunaDLL</text:p>
          </table:table-cell>
          <table:table-cell table:formula="of:=REPLACE([.B1610]; 1; 29; &quot;&quot;)" office:value-type="string" office:string-value="Wohlhabend-Networks/LunaDLL" calcext:value-type="string">
            <text:p>Wohlhabend-Networks/LunaDLL</text:p>
          </table:table-cell>
        </table:table-row>
        <table:table-row table:style-name="ro1">
          <table:table-cell office:value-type="float" office:value="12152073" calcext:value-type="float">
            <text:p>12152073</text:p>
          </table:table-cell>
          <table:table-cell office:value-type="string" calcext:value-type="string">
            <text:p>https://api.github.com/repos/romaincheminade/Eve</text:p>
          </table:table-cell>
          <table:table-cell table:formula="of:=REPLACE([.B1611]; 1; 29; &quot;&quot;)" office:value-type="string" office:string-value="romaincheminade/Eve" calcext:value-type="string">
            <text:p>romaincheminade/Eve</text:p>
          </table:table-cell>
        </table:table-row>
        <table:table-row table:style-name="ro1">
          <table:table-cell office:value-type="float" office:value="12173415" calcext:value-type="float">
            <text:p>12173415</text:p>
          </table:table-cell>
          <table:table-cell office:value-type="string" calcext:value-type="string">
            <text:p>https://api.github.com/repos/gjtorikian/mtex2MML</text:p>
          </table:table-cell>
          <table:table-cell table:formula="of:=REPLACE([.B1612]; 1; 29; &quot;&quot;)" office:value-type="string" office:string-value="gjtorikian/mtex2MML" calcext:value-type="string">
            <text:p>gjtorikian/mtex2MML</text:p>
          </table:table-cell>
        </table:table-row>
        <table:table-row table:style-name="ro1">
          <table:table-cell office:value-type="float" office:value="12185491" calcext:value-type="float">
            <text:p>12185491</text:p>
          </table:table-cell>
          <table:table-cell office:value-type="string" calcext:value-type="string">
            <text:p>https://api.github.com/repos/EricssonResearch/openwebrtc</text:p>
          </table:table-cell>
          <table:table-cell table:formula="of:=REPLACE([.B1613]; 1; 29; &quot;&quot;)" office:value-type="string" office:string-value="EricssonResearch/openwebrtc" calcext:value-type="string">
            <text:p>EricssonResearch/openwebrtc</text:p>
          </table:table-cell>
        </table:table-row>
        <table:table-row table:style-name="ro1">
          <table:table-cell office:value-type="float" office:value="12185772" calcext:value-type="float">
            <text:p>12185772</text:p>
          </table:table-cell>
          <table:table-cell office:value-type="string" calcext:value-type="string">
            <text:p>https://api.github.com/repos/open-mpi/ompi-release</text:p>
          </table:table-cell>
          <table:table-cell table:formula="of:=REPLACE([.B1614]; 1; 29; &quot;&quot;)" office:value-type="string" office:string-value="open-mpi/ompi-release" calcext:value-type="string">
            <text:p>open-mpi/ompi-release</text:p>
          </table:table-cell>
        </table:table-row>
        <table:table-row table:style-name="ro1">
          <table:table-cell office:value-type="float" office:value="12188701" calcext:value-type="float">
            <text:p>12188701</text:p>
          </table:table-cell>
          <table:table-cell office:value-type="string" calcext:value-type="string">
            <text:p>https://api.github.com/repos/singulared/chromebook-kernel</text:p>
          </table:table-cell>
          <table:table-cell table:formula="of:=REPLACE([.B1615]; 1; 29; &quot;&quot;)" office:value-type="string" office:string-value="singulared/chromebook-kernel" calcext:value-type="string">
            <text:p>singulared/chromebook-kernel</text:p>
          </table:table-cell>
        </table:table-row>
        <table:table-row table:style-name="ro1">
          <table:table-cell office:value-type="float" office:value="12190390" calcext:value-type="float">
            <text:p>12190390</text:p>
          </table:table-cell>
          <table:table-cell office:value-type="string" calcext:value-type="string">
            <text:p>https://api.github.com/repos/gonetz/GLideN64</text:p>
          </table:table-cell>
          <table:table-cell table:formula="of:=REPLACE([.B1616]; 1; 29; &quot;&quot;)" office:value-type="string" office:string-value="gonetz/GLideN64" calcext:value-type="string">
            <text:p>gonetz/GLideN64</text:p>
          </table:table-cell>
        </table:table-row>
        <table:table-row table:style-name="ro1">
          <table:table-cell office:value-type="float" office:value="12190410" calcext:value-type="float">
            <text:p>12190410</text:p>
          </table:table-cell>
          <table:table-cell office:value-type="string" calcext:value-type="string">
            <text:p>https://api.github.com/repos/cleanflight/cleanflight</text:p>
          </table:table-cell>
          <table:table-cell table:formula="of:=REPLACE([.B1617]; 1; 29; &quot;&quot;)" office:value-type="string" office:string-value="cleanflight/cleanflight" calcext:value-type="string">
            <text:p>cleanflight/cleanflight</text:p>
          </table:table-cell>
        </table:table-row>
        <table:table-row table:style-name="ro1">
          <table:table-cell office:value-type="float" office:value="12190972" calcext:value-type="float">
            <text:p>12190972</text:p>
          </table:table-cell>
          <table:table-cell office:value-type="string" calcext:value-type="string">
            <text:p>https://api.github.com/repos/idaholab/pika</text:p>
          </table:table-cell>
          <table:table-cell table:formula="of:=REPLACE([.B1618]; 1; 29; &quot;&quot;)" office:value-type="string" office:string-value="idaholab/pika" calcext:value-type="string">
            <text:p>idaholab/pika</text:p>
          </table:table-cell>
        </table:table-row>
        <table:table-row table:style-name="ro1">
          <table:table-cell office:value-type="float" office:value="12191962" calcext:value-type="float">
            <text:p>12191962</text:p>
          </table:table-cell>
          <table:table-cell office:value-type="string" calcext:value-type="string">
            <text:p>https://api.github.com/repos/open-mpi/ompi</text:p>
          </table:table-cell>
          <table:table-cell table:formula="of:=REPLACE([.B1619]; 1; 29; &quot;&quot;)" office:value-type="string" office:string-value="open-mpi/ompi" calcext:value-type="string">
            <text:p>open-mpi/ompi</text:p>
          </table:table-cell>
        </table:table-row>
        <table:table-row table:style-name="ro1">
          <table:table-cell office:value-type="float" office:value="12196132" calcext:value-type="float">
            <text:p>12196132</text:p>
          </table:table-cell>
          <table:table-cell office:value-type="string" calcext:value-type="string">
            <text:p>https://api.github.com/repos/Nakrez/zOS</text:p>
          </table:table-cell>
          <table:table-cell table:formula="of:=REPLACE([.B1620]; 1; 29; &quot;&quot;)" office:value-type="string" office:string-value="Nakrez/zOS" calcext:value-type="string">
            <text:p>Nakrez/zOS</text:p>
          </table:table-cell>
        </table:table-row>
        <table:table-row table:style-name="ro1">
          <table:table-cell office:value-type="float" office:value="12209906" calcext:value-type="float">
            <text:p>12209906</text:p>
          </table:table-cell>
          <table:table-cell office:value-type="string" calcext:value-type="string">
            <text:p>https://api.github.com/repos/slongerbeam/drm-next</text:p>
          </table:table-cell>
          <table:table-cell table:formula="of:=REPLACE([.B1621]; 1; 29; &quot;&quot;)" office:value-type="string" office:string-value="slongerbeam/drm-next" calcext:value-type="string">
            <text:p>slongerbeam/drm-next</text:p>
          </table:table-cell>
        </table:table-row>
        <table:table-row table:style-name="ro1">
          <table:table-cell office:value-type="float" office:value="12211716" calcext:value-type="float">
            <text:p>12211716</text:p>
          </table:table-cell>
          <table:table-cell office:value-type="string" calcext:value-type="string">
            <text:p>https://api.github.com/repos/mycoboco/beluga</text:p>
          </table:table-cell>
          <table:table-cell table:formula="of:=REPLACE([.B1622]; 1; 29; &quot;&quot;)" office:value-type="string" office:string-value="mycoboco/beluga" calcext:value-type="string">
            <text:p>mycoboco/beluga</text:p>
          </table:table-cell>
        </table:table-row>
        <table:table-row table:style-name="ro1">
          <table:table-cell office:value-type="float" office:value="12219630" calcext:value-type="float">
            <text:p>12219630</text:p>
          </table:table-cell>
          <table:table-cell office:value-type="string" calcext:value-type="string">
            <text:p>https://api.github.com/repos/RhostMUSH/trunk</text:p>
          </table:table-cell>
          <table:table-cell table:formula="of:=REPLACE([.B1623]; 1; 29; &quot;&quot;)" office:value-type="string" office:string-value="RhostMUSH/trunk" calcext:value-type="string">
            <text:p>RhostMUSH/trunk</text:p>
          </table:table-cell>
        </table:table-row>
        <table:table-row table:style-name="ro1">
          <table:table-cell office:value-type="float" office:value="12222616" calcext:value-type="float">
            <text:p>12222616</text:p>
          </table:table-cell>
          <table:table-cell office:value-type="string" calcext:value-type="string">
            <text:p>https://api.github.com/repos/marsprj/Auge.GIS</text:p>
          </table:table-cell>
          <table:table-cell table:formula="of:=REPLACE([.B1624]; 1; 29; &quot;&quot;)" office:value-type="string" office:string-value="marsprj/Auge.GIS" calcext:value-type="string">
            <text:p>marsprj/Auge.GIS</text:p>
          </table:table-cell>
        </table:table-row>
        <table:table-row table:style-name="ro1">
          <table:table-cell office:value-type="float" office:value="12224428" calcext:value-type="float">
            <text:p>12224428</text:p>
          </table:table-cell>
          <table:table-cell office:value-type="string" calcext:value-type="string">
            <text:p>https://api.github.com/repos/majn/telegram-purple</text:p>
          </table:table-cell>
          <table:table-cell table:formula="of:=REPLACE([.B1625]; 1; 29; &quot;&quot;)" office:value-type="string" office:string-value="majn/telegram-purple" calcext:value-type="string">
            <text:p>majn/telegram-purple</text:p>
          </table:table-cell>
        </table:table-row>
        <table:table-row table:style-name="ro1">
          <table:table-cell office:value-type="float" office:value="12224663" calcext:value-type="float">
            <text:p>12224663</text:p>
          </table:table-cell>
          <table:table-cell office:value-type="string" calcext:value-type="string">
            <text:p>https://api.github.com/repos/ncbi/ncbi-vdb</text:p>
          </table:table-cell>
          <table:table-cell table:formula="of:=REPLACE([.B1626]; 1; 29; &quot;&quot;)" office:value-type="string" office:string-value="ncbi/ncbi-vdb" calcext:value-type="string">
            <text:p>ncbi/ncbi-vdb</text:p>
          </table:table-cell>
        </table:table-row>
        <table:table-row table:style-name="ro1">
          <table:table-cell office:value-type="float" office:value="12227241" calcext:value-type="float">
            <text:p>12227241</text:p>
          </table:table-cell>
          <table:table-cell office:value-type="string" calcext:value-type="string">
            <text:p>https://api.github.com/repos/machinezone/tcpkali</text:p>
          </table:table-cell>
          <table:table-cell table:formula="of:=REPLACE([.B1627]; 1; 29; &quot;&quot;)" office:value-type="string" office:string-value="machinezone/tcpkali" calcext:value-type="string">
            <text:p>machinezone/tcpkali</text:p>
          </table:table-cell>
        </table:table-row>
        <table:table-row table:style-name="ro1">
          <table:table-cell office:value-type="float" office:value="12229412" calcext:value-type="float">
            <text:p>12229412</text:p>
          </table:table-cell>
          <table:table-cell office:value-type="string" calcext:value-type="string">
            <text:p>https://api.github.com/repos/mkalten/reacTIVision</text:p>
          </table:table-cell>
          <table:table-cell table:formula="of:=REPLACE([.B1628]; 1; 29; &quot;&quot;)" office:value-type="string" office:string-value="mkalten/reacTIVision" calcext:value-type="string">
            <text:p>mkalten/reacTIVision</text:p>
          </table:table-cell>
        </table:table-row>
        <table:table-row table:style-name="ro1">
          <table:table-cell office:value-type="float" office:value="12231406" calcext:value-type="float">
            <text:p>12231406</text:p>
          </table:table-cell>
          <table:table-cell office:value-type="string" calcext:value-type="string">
            <text:p>https://api.github.com/repos/megahall/sdn_sensor</text:p>
          </table:table-cell>
          <table:table-cell table:formula="of:=REPLACE([.B1629]; 1; 29; &quot;&quot;)" office:value-type="string" office:string-value="megahall/sdn_sensor" calcext:value-type="string">
            <text:p>megahall/sdn_sensor</text:p>
          </table:table-cell>
        </table:table-row>
        <table:table-row table:style-name="ro1">
          <table:table-cell office:value-type="float" office:value="12252358" calcext:value-type="float">
            <text:p>12252358</text:p>
          </table:table-cell>
          <table:table-cell office:value-type="string" calcext:value-type="string">
            <text:p>https://api.github.com/repos/Stichting-MINIX-Research-Foundation/minix</text:p>
          </table:table-cell>
          <table:table-cell table:formula="of:=REPLACE([.B1630]; 1; 29; &quot;&quot;)" office:value-type="string" office:string-value="Stichting-MINIX-Research-Foundation/minix" calcext:value-type="string">
            <text:p>Stichting-MINIX-Research-Foundation/minix</text:p>
          </table:table-cell>
        </table:table-row>
        <table:table-row table:style-name="ro1">
          <table:table-cell office:value-type="float" office:value="12256407" calcext:value-type="float">
            <text:p>12256407</text:p>
          </table:table-cell>
          <table:table-cell office:value-type="string" calcext:value-type="string">
            <text:p>https://api.github.com/repos/kakwa/libemf2svg</text:p>
          </table:table-cell>
          <table:table-cell table:formula="of:=REPLACE([.B1631]; 1; 29; &quot;&quot;)" office:value-type="string" office:string-value="kakwa/libemf2svg" calcext:value-type="string">
            <text:p>kakwa/libemf2svg</text:p>
          </table:table-cell>
        </table:table-row>
        <table:table-row table:style-name="ro1">
          <table:table-cell office:value-type="float" office:value="12280163" calcext:value-type="float">
            <text:p>12280163</text:p>
          </table:table-cell>
          <table:table-cell office:value-type="string" calcext:value-type="string">
            <text:p>https://api.github.com/repos/X0rg/CPU-X</text:p>
          </table:table-cell>
          <table:table-cell table:formula="of:=REPLACE([.B1632]; 1; 29; &quot;&quot;)" office:value-type="string" office:string-value="X0rg/CPU-X" calcext:value-type="string">
            <text:p>X0rg/CPU-X</text:p>
          </table:table-cell>
        </table:table-row>
        <table:table-row table:style-name="ro1">
          <table:table-cell office:value-type="float" office:value="12294250" calcext:value-type="float">
            <text:p>12294250</text:p>
          </table:table-cell>
          <table:table-cell office:value-type="string" calcext:value-type="string">
            <text:p>https://api.github.com/repos/RobertCNelson/device-tree-rebasing</text:p>
          </table:table-cell>
          <table:table-cell table:formula="of:=REPLACE([.B1633]; 1; 29; &quot;&quot;)" office:value-type="string" office:string-value="RobertCNelson/device-tree-rebasing" calcext:value-type="string">
            <text:p>RobertCNelson/device-tree-rebasing</text:p>
          </table:table-cell>
        </table:table-row>
        <table:table-row table:style-name="ro1">
          <table:table-cell office:value-type="float" office:value="12305185" calcext:value-type="float">
            <text:p>12305185</text:p>
          </table:table-cell>
          <table:table-cell office:value-type="string" calcext:value-type="string">
            <text:p>https://api.github.com/repos/alexcrichton/bzip2-rs</text:p>
          </table:table-cell>
          <table:table-cell table:formula="of:=REPLACE([.B1634]; 1; 29; &quot;&quot;)" office:value-type="string" office:string-value="alexcrichton/bzip2-rs" calcext:value-type="string">
            <text:p>alexcrichton/bzip2-rs</text:p>
          </table:table-cell>
        </table:table-row>
        <table:table-row table:style-name="ro1">
          <table:table-cell office:value-type="float" office:value="12313187" calcext:value-type="float">
            <text:p>12313187</text:p>
          </table:table-cell>
          <table:table-cell office:value-type="string" calcext:value-type="string">
            <text:p>https://api.github.com/repos/schenkl/src</text:p>
          </table:table-cell>
          <table:table-cell table:formula="of:=REPLACE([.B1635]; 1; 29; &quot;&quot;)" office:value-type="string" office:string-value="schenkl/src" calcext:value-type="string">
            <text:p>schenkl/src</text:p>
          </table:table-cell>
        </table:table-row>
        <table:table-row table:style-name="ro1">
          <table:table-cell office:value-type="float" office:value="12313341" calcext:value-type="float">
            <text:p>12313341</text:p>
          </table:table-cell>
          <table:table-cell office:value-type="string" calcext:value-type="string">
            <text:p>https://api.github.com/repos/phelluy/SCHNAPS</text:p>
          </table:table-cell>
          <table:table-cell table:formula="of:=REPLACE([.B1636]; 1; 29; &quot;&quot;)" office:value-type="string" office:string-value="phelluy/SCHNAPS" calcext:value-type="string">
            <text:p>phelluy/SCHNAPS</text:p>
          </table:table-cell>
        </table:table-row>
        <table:table-row table:style-name="ro1">
          <table:table-cell office:value-type="float" office:value="12315704" calcext:value-type="float">
            <text:p>12315704</text:p>
          </table:table-cell>
          <table:table-cell office:value-type="string" calcext:value-type="string">
            <text:p>https://api.github.com/repos/Voxel8/Marlin</text:p>
          </table:table-cell>
          <table:table-cell table:formula="of:=REPLACE([.B1637]; 1; 29; &quot;&quot;)" office:value-type="string" office:string-value="Voxel8/Marlin" calcext:value-type="string">
            <text:p>Voxel8/Marlin</text:p>
          </table:table-cell>
        </table:table-row>
        <table:table-row table:style-name="ro1">
          <table:table-cell office:value-type="float" office:value="12335720" calcext:value-type="float">
            <text:p>12335720</text:p>
          </table:table-cell>
          <table:table-cell office:value-type="string" calcext:value-type="string">
            <text:p>https://api.github.com/repos/flon-io/flon</text:p>
          </table:table-cell>
          <table:table-cell table:formula="of:=REPLACE([.B1638]; 1; 29; &quot;&quot;)" office:value-type="string" office:string-value="flon-io/flon" calcext:value-type="string">
            <text:p>flon-io/flon</text:p>
          </table:table-cell>
        </table:table-row>
        <table:table-row table:style-name="ro1">
          <table:table-cell office:value-type="float" office:value="12343805" calcext:value-type="float">
            <text:p>12343805</text:p>
          </table:table-cell>
          <table:table-cell office:value-type="string" calcext:value-type="string">
            <text:p>https://api.github.com/repos/jonnor/projects</text:p>
          </table:table-cell>
          <table:table-cell table:formula="of:=REPLACE([.B1639]; 1; 29; &quot;&quot;)" office:value-type="string" office:string-value="jonnor/projects" calcext:value-type="string">
            <text:p>jonnor/projects</text:p>
          </table:table-cell>
        </table:table-row>
        <table:table-row table:style-name="ro1">
          <table:table-cell office:value-type="float" office:value="12355659" calcext:value-type="float">
            <text:p>12355659</text:p>
          </table:table-cell>
          <table:table-cell office:value-type="string" calcext:value-type="string">
            <text:p>https://api.github.com/repos/xingxux/image_compression</text:p>
          </table:table-cell>
          <table:table-cell table:formula="of:=REPLACE([.B1640]; 1; 29; &quot;&quot;)" office:value-type="string" office:string-value="xingxux/image_compression" calcext:value-type="string">
            <text:p>xingxux/image_compression</text:p>
          </table:table-cell>
        </table:table-row>
        <table:table-row table:style-name="ro1">
          <table:table-cell office:value-type="float" office:value="12365737" calcext:value-type="float">
            <text:p>12365737</text:p>
          </table:table-cell>
          <table:table-cell office:value-type="string" calcext:value-type="string">
            <text:p>https://api.github.com/repos/Thunderbots5604/2014-Code</text:p>
          </table:table-cell>
          <table:table-cell table:formula="of:=REPLACE([.B1641]; 1; 29; &quot;&quot;)" office:value-type="string" office:string-value="Thunderbots5604/2014-Code" calcext:value-type="string">
            <text:p>Thunderbots5604/2014-Code</text:p>
          </table:table-cell>
        </table:table-row>
        <table:table-row table:style-name="ro1">
          <table:table-cell office:value-type="float" office:value="12372227" calcext:value-type="float">
            <text:p>12372227</text:p>
          </table:table-cell>
          <table:table-cell office:value-type="string" calcext:value-type="string">
            <text:p>https://api.github.com/repos/bietje/etaos</text:p>
          </table:table-cell>
          <table:table-cell table:formula="of:=REPLACE([.B1642]; 1; 29; &quot;&quot;)" office:value-type="string" office:string-value="bietje/etaos" calcext:value-type="string">
            <text:p>bietje/etaos</text:p>
          </table:table-cell>
        </table:table-row>
        <table:table-row table:style-name="ro1">
          <table:table-cell office:value-type="float" office:value="12388507" calcext:value-type="float">
            <text:p>12388507</text:p>
          </table:table-cell>
          <table:table-cell office:value-type="string" calcext:value-type="string">
            <text:p>https://api.github.com/repos/GNOME/gnome-characters</text:p>
          </table:table-cell>
          <table:table-cell table:formula="of:=REPLACE([.B1643]; 1; 29; &quot;&quot;)" office:value-type="string" office:string-value="GNOME/gnome-characters" calcext:value-type="string">
            <text:p>GNOME/gnome-characters</text:p>
          </table:table-cell>
        </table:table-row>
        <table:table-row table:style-name="ro1">
          <table:table-cell office:value-type="float" office:value="12400596" calcext:value-type="float">
            <text:p>12400596</text:p>
          </table:table-cell>
          <table:table-cell office:value-type="string" calcext:value-type="string">
            <text:p>https://api.github.com/repos/mxmxmx/O_C</text:p>
          </table:table-cell>
          <table:table-cell table:formula="of:=REPLACE([.B1644]; 1; 29; &quot;&quot;)" office:value-type="string" office:string-value="mxmxmx/O_C" calcext:value-type="string">
            <text:p>mxmxmx/O_C</text:p>
          </table:table-cell>
        </table:table-row>
        <table:table-row table:style-name="ro1">
          <table:table-cell office:value-type="float" office:value="12402152" calcext:value-type="float">
            <text:p>12402152</text:p>
          </table:table-cell>
          <table:table-cell office:value-type="string" calcext:value-type="string">
            <text:p>https://api.github.com/repos/teor2345/tor</text:p>
          </table:table-cell>
          <table:table-cell table:formula="of:=REPLACE([.B1645]; 1; 29; &quot;&quot;)" office:value-type="string" office:string-value="teor2345/tor" calcext:value-type="string">
            <text:p>teor2345/tor</text:p>
          </table:table-cell>
        </table:table-row>
        <table:table-row table:style-name="ro1">
          <table:table-cell office:value-type="float" office:value="12402757" calcext:value-type="float">
            <text:p>12402757</text:p>
          </table:table-cell>
          <table:table-cell office:value-type="string" calcext:value-type="string">
            <text:p>https://api.github.com/repos/cbuehler/gwyddion</text:p>
          </table:table-cell>
          <table:table-cell table:formula="of:=REPLACE([.B1646]; 1; 29; &quot;&quot;)" office:value-type="string" office:string-value="cbuehler/gwyddion" calcext:value-type="string">
            <text:p>cbuehler/gwyddion</text:p>
          </table:table-cell>
        </table:table-row>
        <table:table-row table:style-name="ro1">
          <table:table-cell office:value-type="float" office:value="12428129" calcext:value-type="float">
            <text:p>12428129</text:p>
          </table:table-cell>
          <table:table-cell office:value-type="string" calcext:value-type="string">
            <text:p>https://api.github.com/repos/loen-collabo/ss_android</text:p>
          </table:table-cell>
          <table:table-cell table:formula="of:=REPLACE([.B1647]; 1; 29; &quot;&quot;)" office:value-type="string" office:string-value="loen-collabo/ss_android" calcext:value-type="string">
            <text:p>loen-collabo/ss_android</text:p>
          </table:table-cell>
        </table:table-row>
        <table:table-row table:style-name="ro1">
          <table:table-cell office:value-type="float" office:value="12432219" calcext:value-type="float">
            <text:p>12432219</text:p>
          </table:table-cell>
          <table:table-cell office:value-type="string" calcext:value-type="string">
            <text:p>https://api.github.com/repos/jsonn/xsrc</text:p>
          </table:table-cell>
          <table:table-cell table:formula="of:=REPLACE([.B1648]; 1; 29; &quot;&quot;)" office:value-type="string" office:string-value="jsonn/xsrc" calcext:value-type="string">
            <text:p>jsonn/xsrc</text:p>
          </table:table-cell>
        </table:table-row>
        <table:table-row table:style-name="ro1">
          <table:table-cell office:value-type="float" office:value="12433130" calcext:value-type="float">
            <text:p>12433130</text:p>
          </table:table-cell>
          <table:table-cell office:value-type="string" calcext:value-type="string">
            <text:p>https://api.github.com/repos/facebook/css-layout</text:p>
          </table:table-cell>
          <table:table-cell table:formula="of:=REPLACE([.B1649]; 1; 29; &quot;&quot;)" office:value-type="string" office:string-value="facebook/css-layout" calcext:value-type="string">
            <text:p>facebook/css-layout</text:p>
          </table:table-cell>
        </table:table-row>
        <table:table-row table:style-name="ro1">
          <table:table-cell office:value-type="float" office:value="12458513" calcext:value-type="float">
            <text:p>12458513</text:p>
          </table:table-cell>
          <table:table-cell office:value-type="string" calcext:value-type="string">
            <text:p>https://api.github.com/repos/isislovecruft/library</text:p>
          </table:table-cell>
          <table:table-cell table:formula="of:=REPLACE([.B1650]; 1; 29; &quot;&quot;)" office:value-type="string" office:string-value="isislovecruft/library" calcext:value-type="string">
            <text:p>isislovecruft/library</text:p>
          </table:table-cell>
        </table:table-row>
        <table:table-row table:style-name="ro1">
          <table:table-cell office:value-type="float" office:value="12469678" calcext:value-type="float">
            <text:p>12469678</text:p>
          </table:table-cell>
          <table:table-cell office:value-type="string" calcext:value-type="string">
            <text:p>https://api.github.com/repos/vitalikp/systemd</text:p>
          </table:table-cell>
          <table:table-cell table:formula="of:=REPLACE([.B1651]; 1; 29; &quot;&quot;)" office:value-type="string" office:string-value="vitalikp/systemd" calcext:value-type="string">
            <text:p>vitalikp/systemd</text:p>
          </table:table-cell>
        </table:table-row>
        <table:table-row table:style-name="ro1">
          <table:table-cell office:value-type="float" office:value="12470084" calcext:value-type="float">
            <text:p>12470084</text:p>
          </table:table-cell>
          <table:table-cell office:value-type="string" calcext:value-type="string">
            <text:p>https://api.github.com/repos/sci-visus/PIDX</text:p>
          </table:table-cell>
          <table:table-cell table:formula="of:=REPLACE([.B1652]; 1; 29; &quot;&quot;)" office:value-type="string" office:string-value="sci-visus/PIDX" calcext:value-type="string">
            <text:p>sci-visus/PIDX</text:p>
          </table:table-cell>
        </table:table-row>
        <table:table-row table:style-name="ro1">
          <table:table-cell office:value-type="float" office:value="12489570" calcext:value-type="float">
            <text:p>12489570</text:p>
          </table:table-cell>
          <table:table-cell office:value-type="string" calcext:value-type="string">
            <text:p>https://api.github.com/repos/stsp/dosemu2</text:p>
          </table:table-cell>
          <table:table-cell table:formula="of:=REPLACE([.B1653]; 1; 29; &quot;&quot;)" office:value-type="string" office:string-value="stsp/dosemu2" calcext:value-type="string">
            <text:p>stsp/dosemu2</text:p>
          </table:table-cell>
        </table:table-row>
        <table:table-row table:style-name="ro1">
          <table:table-cell office:value-type="float" office:value="12517135" calcext:value-type="float">
            <text:p>12517135</text:p>
          </table:table-cell>
          <table:table-cell office:value-type="string" calcext:value-type="string">
            <text:p>https://api.github.com/repos/OpenChannelSSD/linux</text:p>
          </table:table-cell>
          <table:table-cell table:formula="of:=REPLACE([.B1654]; 1; 29; &quot;&quot;)" office:value-type="string" office:string-value="OpenChannelSSD/linux" calcext:value-type="string">
            <text:p>OpenChannelSSD/linux</text:p>
          </table:table-cell>
        </table:table-row>
        <table:table-row table:style-name="ro1">
          <table:table-cell office:value-type="float" office:value="12521225" calcext:value-type="float">
            <text:p>12521225</text:p>
          </table:table-cell>
          <table:table-cell office:value-type="string" calcext:value-type="string">
            <text:p>https://api.github.com/repos/svn2github/ImageMagick</text:p>
          </table:table-cell>
          <table:table-cell table:formula="of:=REPLACE([.B1655]; 1; 29; &quot;&quot;)" office:value-type="string" office:string-value="svn2github/ImageMagick" calcext:value-type="string">
            <text:p>svn2github/ImageMagick</text:p>
          </table:table-cell>
        </table:table-row>
        <table:table-row table:style-name="ro1">
          <table:table-cell office:value-type="float" office:value="12525907" calcext:value-type="float">
            <text:p>12525907</text:p>
          </table:table-cell>
          <table:table-cell office:value-type="string" calcext:value-type="string">
            <text:p>https://api.github.com/repos/alexhenrie/wine</text:p>
          </table:table-cell>
          <table:table-cell table:formula="of:=REPLACE([.B1656]; 1; 29; &quot;&quot;)" office:value-type="string" office:string-value="alexhenrie/wine" calcext:value-type="string">
            <text:p>alexhenrie/wine</text:p>
          </table:table-cell>
        </table:table-row>
        <table:table-row table:style-name="ro1">
          <table:table-cell office:value-type="float" office:value="12526002" calcext:value-type="float">
            <text:p>12526002</text:p>
          </table:table-cell>
          <table:table-cell office:value-type="string" calcext:value-type="string">
            <text:p>https://api.github.com/repos/Lauszus/LaunchPadFlightController</text:p>
          </table:table-cell>
          <table:table-cell table:formula="of:=REPLACE([.B1657]; 1; 29; &quot;&quot;)" office:value-type="string" office:string-value="Lauszus/LaunchPadFlightController" calcext:value-type="string">
            <text:p>Lauszus/LaunchPadFlightController</text:p>
          </table:table-cell>
        </table:table-row>
        <table:table-row table:style-name="ro1">
          <table:table-cell office:value-type="float" office:value="12534124" calcext:value-type="float">
            <text:p>12534124</text:p>
          </table:table-cell>
          <table:table-cell office:value-type="string" calcext:value-type="string">
            <text:p>https://api.github.com/repos/andip71/boeffla-kernel-cm-bacon</text:p>
          </table:table-cell>
          <table:table-cell table:formula="of:=REPLACE([.B1658]; 1; 29; &quot;&quot;)" office:value-type="string" office:string-value="andip71/boeffla-kernel-cm-bacon" calcext:value-type="string">
            <text:p>andip71/boeffla-kernel-cm-bacon</text:p>
          </table:table-cell>
        </table:table-row>
        <table:table-row table:style-name="ro1">
          <table:table-cell office:value-type="float" office:value="12541549" calcext:value-type="float">
            <text:p>12541549</text:p>
          </table:table-cell>
          <table:table-cell office:value-type="string" calcext:value-type="string">
            <text:p>https://api.github.com/repos/quyse/flaw</text:p>
          </table:table-cell>
          <table:table-cell table:formula="of:=REPLACE([.B1659]; 1; 29; &quot;&quot;)" office:value-type="string" office:string-value="quyse/flaw" calcext:value-type="string">
            <text:p>quyse/flaw</text:p>
          </table:table-cell>
        </table:table-row>
        <table:table-row table:style-name="ro1">
          <table:table-cell office:value-type="float" office:value="12551045" calcext:value-type="float">
            <text:p>12551045</text:p>
          </table:table-cell>
          <table:table-cell office:value-type="string" calcext:value-type="string">
            <text:p>https://api.github.com/repos/eclipse/tcf.agent</text:p>
          </table:table-cell>
          <table:table-cell table:formula="of:=REPLACE([.B1660]; 1; 29; &quot;&quot;)" office:value-type="string" office:string-value="eclipse/tcf.agent" calcext:value-type="string">
            <text:p>eclipse/tcf.agent</text:p>
          </table:table-cell>
        </table:table-row>
        <table:table-row table:style-name="ro1">
          <table:table-cell office:value-type="float" office:value="12554027" calcext:value-type="float">
            <text:p>12554027</text:p>
          </table:table-cell>
          <table:table-cell office:value-type="string" calcext:value-type="string">
            <text:p>https://api.github.com/repos/stiartsly/vdht</text:p>
          </table:table-cell>
          <table:table-cell table:formula="of:=REPLACE([.B1661]; 1; 29; &quot;&quot;)" office:value-type="string" office:string-value="stiartsly/vdht" calcext:value-type="string">
            <text:p>stiartsly/vdht</text:p>
          </table:table-cell>
        </table:table-row>
        <table:table-row table:style-name="ro1">
          <table:table-cell office:value-type="float" office:value="12555098" calcext:value-type="float">
            <text:p>12555098</text:p>
          </table:table-cell>
          <table:table-cell office:value-type="string" calcext:value-type="string">
            <text:p>https://api.github.com/repos/simlar/simlar-ios</text:p>
          </table:table-cell>
          <table:table-cell table:formula="of:=REPLACE([.B1662]; 1; 29; &quot;&quot;)" office:value-type="string" office:string-value="simlar/simlar-ios" calcext:value-type="string">
            <text:p>simlar/simlar-ios</text:p>
          </table:table-cell>
        </table:table-row>
        <table:table-row table:style-name="ro1">
          <table:table-cell office:value-type="float" office:value="12565778" calcext:value-type="float">
            <text:p>12565778</text:p>
          </table:table-cell>
          <table:table-cell office:value-type="string" calcext:value-type="string">
            <text:p>https://api.github.com/repos/olivieer/kernel_msm</text:p>
          </table:table-cell>
          <table:table-cell table:formula="of:=REPLACE([.B1663]; 1; 29; &quot;&quot;)" office:value-type="string" office:string-value="olivieer/kernel_msm" calcext:value-type="string">
            <text:p>olivieer/kernel_msm</text:p>
          </table:table-cell>
        </table:table-row>
        <table:table-row table:style-name="ro1">
          <table:table-cell office:value-type="float" office:value="12577713" calcext:value-type="float">
            <text:p>12577713</text:p>
          </table:table-cell>
          <table:table-cell office:value-type="string" calcext:value-type="string">
            <text:p>https://api.github.com/repos/MagoKimbra/MarlinKimbra</text:p>
          </table:table-cell>
          <table:table-cell table:formula="of:=REPLACE([.B1664]; 1; 29; &quot;&quot;)" office:value-type="string" office:string-value="MagoKimbra/MarlinKimbra" calcext:value-type="string">
            <text:p>MagoKimbra/MarlinKimbra</text:p>
          </table:table-cell>
        </table:table-row>
        <table:table-row table:style-name="ro1">
          <table:table-cell office:value-type="float" office:value="12578182" calcext:value-type="float">
            <text:p>12578182</text:p>
          </table:table-cell>
          <table:table-cell office:value-type="string" calcext:value-type="string">
            <text:p>https://api.github.com/repos/svn2github/keeperfx</text:p>
          </table:table-cell>
          <table:table-cell table:formula="of:=REPLACE([.B1665]; 1; 29; &quot;&quot;)" office:value-type="string" office:string-value="svn2github/keeperfx" calcext:value-type="string">
            <text:p>svn2github/keeperfx</text:p>
          </table:table-cell>
        </table:table-row>
        <table:table-row table:style-name="ro1">
          <table:table-cell office:value-type="float" office:value="12581948" calcext:value-type="float">
            <text:p>12581948</text:p>
          </table:table-cell>
          <table:table-cell office:value-type="string" calcext:value-type="string">
            <text:p>https://api.github.com/repos/n13l/openaaa</text:p>
          </table:table-cell>
          <table:table-cell table:formula="of:=REPLACE([.B1666]; 1; 29; &quot;&quot;)" office:value-type="string" office:string-value="n13l/openaaa" calcext:value-type="string">
            <text:p>n13l/openaaa</text:p>
          </table:table-cell>
        </table:table-row>
        <table:table-row table:style-name="ro1">
          <table:table-cell office:value-type="float" office:value="12607667" calcext:value-type="float">
            <text:p>12607667</text:p>
          </table:table-cell>
          <table:table-cell office:value-type="string" calcext:value-type="string">
            <text:p>https://api.github.com/repos/linux-scraping/linux-grsecurity</text:p>
          </table:table-cell>
          <table:table-cell table:formula="of:=REPLACE([.B1667]; 1; 29; &quot;&quot;)" office:value-type="string" office:string-value="linux-scraping/linux-grsecurity" calcext:value-type="string">
            <text:p>linux-scraping/linux-grsecurity</text:p>
          </table:table-cell>
        </table:table-row>
        <table:table-row table:style-name="ro1">
          <table:table-cell office:value-type="float" office:value="12619920" calcext:value-type="float">
            <text:p>12619920</text:p>
          </table:table-cell>
          <table:table-cell office:value-type="string" calcext:value-type="string">
            <text:p>https://api.github.com/repos/utwente-fmt/ltsmin</text:p>
          </table:table-cell>
          <table:table-cell table:formula="of:=REPLACE([.B1668]; 1; 29; &quot;&quot;)" office:value-type="string" office:string-value="utwente-fmt/ltsmin" calcext:value-type="string">
            <text:p>utwente-fmt/ltsmin</text:p>
          </table:table-cell>
        </table:table-row>
        <table:table-row table:style-name="ro1">
          <table:table-cell office:value-type="float" office:value="12625080" calcext:value-type="float">
            <text:p>12625080</text:p>
          </table:table-cell>
          <table:table-cell office:value-type="string" calcext:value-type="string">
            <text:p>https://api.github.com/repos/HomerReid/scuff-em</text:p>
          </table:table-cell>
          <table:table-cell table:formula="of:=REPLACE([.B1669]; 1; 29; &quot;&quot;)" office:value-type="string" office:string-value="HomerReid/scuff-em" calcext:value-type="string">
            <text:p>HomerReid/scuff-em</text:p>
          </table:table-cell>
        </table:table-row>
        <table:table-row table:style-name="ro1">
          <table:table-cell office:value-type="float" office:value="12643577" calcext:value-type="float">
            <text:p>12643577</text:p>
          </table:table-cell>
          <table:table-cell office:value-type="string" calcext:value-type="string">
            <text:p>https://api.github.com/repos/SCIInstitute/fluorender</text:p>
          </table:table-cell>
          <table:table-cell table:formula="of:=REPLACE([.B1670]; 1; 29; &quot;&quot;)" office:value-type="string" office:string-value="SCIInstitute/fluorender" calcext:value-type="string">
            <text:p>SCIInstitute/fluorender</text:p>
          </table:table-cell>
        </table:table-row>
        <table:table-row table:style-name="ro1">
          <table:table-cell office:value-type="float" office:value="12651369" calcext:value-type="float">
            <text:p>12651369</text:p>
          </table:table-cell>
          <table:table-cell office:value-type="string" calcext:value-type="string">
            <text:p>https://api.github.com/repos/dpt/The-Great-Escape-in-C</text:p>
          </table:table-cell>
          <table:table-cell table:formula="of:=REPLACE([.B1671]; 1; 29; &quot;&quot;)" office:value-type="string" office:string-value="dpt/The-Great-Escape-in-C" calcext:value-type="string">
            <text:p>dpt/The-Great-Escape-in-C</text:p>
          </table:table-cell>
        </table:table-row>
        <table:table-row table:style-name="ro1">
          <table:table-cell office:value-type="float" office:value="12666384" calcext:value-type="float">
            <text:p>12666384</text:p>
          </table:table-cell>
          <table:table-cell office:value-type="string" calcext:value-type="string">
            <text:p>https://api.github.com/repos/h2o/h2o</text:p>
          </table:table-cell>
          <table:table-cell table:formula="of:=REPLACE([.B1672]; 1; 29; &quot;&quot;)" office:value-type="string" office:string-value="h2o/h2o" calcext:value-type="string">
            <text:p>h2o/h2o</text:p>
          </table:table-cell>
        </table:table-row>
        <table:table-row table:style-name="ro1">
          <table:table-cell office:value-type="float" office:value="12708225" calcext:value-type="float">
            <text:p>12708225</text:p>
          </table:table-cell>
          <table:table-cell office:value-type="string" calcext:value-type="string">
            <text:p>https://api.github.com/repos/YetAnotherMinion/YAMScratch</text:p>
          </table:table-cell>
          <table:table-cell table:formula="of:=REPLACE([.B1673]; 1; 29; &quot;&quot;)" office:value-type="string" office:string-value="YetAnotherMinion/YAMScratch" calcext:value-type="string">
            <text:p>YetAnotherMinion/YAMScratch</text:p>
          </table:table-cell>
        </table:table-row>
        <table:table-row table:style-name="ro1">
          <table:table-cell office:value-type="float" office:value="12709655" calcext:value-type="float">
            <text:p>12709655</text:p>
          </table:table-cell>
          <table:table-cell office:value-type="string" calcext:value-type="string">
            <text:p>https://api.github.com/repos/neobuddy89/hammerhead</text:p>
          </table:table-cell>
          <table:table-cell table:formula="of:=REPLACE([.B1674]; 1; 29; &quot;&quot;)" office:value-type="string" office:string-value="neobuddy89/hammerhead" calcext:value-type="string">
            <text:p>neobuddy89/hammerhead</text:p>
          </table:table-cell>
        </table:table-row>
        <table:table-row table:style-name="ro1">
          <table:table-cell office:value-type="float" office:value="12728529" calcext:value-type="float">
            <text:p>12728529</text:p>
          </table:table-cell>
          <table:table-cell office:value-type="string" calcext:value-type="string">
            <text:p>https://api.github.com/repos/maurossi/mesa</text:p>
          </table:table-cell>
          <table:table-cell table:formula="of:=REPLACE([.B1675]; 1; 29; &quot;&quot;)" office:value-type="string" office:string-value="maurossi/mesa" calcext:value-type="string">
            <text:p>maurossi/mesa</text:p>
          </table:table-cell>
        </table:table-row>
        <table:table-row table:style-name="ro1">
          <table:table-cell office:value-type="float" office:value="12733606" calcext:value-type="float">
            <text:p>12733606</text:p>
          </table:table-cell>
          <table:table-cell office:value-type="string" calcext:value-type="string">
            <text:p>https://api.github.com/repos/Cl3Kener/UBER-L</text:p>
          </table:table-cell>
          <table:table-cell table:formula="of:=REPLACE([.B1676]; 1; 29; &quot;&quot;)" office:value-type="string" office:string-value="Cl3Kener/UBER-L" calcext:value-type="string">
            <text:p>Cl3Kener/UBER-L</text:p>
          </table:table-cell>
        </table:table-row>
        <table:table-row table:style-name="ro1">
          <table:table-cell office:value-type="float" office:value="12737314" calcext:value-type="float">
            <text:p>12737314</text:p>
          </table:table-cell>
          <table:table-cell office:value-type="string" calcext:value-type="string">
            <text:p>https://api.github.com/repos/xf22001/mycode</text:p>
          </table:table-cell>
          <table:table-cell table:formula="of:=REPLACE([.B1677]; 1; 29; &quot;&quot;)" office:value-type="string" office:string-value="xf22001/mycode" calcext:value-type="string">
            <text:p>xf22001/mycode</text:p>
          </table:table-cell>
        </table:table-row>
        <table:table-row table:style-name="ro1">
          <table:table-cell office:value-type="float" office:value="12746959" calcext:value-type="float">
            <text:p>12746959</text:p>
          </table:table-cell>
          <table:table-cell office:value-type="string" calcext:value-type="string">
            <text:p>https://api.github.com/repos/mamedev/build</text:p>
          </table:table-cell>
          <table:table-cell table:formula="of:=REPLACE([.B1678]; 1; 29; &quot;&quot;)" office:value-type="string" office:string-value="mamedev/build" calcext:value-type="string">
            <text:p>mamedev/build</text:p>
          </table:table-cell>
        </table:table-row>
        <table:table-row table:style-name="ro1">
          <table:table-cell office:value-type="float" office:value="12772697" calcext:value-type="float">
            <text:p>12772697</text:p>
          </table:table-cell>
          <table:table-cell office:value-type="string" calcext:value-type="string">
            <text:p>https://api.github.com/repos/ptesarik/libkdumpfile</text:p>
          </table:table-cell>
          <table:table-cell table:formula="of:=REPLACE([.B1679]; 1; 29; &quot;&quot;)" office:value-type="string" office:string-value="ptesarik/libkdumpfile" calcext:value-type="string">
            <text:p>ptesarik/libkdumpfile</text:p>
          </table:table-cell>
        </table:table-row>
        <table:table-row table:style-name="ro1">
          <table:table-cell office:value-type="float" office:value="12792876" calcext:value-type="float">
            <text:p>12792876</text:p>
          </table:table-cell>
          <table:table-cell office:value-type="string" calcext:value-type="string">
            <text:p>https://api.github.com/repos/Igalia/mesa</text:p>
          </table:table-cell>
          <table:table-cell table:formula="of:=REPLACE([.B1680]; 1; 29; &quot;&quot;)" office:value-type="string" office:string-value="Igalia/mesa" calcext:value-type="string">
            <text:p>Igalia/mesa</text:p>
          </table:table-cell>
        </table:table-row>
        <table:table-row table:style-name="ro1">
          <table:table-cell office:value-type="float" office:value="12799937" calcext:value-type="float">
            <text:p>12799937</text:p>
          </table:table-cell>
          <table:table-cell office:value-type="string" calcext:value-type="string">
            <text:p>https://api.github.com/repos/netoptimizer/prototype-kernel</text:p>
          </table:table-cell>
          <table:table-cell table:formula="of:=REPLACE([.B1681]; 1; 29; &quot;&quot;)" office:value-type="string" office:string-value="netoptimizer/prototype-kernel" calcext:value-type="string">
            <text:p>netoptimizer/prototype-kernel</text:p>
          </table:table-cell>
        </table:table-row>
        <table:table-row table:style-name="ro1">
          <table:table-cell office:value-type="float" office:value="12815092" calcext:value-type="float">
            <text:p>12815092</text:p>
          </table:table-cell>
          <table:table-cell office:value-type="string" calcext:value-type="string">
            <text:p>https://api.github.com/repos/glennrp/libpng</text:p>
          </table:table-cell>
          <table:table-cell table:formula="of:=REPLACE([.B1682]; 1; 29; &quot;&quot;)" office:value-type="string" office:string-value="glennrp/libpng" calcext:value-type="string">
            <text:p>glennrp/libpng</text:p>
          </table:table-cell>
        </table:table-row>
        <table:table-row table:style-name="ro1">
          <table:table-cell office:value-type="float" office:value="12822893" calcext:value-type="float">
            <text:p>12822893</text:p>
          </table:table-cell>
          <table:table-cell office:value-type="string" calcext:value-type="string">
            <text:p>https://api.github.com/repos/Warsow/qfusion</text:p>
          </table:table-cell>
          <table:table-cell table:formula="of:=REPLACE([.B1683]; 1; 29; &quot;&quot;)" office:value-type="string" office:string-value="Warsow/qfusion" calcext:value-type="string">
            <text:p>Warsow/qfusion</text:p>
          </table:table-cell>
        </table:table-row>
        <table:table-row table:style-name="ro1">
          <table:table-cell office:value-type="float" office:value="12835164" calcext:value-type="float">
            <text:p>12835164</text:p>
          </table:table-cell>
          <table:table-cell office:value-type="string" calcext:value-type="string">
            <text:p>https://api.github.com/repos/ulli-kroll/rtl8821au</text:p>
          </table:table-cell>
          <table:table-cell table:formula="of:=REPLACE([.B1684]; 1; 29; &quot;&quot;)" office:value-type="string" office:string-value="ulli-kroll/rtl8821au" calcext:value-type="string">
            <text:p>ulli-kroll/rtl8821au</text:p>
          </table:table-cell>
        </table:table-row>
        <table:table-row table:style-name="ro1">
          <table:table-cell office:value-type="float" office:value="12859342" calcext:value-type="float">
            <text:p>12859342</text:p>
          </table:table-cell>
          <table:table-cell office:value-type="string" calcext:value-type="string">
            <text:p>https://api.github.com/repos/patrickfrey/strusAnalyzer</text:p>
          </table:table-cell>
          <table:table-cell table:formula="of:=REPLACE([.B1685]; 1; 29; &quot;&quot;)" office:value-type="string" office:string-value="patrickfrey/strusAnalyzer" calcext:value-type="string">
            <text:p>patrickfrey/strusAnalyzer</text:p>
          </table:table-cell>
        </table:table-row>
        <table:table-row table:style-name="ro1">
          <table:table-cell office:value-type="float" office:value="12911572" calcext:value-type="float">
            <text:p>12911572</text:p>
          </table:table-cell>
          <table:table-cell office:value-type="string" calcext:value-type="string">
            <text:p>https://api.github.com/repos/gemforce-team/gemforce</text:p>
          </table:table-cell>
          <table:table-cell table:formula="of:=REPLACE([.B1686]; 1; 29; &quot;&quot;)" office:value-type="string" office:string-value="gemforce-team/gemforce" calcext:value-type="string">
            <text:p>gemforce-team/gemforce</text:p>
          </table:table-cell>
        </table:table-row>
        <table:table-row table:style-name="ro1">
          <table:table-cell office:value-type="float" office:value="12925497" calcext:value-type="float">
            <text:p>12925497</text:p>
          </table:table-cell>
          <table:table-cell office:value-type="string" calcext:value-type="string">
            <text:p>https://api.github.com/repos/Saisi/secret-octo-wookie</text:p>
          </table:table-cell>
          <table:table-cell table:formula="of:=REPLACE([.B1687]; 1; 29; &quot;&quot;)" office:value-type="string" office:string-value="Saisi/secret-octo-wookie" calcext:value-type="string">
            <text:p>Saisi/secret-octo-wookie</text:p>
          </table:table-cell>
        </table:table-row>
        <table:table-row table:style-name="ro1">
          <table:table-cell office:value-type="float" office:value="12944499" calcext:value-type="float">
            <text:p>12944499</text:p>
          </table:table-cell>
          <table:table-cell office:value-type="string" calcext:value-type="string">
            <text:p>https://api.github.com/repos/tindzk/Jivai</text:p>
          </table:table-cell>
          <table:table-cell table:formula="of:=REPLACE([.B1688]; 1; 29; &quot;&quot;)" office:value-type="string" office:string-value="tindzk/Jivai" calcext:value-type="string">
            <text:p>tindzk/Jivai</text:p>
          </table:table-cell>
        </table:table-row>
        <table:table-row table:style-name="ro1">
          <table:table-cell office:value-type="float" office:value="12965328" calcext:value-type="float">
            <text:p>12965328</text:p>
          </table:table-cell>
          <table:table-cell office:value-type="string" calcext:value-type="string">
            <text:p>https://api.github.com/repos/powturbo/TurboPFor</text:p>
          </table:table-cell>
          <table:table-cell table:formula="of:=REPLACE([.B1689]; 1; 29; &quot;&quot;)" office:value-type="string" office:string-value="powturbo/TurboPFor" calcext:value-type="string">
            <text:p>powturbo/TurboPFor</text:p>
          </table:table-cell>
        </table:table-row>
        <table:table-row table:style-name="ro1">
          <table:table-cell office:value-type="float" office:value="13002269" calcext:value-type="float">
            <text:p>13002269</text:p>
          </table:table-cell>
          <table:table-cell office:value-type="string" calcext:value-type="string">
            <text:p>https://api.github.com/repos/sba1/simplemail</text:p>
          </table:table-cell>
          <table:table-cell table:formula="of:=REPLACE([.B1690]; 1; 29; &quot;&quot;)" office:value-type="string" office:string-value="sba1/simplemail" calcext:value-type="string">
            <text:p>sba1/simplemail</text:p>
          </table:table-cell>
        </table:table-row>
        <table:table-row table:style-name="ro1">
          <table:table-cell office:value-type="float" office:value="13008298" calcext:value-type="float">
            <text:p>13008298</text:p>
          </table:table-cell>
          <table:table-cell office:value-type="string" calcext:value-type="string">
            <text:p>https://api.github.com/repos/rogerclarkmelbourne/Arduino_STM32</text:p>
          </table:table-cell>
          <table:table-cell table:formula="of:=REPLACE([.B1691]; 1; 29; &quot;&quot;)" office:value-type="string" office:string-value="rogerclarkmelbourne/Arduino_STM32" calcext:value-type="string">
            <text:p>rogerclarkmelbourne/Arduino_STM32</text:p>
          </table:table-cell>
        </table:table-row>
        <table:table-row table:style-name="ro1">
          <table:table-cell office:value-type="float" office:value="13025326" calcext:value-type="float">
            <text:p>13025326</text:p>
          </table:table-cell>
          <table:table-cell office:value-type="string" calcext:value-type="string">
            <text:p>https://api.github.com/repos/Netflix/dynomite</text:p>
          </table:table-cell>
          <table:table-cell table:formula="of:=REPLACE([.B1692]; 1; 29; &quot;&quot;)" office:value-type="string" office:string-value="Netflix/dynomite" calcext:value-type="string">
            <text:p>Netflix/dynomite</text:p>
          </table:table-cell>
        </table:table-row>
        <table:table-row table:style-name="ro1">
          <table:table-cell office:value-type="float" office:value="13034827" calcext:value-type="float">
            <text:p>13034827</text:p>
          </table:table-cell>
          <table:table-cell office:value-type="string" calcext:value-type="string">
            <text:p>https://api.github.com/repos/Incarnation-p-lee/libds</text:p>
          </table:table-cell>
          <table:table-cell table:formula="of:=REPLACE([.B1693]; 1; 29; &quot;&quot;)" office:value-type="string" office:string-value="Incarnation-p-lee/libds" calcext:value-type="string">
            <text:p>Incarnation-p-lee/libds</text:p>
          </table:table-cell>
        </table:table-row>
        <table:table-row table:style-name="ro1">
          <table:table-cell office:value-type="float" office:value="13043565" calcext:value-type="float">
            <text:p>13043565</text:p>
          </table:table-cell>
          <table:table-cell office:value-type="string" calcext:value-type="string">
            <text:p>https://api.github.com/repos/natsys/tempesta</text:p>
          </table:table-cell>
          <table:table-cell table:formula="of:=REPLACE([.B1694]; 1; 29; &quot;&quot;)" office:value-type="string" office:string-value="natsys/tempesta" calcext:value-type="string">
            <text:p>natsys/tempesta</text:p>
          </table:table-cell>
        </table:table-row>
        <table:table-row table:style-name="ro1">
          <table:table-cell office:value-type="float" office:value="13043580" calcext:value-type="float">
            <text:p>13043580</text:p>
          </table:table-cell>
          <table:table-cell office:value-type="string" calcext:value-type="string">
            <text:p>https://api.github.com/repos/EtchedPixels/FUZIX</text:p>
          </table:table-cell>
          <table:table-cell table:formula="of:=REPLACE([.B1695]; 1; 29; &quot;&quot;)" office:value-type="string" office:string-value="EtchedPixels/FUZIX" calcext:value-type="string">
            <text:p>EtchedPixels/FUZIX</text:p>
          </table:table-cell>
        </table:table-row>
        <table:table-row table:style-name="ro1">
          <table:table-cell office:value-type="float" office:value="13068503" calcext:value-type="float">
            <text:p>13068503</text:p>
          </table:table-cell>
          <table:table-cell office:value-type="string" calcext:value-type="string">
            <text:p>https://api.github.com/repos/marcosptf/fedora</text:p>
          </table:table-cell>
          <table:table-cell table:formula="of:=REPLACE([.B1696]; 1; 29; &quot;&quot;)" office:value-type="string" office:string-value="marcosptf/fedora" calcext:value-type="string">
            <text:p>marcosptf/fedora</text:p>
          </table:table-cell>
        </table:table-row>
        <table:table-row table:style-name="ro1">
          <table:table-cell office:value-type="float" office:value="13080208" calcext:value-type="float">
            <text:p>13080208</text:p>
          </table:table-cell>
          <table:table-cell office:value-type="string" calcext:value-type="string">
            <text:p>https://api.github.com/repos/rdebath/PuTTY</text:p>
          </table:table-cell>
          <table:table-cell table:formula="of:=REPLACE([.B1697]; 1; 29; &quot;&quot;)" office:value-type="string" office:string-value="rdebath/PuTTY" calcext:value-type="string">
            <text:p>rdebath/PuTTY</text:p>
          </table:table-cell>
        </table:table-row>
        <table:table-row table:style-name="ro1">
          <table:table-cell office:value-type="float" office:value="13083577" calcext:value-type="float">
            <text:p>13083577</text:p>
          </table:table-cell>
          <table:table-cell office:value-type="string" calcext:value-type="string">
            <text:p>https://api.github.com/repos/dianlujitao/android_kernel_huawei_msm8916</text:p>
          </table:table-cell>
          <table:table-cell table:formula="of:=REPLACE([.B1698]; 1; 29; &quot;&quot;)" office:value-type="string" office:string-value="dianlujitao/android_kernel_huawei_msm8916" calcext:value-type="string">
            <text:p>dianlujitao/android_kernel_huawei_msm8916</text:p>
          </table:table-cell>
        </table:table-row>
        <table:table-row table:style-name="ro1">
          <table:table-cell office:value-type="float" office:value="13084892" calcext:value-type="float">
            <text:p>13084892</text:p>
          </table:table-cell>
          <table:table-cell office:value-type="string" calcext:value-type="string">
            <text:p>https://api.github.com/repos/JimmyLord/MyFramework</text:p>
          </table:table-cell>
          <table:table-cell table:formula="of:=REPLACE([.B1699]; 1; 29; &quot;&quot;)" office:value-type="string" office:string-value="JimmyLord/MyFramework" calcext:value-type="string">
            <text:p>JimmyLord/MyFramework</text:p>
          </table:table-cell>
        </table:table-row>
        <table:table-row table:style-name="ro1">
          <table:table-cell office:value-type="float" office:value="13106415" calcext:value-type="float">
            <text:p>13106415</text:p>
          </table:table-cell>
          <table:table-cell office:value-type="string" calcext:value-type="string">
            <text:p>https://api.github.com/repos/cesanta/fossa</text:p>
          </table:table-cell>
          <table:table-cell table:formula="of:=REPLACE([.B1700]; 1; 29; &quot;&quot;)" office:value-type="string" office:string-value="cesanta/fossa" calcext:value-type="string">
            <text:p>cesanta/fossa</text:p>
          </table:table-cell>
        </table:table-row>
        <table:table-row table:style-name="ro1">
          <table:table-cell office:value-type="float" office:value="13107707" calcext:value-type="float">
            <text:p>13107707</text:p>
          </table:table-cell>
          <table:table-cell office:value-type="string" calcext:value-type="string">
            <text:p>https://api.github.com/repos/andy16777216/FiniteInflation</text:p>
          </table:table-cell>
          <table:table-cell table:formula="of:=REPLACE([.B1701]; 1; 29; &quot;&quot;)" office:value-type="string" office:string-value="andy16777216/FiniteInflation" calcext:value-type="string">
            <text:p>andy16777216/FiniteInflation</text:p>
          </table:table-cell>
        </table:table-row>
        <table:table-row table:style-name="ro1">
          <table:table-cell office:value-type="float" office:value="13127010" calcext:value-type="float">
            <text:p>13127010</text:p>
          </table:table-cell>
          <table:table-cell office:value-type="string" calcext:value-type="string">
            <text:p>https://api.github.com/repos/dorleosterode/gt-scaffold</text:p>
          </table:table-cell>
          <table:table-cell table:formula="of:=REPLACE([.B1702]; 1; 29; &quot;&quot;)" office:value-type="string" office:string-value="dorleosterode/gt-scaffold" calcext:value-type="string">
            <text:p>dorleosterode/gt-scaffold</text:p>
          </table:table-cell>
        </table:table-row>
        <table:table-row table:style-name="ro1">
          <table:table-cell office:value-type="float" office:value="13136815" calcext:value-type="float">
            <text:p>13136815</text:p>
          </table:table-cell>
          <table:table-cell office:value-type="string" calcext:value-type="string">
            <text:p>https://api.github.com/repos/eworm-de/iproute2</text:p>
          </table:table-cell>
          <table:table-cell table:formula="of:=REPLACE([.B1703]; 1; 29; &quot;&quot;)" office:value-type="string" office:string-value="eworm-de/iproute2" calcext:value-type="string">
            <text:p>eworm-de/iproute2</text:p>
          </table:table-cell>
        </table:table-row>
        <table:table-row table:style-name="ro1">
          <table:table-cell office:value-type="float" office:value="13140910" calcext:value-type="float">
            <text:p>13140910</text:p>
          </table:table-cell>
          <table:table-cell office:value-type="string" calcext:value-type="string">
            <text:p>https://api.github.com/repos/BarrelfishOS/barrelfish</text:p>
          </table:table-cell>
          <table:table-cell table:formula="of:=REPLACE([.B1704]; 1; 29; &quot;&quot;)" office:value-type="string" office:string-value="BarrelfishOS/barrelfish" calcext:value-type="string">
            <text:p>BarrelfishOS/barrelfish</text:p>
          </table:table-cell>
        </table:table-row>
        <table:table-row table:style-name="ro1">
          <table:table-cell office:value-type="float" office:value="13387506" calcext:value-type="float">
            <text:p>13387506</text:p>
          </table:table-cell>
          <table:table-cell office:value-type="string" calcext:value-type="string">
            <text:p>https://api.github.com/repos/hanipouspilot/ubuntu-fixes</text:p>
          </table:table-cell>
          <table:table-cell table:formula="of:=REPLACE([.B1705]; 1; 29; &quot;&quot;)" office:value-type="string" office:string-value="hanipouspilot/ubuntu-fixes" calcext:value-type="string">
            <text:p>hanipouspilot/ubuntu-fixes</text:p>
          </table:table-cell>
        </table:table-row>
        <table:table-row table:style-name="ro1">
          <table:table-cell office:value-type="float" office:value="13389345" calcext:value-type="float">
            <text:p>13389345</text:p>
          </table:table-cell>
          <table:table-cell office:value-type="string" calcext:value-type="string">
            <text:p>https://api.github.com/repos/DynamoRIO/dynamorio</text:p>
          </table:table-cell>
          <table:table-cell table:formula="of:=REPLACE([.B1706]; 1; 29; &quot;&quot;)" office:value-type="string" office:string-value="DynamoRIO/dynamorio" calcext:value-type="string">
            <text:p>DynamoRIO/dynamorio</text:p>
          </table:table-cell>
        </table:table-row>
        <table:table-row table:style-name="ro1">
          <table:table-cell office:value-type="float" office:value="13389530" calcext:value-type="float">
            <text:p>13389530</text:p>
          </table:table-cell>
          <table:table-cell office:value-type="string" calcext:value-type="string">
            <text:p>https://api.github.com/repos/Quarx2k/android_kernel_asus_padfone_s</text:p>
          </table:table-cell>
          <table:table-cell table:formula="of:=REPLACE([.B1707]; 1; 29; &quot;&quot;)" office:value-type="string" office:string-value="Quarx2k/android_kernel_asus_padfone_s" calcext:value-type="string">
            <text:p>Quarx2k/android_kernel_asus_padfone_s</text:p>
          </table:table-cell>
        </table:table-row>
        <table:table-row table:style-name="ro1">
          <table:table-cell office:value-type="float" office:value="13403602" calcext:value-type="float">
            <text:p>13403602</text:p>
          </table:table-cell>
          <table:table-cell office:value-type="string" calcext:value-type="string">
            <text:p>https://api.github.com/repos/DynamoRIO/drmemory</text:p>
          </table:table-cell>
          <table:table-cell table:formula="of:=REPLACE([.B1708]; 1; 29; &quot;&quot;)" office:value-type="string" office:string-value="DynamoRIO/drmemory" calcext:value-type="string">
            <text:p>DynamoRIO/drmemory</text:p>
          </table:table-cell>
        </table:table-row>
        <table:table-row table:style-name="ro1">
          <table:table-cell office:value-type="float" office:value="13426463" calcext:value-type="float">
            <text:p>13426463</text:p>
          </table:table-cell>
          <table:table-cell office:value-type="string" calcext:value-type="string">
            <text:p>https://api.github.com/repos/Airblader/i3</text:p>
          </table:table-cell>
          <table:table-cell table:formula="of:=REPLACE([.B1709]; 1; 29; &quot;&quot;)" office:value-type="string" office:string-value="Airblader/i3" calcext:value-type="string">
            <text:p>Airblader/i3</text:p>
          </table:table-cell>
        </table:table-row>
        <table:table-row table:style-name="ro1">
          <table:table-cell office:value-type="float" office:value="13442812" calcext:value-type="float">
            <text:p>13442812</text:p>
          </table:table-cell>
          <table:table-cell office:value-type="string" calcext:value-type="string">
            <text:p>https://api.github.com/repos/vrpn/vrpn</text:p>
          </table:table-cell>
          <table:table-cell table:formula="of:=REPLACE([.B1710]; 1; 29; &quot;&quot;)" office:value-type="string" office:string-value="vrpn/vrpn" calcext:value-type="string">
            <text:p>vrpn/vrpn</text:p>
          </table:table-cell>
        </table:table-row>
        <table:table-row table:style-name="ro1">
          <table:table-cell office:value-type="float" office:value="13443006" calcext:value-type="float">
            <text:p>13443006</text:p>
          </table:table-cell>
          <table:table-cell office:value-type="string" calcext:value-type="string">
            <text:p>https://api.github.com/repos/flar2/shamu</text:p>
          </table:table-cell>
          <table:table-cell table:formula="of:=REPLACE([.B1711]; 1; 29; &quot;&quot;)" office:value-type="string" office:string-value="flar2/shamu" calcext:value-type="string">
            <text:p>flar2/shamu</text:p>
          </table:table-cell>
        </table:table-row>
        <table:table-row table:style-name="ro1">
          <table:table-cell office:value-type="float" office:value="13446038" calcext:value-type="float">
            <text:p>13446038</text:p>
          </table:table-cell>
          <table:table-cell office:value-type="string" calcext:value-type="string">
            <text:p>https://api.github.com/repos/paktinat/Notes</text:p>
          </table:table-cell>
          <table:table-cell table:formula="of:=REPLACE([.B1712]; 1; 29; &quot;&quot;)" office:value-type="string" office:string-value="paktinat/Notes" calcext:value-type="string">
            <text:p>paktinat/Notes</text:p>
          </table:table-cell>
        </table:table-row>
        <table:table-row table:style-name="ro1">
          <table:table-cell office:value-type="float" office:value="13447331" calcext:value-type="float">
            <text:p>13447331</text:p>
          </table:table-cell>
          <table:table-cell office:value-type="string" calcext:value-type="string">
            <text:p>https://api.github.com/repos/nodemcu/nodemcu-firmware</text:p>
          </table:table-cell>
          <table:table-cell table:formula="of:=REPLACE([.B1713]; 1; 29; &quot;&quot;)" office:value-type="string" office:string-value="nodemcu/nodemcu-firmware" calcext:value-type="string">
            <text:p>nodemcu/nodemcu-firmware</text:p>
          </table:table-cell>
        </table:table-row>
        <table:table-row table:style-name="ro1">
          <table:table-cell office:value-type="float" office:value="13451986" calcext:value-type="float">
            <text:p>13451986</text:p>
          </table:table-cell>
          <table:table-cell office:value-type="string" calcext:value-type="string">
            <text:p>https://api.github.com/repos/siscof/multi2sim-4.2</text:p>
          </table:table-cell>
          <table:table-cell table:formula="of:=REPLACE([.B1714]; 1; 29; &quot;&quot;)" office:value-type="string" office:string-value="siscof/multi2sim-4.2" calcext:value-type="string">
            <text:p>siscof/multi2sim-4.2</text:p>
          </table:table-cell>
        </table:table-row>
        <table:table-row table:style-name="ro1">
          <table:table-cell office:value-type="float" office:value="13455027" calcext:value-type="float">
            <text:p>13455027</text:p>
          </table:table-cell>
          <table:table-cell office:value-type="string" calcext:value-type="string">
            <text:p>https://api.github.com/repos/imoseyon/leanKernel-shamu</text:p>
          </table:table-cell>
          <table:table-cell table:formula="of:=REPLACE([.B1715]; 1; 29; &quot;&quot;)" office:value-type="string" office:string-value="imoseyon/leanKernel-shamu" calcext:value-type="string">
            <text:p>imoseyon/leanKernel-shamu</text:p>
          </table:table-cell>
        </table:table-row>
        <table:table-row table:style-name="ro1">
          <table:table-cell office:value-type="float" office:value="13455091" calcext:value-type="float">
            <text:p>13455091</text:p>
          </table:table-cell>
          <table:table-cell office:value-type="string" calcext:value-type="string">
            <text:p>https://api.github.com/repos/MarioSMB/modpack</text:p>
          </table:table-cell>
          <table:table-cell table:formula="of:=REPLACE([.B1716]; 1; 29; &quot;&quot;)" office:value-type="string" office:string-value="MarioSMB/modpack" calcext:value-type="string">
            <text:p>MarioSMB/modpack</text:p>
          </table:table-cell>
        </table:table-row>
        <table:table-row table:style-name="ro1">
          <table:table-cell office:value-type="float" office:value="13461521" calcext:value-type="float">
            <text:p>13461521</text:p>
          </table:table-cell>
          <table:table-cell office:value-type="string" calcext:value-type="string">
            <text:p>https://api.github.com/repos/phbickle/Ye-Old-Life-Simulator</text:p>
          </table:table-cell>
          <table:table-cell table:formula="of:=REPLACE([.B1717]; 1; 29; &quot;&quot;)" office:value-type="string" office:string-value="phbickle/Ye-Old-Life-Simulator" calcext:value-type="string">
            <text:p>phbickle/Ye-Old-Life-Simulator</text:p>
          </table:table-cell>
        </table:table-row>
        <table:table-row table:style-name="ro1">
          <table:table-cell office:value-type="float" office:value="13461821" calcext:value-type="float">
            <text:p>13461821</text:p>
          </table:table-cell>
          <table:table-cell office:value-type="string" calcext:value-type="string">
            <text:p>https://api.github.com/repos/sumatrapdfreader/sumatrapdf</text:p>
          </table:table-cell>
          <table:table-cell table:formula="of:=REPLACE([.B1718]; 1; 29; &quot;&quot;)" office:value-type="string" office:string-value="sumatrapdfreader/sumatrapdf" calcext:value-type="string">
            <text:p>sumatrapdfreader/sumatrapdf</text:p>
          </table:table-cell>
        </table:table-row>
        <table:table-row table:style-name="ro1">
          <table:table-cell office:value-type="float" office:value="13467197" calcext:value-type="float">
            <text:p>13467197</text:p>
          </table:table-cell>
          <table:table-cell office:value-type="string" calcext:value-type="string">
            <text:p>https://api.github.com/repos/UpInTheAir/SM-N915</text:p>
          </table:table-cell>
          <table:table-cell table:formula="of:=REPLACE([.B1719]; 1; 29; &quot;&quot;)" office:value-type="string" office:string-value="UpInTheAir/SM-N915" calcext:value-type="string">
            <text:p>UpInTheAir/SM-N915</text:p>
          </table:table-cell>
        </table:table-row>
        <table:table-row table:style-name="ro1">
          <table:table-cell office:value-type="float" office:value="13468259" calcext:value-type="float">
            <text:p>13468259</text:p>
          </table:table-cell>
          <table:table-cell office:value-type="string" calcext:value-type="string">
            <text:p>https://api.github.com/repos/RevolutionAnalytics/RRO</text:p>
          </table:table-cell>
          <table:table-cell table:formula="of:=REPLACE([.B1720]; 1; 29; &quot;&quot;)" office:value-type="string" office:string-value="RevolutionAnalytics/RRO" calcext:value-type="string">
            <text:p>RevolutionAnalytics/RRO</text:p>
          </table:table-cell>
        </table:table-row>
        <table:table-row table:style-name="ro1">
          <table:table-cell office:value-type="float" office:value="13470649" calcext:value-type="float">
            <text:p>13470649</text:p>
          </table:table-cell>
          <table:table-cell office:value-type="string" calcext:value-type="string">
            <text:p>https://api.github.com/repos/veracrypt/VeraCrypt</text:p>
          </table:table-cell>
          <table:table-cell table:formula="of:=REPLACE([.B1721]; 1; 29; &quot;&quot;)" office:value-type="string" office:string-value="veracrypt/VeraCrypt" calcext:value-type="string">
            <text:p>veracrypt/VeraCrypt</text:p>
          </table:table-cell>
        </table:table-row>
        <table:table-row table:style-name="ro1">
          <table:table-cell office:value-type="float" office:value="13471534" calcext:value-type="float">
            <text:p>13471534</text:p>
          </table:table-cell>
          <table:table-cell office:value-type="string" calcext:value-type="string">
            <text:p>https://api.github.com/repos/pg-strom/devel</text:p>
          </table:table-cell>
          <table:table-cell table:formula="of:=REPLACE([.B1722]; 1; 29; &quot;&quot;)" office:value-type="string" office:string-value="pg-strom/devel" calcext:value-type="string">
            <text:p>pg-strom/devel</text:p>
          </table:table-cell>
        </table:table-row>
        <table:table-row table:style-name="ro1">
          <table:table-cell office:value-type="float" office:value="13479371" calcext:value-type="float">
            <text:p>13479371</text:p>
          </table:table-cell>
          <table:table-cell office:value-type="string" calcext:value-type="string">
            <text:p>https://api.github.com/repos/rust-lang/crates.io-index</text:p>
          </table:table-cell>
          <table:table-cell table:formula="of:=REPLACE([.B1723]; 1; 29; &quot;&quot;)" office:value-type="string" office:string-value="rust-lang/crates.io-index" calcext:value-type="string">
            <text:p>rust-lang/crates.io-index</text:p>
          </table:table-cell>
        </table:table-row>
        <table:table-row table:style-name="ro1">
          <table:table-cell office:value-type="float" office:value="13479580" calcext:value-type="float">
            <text:p>13479580</text:p>
          </table:table-cell>
          <table:table-cell office:value-type="string" calcext:value-type="string">
            <text:p>https://api.github.com/repos/clemahieu/raiblocks</text:p>
          </table:table-cell>
          <table:table-cell table:formula="of:=REPLACE([.B1724]; 1; 29; &quot;&quot;)" office:value-type="string" office:string-value="clemahieu/raiblocks" calcext:value-type="string">
            <text:p>clemahieu/raiblocks</text:p>
          </table:table-cell>
        </table:table-row>
        <table:table-row table:style-name="ro1">
          <table:table-cell office:value-type="float" office:value="13479657" calcext:value-type="float">
            <text:p>13479657</text:p>
          </table:table-cell>
          <table:table-cell office:value-type="string" calcext:value-type="string">
            <text:p>https://api.github.com/repos/opencog/link-grammar</text:p>
          </table:table-cell>
          <table:table-cell table:formula="of:=REPLACE([.B1725]; 1; 29; &quot;&quot;)" office:value-type="string" office:string-value="opencog/link-grammar" calcext:value-type="string">
            <text:p>opencog/link-grammar</text:p>
          </table:table-cell>
        </table:table-row>
        <table:table-row table:style-name="ro1">
          <table:table-cell office:value-type="float" office:value="13481765" calcext:value-type="float">
            <text:p>13481765</text:p>
          </table:table-cell>
          <table:table-cell office:value-type="string" calcext:value-type="string">
            <text:p>https://api.github.com/repos/ProjectStortSpel/Game</text:p>
          </table:table-cell>
          <table:table-cell table:formula="of:=REPLACE([.B1726]; 1; 29; &quot;&quot;)" office:value-type="string" office:string-value="ProjectStortSpel/Game" calcext:value-type="string">
            <text:p>ProjectStortSpel/Game</text:p>
          </table:table-cell>
        </table:table-row>
        <table:table-row table:style-name="ro1">
          <table:table-cell office:value-type="float" office:value="13485836" calcext:value-type="float">
            <text:p>13485836</text:p>
          </table:table-cell>
          <table:table-cell office:value-type="string" calcext:value-type="string">
            <text:p>https://api.github.com/repos/IRATI/stack</text:p>
          </table:table-cell>
          <table:table-cell table:formula="of:=REPLACE([.B1727]; 1; 29; &quot;&quot;)" office:value-type="string" office:string-value="IRATI/stack" calcext:value-type="string">
            <text:p>IRATI/stack</text:p>
          </table:table-cell>
        </table:table-row>
        <table:table-row table:style-name="ro1">
          <table:table-cell office:value-type="float" office:value="13502105" calcext:value-type="float">
            <text:p>13502105</text:p>
          </table:table-cell>
          <table:table-cell office:value-type="string" calcext:value-type="string">
            <text:p>https://api.github.com/repos/Bytewerk/gta2-hackers-remix</text:p>
          </table:table-cell>
          <table:table-cell table:formula="of:=REPLACE([.B1728]; 1; 29; &quot;&quot;)" office:value-type="string" office:string-value="Bytewerk/gta2-hackers-remix" calcext:value-type="string">
            <text:p>Bytewerk/gta2-hackers-remix</text:p>
          </table:table-cell>
        </table:table-row>
        <table:table-row table:style-name="ro1">
          <table:table-cell office:value-type="float" office:value="13509569" calcext:value-type="float">
            <text:p>13509569</text:p>
          </table:table-cell>
          <table:table-cell office:value-type="string" calcext:value-type="string">
            <text:p>https://api.github.com/repos/h2o64/kernel_msm</text:p>
          </table:table-cell>
          <table:table-cell table:formula="of:=REPLACE([.B1729]; 1; 29; &quot;&quot;)" office:value-type="string" office:string-value="h2o64/kernel_msm" calcext:value-type="string">
            <text:p>h2o64/kernel_msm</text:p>
          </table:table-cell>
        </table:table-row>
        <table:table-row table:style-name="ro1">
          <table:table-cell office:value-type="float" office:value="13509579" calcext:value-type="float">
            <text:p>13509579</text:p>
          </table:table-cell>
          <table:table-cell office:value-type="string" calcext:value-type="string">
            <text:p>https://api.github.com/repos/lg-devs/android_kernel_lge_msm8974</text:p>
          </table:table-cell>
          <table:table-cell table:formula="of:=REPLACE([.B1730]; 1; 29; &quot;&quot;)" office:value-type="string" office:string-value="lg-devs/android_kernel_lge_msm8974" calcext:value-type="string">
            <text:p>lg-devs/android_kernel_lge_msm8974</text:p>
          </table:table-cell>
        </table:table-row>
        <table:table-row table:style-name="ro1">
          <table:table-cell office:value-type="float" office:value="13516546" calcext:value-type="float">
            <text:p>13516546</text:p>
          </table:table-cell>
          <table:table-cell office:value-type="string" calcext:value-type="string">
            <text:p>https://api.github.com/repos/memkind/memkind</text:p>
          </table:table-cell>
          <table:table-cell table:formula="of:=REPLACE([.B1731]; 1; 29; &quot;&quot;)" office:value-type="string" office:string-value="memkind/memkind" calcext:value-type="string">
            <text:p>memkind/memkind</text:p>
          </table:table-cell>
        </table:table-row>
        <table:table-row table:style-name="ro1">
          <table:table-cell office:value-type="float" office:value="13519026" calcext:value-type="float">
            <text:p>13519026</text:p>
          </table:table-cell>
          <table:table-cell office:value-type="string" calcext:value-type="string">
            <text:p>https://api.github.com/repos/CirrusLogic/linux-drivers</text:p>
          </table:table-cell>
          <table:table-cell table:formula="of:=REPLACE([.B1732]; 1; 29; &quot;&quot;)" office:value-type="string" office:string-value="CirrusLogic/linux-drivers" calcext:value-type="string">
            <text:p>CirrusLogic/linux-drivers</text:p>
          </table:table-cell>
        </table:table-row>
        <table:table-row table:style-name="ro1">
          <table:table-cell office:value-type="float" office:value="13521151" calcext:value-type="float">
            <text:p>13521151</text:p>
          </table:table-cell>
          <table:table-cell office:value-type="string" calcext:value-type="string">
            <text:p>https://api.github.com/repos/mozilla/firefox-ios</text:p>
          </table:table-cell>
          <table:table-cell table:formula="of:=REPLACE([.B1733]; 1; 29; &quot;&quot;)" office:value-type="string" office:string-value="mozilla/firefox-ios" calcext:value-type="string">
            <text:p>mozilla/firefox-ios</text:p>
          </table:table-cell>
        </table:table-row>
        <table:table-row table:style-name="ro1">
          <table:table-cell office:value-type="float" office:value="13527589" calcext:value-type="float">
            <text:p>13527589</text:p>
          </table:table-cell>
          <table:table-cell office:value-type="string" calcext:value-type="string">
            <text:p>https://api.github.com/repos/DirtyUnicorns/android_kernel_moto_shamu</text:p>
          </table:table-cell>
          <table:table-cell table:formula="of:=REPLACE([.B1734]; 1; 29; &quot;&quot;)" office:value-type="string" office:string-value="DirtyUnicorns/android_kernel_moto_shamu" calcext:value-type="string">
            <text:p>DirtyUnicorns/android_kernel_moto_shamu</text:p>
          </table:table-cell>
        </table:table-row>
        <table:table-row table:style-name="ro1">
          <table:table-cell office:value-type="float" office:value="13535637" calcext:value-type="float">
            <text:p>13535637</text:p>
          </table:table-cell>
          <table:table-cell office:value-type="string" calcext:value-type="string">
            <text:p>https://api.github.com/repos/Julow/libft</text:p>
          </table:table-cell>
          <table:table-cell table:formula="of:=REPLACE([.B1735]; 1; 29; &quot;&quot;)" office:value-type="string" office:string-value="Julow/libft" calcext:value-type="string">
            <text:p>Julow/libft</text:p>
          </table:table-cell>
        </table:table-row>
        <table:table-row table:style-name="ro1">
          <table:table-cell office:value-type="float" office:value="13546419" calcext:value-type="float">
            <text:p>13546419</text:p>
          </table:table-cell>
          <table:table-cell office:value-type="string" calcext:value-type="string">
            <text:p>https://api.github.com/repos/kw-udon/ucc</text:p>
          </table:table-cell>
          <table:table-cell table:formula="of:=REPLACE([.B1736]; 1; 29; &quot;&quot;)" office:value-type="string" office:string-value="kw-udon/ucc" calcext:value-type="string">
            <text:p>kw-udon/ucc</text:p>
          </table:table-cell>
        </table:table-row>
        <table:table-row table:style-name="ro1">
          <table:table-cell office:value-type="float" office:value="13546513" calcext:value-type="float">
            <text:p>13546513</text:p>
          </table:table-cell>
          <table:table-cell office:value-type="string" calcext:value-type="string">
            <text:p>https://api.github.com/repos/libos-nuse/net-next-nuse</text:p>
          </table:table-cell>
          <table:table-cell table:formula="of:=REPLACE([.B1737]; 1; 29; &quot;&quot;)" office:value-type="string" office:string-value="libos-nuse/net-next-nuse" calcext:value-type="string">
            <text:p>libos-nuse/net-next-nuse</text:p>
          </table:table-cell>
        </table:table-row>
        <table:table-row table:style-name="ro1">
          <table:table-cell office:value-type="float" office:value="13563462" calcext:value-type="float">
            <text:p>13563462</text:p>
          </table:table-cell>
          <table:table-cell office:value-type="string" calcext:value-type="string">
            <text:p>https://api.github.com/repos/u-boot/u-boot</text:p>
          </table:table-cell>
          <table:table-cell table:formula="of:=REPLACE([.B1738]; 1; 29; &quot;&quot;)" office:value-type="string" office:string-value="u-boot/u-boot" calcext:value-type="string">
            <text:p>u-boot/u-boot</text:p>
          </table:table-cell>
        </table:table-row>
        <table:table-row table:style-name="ro1">
          <table:table-cell office:value-type="float" office:value="13579699" calcext:value-type="float">
            <text:p>13579699</text:p>
          </table:table-cell>
          <table:table-cell office:value-type="string" calcext:value-type="string">
            <text:p>https://api.github.com/repos/openwrt/mt76</text:p>
          </table:table-cell>
          <table:table-cell table:formula="of:=REPLACE([.B1739]; 1; 29; &quot;&quot;)" office:value-type="string" office:string-value="openwrt/mt76" calcext:value-type="string">
            <text:p>openwrt/mt76</text:p>
          </table:table-cell>
        </table:table-row>
        <table:table-row table:style-name="ro1">
          <table:table-cell office:value-type="float" office:value="13588960" calcext:value-type="float">
            <text:p>13588960</text:p>
          </table:table-cell>
          <table:table-cell office:value-type="string" calcext:value-type="string">
            <text:p>https://api.github.com/repos/USBhost/FIRE-ICE</text:p>
          </table:table-cell>
          <table:table-cell table:formula="of:=REPLACE([.B1740]; 1; 29; &quot;&quot;)" office:value-type="string" office:string-value="USBhost/FIRE-ICE" calcext:value-type="string">
            <text:p>USBhost/FIRE-ICE</text:p>
          </table:table-cell>
        </table:table-row>
        <table:table-row table:style-name="ro1">
          <table:table-cell office:value-type="float" office:value="13593098" calcext:value-type="float">
            <text:p>13593098</text:p>
          </table:table-cell>
          <table:table-cell office:value-type="string" calcext:value-type="string">
            <text:p>https://api.github.com/repos/jeroenooms/curl</text:p>
          </table:table-cell>
          <table:table-cell table:formula="of:=REPLACE([.B1741]; 1; 29; &quot;&quot;)" office:value-type="string" office:string-value="jeroenooms/curl" calcext:value-type="string">
            <text:p>jeroenooms/curl</text:p>
          </table:table-cell>
        </table:table-row>
        <table:table-row table:style-name="ro1">
          <table:table-cell office:value-type="float" office:value="13599459" calcext:value-type="float">
            <text:p>13599459</text:p>
          </table:table-cell>
          <table:table-cell office:value-type="string" calcext:value-type="string">
            <text:p>https://api.github.com/repos/didier-barvaux/rohc</text:p>
          </table:table-cell>
          <table:table-cell table:formula="of:=REPLACE([.B1742]; 1; 29; &quot;&quot;)" office:value-type="string" office:string-value="didier-barvaux/rohc" calcext:value-type="string">
            <text:p>didier-barvaux/rohc</text:p>
          </table:table-cell>
        </table:table-row>
        <table:table-row table:style-name="ro1">
          <table:table-cell office:value-type="float" office:value="13608843" calcext:value-type="float">
            <text:p>13608843</text:p>
          </table:table-cell>
          <table:table-cell office:value-type="string" calcext:value-type="string">
            <text:p>https://api.github.com/repos/matz/streem</text:p>
          </table:table-cell>
          <table:table-cell table:formula="of:=REPLACE([.B1743]; 1; 29; &quot;&quot;)" office:value-type="string" office:string-value="matz/streem" calcext:value-type="string">
            <text:p>matz/streem</text:p>
          </table:table-cell>
        </table:table-row>
        <table:table-row table:style-name="ro1">
          <table:table-cell office:value-type="float" office:value="13614804" calcext:value-type="float">
            <text:p>13614804</text:p>
          </table:table-cell>
          <table:table-cell office:value-type="string" calcext:value-type="string">
            <text:p>https://api.github.com/repos/mikey-austin/greyd</text:p>
          </table:table-cell>
          <table:table-cell table:formula="of:=REPLACE([.B1744]; 1; 29; &quot;&quot;)" office:value-type="string" office:string-value="mikey-austin/greyd" calcext:value-type="string">
            <text:p>mikey-austin/greyd</text:p>
          </table:table-cell>
        </table:table-row>
        <table:table-row table:style-name="ro1">
          <table:table-cell office:value-type="float" office:value="13618099" calcext:value-type="float">
            <text:p>13618099</text:p>
          </table:table-cell>
          <table:table-cell office:value-type="string" calcext:value-type="string">
            <text:p>https://api.github.com/repos/RIPng/sensei-n6</text:p>
          </table:table-cell>
          <table:table-cell table:formula="of:=REPLACE([.B1745]; 1; 29; &quot;&quot;)" office:value-type="string" office:string-value="RIPng/sensei-n6" calcext:value-type="string">
            <text:p>RIPng/sensei-n6</text:p>
          </table:table-cell>
        </table:table-row>
        <table:table-row table:style-name="ro1">
          <table:table-cell office:value-type="float" office:value="13633055" calcext:value-type="float">
            <text:p>13633055</text:p>
          </table:table-cell>
          <table:table-cell office:value-type="string" calcext:value-type="string">
            <text:p>https://api.github.com/repos/landley/toybox</text:p>
          </table:table-cell>
          <table:table-cell table:formula="of:=REPLACE([.B1746]; 1; 29; &quot;&quot;)" office:value-type="string" office:string-value="landley/toybox" calcext:value-type="string">
            <text:p>landley/toybox</text:p>
          </table:table-cell>
        </table:table-row>
        <table:table-row table:style-name="ro1">
          <table:table-cell office:value-type="float" office:value="13643336" calcext:value-type="float">
            <text:p>13643336</text:p>
          </table:table-cell>
          <table:table-cell office:value-type="string" calcext:value-type="string">
            <text:p>https://api.github.com/repos/ErichStyger/McuOnEclipse_PEx</text:p>
          </table:table-cell>
          <table:table-cell table:formula="of:=REPLACE([.B1747]; 1; 29; &quot;&quot;)" office:value-type="string" office:string-value="ErichStyger/McuOnEclipse_PEx" calcext:value-type="string">
            <text:p>ErichStyger/McuOnEclipse_PEx</text:p>
          </table:table-cell>
        </table:table-row>
        <table:table-row table:style-name="ro1">
          <table:table-cell office:value-type="float" office:value="13655275" calcext:value-type="float">
            <text:p>13655275</text:p>
          </table:table-cell>
          <table:table-cell office:value-type="string" calcext:value-type="string">
            <text:p>https://api.github.com/repos/kaltura/nginx-vod-module</text:p>
          </table:table-cell>
          <table:table-cell table:formula="of:=REPLACE([.B1748]; 1; 29; &quot;&quot;)" office:value-type="string" office:string-value="kaltura/nginx-vod-module" calcext:value-type="string">
            <text:p>kaltura/nginx-vod-module</text:p>
          </table:table-cell>
        </table:table-row>
        <table:table-row table:style-name="ro1">
          <table:table-cell office:value-type="float" office:value="13656730" calcext:value-type="float">
            <text:p>13656730</text:p>
          </table:table-cell>
          <table:table-cell office:value-type="string" calcext:value-type="string">
            <text:p>https://api.github.com/repos/tasn/enlightenment</text:p>
          </table:table-cell>
          <table:table-cell table:formula="of:=REPLACE([.B1749]; 1; 29; &quot;&quot;)" office:value-type="string" office:string-value="tasn/enlightenment" calcext:value-type="string">
            <text:p>tasn/enlightenment</text:p>
          </table:table-cell>
        </table:table-row>
        <table:table-row table:style-name="ro1">
          <table:table-cell office:value-type="float" office:value="13672399" calcext:value-type="float">
            <text:p>13672399</text:p>
          </table:table-cell>
          <table:table-cell office:value-type="string" calcext:value-type="string">
            <text:p>https://api.github.com/repos/anoopcs9/samba</text:p>
          </table:table-cell>
          <table:table-cell table:formula="of:=REPLACE([.B1750]; 1; 29; &quot;&quot;)" office:value-type="string" office:string-value="anoopcs9/samba" calcext:value-type="string">
            <text:p>anoopcs9/samba</text:p>
          </table:table-cell>
        </table:table-row>
        <table:table-row table:style-name="ro1">
          <table:table-cell office:value-type="float" office:value="13699244" calcext:value-type="float">
            <text:p>13699244</text:p>
          </table:table-cell>
          <table:table-cell office:value-type="string" calcext:value-type="string">
            <text:p>https://api.github.com/repos/xfce-mirror/thunar</text:p>
          </table:table-cell>
          <table:table-cell table:formula="of:=REPLACE([.B1751]; 1; 29; &quot;&quot;)" office:value-type="string" office:string-value="xfce-mirror/thunar" calcext:value-type="string">
            <text:p>xfce-mirror/thunar</text:p>
          </table:table-cell>
        </table:table-row>
        <table:table-row table:style-name="ro1">
          <table:table-cell office:value-type="float" office:value="13699986" calcext:value-type="float">
            <text:p>13699986</text:p>
          </table:table-cell>
          <table:table-cell office:value-type="string" calcext:value-type="string">
            <text:p>https://api.github.com/repos/acanas/swad-core</text:p>
          </table:table-cell>
          <table:table-cell table:formula="of:=REPLACE([.B1752]; 1; 29; &quot;&quot;)" office:value-type="string" office:string-value="acanas/swad-core" calcext:value-type="string">
            <text:p>acanas/swad-core</text:p>
          </table:table-cell>
        </table:table-row>
        <table:table-row table:style-name="ro1">
          <table:table-cell office:value-type="float" office:value="13706125" calcext:value-type="float">
            <text:p>13706125</text:p>
          </table:table-cell>
          <table:table-cell office:value-type="string" calcext:value-type="string">
            <text:p>https://api.github.com/repos/RedString-SRI/Source-Code-RedString</text:p>
          </table:table-cell>
          <table:table-cell table:formula="of:=REPLACE([.B1753]; 1; 29; &quot;&quot;)" office:value-type="string" office:string-value="RedString-SRI/Source-Code-RedString" calcext:value-type="string">
            <text:p>RedString-SRI/Source-Code-RedString</text:p>
          </table:table-cell>
        </table:table-row>
        <table:table-row table:style-name="ro1">
          <table:table-cell office:value-type="float" office:value="13706445" calcext:value-type="float">
            <text:p>13706445</text:p>
          </table:table-cell>
          <table:table-cell office:value-type="string" calcext:value-type="string">
            <text:p>https://api.github.com/repos/xfce-mirror/xfce4-settings</text:p>
          </table:table-cell>
          <table:table-cell table:formula="of:=REPLACE([.B1754]; 1; 29; &quot;&quot;)" office:value-type="string" office:string-value="xfce-mirror/xfce4-settings" calcext:value-type="string">
            <text:p>xfce-mirror/xfce4-settings</text:p>
          </table:table-cell>
        </table:table-row>
        <table:table-row table:style-name="ro1">
          <table:table-cell office:value-type="float" office:value="13706447" calcext:value-type="float">
            <text:p>13706447</text:p>
          </table:table-cell>
          <table:table-cell office:value-type="string" calcext:value-type="string">
            <text:p>https://api.github.com/repos/xfce-mirror/xfce4-panel</text:p>
          </table:table-cell>
          <table:table-cell table:formula="of:=REPLACE([.B1755]; 1; 29; &quot;&quot;)" office:value-type="string" office:string-value="xfce-mirror/xfce4-panel" calcext:value-type="string">
            <text:p>xfce-mirror/xfce4-panel</text:p>
          </table:table-cell>
        </table:table-row>
        <table:table-row table:style-name="ro1">
          <table:table-cell office:value-type="float" office:value="13706451" calcext:value-type="float">
            <text:p>13706451</text:p>
          </table:table-cell>
          <table:table-cell office:value-type="string" calcext:value-type="string">
            <text:p>https://api.github.com/repos/xfce-mirror/xfwm4</text:p>
          </table:table-cell>
          <table:table-cell table:formula="of:=REPLACE([.B1756]; 1; 29; &quot;&quot;)" office:value-type="string" office:string-value="xfce-mirror/xfwm4" calcext:value-type="string">
            <text:p>xfce-mirror/xfwm4</text:p>
          </table:table-cell>
        </table:table-row>
        <table:table-row table:style-name="ro1">
          <table:table-cell office:value-type="float" office:value="13714112" calcext:value-type="float">
            <text:p>13714112</text:p>
          </table:table-cell>
          <table:table-cell office:value-type="string" calcext:value-type="string">
            <text:p>https://api.github.com/repos/AICP/kernel_moto_shamu</text:p>
          </table:table-cell>
          <table:table-cell table:formula="of:=REPLACE([.B1757]; 1; 29; &quot;&quot;)" office:value-type="string" office:string-value="AICP/kernel_moto_shamu" calcext:value-type="string">
            <text:p>AICP/kernel_moto_shamu</text:p>
          </table:table-cell>
        </table:table-row>
        <table:table-row table:style-name="ro1">
          <table:table-cell office:value-type="float" office:value="13722906" calcext:value-type="float">
            <text:p>13722906</text:p>
          </table:table-cell>
          <table:table-cell office:value-type="string" calcext:value-type="string">
            <text:p>https://api.github.com/repos/ccie16798/subnettools</text:p>
          </table:table-cell>
          <table:table-cell table:formula="of:=REPLACE([.B1758]; 1; 29; &quot;&quot;)" office:value-type="string" office:string-value="ccie16798/subnettools" calcext:value-type="string">
            <text:p>ccie16798/subnettools</text:p>
          </table:table-cell>
        </table:table-row>
        <table:table-row table:style-name="ro1">
          <table:table-cell office:value-type="float" office:value="13731139" calcext:value-type="float">
            <text:p>13731139</text:p>
          </table:table-cell>
          <table:table-cell office:value-type="string" calcext:value-type="string">
            <text:p>https://api.github.com/repos/ChibiOS/ChibiOS</text:p>
          </table:table-cell>
          <table:table-cell table:formula="of:=REPLACE([.B1759]; 1; 29; &quot;&quot;)" office:value-type="string" office:string-value="ChibiOS/ChibiOS" calcext:value-type="string">
            <text:p>ChibiOS/ChibiOS</text:p>
          </table:table-cell>
        </table:table-row>
        <table:table-row table:style-name="ro1">
          <table:table-cell office:value-type="float" office:value="13733292" calcext:value-type="float">
            <text:p>13733292</text:p>
          </table:table-cell>
          <table:table-cell office:value-type="string" calcext:value-type="string">
            <text:p>https://api.github.com/repos/xfce-mirror/xfdesktop</text:p>
          </table:table-cell>
          <table:table-cell table:formula="of:=REPLACE([.B1760]; 1; 29; &quot;&quot;)" office:value-type="string" office:string-value="xfce-mirror/xfdesktop" calcext:value-type="string">
            <text:p>xfce-mirror/xfdesktop</text:p>
          </table:table-cell>
        </table:table-row>
        <table:table-row table:style-name="ro1">
          <table:table-cell office:value-type="float" office:value="13748326" calcext:value-type="float">
            <text:p>13748326</text:p>
          </table:table-cell>
          <table:table-cell office:value-type="string" calcext:value-type="string">
            <text:p>https://api.github.com/repos/mgba-emu/mgba</text:p>
          </table:table-cell>
          <table:table-cell table:formula="of:=REPLACE([.B1761]; 1; 29; &quot;&quot;)" office:value-type="string" office:string-value="mgba-emu/mgba" calcext:value-type="string">
            <text:p>mgba-emu/mgba</text:p>
          </table:table-cell>
        </table:table-row>
        <table:table-row table:style-name="ro1">
          <table:table-cell office:value-type="float" office:value="13751401" calcext:value-type="float">
            <text:p>13751401</text:p>
          </table:table-cell>
          <table:table-cell office:value-type="string" calcext:value-type="string">
            <text:p>https://api.github.com/repos/siemens/jailhouse</text:p>
          </table:table-cell>
          <table:table-cell table:formula="of:=REPLACE([.B1762]; 1; 29; &quot;&quot;)" office:value-type="string" office:string-value="siemens/jailhouse" calcext:value-type="string">
            <text:p>siemens/jailhouse</text:p>
          </table:table-cell>
        </table:table-row>
        <table:table-row table:style-name="ro1">
          <table:table-cell office:value-type="float" office:value="13756873" calcext:value-type="float">
            <text:p>13756873</text:p>
          </table:table-cell>
          <table:table-cell office:value-type="string" calcext:value-type="string">
            <text:p>https://api.github.com/repos/Dax89/harbour-webpirate</text:p>
          </table:table-cell>
          <table:table-cell table:formula="of:=REPLACE([.B1763]; 1; 29; &quot;&quot;)" office:value-type="string" office:string-value="Dax89/harbour-webpirate" calcext:value-type="string">
            <text:p>Dax89/harbour-webpirate</text:p>
          </table:table-cell>
        </table:table-row>
        <table:table-row table:style-name="ro1">
          <table:table-cell office:value-type="float" office:value="13777442" calcext:value-type="float">
            <text:p>13777442</text:p>
          </table:table-cell>
          <table:table-cell office:value-type="string" calcext:value-type="string">
            <text:p>https://api.github.com/repos/stefanberger/swtpm</text:p>
          </table:table-cell>
          <table:table-cell table:formula="of:=REPLACE([.B1764]; 1; 29; &quot;&quot;)" office:value-type="string" office:string-value="stefanberger/swtpm" calcext:value-type="string">
            <text:p>stefanberger/swtpm</text:p>
          </table:table-cell>
        </table:table-row>
        <table:table-row table:style-name="ro1">
          <table:table-cell office:value-type="float" office:value="13782663" calcext:value-type="float">
            <text:p>13782663</text:p>
          </table:table-cell>
          <table:table-cell office:value-type="string" calcext:value-type="string">
            <text:p>https://api.github.com/repos/bsdjhb/gdb</text:p>
          </table:table-cell>
          <table:table-cell table:formula="of:=REPLACE([.B1765]; 1; 29; &quot;&quot;)" office:value-type="string" office:string-value="bsdjhb/gdb" calcext:value-type="string">
            <text:p>bsdjhb/gdb</text:p>
          </table:table-cell>
        </table:table-row>
        <table:table-row table:style-name="ro1">
          <table:table-cell office:value-type="float" office:value="13788174" calcext:value-type="float">
            <text:p>13788174</text:p>
          </table:table-cell>
          <table:table-cell office:value-type="string" calcext:value-type="string">
            <text:p>https://api.github.com/repos/patrykk/linux-udoo</text:p>
          </table:table-cell>
          <table:table-cell table:formula="of:=REPLACE([.B1766]; 1; 29; &quot;&quot;)" office:value-type="string" office:string-value="patrykk/linux-udoo" calcext:value-type="string">
            <text:p>patrykk/linux-udoo</text:p>
          </table:table-cell>
        </table:table-row>
        <table:table-row table:style-name="ro1">
          <table:table-cell office:value-type="float" office:value="13812227" calcext:value-type="float">
            <text:p>13812227</text:p>
          </table:table-cell>
          <table:table-cell office:value-type="string" calcext:value-type="string">
            <text:p>https://api.github.com/repos/paladin-t/my_basic</text:p>
          </table:table-cell>
          <table:table-cell table:formula="of:=REPLACE([.B1767]; 1; 29; &quot;&quot;)" office:value-type="string" office:string-value="paladin-t/my_basic" calcext:value-type="string">
            <text:p>paladin-t/my_basic</text:p>
          </table:table-cell>
        </table:table-row>
        <table:table-row table:style-name="ro1">
          <table:table-cell office:value-type="float" office:value="13825007" calcext:value-type="float">
            <text:p>13825007</text:p>
          </table:table-cell>
          <table:table-cell office:value-type="string" calcext:value-type="string">
            <text:p>https://api.github.com/repos/stardica/m2s-cgm</text:p>
          </table:table-cell>
          <table:table-cell table:formula="of:=REPLACE([.B1768]; 1; 29; &quot;&quot;)" office:value-type="string" office:string-value="stardica/m2s-cgm" calcext:value-type="string">
            <text:p>stardica/m2s-cgm</text:p>
          </table:table-cell>
        </table:table-row>
        <table:table-row table:style-name="ro1">
          <table:table-cell office:value-type="float" office:value="13833733" calcext:value-type="float">
            <text:p>13833733</text:p>
          </table:table-cell>
          <table:table-cell office:value-type="string" calcext:value-type="string">
            <text:p>https://api.github.com/repos/liuyang1/test</text:p>
          </table:table-cell>
          <table:table-cell table:formula="of:=REPLACE([.B1769]; 1; 29; &quot;&quot;)" office:value-type="string" office:string-value="liuyang1/test" calcext:value-type="string">
            <text:p>liuyang1/test</text:p>
          </table:table-cell>
        </table:table-row>
        <table:table-row table:style-name="ro1">
          <table:table-cell office:value-type="float" office:value="13844960" calcext:value-type="float">
            <text:p>13844960</text:p>
          </table:table-cell>
          <table:table-cell office:value-type="string" calcext:value-type="string">
            <text:p>https://api.github.com/repos/woodsts/linux-stable</text:p>
          </table:table-cell>
          <table:table-cell table:formula="of:=REPLACE([.B1770]; 1; 29; &quot;&quot;)" office:value-type="string" office:string-value="woodsts/linux-stable" calcext:value-type="string">
            <text:p>woodsts/linux-stable</text:p>
          </table:table-cell>
        </table:table-row>
        <table:table-row table:style-name="ro1">
          <table:table-cell office:value-type="float" office:value="13896379" calcext:value-type="float">
            <text:p>13896379</text:p>
          </table:table-cell>
          <table:table-cell office:value-type="string" calcext:value-type="string">
            <text:p>https://api.github.com/repos/btb/d2x</text:p>
          </table:table-cell>
          <table:table-cell table:formula="of:=REPLACE([.B1771]; 1; 29; &quot;&quot;)" office:value-type="string" office:string-value="btb/d2x" calcext:value-type="string">
            <text:p>btb/d2x</text:p>
          </table:table-cell>
        </table:table-row>
        <table:table-row table:style-name="ro1">
          <table:table-cell office:value-type="float" office:value="13906682" calcext:value-type="float">
            <text:p>13906682</text:p>
          </table:table-cell>
          <table:table-cell office:value-type="string" calcext:value-type="string">
            <text:p>https://api.github.com/repos/rsergeant/snow-leopard</text:p>
          </table:table-cell>
          <table:table-cell table:formula="of:=REPLACE([.B1772]; 1; 29; &quot;&quot;)" office:value-type="string" office:string-value="rsergeant/snow-leopard" calcext:value-type="string">
            <text:p>rsergeant/snow-leopard</text:p>
          </table:table-cell>
        </table:table-row>
        <table:table-row table:style-name="ro1">
          <table:table-cell office:value-type="float" office:value="13921439" calcext:value-type="float">
            <text:p>13921439</text:p>
          </table:table-cell>
          <table:table-cell office:value-type="string" calcext:value-type="string">
            <text:p>https://api.github.com/repos/alexcrichton/libz-sys</text:p>
          </table:table-cell>
          <table:table-cell table:formula="of:=REPLACE([.B1773]; 1; 29; &quot;&quot;)" office:value-type="string" office:string-value="alexcrichton/libz-sys" calcext:value-type="string">
            <text:p>alexcrichton/libz-sys</text:p>
          </table:table-cell>
        </table:table-row>
        <table:table-row table:style-name="ro1">
          <table:table-cell office:value-type="float" office:value="13921928" calcext:value-type="float">
            <text:p>13921928</text:p>
          </table:table-cell>
          <table:table-cell office:value-type="string" calcext:value-type="string">
            <text:p>https://api.github.com/repos/Rodeo314/navdtools</text:p>
          </table:table-cell>
          <table:table-cell table:formula="of:=REPLACE([.B1774]; 1; 29; &quot;&quot;)" office:value-type="string" office:string-value="Rodeo314/navdtools" calcext:value-type="string">
            <text:p>Rodeo314/navdtools</text:p>
          </table:table-cell>
        </table:table-row>
        <table:table-row table:style-name="ro1">
          <table:table-cell office:value-type="float" office:value="13960464" calcext:value-type="float">
            <text:p>13960464</text:p>
          </table:table-cell>
          <table:table-cell office:value-type="string" calcext:value-type="string">
            <text:p>https://api.github.com/repos/openSUSE/kernel</text:p>
          </table:table-cell>
          <table:table-cell table:formula="of:=REPLACE([.B1775]; 1; 29; &quot;&quot;)" office:value-type="string" office:string-value="openSUSE/kernel" calcext:value-type="string">
            <text:p>openSUSE/kernel</text:p>
          </table:table-cell>
        </table:table-row>
        <table:table-row table:style-name="ro1">
          <table:table-cell office:value-type="float" office:value="13989892" calcext:value-type="float">
            <text:p>13989892</text:p>
          </table:table-cell>
          <table:table-cell office:value-type="string" calcext:value-type="string">
            <text:p>https://api.github.com/repos/GrayHatter/uTox</text:p>
          </table:table-cell>
          <table:table-cell table:formula="of:=REPLACE([.B1776]; 1; 29; &quot;&quot;)" office:value-type="string" office:string-value="GrayHatter/uTox" calcext:value-type="string">
            <text:p>GrayHatter/uTox</text:p>
          </table:table-cell>
        </table:table-row>
        <table:table-row table:style-name="ro1">
          <table:table-cell office:value-type="float" office:value="13997614" calcext:value-type="float">
            <text:p>13997614</text:p>
          </table:table-cell>
          <table:table-cell office:value-type="string" calcext:value-type="string">
            <text:p>https://api.github.com/repos/xfce-mirror/xfce4-power-manager</text:p>
          </table:table-cell>
          <table:table-cell table:formula="of:=REPLACE([.B1777]; 1; 29; &quot;&quot;)" office:value-type="string" office:string-value="xfce-mirror/xfce4-power-manager" calcext:value-type="string">
            <text:p>xfce-mirror/xfce4-power-manager</text:p>
          </table:table-cell>
        </table:table-row>
        <table:table-row table:style-name="ro1">
          <table:table-cell office:value-type="float" office:value="14004151" calcext:value-type="float">
            <text:p>14004151</text:p>
          </table:table-cell>
          <table:table-cell office:value-type="string" calcext:value-type="string">
            <text:p>https://api.github.com/repos/nushio3/formura</text:p>
          </table:table-cell>
          <table:table-cell table:formula="of:=REPLACE([.B1778]; 1; 29; &quot;&quot;)" office:value-type="string" office:string-value="nushio3/formura" calcext:value-type="string">
            <text:p>nushio3/formura</text:p>
          </table:table-cell>
        </table:table-row>
        <table:table-row table:style-name="ro1">
          <table:table-cell office:value-type="float" office:value="14007275" calcext:value-type="float">
            <text:p>14007275</text:p>
          </table:table-cell>
          <table:table-cell office:value-type="string" calcext:value-type="string">
            <text:p>https://api.github.com/repos/wertarbyte/hostap</text:p>
          </table:table-cell>
          <table:table-cell table:formula="of:=REPLACE([.B1779]; 1; 29; &quot;&quot;)" office:value-type="string" office:string-value="wertarbyte/hostap" calcext:value-type="string">
            <text:p>wertarbyte/hostap</text:p>
          </table:table-cell>
        </table:table-row>
        <table:table-row table:style-name="ro1">
          <table:table-cell office:value-type="float" office:value="14021241" calcext:value-type="float">
            <text:p>14021241</text:p>
          </table:table-cell>
          <table:table-cell office:value-type="string" calcext:value-type="string">
            <text:p>https://api.github.com/repos/jmahler/linux-next</text:p>
          </table:table-cell>
          <table:table-cell table:formula="of:=REPLACE([.B1780]; 1; 29; &quot;&quot;)" office:value-type="string" office:string-value="jmahler/linux-next" calcext:value-type="string">
            <text:p>jmahler/linux-next</text:p>
          </table:table-cell>
        </table:table-row>
        <table:table-row table:style-name="ro1">
          <table:table-cell office:value-type="float" office:value="14037469" calcext:value-type="float">
            <text:p>14037469</text:p>
          </table:table-cell>
          <table:table-cell office:value-type="string" calcext:value-type="string">
            <text:p>https://api.github.com/repos/xfce-mirror/xfce4-terminal</text:p>
          </table:table-cell>
          <table:table-cell table:formula="of:=REPLACE([.B1781]; 1; 29; &quot;&quot;)" office:value-type="string" office:string-value="xfce-mirror/xfce4-terminal" calcext:value-type="string">
            <text:p>xfce-mirror/xfce4-terminal</text:p>
          </table:table-cell>
        </table:table-row>
        <table:table-row table:style-name="ro1">
          <table:table-cell office:value-type="float" office:value="14045185" calcext:value-type="float">
            <text:p>14045185</text:p>
          </table:table-cell>
          <table:table-cell office:value-type="string" calcext:value-type="string">
            <text:p>https://api.github.com/repos/ntrancha/libft</text:p>
          </table:table-cell>
          <table:table-cell table:formula="of:=REPLACE([.B1782]; 1; 29; &quot;&quot;)" office:value-type="string" office:string-value="ntrancha/libft" calcext:value-type="string">
            <text:p>ntrancha/libft</text:p>
          </table:table-cell>
        </table:table-row>
        <table:table-row table:style-name="ro1">
          <table:table-cell office:value-type="float" office:value="14058359" calcext:value-type="float">
            <text:p>14058359</text:p>
          </table:table-cell>
          <table:table-cell office:value-type="string" calcext:value-type="string">
            <text:p>https://api.github.com/repos/TheComet93/lightship</text:p>
          </table:table-cell>
          <table:table-cell table:formula="of:=REPLACE([.B1783]; 1; 29; &quot;&quot;)" office:value-type="string" office:string-value="TheComet93/lightship" calcext:value-type="string">
            <text:p>TheComet93/lightship</text:p>
          </table:table-cell>
        </table:table-row>
        <table:table-row table:style-name="ro1">
          <table:table-cell office:value-type="float" office:value="14069756" calcext:value-type="float">
            <text:p>14069756</text:p>
          </table:table-cell>
          <table:table-cell office:value-type="string" calcext:value-type="string">
            <text:p>https://api.github.com/repos/jakew02/android_kernel_moto_shamu</text:p>
          </table:table-cell>
          <table:table-cell table:formula="of:=REPLACE([.B1784]; 1; 29; &quot;&quot;)" office:value-type="string" office:string-value="jakew02/android_kernel_moto_shamu" calcext:value-type="string">
            <text:p>jakew02/android_kernel_moto_shamu</text:p>
          </table:table-cell>
        </table:table-row>
        <table:table-row table:style-name="ro1">
          <table:table-cell office:value-type="float" office:value="14078339" calcext:value-type="float">
            <text:p>14078339</text:p>
          </table:table-cell>
          <table:table-cell office:value-type="string" calcext:value-type="string">
            <text:p>https://api.github.com/repos/projectara/greybus</text:p>
          </table:table-cell>
          <table:table-cell table:formula="of:=REPLACE([.B1785]; 1; 29; &quot;&quot;)" office:value-type="string" office:string-value="projectara/greybus" calcext:value-type="string">
            <text:p>projectara/greybus</text:p>
          </table:table-cell>
        </table:table-row>
        <table:table-row table:style-name="ro1">
          <table:table-cell office:value-type="float" office:value="14117215" calcext:value-type="float">
            <text:p>14117215</text:p>
          </table:table-cell>
          <table:table-cell office:value-type="string" calcext:value-type="string">
            <text:p>https://api.github.com/repos/h-s-c/libKD</text:p>
          </table:table-cell>
          <table:table-cell table:formula="of:=REPLACE([.B1786]; 1; 29; &quot;&quot;)" office:value-type="string" office:string-value="h-s-c/libKD" calcext:value-type="string">
            <text:p>h-s-c/libKD</text:p>
          </table:table-cell>
        </table:table-row>
        <table:table-row table:style-name="ro1">
          <table:table-cell office:value-type="float" office:value="14128930" calcext:value-type="float">
            <text:p>14128930</text:p>
          </table:table-cell>
          <table:table-cell office:value-type="string" calcext:value-type="string">
            <text:p>https://api.github.com/repos/cyrillos/criu</text:p>
          </table:table-cell>
          <table:table-cell table:formula="of:=REPLACE([.B1787]; 1; 29; &quot;&quot;)" office:value-type="string" office:string-value="cyrillos/criu" calcext:value-type="string">
            <text:p>cyrillos/criu</text:p>
          </table:table-cell>
        </table:table-row>
        <table:table-row table:style-name="ro1">
          <table:table-cell office:value-type="float" office:value="14226901" calcext:value-type="float">
            <text:p>14226901</text:p>
          </table:table-cell>
          <table:table-cell office:value-type="string" calcext:value-type="string">
            <text:p>https://api.github.com/repos/alexlarsson/xdg-app</text:p>
          </table:table-cell>
          <table:table-cell table:formula="of:=REPLACE([.B1788]; 1; 29; &quot;&quot;)" office:value-type="string" office:string-value="alexlarsson/xdg-app" calcext:value-type="string">
            <text:p>alexlarsson/xdg-app</text:p>
          </table:table-cell>
        </table:table-row>
        <table:table-row table:style-name="ro1">
          <table:table-cell office:value-type="float" office:value="14231219" calcext:value-type="float">
            <text:p>14231219</text:p>
          </table:table-cell>
          <table:table-cell office:value-type="string" calcext:value-type="string">
            <text:p>https://api.github.com/repos/NordicSemiconductor/nRF51-ble-bcast-mesh</text:p>
          </table:table-cell>
          <table:table-cell table:formula="of:=REPLACE([.B1789]; 1; 29; &quot;&quot;)" office:value-type="string" office:string-value="NordicSemiconductor/nRF51-ble-bcast-mesh" calcext:value-type="string">
            <text:p>NordicSemiconductor/nRF51-ble-bcast-mesh</text:p>
          </table:table-cell>
        </table:table-row>
        <table:table-row table:style-name="ro1">
          <table:table-cell office:value-type="float" office:value="14245839" calcext:value-type="float">
            <text:p>14245839</text:p>
          </table:table-cell>
          <table:table-cell office:value-type="string" calcext:value-type="string">
            <text:p>https://api.github.com/repos/android-legacy/android_kernel_caf_msm8x26</text:p>
          </table:table-cell>
          <table:table-cell table:formula="of:=REPLACE([.B1790]; 1; 29; &quot;&quot;)" office:value-type="string" office:string-value="android-legacy/android_kernel_caf_msm8x26" calcext:value-type="string">
            <text:p>android-legacy/android_kernel_caf_msm8x26</text:p>
          </table:table-cell>
        </table:table-row>
        <table:table-row table:style-name="ro1">
          <table:table-cell office:value-type="float" office:value="14260892" calcext:value-type="float">
            <text:p>14260892</text:p>
          </table:table-cell>
          <table:table-cell office:value-type="string" calcext:value-type="string">
            <text:p>https://api.github.com/repos/mrvon/LuaSource</text:p>
          </table:table-cell>
          <table:table-cell table:formula="of:=REPLACE([.B1791]; 1; 29; &quot;&quot;)" office:value-type="string" office:string-value="mrvon/LuaSource" calcext:value-type="string">
            <text:p>mrvon/LuaSource</text:p>
          </table:table-cell>
        </table:table-row>
        <table:table-row table:style-name="ro1">
          <table:table-cell office:value-type="float" office:value="14263771" calcext:value-type="float">
            <text:p>14263771</text:p>
          </table:table-cell>
          <table:table-cell office:value-type="string" calcext:value-type="string">
            <text:p>https://api.github.com/repos/TEOS-10/GSW-R</text:p>
          </table:table-cell>
          <table:table-cell table:formula="of:=REPLACE([.B1792]; 1; 29; &quot;&quot;)" office:value-type="string" office:string-value="TEOS-10/GSW-R" calcext:value-type="string">
            <text:p>TEOS-10/GSW-R</text:p>
          </table:table-cell>
        </table:table-row>
        <table:table-row table:style-name="ro1">
          <table:table-cell office:value-type="float" office:value="14325056" calcext:value-type="float">
            <text:p>14325056</text:p>
          </table:table-cell>
          <table:table-cell office:value-type="string" calcext:value-type="string">
            <text:p>https://api.github.com/repos/ev3dev/lego-linux-drivers</text:p>
          </table:table-cell>
          <table:table-cell table:formula="of:=REPLACE([.B1793]; 1; 29; &quot;&quot;)" office:value-type="string" office:string-value="ev3dev/lego-linux-drivers" calcext:value-type="string">
            <text:p>ev3dev/lego-linux-drivers</text:p>
          </table:table-cell>
        </table:table-row>
        <table:table-row table:style-name="ro1">
          <table:table-cell office:value-type="float" office:value="14333764" calcext:value-type="float">
            <text:p>14333764</text:p>
          </table:table-cell>
          <table:table-cell office:value-type="string" calcext:value-type="string">
            <text:p>https://api.github.com/repos/xfce-mirror/exo</text:p>
          </table:table-cell>
          <table:table-cell table:formula="of:=REPLACE([.B1794]; 1; 29; &quot;&quot;)" office:value-type="string" office:string-value="xfce-mirror/exo" calcext:value-type="string">
            <text:p>xfce-mirror/exo</text:p>
          </table:table-cell>
        </table:table-row>
        <table:table-row table:style-name="ro1">
          <table:table-cell office:value-type="float" office:value="14364941" calcext:value-type="float">
            <text:p>14364941</text:p>
          </table:table-cell>
          <table:table-cell office:value-type="string" calcext:value-type="string">
            <text:p>https://api.github.com/repos/thejoshwolfe/nethack</text:p>
          </table:table-cell>
          <table:table-cell table:formula="of:=REPLACE([.B1795]; 1; 29; &quot;&quot;)" office:value-type="string" office:string-value="thejoshwolfe/nethack" calcext:value-type="string">
            <text:p>thejoshwolfe/nethack</text:p>
          </table:table-cell>
        </table:table-row>
        <table:table-row table:style-name="ro1">
          <table:table-cell office:value-type="float" office:value="14365670" calcext:value-type="float">
            <text:p>14365670</text:p>
          </table:table-cell>
          <table:table-cell office:value-type="string" calcext:value-type="string">
            <text:p>https://api.github.com/repos/d4t4king/off-the-wall</text:p>
          </table:table-cell>
          <table:table-cell table:formula="of:=REPLACE([.B1796]; 1; 29; &quot;&quot;)" office:value-type="string" office:string-value="d4t4king/off-the-wall" calcext:value-type="string">
            <text:p>d4t4king/off-the-wall</text:p>
          </table:table-cell>
        </table:table-row>
        <table:table-row table:style-name="ro1">
          <table:table-cell office:value-type="float" office:value="14384503" calcext:value-type="float">
            <text:p>14384503</text:p>
          </table:table-cell>
          <table:table-cell office:value-type="string" calcext:value-type="string">
            <text:p>https://api.github.com/repos/lriki/Lumino.Core</text:p>
          </table:table-cell>
          <table:table-cell table:formula="of:=REPLACE([.B1797]; 1; 29; &quot;&quot;)" office:value-type="string" office:string-value="lriki/Lumino.Core" calcext:value-type="string">
            <text:p>lriki/Lumino.Core</text:p>
          </table:table-cell>
        </table:table-row>
        <table:table-row table:style-name="ro1">
          <table:table-cell office:value-type="float" office:value="14406857" calcext:value-type="float">
            <text:p>14406857</text:p>
          </table:table-cell>
          <table:table-cell office:value-type="string" calcext:value-type="string">
            <text:p>https://api.github.com/repos/jpn--/larch</text:p>
          </table:table-cell>
          <table:table-cell table:formula="of:=REPLACE([.B1798]; 1; 29; &quot;&quot;)" office:value-type="string" office:string-value="jpn--/larch" calcext:value-type="string">
            <text:p>jpn--/larch</text:p>
          </table:table-cell>
        </table:table-row>
        <table:table-row table:style-name="ro1">
          <table:table-cell office:value-type="float" office:value="14432989" calcext:value-type="float">
            <text:p>14432989</text:p>
          </table:table-cell>
          <table:table-cell office:value-type="string" calcext:value-type="string">
            <text:p>https://api.github.com/repos/pavel-demin/red-pitaya-notes</text:p>
          </table:table-cell>
          <table:table-cell table:formula="of:=REPLACE([.B1799]; 1; 29; &quot;&quot;)" office:value-type="string" office:string-value="pavel-demin/red-pitaya-notes" calcext:value-type="string">
            <text:p>pavel-demin/red-pitaya-notes</text:p>
          </table:table-cell>
        </table:table-row>
        <table:table-row table:style-name="ro1">
          <table:table-cell office:value-type="float" office:value="14434394" calcext:value-type="float">
            <text:p>14434394</text:p>
          </table:table-cell>
          <table:table-cell office:value-type="string" calcext:value-type="string">
            <text:p>https://api.github.com/repos/ti-cortex-m4/tm4c1294ncpdt</text:p>
          </table:table-cell>
          <table:table-cell table:formula="of:=REPLACE([.B1800]; 1; 29; &quot;&quot;)" office:value-type="string" office:string-value="ti-cortex-m4/tm4c1294ncpdt" calcext:value-type="string">
            <text:p>ti-cortex-m4/tm4c1294ncpdt</text:p>
          </table:table-cell>
        </table:table-row>
        <table:table-row table:style-name="ro1">
          <table:table-cell office:value-type="float" office:value="14474219" calcext:value-type="float">
            <text:p>14474219</text:p>
          </table:table-cell>
          <table:table-cell office:value-type="string" calcext:value-type="string">
            <text:p>https://api.github.com/repos/jmt42/rusefi-code</text:p>
          </table:table-cell>
          <table:table-cell table:formula="of:=REPLACE([.B1801]; 1; 29; &quot;&quot;)" office:value-type="string" office:string-value="jmt42/rusefi-code" calcext:value-type="string">
            <text:p>jmt42/rusefi-code</text:p>
          </table:table-cell>
        </table:table-row>
        <table:table-row table:style-name="ro1">
          <table:table-cell office:value-type="float" office:value="14479187" calcext:value-type="float">
            <text:p>14479187</text:p>
          </table:table-cell>
          <table:table-cell office:value-type="string" calcext:value-type="string">
            <text:p>https://api.github.com/repos/jeanguyomarch/war2edit</text:p>
          </table:table-cell>
          <table:table-cell table:formula="of:=REPLACE([.B1802]; 1; 29; &quot;&quot;)" office:value-type="string" office:string-value="jeanguyomarch/war2edit" calcext:value-type="string">
            <text:p>jeanguyomarch/war2edit</text:p>
          </table:table-cell>
        </table:table-row>
        <table:table-row table:style-name="ro1">
          <table:table-cell office:value-type="float" office:value="14481796" calcext:value-type="float">
            <text:p>14481796</text:p>
          </table:table-cell>
          <table:table-cell office:value-type="string" calcext:value-type="string">
            <text:p>https://api.github.com/repos/acooks/jittertrap</text:p>
          </table:table-cell>
          <table:table-cell table:formula="of:=REPLACE([.B1803]; 1; 29; &quot;&quot;)" office:value-type="string" office:string-value="acooks/jittertrap" calcext:value-type="string">
            <text:p>acooks/jittertrap</text:p>
          </table:table-cell>
        </table:table-row>
        <table:table-row table:style-name="ro1">
          <table:table-cell office:value-type="float" office:value="14492596" calcext:value-type="float">
            <text:p>14492596</text:p>
          </table:table-cell>
          <table:table-cell office:value-type="string" calcext:value-type="string">
            <text:p>https://api.github.com/repos/pgsql-jp/jpug-doc</text:p>
          </table:table-cell>
          <table:table-cell table:formula="of:=REPLACE([.B1804]; 1; 29; &quot;&quot;)" office:value-type="string" office:string-value="pgsql-jp/jpug-doc" calcext:value-type="string">
            <text:p>pgsql-jp/jpug-doc</text:p>
          </table:table-cell>
        </table:table-row>
        <table:table-row table:style-name="ro1">
          <table:table-cell office:value-type="float" office:value="14527443" calcext:value-type="float">
            <text:p>14527443</text:p>
          </table:table-cell>
          <table:table-cell office:value-type="string" calcext:value-type="string">
            <text:p>https://api.github.com/repos/pratyushanand/linux</text:p>
          </table:table-cell>
          <table:table-cell table:formula="of:=REPLACE([.B1805]; 1; 29; &quot;&quot;)" office:value-type="string" office:string-value="pratyushanand/linux" calcext:value-type="string">
            <text:p>pratyushanand/linux</text:p>
          </table:table-cell>
        </table:table-row>
        <table:table-row table:style-name="ro1">
          <table:table-cell office:value-type="float" office:value="14538290" calcext:value-type="float">
            <text:p>14538290</text:p>
          </table:table-cell>
          <table:table-cell office:value-type="string" calcext:value-type="string">
            <text:p>https://api.github.com/repos/hadess/rtl8723bs</text:p>
          </table:table-cell>
          <table:table-cell table:formula="of:=REPLACE([.B1806]; 1; 29; &quot;&quot;)" office:value-type="string" office:string-value="hadess/rtl8723bs" calcext:value-type="string">
            <text:p>hadess/rtl8723bs</text:p>
          </table:table-cell>
        </table:table-row>
        <table:table-row table:style-name="ro1">
          <table:table-cell office:value-type="float" office:value="14569027" calcext:value-type="float">
            <text:p>14569027</text:p>
          </table:table-cell>
          <table:table-cell office:value-type="string" calcext:value-type="string">
            <text:p>https://api.github.com/repos/franciscofranco/Shamu</text:p>
          </table:table-cell>
          <table:table-cell table:formula="of:=REPLACE([.B1807]; 1; 29; &quot;&quot;)" office:value-type="string" office:string-value="franciscofranco/Shamu" calcext:value-type="string">
            <text:p>franciscofranco/Shamu</text:p>
          </table:table-cell>
        </table:table-row>
        <table:table-row table:style-name="ro1">
          <table:table-cell office:value-type="float" office:value="14573098" calcext:value-type="float">
            <text:p>14573098</text:p>
          </table:table-cell>
          <table:table-cell office:value-type="string" calcext:value-type="string">
            <text:p>https://api.github.com/repos/resea/resea</text:p>
          </table:table-cell>
          <table:table-cell table:formula="of:=REPLACE([.B1808]; 1; 29; &quot;&quot;)" office:value-type="string" office:string-value="resea/resea" calcext:value-type="string">
            <text:p>resea/resea</text:p>
          </table:table-cell>
        </table:table-row>
        <table:table-row table:style-name="ro1">
          <table:table-cell office:value-type="float" office:value="14605427" calcext:value-type="float">
            <text:p>14605427</text:p>
          </table:table-cell>
          <table:table-cell office:value-type="string" calcext:value-type="string">
            <text:p>https://api.github.com/repos/TIHan/Foom</text:p>
          </table:table-cell>
          <table:table-cell table:formula="of:=REPLACE([.B1809]; 1; 29; &quot;&quot;)" office:value-type="string" office:string-value="TIHan/Foom" calcext:value-type="string">
            <text:p>TIHan/Foom</text:p>
          </table:table-cell>
        </table:table-row>
        <table:table-row table:style-name="ro1">
          <table:table-cell office:value-type="float" office:value="14608718" calcext:value-type="float">
            <text:p>14608718</text:p>
          </table:table-cell>
          <table:table-cell office:value-type="string" calcext:value-type="string">
            <text:p>https://api.github.com/repos/MSM8226-Samsung/android_kernel_samsung_ms013g</text:p>
          </table:table-cell>
          <table:table-cell table:formula="of:=REPLACE([.B1810]; 1; 29; &quot;&quot;)" office:value-type="string" office:string-value="MSM8226-Samsung/android_kernel_samsung_ms013g" calcext:value-type="string">
            <text:p>MSM8226-Samsung/android_kernel_samsung_ms013g</text:p>
          </table:table-cell>
        </table:table-row>
        <table:table-row table:style-name="ro1">
          <table:table-cell office:value-type="float" office:value="14617731" calcext:value-type="float">
            <text:p>14617731</text:p>
          </table:table-cell>
          <table:table-cell office:value-type="string" calcext:value-type="string">
            <text:p>https://api.github.com/repos/blackav/ejudge</text:p>
          </table:table-cell>
          <table:table-cell table:formula="of:=REPLACE([.B1811]; 1; 29; &quot;&quot;)" office:value-type="string" office:string-value="blackav/ejudge" calcext:value-type="string">
            <text:p>blackav/ejudge</text:p>
          </table:table-cell>
        </table:table-row>
        <table:table-row table:style-name="ro1">
          <table:table-cell office:value-type="float" office:value="14647991" calcext:value-type="float">
            <text:p>14647991</text:p>
          </table:table-cell>
          <table:table-cell office:value-type="string" calcext:value-type="string">
            <text:p>https://api.github.com/repos/openntpd-portable/openntpd-openbsd</text:p>
          </table:table-cell>
          <table:table-cell table:formula="of:=REPLACE([.B1812]; 1; 29; &quot;&quot;)" office:value-type="string" office:string-value="openntpd-portable/openntpd-openbsd" calcext:value-type="string">
            <text:p>openntpd-portable/openntpd-openbsd</text:p>
          </table:table-cell>
        </table:table-row>
        <table:table-row table:style-name="ro1">
          <table:table-cell office:value-type="float" office:value="14656275" calcext:value-type="float">
            <text:p>14656275</text:p>
          </table:table-cell>
          <table:table-cell office:value-type="string" calcext:value-type="string">
            <text:p>https://api.github.com/repos/dibyendumajumdar/ravi</text:p>
          </table:table-cell>
          <table:table-cell table:formula="of:=REPLACE([.B1813]; 1; 29; &quot;&quot;)" office:value-type="string" office:string-value="dibyendumajumdar/ravi" calcext:value-type="string">
            <text:p>dibyendumajumdar/ravi</text:p>
          </table:table-cell>
        </table:table-row>
        <table:table-row table:style-name="ro1">
          <table:table-cell office:value-type="float" office:value="14679331" calcext:value-type="float">
            <text:p>14679331</text:p>
          </table:table-cell>
          <table:table-cell office:value-type="string" calcext:value-type="string">
            <text:p>https://api.github.com/repos/opnsense/src</text:p>
          </table:table-cell>
          <table:table-cell table:formula="of:=REPLACE([.B1814]; 1; 29; &quot;&quot;)" office:value-type="string" office:string-value="opnsense/src" calcext:value-type="string">
            <text:p>opnsense/src</text:p>
          </table:table-cell>
        </table:table-row>
        <table:table-row table:style-name="ro1">
          <table:table-cell office:value-type="float" office:value="14692185" calcext:value-type="float">
            <text:p>14692185</text:p>
          </table:table-cell>
          <table:table-cell office:value-type="string" calcext:value-type="string">
            <text:p>https://api.github.com/repos/jollaman999/jolla-kernel_G_Gen2</text:p>
          </table:table-cell>
          <table:table-cell table:formula="of:=REPLACE([.B1815]; 1; 29; &quot;&quot;)" office:value-type="string" office:string-value="jollaman999/jolla-kernel_G_Gen2" calcext:value-type="string">
            <text:p>jollaman999/jolla-kernel_G_Gen2</text:p>
          </table:table-cell>
        </table:table-row>
        <table:table-row table:style-name="ro1">
          <table:table-cell office:value-type="float" office:value="14794450" calcext:value-type="float">
            <text:p>14794450</text:p>
          </table:table-cell>
          <table:table-cell office:value-type="string" calcext:value-type="string">
            <text:p>https://api.github.com/repos/MarlinFirmware/Marlin</text:p>
          </table:table-cell>
          <table:table-cell table:formula="of:=REPLACE([.B1816]; 1; 29; &quot;&quot;)" office:value-type="string" office:string-value="MarlinFirmware/Marlin" calcext:value-type="string">
            <text:p>MarlinFirmware/Marlin</text:p>
          </table:table-cell>
        </table:table-row>
        <table:table-row table:style-name="ro1">
          <table:table-cell office:value-type="float" office:value="14817466" calcext:value-type="float">
            <text:p>14817466</text:p>
          </table:table-cell>
          <table:table-cell office:value-type="string" calcext:value-type="string">
            <text:p>https://api.github.com/repos/BrewPi/firmware</text:p>
          </table:table-cell>
          <table:table-cell table:formula="of:=REPLACE([.B1817]; 1; 29; &quot;&quot;)" office:value-type="string" office:string-value="BrewPi/firmware" calcext:value-type="string">
            <text:p>BrewPi/firmware</text:p>
          </table:table-cell>
        </table:table-row>
        <table:table-row table:style-name="ro1">
          <table:table-cell office:value-type="float" office:value="14845269" calcext:value-type="float">
            <text:p>14845269</text:p>
          </table:table-cell>
          <table:table-cell office:value-type="string" calcext:value-type="string">
            <text:p>https://api.github.com/repos/wolfSSL/wolfssl</text:p>
          </table:table-cell>
          <table:table-cell table:formula="of:=REPLACE([.B1818]; 1; 29; &quot;&quot;)" office:value-type="string" office:string-value="wolfSSL/wolfssl" calcext:value-type="string">
            <text:p>wolfSSL/wolfssl</text:p>
          </table:table-cell>
        </table:table-row>
        <table:table-row table:style-name="ro1">
          <table:table-cell office:value-type="float" office:value="14860355" calcext:value-type="float">
            <text:p>14860355</text:p>
          </table:table-cell>
          <table:table-cell office:value-type="string" calcext:value-type="string">
            <text:p>https://api.github.com/repos/catalinii/minisatip</text:p>
          </table:table-cell>
          <table:table-cell table:formula="of:=REPLACE([.B1819]; 1; 29; &quot;&quot;)" office:value-type="string" office:string-value="catalinii/minisatip" calcext:value-type="string">
            <text:p>catalinii/minisatip</text:p>
          </table:table-cell>
        </table:table-row>
        <table:table-row table:style-name="ro1">
          <table:table-cell office:value-type="float" office:value="14925033" calcext:value-type="float">
            <text:p>14925033</text:p>
          </table:table-cell>
          <table:table-cell office:value-type="string" calcext:value-type="string">
            <text:p>https://api.github.com/repos/cvra/master-firmware</text:p>
          </table:table-cell>
          <table:table-cell table:formula="of:=REPLACE([.B1820]; 1; 29; &quot;&quot;)" office:value-type="string" office:string-value="cvra/master-firmware" calcext:value-type="string">
            <text:p>cvra/master-firmware</text:p>
          </table:table-cell>
        </table:table-row>
        <table:table-row table:style-name="ro1">
          <table:table-cell office:value-type="float" office:value="14988846" calcext:value-type="float">
            <text:p>14988846</text:p>
          </table:table-cell>
          <table:table-cell office:value-type="string" calcext:value-type="string">
            <text:p>https://api.github.com/repos/openfpga/abc</text:p>
          </table:table-cell>
          <table:table-cell table:formula="of:=REPLACE([.B1821]; 1; 29; &quot;&quot;)" office:value-type="string" office:string-value="openfpga/abc" calcext:value-type="string">
            <text:p>openfpga/abc</text:p>
          </table:table-cell>
        </table:table-row>
        <table:table-row table:style-name="ro1">
          <table:table-cell office:value-type="float" office:value="15019284" calcext:value-type="float">
            <text:p>15019284</text:p>
          </table:table-cell>
          <table:table-cell office:value-type="string" calcext:value-type="string">
            <text:p>https://api.github.com/repos/pangweiwei/slua</text:p>
          </table:table-cell>
          <table:table-cell table:formula="of:=REPLACE([.B1822]; 1; 29; &quot;&quot;)" office:value-type="string" office:string-value="pangweiwei/slua" calcext:value-type="string">
            <text:p>pangweiwei/slua</text:p>
          </table:table-cell>
        </table:table-row>
        <table:table-row table:style-name="ro1">
          <table:table-cell office:value-type="float" office:value="15039315" calcext:value-type="float">
            <text:p>15039315</text:p>
          </table:table-cell>
          <table:table-cell office:value-type="string" calcext:value-type="string">
            <text:p>https://api.github.com/repos/pgroonga/pgroonga</text:p>
          </table:table-cell>
          <table:table-cell table:formula="of:=REPLACE([.B1823]; 1; 29; &quot;&quot;)" office:value-type="string" office:string-value="pgroonga/pgroonga" calcext:value-type="string">
            <text:p>pgroonga/pgroonga</text:p>
          </table:table-cell>
        </table:table-row>
        <table:table-row table:style-name="ro1">
          <table:table-cell office:value-type="float" office:value="15052035" calcext:value-type="float">
            <text:p>15052035</text:p>
          </table:table-cell>
          <table:table-cell office:value-type="string" calcext:value-type="string">
            <text:p>https://api.github.com/repos/lxc/lxc-pkg-ubuntu</text:p>
          </table:table-cell>
          <table:table-cell table:formula="of:=REPLACE([.B1824]; 1; 29; &quot;&quot;)" office:value-type="string" office:string-value="lxc/lxc-pkg-ubuntu" calcext:value-type="string">
            <text:p>lxc/lxc-pkg-ubuntu</text:p>
          </table:table-cell>
        </table:table-row>
        <table:table-row table:style-name="ro1">
          <table:table-cell office:value-type="float" office:value="15053030" calcext:value-type="float">
            <text:p>15053030</text:p>
          </table:table-cell>
          <table:table-cell office:value-type="string" calcext:value-type="string">
            <text:p>https://api.github.com/repos/htacg/tidy-html5</text:p>
          </table:table-cell>
          <table:table-cell table:formula="of:=REPLACE([.B1825]; 1; 29; &quot;&quot;)" office:value-type="string" office:string-value="htacg/tidy-html5" calcext:value-type="string">
            <text:p>htacg/tidy-html5</text:p>
          </table:table-cell>
        </table:table-row>
        <table:table-row table:style-name="ro1">
          <table:table-cell office:value-type="float" office:value="15053551" calcext:value-type="float">
            <text:p>15053551</text:p>
          </table:table-cell>
          <table:table-cell office:value-type="string" calcext:value-type="string">
            <text:p>https://api.github.com/repos/1995parham/Learning</text:p>
          </table:table-cell>
          <table:table-cell table:formula="of:=REPLACE([.B1826]; 1; 29; &quot;&quot;)" office:value-type="string" office:string-value="1995parham/Learning" calcext:value-type="string">
            <text:p>1995parham/Learning</text:p>
          </table:table-cell>
        </table:table-row>
        <table:table-row table:style-name="ro1">
          <table:table-cell office:value-type="float" office:value="15075099" calcext:value-type="float">
            <text:p>15075099</text:p>
          </table:table-cell>
          <table:table-cell office:value-type="string" calcext:value-type="string">
            <text:p>https://api.github.com/repos/ReOpen/ReOpenLDAP</text:p>
          </table:table-cell>
          <table:table-cell table:formula="of:=REPLACE([.B1827]; 1; 29; &quot;&quot;)" office:value-type="string" office:string-value="ReOpen/ReOpenLDAP" calcext:value-type="string">
            <text:p>ReOpen/ReOpenLDAP</text:p>
          </table:table-cell>
        </table:table-row>
        <table:table-row table:style-name="ro1">
          <table:table-cell office:value-type="float" office:value="15084846" calcext:value-type="float">
            <text:p>15084846</text:p>
          </table:table-cell>
          <table:table-cell office:value-type="string" calcext:value-type="string">
            <text:p>https://api.github.com/repos/BelledonneCommunications/linphone</text:p>
          </table:table-cell>
          <table:table-cell table:formula="of:=REPLACE([.B1828]; 1; 29; &quot;&quot;)" office:value-type="string" office:string-value="BelledonneCommunications/linphone" calcext:value-type="string">
            <text:p>BelledonneCommunications/linphone</text:p>
          </table:table-cell>
        </table:table-row>
        <table:table-row table:style-name="ro1">
          <table:table-cell office:value-type="float" office:value="15085325" calcext:value-type="float">
            <text:p>15085325</text:p>
          </table:table-cell>
          <table:table-cell office:value-type="string" calcext:value-type="string">
            <text:p>https://api.github.com/repos/BelledonneCommunications/belle-sip</text:p>
          </table:table-cell>
          <table:table-cell table:formula="of:=REPLACE([.B1829]; 1; 29; &quot;&quot;)" office:value-type="string" office:string-value="BelledonneCommunications/belle-sip" calcext:value-type="string">
            <text:p>BelledonneCommunications/belle-sip</text:p>
          </table:table-cell>
        </table:table-row>
        <table:table-row table:style-name="ro1">
          <table:table-cell office:value-type="float" office:value="15085407" calcext:value-type="float">
            <text:p>15085407</text:p>
          </table:table-cell>
          <table:table-cell office:value-type="string" calcext:value-type="string">
            <text:p>https://api.github.com/repos/BelledonneCommunications/mediastreamer2</text:p>
          </table:table-cell>
          <table:table-cell table:formula="of:=REPLACE([.B1830]; 1; 29; &quot;&quot;)" office:value-type="string" office:string-value="BelledonneCommunications/mediastreamer2" calcext:value-type="string">
            <text:p>BelledonneCommunications/mediastreamer2</text:p>
          </table:table-cell>
        </table:table-row>
        <table:table-row table:style-name="ro1">
          <table:table-cell office:value-type="float" office:value="15085427" calcext:value-type="float">
            <text:p>15085427</text:p>
          </table:table-cell>
          <table:table-cell office:value-type="string" calcext:value-type="string">
            <text:p>https://api.github.com/repos/BelledonneCommunications/linphone-android</text:p>
          </table:table-cell>
          <table:table-cell table:formula="of:=REPLACE([.B1831]; 1; 29; &quot;&quot;)" office:value-type="string" office:string-value="BelledonneCommunications/linphone-android" calcext:value-type="string">
            <text:p>BelledonneCommunications/linphone-android</text:p>
          </table:table-cell>
        </table:table-row>
        <table:table-row table:style-name="ro1">
          <table:table-cell office:value-type="float" office:value="15096065" calcext:value-type="float">
            <text:p>15096065</text:p>
          </table:table-cell>
          <table:table-cell office:value-type="string" calcext:value-type="string">
            <text:p>https://api.github.com/repos/cms-ttH/ttH-13TeVMultiLeptons</text:p>
          </table:table-cell>
          <table:table-cell table:formula="of:=REPLACE([.B1832]; 1; 29; &quot;&quot;)" office:value-type="string" office:string-value="cms-ttH/ttH-13TeVMultiLeptons" calcext:value-type="string">
            <text:p>cms-ttH/ttH-13TeVMultiLeptons</text:p>
          </table:table-cell>
        </table:table-row>
        <table:table-row table:style-name="ro1">
          <table:table-cell office:value-type="float" office:value="15133825" calcext:value-type="float">
            <text:p>15133825</text:p>
          </table:table-cell>
          <table:table-cell office:value-type="string" calcext:value-type="string">
            <text:p>https://api.github.com/repos/endlessm/ostree</text:p>
          </table:table-cell>
          <table:table-cell table:formula="of:=REPLACE([.B1833]; 1; 29; &quot;&quot;)" office:value-type="string" office:string-value="endlessm/ostree" calcext:value-type="string">
            <text:p>endlessm/ostree</text:p>
          </table:table-cell>
        </table:table-row>
        <table:table-row table:style-name="ro1">
          <table:table-cell office:value-type="float" office:value="15178311" calcext:value-type="float">
            <text:p>15178311</text:p>
          </table:table-cell>
          <table:table-cell office:value-type="string" calcext:value-type="string">
            <text:p>https://api.github.com/repos/AndroPlus-org/android_kernel_sony_msm8974ac</text:p>
          </table:table-cell>
          <table:table-cell table:formula="of:=REPLACE([.B1834]; 1; 29; &quot;&quot;)" office:value-type="string" office:string-value="AndroPlus-org/android_kernel_sony_msm8974ac" calcext:value-type="string">
            <text:p>AndroPlus-org/android_kernel_sony_msm8974ac</text:p>
          </table:table-cell>
        </table:table-row>
        <table:table-row table:style-name="ro1">
          <table:table-cell office:value-type="float" office:value="15178576" calcext:value-type="float">
            <text:p>15178576</text:p>
          </table:table-cell>
          <table:table-cell office:value-type="string" calcext:value-type="string">
            <text:p>https://api.github.com/repos/primitivorm/latino</text:p>
          </table:table-cell>
          <table:table-cell table:formula="of:=REPLACE([.B1835]; 1; 29; &quot;&quot;)" office:value-type="string" office:string-value="primitivorm/latino" calcext:value-type="string">
            <text:p>primitivorm/latino</text:p>
          </table:table-cell>
        </table:table-row>
        <table:table-row table:style-name="ro1">
          <table:table-cell office:value-type="float" office:value="15188830" calcext:value-type="float">
            <text:p>15188830</text:p>
          </table:table-cell>
          <table:table-cell office:value-type="string" calcext:value-type="string">
            <text:p>https://api.github.com/repos/JMarlin/P5-Redux</text:p>
          </table:table-cell>
          <table:table-cell table:formula="of:=REPLACE([.B1836]; 1; 29; &quot;&quot;)" office:value-type="string" office:string-value="JMarlin/P5-Redux" calcext:value-type="string">
            <text:p>JMarlin/P5-Redux</text:p>
          </table:table-cell>
        </table:table-row>
        <table:table-row table:style-name="ro1">
          <table:table-cell office:value-type="float" office:value="15196789" calcext:value-type="float">
            <text:p>15196789</text:p>
          </table:table-cell>
          <table:table-cell office:value-type="string" calcext:value-type="string">
            <text:p>https://api.github.com/repos/rhinstaller/libblockdev</text:p>
          </table:table-cell>
          <table:table-cell table:formula="of:=REPLACE([.B1837]; 1; 29; &quot;&quot;)" office:value-type="string" office:string-value="rhinstaller/libblockdev" calcext:value-type="string">
            <text:p>rhinstaller/libblockdev</text:p>
          </table:table-cell>
        </table:table-row>
        <table:table-row table:style-name="ro1">
          <table:table-cell office:value-type="float" office:value="15239342" calcext:value-type="float">
            <text:p>15239342</text:p>
          </table:table-cell>
          <table:table-cell office:value-type="string" calcext:value-type="string">
            <text:p>https://api.github.com/repos/3dfxdev/hyper3DGE</text:p>
          </table:table-cell>
          <table:table-cell table:formula="of:=REPLACE([.B1838]; 1; 29; &quot;&quot;)" office:value-type="string" office:string-value="3dfxdev/hyper3DGE" calcext:value-type="string">
            <text:p>3dfxdev/hyper3DGE</text:p>
          </table:table-cell>
        </table:table-row>
        <table:table-row table:style-name="ro1">
          <table:table-cell office:value-type="float" office:value="15241777" calcext:value-type="float">
            <text:p>15241777</text:p>
          </table:table-cell>
          <table:table-cell office:value-type="string" calcext:value-type="string">
            <text:p>https://api.github.com/repos/pure-data/pure-data</text:p>
          </table:table-cell>
          <table:table-cell table:formula="of:=REPLACE([.B1839]; 1; 29; &quot;&quot;)" office:value-type="string" office:string-value="pure-data/pure-data" calcext:value-type="string">
            <text:p>pure-data/pure-data</text:p>
          </table:table-cell>
        </table:table-row>
        <table:table-row table:style-name="ro1">
          <table:table-cell office:value-type="float" office:value="15295028" calcext:value-type="float">
            <text:p>15295028</text:p>
          </table:table-cell>
          <table:table-cell office:value-type="string" calcext:value-type="string">
            <text:p>https://api.github.com/repos/strejda/tegra</text:p>
          </table:table-cell>
          <table:table-cell table:formula="of:=REPLACE([.B1840]; 1; 29; &quot;&quot;)" office:value-type="string" office:string-value="strejda/tegra" calcext:value-type="string">
            <text:p>strejda/tegra</text:p>
          </table:table-cell>
        </table:table-row>
        <table:table-row table:style-name="ro1">
          <table:table-cell office:value-type="float" office:value="15429020" calcext:value-type="float">
            <text:p>15429020</text:p>
          </table:table-cell>
          <table:table-cell office:value-type="string" calcext:value-type="string">
            <text:p>https://api.github.com/repos/live-clones/hdf5</text:p>
          </table:table-cell>
          <table:table-cell table:formula="of:=REPLACE([.B1841]; 1; 29; &quot;&quot;)" office:value-type="string" office:string-value="live-clones/hdf5" calcext:value-type="string">
            <text:p>live-clones/hdf5</text:p>
          </table:table-cell>
        </table:table-row>
        <table:table-row table:style-name="ro1">
          <table:table-cell office:value-type="float" office:value="15440311" calcext:value-type="float">
            <text:p>15440311</text:p>
          </table:table-cell>
          <table:table-cell office:value-type="string" calcext:value-type="string">
            <text:p>https://api.github.com/repos/live-clones/pnetcdf</text:p>
          </table:table-cell>
          <table:table-cell table:formula="of:=REPLACE([.B1842]; 1; 29; &quot;&quot;)" office:value-type="string" office:string-value="live-clones/pnetcdf" calcext:value-type="string">
            <text:p>live-clones/pnetcdf</text:p>
          </table:table-cell>
        </table:table-row>
        <table:table-row table:style-name="ro1">
          <table:table-cell office:value-type="float" office:value="15481447" calcext:value-type="float">
            <text:p>15481447</text:p>
          </table:table-cell>
          <table:table-cell office:value-type="string" calcext:value-type="string">
            <text:p>https://api.github.com/repos/Cyan4973/zstd</text:p>
          </table:table-cell>
          <table:table-cell table:formula="of:=REPLACE([.B1843]; 1; 29; &quot;&quot;)" office:value-type="string" office:string-value="Cyan4973/zstd" calcext:value-type="string">
            <text:p>Cyan4973/zstd</text:p>
          </table:table-cell>
        </table:table-row>
        <table:table-row table:style-name="ro1">
          <table:table-cell office:value-type="float" office:value="15481650" calcext:value-type="float">
            <text:p>15481650</text:p>
          </table:table-cell>
          <table:table-cell office:value-type="string" calcext:value-type="string">
            <text:p>https://api.github.com/repos/coreutils/gnulib</text:p>
          </table:table-cell>
          <table:table-cell table:formula="of:=REPLACE([.B1844]; 1; 29; &quot;&quot;)" office:value-type="string" office:string-value="coreutils/gnulib" calcext:value-type="string">
            <text:p>coreutils/gnulib</text:p>
          </table:table-cell>
        </table:table-row>
        <table:table-row table:style-name="ro1">
          <table:table-cell office:value-type="float" office:value="15493673" calcext:value-type="float">
            <text:p>15493673</text:p>
          </table:table-cell>
          <table:table-cell office:value-type="string" calcext:value-type="string">
            <text:p>https://api.github.com/repos/juschaef/libtowel</text:p>
          </table:table-cell>
          <table:table-cell table:formula="of:=REPLACE([.B1845]; 1; 29; &quot;&quot;)" office:value-type="string" office:string-value="juschaef/libtowel" calcext:value-type="string">
            <text:p>juschaef/libtowel</text:p>
          </table:table-cell>
        </table:table-row>
        <table:table-row table:style-name="ro1">
          <table:table-cell office:value-type="float" office:value="15509142" calcext:value-type="float">
            <text:p>15509142</text:p>
          </table:table-cell>
          <table:table-cell office:value-type="string" calcext:value-type="string">
            <text:p>https://api.github.com/repos/bitlbee/bitlbee</text:p>
          </table:table-cell>
          <table:table-cell table:formula="of:=REPLACE([.B1846]; 1; 29; &quot;&quot;)" office:value-type="string" office:string-value="bitlbee/bitlbee" calcext:value-type="string">
            <text:p>bitlbee/bitlbee</text:p>
          </table:table-cell>
        </table:table-row>
        <table:table-row table:style-name="ro1">
          <table:table-cell office:value-type="float" office:value="15519530" calcext:value-type="float">
            <text:p>15519530</text:p>
          </table:table-cell>
          <table:table-cell office:value-type="string" calcext:value-type="string">
            <text:p>https://api.github.com/repos/jgm/cmark</text:p>
          </table:table-cell>
          <table:table-cell table:formula="of:=REPLACE([.B1847]; 1; 29; &quot;&quot;)" office:value-type="string" office:string-value="jgm/cmark" calcext:value-type="string">
            <text:p>jgm/cmark</text:p>
          </table:table-cell>
        </table:table-row>
        <table:table-row table:style-name="ro1">
          <table:table-cell office:value-type="float" office:value="15536885" calcext:value-type="float">
            <text:p>15536885</text:p>
          </table:table-cell>
          <table:table-cell office:value-type="string" calcext:value-type="string">
            <text:p>https://api.github.com/repos/fatcerberus/minisphere</text:p>
          </table:table-cell>
          <table:table-cell table:formula="of:=REPLACE([.B1848]; 1; 29; &quot;&quot;)" office:value-type="string" office:string-value="fatcerberus/minisphere" calcext:value-type="string">
            <text:p>fatcerberus/minisphere</text:p>
          </table:table-cell>
        </table:table-row>
        <table:table-row table:style-name="ro1">
          <table:table-cell office:value-type="float" office:value="15613815" calcext:value-type="float">
            <text:p>15613815</text:p>
          </table:table-cell>
          <table:table-cell office:value-type="string" calcext:value-type="string">
            <text:p>https://api.github.com/repos/flax-lang/flax</text:p>
          </table:table-cell>
          <table:table-cell table:formula="of:=REPLACE([.B1849]; 1; 29; &quot;&quot;)" office:value-type="string" office:string-value="flax-lang/flax" calcext:value-type="string">
            <text:p>flax-lang/flax</text:p>
          </table:table-cell>
        </table:table-row>
        <table:table-row table:style-name="ro1">
          <table:table-cell office:value-type="float" office:value="15627045" calcext:value-type="float">
            <text:p>15627045</text:p>
          </table:table-cell>
          <table:table-cell office:value-type="string" calcext:value-type="string">
            <text:p>https://api.github.com/repos/fluent/fluent-bit</text:p>
          </table:table-cell>
          <table:table-cell table:formula="of:=REPLACE([.B1850]; 1; 29; &quot;&quot;)" office:value-type="string" office:string-value="fluent/fluent-bit" calcext:value-type="string">
            <text:p>fluent/fluent-bit</text:p>
          </table:table-cell>
        </table:table-row>
        <table:table-row table:style-name="ro1">
          <table:table-cell office:value-type="float" office:value="15637934" calcext:value-type="float">
            <text:p>15637934</text:p>
          </table:table-cell>
          <table:table-cell office:value-type="string" calcext:value-type="string">
            <text:p>https://api.github.com/repos/osstech-jp/openldap</text:p>
          </table:table-cell>
          <table:table-cell table:formula="of:=REPLACE([.B1851]; 1; 29; &quot;&quot;)" office:value-type="string" office:string-value="osstech-jp/openldap" calcext:value-type="string">
            <text:p>osstech-jp/openldap</text:p>
          </table:table-cell>
        </table:table-row>
        <table:table-row table:style-name="ro1">
          <table:table-cell office:value-type="float" office:value="15664465" calcext:value-type="float">
            <text:p>15664465</text:p>
          </table:table-cell>
          <table:table-cell office:value-type="string" calcext:value-type="string">
            <text:p>https://api.github.com/repos/lxc/lxd-pkg-ubuntu</text:p>
          </table:table-cell>
          <table:table-cell table:formula="of:=REPLACE([.B1852]; 1; 29; &quot;&quot;)" office:value-type="string" office:string-value="lxc/lxd-pkg-ubuntu" calcext:value-type="string">
            <text:p>lxc/lxd-pkg-ubuntu</text:p>
          </table:table-cell>
        </table:table-row>
        <table:table-row table:style-name="ro1">
          <table:table-cell office:value-type="float" office:value="15734875" calcext:value-type="float">
            <text:p>15734875</text:p>
          </table:table-cell>
          <table:table-cell office:value-type="string" calcext:value-type="string">
            <text:p>https://api.github.com/repos/ArcticaProject/nx-libs</text:p>
          </table:table-cell>
          <table:table-cell table:formula="of:=REPLACE([.B1853]; 1; 29; &quot;&quot;)" office:value-type="string" office:string-value="ArcticaProject/nx-libs" calcext:value-type="string">
            <text:p>ArcticaProject/nx-libs</text:p>
          </table:table-cell>
        </table:table-row>
        <table:table-row table:style-name="ro1">
          <table:table-cell office:value-type="float" office:value="15738458" calcext:value-type="float">
            <text:p>15738458</text:p>
          </table:table-cell>
          <table:table-cell office:value-type="string" calcext:value-type="string">
            <text:p>https://api.github.com/repos/MariaDB/mariadb-connector-c</text:p>
          </table:table-cell>
          <table:table-cell table:formula="of:=REPLACE([.B1854]; 1; 29; &quot;&quot;)" office:value-type="string" office:string-value="MariaDB/mariadb-connector-c" calcext:value-type="string">
            <text:p>MariaDB/mariadb-connector-c</text:p>
          </table:table-cell>
        </table:table-row>
        <table:table-row table:style-name="ro1">
          <table:table-cell office:value-type="float" office:value="15753765" calcext:value-type="float">
            <text:p>15753765</text:p>
          </table:table-cell>
          <table:table-cell office:value-type="string" calcext:value-type="string">
            <text:p>https://api.github.com/repos/susy2015/ZInvisible</text:p>
          </table:table-cell>
          <table:table-cell table:formula="of:=REPLACE([.B1855]; 1; 29; &quot;&quot;)" office:value-type="string" office:string-value="susy2015/ZInvisible" calcext:value-type="string">
            <text:p>susy2015/ZInvisible</text:p>
          </table:table-cell>
        </table:table-row>
        <table:table-row table:style-name="ro1">
          <table:table-cell office:value-type="float" office:value="15771509" calcext:value-type="float">
            <text:p>15771509</text:p>
          </table:table-cell>
          <table:table-cell office:value-type="string" calcext:value-type="string">
            <text:p>https://api.github.com/repos/Snaipe/Criterion</text:p>
          </table:table-cell>
          <table:table-cell table:formula="of:=REPLACE([.B1856]; 1; 29; &quot;&quot;)" office:value-type="string" office:string-value="Snaipe/Criterion" calcext:value-type="string">
            <text:p>Snaipe/Criterion</text:p>
          </table:table-cell>
        </table:table-row>
        <table:table-row table:style-name="ro1">
          <table:table-cell office:value-type="float" office:value="15786413" calcext:value-type="float">
            <text:p>15786413</text:p>
          </table:table-cell>
          <table:table-cell office:value-type="string" calcext:value-type="string">
            <text:p>https://api.github.com/repos/Epirex/Samsung_STE_Kernel</text:p>
          </table:table-cell>
          <table:table-cell table:formula="of:=REPLACE([.B1857]; 1; 29; &quot;&quot;)" office:value-type="string" office:string-value="Epirex/Samsung_STE_Kernel" calcext:value-type="string">
            <text:p>Epirex/Samsung_STE_Kernel</text:p>
          </table:table-cell>
        </table:table-row>
        <table:table-row table:style-name="ro1">
          <table:table-cell office:value-type="float" office:value="15799856" calcext:value-type="float">
            <text:p>15799856</text:p>
          </table:table-cell>
          <table:table-cell office:value-type="string" calcext:value-type="string">
            <text:p>https://api.github.com/repos/parallella/pal</text:p>
          </table:table-cell>
          <table:table-cell table:formula="of:=REPLACE([.B1858]; 1; 29; &quot;&quot;)" office:value-type="string" office:string-value="parallella/pal" calcext:value-type="string">
            <text:p>parallella/pal</text:p>
          </table:table-cell>
        </table:table-row>
        <table:table-row table:style-name="ro1">
          <table:table-cell office:value-type="float" office:value="15809592" calcext:value-type="float">
            <text:p>15809592</text:p>
          </table:table-cell>
          <table:table-cell office:value-type="string" calcext:value-type="string">
            <text:p>https://api.github.com/repos/Wohlstand/PGE-Project</text:p>
          </table:table-cell>
          <table:table-cell table:formula="of:=REPLACE([.B1859]; 1; 29; &quot;&quot;)" office:value-type="string" office:string-value="Wohlstand/PGE-Project" calcext:value-type="string">
            <text:p>Wohlstand/PGE-Project</text:p>
          </table:table-cell>
        </table:table-row>
        <table:table-row table:style-name="ro1">
          <table:table-cell office:value-type="float" office:value="15809781" calcext:value-type="float">
            <text:p>15809781</text:p>
          </table:table-cell>
          <table:table-cell office:value-type="string" calcext:value-type="string">
            <text:p>https://api.github.com/repos/zoff99/zanavi</text:p>
          </table:table-cell>
          <table:table-cell table:formula="of:=REPLACE([.B1860]; 1; 29; &quot;&quot;)" office:value-type="string" office:string-value="zoff99/zanavi" calcext:value-type="string">
            <text:p>zoff99/zanavi</text:p>
          </table:table-cell>
        </table:table-row>
        <table:table-row table:style-name="ro1">
          <table:table-cell office:value-type="float" office:value="15815604" calcext:value-type="float">
            <text:p>15815604</text:p>
          </table:table-cell>
          <table:table-cell office:value-type="string" calcext:value-type="string">
            <text:p>https://api.github.com/repos/bobrippling/cg</text:p>
          </table:table-cell>
          <table:table-cell table:formula="of:=REPLACE([.B1861]; 1; 29; &quot;&quot;)" office:value-type="string" office:string-value="bobrippling/cg" calcext:value-type="string">
            <text:p>bobrippling/cg</text:p>
          </table:table-cell>
        </table:table-row>
        <table:table-row table:style-name="ro1">
          <table:table-cell office:value-type="float" office:value="15855330" calcext:value-type="float">
            <text:p>15855330</text:p>
          </table:table-cell>
          <table:table-cell office:value-type="string" calcext:value-type="string">
            <text:p>https://api.github.com/repos/DaveMielke/nbp</text:p>
          </table:table-cell>
          <table:table-cell table:formula="of:=REPLACE([.B1862]; 1; 29; &quot;&quot;)" office:value-type="string" office:string-value="DaveMielke/nbp" calcext:value-type="string">
            <text:p>DaveMielke/nbp</text:p>
          </table:table-cell>
        </table:table-row>
        <table:table-row table:style-name="ro1">
          <table:table-cell office:value-type="float" office:value="15876282" calcext:value-type="float">
            <text:p>15876282</text:p>
          </table:table-cell>
          <table:table-cell office:value-type="string" calcext:value-type="string">
            <text:p>https://api.github.com/repos/wallento/binutils-gdb</text:p>
          </table:table-cell>
          <table:table-cell table:formula="of:=REPLACE([.B1863]; 1; 29; &quot;&quot;)" office:value-type="string" office:string-value="wallento/binutils-gdb" calcext:value-type="string">
            <text:p>wallento/binutils-gdb</text:p>
          </table:table-cell>
        </table:table-row>
        <table:table-row table:style-name="ro1">
          <table:table-cell office:value-type="float" office:value="15878986" calcext:value-type="float">
            <text:p>15878986</text:p>
          </table:table-cell>
          <table:table-cell office:value-type="string" calcext:value-type="string">
            <text:p>https://api.github.com/repos/droundy/fac</text:p>
          </table:table-cell>
          <table:table-cell table:formula="of:=REPLACE([.B1864]; 1; 29; &quot;&quot;)" office:value-type="string" office:string-value="droundy/fac" calcext:value-type="string">
            <text:p>droundy/fac</text:p>
          </table:table-cell>
        </table:table-row>
        <table:table-row table:style-name="ro1">
          <table:table-cell office:value-type="float" office:value="15884878" calcext:value-type="float">
            <text:p>15884878</text:p>
          </table:table-cell>
          <table:table-cell office:value-type="string" calcext:value-type="string">
            <text:p>https://api.github.com/repos/odrevet/gjitenkai</text:p>
          </table:table-cell>
          <table:table-cell table:formula="of:=REPLACE([.B1865]; 1; 29; &quot;&quot;)" office:value-type="string" office:string-value="odrevet/gjitenkai" calcext:value-type="string">
            <text:p>odrevet/gjitenkai</text:p>
          </table:table-cell>
        </table:table-row>
        <table:table-row table:style-name="ro1">
          <table:table-cell office:value-type="float" office:value="15907168" calcext:value-type="float">
            <text:p>15907168</text:p>
          </table:table-cell>
          <table:table-cell office:value-type="string" calcext:value-type="string">
            <text:p>https://api.github.com/repos/rib/gputop</text:p>
          </table:table-cell>
          <table:table-cell table:formula="of:=REPLACE([.B1866]; 1; 29; &quot;&quot;)" office:value-type="string" office:string-value="rib/gputop" calcext:value-type="string">
            <text:p>rib/gputop</text:p>
          </table:table-cell>
        </table:table-row>
        <table:table-row table:style-name="ro1">
          <table:table-cell office:value-type="float" office:value="15915734" calcext:value-type="float">
            <text:p>15915734</text:p>
          </table:table-cell>
          <table:table-cell office:value-type="string" calcext:value-type="string">
            <text:p>https://api.github.com/repos/red-eclipse/base</text:p>
          </table:table-cell>
          <table:table-cell table:formula="of:=REPLACE([.B1867]; 1; 29; &quot;&quot;)" office:value-type="string" office:string-value="red-eclipse/base" calcext:value-type="string">
            <text:p>red-eclipse/base</text:p>
          </table:table-cell>
        </table:table-row>
        <table:table-row table:style-name="ro1">
          <table:table-cell office:value-type="float" office:value="15919481" calcext:value-type="float">
            <text:p>15919481</text:p>
          </table:table-cell>
          <table:table-cell office:value-type="string" calcext:value-type="string">
            <text:p>https://api.github.com/repos/i3/i3</text:p>
          </table:table-cell>
          <table:table-cell table:formula="of:=REPLACE([.B1868]; 1; 29; &quot;&quot;)" office:value-type="string" office:string-value="i3/i3" calcext:value-type="string">
            <text:p>i3/i3</text:p>
          </table:table-cell>
        </table:table-row>
        <table:table-row table:style-name="ro1">
          <table:table-cell office:value-type="float" office:value="15972800" calcext:value-type="float">
            <text:p>15972800</text:p>
          </table:table-cell>
          <table:table-cell office:value-type="string" calcext:value-type="string">
            <text:p>https://api.github.com/repos/SDLash3D/xash3d</text:p>
          </table:table-cell>
          <table:table-cell table:formula="of:=REPLACE([.B1869]; 1; 29; &quot;&quot;)" office:value-type="string" office:string-value="SDLash3D/xash3d" calcext:value-type="string">
            <text:p>SDLash3D/xash3d</text:p>
          </table:table-cell>
        </table:table-row>
        <table:table-row table:style-name="ro1">
          <table:table-cell office:value-type="float" office:value="15981630" calcext:value-type="float">
            <text:p>15981630</text:p>
          </table:table-cell>
          <table:table-cell office:value-type="string" calcext:value-type="string">
            <text:p>https://api.github.com/repos/textbrowser/spot-on</text:p>
          </table:table-cell>
          <table:table-cell table:formula="of:=REPLACE([.B1870]; 1; 29; &quot;&quot;)" office:value-type="string" office:string-value="textbrowser/spot-on" calcext:value-type="string">
            <text:p>textbrowser/spot-on</text:p>
          </table:table-cell>
        </table:table-row>
        <table:table-row table:style-name="ro1">
          <table:table-cell office:value-type="float" office:value="15990862" calcext:value-type="float">
            <text:p>15990862</text:p>
          </table:table-cell>
          <table:table-cell office:value-type="string" calcext:value-type="string">
            <text:p>https://api.github.com/repos/linux-nvme/nvme-cli</text:p>
          </table:table-cell>
          <table:table-cell table:formula="of:=REPLACE([.B1871]; 1; 29; &quot;&quot;)" office:value-type="string" office:string-value="linux-nvme/nvme-cli" calcext:value-type="string">
            <text:p>linux-nvme/nvme-cli</text:p>
          </table:table-cell>
        </table:table-row>
        <table:table-row table:style-name="ro1">
          <table:table-cell office:value-type="float" office:value="15991532" calcext:value-type="float">
            <text:p>15991532</text:p>
          </table:table-cell>
          <table:table-cell office:value-type="string" calcext:value-type="string">
            <text:p>https://api.github.com/repos/riscv/riscv-linux</text:p>
          </table:table-cell>
          <table:table-cell table:formula="of:=REPLACE([.B1872]; 1; 29; &quot;&quot;)" office:value-type="string" office:string-value="riscv/riscv-linux" calcext:value-type="string">
            <text:p>riscv/riscv-linux</text:p>
          </table:table-cell>
        </table:table-row>
        <table:table-row table:style-name="ro1">
          <table:table-cell office:value-type="float" office:value="15991557" calcext:value-type="float">
            <text:p>15991557</text:p>
          </table:table-cell>
          <table:table-cell office:value-type="string" calcext:value-type="string">
            <text:p>https://api.github.com/repos/riscv/riscv-gnu-toolchain</text:p>
          </table:table-cell>
          <table:table-cell table:formula="of:=REPLACE([.B1873]; 1; 29; &quot;&quot;)" office:value-type="string" office:string-value="riscv/riscv-gnu-toolchain" calcext:value-type="string">
            <text:p>riscv/riscv-gnu-toolchain</text:p>
          </table:table-cell>
        </table:table-row>
        <table:table-row table:style-name="ro1">
          <table:table-cell office:value-type="float" office:value="16183606" calcext:value-type="float">
            <text:p>16183606</text:p>
          </table:table-cell>
          <table:table-cell office:value-type="string" calcext:value-type="string">
            <text:p>https://api.github.com/repos/marmarek/qubes-core-agent-linux</text:p>
          </table:table-cell>
          <table:table-cell table:formula="of:=REPLACE([.B1874]; 1; 29; &quot;&quot;)" office:value-type="string" office:string-value="marmarek/qubes-core-agent-linux" calcext:value-type="string">
            <text:p>marmarek/qubes-core-agent-linux</text:p>
          </table:table-cell>
        </table:table-row>
        <table:table-row table:style-name="ro1">
          <table:table-cell office:value-type="float" office:value="16217129" calcext:value-type="float">
            <text:p>16217129</text:p>
          </table:table-cell>
          <table:table-cell office:value-type="string" calcext:value-type="string">
            <text:p>https://api.github.com/repos/ovis-hpc/ovis</text:p>
          </table:table-cell>
          <table:table-cell table:formula="of:=REPLACE([.B1875]; 1; 29; &quot;&quot;)" office:value-type="string" office:string-value="ovis-hpc/ovis" calcext:value-type="string">
            <text:p>ovis-hpc/ovis</text:p>
          </table:table-cell>
        </table:table-row>
        <table:table-row table:style-name="ro1">
          <table:table-cell office:value-type="float" office:value="16239002" calcext:value-type="float">
            <text:p>16239002</text:p>
          </table:table-cell>
          <table:table-cell office:value-type="string" calcext:value-type="string">
            <text:p>https://api.github.com/repos/RealDeuce/cvs-synchronet-src</text:p>
          </table:table-cell>
          <table:table-cell table:formula="of:=REPLACE([.B1876]; 1; 29; &quot;&quot;)" office:value-type="string" office:string-value="RealDeuce/cvs-synchronet-src" calcext:value-type="string">
            <text:p>RealDeuce/cvs-synchronet-src</text:p>
          </table:table-cell>
        </table:table-row>
        <table:table-row table:style-name="ro1">
          <table:table-cell office:value-type="float" office:value="16257138" calcext:value-type="float">
            <text:p>16257138</text:p>
          </table:table-cell>
          <table:table-cell office:value-type="string" calcext:value-type="string">
            <text:p>https://api.github.com/repos/riscv/riscv-gcc</text:p>
          </table:table-cell>
          <table:table-cell table:formula="of:=REPLACE([.B1877]; 1; 29; &quot;&quot;)" office:value-type="string" office:string-value="riscv/riscv-gcc" calcext:value-type="string">
            <text:p>riscv/riscv-gcc</text:p>
          </table:table-cell>
        </table:table-row>
        <table:table-row table:style-name="ro1">
          <table:table-cell office:value-type="float" office:value="16275631" calcext:value-type="float">
            <text:p>16275631</text:p>
          </table:table-cell>
          <table:table-cell office:value-type="string" calcext:value-type="string">
            <text:p>https://api.github.com/repos/AtomicGameEngine/AtomicGameEngine</text:p>
          </table:table-cell>
          <table:table-cell table:formula="of:=REPLACE([.B1878]; 1; 29; &quot;&quot;)" office:value-type="string" office:string-value="AtomicGameEngine/AtomicGameEngine" calcext:value-type="string">
            <text:p>AtomicGameEngine/AtomicGameEngine</text:p>
          </table:table-cell>
        </table:table-row>
        <table:table-row table:style-name="ro1">
          <table:table-cell office:value-type="float" office:value="16278721" calcext:value-type="float">
            <text:p>16278721</text:p>
          </table:table-cell>
          <table:table-cell office:value-type="string" calcext:value-type="string">
            <text:p>https://api.github.com/repos/servalproject/lbard</text:p>
          </table:table-cell>
          <table:table-cell table:formula="of:=REPLACE([.B1879]; 1; 29; &quot;&quot;)" office:value-type="string" office:string-value="servalproject/lbard" calcext:value-type="string">
            <text:p>servalproject/lbard</text:p>
          </table:table-cell>
        </table:table-row>
        <table:table-row table:style-name="ro1">
          <table:table-cell office:value-type="float" office:value="16279514" calcext:value-type="float">
            <text:p>16279514</text:p>
          </table:table-cell>
          <table:table-cell office:value-type="string" calcext:value-type="string">
            <text:p>https://api.github.com/repos/jonwwilkes/pd-nw</text:p>
          </table:table-cell>
          <table:table-cell table:formula="of:=REPLACE([.B1880]; 1; 29; &quot;&quot;)" office:value-type="string" office:string-value="jonwwilkes/pd-nw" calcext:value-type="string">
            <text:p>jonwwilkes/pd-nw</text:p>
          </table:table-cell>
        </table:table-row>
        <table:table-row table:style-name="ro1">
          <table:table-cell office:value-type="float" office:value="16282955" calcext:value-type="float">
            <text:p>16282955</text:p>
          </table:table-cell>
          <table:table-cell office:value-type="string" calcext:value-type="string">
            <text:p>https://api.github.com/repos/mirroring/bind9</text:p>
          </table:table-cell>
          <table:table-cell table:formula="of:=REPLACE([.B1881]; 1; 29; &quot;&quot;)" office:value-type="string" office:string-value="mirroring/bind9" calcext:value-type="string">
            <text:p>mirroring/bind9</text:p>
          </table:table-cell>
        </table:table-row>
        <table:table-row table:style-name="ro1">
          <table:table-cell office:value-type="float" office:value="16283126" calcext:value-type="float">
            <text:p>16283126</text:p>
          </table:table-cell>
          <table:table-cell office:value-type="string" calcext:value-type="string">
            <text:p>https://api.github.com/repos/mirroring/dhcp</text:p>
          </table:table-cell>
          <table:table-cell table:formula="of:=REPLACE([.B1882]; 1; 29; &quot;&quot;)" office:value-type="string" office:string-value="mirroring/dhcp" calcext:value-type="string">
            <text:p>mirroring/dhcp</text:p>
          </table:table-cell>
        </table:table-row>
        <table:table-row table:style-name="ro1">
          <table:table-cell office:value-type="float" office:value="16317854" calcext:value-type="float">
            <text:p>16317854</text:p>
          </table:table-cell>
          <table:table-cell office:value-type="string" calcext:value-type="string">
            <text:p>https://api.github.com/repos/bsd-hacker/freebsd</text:p>
          </table:table-cell>
          <table:table-cell table:formula="of:=REPLACE([.B1883]; 1; 29; &quot;&quot;)" office:value-type="string" office:string-value="bsd-hacker/freebsd" calcext:value-type="string">
            <text:p>bsd-hacker/freebsd</text:p>
          </table:table-cell>
        </table:table-row>
        <table:table-row table:style-name="ro1">
          <table:table-cell office:value-type="float" office:value="16322834" calcext:value-type="float">
            <text:p>16322834</text:p>
          </table:table-cell>
          <table:table-cell office:value-type="string" calcext:value-type="string">
            <text:p>https://api.github.com/repos/navit-gps/navit</text:p>
          </table:table-cell>
          <table:table-cell table:formula="of:=REPLACE([.B1884]; 1; 29; &quot;&quot;)" office:value-type="string" office:string-value="navit-gps/navit" calcext:value-type="string">
            <text:p>navit-gps/navit</text:p>
          </table:table-cell>
        </table:table-row>
        <table:table-row table:style-name="ro1">
          <table:table-cell office:value-type="float" office:value="16347357" calcext:value-type="float">
            <text:p>16347357</text:p>
          </table:table-cell>
          <table:table-cell office:value-type="string" calcext:value-type="string">
            <text:p>https://api.github.com/repos/EmbeddedAndroid/linux</text:p>
          </table:table-cell>
          <table:table-cell table:formula="of:=REPLACE([.B1885]; 1; 29; &quot;&quot;)" office:value-type="string" office:string-value="EmbeddedAndroid/linux" calcext:value-type="string">
            <text:p>EmbeddedAndroid/linux</text:p>
          </table:table-cell>
        </table:table-row>
        <table:table-row table:style-name="ro1">
          <table:table-cell office:value-type="float" office:value="16356173" calcext:value-type="float">
            <text:p>16356173</text:p>
          </table:table-cell>
          <table:table-cell office:value-type="string" calcext:value-type="string">
            <text:p>https://api.github.com/repos/uclouvain/openjpeg</text:p>
          </table:table-cell>
          <table:table-cell table:formula="of:=REPLACE([.B1886]; 1; 29; &quot;&quot;)" office:value-type="string" office:string-value="uclouvain/openjpeg" calcext:value-type="string">
            <text:p>uclouvain/openjpeg</text:p>
          </table:table-cell>
        </table:table-row>
        <table:table-row table:style-name="ro1">
          <table:table-cell office:value-type="float" office:value="16357580" calcext:value-type="float">
            <text:p>16357580</text:p>
          </table:table-cell>
          <table:table-cell office:value-type="string" calcext:value-type="string">
            <text:p>https://api.github.com/repos/neobuddy89/shamu</text:p>
          </table:table-cell>
          <table:table-cell table:formula="of:=REPLACE([.B1887]; 1; 29; &quot;&quot;)" office:value-type="string" office:string-value="neobuddy89/shamu" calcext:value-type="string">
            <text:p>neobuddy89/shamu</text:p>
          </table:table-cell>
        </table:table-row>
        <table:table-row table:style-name="ro1">
          <table:table-cell office:value-type="float" office:value="16384147" calcext:value-type="float">
            <text:p>16384147</text:p>
          </table:table-cell>
          <table:table-cell office:value-type="string" calcext:value-type="string">
            <text:p>https://api.github.com/repos/pingdynasty/OwlProgram</text:p>
          </table:table-cell>
          <table:table-cell table:formula="of:=REPLACE([.B1888]; 1; 29; &quot;&quot;)" office:value-type="string" office:string-value="pingdynasty/OwlProgram" calcext:value-type="string">
            <text:p>pingdynasty/OwlProgram</text:p>
          </table:table-cell>
        </table:table-row>
        <table:table-row table:style-name="ro1">
          <table:table-cell office:value-type="float" office:value="16459087" calcext:value-type="float">
            <text:p>16459087</text:p>
          </table:table-cell>
          <table:table-cell office:value-type="string" calcext:value-type="string">
            <text:p>https://api.github.com/repos/Igalia/piglit</text:p>
          </table:table-cell>
          <table:table-cell table:formula="of:=REPLACE([.B1889]; 1; 29; &quot;&quot;)" office:value-type="string" office:string-value="Igalia/piglit" calcext:value-type="string">
            <text:p>Igalia/piglit</text:p>
          </table:table-cell>
        </table:table-row>
        <table:table-row table:style-name="ro1">
          <table:table-cell office:value-type="float" office:value="16489182" calcext:value-type="float">
            <text:p>16489182</text:p>
          </table:table-cell>
          <table:table-cell office:value-type="string" calcext:value-type="string">
            <text:p>https://api.github.com/repos/elliefm/cyrus-imapd</text:p>
          </table:table-cell>
          <table:table-cell table:formula="of:=REPLACE([.B1890]; 1; 29; &quot;&quot;)" office:value-type="string" office:string-value="elliefm/cyrus-imapd" calcext:value-type="string">
            <text:p>elliefm/cyrus-imapd</text:p>
          </table:table-cell>
        </table:table-row>
        <table:table-row table:style-name="ro1">
          <table:table-cell office:value-type="float" office:value="16500998" calcext:value-type="float">
            <text:p>16500998</text:p>
          </table:table-cell>
          <table:table-cell office:value-type="string" calcext:value-type="string">
            <text:p>https://api.github.com/repos/cms-ttH/BoostedTTH</text:p>
          </table:table-cell>
          <table:table-cell table:formula="of:=REPLACE([.B1891]; 1; 29; &quot;&quot;)" office:value-type="string" office:string-value="cms-ttH/BoostedTTH" calcext:value-type="string">
            <text:p>cms-ttH/BoostedTTH</text:p>
          </table:table-cell>
        </table:table-row>
        <table:table-row table:style-name="ro1">
          <table:table-cell office:value-type="float" office:value="16575132" calcext:value-type="float">
            <text:p>16575132</text:p>
          </table:table-cell>
          <table:table-cell office:value-type="string" calcext:value-type="string">
            <text:p>https://api.github.com/repos/circonus-labs/libmtev</text:p>
          </table:table-cell>
          <table:table-cell table:formula="of:=REPLACE([.B1892]; 1; 29; &quot;&quot;)" office:value-type="string" office:string-value="circonus-labs/libmtev" calcext:value-type="string">
            <text:p>circonus-labs/libmtev</text:p>
          </table:table-cell>
        </table:table-row>
        <table:table-row table:style-name="ro1">
          <table:table-cell office:value-type="float" office:value="16606841" calcext:value-type="float">
            <text:p>16606841</text:p>
          </table:table-cell>
          <table:table-cell office:value-type="string" calcext:value-type="string">
            <text:p>https://api.github.com/repos/ARMmbed/mbedtls</text:p>
          </table:table-cell>
          <table:table-cell table:formula="of:=REPLACE([.B1893]; 1; 29; &quot;&quot;)" office:value-type="string" office:string-value="ARMmbed/mbedtls" calcext:value-type="string">
            <text:p>ARMmbed/mbedtls</text:p>
          </table:table-cell>
        </table:table-row>
        <table:table-row table:style-name="ro1">
          <table:table-cell office:value-type="float" office:value="16635195" calcext:value-type="float">
            <text:p>16635195</text:p>
          </table:table-cell>
          <table:table-cell office:value-type="string" calcext:value-type="string">
            <text:p>https://api.github.com/repos/Psybrus/Psybrus</text:p>
          </table:table-cell>
          <table:table-cell table:formula="of:=REPLACE([.B1894]; 1; 29; &quot;&quot;)" office:value-type="string" office:string-value="Psybrus/Psybrus" calcext:value-type="string">
            <text:p>Psybrus/Psybrus</text:p>
          </table:table-cell>
        </table:table-row>
        <table:table-row table:style-name="ro1">
          <table:table-cell office:value-type="float" office:value="16650414" calcext:value-type="float">
            <text:p>16650414</text:p>
          </table:table-cell>
          <table:table-cell office:value-type="string" calcext:value-type="string">
            <text:p>https://api.github.com/repos/wine-compholio/wine-patched</text:p>
          </table:table-cell>
          <table:table-cell table:formula="of:=REPLACE([.B1895]; 1; 29; &quot;&quot;)" office:value-type="string" office:string-value="wine-compholio/wine-patched" calcext:value-type="string">
            <text:p>wine-compholio/wine-patched</text:p>
          </table:table-cell>
        </table:table-row>
        <table:table-row table:style-name="ro1">
          <table:table-cell office:value-type="float" office:value="16658072" calcext:value-type="float">
            <text:p>16658072</text:p>
          </table:table-cell>
          <table:table-cell office:value-type="string" calcext:value-type="string">
            <text:p>https://api.github.com/repos/RSpliet/kernel-nouveau-nv50-pm</text:p>
          </table:table-cell>
          <table:table-cell table:formula="of:=REPLACE([.B1896]; 1; 29; &quot;&quot;)" office:value-type="string" office:string-value="RSpliet/kernel-nouveau-nv50-pm" calcext:value-type="string">
            <text:p>RSpliet/kernel-nouveau-nv50-pm</text:p>
          </table:table-cell>
        </table:table-row>
        <table:table-row table:style-name="ro1">
          <table:table-cell office:value-type="float" office:value="16667693" calcext:value-type="float">
            <text:p>16667693</text:p>
          </table:table-cell>
          <table:table-cell office:value-type="string" calcext:value-type="string">
            <text:p>https://api.github.com/repos/michiguel/Ordo</text:p>
          </table:table-cell>
          <table:table-cell table:formula="of:=REPLACE([.B1897]; 1; 29; &quot;&quot;)" office:value-type="string" office:string-value="michiguel/Ordo" calcext:value-type="string">
            <text:p>michiguel/Ordo</text:p>
          </table:table-cell>
        </table:table-row>
        <table:table-row table:style-name="ro1">
          <table:table-cell office:value-type="float" office:value="16671416" calcext:value-type="float">
            <text:p>16671416</text:p>
          </table:table-cell>
          <table:table-cell office:value-type="string" calcext:value-type="string">
            <text:p>https://api.github.com/repos/sfjro/aufs4-linux</text:p>
          </table:table-cell>
          <table:table-cell table:formula="of:=REPLACE([.B1898]; 1; 29; &quot;&quot;)" office:value-type="string" office:string-value="sfjro/aufs4-linux" calcext:value-type="string">
            <text:p>sfjro/aufs4-linux</text:p>
          </table:table-cell>
        </table:table-row>
        <table:table-row table:style-name="ro1">
          <table:table-cell office:value-type="float" office:value="16700872" calcext:value-type="float">
            <text:p>16700872</text:p>
          </table:table-cell>
          <table:table-cell office:value-type="string" calcext:value-type="string">
            <text:p>https://api.github.com/repos/cupnes/sandbox</text:p>
          </table:table-cell>
          <table:table-cell table:formula="of:=REPLACE([.B1899]; 1; 29; &quot;&quot;)" office:value-type="string" office:string-value="cupnes/sandbox" calcext:value-type="string">
            <text:p>cupnes/sandbox</text:p>
          </table:table-cell>
        </table:table-row>
        <table:table-row table:style-name="ro1">
          <table:table-cell office:value-type="float" office:value="16708235" calcext:value-type="float">
            <text:p>16708235</text:p>
          </table:table-cell>
          <table:table-cell office:value-type="string" calcext:value-type="string">
            <text:p>https://api.github.com/repos/parai/as</text:p>
          </table:table-cell>
          <table:table-cell table:formula="of:=REPLACE([.B1900]; 1; 29; &quot;&quot;)" office:value-type="string" office:string-value="parai/as" calcext:value-type="string">
            <text:p>parai/as</text:p>
          </table:table-cell>
        </table:table-row>
        <table:table-row table:style-name="ro1">
          <table:table-cell office:value-type="float" office:value="16721396" calcext:value-type="float">
            <text:p>16721396</text:p>
          </table:table-cell>
          <table:table-cell office:value-type="string" calcext:value-type="string">
            <text:p>https://api.github.com/repos/rpm-software-management/rpm</text:p>
          </table:table-cell>
          <table:table-cell table:formula="of:=REPLACE([.B1901]; 1; 29; &quot;&quot;)" office:value-type="string" office:string-value="rpm-software-management/rpm" calcext:value-type="string">
            <text:p>rpm-software-management/rpm</text:p>
          </table:table-cell>
        </table:table-row>
        <table:table-row table:style-name="ro1">
          <table:table-cell office:value-type="float" office:value="16729196" calcext:value-type="float">
            <text:p>16729196</text:p>
          </table:table-cell>
          <table:table-cell office:value-type="string" calcext:value-type="string">
            <text:p>https://api.github.com/repos/UBERTC/GCC-UBER</text:p>
          </table:table-cell>
          <table:table-cell table:formula="of:=REPLACE([.B1902]; 1; 29; &quot;&quot;)" office:value-type="string" office:string-value="UBERTC/GCC-UBER" calcext:value-type="string">
            <text:p>UBERTC/GCC-UBER</text:p>
          </table:table-cell>
        </table:table-row>
        <table:table-row table:style-name="ro1">
          <table:table-cell office:value-type="float" office:value="16797290" calcext:value-type="float">
            <text:p>16797290</text:p>
          </table:table-cell>
          <table:table-cell office:value-type="string" calcext:value-type="string">
            <text:p>https://api.github.com/repos/iondbproject/iondb</text:p>
          </table:table-cell>
          <table:table-cell table:formula="of:=REPLACE([.B1903]; 1; 29; &quot;&quot;)" office:value-type="string" office:string-value="iondbproject/iondb" calcext:value-type="string">
            <text:p>iondbproject/iondb</text:p>
          </table:table-cell>
        </table:table-row>
        <table:table-row table:style-name="ro1">
          <table:table-cell office:value-type="float" office:value="16824573" calcext:value-type="float">
            <text:p>16824573</text:p>
          </table:table-cell>
          <table:table-cell office:value-type="string" calcext:value-type="string">
            <text:p>https://api.github.com/repos/hughsie/fwupd</text:p>
          </table:table-cell>
          <table:table-cell table:formula="of:=REPLACE([.B1904]; 1; 29; &quot;&quot;)" office:value-type="string" office:string-value="hughsie/fwupd" calcext:value-type="string">
            <text:p>hughsie/fwupd</text:p>
          </table:table-cell>
        </table:table-row>
        <table:table-row table:style-name="ro1">
          <table:table-cell office:value-type="float" office:value="16827100" calcext:value-type="float">
            <text:p>16827100</text:p>
          </table:table-cell>
          <table:table-cell office:value-type="string" calcext:value-type="string">
            <text:p>https://api.github.com/repos/grpc/grpc</text:p>
          </table:table-cell>
          <table:table-cell table:formula="of:=REPLACE([.B1905]; 1; 29; &quot;&quot;)" office:value-type="string" office:string-value="grpc/grpc" calcext:value-type="string">
            <text:p>grpc/grpc</text:p>
          </table:table-cell>
        </table:table-row>
        <table:table-row table:style-name="ro1">
          <table:table-cell office:value-type="float" office:value="16839681" calcext:value-type="float">
            <text:p>16839681</text:p>
          </table:table-cell>
          <table:table-cell office:value-type="string" calcext:value-type="string">
            <text:p>https://api.github.com/repos/endlessm/linux-meson</text:p>
          </table:table-cell>
          <table:table-cell table:formula="of:=REPLACE([.B1906]; 1; 29; &quot;&quot;)" office:value-type="string" office:string-value="endlessm/linux-meson" calcext:value-type="string">
            <text:p>endlessm/linux-meson</text:p>
          </table:table-cell>
        </table:table-row>
        <table:table-row table:style-name="ro1">
          <table:table-cell office:value-type="float" office:value="16847908" calcext:value-type="float">
            <text:p>16847908</text:p>
          </table:table-cell>
          <table:table-cell office:value-type="string" calcext:value-type="string">
            <text:p>https://api.github.com/repos/doe300/OHMComm</text:p>
          </table:table-cell>
          <table:table-cell table:formula="of:=REPLACE([.B1907]; 1; 29; &quot;&quot;)" office:value-type="string" office:string-value="doe300/OHMComm" calcext:value-type="string">
            <text:p>doe300/OHMComm</text:p>
          </table:table-cell>
        </table:table-row>
        <table:table-row table:style-name="ro1">
          <table:table-cell office:value-type="float" office:value="16868320" calcext:value-type="float">
            <text:p>16868320</text:p>
          </table:table-cell>
          <table:table-cell office:value-type="string" calcext:value-type="string">
            <text:p>https://api.github.com/repos/sebres/nginx</text:p>
          </table:table-cell>
          <table:table-cell table:formula="of:=REPLACE([.B1908]; 1; 29; &quot;&quot;)" office:value-type="string" office:string-value="sebres/nginx" calcext:value-type="string">
            <text:p>sebres/nginx</text:p>
          </table:table-cell>
        </table:table-row>
        <table:table-row table:style-name="ro1">
          <table:table-cell office:value-type="float" office:value="16924294" calcext:value-type="float">
            <text:p>16924294</text:p>
          </table:table-cell>
          <table:table-cell office:value-type="string" calcext:value-type="string">
            <text:p>https://api.github.com/repos/rhuijben/putty</text:p>
          </table:table-cell>
          <table:table-cell table:formula="of:=REPLACE([.B1909]; 1; 29; &quot;&quot;)" office:value-type="string" office:string-value="rhuijben/putty" calcext:value-type="string">
            <text:p>rhuijben/putty</text:p>
          </table:table-cell>
        </table:table-row>
        <table:table-row table:style-name="ro1">
          <table:table-cell office:value-type="float" office:value="16956189" calcext:value-type="float">
            <text:p>16956189</text:p>
          </table:table-cell>
          <table:table-cell office:value-type="string" calcext:value-type="string">
            <text:p>https://api.github.com/repos/bmatsuo/lmdb-go</text:p>
          </table:table-cell>
          <table:table-cell table:formula="of:=REPLACE([.B1910]; 1; 29; &quot;&quot;)" office:value-type="string" office:string-value="bmatsuo/lmdb-go" calcext:value-type="string">
            <text:p>bmatsuo/lmdb-go</text:p>
          </table:table-cell>
        </table:table-row>
        <table:table-row table:style-name="ro1">
          <table:table-cell office:value-type="float" office:value="16963779" calcext:value-type="float">
            <text:p>16963779</text:p>
          </table:table-cell>
          <table:table-cell office:value-type="string" calcext:value-type="string">
            <text:p>https://api.github.com/repos/ludocode/mpack</text:p>
          </table:table-cell>
          <table:table-cell table:formula="of:=REPLACE([.B1911]; 1; 29; &quot;&quot;)" office:value-type="string" office:string-value="ludocode/mpack" calcext:value-type="string">
            <text:p>ludocode/mpack</text:p>
          </table:table-cell>
        </table:table-row>
        <table:table-row table:style-name="ro1">
          <table:table-cell office:value-type="float" office:value="16986497" calcext:value-type="float">
            <text:p>16986497</text:p>
          </table:table-cell>
          <table:table-cell office:value-type="string" calcext:value-type="string">
            <text:p>https://api.github.com/repos/openvenues/libpostal</text:p>
          </table:table-cell>
          <table:table-cell table:formula="of:=REPLACE([.B1912]; 1; 29; &quot;&quot;)" office:value-type="string" office:string-value="openvenues/libpostal" calcext:value-type="string">
            <text:p>openvenues/libpostal</text:p>
          </table:table-cell>
        </table:table-row>
        <table:table-row table:style-name="ro1">
          <table:table-cell office:value-type="float" office:value="17010588" calcext:value-type="float">
            <text:p>17010588</text:p>
          </table:table-cell>
          <table:table-cell office:value-type="string" calcext:value-type="string">
            <text:p>https://api.github.com/repos/ctuning/ck-env</text:p>
          </table:table-cell>
          <table:table-cell table:formula="of:=REPLACE([.B1913]; 1; 29; &quot;&quot;)" office:value-type="string" office:string-value="ctuning/ck-env" calcext:value-type="string">
            <text:p>ctuning/ck-env</text:p>
          </table:table-cell>
        </table:table-row>
        <table:table-row table:style-name="ro1">
          <table:table-cell office:value-type="float" office:value="17042200" calcext:value-type="float">
            <text:p>17042200</text:p>
          </table:table-cell>
          <table:table-cell office:value-type="string" calcext:value-type="string">
            <text:p>https://api.github.com/repos/NuxiNL/cloudlibc</text:p>
          </table:table-cell>
          <table:table-cell table:formula="of:=REPLACE([.B1914]; 1; 29; &quot;&quot;)" office:value-type="string" office:string-value="NuxiNL/cloudlibc" calcext:value-type="string">
            <text:p>NuxiNL/cloudlibc</text:p>
          </table:table-cell>
        </table:table-row>
        <table:table-row table:style-name="ro1">
          <table:table-cell office:value-type="float" office:value="17049790" calcext:value-type="float">
            <text:p>17049790</text:p>
          </table:table-cell>
          <table:table-cell office:value-type="string" calcext:value-type="string">
            <text:p>https://api.github.com/repos/rdom/prttools</text:p>
          </table:table-cell>
          <table:table-cell table:formula="of:=REPLACE([.B1915]; 1; 29; &quot;&quot;)" office:value-type="string" office:string-value="rdom/prttools" calcext:value-type="string">
            <text:p>rdom/prttools</text:p>
          </table:table-cell>
        </table:table-row>
        <table:table-row table:style-name="ro1">
          <table:table-cell office:value-type="float" office:value="17062710" calcext:value-type="float">
            <text:p>17062710</text:p>
          </table:table-cell>
          <table:table-cell office:value-type="string" calcext:value-type="string">
            <text:p>https://api.github.com/repos/stackprobe/Factory</text:p>
          </table:table-cell>
          <table:table-cell table:formula="of:=REPLACE([.B1916]; 1; 29; &quot;&quot;)" office:value-type="string" office:string-value="stackprobe/Factory" calcext:value-type="string">
            <text:p>stackprobe/Factory</text:p>
          </table:table-cell>
        </table:table-row>
        <table:table-row table:style-name="ro1">
          <table:table-cell office:value-type="float" office:value="17078279" calcext:value-type="float">
            <text:p>17078279</text:p>
          </table:table-cell>
          <table:table-cell office:value-type="string" calcext:value-type="string">
            <text:p>https://api.github.com/repos/CGNS/CGNS</text:p>
          </table:table-cell>
          <table:table-cell table:formula="of:=REPLACE([.B1917]; 1; 29; &quot;&quot;)" office:value-type="string" office:string-value="CGNS/CGNS" calcext:value-type="string">
            <text:p>CGNS/CGNS</text:p>
          </table:table-cell>
        </table:table-row>
        <table:table-row table:style-name="ro1">
          <table:table-cell office:value-type="float" office:value="17082956" calcext:value-type="float">
            <text:p>17082956</text:p>
          </table:table-cell>
          <table:table-cell office:value-type="string" calcext:value-type="string">
            <text:p>https://api.github.com/repos/MasahikoSawada/postgresql</text:p>
          </table:table-cell>
          <table:table-cell table:formula="of:=REPLACE([.B1918]; 1; 29; &quot;&quot;)" office:value-type="string" office:string-value="MasahikoSawada/postgresql" calcext:value-type="string">
            <text:p>MasahikoSawada/postgresql</text:p>
          </table:table-cell>
        </table:table-row>
        <table:table-row table:style-name="ro1">
          <table:table-cell office:value-type="float" office:value="17087846" calcext:value-type="float">
            <text:p>17087846</text:p>
          </table:table-cell>
          <table:table-cell office:value-type="string" calcext:value-type="string">
            <text:p>https://api.github.com/repos/ros2/rmw</text:p>
          </table:table-cell>
          <table:table-cell table:formula="of:=REPLACE([.B1919]; 1; 29; &quot;&quot;)" office:value-type="string" office:string-value="ros2/rmw" calcext:value-type="string">
            <text:p>ros2/rmw</text:p>
          </table:table-cell>
        </table:table-row>
        <table:table-row table:style-name="ro1">
          <table:table-cell office:value-type="float" office:value="17096059" calcext:value-type="float">
            <text:p>17096059</text:p>
          </table:table-cell>
          <table:table-cell office:value-type="string" calcext:value-type="string">
            <text:p>https://api.github.com/repos/2ndQuadrant/bdr</text:p>
          </table:table-cell>
          <table:table-cell table:formula="of:=REPLACE([.B1920]; 1; 29; &quot;&quot;)" office:value-type="string" office:string-value="2ndQuadrant/bdr" calcext:value-type="string">
            <text:p>2ndQuadrant/bdr</text:p>
          </table:table-cell>
        </table:table-row>
        <table:table-row table:style-name="ro1">
          <table:table-cell office:value-type="float" office:value="17107305" calcext:value-type="float">
            <text:p>17107305</text:p>
          </table:table-cell>
          <table:table-cell office:value-type="string" calcext:value-type="string">
            <text:p>https://api.github.com/repos/rcn-ee/ti-uboot</text:p>
          </table:table-cell>
          <table:table-cell table:formula="of:=REPLACE([.B1921]; 1; 29; &quot;&quot;)" office:value-type="string" office:string-value="rcn-ee/ti-uboot" calcext:value-type="string">
            <text:p>rcn-ee/ti-uboot</text:p>
          </table:table-cell>
        </table:table-row>
        <table:table-row table:style-name="ro1">
          <table:table-cell office:value-type="float" office:value="17110116" calcext:value-type="float">
            <text:p>17110116</text:p>
          </table:table-cell>
          <table:table-cell office:value-type="string" calcext:value-type="string">
            <text:p>https://api.github.com/repos/tizian/Cendric2</text:p>
          </table:table-cell>
          <table:table-cell table:formula="of:=REPLACE([.B1922]; 1; 29; &quot;&quot;)" office:value-type="string" office:string-value="tizian/Cendric2" calcext:value-type="string">
            <text:p>tizian/Cendric2</text:p>
          </table:table-cell>
        </table:table-row>
        <table:table-row table:style-name="ro1">
          <table:table-cell office:value-type="float" office:value="17122566" calcext:value-type="float">
            <text:p>17122566</text:p>
          </table:table-cell>
          <table:table-cell office:value-type="string" calcext:value-type="string">
            <text:p>https://api.github.com/repos/ShevT/kernel_samsung_lt033g</text:p>
          </table:table-cell>
          <table:table-cell table:formula="of:=REPLACE([.B1923]; 1; 29; &quot;&quot;)" office:value-type="string" office:string-value="ShevT/kernel_samsung_lt033g" calcext:value-type="string">
            <text:p>ShevT/kernel_samsung_lt033g</text:p>
          </table:table-cell>
        </table:table-row>
        <table:table-row table:style-name="ro1">
          <table:table-cell office:value-type="float" office:value="17142536" calcext:value-type="float">
            <text:p>17142536</text:p>
          </table:table-cell>
          <table:table-cell office:value-type="string" calcext:value-type="string">
            <text:p>https://api.github.com/repos/darknightghost/sandnix</text:p>
          </table:table-cell>
          <table:table-cell table:formula="of:=REPLACE([.B1924]; 1; 29; &quot;&quot;)" office:value-type="string" office:string-value="darknightghost/sandnix" calcext:value-type="string">
            <text:p>darknightghost/sandnix</text:p>
          </table:table-cell>
        </table:table-row>
        <table:table-row table:style-name="ro1">
          <table:table-cell office:value-type="float" office:value="17163575" calcext:value-type="float">
            <text:p>17163575</text:p>
          </table:table-cell>
          <table:table-cell office:value-type="string" calcext:value-type="string">
            <text:p>https://api.github.com/repos/mkfifo/icarus</text:p>
          </table:table-cell>
          <table:table-cell table:formula="of:=REPLACE([.B1925]; 1; 29; &quot;&quot;)" office:value-type="string" office:string-value="mkfifo/icarus" calcext:value-type="string">
            <text:p>mkfifo/icarus</text:p>
          </table:table-cell>
        </table:table-row>
        <table:table-row table:style-name="ro1">
          <table:table-cell office:value-type="float" office:value="17164653" calcext:value-type="float">
            <text:p>17164653</text:p>
          </table:table-cell>
          <table:table-cell office:value-type="string" calcext:value-type="string">
            <text:p>https://api.github.com/repos/akopytov/sysbench</text:p>
          </table:table-cell>
          <table:table-cell table:formula="of:=REPLACE([.B1926]; 1; 29; &quot;&quot;)" office:value-type="string" office:string-value="akopytov/sysbench" calcext:value-type="string">
            <text:p>akopytov/sysbench</text:p>
          </table:table-cell>
        </table:table-row>
        <table:table-row table:style-name="ro1">
          <table:table-cell office:value-type="float" office:value="17168353" calcext:value-type="float">
            <text:p>17168353</text:p>
          </table:table-cell>
          <table:table-cell office:value-type="string" calcext:value-type="string">
            <text:p>https://api.github.com/repos/ShevT/device_samsung_lt033g</text:p>
          </table:table-cell>
          <table:table-cell table:formula="of:=REPLACE([.B1927]; 1; 29; &quot;&quot;)" office:value-type="string" office:string-value="ShevT/device_samsung_lt033g" calcext:value-type="string">
            <text:p>ShevT/device_samsung_lt033g</text:p>
          </table:table-cell>
        </table:table-row>
        <table:table-row table:style-name="ro1">
          <table:table-cell office:value-type="float" office:value="17174376" calcext:value-type="float">
            <text:p>17174376</text:p>
          </table:table-cell>
          <table:table-cell office:value-type="string" calcext:value-type="string">
            <text:p>https://api.github.com/repos/jdolan/quetoo</text:p>
          </table:table-cell>
          <table:table-cell table:formula="of:=REPLACE([.B1928]; 1; 29; &quot;&quot;)" office:value-type="string" office:string-value="jdolan/quetoo" calcext:value-type="string">
            <text:p>jdolan/quetoo</text:p>
          </table:table-cell>
        </table:table-row>
        <table:table-row table:style-name="ro1">
          <table:table-cell office:value-type="float" office:value="17206058" calcext:value-type="float">
            <text:p>17206058</text:p>
          </table:table-cell>
          <table:table-cell office:value-type="string" calcext:value-type="string">
            <text:p>https://api.github.com/repos/gvanem/EnvTool</text:p>
          </table:table-cell>
          <table:table-cell table:formula="of:=REPLACE([.B1929]; 1; 29; &quot;&quot;)" office:value-type="string" office:string-value="gvanem/EnvTool" calcext:value-type="string">
            <text:p>gvanem/EnvTool</text:p>
          </table:table-cell>
        </table:table-row>
        <table:table-row table:style-name="ro1">
          <table:table-cell office:value-type="float" office:value="17251804" calcext:value-type="float">
            <text:p>17251804</text:p>
          </table:table-cell>
          <table:table-cell office:value-type="string" calcext:value-type="string">
            <text:p>https://api.github.com/repos/trychlos/openbook</text:p>
          </table:table-cell>
          <table:table-cell table:formula="of:=REPLACE([.B1930]; 1; 29; &quot;&quot;)" office:value-type="string" office:string-value="trychlos/openbook" calcext:value-type="string">
            <text:p>trychlos/openbook</text:p>
          </table:table-cell>
        </table:table-row>
        <table:table-row table:style-name="ro1">
          <table:table-cell office:value-type="float" office:value="17304070" calcext:value-type="float">
            <text:p>17304070</text:p>
          </table:table-cell>
          <table:table-cell office:value-type="string" calcext:value-type="string">
            <text:p>https://api.github.com/repos/facebook/openbmc</text:p>
          </table:table-cell>
          <table:table-cell table:formula="of:=REPLACE([.B1931]; 1; 29; &quot;&quot;)" office:value-type="string" office:string-value="facebook/openbmc" calcext:value-type="string">
            <text:p>facebook/openbmc</text:p>
          </table:table-cell>
        </table:table-row>
        <table:table-row table:style-name="ro1">
          <table:table-cell office:value-type="float" office:value="17313304" calcext:value-type="float">
            <text:p>17313304</text:p>
          </table:table-cell>
          <table:table-cell office:value-type="string" calcext:value-type="string">
            <text:p>https://api.github.com/repos/ksstech/support_common</text:p>
          </table:table-cell>
          <table:table-cell table:formula="of:=REPLACE([.B1932]; 1; 29; &quot;&quot;)" office:value-type="string" office:string-value="ksstech/support_common" calcext:value-type="string">
            <text:p>ksstech/support_common</text:p>
          </table:table-cell>
        </table:table-row>
        <table:table-row table:style-name="ro1">
          <table:table-cell office:value-type="float" office:value="17360712" calcext:value-type="float">
            <text:p>17360712</text:p>
          </table:table-cell>
          <table:table-cell office:value-type="string" calcext:value-type="string">
            <text:p>https://api.github.com/repos/MmgTools/mmg</text:p>
          </table:table-cell>
          <table:table-cell table:formula="of:=REPLACE([.B1933]; 1; 29; &quot;&quot;)" office:value-type="string" office:string-value="MmgTools/mmg" calcext:value-type="string">
            <text:p>MmgTools/mmg</text:p>
          </table:table-cell>
        </table:table-row>
        <table:table-row table:style-name="ro1">
          <table:table-cell office:value-type="float" office:value="17372407" calcext:value-type="float">
            <text:p>17372407</text:p>
          </table:table-cell>
          <table:table-cell office:value-type="string" calcext:value-type="string">
            <text:p>https://api.github.com/repos/jspark311/ManuvrOS</text:p>
          </table:table-cell>
          <table:table-cell table:formula="of:=REPLACE([.B1934]; 1; 29; &quot;&quot;)" office:value-type="string" office:string-value="jspark311/ManuvrOS" calcext:value-type="string">
            <text:p>jspark311/ManuvrOS</text:p>
          </table:table-cell>
        </table:table-row>
        <table:table-row table:style-name="ro1">
          <table:table-cell office:value-type="float" office:value="17386969" calcext:value-type="float">
            <text:p>17386969</text:p>
          </table:table-cell>
          <table:table-cell office:value-type="string" calcext:value-type="string">
            <text:p>https://api.github.com/repos/bioglaze/aether3d</text:p>
          </table:table-cell>
          <table:table-cell table:formula="of:=REPLACE([.B1935]; 1; 29; &quot;&quot;)" office:value-type="string" office:string-value="bioglaze/aether3d" calcext:value-type="string">
            <text:p>bioglaze/aether3d</text:p>
          </table:table-cell>
        </table:table-row>
        <table:table-row table:style-name="ro1">
          <table:table-cell office:value-type="float" office:value="17392645" calcext:value-type="float">
            <text:p>17392645</text:p>
          </table:table-cell>
          <table:table-cell office:value-type="string" calcext:value-type="string">
            <text:p>https://api.github.com/repos/wantee/connLM</text:p>
          </table:table-cell>
          <table:table-cell table:formula="of:=REPLACE([.B1936]; 1; 29; &quot;&quot;)" office:value-type="string" office:string-value="wantee/connLM" calcext:value-type="string">
            <text:p>wantee/connLM</text:p>
          </table:table-cell>
        </table:table-row>
        <table:table-row table:style-name="ro1">
          <table:table-cell office:value-type="float" office:value="17393767" calcext:value-type="float">
            <text:p>17393767</text:p>
          </table:table-cell>
          <table:table-cell office:value-type="string" calcext:value-type="string">
            <text:p>https://api.github.com/repos/iortcw/iortcw</text:p>
          </table:table-cell>
          <table:table-cell table:formula="of:=REPLACE([.B1937]; 1; 29; &quot;&quot;)" office:value-type="string" office:string-value="iortcw/iortcw" calcext:value-type="string">
            <text:p>iortcw/iortcw</text:p>
          </table:table-cell>
        </table:table-row>
        <table:table-row table:style-name="ro1">
          <table:table-cell office:value-type="float" office:value="17394404" calcext:value-type="float">
            <text:p>17394404</text:p>
          </table:table-cell>
          <table:table-cell office:value-type="string" calcext:value-type="string">
            <text:p>https://api.github.com/repos/hackboxguy/brbox</text:p>
          </table:table-cell>
          <table:table-cell table:formula="of:=REPLACE([.B1938]; 1; 29; &quot;&quot;)" office:value-type="string" office:string-value="hackboxguy/brbox" calcext:value-type="string">
            <text:p>hackboxguy/brbox</text:p>
          </table:table-cell>
        </table:table-row>
        <table:table-row table:style-name="ro1">
          <table:table-cell office:value-type="float" office:value="17416005" calcext:value-type="float">
            <text:p>17416005</text:p>
          </table:table-cell>
          <table:table-cell office:value-type="string" calcext:value-type="string">
            <text:p>https://api.github.com/repos/pscedu/slash2</text:p>
          </table:table-cell>
          <table:table-cell table:formula="of:=REPLACE([.B1939]; 1; 29; &quot;&quot;)" office:value-type="string" office:string-value="pscedu/slash2" calcext:value-type="string">
            <text:p>pscedu/slash2</text:p>
          </table:table-cell>
        </table:table-row>
        <table:table-row table:style-name="ro1">
          <table:table-cell office:value-type="float" office:value="17420517" calcext:value-type="float">
            <text:p>17420517</text:p>
          </table:table-cell>
          <table:table-cell office:value-type="string" calcext:value-type="string">
            <text:p>https://api.github.com/repos/pennmush/pennmush</text:p>
          </table:table-cell>
          <table:table-cell table:formula="of:=REPLACE([.B1940]; 1; 29; &quot;&quot;)" office:value-type="string" office:string-value="pennmush/pennmush" calcext:value-type="string">
            <text:p>pennmush/pennmush</text:p>
          </table:table-cell>
        </table:table-row>
        <table:table-row table:style-name="ro1">
          <table:table-cell office:value-type="float" office:value="17428269" calcext:value-type="float">
            <text:p>17428269</text:p>
          </table:table-cell>
          <table:table-cell office:value-type="string" calcext:value-type="string">
            <text:p>https://api.github.com/repos/open-io/oio-sds</text:p>
          </table:table-cell>
          <table:table-cell table:formula="of:=REPLACE([.B1941]; 1; 29; &quot;&quot;)" office:value-type="string" office:string-value="open-io/oio-sds" calcext:value-type="string">
            <text:p>open-io/oio-sds</text:p>
          </table:table-cell>
        </table:table-row>
        <table:table-row table:style-name="ro1">
          <table:table-cell office:value-type="float" office:value="17429734" calcext:value-type="float">
            <text:p>17429734</text:p>
          </table:table-cell>
          <table:table-cell office:value-type="string" calcext:value-type="string">
            <text:p>https://api.github.com/repos/epics-base/epics-base</text:p>
          </table:table-cell>
          <table:table-cell table:formula="of:=REPLACE([.B1942]; 1; 29; &quot;&quot;)" office:value-type="string" office:string-value="epics-base/epics-base" calcext:value-type="string">
            <text:p>epics-base/epics-base</text:p>
          </table:table-cell>
        </table:table-row>
        <table:table-row table:style-name="ro1">
          <table:table-cell office:value-type="float" office:value="17438089" calcext:value-type="float">
            <text:p>17438089</text:p>
          </table:table-cell>
          <table:table-cell office:value-type="string" calcext:value-type="string">
            <text:p>https://api.github.com/repos/FedeDP/ncursesFM</text:p>
          </table:table-cell>
          <table:table-cell table:formula="of:=REPLACE([.B1943]; 1; 29; &quot;&quot;)" office:value-type="string" office:string-value="FedeDP/ncursesFM" calcext:value-type="string">
            <text:p>FedeDP/ncursesFM</text:p>
          </table:table-cell>
        </table:table-row>
        <table:table-row table:style-name="ro1">
          <table:table-cell office:value-type="float" office:value="17451350" calcext:value-type="float">
            <text:p>17451350</text:p>
          </table:table-cell>
          <table:table-cell office:value-type="string" calcext:value-type="string">
            <text:p>https://api.github.com/repos/naev/naev</text:p>
          </table:table-cell>
          <table:table-cell table:formula="of:=REPLACE([.B1944]; 1; 29; &quot;&quot;)" office:value-type="string" office:string-value="naev/naev" calcext:value-type="string">
            <text:p>naev/naev</text:p>
          </table:table-cell>
        </table:table-row>
        <table:table-row table:style-name="ro1">
          <table:table-cell office:value-type="float" office:value="17479482" calcext:value-type="float">
            <text:p>17479482</text:p>
          </table:table-cell>
          <table:table-cell office:value-type="string" calcext:value-type="string">
            <text:p>https://api.github.com/repos/MagoKimbra/MarlinKimbra4due</text:p>
          </table:table-cell>
          <table:table-cell table:formula="of:=REPLACE([.B1945]; 1; 29; &quot;&quot;)" office:value-type="string" office:string-value="MagoKimbra/MarlinKimbra4due" calcext:value-type="string">
            <text:p>MagoKimbra/MarlinKimbra4due</text:p>
          </table:table-cell>
        </table:table-row>
        <table:table-row table:style-name="ro1">
          <table:table-cell office:value-type="float" office:value="17492196" calcext:value-type="float">
            <text:p>17492196</text:p>
          </table:table-cell>
          <table:table-cell office:value-type="string" calcext:value-type="string">
            <text:p>https://api.github.com/repos/ezrec/AROS-mirror</text:p>
          </table:table-cell>
          <table:table-cell table:formula="of:=REPLACE([.B1946]; 1; 29; &quot;&quot;)" office:value-type="string" office:string-value="ezrec/AROS-mirror" calcext:value-type="string">
            <text:p>ezrec/AROS-mirror</text:p>
          </table:table-cell>
        </table:table-row>
        <table:table-row table:style-name="ro1">
          <table:table-cell office:value-type="float" office:value="17528808" calcext:value-type="float">
            <text:p>17528808</text:p>
          </table:table-cell>
          <table:table-cell office:value-type="string" calcext:value-type="string">
            <text:p>https://api.github.com/repos/RuleWorld/bionetgen</text:p>
          </table:table-cell>
          <table:table-cell table:formula="of:=REPLACE([.B1947]; 1; 29; &quot;&quot;)" office:value-type="string" office:string-value="RuleWorld/bionetgen" calcext:value-type="string">
            <text:p>RuleWorld/bionetgen</text:p>
          </table:table-cell>
        </table:table-row>
        <table:table-row table:style-name="ro1">
          <table:table-cell office:value-type="float" office:value="17529286" calcext:value-type="float">
            <text:p>17529286</text:p>
          </table:table-cell>
          <table:table-cell office:value-type="string" calcext:value-type="string">
            <text:p>https://api.github.com/repos/clementgallet/libTAS</text:p>
          </table:table-cell>
          <table:table-cell table:formula="of:=REPLACE([.B1948]; 1; 29; &quot;&quot;)" office:value-type="string" office:string-value="clementgallet/libTAS" calcext:value-type="string">
            <text:p>clementgallet/libTAS</text:p>
          </table:table-cell>
        </table:table-row>
        <table:table-row table:style-name="ro1">
          <table:table-cell office:value-type="float" office:value="17536514" calcext:value-type="float">
            <text:p>17536514</text:p>
          </table:table-cell>
          <table:table-cell office:value-type="string" calcext:value-type="string">
            <text:p>https://api.github.com/repos/storaged-project/storaged</text:p>
          </table:table-cell>
          <table:table-cell table:formula="of:=REPLACE([.B1949]; 1; 29; &quot;&quot;)" office:value-type="string" office:string-value="storaged-project/storaged" calcext:value-type="string">
            <text:p>storaged-project/storaged</text:p>
          </table:table-cell>
        </table:table-row>
        <table:table-row table:style-name="ro1">
          <table:table-cell office:value-type="float" office:value="17555174" calcext:value-type="float">
            <text:p>17555174</text:p>
          </table:table-cell>
          <table:table-cell office:value-type="string" calcext:value-type="string">
            <text:p>https://api.github.com/repos/RedCoolBeans/cargos-buildroot</text:p>
          </table:table-cell>
          <table:table-cell table:formula="of:=REPLACE([.B1950]; 1; 29; &quot;&quot;)" office:value-type="string" office:string-value="RedCoolBeans/cargos-buildroot" calcext:value-type="string">
            <text:p>RedCoolBeans/cargos-buildroot</text:p>
          </table:table-cell>
        </table:table-row>
        <table:table-row table:style-name="ro1">
          <table:table-cell office:value-type="float" office:value="17606792" calcext:value-type="float">
            <text:p>17606792</text:p>
          </table:table-cell>
          <table:table-cell office:value-type="string" calcext:value-type="string">
            <text:p>https://api.github.com/repos/aakoskin/los</text:p>
          </table:table-cell>
          <table:table-cell table:formula="of:=REPLACE([.B1951]; 1; 29; &quot;&quot;)" office:value-type="string" office:string-value="aakoskin/los" calcext:value-type="string">
            <text:p>aakoskin/los</text:p>
          </table:table-cell>
        </table:table-row>
        <table:table-row table:style-name="ro1">
          <table:table-cell office:value-type="float" office:value="17626226" calcext:value-type="float">
            <text:p>17626226</text:p>
          </table:table-cell>
          <table:table-cell office:value-type="string" calcext:value-type="string">
            <text:p>https://api.github.com/repos/wl500g/wl500g</text:p>
          </table:table-cell>
          <table:table-cell table:formula="of:=REPLACE([.B1952]; 1; 29; &quot;&quot;)" office:value-type="string" office:string-value="wl500g/wl500g" calcext:value-type="string">
            <text:p>wl500g/wl500g</text:p>
          </table:table-cell>
        </table:table-row>
        <table:table-row table:style-name="ro1">
          <table:table-cell office:value-type="float" office:value="17643709" calcext:value-type="float">
            <text:p>17643709</text:p>
          </table:table-cell>
          <table:table-cell office:value-type="string" calcext:value-type="string">
            <text:p>https://api.github.com/repos/endlessm/eos-event-recorder-daemon</text:p>
          </table:table-cell>
          <table:table-cell table:formula="of:=REPLACE([.B1953]; 1; 29; &quot;&quot;)" office:value-type="string" office:string-value="endlessm/eos-event-recorder-daemon" calcext:value-type="string">
            <text:p>endlessm/eos-event-recorder-daemon</text:p>
          </table:table-cell>
        </table:table-row>
        <table:table-row table:style-name="ro1">
          <table:table-cell office:value-type="float" office:value="17650217" calcext:value-type="float">
            <text:p>17650217</text:p>
          </table:table-cell>
          <table:table-cell office:value-type="string" calcext:value-type="string">
            <text:p>https://api.github.com/repos/OSGeo/proj.4</text:p>
          </table:table-cell>
          <table:table-cell table:formula="of:=REPLACE([.B1954]; 1; 29; &quot;&quot;)" office:value-type="string" office:string-value="OSGeo/proj.4" calcext:value-type="string">
            <text:p>OSGeo/proj.4</text:p>
          </table:table-cell>
        </table:table-row>
        <table:table-row table:style-name="ro1">
          <table:table-cell office:value-type="float" office:value="17659350" calcext:value-type="float">
            <text:p>17659350</text:p>
          </table:table-cell>
          <table:table-cell office:value-type="string" calcext:value-type="string">
            <text:p>https://api.github.com/repos/srsLTE/srsLTE</text:p>
          </table:table-cell>
          <table:table-cell table:formula="of:=REPLACE([.B1955]; 1; 29; &quot;&quot;)" office:value-type="string" office:string-value="srsLTE/srsLTE" calcext:value-type="string">
            <text:p>srsLTE/srsLTE</text:p>
          </table:table-cell>
        </table:table-row>
        <table:table-row table:style-name="ro1">
          <table:table-cell office:value-type="float" office:value="17660035" calcext:value-type="float">
            <text:p>17660035</text:p>
          </table:table-cell>
          <table:table-cell office:value-type="string" calcext:value-type="string">
            <text:p>https://api.github.com/repos/gvanem/wsock-trace</text:p>
          </table:table-cell>
          <table:table-cell table:formula="of:=REPLACE([.B1956]; 1; 29; &quot;&quot;)" office:value-type="string" office:string-value="gvanem/wsock-trace" calcext:value-type="string">
            <text:p>gvanem/wsock-trace</text:p>
          </table:table-cell>
        </table:table-row>
        <table:table-row table:style-name="ro1">
          <table:table-cell office:value-type="float" office:value="17666042" calcext:value-type="float">
            <text:p>17666042</text:p>
          </table:table-cell>
          <table:table-cell office:value-type="string" calcext:value-type="string">
            <text:p>https://api.github.com/repos/WiseLord/ampcontrol</text:p>
          </table:table-cell>
          <table:table-cell table:formula="of:=REPLACE([.B1957]; 1; 29; &quot;&quot;)" office:value-type="string" office:string-value="WiseLord/ampcontrol" calcext:value-type="string">
            <text:p>WiseLord/ampcontrol</text:p>
          </table:table-cell>
        </table:table-row>
        <table:table-row table:style-name="ro1">
          <table:table-cell office:value-type="float" office:value="17670597" calcext:value-type="float">
            <text:p>17670597</text:p>
          </table:table-cell>
          <table:table-cell office:value-type="string" calcext:value-type="string">
            <text:p>https://api.github.com/repos/maxon887/Cross</text:p>
          </table:table-cell>
          <table:table-cell table:formula="of:=REPLACE([.B1958]; 1; 29; &quot;&quot;)" office:value-type="string" office:string-value="maxon887/Cross" calcext:value-type="string">
            <text:p>maxon887/Cross</text:p>
          </table:table-cell>
        </table:table-row>
        <table:table-row table:style-name="ro1">
          <table:table-cell office:value-type="float" office:value="17699830" calcext:value-type="float">
            <text:p>17699830</text:p>
          </table:table-cell>
          <table:table-cell office:value-type="string" calcext:value-type="string">
            <text:p>https://api.github.com/repos/rsergeant/snow-leopard-interpreter</text:p>
          </table:table-cell>
          <table:table-cell table:formula="of:=REPLACE([.B1959]; 1; 29; &quot;&quot;)" office:value-type="string" office:string-value="rsergeant/snow-leopard-interpreter" calcext:value-type="string">
            <text:p>rsergeant/snow-leopard-interpreter</text:p>
          </table:table-cell>
        </table:table-row>
        <table:table-row table:style-name="ro1">
          <table:table-cell office:value-type="float" office:value="17702145" calcext:value-type="float">
            <text:p>17702145</text:p>
          </table:table-cell>
          <table:table-cell office:value-type="string" calcext:value-type="string">
            <text:p>https://api.github.com/repos/mvdevs/jk2mv</text:p>
          </table:table-cell>
          <table:table-cell table:formula="of:=REPLACE([.B1960]; 1; 29; &quot;&quot;)" office:value-type="string" office:string-value="mvdevs/jk2mv" calcext:value-type="string">
            <text:p>mvdevs/jk2mv</text:p>
          </table:table-cell>
        </table:table-row>
        <table:table-row table:style-name="ro1">
          <table:table-cell office:value-type="float" office:value="17702221" calcext:value-type="float">
            <text:p>17702221</text:p>
          </table:table-cell>
          <table:table-cell office:value-type="string" calcext:value-type="string">
            <text:p>https://api.github.com/repos/projectara/nuttx</text:p>
          </table:table-cell>
          <table:table-cell table:formula="of:=REPLACE([.B1961]; 1; 29; &quot;&quot;)" office:value-type="string" office:string-value="projectara/nuttx" calcext:value-type="string">
            <text:p>projectara/nuttx</text:p>
          </table:table-cell>
        </table:table-row>
        <table:table-row table:style-name="ro1">
          <table:table-cell office:value-type="float" office:value="17740801" calcext:value-type="float">
            <text:p>17740801</text:p>
          </table:table-cell>
          <table:table-cell office:value-type="string" calcext:value-type="string">
            <text:p>https://api.github.com/repos/paulsapps/alive</text:p>
          </table:table-cell>
          <table:table-cell table:formula="of:=REPLACE([.B1962]; 1; 29; &quot;&quot;)" office:value-type="string" office:string-value="paulsapps/alive" calcext:value-type="string">
            <text:p>paulsapps/alive</text:p>
          </table:table-cell>
        </table:table-row>
        <table:table-row table:style-name="ro1">
          <table:table-cell office:value-type="float" office:value="17780511" calcext:value-type="float">
            <text:p>17780511</text:p>
          </table:table-cell>
          <table:table-cell office:value-type="string" calcext:value-type="string">
            <text:p>https://api.github.com/repos/SDL-mirror/SDL</text:p>
          </table:table-cell>
          <table:table-cell table:formula="of:=REPLACE([.B1963]; 1; 29; &quot;&quot;)" office:value-type="string" office:string-value="SDL-mirror/SDL" calcext:value-type="string">
            <text:p>SDL-mirror/SDL</text:p>
          </table:table-cell>
        </table:table-row>
        <table:table-row table:style-name="ro1">
          <table:table-cell office:value-type="float" office:value="17798072" calcext:value-type="float">
            <text:p>17798072</text:p>
          </table:table-cell>
          <table:table-cell office:value-type="string" calcext:value-type="string">
            <text:p>https://api.github.com/repos/lastweek/Sandix</text:p>
          </table:table-cell>
          <table:table-cell table:formula="of:=REPLACE([.B1964]; 1; 29; &quot;&quot;)" office:value-type="string" office:string-value="lastweek/Sandix" calcext:value-type="string">
            <text:p>lastweek/Sandix</text:p>
          </table:table-cell>
        </table:table-row>
        <table:table-row table:style-name="ro1">
          <table:table-cell office:value-type="float" office:value="17825829" calcext:value-type="float">
            <text:p>17825829</text:p>
          </table:table-cell>
          <table:table-cell office:value-type="string" calcext:value-type="string">
            <text:p>https://api.github.com/repos/catastropher/X3D-68k</text:p>
          </table:table-cell>
          <table:table-cell table:formula="of:=REPLACE([.B1965]; 1; 29; &quot;&quot;)" office:value-type="string" office:string-value="catastropher/X3D-68k" calcext:value-type="string">
            <text:p>catastropher/X3D-68k</text:p>
          </table:table-cell>
        </table:table-row>
        <table:table-row table:style-name="ro1">
          <table:table-cell office:value-type="float" office:value="17837925" calcext:value-type="float">
            <text:p>17837925</text:p>
          </table:table-cell>
          <table:table-cell office:value-type="string" calcext:value-type="string">
            <text:p>https://api.github.com/repos/andip71/boeffla-kernel-cm-s5</text:p>
          </table:table-cell>
          <table:table-cell table:formula="of:=REPLACE([.B1966]; 1; 29; &quot;&quot;)" office:value-type="string" office:string-value="andip71/boeffla-kernel-cm-s5" calcext:value-type="string">
            <text:p>andip71/boeffla-kernel-cm-s5</text:p>
          </table:table-cell>
        </table:table-row>
        <table:table-row table:style-name="ro1">
          <table:table-cell office:value-type="float" office:value="17844167" calcext:value-type="float">
            <text:p>17844167</text:p>
          </table:table-cell>
          <table:table-cell office:value-type="string" calcext:value-type="string">
            <text:p>https://api.github.com/repos/vivier/qemu-m68k</text:p>
          </table:table-cell>
          <table:table-cell table:formula="of:=REPLACE([.B1967]; 1; 29; &quot;&quot;)" office:value-type="string" office:string-value="vivier/qemu-m68k" calcext:value-type="string">
            <text:p>vivier/qemu-m68k</text:p>
          </table:table-cell>
        </table:table-row>
        <table:table-row table:style-name="ro1">
          <table:table-cell office:value-type="float" office:value="17850587" calcext:value-type="float">
            <text:p>17850587</text:p>
          </table:table-cell>
          <table:table-cell office:value-type="string" calcext:value-type="string">
            <text:p>https://api.github.com/repos/McStasMcXtrace/McCode</text:p>
          </table:table-cell>
          <table:table-cell table:formula="of:=REPLACE([.B1968]; 1; 29; &quot;&quot;)" office:value-type="string" office:string-value="McStasMcXtrace/McCode" calcext:value-type="string">
            <text:p>McStasMcXtrace/McCode</text:p>
          </table:table-cell>
        </table:table-row>
        <table:table-row table:style-name="ro1">
          <table:table-cell office:value-type="float" office:value="17905472" calcext:value-type="float">
            <text:p>17905472</text:p>
          </table:table-cell>
          <table:table-cell office:value-type="string" calcext:value-type="string">
            <text:p>https://api.github.com/repos/swift-nav/libsbp</text:p>
          </table:table-cell>
          <table:table-cell table:formula="of:=REPLACE([.B1969]; 1; 29; &quot;&quot;)" office:value-type="string" office:string-value="swift-nav/libsbp" calcext:value-type="string">
            <text:p>swift-nav/libsbp</text:p>
          </table:table-cell>
        </table:table-row>
        <table:table-row table:style-name="ro1">
          <table:table-cell office:value-type="float" office:value="17911207" calcext:value-type="float">
            <text:p>17911207</text:p>
          </table:table-cell>
          <table:table-cell office:value-type="string" calcext:value-type="string">
            <text:p>https://api.github.com/repos/vim/vim</text:p>
          </table:table-cell>
          <table:table-cell table:formula="of:=REPLACE([.B1970]; 1; 29; &quot;&quot;)" office:value-type="string" office:string-value="vim/vim" calcext:value-type="string">
            <text:p>vim/vim</text:p>
          </table:table-cell>
        </table:table-row>
        <table:table-row table:style-name="ro1">
          <table:table-cell office:value-type="float" office:value="17947666" calcext:value-type="float">
            <text:p>17947666</text:p>
          </table:table-cell>
          <table:table-cell office:value-type="string" calcext:value-type="string">
            <text:p>https://api.github.com/repos/ikeydoherty/cve-check-tool</text:p>
          </table:table-cell>
          <table:table-cell table:formula="of:=REPLACE([.B1971]; 1; 29; &quot;&quot;)" office:value-type="string" office:string-value="ikeydoherty/cve-check-tool" calcext:value-type="string">
            <text:p>ikeydoherty/cve-check-tool</text:p>
          </table:table-cell>
        </table:table-row>
        <table:table-row table:style-name="ro1">
          <table:table-cell office:value-type="float" office:value="17948034" calcext:value-type="float">
            <text:p>17948034</text:p>
          </table:table-cell>
          <table:table-cell office:value-type="string" calcext:value-type="string">
            <text:p>https://api.github.com/repos/hso-esk/emb6</text:p>
          </table:table-cell>
          <table:table-cell table:formula="of:=REPLACE([.B1972]; 1; 29; &quot;&quot;)" office:value-type="string" office:string-value="hso-esk/emb6" calcext:value-type="string">
            <text:p>hso-esk/emb6</text:p>
          </table:table-cell>
        </table:table-row>
        <table:table-row table:style-name="ro1">
          <table:table-cell office:value-type="float" office:value="17985121" calcext:value-type="float">
            <text:p>17985121</text:p>
          </table:table-cell>
          <table:table-cell office:value-type="string" calcext:value-type="string">
            <text:p>https://api.github.com/repos/audacity/audacity</text:p>
          </table:table-cell>
          <table:table-cell table:formula="of:=REPLACE([.B1973]; 1; 29; &quot;&quot;)" office:value-type="string" office:string-value="audacity/audacity" calcext:value-type="string">
            <text:p>audacity/audacity</text:p>
          </table:table-cell>
        </table:table-row>
        <table:table-row table:style-name="ro1">
          <table:table-cell office:value-type="float" office:value="17987132" calcext:value-type="float">
            <text:p>17987132</text:p>
          </table:table-cell>
          <table:table-cell office:value-type="string" calcext:value-type="string">
            <text:p>https://api.github.com/repos/premake/premake-core</text:p>
          </table:table-cell>
          <table:table-cell table:formula="of:=REPLACE([.B1974]; 1; 29; &quot;&quot;)" office:value-type="string" office:string-value="premake/premake-core" calcext:value-type="string">
            <text:p>premake/premake-core</text:p>
          </table:table-cell>
        </table:table-row>
        <table:table-row table:style-name="ro1">
          <table:table-cell office:value-type="float" office:value="18008448" calcext:value-type="float">
            <text:p>18008448</text:p>
          </table:table-cell>
          <table:table-cell office:value-type="string" calcext:value-type="string">
            <text:p>https://api.github.com/repos/paulfurley/gnupg-mirror</text:p>
          </table:table-cell>
          <table:table-cell table:formula="of:=REPLACE([.B1975]; 1; 29; &quot;&quot;)" office:value-type="string" office:string-value="paulfurley/gnupg-mirror" calcext:value-type="string">
            <text:p>paulfurley/gnupg-mirror</text:p>
          </table:table-cell>
        </table:table-row>
        <table:table-row table:style-name="ro1">
          <table:table-cell office:value-type="float" office:value="18014171" calcext:value-type="float">
            <text:p>18014171</text:p>
          </table:table-cell>
          <table:table-cell office:value-type="string" calcext:value-type="string">
            <text:p>https://api.github.com/repos/Tommy-Geenexus/android_kernel_sony_msm8974_togari_5.x</text:p>
          </table:table-cell>
          <table:table-cell table:formula="of:=REPLACE([.B1976]; 1; 29; &quot;&quot;)" office:value-type="string" office:string-value="Tommy-Geenexus/android_kernel_sony_msm8974_togari_5.x" calcext:value-type="string">
            <text:p>Tommy-Geenexus/android_kernel_sony_msm8974_togari_5.x</text:p>
          </table:table-cell>
        </table:table-row>
        <table:table-row table:style-name="ro1">
          <table:table-cell office:value-type="float" office:value="18022219" calcext:value-type="float">
            <text:p>18022219</text:p>
          </table:table-cell>
          <table:table-cell office:value-type="string" calcext:value-type="string">
            <text:p>https://api.github.com/repos/esp8266/Arduino</text:p>
          </table:table-cell>
          <table:table-cell table:formula="of:=REPLACE([.B1977]; 1; 29; &quot;&quot;)" office:value-type="string" office:string-value="esp8266/Arduino" calcext:value-type="string">
            <text:p>esp8266/Arduino</text:p>
          </table:table-cell>
        </table:table-row>
        <table:table-row table:style-name="ro1">
          <table:table-cell office:value-type="float" office:value="18023814" calcext:value-type="float">
            <text:p>18023814</text:p>
          </table:table-cell>
          <table:table-cell office:value-type="string" calcext:value-type="string">
            <text:p>https://api.github.com/repos/flintproject/Flint</text:p>
          </table:table-cell>
          <table:table-cell table:formula="of:=REPLACE([.B1978]; 1; 29; &quot;&quot;)" office:value-type="string" office:string-value="flintproject/Flint" calcext:value-type="string">
            <text:p>flintproject/Flint</text:p>
          </table:table-cell>
        </table:table-row>
        <table:table-row table:style-name="ro1">
          <table:table-cell office:value-type="float" office:value="18038707" calcext:value-type="float">
            <text:p>18038707</text:p>
          </table:table-cell>
          <table:table-cell office:value-type="string" calcext:value-type="string">
            <text:p>https://api.github.com/repos/bluekitchen/btstack</text:p>
          </table:table-cell>
          <table:table-cell table:formula="of:=REPLACE([.B1979]; 1; 29; &quot;&quot;)" office:value-type="string" office:string-value="bluekitchen/btstack" calcext:value-type="string">
            <text:p>bluekitchen/btstack</text:p>
          </table:table-cell>
        </table:table-row>
        <table:table-row table:style-name="ro1">
          <table:table-cell office:value-type="float" office:value="18043091" calcext:value-type="float">
            <text:p>18043091</text:p>
          </table:table-cell>
          <table:table-cell office:value-type="string" calcext:value-type="string">
            <text:p>https://api.github.com/repos/hexa00/binutils-gdb</text:p>
          </table:table-cell>
          <table:table-cell table:formula="of:=REPLACE([.B1980]; 1; 29; &quot;&quot;)" office:value-type="string" office:string-value="hexa00/binutils-gdb" calcext:value-type="string">
            <text:p>hexa00/binutils-gdb</text:p>
          </table:table-cell>
        </table:table-row>
        <table:table-row table:style-name="ro1">
          <table:table-cell office:value-type="float" office:value="18048559" calcext:value-type="float">
            <text:p>18048559</text:p>
          </table:table-cell>
          <table:table-cell office:value-type="string" calcext:value-type="string">
            <text:p>https://api.github.com/repos/tideways/php-profiler-extension</text:p>
          </table:table-cell>
          <table:table-cell table:formula="of:=REPLACE([.B1981]; 1; 29; &quot;&quot;)" office:value-type="string" office:string-value="tideways/php-profiler-extension" calcext:value-type="string">
            <text:p>tideways/php-profiler-extension</text:p>
          </table:table-cell>
        </table:table-row>
        <table:table-row table:style-name="ro1">
          <table:table-cell office:value-type="float" office:value="18095222" calcext:value-type="float">
            <text:p>18095222</text:p>
          </table:table-cell>
          <table:table-cell office:value-type="string" calcext:value-type="string">
            <text:p>https://api.github.com/repos/lightmen/leetcode</text:p>
          </table:table-cell>
          <table:table-cell table:formula="of:=REPLACE([.B1982]; 1; 29; &quot;&quot;)" office:value-type="string" office:string-value="lightmen/leetcode" calcext:value-type="string">
            <text:p>lightmen/leetcode</text:p>
          </table:table-cell>
        </table:table-row>
        <table:table-row table:style-name="ro1">
          <table:table-cell office:value-type="float" office:value="18106377" calcext:value-type="float">
            <text:p>18106377</text:p>
          </table:table-cell>
          <table:table-cell office:value-type="string" calcext:value-type="string">
            <text:p>https://api.github.com/repos/embox/embox</text:p>
          </table:table-cell>
          <table:table-cell table:formula="of:=REPLACE([.B1983]; 1; 29; &quot;&quot;)" office:value-type="string" office:string-value="embox/embox" calcext:value-type="string">
            <text:p>embox/embox</text:p>
          </table:table-cell>
        </table:table-row>
        <table:table-row table:style-name="ro1">
          <table:table-cell office:value-type="float" office:value="18125202" calcext:value-type="float">
            <text:p>18125202</text:p>
          </table:table-cell>
          <table:table-cell office:value-type="string" calcext:value-type="string">
            <text:p>https://api.github.com/repos/Yabause/yabause</text:p>
          </table:table-cell>
          <table:table-cell table:formula="of:=REPLACE([.B1984]; 1; 29; &quot;&quot;)" office:value-type="string" office:string-value="Yabause/yabause" calcext:value-type="string">
            <text:p>Yabause/yabause</text:p>
          </table:table-cell>
        </table:table-row>
        <table:table-row table:style-name="ro1">
          <table:table-cell office:value-type="float" office:value="18132961" calcext:value-type="float">
            <text:p>18132961</text:p>
          </table:table-cell>
          <table:table-cell office:value-type="string" calcext:value-type="string">
            <text:p>https://api.github.com/repos/blue-systems/pangea-tooling</text:p>
          </table:table-cell>
          <table:table-cell table:formula="of:=REPLACE([.B1985]; 1; 29; &quot;&quot;)" office:value-type="string" office:string-value="blue-systems/pangea-tooling" calcext:value-type="string">
            <text:p>blue-systems/pangea-tooling</text:p>
          </table:table-cell>
        </table:table-row>
        <table:table-row table:style-name="ro1">
          <table:table-cell office:value-type="float" office:value="18134786" calcext:value-type="float">
            <text:p>18134786</text:p>
          </table:table-cell>
          <table:table-cell office:value-type="string" calcext:value-type="string">
            <text:p>https://api.github.com/repos/zpublic/cozy</text:p>
          </table:table-cell>
          <table:table-cell table:formula="of:=REPLACE([.B1986]; 1; 29; &quot;&quot;)" office:value-type="string" office:string-value="zpublic/cozy" calcext:value-type="string">
            <text:p>zpublic/cozy</text:p>
          </table:table-cell>
        </table:table-row>
        <table:table-row table:style-name="ro1">
          <table:table-cell office:value-type="float" office:value="18145757" calcext:value-type="float">
            <text:p>18145757</text:p>
          </table:table-cell>
          <table:table-cell office:value-type="string" calcext:value-type="string">
            <text:p>https://api.github.com/repos/OpenMusicKontrollers/synthpod</text:p>
          </table:table-cell>
          <table:table-cell table:formula="of:=REPLACE([.B1987]; 1; 29; &quot;&quot;)" office:value-type="string" office:string-value="OpenMusicKontrollers/synthpod" calcext:value-type="string">
            <text:p>OpenMusicKontrollers/synthpod</text:p>
          </table:table-cell>
        </table:table-row>
        <table:table-row table:style-name="ro1">
          <table:table-cell office:value-type="float" office:value="18158634" calcext:value-type="float">
            <text:p>18158634</text:p>
          </table:table-cell>
          <table:table-cell office:value-type="string" calcext:value-type="string">
            <text:p>https://api.github.com/repos/jvesely/piglit</text:p>
          </table:table-cell>
          <table:table-cell table:formula="of:=REPLACE([.B1988]; 1; 29; &quot;&quot;)" office:value-type="string" office:string-value="jvesely/piglit" calcext:value-type="string">
            <text:p>jvesely/piglit</text:p>
          </table:table-cell>
        </table:table-row>
        <table:table-row table:style-name="ro1">
          <table:table-cell office:value-type="float" office:value="18186213" calcext:value-type="float">
            <text:p>18186213</text:p>
          </table:table-cell>
          <table:table-cell office:value-type="string" calcext:value-type="string">
            <text:p>https://api.github.com/repos/MiCode/Xiaomi_Kernel_OpenSource</text:p>
          </table:table-cell>
          <table:table-cell table:formula="of:=REPLACE([.B1989]; 1; 29; &quot;&quot;)" office:value-type="string" office:string-value="MiCode/Xiaomi_Kernel_OpenSource" calcext:value-type="string">
            <text:p>MiCode/Xiaomi_Kernel_OpenSource</text:p>
          </table:table-cell>
        </table:table-row>
        <table:table-row table:style-name="ro1">
          <table:table-cell office:value-type="float" office:value="18191762" calcext:value-type="float">
            <text:p>18191762</text:p>
          </table:table-cell>
          <table:table-cell office:value-type="string" calcext:value-type="string">
            <text:p>https://api.github.com/repos/bh107/bohrium</text:p>
          </table:table-cell>
          <table:table-cell table:formula="of:=REPLACE([.B1990]; 1; 29; &quot;&quot;)" office:value-type="string" office:string-value="bh107/bohrium" calcext:value-type="string">
            <text:p>bh107/bohrium</text:p>
          </table:table-cell>
        </table:table-row>
        <table:table-row table:style-name="ro1">
          <table:table-cell office:value-type="float" office:value="18193516" calcext:value-type="float">
            <text:p>18193516</text:p>
          </table:table-cell>
          <table:table-cell office:value-type="string" calcext:value-type="string">
            <text:p>https://api.github.com/repos/CZ-NIC/knot</text:p>
          </table:table-cell>
          <table:table-cell table:formula="of:=REPLACE([.B1991]; 1; 29; &quot;&quot;)" office:value-type="string" office:string-value="CZ-NIC/knot" calcext:value-type="string">
            <text:p>CZ-NIC/knot</text:p>
          </table:table-cell>
        </table:table-row>
        <table:table-row table:style-name="ro1">
          <table:table-cell office:value-type="float" office:value="18193521" calcext:value-type="float">
            <text:p>18193521</text:p>
          </table:table-cell>
          <table:table-cell office:value-type="string" calcext:value-type="string">
            <text:p>https://api.github.com/repos/CZ-NIC/knot-resolver</text:p>
          </table:table-cell>
          <table:table-cell table:formula="of:=REPLACE([.B1992]; 1; 29; &quot;&quot;)" office:value-type="string" office:string-value="CZ-NIC/knot-resolver" calcext:value-type="string">
            <text:p>CZ-NIC/knot-resolver</text:p>
          </table:table-cell>
        </table:table-row>
        <table:table-row table:style-name="ro1">
          <table:table-cell office:value-type="float" office:value="18194333" calcext:value-type="float">
            <text:p>18194333</text:p>
          </table:table-cell>
          <table:table-cell office:value-type="string" calcext:value-type="string">
            <text:p>https://api.github.com/repos/CZ-NIC/bird</text:p>
          </table:table-cell>
          <table:table-cell table:formula="of:=REPLACE([.B1993]; 1; 29; &quot;&quot;)" office:value-type="string" office:string-value="CZ-NIC/bird" calcext:value-type="string">
            <text:p>CZ-NIC/bird</text:p>
          </table:table-cell>
        </table:table-row>
        <table:table-row table:style-name="ro1">
          <table:table-cell office:value-type="float" office:value="18217307" calcext:value-type="float">
            <text:p>18217307</text:p>
          </table:table-cell>
          <table:table-cell office:value-type="string" calcext:value-type="string">
            <text:p>https://api.github.com/repos/tsadok/nhfourk</text:p>
          </table:table-cell>
          <table:table-cell table:formula="of:=REPLACE([.B1994]; 1; 29; &quot;&quot;)" office:value-type="string" office:string-value="tsadok/nhfourk" calcext:value-type="string">
            <text:p>tsadok/nhfourk</text:p>
          </table:table-cell>
        </table:table-row>
        <table:table-row table:style-name="ro1">
          <table:table-cell office:value-type="float" office:value="18248586" calcext:value-type="float">
            <text:p>18248586</text:p>
          </table:table-cell>
          <table:table-cell office:value-type="string" calcext:value-type="string">
            <text:p>https://api.github.com/repos/appcelerator/titanium_mobile_windows</text:p>
          </table:table-cell>
          <table:table-cell table:formula="of:=REPLACE([.B1995]; 1; 29; &quot;&quot;)" office:value-type="string" office:string-value="appcelerator/titanium_mobile_windows" calcext:value-type="string">
            <text:p>appcelerator/titanium_mobile_windows</text:p>
          </table:table-cell>
        </table:table-row>
        <table:table-row table:style-name="ro1">
          <table:table-cell office:value-type="float" office:value="18270388" calcext:value-type="float">
            <text:p>18270388</text:p>
          </table:table-cell>
          <table:table-cell office:value-type="string" calcext:value-type="string">
            <text:p>https://api.github.com/repos/datastax/php-driver</text:p>
          </table:table-cell>
          <table:table-cell table:formula="of:=REPLACE([.B1996]; 1; 29; &quot;&quot;)" office:value-type="string" office:string-value="datastax/php-driver" calcext:value-type="string">
            <text:p>datastax/php-driver</text:p>
          </table:table-cell>
        </table:table-row>
        <table:table-row table:style-name="ro1">
          <table:table-cell office:value-type="float" office:value="18275051" calcext:value-type="float">
            <text:p>18275051</text:p>
          </table:table-cell>
          <table:table-cell office:value-type="string" calcext:value-type="string">
            <text:p>https://api.github.com/repos/p4lang/p4factory</text:p>
          </table:table-cell>
          <table:table-cell table:formula="of:=REPLACE([.B1997]; 1; 29; &quot;&quot;)" office:value-type="string" office:string-value="p4lang/p4factory" calcext:value-type="string">
            <text:p>p4lang/p4factory</text:p>
          </table:table-cell>
        </table:table-row>
        <table:table-row table:style-name="ro1">
          <table:table-cell office:value-type="float" office:value="18325949" calcext:value-type="float">
            <text:p>18325949</text:p>
          </table:table-cell>
          <table:table-cell office:value-type="string" calcext:value-type="string">
            <text:p>https://api.github.com/repos/ksmith0/goddess_daq</text:p>
          </table:table-cell>
          <table:table-cell table:formula="of:=REPLACE([.B1998]; 1; 29; &quot;&quot;)" office:value-type="string" office:string-value="ksmith0/goddess_daq" calcext:value-type="string">
            <text:p>ksmith0/goddess_daq</text:p>
          </table:table-cell>
        </table:table-row>
        <table:table-row table:style-name="ro1">
          <table:table-cell office:value-type="float" office:value="18340377" calcext:value-type="float">
            <text:p>18340377</text:p>
          </table:table-cell>
          <table:table-cell office:value-type="string" calcext:value-type="string">
            <text:p>https://api.github.com/repos/jvesely/mesa</text:p>
          </table:table-cell>
          <table:table-cell table:formula="of:=REPLACE([.B1999]; 1; 29; &quot;&quot;)" office:value-type="string" office:string-value="jvesely/mesa" calcext:value-type="string">
            <text:p>jvesely/mesa</text:p>
          </table:table-cell>
        </table:table-row>
        <table:table-row table:style-name="ro1">
          <table:table-cell office:value-type="float" office:value="18361665" calcext:value-type="float">
            <text:p>18361665</text:p>
          </table:table-cell>
          <table:table-cell office:value-type="string" calcext:value-type="string">
            <text:p>https://api.github.com/repos/Gumichan01/lunatix-engine</text:p>
          </table:table-cell>
          <table:table-cell table:formula="of:=REPLACE([.B2000]; 1; 29; &quot;&quot;)" office:value-type="string" office:string-value="Gumichan01/lunatix-engine" calcext:value-type="string">
            <text:p>Gumichan01/lunatix-engine</text:p>
          </table:table-cell>
        </table:table-row>
        <table:table-row table:style-name="ro1">
          <table:table-cell office:value-type="float" office:value="18371178" calcext:value-type="float">
            <text:p>18371178</text:p>
          </table:table-cell>
          <table:table-cell office:value-type="string" calcext:value-type="string">
            <text:p>https://api.github.com/repos/Elite-Kernels/elite_shamu</text:p>
          </table:table-cell>
          <table:table-cell table:formula="of:=REPLACE([.B2001]; 1; 29; &quot;&quot;)" office:value-type="string" office:string-value="Elite-Kernels/elite_shamu" calcext:value-type="string">
            <text:p>Elite-Kernels/elite_shamu</text:p>
          </table:table-cell>
        </table:table-row>
        <table:table-row table:style-name="ro1">
          <table:table-cell office:value-type="float" office:value="18436287" calcext:value-type="float">
            <text:p>18436287</text:p>
          </table:table-cell>
          <table:table-cell office:value-type="string" calcext:value-type="string">
            <text:p>https://api.github.com/repos/rapid7/metasploit-payloads</text:p>
          </table:table-cell>
          <table:table-cell table:formula="of:=REPLACE([.B2002]; 1; 29; &quot;&quot;)" office:value-type="string" office:string-value="rapid7/metasploit-payloads" calcext:value-type="string">
            <text:p>rapid7/metasploit-payloads</text:p>
          </table:table-cell>
        </table:table-row>
        <table:table-row table:style-name="ro1">
          <table:table-cell office:value-type="float" office:value="18438137" calcext:value-type="float">
            <text:p>18438137</text:p>
          </table:table-cell>
          <table:table-cell office:value-type="string" calcext:value-type="string">
            <text:p>https://api.github.com/repos/Gumichan01/target-xplosion</text:p>
          </table:table-cell>
          <table:table-cell table:formula="of:=REPLACE([.B2003]; 1; 29; &quot;&quot;)" office:value-type="string" office:string-value="Gumichan01/target-xplosion" calcext:value-type="string">
            <text:p>Gumichan01/target-xplosion</text:p>
          </table:table-cell>
        </table:table-row>
        <table:table-row table:style-name="ro1">
          <table:table-cell office:value-type="float" office:value="18457072" calcext:value-type="float">
            <text:p>18457072</text:p>
          </table:table-cell>
          <table:table-cell office:value-type="string" calcext:value-type="string">
            <text:p>https://api.github.com/repos/AlexsJones/whisper-core</text:p>
          </table:table-cell>
          <table:table-cell table:formula="of:=REPLACE([.B2004]; 1; 29; &quot;&quot;)" office:value-type="string" office:string-value="AlexsJones/whisper-core" calcext:value-type="string">
            <text:p>AlexsJones/whisper-core</text:p>
          </table:table-cell>
        </table:table-row>
        <table:table-row table:style-name="ro1">
          <table:table-cell office:value-type="float" office:value="18492075" calcext:value-type="float">
            <text:p>18492075</text:p>
          </table:table-cell>
          <table:table-cell office:value-type="string" calcext:value-type="string">
            <text:p>https://api.github.com/repos/n13l/kbuild</text:p>
          </table:table-cell>
          <table:table-cell table:formula="of:=REPLACE([.B2005]; 1; 29; &quot;&quot;)" office:value-type="string" office:string-value="n13l/kbuild" calcext:value-type="string">
            <text:p>n13l/kbuild</text:p>
          </table:table-cell>
        </table:table-row>
        <table:table-row table:style-name="ro1">
          <table:table-cell office:value-type="float" office:value="18493913" calcext:value-type="float">
            <text:p>18493913</text:p>
          </table:table-cell>
          <table:table-cell office:value-type="string" calcext:value-type="string">
            <text:p>https://api.github.com/repos/tiagormk/mash</text:p>
          </table:table-cell>
          <table:table-cell table:formula="of:=REPLACE([.B2006]; 1; 29; &quot;&quot;)" office:value-type="string" office:string-value="tiagormk/mash" calcext:value-type="string">
            <text:p>tiagormk/mash</text:p>
          </table:table-cell>
        </table:table-row>
        <table:table-row table:style-name="ro1">
          <table:table-cell office:value-type="float" office:value="18497778" calcext:value-type="float">
            <text:p>18497778</text:p>
          </table:table-cell>
          <table:table-cell office:value-type="string" calcext:value-type="string">
            <text:p>https://api.github.com/repos/wolfdale/Spaghetti-code</text:p>
          </table:table-cell>
          <table:table-cell table:formula="of:=REPLACE([.B2007]; 1; 29; &quot;&quot;)" office:value-type="string" office:string-value="wolfdale/Spaghetti-code" calcext:value-type="string">
            <text:p>wolfdale/Spaghetti-code</text:p>
          </table:table-cell>
        </table:table-row>
        <table:table-row table:style-name="ro1">
          <table:table-cell office:value-type="float" office:value="18505010" calcext:value-type="float">
            <text:p>18505010</text:p>
          </table:table-cell>
          <table:table-cell office:value-type="string" calcext:value-type="string">
            <text:p>https://api.github.com/repos/CESNET/libyang</text:p>
          </table:table-cell>
          <table:table-cell table:formula="of:=REPLACE([.B2008]; 1; 29; &quot;&quot;)" office:value-type="string" office:string-value="CESNET/libyang" calcext:value-type="string">
            <text:p>CESNET/libyang</text:p>
          </table:table-cell>
        </table:table-row>
        <table:table-row table:style-name="ro1">
          <table:table-cell office:value-type="float" office:value="18518755" calcext:value-type="float">
            <text:p>18518755</text:p>
          </table:table-cell>
          <table:table-cell office:value-type="string" calcext:value-type="string">
            <text:p>https://api.github.com/repos/luigirizzo/netmap</text:p>
          </table:table-cell>
          <table:table-cell table:formula="of:=REPLACE([.B2009]; 1; 29; &quot;&quot;)" office:value-type="string" office:string-value="luigirizzo/netmap" calcext:value-type="string">
            <text:p>luigirizzo/netmap</text:p>
          </table:table-cell>
        </table:table-row>
        <table:table-row table:style-name="ro1">
          <table:table-cell office:value-type="float" office:value="18559028" calcext:value-type="float">
            <text:p>18559028</text:p>
          </table:table-cell>
          <table:table-cell office:value-type="string" calcext:value-type="string">
            <text:p>https://api.github.com/repos/bas-t/dvbloopback</text:p>
          </table:table-cell>
          <table:table-cell table:formula="of:=REPLACE([.B2010]; 1; 29; &quot;&quot;)" office:value-type="string" office:string-value="bas-t/dvbloopback" calcext:value-type="string">
            <text:p>bas-t/dvbloopback</text:p>
          </table:table-cell>
        </table:table-row>
        <table:table-row table:style-name="ro1">
          <table:table-cell office:value-type="float" office:value="18563830" calcext:value-type="float">
            <text:p>18563830</text:p>
          </table:table-cell>
          <table:table-cell office:value-type="string" calcext:value-type="string">
            <text:p>https://api.github.com/repos/pratyushanand/kexec-tools</text:p>
          </table:table-cell>
          <table:table-cell table:formula="of:=REPLACE([.B2011]; 1; 29; &quot;&quot;)" office:value-type="string" office:string-value="pratyushanand/kexec-tools" calcext:value-type="string">
            <text:p>pratyushanand/kexec-tools</text:p>
          </table:table-cell>
        </table:table-row>
        <table:table-row table:style-name="ro1">
          <table:table-cell office:value-type="float" office:value="18565301" calcext:value-type="float">
            <text:p>18565301</text:p>
          </table:table-cell>
          <table:table-cell office:value-type="string" calcext:value-type="string">
            <text:p>https://api.github.com/repos/dhaitz/SheRivF</text:p>
          </table:table-cell>
          <table:table-cell table:formula="of:=REPLACE([.B2012]; 1; 29; &quot;&quot;)" office:value-type="string" office:string-value="dhaitz/SheRivF" calcext:value-type="string">
            <text:p>dhaitz/SheRivF</text:p>
          </table:table-cell>
        </table:table-row>
        <table:table-row table:style-name="ro1">
          <table:table-cell office:value-type="float" office:value="18576098" calcext:value-type="float">
            <text:p>18576098</text:p>
          </table:table-cell>
          <table:table-cell office:value-type="string" calcext:value-type="string">
            <text:p>https://api.github.com/repos/theif519/C_Utils</text:p>
          </table:table-cell>
          <table:table-cell table:formula="of:=REPLACE([.B2013]; 1; 29; &quot;&quot;)" office:value-type="string" office:string-value="theif519/C_Utils" calcext:value-type="string">
            <text:p>theif519/C_Utils</text:p>
          </table:table-cell>
        </table:table-row>
        <table:table-row table:style-name="ro1">
          <table:table-cell office:value-type="float" office:value="18577027" calcext:value-type="float">
            <text:p>18577027</text:p>
          </table:table-cell>
          <table:table-cell office:value-type="string" calcext:value-type="string">
            <text:p>https://api.github.com/repos/blakepell/CrimsonSkies</text:p>
          </table:table-cell>
          <table:table-cell table:formula="of:=REPLACE([.B2014]; 1; 29; &quot;&quot;)" office:value-type="string" office:string-value="blakepell/CrimsonSkies" calcext:value-type="string">
            <text:p>blakepell/CrimsonSkies</text:p>
          </table:table-cell>
        </table:table-row>
        <table:table-row table:style-name="ro1">
          <table:table-cell office:value-type="float" office:value="18578451" calcext:value-type="float">
            <text:p>18578451</text:p>
          </table:table-cell>
          <table:table-cell office:value-type="string" calcext:value-type="string">
            <text:p>https://api.github.com/repos/ucscGenomeBrowser/kent</text:p>
          </table:table-cell>
          <table:table-cell table:formula="of:=REPLACE([.B2015]; 1; 29; &quot;&quot;)" office:value-type="string" office:string-value="ucscGenomeBrowser/kent" calcext:value-type="string">
            <text:p>ucscGenomeBrowser/kent</text:p>
          </table:table-cell>
        </table:table-row>
        <table:table-row table:style-name="ro1">
          <table:table-cell office:value-type="float" office:value="18612787" calcext:value-type="float">
            <text:p>18612787</text:p>
          </table:table-cell>
          <table:table-cell office:value-type="string" calcext:value-type="string">
            <text:p>https://api.github.com/repos/dorimanx/DORIMANX_LG_STOCK_LP_KERNEL</text:p>
          </table:table-cell>
          <table:table-cell table:formula="of:=REPLACE([.B2016]; 1; 29; &quot;&quot;)" office:value-type="string" office:string-value="dorimanx/DORIMANX_LG_STOCK_LP_KERNEL" calcext:value-type="string">
            <text:p>dorimanx/DORIMANX_LG_STOCK_LP_KERNEL</text:p>
          </table:table-cell>
        </table:table-row>
        <table:table-row table:style-name="ro1">
          <table:table-cell office:value-type="float" office:value="18614219" calcext:value-type="float">
            <text:p>18614219</text:p>
          </table:table-cell>
          <table:table-cell office:value-type="string" calcext:value-type="string">
            <text:p>https://api.github.com/repos/igagis/morda</text:p>
          </table:table-cell>
          <table:table-cell table:formula="of:=REPLACE([.B2017]; 1; 29; &quot;&quot;)" office:value-type="string" office:string-value="igagis/morda" calcext:value-type="string">
            <text:p>igagis/morda</text:p>
          </table:table-cell>
        </table:table-row>
        <table:table-row table:style-name="ro1">
          <table:table-cell office:value-type="float" office:value="18623592" calcext:value-type="float">
            <text:p>18623592</text:p>
          </table:table-cell>
          <table:table-cell office:value-type="string" calcext:value-type="string">
            <text:p>https://api.github.com/repos/tessel/t2-firmware</text:p>
          </table:table-cell>
          <table:table-cell table:formula="of:=REPLACE([.B2018]; 1; 29; &quot;&quot;)" office:value-type="string" office:string-value="tessel/t2-firmware" calcext:value-type="string">
            <text:p>tessel/t2-firmware</text:p>
          </table:table-cell>
        </table:table-row>
        <table:table-row table:style-name="ro1">
          <table:table-cell office:value-type="float" office:value="18655281" calcext:value-type="float">
            <text:p>18655281</text:p>
          </table:table-cell>
          <table:table-cell office:value-type="string" calcext:value-type="string">
            <text:p>https://api.github.com/repos/galaxysd/GalaxyCodeBases</text:p>
          </table:table-cell>
          <table:table-cell table:formula="of:=REPLACE([.B2019]; 1; 29; &quot;&quot;)" office:value-type="string" office:string-value="galaxysd/GalaxyCodeBases" calcext:value-type="string">
            <text:p>galaxysd/GalaxyCodeBases</text:p>
          </table:table-cell>
        </table:table-row>
        <table:table-row table:style-name="ro1">
          <table:table-cell office:value-type="float" office:value="18656937" calcext:value-type="float">
            <text:p>18656937</text:p>
          </table:table-cell>
          <table:table-cell office:value-type="string" calcext:value-type="string">
            <text:p>https://api.github.com/repos/asterisk/asterisk</text:p>
          </table:table-cell>
          <table:table-cell table:formula="of:=REPLACE([.B2020]; 1; 29; &quot;&quot;)" office:value-type="string" office:string-value="asterisk/asterisk" calcext:value-type="string">
            <text:p>asterisk/asterisk</text:p>
          </table:table-cell>
        </table:table-row>
        <table:table-row table:style-name="ro1">
          <table:table-cell office:value-type="float" office:value="18675097" calcext:value-type="float">
            <text:p>18675097</text:p>
          </table:table-cell>
          <table:table-cell office:value-type="string" calcext:value-type="string">
            <text:p>https://api.github.com/repos/d3x0r/SACK</text:p>
          </table:table-cell>
          <table:table-cell table:formula="of:=REPLACE([.B2021]; 1; 29; &quot;&quot;)" office:value-type="string" office:string-value="d3x0r/SACK" calcext:value-type="string">
            <text:p>d3x0r/SACK</text:p>
          </table:table-cell>
        </table:table-row>
        <table:table-row table:style-name="ro1">
          <table:table-cell office:value-type="float" office:value="18680871" calcext:value-type="float">
            <text:p>18680871</text:p>
          </table:table-cell>
          <table:table-cell office:value-type="string" calcext:value-type="string">
            <text:p>https://api.github.com/repos/DespairFactor/N6</text:p>
          </table:table-cell>
          <table:table-cell table:formula="of:=REPLACE([.B2022]; 1; 29; &quot;&quot;)" office:value-type="string" office:string-value="DespairFactor/N6" calcext:value-type="string">
            <text:p>DespairFactor/N6</text:p>
          </table:table-cell>
        </table:table-row>
        <table:table-row table:style-name="ro1">
          <table:table-cell office:value-type="float" office:value="18833560" calcext:value-type="float">
            <text:p>18833560</text:p>
          </table:table-cell>
          <table:table-cell office:value-type="string" calcext:value-type="string">
            <text:p>https://api.github.com/repos/altera-opensource/linux-socfpga</text:p>
          </table:table-cell>
          <table:table-cell table:formula="of:=REPLACE([.B2023]; 1; 29; &quot;&quot;)" office:value-type="string" office:string-value="altera-opensource/linux-socfpga" calcext:value-type="string">
            <text:p>altera-opensource/linux-socfpga</text:p>
          </table:table-cell>
        </table:table-row>
        <table:table-row table:style-name="ro1">
          <table:table-cell office:value-type="float" office:value="18886522" calcext:value-type="float">
            <text:p>18886522</text:p>
          </table:table-cell>
          <table:table-cell office:value-type="string" calcext:value-type="string">
            <text:p>https://api.github.com/repos/pmem/ndctl</text:p>
          </table:table-cell>
          <table:table-cell table:formula="of:=REPLACE([.B2024]; 1; 29; &quot;&quot;)" office:value-type="string" office:string-value="pmem/ndctl" calcext:value-type="string">
            <text:p>pmem/ndctl</text:p>
          </table:table-cell>
        </table:table-row>
        <table:table-row table:style-name="ro1">
          <table:table-cell office:value-type="float" office:value="18893127" calcext:value-type="float">
            <text:p>18893127</text:p>
          </table:table-cell>
          <table:table-cell office:value-type="string" calcext:value-type="string">
            <text:p>https://api.github.com/repos/andlabs/libui</text:p>
          </table:table-cell>
          <table:table-cell table:formula="of:=REPLACE([.B2025]; 1; 29; &quot;&quot;)" office:value-type="string" office:string-value="andlabs/libui" calcext:value-type="string">
            <text:p>andlabs/libui</text:p>
          </table:table-cell>
        </table:table-row>
        <table:table-row table:style-name="ro1">
          <table:table-cell office:value-type="float" office:value="18925727" calcext:value-type="float">
            <text:p>18925727</text:p>
          </table:table-cell>
          <table:table-cell office:value-type="string" calcext:value-type="string">
            <text:p>https://api.github.com/repos/lnls-dig/bpm-sw</text:p>
          </table:table-cell>
          <table:table-cell table:formula="of:=REPLACE([.B2026]; 1; 29; &quot;&quot;)" office:value-type="string" office:string-value="lnls-dig/bpm-sw" calcext:value-type="string">
            <text:p>lnls-dig/bpm-sw</text:p>
          </table:table-cell>
        </table:table-row>
        <table:table-row table:style-name="ro1">
          <table:table-cell office:value-type="float" office:value="18956010" calcext:value-type="float">
            <text:p>18956010</text:p>
          </table:table-cell>
          <table:table-cell office:value-type="string" calcext:value-type="string">
            <text:p>https://api.github.com/repos/cosmo-ray/yirl</text:p>
          </table:table-cell>
          <table:table-cell table:formula="of:=REPLACE([.B2027]; 1; 29; &quot;&quot;)" office:value-type="string" office:string-value="cosmo-ray/yirl" calcext:value-type="string">
            <text:p>cosmo-ray/yirl</text:p>
          </table:table-cell>
        </table:table-row>
        <table:table-row table:style-name="ro1">
          <table:table-cell office:value-type="float" office:value="18971241" calcext:value-type="float">
            <text:p>18971241</text:p>
          </table:table-cell>
          <table:table-cell office:value-type="string" calcext:value-type="string">
            <text:p>https://api.github.com/repos/jerky168/eelink_server</text:p>
          </table:table-cell>
          <table:table-cell table:formula="of:=REPLACE([.B2028]; 1; 29; &quot;&quot;)" office:value-type="string" office:string-value="jerky168/eelink_server" calcext:value-type="string">
            <text:p>jerky168/eelink_server</text:p>
          </table:table-cell>
        </table:table-row>
        <table:table-row table:style-name="ro1">
          <table:table-cell office:value-type="float" office:value="18974864" calcext:value-type="float">
            <text:p>18974864</text:p>
          </table:table-cell>
          <table:table-cell office:value-type="string" calcext:value-type="string">
            <text:p>https://api.github.com/repos/ntop/nDPI</text:p>
          </table:table-cell>
          <table:table-cell table:formula="of:=REPLACE([.B2029]; 1; 29; &quot;&quot;)" office:value-type="string" office:string-value="ntop/nDPI" calcext:value-type="string">
            <text:p>ntop/nDPI</text:p>
          </table:table-cell>
        </table:table-row>
        <table:table-row table:style-name="ro1">
          <table:table-cell office:value-type="float" office:value="18975096" calcext:value-type="float">
            <text:p>18975096</text:p>
          </table:table-cell>
          <table:table-cell office:value-type="string" calcext:value-type="string">
            <text:p>https://api.github.com/repos/iscsi-osx/iSCSIInitiator</text:p>
          </table:table-cell>
          <table:table-cell table:formula="of:=REPLACE([.B2030]; 1; 29; &quot;&quot;)" office:value-type="string" office:string-value="iscsi-osx/iSCSIInitiator" calcext:value-type="string">
            <text:p>iscsi-osx/iSCSIInitiator</text:p>
          </table:table-cell>
        </table:table-row>
        <table:table-row table:style-name="ro1">
          <table:table-cell office:value-type="float" office:value="19003114" calcext:value-type="float">
            <text:p>19003114</text:p>
          </table:table-cell>
          <table:table-cell office:value-type="string" calcext:value-type="string">
            <text:p>https://api.github.com/repos/codeaurora-unoffical/platform-system-core</text:p>
          </table:table-cell>
          <table:table-cell table:formula="of:=REPLACE([.B2031]; 1; 29; &quot;&quot;)" office:value-type="string" office:string-value="codeaurora-unoffical/platform-system-core" calcext:value-type="string">
            <text:p>codeaurora-unoffical/platform-system-core</text:p>
          </table:table-cell>
        </table:table-row>
        <table:table-row table:style-name="ro1">
          <table:table-cell office:value-type="float" office:value="19003385" calcext:value-type="float">
            <text:p>19003385</text:p>
          </table:table-cell>
          <table:table-cell office:value-type="string" calcext:value-type="string">
            <text:p>https://api.github.com/repos/codeaurora-unoffical/platform-external-wpa_supplicant_8</text:p>
          </table:table-cell>
          <table:table-cell table:formula="of:=REPLACE([.B2032]; 1; 29; &quot;&quot;)" office:value-type="string" office:string-value="codeaurora-unoffical/platform-external-wpa_supplicant_8" calcext:value-type="string">
            <text:p>codeaurora-unoffical/platform-external-wpa_supplicant_8</text:p>
          </table:table-cell>
        </table:table-row>
        <table:table-row table:style-name="ro1">
          <table:table-cell office:value-type="float" office:value="19010386" calcext:value-type="float">
            <text:p>19010386</text:p>
          </table:table-cell>
          <table:table-cell office:value-type="string" calcext:value-type="string">
            <text:p>https://api.github.com/repos/Bilibili/ijkplayer</text:p>
          </table:table-cell>
          <table:table-cell table:formula="of:=REPLACE([.B2033]; 1; 29; &quot;&quot;)" office:value-type="string" office:string-value="Bilibili/ijkplayer" calcext:value-type="string">
            <text:p>Bilibili/ijkplayer</text:p>
          </table:table-cell>
        </table:table-row>
        <table:table-row table:style-name="ro1">
          <table:table-cell office:value-type="float" office:value="19032933" calcext:value-type="float">
            <text:p>19032933</text:p>
          </table:table-cell>
          <table:table-cell office:value-type="string" calcext:value-type="string">
            <text:p>https://api.github.com/repos/afconsult-south/dragonfly-fcb</text:p>
          </table:table-cell>
          <table:table-cell table:formula="of:=REPLACE([.B2034]; 1; 29; &quot;&quot;)" office:value-type="string" office:string-value="afconsult-south/dragonfly-fcb" calcext:value-type="string">
            <text:p>afconsult-south/dragonfly-fcb</text:p>
          </table:table-cell>
        </table:table-row>
        <table:table-row table:style-name="ro1">
          <table:table-cell office:value-type="float" office:value="19093084" calcext:value-type="float">
            <text:p>19093084</text:p>
          </table:table-cell>
          <table:table-cell office:value-type="string" calcext:value-type="string">
            <text:p>https://api.github.com/repos/faragon/libsrt</text:p>
          </table:table-cell>
          <table:table-cell table:formula="of:=REPLACE([.B2035]; 1; 29; &quot;&quot;)" office:value-type="string" office:string-value="faragon/libsrt" calcext:value-type="string">
            <text:p>faragon/libsrt</text:p>
          </table:table-cell>
        </table:table-row>
        <table:table-row table:style-name="ro1">
          <table:table-cell office:value-type="float" office:value="19155377" calcext:value-type="float">
            <text:p>19155377</text:p>
          </table:table-cell>
          <table:table-cell office:value-type="string" calcext:value-type="string">
            <text:p>https://api.github.com/repos/waruqi/xmake</text:p>
          </table:table-cell>
          <table:table-cell table:formula="of:=REPLACE([.B2036]; 1; 29; &quot;&quot;)" office:value-type="string" office:string-value="waruqi/xmake" calcext:value-type="string">
            <text:p>waruqi/xmake</text:p>
          </table:table-cell>
        </table:table-row>
        <table:table-row table:style-name="ro1">
          <table:table-cell office:value-type="float" office:value="19185425" calcext:value-type="float">
            <text:p>19185425</text:p>
          </table:table-cell>
          <table:table-cell office:value-type="string" calcext:value-type="string">
            <text:p>https://api.github.com/repos/rose-compiler/rose-develop</text:p>
          </table:table-cell>
          <table:table-cell table:formula="of:=REPLACE([.B2037]; 1; 29; &quot;&quot;)" office:value-type="string" office:string-value="rose-compiler/rose-develop" calcext:value-type="string">
            <text:p>rose-compiler/rose-develop</text:p>
          </table:table-cell>
        </table:table-row>
        <table:table-row table:style-name="ro1">
          <table:table-cell office:value-type="float" office:value="19190185" calcext:value-type="float">
            <text:p>19190185</text:p>
          </table:table-cell>
          <table:table-cell office:value-type="string" calcext:value-type="string">
            <text:p>https://api.github.com/repos/f32c/f32c</text:p>
          </table:table-cell>
          <table:table-cell table:formula="of:=REPLACE([.B2038]; 1; 29; &quot;&quot;)" office:value-type="string" office:string-value="f32c/f32c" calcext:value-type="string">
            <text:p>f32c/f32c</text:p>
          </table:table-cell>
        </table:table-row>
        <table:table-row table:style-name="ro1">
          <table:table-cell office:value-type="float" office:value="19198443" calcext:value-type="float">
            <text:p>19198443</text:p>
          </table:table-cell>
          <table:table-cell office:value-type="string" calcext:value-type="string">
            <text:p>https://api.github.com/repos/SweetheartSquad/S-Tengine2</text:p>
          </table:table-cell>
          <table:table-cell table:formula="of:=REPLACE([.B2039]; 1; 29; &quot;&quot;)" office:value-type="string" office:string-value="SweetheartSquad/S-Tengine2" calcext:value-type="string">
            <text:p>SweetheartSquad/S-Tengine2</text:p>
          </table:table-cell>
        </table:table-row>
        <table:table-row table:style-name="ro1">
          <table:table-cell office:value-type="float" office:value="19259955" calcext:value-type="float">
            <text:p>19259955</text:p>
          </table:table-cell>
          <table:table-cell office:value-type="string" calcext:value-type="string">
            <text:p>https://api.github.com/repos/feroxx/android_kernel_gm_e7</text:p>
          </table:table-cell>
          <table:table-cell table:formula="of:=REPLACE([.B2040]; 1; 29; &quot;&quot;)" office:value-type="string" office:string-value="feroxx/android_kernel_gm_e7" calcext:value-type="string">
            <text:p>feroxx/android_kernel_gm_e7</text:p>
          </table:table-cell>
        </table:table-row>
        <table:table-row table:style-name="ro1">
          <table:table-cell office:value-type="float" office:value="19268925" calcext:value-type="float">
            <text:p>19268925</text:p>
          </table:table-cell>
          <table:table-cell office:value-type="string" calcext:value-type="string">
            <text:p>https://api.github.com/repos/sultanxda/android_kernel_oneplus_msm8974</text:p>
          </table:table-cell>
          <table:table-cell table:formula="of:=REPLACE([.B2041]; 1; 29; &quot;&quot;)" office:value-type="string" office:string-value="sultanxda/android_kernel_oneplus_msm8974" calcext:value-type="string">
            <text:p>sultanxda/android_kernel_oneplus_msm8974</text:p>
          </table:table-cell>
        </table:table-row>
        <table:table-row table:style-name="ro1">
          <table:table-cell office:value-type="float" office:value="19305643" calcext:value-type="float">
            <text:p>19305643</text:p>
          </table:table-cell>
          <table:table-cell office:value-type="string" calcext:value-type="string">
            <text:p>https://api.github.com/repos/zanezam/boeffla-kernel-cm-n51x0</text:p>
          </table:table-cell>
          <table:table-cell table:formula="of:=REPLACE([.B2042]; 1; 29; &quot;&quot;)" office:value-type="string" office:string-value="zanezam/boeffla-kernel-cm-n51x0" calcext:value-type="string">
            <text:p>zanezam/boeffla-kernel-cm-n51x0</text:p>
          </table:table-cell>
        </table:table-row>
        <table:table-row table:style-name="ro1">
          <table:table-cell office:value-type="float" office:value="19329843" calcext:value-type="float">
            <text:p>19329843</text:p>
          </table:table-cell>
          <table:table-cell office:value-type="string" calcext:value-type="string">
            <text:p>https://api.github.com/repos/masahir0y/linux-yamada</text:p>
          </table:table-cell>
          <table:table-cell table:formula="of:=REPLACE([.B2043]; 1; 29; &quot;&quot;)" office:value-type="string" office:string-value="masahir0y/linux-yamada" calcext:value-type="string">
            <text:p>masahir0y/linux-yamada</text:p>
          </table:table-cell>
        </table:table-row>
        <table:table-row table:style-name="ro1">
          <table:table-cell office:value-type="float" office:value="19332324" calcext:value-type="float">
            <text:p>19332324</text:p>
          </table:table-cell>
          <table:table-cell office:value-type="string" calcext:value-type="string">
            <text:p>https://api.github.com/repos/awifi-dev/android_kernel_lge_awifi</text:p>
          </table:table-cell>
          <table:table-cell table:formula="of:=REPLACE([.B2044]; 1; 29; &quot;&quot;)" office:value-type="string" office:string-value="awifi-dev/android_kernel_lge_awifi" calcext:value-type="string">
            <text:p>awifi-dev/android_kernel_lge_awifi</text:p>
          </table:table-cell>
        </table:table-row>
        <table:table-row table:style-name="ro1">
          <table:table-cell office:value-type="float" office:value="19372020" calcext:value-type="float">
            <text:p>19372020</text:p>
          </table:table-cell>
          <table:table-cell office:value-type="string" calcext:value-type="string">
            <text:p>https://api.github.com/repos/ShevT/android_kernel_d1_p1</text:p>
          </table:table-cell>
          <table:table-cell table:formula="of:=REPLACE([.B2045]; 1; 29; &quot;&quot;)" office:value-type="string" office:string-value="ShevT/android_kernel_d1_p1" calcext:value-type="string">
            <text:p>ShevT/android_kernel_d1_p1</text:p>
          </table:table-cell>
        </table:table-row>
        <table:table-row table:style-name="ro1">
          <table:table-cell office:value-type="float" office:value="19375692" calcext:value-type="float">
            <text:p>19375692</text:p>
          </table:table-cell>
          <table:table-cell office:value-type="string" calcext:value-type="string">
            <text:p>https://api.github.com/repos/OpenVZ/vzkernel</text:p>
          </table:table-cell>
          <table:table-cell table:formula="of:=REPLACE([.B2046]; 1; 29; &quot;&quot;)" office:value-type="string" office:string-value="OpenVZ/vzkernel" calcext:value-type="string">
            <text:p>OpenVZ/vzkernel</text:p>
          </table:table-cell>
        </table:table-row>
        <table:table-row table:style-name="ro1">
          <table:table-cell office:value-type="float" office:value="19389925" calcext:value-type="float">
            <text:p>19389925</text:p>
          </table:table-cell>
          <table:table-cell office:value-type="string" calcext:value-type="string">
            <text:p>https://api.github.com/repos/CZ-NIC/turris-os</text:p>
          </table:table-cell>
          <table:table-cell table:formula="of:=REPLACE([.B2047]; 1; 29; &quot;&quot;)" office:value-type="string" office:string-value="CZ-NIC/turris-os" calcext:value-type="string">
            <text:p>CZ-NIC/turris-os</text:p>
          </table:table-cell>
        </table:table-row>
        <table:table-row table:style-name="ro1">
          <table:table-cell office:value-type="float" office:value="19390107" calcext:value-type="float">
            <text:p>19390107</text:p>
          </table:table-cell>
          <table:table-cell office:value-type="string" calcext:value-type="string">
            <text:p>https://api.github.com/repos/CZ-NIC/ucollect</text:p>
          </table:table-cell>
          <table:table-cell table:formula="of:=REPLACE([.B2048]; 1; 29; &quot;&quot;)" office:value-type="string" office:string-value="CZ-NIC/ucollect" calcext:value-type="string">
            <text:p>CZ-NIC/ucollect</text:p>
          </table:table-cell>
        </table:table-row>
        <table:table-row table:style-name="ro1">
          <table:table-cell office:value-type="float" office:value="19403541" calcext:value-type="float">
            <text:p>19403541</text:p>
          </table:table-cell>
          <table:table-cell office:value-type="string" calcext:value-type="string">
            <text:p>https://api.github.com/repos/svn2github/sdcc</text:p>
          </table:table-cell>
          <table:table-cell table:formula="of:=REPLACE([.B2049]; 1; 29; &quot;&quot;)" office:value-type="string" office:string-value="svn2github/sdcc" calcext:value-type="string">
            <text:p>svn2github/sdcc</text:p>
          </table:table-cell>
        </table:table-row>
        <table:table-row table:style-name="ro1">
          <table:table-cell office:value-type="float" office:value="19455704" calcext:value-type="float">
            <text:p>19455704</text:p>
          </table:table-cell>
          <table:table-cell office:value-type="string" calcext:value-type="string">
            <text:p>https://api.github.com/repos/ms-iot/samples</text:p>
          </table:table-cell>
          <table:table-cell table:formula="of:=REPLACE([.B2050]; 1; 29; &quot;&quot;)" office:value-type="string" office:string-value="ms-iot/samples" calcext:value-type="string">
            <text:p>ms-iot/samples</text:p>
          </table:table-cell>
        </table:table-row>
        <table:table-row table:style-name="ro1">
          <table:table-cell office:value-type="float" office:value="19474136" calcext:value-type="float">
            <text:p>19474136</text:p>
          </table:table-cell>
          <table:table-cell office:value-type="string" calcext:value-type="string">
            <text:p>https://api.github.com/repos/tooyamk/castle_cocos</text:p>
          </table:table-cell>
          <table:table-cell table:formula="of:=REPLACE([.B2051]; 1; 29; &quot;&quot;)" office:value-type="string" office:string-value="tooyamk/castle_cocos" calcext:value-type="string">
            <text:p>tooyamk/castle_cocos</text:p>
          </table:table-cell>
        </table:table-row>
        <table:table-row table:style-name="ro1">
          <table:table-cell office:value-type="float" office:value="19477924" calcext:value-type="float">
            <text:p>19477924</text:p>
          </table:table-cell>
          <table:table-cell office:value-type="string" calcext:value-type="string">
            <text:p>https://api.github.com/repos/EmpireMUD/EmpireMUD-2.0-Beta</text:p>
          </table:table-cell>
          <table:table-cell table:formula="of:=REPLACE([.B2052]; 1; 29; &quot;&quot;)" office:value-type="string" office:string-value="EmpireMUD/EmpireMUD-2.0-Beta" calcext:value-type="string">
            <text:p>EmpireMUD/EmpireMUD-2.0-Beta</text:p>
          </table:table-cell>
        </table:table-row>
        <table:table-row table:style-name="ro1">
          <table:table-cell office:value-type="float" office:value="19483849" calcext:value-type="float">
            <text:p>19483849</text:p>
          </table:table-cell>
          <table:table-cell office:value-type="string" calcext:value-type="string">
            <text:p>https://api.github.com/repos/pjanouch/uirc3</text:p>
          </table:table-cell>
          <table:table-cell table:formula="of:=REPLACE([.B2053]; 1; 29; &quot;&quot;)" office:value-type="string" office:string-value="pjanouch/uirc3" calcext:value-type="string">
            <text:p>pjanouch/uirc3</text:p>
          </table:table-cell>
        </table:table-row>
        <table:table-row table:style-name="ro1">
          <table:table-cell office:value-type="float" office:value="19579523" calcext:value-type="float">
            <text:p>19579523</text:p>
          </table:table-cell>
          <table:table-cell office:value-type="string" calcext:value-type="string">
            <text:p>https://api.github.com/repos/johnkerl/miller</text:p>
          </table:table-cell>
          <table:table-cell table:formula="of:=REPLACE([.B2054]; 1; 29; &quot;&quot;)" office:value-type="string" office:string-value="johnkerl/miller" calcext:value-type="string">
            <text:p>johnkerl/miller</text:p>
          </table:table-cell>
        </table:table-row>
        <table:table-row table:style-name="ro1">
          <table:table-cell office:value-type="float" office:value="19593050" calcext:value-type="float">
            <text:p>19593050</text:p>
          </table:table-cell>
          <table:table-cell office:value-type="string" calcext:value-type="string">
            <text:p>https://api.github.com/repos/kunkun39/CH_BOX</text:p>
          </table:table-cell>
          <table:table-cell table:formula="of:=REPLACE([.B2055]; 1; 29; &quot;&quot;)" office:value-type="string" office:string-value="kunkun39/CH_BOX" calcext:value-type="string">
            <text:p>kunkun39/CH_BOX</text:p>
          </table:table-cell>
        </table:table-row>
        <table:table-row table:style-name="ro1">
          <table:table-cell office:value-type="float" office:value="19606058" calcext:value-type="float">
            <text:p>19606058</text:p>
          </table:table-cell>
          <table:table-cell office:value-type="string" calcext:value-type="string">
            <text:p>https://api.github.com/repos/ntop/PF_RING</text:p>
          </table:table-cell>
          <table:table-cell table:formula="of:=REPLACE([.B2056]; 1; 29; &quot;&quot;)" office:value-type="string" office:string-value="ntop/PF_RING" calcext:value-type="string">
            <text:p>ntop/PF_RING</text:p>
          </table:table-cell>
        </table:table-row>
        <table:table-row table:style-name="ro1">
          <table:table-cell office:value-type="float" office:value="19622037" calcext:value-type="float">
            <text:p>19622037</text:p>
          </table:table-cell>
          <table:table-cell office:value-type="string" calcext:value-type="string">
            <text:p>https://api.github.com/repos/HardenedBSD/hardenedBSD-playground</text:p>
          </table:table-cell>
          <table:table-cell table:formula="of:=REPLACE([.B2057]; 1; 29; &quot;&quot;)" office:value-type="string" office:string-value="HardenedBSD/hardenedBSD-playground" calcext:value-type="string">
            <text:p>HardenedBSD/hardenedBSD-playground</text:p>
          </table:table-cell>
        </table:table-row>
        <table:table-row table:style-name="ro1">
          <table:table-cell office:value-type="float" office:value="19663802" calcext:value-type="float">
            <text:p>19663802</text:p>
          </table:table-cell>
          <table:table-cell office:value-type="string" calcext:value-type="string">
            <text:p>https://api.github.com/repos/coreboot/vboot</text:p>
          </table:table-cell>
          <table:table-cell table:formula="of:=REPLACE([.B2058]; 1; 29; &quot;&quot;)" office:value-type="string" office:string-value="coreboot/vboot" calcext:value-type="string">
            <text:p>coreboot/vboot</text:p>
          </table:table-cell>
        </table:table-row>
        <table:table-row table:style-name="ro1">
          <table:table-cell office:value-type="float" office:value="19684278" calcext:value-type="float">
            <text:p>19684278</text:p>
          </table:table-cell>
          <table:table-cell office:value-type="string" calcext:value-type="string">
            <text:p>https://api.github.com/repos/pscedu/pfl</text:p>
          </table:table-cell>
          <table:table-cell table:formula="of:=REPLACE([.B2059]; 1; 29; &quot;&quot;)" office:value-type="string" office:string-value="pscedu/pfl" calcext:value-type="string">
            <text:p>pscedu/pfl</text:p>
          </table:table-cell>
        </table:table-row>
        <table:table-row table:style-name="ro1">
          <table:table-cell office:value-type="float" office:value="19701065" calcext:value-type="float">
            <text:p>19701065</text:p>
          </table:table-cell>
          <table:table-cell office:value-type="string" calcext:value-type="string">
            <text:p>https://api.github.com/repos/robotology/icub-firmware</text:p>
          </table:table-cell>
          <table:table-cell table:formula="of:=REPLACE([.B2060]; 1; 29; &quot;&quot;)" office:value-type="string" office:string-value="robotology/icub-firmware" calcext:value-type="string">
            <text:p>robotology/icub-firmware</text:p>
          </table:table-cell>
        </table:table-row>
        <table:table-row table:style-name="ro1">
          <table:table-cell office:value-type="float" office:value="19737489" calcext:value-type="float">
            <text:p>19737489</text:p>
          </table:table-cell>
          <table:table-cell office:value-type="string" calcext:value-type="string">
            <text:p>https://api.github.com/repos/sudipm-mukherjee/parport</text:p>
          </table:table-cell>
          <table:table-cell table:formula="of:=REPLACE([.B2061]; 1; 29; &quot;&quot;)" office:value-type="string" office:string-value="sudipm-mukherjee/parport" calcext:value-type="string">
            <text:p>sudipm-mukherjee/parport</text:p>
          </table:table-cell>
        </table:table-row>
        <table:table-row table:style-name="ro1">
          <table:table-cell office:value-type="float" office:value="19738042" calcext:value-type="float">
            <text:p>19738042</text:p>
          </table:table-cell>
          <table:table-cell office:value-type="string" calcext:value-type="string">
            <text:p>https://api.github.com/repos/afni/afni</text:p>
          </table:table-cell>
          <table:table-cell table:formula="of:=REPLACE([.B2062]; 1; 29; &quot;&quot;)" office:value-type="string" office:string-value="afni/afni" calcext:value-type="string">
            <text:p>afni/afni</text:p>
          </table:table-cell>
        </table:table-row>
        <table:table-row table:style-name="ro1">
          <table:table-cell office:value-type="float" office:value="19751264" calcext:value-type="float">
            <text:p>19751264</text:p>
          </table:table-cell>
          <table:table-cell office:value-type="string" calcext:value-type="string">
            <text:p>https://api.github.com/repos/jasonblog/note</text:p>
          </table:table-cell>
          <table:table-cell table:formula="of:=REPLACE([.B2063]; 1; 29; &quot;&quot;)" office:value-type="string" office:string-value="jasonblog/note" calcext:value-type="string">
            <text:p>jasonblog/note</text:p>
          </table:table-cell>
        </table:table-row>
        <table:table-row table:style-name="ro1">
          <table:table-cell office:value-type="float" office:value="19753597" calcext:value-type="float">
            <text:p>19753597</text:p>
          </table:table-cell>
          <table:table-cell office:value-type="string" calcext:value-type="string">
            <text:p>https://api.github.com/repos/google/honggfuzz</text:p>
          </table:table-cell>
          <table:table-cell table:formula="of:=REPLACE([.B2064]; 1; 29; &quot;&quot;)" office:value-type="string" office:string-value="google/honggfuzz" calcext:value-type="string">
            <text:p>google/honggfuzz</text:p>
          </table:table-cell>
        </table:table-row>
        <table:table-row table:style-name="ro1">
          <table:table-cell office:value-type="float" office:value="19763880" calcext:value-type="float">
            <text:p>19763880</text:p>
          </table:table-cell>
          <table:table-cell office:value-type="string" calcext:value-type="string">
            <text:p>https://api.github.com/repos/ev3dev/ev3-kernel</text:p>
          </table:table-cell>
          <table:table-cell table:formula="of:=REPLACE([.B2065]; 1; 29; &quot;&quot;)" office:value-type="string" office:string-value="ev3dev/ev3-kernel" calcext:value-type="string">
            <text:p>ev3dev/ev3-kernel</text:p>
          </table:table-cell>
        </table:table-row>
        <table:table-row table:style-name="ro1">
          <table:table-cell office:value-type="float" office:value="19792028" calcext:value-type="float">
            <text:p>19792028</text:p>
          </table:table-cell>
          <table:table-cell office:value-type="string" calcext:value-type="string">
            <text:p>https://api.github.com/repos/cedlemo/ruby-clangc</text:p>
          </table:table-cell>
          <table:table-cell table:formula="of:=REPLACE([.B2066]; 1; 29; &quot;&quot;)" office:value-type="string" office:string-value="cedlemo/ruby-clangc" calcext:value-type="string">
            <text:p>cedlemo/ruby-clangc</text:p>
          </table:table-cell>
        </table:table-row>
        <table:table-row table:style-name="ro1">
          <table:table-cell office:value-type="float" office:value="19809003" calcext:value-type="float">
            <text:p>19809003</text:p>
          </table:table-cell>
          <table:table-cell office:value-type="string" calcext:value-type="string">
            <text:p>https://api.github.com/repos/fo-dicom/fo-dicom</text:p>
          </table:table-cell>
          <table:table-cell table:formula="of:=REPLACE([.B2067]; 1; 29; &quot;&quot;)" office:value-type="string" office:string-value="fo-dicom/fo-dicom" calcext:value-type="string">
            <text:p>fo-dicom/fo-dicom</text:p>
          </table:table-cell>
        </table:table-row>
        <table:table-row table:style-name="ro1">
          <table:table-cell office:value-type="float" office:value="19850407" calcext:value-type="float">
            <text:p>19850407</text:p>
          </table:table-cell>
          <table:table-cell office:value-type="string" calcext:value-type="string">
            <text:p>https://api.github.com/repos/broese/mcbuild</text:p>
          </table:table-cell>
          <table:table-cell table:formula="of:=REPLACE([.B2068]; 1; 29; &quot;&quot;)" office:value-type="string" office:string-value="broese/mcbuild" calcext:value-type="string">
            <text:p>broese/mcbuild</text:p>
          </table:table-cell>
        </table:table-row>
        <table:table-row table:style-name="ro1">
          <table:table-cell office:value-type="float" office:value="19854613" calcext:value-type="float">
            <text:p>19854613</text:p>
          </table:table-cell>
          <table:table-cell office:value-type="string" calcext:value-type="string">
            <text:p>https://api.github.com/repos/Levak/warfacebot</text:p>
          </table:table-cell>
          <table:table-cell table:formula="of:=REPLACE([.B2069]; 1; 29; &quot;&quot;)" office:value-type="string" office:string-value="Levak/warfacebot" calcext:value-type="string">
            <text:p>Levak/warfacebot</text:p>
          </table:table-cell>
        </table:table-row>
        <table:table-row table:style-name="ro1">
          <table:table-cell office:value-type="float" office:value="19870415" calcext:value-type="float">
            <text:p>19870415</text:p>
          </table:table-cell>
          <table:table-cell office:value-type="string" calcext:value-type="string">
            <text:p>https://api.github.com/repos/seemocode/labs</text:p>
          </table:table-cell>
          <table:table-cell table:formula="of:=REPLACE([.B2070]; 1; 29; &quot;&quot;)" office:value-type="string" office:string-value="seemocode/labs" calcext:value-type="string">
            <text:p>seemocode/labs</text:p>
          </table:table-cell>
        </table:table-row>
        <table:table-row table:style-name="ro1">
          <table:table-cell office:value-type="float" office:value="19946249" calcext:value-type="float">
            <text:p>19946249</text:p>
          </table:table-cell>
          <table:table-cell office:value-type="string" calcext:value-type="string">
            <text:p>https://api.github.com/repos/lnykryn/systemd-rhel</text:p>
          </table:table-cell>
          <table:table-cell table:formula="of:=REPLACE([.B2071]; 1; 29; &quot;&quot;)" office:value-type="string" office:string-value="lnykryn/systemd-rhel" calcext:value-type="string">
            <text:p>lnykryn/systemd-rhel</text:p>
          </table:table-cell>
        </table:table-row>
        <table:table-row table:style-name="ro1">
          <table:table-cell office:value-type="float" office:value="19956023" calcext:value-type="float">
            <text:p>19956023</text:p>
          </table:table-cell>
          <table:table-cell office:value-type="string" calcext:value-type="string">
            <text:p>https://api.github.com/repos/intrig-unicamp/mininet-wifi</text:p>
          </table:table-cell>
          <table:table-cell table:formula="of:=REPLACE([.B2072]; 1; 29; &quot;&quot;)" office:value-type="string" office:string-value="intrig-unicamp/mininet-wifi" calcext:value-type="string">
            <text:p>intrig-unicamp/mininet-wifi</text:p>
          </table:table-cell>
        </table:table-row>
        <table:table-row table:style-name="ro1">
          <table:table-cell office:value-type="float" office:value="19968512" calcext:value-type="float">
            <text:p>19968512</text:p>
          </table:table-cell>
          <table:table-cell office:value-type="string" calcext:value-type="string">
            <text:p>https://api.github.com/repos/lixun910/geoda</text:p>
          </table:table-cell>
          <table:table-cell table:formula="of:=REPLACE([.B2073]; 1; 29; &quot;&quot;)" office:value-type="string" office:string-value="lixun910/geoda" calcext:value-type="string">
            <text:p>lixun910/geoda</text:p>
          </table:table-cell>
        </table:table-row>
        <table:table-row table:style-name="ro1">
          <table:table-cell office:value-type="float" office:value="19982132" calcext:value-type="float">
            <text:p>19982132</text:p>
          </table:table-cell>
          <table:table-cell office:value-type="string" calcext:value-type="string">
            <text:p>https://api.github.com/repos/OpenMusicKontrollers/moony.lv2</text:p>
          </table:table-cell>
          <table:table-cell table:formula="of:=REPLACE([.B2074]; 1; 29; &quot;&quot;)" office:value-type="string" office:string-value="OpenMusicKontrollers/moony.lv2" calcext:value-type="string">
            <text:p>OpenMusicKontrollers/moony.lv2</text:p>
          </table:table-cell>
        </table:table-row>
        <table:table-row table:style-name="ro1">
          <table:table-cell office:value-type="float" office:value="20007829" calcext:value-type="float">
            <text:p>20007829</text:p>
          </table:table-cell>
          <table:table-cell office:value-type="string" calcext:value-type="string">
            <text:p>https://api.github.com/repos/varnish/hitch</text:p>
          </table:table-cell>
          <table:table-cell table:formula="of:=REPLACE([.B2075]; 1; 29; &quot;&quot;)" office:value-type="string" office:string-value="varnish/hitch" calcext:value-type="string">
            <text:p>varnish/hitch</text:p>
          </table:table-cell>
        </table:table-row>
        <table:table-row table:style-name="ro1">
          <table:table-cell office:value-type="float" office:value="20012807" calcext:value-type="float">
            <text:p>20012807</text:p>
          </table:table-cell>
          <table:table-cell office:value-type="string" calcext:value-type="string">
            <text:p>https://api.github.com/repos/aleen42/PersonalWiki</text:p>
          </table:table-cell>
          <table:table-cell table:formula="of:=REPLACE([.B2076]; 1; 29; &quot;&quot;)" office:value-type="string" office:string-value="aleen42/PersonalWiki" calcext:value-type="string">
            <text:p>aleen42/PersonalWiki</text:p>
          </table:table-cell>
        </table:table-row>
        <table:table-row table:style-name="ro1">
          <table:table-cell office:value-type="float" office:value="20020723" calcext:value-type="float">
            <text:p>20020723</text:p>
          </table:table-cell>
          <table:table-cell office:value-type="string" calcext:value-type="string">
            <text:p>https://api.github.com/repos/yaakuro/XdevLSDK</text:p>
          </table:table-cell>
          <table:table-cell table:formula="of:=REPLACE([.B2077]; 1; 29; &quot;&quot;)" office:value-type="string" office:string-value="yaakuro/XdevLSDK" calcext:value-type="string">
            <text:p>yaakuro/XdevLSDK</text:p>
          </table:table-cell>
        </table:table-row>
        <table:table-row table:style-name="ro1">
          <table:table-cell office:value-type="float" office:value="20026272" calcext:value-type="float">
            <text:p>20026272</text:p>
          </table:table-cell>
          <table:table-cell office:value-type="string" calcext:value-type="string">
            <text:p>https://api.github.com/repos/javilonas/Lonas_KL-SM-G901F</text:p>
          </table:table-cell>
          <table:table-cell table:formula="of:=REPLACE([.B2078]; 1; 29; &quot;&quot;)" office:value-type="string" office:string-value="javilonas/Lonas_KL-SM-G901F" calcext:value-type="string">
            <text:p>javilonas/Lonas_KL-SM-G901F</text:p>
          </table:table-cell>
        </table:table-row>
        <table:table-row table:style-name="ro1">
          <table:table-cell office:value-type="float" office:value="20033665" calcext:value-type="float">
            <text:p>20033665</text:p>
          </table:table-cell>
          <table:table-cell office:value-type="string" calcext:value-type="string">
            <text:p>https://api.github.com/repos/google/nsjail</text:p>
          </table:table-cell>
          <table:table-cell table:formula="of:=REPLACE([.B2079]; 1; 29; &quot;&quot;)" office:value-type="string" office:string-value="google/nsjail" calcext:value-type="string">
            <text:p>google/nsjail</text:p>
          </table:table-cell>
        </table:table-row>
        <table:table-row table:style-name="ro1">
          <table:table-cell office:value-type="float" office:value="20037645" calcext:value-type="float">
            <text:p>20037645</text:p>
          </table:table-cell>
          <table:table-cell office:value-type="string" calcext:value-type="string">
            <text:p>https://api.github.com/repos/CyanogenMod/android_kernel_cyanogen_msm8916</text:p>
          </table:table-cell>
          <table:table-cell table:formula="of:=REPLACE([.B2080]; 1; 29; &quot;&quot;)" office:value-type="string" office:string-value="CyanogenMod/android_kernel_cyanogen_msm8916" calcext:value-type="string">
            <text:p>CyanogenMod/android_kernel_cyanogen_msm8916</text:p>
          </table:table-cell>
        </table:table-row>
        <table:table-row table:style-name="ro1">
          <table:table-cell office:value-type="float" office:value="20051179" calcext:value-type="float">
            <text:p>20051179</text:p>
          </table:table-cell>
          <table:table-cell office:value-type="string" calcext:value-type="string">
            <text:p>https://api.github.com/repos/MECTsrl/imx_mect</text:p>
          </table:table-cell>
          <table:table-cell table:formula="of:=REPLACE([.B2081]; 1; 29; &quot;&quot;)" office:value-type="string" office:string-value="MECTsrl/imx_mect" calcext:value-type="string">
            <text:p>MECTsrl/imx_mect</text:p>
          </table:table-cell>
        </table:table-row>
        <table:table-row table:style-name="ro1">
          <table:table-cell office:value-type="float" office:value="20122263" calcext:value-type="float">
            <text:p>20122263</text:p>
          </table:table-cell>
          <table:table-cell office:value-type="string" calcext:value-type="string">
            <text:p>https://api.github.com/repos/sustrik/libmill</text:p>
          </table:table-cell>
          <table:table-cell table:formula="of:=REPLACE([.B2082]; 1; 29; &quot;&quot;)" office:value-type="string" office:string-value="sustrik/libmill" calcext:value-type="string">
            <text:p>sustrik/libmill</text:p>
          </table:table-cell>
        </table:table-row>
        <table:table-row table:style-name="ro1">
          <table:table-cell office:value-type="float" office:value="20138487" calcext:value-type="float">
            <text:p>20138487</text:p>
          </table:table-cell>
          <table:table-cell office:value-type="string" calcext:value-type="string">
            <text:p>https://api.github.com/repos/ImageMagick/ImageMagick</text:p>
          </table:table-cell>
          <table:table-cell table:formula="of:=REPLACE([.B2083]; 1; 29; &quot;&quot;)" office:value-type="string" office:string-value="ImageMagick/ImageMagick" calcext:value-type="string">
            <text:p>ImageMagick/ImageMagick</text:p>
          </table:table-cell>
        </table:table-row>
        <table:table-row table:style-name="ro1">
          <table:table-cell office:value-type="float" office:value="20146722" calcext:value-type="float">
            <text:p>20146722</text:p>
          </table:table-cell>
          <table:table-cell office:value-type="string" calcext:value-type="string">
            <text:p>https://api.github.com/repos/rhdodds/warp3d</text:p>
          </table:table-cell>
          <table:table-cell table:formula="of:=REPLACE([.B2084]; 1; 29; &quot;&quot;)" office:value-type="string" office:string-value="rhdodds/warp3d" calcext:value-type="string">
            <text:p>rhdodds/warp3d</text:p>
          </table:table-cell>
        </table:table-row>
        <table:table-row table:style-name="ro1">
          <table:table-cell office:value-type="float" office:value="20171351" calcext:value-type="float">
            <text:p>20171351</text:p>
          </table:table-cell>
          <table:table-cell office:value-type="string" calcext:value-type="string">
            <text:p>https://api.github.com/repos/01org/intel-cmt-cat</text:p>
          </table:table-cell>
          <table:table-cell table:formula="of:=REPLACE([.B2085]; 1; 29; &quot;&quot;)" office:value-type="string" office:string-value="01org/intel-cmt-cat" calcext:value-type="string">
            <text:p>01org/intel-cmt-cat</text:p>
          </table:table-cell>
        </table:table-row>
        <table:table-row table:style-name="ro1">
          <table:table-cell office:value-type="float" office:value="20179676" calcext:value-type="float">
            <text:p>20179676</text:p>
          </table:table-cell>
          <table:table-cell office:value-type="string" calcext:value-type="string">
            <text:p>https://api.github.com/repos/n3rd-bugs/weird-rtos</text:p>
          </table:table-cell>
          <table:table-cell table:formula="of:=REPLACE([.B2086]; 1; 29; &quot;&quot;)" office:value-type="string" office:string-value="n3rd-bugs/weird-rtos" calcext:value-type="string">
            <text:p>n3rd-bugs/weird-rtos</text:p>
          </table:table-cell>
        </table:table-row>
        <table:table-row table:style-name="ro1">
          <table:table-cell office:value-type="float" office:value="20195148" calcext:value-type="float">
            <text:p>20195148</text:p>
          </table:table-cell>
          <table:table-cell office:value-type="string" calcext:value-type="string">
            <text:p>https://api.github.com/repos/wxping715/LeetCode</text:p>
          </table:table-cell>
          <table:table-cell table:formula="of:=REPLACE([.B2087]; 1; 29; &quot;&quot;)" office:value-type="string" office:string-value="wxping715/LeetCode" calcext:value-type="string">
            <text:p>wxping715/LeetCode</text:p>
          </table:table-cell>
        </table:table-row>
        <table:table-row table:style-name="ro1">
          <table:table-cell office:value-type="float" office:value="20195680" calcext:value-type="float">
            <text:p>20195680</text:p>
          </table:table-cell>
          <table:table-cell office:value-type="string" calcext:value-type="string">
            <text:p>https://api.github.com/repos/nmap/npcap</text:p>
          </table:table-cell>
          <table:table-cell table:formula="of:=REPLACE([.B2088]; 1; 29; &quot;&quot;)" office:value-type="string" office:string-value="nmap/npcap" calcext:value-type="string">
            <text:p>nmap/npcap</text:p>
          </table:table-cell>
        </table:table-row>
        <table:table-row table:style-name="ro1">
          <table:table-cell office:value-type="float" office:value="20201366" calcext:value-type="float">
            <text:p>20201366</text:p>
          </table:table-cell>
          <table:table-cell office:value-type="string" calcext:value-type="string">
            <text:p>https://api.github.com/repos/carosio/meta-caros</text:p>
          </table:table-cell>
          <table:table-cell table:formula="of:=REPLACE([.B2089]; 1; 29; &quot;&quot;)" office:value-type="string" office:string-value="carosio/meta-caros" calcext:value-type="string">
            <text:p>carosio/meta-caros</text:p>
          </table:table-cell>
        </table:table-row>
        <table:table-row table:style-name="ro1">
          <table:table-cell office:value-type="float" office:value="20229488" calcext:value-type="float">
            <text:p>20229488</text:p>
          </table:table-cell>
          <table:table-cell office:value-type="string" calcext:value-type="string">
            <text:p>https://api.github.com/repos/8i8/8i8.github.io</text:p>
          </table:table-cell>
          <table:table-cell table:formula="of:=REPLACE([.B2090]; 1; 29; &quot;&quot;)" office:value-type="string" office:string-value="8i8/8i8.github.io" calcext:value-type="string">
            <text:p>8i8/8i8.github.io</text:p>
          </table:table-cell>
        </table:table-row>
        <table:table-row table:style-name="ro1">
          <table:table-cell office:value-type="float" office:value="20238661" calcext:value-type="float">
            <text:p>20238661</text:p>
          </table:table-cell>
          <table:table-cell office:value-type="string" calcext:value-type="string">
            <text:p>https://api.github.com/repos/cossacklabs/themis</text:p>
          </table:table-cell>
          <table:table-cell table:formula="of:=REPLACE([.B2091]; 1; 29; &quot;&quot;)" office:value-type="string" office:string-value="cossacklabs/themis" calcext:value-type="string">
            <text:p>cossacklabs/themis</text:p>
          </table:table-cell>
        </table:table-row>
        <table:table-row table:style-name="ro1">
          <table:table-cell office:value-type="float" office:value="20285932" calcext:value-type="float">
            <text:p>20285932</text:p>
          </table:table-cell>
          <table:table-cell office:value-type="string" calcext:value-type="string">
            <text:p>https://api.github.com/repos/compudj/linux-percpu-dev</text:p>
          </table:table-cell>
          <table:table-cell table:formula="of:=REPLACE([.B2092]; 1; 29; &quot;&quot;)" office:value-type="string" office:string-value="compudj/linux-percpu-dev" calcext:value-type="string">
            <text:p>compudj/linux-percpu-dev</text:p>
          </table:table-cell>
        </table:table-row>
        <table:table-row table:style-name="ro1">
          <table:table-cell office:value-type="float" office:value="20312521" calcext:value-type="float">
            <text:p>20312521</text:p>
          </table:table-cell>
          <table:table-cell office:value-type="string" calcext:value-type="string">
            <text:p>https://api.github.com/repos/dokan-dev/dokany</text:p>
          </table:table-cell>
          <table:table-cell table:formula="of:=REPLACE([.B2093]; 1; 29; &quot;&quot;)" office:value-type="string" office:string-value="dokan-dev/dokany" calcext:value-type="string">
            <text:p>dokan-dev/dokany</text:p>
          </table:table-cell>
        </table:table-row>
        <table:table-row table:style-name="ro1">
          <table:table-cell office:value-type="float" office:value="20325829" calcext:value-type="float">
            <text:p>20325829</text:p>
          </table:table-cell>
          <table:table-cell office:value-type="string" calcext:value-type="string">
            <text:p>https://api.github.com/repos/jeffdaily/parasail</text:p>
          </table:table-cell>
          <table:table-cell table:formula="of:=REPLACE([.B2094]; 1; 29; &quot;&quot;)" office:value-type="string" office:string-value="jeffdaily/parasail" calcext:value-type="string">
            <text:p>jeffdaily/parasail</text:p>
          </table:table-cell>
        </table:table-row>
        <table:table-row table:style-name="ro1">
          <table:table-cell office:value-type="float" office:value="20355735" calcext:value-type="float">
            <text:p>20355735</text:p>
          </table:table-cell>
          <table:table-cell office:value-type="string" calcext:value-type="string">
            <text:p>https://api.github.com/repos/zippy2/libvirt</text:p>
          </table:table-cell>
          <table:table-cell table:formula="of:=REPLACE([.B2095]; 1; 29; &quot;&quot;)" office:value-type="string" office:string-value="zippy2/libvirt" calcext:value-type="string">
            <text:p>zippy2/libvirt</text:p>
          </table:table-cell>
        </table:table-row>
        <table:table-row table:style-name="ro1">
          <table:table-cell office:value-type="float" office:value="20421746" calcext:value-type="float">
            <text:p>20421746</text:p>
          </table:table-cell>
          <table:table-cell office:value-type="string" calcext:value-type="string">
            <text:p>https://api.github.com/repos/MediaArea/MediaConch_SourceCode</text:p>
          </table:table-cell>
          <table:table-cell table:formula="of:=REPLACE([.B2096]; 1; 29; &quot;&quot;)" office:value-type="string" office:string-value="MediaArea/MediaConch_SourceCode" calcext:value-type="string">
            <text:p>MediaArea/MediaConch_SourceCode</text:p>
          </table:table-cell>
        </table:table-row>
        <table:table-row table:style-name="ro1">
          <table:table-cell office:value-type="float" office:value="20442944" calcext:value-type="float">
            <text:p>20442944</text:p>
          </table:table-cell>
          <table:table-cell office:value-type="string" calcext:value-type="string">
            <text:p>https://api.github.com/repos/jks-prv/Beagle_SDR_GPS</text:p>
          </table:table-cell>
          <table:table-cell table:formula="of:=REPLACE([.B2097]; 1; 29; &quot;&quot;)" office:value-type="string" office:string-value="jks-prv/Beagle_SDR_GPS" calcext:value-type="string">
            <text:p>jks-prv/Beagle_SDR_GPS</text:p>
          </table:table-cell>
        </table:table-row>
        <table:table-row table:style-name="ro1">
          <table:table-cell office:value-type="float" office:value="20457749" calcext:value-type="float">
            <text:p>20457749</text:p>
          </table:table-cell>
          <table:table-cell office:value-type="string" calcext:value-type="string">
            <text:p>https://api.github.com/repos/Tarsnap/spiped</text:p>
          </table:table-cell>
          <table:table-cell table:formula="of:=REPLACE([.B2098]; 1; 29; &quot;&quot;)" office:value-type="string" office:string-value="Tarsnap/spiped" calcext:value-type="string">
            <text:p>Tarsnap/spiped</text:p>
          </table:table-cell>
        </table:table-row>
        <table:table-row table:style-name="ro1">
          <table:table-cell office:value-type="float" office:value="20479283" calcext:value-type="float">
            <text:p>20479283</text:p>
          </table:table-cell>
          <table:table-cell office:value-type="string" calcext:value-type="string">
            <text:p>https://api.github.com/repos/fuzzball-muck/fuzzball</text:p>
          </table:table-cell>
          <table:table-cell table:formula="of:=REPLACE([.B2099]; 1; 29; &quot;&quot;)" office:value-type="string" office:string-value="fuzzball-muck/fuzzball" calcext:value-type="string">
            <text:p>fuzzball-muck/fuzzball</text:p>
          </table:table-cell>
        </table:table-row>
        <table:table-row table:style-name="ro1">
          <table:table-cell office:value-type="float" office:value="20508004" calcext:value-type="float">
            <text:p>20508004</text:p>
          </table:table-cell>
          <table:table-cell office:value-type="string" calcext:value-type="string">
            <text:p>https://api.github.com/repos/libvirt/libvirt</text:p>
          </table:table-cell>
          <table:table-cell table:formula="of:=REPLACE([.B2100]; 1; 29; &quot;&quot;)" office:value-type="string" office:string-value="libvirt/libvirt" calcext:value-type="string">
            <text:p>libvirt/libvirt</text:p>
          </table:table-cell>
        </table:table-row>
        <table:table-row table:style-name="ro1">
          <table:table-cell office:value-type="float" office:value="20509756" calcext:value-type="float">
            <text:p>20509756</text:p>
          </table:table-cell>
          <table:table-cell office:value-type="string" calcext:value-type="string">
            <text:p>https://api.github.com/repos/Tarsnap/libcperciva</text:p>
          </table:table-cell>
          <table:table-cell table:formula="of:=REPLACE([.B2101]; 1; 29; &quot;&quot;)" office:value-type="string" office:string-value="Tarsnap/libcperciva" calcext:value-type="string">
            <text:p>Tarsnap/libcperciva</text:p>
          </table:table-cell>
        </table:table-row>
        <table:table-row table:style-name="ro1">
          <table:table-cell office:value-type="float" office:value="20548678" calcext:value-type="float">
            <text:p>20548678</text:p>
          </table:table-cell>
          <table:table-cell office:value-type="string" calcext:value-type="string">
            <text:p>https://api.github.com/repos/arter97/zen-kernel</text:p>
          </table:table-cell>
          <table:table-cell table:formula="of:=REPLACE([.B2102]; 1; 29; &quot;&quot;)" office:value-type="string" office:string-value="arter97/zen-kernel" calcext:value-type="string">
            <text:p>arter97/zen-kernel</text:p>
          </table:table-cell>
        </table:table-row>
        <table:table-row table:style-name="ro1">
          <table:table-cell office:value-type="float" office:value="20560114" calcext:value-type="float">
            <text:p>20560114</text:p>
          </table:table-cell>
          <table:table-cell office:value-type="string" calcext:value-type="string">
            <text:p>https://api.github.com/repos/mastarink/zoc</text:p>
          </table:table-cell>
          <table:table-cell table:formula="of:=REPLACE([.B2103]; 1; 29; &quot;&quot;)" office:value-type="string" office:string-value="mastarink/zoc" calcext:value-type="string">
            <text:p>mastarink/zoc</text:p>
          </table:table-cell>
        </table:table-row>
        <table:table-row table:style-name="ro1">
          <table:table-cell office:value-type="float" office:value="20586681" calcext:value-type="float">
            <text:p>20586681</text:p>
          </table:table-cell>
          <table:table-cell office:value-type="string" calcext:value-type="string">
            <text:p>https://api.github.com/repos/omap-audio/linux-audio</text:p>
          </table:table-cell>
          <table:table-cell table:formula="of:=REPLACE([.B2104]; 1; 29; &quot;&quot;)" office:value-type="string" office:string-value="omap-audio/linux-audio" calcext:value-type="string">
            <text:p>omap-audio/linux-audio</text:p>
          </table:table-cell>
        </table:table-row>
        <table:table-row table:style-name="ro1">
          <table:table-cell office:value-type="float" office:value="20633452" calcext:value-type="float">
            <text:p>20633452</text:p>
          </table:table-cell>
          <table:table-cell office:value-type="string" calcext:value-type="string">
            <text:p>https://api.github.com/repos/narupo/cap</text:p>
          </table:table-cell>
          <table:table-cell table:formula="of:=REPLACE([.B2105]; 1; 29; &quot;&quot;)" office:value-type="string" office:string-value="narupo/cap" calcext:value-type="string">
            <text:p>narupo/cap</text:p>
          </table:table-cell>
        </table:table-row>
        <table:table-row table:style-name="ro1">
          <table:table-cell office:value-type="float" office:value="20646784" calcext:value-type="float">
            <text:p>20646784</text:p>
          </table:table-cell>
          <table:table-cell office:value-type="string" calcext:value-type="string">
            <text:p>https://api.github.com/repos/oar-team/batsim</text:p>
          </table:table-cell>
          <table:table-cell table:formula="of:=REPLACE([.B2106]; 1; 29; &quot;&quot;)" office:value-type="string" office:string-value="oar-team/batsim" calcext:value-type="string">
            <text:p>oar-team/batsim</text:p>
          </table:table-cell>
        </table:table-row>
        <table:table-row table:style-name="ro1">
          <table:table-cell office:value-type="float" office:value="20654290" calcext:value-type="float">
            <text:p>20654290</text:p>
          </table:table-cell>
          <table:table-cell office:value-type="string" calcext:value-type="string">
            <text:p>https://api.github.com/repos/live-clones/petsc</text:p>
          </table:table-cell>
          <table:table-cell table:formula="of:=REPLACE([.B2107]; 1; 29; &quot;&quot;)" office:value-type="string" office:string-value="live-clones/petsc" calcext:value-type="string">
            <text:p>live-clones/petsc</text:p>
          </table:table-cell>
        </table:table-row>
        <table:table-row table:style-name="ro1">
          <table:table-cell office:value-type="float" office:value="20707421" calcext:value-type="float">
            <text:p>20707421</text:p>
          </table:table-cell>
          <table:table-cell office:value-type="string" calcext:value-type="string">
            <text:p>https://api.github.com/repos/universal-ctags/ctags</text:p>
          </table:table-cell>
          <table:table-cell table:formula="of:=REPLACE([.B2108]; 1; 29; &quot;&quot;)" office:value-type="string" office:string-value="universal-ctags/ctags" calcext:value-type="string">
            <text:p>universal-ctags/ctags</text:p>
          </table:table-cell>
        </table:table-row>
        <table:table-row table:style-name="ro1">
          <table:table-cell office:value-type="float" office:value="20739750" calcext:value-type="float">
            <text:p>20739750</text:p>
          </table:table-cell>
          <table:table-cell office:value-type="string" calcext:value-type="string">
            <text:p>https://api.github.com/repos/Rashed97/caf-kernel-msm-3.18</text:p>
          </table:table-cell>
          <table:table-cell table:formula="of:=REPLACE([.B2109]; 1; 29; &quot;&quot;)" office:value-type="string" office:string-value="Rashed97/caf-kernel-msm-3.18" calcext:value-type="string">
            <text:p>Rashed97/caf-kernel-msm-3.18</text:p>
          </table:table-cell>
        </table:table-row>
        <table:table-row table:style-name="ro1">
          <table:table-cell office:value-type="float" office:value="20773279" calcext:value-type="float">
            <text:p>20773279</text:p>
          </table:table-cell>
          <table:table-cell office:value-type="string" calcext:value-type="string">
            <text:p>https://api.github.com/repos/SuperHouse/esp-open-rtos</text:p>
          </table:table-cell>
          <table:table-cell table:formula="of:=REPLACE([.B2110]; 1; 29; &quot;&quot;)" office:value-type="string" office:string-value="SuperHouse/esp-open-rtos" calcext:value-type="string">
            <text:p>SuperHouse/esp-open-rtos</text:p>
          </table:table-cell>
        </table:table-row>
        <table:table-row table:style-name="ro1">
          <table:table-cell office:value-type="float" office:value="20781303" calcext:value-type="float">
            <text:p>20781303</text:p>
          </table:table-cell>
          <table:table-cell office:value-type="string" calcext:value-type="string">
            <text:p>https://api.github.com/repos/frantisheq/android_kernel_lenovo_msm8974</text:p>
          </table:table-cell>
          <table:table-cell table:formula="of:=REPLACE([.B2111]; 1; 29; &quot;&quot;)" office:value-type="string" office:string-value="frantisheq/android_kernel_lenovo_msm8974" calcext:value-type="string">
            <text:p>frantisheq/android_kernel_lenovo_msm8974</text:p>
          </table:table-cell>
        </table:table-row>
        <table:table-row table:style-name="ro1">
          <table:table-cell office:value-type="float" office:value="20781797" calcext:value-type="float">
            <text:p>20781797</text:p>
          </table:table-cell>
          <table:table-cell office:value-type="string" calcext:value-type="string">
            <text:p>https://api.github.com/repos/OpenVZ/libprlsdk</text:p>
          </table:table-cell>
          <table:table-cell table:formula="of:=REPLACE([.B2112]; 1; 29; &quot;&quot;)" office:value-type="string" office:string-value="OpenVZ/libprlsdk" calcext:value-type="string">
            <text:p>OpenVZ/libprlsdk</text:p>
          </table:table-cell>
        </table:table-row>
        <table:table-row table:style-name="ro1">
          <table:table-cell office:value-type="float" office:value="20781818" calcext:value-type="float">
            <text:p>20781818</text:p>
          </table:table-cell>
          <table:table-cell office:value-type="string" calcext:value-type="string">
            <text:p>https://api.github.com/repos/OpenVZ/libvzctl</text:p>
          </table:table-cell>
          <table:table-cell table:formula="of:=REPLACE([.B2113]; 1; 29; &quot;&quot;)" office:value-type="string" office:string-value="OpenVZ/libvzctl" calcext:value-type="string">
            <text:p>OpenVZ/libvzctl</text:p>
          </table:table-cell>
        </table:table-row>
        <table:table-row table:style-name="ro1">
          <table:table-cell office:value-type="float" office:value="20844912" calcext:value-type="float">
            <text:p>20844912</text:p>
          </table:table-cell>
          <table:table-cell office:value-type="string" calcext:value-type="string">
            <text:p>https://api.github.com/repos/davidgiven/ack</text:p>
          </table:table-cell>
          <table:table-cell table:formula="of:=REPLACE([.B2114]; 1; 29; &quot;&quot;)" office:value-type="string" office:string-value="davidgiven/ack" calcext:value-type="string">
            <text:p>davidgiven/ack</text:p>
          </table:table-cell>
        </table:table-row>
        <table:table-row table:style-name="ro1">
          <table:table-cell office:value-type="float" office:value="20851822" calcext:value-type="float">
            <text:p>20851822</text:p>
          </table:table-cell>
          <table:table-cell office:value-type="string" calcext:value-type="string">
            <text:p>https://api.github.com/repos/tmux/tmux</text:p>
          </table:table-cell>
          <table:table-cell table:formula="of:=REPLACE([.B2115]; 1; 29; &quot;&quot;)" office:value-type="string" office:string-value="tmux/tmux" calcext:value-type="string">
            <text:p>tmux/tmux</text:p>
          </table:table-cell>
        </table:table-row>
        <table:table-row table:style-name="ro1">
          <table:table-cell office:value-type="float" office:value="20876789" calcext:value-type="float">
            <text:p>20876789</text:p>
          </table:table-cell>
          <table:table-cell office:value-type="string" calcext:value-type="string">
            <text:p>https://api.github.com/repos/live-clones/luatex</text:p>
          </table:table-cell>
          <table:table-cell table:formula="of:=REPLACE([.B2116]; 1; 29; &quot;&quot;)" office:value-type="string" office:string-value="live-clones/luatex" calcext:value-type="string">
            <text:p>live-clones/luatex</text:p>
          </table:table-cell>
        </table:table-row>
        <table:table-row table:style-name="ro1">
          <table:table-cell office:value-type="float" office:value="20883081" calcext:value-type="float">
            <text:p>20883081</text:p>
          </table:table-cell>
          <table:table-cell office:value-type="string" calcext:value-type="string">
            <text:p>https://api.github.com/repos/keirf/FlashFloppy</text:p>
          </table:table-cell>
          <table:table-cell table:formula="of:=REPLACE([.B2117]; 1; 29; &quot;&quot;)" office:value-type="string" office:string-value="keirf/FlashFloppy" calcext:value-type="string">
            <text:p>keirf/FlashFloppy</text:p>
          </table:table-cell>
        </table:table-row>
        <table:table-row table:style-name="ro1">
          <table:table-cell office:value-type="float" office:value="20915541" calcext:value-type="float">
            <text:p>20915541</text:p>
          </table:table-cell>
          <table:table-cell office:value-type="string" calcext:value-type="string">
            <text:p>https://api.github.com/repos/ColinIanKing/fwts</text:p>
          </table:table-cell>
          <table:table-cell table:formula="of:=REPLACE([.B2118]; 1; 29; &quot;&quot;)" office:value-type="string" office:string-value="ColinIanKing/fwts" calcext:value-type="string">
            <text:p>ColinIanKing/fwts</text:p>
          </table:table-cell>
        </table:table-row>
        <table:table-row table:style-name="ro1">
          <table:table-cell office:value-type="float" office:value="20918768" calcext:value-type="float">
            <text:p>20918768</text:p>
          </table:table-cell>
          <table:table-cell office:value-type="string" calcext:value-type="string">
            <text:p>https://api.github.com/repos/ChronoMonochrome/Chrono_Kernel-1</text:p>
          </table:table-cell>
          <table:table-cell table:formula="of:=REPLACE([.B2119]; 1; 29; &quot;&quot;)" office:value-type="string" office:string-value="ChronoMonochrome/Chrono_Kernel-1" calcext:value-type="string">
            <text:p>ChronoMonochrome/Chrono_Kernel-1</text:p>
          </table:table-cell>
        </table:table-row>
        <table:table-row table:style-name="ro1">
          <table:table-cell office:value-type="float" office:value="20919248" calcext:value-type="float">
            <text:p>20919248</text:p>
          </table:table-cell>
          <table:table-cell office:value-type="string" calcext:value-type="string">
            <text:p>https://api.github.com/repos/ColinIanKing/stress-ng</text:p>
          </table:table-cell>
          <table:table-cell table:formula="of:=REPLACE([.B2120]; 1; 29; &quot;&quot;)" office:value-type="string" office:string-value="ColinIanKing/stress-ng" calcext:value-type="string">
            <text:p>ColinIanKing/stress-ng</text:p>
          </table:table-cell>
        </table:table-row>
        <table:table-row table:style-name="ro1">
          <table:table-cell office:value-type="float" office:value="20926362" calcext:value-type="float">
            <text:p>20926362</text:p>
          </table:table-cell>
          <table:table-cell office:value-type="string" calcext:value-type="string">
            <text:p>https://api.github.com/repos/mintty/mintty</text:p>
          </table:table-cell>
          <table:table-cell table:formula="of:=REPLACE([.B2121]; 1; 29; &quot;&quot;)" office:value-type="string" office:string-value="mintty/mintty" calcext:value-type="string">
            <text:p>mintty/mintty</text:p>
          </table:table-cell>
        </table:table-row>
        <table:table-row table:style-name="ro1">
          <table:table-cell office:value-type="float" office:value="20944645" calcext:value-type="float">
            <text:p>20944645</text:p>
          </table:table-cell>
          <table:table-cell office:value-type="string" calcext:value-type="string">
            <text:p>https://api.github.com/repos/sigmadrone/sigmadrone</text:p>
          </table:table-cell>
          <table:table-cell table:formula="of:=REPLACE([.B2122]; 1; 29; &quot;&quot;)" office:value-type="string" office:string-value="sigmadrone/sigmadrone" calcext:value-type="string">
            <text:p>sigmadrone/sigmadrone</text:p>
          </table:table-cell>
        </table:table-row>
        <table:table-row table:style-name="ro1">
          <table:table-cell office:value-type="float" office:value="21005607" calcext:value-type="float">
            <text:p>21005607</text:p>
          </table:table-cell>
          <table:table-cell office:value-type="string" calcext:value-type="string">
            <text:p>https://api.github.com/repos/zevweiss/grep</text:p>
          </table:table-cell>
          <table:table-cell table:formula="of:=REPLACE([.B2123]; 1; 29; &quot;&quot;)" office:value-type="string" office:string-value="zevweiss/grep" calcext:value-type="string">
            <text:p>zevweiss/grep</text:p>
          </table:table-cell>
        </table:table-row>
        <table:table-row table:style-name="ro1">
          <table:table-cell office:value-type="float" office:value="21038067" calcext:value-type="float">
            <text:p>21038067</text:p>
          </table:table-cell>
          <table:table-cell office:value-type="string" calcext:value-type="string">
            <text:p>https://api.github.com/repos/solettaproject/soletta</text:p>
          </table:table-cell>
          <table:table-cell table:formula="of:=REPLACE([.B2124]; 1; 29; &quot;&quot;)" office:value-type="string" office:string-value="solettaproject/soletta" calcext:value-type="string">
            <text:p>solettaproject/soletta</text:p>
          </table:table-cell>
        </table:table-row>
        <table:table-row table:style-name="ro1">
          <table:table-cell office:value-type="float" office:value="21072220" calcext:value-type="float">
            <text:p>21072220</text:p>
          </table:table-cell>
          <table:table-cell office:value-type="string" calcext:value-type="string">
            <text:p>https://api.github.com/repos/michael-dev/hostapd</text:p>
          </table:table-cell>
          <table:table-cell table:formula="of:=REPLACE([.B2125]; 1; 29; &quot;&quot;)" office:value-type="string" office:string-value="michael-dev/hostapd" calcext:value-type="string">
            <text:p>michael-dev/hostapd</text:p>
          </table:table-cell>
        </table:table-row>
        <table:table-row table:style-name="ro1">
          <table:table-cell office:value-type="float" office:value="21082192" calcext:value-type="float">
            <text:p>21082192</text:p>
          </table:table-cell>
          <table:table-cell office:value-type="string" calcext:value-type="string">
            <text:p>https://api.github.com/repos/firemodels/fds-smv</text:p>
          </table:table-cell>
          <table:table-cell table:formula="of:=REPLACE([.B2126]; 1; 29; &quot;&quot;)" office:value-type="string" office:string-value="firemodels/fds-smv" calcext:value-type="string">
            <text:p>firemodels/fds-smv</text:p>
          </table:table-cell>
        </table:table-row>
        <table:table-row table:style-name="ro1">
          <table:table-cell office:value-type="float" office:value="21093498" calcext:value-type="float">
            <text:p>21093498</text:p>
          </table:table-cell>
          <table:table-cell office:value-type="string" calcext:value-type="string">
            <text:p>https://api.github.com/repos/alexcrichton/backtrace-rs</text:p>
          </table:table-cell>
          <table:table-cell table:formula="of:=REPLACE([.B2127]; 1; 29; &quot;&quot;)" office:value-type="string" office:string-value="alexcrichton/backtrace-rs" calcext:value-type="string">
            <text:p>alexcrichton/backtrace-rs</text:p>
          </table:table-cell>
        </table:table-row>
        <table:table-row table:style-name="ro1">
          <table:table-cell office:value-type="float" office:value="21123484" calcext:value-type="float">
            <text:p>21123484</text:p>
          </table:table-cell>
          <table:table-cell office:value-type="string" calcext:value-type="string">
            <text:p>https://api.github.com/repos/imojiengineering/imoji-ios-sdk-ui</text:p>
          </table:table-cell>
          <table:table-cell table:formula="of:=REPLACE([.B2128]; 1; 29; &quot;&quot;)" office:value-type="string" office:string-value="imojiengineering/imoji-ios-sdk-ui" calcext:value-type="string">
            <text:p>imojiengineering/imoji-ios-sdk-ui</text:p>
          </table:table-cell>
        </table:table-row>
        <table:table-row table:style-name="ro1">
          <table:table-cell office:value-type="float" office:value="21201738" calcext:value-type="float">
            <text:p>21201738</text:p>
          </table:table-cell>
          <table:table-cell office:value-type="string" calcext:value-type="string">
            <text:p>https://api.github.com/repos/altseed/Altseed</text:p>
          </table:table-cell>
          <table:table-cell table:formula="of:=REPLACE([.B2129]; 1; 29; &quot;&quot;)" office:value-type="string" office:string-value="altseed/Altseed" calcext:value-type="string">
            <text:p>altseed/Altseed</text:p>
          </table:table-cell>
        </table:table-row>
        <table:table-row table:style-name="ro1">
          <table:table-cell office:value-type="float" office:value="21215590" calcext:value-type="float">
            <text:p>21215590</text:p>
          </table:table-cell>
          <table:table-cell office:value-type="string" calcext:value-type="string">
            <text:p>https://api.github.com/repos/GNOME/gnome-todo</text:p>
          </table:table-cell>
          <table:table-cell table:formula="of:=REPLACE([.B2130]; 1; 29; &quot;&quot;)" office:value-type="string" office:string-value="GNOME/gnome-todo" calcext:value-type="string">
            <text:p>GNOME/gnome-todo</text:p>
          </table:table-cell>
        </table:table-row>
        <table:table-row table:style-name="ro1">
          <table:table-cell office:value-type="float" office:value="21225578" calcext:value-type="float">
            <text:p>21225578</text:p>
          </table:table-cell>
          <table:table-cell office:value-type="string" calcext:value-type="string">
            <text:p>https://api.github.com/repos/ElementsProject/lightning</text:p>
          </table:table-cell>
          <table:table-cell table:formula="of:=REPLACE([.B2131]; 1; 29; &quot;&quot;)" office:value-type="string" office:string-value="ElementsProject/lightning" calcext:value-type="string">
            <text:p>ElementsProject/lightning</text:p>
          </table:table-cell>
        </table:table-row>
        <table:table-row table:style-name="ro1">
          <table:table-cell office:value-type="float" office:value="21267000" calcext:value-type="float">
            <text:p>21267000</text:p>
          </table:table-cell>
          <table:table-cell office:value-type="string" calcext:value-type="string">
            <text:p>https://api.github.com/repos/lockrecv/got</text:p>
          </table:table-cell>
          <table:table-cell table:formula="of:=REPLACE([.B2132]; 1; 29; &quot;&quot;)" office:value-type="string" office:string-value="lockrecv/got" calcext:value-type="string">
            <text:p>lockrecv/got</text:p>
          </table:table-cell>
        </table:table-row>
        <table:table-row table:style-name="ro1">
          <table:table-cell office:value-type="float" office:value="21274966" calcext:value-type="float">
            <text:p>21274966</text:p>
          </table:table-cell>
          <table:table-cell office:value-type="string" calcext:value-type="string">
            <text:p>https://api.github.com/repos/codespecs/daikon</text:p>
          </table:table-cell>
          <table:table-cell table:formula="of:=REPLACE([.B2133]; 1; 29; &quot;&quot;)" office:value-type="string" office:string-value="codespecs/daikon" calcext:value-type="string">
            <text:p>codespecs/daikon</text:p>
          </table:table-cell>
        </table:table-row>
        <table:table-row table:style-name="ro1">
          <table:table-cell office:value-type="float" office:value="21300108" calcext:value-type="float">
            <text:p>21300108</text:p>
          </table:table-cell>
          <table:table-cell office:value-type="string" calcext:value-type="string">
            <text:p>https://api.github.com/repos/rpm-software-management/libhif</text:p>
          </table:table-cell>
          <table:table-cell table:formula="of:=REPLACE([.B2134]; 1; 29; &quot;&quot;)" office:value-type="string" office:string-value="rpm-software-management/libhif" calcext:value-type="string">
            <text:p>rpm-software-management/libhif</text:p>
          </table:table-cell>
        </table:table-row>
        <table:table-row table:style-name="ro1">
          <table:table-cell office:value-type="float" office:value="21309442" calcext:value-type="float">
            <text:p>21309442</text:p>
          </table:table-cell>
          <table:table-cell office:value-type="string" calcext:value-type="string">
            <text:p>https://api.github.com/repos/PaulBatchelor/Soundpipe</text:p>
          </table:table-cell>
          <table:table-cell table:formula="of:=REPLACE([.B2135]; 1; 29; &quot;&quot;)" office:value-type="string" office:string-value="PaulBatchelor/Soundpipe" calcext:value-type="string">
            <text:p>PaulBatchelor/Soundpipe</text:p>
          </table:table-cell>
        </table:table-row>
        <table:table-row table:style-name="ro1">
          <table:table-cell office:value-type="float" office:value="21314440" calcext:value-type="float">
            <text:p>21314440</text:p>
          </table:table-cell>
          <table:table-cell office:value-type="string" calcext:value-type="string">
            <text:p>https://api.github.com/repos/SSSD/sssd</text:p>
          </table:table-cell>
          <table:table-cell table:formula="of:=REPLACE([.B2136]; 1; 29; &quot;&quot;)" office:value-type="string" office:string-value="SSSD/sssd" calcext:value-type="string">
            <text:p>SSSD/sssd</text:p>
          </table:table-cell>
        </table:table-row>
        <table:table-row table:style-name="ro1">
          <table:table-cell office:value-type="float" office:value="21314798" calcext:value-type="float">
            <text:p>21314798</text:p>
          </table:table-cell>
          <table:table-cell office:value-type="string" calcext:value-type="string">
            <text:p>https://api.github.com/repos/endlessm/eos-updater</text:p>
          </table:table-cell>
          <table:table-cell table:formula="of:=REPLACE([.B2137]; 1; 29; &quot;&quot;)" office:value-type="string" office:string-value="endlessm/eos-updater" calcext:value-type="string">
            <text:p>endlessm/eos-updater</text:p>
          </table:table-cell>
        </table:table-row>
        <table:table-row table:style-name="ro1">
          <table:table-cell office:value-type="float" office:value="21317048" calcext:value-type="float">
            <text:p>21317048</text:p>
          </table:table-cell>
          <table:table-cell office:value-type="string" calcext:value-type="string">
            <text:p>https://api.github.com/repos/mar-file-system/marfs</text:p>
          </table:table-cell>
          <table:table-cell table:formula="of:=REPLACE([.B2138]; 1; 29; &quot;&quot;)" office:value-type="string" office:string-value="mar-file-system/marfs" calcext:value-type="string">
            <text:p>mar-file-system/marfs</text:p>
          </table:table-cell>
        </table:table-row>
        <table:table-row table:style-name="ro1">
          <table:table-cell office:value-type="float" office:value="21414424" calcext:value-type="float">
            <text:p>21414424</text:p>
          </table:table-cell>
          <table:table-cell office:value-type="string" calcext:value-type="string">
            <text:p>https://api.github.com/repos/mercury-hpc/mercury</text:p>
          </table:table-cell>
          <table:table-cell table:formula="of:=REPLACE([.B2139]; 1; 29; &quot;&quot;)" office:value-type="string" office:string-value="mercury-hpc/mercury" calcext:value-type="string">
            <text:p>mercury-hpc/mercury</text:p>
          </table:table-cell>
        </table:table-row>
        <table:table-row table:style-name="ro1">
          <table:table-cell office:value-type="float" office:value="21483441" calcext:value-type="float">
            <text:p>21483441</text:p>
          </table:table-cell>
          <table:table-cell office:value-type="string" calcext:value-type="string">
            <text:p>https://api.github.com/repos/OpenRCT2/OpenRCT2</text:p>
          </table:table-cell>
          <table:table-cell table:formula="of:=REPLACE([.B2140]; 1; 29; &quot;&quot;)" office:value-type="string" office:string-value="OpenRCT2/OpenRCT2" calcext:value-type="string">
            <text:p>OpenRCT2/OpenRCT2</text:p>
          </table:table-cell>
        </table:table-row>
        <table:table-row table:style-name="ro1">
          <table:table-cell office:value-type="float" office:value="21486551" calcext:value-type="float">
            <text:p>21486551</text:p>
          </table:table-cell>
          <table:table-cell office:value-type="string" calcext:value-type="string">
            <text:p>https://api.github.com/repos/tasleson/lvm2</text:p>
          </table:table-cell>
          <table:table-cell table:formula="of:=REPLACE([.B2141]; 1; 29; &quot;&quot;)" office:value-type="string" office:string-value="tasleson/lvm2" calcext:value-type="string">
            <text:p>tasleson/lvm2</text:p>
          </table:table-cell>
        </table:table-row>
        <table:table-row table:style-name="ro1">
          <table:table-cell office:value-type="float" office:value="21530031" calcext:value-type="float">
            <text:p>21530031</text:p>
          </table:table-cell>
          <table:table-cell office:value-type="string" calcext:value-type="string">
            <text:p>https://api.github.com/repos/sPHENIX-Collaboration/analysis</text:p>
          </table:table-cell>
          <table:table-cell table:formula="of:=REPLACE([.B2142]; 1; 29; &quot;&quot;)" office:value-type="string" office:string-value="sPHENIX-Collaboration/analysis" calcext:value-type="string">
            <text:p>sPHENIX-Collaboration/analysis</text:p>
          </table:table-cell>
        </table:table-row>
        <table:table-row table:style-name="ro1">
          <table:table-cell office:value-type="float" office:value="21579560" calcext:value-type="float">
            <text:p>21579560</text:p>
          </table:table-cell>
          <table:table-cell office:value-type="string" calcext:value-type="string">
            <text:p>https://api.github.com/repos/primme/primme</text:p>
          </table:table-cell>
          <table:table-cell table:formula="of:=REPLACE([.B2143]; 1; 29; &quot;&quot;)" office:value-type="string" office:string-value="primme/primme" calcext:value-type="string">
            <text:p>primme/primme</text:p>
          </table:table-cell>
        </table:table-row>
        <table:table-row table:style-name="ro1">
          <table:table-cell office:value-type="float" office:value="21586634" calcext:value-type="float">
            <text:p>21586634</text:p>
          </table:table-cell>
          <table:table-cell office:value-type="string" calcext:value-type="string">
            <text:p>https://api.github.com/repos/ElDewrito/ElDorito</text:p>
          </table:table-cell>
          <table:table-cell table:formula="of:=REPLACE([.B2144]; 1; 29; &quot;&quot;)" office:value-type="string" office:string-value="ElDewrito/ElDorito" calcext:value-type="string">
            <text:p>ElDewrito/ElDorito</text:p>
          </table:table-cell>
        </table:table-row>
        <table:table-row table:style-name="ro1">
          <table:table-cell office:value-type="float" office:value="21590934" calcext:value-type="float">
            <text:p>21590934</text:p>
          </table:table-cell>
          <table:table-cell office:value-type="string" calcext:value-type="string">
            <text:p>https://api.github.com/repos/dermoumi/m2n</text:p>
          </table:table-cell>
          <table:table-cell table:formula="of:=REPLACE([.B2145]; 1; 29; &quot;&quot;)" office:value-type="string" office:string-value="dermoumi/m2n" calcext:value-type="string">
            <text:p>dermoumi/m2n</text:p>
          </table:table-cell>
        </table:table-row>
        <table:table-row table:style-name="ro1">
          <table:table-cell office:value-type="float" office:value="21594810" calcext:value-type="float">
            <text:p>21594810</text:p>
          </table:table-cell>
          <table:table-cell office:value-type="string" calcext:value-type="string">
            <text:p>https://api.github.com/repos/txuki2005/TaUrUs_Kernel</text:p>
          </table:table-cell>
          <table:table-cell table:formula="of:=REPLACE([.B2146]; 1; 29; &quot;&quot;)" office:value-type="string" office:string-value="txuki2005/TaUrUs_Kernel" calcext:value-type="string">
            <text:p>txuki2005/TaUrUs_Kernel</text:p>
          </table:table-cell>
        </table:table-row>
        <table:table-row table:style-name="ro1">
          <table:table-cell office:value-type="float" office:value="21597302" calcext:value-type="float">
            <text:p>21597302</text:p>
          </table:table-cell>
          <table:table-cell office:value-type="string" calcext:value-type="string">
            <text:p>https://api.github.com/repos/HexDecimal/libtcod-cffi</text:p>
          </table:table-cell>
          <table:table-cell table:formula="of:=REPLACE([.B2147]; 1; 29; &quot;&quot;)" office:value-type="string" office:string-value="HexDecimal/libtcod-cffi" calcext:value-type="string">
            <text:p>HexDecimal/libtcod-cffi</text:p>
          </table:table-cell>
        </table:table-row>
        <table:table-row table:style-name="ro1">
          <table:table-cell office:value-type="float" office:value="21597320" calcext:value-type="float">
            <text:p>21597320</text:p>
          </table:table-cell>
          <table:table-cell office:value-type="string" calcext:value-type="string">
            <text:p>https://api.github.com/repos/UWARG/PICpilot</text:p>
          </table:table-cell>
          <table:table-cell table:formula="of:=REPLACE([.B2148]; 1; 29; &quot;&quot;)" office:value-type="string" office:string-value="UWARG/PICpilot" calcext:value-type="string">
            <text:p>UWARG/PICpilot</text:p>
          </table:table-cell>
        </table:table-row>
        <table:table-row table:style-name="ro1">
          <table:table-cell office:value-type="float" office:value="21608358" calcext:value-type="float">
            <text:p>21608358</text:p>
          </table:table-cell>
          <table:table-cell office:value-type="string" calcext:value-type="string">
            <text:p>https://api.github.com/repos/markjdb/freebsd-dev</text:p>
          </table:table-cell>
          <table:table-cell table:formula="of:=REPLACE([.B2149]; 1; 29; &quot;&quot;)" office:value-type="string" office:string-value="markjdb/freebsd-dev" calcext:value-type="string">
            <text:p>markjdb/freebsd-dev</text:p>
          </table:table-cell>
        </table:table-row>
        <table:table-row table:style-name="ro1">
          <table:table-cell office:value-type="float" office:value="21619236" calcext:value-type="float">
            <text:p>21619236</text:p>
          </table:table-cell>
          <table:table-cell office:value-type="string" calcext:value-type="string">
            <text:p>https://api.github.com/repos/TASVideos/BizHawk</text:p>
          </table:table-cell>
          <table:table-cell table:formula="of:=REPLACE([.B2150]; 1; 29; &quot;&quot;)" office:value-type="string" office:string-value="TASVideos/BizHawk" calcext:value-type="string">
            <text:p>TASVideos/BizHawk</text:p>
          </table:table-cell>
        </table:table-row>
        <table:table-row table:style-name="ro1">
          <table:table-cell office:value-type="float" office:value="21639431" calcext:value-type="float">
            <text:p>21639431</text:p>
          </table:table-cell>
          <table:table-cell office:value-type="string" calcext:value-type="string">
            <text:p>https://api.github.com/repos/cisco-system-traffic-generator/trex-core</text:p>
          </table:table-cell>
          <table:table-cell table:formula="of:=REPLACE([.B2151]; 1; 29; &quot;&quot;)" office:value-type="string" office:string-value="cisco-system-traffic-generator/trex-core" calcext:value-type="string">
            <text:p>cisco-system-traffic-generator/trex-core</text:p>
          </table:table-cell>
        </table:table-row>
        <table:table-row table:style-name="ro1">
          <table:table-cell office:value-type="float" office:value="21642370" calcext:value-type="float">
            <text:p>21642370</text:p>
          </table:table-cell>
          <table:table-cell office:value-type="string" calcext:value-type="string">
            <text:p>https://api.github.com/repos/dzavalishin/phantomuserland</text:p>
          </table:table-cell>
          <table:table-cell table:formula="of:=REPLACE([.B2152]; 1; 29; &quot;&quot;)" office:value-type="string" office:string-value="dzavalishin/phantomuserland" calcext:value-type="string">
            <text:p>dzavalishin/phantomuserland</text:p>
          </table:table-cell>
        </table:table-row>
        <table:table-row table:style-name="ro1">
          <table:table-cell office:value-type="float" office:value="21680263" calcext:value-type="float">
            <text:p>21680263</text:p>
          </table:table-cell>
          <table:table-cell office:value-type="string" calcext:value-type="string">
            <text:p>https://api.github.com/repos/jerky168/Electrombile_Firmware</text:p>
          </table:table-cell>
          <table:table-cell table:formula="of:=REPLACE([.B2153]; 1; 29; &quot;&quot;)" office:value-type="string" office:string-value="jerky168/Electrombile_Firmware" calcext:value-type="string">
            <text:p>jerky168/Electrombile_Firmware</text:p>
          </table:table-cell>
        </table:table-row>
        <table:table-row table:style-name="ro1">
          <table:table-cell office:value-type="float" office:value="21685164" calcext:value-type="float">
            <text:p>21685164</text:p>
          </table:table-cell>
          <table:table-cell office:value-type="string" calcext:value-type="string">
            <text:p>https://api.github.com/repos/ArtifexSoftware/mupdf</text:p>
          </table:table-cell>
          <table:table-cell table:formula="of:=REPLACE([.B2154]; 1; 29; &quot;&quot;)" office:value-type="string" office:string-value="ArtifexSoftware/mupdf" calcext:value-type="string">
            <text:p>ArtifexSoftware/mupdf</text:p>
          </table:table-cell>
        </table:table-row>
        <table:table-row table:style-name="ro1">
          <table:table-cell office:value-type="float" office:value="21723006" calcext:value-type="float">
            <text:p>21723006</text:p>
          </table:table-cell>
          <table:table-cell office:value-type="string" calcext:value-type="string">
            <text:p>https://api.github.com/repos/djwong/xfsprogs</text:p>
          </table:table-cell>
          <table:table-cell table:formula="of:=REPLACE([.B2155]; 1; 29; &quot;&quot;)" office:value-type="string" office:string-value="djwong/xfsprogs" calcext:value-type="string">
            <text:p>djwong/xfsprogs</text:p>
          </table:table-cell>
        </table:table-row>
        <table:table-row table:style-name="ro1">
          <table:table-cell office:value-type="float" office:value="21784413" calcext:value-type="float">
            <text:p>21784413</text:p>
          </table:table-cell>
          <table:table-cell office:value-type="string" calcext:value-type="string">
            <text:p>https://api.github.com/repos/svn2github/pjsip</text:p>
          </table:table-cell>
          <table:table-cell table:formula="of:=REPLACE([.B2156]; 1; 29; &quot;&quot;)" office:value-type="string" office:string-value="svn2github/pjsip" calcext:value-type="string">
            <text:p>svn2github/pjsip</text:p>
          </table:table-cell>
        </table:table-row>
        <table:table-row table:style-name="ro1">
          <table:table-cell office:value-type="float" office:value="21892456" calcext:value-type="float">
            <text:p>21892456</text:p>
          </table:table-cell>
          <table:table-cell office:value-type="string" calcext:value-type="string">
            <text:p>https://api.github.com/repos/Eliminater74/NebulaKernel</text:p>
          </table:table-cell>
          <table:table-cell table:formula="of:=REPLACE([.B2157]; 1; 29; &quot;&quot;)" office:value-type="string" office:string-value="Eliminater74/NebulaKernel" calcext:value-type="string">
            <text:p>Eliminater74/NebulaKernel</text:p>
          </table:table-cell>
        </table:table-row>
        <table:table-row table:style-name="ro1">
          <table:table-cell office:value-type="float" office:value="21905212" calcext:value-type="float">
            <text:p>21905212</text:p>
          </table:table-cell>
          <table:table-cell office:value-type="string" calcext:value-type="string">
            <text:p>https://api.github.com/repos/Samsung/jerryscript</text:p>
          </table:table-cell>
          <table:table-cell table:formula="of:=REPLACE([.B2158]; 1; 29; &quot;&quot;)" office:value-type="string" office:string-value="Samsung/jerryscript" calcext:value-type="string">
            <text:p>Samsung/jerryscript</text:p>
          </table:table-cell>
        </table:table-row>
        <table:table-row table:style-name="ro1">
          <table:table-cell office:value-type="float" office:value="21915067" calcext:value-type="float">
            <text:p>21915067</text:p>
          </table:table-cell>
          <table:table-cell office:value-type="string" calcext:value-type="string">
            <text:p>https://api.github.com/repos/awslabs/s2n</text:p>
          </table:table-cell>
          <table:table-cell table:formula="of:=REPLACE([.B2159]; 1; 29; &quot;&quot;)" office:value-type="string" office:string-value="awslabs/s2n" calcext:value-type="string">
            <text:p>awslabs/s2n</text:p>
          </table:table-cell>
        </table:table-row>
        <table:table-row table:style-name="ro1">
          <table:table-cell office:value-type="float" office:value="21946234" calcext:value-type="float">
            <text:p>21946234</text:p>
          </table:table-cell>
          <table:table-cell office:value-type="string" calcext:value-type="string">
            <text:p>https://api.github.com/repos/ishiikurisu/EEG</text:p>
          </table:table-cell>
          <table:table-cell table:formula="of:=REPLACE([.B2160]; 1; 29; &quot;&quot;)" office:value-type="string" office:string-value="ishiikurisu/EEG" calcext:value-type="string">
            <text:p>ishiikurisu/EEG</text:p>
          </table:table-cell>
        </table:table-row>
        <table:table-row table:style-name="ro1">
          <table:table-cell office:value-type="float" office:value="21971380" calcext:value-type="float">
            <text:p>21971380</text:p>
          </table:table-cell>
          <table:table-cell office:value-type="string" calcext:value-type="string">
            <text:p>https://api.github.com/repos/brgl/linux</text:p>
          </table:table-cell>
          <table:table-cell table:formula="of:=REPLACE([.B2161]; 1; 29; &quot;&quot;)" office:value-type="string" office:string-value="brgl/linux" calcext:value-type="string">
            <text:p>brgl/linux</text:p>
          </table:table-cell>
        </table:table-row>
        <table:table-row table:style-name="ro1">
          <table:table-cell office:value-type="float" office:value="21996885" calcext:value-type="float">
            <text:p>21996885</text:p>
          </table:table-cell>
          <table:table-cell office:value-type="string" calcext:value-type="string">
            <text:p>https://api.github.com/repos/ossc-db/pg_rman</text:p>
          </table:table-cell>
          <table:table-cell table:formula="of:=REPLACE([.B2162]; 1; 29; &quot;&quot;)" office:value-type="string" office:string-value="ossc-db/pg_rman" calcext:value-type="string">
            <text:p>ossc-db/pg_rman</text:p>
          </table:table-cell>
        </table:table-row>
        <table:table-row table:style-name="ro1">
          <table:table-cell office:value-type="float" office:value="22002790" calcext:value-type="float">
            <text:p>22002790</text:p>
          </table:table-cell>
          <table:table-cell office:value-type="string" calcext:value-type="string">
            <text:p>https://api.github.com/repos/treehopper-electronics/treehopper-sdk</text:p>
          </table:table-cell>
          <table:table-cell table:formula="of:=REPLACE([.B2163]; 1; 29; &quot;&quot;)" office:value-type="string" office:string-value="treehopper-electronics/treehopper-sdk" calcext:value-type="string">
            <text:p>treehopper-electronics/treehopper-sdk</text:p>
          </table:table-cell>
        </table:table-row>
        <table:table-row table:style-name="ro1">
          <table:table-cell office:value-type="float" office:value="22041811" calcext:value-type="float">
            <text:p>22041811</text:p>
          </table:table-cell>
          <table:table-cell office:value-type="string" calcext:value-type="string">
            <text:p>https://api.github.com/repos/openucx/ucx</text:p>
          </table:table-cell>
          <table:table-cell table:formula="of:=REPLACE([.B2164]; 1; 29; &quot;&quot;)" office:value-type="string" office:string-value="openucx/ucx" calcext:value-type="string">
            <text:p>openucx/ucx</text:p>
          </table:table-cell>
        </table:table-row>
        <table:table-row table:style-name="ro1">
          <table:table-cell office:value-type="float" office:value="22046906" calcext:value-type="float">
            <text:p>22046906</text:p>
          </table:table-cell>
          <table:table-cell office:value-type="string" calcext:value-type="string">
            <text:p>https://api.github.com/repos/mirkospasic/p2-zbirka</text:p>
          </table:table-cell>
          <table:table-cell table:formula="of:=REPLACE([.B2165]; 1; 29; &quot;&quot;)" office:value-type="string" office:string-value="mirkospasic/p2-zbirka" calcext:value-type="string">
            <text:p>mirkospasic/p2-zbirka</text:p>
          </table:table-cell>
        </table:table-row>
        <table:table-row table:style-name="ro1">
          <table:table-cell office:value-type="float" office:value="22046956" calcext:value-type="float">
            <text:p>22046956</text:p>
          </table:table-cell>
          <table:table-cell office:value-type="string" calcext:value-type="string">
            <text:p>https://api.github.com/repos/verilog-to-routing/vtr-verilog-to-routing</text:p>
          </table:table-cell>
          <table:table-cell table:formula="of:=REPLACE([.B2166]; 1; 29; &quot;&quot;)" office:value-type="string" office:string-value="verilog-to-routing/vtr-verilog-to-routing" calcext:value-type="string">
            <text:p>verilog-to-routing/vtr-verilog-to-routing</text:p>
          </table:table-cell>
        </table:table-row>
        <table:table-row table:style-name="ro1">
          <table:table-cell office:value-type="float" office:value="22048477" calcext:value-type="float">
            <text:p>22048477</text:p>
          </table:table-cell>
          <table:table-cell office:value-type="string" calcext:value-type="string">
            <text:p>https://api.github.com/repos/Whissi/linux-stable</text:p>
          </table:table-cell>
          <table:table-cell table:formula="of:=REPLACE([.B2167]; 1; 29; &quot;&quot;)" office:value-type="string" office:string-value="Whissi/linux-stable" calcext:value-type="string">
            <text:p>Whissi/linux-stable</text:p>
          </table:table-cell>
        </table:table-row>
        <table:table-row table:style-name="ro1">
          <table:table-cell office:value-type="float" office:value="22048619" calcext:value-type="float">
            <text:p>22048619</text:p>
          </table:table-cell>
          <table:table-cell office:value-type="string" calcext:value-type="string">
            <text:p>https://api.github.com/repos/axoloti/axoloti</text:p>
          </table:table-cell>
          <table:table-cell table:formula="of:=REPLACE([.B2168]; 1; 29; &quot;&quot;)" office:value-type="string" office:string-value="axoloti/axoloti" calcext:value-type="string">
            <text:p>axoloti/axoloti</text:p>
          </table:table-cell>
        </table:table-row>
        <table:table-row table:style-name="ro1">
          <table:table-cell office:value-type="float" office:value="22050837" calcext:value-type="float">
            <text:p>22050837</text:p>
          </table:table-cell>
          <table:table-cell office:value-type="string" calcext:value-type="string">
            <text:p>https://api.github.com/repos/outscale/packetgraph</text:p>
          </table:table-cell>
          <table:table-cell table:formula="of:=REPLACE([.B2169]; 1; 29; &quot;&quot;)" office:value-type="string" office:string-value="outscale/packetgraph" calcext:value-type="string">
            <text:p>outscale/packetgraph</text:p>
          </table:table-cell>
        </table:table-row>
        <table:table-row table:style-name="ro1">
          <table:table-cell office:value-type="float" office:value="22052532" calcext:value-type="float">
            <text:p>22052532</text:p>
          </table:table-cell>
          <table:table-cell office:value-type="string" calcext:value-type="string">
            <text:p>https://api.github.com/repos/pipelinedb/pipelinedb</text:p>
          </table:table-cell>
          <table:table-cell table:formula="of:=REPLACE([.B2170]; 1; 29; &quot;&quot;)" office:value-type="string" office:string-value="pipelinedb/pipelinedb" calcext:value-type="string">
            <text:p>pipelinedb/pipelinedb</text:p>
          </table:table-cell>
        </table:table-row>
        <table:table-row table:style-name="ro1">
          <table:table-cell office:value-type="float" office:value="22052687" calcext:value-type="float">
            <text:p>22052687</text:p>
          </table:table-cell>
          <table:table-cell office:value-type="string" calcext:value-type="string">
            <text:p>https://api.github.com/repos/skvadrik/re2c</text:p>
          </table:table-cell>
          <table:table-cell table:formula="of:=REPLACE([.B2171]; 1; 29; &quot;&quot;)" office:value-type="string" office:string-value="skvadrik/re2c" calcext:value-type="string">
            <text:p>skvadrik/re2c</text:p>
          </table:table-cell>
        </table:table-row>
        <table:table-row table:style-name="ro1">
          <table:table-cell office:value-type="float" office:value="22055586" calcext:value-type="float">
            <text:p>22055586</text:p>
          </table:table-cell>
          <table:table-cell office:value-type="string" calcext:value-type="string">
            <text:p>https://api.github.com/repos/r-map/rmap</text:p>
          </table:table-cell>
          <table:table-cell table:formula="of:=REPLACE([.B2172]; 1; 29; &quot;&quot;)" office:value-type="string" office:string-value="r-map/rmap" calcext:value-type="string">
            <text:p>r-map/rmap</text:p>
          </table:table-cell>
        </table:table-row>
        <table:table-row table:style-name="ro1">
          <table:table-cell office:value-type="float" office:value="22064517" calcext:value-type="float">
            <text:p>22064517</text:p>
          </table:table-cell>
          <table:table-cell office:value-type="string" calcext:value-type="string">
            <text:p>https://api.github.com/repos/UDOOboard/linux_kernel</text:p>
          </table:table-cell>
          <table:table-cell table:formula="of:=REPLACE([.B2173]; 1; 29; &quot;&quot;)" office:value-type="string" office:string-value="UDOOboard/linux_kernel" calcext:value-type="string">
            <text:p>UDOOboard/linux_kernel</text:p>
          </table:table-cell>
        </table:table-row>
        <table:table-row table:style-name="ro1">
          <table:table-cell office:value-type="float" office:value="22068088" calcext:value-type="float">
            <text:p>22068088</text:p>
          </table:table-cell>
          <table:table-cell office:value-type="string" calcext:value-type="string">
            <text:p>https://api.github.com/repos/ARPA-SIMC/arkimet</text:p>
          </table:table-cell>
          <table:table-cell table:formula="of:=REPLACE([.B2174]; 1; 29; &quot;&quot;)" office:value-type="string" office:string-value="ARPA-SIMC/arkimet" calcext:value-type="string">
            <text:p>ARPA-SIMC/arkimet</text:p>
          </table:table-cell>
        </table:table-row>
        <table:table-row table:style-name="ro1">
          <table:table-cell office:value-type="float" office:value="22068527" calcext:value-type="float">
            <text:p>22068527</text:p>
          </table:table-cell>
          <table:table-cell office:value-type="string" calcext:value-type="string">
            <text:p>https://api.github.com/repos/serge-rgb/milton</text:p>
          </table:table-cell>
          <table:table-cell table:formula="of:=REPLACE([.B2175]; 1; 29; &quot;&quot;)" office:value-type="string" office:string-value="serge-rgb/milton" calcext:value-type="string">
            <text:p>serge-rgb/milton</text:p>
          </table:table-cell>
        </table:table-row>
        <table:table-row table:style-name="ro1">
          <table:table-cell office:value-type="float" office:value="22072941" calcext:value-type="float">
            <text:p>22072941</text:p>
          </table:table-cell>
          <table:table-cell office:value-type="string" calcext:value-type="string">
            <text:p>https://api.github.com/repos/sharebrained/portapack-hackrf</text:p>
          </table:table-cell>
          <table:table-cell table:formula="of:=REPLACE([.B2176]; 1; 29; &quot;&quot;)" office:value-type="string" office:string-value="sharebrained/portapack-hackrf" calcext:value-type="string">
            <text:p>sharebrained/portapack-hackrf</text:p>
          </table:table-cell>
        </table:table-row>
        <table:table-row table:style-name="ro1">
          <table:table-cell office:value-type="float" office:value="22079330" calcext:value-type="float">
            <text:p>22079330</text:p>
          </table:table-cell>
          <table:table-cell office:value-type="string" calcext:value-type="string">
            <text:p>https://api.github.com/repos/netblue30/firejail</text:p>
          </table:table-cell>
          <table:table-cell table:formula="of:=REPLACE([.B2177]; 1; 29; &quot;&quot;)" office:value-type="string" office:string-value="netblue30/firejail" calcext:value-type="string">
            <text:p>netblue30/firejail</text:p>
          </table:table-cell>
        </table:table-row>
        <table:table-row table:style-name="ro1">
          <table:table-cell office:value-type="float" office:value="22082412" calcext:value-type="float">
            <text:p>22082412</text:p>
          </table:table-cell>
          <table:table-cell office:value-type="string" calcext:value-type="string">
            <text:p>https://api.github.com/repos/SirCmpwn/sway</text:p>
          </table:table-cell>
          <table:table-cell table:formula="of:=REPLACE([.B2178]; 1; 29; &quot;&quot;)" office:value-type="string" office:string-value="SirCmpwn/sway" calcext:value-type="string">
            <text:p>SirCmpwn/sway</text:p>
          </table:table-cell>
        </table:table-row>
        <table:table-row table:style-name="ro1">
          <table:table-cell office:value-type="float" office:value="22082875" calcext:value-type="float">
            <text:p>22082875</text:p>
          </table:table-cell>
          <table:table-cell office:value-type="string" calcext:value-type="string">
            <text:p>https://api.github.com/repos/MartinStrbacka/OpenWrt</text:p>
          </table:table-cell>
          <table:table-cell table:formula="of:=REPLACE([.B2179]; 1; 29; &quot;&quot;)" office:value-type="string" office:string-value="MartinStrbacka/OpenWrt" calcext:value-type="string">
            <text:p>MartinStrbacka/OpenWrt</text:p>
          </table:table-cell>
        </table:table-row>
        <table:table-row table:style-name="ro1">
          <table:table-cell office:value-type="float" office:value="22084925" calcext:value-type="float">
            <text:p>22084925</text:p>
          </table:table-cell>
          <table:table-cell office:value-type="string" calcext:value-type="string">
            <text:p>https://api.github.com/repos/Tarsnap/tarsnap</text:p>
          </table:table-cell>
          <table:table-cell table:formula="of:=REPLACE([.B2180]; 1; 29; &quot;&quot;)" office:value-type="string" office:string-value="Tarsnap/tarsnap" calcext:value-type="string">
            <text:p>Tarsnap/tarsnap</text:p>
          </table:table-cell>
        </table:table-row>
        <table:table-row table:style-name="ro1">
          <table:table-cell office:value-type="float" office:value="22086241" calcext:value-type="float">
            <text:p>22086241</text:p>
          </table:table-cell>
          <table:table-cell office:value-type="string" calcext:value-type="string">
            <text:p>https://api.github.com/repos/GRASS-GIS/grass-ci</text:p>
          </table:table-cell>
          <table:table-cell table:formula="of:=REPLACE([.B2181]; 1; 29; &quot;&quot;)" office:value-type="string" office:string-value="GRASS-GIS/grass-ci" calcext:value-type="string">
            <text:p>GRASS-GIS/grass-ci</text:p>
          </table:table-cell>
        </table:table-row>
        <table:table-row table:style-name="ro1">
          <table:table-cell office:value-type="float" office:value="22088459" calcext:value-type="float">
            <text:p>22088459</text:p>
          </table:table-cell>
          <table:table-cell office:value-type="string" calcext:value-type="string">
            <text:p>https://api.github.com/repos/SoylentGraham/SoyLib</text:p>
          </table:table-cell>
          <table:table-cell table:formula="of:=REPLACE([.B2182]; 1; 29; &quot;&quot;)" office:value-type="string" office:string-value="SoylentGraham/SoyLib" calcext:value-type="string">
            <text:p>SoylentGraham/SoyLib</text:p>
          </table:table-cell>
        </table:table-row>
        <table:table-row table:style-name="ro1">
          <table:table-cell office:value-type="float" office:value="22095589" calcext:value-type="float">
            <text:p>22095589</text:p>
          </table:table-cell>
          <table:table-cell office:value-type="string" calcext:value-type="string">
            <text:p>https://api.github.com/repos/civetweb/civetweb</text:p>
          </table:table-cell>
          <table:table-cell table:formula="of:=REPLACE([.B2183]; 1; 29; &quot;&quot;)" office:value-type="string" office:string-value="civetweb/civetweb" calcext:value-type="string">
            <text:p>civetweb/civetweb</text:p>
          </table:table-cell>
        </table:table-row>
        <table:table-row table:style-name="ro1">
          <table:table-cell office:value-type="float" office:value="22099692" calcext:value-type="float">
            <text:p>22099692</text:p>
          </table:table-cell>
          <table:table-cell office:value-type="string" calcext:value-type="string">
            <text:p>https://api.github.com/repos/insane-adding-machines/frosted</text:p>
          </table:table-cell>
          <table:table-cell table:formula="of:=REPLACE([.B2184]; 1; 29; &quot;&quot;)" office:value-type="string" office:string-value="insane-adding-machines/frosted" calcext:value-type="string">
            <text:p>insane-adding-machines/frosted</text:p>
          </table:table-cell>
        </table:table-row>
        <table:table-row table:style-name="ro1">
          <table:table-cell office:value-type="float" office:value="22101964" calcext:value-type="float">
            <text:p>22101964</text:p>
          </table:table-cell>
          <table:table-cell office:value-type="string" calcext:value-type="string">
            <text:p>https://api.github.com/repos/kaaproject/sample-apps</text:p>
          </table:table-cell>
          <table:table-cell table:formula="of:=REPLACE([.B2185]; 1; 29; &quot;&quot;)" office:value-type="string" office:string-value="kaaproject/sample-apps" calcext:value-type="string">
            <text:p>kaaproject/sample-apps</text:p>
          </table:table-cell>
        </table:table-row>
        <table:table-row table:style-name="ro1">
          <table:table-cell office:value-type="float" office:value="22112959" calcext:value-type="float">
            <text:p>22112959</text:p>
          </table:table-cell>
          <table:table-cell office:value-type="string" calcext:value-type="string">
            <text:p>https://api.github.com/repos/rainwoodman/fastpm</text:p>
          </table:table-cell>
          <table:table-cell table:formula="of:=REPLACE([.B2186]; 1; 29; &quot;&quot;)" office:value-type="string" office:string-value="rainwoodman/fastpm" calcext:value-type="string">
            <text:p>rainwoodman/fastpm</text:p>
          </table:table-cell>
        </table:table-row>
        <table:table-row table:style-name="ro1">
          <table:table-cell office:value-type="float" office:value="22116704" calcext:value-type="float">
            <text:p>22116704</text:p>
          </table:table-cell>
          <table:table-cell office:value-type="string" calcext:value-type="string">
            <text:p>https://api.github.com/repos/kkos/oniguruma</text:p>
          </table:table-cell>
          <table:table-cell table:formula="of:=REPLACE([.B2187]; 1; 29; &quot;&quot;)" office:value-type="string" office:string-value="kkos/oniguruma" calcext:value-type="string">
            <text:p>kkos/oniguruma</text:p>
          </table:table-cell>
        </table:table-row>
        <table:table-row table:style-name="ro1">
          <table:table-cell office:value-type="float" office:value="22117759" calcext:value-type="float">
            <text:p>22117759</text:p>
          </table:table-cell>
          <table:table-cell office:value-type="string" calcext:value-type="string">
            <text:p>https://api.github.com/repos/AprilAndFriends/april</text:p>
          </table:table-cell>
          <table:table-cell table:formula="of:=REPLACE([.B2188]; 1; 29; &quot;&quot;)" office:value-type="string" office:string-value="AprilAndFriends/april" calcext:value-type="string">
            <text:p>AprilAndFriends/april</text:p>
          </table:table-cell>
        </table:table-row>
        <table:table-row table:style-name="ro1">
          <table:table-cell office:value-type="float" office:value="22120056" calcext:value-type="float">
            <text:p>22120056</text:p>
          </table:table-cell>
          <table:table-cell office:value-type="string" calcext:value-type="string">
            <text:p>https://api.github.com/repos/librepilot/LibrePilot</text:p>
          </table:table-cell>
          <table:table-cell table:formula="of:=REPLACE([.B2189]; 1; 29; &quot;&quot;)" office:value-type="string" office:string-value="librepilot/LibrePilot" calcext:value-type="string">
            <text:p>librepilot/LibrePilot</text:p>
          </table:table-cell>
        </table:table-row>
        <table:table-row table:style-name="ro1">
          <table:table-cell office:value-type="float" office:value="22124479" calcext:value-type="float">
            <text:p>22124479</text:p>
          </table:table-cell>
          <table:table-cell office:value-type="string" calcext:value-type="string">
            <text:p>https://api.github.com/repos/sirignano/strace</text:p>
          </table:table-cell>
          <table:table-cell table:formula="of:=REPLACE([.B2190]; 1; 29; &quot;&quot;)" office:value-type="string" office:string-value="sirignano/strace" calcext:value-type="string">
            <text:p>sirignano/strace</text:p>
          </table:table-cell>
        </table:table-row>
        <table:table-row table:style-name="ro1">
          <table:table-cell office:value-type="float" office:value="22124568" calcext:value-type="float">
            <text:p>22124568</text:p>
          </table:table-cell>
          <table:table-cell office:value-type="string" calcext:value-type="string">
            <text:p>https://api.github.com/repos/openmv/openmv</text:p>
          </table:table-cell>
          <table:table-cell table:formula="of:=REPLACE([.B2191]; 1; 29; &quot;&quot;)" office:value-type="string" office:string-value="openmv/openmv" calcext:value-type="string">
            <text:p>openmv/openmv</text:p>
          </table:table-cell>
        </table:table-row>
        <table:table-row table:style-name="ro1">
          <table:table-cell office:value-type="float" office:value="22126637" calcext:value-type="float">
            <text:p>22126637</text:p>
          </table:table-cell>
          <table:table-cell office:value-type="string" calcext:value-type="string">
            <text:p>https://api.github.com/repos/biluna/biluna</text:p>
          </table:table-cell>
          <table:table-cell table:formula="of:=REPLACE([.B2192]; 1; 29; &quot;&quot;)" office:value-type="string" office:string-value="biluna/biluna" calcext:value-type="string">
            <text:p>biluna/biluna</text:p>
          </table:table-cell>
        </table:table-row>
        <table:table-row table:style-name="ro1">
          <table:table-cell office:value-type="float" office:value="22138406" calcext:value-type="float">
            <text:p>22138406</text:p>
          </table:table-cell>
          <table:table-cell office:value-type="string" calcext:value-type="string">
            <text:p>https://api.github.com/repos/limemicro/lms7suite</text:p>
          </table:table-cell>
          <table:table-cell table:formula="of:=REPLACE([.B2193]; 1; 29; &quot;&quot;)" office:value-type="string" office:string-value="limemicro/lms7suite" calcext:value-type="string">
            <text:p>limemicro/lms7suite</text:p>
          </table:table-cell>
        </table:table-row>
        <table:table-row table:style-name="ro1">
          <table:table-cell office:value-type="float" office:value="22160300" calcext:value-type="float">
            <text:p>22160300</text:p>
          </table:table-cell>
          <table:table-cell office:value-type="string" calcext:value-type="string">
            <text:p>https://api.github.com/repos/kalray/odp-mppa</text:p>
          </table:table-cell>
          <table:table-cell table:formula="of:=REPLACE([.B2194]; 1; 29; &quot;&quot;)" office:value-type="string" office:string-value="kalray/odp-mppa" calcext:value-type="string">
            <text:p>kalray/odp-mppa</text:p>
          </table:table-cell>
        </table:table-row>
        <table:table-row table:style-name="ro1">
          <table:table-cell office:value-type="float" office:value="22165837" calcext:value-type="float">
            <text:p>22165837</text:p>
          </table:table-cell>
          <table:table-cell office:value-type="string" calcext:value-type="string">
            <text:p>https://api.github.com/repos/Tkkg1994/Nova-Kernel</text:p>
          </table:table-cell>
          <table:table-cell table:formula="of:=REPLACE([.B2195]; 1; 29; &quot;&quot;)" office:value-type="string" office:string-value="Tkkg1994/Nova-Kernel" calcext:value-type="string">
            <text:p>Tkkg1994/Nova-Kernel</text:p>
          </table:table-cell>
        </table:table-row>
        <table:table-row table:style-name="ro1">
          <table:table-cell office:value-type="float" office:value="22177568" calcext:value-type="float">
            <text:p>22177568</text:p>
          </table:table-cell>
          <table:table-cell office:value-type="string" calcext:value-type="string">
            <text:p>https://api.github.com/repos/robotmoose/robotmoose</text:p>
          </table:table-cell>
          <table:table-cell table:formula="of:=REPLACE([.B2196]; 1; 29; &quot;&quot;)" office:value-type="string" office:string-value="robotmoose/robotmoose" calcext:value-type="string">
            <text:p>robotmoose/robotmoose</text:p>
          </table:table-cell>
        </table:table-row>
        <table:table-row table:style-name="ro1">
          <table:table-cell office:value-type="float" office:value="22197157" calcext:value-type="float">
            <text:p>22197157</text:p>
          </table:table-cell>
          <table:table-cell office:value-type="string" calcext:value-type="string">
            <text:p>https://api.github.com/repos/garwedgess/android_kernel_lge_g4</text:p>
          </table:table-cell>
          <table:table-cell table:formula="of:=REPLACE([.B2197]; 1; 29; &quot;&quot;)" office:value-type="string" office:string-value="garwedgess/android_kernel_lge_g4" calcext:value-type="string">
            <text:p>garwedgess/android_kernel_lge_g4</text:p>
          </table:table-cell>
        </table:table-row>
        <table:table-row table:style-name="ro1">
          <table:table-cell office:value-type="float" office:value="22212363" calcext:value-type="float">
            <text:p>22212363</text:p>
          </table:table-cell>
          <table:table-cell office:value-type="string" calcext:value-type="string">
            <text:p>https://api.github.com/repos/Harvey-OS/harvey</text:p>
          </table:table-cell>
          <table:table-cell table:formula="of:=REPLACE([.B2198]; 1; 29; &quot;&quot;)" office:value-type="string" office:string-value="Harvey-OS/harvey" calcext:value-type="string">
            <text:p>Harvey-OS/harvey</text:p>
          </table:table-cell>
        </table:table-row>
        <table:table-row table:style-name="ro1">
          <table:table-cell office:value-type="float" office:value="22221534" calcext:value-type="float">
            <text:p>22221534</text:p>
          </table:table-cell>
          <table:table-cell office:value-type="string" calcext:value-type="string">
            <text:p>https://api.github.com/repos/stuartatpeasy/m68k-system</text:p>
          </table:table-cell>
          <table:table-cell table:formula="of:=REPLACE([.B2199]; 1; 29; &quot;&quot;)" office:value-type="string" office:string-value="stuartatpeasy/m68k-system" calcext:value-type="string">
            <text:p>stuartatpeasy/m68k-system</text:p>
          </table:table-cell>
        </table:table-row>
        <table:table-row table:style-name="ro1">
          <table:table-cell office:value-type="float" office:value="22233459" calcext:value-type="float">
            <text:p>22233459</text:p>
          </table:table-cell>
          <table:table-cell office:value-type="string" calcext:value-type="string">
            <text:p>https://api.github.com/repos/andoma/movian</text:p>
          </table:table-cell>
          <table:table-cell table:formula="of:=REPLACE([.B2200]; 1; 29; &quot;&quot;)" office:value-type="string" office:string-value="andoma/movian" calcext:value-type="string">
            <text:p>andoma/movian</text:p>
          </table:table-cell>
        </table:table-row>
        <table:table-row table:style-name="ro1">
          <table:table-cell office:value-type="float" office:value="22246213" calcext:value-type="float">
            <text:p>22246213</text:p>
          </table:table-cell>
          <table:table-cell office:value-type="string" calcext:value-type="string">
            <text:p>https://api.github.com/repos/Zeke-OS/zeke</text:p>
          </table:table-cell>
          <table:table-cell table:formula="of:=REPLACE([.B2201]; 1; 29; &quot;&quot;)" office:value-type="string" office:string-value="Zeke-OS/zeke" calcext:value-type="string">
            <text:p>Zeke-OS/zeke</text:p>
          </table:table-cell>
        </table:table-row>
        <table:table-row table:style-name="ro1">
          <table:table-cell office:value-type="float" office:value="22246768" calcext:value-type="float">
            <text:p>22246768</text:p>
          </table:table-cell>
          <table:table-cell office:value-type="string" calcext:value-type="string">
            <text:p>https://api.github.com/repos/ericwa/tyrutils-ericw</text:p>
          </table:table-cell>
          <table:table-cell table:formula="of:=REPLACE([.B2202]; 1; 29; &quot;&quot;)" office:value-type="string" office:string-value="ericwa/tyrutils-ericw" calcext:value-type="string">
            <text:p>ericwa/tyrutils-ericw</text:p>
          </table:table-cell>
        </table:table-row>
        <table:table-row table:style-name="ro1">
          <table:table-cell office:value-type="float" office:value="22249818" calcext:value-type="float">
            <text:p>22249818</text:p>
          </table:table-cell>
          <table:table-cell office:value-type="string" calcext:value-type="string">
            <text:p>https://api.github.com/repos/exafmm/exafmm</text:p>
          </table:table-cell>
          <table:table-cell table:formula="of:=REPLACE([.B2203]; 1; 29; &quot;&quot;)" office:value-type="string" office:string-value="exafmm/exafmm" calcext:value-type="string">
            <text:p>exafmm/exafmm</text:p>
          </table:table-cell>
        </table:table-row>
        <table:table-row table:style-name="ro1">
          <table:table-cell office:value-type="float" office:value="22254097" calcext:value-type="float">
            <text:p>22254097</text:p>
          </table:table-cell>
          <table:table-cell office:value-type="string" calcext:value-type="string">
            <text:p>https://api.github.com/repos/lawrenceleejr/ZeroLeptonAnalysis</text:p>
          </table:table-cell>
          <table:table-cell table:formula="of:=REPLACE([.B2204]; 1; 29; &quot;&quot;)" office:value-type="string" office:string-value="lawrenceleejr/ZeroLeptonAnalysis" calcext:value-type="string">
            <text:p>lawrenceleejr/ZeroLeptonAnalysis</text:p>
          </table:table-cell>
        </table:table-row>
        <table:table-row table:style-name="ro1">
          <table:table-cell office:value-type="float" office:value="22265667" calcext:value-type="float">
            <text:p>22265667</text:p>
          </table:table-cell>
          <table:table-cell office:value-type="string" calcext:value-type="string">
            <text:p>https://api.github.com/repos/ttinoco/PFNET</text:p>
          </table:table-cell>
          <table:table-cell table:formula="of:=REPLACE([.B2205]; 1; 29; &quot;&quot;)" office:value-type="string" office:string-value="ttinoco/PFNET" calcext:value-type="string">
            <text:p>ttinoco/PFNET</text:p>
          </table:table-cell>
        </table:table-row>
        <table:table-row table:style-name="ro1">
          <table:table-cell office:value-type="float" office:value="22291888" calcext:value-type="float">
            <text:p>22291888</text:p>
          </table:table-cell>
          <table:table-cell office:value-type="string" calcext:value-type="string">
            <text:p>https://api.github.com/repos/cznic/c</text:p>
          </table:table-cell>
          <table:table-cell table:formula="of:=REPLACE([.B2206]; 1; 29; &quot;&quot;)" office:value-type="string" office:string-value="cznic/c" calcext:value-type="string">
            <text:p>cznic/c</text:p>
          </table:table-cell>
        </table:table-row>
        <table:table-row table:style-name="ro1">
          <table:table-cell office:value-type="float" office:value="22317133" calcext:value-type="float">
            <text:p>22317133</text:p>
          </table:table-cell>
          <table:table-cell office:value-type="string" calcext:value-type="string">
            <text:p>https://api.github.com/repos/mike-holmes-linaro/odp</text:p>
          </table:table-cell>
          <table:table-cell table:formula="of:=REPLACE([.B2207]; 1; 29; &quot;&quot;)" office:value-type="string" office:string-value="mike-holmes-linaro/odp" calcext:value-type="string">
            <text:p>mike-holmes-linaro/odp</text:p>
          </table:table-cell>
        </table:table-row>
        <table:table-row table:style-name="ro1">
          <table:table-cell office:value-type="float" office:value="22331825" calcext:value-type="float">
            <text:p>22331825</text:p>
          </table:table-cell>
          <table:table-cell office:value-type="string" calcext:value-type="string">
            <text:p>https://api.github.com/repos/nitlang/nit</text:p>
          </table:table-cell>
          <table:table-cell table:formula="of:=REPLACE([.B2208]; 1; 29; &quot;&quot;)" office:value-type="string" office:string-value="nitlang/nit" calcext:value-type="string">
            <text:p>nitlang/nit</text:p>
          </table:table-cell>
        </table:table-row>
        <table:table-row table:style-name="ro1">
          <table:table-cell office:value-type="float" office:value="22341688" calcext:value-type="float">
            <text:p>22341688</text:p>
          </table:table-cell>
          <table:table-cell office:value-type="string" calcext:value-type="string">
            <text:p>https://api.github.com/repos/taktod/ttLibC</text:p>
          </table:table-cell>
          <table:table-cell table:formula="of:=REPLACE([.B2209]; 1; 29; &quot;&quot;)" office:value-type="string" office:string-value="taktod/ttLibC" calcext:value-type="string">
            <text:p>taktod/ttLibC</text:p>
          </table:table-cell>
        </table:table-row>
        <table:table-row table:style-name="ro1">
          <table:table-cell office:value-type="float" office:value="22345034" calcext:value-type="float">
            <text:p>22345034</text:p>
          </table:table-cell>
          <table:table-cell office:value-type="string" calcext:value-type="string">
            <text:p>https://api.github.com/repos/takaswie/alsa-lib</text:p>
          </table:table-cell>
          <table:table-cell table:formula="of:=REPLACE([.B2210]; 1; 29; &quot;&quot;)" office:value-type="string" office:string-value="takaswie/alsa-lib" calcext:value-type="string">
            <text:p>takaswie/alsa-lib</text:p>
          </table:table-cell>
        </table:table-row>
        <table:table-row table:style-name="ro1">
          <table:table-cell office:value-type="float" office:value="22369420" calcext:value-type="float">
            <text:p>22369420</text:p>
          </table:table-cell>
          <table:table-cell office:value-type="string" calcext:value-type="string">
            <text:p>https://api.github.com/repos/Wyliodrin/wyliodrin-server</text:p>
          </table:table-cell>
          <table:table-cell table:formula="of:=REPLACE([.B2211]; 1; 29; &quot;&quot;)" office:value-type="string" office:string-value="Wyliodrin/wyliodrin-server" calcext:value-type="string">
            <text:p>Wyliodrin/wyliodrin-server</text:p>
          </table:table-cell>
        </table:table-row>
        <table:table-row table:style-name="ro1">
          <table:table-cell office:value-type="float" office:value="22388895" calcext:value-type="float">
            <text:p>22388895</text:p>
          </table:table-cell>
          <table:table-cell office:value-type="string" calcext:value-type="string">
            <text:p>https://api.github.com/repos/InstaMsg/instamsg-c</text:p>
          </table:table-cell>
          <table:table-cell table:formula="of:=REPLACE([.B2212]; 1; 29; &quot;&quot;)" office:value-type="string" office:string-value="InstaMsg/instamsg-c" calcext:value-type="string">
            <text:p>InstaMsg/instamsg-c</text:p>
          </table:table-cell>
        </table:table-row>
        <table:table-row table:style-name="ro1">
          <table:table-cell office:value-type="float" office:value="22401018" calcext:value-type="float">
            <text:p>22401018</text:p>
          </table:table-cell>
          <table:table-cell office:value-type="string" calcext:value-type="string">
            <text:p>https://api.github.com/repos/aegoroff/linq2hash</text:p>
          </table:table-cell>
          <table:table-cell table:formula="of:=REPLACE([.B2213]; 1; 29; &quot;&quot;)" office:value-type="string" office:string-value="aegoroff/linq2hash" calcext:value-type="string">
            <text:p>aegoroff/linq2hash</text:p>
          </table:table-cell>
        </table:table-row>
        <table:table-row table:style-name="ro1">
          <table:table-cell office:value-type="float" office:value="22424820" calcext:value-type="float">
            <text:p>22424820</text:p>
          </table:table-cell>
          <table:table-cell office:value-type="string" calcext:value-type="string">
            <text:p>https://api.github.com/repos/6c37/crux-ports-git</text:p>
          </table:table-cell>
          <table:table-cell table:formula="of:=REPLACE([.B2214]; 1; 29; &quot;&quot;)" office:value-type="string" office:string-value="6c37/crux-ports-git" calcext:value-type="string">
            <text:p>6c37/crux-ports-git</text:p>
          </table:table-cell>
        </table:table-row>
        <table:table-row table:style-name="ro1">
          <table:table-cell office:value-type="float" office:value="22426157" calcext:value-type="float">
            <text:p>22426157</text:p>
          </table:table-cell>
          <table:table-cell office:value-type="string" calcext:value-type="string">
            <text:p>https://api.github.com/repos/B14CKB1RD-Kernel/B14CKB1RD_Kernel_N6</text:p>
          </table:table-cell>
          <table:table-cell table:formula="of:=REPLACE([.B2215]; 1; 29; &quot;&quot;)" office:value-type="string" office:string-value="B14CKB1RD-Kernel/B14CKB1RD_Kernel_N6" calcext:value-type="string">
            <text:p>B14CKB1RD-Kernel/B14CKB1RD_Kernel_N6</text:p>
          </table:table-cell>
        </table:table-row>
        <table:table-row table:style-name="ro1">
          <table:table-cell office:value-type="float" office:value="22430300" calcext:value-type="float">
            <text:p>22430300</text:p>
          </table:table-cell>
          <table:table-cell office:value-type="string" calcext:value-type="string">
            <text:p>https://api.github.com/repos/eerimoq/simba</text:p>
          </table:table-cell>
          <table:table-cell table:formula="of:=REPLACE([.B2216]; 1; 29; &quot;&quot;)" office:value-type="string" office:string-value="eerimoq/simba" calcext:value-type="string">
            <text:p>eerimoq/simba</text:p>
          </table:table-cell>
        </table:table-row>
        <table:table-row table:style-name="ro1">
          <table:table-cell office:value-type="float" office:value="22440503" calcext:value-type="float">
            <text:p>22440503</text:p>
          </table:table-cell>
          <table:table-cell office:value-type="string" calcext:value-type="string">
            <text:p>https://api.github.com/repos/sctplab/usrsctp</text:p>
          </table:table-cell>
          <table:table-cell table:formula="of:=REPLACE([.B2217]; 1; 29; &quot;&quot;)" office:value-type="string" office:string-value="sctplab/usrsctp" calcext:value-type="string">
            <text:p>sctplab/usrsctp</text:p>
          </table:table-cell>
        </table:table-row>
        <table:table-row table:style-name="ro1">
          <table:table-cell office:value-type="float" office:value="22464043" calcext:value-type="float">
            <text:p>22464043</text:p>
          </table:table-cell>
          <table:table-cell office:value-type="string" calcext:value-type="string">
            <text:p>https://api.github.com/repos/justinethier/cyclone-bootstrap</text:p>
          </table:table-cell>
          <table:table-cell table:formula="of:=REPLACE([.B2218]; 1; 29; &quot;&quot;)" office:value-type="string" office:string-value="justinethier/cyclone-bootstrap" calcext:value-type="string">
            <text:p>justinethier/cyclone-bootstrap</text:p>
          </table:table-cell>
        </table:table-row>
        <table:table-row table:style-name="ro1">
          <table:table-cell office:value-type="float" office:value="22506758" calcext:value-type="float">
            <text:p>22506758</text:p>
          </table:table-cell>
          <table:table-cell office:value-type="string" calcext:value-type="string">
            <text:p>https://api.github.com/repos/briansmith/ring</text:p>
          </table:table-cell>
          <table:table-cell table:formula="of:=REPLACE([.B2219]; 1; 29; &quot;&quot;)" office:value-type="string" office:string-value="briansmith/ring" calcext:value-type="string">
            <text:p>briansmith/ring</text:p>
          </table:table-cell>
        </table:table-row>
        <table:table-row table:style-name="ro1">
          <table:table-cell office:value-type="float" office:value="22506965" calcext:value-type="float">
            <text:p>22506965</text:p>
          </table:table-cell>
          <table:table-cell office:value-type="string" calcext:value-type="string">
            <text:p>https://api.github.com/repos/NextThingCo/CHIP-linux</text:p>
          </table:table-cell>
          <table:table-cell table:formula="of:=REPLACE([.B2220]; 1; 29; &quot;&quot;)" office:value-type="string" office:string-value="NextThingCo/CHIP-linux" calcext:value-type="string">
            <text:p>NextThingCo/CHIP-linux</text:p>
          </table:table-cell>
        </table:table-row>
        <table:table-row table:style-name="ro1">
          <table:table-cell office:value-type="float" office:value="22522756" calcext:value-type="float">
            <text:p>22522756</text:p>
          </table:table-cell>
          <table:table-cell office:value-type="string" calcext:value-type="string">
            <text:p>https://api.github.com/repos/brgl/nuttx</text:p>
          </table:table-cell>
          <table:table-cell table:formula="of:=REPLACE([.B2221]; 1; 29; &quot;&quot;)" office:value-type="string" office:string-value="brgl/nuttx" calcext:value-type="string">
            <text:p>brgl/nuttx</text:p>
          </table:table-cell>
        </table:table-row>
        <table:table-row table:style-name="ro1">
          <table:table-cell office:value-type="float" office:value="22545017" calcext:value-type="float">
            <text:p>22545017</text:p>
          </table:table-cell>
          <table:table-cell office:value-type="string" calcext:value-type="string">
            <text:p>https://api.github.com/repos/NextThingCo/CHIP-u-boot</text:p>
          </table:table-cell>
          <table:table-cell table:formula="of:=REPLACE([.B2222]; 1; 29; &quot;&quot;)" office:value-type="string" office:string-value="NextThingCo/CHIP-u-boot" calcext:value-type="string">
            <text:p>NextThingCo/CHIP-u-boot</text:p>
          </table:table-cell>
        </table:table-row>
        <table:table-row table:style-name="ro1">
          <table:table-cell office:value-type="float" office:value="22572818" calcext:value-type="float">
            <text:p>22572818</text:p>
          </table:table-cell>
          <table:table-cell office:value-type="string" calcext:value-type="string">
            <text:p>https://api.github.com/repos/PX4-NuttX/nuttx</text:p>
          </table:table-cell>
          <table:table-cell table:formula="of:=REPLACE([.B2223]; 1; 29; &quot;&quot;)" office:value-type="string" office:string-value="PX4-NuttX/nuttx" calcext:value-type="string">
            <text:p>PX4-NuttX/nuttx</text:p>
          </table:table-cell>
        </table:table-row>
        <table:table-row table:style-name="ro1">
          <table:table-cell office:value-type="float" office:value="22578305" calcext:value-type="float">
            <text:p>22578305</text:p>
          </table:table-cell>
          <table:table-cell office:value-type="string" calcext:value-type="string">
            <text:p>https://api.github.com/repos/mvandorp/CFlat</text:p>
          </table:table-cell>
          <table:table-cell table:formula="of:=REPLACE([.B2224]; 1; 29; &quot;&quot;)" office:value-type="string" office:string-value="mvandorp/CFlat" calcext:value-type="string">
            <text:p>mvandorp/CFlat</text:p>
          </table:table-cell>
        </table:table-row>
        <table:table-row table:style-name="ro1">
          <table:table-cell office:value-type="float" office:value="22627272" calcext:value-type="float">
            <text:p>22627272</text:p>
          </table:table-cell>
          <table:table-cell office:value-type="string" calcext:value-type="string">
            <text:p>https://api.github.com/repos/ab3nd/TinyRobo</text:p>
          </table:table-cell>
          <table:table-cell table:formula="of:=REPLACE([.B2225]; 1; 29; &quot;&quot;)" office:value-type="string" office:string-value="ab3nd/TinyRobo" calcext:value-type="string">
            <text:p>ab3nd/TinyRobo</text:p>
          </table:table-cell>
        </table:table-row>
        <table:table-row table:style-name="ro1">
          <table:table-cell office:value-type="float" office:value="22705232" calcext:value-type="float">
            <text:p>22705232</text:p>
          </table:table-cell>
          <table:table-cell office:value-type="string" calcext:value-type="string">
            <text:p>https://api.github.com/repos/TurboVNC/turbovnc</text:p>
          </table:table-cell>
          <table:table-cell table:formula="of:=REPLACE([.B2226]; 1; 29; &quot;&quot;)" office:value-type="string" office:string-value="TurboVNC/turbovnc" calcext:value-type="string">
            <text:p>TurboVNC/turbovnc</text:p>
          </table:table-cell>
        </table:table-row>
        <table:table-row table:style-name="ro1">
          <table:table-cell office:value-type="float" office:value="22738786" calcext:value-type="float">
            <text:p>22738786</text:p>
          </table:table-cell>
          <table:table-cell office:value-type="string" calcext:value-type="string">
            <text:p>https://api.github.com/repos/imazen/imageflow</text:p>
          </table:table-cell>
          <table:table-cell table:formula="of:=REPLACE([.B2227]; 1; 29; &quot;&quot;)" office:value-type="string" office:string-value="imazen/imageflow" calcext:value-type="string">
            <text:p>imazen/imageflow</text:p>
          </table:table-cell>
        </table:table-row>
        <table:table-row table:style-name="ro1">
          <table:table-cell office:value-type="float" office:value="22757917" calcext:value-type="float">
            <text:p>22757917</text:p>
          </table:table-cell>
          <table:table-cell office:value-type="string" calcext:value-type="string">
            <text:p>https://api.github.com/repos/blueponies666/miniutils</text:p>
          </table:table-cell>
          <table:table-cell table:formula="of:=REPLACE([.B2228]; 1; 29; &quot;&quot;)" office:value-type="string" office:string-value="blueponies666/miniutils" calcext:value-type="string">
            <text:p>blueponies666/miniutils</text:p>
          </table:table-cell>
        </table:table-row>
        <table:table-row table:style-name="ro1">
          <table:table-cell office:value-type="float" office:value="22769578" calcext:value-type="float">
            <text:p>22769578</text:p>
          </table:table-cell>
          <table:table-cell office:value-type="string" calcext:value-type="string">
            <text:p>https://api.github.com/repos/famz/qemu-patchew</text:p>
          </table:table-cell>
          <table:table-cell table:formula="of:=REPLACE([.B2229]; 1; 29; &quot;&quot;)" office:value-type="string" office:string-value="famz/qemu-patchew" calcext:value-type="string">
            <text:p>famz/qemu-patchew</text:p>
          </table:table-cell>
        </table:table-row>
        <table:table-row table:style-name="ro1">
          <table:table-cell office:value-type="float" office:value="22860814" calcext:value-type="float">
            <text:p>22860814</text:p>
          </table:table-cell>
          <table:table-cell office:value-type="string" calcext:value-type="string">
            <text:p>https://api.github.com/repos/orx/orx</text:p>
          </table:table-cell>
          <table:table-cell table:formula="of:=REPLACE([.B2230]; 1; 29; &quot;&quot;)" office:value-type="string" office:string-value="orx/orx" calcext:value-type="string">
            <text:p>orx/orx</text:p>
          </table:table-cell>
        </table:table-row>
        <table:table-row table:style-name="ro1">
          <table:table-cell office:value-type="float" office:value="22893437" calcext:value-type="float">
            <text:p>22893437</text:p>
          </table:table-cell>
          <table:table-cell office:value-type="string" calcext:value-type="string">
            <text:p>https://api.github.com/repos/arielm/chronotext-cross</text:p>
          </table:table-cell>
          <table:table-cell table:formula="of:=REPLACE([.B2231]; 1; 29; &quot;&quot;)" office:value-type="string" office:string-value="arielm/chronotext-cross" calcext:value-type="string">
            <text:p>arielm/chronotext-cross</text:p>
          </table:table-cell>
        </table:table-row>
        <table:table-row table:style-name="ro1">
          <table:table-cell office:value-type="float" office:value="22910820" calcext:value-type="float">
            <text:p>22910820</text:p>
          </table:table-cell>
          <table:table-cell office:value-type="string" calcext:value-type="string">
            <text:p>https://api.github.com/repos/victoredwardocallaghan/mesa-GLwork</text:p>
          </table:table-cell>
          <table:table-cell table:formula="of:=REPLACE([.B2232]; 1; 29; &quot;&quot;)" office:value-type="string" office:string-value="victoredwardocallaghan/mesa-GLwork" calcext:value-type="string">
            <text:p>victoredwardocallaghan/mesa-GLwork</text:p>
          </table:table-cell>
        </table:table-row>
        <table:table-row table:style-name="ro1">
          <table:table-cell office:value-type="float" office:value="22942113" calcext:value-type="float">
            <text:p>22942113</text:p>
          </table:table-cell>
          <table:table-cell office:value-type="string" calcext:value-type="string">
            <text:p>https://api.github.com/repos/sultanqasim/android_kernel_motorola_msm8916</text:p>
          </table:table-cell>
          <table:table-cell table:formula="of:=REPLACE([.B2233]; 1; 29; &quot;&quot;)" office:value-type="string" office:string-value="sultanqasim/android_kernel_motorola_msm8916" calcext:value-type="string">
            <text:p>sultanqasim/android_kernel_motorola_msm8916</text:p>
          </table:table-cell>
        </table:table-row>
        <table:table-row table:style-name="ro1">
          <table:table-cell office:value-type="float" office:value="23009210" calcext:value-type="float">
            <text:p>23009210</text:p>
          </table:table-cell>
          <table:table-cell office:value-type="string" calcext:value-type="string">
            <text:p>https://api.github.com/repos/idaholab/falcon</text:p>
          </table:table-cell>
          <table:table-cell table:formula="of:=REPLACE([.B2234]; 1; 29; &quot;&quot;)" office:value-type="string" office:string-value="idaholab/falcon" calcext:value-type="string">
            <text:p>idaholab/falcon</text:p>
          </table:table-cell>
        </table:table-row>
        <table:table-row table:style-name="ro1">
          <table:table-cell office:value-type="float" office:value="23069476" calcext:value-type="float">
            <text:p>23069476</text:p>
          </table:table-cell>
          <table:table-cell office:value-type="string" calcext:value-type="string">
            <text:p>https://api.github.com/repos/ZeroCM/zcm</text:p>
          </table:table-cell>
          <table:table-cell table:formula="of:=REPLACE([.B2235]; 1; 29; &quot;&quot;)" office:value-type="string" office:string-value="ZeroCM/zcm" calcext:value-type="string">
            <text:p>ZeroCM/zcm</text:p>
          </table:table-cell>
        </table:table-row>
        <table:table-row table:style-name="ro1">
          <table:table-cell office:value-type="float" office:value="23115492" calcext:value-type="float">
            <text:p>23115492</text:p>
          </table:table-cell>
          <table:table-cell office:value-type="string" calcext:value-type="string">
            <text:p>https://api.github.com/repos/nco/nco</text:p>
          </table:table-cell>
          <table:table-cell table:formula="of:=REPLACE([.B2236]; 1; 29; &quot;&quot;)" office:value-type="string" office:string-value="nco/nco" calcext:value-type="string">
            <text:p>nco/nco</text:p>
          </table:table-cell>
        </table:table-row>
        <table:table-row table:style-name="ro1">
          <table:table-cell office:value-type="float" office:value="23151600" calcext:value-type="float">
            <text:p>23151600</text:p>
          </table:table-cell>
          <table:table-cell office:value-type="string" calcext:value-type="string">
            <text:p>https://api.github.com/repos/cortoproject/corto</text:p>
          </table:table-cell>
          <table:table-cell table:formula="of:=REPLACE([.B2237]; 1; 29; &quot;&quot;)" office:value-type="string" office:string-value="cortoproject/corto" calcext:value-type="string">
            <text:p>cortoproject/corto</text:p>
          </table:table-cell>
        </table:table-row>
        <table:table-row table:style-name="ro1">
          <table:table-cell office:value-type="float" office:value="23356574" calcext:value-type="float">
            <text:p>23356574</text:p>
          </table:table-cell>
          <table:table-cell office:value-type="string" calcext:value-type="string">
            <text:p>https://api.github.com/repos/lkesteloot/alice</text:p>
          </table:table-cell>
          <table:table-cell table:formula="of:=REPLACE([.B2238]; 1; 29; &quot;&quot;)" office:value-type="string" office:string-value="lkesteloot/alice" calcext:value-type="string">
            <text:p>lkesteloot/alice</text:p>
          </table:table-cell>
        </table:table-row>
        <table:table-row table:style-name="ro1">
          <table:table-cell office:value-type="float" office:value="23361676" calcext:value-type="float">
            <text:p>23361676</text:p>
          </table:table-cell>
          <table:table-cell office:value-type="string" calcext:value-type="string">
            <text:p>https://api.github.com/repos/PaulBatchelor/Sporth</text:p>
          </table:table-cell>
          <table:table-cell table:formula="of:=REPLACE([.B2239]; 1; 29; &quot;&quot;)" office:value-type="string" office:string-value="PaulBatchelor/Sporth" calcext:value-type="string">
            <text:p>PaulBatchelor/Sporth</text:p>
          </table:table-cell>
        </table:table-row>
        <table:table-row table:style-name="ro1">
          <table:table-cell office:value-type="float" office:value="23390031" calcext:value-type="float">
            <text:p>23390031</text:p>
          </table:table-cell>
          <table:table-cell office:value-type="string" calcext:value-type="string">
            <text:p>https://api.github.com/repos/PKRoma/VeraCrypt</text:p>
          </table:table-cell>
          <table:table-cell table:formula="of:=REPLACE([.B2240]; 1; 29; &quot;&quot;)" office:value-type="string" office:string-value="PKRoma/VeraCrypt" calcext:value-type="string">
            <text:p>PKRoma/VeraCrypt</text:p>
          </table:table-cell>
        </table:table-row>
        <table:table-row table:style-name="ro1">
          <table:table-cell office:value-type="float" office:value="23455879" calcext:value-type="float">
            <text:p>23455879</text:p>
          </table:table-cell>
          <table:table-cell office:value-type="string" calcext:value-type="string">
            <text:p>https://api.github.com/repos/Mellanox/dpdk.org</text:p>
          </table:table-cell>
          <table:table-cell table:formula="of:=REPLACE([.B2241]; 1; 29; &quot;&quot;)" office:value-type="string" office:string-value="Mellanox/dpdk.org" calcext:value-type="string">
            <text:p>Mellanox/dpdk.org</text:p>
          </table:table-cell>
        </table:table-row>
        <table:table-row table:style-name="ro1">
          <table:table-cell office:value-type="float" office:value="23512469" calcext:value-type="float">
            <text:p>23512469</text:p>
          </table:table-cell>
          <table:table-cell office:value-type="string" calcext:value-type="string">
            <text:p>https://api.github.com/repos/jselfridge/BlackBox</text:p>
          </table:table-cell>
          <table:table-cell table:formula="of:=REPLACE([.B2242]; 1; 29; &quot;&quot;)" office:value-type="string" office:string-value="jselfridge/BlackBox" calcext:value-type="string">
            <text:p>jselfridge/BlackBox</text:p>
          </table:table-cell>
        </table:table-row>
        <table:table-row table:style-name="ro1">
          <table:table-cell office:value-type="float" office:value="23594790" calcext:value-type="float">
            <text:p>23594790</text:p>
          </table:table-cell>
          <table:table-cell office:value-type="string" calcext:value-type="string">
            <text:p>https://api.github.com/repos/Azure/azure-event-hubs</text:p>
          </table:table-cell>
          <table:table-cell table:formula="of:=REPLACE([.B2243]; 1; 29; &quot;&quot;)" office:value-type="string" office:string-value="Azure/azure-event-hubs" calcext:value-type="string">
            <text:p>Azure/azure-event-hubs</text:p>
          </table:table-cell>
        </table:table-row>
        <table:table-row table:style-name="ro1">
          <table:table-cell office:value-type="float" office:value="23616721" calcext:value-type="float">
            <text:p>23616721</text:p>
          </table:table-cell>
          <table:table-cell office:value-type="string" calcext:value-type="string">
            <text:p>https://api.github.com/repos/riscv/riscv-binutils-gdb</text:p>
          </table:table-cell>
          <table:table-cell table:formula="of:=REPLACE([.B2244]; 1; 29; &quot;&quot;)" office:value-type="string" office:string-value="riscv/riscv-binutils-gdb" calcext:value-type="string">
            <text:p>riscv/riscv-binutils-gdb</text:p>
          </table:table-cell>
        </table:table-row>
        <table:table-row table:style-name="ro1">
          <table:table-cell office:value-type="float" office:value="23775541" calcext:value-type="float">
            <text:p>23775541</text:p>
          </table:table-cell>
          <table:table-cell office:value-type="string" calcext:value-type="string">
            <text:p>https://api.github.com/repos/MingYueRuYa/cprimeprimecode</text:p>
          </table:table-cell>
          <table:table-cell table:formula="of:=REPLACE([.B2245]; 1; 29; &quot;&quot;)" office:value-type="string" office:string-value="MingYueRuYa/cprimeprimecode" calcext:value-type="string">
            <text:p>MingYueRuYa/cprimeprimecode</text:p>
          </table:table-cell>
        </table:table-row>
        <table:table-row table:style-name="ro1">
          <table:table-cell office:value-type="float" office:value="23939889" calcext:value-type="float">
            <text:p>23939889</text:p>
          </table:table-cell>
          <table:table-cell office:value-type="string" calcext:value-type="string">
            <text:p>https://api.github.com/repos/TortoiseGit/tortoisesvn</text:p>
          </table:table-cell>
          <table:table-cell table:formula="of:=REPLACE([.B2246]; 1; 29; &quot;&quot;)" office:value-type="string" office:string-value="TortoiseGit/tortoisesvn" calcext:value-type="string">
            <text:p>TortoiseGit/tortoisesvn</text:p>
          </table:table-cell>
        </table:table-row>
        <table:table-row table:style-name="ro1">
          <table:table-cell office:value-type="float" office:value="23947166" calcext:value-type="float">
            <text:p>23947166</text:p>
          </table:table-cell>
          <table:table-cell office:value-type="string" calcext:value-type="string">
            <text:p>https://api.github.com/repos/marinerhemant/MIDAS</text:p>
          </table:table-cell>
          <table:table-cell table:formula="of:=REPLACE([.B2247]; 1; 29; &quot;&quot;)" office:value-type="string" office:string-value="marinerhemant/MIDAS" calcext:value-type="string">
            <text:p>marinerhemant/MIDAS</text:p>
          </table:table-cell>
        </table:table-row>
        <table:table-row table:style-name="ro1">
          <table:table-cell office:value-type="float" office:value="23970910" calcext:value-type="float">
            <text:p>23970910</text:p>
          </table:table-cell>
          <table:table-cell office:value-type="string" calcext:value-type="string">
            <text:p>https://api.github.com/repos/mifl/android_vendor_qcom-opensource_wlan_prima</text:p>
          </table:table-cell>
          <table:table-cell table:formula="of:=REPLACE([.B2248]; 1; 29; &quot;&quot;)" office:value-type="string" office:string-value="mifl/android_vendor_qcom-opensource_wlan_prima" calcext:value-type="string">
            <text:p>mifl/android_vendor_qcom-opensource_wlan_prima</text:p>
          </table:table-cell>
        </table:table-row>
        <table:table-row table:style-name="ro1">
          <table:table-cell office:value-type="float" office:value="24045349" calcext:value-type="float">
            <text:p>24045349</text:p>
          </table:table-cell>
          <table:table-cell office:value-type="string" calcext:value-type="string">
            <text:p>https://api.github.com/repos/FredrIQ/fiqhack</text:p>
          </table:table-cell>
          <table:table-cell table:formula="of:=REPLACE([.B2249]; 1; 29; &quot;&quot;)" office:value-type="string" office:string-value="FredrIQ/fiqhack" calcext:value-type="string">
            <text:p>FredrIQ/fiqhack</text:p>
          </table:table-cell>
        </table:table-row>
        <table:table-row table:style-name="ro1">
          <table:table-cell office:value-type="float" office:value="24073811" calcext:value-type="float">
            <text:p>24073811</text:p>
          </table:table-cell>
          <table:table-cell office:value-type="string" calcext:value-type="string">
            <text:p>https://api.github.com/repos/IOT-DSA/sdk-dslink-c</text:p>
          </table:table-cell>
          <table:table-cell table:formula="of:=REPLACE([.B2250]; 1; 29; &quot;&quot;)" office:value-type="string" office:string-value="IOT-DSA/sdk-dslink-c" calcext:value-type="string">
            <text:p>IOT-DSA/sdk-dslink-c</text:p>
          </table:table-cell>
        </table:table-row>
        <table:table-row table:style-name="ro1">
          <table:table-cell office:value-type="float" office:value="24088555" calcext:value-type="float">
            <text:p>24088555</text:p>
          </table:table-cell>
          <table:table-cell office:value-type="string" calcext:value-type="string">
            <text:p>https://api.github.com/repos/tisnik/presentations</text:p>
          </table:table-cell>
          <table:table-cell table:formula="of:=REPLACE([.B2251]; 1; 29; &quot;&quot;)" office:value-type="string" office:string-value="tisnik/presentations" calcext:value-type="string">
            <text:p>tisnik/presentations</text:p>
          </table:table-cell>
        </table:table-row>
        <table:table-row table:style-name="ro1">
          <table:table-cell office:value-type="float" office:value="24112250" calcext:value-type="float">
            <text:p>24112250</text:p>
          </table:table-cell>
          <table:table-cell office:value-type="string" calcext:value-type="string">
            <text:p>https://api.github.com/repos/roguesyko/the_reaper_g3</text:p>
          </table:table-cell>
          <table:table-cell table:formula="of:=REPLACE([.B2252]; 1; 29; &quot;&quot;)" office:value-type="string" office:string-value="roguesyko/the_reaper_g3" calcext:value-type="string">
            <text:p>roguesyko/the_reaper_g3</text:p>
          </table:table-cell>
        </table:table-row>
        <table:table-row table:style-name="ro1">
          <table:table-cell office:value-type="float" office:value="24131560" calcext:value-type="float">
            <text:p>24131560</text:p>
          </table:table-cell>
          <table:table-cell office:value-type="string" calcext:value-type="string">
            <text:p>https://api.github.com/repos/snimmagadda/http</text:p>
          </table:table-cell>
          <table:table-cell table:formula="of:=REPLACE([.B2253]; 1; 29; &quot;&quot;)" office:value-type="string" office:string-value="snimmagadda/http" calcext:value-type="string">
            <text:p>snimmagadda/http</text:p>
          </table:table-cell>
        </table:table-row>
        <table:table-row table:style-name="ro1">
          <table:table-cell office:value-type="float" office:value="24141994" calcext:value-type="float">
            <text:p>24141994</text:p>
          </table:table-cell>
          <table:table-cell office:value-type="string" calcext:value-type="string">
            <text:p>https://api.github.com/repos/libratbag/libratbag</text:p>
          </table:table-cell>
          <table:table-cell table:formula="of:=REPLACE([.B2254]; 1; 29; &quot;&quot;)" office:value-type="string" office:string-value="libratbag/libratbag" calcext:value-type="string">
            <text:p>libratbag/libratbag</text:p>
          </table:table-cell>
        </table:table-row>
        <table:table-row table:style-name="ro1">
          <table:table-cell office:value-type="float" office:value="24145821" calcext:value-type="float">
            <text:p>24145821</text:p>
          </table:table-cell>
          <table:table-cell office:value-type="string" calcext:value-type="string">
            <text:p>https://api.github.com/repos/owntracks/recorder</text:p>
          </table:table-cell>
          <table:table-cell table:formula="of:=REPLACE([.B2255]; 1; 29; &quot;&quot;)" office:value-type="string" office:string-value="owntracks/recorder" calcext:value-type="string">
            <text:p>owntracks/recorder</text:p>
          </table:table-cell>
        </table:table-row>
        <table:table-row table:style-name="ro1">
          <table:table-cell office:value-type="float" office:value="24148513" calcext:value-type="float">
            <text:p>24148513</text:p>
          </table:table-cell>
          <table:table-cell office:value-type="string" calcext:value-type="string">
            <text:p>https://api.github.com/repos/c0ntrol/veejay</text:p>
          </table:table-cell>
          <table:table-cell table:formula="of:=REPLACE([.B2256]; 1; 29; &quot;&quot;)" office:value-type="string" office:string-value="c0ntrol/veejay" calcext:value-type="string">
            <text:p>c0ntrol/veejay</text:p>
          </table:table-cell>
        </table:table-row>
        <table:table-row table:style-name="ro1">
          <table:table-cell office:value-type="float" office:value="24179891" calcext:value-type="float">
            <text:p>24179891</text:p>
          </table:table-cell>
          <table:table-cell office:value-type="string" calcext:value-type="string">
            <text:p>https://api.github.com/repos/vitasdk/vita-headers</text:p>
          </table:table-cell>
          <table:table-cell table:formula="of:=REPLACE([.B2257]; 1; 29; &quot;&quot;)" office:value-type="string" office:string-value="vitasdk/vita-headers" calcext:value-type="string">
            <text:p>vitasdk/vita-headers</text:p>
          </table:table-cell>
        </table:table-row>
        <table:table-row table:style-name="ro1">
          <table:table-cell office:value-type="float" office:value="24230037" calcext:value-type="float">
            <text:p>24230037</text:p>
          </table:table-cell>
          <table:table-cell office:value-type="string" calcext:value-type="string">
            <text:p>https://api.github.com/repos/openbsd-unofficial/openbsd-src</text:p>
          </table:table-cell>
          <table:table-cell table:formula="of:=REPLACE([.B2258]; 1; 29; &quot;&quot;)" office:value-type="string" office:string-value="openbsd-unofficial/openbsd-src" calcext:value-type="string">
            <text:p>openbsd-unofficial/openbsd-src</text:p>
          </table:table-cell>
        </table:table-row>
        <table:table-row table:style-name="ro1">
          <table:table-cell office:value-type="float" office:value="24292831" calcext:value-type="float">
            <text:p>24292831</text:p>
          </table:table-cell>
          <table:table-cell office:value-type="string" calcext:value-type="string">
            <text:p>https://api.github.com/repos/pfsense/FreeBSD-src</text:p>
          </table:table-cell>
          <table:table-cell table:formula="of:=REPLACE([.B2259]; 1; 29; &quot;&quot;)" office:value-type="string" office:string-value="pfsense/FreeBSD-src" calcext:value-type="string">
            <text:p>pfsense/FreeBSD-src</text:p>
          </table:table-cell>
        </table:table-row>
        <table:table-row table:style-name="ro1">
          <table:table-cell office:value-type="float" office:value="24295575" calcext:value-type="float">
            <text:p>24295575</text:p>
          </table:table-cell>
          <table:table-cell office:value-type="string" calcext:value-type="string">
            <text:p>https://api.github.com/repos/yankailab/OpenKAI</text:p>
          </table:table-cell>
          <table:table-cell table:formula="of:=REPLACE([.B2260]; 1; 29; &quot;&quot;)" office:value-type="string" office:string-value="yankailab/OpenKAI" calcext:value-type="string">
            <text:p>yankailab/OpenKAI</text:p>
          </table:table-cell>
        </table:table-row>
        <table:table-row table:style-name="ro1">
          <table:table-cell office:value-type="float" office:value="24461477" calcext:value-type="float">
            <text:p>24461477</text:p>
          </table:table-cell>
          <table:table-cell office:value-type="string" calcext:value-type="string">
            <text:p>https://api.github.com/repos/SlimRoms/kernel_motorola_msm8916</text:p>
          </table:table-cell>
          <table:table-cell table:formula="of:=REPLACE([.B2261]; 1; 29; &quot;&quot;)" office:value-type="string" office:string-value="SlimRoms/kernel_motorola_msm8916" calcext:value-type="string">
            <text:p>SlimRoms/kernel_motorola_msm8916</text:p>
          </table:table-cell>
        </table:table-row>
        <table:table-row table:style-name="ro1">
          <table:table-cell office:value-type="float" office:value="24495356" calcext:value-type="float">
            <text:p>24495356</text:p>
          </table:table-cell>
          <table:table-cell office:value-type="string" calcext:value-type="string">
            <text:p>https://api.github.com/repos/gear-lang/gear</text:p>
          </table:table-cell>
          <table:table-cell table:formula="of:=REPLACE([.B2262]; 1; 29; &quot;&quot;)" office:value-type="string" office:string-value="gear-lang/gear" calcext:value-type="string">
            <text:p>gear-lang/gear</text:p>
          </table:table-cell>
        </table:table-row>
        <table:table-row table:style-name="ro1">
          <table:table-cell office:value-type="float" office:value="24518463" calcext:value-type="float">
            <text:p>24518463</text:p>
          </table:table-cell>
          <table:table-cell office:value-type="string" calcext:value-type="string">
            <text:p>https://api.github.com/repos/df8oe/mchf-github</text:p>
          </table:table-cell>
          <table:table-cell table:formula="of:=REPLACE([.B2263]; 1; 29; &quot;&quot;)" office:value-type="string" office:string-value="df8oe/mchf-github" calcext:value-type="string">
            <text:p>df8oe/mchf-github</text:p>
          </table:table-cell>
        </table:table-row>
        <table:table-row table:style-name="ro1">
          <table:table-cell office:value-type="float" office:value="24535536" calcext:value-type="float">
            <text:p>24535536</text:p>
          </table:table-cell>
          <table:table-cell office:value-type="string" calcext:value-type="string">
            <text:p>https://api.github.com/repos/BlastTNG/flight</text:p>
          </table:table-cell>
          <table:table-cell table:formula="of:=REPLACE([.B2264]; 1; 29; &quot;&quot;)" office:value-type="string" office:string-value="BlastTNG/flight" calcext:value-type="string">
            <text:p>BlastTNG/flight</text:p>
          </table:table-cell>
        </table:table-row>
        <table:table-row table:style-name="ro1">
          <table:table-cell office:value-type="float" office:value="24552620" calcext:value-type="float">
            <text:p>24552620</text:p>
          </table:table-cell>
          <table:table-cell office:value-type="string" calcext:value-type="string">
            <text:p>https://api.github.com/repos/NetSys/bess</text:p>
          </table:table-cell>
          <table:table-cell table:formula="of:=REPLACE([.B2265]; 1; 29; &quot;&quot;)" office:value-type="string" office:string-value="NetSys/bess" calcext:value-type="string">
            <text:p>NetSys/bess</text:p>
          </table:table-cell>
        </table:table-row>
        <table:table-row table:style-name="ro1">
          <table:table-cell office:value-type="float" office:value="24654816" calcext:value-type="float">
            <text:p>24654816</text:p>
          </table:table-cell>
          <table:table-cell office:value-type="string" calcext:value-type="string">
            <text:p>https://api.github.com/repos/nss-dev/nss</text:p>
          </table:table-cell>
          <table:table-cell table:formula="of:=REPLACE([.B2266]; 1; 29; &quot;&quot;)" office:value-type="string" office:string-value="nss-dev/nss" calcext:value-type="string">
            <text:p>nss-dev/nss</text:p>
          </table:table-cell>
        </table:table-row>
        <table:table-row table:style-name="ro1">
          <table:table-cell office:value-type="float" office:value="24665746" calcext:value-type="float">
            <text:p>24665746</text:p>
          </table:table-cell>
          <table:table-cell office:value-type="string" calcext:value-type="string">
            <text:p>https://api.github.com/repos/open-estuary/kernel</text:p>
          </table:table-cell>
          <table:table-cell table:formula="of:=REPLACE([.B2267]; 1; 29; &quot;&quot;)" office:value-type="string" office:string-value="open-estuary/kernel" calcext:value-type="string">
            <text:p>open-estuary/kernel</text:p>
          </table:table-cell>
        </table:table-row>
        <table:table-row table:style-name="ro1">
          <table:table-cell office:value-type="float" office:value="24703031" calcext:value-type="float">
            <text:p>24703031</text:p>
          </table:table-cell>
          <table:table-cell office:value-type="string" calcext:value-type="string">
            <text:p>https://api.github.com/repos/andmarti1424/sc-im</text:p>
          </table:table-cell>
          <table:table-cell table:formula="of:=REPLACE([.B2268]; 1; 29; &quot;&quot;)" office:value-type="string" office:string-value="andmarti1424/sc-im" calcext:value-type="string">
            <text:p>andmarti1424/sc-im</text:p>
          </table:table-cell>
        </table:table-row>
        <table:table-row table:style-name="ro1">
          <table:table-cell office:value-type="float" office:value="24722887" calcext:value-type="float">
            <text:p>24722887</text:p>
          </table:table-cell>
          <table:table-cell office:value-type="string" calcext:value-type="string">
            <text:p>https://api.github.com/repos/PKRoma/linux-bcache</text:p>
          </table:table-cell>
          <table:table-cell table:formula="of:=REPLACE([.B2269]; 1; 29; &quot;&quot;)" office:value-type="string" office:string-value="PKRoma/linux-bcache" calcext:value-type="string">
            <text:p>PKRoma/linux-bcache</text:p>
          </table:table-cell>
        </table:table-row>
        <table:table-row table:style-name="ro1">
          <table:table-cell office:value-type="float" office:value="24769928" calcext:value-type="float">
            <text:p>24769928</text:p>
          </table:table-cell>
          <table:table-cell office:value-type="string" calcext:value-type="string">
            <text:p>https://api.github.com/repos/yappy/Qol</text:p>
          </table:table-cell>
          <table:table-cell table:formula="of:=REPLACE([.B2270]; 1; 29; &quot;&quot;)" office:value-type="string" office:string-value="yappy/Qol" calcext:value-type="string">
            <text:p>yappy/Qol</text:p>
          </table:table-cell>
        </table:table-row>
        <table:table-row table:style-name="ro1">
          <table:table-cell office:value-type="float" office:value="24849002" calcext:value-type="float">
            <text:p>24849002</text:p>
          </table:table-cell>
          <table:table-cell office:value-type="string" calcext:value-type="string">
            <text:p>https://api.github.com/repos/apache/qpid-dispatch</text:p>
          </table:table-cell>
          <table:table-cell table:formula="of:=REPLACE([.B2271]; 1; 29; &quot;&quot;)" office:value-type="string" office:string-value="apache/qpid-dispatch" calcext:value-type="string">
            <text:p>apache/qpid-dispatch</text:p>
          </table:table-cell>
        </table:table-row>
        <table:table-row table:style-name="ro1">
          <table:table-cell office:value-type="float" office:value="24867250" calcext:value-type="float">
            <text:p>24867250</text:p>
          </table:table-cell>
          <table:table-cell office:value-type="string" calcext:value-type="string">
            <text:p>https://api.github.com/repos/redcode/Z</text:p>
          </table:table-cell>
          <table:table-cell table:formula="of:=REPLACE([.B2272]; 1; 29; &quot;&quot;)" office:value-type="string" office:string-value="redcode/Z" calcext:value-type="string">
            <text:p>redcode/Z</text:p>
          </table:table-cell>
        </table:table-row>
        <table:table-row table:style-name="ro1">
          <table:table-cell office:value-type="float" office:value="24901077" calcext:value-type="float">
            <text:p>24901077</text:p>
          </table:table-cell>
          <table:table-cell office:value-type="string" calcext:value-type="string">
            <text:p>https://api.github.com/repos/AndyGrant/Ethereal</text:p>
          </table:table-cell>
          <table:table-cell table:formula="of:=REPLACE([.B2273]; 1; 29; &quot;&quot;)" office:value-type="string" office:string-value="AndyGrant/Ethereal" calcext:value-type="string">
            <text:p>AndyGrant/Ethereal</text:p>
          </table:table-cell>
        </table:table-row>
        <table:table-row table:style-name="ro1">
          <table:table-cell office:value-type="float" office:value="24934886" calcext:value-type="float">
            <text:p>24934886</text:p>
          </table:table-cell>
          <table:table-cell office:value-type="string" calcext:value-type="string">
            <text:p>https://api.github.com/repos/tcsullivan/gamedev</text:p>
          </table:table-cell>
          <table:table-cell table:formula="of:=REPLACE([.B2274]; 1; 29; &quot;&quot;)" office:value-type="string" office:string-value="tcsullivan/gamedev" calcext:value-type="string">
            <text:p>tcsullivan/gamedev</text:p>
          </table:table-cell>
        </table:table-row>
        <table:table-row table:style-name="ro1">
          <table:table-cell office:value-type="float" office:value="24946549" calcext:value-type="float">
            <text:p>24946549</text:p>
          </table:table-cell>
          <table:table-cell office:value-type="string" calcext:value-type="string">
            <text:p>https://api.github.com/repos/khanna7/BARS</text:p>
          </table:table-cell>
          <table:table-cell table:formula="of:=REPLACE([.B2275]; 1; 29; &quot;&quot;)" office:value-type="string" office:string-value="khanna7/BARS" calcext:value-type="string">
            <text:p>khanna7/BARS</text:p>
          </table:table-cell>
        </table:table-row>
        <table:table-row table:style-name="ro1">
          <table:table-cell office:value-type="float" office:value="24951748" calcext:value-type="float">
            <text:p>24951748</text:p>
          </table:table-cell>
          <table:table-cell office:value-type="string" calcext:value-type="string">
            <text:p>https://api.github.com/repos/CyanogenMod/android_kernel_huawei_msm8928</text:p>
          </table:table-cell>
          <table:table-cell table:formula="of:=REPLACE([.B2276]; 1; 29; &quot;&quot;)" office:value-type="string" office:string-value="CyanogenMod/android_kernel_huawei_msm8928" calcext:value-type="string">
            <text:p>CyanogenMod/android_kernel_huawei_msm8928</text:p>
          </table:table-cell>
        </table:table-row>
        <table:table-row table:style-name="ro1">
          <table:table-cell office:value-type="float" office:value="24952017" calcext:value-type="float">
            <text:p>24952017</text:p>
          </table:table-cell>
          <table:table-cell office:value-type="string" calcext:value-type="string">
            <text:p>https://api.github.com/repos/packetngin/rtos</text:p>
          </table:table-cell>
          <table:table-cell table:formula="of:=REPLACE([.B2277]; 1; 29; &quot;&quot;)" office:value-type="string" office:string-value="packetngin/rtos" calcext:value-type="string">
            <text:p>packetngin/rtos</text:p>
          </table:table-cell>
        </table:table-row>
        <table:table-row table:style-name="ro1">
          <table:table-cell office:value-type="float" office:value="24961985" calcext:value-type="float">
            <text:p>24961985</text:p>
          </table:table-cell>
          <table:table-cell office:value-type="string" calcext:value-type="string">
            <text:p>https://api.github.com/repos/Ippytraxx/gnome-twitch</text:p>
          </table:table-cell>
          <table:table-cell table:formula="of:=REPLACE([.B2278]; 1; 29; &quot;&quot;)" office:value-type="string" office:string-value="Ippytraxx/gnome-twitch" calcext:value-type="string">
            <text:p>Ippytraxx/gnome-twitch</text:p>
          </table:table-cell>
        </table:table-row>
        <table:table-row table:style-name="ro1">
          <table:table-cell office:value-type="float" office:value="24971646" calcext:value-type="float">
            <text:p>24971646</text:p>
          </table:table-cell>
          <table:table-cell office:value-type="string" calcext:value-type="string">
            <text:p>https://api.github.com/repos/mauge123/mechanical-blender</text:p>
          </table:table-cell>
          <table:table-cell table:formula="of:=REPLACE([.B2279]; 1; 29; &quot;&quot;)" office:value-type="string" office:string-value="mauge123/mechanical-blender" calcext:value-type="string">
            <text:p>mauge123/mechanical-blender</text:p>
          </table:table-cell>
        </table:table-row>
        <table:table-row table:style-name="ro1">
          <table:table-cell office:value-type="float" office:value="25005781" calcext:value-type="float">
            <text:p>25005781</text:p>
          </table:table-cell>
          <table:table-cell office:value-type="string" calcext:value-type="string">
            <text:p>https://api.github.com/repos/UpInTheAir/SM-N920</text:p>
          </table:table-cell>
          <table:table-cell table:formula="of:=REPLACE([.B2280]; 1; 29; &quot;&quot;)" office:value-type="string" office:string-value="UpInTheAir/SM-N920" calcext:value-type="string">
            <text:p>UpInTheAir/SM-N920</text:p>
          </table:table-cell>
        </table:table-row>
        <table:table-row table:style-name="ro1">
          <table:table-cell office:value-type="float" office:value="25012138" calcext:value-type="float">
            <text:p>25012138</text:p>
          </table:table-cell>
          <table:table-cell office:value-type="string" calcext:value-type="string">
            <text:p>https://api.github.com/repos/MOSAIC-LoPoW/dash7-ap-open-source-stack</text:p>
          </table:table-cell>
          <table:table-cell table:formula="of:=REPLACE([.B2281]; 1; 29; &quot;&quot;)" office:value-type="string" office:string-value="MOSAIC-LoPoW/dash7-ap-open-source-stack" calcext:value-type="string">
            <text:p>MOSAIC-LoPoW/dash7-ap-open-source-stack</text:p>
          </table:table-cell>
        </table:table-row>
        <table:table-row table:style-name="ro1">
          <table:table-cell office:value-type="float" office:value="25023387" calcext:value-type="float">
            <text:p>25023387</text:p>
          </table:table-cell>
          <table:table-cell office:value-type="string" calcext:value-type="string">
            <text:p>https://api.github.com/repos/seven332/Nimingban</text:p>
          </table:table-cell>
          <table:table-cell table:formula="of:=REPLACE([.B2282]; 1; 29; &quot;&quot;)" office:value-type="string" office:string-value="seven332/Nimingban" calcext:value-type="string">
            <text:p>seven332/Nimingban</text:p>
          </table:table-cell>
        </table:table-row>
        <table:table-row table:style-name="ro1">
          <table:table-cell office:value-type="float" office:value="25065294" calcext:value-type="float">
            <text:p>25065294</text:p>
          </table:table-cell>
          <table:table-cell office:value-type="string" calcext:value-type="string">
            <text:p>https://api.github.com/repos/mickael-guene/binutils</text:p>
          </table:table-cell>
          <table:table-cell table:formula="of:=REPLACE([.B2283]; 1; 29; &quot;&quot;)" office:value-type="string" office:string-value="mickael-guene/binutils" calcext:value-type="string">
            <text:p>mickael-guene/binutils</text:p>
          </table:table-cell>
        </table:table-row>
        <table:table-row table:style-name="ro1">
          <table:table-cell office:value-type="float" office:value="25065459" calcext:value-type="float">
            <text:p>25065459</text:p>
          </table:table-cell>
          <table:table-cell office:value-type="string" calcext:value-type="string">
            <text:p>https://api.github.com/repos/mickael-guene/gcc</text:p>
          </table:table-cell>
          <table:table-cell table:formula="of:=REPLACE([.B2284]; 1; 29; &quot;&quot;)" office:value-type="string" office:string-value="mickael-guene/gcc" calcext:value-type="string">
            <text:p>mickael-guene/gcc</text:p>
          </table:table-cell>
        </table:table-row>
        <table:table-row table:style-name="ro1">
          <table:table-cell office:value-type="float" office:value="25116668" calcext:value-type="float">
            <text:p>25116668</text:p>
          </table:table-cell>
          <table:table-cell office:value-type="string" calcext:value-type="string">
            <text:p>https://api.github.com/repos/mergar/cbsd</text:p>
          </table:table-cell>
          <table:table-cell table:formula="of:=REPLACE([.B2285]; 1; 29; &quot;&quot;)" office:value-type="string" office:string-value="mergar/cbsd" calcext:value-type="string">
            <text:p>mergar/cbsd</text:p>
          </table:table-cell>
        </table:table-row>
        <table:table-row table:style-name="ro1">
          <table:table-cell office:value-type="float" office:value="25145152" calcext:value-type="float">
            <text:p>25145152</text:p>
          </table:table-cell>
          <table:table-cell office:value-type="string" calcext:value-type="string">
            <text:p>https://api.github.com/repos/xgfone/snippet</text:p>
          </table:table-cell>
          <table:table-cell table:formula="of:=REPLACE([.B2286]; 1; 29; &quot;&quot;)" office:value-type="string" office:string-value="xgfone/snippet" calcext:value-type="string">
            <text:p>xgfone/snippet</text:p>
          </table:table-cell>
        </table:table-row>
        <table:table-row table:style-name="ro1">
          <table:table-cell office:value-type="float" office:value="25151623" calcext:value-type="float">
            <text:p>25151623</text:p>
          </table:table-cell>
          <table:table-cell office:value-type="string" calcext:value-type="string">
            <text:p>https://api.github.com/repos/CESNET/Nemea-Modules</text:p>
          </table:table-cell>
          <table:table-cell table:formula="of:=REPLACE([.B2287]; 1; 29; &quot;&quot;)" office:value-type="string" office:string-value="CESNET/Nemea-Modules" calcext:value-type="string">
            <text:p>CESNET/Nemea-Modules</text:p>
          </table:table-cell>
        </table:table-row>
        <table:table-row table:style-name="ro1">
          <table:table-cell office:value-type="float" office:value="25216990" calcext:value-type="float">
            <text:p>25216990</text:p>
          </table:table-cell>
          <table:table-cell office:value-type="string" calcext:value-type="string">
            <text:p>https://api.github.com/repos/ARMmbed/uvisor</text:p>
          </table:table-cell>
          <table:table-cell table:formula="of:=REPLACE([.B2288]; 1; 29; &quot;&quot;)" office:value-type="string" office:string-value="ARMmbed/uvisor" calcext:value-type="string">
            <text:p>ARMmbed/uvisor</text:p>
          </table:table-cell>
        </table:table-row>
        <table:table-row table:style-name="ro1">
          <table:table-cell office:value-type="float" office:value="25218614" calcext:value-type="float">
            <text:p>25218614</text:p>
          </table:table-cell>
          <table:table-cell office:value-type="string" calcext:value-type="string">
            <text:p>https://api.github.com/repos/torrvision/spaint</text:p>
          </table:table-cell>
          <table:table-cell table:formula="of:=REPLACE([.B2289]; 1; 29; &quot;&quot;)" office:value-type="string" office:string-value="torrvision/spaint" calcext:value-type="string">
            <text:p>torrvision/spaint</text:p>
          </table:table-cell>
        </table:table-row>
        <table:table-row table:style-name="ro1">
          <table:table-cell office:value-type="float" office:value="25226715" calcext:value-type="float">
            <text:p>25226715</text:p>
          </table:table-cell>
          <table:table-cell office:value-type="string" calcext:value-type="string">
            <text:p>https://api.github.com/repos/apache/incubator-hawq</text:p>
          </table:table-cell>
          <table:table-cell table:formula="of:=REPLACE([.B2290]; 1; 29; &quot;&quot;)" office:value-type="string" office:string-value="apache/incubator-hawq" calcext:value-type="string">
            <text:p>apache/incubator-hawq</text:p>
          </table:table-cell>
        </table:table-row>
        <table:table-row table:style-name="ro1">
          <table:table-cell office:value-type="float" office:value="25234164" calcext:value-type="float">
            <text:p>25234164</text:p>
          </table:table-cell>
          <table:table-cell office:value-type="string" calcext:value-type="string">
            <text:p>https://api.github.com/repos/mks65/euler</text:p>
          </table:table-cell>
          <table:table-cell table:formula="of:=REPLACE([.B2291]; 1; 29; &quot;&quot;)" office:value-type="string" office:string-value="mks65/euler" calcext:value-type="string">
            <text:p>mks65/euler</text:p>
          </table:table-cell>
        </table:table-row>
        <table:table-row table:style-name="ro1">
          <table:table-cell office:value-type="float" office:value="25248940" calcext:value-type="float">
            <text:p>25248940</text:p>
          </table:table-cell>
          <table:table-cell office:value-type="string" calcext:value-type="string">
            <text:p>https://api.github.com/repos/Sportsfan77777/vortex</text:p>
          </table:table-cell>
          <table:table-cell table:formula="of:=REPLACE([.B2292]; 1; 29; &quot;&quot;)" office:value-type="string" office:string-value="Sportsfan77777/vortex" calcext:value-type="string">
            <text:p>Sportsfan77777/vortex</text:p>
          </table:table-cell>
        </table:table-row>
        <table:table-row table:style-name="ro1">
          <table:table-cell office:value-type="float" office:value="25323167" calcext:value-type="float">
            <text:p>25323167</text:p>
          </table:table-cell>
          <table:table-cell office:value-type="string" calcext:value-type="string">
            <text:p>https://api.github.com/repos/perilsensitive/cxnes</text:p>
          </table:table-cell>
          <table:table-cell table:formula="of:=REPLACE([.B2293]; 1; 29; &quot;&quot;)" office:value-type="string" office:string-value="perilsensitive/cxnes" calcext:value-type="string">
            <text:p>perilsensitive/cxnes</text:p>
          </table:table-cell>
        </table:table-row>
        <table:table-row table:style-name="ro1">
          <table:table-cell office:value-type="float" office:value="25326823" calcext:value-type="float">
            <text:p>25326823</text:p>
          </table:table-cell>
          <table:table-cell office:value-type="string" calcext:value-type="string">
            <text:p>https://api.github.com/repos/cardoe/xen</text:p>
          </table:table-cell>
          <table:table-cell table:formula="of:=REPLACE([.B2294]; 1; 29; &quot;&quot;)" office:value-type="string" office:string-value="cardoe/xen" calcext:value-type="string">
            <text:p>cardoe/xen</text:p>
          </table:table-cell>
        </table:table-row>
        <table:table-row table:style-name="ro1">
          <table:table-cell office:value-type="float" office:value="25366484" calcext:value-type="float">
            <text:p>25366484</text:p>
          </table:table-cell>
          <table:table-cell office:value-type="string" calcext:value-type="string">
            <text:p>https://api.github.com/repos/ncorgan/pksav</text:p>
          </table:table-cell>
          <table:table-cell table:formula="of:=REPLACE([.B2295]; 1; 29; &quot;&quot;)" office:value-type="string" office:string-value="ncorgan/pksav" calcext:value-type="string">
            <text:p>ncorgan/pksav</text:p>
          </table:table-cell>
        </table:table-row>
        <table:table-row table:style-name="ro1">
          <table:table-cell office:value-type="float" office:value="25368108" calcext:value-type="float">
            <text:p>25368108</text:p>
          </table:table-cell>
          <table:table-cell office:value-type="string" calcext:value-type="string">
            <text:p>https://api.github.com/repos/TrampolineRTOS/trampoline</text:p>
          </table:table-cell>
          <table:table-cell table:formula="of:=REPLACE([.B2296]; 1; 29; &quot;&quot;)" office:value-type="string" office:string-value="TrampolineRTOS/trampoline" calcext:value-type="string">
            <text:p>TrampolineRTOS/trampoline</text:p>
          </table:table-cell>
        </table:table-row>
        <table:table-row table:style-name="ro1">
          <table:table-cell office:value-type="float" office:value="25378945" calcext:value-type="float">
            <text:p>25378945</text:p>
          </table:table-cell>
          <table:table-cell office:value-type="string" calcext:value-type="string">
            <text:p>https://api.github.com/repos/ontologyportal/sigmakee</text:p>
          </table:table-cell>
          <table:table-cell table:formula="of:=REPLACE([.B2297]; 1; 29; &quot;&quot;)" office:value-type="string" office:string-value="ontologyportal/sigmakee" calcext:value-type="string">
            <text:p>ontologyportal/sigmakee</text:p>
          </table:table-cell>
        </table:table-row>
        <table:table-row table:style-name="ro1">
          <table:table-cell office:value-type="float" office:value="25415554" calcext:value-type="float">
            <text:p>25415554</text:p>
          </table:table-cell>
          <table:table-cell office:value-type="string" calcext:value-type="string">
            <text:p>https://api.github.com/repos/gpg/gnupg</text:p>
          </table:table-cell>
          <table:table-cell table:formula="of:=REPLACE([.B2298]; 1; 29; &quot;&quot;)" office:value-type="string" office:string-value="gpg/gnupg" calcext:value-type="string">
            <text:p>gpg/gnupg</text:p>
          </table:table-cell>
        </table:table-row>
        <table:table-row table:style-name="ro1">
          <table:table-cell office:value-type="float" office:value="25446039" calcext:value-type="float">
            <text:p>25446039</text:p>
          </table:table-cell>
          <table:table-cell office:value-type="string" calcext:value-type="string">
            <text:p>https://api.github.com/repos/goroda/Compressed-Continuous-Computation</text:p>
          </table:table-cell>
          <table:table-cell table:formula="of:=REPLACE([.B2299]; 1; 29; &quot;&quot;)" office:value-type="string" office:string-value="goroda/Compressed-Continuous-Computation" calcext:value-type="string">
            <text:p>goroda/Compressed-Continuous-Computation</text:p>
          </table:table-cell>
        </table:table-row>
        <table:table-row table:style-name="ro1">
          <table:table-cell office:value-type="float" office:value="25526317" calcext:value-type="float">
            <text:p>25526317</text:p>
          </table:table-cell>
          <table:table-cell office:value-type="string" calcext:value-type="string">
            <text:p>https://api.github.com/repos/OpenChannelSSD/liblightnvm</text:p>
          </table:table-cell>
          <table:table-cell table:formula="of:=REPLACE([.B2300]; 1; 29; &quot;&quot;)" office:value-type="string" office:string-value="OpenChannelSSD/liblightnvm" calcext:value-type="string">
            <text:p>OpenChannelSSD/liblightnvm</text:p>
          </table:table-cell>
        </table:table-row>
        <table:table-row table:style-name="ro1">
          <table:table-cell office:value-type="float" office:value="25649269" calcext:value-type="float">
            <text:p>25649269</text:p>
          </table:table-cell>
          <table:table-cell office:value-type="string" calcext:value-type="string">
            <text:p>https://api.github.com/repos/assimilation/assimilation-official</text:p>
          </table:table-cell>
          <table:table-cell table:formula="of:=REPLACE([.B2301]; 1; 29; &quot;&quot;)" office:value-type="string" office:string-value="assimilation/assimilation-official" calcext:value-type="string">
            <text:p>assimilation/assimilation-official</text:p>
          </table:table-cell>
        </table:table-row>
        <table:table-row table:style-name="ro1">
          <table:table-cell office:value-type="float" office:value="25664163" calcext:value-type="float">
            <text:p>25664163</text:p>
          </table:table-cell>
          <table:table-cell office:value-type="string" calcext:value-type="string">
            <text:p>https://api.github.com/repos/jvesely/helenos</text:p>
          </table:table-cell>
          <table:table-cell table:formula="of:=REPLACE([.B2302]; 1; 29; &quot;&quot;)" office:value-type="string" office:string-value="jvesely/helenos" calcext:value-type="string">
            <text:p>jvesely/helenos</text:p>
          </table:table-cell>
        </table:table-row>
        <table:table-row table:style-name="ro1">
          <table:table-cell office:value-type="float" office:value="25842982" calcext:value-type="float">
            <text:p>25842982</text:p>
          </table:table-cell>
          <table:table-cell office:value-type="string" calcext:value-type="string">
            <text:p>https://api.github.com/repos/CyanogenMod/android_kernel_motorola_msm8916</text:p>
          </table:table-cell>
          <table:table-cell table:formula="of:=REPLACE([.B2303]; 1; 29; &quot;&quot;)" office:value-type="string" office:string-value="CyanogenMod/android_kernel_motorola_msm8916" calcext:value-type="string">
            <text:p>CyanogenMod/android_kernel_motorola_msm8916</text:p>
          </table:table-cell>
        </table:table-row>
        <table:table-row table:style-name="ro1">
          <table:table-cell office:value-type="float" office:value="25843659" calcext:value-type="float">
            <text:p>25843659</text:p>
          </table:table-cell>
          <table:table-cell office:value-type="string" calcext:value-type="string">
            <text:p>https://api.github.com/repos/mjbots/mjmech</text:p>
          </table:table-cell>
          <table:table-cell table:formula="of:=REPLACE([.B2304]; 1; 29; &quot;&quot;)" office:value-type="string" office:string-value="mjbots/mjmech" calcext:value-type="string">
            <text:p>mjbots/mjmech</text:p>
          </table:table-cell>
        </table:table-row>
        <table:table-row table:style-name="ro1">
          <table:table-cell office:value-type="float" office:value="25853932" calcext:value-type="float">
            <text:p>25853932</text:p>
          </table:table-cell>
          <table:table-cell office:value-type="string" calcext:value-type="string">
            <text:p>https://api.github.com/repos/FSMaxB/molch</text:p>
          </table:table-cell>
          <table:table-cell table:formula="of:=REPLACE([.B2305]; 1; 29; &quot;&quot;)" office:value-type="string" office:string-value="FSMaxB/molch" calcext:value-type="string">
            <text:p>FSMaxB/molch</text:p>
          </table:table-cell>
        </table:table-row>
        <table:table-row table:style-name="ro1">
          <table:table-cell office:value-type="float" office:value="25867494" calcext:value-type="float">
            <text:p>25867494</text:p>
          </table:table-cell>
          <table:table-cell office:value-type="string" calcext:value-type="string">
            <text:p>https://api.github.com/repos/spdk/spdk</text:p>
          </table:table-cell>
          <table:table-cell table:formula="of:=REPLACE([.B2306]; 1; 29; &quot;&quot;)" office:value-type="string" office:string-value="spdk/spdk" calcext:value-type="string">
            <text:p>spdk/spdk</text:p>
          </table:table-cell>
        </table:table-row>
        <table:table-row table:style-name="ro1">
          <table:table-cell office:value-type="float" office:value="25880604" calcext:value-type="float">
            <text:p>25880604</text:p>
          </table:table-cell>
          <table:table-cell office:value-type="string" calcext:value-type="string">
            <text:p>https://api.github.com/repos/WebAssembly/sexpr-wasm-prototype</text:p>
          </table:table-cell>
          <table:table-cell table:formula="of:=REPLACE([.B2307]; 1; 29; &quot;&quot;)" office:value-type="string" office:string-value="WebAssembly/sexpr-wasm-prototype" calcext:value-type="string">
            <text:p>WebAssembly/sexpr-wasm-prototype</text:p>
          </table:table-cell>
        </table:table-row>
        <table:table-row table:style-name="ro1">
          <table:table-cell office:value-type="float" office:value="25889425" calcext:value-type="float">
            <text:p>25889425</text:p>
          </table:table-cell>
          <table:table-cell office:value-type="string" calcext:value-type="string">
            <text:p>https://api.github.com/repos/ultimate-pa/ultimate</text:p>
          </table:table-cell>
          <table:table-cell table:formula="of:=REPLACE([.B2308]; 1; 29; &quot;&quot;)" office:value-type="string" office:string-value="ultimate-pa/ultimate" calcext:value-type="string">
            <text:p>ultimate-pa/ultimate</text:p>
          </table:table-cell>
        </table:table-row>
        <table:table-row table:style-name="ro1">
          <table:table-cell office:value-type="float" office:value="25928836" calcext:value-type="float">
            <text:p>25928836</text:p>
          </table:table-cell>
          <table:table-cell office:value-type="string" calcext:value-type="string">
            <text:p>https://api.github.com/repos/jason3e7/ZeroJudge</text:p>
          </table:table-cell>
          <table:table-cell table:formula="of:=REPLACE([.B2309]; 1; 29; &quot;&quot;)" office:value-type="string" office:string-value="jason3e7/ZeroJudge" calcext:value-type="string">
            <text:p>jason3e7/ZeroJudge</text:p>
          </table:table-cell>
        </table:table-row>
        <table:table-row table:style-name="ro1">
          <table:table-cell office:value-type="float" office:value="25947379" calcext:value-type="float">
            <text:p>25947379</text:p>
          </table:table-cell>
          <table:table-cell office:value-type="string" calcext:value-type="string">
            <text:p>https://api.github.com/repos/cksystemsteaching/selfie</text:p>
          </table:table-cell>
          <table:table-cell table:formula="of:=REPLACE([.B2310]; 1; 29; &quot;&quot;)" office:value-type="string" office:string-value="cksystemsteaching/selfie" calcext:value-type="string">
            <text:p>cksystemsteaching/selfie</text:p>
          </table:table-cell>
        </table:table-row>
        <table:table-row table:style-name="ro1">
          <table:table-cell office:value-type="float" office:value="26032494" calcext:value-type="float">
            <text:p>26032494</text:p>
          </table:table-cell>
          <table:table-cell office:value-type="string" calcext:value-type="string">
            <text:p>https://api.github.com/repos/VTCSecureLLC/ace-android</text:p>
          </table:table-cell>
          <table:table-cell table:formula="of:=REPLACE([.B2311]; 1; 29; &quot;&quot;)" office:value-type="string" office:string-value="VTCSecureLLC/ace-android" calcext:value-type="string">
            <text:p>VTCSecureLLC/ace-android</text:p>
          </table:table-cell>
        </table:table-row>
        <table:table-row table:style-name="ro1">
          <table:table-cell office:value-type="float" office:value="26037297" calcext:value-type="float">
            <text:p>26037297</text:p>
          </table:table-cell>
          <table:table-cell office:value-type="string" calcext:value-type="string">
            <text:p>https://api.github.com/repos/VTCSecureLLC/ace-ios</text:p>
          </table:table-cell>
          <table:table-cell table:formula="of:=REPLACE([.B2312]; 1; 29; &quot;&quot;)" office:value-type="string" office:string-value="VTCSecureLLC/ace-ios" calcext:value-type="string">
            <text:p>VTCSecureLLC/ace-ios</text:p>
          </table:table-cell>
        </table:table-row>
        <table:table-row table:style-name="ro1">
          <table:table-cell office:value-type="float" office:value="26047448" calcext:value-type="float">
            <text:p>26047448</text:p>
          </table:table-cell>
          <table:table-cell office:value-type="string" calcext:value-type="string">
            <text:p>https://api.github.com/repos/travisgoodspeed/md380tools</text:p>
          </table:table-cell>
          <table:table-cell table:formula="of:=REPLACE([.B2313]; 1; 29; &quot;&quot;)" office:value-type="string" office:string-value="travisgoodspeed/md380tools" calcext:value-type="string">
            <text:p>travisgoodspeed/md380tools</text:p>
          </table:table-cell>
        </table:table-row>
        <table:table-row table:style-name="ro1">
          <table:table-cell office:value-type="float" office:value="26079266" calcext:value-type="float">
            <text:p>26079266</text:p>
          </table:table-cell>
          <table:table-cell office:value-type="string" calcext:value-type="string">
            <text:p>https://api.github.com/repos/ryan-andri/android_kernel_motoe</text:p>
          </table:table-cell>
          <table:table-cell table:formula="of:=REPLACE([.B2314]; 1; 29; &quot;&quot;)" office:value-type="string" office:string-value="ryan-andri/android_kernel_motoe" calcext:value-type="string">
            <text:p>ryan-andri/android_kernel_motoe</text:p>
          </table:table-cell>
        </table:table-row>
        <table:table-row table:style-name="ro1">
          <table:table-cell office:value-type="float" office:value="26125543" calcext:value-type="float">
            <text:p>26125543</text:p>
          </table:table-cell>
          <table:table-cell office:value-type="string" calcext:value-type="string">
            <text:p>https://api.github.com/repos/underworldcode/underworld2</text:p>
          </table:table-cell>
          <table:table-cell table:formula="of:=REPLACE([.B2315]; 1; 29; &quot;&quot;)" office:value-type="string" office:string-value="underworldcode/underworld2" calcext:value-type="string">
            <text:p>underworldcode/underworld2</text:p>
          </table:table-cell>
        </table:table-row>
        <table:table-row table:style-name="ro1">
          <table:table-cell office:value-type="float" office:value="26149488" calcext:value-type="float">
            <text:p>26149488</text:p>
          </table:table-cell>
          <table:table-cell office:value-type="string" calcext:value-type="string">
            <text:p>https://api.github.com/repos/rsto/cyrus-imapd</text:p>
          </table:table-cell>
          <table:table-cell table:formula="of:=REPLACE([.B2316]; 1; 29; &quot;&quot;)" office:value-type="string" office:string-value="rsto/cyrus-imapd" calcext:value-type="string">
            <text:p>rsto/cyrus-imapd</text:p>
          </table:table-cell>
        </table:table-row>
        <table:table-row table:style-name="ro1">
          <table:table-cell office:value-type="float" office:value="26179589" calcext:value-type="float">
            <text:p>26179589</text:p>
          </table:table-cell>
          <table:table-cell office:value-type="string" calcext:value-type="string">
            <text:p>https://api.github.com/repos/filipwasil/fillwave</text:p>
          </table:table-cell>
          <table:table-cell table:formula="of:=REPLACE([.B2317]; 1; 29; &quot;&quot;)" office:value-type="string" office:string-value="filipwasil/fillwave" calcext:value-type="string">
            <text:p>filipwasil/fillwave</text:p>
          </table:table-cell>
        </table:table-row>
        <table:table-row table:style-name="ro1">
          <table:table-cell office:value-type="float" office:value="26192449" calcext:value-type="float">
            <text:p>26192449</text:p>
          </table:table-cell>
          <table:table-cell office:value-type="string" calcext:value-type="string">
            <text:p>https://api.github.com/repos/MaddTheSane/nh3d_OSX</text:p>
          </table:table-cell>
          <table:table-cell table:formula="of:=REPLACE([.B2318]; 1; 29; &quot;&quot;)" office:value-type="string" office:string-value="MaddTheSane/nh3d_OSX" calcext:value-type="string">
            <text:p>MaddTheSane/nh3d_OSX</text:p>
          </table:table-cell>
        </table:table-row>
        <table:table-row table:style-name="ro1">
          <table:table-cell office:value-type="float" office:value="26194764" calcext:value-type="float">
            <text:p>26194764</text:p>
          </table:table-cell>
          <table:table-cell office:value-type="string" calcext:value-type="string">
            <text:p>https://api.github.com/repos/GuardTime/libksi</text:p>
          </table:table-cell>
          <table:table-cell table:formula="of:=REPLACE([.B2319]; 1; 29; &quot;&quot;)" office:value-type="string" office:string-value="GuardTime/libksi" calcext:value-type="string">
            <text:p>GuardTime/libksi</text:p>
          </table:table-cell>
        </table:table-row>
        <table:table-row table:style-name="ro1">
          <table:table-cell office:value-type="float" office:value="26196293" calcext:value-type="float">
            <text:p>26196293</text:p>
          </table:table-cell>
          <table:table-cell office:value-type="string" calcext:value-type="string">
            <text:p>https://api.github.com/repos/spencerpomme/FDSC</text:p>
          </table:table-cell>
          <table:table-cell table:formula="of:=REPLACE([.B2320]; 1; 29; &quot;&quot;)" office:value-type="string" office:string-value="spencerpomme/FDSC" calcext:value-type="string">
            <text:p>spencerpomme/FDSC</text:p>
          </table:table-cell>
        </table:table-row>
        <table:table-row table:style-name="ro1">
          <table:table-cell office:value-type="float" office:value="26272620" calcext:value-type="float">
            <text:p>26272620</text:p>
          </table:table-cell>
          <table:table-cell office:value-type="string" calcext:value-type="string">
            <text:p>https://api.github.com/repos/NetworkManager/NetworkManager</text:p>
          </table:table-cell>
          <table:table-cell table:formula="of:=REPLACE([.B2321]; 1; 29; &quot;&quot;)" office:value-type="string" office:string-value="NetworkManager/NetworkManager" calcext:value-type="string">
            <text:p>NetworkManager/NetworkManager</text:p>
          </table:table-cell>
        </table:table-row>
        <table:table-row table:style-name="ro1">
          <table:table-cell office:value-type="float" office:value="26308055" calcext:value-type="float">
            <text:p>26308055</text:p>
          </table:table-cell>
          <table:table-cell office:value-type="string" calcext:value-type="string">
            <text:p>https://api.github.com/repos/mnlipp/ChibiOS-RT-svn-mirror</text:p>
          </table:table-cell>
          <table:table-cell table:formula="of:=REPLACE([.B2322]; 1; 29; &quot;&quot;)" office:value-type="string" office:string-value="mnlipp/ChibiOS-RT-svn-mirror" calcext:value-type="string">
            <text:p>mnlipp/ChibiOS-RT-svn-mirror</text:p>
          </table:table-cell>
        </table:table-row>
        <table:table-row table:style-name="ro1">
          <table:table-cell office:value-type="float" office:value="26318385" calcext:value-type="float">
            <text:p>26318385</text:p>
          </table:table-cell>
          <table:table-cell office:value-type="string" calcext:value-type="string">
            <text:p>https://api.github.com/repos/stoneskill/mix-n2</text:p>
          </table:table-cell>
          <table:table-cell table:formula="of:=REPLACE([.B2323]; 1; 29; &quot;&quot;)" office:value-type="string" office:string-value="stoneskill/mix-n2" calcext:value-type="string">
            <text:p>stoneskill/mix-n2</text:p>
          </table:table-cell>
        </table:table-row>
        <table:table-row table:style-name="ro1">
          <table:table-cell office:value-type="float" office:value="26320710" calcext:value-type="float">
            <text:p>26320710</text:p>
          </table:table-cell>
          <table:table-cell office:value-type="string" calcext:value-type="string">
            <text:p>https://api.github.com/repos/VitalElement/AvalonStudio</text:p>
          </table:table-cell>
          <table:table-cell table:formula="of:=REPLACE([.B2324]; 1; 29; &quot;&quot;)" office:value-type="string" office:string-value="VitalElement/AvalonStudio" calcext:value-type="string">
            <text:p>VitalElement/AvalonStudio</text:p>
          </table:table-cell>
        </table:table-row>
        <table:table-row table:style-name="ro1">
          <table:table-cell office:value-type="float" office:value="26336170" calcext:value-type="float">
            <text:p>26336170</text:p>
          </table:table-cell>
          <table:table-cell office:value-type="string" calcext:value-type="string">
            <text:p>https://api.github.com/repos/manover/systemd</text:p>
          </table:table-cell>
          <table:table-cell table:formula="of:=REPLACE([.B2325]; 1; 29; &quot;&quot;)" office:value-type="string" office:string-value="manover/systemd" calcext:value-type="string">
            <text:p>manover/systemd</text:p>
          </table:table-cell>
        </table:table-row>
        <table:table-row table:style-name="ro1">
          <table:table-cell office:value-type="float" office:value="26501910" calcext:value-type="float">
            <text:p>26501910</text:p>
          </table:table-cell>
          <table:table-cell office:value-type="string" calcext:value-type="string">
            <text:p>https://api.github.com/repos/a1ien/nuttx_arch</text:p>
          </table:table-cell>
          <table:table-cell table:formula="of:=REPLACE([.B2326]; 1; 29; &quot;&quot;)" office:value-type="string" office:string-value="a1ien/nuttx_arch" calcext:value-type="string">
            <text:p>a1ien/nuttx_arch</text:p>
          </table:table-cell>
        </table:table-row>
        <table:table-row table:style-name="ro1">
          <table:table-cell office:value-type="float" office:value="26501913" calcext:value-type="float">
            <text:p>26501913</text:p>
          </table:table-cell>
          <table:table-cell office:value-type="string" calcext:value-type="string">
            <text:p>https://api.github.com/repos/a1ien/nuttx</text:p>
          </table:table-cell>
          <table:table-cell table:formula="of:=REPLACE([.B2327]; 1; 29; &quot;&quot;)" office:value-type="string" office:string-value="a1ien/nuttx" calcext:value-type="string">
            <text:p>a1ien/nuttx</text:p>
          </table:table-cell>
        </table:table-row>
        <table:table-row table:style-name="ro1">
          <table:table-cell office:value-type="float" office:value="26502368" calcext:value-type="float">
            <text:p>26502368</text:p>
          </table:table-cell>
          <table:table-cell office:value-type="string" calcext:value-type="string">
            <text:p>https://api.github.com/repos/ieei/rlib</text:p>
          </table:table-cell>
          <table:table-cell table:formula="of:=REPLACE([.B2328]; 1; 29; &quot;&quot;)" office:value-type="string" office:string-value="ieei/rlib" calcext:value-type="string">
            <text:p>ieei/rlib</text:p>
          </table:table-cell>
        </table:table-row>
        <table:table-row table:style-name="ro1">
          <table:table-cell office:value-type="float" office:value="26597582" calcext:value-type="float">
            <text:p>26597582</text:p>
          </table:table-cell>
          <table:table-cell office:value-type="string" calcext:value-type="string">
            <text:p>https://api.github.com/repos/efidroid/bootloader_lk</text:p>
          </table:table-cell>
          <table:table-cell table:formula="of:=REPLACE([.B2329]; 1; 29; &quot;&quot;)" office:value-type="string" office:string-value="efidroid/bootloader_lk" calcext:value-type="string">
            <text:p>efidroid/bootloader_lk</text:p>
          </table:table-cell>
        </table:table-row>
        <table:table-row table:style-name="ro1">
          <table:table-cell office:value-type="float" office:value="26652373" calcext:value-type="float">
            <text:p>26652373</text:p>
          </table:table-cell>
          <table:table-cell office:value-type="string" calcext:value-type="string">
            <text:p>https://api.github.com/repos/ragebreakfast/eo</text:p>
          </table:table-cell>
          <table:table-cell table:formula="of:=REPLACE([.B2330]; 1; 29; &quot;&quot;)" office:value-type="string" office:string-value="ragebreakfast/eo" calcext:value-type="string">
            <text:p>ragebreakfast/eo</text:p>
          </table:table-cell>
        </table:table-row>
        <table:table-row table:style-name="ro1">
          <table:table-cell office:value-type="float" office:value="26659810" calcext:value-type="float">
            <text:p>26659810</text:p>
          </table:table-cell>
          <table:table-cell office:value-type="string" calcext:value-type="string">
            <text:p>https://api.github.com/repos/d-ronin/dRonin</text:p>
          </table:table-cell>
          <table:table-cell table:formula="of:=REPLACE([.B2331]; 1; 29; &quot;&quot;)" office:value-type="string" office:string-value="d-ronin/dRonin" calcext:value-type="string">
            <text:p>d-ronin/dRonin</text:p>
          </table:table-cell>
        </table:table-row>
        <table:table-row table:style-name="ro1">
          <table:table-cell office:value-type="float" office:value="26671133" calcext:value-type="float">
            <text:p>26671133</text:p>
          </table:table-cell>
          <table:table-cell office:value-type="string" calcext:value-type="string">
            <text:p>https://api.github.com/repos/silx-kit/silx</text:p>
          </table:table-cell>
          <table:table-cell table:formula="of:=REPLACE([.B2332]; 1; 29; &quot;&quot;)" office:value-type="string" office:string-value="silx-kit/silx" calcext:value-type="string">
            <text:p>silx-kit/silx</text:p>
          </table:table-cell>
        </table:table-row>
        <table:table-row table:style-name="ro1">
          <table:table-cell office:value-type="float" office:value="26681815" calcext:value-type="float">
            <text:p>26681815</text:p>
          </table:table-cell>
          <table:table-cell office:value-type="string" calcext:value-type="string">
            <text:p>https://api.github.com/repos/ibaned/omega_h</text:p>
          </table:table-cell>
          <table:table-cell table:formula="of:=REPLACE([.B2333]; 1; 29; &quot;&quot;)" office:value-type="string" office:string-value="ibaned/omega_h" calcext:value-type="string">
            <text:p>ibaned/omega_h</text:p>
          </table:table-cell>
        </table:table-row>
        <table:table-row table:style-name="ro1">
          <table:table-cell office:value-type="float" office:value="26735289" calcext:value-type="float">
            <text:p>26735289</text:p>
          </table:table-cell>
          <table:table-cell office:value-type="string" calcext:value-type="string">
            <text:p>https://api.github.com/repos/AndroPlus-org/android_kernel_sony_msm8994_kitakami_r2</text:p>
          </table:table-cell>
          <table:table-cell table:formula="of:=REPLACE([.B2334]; 1; 29; &quot;&quot;)" office:value-type="string" office:string-value="AndroPlus-org/android_kernel_sony_msm8994_kitakami_r2" calcext:value-type="string">
            <text:p>AndroPlus-org/android_kernel_sony_msm8994_kitakami_r2</text:p>
          </table:table-cell>
        </table:table-row>
        <table:table-row table:style-name="ro1">
          <table:table-cell office:value-type="float" office:value="26753671" calcext:value-type="float">
            <text:p>26753671</text:p>
          </table:table-cell>
          <table:table-cell office:value-type="string" calcext:value-type="string">
            <text:p>https://api.github.com/repos/svn2github/pcre2</text:p>
          </table:table-cell>
          <table:table-cell table:formula="of:=REPLACE([.B2335]; 1; 29; &quot;&quot;)" office:value-type="string" office:string-value="svn2github/pcre2" calcext:value-type="string">
            <text:p>svn2github/pcre2</text:p>
          </table:table-cell>
        </table:table-row>
        <table:table-row table:style-name="ro1">
          <table:table-cell office:value-type="float" office:value="26800288" calcext:value-type="float">
            <text:p>26800288</text:p>
          </table:table-cell>
          <table:table-cell office:value-type="string" calcext:value-type="string">
            <text:p>https://api.github.com/repos/FernesRainan/KNK-2nd-Edition</text:p>
          </table:table-cell>
          <table:table-cell table:formula="of:=REPLACE([.B2336]; 1; 29; &quot;&quot;)" office:value-type="string" office:string-value="FernesRainan/KNK-2nd-Edition" calcext:value-type="string">
            <text:p>FernesRainan/KNK-2nd-Edition</text:p>
          </table:table-cell>
        </table:table-row>
        <table:table-row table:style-name="ro1">
          <table:table-cell office:value-type="float" office:value="26827210" calcext:value-type="float">
            <text:p>26827210</text:p>
          </table:table-cell>
          <table:table-cell office:value-type="string" calcext:value-type="string">
            <text:p>https://api.github.com/repos/cshore/openwrt</text:p>
          </table:table-cell>
          <table:table-cell table:formula="of:=REPLACE([.B2337]; 1; 29; &quot;&quot;)" office:value-type="string" office:string-value="cshore/openwrt" calcext:value-type="string">
            <text:p>cshore/openwrt</text:p>
          </table:table-cell>
        </table:table-row>
        <table:table-row table:style-name="ro1">
          <table:table-cell office:value-type="float" office:value="26838100" calcext:value-type="float">
            <text:p>26838100</text:p>
          </table:table-cell>
          <table:table-cell office:value-type="string" calcext:value-type="string">
            <text:p>https://api.github.com/repos/rlt3/Dialogue</text:p>
          </table:table-cell>
          <table:table-cell table:formula="of:=REPLACE([.B2338]; 1; 29; &quot;&quot;)" office:value-type="string" office:string-value="rlt3/Dialogue" calcext:value-type="string">
            <text:p>rlt3/Dialogue</text:p>
          </table:table-cell>
        </table:table-row>
        <table:table-row table:style-name="ro1">
          <table:table-cell office:value-type="float" office:value="26853526" calcext:value-type="float">
            <text:p>26853526</text:p>
          </table:table-cell>
          <table:table-cell office:value-type="string" calcext:value-type="string">
            <text:p>https://api.github.com/repos/Sphereserver/Source</text:p>
          </table:table-cell>
          <table:table-cell table:formula="of:=REPLACE([.B2339]; 1; 29; &quot;&quot;)" office:value-type="string" office:string-value="Sphereserver/Source" calcext:value-type="string">
            <text:p>Sphereserver/Source</text:p>
          </table:table-cell>
        </table:table-row>
        <table:table-row table:style-name="ro1">
          <table:table-cell office:value-type="float" office:value="26889871" calcext:value-type="float">
            <text:p>26889871</text:p>
          </table:table-cell>
          <table:table-cell office:value-type="string" calcext:value-type="string">
            <text:p>https://api.github.com/repos/manodeep/Corrfunc</text:p>
          </table:table-cell>
          <table:table-cell table:formula="of:=REPLACE([.B2340]; 1; 29; &quot;&quot;)" office:value-type="string" office:string-value="manodeep/Corrfunc" calcext:value-type="string">
            <text:p>manodeep/Corrfunc</text:p>
          </table:table-cell>
        </table:table-row>
        <table:table-row table:style-name="ro1">
          <table:table-cell office:value-type="float" office:value="26896450" calcext:value-type="float">
            <text:p>26896450</text:p>
          </table:table-cell>
          <table:table-cell office:value-type="string" calcext:value-type="string">
            <text:p>https://api.github.com/repos/guillaumechereau/goxel</text:p>
          </table:table-cell>
          <table:table-cell table:formula="of:=REPLACE([.B2341]; 1; 29; &quot;&quot;)" office:value-type="string" office:string-value="guillaumechereau/goxel" calcext:value-type="string">
            <text:p>guillaumechereau/goxel</text:p>
          </table:table-cell>
        </table:table-row>
        <table:table-row table:style-name="ro1">
          <table:table-cell office:value-type="float" office:value="26905206" calcext:value-type="float">
            <text:p>26905206</text:p>
          </table:table-cell>
          <table:table-cell office:value-type="string" calcext:value-type="string">
            <text:p>https://api.github.com/repos/zxl777/play.itoytoy.com</text:p>
          </table:table-cell>
          <table:table-cell table:formula="of:=REPLACE([.B2342]; 1; 29; &quot;&quot;)" office:value-type="string" office:string-value="zxl777/play.itoytoy.com" calcext:value-type="string">
            <text:p>zxl777/play.itoytoy.com</text:p>
          </table:table-cell>
        </table:table-row>
        <table:table-row table:style-name="ro1">
          <table:table-cell office:value-type="float" office:value="27012850" calcext:value-type="float">
            <text:p>27012850</text:p>
          </table:table-cell>
          <table:table-cell office:value-type="string" calcext:value-type="string">
            <text:p>https://api.github.com/repos/mks65/stringy</text:p>
          </table:table-cell>
          <table:table-cell table:formula="of:=REPLACE([.B2343]; 1; 29; &quot;&quot;)" office:value-type="string" office:string-value="mks65/stringy" calcext:value-type="string">
            <text:p>mks65/stringy</text:p>
          </table:table-cell>
        </table:table-row>
        <table:table-row table:style-name="ro1">
          <table:table-cell office:value-type="float" office:value="27056007" calcext:value-type="float">
            <text:p>27056007</text:p>
          </table:table-cell>
          <table:table-cell office:value-type="string" calcext:value-type="string">
            <text:p>https://api.github.com/repos/asny/Spider</text:p>
          </table:table-cell>
          <table:table-cell table:formula="of:=REPLACE([.B2344]; 1; 29; &quot;&quot;)" office:value-type="string" office:string-value="asny/Spider" calcext:value-type="string">
            <text:p>asny/Spider</text:p>
          </table:table-cell>
        </table:table-row>
        <table:table-row table:style-name="ro1">
          <table:table-cell office:value-type="float" office:value="27059681" calcext:value-type="float">
            <text:p>27059681</text:p>
          </table:table-cell>
          <table:table-cell office:value-type="string" calcext:value-type="string">
            <text:p>https://api.github.com/repos/crimsonthunder/kernel_samsung_trlte_5.1.1</text:p>
          </table:table-cell>
          <table:table-cell table:formula="of:=REPLACE([.B2345]; 1; 29; &quot;&quot;)" office:value-type="string" office:string-value="crimsonthunder/kernel_samsung_trlte_5.1.1" calcext:value-type="string">
            <text:p>crimsonthunder/kernel_samsung_trlte_5.1.1</text:p>
          </table:table-cell>
        </table:table-row>
        <table:table-row table:style-name="ro1">
          <table:table-cell office:value-type="float" office:value="27072194" calcext:value-type="float">
            <text:p>27072194</text:p>
          </table:table-cell>
          <table:table-cell office:value-type="string" calcext:value-type="string">
            <text:p>https://api.github.com/repos/smasherprog/Remote_Access_Library</text:p>
          </table:table-cell>
          <table:table-cell table:formula="of:=REPLACE([.B2346]; 1; 29; &quot;&quot;)" office:value-type="string" office:string-value="smasherprog/Remote_Access_Library" calcext:value-type="string">
            <text:p>smasherprog/Remote_Access_Library</text:p>
          </table:table-cell>
        </table:table-row>
        <table:table-row table:style-name="ro1">
          <table:table-cell office:value-type="float" office:value="27092636" calcext:value-type="float">
            <text:p>27092636</text:p>
          </table:table-cell>
          <table:table-cell office:value-type="string" calcext:value-type="string">
            <text:p>https://api.github.com/repos/RRZE-HPC/likwid</text:p>
          </table:table-cell>
          <table:table-cell table:formula="of:=REPLACE([.B2347]; 1; 29; &quot;&quot;)" office:value-type="string" office:string-value="RRZE-HPC/likwid" calcext:value-type="string">
            <text:p>RRZE-HPC/likwid</text:p>
          </table:table-cell>
        </table:table-row>
        <table:table-row table:style-name="ro1">
          <table:table-cell office:value-type="float" office:value="27115046" calcext:value-type="float">
            <text:p>27115046</text:p>
          </table:table-cell>
          <table:table-cell office:value-type="string" calcext:value-type="string">
            <text:p>https://api.github.com/repos/varnishcache/varnish-cache</text:p>
          </table:table-cell>
          <table:table-cell table:formula="of:=REPLACE([.B2348]; 1; 29; &quot;&quot;)" office:value-type="string" office:string-value="varnishcache/varnish-cache" calcext:value-type="string">
            <text:p>varnishcache/varnish-cache</text:p>
          </table:table-cell>
        </table:table-row>
        <table:table-row table:style-name="ro1">
          <table:table-cell office:value-type="float" office:value="27177370" calcext:value-type="float">
            <text:p>27177370</text:p>
          </table:table-cell>
          <table:table-cell office:value-type="string" calcext:value-type="string">
            <text:p>https://api.github.com/repos/Dar13/OpenMemDB</text:p>
          </table:table-cell>
          <table:table-cell table:formula="of:=REPLACE([.B2349]; 1; 29; &quot;&quot;)" office:value-type="string" office:string-value="Dar13/OpenMemDB" calcext:value-type="string">
            <text:p>Dar13/OpenMemDB</text:p>
          </table:table-cell>
        </table:table-row>
        <table:table-row table:style-name="ro1">
          <table:table-cell office:value-type="float" office:value="27193306" calcext:value-type="float">
            <text:p>27193306</text:p>
          </table:table-cell>
          <table:table-cell office:value-type="string" calcext:value-type="string">
            <text:p>https://api.github.com/repos/jefbed/jbwm</text:p>
          </table:table-cell>
          <table:table-cell table:formula="of:=REPLACE([.B2350]; 1; 29; &quot;&quot;)" office:value-type="string" office:string-value="jefbed/jbwm" calcext:value-type="string">
            <text:p>jefbed/jbwm</text:p>
          </table:table-cell>
        </table:table-row>
        <table:table-row table:style-name="ro1">
          <table:table-cell office:value-type="float" office:value="27211129" calcext:value-type="float">
            <text:p>27211129</text:p>
          </table:table-cell>
          <table:table-cell office:value-type="string" calcext:value-type="string">
            <text:p>https://api.github.com/repos/briansmith/try</text:p>
          </table:table-cell>
          <table:table-cell table:formula="of:=REPLACE([.B2351]; 1; 29; &quot;&quot;)" office:value-type="string" office:string-value="briansmith/try" calcext:value-type="string">
            <text:p>briansmith/try</text:p>
          </table:table-cell>
        </table:table-row>
        <table:table-row table:style-name="ro1">
          <table:table-cell office:value-type="float" office:value="27259221" calcext:value-type="float">
            <text:p>27259221</text:p>
          </table:table-cell>
          <table:table-cell office:value-type="string" calcext:value-type="string">
            <text:p>https://api.github.com/repos/NordicSemiconductor/pc-ble-driver-js</text:p>
          </table:table-cell>
          <table:table-cell table:formula="of:=REPLACE([.B2352]; 1; 29; &quot;&quot;)" office:value-type="string" office:string-value="NordicSemiconductor/pc-ble-driver-js" calcext:value-type="string">
            <text:p>NordicSemiconductor/pc-ble-driver-js</text:p>
          </table:table-cell>
        </table:table-row>
        <table:table-row table:style-name="ro1">
          <table:table-cell office:value-type="float" office:value="27269946" calcext:value-type="float">
            <text:p>27269946</text:p>
          </table:table-cell>
          <table:table-cell office:value-type="string" calcext:value-type="string">
            <text:p>https://api.github.com/repos/eggheads/eggdrop</text:p>
          </table:table-cell>
          <table:table-cell table:formula="of:=REPLACE([.B2353]; 1; 29; &quot;&quot;)" office:value-type="string" office:string-value="eggheads/eggdrop" calcext:value-type="string">
            <text:p>eggheads/eggdrop</text:p>
          </table:table-cell>
        </table:table-row>
        <table:table-row table:style-name="ro1">
          <table:table-cell office:value-type="float" office:value="27296417" calcext:value-type="float">
            <text:p>27296417</text:p>
          </table:table-cell>
          <table:table-cell office:value-type="string" calcext:value-type="string">
            <text:p>https://api.github.com/repos/stateos/StateOS</text:p>
          </table:table-cell>
          <table:table-cell table:formula="of:=REPLACE([.B2354]; 1; 29; &quot;&quot;)" office:value-type="string" office:string-value="stateos/StateOS" calcext:value-type="string">
            <text:p>stateos/StateOS</text:p>
          </table:table-cell>
        </table:table-row>
        <table:table-row table:style-name="ro1">
          <table:table-cell office:value-type="float" office:value="27299787" calcext:value-type="float">
            <text:p>27299787</text:p>
          </table:table-cell>
          <table:table-cell office:value-type="string" calcext:value-type="string">
            <text:p>https://api.github.com/repos/darlinghq/darling</text:p>
          </table:table-cell>
          <table:table-cell table:formula="of:=REPLACE([.B2355]; 1; 29; &quot;&quot;)" office:value-type="string" office:string-value="darlinghq/darling" calcext:value-type="string">
            <text:p>darlinghq/darling</text:p>
          </table:table-cell>
        </table:table-row>
        <table:table-row table:style-name="ro1">
          <table:table-cell office:value-type="float" office:value="27337613" calcext:value-type="float">
            <text:p>27337613</text:p>
          </table:table-cell>
          <table:table-cell office:value-type="string" calcext:value-type="string">
            <text:p>https://api.github.com/repos/rockdaboot/wget2</text:p>
          </table:table-cell>
          <table:table-cell table:formula="of:=REPLACE([.B2356]; 1; 29; &quot;&quot;)" office:value-type="string" office:string-value="rockdaboot/wget2" calcext:value-type="string">
            <text:p>rockdaboot/wget2</text:p>
          </table:table-cell>
        </table:table-row>
        <table:table-row table:style-name="ro1">
          <table:table-cell office:value-type="float" office:value="27351604" calcext:value-type="float">
            <text:p>27351604</text:p>
          </table:table-cell>
          <table:table-cell office:value-type="string" calcext:value-type="string">
            <text:p>https://api.github.com/repos/Andiry/nova</text:p>
          </table:table-cell>
          <table:table-cell table:formula="of:=REPLACE([.B2357]; 1; 29; &quot;&quot;)" office:value-type="string" office:string-value="Andiry/nova" calcext:value-type="string">
            <text:p>Andiry/nova</text:p>
          </table:table-cell>
        </table:table-row>
        <table:table-row table:style-name="ro1">
          <table:table-cell office:value-type="float" office:value="27371520" calcext:value-type="float">
            <text:p>27371520</text:p>
          </table:table-cell>
          <table:table-cell office:value-type="string" calcext:value-type="string">
            <text:p>https://api.github.com/repos/SandPox/android_kernel_samsung_kyleproxx</text:p>
          </table:table-cell>
          <table:table-cell table:formula="of:=REPLACE([.B2358]; 1; 29; &quot;&quot;)" office:value-type="string" office:string-value="SandPox/android_kernel_samsung_kyleproxx" calcext:value-type="string">
            <text:p>SandPox/android_kernel_samsung_kyleproxx</text:p>
          </table:table-cell>
        </table:table-row>
        <table:table-row table:style-name="ro1">
          <table:table-cell office:value-type="float" office:value="27397842" calcext:value-type="float">
            <text:p>27397842</text:p>
          </table:table-cell>
          <table:table-cell office:value-type="string" calcext:value-type="string">
            <text:p>https://api.github.com/repos/AlwaysGeeky/Vox</text:p>
          </table:table-cell>
          <table:table-cell table:formula="of:=REPLACE([.B2359]; 1; 29; &quot;&quot;)" office:value-type="string" office:string-value="AlwaysGeeky/Vox" calcext:value-type="string">
            <text:p>AlwaysGeeky/Vox</text:p>
          </table:table-cell>
        </table:table-row>
        <table:table-row table:style-name="ro1">
          <table:table-cell office:value-type="float" office:value="27398590" calcext:value-type="float">
            <text:p>27398590</text:p>
          </table:table-cell>
          <table:table-cell office:value-type="string" calcext:value-type="string">
            <text:p>https://api.github.com/repos/Tommy-Geenexus/android_kernel_sony_msm8994_suzuran_5.x</text:p>
          </table:table-cell>
          <table:table-cell table:formula="of:=REPLACE([.B2360]; 1; 29; &quot;&quot;)" office:value-type="string" office:string-value="Tommy-Geenexus/android_kernel_sony_msm8994_suzuran_5.x" calcext:value-type="string">
            <text:p>Tommy-Geenexus/android_kernel_sony_msm8994_suzuran_5.x</text:p>
          </table:table-cell>
        </table:table-row>
        <table:table-row table:style-name="ro1">
          <table:table-cell office:value-type="float" office:value="27408072" calcext:value-type="float">
            <text:p>27408072</text:p>
          </table:table-cell>
          <table:table-cell office:value-type="string" calcext:value-type="string">
            <text:p>https://api.github.com/repos/cmgraff/grafos</text:p>
          </table:table-cell>
          <table:table-cell table:formula="of:=REPLACE([.B2361]; 1; 29; &quot;&quot;)" office:value-type="string" office:string-value="cmgraff/grafos" calcext:value-type="string">
            <text:p>cmgraff/grafos</text:p>
          </table:table-cell>
        </table:table-row>
        <table:table-row table:style-name="ro1">
          <table:table-cell office:value-type="float" office:value="27421604" calcext:value-type="float">
            <text:p>27421604</text:p>
          </table:table-cell>
          <table:table-cell office:value-type="string" calcext:value-type="string">
            <text:p>https://api.github.com/repos/VitorHugoAguiar/ProBot</text:p>
          </table:table-cell>
          <table:table-cell table:formula="of:=REPLACE([.B2362]; 1; 29; &quot;&quot;)" office:value-type="string" office:string-value="VitorHugoAguiar/ProBot" calcext:value-type="string">
            <text:p>VitorHugoAguiar/ProBot</text:p>
          </table:table-cell>
        </table:table-row>
        <table:table-row table:style-name="ro1">
          <table:table-cell office:value-type="float" office:value="27465265" calcext:value-type="float">
            <text:p>27465265</text:p>
          </table:table-cell>
          <table:table-cell office:value-type="string" calcext:value-type="string">
            <text:p>https://api.github.com/repos/ReOpen/libmdbx</text:p>
          </table:table-cell>
          <table:table-cell table:formula="of:=REPLACE([.B2363]; 1; 29; &quot;&quot;)" office:value-type="string" office:string-value="ReOpen/libmdbx" calcext:value-type="string">
            <text:p>ReOpen/libmdbx</text:p>
          </table:table-cell>
        </table:table-row>
        <table:table-row table:style-name="ro1">
          <table:table-cell office:value-type="float" office:value="27465681" calcext:value-type="float">
            <text:p>27465681</text:p>
          </table:table-cell>
          <table:table-cell office:value-type="string" calcext:value-type="string">
            <text:p>https://api.github.com/repos/HPDCS/stmMCATS</text:p>
          </table:table-cell>
          <table:table-cell table:formula="of:=REPLACE([.B2364]; 1; 29; &quot;&quot;)" office:value-type="string" office:string-value="HPDCS/stmMCATS" calcext:value-type="string">
            <text:p>HPDCS/stmMCATS</text:p>
          </table:table-cell>
        </table:table-row>
        <table:table-row table:style-name="ro1">
          <table:table-cell office:value-type="float" office:value="27472340" calcext:value-type="float">
            <text:p>27472340</text:p>
          </table:table-cell>
          <table:table-cell office:value-type="string" calcext:value-type="string">
            <text:p>https://api.github.com/repos/mks65/tunez</text:p>
          </table:table-cell>
          <table:table-cell table:formula="of:=REPLACE([.B2365]; 1; 29; &quot;&quot;)" office:value-type="string" office:string-value="mks65/tunez" calcext:value-type="string">
            <text:p>mks65/tunez</text:p>
          </table:table-cell>
        </table:table-row>
        <table:table-row table:style-name="ro1">
          <table:table-cell office:value-type="float" office:value="27478957" calcext:value-type="float">
            <text:p>27478957</text:p>
          </table:table-cell>
          <table:table-cell office:value-type="string" calcext:value-type="string">
            <text:p>https://api.github.com/repos/firehol/netdata</text:p>
          </table:table-cell>
          <table:table-cell table:formula="of:=REPLACE([.B2366]; 1; 29; &quot;&quot;)" office:value-type="string" office:string-value="firehol/netdata" calcext:value-type="string">
            <text:p>firehol/netdata</text:p>
          </table:table-cell>
        </table:table-row>
        <table:table-row table:style-name="ro1">
          <table:table-cell office:value-type="float" office:value="27481549" calcext:value-type="float">
            <text:p>27481549</text:p>
          </table:table-cell>
          <table:table-cell office:value-type="string" calcext:value-type="string">
            <text:p>https://api.github.com/repos/snk11/ls</text:p>
          </table:table-cell>
          <table:table-cell table:formula="of:=REPLACE([.B2367]; 1; 29; &quot;&quot;)" office:value-type="string" office:string-value="snk11/ls" calcext:value-type="string">
            <text:p>snk11/ls</text:p>
          </table:table-cell>
        </table:table-row>
        <table:table-row table:style-name="ro1">
          <table:table-cell office:value-type="float" office:value="27486820" calcext:value-type="float">
            <text:p>27486820</text:p>
          </table:table-cell>
          <table:table-cell office:value-type="string" calcext:value-type="string">
            <text:p>https://api.github.com/repos/unicorn-engine/unicorn</text:p>
          </table:table-cell>
          <table:table-cell table:formula="of:=REPLACE([.B2368]; 1; 29; &quot;&quot;)" office:value-type="string" office:string-value="unicorn-engine/unicorn" calcext:value-type="string">
            <text:p>unicorn-engine/unicorn</text:p>
          </table:table-cell>
        </table:table-row>
        <table:table-row table:style-name="ro1">
          <table:table-cell office:value-type="float" office:value="27513115" calcext:value-type="float">
            <text:p>27513115</text:p>
          </table:table-cell>
          <table:table-cell office:value-type="string" calcext:value-type="string">
            <text:p>https://api.github.com/repos/mgerhardy/engine</text:p>
          </table:table-cell>
          <table:table-cell table:formula="of:=REPLACE([.B2369]; 1; 29; &quot;&quot;)" office:value-type="string" office:string-value="mgerhardy/engine" calcext:value-type="string">
            <text:p>mgerhardy/engine</text:p>
          </table:table-cell>
        </table:table-row>
        <table:table-row table:style-name="ro1">
          <table:table-cell office:value-type="float" office:value="27523785" calcext:value-type="float">
            <text:p>27523785</text:p>
          </table:table-cell>
          <table:table-cell office:value-type="string" calcext:value-type="string">
            <text:p>https://api.github.com/repos/hananana/dotfiles</text:p>
          </table:table-cell>
          <table:table-cell table:formula="of:=REPLACE([.B2370]; 1; 29; &quot;&quot;)" office:value-type="string" office:string-value="hananana/dotfiles" calcext:value-type="string">
            <text:p>hananana/dotfiles</text:p>
          </table:table-cell>
        </table:table-row>
        <table:table-row table:style-name="ro1">
          <table:table-cell office:value-type="float" office:value="27554274" calcext:value-type="float">
            <text:p>27554274</text:p>
          </table:table-cell>
          <table:table-cell office:value-type="string" calcext:value-type="string">
            <text:p>https://api.github.com/repos/warmcat/libwebsockets</text:p>
          </table:table-cell>
          <table:table-cell table:formula="of:=REPLACE([.B2371]; 1; 29; &quot;&quot;)" office:value-type="string" office:string-value="warmcat/libwebsockets" calcext:value-type="string">
            <text:p>warmcat/libwebsockets</text:p>
          </table:table-cell>
        </table:table-row>
        <table:table-row table:style-name="ro1">
          <table:table-cell office:value-type="float" office:value="27561002" calcext:value-type="float">
            <text:p>27561002</text:p>
          </table:table-cell>
          <table:table-cell office:value-type="string" calcext:value-type="string">
            <text:p>https://api.github.com/repos/mrirecon/bart</text:p>
          </table:table-cell>
          <table:table-cell table:formula="of:=REPLACE([.B2372]; 1; 29; &quot;&quot;)" office:value-type="string" office:string-value="mrirecon/bart" calcext:value-type="string">
            <text:p>mrirecon/bart</text:p>
          </table:table-cell>
        </table:table-row>
        <table:table-row table:style-name="ro1">
          <table:table-cell office:value-type="float" office:value="27561857" calcext:value-type="float">
            <text:p>27561857</text:p>
          </table:table-cell>
          <table:table-cell office:value-type="string" calcext:value-type="string">
            <text:p>https://api.github.com/repos/ntpsec/ntpsec</text:p>
          </table:table-cell>
          <table:table-cell table:formula="of:=REPLACE([.B2373]; 1; 29; &quot;&quot;)" office:value-type="string" office:string-value="ntpsec/ntpsec" calcext:value-type="string">
            <text:p>ntpsec/ntpsec</text:p>
          </table:table-cell>
        </table:table-row>
        <table:table-row table:style-name="ro1">
          <table:table-cell office:value-type="float" office:value="27580991" calcext:value-type="float">
            <text:p>27580991</text:p>
          </table:table-cell>
          <table:table-cell office:value-type="string" calcext:value-type="string">
            <text:p>https://api.github.com/repos/Infinideastudio/NEWorld</text:p>
          </table:table-cell>
          <table:table-cell table:formula="of:=REPLACE([.B2374]; 1; 29; &quot;&quot;)" office:value-type="string" office:string-value="Infinideastudio/NEWorld" calcext:value-type="string">
            <text:p>Infinideastudio/NEWorld</text:p>
          </table:table-cell>
        </table:table-row>
        <table:table-row table:style-name="ro1">
          <table:table-cell office:value-type="float" office:value="27581523" calcext:value-type="float">
            <text:p>27581523</text:p>
          </table:table-cell>
          <table:table-cell office:value-type="string" calcext:value-type="string">
            <text:p>https://api.github.com/repos/OMAP4-AOSP/android_kernel_samsung_espresso</text:p>
          </table:table-cell>
          <table:table-cell table:formula="of:=REPLACE([.B2375]; 1; 29; &quot;&quot;)" office:value-type="string" office:string-value="OMAP4-AOSP/android_kernel_samsung_espresso" calcext:value-type="string">
            <text:p>OMAP4-AOSP/android_kernel_samsung_espresso</text:p>
          </table:table-cell>
        </table:table-row>
        <table:table-row table:style-name="ro1">
          <table:table-cell office:value-type="float" office:value="27588276" calcext:value-type="float">
            <text:p>27588276</text:p>
          </table:table-cell>
          <table:table-cell office:value-type="string" calcext:value-type="string">
            <text:p>https://api.github.com/repos/yoanlcq/FATE</text:p>
          </table:table-cell>
          <table:table-cell table:formula="of:=REPLACE([.B2376]; 1; 29; &quot;&quot;)" office:value-type="string" office:string-value="yoanlcq/FATE" calcext:value-type="string">
            <text:p>yoanlcq/FATE</text:p>
          </table:table-cell>
        </table:table-row>
        <table:table-row table:style-name="ro1">
          <table:table-cell office:value-type="float" office:value="27594275" calcext:value-type="float">
            <text:p>27594275</text:p>
          </table:table-cell>
          <table:table-cell office:value-type="string" calcext:value-type="string">
            <text:p>https://api.github.com/repos/boazsegev/iodine</text:p>
          </table:table-cell>
          <table:table-cell table:formula="of:=REPLACE([.B2377]; 1; 29; &quot;&quot;)" office:value-type="string" office:string-value="boazsegev/iodine" calcext:value-type="string">
            <text:p>boazsegev/iodine</text:p>
          </table:table-cell>
        </table:table-row>
        <table:table-row table:style-name="ro1">
          <table:table-cell office:value-type="float" office:value="27601082" calcext:value-type="float">
            <text:p>27601082</text:p>
          </table:table-cell>
          <table:table-cell office:value-type="string" calcext:value-type="string">
            <text:p>https://api.github.com/repos/sideb0ard/SBShell</text:p>
          </table:table-cell>
          <table:table-cell table:formula="of:=REPLACE([.B2378]; 1; 29; &quot;&quot;)" office:value-type="string" office:string-value="sideb0ard/SBShell" calcext:value-type="string">
            <text:p>sideb0ard/SBShell</text:p>
          </table:table-cell>
        </table:table-row>
        <table:table-row table:style-name="ro1">
          <table:table-cell office:value-type="float" office:value="27628728" calcext:value-type="float">
            <text:p>27628728</text:p>
          </table:table-cell>
          <table:table-cell office:value-type="string" calcext:value-type="string">
            <text:p>https://api.github.com/repos/fleyhe/UDESC</text:p>
          </table:table-cell>
          <table:table-cell table:formula="of:=REPLACE([.B2379]; 1; 29; &quot;&quot;)" office:value-type="string" office:string-value="fleyhe/UDESC" calcext:value-type="string">
            <text:p>fleyhe/UDESC</text:p>
          </table:table-cell>
        </table:table-row>
        <table:table-row table:style-name="ro1">
          <table:table-cell office:value-type="float" office:value="27641863" calcext:value-type="float">
            <text:p>27641863</text:p>
          </table:table-cell>
          <table:table-cell office:value-type="string" calcext:value-type="string">
            <text:p>https://api.github.com/repos/slact/nchan</text:p>
          </table:table-cell>
          <table:table-cell table:formula="of:=REPLACE([.B2380]; 1; 29; &quot;&quot;)" office:value-type="string" office:string-value="slact/nchan" calcext:value-type="string">
            <text:p>slact/nchan</text:p>
          </table:table-cell>
        </table:table-row>
        <table:table-row table:style-name="ro1">
          <table:table-cell office:value-type="float" office:value="27673703" calcext:value-type="float">
            <text:p>27673703</text:p>
          </table:table-cell>
          <table:table-cell office:value-type="string" calcext:value-type="string">
            <text:p>https://api.github.com/repos/rockchip-linux/kernel</text:p>
          </table:table-cell>
          <table:table-cell table:formula="of:=REPLACE([.B2381]; 1; 29; &quot;&quot;)" office:value-type="string" office:string-value="rockchip-linux/kernel" calcext:value-type="string">
            <text:p>rockchip-linux/kernel</text:p>
          </table:table-cell>
        </table:table-row>
        <table:table-row table:style-name="ro1">
          <table:table-cell office:value-type="float" office:value="27681151" calcext:value-type="float">
            <text:p>27681151</text:p>
          </table:table-cell>
          <table:table-cell office:value-type="string" calcext:value-type="string">
            <text:p>https://api.github.com/repos/stephenjsweeney/tbftss</text:p>
          </table:table-cell>
          <table:table-cell table:formula="of:=REPLACE([.B2382]; 1; 29; &quot;&quot;)" office:value-type="string" office:string-value="stephenjsweeney/tbftss" calcext:value-type="string">
            <text:p>stephenjsweeney/tbftss</text:p>
          </table:table-cell>
        </table:table-row>
        <table:table-row table:style-name="ro1">
          <table:table-cell office:value-type="float" office:value="27720952" calcext:value-type="float">
            <text:p>27720952</text:p>
          </table:table-cell>
          <table:table-cell office:value-type="string" calcext:value-type="string">
            <text:p>https://api.github.com/repos/open-estuary/kbase</text:p>
          </table:table-cell>
          <table:table-cell table:formula="of:=REPLACE([.B2383]; 1; 29; &quot;&quot;)" office:value-type="string" office:string-value="open-estuary/kbase" calcext:value-type="string">
            <text:p>open-estuary/kbase</text:p>
          </table:table-cell>
        </table:table-row>
        <table:table-row table:style-name="ro1">
          <table:table-cell office:value-type="float" office:value="27727160" calcext:value-type="float">
            <text:p>27727160</text:p>
          </table:table-cell>
          <table:table-cell office:value-type="string" calcext:value-type="string">
            <text:p>https://api.github.com/repos/Microsoft/react-native-code-push</text:p>
          </table:table-cell>
          <table:table-cell table:formula="of:=REPLACE([.B2384]; 1; 29; &quot;&quot;)" office:value-type="string" office:string-value="Microsoft/react-native-code-push" calcext:value-type="string">
            <text:p>Microsoft/react-native-code-push</text:p>
          </table:table-cell>
        </table:table-row>
        <table:table-row table:style-name="ro1">
          <table:table-cell office:value-type="float" office:value="27810165" calcext:value-type="float">
            <text:p>27810165</text:p>
          </table:table-cell>
          <table:table-cell office:value-type="string" calcext:value-type="string">
            <text:p>https://api.github.com/repos/dhadfieldmenell/tampy</text:p>
          </table:table-cell>
          <table:table-cell table:formula="of:=REPLACE([.B2385]; 1; 29; &quot;&quot;)" office:value-type="string" office:string-value="dhadfieldmenell/tampy" calcext:value-type="string">
            <text:p>dhadfieldmenell/tampy</text:p>
          </table:table-cell>
        </table:table-row>
        <table:table-row table:style-name="ro1">
          <table:table-cell office:value-type="float" office:value="27818999" calcext:value-type="float">
            <text:p>27818999</text:p>
          </table:table-cell>
          <table:table-cell office:value-type="string" calcext:value-type="string">
            <text:p>https://api.github.com/repos/Netronome/nfp-drv-kmods</text:p>
          </table:table-cell>
          <table:table-cell table:formula="of:=REPLACE([.B2386]; 1; 29; &quot;&quot;)" office:value-type="string" office:string-value="Netronome/nfp-drv-kmods" calcext:value-type="string">
            <text:p>Netronome/nfp-drv-kmods</text:p>
          </table:table-cell>
        </table:table-row>
        <table:table-row table:style-name="ro1">
          <table:table-cell office:value-type="float" office:value="27916080" calcext:value-type="float">
            <text:p>27916080</text:p>
          </table:table-cell>
          <table:table-cell office:value-type="string" calcext:value-type="string">
            <text:p>https://api.github.com/repos/HelllGuest/phoenix_kernel_lux</text:p>
          </table:table-cell>
          <table:table-cell table:formula="of:=REPLACE([.B2387]; 1; 29; &quot;&quot;)" office:value-type="string" office:string-value="HelllGuest/phoenix_kernel_lux" calcext:value-type="string">
            <text:p>HelllGuest/phoenix_kernel_lux</text:p>
          </table:table-cell>
        </table:table-row>
        <table:table-row table:style-name="ro1">
          <table:table-cell office:value-type="float" office:value="28010983" calcext:value-type="float">
            <text:p>28010983</text:p>
          </table:table-cell>
          <table:table-cell office:value-type="string" calcext:value-type="string">
            <text:p>https://api.github.com/repos/mks65/dwsource</text:p>
          </table:table-cell>
          <table:table-cell table:formula="of:=REPLACE([.B2388]; 1; 29; &quot;&quot;)" office:value-type="string" office:string-value="mks65/dwsource" calcext:value-type="string">
            <text:p>mks65/dwsource</text:p>
          </table:table-cell>
        </table:table-row>
        <table:table-row table:style-name="ro1">
          <table:table-cell office:value-type="float" office:value="28051842" calcext:value-type="float">
            <text:p>28051842</text:p>
          </table:table-cell>
          <table:table-cell office:value-type="string" calcext:value-type="string">
            <text:p>https://api.github.com/repos/NCAR/ParallelIO</text:p>
          </table:table-cell>
          <table:table-cell table:formula="of:=REPLACE([.B2389]; 1; 29; &quot;&quot;)" office:value-type="string" office:string-value="NCAR/ParallelIO" calcext:value-type="string">
            <text:p>NCAR/ParallelIO</text:p>
          </table:table-cell>
        </table:table-row>
        <table:table-row table:style-name="ro1">
          <table:table-cell office:value-type="float" office:value="28054298" calcext:value-type="float">
            <text:p>28054298</text:p>
          </table:table-cell>
          <table:table-cell office:value-type="string" calcext:value-type="string">
            <text:p>https://api.github.com/repos/godotengine/godot</text:p>
          </table:table-cell>
          <table:table-cell table:formula="of:=REPLACE([.B2390]; 1; 29; &quot;&quot;)" office:value-type="string" office:string-value="godotengine/godot" calcext:value-type="string">
            <text:p>godotengine/godot</text:p>
          </table:table-cell>
        </table:table-row>
        <table:table-row table:style-name="ro1">
          <table:table-cell office:value-type="float" office:value="28058260" calcext:value-type="float">
            <text:p>28058260</text:p>
          </table:table-cell>
          <table:table-cell office:value-type="string" calcext:value-type="string">
            <text:p>https://api.github.com/repos/maguperez/brod_gal_dem_1</text:p>
          </table:table-cell>
          <table:table-cell table:formula="of:=REPLACE([.B2391]; 1; 29; &quot;&quot;)" office:value-type="string" office:string-value="maguperez/brod_gal_dem_1" calcext:value-type="string">
            <text:p>maguperez/brod_gal_dem_1</text:p>
          </table:table-cell>
        </table:table-row>
        <table:table-row table:style-name="ro1">
          <table:table-cell office:value-type="float" office:value="28099680" calcext:value-type="float">
            <text:p>28099680</text:p>
          </table:table-cell>
          <table:table-cell office:value-type="string" calcext:value-type="string">
            <text:p>https://api.github.com/repos/rcn-ee/meta-arago</text:p>
          </table:table-cell>
          <table:table-cell table:formula="of:=REPLACE([.B2392]; 1; 29; &quot;&quot;)" office:value-type="string" office:string-value="rcn-ee/meta-arago" calcext:value-type="string">
            <text:p>rcn-ee/meta-arago</text:p>
          </table:table-cell>
        </table:table-row>
        <table:table-row table:style-name="ro1">
          <table:table-cell office:value-type="float" office:value="28122320" calcext:value-type="float">
            <text:p>28122320</text:p>
          </table:table-cell>
          <table:table-cell office:value-type="string" calcext:value-type="string">
            <text:p>https://api.github.com/repos/OKaluza/LavaVu</text:p>
          </table:table-cell>
          <table:table-cell table:formula="of:=REPLACE([.B2393]; 1; 29; &quot;&quot;)" office:value-type="string" office:string-value="OKaluza/LavaVu" calcext:value-type="string">
            <text:p>OKaluza/LavaVu</text:p>
          </table:table-cell>
        </table:table-row>
        <table:table-row table:style-name="ro1">
          <table:table-cell office:value-type="float" office:value="28123779" calcext:value-type="float">
            <text:p>28123779</text:p>
          </table:table-cell>
          <table:table-cell office:value-type="string" calcext:value-type="string">
            <text:p>https://api.github.com/repos/apache/incubator-mynewt-larva</text:p>
          </table:table-cell>
          <table:table-cell table:formula="of:=REPLACE([.B2394]; 1; 29; &quot;&quot;)" office:value-type="string" office:string-value="apache/incubator-mynewt-larva" calcext:value-type="string">
            <text:p>apache/incubator-mynewt-larva</text:p>
          </table:table-cell>
        </table:table-row>
        <table:table-row table:style-name="ro1">
          <table:table-cell office:value-type="float" office:value="28155698" calcext:value-type="float">
            <text:p>28155698</text:p>
          </table:table-cell>
          <table:table-cell office:value-type="string" calcext:value-type="string">
            <text:p>https://api.github.com/repos/woodsts/linux-omap</text:p>
          </table:table-cell>
          <table:table-cell table:formula="of:=REPLACE([.B2395]; 1; 29; &quot;&quot;)" office:value-type="string" office:string-value="woodsts/linux-omap" calcext:value-type="string">
            <text:p>woodsts/linux-omap</text:p>
          </table:table-cell>
        </table:table-row>
        <table:table-row table:style-name="ro1">
          <table:table-cell office:value-type="float" office:value="28187342" calcext:value-type="float">
            <text:p>28187342</text:p>
          </table:table-cell>
          <table:table-cell office:value-type="string" calcext:value-type="string">
            <text:p>https://api.github.com/repos/kraj/glibc</text:p>
          </table:table-cell>
          <table:table-cell table:formula="of:=REPLACE([.B2396]; 1; 29; &quot;&quot;)" office:value-type="string" office:string-value="kraj/glibc" calcext:value-type="string">
            <text:p>kraj/glibc</text:p>
          </table:table-cell>
        </table:table-row>
        <table:table-row table:style-name="ro1">
          <table:table-cell office:value-type="float" office:value="28187483" calcext:value-type="float">
            <text:p>28187483</text:p>
          </table:table-cell>
          <table:table-cell office:value-type="string" calcext:value-type="string">
            <text:p>https://api.github.com/repos/kraj/binutils-gdb</text:p>
          </table:table-cell>
          <table:table-cell table:formula="of:=REPLACE([.B2397]; 1; 29; &quot;&quot;)" office:value-type="string" office:string-value="kraj/binutils-gdb" calcext:value-type="string">
            <text:p>kraj/binutils-gdb</text:p>
          </table:table-cell>
        </table:table-row>
        <table:table-row table:style-name="ro1">
          <table:table-cell office:value-type="float" office:value="28188287" calcext:value-type="float">
            <text:p>28188287</text:p>
          </table:table-cell>
          <table:table-cell office:value-type="string" calcext:value-type="string">
            <text:p>https://api.github.com/repos/gnurama/rcs</text:p>
          </table:table-cell>
          <table:table-cell table:formula="of:=REPLACE([.B2398]; 1; 29; &quot;&quot;)" office:value-type="string" office:string-value="gnurama/rcs" calcext:value-type="string">
            <text:p>gnurama/rcs</text:p>
          </table:table-cell>
        </table:table-row>
        <table:table-row table:style-name="ro1">
          <table:table-cell office:value-type="float" office:value="28198782" calcext:value-type="float">
            <text:p>28198782</text:p>
          </table:table-cell>
          <table:table-cell office:value-type="string" calcext:value-type="string">
            <text:p>https://api.github.com/repos/sysown/proxysql</text:p>
          </table:table-cell>
          <table:table-cell table:formula="of:=REPLACE([.B2399]; 1; 29; &quot;&quot;)" office:value-type="string" office:string-value="sysown/proxysql" calcext:value-type="string">
            <text:p>sysown/proxysql</text:p>
          </table:table-cell>
        </table:table-row>
        <table:table-row table:style-name="ro1">
          <table:table-cell office:value-type="float" office:value="28220638" calcext:value-type="float">
            <text:p>28220638</text:p>
          </table:table-cell>
          <table:table-cell office:value-type="string" calcext:value-type="string">
            <text:p>https://api.github.com/repos/luxe/UniLang-rewrite</text:p>
          </table:table-cell>
          <table:table-cell table:formula="of:=REPLACE([.B2400]; 1; 29; &quot;&quot;)" office:value-type="string" office:string-value="luxe/UniLang-rewrite" calcext:value-type="string">
            <text:p>luxe/UniLang-rewrite</text:p>
          </table:table-cell>
        </table:table-row>
        <table:table-row table:style-name="ro1">
          <table:table-cell office:value-type="float" office:value="28228429" calcext:value-type="float">
            <text:p>28228429</text:p>
          </table:table-cell>
          <table:table-cell office:value-type="string" calcext:value-type="string">
            <text:p>https://api.github.com/repos/piedraj/AnalysisCMS</text:p>
          </table:table-cell>
          <table:table-cell table:formula="of:=REPLACE([.B2401]; 1; 29; &quot;&quot;)" office:value-type="string" office:string-value="piedraj/AnalysisCMS" calcext:value-type="string">
            <text:p>piedraj/AnalysisCMS</text:p>
          </table:table-cell>
        </table:table-row>
        <table:table-row table:style-name="ro1">
          <table:table-cell office:value-type="float" office:value="28266201" calcext:value-type="float">
            <text:p>28266201</text:p>
          </table:table-cell>
          <table:table-cell office:value-type="string" calcext:value-type="string">
            <text:p>https://api.github.com/repos/mks65/dirinfo</text:p>
          </table:table-cell>
          <table:table-cell table:formula="of:=REPLACE([.B2402]; 1; 29; &quot;&quot;)" office:value-type="string" office:string-value="mks65/dirinfo" calcext:value-type="string">
            <text:p>mks65/dirinfo</text:p>
          </table:table-cell>
        </table:table-row>
        <table:table-row table:style-name="ro1">
          <table:table-cell office:value-type="float" office:value="28313530" calcext:value-type="float">
            <text:p>28313530</text:p>
          </table:table-cell>
          <table:table-cell office:value-type="string" calcext:value-type="string">
            <text:p>https://api.github.com/repos/gygias/yammer</text:p>
          </table:table-cell>
          <table:table-cell table:formula="of:=REPLACE([.B2403]; 1; 29; &quot;&quot;)" office:value-type="string" office:string-value="gygias/yammer" calcext:value-type="string">
            <text:p>gygias/yammer</text:p>
          </table:table-cell>
        </table:table-row>
        <table:table-row table:style-name="ro1">
          <table:table-cell office:value-type="float" office:value="28319979" calcext:value-type="float">
            <text:p>28319979</text:p>
          </table:table-cell>
          <table:table-cell office:value-type="string" calcext:value-type="string">
            <text:p>https://api.github.com/repos/himanshugoel2797/Cardinal</text:p>
          </table:table-cell>
          <table:table-cell table:formula="of:=REPLACE([.B2404]; 1; 29; &quot;&quot;)" office:value-type="string" office:string-value="himanshugoel2797/Cardinal" calcext:value-type="string">
            <text:p>himanshugoel2797/Cardinal</text:p>
          </table:table-cell>
        </table:table-row>
        <table:table-row table:style-name="ro1">
          <table:table-cell office:value-type="float" office:value="28320822" calcext:value-type="float">
            <text:p>28320822</text:p>
          </table:table-cell>
          <table:table-cell office:value-type="string" calcext:value-type="string">
            <text:p>https://api.github.com/repos/franciscofranco/angler</text:p>
          </table:table-cell>
          <table:table-cell table:formula="of:=REPLACE([.B2405]; 1; 29; &quot;&quot;)" office:value-type="string" office:string-value="franciscofranco/angler" calcext:value-type="string">
            <text:p>franciscofranco/angler</text:p>
          </table:table-cell>
        </table:table-row>
        <table:table-row table:style-name="ro1">
          <table:table-cell office:value-type="float" office:value="28323620" calcext:value-type="float">
            <text:p>28323620</text:p>
          </table:table-cell>
          <table:table-cell office:value-type="string" calcext:value-type="string">
            <text:p>https://api.github.com/repos/DespairFactor/bullhead</text:p>
          </table:table-cell>
          <table:table-cell table:formula="of:=REPLACE([.B2406]; 1; 29; &quot;&quot;)" office:value-type="string" office:string-value="DespairFactor/bullhead" calcext:value-type="string">
            <text:p>DespairFactor/bullhead</text:p>
          </table:table-cell>
        </table:table-row>
        <table:table-row table:style-name="ro1">
          <table:table-cell office:value-type="float" office:value="28323977" calcext:value-type="float">
            <text:p>28323977</text:p>
          </table:table-cell>
          <table:table-cell office:value-type="string" calcext:value-type="string">
            <text:p>https://api.github.com/repos/DespairFactor/angler</text:p>
          </table:table-cell>
          <table:table-cell table:formula="of:=REPLACE([.B2407]; 1; 29; &quot;&quot;)" office:value-type="string" office:string-value="DespairFactor/angler" calcext:value-type="string">
            <text:p>DespairFactor/angler</text:p>
          </table:table-cell>
        </table:table-row>
        <table:table-row table:style-name="ro1">
          <table:table-cell office:value-type="float" office:value="28331606" calcext:value-type="float">
            <text:p>28331606</text:p>
          </table:table-cell>
          <table:table-cell office:value-type="string" calcext:value-type="string">
            <text:p>https://api.github.com/repos/WhisperSystems/Signal-Android</text:p>
          </table:table-cell>
          <table:table-cell table:formula="of:=REPLACE([.B2408]; 1; 29; &quot;&quot;)" office:value-type="string" office:string-value="WhisperSystems/Signal-Android" calcext:value-type="string">
            <text:p>WhisperSystems/Signal-Android</text:p>
          </table:table-cell>
        </table:table-row>
        <table:table-row table:style-name="ro1">
          <table:table-cell office:value-type="float" office:value="28338051" calcext:value-type="float">
            <text:p>28338051</text:p>
          </table:table-cell>
          <table:table-cell office:value-type="string" calcext:value-type="string">
            <text:p>https://api.github.com/repos/refractionPOINT/limacharlie</text:p>
          </table:table-cell>
          <table:table-cell table:formula="of:=REPLACE([.B2409]; 1; 29; &quot;&quot;)" office:value-type="string" office:string-value="refractionPOINT/limacharlie" calcext:value-type="string">
            <text:p>refractionPOINT/limacharlie</text:p>
          </table:table-cell>
        </table:table-row>
        <table:table-row table:style-name="ro1">
          <table:table-cell office:value-type="float" office:value="28342946" calcext:value-type="float">
            <text:p>28342946</text:p>
          </table:table-cell>
          <table:table-cell office:value-type="string" calcext:value-type="string">
            <text:p>https://api.github.com/repos/icamgo/noduino-sdk</text:p>
          </table:table-cell>
          <table:table-cell table:formula="of:=REPLACE([.B2410]; 1; 29; &quot;&quot;)" office:value-type="string" office:string-value="icamgo/noduino-sdk" calcext:value-type="string">
            <text:p>icamgo/noduino-sdk</text:p>
          </table:table-cell>
        </table:table-row>
        <table:table-row table:style-name="ro1">
          <table:table-cell office:value-type="float" office:value="28347026" calcext:value-type="float">
            <text:p>28347026</text:p>
          </table:table-cell>
          <table:table-cell office:value-type="string" calcext:value-type="string">
            <text:p>https://api.github.com/repos/stcorp/harp</text:p>
          </table:table-cell>
          <table:table-cell table:formula="of:=REPLACE([.B2411]; 1; 29; &quot;&quot;)" office:value-type="string" office:string-value="stcorp/harp" calcext:value-type="string">
            <text:p>stcorp/harp</text:p>
          </table:table-cell>
        </table:table-row>
        <table:table-row table:style-name="ro1">
          <table:table-cell office:value-type="float" office:value="28353085" calcext:value-type="float">
            <text:p>28353085</text:p>
          </table:table-cell>
          <table:table-cell office:value-type="string" calcext:value-type="string">
            <text:p>https://api.github.com/repos/linusw/linux-bfq</text:p>
          </table:table-cell>
          <table:table-cell table:formula="of:=REPLACE([.B2412]; 1; 29; &quot;&quot;)" office:value-type="string" office:string-value="linusw/linux-bfq" calcext:value-type="string">
            <text:p>linusw/linux-bfq</text:p>
          </table:table-cell>
        </table:table-row>
        <table:table-row table:style-name="ro1">
          <table:table-cell office:value-type="float" office:value="28370102" calcext:value-type="float">
            <text:p>28370102</text:p>
          </table:table-cell>
          <table:table-cell office:value-type="string" calcext:value-type="string">
            <text:p>https://api.github.com/repos/endurox-dev/endurox</text:p>
          </table:table-cell>
          <table:table-cell table:formula="of:=REPLACE([.B2413]; 1; 29; &quot;&quot;)" office:value-type="string" office:string-value="endurox-dev/endurox" calcext:value-type="string">
            <text:p>endurox-dev/endurox</text:p>
          </table:table-cell>
        </table:table-row>
        <table:table-row table:style-name="ro1">
          <table:table-cell office:value-type="float" office:value="28371491" calcext:value-type="float">
            <text:p>28371491</text:p>
          </table:table-cell>
          <table:table-cell office:value-type="string" calcext:value-type="string">
            <text:p>https://api.github.com/repos/jl777/SuperNET</text:p>
          </table:table-cell>
          <table:table-cell table:formula="of:=REPLACE([.B2414]; 1; 29; &quot;&quot;)" office:value-type="string" office:string-value="jl777/SuperNET" calcext:value-type="string">
            <text:p>jl777/SuperNET</text:p>
          </table:table-cell>
        </table:table-row>
        <table:table-row table:style-name="ro1">
          <table:table-cell office:value-type="float" office:value="28383914" calcext:value-type="float">
            <text:p>28383914</text:p>
          </table:table-cell>
          <table:table-cell office:value-type="string" calcext:value-type="string">
            <text:p>https://api.github.com/repos/cjc96/cjcPA</text:p>
          </table:table-cell>
          <table:table-cell table:formula="of:=REPLACE([.B2415]; 1; 29; &quot;&quot;)" office:value-type="string" office:string-value="cjc96/cjcPA" calcext:value-type="string">
            <text:p>cjc96/cjcPA</text:p>
          </table:table-cell>
        </table:table-row>
        <table:table-row table:style-name="ro1">
          <table:table-cell office:value-type="float" office:value="28398181" calcext:value-type="float">
            <text:p>28398181</text:p>
          </table:table-cell>
          <table:table-cell office:value-type="string" calcext:value-type="string">
            <text:p>https://api.github.com/repos/jcadduono/idleKernel-note3</text:p>
          </table:table-cell>
          <table:table-cell table:formula="of:=REPLACE([.B2416]; 1; 29; &quot;&quot;)" office:value-type="string" office:string-value="jcadduono/idleKernel-note3" calcext:value-type="string">
            <text:p>jcadduono/idleKernel-note3</text:p>
          </table:table-cell>
        </table:table-row>
        <table:table-row table:style-name="ro1">
          <table:table-cell office:value-type="float" office:value="28399996" calcext:value-type="float">
            <text:p>28399996</text:p>
          </table:table-cell>
          <table:table-cell office:value-type="string" calcext:value-type="string">
            <text:p>https://api.github.com/repos/aschrab/mutt</text:p>
          </table:table-cell>
          <table:table-cell table:formula="of:=REPLACE([.B2417]; 1; 29; &quot;&quot;)" office:value-type="string" office:string-value="aschrab/mutt" calcext:value-type="string">
            <text:p>aschrab/mutt</text:p>
          </table:table-cell>
        </table:table-row>
        <table:table-row table:style-name="ro1">
          <table:table-cell office:value-type="float" office:value="28406724" calcext:value-type="float">
            <text:p>28406724</text:p>
          </table:table-cell>
          <table:table-cell office:value-type="string" calcext:value-type="string">
            <text:p>https://api.github.com/repos/nychitman1/android_kernel_lge_bullhead</text:p>
          </table:table-cell>
          <table:table-cell table:formula="of:=REPLACE([.B2418]; 1; 29; &quot;&quot;)" office:value-type="string" office:string-value="nychitman1/android_kernel_lge_bullhead" calcext:value-type="string">
            <text:p>nychitman1/android_kernel_lge_bullhead</text:p>
          </table:table-cell>
        </table:table-row>
        <table:table-row table:style-name="ro1">
          <table:table-cell office:value-type="float" office:value="28438301" calcext:value-type="float">
            <text:p>28438301</text:p>
          </table:table-cell>
          <table:table-cell office:value-type="string" calcext:value-type="string">
            <text:p>https://api.github.com/repos/mamorunrun/kabaddi</text:p>
          </table:table-cell>
          <table:table-cell table:formula="of:=REPLACE([.B2419]; 1; 29; &quot;&quot;)" office:value-type="string" office:string-value="mamorunrun/kabaddi" calcext:value-type="string">
            <text:p>mamorunrun/kabaddi</text:p>
          </table:table-cell>
        </table:table-row>
        <table:table-row table:style-name="ro1">
          <table:table-cell office:value-type="float" office:value="28441906" calcext:value-type="float">
            <text:p>28441906</text:p>
          </table:table-cell>
          <table:table-cell office:value-type="string" calcext:value-type="string">
            <text:p>https://api.github.com/repos/rockchip-linux/u-boot</text:p>
          </table:table-cell>
          <table:table-cell table:formula="of:=REPLACE([.B2420]; 1; 29; &quot;&quot;)" office:value-type="string" office:string-value="rockchip-linux/u-boot" calcext:value-type="string">
            <text:p>rockchip-linux/u-boot</text:p>
          </table:table-cell>
        </table:table-row>
        <table:table-row table:style-name="ro1">
          <table:table-cell office:value-type="float" office:value="28466454" calcext:value-type="float">
            <text:p>28466454</text:p>
          </table:table-cell>
          <table:table-cell office:value-type="string" calcext:value-type="string">
            <text:p>https://api.github.com/repos/opencomputeproject/OpenNetworkLinux</text:p>
          </table:table-cell>
          <table:table-cell table:formula="of:=REPLACE([.B2421]; 1; 29; &quot;&quot;)" office:value-type="string" office:string-value="opencomputeproject/OpenNetworkLinux" calcext:value-type="string">
            <text:p>opencomputeproject/OpenNetworkLinux</text:p>
          </table:table-cell>
        </table:table-row>
        <table:table-row table:style-name="ro1">
          <table:table-cell office:value-type="float" office:value="28468685" calcext:value-type="float">
            <text:p>28468685</text:p>
          </table:table-cell>
          <table:table-cell office:value-type="string" calcext:value-type="string">
            <text:p>https://api.github.com/repos/olikraus/u8g2</text:p>
          </table:table-cell>
          <table:table-cell table:formula="of:=REPLACE([.B2422]; 1; 29; &quot;&quot;)" office:value-type="string" office:string-value="olikraus/u8g2" calcext:value-type="string">
            <text:p>olikraus/u8g2</text:p>
          </table:table-cell>
        </table:table-row>
        <table:table-row table:style-name="ro1">
          <table:table-cell office:value-type="float" office:value="28478131" calcext:value-type="float">
            <text:p>28478131</text:p>
          </table:table-cell>
          <table:table-cell office:value-type="string" calcext:value-type="string">
            <text:p>https://api.github.com/repos/pmaddams/misc</text:p>
          </table:table-cell>
          <table:table-cell table:formula="of:=REPLACE([.B2423]; 1; 29; &quot;&quot;)" office:value-type="string" office:string-value="pmaddams/misc" calcext:value-type="string">
            <text:p>pmaddams/misc</text:p>
          </table:table-cell>
        </table:table-row>
        <table:table-row table:style-name="ro1">
          <table:table-cell office:value-type="float" office:value="28542036" calcext:value-type="float">
            <text:p>28542036</text:p>
          </table:table-cell>
          <table:table-cell office:value-type="string" calcext:value-type="string">
            <text:p>https://api.github.com/repos/smac0628/android_kernel_huawei_angler</text:p>
          </table:table-cell>
          <table:table-cell table:formula="of:=REPLACE([.B2424]; 1; 29; &quot;&quot;)" office:value-type="string" office:string-value="smac0628/android_kernel_huawei_angler" calcext:value-type="string">
            <text:p>smac0628/android_kernel_huawei_angler</text:p>
          </table:table-cell>
        </table:table-row>
        <table:table-row table:style-name="ro1">
          <table:table-cell office:value-type="float" office:value="28547613" calcext:value-type="float">
            <text:p>28547613</text:p>
          </table:table-cell>
          <table:table-cell office:value-type="string" calcext:value-type="string">
            <text:p>https://api.github.com/repos/openwrt/openwrt</text:p>
          </table:table-cell>
          <table:table-cell table:formula="of:=REPLACE([.B2425]; 1; 29; &quot;&quot;)" office:value-type="string" office:string-value="openwrt/openwrt" calcext:value-type="string">
            <text:p>openwrt/openwrt</text:p>
          </table:table-cell>
        </table:table-row>
        <table:table-row table:style-name="ro1">
          <table:table-cell office:value-type="float" office:value="28570339" calcext:value-type="float">
            <text:p>28570339</text:p>
          </table:table-cell>
          <table:table-cell office:value-type="string" calcext:value-type="string">
            <text:p>https://api.github.com/repos/dvidelabs/flatcc</text:p>
          </table:table-cell>
          <table:table-cell table:formula="of:=REPLACE([.B2426]; 1; 29; &quot;&quot;)" office:value-type="string" office:string-value="dvidelabs/flatcc" calcext:value-type="string">
            <text:p>dvidelabs/flatcc</text:p>
          </table:table-cell>
        </table:table-row>
        <table:table-row table:style-name="ro1">
          <table:table-cell office:value-type="float" office:value="28682435" calcext:value-type="float">
            <text:p>28682435</text:p>
          </table:table-cell>
          <table:table-cell office:value-type="string" calcext:value-type="string">
            <text:p>https://api.github.com/repos/evely211/Norman</text:p>
          </table:table-cell>
          <table:table-cell table:formula="of:=REPLACE([.B2427]; 1; 29; &quot;&quot;)" office:value-type="string" office:string-value="evely211/Norman" calcext:value-type="string">
            <text:p>evely211/Norman</text:p>
          </table:table-cell>
        </table:table-row>
        <table:table-row table:style-name="ro1">
          <table:table-cell office:value-type="float" office:value="28696032" calcext:value-type="float">
            <text:p>28696032</text:p>
          </table:table-cell>
          <table:table-cell office:value-type="string" calcext:value-type="string">
            <text:p>https://api.github.com/repos/ashwinr64/android_device_oneplus_onyx</text:p>
          </table:table-cell>
          <table:table-cell table:formula="of:=REPLACE([.B2428]; 1; 29; &quot;&quot;)" office:value-type="string" office:string-value="ashwinr64/android_device_oneplus_onyx" calcext:value-type="string">
            <text:p>ashwinr64/android_device_oneplus_onyx</text:p>
          </table:table-cell>
        </table:table-row>
        <table:table-row table:style-name="ro1">
          <table:table-cell office:value-type="float" office:value="28707424" calcext:value-type="float">
            <text:p>28707424</text:p>
          </table:table-cell>
          <table:table-cell office:value-type="string" calcext:value-type="string">
            <text:p>https://api.github.com/repos/DirtyUnicorns/android_kernel_lge_bullhead</text:p>
          </table:table-cell>
          <table:table-cell table:formula="of:=REPLACE([.B2429]; 1; 29; &quot;&quot;)" office:value-type="string" office:string-value="DirtyUnicorns/android_kernel_lge_bullhead" calcext:value-type="string">
            <text:p>DirtyUnicorns/android_kernel_lge_bullhead</text:p>
          </table:table-cell>
        </table:table-row>
        <table:table-row table:style-name="ro1">
          <table:table-cell office:value-type="float" office:value="28707482" calcext:value-type="float">
            <text:p>28707482</text:p>
          </table:table-cell>
          <table:table-cell office:value-type="string" calcext:value-type="string">
            <text:p>https://api.github.com/repos/DirtyUnicorns/android_kernel_huawei_angler</text:p>
          </table:table-cell>
          <table:table-cell table:formula="of:=REPLACE([.B2430]; 1; 29; &quot;&quot;)" office:value-type="string" office:string-value="DirtyUnicorns/android_kernel_huawei_angler" calcext:value-type="string">
            <text:p>DirtyUnicorns/android_kernel_huawei_angler</text:p>
          </table:table-cell>
        </table:table-row>
        <table:table-row table:style-name="ro1">
          <table:table-cell office:value-type="float" office:value="28718415" calcext:value-type="float">
            <text:p>28718415</text:p>
          </table:table-cell>
          <table:table-cell office:value-type="string" calcext:value-type="string">
            <text:p>https://api.github.com/repos/openhpc/ohpc</text:p>
          </table:table-cell>
          <table:table-cell table:formula="of:=REPLACE([.B2431]; 1; 29; &quot;&quot;)" office:value-type="string" office:string-value="openhpc/ohpc" calcext:value-type="string">
            <text:p>openhpc/ohpc</text:p>
          </table:table-cell>
        </table:table-row>
        <table:table-row table:style-name="ro1">
          <table:table-cell office:value-type="float" office:value="28726043" calcext:value-type="float">
            <text:p>28726043</text:p>
          </table:table-cell>
          <table:table-cell office:value-type="string" calcext:value-type="string">
            <text:p>https://api.github.com/repos/kasymovga/1vs1</text:p>
          </table:table-cell>
          <table:table-cell table:formula="of:=REPLACE([.B2432]; 1; 29; &quot;&quot;)" office:value-type="string" office:string-value="kasymovga/1vs1" calcext:value-type="string">
            <text:p>kasymovga/1vs1</text:p>
          </table:table-cell>
        </table:table-row>
        <table:table-row table:style-name="ro1">
          <table:table-cell office:value-type="float" office:value="28737161" calcext:value-type="float">
            <text:p>28737161</text:p>
          </table:table-cell>
          <table:table-cell office:value-type="string" calcext:value-type="string">
            <text:p>https://api.github.com/repos/Tomoms/helium_kernel</text:p>
          </table:table-cell>
          <table:table-cell table:formula="of:=REPLACE([.B2433]; 1; 29; &quot;&quot;)" office:value-type="string" office:string-value="Tomoms/helium_kernel" calcext:value-type="string">
            <text:p>Tomoms/helium_kernel</text:p>
          </table:table-cell>
        </table:table-row>
        <table:table-row table:style-name="ro1">
          <table:table-cell office:value-type="float" office:value="28781349" calcext:value-type="float">
            <text:p>28781349</text:p>
          </table:table-cell>
          <table:table-cell office:value-type="string" calcext:value-type="string">
            <text:p>https://api.github.com/repos/0intro/plan9-contrib</text:p>
          </table:table-cell>
          <table:table-cell table:formula="of:=REPLACE([.B2434]; 1; 29; &quot;&quot;)" office:value-type="string" office:string-value="0intro/plan9-contrib" calcext:value-type="string">
            <text:p>0intro/plan9-contrib</text:p>
          </table:table-cell>
        </table:table-row>
        <table:table-row table:style-name="ro1">
          <table:table-cell office:value-type="float" office:value="28811480" calcext:value-type="float">
            <text:p>28811480</text:p>
          </table:table-cell>
          <table:table-cell office:value-type="string" calcext:value-type="string">
            <text:p>https://api.github.com/repos/ashwinr64/android_kernel_oneplus_onyx</text:p>
          </table:table-cell>
          <table:table-cell table:formula="of:=REPLACE([.B2435]; 1; 29; &quot;&quot;)" office:value-type="string" office:string-value="ashwinr64/android_kernel_oneplus_onyx" calcext:value-type="string">
            <text:p>ashwinr64/android_kernel_oneplus_onyx</text:p>
          </table:table-cell>
        </table:table-row>
        <table:table-row table:style-name="ro1">
          <table:table-cell office:value-type="float" office:value="28816698" calcext:value-type="float">
            <text:p>28816698</text:p>
          </table:table-cell>
          <table:table-cell office:value-type="string" calcext:value-type="string">
            <text:p>https://api.github.com/repos/scotthartbti/android_kernel_huawei_angler</text:p>
          </table:table-cell>
          <table:table-cell table:formula="of:=REPLACE([.B2436]; 1; 29; &quot;&quot;)" office:value-type="string" office:string-value="scotthartbti/android_kernel_huawei_angler" calcext:value-type="string">
            <text:p>scotthartbti/android_kernel_huawei_angler</text:p>
          </table:table-cell>
        </table:table-row>
        <table:table-row table:style-name="ro1">
          <table:table-cell office:value-type="float" office:value="28852538" calcext:value-type="float">
            <text:p>28852538</text:p>
          </table:table-cell>
          <table:table-cell office:value-type="string" calcext:value-type="string">
            <text:p>https://api.github.com/repos/powturbo/TurboBench</text:p>
          </table:table-cell>
          <table:table-cell table:formula="of:=REPLACE([.B2437]; 1; 29; &quot;&quot;)" office:value-type="string" office:string-value="powturbo/TurboBench" calcext:value-type="string">
            <text:p>powturbo/TurboBench</text:p>
          </table:table-cell>
        </table:table-row>
        <table:table-row table:style-name="ro1">
          <table:table-cell office:value-type="float" office:value="28862062" calcext:value-type="float">
            <text:p>28862062</text:p>
          </table:table-cell>
          <table:table-cell office:value-type="string" calcext:value-type="string">
            <text:p>https://api.github.com/repos/pratas/falcon</text:p>
          </table:table-cell>
          <table:table-cell table:formula="of:=REPLACE([.B2438]; 1; 29; &quot;&quot;)" office:value-type="string" office:string-value="pratas/falcon" calcext:value-type="string">
            <text:p>pratas/falcon</text:p>
          </table:table-cell>
        </table:table-row>
        <table:table-row table:style-name="ro1">
          <table:table-cell office:value-type="float" office:value="28871527" calcext:value-type="float">
            <text:p>28871527</text:p>
          </table:table-cell>
          <table:table-cell office:value-type="string" calcext:value-type="string">
            <text:p>https://api.github.com/repos/duckietown/Software</text:p>
          </table:table-cell>
          <table:table-cell table:formula="of:=REPLACE([.B2439]; 1; 29; &quot;&quot;)" office:value-type="string" office:string-value="duckietown/Software" calcext:value-type="string">
            <text:p>duckietown/Software</text:p>
          </table:table-cell>
        </table:table-row>
        <table:table-row table:style-name="ro1">
          <table:table-cell office:value-type="float" office:value="28887443" calcext:value-type="float">
            <text:p>28887443</text:p>
          </table:table-cell>
          <table:table-cell office:value-type="string" calcext:value-type="string">
            <text:p>https://api.github.com/repos/Baxianxiahai/hcu</text:p>
          </table:table-cell>
          <table:table-cell table:formula="of:=REPLACE([.B2440]; 1; 29; &quot;&quot;)" office:value-type="string" office:string-value="Baxianxiahai/hcu" calcext:value-type="string">
            <text:p>Baxianxiahai/hcu</text:p>
          </table:table-cell>
        </table:table-row>
        <table:table-row table:style-name="ro1">
          <table:table-cell office:value-type="float" office:value="28924409" calcext:value-type="float">
            <text:p>28924409</text:p>
          </table:table-cell>
          <table:table-cell office:value-type="string" calcext:value-type="string">
            <text:p>https://api.github.com/repos/gsjaardema/seacas</text:p>
          </table:table-cell>
          <table:table-cell table:formula="of:=REPLACE([.B2441]; 1; 29; &quot;&quot;)" office:value-type="string" office:string-value="gsjaardema/seacas" calcext:value-type="string">
            <text:p>gsjaardema/seacas</text:p>
          </table:table-cell>
        </table:table-row>
        <table:table-row table:style-name="ro1">
          <table:table-cell office:value-type="float" office:value="28995671" calcext:value-type="float">
            <text:p>28995671</text:p>
          </table:table-cell>
          <table:table-cell office:value-type="string" calcext:value-type="string">
            <text:p>https://api.github.com/repos/ros2/rclpy</text:p>
          </table:table-cell>
          <table:table-cell table:formula="of:=REPLACE([.B2442]; 1; 29; &quot;&quot;)" office:value-type="string" office:string-value="ros2/rclpy" calcext:value-type="string">
            <text:p>ros2/rclpy</text:p>
          </table:table-cell>
        </table:table-row>
        <table:table-row table:style-name="ro1">
          <table:table-cell office:value-type="float" office:value="29020565" calcext:value-type="float">
            <text:p>29020565</text:p>
          </table:table-cell>
          <table:table-cell office:value-type="string" calcext:value-type="string">
            <text:p>https://api.github.com/repos/Robadob/sdl_exp</text:p>
          </table:table-cell>
          <table:table-cell table:formula="of:=REPLACE([.B2443]; 1; 29; &quot;&quot;)" office:value-type="string" office:string-value="Robadob/sdl_exp" calcext:value-type="string">
            <text:p>Robadob/sdl_exp</text:p>
          </table:table-cell>
        </table:table-row>
        <table:table-row table:style-name="ro1">
          <table:table-cell office:value-type="float" office:value="29031739" calcext:value-type="float">
            <text:p>29031739</text:p>
          </table:table-cell>
          <table:table-cell office:value-type="string" calcext:value-type="string">
            <text:p>https://api.github.com/repos/svn2github/virtualbox</text:p>
          </table:table-cell>
          <table:table-cell table:formula="of:=REPLACE([.B2444]; 1; 29; &quot;&quot;)" office:value-type="string" office:string-value="svn2github/virtualbox" calcext:value-type="string">
            <text:p>svn2github/virtualbox</text:p>
          </table:table-cell>
        </table:table-row>
        <table:table-row table:style-name="ro1">
          <table:table-cell office:value-type="float" office:value="29060590" calcext:value-type="float">
            <text:p>29060590</text:p>
          </table:table-cell>
          <table:table-cell office:value-type="string" calcext:value-type="string">
            <text:p>https://api.github.com/repos/o9000/tint2</text:p>
          </table:table-cell>
          <table:table-cell table:formula="of:=REPLACE([.B2445]; 1; 29; &quot;&quot;)" office:value-type="string" office:string-value="o9000/tint2" calcext:value-type="string">
            <text:p>o9000/tint2</text:p>
          </table:table-cell>
        </table:table-row>
        <table:table-row table:style-name="ro1">
          <table:table-cell office:value-type="float" office:value="29093397" calcext:value-type="float">
            <text:p>29093397</text:p>
          </table:table-cell>
          <table:table-cell office:value-type="string" calcext:value-type="string">
            <text:p>https://api.github.com/repos/anarkia1976/AK-Angler</text:p>
          </table:table-cell>
          <table:table-cell table:formula="of:=REPLACE([.B2446]; 1; 29; &quot;&quot;)" office:value-type="string" office:string-value="anarkia1976/AK-Angler" calcext:value-type="string">
            <text:p>anarkia1976/AK-Angler</text:p>
          </table:table-cell>
        </table:table-row>
        <table:table-row table:style-name="ro1">
          <table:table-cell office:value-type="float" office:value="29093767" calcext:value-type="float">
            <text:p>29093767</text:p>
          </table:table-cell>
          <table:table-cell office:value-type="string" calcext:value-type="string">
            <text:p>https://api.github.com/repos/MSM8930-Samsung/android_kernel_samsung_msm8930-common</text:p>
          </table:table-cell>
          <table:table-cell table:formula="of:=REPLACE([.B2447]; 1; 29; &quot;&quot;)" office:value-type="string" office:string-value="MSM8930-Samsung/android_kernel_samsung_msm8930-common" calcext:value-type="string">
            <text:p>MSM8930-Samsung/android_kernel_samsung_msm8930-common</text:p>
          </table:table-cell>
        </table:table-row>
        <table:table-row table:style-name="ro1">
          <table:table-cell office:value-type="float" office:value="29103460" calcext:value-type="float">
            <text:p>29103460</text:p>
          </table:table-cell>
          <table:table-cell office:value-type="string" calcext:value-type="string">
            <text:p>https://api.github.com/repos/anholt/mesa</text:p>
          </table:table-cell>
          <table:table-cell table:formula="of:=REPLACE([.B2448]; 1; 29; &quot;&quot;)" office:value-type="string" office:string-value="anholt/mesa" calcext:value-type="string">
            <text:p>anholt/mesa</text:p>
          </table:table-cell>
        </table:table-row>
        <table:table-row table:style-name="ro1">
          <table:table-cell office:value-type="float" office:value="29109540" calcext:value-type="float">
            <text:p>29109540</text:p>
          </table:table-cell>
          <table:table-cell office:value-type="string" calcext:value-type="string">
            <text:p>https://api.github.com/repos/UPBGE/blender</text:p>
          </table:table-cell>
          <table:table-cell table:formula="of:=REPLACE([.B2449]; 1; 29; &quot;&quot;)" office:value-type="string" office:string-value="UPBGE/blender" calcext:value-type="string">
            <text:p>UPBGE/blender</text:p>
          </table:table-cell>
        </table:table-row>
        <table:table-row table:style-name="ro1">
          <table:table-cell office:value-type="float" office:value="29110907" calcext:value-type="float">
            <text:p>29110907</text:p>
          </table:table-cell>
          <table:table-cell office:value-type="string" calcext:value-type="string">
            <text:p>https://api.github.com/repos/needs/teerank</text:p>
          </table:table-cell>
          <table:table-cell table:formula="of:=REPLACE([.B2450]; 1; 29; &quot;&quot;)" office:value-type="string" office:string-value="needs/teerank" calcext:value-type="string">
            <text:p>needs/teerank</text:p>
          </table:table-cell>
        </table:table-row>
        <table:table-row table:style-name="ro1">
          <table:table-cell office:value-type="float" office:value="29112763" calcext:value-type="float">
            <text:p>29112763</text:p>
          </table:table-cell>
          <table:table-cell office:value-type="string" calcext:value-type="string">
            <text:p>https://api.github.com/repos/kkrolikowski/spine</text:p>
          </table:table-cell>
          <table:table-cell table:formula="of:=REPLACE([.B2451]; 1; 29; &quot;&quot;)" office:value-type="string" office:string-value="kkrolikowski/spine" calcext:value-type="string">
            <text:p>kkrolikowski/spine</text:p>
          </table:table-cell>
        </table:table-row>
        <table:table-row table:style-name="ro1">
          <table:table-cell office:value-type="float" office:value="29116464" calcext:value-type="float">
            <text:p>29116464</text:p>
          </table:table-cell>
          <table:table-cell office:value-type="string" calcext:value-type="string">
            <text:p>https://api.github.com/repos/Lexouu77/42Projects</text:p>
          </table:table-cell>
          <table:table-cell table:formula="of:=REPLACE([.B2452]; 1; 29; &quot;&quot;)" office:value-type="string" office:string-value="Lexouu77/42Projects" calcext:value-type="string">
            <text:p>Lexouu77/42Projects</text:p>
          </table:table-cell>
        </table:table-row>
        <table:table-row table:style-name="ro1">
          <table:table-cell office:value-type="float" office:value="29121171" calcext:value-type="float">
            <text:p>29121171</text:p>
          </table:table-cell>
          <table:table-cell office:value-type="string" calcext:value-type="string">
            <text:p>https://api.github.com/repos/HOST-Oman/libraqm</text:p>
          </table:table-cell>
          <table:table-cell table:formula="of:=REPLACE([.B2453]; 1; 29; &quot;&quot;)" office:value-type="string" office:string-value="HOST-Oman/libraqm" calcext:value-type="string">
            <text:p>HOST-Oman/libraqm</text:p>
          </table:table-cell>
        </table:table-row>
        <table:table-row table:style-name="ro1">
          <table:table-cell office:value-type="float" office:value="29125053" calcext:value-type="float">
            <text:p>29125053</text:p>
          </table:table-cell>
          <table:table-cell office:value-type="string" calcext:value-type="string">
            <text:p>https://api.github.com/repos/mks65/signals</text:p>
          </table:table-cell>
          <table:table-cell table:formula="of:=REPLACE([.B2454]; 1; 29; &quot;&quot;)" office:value-type="string" office:string-value="mks65/signals" calcext:value-type="string">
            <text:p>mks65/signals</text:p>
          </table:table-cell>
        </table:table-row>
        <table:table-row table:style-name="ro1">
          <table:table-cell office:value-type="float" office:value="29130393" calcext:value-type="float">
            <text:p>29130393</text:p>
          </table:table-cell>
          <table:table-cell office:value-type="string" calcext:value-type="string">
            <text:p>https://api.github.com/repos/Microsoft/sarif-sdk</text:p>
          </table:table-cell>
          <table:table-cell table:formula="of:=REPLACE([.B2455]; 1; 29; &quot;&quot;)" office:value-type="string" office:string-value="Microsoft/sarif-sdk" calcext:value-type="string">
            <text:p>Microsoft/sarif-sdk</text:p>
          </table:table-cell>
        </table:table-row>
        <table:table-row table:style-name="ro1">
          <table:table-cell office:value-type="float" office:value="29130779" calcext:value-type="float">
            <text:p>29130779</text:p>
          </table:table-cell>
          <table:table-cell office:value-type="string" calcext:value-type="string">
            <text:p>https://api.github.com/repos/VirgilSecurity/virgil-crypto</text:p>
          </table:table-cell>
          <table:table-cell table:formula="of:=REPLACE([.B2456]; 1; 29; &quot;&quot;)" office:value-type="string" office:string-value="VirgilSecurity/virgil-crypto" calcext:value-type="string">
            <text:p>VirgilSecurity/virgil-crypto</text:p>
          </table:table-cell>
        </table:table-row>
        <table:table-row table:style-name="ro1">
          <table:table-cell office:value-type="float" office:value="29148948" calcext:value-type="float">
            <text:p>29148948</text:p>
          </table:table-cell>
          <table:table-cell office:value-type="string" calcext:value-type="string">
            <text:p>https://api.github.com/repos/hioa-cs/IncludeOS</text:p>
          </table:table-cell>
          <table:table-cell table:formula="of:=REPLACE([.B2457]; 1; 29; &quot;&quot;)" office:value-type="string" office:string-value="hioa-cs/IncludeOS" calcext:value-type="string">
            <text:p>hioa-cs/IncludeOS</text:p>
          </table:table-cell>
        </table:table-row>
        <table:table-row table:style-name="ro1">
          <table:table-cell office:value-type="float" office:value="29168578" calcext:value-type="float">
            <text:p>29168578</text:p>
          </table:table-cell>
          <table:table-cell office:value-type="string" calcext:value-type="string">
            <text:p>https://api.github.com/repos/BenzoRom64/kernel_huawei_angler</text:p>
          </table:table-cell>
          <table:table-cell table:formula="of:=REPLACE([.B2458]; 1; 29; &quot;&quot;)" office:value-type="string" office:string-value="BenzoRom64/kernel_huawei_angler" calcext:value-type="string">
            <text:p>BenzoRom64/kernel_huawei_angler</text:p>
          </table:table-cell>
        </table:table-row>
        <table:table-row table:style-name="ro1">
          <table:table-cell office:value-type="float" office:value="29170465" calcext:value-type="float">
            <text:p>29170465</text:p>
          </table:table-cell>
          <table:table-cell office:value-type="string" calcext:value-type="string">
            <text:p>https://api.github.com/repos/dreamsxin/cphalcon7</text:p>
          </table:table-cell>
          <table:table-cell table:formula="of:=REPLACE([.B2459]; 1; 29; &quot;&quot;)" office:value-type="string" office:string-value="dreamsxin/cphalcon7" calcext:value-type="string">
            <text:p>dreamsxin/cphalcon7</text:p>
          </table:table-cell>
        </table:table-row>
        <table:table-row table:style-name="ro1">
          <table:table-cell office:value-type="float" office:value="29172840" calcext:value-type="float">
            <text:p>29172840</text:p>
          </table:table-cell>
          <table:table-cell office:value-type="string" calcext:value-type="string">
            <text:p>https://api.github.com/repos/Microsoft/PowerShell-DSC-for-Linux</text:p>
          </table:table-cell>
          <table:table-cell table:formula="of:=REPLACE([.B2460]; 1; 29; &quot;&quot;)" office:value-type="string" office:string-value="Microsoft/PowerShell-DSC-for-Linux" calcext:value-type="string">
            <text:p>Microsoft/PowerShell-DSC-for-Linux</text:p>
          </table:table-cell>
        </table:table-row>
        <table:table-row table:style-name="ro1">
          <table:table-cell office:value-type="float" office:value="29181116" calcext:value-type="float">
            <text:p>29181116</text:p>
          </table:table-cell>
          <table:table-cell office:value-type="string" calcext:value-type="string">
            <text:p>https://api.github.com/repos/Bforartists/Bforartists</text:p>
          </table:table-cell>
          <table:table-cell table:formula="of:=REPLACE([.B2461]; 1; 29; &quot;&quot;)" office:value-type="string" office:string-value="Bforartists/Bforartists" calcext:value-type="string">
            <text:p>Bforartists/Bforartists</text:p>
          </table:table-cell>
        </table:table-row>
        <table:table-row table:style-name="ro1">
          <table:table-cell office:value-type="float" office:value="29199909" calcext:value-type="float">
            <text:p>29199909</text:p>
          </table:table-cell>
          <table:table-cell office:value-type="string" calcext:value-type="string">
            <text:p>https://api.github.com/repos/sundoom/nova</text:p>
          </table:table-cell>
          <table:table-cell table:formula="of:=REPLACE([.B2462]; 1; 29; &quot;&quot;)" office:value-type="string" office:string-value="sundoom/nova" calcext:value-type="string">
            <text:p>sundoom/nova</text:p>
          </table:table-cell>
        </table:table-row>
        <table:table-row table:style-name="ro1">
          <table:table-cell office:value-type="float" office:value="29214727" calcext:value-type="float">
            <text:p>29214727</text:p>
          </table:table-cell>
          <table:table-cell office:value-type="string" calcext:value-type="string">
            <text:p>https://api.github.com/repos/OpenFastPath/ofp</text:p>
          </table:table-cell>
          <table:table-cell table:formula="of:=REPLACE([.B2463]; 1; 29; &quot;&quot;)" office:value-type="string" office:string-value="OpenFastPath/ofp" calcext:value-type="string">
            <text:p>OpenFastPath/ofp</text:p>
          </table:table-cell>
        </table:table-row>
        <table:table-row table:style-name="ro1">
          <table:table-cell office:value-type="float" office:value="29215562" calcext:value-type="float">
            <text:p>29215562</text:p>
          </table:table-cell>
          <table:table-cell office:value-type="string" calcext:value-type="string">
            <text:p>https://api.github.com/repos/jollaman999/jolla-kernel_bullhead</text:p>
          </table:table-cell>
          <table:table-cell table:formula="of:=REPLACE([.B2464]; 1; 29; &quot;&quot;)" office:value-type="string" office:string-value="jollaman999/jolla-kernel_bullhead" calcext:value-type="string">
            <text:p>jollaman999/jolla-kernel_bullhead</text:p>
          </table:table-cell>
        </table:table-row>
        <table:table-row table:style-name="ro1">
          <table:table-cell office:value-type="float" office:value="29237316" calcext:value-type="float">
            <text:p>29237316</text:p>
          </table:table-cell>
          <table:table-cell office:value-type="string" calcext:value-type="string">
            <text:p>https://api.github.com/repos/sosy-lab/cpachecker</text:p>
          </table:table-cell>
          <table:table-cell table:formula="of:=REPLACE([.B2465]; 1; 29; &quot;&quot;)" office:value-type="string" office:string-value="sosy-lab/cpachecker" calcext:value-type="string">
            <text:p>sosy-lab/cpachecker</text:p>
          </table:table-cell>
        </table:table-row>
        <table:table-row table:style-name="ro1">
          <table:table-cell office:value-type="float" office:value="29237695" calcext:value-type="float">
            <text:p>29237695</text:p>
          </table:table-cell>
          <table:table-cell office:value-type="string" calcext:value-type="string">
            <text:p>https://api.github.com/repos/sosy-lab/sv-benchmarks</text:p>
          </table:table-cell>
          <table:table-cell table:formula="of:=REPLACE([.B2466]; 1; 29; &quot;&quot;)" office:value-type="string" office:string-value="sosy-lab/sv-benchmarks" calcext:value-type="string">
            <text:p>sosy-lab/sv-benchmarks</text:p>
          </table:table-cell>
        </table:table-row>
        <table:table-row table:style-name="ro1">
          <table:table-cell office:value-type="float" office:value="29239373" calcext:value-type="float">
            <text:p>29239373</text:p>
          </table:table-cell>
          <table:table-cell office:value-type="string" calcext:value-type="string">
            <text:p>https://api.github.com/repos/nabto/unabto</text:p>
          </table:table-cell>
          <table:table-cell table:formula="of:=REPLACE([.B2467]; 1; 29; &quot;&quot;)" office:value-type="string" office:string-value="nabto/unabto" calcext:value-type="string">
            <text:p>nabto/unabto</text:p>
          </table:table-cell>
        </table:table-row>
        <table:table-row table:style-name="ro1">
          <table:table-cell office:value-type="float" office:value="29243525" calcext:value-type="float">
            <text:p>29243525</text:p>
          </table:table-cell>
          <table:table-cell office:value-type="string" calcext:value-type="string">
            <text:p>https://api.github.com/repos/openSUSE/systemd</text:p>
          </table:table-cell>
          <table:table-cell table:formula="of:=REPLACE([.B2468]; 1; 29; &quot;&quot;)" office:value-type="string" office:string-value="openSUSE/systemd" calcext:value-type="string">
            <text:p>openSUSE/systemd</text:p>
          </table:table-cell>
        </table:table-row>
        <table:table-row table:style-name="ro1">
          <table:table-cell office:value-type="float" office:value="29262032" calcext:value-type="float">
            <text:p>29262032</text:p>
          </table:table-cell>
          <table:table-cell office:value-type="string" calcext:value-type="string">
            <text:p>https://api.github.com/repos/apple/swift-corelibs-foundation</text:p>
          </table:table-cell>
          <table:table-cell table:formula="of:=REPLACE([.B2469]; 1; 29; &quot;&quot;)" office:value-type="string" office:string-value="apple/swift-corelibs-foundation" calcext:value-type="string">
            <text:p>apple/swift-corelibs-foundation</text:p>
          </table:table-cell>
        </table:table-row>
        <table:table-row table:style-name="ro1">
          <table:table-cell office:value-type="float" office:value="29263442" calcext:value-type="float">
            <text:p>29263442</text:p>
          </table:table-cell>
          <table:table-cell office:value-type="string" calcext:value-type="string">
            <text:p>https://api.github.com/repos/apple/swift-corelibs-libdispatch</text:p>
          </table:table-cell>
          <table:table-cell table:formula="of:=REPLACE([.B2470]; 1; 29; &quot;&quot;)" office:value-type="string" office:string-value="apple/swift-corelibs-libdispatch" calcext:value-type="string">
            <text:p>apple/swift-corelibs-libdispatch</text:p>
          </table:table-cell>
        </table:table-row>
        <table:table-row table:style-name="ro1">
          <table:table-cell office:value-type="float" office:value="29269318" calcext:value-type="float">
            <text:p>29269318</text:p>
          </table:table-cell>
          <table:table-cell office:value-type="string" calcext:value-type="string">
            <text:p>https://api.github.com/repos/jl777/iguana</text:p>
          </table:table-cell>
          <table:table-cell table:formula="of:=REPLACE([.B2471]; 1; 29; &quot;&quot;)" office:value-type="string" office:string-value="jl777/iguana" calcext:value-type="string">
            <text:p>jl777/iguana</text:p>
          </table:table-cell>
        </table:table-row>
        <table:table-row table:style-name="ro1">
          <table:table-cell office:value-type="float" office:value="29273223" calcext:value-type="float">
            <text:p>29273223</text:p>
          </table:table-cell>
          <table:table-cell office:value-type="string" calcext:value-type="string">
            <text:p>https://api.github.com/repos/strace/strace</text:p>
          </table:table-cell>
          <table:table-cell table:formula="of:=REPLACE([.B2472]; 1; 29; &quot;&quot;)" office:value-type="string" office:string-value="strace/strace" calcext:value-type="string">
            <text:p>strace/strace</text:p>
          </table:table-cell>
        </table:table-row>
        <table:table-row table:style-name="ro1">
          <table:table-cell office:value-type="float" office:value="29304481" calcext:value-type="float">
            <text:p>29304481</text:p>
          </table:table-cell>
          <table:table-cell office:value-type="string" calcext:value-type="string">
            <text:p>https://api.github.com/repos/reactos/reactos</text:p>
          </table:table-cell>
          <table:table-cell table:formula="of:=REPLACE([.B2473]; 1; 29; &quot;&quot;)" office:value-type="string" office:string-value="reactos/reactos" calcext:value-type="string">
            <text:p>reactos/reactos</text:p>
          </table:table-cell>
        </table:table-row>
        <table:table-row table:style-name="ro1">
          <table:table-cell office:value-type="float" office:value="29355231" calcext:value-type="float">
            <text:p>29355231</text:p>
          </table:table-cell>
          <table:table-cell office:value-type="string" calcext:value-type="string">
            <text:p>https://api.github.com/repos/hashcat/hashcat</text:p>
          </table:table-cell>
          <table:table-cell table:formula="of:=REPLACE([.B2474]; 1; 29; &quot;&quot;)" office:value-type="string" office:string-value="hashcat/hashcat" calcext:value-type="string">
            <text:p>hashcat/hashcat</text:p>
          </table:table-cell>
        </table:table-row>
        <table:table-row table:style-name="ro1">
          <table:table-cell office:value-type="float" office:value="29380119" calcext:value-type="float">
            <text:p>29380119</text:p>
          </table:table-cell>
          <table:table-cell office:value-type="string" calcext:value-type="string">
            <text:p>https://api.github.com/repos/hashcat/oclHashcat</text:p>
          </table:table-cell>
          <table:table-cell table:formula="of:=REPLACE([.B2475]; 1; 29; &quot;&quot;)" office:value-type="string" office:string-value="hashcat/oclHashcat" calcext:value-type="string">
            <text:p>hashcat/oclHashcat</text:p>
          </table:table-cell>
        </table:table-row>
        <table:table-row table:style-name="ro1">
          <table:table-cell office:value-type="float" office:value="29396384" calcext:value-type="float">
            <text:p>29396384</text:p>
          </table:table-cell>
          <table:table-cell office:value-type="string" calcext:value-type="string">
            <text:p>https://api.github.com/repos/seL4/seL4_libs</text:p>
          </table:table-cell>
          <table:table-cell table:formula="of:=REPLACE([.B2476]; 1; 29; &quot;&quot;)" office:value-type="string" office:string-value="seL4/seL4_libs" calcext:value-type="string">
            <text:p>seL4/seL4_libs</text:p>
          </table:table-cell>
        </table:table-row>
        <table:table-row table:style-name="ro1">
          <table:table-cell office:value-type="float" office:value="29398474" calcext:value-type="float">
            <text:p>29398474</text:p>
          </table:table-cell>
          <table:table-cell office:value-type="string" calcext:value-type="string">
            <text:p>https://api.github.com/repos/maedoc/sddekit</text:p>
          </table:table-cell>
          <table:table-cell table:formula="of:=REPLACE([.B2477]; 1; 29; &quot;&quot;)" office:value-type="string" office:string-value="maedoc/sddekit" calcext:value-type="string">
            <text:p>maedoc/sddekit</text:p>
          </table:table-cell>
        </table:table-row>
        <table:table-row table:style-name="ro1">
          <table:table-cell office:value-type="float" office:value="29423723" calcext:value-type="float">
            <text:p>29423723</text:p>
          </table:table-cell>
          <table:table-cell office:value-type="string" calcext:value-type="string">
            <text:p>https://api.github.com/repos/mkahola/drm-intel-mika</text:p>
          </table:table-cell>
          <table:table-cell table:formula="of:=REPLACE([.B2478]; 1; 29; &quot;&quot;)" office:value-type="string" office:string-value="mkahola/drm-intel-mika" calcext:value-type="string">
            <text:p>mkahola/drm-intel-mika</text:p>
          </table:table-cell>
        </table:table-row>
        <table:table-row table:style-name="ro1">
          <table:table-cell office:value-type="float" office:value="29470190" calcext:value-type="float">
            <text:p>29470190</text:p>
          </table:table-cell>
          <table:table-cell office:value-type="string" calcext:value-type="string">
            <text:p>https://api.github.com/repos/hoglet67/PiTubeClient</text:p>
          </table:table-cell>
          <table:table-cell table:formula="of:=REPLACE([.B2479]; 1; 29; &quot;&quot;)" office:value-type="string" office:string-value="hoglet67/PiTubeClient" calcext:value-type="string">
            <text:p>hoglet67/PiTubeClient</text:p>
          </table:table-cell>
        </table:table-row>
        <table:table-row table:style-name="ro1">
          <table:table-cell office:value-type="float" office:value="29568439" calcext:value-type="float">
            <text:p>29568439</text:p>
          </table:table-cell>
          <table:table-cell office:value-type="string" calcext:value-type="string">
            <text:p>https://api.github.com/repos/deepa-hub/vfs</text:p>
          </table:table-cell>
          <table:table-cell table:formula="of:=REPLACE([.B2480]; 1; 29; &quot;&quot;)" office:value-type="string" office:string-value="deepa-hub/vfs" calcext:value-type="string">
            <text:p>deepa-hub/vfs</text:p>
          </table:table-cell>
        </table:table-row>
        <table:table-row table:style-name="ro1">
          <table:table-cell office:value-type="float" office:value="29570507" calcext:value-type="float">
            <text:p>29570507</text:p>
          </table:table-cell>
          <table:table-cell office:value-type="string" calcext:value-type="string">
            <text:p>https://api.github.com/repos/GNOME/gnome-flashback</text:p>
          </table:table-cell>
          <table:table-cell table:formula="of:=REPLACE([.B2481]; 1; 29; &quot;&quot;)" office:value-type="string" office:string-value="GNOME/gnome-flashback" calcext:value-type="string">
            <text:p>GNOME/gnome-flashback</text:p>
          </table:table-cell>
        </table:table-row>
        <table:table-row table:style-name="ro1">
          <table:table-cell office:value-type="float" office:value="29617855" calcext:value-type="float">
            <text:p>29617855</text:p>
          </table:table-cell>
          <table:table-cell office:value-type="string" calcext:value-type="string">
            <text:p>https://api.github.com/repos/cliqz-oss/browser-ios</text:p>
          </table:table-cell>
          <table:table-cell table:formula="of:=REPLACE([.B2482]; 1; 29; &quot;&quot;)" office:value-type="string" office:string-value="cliqz-oss/browser-ios" calcext:value-type="string">
            <text:p>cliqz-oss/browser-ios</text:p>
          </table:table-cell>
        </table:table-row>
        <table:table-row table:style-name="ro1">
          <table:table-cell office:value-type="float" office:value="29637171" calcext:value-type="float">
            <text:p>29637171</text:p>
          </table:table-cell>
          <table:table-cell office:value-type="string" calcext:value-type="string">
            <text:p>https://api.github.com/repos/UltimateHackingKeyboard/firmware</text:p>
          </table:table-cell>
          <table:table-cell table:formula="of:=REPLACE([.B2483]; 1; 29; &quot;&quot;)" office:value-type="string" office:string-value="UltimateHackingKeyboard/firmware" calcext:value-type="string">
            <text:p>UltimateHackingKeyboard/firmware</text:p>
          </table:table-cell>
        </table:table-row>
        <table:table-row table:style-name="ro1">
          <table:table-cell office:value-type="float" office:value="29648671" calcext:value-type="float">
            <text:p>29648671</text:p>
          </table:table-cell>
          <table:table-cell office:value-type="string" calcext:value-type="string">
            <text:p>https://api.github.com/repos/Azure/azure-c-shared-utility</text:p>
          </table:table-cell>
          <table:table-cell table:formula="of:=REPLACE([.B2484]; 1; 29; &quot;&quot;)" office:value-type="string" office:string-value="Azure/azure-c-shared-utility" calcext:value-type="string">
            <text:p>Azure/azure-c-shared-utility</text:p>
          </table:table-cell>
        </table:table-row>
        <table:table-row table:style-name="ro1">
          <table:table-cell office:value-type="float" office:value="29652000" calcext:value-type="float">
            <text:p>29652000</text:p>
          </table:table-cell>
          <table:table-cell office:value-type="string" calcext:value-type="string">
            <text:p>https://api.github.com/repos/skeggsb/nouveau</text:p>
          </table:table-cell>
          <table:table-cell table:formula="of:=REPLACE([.B2485]; 1; 29; &quot;&quot;)" office:value-type="string" office:string-value="skeggsb/nouveau" calcext:value-type="string">
            <text:p>skeggsb/nouveau</text:p>
          </table:table-cell>
        </table:table-row>
        <table:table-row table:style-name="ro1">
          <table:table-cell office:value-type="float" office:value="29655035" calcext:value-type="float">
            <text:p>29655035</text:p>
          </table:table-cell>
          <table:table-cell office:value-type="string" calcext:value-type="string">
            <text:p>https://api.github.com/repos/ScrewdAOSP/kernel_huawei_angler</text:p>
          </table:table-cell>
          <table:table-cell table:formula="of:=REPLACE([.B2486]; 1; 29; &quot;&quot;)" office:value-type="string" office:string-value="ScrewdAOSP/kernel_huawei_angler" calcext:value-type="string">
            <text:p>ScrewdAOSP/kernel_huawei_angler</text:p>
          </table:table-cell>
        </table:table-row>
        <table:table-row table:style-name="ro1">
          <table:table-cell office:value-type="float" office:value="29655051" calcext:value-type="float">
            <text:p>29655051</text:p>
          </table:table-cell>
          <table:table-cell office:value-type="string" calcext:value-type="string">
            <text:p>https://api.github.com/repos/NetHack/NetHack</text:p>
          </table:table-cell>
          <table:table-cell table:formula="of:=REPLACE([.B2487]; 1; 29; &quot;&quot;)" office:value-type="string" office:string-value="NetHack/NetHack" calcext:value-type="string">
            <text:p>NetHack/NetHack</text:p>
          </table:table-cell>
        </table:table-row>
        <table:table-row table:style-name="ro1">
          <table:table-cell office:value-type="float" office:value="29663703" calcext:value-type="float">
            <text:p>29663703</text:p>
          </table:table-cell>
          <table:table-cell office:value-type="string" calcext:value-type="string">
            <text:p>https://api.github.com/repos/bbrezillon/linux-0day</text:p>
          </table:table-cell>
          <table:table-cell table:formula="of:=REPLACE([.B2488]; 1; 29; &quot;&quot;)" office:value-type="string" office:string-value="bbrezillon/linux-0day" calcext:value-type="string">
            <text:p>bbrezillon/linux-0day</text:p>
          </table:table-cell>
        </table:table-row>
        <table:table-row table:style-name="ro1">
          <table:table-cell office:value-type="float" office:value="29669320" calcext:value-type="float">
            <text:p>29669320</text:p>
          </table:table-cell>
          <table:table-cell office:value-type="string" calcext:value-type="string">
            <text:p>https://api.github.com/repos/wayland-project/weston</text:p>
          </table:table-cell>
          <table:table-cell table:formula="of:=REPLACE([.B2489]; 1; 29; &quot;&quot;)" office:value-type="string" office:string-value="wayland-project/weston" calcext:value-type="string">
            <text:p>wayland-project/weston</text:p>
          </table:table-cell>
        </table:table-row>
        <table:table-row table:style-name="ro1">
          <table:table-cell office:value-type="float" office:value="29669887" calcext:value-type="float">
            <text:p>29669887</text:p>
          </table:table-cell>
          <table:table-cell office:value-type="string" calcext:value-type="string">
            <text:p>https://api.github.com/repos/wayland-project/libinput</text:p>
          </table:table-cell>
          <table:table-cell table:formula="of:=REPLACE([.B2490]; 1; 29; &quot;&quot;)" office:value-type="string" office:string-value="wayland-project/libinput" calcext:value-type="string">
            <text:p>wayland-project/libinput</text:p>
          </table:table-cell>
        </table:table-row>
        <table:table-row table:style-name="ro1">
          <table:table-cell office:value-type="float" office:value="29682522" calcext:value-type="float">
            <text:p>29682522</text:p>
          </table:table-cell>
          <table:table-cell office:value-type="string" calcext:value-type="string">
            <text:p>https://api.github.com/repos/bus1/bus1</text:p>
          </table:table-cell>
          <table:table-cell table:formula="of:=REPLACE([.B2491]; 1; 29; &quot;&quot;)" office:value-type="string" office:string-value="bus1/bus1" calcext:value-type="string">
            <text:p>bus1/bus1</text:p>
          </table:table-cell>
        </table:table-row>
        <table:table-row table:style-name="ro1">
          <table:table-cell office:value-type="float" office:value="29696571" calcext:value-type="float">
            <text:p>29696571</text:p>
          </table:table-cell>
          <table:table-cell office:value-type="string" calcext:value-type="string">
            <text:p>https://api.github.com/repos/dovecot/core</text:p>
          </table:table-cell>
          <table:table-cell table:formula="of:=REPLACE([.B2492]; 1; 29; &quot;&quot;)" office:value-type="string" office:string-value="dovecot/core" calcext:value-type="string">
            <text:p>dovecot/core</text:p>
          </table:table-cell>
        </table:table-row>
        <table:table-row table:style-name="ro1">
          <table:table-cell office:value-type="float" office:value="29706557" calcext:value-type="float">
            <text:p>29706557</text:p>
          </table:table-cell>
          <table:table-cell office:value-type="string" calcext:value-type="string">
            <text:p>https://api.github.com/repos/liudf0716/apfree_wifidog</text:p>
          </table:table-cell>
          <table:table-cell table:formula="of:=REPLACE([.B2493]; 1; 29; &quot;&quot;)" office:value-type="string" office:string-value="liudf0716/apfree_wifidog" calcext:value-type="string">
            <text:p>liudf0716/apfree_wifidog</text:p>
          </table:table-cell>
        </table:table-row>
        <table:table-row table:style-name="ro1">
          <table:table-cell office:value-type="float" office:value="29747733" calcext:value-type="float">
            <text:p>29747733</text:p>
          </table:table-cell>
          <table:table-cell office:value-type="string" calcext:value-type="string">
            <text:p>https://api.github.com/repos/open62541/open62541</text:p>
          </table:table-cell>
          <table:table-cell table:formula="of:=REPLACE([.B2494]; 1; 29; &quot;&quot;)" office:value-type="string" office:string-value="open62541/open62541" calcext:value-type="string">
            <text:p>open62541/open62541</text:p>
          </table:table-cell>
        </table:table-row>
        <table:table-row table:style-name="ro1">
          <table:table-cell office:value-type="float" office:value="29752399" calcext:value-type="float">
            <text:p>29752399</text:p>
          </table:table-cell>
          <table:table-cell office:value-type="string" calcext:value-type="string">
            <text:p>https://api.github.com/repos/tbeu/matio</text:p>
          </table:table-cell>
          <table:table-cell table:formula="of:=REPLACE([.B2495]; 1; 29; &quot;&quot;)" office:value-type="string" office:string-value="tbeu/matio" calcext:value-type="string">
            <text:p>tbeu/matio</text:p>
          </table:table-cell>
        </table:table-row>
        <table:table-row table:style-name="ro1">
          <table:table-cell office:value-type="float" office:value="29760996" calcext:value-type="float">
            <text:p>29760996</text:p>
          </table:table-cell>
          <table:table-cell office:value-type="string" calcext:value-type="string">
            <text:p>https://api.github.com/repos/synapticon/sc_sncn_ethercat_drive</text:p>
          </table:table-cell>
          <table:table-cell table:formula="of:=REPLACE([.B2496]; 1; 29; &quot;&quot;)" office:value-type="string" office:string-value="synapticon/sc_sncn_ethercat_drive" calcext:value-type="string">
            <text:p>synapticon/sc_sncn_ethercat_drive</text:p>
          </table:table-cell>
        </table:table-row>
        <table:table-row table:style-name="ro1">
          <table:table-cell office:value-type="float" office:value="29761430" calcext:value-type="float">
            <text:p>29761430</text:p>
          </table:table-cell>
          <table:table-cell office:value-type="string" calcext:value-type="string">
            <text:p>https://api.github.com/repos/GNOME/gspell</text:p>
          </table:table-cell>
          <table:table-cell table:formula="of:=REPLACE([.B2497]; 1; 29; &quot;&quot;)" office:value-type="string" office:string-value="GNOME/gspell" calcext:value-type="string">
            <text:p>GNOME/gspell</text:p>
          </table:table-cell>
        </table:table-row>
        <table:table-row table:style-name="ro1">
          <table:table-cell office:value-type="float" office:value="29765564" calcext:value-type="float">
            <text:p>29765564</text:p>
          </table:table-cell>
          <table:table-cell office:value-type="string" calcext:value-type="string">
            <text:p>https://api.github.com/repos/gergelypolonkai/matrix-glib-sdk</text:p>
          </table:table-cell>
          <table:table-cell table:formula="of:=REPLACE([.B2498]; 1; 29; &quot;&quot;)" office:value-type="string" office:string-value="gergelypolonkai/matrix-glib-sdk" calcext:value-type="string">
            <text:p>gergelypolonkai/matrix-glib-sdk</text:p>
          </table:table-cell>
        </table:table-row>
        <table:table-row table:style-name="ro1">
          <table:table-cell office:value-type="float" office:value="29789186" calcext:value-type="float">
            <text:p>29789186</text:p>
          </table:table-cell>
          <table:table-cell office:value-type="string" calcext:value-type="string">
            <text:p>https://api.github.com/repos/AbePralle/Plasmacore</text:p>
          </table:table-cell>
          <table:table-cell table:formula="of:=REPLACE([.B2499]; 1; 29; &quot;&quot;)" office:value-type="string" office:string-value="AbePralle/Plasmacore" calcext:value-type="string">
            <text:p>AbePralle/Plasmacore</text:p>
          </table:table-cell>
        </table:table-row>
        <table:table-row table:style-name="ro1">
          <table:table-cell office:value-type="float" office:value="29804087" calcext:value-type="float">
            <text:p>29804087</text:p>
          </table:table-cell>
          <table:table-cell office:value-type="string" calcext:value-type="string">
            <text:p>https://api.github.com/repos/nicolasdanet/PureData</text:p>
          </table:table-cell>
          <table:table-cell table:formula="of:=REPLACE([.B2500]; 1; 29; &quot;&quot;)" office:value-type="string" office:string-value="nicolasdanet/PureData" calcext:value-type="string">
            <text:p>nicolasdanet/PureData</text:p>
          </table:table-cell>
        </table:table-row>
        <table:table-row table:style-name="ro1">
          <table:table-cell office:value-type="float" office:value="29805264" calcext:value-type="float">
            <text:p>29805264</text:p>
          </table:table-cell>
          <table:table-cell office:value-type="string" calcext:value-type="string">
            <text:p>https://api.github.com/repos/atmelcorp/atmel-software-package</text:p>
          </table:table-cell>
          <table:table-cell table:formula="of:=REPLACE([.B2501]; 1; 29; &quot;&quot;)" office:value-type="string" office:string-value="atmelcorp/atmel-software-package" calcext:value-type="string">
            <text:p>atmelcorp/atmel-software-package</text:p>
          </table:table-cell>
        </table:table-row>
        <table:table-row table:style-name="ro1">
          <table:table-cell office:value-type="float" office:value="29808669" calcext:value-type="float">
            <text:p>29808669</text:p>
          </table:table-cell>
          <table:table-cell office:value-type="string" calcext:value-type="string">
            <text:p>https://api.github.com/repos/tjd33/team14</text:p>
          </table:table-cell>
          <table:table-cell table:formula="of:=REPLACE([.B2502]; 1; 29; &quot;&quot;)" office:value-type="string" office:string-value="tjd33/team14" calcext:value-type="string">
            <text:p>tjd33/team14</text:p>
          </table:table-cell>
        </table:table-row>
        <table:table-row table:style-name="ro1">
          <table:table-cell office:value-type="float" office:value="29817258" calcext:value-type="float">
            <text:p>29817258</text:p>
          </table:table-cell>
          <table:table-cell office:value-type="string" calcext:value-type="string">
            <text:p>https://api.github.com/repos/KonstantinosKr/delta</text:p>
          </table:table-cell>
          <table:table-cell table:formula="of:=REPLACE([.B2503]; 1; 29; &quot;&quot;)" office:value-type="string" office:string-value="KonstantinosKr/delta" calcext:value-type="string">
            <text:p>KonstantinosKr/delta</text:p>
          </table:table-cell>
        </table:table-row>
        <table:table-row table:style-name="ro1">
          <table:table-cell office:value-type="float" office:value="29859581" calcext:value-type="float">
            <text:p>29859581</text:p>
          </table:table-cell>
          <table:table-cell office:value-type="string" calcext:value-type="string">
            <text:p>https://api.github.com/repos/pmacct/pmacct</text:p>
          </table:table-cell>
          <table:table-cell table:formula="of:=REPLACE([.B2504]; 1; 29; &quot;&quot;)" office:value-type="string" office:string-value="pmacct/pmacct" calcext:value-type="string">
            <text:p>pmacct/pmacct</text:p>
          </table:table-cell>
        </table:table-row>
        <table:table-row table:style-name="ro1">
          <table:table-cell office:value-type="float" office:value="29896065" calcext:value-type="float">
            <text:p>29896065</text:p>
          </table:table-cell>
          <table:table-cell office:value-type="string" calcext:value-type="string">
            <text:p>https://api.github.com/repos/sysrepo/sysrepo</text:p>
          </table:table-cell>
          <table:table-cell table:formula="of:=REPLACE([.B2505]; 1; 29; &quot;&quot;)" office:value-type="string" office:string-value="sysrepo/sysrepo" calcext:value-type="string">
            <text:p>sysrepo/sysrepo</text:p>
          </table:table-cell>
        </table:table-row>
        <table:table-row table:style-name="ro1">
          <table:table-cell office:value-type="float" office:value="29913173" calcext:value-type="float">
            <text:p>29913173</text:p>
          </table:table-cell>
          <table:table-cell office:value-type="string" calcext:value-type="string">
            <text:p>https://api.github.com/repos/Taeung/linux-perf</text:p>
          </table:table-cell>
          <table:table-cell table:formula="of:=REPLACE([.B2506]; 1; 29; &quot;&quot;)" office:value-type="string" office:string-value="Taeung/linux-perf" calcext:value-type="string">
            <text:p>Taeung/linux-perf</text:p>
          </table:table-cell>
        </table:table-row>
        <table:table-row table:style-name="ro1">
          <table:table-cell office:value-type="float" office:value="29949442" calcext:value-type="float">
            <text:p>29949442</text:p>
          </table:table-cell>
          <table:table-cell office:value-type="string" calcext:value-type="string">
            <text:p>https://api.github.com/repos/CopperheadOS/platform_bionic</text:p>
          </table:table-cell>
          <table:table-cell table:formula="of:=REPLACE([.B2507]; 1; 29; &quot;&quot;)" office:value-type="string" office:string-value="CopperheadOS/platform_bionic" calcext:value-type="string">
            <text:p>CopperheadOS/platform_bionic</text:p>
          </table:table-cell>
        </table:table-row>
        <table:table-row table:style-name="ro1">
          <table:table-cell office:value-type="float" office:value="29989430" calcext:value-type="float">
            <text:p>29989430</text:p>
          </table:table-cell>
          <table:table-cell office:value-type="string" calcext:value-type="string">
            <text:p>https://api.github.com/repos/cs107e/cs107e.github.io</text:p>
          </table:table-cell>
          <table:table-cell table:formula="of:=REPLACE([.B2508]; 1; 29; &quot;&quot;)" office:value-type="string" office:string-value="cs107e/cs107e.github.io" calcext:value-type="string">
            <text:p>cs107e/cs107e.github.io</text:p>
          </table:table-cell>
        </table:table-row>
        <table:table-row table:style-name="ro1">
          <table:table-cell office:value-type="float" office:value="29993707" calcext:value-type="float">
            <text:p>29993707</text:p>
          </table:table-cell>
          <table:table-cell office:value-type="string" calcext:value-type="string">
            <text:p>https://api.github.com/repos/karthick111/Hyper_tomato</text:p>
          </table:table-cell>
          <table:table-cell table:formula="of:=REPLACE([.B2509]; 1; 29; &quot;&quot;)" office:value-type="string" office:string-value="karthick111/Hyper_tomato" calcext:value-type="string">
            <text:p>karthick111/Hyper_tomato</text:p>
          </table:table-cell>
        </table:table-row>
        <table:table-row table:style-name="ro1">
          <table:table-cell office:value-type="float" office:value="30033972" calcext:value-type="float">
            <text:p>30033972</text:p>
          </table:table-cell>
          <table:table-cell office:value-type="string" calcext:value-type="string">
            <text:p>https://api.github.com/repos/CopperheadOS/kernel_htc_flounder</text:p>
          </table:table-cell>
          <table:table-cell table:formula="of:=REPLACE([.B2510]; 1; 29; &quot;&quot;)" office:value-type="string" office:string-value="CopperheadOS/kernel_htc_flounder" calcext:value-type="string">
            <text:p>CopperheadOS/kernel_htc_flounder</text:p>
          </table:table-cell>
        </table:table-row>
        <table:table-row table:style-name="ro1">
          <table:table-cell office:value-type="float" office:value="30038055" calcext:value-type="float">
            <text:p>30038055</text:p>
          </table:table-cell>
          <table:table-cell office:value-type="string" calcext:value-type="string">
            <text:p>https://api.github.com/repos/dianlujitao/CAF_kernel_msm-3.10</text:p>
          </table:table-cell>
          <table:table-cell table:formula="of:=REPLACE([.B2511]; 1; 29; &quot;&quot;)" office:value-type="string" office:string-value="dianlujitao/CAF_kernel_msm-3.10" calcext:value-type="string">
            <text:p>dianlujitao/CAF_kernel_msm-3.10</text:p>
          </table:table-cell>
        </table:table-row>
        <table:table-row table:style-name="ro1">
          <table:table-cell office:value-type="float" office:value="30057998" calcext:value-type="float">
            <text:p>30057998</text:p>
          </table:table-cell>
          <table:table-cell office:value-type="string" calcext:value-type="string">
            <text:p>https://api.github.com/repos/bminor/SDL</text:p>
          </table:table-cell>
          <table:table-cell table:formula="of:=REPLACE([.B2512]; 1; 29; &quot;&quot;)" office:value-type="string" office:string-value="bminor/SDL" calcext:value-type="string">
            <text:p>bminor/SDL</text:p>
          </table:table-cell>
        </table:table-row>
        <table:table-row table:style-name="ro1">
          <table:table-cell office:value-type="float" office:value="30068373" calcext:value-type="float">
            <text:p>30068373</text:p>
          </table:table-cell>
          <table:table-cell office:value-type="string" calcext:value-type="string">
            <text:p>https://api.github.com/repos/armani-dev/kernel_test</text:p>
          </table:table-cell>
          <table:table-cell table:formula="of:=REPLACE([.B2513]; 1; 29; &quot;&quot;)" office:value-type="string" office:string-value="armani-dev/kernel_test" calcext:value-type="string">
            <text:p>armani-dev/kernel_test</text:p>
          </table:table-cell>
        </table:table-row>
        <table:table-row table:style-name="ro1">
          <table:table-cell office:value-type="float" office:value="30071135" calcext:value-type="float">
            <text:p>30071135</text:p>
          </table:table-cell>
          <table:table-cell office:value-type="string" calcext:value-type="string">
            <text:p>https://api.github.com/repos/colinporth/d2dviewers</text:p>
          </table:table-cell>
          <table:table-cell table:formula="of:=REPLACE([.B2514]; 1; 29; &quot;&quot;)" office:value-type="string" office:string-value="colinporth/d2dviewers" calcext:value-type="string">
            <text:p>colinporth/d2dviewers</text:p>
          </table:table-cell>
        </table:table-row>
        <table:table-row table:style-name="ro1">
          <table:table-cell office:value-type="float" office:value="30112232" calcext:value-type="float">
            <text:p>30112232</text:p>
          </table:table-cell>
          <table:table-cell office:value-type="string" calcext:value-type="string">
            <text:p>https://api.github.com/repos/neomutt/flatcap</text:p>
          </table:table-cell>
          <table:table-cell table:formula="of:=REPLACE([.B2515]; 1; 29; &quot;&quot;)" office:value-type="string" office:string-value="neomutt/flatcap" calcext:value-type="string">
            <text:p>neomutt/flatcap</text:p>
          </table:table-cell>
        </table:table-row>
        <table:table-row table:style-name="ro1">
          <table:table-cell office:value-type="float" office:value="30143744" calcext:value-type="float">
            <text:p>30143744</text:p>
          </table:table-cell>
          <table:table-cell office:value-type="string" calcext:value-type="string">
            <text:p>https://api.github.com/repos/libfuse/libfuse</text:p>
          </table:table-cell>
          <table:table-cell table:formula="of:=REPLACE([.B2516]; 1; 29; &quot;&quot;)" office:value-type="string" office:string-value="libfuse/libfuse" calcext:value-type="string">
            <text:p>libfuse/libfuse</text:p>
          </table:table-cell>
        </table:table-row>
        <table:table-row table:style-name="ro1">
          <table:table-cell office:value-type="float" office:value="30163463" calcext:value-type="float">
            <text:p>30163463</text:p>
          </table:table-cell>
          <table:table-cell office:value-type="string" calcext:value-type="string">
            <text:p>https://api.github.com/repos/oitofelix/mininim</text:p>
          </table:table-cell>
          <table:table-cell table:formula="of:=REPLACE([.B2517]; 1; 29; &quot;&quot;)" office:value-type="string" office:string-value="oitofelix/mininim" calcext:value-type="string">
            <text:p>oitofelix/mininim</text:p>
          </table:table-cell>
        </table:table-row>
        <table:table-row table:style-name="ro1">
          <table:table-cell office:value-type="float" office:value="30166930" calcext:value-type="float">
            <text:p>30166930</text:p>
          </table:table-cell>
          <table:table-cell office:value-type="string" calcext:value-type="string">
            <text:p>https://api.github.com/repos/blackccpie/neurocl</text:p>
          </table:table-cell>
          <table:table-cell table:formula="of:=REPLACE([.B2518]; 1; 29; &quot;&quot;)" office:value-type="string" office:string-value="blackccpie/neurocl" calcext:value-type="string">
            <text:p>blackccpie/neurocl</text:p>
          </table:table-cell>
        </table:table-row>
        <table:table-row table:style-name="ro1">
          <table:table-cell office:value-type="float" office:value="30214279" calcext:value-type="float">
            <text:p>30214279</text:p>
          </table:table-cell>
          <table:table-cell office:value-type="string" calcext:value-type="string">
            <text:p>https://api.github.com/repos/mozeal/SDL-mirror</text:p>
          </table:table-cell>
          <table:table-cell table:formula="of:=REPLACE([.B2519]; 1; 29; &quot;&quot;)" office:value-type="string" office:string-value="mozeal/SDL-mirror" calcext:value-type="string">
            <text:p>mozeal/SDL-mirror</text:p>
          </table:table-cell>
        </table:table-row>
        <table:table-row table:style-name="ro1">
          <table:table-cell office:value-type="float" office:value="30216893" calcext:value-type="float">
            <text:p>30216893</text:p>
          </table:table-cell>
          <table:table-cell office:value-type="string" calcext:value-type="string">
            <text:p>https://api.github.com/repos/CopperheadOS/platform_system_extras</text:p>
          </table:table-cell>
          <table:table-cell table:formula="of:=REPLACE([.B2520]; 1; 29; &quot;&quot;)" office:value-type="string" office:string-value="CopperheadOS/platform_system_extras" calcext:value-type="string">
            <text:p>CopperheadOS/platform_system_extras</text:p>
          </table:table-cell>
        </table:table-row>
        <table:table-row table:style-name="ro1">
          <table:table-cell office:value-type="float" office:value="30231198" calcext:value-type="float">
            <text:p>30231198</text:p>
          </table:table-cell>
          <table:table-cell office:value-type="string" calcext:value-type="string">
            <text:p>https://api.github.com/repos/hmatyschok/MeshBSD</text:p>
          </table:table-cell>
          <table:table-cell table:formula="of:=REPLACE([.B2521]; 1; 29; &quot;&quot;)" office:value-type="string" office:string-value="hmatyschok/MeshBSD" calcext:value-type="string">
            <text:p>hmatyschok/MeshBSD</text:p>
          </table:table-cell>
        </table:table-row>
        <table:table-row table:style-name="ro1">
          <table:table-cell office:value-type="float" office:value="30252825" calcext:value-type="float">
            <text:p>30252825</text:p>
          </table:table-cell>
          <table:table-cell office:value-type="string" calcext:value-type="string">
            <text:p>https://api.github.com/repos/CopperheadOS/kernel_lge_bullhead</text:p>
          </table:table-cell>
          <table:table-cell table:formula="of:=REPLACE([.B2522]; 1; 29; &quot;&quot;)" office:value-type="string" office:string-value="CopperheadOS/kernel_lge_bullhead" calcext:value-type="string">
            <text:p>CopperheadOS/kernel_lge_bullhead</text:p>
          </table:table-cell>
        </table:table-row>
        <table:table-row table:style-name="ro1">
          <table:table-cell office:value-type="float" office:value="30252829" calcext:value-type="float">
            <text:p>30252829</text:p>
          </table:table-cell>
          <table:table-cell office:value-type="string" calcext:value-type="string">
            <text:p>https://api.github.com/repos/CopperheadOS/device_lge_bullhead</text:p>
          </table:table-cell>
          <table:table-cell table:formula="of:=REPLACE([.B2523]; 1; 29; &quot;&quot;)" office:value-type="string" office:string-value="CopperheadOS/device_lge_bullhead" calcext:value-type="string">
            <text:p>CopperheadOS/device_lge_bullhead</text:p>
          </table:table-cell>
        </table:table-row>
        <table:table-row table:style-name="ro1">
          <table:table-cell office:value-type="float" office:value="30253237" calcext:value-type="float">
            <text:p>30253237</text:p>
          </table:table-cell>
          <table:table-cell office:value-type="string" calcext:value-type="string">
            <text:p>https://api.github.com/repos/drgroovestarr/device_huawei_angler</text:p>
          </table:table-cell>
          <table:table-cell table:formula="of:=REPLACE([.B2524]; 1; 29; &quot;&quot;)" office:value-type="string" office:string-value="drgroovestarr/device_huawei_angler" calcext:value-type="string">
            <text:p>drgroovestarr/device_huawei_angler</text:p>
          </table:table-cell>
        </table:table-row>
        <table:table-row table:style-name="ro1">
          <table:table-cell office:value-type="float" office:value="30253982" calcext:value-type="float">
            <text:p>30253982</text:p>
          </table:table-cell>
          <table:table-cell office:value-type="string" calcext:value-type="string">
            <text:p>https://api.github.com/repos/mozeal/SDL_mixer-mirror</text:p>
          </table:table-cell>
          <table:table-cell table:formula="of:=REPLACE([.B2525]; 1; 29; &quot;&quot;)" office:value-type="string" office:string-value="mozeal/SDL_mixer-mirror" calcext:value-type="string">
            <text:p>mozeal/SDL_mixer-mirror</text:p>
          </table:table-cell>
        </table:table-row>
        <table:table-row table:style-name="ro1">
          <table:table-cell office:value-type="float" office:value="30259861" calcext:value-type="float">
            <text:p>30259861</text:p>
          </table:table-cell>
          <table:table-cell office:value-type="string" calcext:value-type="string">
            <text:p>https://api.github.com/repos/selmentdev/selment-os</text:p>
          </table:table-cell>
          <table:table-cell table:formula="of:=REPLACE([.B2526]; 1; 29; &quot;&quot;)" office:value-type="string" office:string-value="selmentdev/selment-os" calcext:value-type="string">
            <text:p>selmentdev/selment-os</text:p>
          </table:table-cell>
        </table:table-row>
        <table:table-row table:style-name="ro1">
          <table:table-cell office:value-type="float" office:value="30270404" calcext:value-type="float">
            <text:p>30270404</text:p>
          </table:table-cell>
          <table:table-cell office:value-type="string" calcext:value-type="string">
            <text:p>https://api.github.com/repos/thiagoharry/weaver</text:p>
          </table:table-cell>
          <table:table-cell table:formula="of:=REPLACE([.B2527]; 1; 29; &quot;&quot;)" office:value-type="string" office:string-value="thiagoharry/weaver" calcext:value-type="string">
            <text:p>thiagoharry/weaver</text:p>
          </table:table-cell>
        </table:table-row>
        <table:table-row table:style-name="ro1">
          <table:table-cell office:value-type="float" office:value="30271195" calcext:value-type="float">
            <text:p>30271195</text:p>
          </table:table-cell>
          <table:table-cell office:value-type="string" calcext:value-type="string">
            <text:p>https://api.github.com/repos/DoubangoTelecom/compv</text:p>
          </table:table-cell>
          <table:table-cell table:formula="of:=REPLACE([.B2528]; 1; 29; &quot;&quot;)" office:value-type="string" office:string-value="DoubangoTelecom/compv" calcext:value-type="string">
            <text:p>DoubangoTelecom/compv</text:p>
          </table:table-cell>
        </table:table-row>
        <table:table-row table:style-name="ro1">
          <table:table-cell office:value-type="float" office:value="30286542" calcext:value-type="float">
            <text:p>30286542</text:p>
          </table:table-cell>
          <table:table-cell office:value-type="string" calcext:value-type="string">
            <text:p>https://api.github.com/repos/CopperheadOS/platform_bootable_recovery</text:p>
          </table:table-cell>
          <table:table-cell table:formula="of:=REPLACE([.B2529]; 1; 29; &quot;&quot;)" office:value-type="string" office:string-value="CopperheadOS/platform_bootable_recovery" calcext:value-type="string">
            <text:p>CopperheadOS/platform_bootable_recovery</text:p>
          </table:table-cell>
        </table:table-row>
        <table:table-row table:style-name="ro1">
          <table:table-cell office:value-type="float" office:value="30300489" calcext:value-type="float">
            <text:p>30300489</text:p>
          </table:table-cell>
          <table:table-cell office:value-type="string" calcext:value-type="string">
            <text:p>https://api.github.com/repos/Caesar-github/rockchip</text:p>
          </table:table-cell>
          <table:table-cell table:formula="of:=REPLACE([.B2530]; 1; 29; &quot;&quot;)" office:value-type="string" office:string-value="Caesar-github/rockchip" calcext:value-type="string">
            <text:p>Caesar-github/rockchip</text:p>
          </table:table-cell>
        </table:table-row>
        <table:table-row table:style-name="ro1">
          <table:table-cell office:value-type="float" office:value="30300538" calcext:value-type="float">
            <text:p>30300538</text:p>
          </table:table-cell>
          <table:table-cell office:value-type="string" calcext:value-type="string">
            <text:p>https://api.github.com/repos/BenConAu/VerilogDesign</text:p>
          </table:table-cell>
          <table:table-cell table:formula="of:=REPLACE([.B2531]; 1; 29; &quot;&quot;)" office:value-type="string" office:string-value="BenConAu/VerilogDesign" calcext:value-type="string">
            <text:p>BenConAu/VerilogDesign</text:p>
          </table:table-cell>
        </table:table-row>
        <table:table-row table:style-name="ro1">
          <table:table-cell office:value-type="float" office:value="30308955" calcext:value-type="float">
            <text:p>30308955</text:p>
          </table:table-cell>
          <table:table-cell office:value-type="string" calcext:value-type="string">
            <text:p>https://api.github.com/repos/dswallow/LearningMaterial</text:p>
          </table:table-cell>
          <table:table-cell table:formula="of:=REPLACE([.B2532]; 1; 29; &quot;&quot;)" office:value-type="string" office:string-value="dswallow/LearningMaterial" calcext:value-type="string">
            <text:p>dswallow/LearningMaterial</text:p>
          </table:table-cell>
        </table:table-row>
        <table:table-row table:style-name="ro1">
          <table:table-cell office:value-type="float" office:value="30324320" calcext:value-type="float">
            <text:p>30324320</text:p>
          </table:table-cell>
          <table:table-cell office:value-type="string" calcext:value-type="string">
            <text:p>https://api.github.com/repos/tojo9900/vice</text:p>
          </table:table-cell>
          <table:table-cell table:formula="of:=REPLACE([.B2533]; 1; 29; &quot;&quot;)" office:value-type="string" office:string-value="tojo9900/vice" calcext:value-type="string">
            <text:p>tojo9900/vice</text:p>
          </table:table-cell>
        </table:table-row>
        <table:table-row table:style-name="ro1">
          <table:table-cell office:value-type="float" office:value="30377216" calcext:value-type="float">
            <text:p>30377216</text:p>
          </table:table-cell>
          <table:table-cell office:value-type="string" calcext:value-type="string">
            <text:p>https://api.github.com/repos/lucvoo/sparse</text:p>
          </table:table-cell>
          <table:table-cell table:formula="of:=REPLACE([.B2534]; 1; 29; &quot;&quot;)" office:value-type="string" office:string-value="lucvoo/sparse" calcext:value-type="string">
            <text:p>lucvoo/sparse</text:p>
          </table:table-cell>
        </table:table-row>
        <table:table-row table:style-name="ro1">
          <table:table-cell office:value-type="float" office:value="30398878" calcext:value-type="float">
            <text:p>30398878</text:p>
          </table:table-cell>
          <table:table-cell office:value-type="string" calcext:value-type="string">
            <text:p>https://api.github.com/repos/metux/twtk</text:p>
          </table:table-cell>
          <table:table-cell table:formula="of:=REPLACE([.B2535]; 1; 29; &quot;&quot;)" office:value-type="string" office:string-value="metux/twtk" calcext:value-type="string">
            <text:p>metux/twtk</text:p>
          </table:table-cell>
        </table:table-row>
        <table:table-row table:style-name="ro1">
          <table:table-cell office:value-type="float" office:value="30407756" calcext:value-type="float">
            <text:p>30407756</text:p>
          </table:table-cell>
          <table:table-cell office:value-type="string" calcext:value-type="string">
            <text:p>https://api.github.com/repos/emojicode/emojicode</text:p>
          </table:table-cell>
          <table:table-cell table:formula="of:=REPLACE([.B2536]; 1; 29; &quot;&quot;)" office:value-type="string" office:string-value="emojicode/emojicode" calcext:value-type="string">
            <text:p>emojicode/emojicode</text:p>
          </table:table-cell>
        </table:table-row>
        <table:table-row table:style-name="ro1">
          <table:table-cell office:value-type="float" office:value="30421039" calcext:value-type="float">
            <text:p>30421039</text:p>
          </table:table-cell>
          <table:table-cell office:value-type="string" calcext:value-type="string">
            <text:p>https://api.github.com/repos/mikedlowis-prototypes/editor</text:p>
          </table:table-cell>
          <table:table-cell table:formula="of:=REPLACE([.B2537]; 1; 29; &quot;&quot;)" office:value-type="string" office:string-value="mikedlowis-prototypes/editor" calcext:value-type="string">
            <text:p>mikedlowis-prototypes/editor</text:p>
          </table:table-cell>
        </table:table-row>
        <table:table-row table:style-name="ro1">
          <table:table-cell office:value-type="float" office:value="30428618" calcext:value-type="float">
            <text:p>30428618</text:p>
          </table:table-cell>
          <table:table-cell office:value-type="string" calcext:value-type="string">
            <text:p>https://api.github.com/repos/artnavsegda/avrnavsegda</text:p>
          </table:table-cell>
          <table:table-cell table:formula="of:=REPLACE([.B2538]; 1; 29; &quot;&quot;)" office:value-type="string" office:string-value="artnavsegda/avrnavsegda" calcext:value-type="string">
            <text:p>artnavsegda/avrnavsegda</text:p>
          </table:table-cell>
        </table:table-row>
        <table:table-row table:style-name="ro1">
          <table:table-cell office:value-type="float" office:value="30429102" calcext:value-type="float">
            <text:p>30429102</text:p>
          </table:table-cell>
          <table:table-cell office:value-type="string" calcext:value-type="string">
            <text:p>https://api.github.com/repos/LinuxCNC/linuxcnc</text:p>
          </table:table-cell>
          <table:table-cell table:formula="of:=REPLACE([.B2539]; 1; 29; &quot;&quot;)" office:value-type="string" office:string-value="LinuxCNC/linuxcnc" calcext:value-type="string">
            <text:p>LinuxCNC/linuxcnc</text:p>
          </table:table-cell>
        </table:table-row>
        <table:table-row table:style-name="ro1">
          <table:table-cell office:value-type="float" office:value="30451613" calcext:value-type="float">
            <text:p>30451613</text:p>
          </table:table-cell>
          <table:table-cell office:value-type="string" calcext:value-type="string">
            <text:p>https://api.github.com/repos/billkarsh/SpikeGLX</text:p>
          </table:table-cell>
          <table:table-cell table:formula="of:=REPLACE([.B2540]; 1; 29; &quot;&quot;)" office:value-type="string" office:string-value="billkarsh/SpikeGLX" calcext:value-type="string">
            <text:p>billkarsh/SpikeGLX</text:p>
          </table:table-cell>
        </table:table-row>
        <table:table-row table:style-name="ro1">
          <table:table-cell office:value-type="float" office:value="30454528" calcext:value-type="float">
            <text:p>30454528</text:p>
          </table:table-cell>
          <table:table-cell office:value-type="string" calcext:value-type="string">
            <text:p>https://api.github.com/repos/ifbe/42</text:p>
          </table:table-cell>
          <table:table-cell table:formula="of:=REPLACE([.B2541]; 1; 29; &quot;&quot;)" office:value-type="string" office:string-value="ifbe/42" calcext:value-type="string">
            <text:p>ifbe/42</text:p>
          </table:table-cell>
        </table:table-row>
        <table:table-row table:style-name="ro1">
          <table:table-cell office:value-type="float" office:value="30456646" calcext:value-type="float">
            <text:p>30456646</text:p>
          </table:table-cell>
          <table:table-cell office:value-type="string" calcext:value-type="string">
            <text:p>https://api.github.com/repos/akhilnarang/ThugLife_bullhead</text:p>
          </table:table-cell>
          <table:table-cell table:formula="of:=REPLACE([.B2542]; 1; 29; &quot;&quot;)" office:value-type="string" office:string-value="akhilnarang/ThugLife_bullhead" calcext:value-type="string">
            <text:p>akhilnarang/ThugLife_bullhead</text:p>
          </table:table-cell>
        </table:table-row>
        <table:table-row table:style-name="ro1">
          <table:table-cell office:value-type="float" office:value="30464721" calcext:value-type="float">
            <text:p>30464721</text:p>
          </table:table-cell>
          <table:table-cell office:value-type="string" calcext:value-type="string">
            <text:p>https://api.github.com/repos/axoloti/axoloti-contrib</text:p>
          </table:table-cell>
          <table:table-cell table:formula="of:=REPLACE([.B2543]; 1; 29; &quot;&quot;)" office:value-type="string" office:string-value="axoloti/axoloti-contrib" calcext:value-type="string">
            <text:p>axoloti/axoloti-contrib</text:p>
          </table:table-cell>
        </table:table-row>
        <table:table-row table:style-name="ro1">
          <table:table-cell office:value-type="float" office:value="30508819" calcext:value-type="float">
            <text:p>30508819</text:p>
          </table:table-cell>
          <table:table-cell office:value-type="string" calcext:value-type="string">
            <text:p>https://api.github.com/repos/RoaringBitmap/CRoaring</text:p>
          </table:table-cell>
          <table:table-cell table:formula="of:=REPLACE([.B2544]; 1; 29; &quot;&quot;)" office:value-type="string" office:string-value="RoaringBitmap/CRoaring" calcext:value-type="string">
            <text:p>RoaringBitmap/CRoaring</text:p>
          </table:table-cell>
        </table:table-row>
        <table:table-row table:style-name="ro1">
          <table:table-cell office:value-type="float" office:value="30586820" calcext:value-type="float">
            <text:p>30586820</text:p>
          </table:table-cell>
          <table:table-cell office:value-type="string" calcext:value-type="string">
            <text:p>https://api.github.com/repos/cleishm/libneo4j-client</text:p>
          </table:table-cell>
          <table:table-cell table:formula="of:=REPLACE([.B2545]; 1; 29; &quot;&quot;)" office:value-type="string" office:string-value="cleishm/libneo4j-client" calcext:value-type="string">
            <text:p>cleishm/libneo4j-client</text:p>
          </table:table-cell>
        </table:table-row>
        <table:table-row table:style-name="ro1">
          <table:table-cell office:value-type="float" office:value="30699288" calcext:value-type="float">
            <text:p>30699288</text:p>
          </table:table-cell>
          <table:table-cell office:value-type="string" calcext:value-type="string">
            <text:p>https://api.github.com/repos/ingof/smi-tools</text:p>
          </table:table-cell>
          <table:table-cell table:formula="of:=REPLACE([.B2546]; 1; 29; &quot;&quot;)" office:value-type="string" office:string-value="ingof/smi-tools" calcext:value-type="string">
            <text:p>ingof/smi-tools</text:p>
          </table:table-cell>
        </table:table-row>
        <table:table-row table:style-name="ro1">
          <table:table-cell office:value-type="float" office:value="30738810" calcext:value-type="float">
            <text:p>30738810</text:p>
          </table:table-cell>
          <table:table-cell office:value-type="string" calcext:value-type="string">
            <text:p>https://api.github.com/repos/dovecot/pigeonhole</text:p>
          </table:table-cell>
          <table:table-cell table:formula="of:=REPLACE([.B2547]; 1; 29; &quot;&quot;)" office:value-type="string" office:string-value="dovecot/pigeonhole" calcext:value-type="string">
            <text:p>dovecot/pigeonhole</text:p>
          </table:table-cell>
        </table:table-row>
        <table:table-row table:style-name="ro1">
          <table:table-cell office:value-type="float" office:value="30782630" calcext:value-type="float">
            <text:p>30782630</text:p>
          </table:table-cell>
          <table:table-cell office:value-type="string" calcext:value-type="string">
            <text:p>https://api.github.com/repos/Endle/wine-mirror</text:p>
          </table:table-cell>
          <table:table-cell table:formula="of:=REPLACE([.B2548]; 1; 29; &quot;&quot;)" office:value-type="string" office:string-value="Endle/wine-mirror" calcext:value-type="string">
            <text:p>Endle/wine-mirror</text:p>
          </table:table-cell>
        </table:table-row>
        <table:table-row table:style-name="ro1">
          <table:table-cell office:value-type="float" office:value="30826994" calcext:value-type="float">
            <text:p>30826994</text:p>
          </table:table-cell>
          <table:table-cell office:value-type="string" calcext:value-type="string">
            <text:p>https://api.github.com/repos/SynBioDex/libSBOL</text:p>
          </table:table-cell>
          <table:table-cell table:formula="of:=REPLACE([.B2549]; 1; 29; &quot;&quot;)" office:value-type="string" office:string-value="SynBioDex/libSBOL" calcext:value-type="string">
            <text:p>SynBioDex/libSBOL</text:p>
          </table:table-cell>
        </table:table-row>
        <table:table-row table:style-name="ro1">
          <table:table-cell office:value-type="float" office:value="30984660" calcext:value-type="float">
            <text:p>30984660</text:p>
          </table:table-cell>
          <table:table-cell office:value-type="string" calcext:value-type="string">
            <text:p>https://api.github.com/repos/triton/triton-patches</text:p>
          </table:table-cell>
          <table:table-cell table:formula="of:=REPLACE([.B2550]; 1; 29; &quot;&quot;)" office:value-type="string" office:string-value="triton/triton-patches" calcext:value-type="string">
            <text:p>triton/triton-patches</text:p>
          </table:table-cell>
        </table:table-row>
        <table:table-row table:style-name="ro1">
          <table:table-cell office:value-type="float" office:value="30992690" calcext:value-type="float">
            <text:p>30992690</text:p>
          </table:table-cell>
          <table:table-cell office:value-type="string" calcext:value-type="string">
            <text:p>https://api.github.com/repos/sustrik/libdill</text:p>
          </table:table-cell>
          <table:table-cell table:formula="of:=REPLACE([.B2551]; 1; 29; &quot;&quot;)" office:value-type="string" office:string-value="sustrik/libdill" calcext:value-type="string">
            <text:p>sustrik/libdill</text:p>
          </table:table-cell>
        </table:table-row>
        <table:table-row table:style-name="ro1">
          <table:table-cell office:value-type="float" office:value="31025365" calcext:value-type="float">
            <text:p>31025365</text:p>
          </table:table-cell>
          <table:table-cell office:value-type="string" calcext:value-type="string">
            <text:p>https://api.github.com/repos/gkarsay/parlatype</text:p>
          </table:table-cell>
          <table:table-cell table:formula="of:=REPLACE([.B2552]; 1; 29; &quot;&quot;)" office:value-type="string" office:string-value="gkarsay/parlatype" calcext:value-type="string">
            <text:p>gkarsay/parlatype</text:p>
          </table:table-cell>
        </table:table-row>
        <table:table-row table:style-name="ro1">
          <table:table-cell office:value-type="float" office:value="31037396" calcext:value-type="float">
            <text:p>31037396</text:p>
          </table:table-cell>
          <table:table-cell office:value-type="string" calcext:value-type="string">
            <text:p>https://api.github.com/repos/jdolan/ObjectivelyMVC</text:p>
          </table:table-cell>
          <table:table-cell table:formula="of:=REPLACE([.B2553]; 1; 29; &quot;&quot;)" office:value-type="string" office:string-value="jdolan/ObjectivelyMVC" calcext:value-type="string">
            <text:p>jdolan/ObjectivelyMVC</text:p>
          </table:table-cell>
        </table:table-row>
        <table:table-row table:style-name="ro1">
          <table:table-cell office:value-type="float" office:value="31065654" calcext:value-type="float">
            <text:p>31065654</text:p>
          </table:table-cell>
          <table:table-cell office:value-type="string" calcext:value-type="string">
            <text:p>https://api.github.com/repos/dwander/linaro-base</text:p>
          </table:table-cell>
          <table:table-cell table:formula="of:=REPLACE([.B2554]; 1; 29; &quot;&quot;)" office:value-type="string" office:string-value="dwander/linaro-base" calcext:value-type="string">
            <text:p>dwander/linaro-base</text:p>
          </table:table-cell>
        </table:table-row>
        <table:table-row table:style-name="ro1">
          <table:table-cell office:value-type="float" office:value="31102112" calcext:value-type="float">
            <text:p>31102112</text:p>
          </table:table-cell>
          <table:table-cell office:value-type="string" calcext:value-type="string">
            <text:p>https://api.github.com/repos/CESNET/libnetconf2</text:p>
          </table:table-cell>
          <table:table-cell table:formula="of:=REPLACE([.B2555]; 1; 29; &quot;&quot;)" office:value-type="string" office:string-value="CESNET/libnetconf2" calcext:value-type="string">
            <text:p>CESNET/libnetconf2</text:p>
          </table:table-cell>
        </table:table-row>
        <table:table-row table:style-name="ro1">
          <table:table-cell office:value-type="float" office:value="31107958" calcext:value-type="float">
            <text:p>31107958</text:p>
          </table:table-cell>
          <table:table-cell office:value-type="string" calcext:value-type="string">
            <text:p>https://api.github.com/repos/tinus-github/Photoframe</text:p>
          </table:table-cell>
          <table:table-cell table:formula="of:=REPLACE([.B2556]; 1; 29; &quot;&quot;)" office:value-type="string" office:string-value="tinus-github/Photoframe" calcext:value-type="string">
            <text:p>tinus-github/Photoframe</text:p>
          </table:table-cell>
        </table:table-row>
        <table:table-row table:style-name="ro1">
          <table:table-cell office:value-type="float" office:value="31109325" calcext:value-type="float">
            <text:p>31109325</text:p>
          </table:table-cell>
          <table:table-cell office:value-type="string" calcext:value-type="string">
            <text:p>https://api.github.com/repos/aufau/SaberMod</text:p>
          </table:table-cell>
          <table:table-cell table:formula="of:=REPLACE([.B2557]; 1; 29; &quot;&quot;)" office:value-type="string" office:string-value="aufau/SaberMod" calcext:value-type="string">
            <text:p>aufau/SaberMod</text:p>
          </table:table-cell>
        </table:table-row>
        <table:table-row table:style-name="ro1">
          <table:table-cell office:value-type="float" office:value="31150145" calcext:value-type="float">
            <text:p>31150145</text:p>
          </table:table-cell>
          <table:table-cell office:value-type="string" calcext:value-type="string">
            <text:p>https://api.github.com/repos/desaishivam26/Optimus_Osprey</text:p>
          </table:table-cell>
          <table:table-cell table:formula="of:=REPLACE([.B2558]; 1; 29; &quot;&quot;)" office:value-type="string" office:string-value="desaishivam26/Optimus_Osprey" calcext:value-type="string">
            <text:p>desaishivam26/Optimus_Osprey</text:p>
          </table:table-cell>
        </table:table-row>
        <table:table-row table:style-name="ro1">
          <table:table-cell office:value-type="float" office:value="31153054" calcext:value-type="float">
            <text:p>31153054</text:p>
          </table:table-cell>
          <table:table-cell office:value-type="string" calcext:value-type="string">
            <text:p>https://api.github.com/repos/brave/browser-ios</text:p>
          </table:table-cell>
          <table:table-cell table:formula="of:=REPLACE([.B2559]; 1; 29; &quot;&quot;)" office:value-type="string" office:string-value="brave/browser-ios" calcext:value-type="string">
            <text:p>brave/browser-ios</text:p>
          </table:table-cell>
        </table:table-row>
        <table:table-row table:style-name="ro1">
          <table:table-cell office:value-type="float" office:value="31173185" calcext:value-type="float">
            <text:p>31173185</text:p>
          </table:table-cell>
          <table:table-cell office:value-type="string" calcext:value-type="string">
            <text:p>https://api.github.com/repos/APOPHIS9283/Singularity</text:p>
          </table:table-cell>
          <table:table-cell table:formula="of:=REPLACE([.B2560]; 1; 29; &quot;&quot;)" office:value-type="string" office:string-value="APOPHIS9283/Singularity" calcext:value-type="string">
            <text:p>APOPHIS9283/Singularity</text:p>
          </table:table-cell>
        </table:table-row>
        <table:table-row table:style-name="ro1">
          <table:table-cell office:value-type="float" office:value="31219650" calcext:value-type="float">
            <text:p>31219650</text:p>
          </table:table-cell>
          <table:table-cell office:value-type="string" calcext:value-type="string">
            <text:p>https://api.github.com/repos/afosdick/ecen5013</text:p>
          </table:table-cell>
          <table:table-cell table:formula="of:=REPLACE([.B2561]; 1; 29; &quot;&quot;)" office:value-type="string" office:string-value="afosdick/ecen5013" calcext:value-type="string">
            <text:p>afosdick/ecen5013</text:p>
          </table:table-cell>
        </table:table-row>
        <table:table-row table:style-name="ro1">
          <table:table-cell office:value-type="float" office:value="31347797" calcext:value-type="float">
            <text:p>31347797</text:p>
          </table:table-cell>
          <table:table-cell office:value-type="string" calcext:value-type="string">
            <text:p>https://api.github.com/repos/hbirchtree/coffeecutie</text:p>
          </table:table-cell>
          <table:table-cell table:formula="of:=REPLACE([.B2562]; 1; 29; &quot;&quot;)" office:value-type="string" office:string-value="hbirchtree/coffeecutie" calcext:value-type="string">
            <text:p>hbirchtree/coffeecutie</text:p>
          </table:table-cell>
        </table:table-row>
        <table:table-row table:style-name="ro1">
          <table:table-cell office:value-type="float" office:value="31386645" calcext:value-type="float">
            <text:p>31386645</text:p>
          </table:table-cell>
          <table:table-cell office:value-type="string" calcext:value-type="string">
            <text:p>https://api.github.com/repos/tdaede/aom</text:p>
          </table:table-cell>
          <table:table-cell table:formula="of:=REPLACE([.B2563]; 1; 29; &quot;&quot;)" office:value-type="string" office:string-value="tdaede/aom" calcext:value-type="string">
            <text:p>tdaede/aom</text:p>
          </table:table-cell>
        </table:table-row>
        <table:table-row table:style-name="ro1">
          <table:table-cell office:value-type="float" office:value="31409321" calcext:value-type="float">
            <text:p>31409321</text:p>
          </table:table-cell>
          <table:table-cell office:value-type="string" calcext:value-type="string">
            <text:p>https://api.github.com/repos/larmel/lacc</text:p>
          </table:table-cell>
          <table:table-cell table:formula="of:=REPLACE([.B2564]; 1; 29; &quot;&quot;)" office:value-type="string" office:string-value="larmel/lacc" calcext:value-type="string">
            <text:p>larmel/lacc</text:p>
          </table:table-cell>
        </table:table-row>
        <table:table-row table:style-name="ro1">
          <table:table-cell office:value-type="float" office:value="31424602" calcext:value-type="float">
            <text:p>31424602</text:p>
          </table:table-cell>
          <table:table-cell office:value-type="string" calcext:value-type="string">
            <text:p>https://api.github.com/repos/zf2-laser-dev/android_device_asus_msm8916-common</text:p>
          </table:table-cell>
          <table:table-cell table:formula="of:=REPLACE([.B2565]; 1; 29; &quot;&quot;)" office:value-type="string" office:string-value="zf2-laser-dev/android_device_asus_msm8916-common" calcext:value-type="string">
            <text:p>zf2-laser-dev/android_device_asus_msm8916-common</text:p>
          </table:table-cell>
        </table:table-row>
        <table:table-row table:style-name="ro1">
          <table:table-cell office:value-type="float" office:value="31432086" calcext:value-type="float">
            <text:p>31432086</text:p>
          </table:table-cell>
          <table:table-cell office:value-type="string" calcext:value-type="string">
            <text:p>https://api.github.com/repos/RadeonOpenCompute/ROCK-Kernel-Driver</text:p>
          </table:table-cell>
          <table:table-cell table:formula="of:=REPLACE([.B2566]; 1; 29; &quot;&quot;)" office:value-type="string" office:string-value="RadeonOpenCompute/ROCK-Kernel-Driver" calcext:value-type="string">
            <text:p>RadeonOpenCompute/ROCK-Kernel-Driver</text:p>
          </table:table-cell>
        </table:table-row>
        <table:table-row table:style-name="ro1">
          <table:table-cell office:value-type="float" office:value="31447926" calcext:value-type="float">
            <text:p>31447926</text:p>
          </table:table-cell>
          <table:table-cell office:value-type="string" calcext:value-type="string">
            <text:p>https://api.github.com/repos/symless/synergy</text:p>
          </table:table-cell>
          <table:table-cell table:formula="of:=REPLACE([.B2567]; 1; 29; &quot;&quot;)" office:value-type="string" office:string-value="symless/synergy" calcext:value-type="string">
            <text:p>symless/synergy</text:p>
          </table:table-cell>
        </table:table-row>
        <table:table-row table:style-name="ro1">
          <table:table-cell office:value-type="float" office:value="31449162" calcext:value-type="float">
            <text:p>31449162</text:p>
          </table:table-cell>
          <table:table-cell office:value-type="string" calcext:value-type="string">
            <text:p>https://api.github.com/repos/puavo-org/puavo-os</text:p>
          </table:table-cell>
          <table:table-cell table:formula="of:=REPLACE([.B2568]; 1; 29; &quot;&quot;)" office:value-type="string" office:string-value="puavo-org/puavo-os" calcext:value-type="string">
            <text:p>puavo-org/puavo-os</text:p>
          </table:table-cell>
        </table:table-row>
        <table:table-row table:style-name="ro1">
          <table:table-cell office:value-type="float" office:value="31532356" calcext:value-type="float">
            <text:p>31532356</text:p>
          </table:table-cell>
          <table:table-cell office:value-type="string" calcext:value-type="string">
            <text:p>https://api.github.com/repos/GrokImageCompression/gst-plugins-bad</text:p>
          </table:table-cell>
          <table:table-cell table:formula="of:=REPLACE([.B2569]; 1; 29; &quot;&quot;)" office:value-type="string" office:string-value="GrokImageCompression/gst-plugins-bad" calcext:value-type="string">
            <text:p>GrokImageCompression/gst-plugins-bad</text:p>
          </table:table-cell>
        </table:table-row>
        <table:table-row table:style-name="ro1">
          <table:table-cell office:value-type="float" office:value="31545731" calcext:value-type="float">
            <text:p>31545731</text:p>
          </table:table-cell>
          <table:table-cell office:value-type="string" calcext:value-type="string">
            <text:p>https://api.github.com/repos/tanzfisch/Igor</text:p>
          </table:table-cell>
          <table:table-cell table:formula="of:=REPLACE([.B2570]; 1; 29; &quot;&quot;)" office:value-type="string" office:string-value="tanzfisch/Igor" calcext:value-type="string">
            <text:p>tanzfisch/Igor</text:p>
          </table:table-cell>
        </table:table-row>
        <table:table-row table:style-name="ro1">
          <table:table-cell office:value-type="float" office:value="31547489" calcext:value-type="float">
            <text:p>31547489</text:p>
          </table:table-cell>
          <table:table-cell office:value-type="string" calcext:value-type="string">
            <text:p>https://api.github.com/repos/OPM/IFEM</text:p>
          </table:table-cell>
          <table:table-cell table:formula="of:=REPLACE([.B2571]; 1; 29; &quot;&quot;)" office:value-type="string" office:string-value="OPM/IFEM" calcext:value-type="string">
            <text:p>OPM/IFEM</text:p>
          </table:table-cell>
        </table:table-row>
        <table:table-row table:style-name="ro1">
          <table:table-cell office:value-type="float" office:value="31561472" calcext:value-type="float">
            <text:p>31561472</text:p>
          </table:table-cell>
          <table:table-cell office:value-type="string" calcext:value-type="string">
            <text:p>https://api.github.com/repos/MrMetric/block_thingy</text:p>
          </table:table-cell>
          <table:table-cell table:formula="of:=REPLACE([.B2572]; 1; 29; &quot;&quot;)" office:value-type="string" office:string-value="MrMetric/block_thingy" calcext:value-type="string">
            <text:p>MrMetric/block_thingy</text:p>
          </table:table-cell>
        </table:table-row>
        <table:table-row table:style-name="ro1">
          <table:table-cell office:value-type="float" office:value="31564681" calcext:value-type="float">
            <text:p>31564681</text:p>
          </table:table-cell>
          <table:table-cell office:value-type="string" calcext:value-type="string">
            <text:p>https://api.github.com/repos/stvngrcia/holbertonschool-low_level_programming</text:p>
          </table:table-cell>
          <table:table-cell table:formula="of:=REPLACE([.B2573]; 1; 29; &quot;&quot;)" office:value-type="string" office:string-value="stvngrcia/holbertonschool-low_level_programming" calcext:value-type="string">
            <text:p>stvngrcia/holbertonschool-low_level_programming</text:p>
          </table:table-cell>
        </table:table-row>
        <table:table-row table:style-name="ro1">
          <table:table-cell office:value-type="float" office:value="31595559" calcext:value-type="float">
            <text:p>31595559</text:p>
          </table:table-cell>
          <table:table-cell office:value-type="string" calcext:value-type="string">
            <text:p>https://api.github.com/repos/dalzuga/holbertonschool-low_level_programming</text:p>
          </table:table-cell>
          <table:table-cell table:formula="of:=REPLACE([.B2574]; 1; 29; &quot;&quot;)" office:value-type="string" office:string-value="dalzuga/holbertonschool-low_level_programming" calcext:value-type="string">
            <text:p>dalzuga/holbertonschool-low_level_programming</text:p>
          </table:table-cell>
        </table:table-row>
        <table:table-row table:style-name="ro1">
          <table:table-cell office:value-type="float" office:value="31633368" calcext:value-type="float">
            <text:p>31633368</text:p>
          </table:table-cell>
          <table:table-cell office:value-type="string" calcext:value-type="string">
            <text:p>https://api.github.com/repos/sonyxperiadev/device-sony-common</text:p>
          </table:table-cell>
          <table:table-cell table:formula="of:=REPLACE([.B2575]; 1; 29; &quot;&quot;)" office:value-type="string" office:string-value="sonyxperiadev/device-sony-common" calcext:value-type="string">
            <text:p>sonyxperiadev/device-sony-common</text:p>
          </table:table-cell>
        </table:table-row>
        <table:table-row table:style-name="ro1">
          <table:table-cell office:value-type="float" office:value="31644054" calcext:value-type="float">
            <text:p>31644054</text:p>
          </table:table-cell>
          <table:table-cell office:value-type="string" calcext:value-type="string">
            <text:p>https://api.github.com/repos/processhacker2/processhacker2</text:p>
          </table:table-cell>
          <table:table-cell table:formula="of:=REPLACE([.B2576]; 1; 29; &quot;&quot;)" office:value-type="string" office:string-value="processhacker2/processhacker2" calcext:value-type="string">
            <text:p>processhacker2/processhacker2</text:p>
          </table:table-cell>
        </table:table-row>
        <table:table-row table:style-name="ro1">
          <table:table-cell office:value-type="float" office:value="31652154" calcext:value-type="float">
            <text:p>31652154</text:p>
          </table:table-cell>
          <table:table-cell office:value-type="string" calcext:value-type="string">
            <text:p>https://api.github.com/repos/coreboot/chrome-ec</text:p>
          </table:table-cell>
          <table:table-cell table:formula="of:=REPLACE([.B2577]; 1; 29; &quot;&quot;)" office:value-type="string" office:string-value="coreboot/chrome-ec" calcext:value-type="string">
            <text:p>coreboot/chrome-ec</text:p>
          </table:table-cell>
        </table:table-row>
        <table:table-row table:style-name="ro1">
          <table:table-cell office:value-type="float" office:value="31694223" calcext:value-type="float">
            <text:p>31694223</text:p>
          </table:table-cell>
          <table:table-cell office:value-type="string" calcext:value-type="string">
            <text:p>https://api.github.com/repos/KDE/sink</text:p>
          </table:table-cell>
          <table:table-cell table:formula="of:=REPLACE([.B2578]; 1; 29; &quot;&quot;)" office:value-type="string" office:string-value="KDE/sink" calcext:value-type="string">
            <text:p>KDE/sink</text:p>
          </table:table-cell>
        </table:table-row>
        <table:table-row table:style-name="ro1">
          <table:table-cell office:value-type="float" office:value="31749684" calcext:value-type="float">
            <text:p>31749684</text:p>
          </table:table-cell>
          <table:table-cell office:value-type="string" calcext:value-type="string">
            <text:p>https://api.github.com/repos/curl/curl</text:p>
          </table:table-cell>
          <table:table-cell table:formula="of:=REPLACE([.B2579]; 1; 29; &quot;&quot;)" office:value-type="string" office:string-value="curl/curl" calcext:value-type="string">
            <text:p>curl/curl</text:p>
          </table:table-cell>
        </table:table-row>
        <table:table-row table:style-name="ro1">
          <table:table-cell office:value-type="float" office:value="31801482" calcext:value-type="float">
            <text:p>31801482</text:p>
          </table:table-cell>
          <table:table-cell office:value-type="string" calcext:value-type="string">
            <text:p>https://api.github.com/repos/velicanu/gammajettrack</text:p>
          </table:table-cell>
          <table:table-cell table:formula="of:=REPLACE([.B2580]; 1; 29; &quot;&quot;)" office:value-type="string" office:string-value="velicanu/gammajettrack" calcext:value-type="string">
            <text:p>velicanu/gammajettrack</text:p>
          </table:table-cell>
        </table:table-row>
        <table:table-row table:style-name="ro1">
          <table:table-cell office:value-type="float" office:value="31903889" calcext:value-type="float">
            <text:p>31903889</text:p>
          </table:table-cell>
          <table:table-cell office:value-type="string" calcext:value-type="string">
            <text:p>https://api.github.com/repos/andwn/cave-story-md</text:p>
          </table:table-cell>
          <table:table-cell table:formula="of:=REPLACE([.B2581]; 1; 29; &quot;&quot;)" office:value-type="string" office:string-value="andwn/cave-story-md" calcext:value-type="string">
            <text:p>andwn/cave-story-md</text:p>
          </table:table-cell>
        </table:table-row>
        <table:table-row table:style-name="ro1">
          <table:table-cell office:value-type="float" office:value="32265776" calcext:value-type="float">
            <text:p>32265776</text:p>
          </table:table-cell>
          <table:table-cell office:value-type="string" calcext:value-type="string">
            <text:p>https://api.github.com/repos/KhronosGroup/Vulkan-Docs</text:p>
          </table:table-cell>
          <table:table-cell table:formula="of:=REPLACE([.B2582]; 1; 29; &quot;&quot;)" office:value-type="string" office:string-value="KhronosGroup/Vulkan-Docs" calcext:value-type="string">
            <text:p>KhronosGroup/Vulkan-Docs</text:p>
          </table:table-cell>
        </table:table-row>
        <table:table-row table:style-name="ro1">
          <table:table-cell office:value-type="float" office:value="32269528" calcext:value-type="float">
            <text:p>32269528</text:p>
          </table:table-cell>
          <table:table-cell office:value-type="string" calcext:value-type="string">
            <text:p>https://api.github.com/repos/d0k3/GodMode9</text:p>
          </table:table-cell>
          <table:table-cell table:formula="of:=REPLACE([.B2583]; 1; 29; &quot;&quot;)" office:value-type="string" office:string-value="d0k3/GodMode9" calcext:value-type="string">
            <text:p>d0k3/GodMode9</text:p>
          </table:table-cell>
        </table:table-row>
        <table:table-row table:style-name="ro1">
          <table:table-cell office:value-type="float" office:value="32340115" calcext:value-type="float">
            <text:p>32340115</text:p>
          </table:table-cell>
          <table:table-cell office:value-type="string" calcext:value-type="string">
            <text:p>https://api.github.com/repos/ambiata/tinfoil</text:p>
          </table:table-cell>
          <table:table-cell table:formula="of:=REPLACE([.B2584]; 1; 29; &quot;&quot;)" office:value-type="string" office:string-value="ambiata/tinfoil" calcext:value-type="string">
            <text:p>ambiata/tinfoil</text:p>
          </table:table-cell>
        </table:table-row>
        <table:table-row table:style-name="ro1">
          <table:table-cell office:value-type="float" office:value="32445132" calcext:value-type="float">
            <text:p>32445132</text:p>
          </table:table-cell>
          <table:table-cell office:value-type="string" calcext:value-type="string">
            <text:p>https://api.github.com/repos/simondlevy/BreezySTM32</text:p>
          </table:table-cell>
          <table:table-cell table:formula="of:=REPLACE([.B2585]; 1; 29; &quot;&quot;)" office:value-type="string" office:string-value="simondlevy/BreezySTM32" calcext:value-type="string">
            <text:p>simondlevy/BreezySTM32</text:p>
          </table:table-cell>
        </table:table-row>
        <table:table-row table:style-name="ro1">
          <table:table-cell office:value-type="float" office:value="32521419" calcext:value-type="float">
            <text:p>32521419</text:p>
          </table:table-cell>
          <table:table-cell office:value-type="string" calcext:value-type="string">
            <text:p>https://api.github.com/repos/ryan-andri/android_kernel_motoe</text:p>
          </table:table-cell>
          <table:table-cell table:formula="of:=REPLACE([.B2586]; 1; 29; &quot;&quot;)" office:value-type="string" office:string-value="ryan-andri/android_kernel_motoe" calcext:value-type="string">
            <text:p>ryan-andri/android_kernel_motoe</text:p>
          </table:table-cell>
        </table:table-row>
        <table:table-row table:style-name="ro1">
          <table:table-cell office:value-type="float" office:value="32544422" calcext:value-type="float">
            <text:p>32544422</text:p>
          </table:table-cell>
          <table:table-cell office:value-type="string" calcext:value-type="string">
            <text:p>https://api.github.com/repos/ARM-software/CMSIS_5</text:p>
          </table:table-cell>
          <table:table-cell table:formula="of:=REPLACE([.B2587]; 1; 29; &quot;&quot;)" office:value-type="string" office:string-value="ARM-software/CMSIS_5" calcext:value-type="string">
            <text:p>ARM-software/CMSIS_5</text:p>
          </table:table-cell>
        </table:table-row>
        <table:table-row table:style-name="ro1">
          <table:table-cell office:value-type="float" office:value="32653012" calcext:value-type="float">
            <text:p>32653012</text:p>
          </table:table-cell>
          <table:table-cell office:value-type="string" calcext:value-type="string">
            <text:p>https://api.github.com/repos/clearlinux/swupd-client</text:p>
          </table:table-cell>
          <table:table-cell table:formula="of:=REPLACE([.B2588]; 1; 29; &quot;&quot;)" office:value-type="string" office:string-value="clearlinux/swupd-client" calcext:value-type="string">
            <text:p>clearlinux/swupd-client</text:p>
          </table:table-cell>
        </table:table-row>
        <table:table-row table:style-name="ro1">
          <table:table-cell office:value-type="float" office:value="32709622" calcext:value-type="float">
            <text:p>32709622</text:p>
          </table:table-cell>
          <table:table-cell office:value-type="string" calcext:value-type="string">
            <text:p>https://api.github.com/repos/saschahauer/barebox</text:p>
          </table:table-cell>
          <table:table-cell table:formula="of:=REPLACE([.B2589]; 1; 29; &quot;&quot;)" office:value-type="string" office:string-value="saschahauer/barebox" calcext:value-type="string">
            <text:p>saschahauer/barebox</text:p>
          </table:table-cell>
        </table:table-row>
        <table:table-row table:style-name="ro1">
          <table:table-cell office:value-type="float" office:value="32748664" calcext:value-type="float">
            <text:p>32748664</text:p>
          </table:table-cell>
          <table:table-cell office:value-type="string" calcext:value-type="string">
            <text:p>https://api.github.com/repos/saminiir/level-ip</text:p>
          </table:table-cell>
          <table:table-cell table:formula="of:=REPLACE([.B2590]; 1; 29; &quot;&quot;)" office:value-type="string" office:string-value="saminiir/level-ip" calcext:value-type="string">
            <text:p>saminiir/level-ip</text:p>
          </table:table-cell>
        </table:table-row>
        <table:table-row table:style-name="ro1">
          <table:table-cell office:value-type="float" office:value="32748859" calcext:value-type="float">
            <text:p>32748859</text:p>
          </table:table-cell>
          <table:table-cell office:value-type="string" calcext:value-type="string">
            <text:p>https://api.github.com/repos/apple/swift-compiler-rt</text:p>
          </table:table-cell>
          <table:table-cell table:formula="of:=REPLACE([.B2591]; 1; 29; &quot;&quot;)" office:value-type="string" office:string-value="apple/swift-compiler-rt" calcext:value-type="string">
            <text:p>apple/swift-compiler-rt</text:p>
          </table:table-cell>
        </table:table-row>
        <table:table-row table:style-name="ro1">
          <table:table-cell office:value-type="float" office:value="32751706" calcext:value-type="float">
            <text:p>32751706</text:p>
          </table:table-cell>
          <table:table-cell office:value-type="string" calcext:value-type="string">
            <text:p>https://api.github.com/repos/OSEC-pl/backports-iwlwifi</text:p>
          </table:table-cell>
          <table:table-cell table:formula="of:=REPLACE([.B2592]; 1; 29; &quot;&quot;)" office:value-type="string" office:string-value="OSEC-pl/backports-iwlwifi" calcext:value-type="string">
            <text:p>OSEC-pl/backports-iwlwifi</text:p>
          </table:table-cell>
        </table:table-row>
        <table:table-row table:style-name="ro1">
          <table:table-cell office:value-type="float" office:value="32763064" calcext:value-type="float">
            <text:p>32763064</text:p>
          </table:table-cell>
          <table:table-cell office:value-type="string" calcext:value-type="string">
            <text:p>https://api.github.com/repos/NERSC/shifter</text:p>
          </table:table-cell>
          <table:table-cell table:formula="of:=REPLACE([.B2593]; 1; 29; &quot;&quot;)" office:value-type="string" office:string-value="NERSC/shifter" calcext:value-type="string">
            <text:p>NERSC/shifter</text:p>
          </table:table-cell>
        </table:table-row>
        <table:table-row table:style-name="ro1">
          <table:table-cell office:value-type="float" office:value="32768866" calcext:value-type="float">
            <text:p>32768866</text:p>
          </table:table-cell>
          <table:table-cell office:value-type="string" calcext:value-type="string">
            <text:p>https://api.github.com/repos/wkliao/parallel-netcdf</text:p>
          </table:table-cell>
          <table:table-cell table:formula="of:=REPLACE([.B2594]; 1; 29; &quot;&quot;)" office:value-type="string" office:string-value="wkliao/parallel-netcdf" calcext:value-type="string">
            <text:p>wkliao/parallel-netcdf</text:p>
          </table:table-cell>
        </table:table-row>
        <table:table-row table:style-name="ro1">
          <table:table-cell office:value-type="float" office:value="32876907" calcext:value-type="float">
            <text:p>32876907</text:p>
          </table:table-cell>
          <table:table-cell office:value-type="string" calcext:value-type="string">
            <text:p>https://api.github.com/repos/svn2github/vice-emu</text:p>
          </table:table-cell>
          <table:table-cell table:formula="of:=REPLACE([.B2595]; 1; 29; &quot;&quot;)" office:value-type="string" office:string-value="svn2github/vice-emu" calcext:value-type="string">
            <text:p>svn2github/vice-emu</text:p>
          </table:table-cell>
        </table:table-row>
        <table:table-row table:style-name="ro1">
          <table:table-cell office:value-type="float" office:value="32959757" calcext:value-type="float">
            <text:p>32959757</text:p>
          </table:table-cell>
          <table:table-cell office:value-type="string" calcext:value-type="string">
            <text:p>https://api.github.com/repos/CESNET/Netopeer2</text:p>
          </table:table-cell>
          <table:table-cell table:formula="of:=REPLACE([.B2596]; 1; 29; &quot;&quot;)" office:value-type="string" office:string-value="CESNET/Netopeer2" calcext:value-type="string">
            <text:p>CESNET/Netopeer2</text:p>
          </table:table-cell>
        </table:table-row>
        <table:table-row table:style-name="ro1">
          <table:table-cell office:value-type="float" office:value="33052488" calcext:value-type="float">
            <text:p>33052488</text:p>
          </table:table-cell>
          <table:table-cell office:value-type="string" calcext:value-type="string">
            <text:p>https://api.github.com/repos/opendatakit/services</text:p>
          </table:table-cell>
          <table:table-cell table:formula="of:=REPLACE([.B2597]; 1; 29; &quot;&quot;)" office:value-type="string" office:string-value="opendatakit/services" calcext:value-type="string">
            <text:p>opendatakit/services</text:p>
          </table:table-cell>
        </table:table-row>
        <table:table-row table:style-name="ro1">
          <table:table-cell office:value-type="float" office:value="33173036" calcext:value-type="float">
            <text:p>33173036</text:p>
          </table:table-cell>
          <table:table-cell office:value-type="string" calcext:value-type="string">
            <text:p>https://api.github.com/repos/neomutt/neomutt</text:p>
          </table:table-cell>
          <table:table-cell table:formula="of:=REPLACE([.B2598]; 1; 29; &quot;&quot;)" office:value-type="string" office:string-value="neomutt/neomutt" calcext:value-type="string">
            <text:p>neomutt/neomutt</text:p>
          </table:table-cell>
        </table:table-row>
        <table:table-row table:style-name="ro1">
          <table:table-cell office:value-type="float" office:value="33301351" calcext:value-type="float">
            <text:p>33301351</text:p>
          </table:table-cell>
          <table:table-cell office:value-type="string" calcext:value-type="string">
            <text:p>https://api.github.com/repos/NEAT-project/neat</text:p>
          </table:table-cell>
          <table:table-cell table:formula="of:=REPLACE([.B2599]; 1; 29; &quot;&quot;)" office:value-type="string" office:string-value="NEAT-project/neat" calcext:value-type="string">
            <text:p>NEAT-project/neat</text:p>
          </table:table-cell>
        </table:table-row>
        <table:table-row table:style-name="ro1">
          <table:table-cell office:value-type="float" office:value="33305716" calcext:value-type="float">
            <text:p>33305716</text:p>
          </table:table-cell>
          <table:table-cell office:value-type="string" calcext:value-type="string">
            <text:p>https://api.github.com/repos/apache/incubator-mynewt-core</text:p>
          </table:table-cell>
          <table:table-cell table:formula="of:=REPLACE([.B2600]; 1; 29; &quot;&quot;)" office:value-type="string" office:string-value="apache/incubator-mynewt-core" calcext:value-type="string">
            <text:p>apache/incubator-mynewt-core</text:p>
          </table:table-cell>
        </table:table-row>
        <table:table-row table:style-name="ro1">
          <table:table-cell office:value-type="float" office:value="33306685" calcext:value-type="float">
            <text:p>33306685</text:p>
          </table:table-cell>
          <table:table-cell office:value-type="string" calcext:value-type="string">
            <text:p>https://api.github.com/repos/uwplse/herbgrind</text:p>
          </table:table-cell>
          <table:table-cell table:formula="of:=REPLACE([.B2601]; 1; 29; &quot;&quot;)" office:value-type="string" office:string-value="uwplse/herbgrind" calcext:value-type="string">
            <text:p>uwplse/herbgrind</text:p>
          </table:table-cell>
        </table:table-row>
        <table:table-row table:style-name="ro1">
          <table:table-cell office:value-type="float" office:value="33607942" calcext:value-type="float">
            <text:p>33607942</text:p>
          </table:table-cell>
          <table:table-cell office:value-type="string" calcext:value-type="string">
            <text:p>https://api.github.com/repos/ICB-DCM/AMICI</text:p>
          </table:table-cell>
          <table:table-cell table:formula="of:=REPLACE([.B2602]; 1; 29; &quot;&quot;)" office:value-type="string" office:string-value="ICB-DCM/AMICI" calcext:value-type="string">
            <text:p>ICB-DCM/AMICI</text:p>
          </table:table-cell>
        </table:table-row>
        <table:table-row table:style-name="ro1">
          <table:table-cell office:value-type="float" office:value="33625015" calcext:value-type="float">
            <text:p>33625015</text:p>
          </table:table-cell>
          <table:table-cell office:value-type="string" calcext:value-type="string">
            <text:p>https://api.github.com/repos/ikeydoherty/clr-boot-manager</text:p>
          </table:table-cell>
          <table:table-cell table:formula="of:=REPLACE([.B2603]; 1; 29; &quot;&quot;)" office:value-type="string" office:string-value="ikeydoherty/clr-boot-manager" calcext:value-type="string">
            <text:p>ikeydoherty/clr-boot-manager</text:p>
          </table:table-cell>
        </table:table-row>
        <table:table-row table:style-name="ro1">
          <table:table-cell office:value-type="float" office:value="33633034" calcext:value-type="float">
            <text:p>33633034</text:p>
          </table:table-cell>
          <table:table-cell office:value-type="string" calcext:value-type="string">
            <text:p>https://api.github.com/repos/apple/cups</text:p>
          </table:table-cell>
          <table:table-cell table:formula="of:=REPLACE([.B2604]; 1; 29; &quot;&quot;)" office:value-type="string" office:string-value="apple/cups" calcext:value-type="string">
            <text:p>apple/cups</text:p>
          </table:table-cell>
        </table:table-row>
        <table:table-row table:style-name="ro1">
          <table:table-cell office:value-type="float" office:value="33842856" calcext:value-type="float">
            <text:p>33842856</text:p>
          </table:table-cell>
          <table:table-cell office:value-type="string" calcext:value-type="string">
            <text:p>https://api.github.com/repos/MarvellEmbeddedProcessors/edk2-open-platform</text:p>
          </table:table-cell>
          <table:table-cell table:formula="of:=REPLACE([.B2605]; 1; 29; &quot;&quot;)" office:value-type="string" office:string-value="MarvellEmbeddedProcessors/edk2-open-platform" calcext:value-type="string">
            <text:p>MarvellEmbeddedProcessors/edk2-open-platform</text:p>
          </table:table-cell>
        </table:table-row>
        <table:table-row table:style-name="ro1">
          <table:table-cell office:value-type="float" office:value="33870184" calcext:value-type="float">
            <text:p>33870184</text:p>
          </table:table-cell>
          <table:table-cell office:value-type="string" calcext:value-type="string">
            <text:p>https://api.github.com/repos/1984not-GmbH/molch</text:p>
          </table:table-cell>
          <table:table-cell table:formula="of:=REPLACE([.B2606]; 1; 29; &quot;&quot;)" office:value-type="string" office:string-value="1984not-GmbH/molch" calcext:value-type="string">
            <text:p>1984not-GmbH/molch</text:p>
          </table:table-cell>
        </table:table-row>
        <table:table-row table:style-name="ro1">
          <table:table-cell office:value-type="float" office:value="33982207" calcext:value-type="float">
            <text:p>33982207</text:p>
          </table:table-cell>
          <table:table-cell office:value-type="string" calcext:value-type="string">
            <text:p>https://api.github.com/repos/citusdata/citus</text:p>
          </table:table-cell>
          <table:table-cell table:formula="of:=REPLACE([.B2607]; 1; 29; &quot;&quot;)" office:value-type="string" office:string-value="citusdata/citus" calcext:value-type="string">
            <text:p>citusdata/citus</text:p>
          </table:table-cell>
        </table:table-row>
        <table:table-row table:style-name="ro1">
          <table:table-cell office:value-type="float" office:value="33984553" calcext:value-type="float">
            <text:p>33984553</text:p>
          </table:table-cell>
          <table:table-cell office:value-type="string" calcext:value-type="string">
            <text:p>https://api.github.com/repos/ostreedev/ostree</text:p>
          </table:table-cell>
          <table:table-cell table:formula="of:=REPLACE([.B2608]; 1; 29; &quot;&quot;)" office:value-type="string" office:string-value="ostreedev/ostree" calcext:value-type="string">
            <text:p>ostreedev/ostree</text:p>
          </table:table-cell>
        </table:table-row>
        <table:table-row table:style-name="ro1">
          <table:table-cell office:value-type="float" office:value="34131862" calcext:value-type="float">
            <text:p>34131862</text:p>
          </table:table-cell>
          <table:table-cell office:value-type="string" calcext:value-type="string">
            <text:p>https://api.github.com/repos/CamFlow/camflow-dev</text:p>
          </table:table-cell>
          <table:table-cell table:formula="of:=REPLACE([.B2609]; 1; 29; &quot;&quot;)" office:value-type="string" office:string-value="CamFlow/camflow-dev" calcext:value-type="string">
            <text:p>CamFlow/camflow-dev</text:p>
          </table:table-cell>
        </table:table-row>
        <table:table-row table:style-name="ro1">
          <table:table-cell office:value-type="float" office:value="34397253" calcext:value-type="float">
            <text:p>34397253</text:p>
          </table:table-cell>
          <table:table-cell office:value-type="string" calcext:value-type="string">
            <text:p>https://api.github.com/repos/Qfusion/qfusion</text:p>
          </table:table-cell>
          <table:table-cell table:formula="of:=REPLACE([.B2610]; 1; 29; &quot;&quot;)" office:value-type="string" office:string-value="Qfusion/qfusion" calcext:value-type="string">
            <text:p>Qfusion/qfusion</text:p>
          </table:table-cell>
        </table:table-row>
        <table:table-row table:style-name="ro1">
          <table:table-cell office:value-type="float" office:value="34451990" calcext:value-type="float">
            <text:p>34451990</text:p>
          </table:table-cell>
          <table:table-cell office:value-type="string" calcext:value-type="string">
            <text:p>https://api.github.com/repos/colmap/colmap</text:p>
          </table:table-cell>
          <table:table-cell table:formula="of:=REPLACE([.B2611]; 1; 29; &quot;&quot;)" office:value-type="string" office:string-value="colmap/colmap" calcext:value-type="string">
            <text:p>colmap/colmap</text:p>
          </table:table-cell>
        </table:table-row>
        <table:table-row table:style-name="ro1">
          <table:table-cell office:value-type="float" office:value="34552358" calcext:value-type="float">
            <text:p>34552358</text:p>
          </table:table-cell>
          <table:table-cell office:value-type="string" calcext:value-type="string">
            <text:p>https://api.github.com/repos/Robotips/rtprog</text:p>
          </table:table-cell>
          <table:table-cell table:formula="of:=REPLACE([.B2612]; 1; 29; &quot;&quot;)" office:value-type="string" office:string-value="Robotips/rtprog" calcext:value-type="string">
            <text:p>Robotips/rtprog</text:p>
          </table:table-cell>
        </table:table-row>
        <table:table-row table:style-name="ro1">
          <table:table-cell office:value-type="float" office:value="34633985" calcext:value-type="float">
            <text:p>34633985</text:p>
          </table:table-cell>
          <table:table-cell office:value-type="string" calcext:value-type="string">
            <text:p>https://api.github.com/repos/fjuhec/blender</text:p>
          </table:table-cell>
          <table:table-cell table:formula="of:=REPLACE([.B2613]; 1; 29; &quot;&quot;)" office:value-type="string" office:string-value="fjuhec/blender" calcext:value-type="string">
            <text:p>fjuhec/blender</text:p>
          </table:table-cell>
        </table:table-row>
        <table:table-row table:style-name="ro1">
          <table:table-cell office:value-type="float" office:value="34699729" calcext:value-type="float">
            <text:p>34699729</text:p>
          </table:table-cell>
          <table:table-cell office:value-type="string" calcext:value-type="string">
            <text:p>https://api.github.com/repos/250lth/lth_learning</text:p>
          </table:table-cell>
          <table:table-cell table:formula="of:=REPLACE([.B2614]; 1; 29; &quot;&quot;)" office:value-type="string" office:string-value="250lth/lth_learning" calcext:value-type="string">
            <text:p>250lth/lth_learning</text:p>
          </table:table-cell>
        </table:table-row>
        <table:table-row table:style-name="ro1">
          <table:table-cell office:value-type="float" office:value="34733080" calcext:value-type="float">
            <text:p>34733080</text:p>
          </table:table-cell>
          <table:table-cell office:value-type="string" calcext:value-type="string">
            <text:p>https://api.github.com/repos/DeviationTX/deviation</text:p>
          </table:table-cell>
          <table:table-cell table:formula="of:=REPLACE([.B2615]; 1; 29; &quot;&quot;)" office:value-type="string" office:string-value="DeviationTX/deviation" calcext:value-type="string">
            <text:p>DeviationTX/deviation</text:p>
          </table:table-cell>
        </table:table-row>
        <table:table-row table:style-name="ro1">
          <table:table-cell office:value-type="float" office:value="34758868" calcext:value-type="float">
            <text:p>34758868</text:p>
          </table:table-cell>
          <table:table-cell office:value-type="string" calcext:value-type="string">
            <text:p>https://api.github.com/repos/bacondropped/bacontools</text:p>
          </table:table-cell>
          <table:table-cell table:formula="of:=REPLACE([.B2616]; 1; 29; &quot;&quot;)" office:value-type="string" office:string-value="bacondropped/bacontools" calcext:value-type="string">
            <text:p>bacondropped/bacontools</text:p>
          </table:table-cell>
        </table:table-row>
        <table:table-row table:style-name="ro1">
          <table:table-cell office:value-type="float" office:value="34829026" calcext:value-type="float">
            <text:p>34829026</text:p>
          </table:table-cell>
          <table:table-cell office:value-type="string" calcext:value-type="string">
            <text:p>https://api.github.com/repos/Librevault/librevault</text:p>
          </table:table-cell>
          <table:table-cell table:formula="of:=REPLACE([.B2617]; 1; 29; &quot;&quot;)" office:value-type="string" office:string-value="Librevault/librevault" calcext:value-type="string">
            <text:p>Librevault/librevault</text:p>
          </table:table-cell>
        </table:table-row>
        <table:table-row table:style-name="ro1">
          <table:table-cell office:value-type="float" office:value="34848698" calcext:value-type="float">
            <text:p>34848698</text:p>
          </table:table-cell>
          <table:table-cell office:value-type="string" calcext:value-type="string">
            <text:p>https://api.github.com/repos/forGGe/theCore</text:p>
          </table:table-cell>
          <table:table-cell table:formula="of:=REPLACE([.B2618]; 1; 29; &quot;&quot;)" office:value-type="string" office:string-value="forGGe/theCore" calcext:value-type="string">
            <text:p>forGGe/theCore</text:p>
          </table:table-cell>
        </table:table-row>
        <table:table-row table:style-name="ro1">
          <table:table-cell office:value-type="float" office:value="34896241" calcext:value-type="float">
            <text:p>34896241</text:p>
          </table:table-cell>
          <table:table-cell office:value-type="string" calcext:value-type="string">
            <text:p>https://api.github.com/repos/svn2github/nikkhokkho</text:p>
          </table:table-cell>
          <table:table-cell table:formula="of:=REPLACE([.B2619]; 1; 29; &quot;&quot;)" office:value-type="string" office:string-value="svn2github/nikkhokkho" calcext:value-type="string">
            <text:p>svn2github/nikkhokkho</text:p>
          </table:table-cell>
        </table:table-row>
        <table:table-row table:style-name="ro1">
          <table:table-cell office:value-type="float" office:value="34997210" calcext:value-type="float">
            <text:p>34997210</text:p>
          </table:table-cell>
          <table:table-cell office:value-type="string" calcext:value-type="string">
            <text:p>https://api.github.com/repos/lhmouse/mcfgthread</text:p>
          </table:table-cell>
          <table:table-cell table:formula="of:=REPLACE([.B2620]; 1; 29; &quot;&quot;)" office:value-type="string" office:string-value="lhmouse/mcfgthread" calcext:value-type="string">
            <text:p>lhmouse/mcfgthread</text:p>
          </table:table-cell>
        </table:table-row>
        <table:table-row table:style-name="ro1">
          <table:table-cell office:value-type="float" office:value="35133514" calcext:value-type="float">
            <text:p>35133514</text:p>
          </table:table-cell>
          <table:table-cell office:value-type="string" calcext:value-type="string">
            <text:p>https://api.github.com/repos/ab25cq/clover2</text:p>
          </table:table-cell>
          <table:table-cell table:formula="of:=REPLACE([.B2621]; 1; 29; &quot;&quot;)" office:value-type="string" office:string-value="ab25cq/clover2" calcext:value-type="string">
            <text:p>ab25cq/clover2</text:p>
          </table:table-cell>
        </table:table-row>
        <table:table-row table:style-name="ro1">
          <table:table-cell office:value-type="float" office:value="35139948" calcext:value-type="float">
            <text:p>35139948</text:p>
          </table:table-cell>
          <table:table-cell office:value-type="string" calcext:value-type="string">
            <text:p>https://api.github.com/repos/JFLarvoire/SysToolsLib</text:p>
          </table:table-cell>
          <table:table-cell table:formula="of:=REPLACE([.B2622]; 1; 29; &quot;&quot;)" office:value-type="string" office:string-value="JFLarvoire/SysToolsLib" calcext:value-type="string">
            <text:p>JFLarvoire/SysToolsLib</text:p>
          </table:table-cell>
        </table:table-row>
        <table:table-row table:style-name="ro1">
          <table:table-cell office:value-type="float" office:value="35331046" calcext:value-type="float">
            <text:p>35331046</text:p>
          </table:table-cell>
          <table:table-cell office:value-type="string" calcext:value-type="string">
            <text:p>https://api.github.com/repos/lucianodato/noise-repellent</text:p>
          </table:table-cell>
          <table:table-cell table:formula="of:=REPLACE([.B2623]; 1; 29; &quot;&quot;)" office:value-type="string" office:string-value="lucianodato/noise-repellent" calcext:value-type="string">
            <text:p>lucianodato/noise-repellent</text:p>
          </table:table-cell>
        </table:table-row>
        <table:table-row table:style-name="ro1">
          <table:table-cell office:value-type="float" office:value="35447907" calcext:value-type="float">
            <text:p>35447907</text:p>
          </table:table-cell>
          <table:table-cell office:value-type="string" calcext:value-type="string">
            <text:p>https://api.github.com/repos/cahirwpz/mimiker</text:p>
          </table:table-cell>
          <table:table-cell table:formula="of:=REPLACE([.B2624]; 1; 29; &quot;&quot;)" office:value-type="string" office:string-value="cahirwpz/mimiker" calcext:value-type="string">
            <text:p>cahirwpz/mimiker</text:p>
          </table:table-cell>
        </table:table-row>
        <table:table-row table:style-name="ro1">
          <table:table-cell office:value-type="float" office:value="35880661" calcext:value-type="float">
            <text:p>35880661</text:p>
          </table:table-cell>
          <table:table-cell office:value-type="string" calcext:value-type="string">
            <text:p>https://api.github.com/repos/myriadrf/LimeSuite</text:p>
          </table:table-cell>
          <table:table-cell table:formula="of:=REPLACE([.B2625]; 1; 29; &quot;&quot;)" office:value-type="string" office:string-value="myriadrf/LimeSuite" calcext:value-type="string">
            <text:p>myriadrf/LimeSuite</text:p>
          </table:table-cell>
        </table:table-row>
        <table:table-row table:style-name="ro1">
          <table:table-cell office:value-type="float" office:value="35894005" calcext:value-type="float">
            <text:p>35894005</text:p>
          </table:table-cell>
          <table:table-cell office:value-type="string" calcext:value-type="string">
            <text:p>https://api.github.com/repos/saprykin/plibsys</text:p>
          </table:table-cell>
          <table:table-cell table:formula="of:=REPLACE([.B2626]; 1; 29; &quot;&quot;)" office:value-type="string" office:string-value="saprykin/plibsys" calcext:value-type="string">
            <text:p>saprykin/plibsys</text:p>
          </table:table-cell>
        </table:table-row>
        <table:table-row table:style-name="ro1">
          <table:table-cell office:value-type="float" office:value="36090873" calcext:value-type="float">
            <text:p>36090873</text:p>
          </table:table-cell>
          <table:table-cell office:value-type="string" calcext:value-type="string">
            <text:p>https://api.github.com/repos/cmgraff/grafland</text:p>
          </table:table-cell>
          <table:table-cell table:formula="of:=REPLACE([.B2627]; 1; 29; &quot;&quot;)" office:value-type="string" office:string-value="cmgraff/grafland" calcext:value-type="string">
            <text:p>cmgraff/grafland</text:p>
          </table:table-cell>
        </table:table-row>
        <table:table-row table:style-name="ro1">
          <table:table-cell office:value-type="float" office:value="36601683" calcext:value-type="float">
            <text:p>36601683</text:p>
          </table:table-cell>
          <table:table-cell office:value-type="string" calcext:value-type="string">
            <text:p>https://api.github.com/repos/inilabs/caer</text:p>
          </table:table-cell>
          <table:table-cell table:formula="of:=REPLACE([.B2628]; 1; 29; &quot;&quot;)" office:value-type="string" office:string-value="inilabs/caer" calcext:value-type="string">
            <text:p>inilabs/caer</text:p>
          </table:table-cell>
        </table:table-row>
        <table:table-row table:style-name="ro1">
          <table:table-cell office:value-type="float" office:value="36604337" calcext:value-type="float">
            <text:p>36604337</text:p>
          </table:table-cell>
          <table:table-cell office:value-type="string" calcext:value-type="string">
            <text:p>https://api.github.com/repos/dynamotn/hostap-r8188eu</text:p>
          </table:table-cell>
          <table:table-cell table:formula="of:=REPLACE([.B2629]; 1; 29; &quot;&quot;)" office:value-type="string" office:string-value="dynamotn/hostap-r8188eu" calcext:value-type="string">
            <text:p>dynamotn/hostap-r8188eu</text:p>
          </table:table-cell>
        </table:table-row>
        <table:table-row table:style-name="ro1">
          <table:table-cell office:value-type="float" office:value="36606315" calcext:value-type="float">
            <text:p>36606315</text:p>
          </table:table-cell>
          <table:table-cell office:value-type="string" calcext:value-type="string">
            <text:p>https://api.github.com/repos/inilabs/libcaer</text:p>
          </table:table-cell>
          <table:table-cell table:formula="of:=REPLACE([.B2630]; 1; 29; &quot;&quot;)" office:value-type="string" office:string-value="inilabs/libcaer" calcext:value-type="string">
            <text:p>inilabs/libcaer</text:p>
          </table:table-cell>
        </table:table-row>
        <table:table-row table:style-name="ro1">
          <table:table-cell office:value-type="float" office:value="36737981" calcext:value-type="float">
            <text:p>36737981</text:p>
          </table:table-cell>
          <table:table-cell office:value-type="string" calcext:value-type="string">
            <text:p>https://api.github.com/repos/lede-project/source</text:p>
          </table:table-cell>
          <table:table-cell table:formula="of:=REPLACE([.B2631]; 1; 29; &quot;&quot;)" office:value-type="string" office:string-value="lede-project/source" calcext:value-type="string">
            <text:p>lede-project/source</text:p>
          </table:table-cell>
        </table:table-row>
        <table:table-row table:style-name="ro1">
          <table:table-cell office:value-type="float" office:value="36765734" calcext:value-type="float">
            <text:p>36765734</text:p>
          </table:table-cell>
          <table:table-cell office:value-type="string" calcext:value-type="string">
            <text:p>https://api.github.com/repos/simgrid/simgrid</text:p>
          </table:table-cell>
          <table:table-cell table:formula="of:=REPLACE([.B2632]; 1; 29; &quot;&quot;)" office:value-type="string" office:string-value="simgrid/simgrid" calcext:value-type="string">
            <text:p>simgrid/simgrid</text:p>
          </table:table-cell>
        </table:table-row>
        <table:table-row table:style-name="ro1">
          <table:table-cell office:value-type="float" office:value="36869490" calcext:value-type="float">
            <text:p>36869490</text:p>
          </table:table-cell>
          <table:table-cell office:value-type="string" calcext:value-type="string">
            <text:p>https://api.github.com/repos/alexey6600/mm_sony_tetra_3.14</text:p>
          </table:table-cell>
          <table:table-cell table:formula="of:=REPLACE([.B2633]; 1; 29; &quot;&quot;)" office:value-type="string" office:string-value="alexey6600/mm_sony_tetra_3.14" calcext:value-type="string">
            <text:p>alexey6600/mm_sony_tetra_3.14</text:p>
          </table:table-cell>
        </table:table-row>
        <table:table-row table:style-name="ro1">
          <table:table-cell office:value-type="float" office:value="37030429" calcext:value-type="float">
            <text:p>37030429</text:p>
          </table:table-cell>
          <table:table-cell office:value-type="string" calcext:value-type="string">
            <text:p>https://api.github.com/repos/dwander/Linaro_base_3.10.y</text:p>
          </table:table-cell>
          <table:table-cell table:formula="of:=REPLACE([.B2634]; 1; 29; &quot;&quot;)" office:value-type="string" office:string-value="dwander/Linaro_base_3.10.y" calcext:value-type="string">
            <text:p>dwander/Linaro_base_3.10.y</text:p>
          </table:table-cell>
        </table:table-row>
        <table:table-row table:style-name="ro1">
          <table:table-cell office:value-type="float" office:value="37070672" calcext:value-type="float">
            <text:p>37070672</text:p>
          </table:table-cell>
          <table:table-cell office:value-type="string" calcext:value-type="string">
            <text:p>https://api.github.com/repos/canpie/canpie</text:p>
          </table:table-cell>
          <table:table-cell table:formula="of:=REPLACE([.B2635]; 1; 29; &quot;&quot;)" office:value-type="string" office:string-value="canpie/canpie" calcext:value-type="string">
            <text:p>canpie/canpie</text:p>
          </table:table-cell>
        </table:table-row>
        <table:table-row table:style-name="ro1">
          <table:table-cell office:value-type="float" office:value="37297429" calcext:value-type="float">
            <text:p>37297429</text:p>
          </table:table-cell>
          <table:table-cell office:value-type="string" calcext:value-type="string">
            <text:p>https://api.github.com/repos/flatpak/flatpak</text:p>
          </table:table-cell>
          <table:table-cell table:formula="of:=REPLACE([.B2636]; 1; 29; &quot;&quot;)" office:value-type="string" office:string-value="flatpak/flatpak" calcext:value-type="string">
            <text:p>flatpak/flatpak</text:p>
          </table:table-cell>
        </table:table-row>
        <table:table-row table:style-name="ro1">
          <table:table-cell office:value-type="float" office:value="37299867" calcext:value-type="float">
            <text:p>37299867</text:p>
          </table:table-cell>
          <table:table-cell office:value-type="string" calcext:value-type="string">
            <text:p>https://api.github.com/repos/RedisLabsModules/RediSearch</text:p>
          </table:table-cell>
          <table:table-cell table:formula="of:=REPLACE([.B2637]; 1; 29; &quot;&quot;)" office:value-type="string" office:string-value="RedisLabsModules/RediSearch" calcext:value-type="string">
            <text:p>RedisLabsModules/RediSearch</text:p>
          </table:table-cell>
        </table:table-row>
        <table:table-row table:style-name="ro1">
          <table:table-cell office:value-type="float" office:value="37497165" calcext:value-type="float">
            <text:p>37497165</text:p>
          </table:table-cell>
          <table:table-cell office:value-type="string" calcext:value-type="string">
            <text:p>https://api.github.com/repos/dava/dava.engine</text:p>
          </table:table-cell>
          <table:table-cell table:formula="of:=REPLACE([.B2638]; 1; 29; &quot;&quot;)" office:value-type="string" office:string-value="dava/dava.engine" calcext:value-type="string">
            <text:p>dava/dava.engine</text:p>
          </table:table-cell>
        </table:table-row>
        <table:table-row table:style-name="ro1">
          <table:table-cell office:value-type="float" office:value="37762303" calcext:value-type="float">
            <text:p>37762303</text:p>
          </table:table-cell>
          <table:table-cell office:value-type="string" calcext:value-type="string">
            <text:p>https://api.github.com/repos/tempesta-tech/tempesta</text:p>
          </table:table-cell>
          <table:table-cell table:formula="of:=REPLACE([.B2639]; 1; 29; &quot;&quot;)" office:value-type="string" office:string-value="tempesta-tech/tempesta" calcext:value-type="string">
            <text:p>tempesta-tech/tempesta</text:p>
          </table:table-cell>
        </table:table-row>
        <table:table-row table:style-name="ro1">
          <table:table-cell office:value-type="float" office:value="37770287" calcext:value-type="float">
            <text:p>37770287</text:p>
          </table:table-cell>
          <table:table-cell office:value-type="string" calcext:value-type="string">
            <text:p>https://api.github.com/repos/gambit/gambit</text:p>
          </table:table-cell>
          <table:table-cell table:formula="of:=REPLACE([.B2640]; 1; 29; &quot;&quot;)" office:value-type="string" office:string-value="gambit/gambit" calcext:value-type="string">
            <text:p>gambit/gambit</text:p>
          </table:table-cell>
        </table:table-row>
        <table:table-row table:style-name="ro1">
          <table:table-cell office:value-type="float" office:value="37842500" calcext:value-type="float">
            <text:p>37842500</text:p>
          </table:table-cell>
          <table:table-cell office:value-type="string" calcext:value-type="string">
            <text:p>https://api.github.com/repos/rhenium/ruby-openssl</text:p>
          </table:table-cell>
          <table:table-cell table:formula="of:=REPLACE([.B2641]; 1; 29; &quot;&quot;)" office:value-type="string" office:string-value="rhenium/ruby-openssl" calcext:value-type="string">
            <text:p>rhenium/ruby-openssl</text:p>
          </table:table-cell>
        </table:table-row>
        <table:table-row table:style-name="ro1">
          <table:table-cell office:value-type="float" office:value="37859110" calcext:value-type="float">
            <text:p>37859110</text:p>
          </table:table-cell>
          <table:table-cell office:value-type="string" calcext:value-type="string">
            <text:p>https://api.github.com/repos/yuki-kimoto/static-perl</text:p>
          </table:table-cell>
          <table:table-cell table:formula="of:=REPLACE([.B2642]; 1; 29; &quot;&quot;)" office:value-type="string" office:string-value="yuki-kimoto/static-perl" calcext:value-type="string">
            <text:p>yuki-kimoto/static-perl</text:p>
          </table:table-cell>
        </table:table-row>
        <table:table-row table:style-name="ro1">
          <table:table-cell office:value-type="float" office:value="37930821" calcext:value-type="float">
            <text:p>37930821</text:p>
          </table:table-cell>
          <table:table-cell office:value-type="string" calcext:value-type="string">
            <text:p>https://api.github.com/repos/orpiske/msg-perf-tool</text:p>
          </table:table-cell>
          <table:table-cell table:formula="of:=REPLACE([.B2643]; 1; 29; &quot;&quot;)" office:value-type="string" office:string-value="orpiske/msg-perf-tool" calcext:value-type="string">
            <text:p>orpiske/msg-perf-tool</text:p>
          </table:table-cell>
        </table:table-row>
        <table:table-row table:style-name="ro1">
          <table:table-cell office:value-type="float" office:value="38015998" calcext:value-type="float">
            <text:p>38015998</text:p>
          </table:table-cell>
          <table:table-cell office:value-type="string" calcext:value-type="string">
            <text:p>https://api.github.com/repos/crownstone/bluenet</text:p>
          </table:table-cell>
          <table:table-cell table:formula="of:=REPLACE([.B2644]; 1; 29; &quot;&quot;)" office:value-type="string" office:string-value="crownstone/bluenet" calcext:value-type="string">
            <text:p>crownstone/bluenet</text:p>
          </table:table-cell>
        </table:table-row>
        <table:table-row table:style-name="ro1">
          <table:table-cell office:value-type="float" office:value="38049600" calcext:value-type="float">
            <text:p>38049600</text:p>
          </table:table-cell>
          <table:table-cell office:value-type="string" calcext:value-type="string">
            <text:p>https://api.github.com/repos/bsc-pm/mcxx</text:p>
          </table:table-cell>
          <table:table-cell table:formula="of:=REPLACE([.B2645]; 1; 29; &quot;&quot;)" office:value-type="string" office:string-value="bsc-pm/mcxx" calcext:value-type="string">
            <text:p>bsc-pm/mcxx</text:p>
          </table:table-cell>
        </table:table-row>
        <table:table-row table:style-name="ro1">
          <table:table-cell office:value-type="float" office:value="38354006" calcext:value-type="float">
            <text:p>38354006</text:p>
          </table:table-cell>
          <table:table-cell office:value-type="string" calcext:value-type="string">
            <text:p>https://api.github.com/repos/svn2github/iup-github</text:p>
          </table:table-cell>
          <table:table-cell table:formula="of:=REPLACE([.B2646]; 1; 29; &quot;&quot;)" office:value-type="string" office:string-value="svn2github/iup-github" calcext:value-type="string">
            <text:p>svn2github/iup-github</text:p>
          </table:table-cell>
        </table:table-row>
        <table:table-row table:style-name="ro1">
          <table:table-cell office:value-type="float" office:value="38614818" calcext:value-type="float">
            <text:p>38614818</text:p>
          </table:table-cell>
          <table:table-cell office:value-type="string" calcext:value-type="string">
            <text:p>https://api.github.com/repos/VirusTotal/yara</text:p>
          </table:table-cell>
          <table:table-cell table:formula="of:=REPLACE([.B2647]; 1; 29; &quot;&quot;)" office:value-type="string" office:string-value="VirusTotal/yara" calcext:value-type="string">
            <text:p>VirusTotal/yara</text:p>
          </table:table-cell>
        </table:table-row>
        <table:table-row table:style-name="ro1">
          <table:table-cell office:value-type="float" office:value="38898779" calcext:value-type="float">
            <text:p>38898779</text:p>
          </table:table-cell>
          <table:table-cell office:value-type="string" calcext:value-type="string">
            <text:p>https://api.github.com/repos/mike0042/pbspro</text:p>
          </table:table-cell>
          <table:table-cell table:formula="of:=REPLACE([.B2648]; 1; 29; &quot;&quot;)" office:value-type="string" office:string-value="mike0042/pbspro" calcext:value-type="string">
            <text:p>mike0042/pbspro</text:p>
          </table:table-cell>
        </table:table-row>
        <table:table-row table:style-name="ro1">
          <table:table-cell office:value-type="float" office:value="39236470" calcext:value-type="float">
            <text:p>39236470</text:p>
          </table:table-cell>
          <table:table-cell office:value-type="string" calcext:value-type="string">
            <text:p>https://api.github.com/repos/GZR-Kernels/kernel_oneplus_msm8996</text:p>
          </table:table-cell>
          <table:table-cell table:formula="of:=REPLACE([.B2649]; 1; 29; &quot;&quot;)" office:value-type="string" office:string-value="GZR-Kernels/kernel_oneplus_msm8996" calcext:value-type="string">
            <text:p>GZR-Kernels/kernel_oneplus_msm8996</text:p>
          </table:table-cell>
        </table:table-row>
        <table:table-row table:style-name="ro1">
          <table:table-cell office:value-type="float" office:value="39528040" calcext:value-type="float">
            <text:p>39528040</text:p>
          </table:table-cell>
          <table:table-cell office:value-type="string" calcext:value-type="string">
            <text:p>https://api.github.com/repos/paintdream/paintsnow</text:p>
          </table:table-cell>
          <table:table-cell table:formula="of:=REPLACE([.B2650]; 1; 29; &quot;&quot;)" office:value-type="string" office:string-value="paintdream/paintsnow" calcext:value-type="string">
            <text:p>paintdream/paintsnow</text:p>
          </table:table-cell>
        </table:table-row>
        <table:table-row table:style-name="ro1">
          <table:table-cell office:value-type="float" office:value="39792110" calcext:value-type="float">
            <text:p>39792110</text:p>
          </table:table-cell>
          <table:table-cell office:value-type="string" calcext:value-type="string">
            <text:p>https://api.github.com/repos/ianhom/MOE</text:p>
          </table:table-cell>
          <table:table-cell table:formula="of:=REPLACE([.B2651]; 1; 29; &quot;&quot;)" office:value-type="string" office:string-value="ianhom/MOE" calcext:value-type="string">
            <text:p>ianhom/MOE</text:p>
          </table:table-cell>
        </table:table-row>
        <table:table-row table:style-name="ro1">
          <table:table-cell office:value-type="float" office:value="39857997" calcext:value-type="float">
            <text:p>39857997</text:p>
          </table:table-cell>
          <table:table-cell office:value-type="string" calcext:value-type="string">
            <text:p>https://api.github.com/repos/qt/qt5</text:p>
          </table:table-cell>
          <table:table-cell table:formula="of:=REPLACE([.B2652]; 1; 29; &quot;&quot;)" office:value-type="string" office:string-value="qt/qt5" calcext:value-type="string">
            <text:p>qt/qt5</text:p>
          </table:table-cell>
        </table:table-row>
        <table:table-row table:style-name="ro1">
          <table:table-cell office:value-type="float" office:value="39870912" calcext:value-type="float">
            <text:p>39870912</text:p>
          </table:table-cell>
          <table:table-cell office:value-type="string" calcext:value-type="string">
            <text:p>https://api.github.com/repos/fuchsia-mirror/magenta</text:p>
          </table:table-cell>
          <table:table-cell table:formula="of:=REPLACE([.B2653]; 1; 29; &quot;&quot;)" office:value-type="string" office:string-value="fuchsia-mirror/magenta" calcext:value-type="string">
            <text:p>fuchsia-mirror/magenta</text:p>
          </table:table-cell>
        </table:table-row>
        <table:table-row table:style-name="ro1">
          <table:table-cell office:value-type="float" office:value="39888109" calcext:value-type="float">
            <text:p>39888109</text:p>
          </table:table-cell>
          <table:table-cell office:value-type="string" calcext:value-type="string">
            <text:p>https://api.github.com/repos/SandPox/android_kernel_samsung_js01ltedcm</text:p>
          </table:table-cell>
          <table:table-cell table:formula="of:=REPLACE([.B2654]; 1; 29; &quot;&quot;)" office:value-type="string" office:string-value="SandPox/android_kernel_samsung_js01ltedcm" calcext:value-type="string">
            <text:p>SandPox/android_kernel_samsung_js01ltedcm</text:p>
          </table:table-cell>
        </table:table-row>
        <table:table-row table:style-name="ro1">
          <table:table-cell office:value-type="float" office:value="39894294" calcext:value-type="float">
            <text:p>39894294</text:p>
          </table:table-cell>
          <table:table-cell office:value-type="string" calcext:value-type="string">
            <text:p>https://api.github.com/repos/lockrecv/more</text:p>
          </table:table-cell>
          <table:table-cell table:formula="of:=REPLACE([.B2655]; 1; 29; &quot;&quot;)" office:value-type="string" office:string-value="lockrecv/more" calcext:value-type="string">
            <text:p>lockrecv/more</text:p>
          </table:table-cell>
        </table:table-row>
        <table:table-row table:style-name="ro1">
          <table:table-cell office:value-type="float" office:value="39934058" calcext:value-type="float">
            <text:p>39934058</text:p>
          </table:table-cell>
          <table:table-cell office:value-type="string" calcext:value-type="string">
            <text:p>https://api.github.com/repos/MiKTeX/miktex</text:p>
          </table:table-cell>
          <table:table-cell table:formula="of:=REPLACE([.B2656]; 1; 29; &quot;&quot;)" office:value-type="string" office:string-value="MiKTeX/miktex" calcext:value-type="string">
            <text:p>MiKTeX/miktex</text:p>
          </table:table-cell>
        </table:table-row>
        <table:table-row table:style-name="ro1">
          <table:table-cell office:value-type="float" office:value="40060615" calcext:value-type="float">
            <text:p>40060615</text:p>
          </table:table-cell>
          <table:table-cell office:value-type="string" calcext:value-type="string">
            <text:p>https://api.github.com/repos/dianlujitao/platform_vendor_qcom-opensource_wlan_qcacld-2.0</text:p>
          </table:table-cell>
          <table:table-cell table:formula="of:=REPLACE([.B2657]; 1; 29; &quot;&quot;)" office:value-type="string" office:string-value="dianlujitao/platform_vendor_qcom-opensource_wlan_qcacld-2.0" calcext:value-type="string">
            <text:p>dianlujitao/platform_vendor_qcom-opensource_wlan_qcacld-2.0</text:p>
          </table:table-cell>
        </table:table-row>
        <table:table-row table:style-name="ro1">
          <table:table-cell office:value-type="float" office:value="40234196" calcext:value-type="float">
            <text:p>40234196</text:p>
          </table:table-cell>
          <table:table-cell office:value-type="string" calcext:value-type="string">
            <text:p>https://api.github.com/repos/OpenSmalltalk/opensmalltalk-vm</text:p>
          </table:table-cell>
          <table:table-cell table:formula="of:=REPLACE([.B2658]; 1; 29; &quot;&quot;)" office:value-type="string" office:string-value="OpenSmalltalk/opensmalltalk-vm" calcext:value-type="string">
            <text:p>OpenSmalltalk/opensmalltalk-vm</text:p>
          </table:table-cell>
        </table:table-row>
        <table:table-row table:style-name="ro1">
          <table:table-cell office:value-type="float" office:value="40237426" calcext:value-type="float">
            <text:p>40237426</text:p>
          </table:table-cell>
          <table:table-cell office:value-type="string" calcext:value-type="string">
            <text:p>https://api.github.com/repos/BSteffaniak/Nova</text:p>
          </table:table-cell>
          <table:table-cell table:formula="of:=REPLACE([.B2659]; 1; 29; &quot;&quot;)" office:value-type="string" office:string-value="BSteffaniak/Nova" calcext:value-type="string">
            <text:p>BSteffaniak/Nova</text:p>
          </table:table-cell>
        </table:table-row>
        <table:table-row table:style-name="ro1">
          <table:table-cell office:value-type="float" office:value="40244923" calcext:value-type="float">
            <text:p>40244923</text:p>
          </table:table-cell>
          <table:table-cell office:value-type="string" calcext:value-type="string">
            <text:p>https://api.github.com/repos/NovaMods/nova-renderer</text:p>
          </table:table-cell>
          <table:table-cell table:formula="of:=REPLACE([.B2660]; 1; 29; &quot;&quot;)" office:value-type="string" office:string-value="NovaMods/nova-renderer" calcext:value-type="string">
            <text:p>NovaMods/nova-renderer</text:p>
          </table:table-cell>
        </table:table-row>
        <table:table-row table:style-name="ro1">
          <table:table-cell office:value-type="float" office:value="40456227" calcext:value-type="float">
            <text:p>40456227</text:p>
          </table:table-cell>
          <table:table-cell office:value-type="string" calcext:value-type="string">
            <text:p>https://api.github.com/repos/we-sh/42sh</text:p>
          </table:table-cell>
          <table:table-cell table:formula="of:=REPLACE([.B2661]; 1; 29; &quot;&quot;)" office:value-type="string" office:string-value="we-sh/42sh" calcext:value-type="string">
            <text:p>we-sh/42sh</text:p>
          </table:table-cell>
        </table:table-row>
        <table:table-row table:style-name="ro1">
          <table:table-cell office:value-type="float" office:value="40517841" calcext:value-type="float">
            <text:p>40517841</text:p>
          </table:table-cell>
          <table:table-cell office:value-type="string" calcext:value-type="string">
            <text:p>https://api.github.com/repos/RyTekk/sony_kernel_kitakami_8994</text:p>
          </table:table-cell>
          <table:table-cell table:formula="of:=REPLACE([.B2662]; 1; 29; &quot;&quot;)" office:value-type="string" office:string-value="RyTekk/sony_kernel_kitakami_8994" calcext:value-type="string">
            <text:p>RyTekk/sony_kernel_kitakami_8994</text:p>
          </table:table-cell>
        </table:table-row>
        <table:table-row table:style-name="ro1">
          <table:table-cell office:value-type="float" office:value="40522281" calcext:value-type="float">
            <text:p>40522281</text:p>
          </table:table-cell>
          <table:table-cell office:value-type="string" calcext:value-type="string">
            <text:p>https://api.github.com/repos/Negamann303/Huawei-W-1.5-2.0</text:p>
          </table:table-cell>
          <table:table-cell table:formula="of:=REPLACE([.B2663]; 1; 29; &quot;&quot;)" office:value-type="string" office:string-value="Negamann303/Huawei-W-1.5-2.0" calcext:value-type="string">
            <text:p>Negamann303/Huawei-W-1.5-2.0</text:p>
          </table:table-cell>
        </table:table-row>
        <table:table-row table:style-name="ro1">
          <table:table-cell office:value-type="float" office:value="40577698" calcext:value-type="float">
            <text:p>40577698</text:p>
          </table:table-cell>
          <table:table-cell office:value-type="string" calcext:value-type="string">
            <text:p>https://api.github.com/repos/dragonmaus/home</text:p>
          </table:table-cell>
          <table:table-cell table:formula="of:=REPLACE([.B2664]; 1; 29; &quot;&quot;)" office:value-type="string" office:string-value="dragonmaus/home" calcext:value-type="string">
            <text:p>dragonmaus/home</text:p>
          </table:table-cell>
        </table:table-row>
        <table:table-row table:style-name="ro1">
          <table:table-cell office:value-type="float" office:value="40899222" calcext:value-type="float">
            <text:p>40899222</text:p>
          </table:table-cell>
          <table:table-cell office:value-type="string" calcext:value-type="string">
            <text:p>https://api.github.com/repos/Matthew-333/Moonshine</text:p>
          </table:table-cell>
          <table:table-cell table:formula="of:=REPLACE([.B2665]; 1; 29; &quot;&quot;)" office:value-type="string" office:string-value="Matthew-333/Moonshine" calcext:value-type="string">
            <text:p>Matthew-333/Moonshine</text:p>
          </table:table-cell>
        </table:table-row>
        <table:table-row table:style-name="ro1">
          <table:table-cell office:value-type="float" office:value="41105344" calcext:value-type="float">
            <text:p>41105344</text:p>
          </table:table-cell>
          <table:table-cell office:value-type="string" calcext:value-type="string">
            <text:p>https://api.github.com/repos/DEM0915/BACK-FROM-EARTH</text:p>
          </table:table-cell>
          <table:table-cell table:formula="of:=REPLACE([.B2666]; 1; 29; &quot;&quot;)" office:value-type="string" office:string-value="DEM0915/BACK-FROM-EARTH" calcext:value-type="string">
            <text:p>DEM0915/BACK-FROM-EARTH</text:p>
          </table:table-cell>
        </table:table-row>
        <table:table-row table:style-name="ro1">
          <table:table-cell office:value-type="float" office:value="41160356" calcext:value-type="float">
            <text:p>41160356</text:p>
          </table:table-cell>
          <table:table-cell office:value-type="string" calcext:value-type="string">
            <text:p>https://api.github.com/repos/asamy/ksm</text:p>
          </table:table-cell>
          <table:table-cell table:formula="of:=REPLACE([.B2667]; 1; 29; &quot;&quot;)" office:value-type="string" office:string-value="asamy/ksm" calcext:value-type="string">
            <text:p>asamy/ksm</text:p>
          </table:table-cell>
        </table:table-row>
        <table:table-row table:style-name="ro1">
          <table:table-cell office:value-type="float" office:value="41162077" calcext:value-type="float">
            <text:p>41162077</text:p>
          </table:table-cell>
          <table:table-cell office:value-type="string" calcext:value-type="string">
            <text:p>https://api.github.com/repos/namhyung/uftrace</text:p>
          </table:table-cell>
          <table:table-cell table:formula="of:=REPLACE([.B2668]; 1; 29; &quot;&quot;)" office:value-type="string" office:string-value="namhyung/uftrace" calcext:value-type="string">
            <text:p>namhyung/uftrace</text:p>
          </table:table-cell>
        </table:table-row>
        <table:table-row table:style-name="ro1">
          <table:table-cell office:value-type="float" office:value="41236313" calcext:value-type="float">
            <text:p>41236313</text:p>
          </table:table-cell>
          <table:table-cell office:value-type="string" calcext:value-type="string">
            <text:p>https://api.github.com/repos/freenas/os</text:p>
          </table:table-cell>
          <table:table-cell table:formula="of:=REPLACE([.B2669]; 1; 29; &quot;&quot;)" office:value-type="string" office:string-value="freenas/os" calcext:value-type="string">
            <text:p>freenas/os</text:p>
          </table:table-cell>
        </table:table-row>
        <table:table-row table:style-name="ro1">
          <table:table-cell office:value-type="float" office:value="41651405" calcext:value-type="float">
            <text:p>41651405</text:p>
          </table:table-cell>
          <table:table-cell office:value-type="string" calcext:value-type="string">
            <text:p>https://api.github.com/repos/jleffler/soq</text:p>
          </table:table-cell>
          <table:table-cell table:formula="of:=REPLACE([.B2670]; 1; 29; &quot;&quot;)" office:value-type="string" office:string-value="jleffler/soq" calcext:value-type="string">
            <text:p>jleffler/soq</text:p>
          </table:table-cell>
        </table:table-row>
        <table:table-row table:style-name="ro1">
          <table:table-cell office:value-type="float" office:value="41684617" calcext:value-type="float">
            <text:p>41684617</text:p>
          </table:table-cell>
          <table:table-cell office:value-type="string" calcext:value-type="string">
            <text:p>https://api.github.com/repos/01org/cc-oci-runtime</text:p>
          </table:table-cell>
          <table:table-cell table:formula="of:=REPLACE([.B2671]; 1; 29; &quot;&quot;)" office:value-type="string" office:string-value="01org/cc-oci-runtime" calcext:value-type="string">
            <text:p>01org/cc-oci-runtime</text:p>
          </table:table-cell>
        </table:table-row>
        <table:table-row table:style-name="ro1">
          <table:table-cell office:value-type="float" office:value="41845710" calcext:value-type="float">
            <text:p>41845710</text:p>
          </table:table-cell>
          <table:table-cell office:value-type="string" calcext:value-type="string">
            <text:p>https://api.github.com/repos/FWGS/xash3d</text:p>
          </table:table-cell>
          <table:table-cell table:formula="of:=REPLACE([.B2672]; 1; 29; &quot;&quot;)" office:value-type="string" office:string-value="FWGS/xash3d" calcext:value-type="string">
            <text:p>FWGS/xash3d</text:p>
          </table:table-cell>
        </table:table-row>
        <table:table-row table:style-name="ro1">
          <table:table-cell office:value-type="float" office:value="41916941" calcext:value-type="float">
            <text:p>41916941</text:p>
          </table:table-cell>
          <table:table-cell office:value-type="string" calcext:value-type="string">
            <text:p>https://api.github.com/repos/fdslight/netbus</text:p>
          </table:table-cell>
          <table:table-cell table:formula="of:=REPLACE([.B2673]; 1; 29; &quot;&quot;)" office:value-type="string" office:string-value="fdslight/netbus" calcext:value-type="string">
            <text:p>fdslight/netbus</text:p>
          </table:table-cell>
        </table:table-row>
        <table:table-row table:style-name="ro1">
          <table:table-cell office:value-type="float" office:value="42040948" calcext:value-type="float">
            <text:p>42040948</text:p>
          </table:table-cell>
          <table:table-cell office:value-type="string" calcext:value-type="string">
            <text:p>https://api.github.com/repos/mordiford/kazari-op3-kernel</text:p>
          </table:table-cell>
          <table:table-cell table:formula="of:=REPLACE([.B2674]; 1; 29; &quot;&quot;)" office:value-type="string" office:string-value="mordiford/kazari-op3-kernel" calcext:value-type="string">
            <text:p>mordiford/kazari-op3-kernel</text:p>
          </table:table-cell>
        </table:table-row>
        <table:table-row table:style-name="ro1">
          <table:table-cell office:value-type="float" office:value="42579071" calcext:value-type="float">
            <text:p>42579071</text:p>
          </table:table-cell>
          <table:table-cell office:value-type="string" calcext:value-type="string">
            <text:p>https://api.github.com/repos/PerimeterX/mod_perimeterx</text:p>
          </table:table-cell>
          <table:table-cell table:formula="of:=REPLACE([.B2675]; 1; 29; &quot;&quot;)" office:value-type="string" office:string-value="PerimeterX/mod_perimeterx" calcext:value-type="string">
            <text:p>PerimeterX/mod_perimeterx</text:p>
          </table:table-cell>
        </table:table-row>
        <table:table-row table:style-name="ro1">
          <table:table-cell office:value-type="float" office:value="42761116" calcext:value-type="float">
            <text:p>42761116</text:p>
          </table:table-cell>
          <table:table-cell office:value-type="string" calcext:value-type="string">
            <text:p>https://api.github.com/repos/SpecialBomb/sbdm</text:p>
          </table:table-cell>
          <table:table-cell table:formula="of:=REPLACE([.B2676]; 1; 29; &quot;&quot;)" office:value-type="string" office:string-value="SpecialBomb/sbdm" calcext:value-type="string">
            <text:p>SpecialBomb/sbdm</text:p>
          </table:table-cell>
        </table:table-row>
        <table:table-row table:style-name="ro1">
          <table:table-cell office:value-type="float" office:value="42768114" calcext:value-type="float">
            <text:p>42768114</text:p>
          </table:table-cell>
          <table:table-cell office:value-type="string" calcext:value-type="string">
            <text:p>https://api.github.com/repos/vinszent/gnome-twitch</text:p>
          </table:table-cell>
          <table:table-cell table:formula="of:=REPLACE([.B2677]; 1; 29; &quot;&quot;)" office:value-type="string" office:string-value="vinszent/gnome-twitch" calcext:value-type="string">
            <text:p>vinszent/gnome-twitch</text:p>
          </table:table-cell>
        </table:table-row>
        <table:table-row table:style-name="ro1">
          <table:table-cell office:value-type="float" office:value="42770950" calcext:value-type="float">
            <text:p>42770950</text:p>
          </table:table-cell>
          <table:table-cell office:value-type="string" calcext:value-type="string">
            <text:p>https://api.github.com/repos/MonetDB/MonetDB</text:p>
          </table:table-cell>
          <table:table-cell table:formula="of:=REPLACE([.B2678]; 1; 29; &quot;&quot;)" office:value-type="string" office:string-value="MonetDB/MonetDB" calcext:value-type="string">
            <text:p>MonetDB/MonetDB</text:p>
          </table:table-cell>
        </table:table-row>
        <table:table-row table:style-name="ro1">
          <table:table-cell office:value-type="float" office:value="42861672" calcext:value-type="float">
            <text:p>42861672</text:p>
          </table:table-cell>
          <table:table-cell office:value-type="string" calcext:value-type="string">
            <text:p>https://api.github.com/repos/PW-Sat2/PWSat2OBC</text:p>
          </table:table-cell>
          <table:table-cell table:formula="of:=REPLACE([.B2679]; 1; 29; &quot;&quot;)" office:value-type="string" office:string-value="PW-Sat2/PWSat2OBC" calcext:value-type="string">
            <text:p>PW-Sat2/PWSat2OBC</text:p>
          </table:table-cell>
        </table:table-row>
        <table:table-row table:style-name="ro1">
          <table:table-cell office:value-type="float" office:value="42877273" calcext:value-type="float">
            <text:p>42877273</text:p>
          </table:table-cell>
          <table:table-cell office:value-type="string" calcext:value-type="string">
            <text:p>https://api.github.com/repos/moody2020/TH3BOSS</text:p>
          </table:table-cell>
          <table:table-cell table:formula="of:=REPLACE([.B2680]; 1; 29; &quot;&quot;)" office:value-type="string" office:string-value="moody2020/TH3BOSS" calcext:value-type="string">
            <text:p>moody2020/TH3BOSS</text:p>
          </table:table-cell>
        </table:table-row>
        <table:table-row table:style-name="ro1">
          <table:table-cell office:value-type="float" office:value="42895618" calcext:value-type="float">
            <text:p>42895618</text:p>
          </table:table-cell>
          <table:table-cell office:value-type="string" calcext:value-type="string">
            <text:p>https://api.github.com/repos/Baxianxiahai/ihu</text:p>
          </table:table-cell>
          <table:table-cell table:formula="of:=REPLACE([.B2681]; 1; 29; &quot;&quot;)" office:value-type="string" office:string-value="Baxianxiahai/ihu" calcext:value-type="string">
            <text:p>Baxianxiahai/ihu</text:p>
          </table:table-cell>
        </table:table-row>
        <table:table-row table:style-name="ro1">
          <table:table-cell office:value-type="float" office:value="43051821" calcext:value-type="float">
            <text:p>43051821</text:p>
          </table:table-cell>
          <table:table-cell office:value-type="string" calcext:value-type="string">
            <text:p>https://api.github.com/repos/varlink/libvarlink</text:p>
          </table:table-cell>
          <table:table-cell table:formula="of:=REPLACE([.B2682]; 1; 29; &quot;&quot;)" office:value-type="string" office:string-value="varlink/libvarlink" calcext:value-type="string">
            <text:p>varlink/libvarlink</text:p>
          </table:table-cell>
        </table:table-row>
        <table:table-row table:style-name="ro1">
          <table:table-cell office:value-type="float" office:value="43155244" calcext:value-type="float">
            <text:p>43155244</text:p>
          </table:table-cell>
          <table:table-cell office:value-type="string" calcext:value-type="string">
            <text:p>https://api.github.com/repos/DirtyUnicorns/android_kernel_oneplus_msm8996</text:p>
          </table:table-cell>
          <table:table-cell table:formula="of:=REPLACE([.B2683]; 1; 29; &quot;&quot;)" office:value-type="string" office:string-value="DirtyUnicorns/android_kernel_oneplus_msm8996" calcext:value-type="string">
            <text:p>DirtyUnicorns/android_kernel_oneplus_msm8996</text:p>
          </table:table-cell>
        </table:table-row>
        <table:table-row table:style-name="ro1">
          <table:table-cell office:value-type="float" office:value="43237324" calcext:value-type="float">
            <text:p>43237324</text:p>
          </table:table-cell>
          <table:table-cell office:value-type="string" calcext:value-type="string">
            <text:p>https://api.github.com/repos/jgunthorpe/rdma-plumbing</text:p>
          </table:table-cell>
          <table:table-cell table:formula="of:=REPLACE([.B2684]; 1; 29; &quot;&quot;)" office:value-type="string" office:string-value="jgunthorpe/rdma-plumbing" calcext:value-type="string">
            <text:p>jgunthorpe/rdma-plumbing</text:p>
          </table:table-cell>
        </table:table-row>
        <table:table-row table:style-name="ro1">
          <table:table-cell office:value-type="float" office:value="43495818" calcext:value-type="float">
            <text:p>43495818</text:p>
          </table:table-cell>
          <table:table-cell office:value-type="string" calcext:value-type="string">
            <text:p>https://api.github.com/repos/maxwash/asbestOS</text:p>
          </table:table-cell>
          <table:table-cell table:formula="of:=REPLACE([.B2685]; 1; 29; &quot;&quot;)" office:value-type="string" office:string-value="maxwash/asbestOS" calcext:value-type="string">
            <text:p>maxwash/asbestOS</text:p>
          </table:table-cell>
        </table:table-row>
        <table:table-row table:style-name="ro1">
          <table:table-cell office:value-type="float" office:value="43502225" calcext:value-type="float">
            <text:p>43502225</text:p>
          </table:table-cell>
          <table:table-cell office:value-type="string" calcext:value-type="string">
            <text:p>https://api.github.com/repos/apwiede/nodemcu-firmware</text:p>
          </table:table-cell>
          <table:table-cell table:formula="of:=REPLACE([.B2686]; 1; 29; &quot;&quot;)" office:value-type="string" office:string-value="apwiede/nodemcu-firmware" calcext:value-type="string">
            <text:p>apwiede/nodemcu-firmware</text:p>
          </table:table-cell>
        </table:table-row>
        <table:table-row table:style-name="ro1">
          <table:table-cell office:value-type="float" office:value="43519860" calcext:value-type="float">
            <text:p>43519860</text:p>
          </table:table-cell>
          <table:table-cell office:value-type="string" calcext:value-type="string">
            <text:p>https://api.github.com/repos/OBattler/86Box</text:p>
          </table:table-cell>
          <table:table-cell table:formula="of:=REPLACE([.B2687]; 1; 29; &quot;&quot;)" office:value-type="string" office:string-value="OBattler/86Box" calcext:value-type="string">
            <text:p>OBattler/86Box</text:p>
          </table:table-cell>
        </table:table-row>
        <table:table-row table:style-name="ro1">
          <table:table-cell office:value-type="float" office:value="43786903" calcext:value-type="float">
            <text:p>43786903</text:p>
          </table:table-cell>
          <table:table-cell office:value-type="string" calcext:value-type="string">
            <text:p>https://api.github.com/repos/espressif/esp-idf</text:p>
          </table:table-cell>
          <table:table-cell table:formula="of:=REPLACE([.B2688]; 1; 29; &quot;&quot;)" office:value-type="string" office:string-value="espressif/esp-idf" calcext:value-type="string">
            <text:p>espressif/esp-idf</text:p>
          </table:table-cell>
        </table:table-row>
        <table:table-row table:style-name="ro1">
          <table:table-cell office:value-type="float" office:value="43790608" calcext:value-type="float">
            <text:p>43790608</text:p>
          </table:table-cell>
          <table:table-cell office:value-type="string" calcext:value-type="string">
            <text:p>https://api.github.com/repos/Microsoft/omi</text:p>
          </table:table-cell>
          <table:table-cell table:formula="of:=REPLACE([.B2689]; 1; 29; &quot;&quot;)" office:value-type="string" office:string-value="Microsoft/omi" calcext:value-type="string">
            <text:p>Microsoft/omi</text:p>
          </table:table-cell>
        </table:table-row>
        <table:table-row table:style-name="ro1">
          <table:table-cell office:value-type="float" office:value="43846049" calcext:value-type="float">
            <text:p>43846049</text:p>
          </table:table-cell>
          <table:table-cell office:value-type="string" calcext:value-type="string">
            <text:p>https://api.github.com/repos/lnls-dig/halcs</text:p>
          </table:table-cell>
          <table:table-cell table:formula="of:=REPLACE([.B2690]; 1; 29; &quot;&quot;)" office:value-type="string" office:string-value="lnls-dig/halcs" calcext:value-type="string">
            <text:p>lnls-dig/halcs</text:p>
          </table:table-cell>
        </table:table-row>
        <table:table-row table:style-name="ro1">
          <table:table-cell office:value-type="float" office:value="44411581" calcext:value-type="float">
            <text:p>44411581</text:p>
          </table:table-cell>
          <table:table-cell office:value-type="string" calcext:value-type="string">
            <text:p>https://api.github.com/repos/elliott-wen/test</text:p>
          </table:table-cell>
          <table:table-cell table:formula="of:=REPLACE([.B2691]; 1; 29; &quot;&quot;)" office:value-type="string" office:string-value="elliott-wen/test" calcext:value-type="string">
            <text:p>elliott-wen/test</text:p>
          </table:table-cell>
        </table:table-row>
        <table:table-row table:style-name="ro1">
          <table:table-cell office:value-type="float" office:value="44596913" calcext:value-type="float">
            <text:p>44596913</text:p>
          </table:table-cell>
          <table:table-cell office:value-type="string" calcext:value-type="string">
            <text:p>https://api.github.com/repos/facebook/zstd</text:p>
          </table:table-cell>
          <table:table-cell table:formula="of:=REPLACE([.B2692]; 1; 29; &quot;&quot;)" office:value-type="string" office:string-value="facebook/zstd" calcext:value-type="string">
            <text:p>facebook/zstd</text:p>
          </table:table-cell>
        </table:table-row>
        <table:table-row table:style-name="ro1">
          <table:table-cell office:value-type="float" office:value="44606231" calcext:value-type="float">
            <text:p>44606231</text:p>
          </table:table-cell>
          <table:table-cell office:value-type="string" calcext:value-type="string">
            <text:p>https://api.github.com/repos/Sasha7b9/S8-54</text:p>
          </table:table-cell>
          <table:table-cell table:formula="of:=REPLACE([.B2693]; 1; 29; &quot;&quot;)" office:value-type="string" office:string-value="Sasha7b9/S8-54" calcext:value-type="string">
            <text:p>Sasha7b9/S8-54</text:p>
          </table:table-cell>
        </table:table-row>
        <table:table-row table:style-name="ro1">
          <table:table-cell office:value-type="float" office:value="44608491" calcext:value-type="float">
            <text:p>44608491</text:p>
          </table:table-cell>
          <table:table-cell office:value-type="string" calcext:value-type="string">
            <text:p>https://api.github.com/repos/openbsd/src</text:p>
          </table:table-cell>
          <table:table-cell table:formula="of:=REPLACE([.B2694]; 1; 29; &quot;&quot;)" office:value-type="string" office:string-value="openbsd/src" calcext:value-type="string">
            <text:p>openbsd/src</text:p>
          </table:table-cell>
        </table:table-row>
        <table:table-row table:style-name="ro1">
          <table:table-cell office:value-type="float" office:value="44612641" calcext:value-type="float">
            <text:p>44612641</text:p>
          </table:table-cell>
          <table:table-cell office:value-type="string" calcext:value-type="string">
            <text:p>https://api.github.com/repos/openbsd/xenocara</text:p>
          </table:table-cell>
          <table:table-cell table:formula="of:=REPLACE([.B2695]; 1; 29; &quot;&quot;)" office:value-type="string" office:string-value="openbsd/xenocara" calcext:value-type="string">
            <text:p>openbsd/xenocara</text:p>
          </table:table-cell>
        </table:table-row>
        <table:table-row table:style-name="ro1">
          <table:table-cell office:value-type="float" office:value="44653760" calcext:value-type="float">
            <text:p>44653760</text:p>
          </table:table-cell>
          <table:table-cell office:value-type="string" calcext:value-type="string">
            <text:p>https://api.github.com/repos/firemodels/smv</text:p>
          </table:table-cell>
          <table:table-cell table:formula="of:=REPLACE([.B2696]; 1; 29; &quot;&quot;)" office:value-type="string" office:string-value="firemodels/smv" calcext:value-type="string">
            <text:p>firemodels/smv</text:p>
          </table:table-cell>
        </table:table-row>
        <table:table-row table:style-name="ro1">
          <table:table-cell office:value-type="float" office:value="44760022" calcext:value-type="float">
            <text:p>44760022</text:p>
          </table:table-cell>
          <table:table-cell office:value-type="string" calcext:value-type="string">
            <text:p>https://api.github.com/repos/tarceri/Mesa</text:p>
          </table:table-cell>
          <table:table-cell table:formula="of:=REPLACE([.B2697]; 1; 29; &quot;&quot;)" office:value-type="string" office:string-value="tarceri/Mesa" calcext:value-type="string">
            <text:p>tarceri/Mesa</text:p>
          </table:table-cell>
        </table:table-row>
        <table:table-row table:style-name="ro1">
          <table:table-cell office:value-type="float" office:value="44804103" calcext:value-type="float">
            <text:p>44804103</text:p>
          </table:table-cell>
          <table:table-cell office:value-type="string" calcext:value-type="string">
            <text:p>https://api.github.com/repos/HPLoadRunner/LRQA</text:p>
          </table:table-cell>
          <table:table-cell table:formula="of:=REPLACE([.B2698]; 1; 29; &quot;&quot;)" office:value-type="string" office:string-value="HPLoadRunner/LRQA" calcext:value-type="string">
            <text:p>HPLoadRunner/LRQA</text:p>
          </table:table-cell>
        </table:table-row>
        <table:table-row table:style-name="ro1">
          <table:table-cell office:value-type="float" office:value="45005177" calcext:value-type="float">
            <text:p>45005177</text:p>
          </table:table-cell>
          <table:table-cell office:value-type="string" calcext:value-type="string">
            <text:p>https://api.github.com/repos/cdwdirect/sos_flow</text:p>
          </table:table-cell>
          <table:table-cell table:formula="of:=REPLACE([.B2699]; 1; 29; &quot;&quot;)" office:value-type="string" office:string-value="cdwdirect/sos_flow" calcext:value-type="string">
            <text:p>cdwdirect/sos_flow</text:p>
          </table:table-cell>
        </table:table-row>
        <table:table-row table:style-name="ro1">
          <table:table-cell office:value-type="float" office:value="45018874" calcext:value-type="float">
            <text:p>45018874</text:p>
          </table:table-cell>
          <table:table-cell office:value-type="string" calcext:value-type="string">
            <text:p>https://api.github.com/repos/indygreg/python-zstandard</text:p>
          </table:table-cell>
          <table:table-cell table:formula="of:=REPLACE([.B2700]; 1; 29; &quot;&quot;)" office:value-type="string" office:string-value="indygreg/python-zstandard" calcext:value-type="string">
            <text:p>indygreg/python-zstandard</text:p>
          </table:table-cell>
        </table:table-row>
        <table:table-row table:style-name="ro1">
          <table:table-cell office:value-type="float" office:value="45028850" calcext:value-type="float">
            <text:p>45028850</text:p>
          </table:table-cell>
          <table:table-cell office:value-type="string" calcext:value-type="string">
            <text:p>https://api.github.com/repos/uTox/uTox</text:p>
          </table:table-cell>
          <table:table-cell table:formula="of:=REPLACE([.B2701]; 1; 29; &quot;&quot;)" office:value-type="string" office:string-value="uTox/uTox" calcext:value-type="string">
            <text:p>uTox/uTox</text:p>
          </table:table-cell>
        </table:table-row>
        <table:table-row table:style-name="ro1">
          <table:table-cell office:value-type="float" office:value="45149165" calcext:value-type="float">
            <text:p>45149165</text:p>
          </table:table-cell>
          <table:table-cell office:value-type="string" calcext:value-type="string">
            <text:p>https://api.github.com/repos/callofduty4x/CoD4x_Server</text:p>
          </table:table-cell>
          <table:table-cell table:formula="of:=REPLACE([.B2702]; 1; 29; &quot;&quot;)" office:value-type="string" office:string-value="callofduty4x/CoD4x_Server" calcext:value-type="string">
            <text:p>callofduty4x/CoD4x_Server</text:p>
          </table:table-cell>
        </table:table-row>
        <table:table-row table:style-name="ro1">
          <table:table-cell office:value-type="float" office:value="45303977" calcext:value-type="float">
            <text:p>45303977</text:p>
          </table:table-cell>
          <table:table-cell office:value-type="string" calcext:value-type="string">
            <text:p>https://api.github.com/repos/Dotcra/misc</text:p>
          </table:table-cell>
          <table:table-cell table:formula="of:=REPLACE([.B2703]; 1; 29; &quot;&quot;)" office:value-type="string" office:string-value="Dotcra/misc" calcext:value-type="string">
            <text:p>Dotcra/misc</text:p>
          </table:table-cell>
        </table:table-row>
        <table:table-row table:style-name="ro1">
          <table:table-cell office:value-type="float" office:value="45878600" calcext:value-type="float">
            <text:p>45878600</text:p>
          </table:table-cell>
          <table:table-cell office:value-type="string" calcext:value-type="string">
            <text:p>https://api.github.com/repos/travismills82/android_kernel_samsung_msm8996</text:p>
          </table:table-cell>
          <table:table-cell table:formula="of:=REPLACE([.B2704]; 1; 29; &quot;&quot;)" office:value-type="string" office:string-value="travismills82/android_kernel_samsung_msm8996" calcext:value-type="string">
            <text:p>travismills82/android_kernel_samsung_msm8996</text:p>
          </table:table-cell>
        </table:table-row>
        <table:table-row table:style-name="ro1">
          <table:table-cell office:value-type="float" office:value="45982895" calcext:value-type="float">
            <text:p>45982895</text:p>
          </table:table-cell>
          <table:table-cell office:value-type="string" calcext:value-type="string">
            <text:p>https://api.github.com/repos/bjornbytes/lovr</text:p>
          </table:table-cell>
          <table:table-cell table:formula="of:=REPLACE([.B2705]; 1; 29; &quot;&quot;)" office:value-type="string" office:string-value="bjornbytes/lovr" calcext:value-type="string">
            <text:p>bjornbytes/lovr</text:p>
          </table:table-cell>
        </table:table-row>
        <table:table-row table:style-name="ro1">
          <table:table-cell office:value-type="float" office:value="46494877" calcext:value-type="float">
            <text:p>46494877</text:p>
          </table:table-cell>
          <table:table-cell office:value-type="string" calcext:value-type="string">
            <text:p>https://api.github.com/repos/mozilla-mobile/firefox-ios</text:p>
          </table:table-cell>
          <table:table-cell table:formula="of:=REPLACE([.B2706]; 1; 29; &quot;&quot;)" office:value-type="string" office:string-value="mozilla-mobile/firefox-ios" calcext:value-type="string">
            <text:p>mozilla-mobile/firefox-ios</text:p>
          </table:table-cell>
        </table:table-row>
        <table:table-row table:style-name="ro1">
          <table:table-cell office:value-type="float" office:value="46658604" calcext:value-type="float">
            <text:p>46658604</text:p>
          </table:table-cell>
          <table:table-cell office:value-type="string" calcext:value-type="string">
            <text:p>https://api.github.com/repos/WebAssembly/wabt</text:p>
          </table:table-cell>
          <table:table-cell table:formula="of:=REPLACE([.B2707]; 1; 29; &quot;&quot;)" office:value-type="string" office:string-value="WebAssembly/wabt" calcext:value-type="string">
            <text:p>WebAssembly/wabt</text:p>
          </table:table-cell>
        </table:table-row>
        <table:table-row table:style-name="ro1">
          <table:table-cell office:value-type="float" office:value="46715596" calcext:value-type="float">
            <text:p>46715596</text:p>
          </table:table-cell>
          <table:table-cell office:value-type="string" calcext:value-type="string">
            <text:p>https://api.github.com/repos/trezor/trezor-core</text:p>
          </table:table-cell>
          <table:table-cell table:formula="of:=REPLACE([.B2708]; 1; 29; &quot;&quot;)" office:value-type="string" office:string-value="trezor/trezor-core" calcext:value-type="string">
            <text:p>trezor/trezor-core</text:p>
          </table:table-cell>
        </table:table-row>
        <table:table-row table:style-name="ro1">
          <table:table-cell office:value-type="float" office:value="46832196" calcext:value-type="float">
            <text:p>46832196</text:p>
          </table:table-cell>
          <table:table-cell office:value-type="string" calcext:value-type="string">
            <text:p>https://api.github.com/repos/AOSP-JF-MM/platform_kernel_xiaomi_msm8996</text:p>
          </table:table-cell>
          <table:table-cell table:formula="of:=REPLACE([.B2709]; 1; 29; &quot;&quot;)" office:value-type="string" office:string-value="AOSP-JF-MM/platform_kernel_xiaomi_msm8996" calcext:value-type="string">
            <text:p>AOSP-JF-MM/platform_kernel_xiaomi_msm8996</text:p>
          </table:table-cell>
        </table:table-row>
        <table:table-row table:style-name="ro1">
          <table:table-cell office:value-type="float" office:value="46934976" calcext:value-type="float">
            <text:p>46934976</text:p>
          </table:table-cell>
          <table:table-cell office:value-type="string" calcext:value-type="string">
            <text:p>https://api.github.com/repos/farmboy0/wine</text:p>
          </table:table-cell>
          <table:table-cell table:formula="of:=REPLACE([.B2710]; 1; 29; &quot;&quot;)" office:value-type="string" office:string-value="farmboy0/wine" calcext:value-type="string">
            <text:p>farmboy0/wine</text:p>
          </table:table-cell>
        </table:table-row>
        <table:table-row table:style-name="ro1">
          <table:table-cell office:value-type="float" office:value="46951943" calcext:value-type="float">
            <text:p>46951943</text:p>
          </table:table-cell>
          <table:table-cell office:value-type="string" calcext:value-type="string">
            <text:p>https://api.github.com/repos/czfshine/my_oj</text:p>
          </table:table-cell>
          <table:table-cell table:formula="of:=REPLACE([.B2711]; 1; 29; &quot;&quot;)" office:value-type="string" office:string-value="czfshine/my_oj" calcext:value-type="string">
            <text:p>czfshine/my_oj</text:p>
          </table:table-cell>
        </table:table-row>
        <table:table-row table:style-name="ro1">
          <table:table-cell office:value-type="float" office:value="47075583" calcext:value-type="float">
            <text:p>47075583</text:p>
          </table:table-cell>
          <table:table-cell office:value-type="string" calcext:value-type="string">
            <text:p>https://api.github.com/repos/axxx007xxxz/test_kernel_motorola_msm8916-n</text:p>
          </table:table-cell>
          <table:table-cell table:formula="of:=REPLACE([.B2712]; 1; 29; &quot;&quot;)" office:value-type="string" office:string-value="axxx007xxxz/test_kernel_motorola_msm8916-n" calcext:value-type="string">
            <text:p>axxx007xxxz/test_kernel_motorola_msm8916-n</text:p>
          </table:table-cell>
        </table:table-row>
        <table:table-row table:style-name="ro1">
          <table:table-cell office:value-type="float" office:value="47170496" calcext:value-type="float">
            <text:p>47170496</text:p>
          </table:table-cell>
          <table:table-cell office:value-type="string" calcext:value-type="string">
            <text:p>https://api.github.com/repos/Pablito2020/android_kernel_bq_krillin</text:p>
          </table:table-cell>
          <table:table-cell table:formula="of:=REPLACE([.B2713]; 1; 29; &quot;&quot;)" office:value-type="string" office:string-value="Pablito2020/android_kernel_bq_krillin" calcext:value-type="string">
            <text:p>Pablito2020/android_kernel_bq_krillin</text:p>
          </table:table-cell>
        </table:table-row>
        <table:table-row table:style-name="ro1">
          <table:table-cell office:value-type="float" office:value="47453217" calcext:value-type="float">
            <text:p>47453217</text:p>
          </table:table-cell>
          <table:table-cell office:value-type="string" calcext:value-type="string">
            <text:p>https://api.github.com/repos/explosion/thinc</text:p>
          </table:table-cell>
          <table:table-cell table:formula="of:=REPLACE([.B2714]; 1; 29; &quot;&quot;)" office:value-type="string" office:string-value="explosion/thinc" calcext:value-type="string">
            <text:p>explosion/thinc</text:p>
          </table:table-cell>
        </table:table-row>
        <table:table-row table:style-name="ro1">
          <table:table-cell office:value-type="float" office:value="47535741" calcext:value-type="float">
            <text:p>47535741</text:p>
          </table:table-cell>
          <table:table-cell office:value-type="string" calcext:value-type="string">
            <text:p>https://api.github.com/repos/dungeons-of-moria/umoria</text:p>
          </table:table-cell>
          <table:table-cell table:formula="of:=REPLACE([.B2715]; 1; 29; &quot;&quot;)" office:value-type="string" office:string-value="dungeons-of-moria/umoria" calcext:value-type="string">
            <text:p>dungeons-of-moria/umoria</text:p>
          </table:table-cell>
        </table:table-row>
        <table:table-row table:style-name="ro1">
          <table:table-cell office:value-type="float" office:value="47692927" calcext:value-type="float">
            <text:p>47692927</text:p>
          </table:table-cell>
          <table:table-cell office:value-type="string" calcext:value-type="string">
            <text:p>https://api.github.com/repos/01org/zephyr.js</text:p>
          </table:table-cell>
          <table:table-cell table:formula="of:=REPLACE([.B2716]; 1; 29; &quot;&quot;)" office:value-type="string" office:string-value="01org/zephyr.js" calcext:value-type="string">
            <text:p>01org/zephyr.js</text:p>
          </table:table-cell>
        </table:table-row>
        <table:table-row table:style-name="ro1">
          <table:table-cell office:value-type="float" office:value="47749520" calcext:value-type="float">
            <text:p>47749520</text:p>
          </table:table-cell>
          <table:table-cell office:value-type="string" calcext:value-type="string">
            <text:p>https://api.github.com/repos/mkahola/igt</text:p>
          </table:table-cell>
          <table:table-cell table:formula="of:=REPLACE([.B2717]; 1; 29; &quot;&quot;)" office:value-type="string" office:string-value="mkahola/igt" calcext:value-type="string">
            <text:p>mkahola/igt</text:p>
          </table:table-cell>
        </table:table-row>
        <table:table-row table:style-name="ro1">
          <table:table-cell office:value-type="float" office:value="47839389" calcext:value-type="float">
            <text:p>47839389</text:p>
          </table:table-cell>
          <table:table-cell office:value-type="string" calcext:value-type="string">
            <text:p>https://api.github.com/repos/LorenzoBianconi/linux-iio</text:p>
          </table:table-cell>
          <table:table-cell table:formula="of:=REPLACE([.B2718]; 1; 29; &quot;&quot;)" office:value-type="string" office:string-value="LorenzoBianconi/linux-iio" calcext:value-type="string">
            <text:p>LorenzoBianconi/linux-iio</text:p>
          </table:table-cell>
        </table:table-row>
        <table:table-row table:style-name="ro1">
          <table:table-cell office:value-type="float" office:value="47859291" calcext:value-type="float">
            <text:p>47859291</text:p>
          </table:table-cell>
          <table:table-cell office:value-type="string" calcext:value-type="string">
            <text:p>https://api.github.com/repos/AshishM94/Kenzo</text:p>
          </table:table-cell>
          <table:table-cell table:formula="of:=REPLACE([.B2719]; 1; 29; &quot;&quot;)" office:value-type="string" office:string-value="AshishM94/Kenzo" calcext:value-type="string">
            <text:p>AshishM94/Kenzo</text:p>
          </table:table-cell>
        </table:table-row>
        <table:table-row table:style-name="ro1">
          <table:table-cell office:value-type="float" office:value="47882195" calcext:value-type="float">
            <text:p>47882195</text:p>
          </table:table-cell>
          <table:table-cell office:value-type="string" calcext:value-type="string">
            <text:p>https://api.github.com/repos/IITDBGroup/gprom</text:p>
          </table:table-cell>
          <table:table-cell table:formula="of:=REPLACE([.B2720]; 1; 29; &quot;&quot;)" office:value-type="string" office:string-value="IITDBGroup/gprom" calcext:value-type="string">
            <text:p>IITDBGroup/gprom</text:p>
          </table:table-cell>
        </table:table-row>
        <table:table-row table:style-name="ro1">
          <table:table-cell office:value-type="float" office:value="47912182" calcext:value-type="float">
            <text:p>47912182</text:p>
          </table:table-cell>
          <table:table-cell office:value-type="string" calcext:value-type="string">
            <text:p>https://api.github.com/repos/uw-midsun/firmware</text:p>
          </table:table-cell>
          <table:table-cell table:formula="of:=REPLACE([.B2721]; 1; 29; &quot;&quot;)" office:value-type="string" office:string-value="uw-midsun/firmware" calcext:value-type="string">
            <text:p>uw-midsun/firmware</text:p>
          </table:table-cell>
        </table:table-row>
        <table:table-row table:style-name="ro1">
          <table:table-cell office:value-type="float" office:value="47962605" calcext:value-type="float">
            <text:p>47962605</text:p>
          </table:table-cell>
          <table:table-cell office:value-type="string" calcext:value-type="string">
            <text:p>https://api.github.com/repos/MaslowCNC/Firmware</text:p>
          </table:table-cell>
          <table:table-cell table:formula="of:=REPLACE([.B2722]; 1; 29; &quot;&quot;)" office:value-type="string" office:string-value="MaslowCNC/Firmware" calcext:value-type="string">
            <text:p>MaslowCNC/Firmware</text:p>
          </table:table-cell>
        </table:table-row>
        <table:table-row table:style-name="ro1">
          <table:table-cell office:value-type="float" office:value="48167862" calcext:value-type="float">
            <text:p>48167862</text:p>
          </table:table-cell>
          <table:table-cell office:value-type="string" calcext:value-type="string">
            <text:p>https://api.github.com/repos/DingXuefeng/DingXuefeng.github.io</text:p>
          </table:table-cell>
          <table:table-cell table:formula="of:=REPLACE([.B2723]; 1; 29; &quot;&quot;)" office:value-type="string" office:string-value="DingXuefeng/DingXuefeng.github.io" calcext:value-type="string">
            <text:p>DingXuefeng/DingXuefeng.github.io</text:p>
          </table:table-cell>
        </table:table-row>
        <table:table-row table:style-name="ro1">
          <table:table-cell office:value-type="float" office:value="48193968" calcext:value-type="float">
            <text:p>48193968</text:p>
          </table:table-cell>
          <table:table-cell office:value-type="string" calcext:value-type="string">
            <text:p>https://api.github.com/repos/ViennaRNA/ViennaRNA</text:p>
          </table:table-cell>
          <table:table-cell table:formula="of:=REPLACE([.B2724]; 1; 29; &quot;&quot;)" office:value-type="string" office:string-value="ViennaRNA/ViennaRNA" calcext:value-type="string">
            <text:p>ViennaRNA/ViennaRNA</text:p>
          </table:table-cell>
        </table:table-row>
        <table:table-row table:style-name="ro1">
          <table:table-cell office:value-type="float" office:value="48200675" calcext:value-type="float">
            <text:p>48200675</text:p>
          </table:table-cell>
          <table:table-cell office:value-type="string" calcext:value-type="string">
            <text:p>https://api.github.com/repos/whyorean/android_kernel_xiaomi_msm8996</text:p>
          </table:table-cell>
          <table:table-cell table:formula="of:=REPLACE([.B2725]; 1; 29; &quot;&quot;)" office:value-type="string" office:string-value="whyorean/android_kernel_xiaomi_msm8996" calcext:value-type="string">
            <text:p>whyorean/android_kernel_xiaomi_msm8996</text:p>
          </table:table-cell>
        </table:table-row>
        <table:table-row table:style-name="ro1">
          <table:table-cell office:value-type="float" office:value="48209254" calcext:value-type="float">
            <text:p>48209254</text:p>
          </table:table-cell>
          <table:table-cell office:value-type="string" calcext:value-type="string">
            <text:p>https://api.github.com/repos/p0516357/holbertonschool-low_level_programming</text:p>
          </table:table-cell>
          <table:table-cell table:formula="of:=REPLACE([.B2726]; 1; 29; &quot;&quot;)" office:value-type="string" office:string-value="p0516357/holbertonschool-low_level_programming" calcext:value-type="string">
            <text:p>p0516357/holbertonschool-low_level_programming</text:p>
          </table:table-cell>
        </table:table-row>
        <table:table-row table:style-name="ro1">
          <table:table-cell office:value-type="float" office:value="48220410" calcext:value-type="float">
            <text:p>48220410</text:p>
          </table:table-cell>
          <table:table-cell office:value-type="string" calcext:value-type="string">
            <text:p>https://api.github.com/repos/WalLee2/holbertonschool-low_level_programming</text:p>
          </table:table-cell>
          <table:table-cell table:formula="of:=REPLACE([.B2727]; 1; 29; &quot;&quot;)" office:value-type="string" office:string-value="WalLee2/holbertonschool-low_level_programming" calcext:value-type="string">
            <text:p>WalLee2/holbertonschool-low_level_programming</text:p>
          </table:table-cell>
        </table:table-row>
        <table:table-row table:style-name="ro1">
          <table:table-cell office:value-type="float" office:value="48227020" calcext:value-type="float">
            <text:p>48227020</text:p>
          </table:table-cell>
          <table:table-cell office:value-type="string" calcext:value-type="string">
            <text:p>https://api.github.com/repos/MatthewPlemmons/holbertonschool-low_level_programming</text:p>
          </table:table-cell>
          <table:table-cell table:formula="of:=REPLACE([.B2728]; 1; 29; &quot;&quot;)" office:value-type="string" office:string-value="MatthewPlemmons/holbertonschool-low_level_programming" calcext:value-type="string">
            <text:p>MatthewPlemmons/holbertonschool-low_level_programming</text:p>
          </table:table-cell>
        </table:table-row>
        <table:table-row table:style-name="ro1">
          <table:table-cell office:value-type="float" office:value="48232217" calcext:value-type="float">
            <text:p>48232217</text:p>
          </table:table-cell>
          <table:table-cell office:value-type="string" calcext:value-type="string">
            <text:p>https://api.github.com/repos/mj31508/holbertonschool-low_level_programming</text:p>
          </table:table-cell>
          <table:table-cell table:formula="of:=REPLACE([.B2729]; 1; 29; &quot;&quot;)" office:value-type="string" office:string-value="mj31508/holbertonschool-low_level_programming" calcext:value-type="string">
            <text:p>mj31508/holbertonschool-low_level_programming</text:p>
          </table:table-cell>
        </table:table-row>
        <table:table-row table:style-name="ro1">
          <table:table-cell office:value-type="float" office:value="48554796" calcext:value-type="float">
            <text:p>48554796</text:p>
          </table:table-cell>
          <table:table-cell office:value-type="string" calcext:value-type="string">
            <text:p>https://api.github.com/repos/pmodels/mpich</text:p>
          </table:table-cell>
          <table:table-cell table:formula="of:=REPLACE([.B2730]; 1; 29; &quot;&quot;)" office:value-type="string" office:string-value="pmodels/mpich" calcext:value-type="string">
            <text:p>pmodels/mpich</text:p>
          </table:table-cell>
        </table:table-row>
        <table:table-row table:style-name="ro1">
          <table:table-cell office:value-type="float" office:value="48805217" calcext:value-type="float">
            <text:p>48805217</text:p>
          </table:table-cell>
          <table:table-cell office:value-type="string" calcext:value-type="string">
            <text:p>https://api.github.com/repos/CartoDB/mobile-sdk</text:p>
          </table:table-cell>
          <table:table-cell table:formula="of:=REPLACE([.B2731]; 1; 29; &quot;&quot;)" office:value-type="string" office:string-value="CartoDB/mobile-sdk" calcext:value-type="string">
            <text:p>CartoDB/mobile-sdk</text:p>
          </table:table-cell>
        </table:table-row>
        <table:table-row table:style-name="ro1">
          <table:table-cell office:value-type="float" office:value="48891148" calcext:value-type="float">
            <text:p>48891148</text:p>
          </table:table-cell>
          <table:table-cell office:value-type="string" calcext:value-type="string">
            <text:p>https://api.github.com/repos/DespairFactor/marlin</text:p>
          </table:table-cell>
          <table:table-cell table:formula="of:=REPLACE([.B2732]; 1; 29; &quot;&quot;)" office:value-type="string" office:string-value="DespairFactor/marlin" calcext:value-type="string">
            <text:p>DespairFactor/marlin</text:p>
          </table:table-cell>
        </table:table-row>
        <table:table-row table:style-name="ro1">
          <table:table-cell office:value-type="float" office:value="49093719" calcext:value-type="float">
            <text:p>49093719</text:p>
          </table:table-cell>
          <table:table-cell office:value-type="string" calcext:value-type="string">
            <text:p>https://api.github.com/repos/indigo-astronomy/indigo</text:p>
          </table:table-cell>
          <table:table-cell table:formula="of:=REPLACE([.B2733]; 1; 29; &quot;&quot;)" office:value-type="string" office:string-value="indigo-astronomy/indigo" calcext:value-type="string">
            <text:p>indigo-astronomy/indigo</text:p>
          </table:table-cell>
        </table:table-row>
        <table:table-row table:style-name="ro1">
          <table:table-cell office:value-type="float" office:value="49130098" calcext:value-type="float">
            <text:p>49130098</text:p>
          </table:table-cell>
          <table:table-cell office:value-type="string" calcext:value-type="string">
            <text:p>https://api.github.com/repos/morrisfeist/kit-compilerpraktikum</text:p>
          </table:table-cell>
          <table:table-cell table:formula="of:=REPLACE([.B2734]; 1; 29; &quot;&quot;)" office:value-type="string" office:string-value="morrisfeist/kit-compilerpraktikum" calcext:value-type="string">
            <text:p>morrisfeist/kit-compilerpraktikum</text:p>
          </table:table-cell>
        </table:table-row>
        <table:table-row table:style-name="ro1">
          <table:table-cell office:value-type="float" office:value="49221701" calcext:value-type="float">
            <text:p>49221701</text:p>
          </table:table-cell>
          <table:table-cell office:value-type="string" calcext:value-type="string">
            <text:p>https://api.github.com/repos/xively/xively-client-c</text:p>
          </table:table-cell>
          <table:table-cell table:formula="of:=REPLACE([.B2735]; 1; 29; &quot;&quot;)" office:value-type="string" office:string-value="xively/xively-client-c" calcext:value-type="string">
            <text:p>xively/xively-client-c</text:p>
          </table:table-cell>
        </table:table-row>
        <table:table-row table:style-name="ro1">
          <table:table-cell office:value-type="float" office:value="49535674" calcext:value-type="float">
            <text:p>49535674</text:p>
          </table:table-cell>
          <table:table-cell office:value-type="string" calcext:value-type="string">
            <text:p>https://api.github.com/repos/CertifiedBlyndGuy/android_kernel_oneplus_onyx</text:p>
          </table:table-cell>
          <table:table-cell table:formula="of:=REPLACE([.B2736]; 1; 29; &quot;&quot;)" office:value-type="string" office:string-value="CertifiedBlyndGuy/android_kernel_oneplus_onyx" calcext:value-type="string">
            <text:p>CertifiedBlyndGuy/android_kernel_oneplus_onyx</text:p>
          </table:table-cell>
        </table:table-row>
        <table:table-row table:style-name="ro1">
          <table:table-cell office:value-type="float" office:value="49566489" calcext:value-type="float">
            <text:p>49566489</text:p>
          </table:table-cell>
          <table:table-cell office:value-type="string" calcext:value-type="string">
            <text:p>https://api.github.com/repos/ChrisCummins/clgen</text:p>
          </table:table-cell>
          <table:table-cell table:formula="of:=REPLACE([.B2737]; 1; 29; &quot;&quot;)" office:value-type="string" office:string-value="ChrisCummins/clgen" calcext:value-type="string">
            <text:p>ChrisCummins/clgen</text:p>
          </table:table-cell>
        </table:table-row>
        <table:table-row table:style-name="ro1">
          <table:table-cell office:value-type="float" office:value="51387933" calcext:value-type="float">
            <text:p>51387933</text:p>
          </table:table-cell>
          <table:table-cell office:value-type="string" calcext:value-type="string">
            <text:p>https://api.github.com/repos/wazuh/wazuh</text:p>
          </table:table-cell>
          <table:table-cell table:formula="of:=REPLACE([.B2738]; 1; 29; &quot;&quot;)" office:value-type="string" office:string-value="wazuh/wazuh" calcext:value-type="string">
            <text:p>wazuh/wazuh</text:p>
          </table:table-cell>
        </table:table-row>
        <table:table-row table:style-name="ro1">
          <table:table-cell office:value-type="float" office:value="52082953" calcext:value-type="float">
            <text:p>52082953</text:p>
          </table:table-cell>
          <table:table-cell office:value-type="string" calcext:value-type="string">
            <text:p>https://api.github.com/repos/pooruse/bc0h</text:p>
          </table:table-cell>
          <table:table-cell table:formula="of:=REPLACE([.B2739]; 1; 29; &quot;&quot;)" office:value-type="string" office:string-value="pooruse/bc0h" calcext:value-type="string">
            <text:p>pooruse/bc0h</text:p>
          </table:table-cell>
        </table:table-row>
        <table:table-row table:style-name="ro1">
          <table:table-cell office:value-type="float" office:value="52146488" calcext:value-type="float">
            <text:p>52146488</text:p>
          </table:table-cell>
          <table:table-cell office:value-type="string" calcext:value-type="string">
            <text:p>https://api.github.com/repos/freedesktop/NetworkManager</text:p>
          </table:table-cell>
          <table:table-cell table:formula="of:=REPLACE([.B2740]; 1; 29; &quot;&quot;)" office:value-type="string" office:string-value="freedesktop/NetworkManager" calcext:value-type="string">
            <text:p>freedesktop/NetworkManager</text:p>
          </table:table-cell>
        </table:table-row>
        <table:table-row table:style-name="ro1">
          <table:table-cell office:value-type="float" office:value="52148746" calcext:value-type="float">
            <text:p>52148746</text:p>
          </table:table-cell>
          <table:table-cell office:value-type="string" calcext:value-type="string">
            <text:p>https://api.github.com/repos/freedesktop/ModemManager</text:p>
          </table:table-cell>
          <table:table-cell table:formula="of:=REPLACE([.B2741]; 1; 29; &quot;&quot;)" office:value-type="string" office:string-value="freedesktop/ModemManager" calcext:value-type="string">
            <text:p>freedesktop/ModemManager</text:p>
          </table:table-cell>
        </table:table-row>
        <table:table-row table:style-name="ro1">
          <table:table-cell office:value-type="float" office:value="52554933" calcext:value-type="float">
            <text:p>52554933</text:p>
          </table:table-cell>
          <table:table-cell office:value-type="string" calcext:value-type="string">
            <text:p>https://api.github.com/repos/franciscofranco/one_plus_3T</text:p>
          </table:table-cell>
          <table:table-cell table:formula="of:=REPLACE([.B2742]; 1; 29; &quot;&quot;)" office:value-type="string" office:string-value="franciscofranco/one_plus_3T" calcext:value-type="string">
            <text:p>franciscofranco/one_plus_3T</text:p>
          </table:table-cell>
        </table:table-row>
        <table:table-row table:style-name="ro1">
          <table:table-cell office:value-type="float" office:value="52573216" calcext:value-type="float">
            <text:p>52573216</text:p>
          </table:table-cell>
          <table:table-cell office:value-type="string" calcext:value-type="string">
            <text:p>https://api.github.com/repos/engstk/op3t</text:p>
          </table:table-cell>
          <table:table-cell table:formula="of:=REPLACE([.B2743]; 1; 29; &quot;&quot;)" office:value-type="string" office:string-value="engstk/op3t" calcext:value-type="string">
            <text:p>engstk/op3t</text:p>
          </table:table-cell>
        </table:table-row>
        <table:table-row table:style-name="ro1">
          <table:table-cell office:value-type="float" office:value="52675750" calcext:value-type="float">
            <text:p>52675750</text:p>
          </table:table-cell>
          <table:table-cell office:value-type="string" calcext:value-type="string">
            <text:p>https://api.github.com/repos/tboox/xmake</text:p>
          </table:table-cell>
          <table:table-cell table:formula="of:=REPLACE([.B2744]; 1; 29; &quot;&quot;)" office:value-type="string" office:string-value="tboox/xmake" calcext:value-type="string">
            <text:p>tboox/xmake</text:p>
          </table:table-cell>
        </table:table-row>
        <table:table-row table:style-name="ro1">
          <table:table-cell office:value-type="float" office:value="52688707" calcext:value-type="float">
            <text:p>52688707</text:p>
          </table:table-cell>
          <table:table-cell office:value-type="string" calcext:value-type="string">
            <text:p>https://api.github.com/repos/freerangerouting/frr</text:p>
          </table:table-cell>
          <table:table-cell table:formula="of:=REPLACE([.B2745]; 1; 29; &quot;&quot;)" office:value-type="string" office:string-value="freerangerouting/frr" calcext:value-type="string">
            <text:p>freerangerouting/frr</text:p>
          </table:table-cell>
        </table:table-row>
        <table:table-row table:style-name="ro1">
          <table:table-cell office:value-type="float" office:value="52703111" calcext:value-type="float">
            <text:p>52703111</text:p>
          </table:table-cell>
          <table:table-cell office:value-type="string" calcext:value-type="string">
            <text:p>https://api.github.com/repos/nanomsg/nng</text:p>
          </table:table-cell>
          <table:table-cell table:formula="of:=REPLACE([.B2746]; 1; 29; &quot;&quot;)" office:value-type="string" office:string-value="nanomsg/nng" calcext:value-type="string">
            <text:p>nanomsg/nng</text:p>
          </table:table-cell>
        </table:table-row>
        <table:table-row table:style-name="ro1">
          <table:table-cell office:value-type="float" office:value="52837969" calcext:value-type="float">
            <text:p>52837969</text:p>
          </table:table-cell>
          <table:table-cell office:value-type="string" calcext:value-type="string">
            <text:p>https://api.github.com/repos/krash86/android_kernel_google_pixel</text:p>
          </table:table-cell>
          <table:table-cell table:formula="of:=REPLACE([.B2747]; 1; 29; &quot;&quot;)" office:value-type="string" office:string-value="krash86/android_kernel_google_pixel" calcext:value-type="string">
            <text:p>krash86/android_kernel_google_pixel</text:p>
          </table:table-cell>
        </table:table-row>
        <table:table-row table:style-name="ro1">
          <table:table-cell office:value-type="float" office:value="52878260" calcext:value-type="float">
            <text:p>52878260</text:p>
          </table:table-cell>
          <table:table-cell office:value-type="string" calcext:value-type="string">
            <text:p>https://api.github.com/repos/operativeF/kicad-personal</text:p>
          </table:table-cell>
          <table:table-cell table:formula="of:=REPLACE([.B2748]; 1; 29; &quot;&quot;)" office:value-type="string" office:string-value="operativeF/kicad-personal" calcext:value-type="string">
            <text:p>operativeF/kicad-personal</text:p>
          </table:table-cell>
        </table:table-row>
        <table:table-row table:style-name="ro1">
          <table:table-cell office:value-type="float" office:value="52888661" calcext:value-type="float">
            <text:p>52888661</text:p>
          </table:table-cell>
          <table:table-cell office:value-type="string" calcext:value-type="string">
            <text:p>https://api.github.com/repos/bumblebritches57/BitIO</text:p>
          </table:table-cell>
          <table:table-cell table:formula="of:=REPLACE([.B2749]; 1; 29; &quot;&quot;)" office:value-type="string" office:string-value="bumblebritches57/BitIO" calcext:value-type="string">
            <text:p>bumblebritches57/BitIO</text:p>
          </table:table-cell>
        </table:table-row>
        <table:table-row table:style-name="ro1">
          <table:table-cell office:value-type="float" office:value="52922146" calcext:value-type="float">
            <text:p>52922146</text:p>
          </table:table-cell>
          <table:table-cell office:value-type="string" calcext:value-type="string">
            <text:p>https://api.github.com/repos/Bauuuuu/android_device_nubia_nx512j</text:p>
          </table:table-cell>
          <table:table-cell table:formula="of:=REPLACE([.B2750]; 1; 29; &quot;&quot;)" office:value-type="string" office:string-value="Bauuuuu/android_device_nubia_nx512j" calcext:value-type="string">
            <text:p>Bauuuuu/android_device_nubia_nx512j</text:p>
          </table:table-cell>
        </table:table-row>
        <table:table-row table:style-name="ro1">
          <table:table-cell office:value-type="float" office:value="53057668" calcext:value-type="float">
            <text:p>53057668</text:p>
          </table:table-cell>
          <table:table-cell office:value-type="string" calcext:value-type="string">
            <text:p>https://api.github.com/repos/DiscoveryTeam/platform_kernel_zuk_msm8996</text:p>
          </table:table-cell>
          <table:table-cell table:formula="of:=REPLACE([.B2751]; 1; 29; &quot;&quot;)" office:value-type="string" office:string-value="DiscoveryTeam/platform_kernel_zuk_msm8996" calcext:value-type="string">
            <text:p>DiscoveryTeam/platform_kernel_zuk_msm8996</text:p>
          </table:table-cell>
        </table:table-row>
        <table:table-row table:style-name="ro1">
          <table:table-cell office:value-type="float" office:value="53061473" calcext:value-type="float">
            <text:p>53061473</text:p>
          </table:table-cell>
          <table:table-cell office:value-type="string" calcext:value-type="string">
            <text:p>https://api.github.com/repos/bukinr/freebsd-head</text:p>
          </table:table-cell>
          <table:table-cell table:formula="of:=REPLACE([.B2752]; 1; 29; &quot;&quot;)" office:value-type="string" office:string-value="bukinr/freebsd-head" calcext:value-type="string">
            <text:p>bukinr/freebsd-head</text:p>
          </table:table-cell>
        </table:table-row>
        <table:table-row table:style-name="ro1">
          <table:table-cell office:value-type="float" office:value="53211795" calcext:value-type="float">
            <text:p>53211795</text:p>
          </table:table-cell>
          <table:table-cell office:value-type="string" calcext:value-type="string">
            <text:p>https://api.github.com/repos/libfirm/cparser</text:p>
          </table:table-cell>
          <table:table-cell table:formula="of:=REPLACE([.B2753]; 1; 29; &quot;&quot;)" office:value-type="string" office:string-value="libfirm/cparser" calcext:value-type="string">
            <text:p>libfirm/cparser</text:p>
          </table:table-cell>
        </table:table-row>
        <table:table-row table:style-name="ro1">
          <table:table-cell office:value-type="float" office:value="53286651" calcext:value-type="float">
            <text:p>53286651</text:p>
          </table:table-cell>
          <table:table-cell office:value-type="string" calcext:value-type="string">
            <text:p>https://api.github.com/repos/AlexLartsev19/blood_m2note</text:p>
          </table:table-cell>
          <table:table-cell table:formula="of:=REPLACE([.B2754]; 1; 29; &quot;&quot;)" office:value-type="string" office:string-value="AlexLartsev19/blood_m2note" calcext:value-type="string">
            <text:p>AlexLartsev19/blood_m2note</text:p>
          </table:table-cell>
        </table:table-row>
        <table:table-row table:style-name="ro1">
          <table:table-cell office:value-type="float" office:value="53320825" calcext:value-type="float">
            <text:p>53320825</text:p>
          </table:table-cell>
          <table:table-cell office:value-type="string" calcext:value-type="string">
            <text:p>https://api.github.com/repos/sergey-senozhatsky/linux-next-ss</text:p>
          </table:table-cell>
          <table:table-cell table:formula="of:=REPLACE([.B2755]; 1; 29; &quot;&quot;)" office:value-type="string" office:string-value="sergey-senozhatsky/linux-next-ss" calcext:value-type="string">
            <text:p>sergey-senozhatsky/linux-next-ss</text:p>
          </table:table-cell>
        </table:table-row>
        <table:table-row table:style-name="ro1">
          <table:table-cell office:value-type="float" office:value="53372675" calcext:value-type="float">
            <text:p>53372675</text:p>
          </table:table-cell>
          <table:table-cell office:value-type="string" calcext:value-type="string">
            <text:p>https://api.github.com/repos/awarnke/crystal_facet_uml</text:p>
          </table:table-cell>
          <table:table-cell table:formula="of:=REPLACE([.B2756]; 1; 29; &quot;&quot;)" office:value-type="string" office:string-value="awarnke/crystal_facet_uml" calcext:value-type="string">
            <text:p>awarnke/crystal_facet_uml</text:p>
          </table:table-cell>
        </table:table-row>
        <table:table-row table:style-name="ro1">
          <table:table-cell office:value-type="float" office:value="53395923" calcext:value-type="float">
            <text:p>53395923</text:p>
          </table:table-cell>
          <table:table-cell office:value-type="string" calcext:value-type="string">
            <text:p>https://api.github.com/repos/Bauuuuu/android_kernel_nubia_nx512j</text:p>
          </table:table-cell>
          <table:table-cell table:formula="of:=REPLACE([.B2757]; 1; 29; &quot;&quot;)" office:value-type="string" office:string-value="Bauuuuu/android_kernel_nubia_nx512j" calcext:value-type="string">
            <text:p>Bauuuuu/android_kernel_nubia_nx512j</text:p>
          </table:table-cell>
        </table:table-row>
        <table:table-row table:style-name="ro1">
          <table:table-cell office:value-type="float" office:value="53446281" calcext:value-type="float">
            <text:p>53446281</text:p>
          </table:table-cell>
          <table:table-cell office:value-type="string" calcext:value-type="string">
            <text:p>https://api.github.com/repos/codeaurora-unofficial/platform-external-wpa_supplicant_8</text:p>
          </table:table-cell>
          <table:table-cell table:formula="of:=REPLACE([.B2758]; 1; 29; &quot;&quot;)" office:value-type="string" office:string-value="codeaurora-unofficial/platform-external-wpa_supplicant_8" calcext:value-type="string">
            <text:p>codeaurora-unofficial/platform-external-wpa_supplicant_8</text:p>
          </table:table-cell>
        </table:table-row>
        <table:table-row table:style-name="ro1">
          <table:table-cell office:value-type="float" office:value="53446361" calcext:value-type="float">
            <text:p>53446361</text:p>
          </table:table-cell>
          <table:table-cell office:value-type="string" calcext:value-type="string">
            <text:p>https://api.github.com/repos/codeaurora-unofficial/kernel-msm-3.10</text:p>
          </table:table-cell>
          <table:table-cell table:formula="of:=REPLACE([.B2759]; 1; 29; &quot;&quot;)" office:value-type="string" office:string-value="codeaurora-unofficial/kernel-msm-3.10" calcext:value-type="string">
            <text:p>codeaurora-unofficial/kernel-msm-3.10</text:p>
          </table:table-cell>
        </table:table-row>
        <table:table-row table:style-name="ro1">
          <table:table-cell office:value-type="float" office:value="53456672" calcext:value-type="float">
            <text:p>53456672</text:p>
          </table:table-cell>
          <table:table-cell office:value-type="string" calcext:value-type="string">
            <text:p>https://api.github.com/repos/kernel-hut/android_kernel_asus_msm8916</text:p>
          </table:table-cell>
          <table:table-cell table:formula="of:=REPLACE([.B2760]; 1; 29; &quot;&quot;)" office:value-type="string" office:string-value="kernel-hut/android_kernel_asus_msm8916" calcext:value-type="string">
            <text:p>kernel-hut/android_kernel_asus_msm8916</text:p>
          </table:table-cell>
        </table:table-row>
        <table:table-row table:style-name="ro1">
          <table:table-cell office:value-type="float" office:value="53633764" calcext:value-type="float">
            <text:p>53633764</text:p>
          </table:table-cell>
          <table:table-cell office:value-type="string" calcext:value-type="string">
            <text:p>https://api.github.com/repos/freeflyclone/madstyletv</text:p>
          </table:table-cell>
          <table:table-cell table:formula="of:=REPLACE([.B2761]; 1; 29; &quot;&quot;)" office:value-type="string" office:string-value="freeflyclone/madstyletv" calcext:value-type="string">
            <text:p>freeflyclone/madstyletv</text:p>
          </table:table-cell>
        </table:table-row>
        <table:table-row table:style-name="ro1">
          <table:table-cell office:value-type="float" office:value="53650902" calcext:value-type="float">
            <text:p>53650902</text:p>
          </table:table-cell>
          <table:table-cell office:value-type="string" calcext:value-type="string">
            <text:p>https://api.github.com/repos/vishnunaini/android_kernel_motorola_msm8916</text:p>
          </table:table-cell>
          <table:table-cell table:formula="of:=REPLACE([.B2762]; 1; 29; &quot;&quot;)" office:value-type="string" office:string-value="vishnunaini/android_kernel_motorola_msm8916" calcext:value-type="string">
            <text:p>vishnunaini/android_kernel_motorola_msm8916</text:p>
          </table:table-cell>
        </table:table-row>
        <table:table-row table:style-name="ro1">
          <table:table-cell office:value-type="float" office:value="53783109" calcext:value-type="float">
            <text:p>53783109</text:p>
          </table:table-cell>
          <table:table-cell office:value-type="string" calcext:value-type="string">
            <text:p>https://api.github.com/repos/Samsung-MSM8916/android_kernel_samsung_msm8916</text:p>
          </table:table-cell>
          <table:table-cell table:formula="of:=REPLACE([.B2763]; 1; 29; &quot;&quot;)" office:value-type="string" office:string-value="Samsung-MSM8916/android_kernel_samsung_msm8916" calcext:value-type="string">
            <text:p>Samsung-MSM8916/android_kernel_samsung_msm8916</text:p>
          </table:table-cell>
        </table:table-row>
        <table:table-row table:style-name="ro1">
          <table:table-cell office:value-type="float" office:value="55099634" calcext:value-type="float">
            <text:p>55099634</text:p>
          </table:table-cell>
          <table:table-cell office:value-type="string" calcext:value-type="string">
            <text:p>https://api.github.com/repos/AlexiaChen/SigmaWatcher</text:p>
          </table:table-cell>
          <table:table-cell table:formula="of:=REPLACE([.B2764]; 1; 29; &quot;&quot;)" office:value-type="string" office:string-value="AlexiaChen/SigmaWatcher" calcext:value-type="string">
            <text:p>AlexiaChen/SigmaWatcher</text:p>
          </table:table-cell>
        </table:table-row>
        <table:table-row table:style-name="ro1">
          <table:table-cell office:value-type="float" office:value="55510299" calcext:value-type="float">
            <text:p>55510299</text:p>
          </table:table-cell>
          <table:table-cell office:value-type="string" calcext:value-type="string">
            <text:p>https://api.github.com/repos/daedroza/kernel_sony_apq8064</text:p>
          </table:table-cell>
          <table:table-cell table:formula="of:=REPLACE([.B2765]; 1; 29; &quot;&quot;)" office:value-type="string" office:string-value="daedroza/kernel_sony_apq8064" calcext:value-type="string">
            <text:p>daedroza/kernel_sony_apq8064</text:p>
          </table:table-cell>
        </table:table-row>
        <table:table-row table:style-name="ro1">
          <table:table-cell office:value-type="float" office:value="56891856" calcext:value-type="float">
            <text:p>56891856</text:p>
          </table:table-cell>
          <table:table-cell office:value-type="string" calcext:value-type="string">
            <text:p>https://api.github.com/repos/Demon000/kernel_xiaomi_libra</text:p>
          </table:table-cell>
          <table:table-cell table:formula="of:=REPLACE([.B2766]; 1; 29; &quot;&quot;)" office:value-type="string" office:string-value="Demon000/kernel_xiaomi_libra" calcext:value-type="string">
            <text:p>Demon000/kernel_xiaomi_libra</text:p>
          </table:table-cell>
        </table:table-row>
        <table:table-row table:style-name="ro1">
          <table:table-cell office:value-type="float" office:value="57016156" calcext:value-type="float">
            <text:p>57016156</text:p>
          </table:table-cell>
          <table:table-cell office:value-type="string" calcext:value-type="string">
            <text:p>https://api.github.com/repos/AVnu/OpenAvnu</text:p>
          </table:table-cell>
          <table:table-cell table:formula="of:=REPLACE([.B2767]; 1; 29; &quot;&quot;)" office:value-type="string" office:string-value="AVnu/OpenAvnu" calcext:value-type="string">
            <text:p>AVnu/OpenAvnu</text:p>
          </table:table-cell>
        </table:table-row>
        <table:table-row table:style-name="ro1">
          <table:table-cell office:value-type="float" office:value="58030968" calcext:value-type="float">
            <text:p>58030968</text:p>
          </table:table-cell>
          <table:table-cell office:value-type="string" calcext:value-type="string">
            <text:p>https://api.github.com/repos/FireBurn/linux</text:p>
          </table:table-cell>
          <table:table-cell table:formula="of:=REPLACE([.B2768]; 1; 29; &quot;&quot;)" office:value-type="string" office:string-value="FireBurn/linux" calcext:value-type="string">
            <text:p>FireBurn/linux</text:p>
          </table:table-cell>
        </table:table-row>
        <table:table-row table:style-name="ro1">
          <table:table-cell office:value-type="float" office:value="67634173" calcext:value-type="float">
            <text:p>67634173</text:p>
          </table:table-cell>
          <table:table-cell office:value-type="string" calcext:value-type="string">
            <text:p>https://api.github.com/repos/Unlegacy-Android/android_kernel_ti_omap4</text:p>
          </table:table-cell>
          <table:table-cell table:formula="of:=REPLACE([.B2769]; 1; 29; &quot;&quot;)" office:value-type="string" office:string-value="Unlegacy-Android/android_kernel_ti_omap4" calcext:value-type="string">
            <text:p>Unlegacy-Android/android_kernel_ti_omap4</text:p>
          </table:table-cell>
        </table:table-row>
        <table:table-row table:style-name="ro1">
          <table:table-cell office:value-type="float" office:value="68254264" calcext:value-type="float">
            <text:p>68254264</text:p>
          </table:table-cell>
          <table:table-cell office:value-type="string" calcext:value-type="string">
            <text:p>https://api.github.com/repos/al3xtjames/Clover</text:p>
          </table:table-cell>
          <table:table-cell table:formula="of:=REPLACE([.B2770]; 1; 29; &quot;&quot;)" office:value-type="string" office:string-value="al3xtjames/Clover" calcext:value-type="string">
            <text:p>al3xtjames/Clover</text:p>
          </table:table-cell>
        </table:table-row>
        <table:table-row table:style-name="ro1">
          <table:table-cell office:value-type="float" office:value="77143426" calcext:value-type="float">
            <text:p>77143426</text:p>
          </table:table-cell>
          <table:table-cell office:value-type="string" calcext:value-type="string">
            <text:p>https://api.github.com/repos/aosp-mirror/kernel_common</text:p>
          </table:table-cell>
          <table:table-cell table:formula="of:=REPLACE([.B2771]; 1; 29; &quot;&quot;)" office:value-type="string" office:string-value="aosp-mirror/kernel_common" calcext:value-type="string">
            <text:p>aosp-mirror/kernel_comm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5T17:14:14.567783133</dc:date>
    <meta:editing-duration>PT42S</meta:editing-duration>
    <meta:editing-cycles>1</meta:editing-cycles>
    <meta:generator>LibreOffice_Vanilla/6.2.6.2$MacOSX_X86_64 LibreOffice_project/684e730861356e74889dfe6dbddd3562aae2e6ad</meta:generator>
    <meta:document-statistic meta:table-count="1" meta:cell-count="8313" meta:object-count="0"/>
  </office:meta>
</office:document-meta>
</file>